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2673in"/>
    </style:style>
    <style:style style:name="co7" style:family="table-column">
      <style:table-column-properties fo:break-before="auto" style:column-width="1.2346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4217in"/>
    </style:style>
    <style:style style:name="co10" style:family="table-column">
      <style:table-column-properties fo:break-before="auto" style:column-width="0.8811in"/>
    </style:style>
    <style:style style:name="co11" style:family="table-column">
      <style:table-column-properties fo:break-before="auto" style:column-width="0.9701in"/>
    </style:style>
    <style:style style:name="co12" style:family="table-column">
      <style:table-column-properties fo:break-before="auto" style:column-width="0.4957in"/>
    </style:style>
    <style:style style:name="co13" style:family="table-column">
      <style:table-column-properties fo:break-before="auto" style:column-width="0.6693in"/>
    </style:style>
    <style:style style:name="co14" style:family="table-column">
      <style:table-column-properties fo:break-before="auto" style:column-width="1.7957in"/>
    </style:style>
    <style:style style:name="co15" style:family="table-column">
      <style:table-column-properties fo:break-before="auto" style:column-width="2.3138in"/>
    </style:style>
    <style:style style:name="co16" style:family="table-column">
      <style:table-column-properties fo:break-before="auto" style:column-width="1.6882in"/>
    </style:style>
    <style:style style:name="co17" style:family="table-column">
      <style:table-column-properties fo:break-before="auto" style:column-width="3.1807in"/>
    </style:style>
    <style:style style:name="co18" style:family="table-column">
      <style:table-column-properties fo:break-before="auto" style:column-width="0.3035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1.2146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0.5984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1.6618in"/>
    </style:style>
    <style:style style:name="co27" style:family="table-column">
      <style:table-column-properties fo:break-before="auto" style:column-width="2.5016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772in"/>
    </style:style>
    <style:style style:name="co30" style:family="table-column">
      <style:table-column-properties fo:break-before="auto" style:column-width="1.2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772in" fo:break-before="auto" style:use-optimal-row-height="false"/>
    </style:style>
    <style:style style:name="ro4" style:family="table-row">
      <style:table-row-properties style:row-height="0.4252in" fo:break-before="auto" style:use-optimal-row-height="false"/>
    </style:style>
    <style:style style:name="ro5" style:family="table-row">
      <style:table-row-properties style:row-height="0.7339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9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2d050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3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3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Percent" style:data-style-name="N16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style:diagonal-bl-tr="none" style:diagonal-tl-br="none" fo:border="none" style:rotation-align="none"/>
    </style:style>
    <style:style style:name="ce45" style:family="table-cell" style:parent-style-name="Default" style:data-style-name="N0">
      <style:table-cell-properties style:rotation-align="none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5" style:family="table-cell" style:parent-style-name="Excel_20_Built-in_20_Comma" style:data-style-name="N16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Comma" style:data-style-name="N16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Comma" style:data-style-name="N16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3" style:family="table-cell" style:parent-style-name="Excel_20_Built-in_20_Comma" style:data-style-name="N16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6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6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62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Comma" style:data-style-name="N16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Comma" style:data-style-name="N16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Comma" style:data-style-name="N16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Comma" style:data-style-name="N16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20_Built-in_20_Comma" style:data-style-name="N16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Comma" style:data-style-name="N16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Percen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Comma" style:data-style-name="N16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Comma" style:data-style-name="N16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Percent" style:data-style-name="N165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64">
      <style:table-cell-properties style:rotation-align="none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Excel_20_Built-in_20_Comma" style:data-style-name="N16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rotation-align="non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 style:data-style-name="N3"/>
    <style:style style:name="ce93" style:family="table-cell" style:parent-style-name="Default" style:data-style-name="N3">
      <style:table-cell-properties fo:background-color="#ffff00"/>
    </style:style>
    <style:style style:name="ce94" style:family="table-cell" style:parent-style-name="Default" style:data-style-name="N166"/>
    <style:style style:name="ce95" style:family="table-cell" style:parent-style-name="Default" style:data-style-name="N166">
      <style:table-cell-properties fo:background-color="#ffff00"/>
    </style:style>
    <style:style style:name="ce187" style:family="table-cell" style:parent-style-name="Default" style:data-style-name="N310"/>
    <style:style style:name="ce96" style:family="table-cell" style:parent-style-name="Default" style:data-style-name="N99"/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 style:data-style-name="N165"/>
    <style:style style:name="ce100" style:family="table-cell" style:parent-style-name="Default" style:data-style-name="N10"/>
    <style:style style:name="ce193" style:family="table-cell" style:parent-style-name="Default" style:data-style-name="N310">
      <style:table-cell-properties fo:wrap-option="wrap"/>
    </style:style>
    <style:style style:name="ce194" style:family="table-cell" style:parent-style-name="Default" style:data-style-name="N11">
      <style:table-cell-properties fo:wrap-option="wrap"/>
    </style:style>
    <style:style style:name="gr1" style:family="graphic">
      <style:graphic-properties draw:stroke="solid" svg:stroke-width="0.0102in" svg:stroke-color="#bcbcbc" draw:fill="solid" draw:fill-color="#ffffff" draw:textarea-vertical-align="top" draw:auto-grow-height="false" draw:fit-to-size="false" style:shrink-to-fit="false" fo:min-height="12.2528in" fo:min-width="5.6803in" fo:padding-top="0.0492in" fo:padding-bottom="0.0492in" fo:padding-left="0.0984in" fo:padding-right="0.0984in" fo:wrap-option="wrap"/>
      <style:paragraph-properties style:writing-mode="lr-tb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1.8126in" fo:min-width="3.5654in" fo:padding-top="0.0492in" fo:padding-bottom="0.0492in" fo:padding-left="0.0984in" fo:padding-right="0.0984in" fo:wrap-option="wrap"/>
      <style:paragraph-properties style:writing-mode="lr-tb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1.8913in" fo:min-width="3.5654in" fo:padding-top="0.0492in" fo:padding-bottom="0.0492in" fo:padding-left="0.0984in" fo:padding-right="0.0984in" fo:wrap-option="wrap"/>
      <style:paragraph-properties style:writing-mode="lr-tb"/>
    </style:style>
    <style:style style:name="gr4" style:family="graphic">
      <style:graphic-properties draw:stroke="none" svg:stroke-width="0in" draw:fill="none" draw:textarea-vertical-align="top" draw:auto-grow-height="false" draw:fit-to-size="false" style:shrink-to-fit="false" fo:min-height="0.4157in" fo:min-width="6.7386in" fo:padding-top="0.0492in" fo:padding-bottom="0.0492in" fo:padding-left="0.0984in" fo:padding-right="0.0984in" fo:wrap-option="wrap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margin-top="0in" fo:margin-bottom="0in" fo:line-height="100%" fo:text-align="start" style:writing-mode="lr-tb"/>
      <style:text-properties fo:font-size="18pt"/>
    </style:style>
    <style:style style:name="P2" style:family="paragraph">
      <style:paragraph-properties fo:margin-left="0in" fo:margin-right="0in" fo:margin-top="0in" fo:margin-bottom="0in" fo:line-height="100%" fo:text-align="start" fo:text-indent="0in" style:punctuation-wrap="hanging" style:writing-mode="lr-tb">
        <style:tab-stops>
          <style:tab-stop style:position="0in"/>
        </style:tab-stops>
      </style:paragraph-properties>
      <style:text-properties fo:font-size="18pt" fo:hyphenate="false"/>
    </style:style>
    <style:style style:name="P3" style:family="paragraph">
      <loext:graphic-properties draw:fill="solid" draw:fill-color="#ffffff"/>
      <style:paragraph-properties fo:margin-top="0in" fo:margin-bottom="0in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solid" style:text-underline-width="auto" style:text-underline-color="font-color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none" fo:font-weight="bold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solid" style:text-underline-width="auto" style:text-underline-color="font-color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 exponential_growt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art of week</text:p>
          </table:table-cell>
          <table:table-cell office:value-type="string" calcext:value-type="string">
            <text:p>Cumulative number infected to dat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*[.B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*[.B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*[.B4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*[.B5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*[.B6]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*[.B7]"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*[.B8]"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*[.B9]"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*[.B10]" office:value-type="float" office:value="19683" calcext:value-type="float">
            <text:p>1968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*[.B11]" office:value-type="float" office:value="59049" calcext:value-type="float">
            <text:p>5904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*[.B12]" office:value-type="float" office:value="177147" calcext:value-type="float">
            <text:p>1771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*[.B13]" office:value-type="float" office:value="531441" calcext:value-type="float">
            <text:p>5314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*[.B14]" office:value-type="float" office:value="1594323" calcext:value-type="float">
            <text:p>1594323</text:p>
          </table:table-cell>
          <table:table-cell table:number-columns-repeated="4"/>
        </table:table-row>
      </table:table>
      <table:table table:name="Table 5 - Testing" table:style-name="ta2"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4"/>
        <table:table-column table:style-name="co10" table:number-columns-repeated="3" table:default-cell-style-name="ce70"/>
        <table:table-column table:style-name="co11" table:default-cell-style-name="ce70"/>
        <table:table-column table:style-name="co10" table:default-cell-style-name="ce70"/>
        <table:table-column table:style-name="co11" table:number-columns-repeated="3" table:default-cell-style-name="ce70"/>
        <table:table-column table:style-name="co4" table:default-cell-style-name="ce83"/>
        <table:table-column table:style-name="co12" table:default-cell-style-name="Default"/>
        <table:table-column table:style-name="co13" table:number-columns-repeated="1003" table:default-cell-style-name="Default"/>
        <table:table-row table:style-name="ro2">
          <table:table-cell table:style-name="ce1" office:value-type="string" calcext:value-type="string">
            <text:p>Downloaded</text:p>
          </table:table-cell>
          <table:table-cell table:style-name="ce1" office:value-type="string" calcext:value-type="string">
            <text:p>17 Nov 2020 at 11.45 am</text:p>
          </table:table-cell>
          <table:table-cell table:style-name="ce1"/>
          <table:table-cell table:number-columns-repeated="4"/>
          <table:table-cell office:value-type="string" calcext:value-type="string">
            <text:p>From</text:p>
          </table:table-cell>
          <table:table-cell office:value-type="string" calcext:value-type="string">
            <text:p>https://www.gov.scot/publications/coronavirus-covid-19-trends-in-daily-data/</text:p>
          </table:table-cell>
          <table:table-cell table:style-name="ce50"/>
          <table:table-cell table:style-name="ce59"/>
          <table:table-cell table:style-name="ce160"/>
          <table:table-cell table:style-name="ce166" table:number-columns-repeated="5"/>
          <table:table-cell table:number-columns-repeated="6"/>
          <table:table-cell table:style-name="ce90"/>
          <table:table-cell table:number-columns-repeated="1000"/>
        </table:table-row>
        <table:table-row table:style-name="ro2">
          <table:table-cell table:style-name="ce1" office:value-type="string" calcext:value-type="string">
            <text:p>Table 5 - Reported numbers of COVID-19 tests and numbers of new cases reported in Scotland</text:p>
          </table:table-cell>
          <table:table-cell table:style-name="ce1" table:number-columns-repeated="2"/>
          <table:table-cell table:number-columns-repeated="6"/>
          <table:table-cell table:style-name="ce50"/>
          <table:table-cell table:style-name="ce59"/>
          <table:table-cell table:style-name="ce160" office:value-type="string" office:string-value="(v) Additional Statistics" calcext:value-type="string" table:number-columns-spanned="6" table:number-rows-spanned="1">
            <text:p><text:s/>(v) Additional Statistics </text:p>
          </table:table-cell>
          <table:covered-table-cell table:number-columns-repeated="5" table:style-name="ce166"/>
          <table:table-cell table:number-columns-repeated="6"/>
          <table:table-cell table:style-name="ce90" office:value-type="string" calcext:value-type="string">
            <text:p><text:a xlink:href="#Contents.A1" xlink:type="simple">Contents page</text:a>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20-03-01" calcext:value-type="date">
            <text:p>3/1/2020</text:p>
          </table:table-cell>
          <table:table-cell table:number-columns-repeated="8"/>
          <table:table-cell table:style-name="ce51" office:value-type="string" calcext:value-type="string" table:number-columns-spanned="2" table:number-rows-spanned="2">
            <text:p>(iv) Total number of COVID-19 tests reported by UK Gov testing programme</text:p>
          </table:table-cell>
          <table:covered-table-cell table:style-name="ce151"/>
          <table:table-cell table:number-columns-repeated="6"/>
          <table:table-cell table:style-name="ce166" table:number-columns-repeated="2"/>
          <table:table-cell table:number-columns-repeated="1005"/>
        </table:table-row>
        <table:table-row table:style-name="ro3">
          <table:table-cell table:style-name="ce41" office:value-type="string" calcext:value-type="string" table:number-columns-spanned="1" table:number-rows-spanned="2">
            <text:p>Date notified</text:p>
          </table:table-cell>
          <table:table-cell table:style-name="ce9" office:value-type="string" calcext:value-type="string" table:number-columns-spanned="3" table:number-rows-spanned="1">
            <text:p>(i) Cumulative number of people with at least one COVID-19 test result reported</text:p>
          </table:table-cell>
          <table:covered-table-cell table:number-columns-repeated="2" table:style-name="ce23"/>
          <table:table-cell table:style-name="ce29" office:value-type="string" calcext:value-type="string">
            <text:p>(ii) New cases reported</text:p>
          </table:table-cell>
          <table:table-cell table:style-name="ce29" office:value-type="string" calcext:value-type="string">
            <text:p>AJC New cases check</text:p>
          </table:table-cell>
          <table:table-cell table:style-name="ce129" office:value-type="string" calcext:value-type="string" table:number-columns-spanned="1" table:number-rows-spanned="2">
            <text:p>New cases reported as % of people newly tested</text:p>
          </table:table-cell>
          <table:table-cell table:style-name="ce132" office:value-type="string" calcext:value-type="string" table:number-columns-spanned="2" table:number-rows-spanned="1">
            <text:p>(iii) Total number of COVID-19 tests reported by NHS Labs</text:p>
          </table:table-cell>
          <table:covered-table-cell table:style-name="ce132"/>
          <table:covered-table-cell table:style-name="ce52"/>
          <table:covered-table-cell table:style-name="ce151"/>
          <table:table-cell table:style-name="ce162" office:value-type="string" office:string-value="Total daily tests reported" calcext:value-type="string" table:number-columns-spanned="1" table:number-rows-spanned="2">
            <text:p><text:s/>Total daily tests reported </text:p>
          </table:table-cell>
          <table:table-cell table:style-name="ce167" office:value-type="string" office:string-value="Total daily number of positive tests reported" calcext:value-type="string" table:number-columns-spanned="1" table:number-rows-spanned="2">
            <text:p><text:s/>Total daily number of positive tests reported </text:p>
          </table:table-cell>
          <table:table-cell table:style-name="ce162" office:value-type="string" office:string-value="Test positivity (percent of tests that are positive)" calcext:value-type="string" table:number-columns-spanned="1" table:number-rows-spanned="2">
            <text:p><text:s/>Test positivity (percent of tests that are positive) </text:p>
          </table:table-cell>
          <table:table-cell table:style-name="ce167" office:value-type="string" office:string-value="People with first test results in last 7 days" calcext:value-type="string" table:number-columns-spanned="1" table:number-rows-spanned="2">
            <text:p><text:s/>People with first test results in last 7 days </text:p>
          </table:table-cell>
          <table:table-cell table:style-name="ce162" office:value-type="string" office:string-value="Positive cases reported in last 7 days" calcext:value-type="string" table:number-columns-spanned="1" table:number-rows-spanned="2">
            <text:p><text:s/>Positive cases reported in last 7 days </text:p>
          </table:table-cell>
          <table:table-cell table:style-name="ce171" office:value-type="string" office:string-value="Tests reported in last 7 days" calcext:value-type="string" table:number-columns-spanned="1" table:number-rows-spanned="2">
            <text:p><text:s/>Tests reported in last 7 days </text:p>
          </table:table-cell>
          <table:table-cell table:style-name="ce162" office:value-type="string" office:string-value="Positive tests reported in last 7 days" calcext:value-type="string" table:number-columns-spanned="1" table:number-rows-spanned="2">
            <text:p><text:s/>Positive tests reported in last 7 days </text:p>
          </table:table-cell>
          <table:table-cell table:style-name="ce162" office:value-type="string" office:string-value="Test positivity rate in last 7 days" calcext:value-type="string" table:number-columns-spanned="1" table:number-rows-spanned="2">
            <text:p><text:s/>Test positivity rate in last 7 days </text:p>
          </table:table-cell>
          <table:table-cell table:style-name="ce167" office:value-type="string" office:string-value="Tests in last 7 days per 1,000 population" calcext:value-type="string" table:number-columns-spanned="1" table:number-rows-spanned="2">
            <text:p><text:s/>Tests in last 7 days per 1,000 population </text:p>
          </table:table-cell>
          <table:table-cell>
            <draw:custom-shape table:end-cell-address="'Table 5 - Testing'.AD70" table:end-x="0.3972in" table:end-y="0.1291in" draw:z-index="0" draw:name="TextBox 2" draw:style-name="gr1" draw:text-style-name="P3" svg:width="5.8768in" svg:height="12.3508in" svg:x="0.3724in" svg:y="0.2583in">
              <text:p text:style-name="P1"><text:span text:style-name="T1">1. The data in Table 5 shows:</text:span></text:p>
              <text:p text:style-name="P1"><text:span text:style-name="T1">(i) the number of people tested for COVID-19 across Scotland to date, with a breakdown for </text:span><text:span text:style-name="T1">negative and positive. Indviduals are counted once even if they have more than one test. Up until </text:span><text:span text:style-name="T1">14/06/2020 these figures were based on tests carried out through NHS Scotland labs. From </text:span><text:span text:style-name="T1">15/06/2020 they also include numbers of people tested through the UK Government (UKG) testing </text:span><text:span text:style-name="T1">programme, which were not previously available to Scottish Government. This caused a jump in the </text:span><text:span text:style-name="T1">cumulative data series when the backlog was all reported on 15 June. </text:span></text:p>
              <text:p text:style-name="P1"><text:span text:style-name="T1"/></text:p>
              <text:p text:style-name="P1"><text:span text:style-name="T1">The Public Health Scotland (PHS) dashboard provides a full adjusted time series of cases, based </text:span><text:span text:style-name="T1">on when people were first tested positive, for NHS Scotland and UKG tests combined. </text:span></text:p>
              <text:p text:style-name="P1"><text:span text:style-name="T2">https://www.publichealthscotland.scot/our-areas-of-work/sharing-our-data-and-intelligence/coronavirus-</text:span><text:span text:style-name="T2">covid-19-data/</text:span></text:p>
              <text:p text:style-name="P2"><text:span text:style-name="T3">Total negative cases on 27/4/20 was corrected from 39,773 to 39,733 on 12/11/20</text:span></text:p>
              <text:p text:style-name="P2"><text:span text:style-name="T3">Total people tested on 28/4/20 was corrected from 51,499 to 51,449 on 12/11/20</text:span></text:p>
              <text:p text:style-name="P2"><text:span text:style-name="T3">Total positive cases on 2/6/20 was corrected from 15,741 to 15,471 the same day.</text:span></text:p>
              <text:p text:style-name="P2"><text:span text:style-name="T3">Total negative cases on 13/7/20 was corrected from 284,487 to 284,447 on 15/7/20.</text:span></text:p>
              <text:p text:style-name="P2"><text:span text:style-name="T1"/></text:p>
              <text:p text:style-name="P2"><text:span text:style-name="T1">(ii) The daily number of new positive cases of COVID-19 reported in Scotland. Up until 14/06/2020 </text:span><text:span text:style-name="T1">these numbers are based on tests carried out through NHS Scotland labs only. From 15/06/2020 </text:span><text:span text:style-name="T1">they also include people tested through the UKG testing programme. <text:s/>Previous data have not been </text:span><text:span text:style-name="T1">changed to account for the UKG data so the total of the daily numbers is 2,275 fewer than the </text:span><text:span text:style-name="T1">cumulative total.</text:span></text:p>
              <text:p text:style-name="P2"><text:span text:style-name="T1"/></text:p>
              <text:p text:style-name="P2"><text:span text:style-name="T1">The PHS dashboard contains a full time series, based on when people were first tested positive, for </text:span><text:span text:style-name="T1">NHS Scotland and UKG tests combined. </text:span></text:p>
              <text:p text:style-name="P2"><text:span text:style-name="T3">The daily total of people found positive on 2/6/20 contains 40 historic samples from a NHS Fife laboratory.</text:span></text:p>
              <text:p text:style-name="P2"><text:span text:style-name="T3"/></text:p>
              <text:p text:style-name="P2"><text:span text:style-name="T1">This also shows, just for information, the positivity rate as previously reported on the SG website - </text:span><text:span text:style-name="T1">number of new positive cases as a percentage of number of people newly tested. We are moving to </text:span><text:span text:style-name="T1">a new headline figure based on test positivity.</text:span></text:p>
              <text:p text:style-name="P2"><text:span text:style-name="T1"/></text:p>
              <text:p text:style-name="P2"><text:span text:style-name="T1">(iii) the total number of COVID-19 tests with results in the Health Protection Scotland ECOSS </text:span><text:span text:style-name="T1">system reported to HPS by the laboratories in the 24 hours from 08:00 to 08:00 that day. This figure </text:span><text:span text:style-name="T1">is higher than the number of people tested, as people could have more than one test.</text:span></text:p>
              <text:p text:style-name="P2"><text:span text:style-name="T3">With effect from 30/4/20, the total cumulative number of tests includes an additional 2,137 historical tests, </text:span><text:span text:style-name="T3">which were added to the total following the resolution of technical difficulties.</text:span></text:p>
              <text:p text:style-name="P2"><text:span text:style-name="T1"/></text:p>
              <text:p text:style-name="P2"><text:span text:style-name="T1">(iv) Up until 7 July 2020, the total number of COVID-19 tests carried out each day, and to date by </text:span><text:span text:style-name="T1">Regional Testing Centres (RTC) as part of the UK Government testing programme, and reported </text:span><text:span text:style-name="T1">through Department of Health and Social Care based on data from the contractors who operate the </text:span><text:span text:style-name="T1">centres. This included tests done at the drive through centres and mobile units, but not home testing </text:span><text:span text:style-name="T1">kits. The following revisions have been made to these figures:</text:span></text:p>
              <text:p text:style-name="P2"><text:span text:style-name="T3">28/5/20 <text:s/>revised on 29/5/20, reducing by 20, from 1,445 to 1,425. </text:span></text:p>
              <text:p text:style-name="P2"><text:span text:style-name="T3">6/6/20 was corrected from 1,349 to 1,422.</text:span></text:p>
              <text:p text:style-name="P2"><text:span text:style-name="T3">15/7/20 was revised from 2,985 to 2,984 on 16/7/20</text:span></text:p>
              <text:p text:style-name="P2"><text:span text:style-name="T3">29/7/20 was corrected from 4,904 to 4,907 on 30/7/20</text:span></text:p>
              <text:p text:style-name="P2"><text:span text:style-name="T4">From 8 July 2020 onwards, the total number of COVID-19 with results in the Health </text:span><text:span text:style-name="T4">Protection Scotland ECOSS system reported from the UK Government testing programme - </text:span><text:span text:style-name="T4">including those reported from home testing kits and the social care portal, as well as drive </text:span><text:span text:style-name="T4">throughs and mobile units. These now reflect number of test results reported on, while </text:span><text:span text:style-name="T4">previous numbers showed tests carried out. Therefore void tests are no longer included. </text:span></text:p>
              <text:p text:style-name="P2"><text:span text:style-name="T1"> </text:span></text:p>
              <text:p text:style-name="P2"><text:span text:style-name="T1">2. The dates in the table refer to the date the figures were reported on the Scottish Government </text:span><text:span text:style-name="T1">website. The daily numbers will therefore refer to activity <text:s/>the day before. </text:span></text:p>
              <text:p text:style-name="P2"><text:span text:style-name="T1"/></text:p>
              <text:p text:style-name="P2"><text:span text:style-name="T1">3. Where labs do not provide their overnight data in time for the daily publication, the testing figures </text:span><text:span text:style-name="T1">will then be added to the return for the subsequent day. Figures may also be revised if labs discover </text:span><text:span text:style-name="T1">an error and have to resubmit their data. </text:span></text:p>
              <text:p text:style-name="P2"><text:span text:style-name="T1"> </text:span></text:p>
              <text:p text:style-name="P2"><text:span text:style-name="T1">4. It should be noted that testing capacity tends to be lower at weekends, and on public holidays.</text:span></text:p>
              <text:p text:style-name="P2"><text:span text:style-name="T1"/></text:p>
              <text:p text:style-name="P2"><text:span text:style-name="T1">5. There are currently some cases included where people are resident elsewhere in the UK but </text:span><text:span text:style-name="T1">either were tested in Scotland or used Scottish postcodes. Public Health Scotland are working to </text:span><text:span text:style-name="T1">identify these cases.</text:span></text:p>
              <text:p text:style-name="P2"><text:span text:style-name="T1"/></text:p>
              <text:p text:style-name="P2"><text:span text:style-name="T1">6. Figures on 18 for 18-20 October have been affected by delays in test results being processed.</text:span></text:p>
              <text:p text:style-name="P2"><text:span text:style-name="T1"/></text:p>
              <text:p text:style-name="P2"><text:span text:style-name="T1">7. <text:s/>Please see </text:span><text:span text:style-name="T5">this article</text:span><text:span text:style-name="T1"> for for information on use and interpretation of percent positive</text:span><text:span text:style-name="T3">.</text:span><text:span text:style-name="T1">  (Columns </text:span><text:span text:style-name="T1">F, M and R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4">
          <table:covered-table-cell table:style-name="ce41"/>
          <table:table-cell table:style-name="ce10" office:value-type="string" calcext:value-type="string">
            <text:p>Negative</text:p>
          </table:table-cell>
          <table:table-cell table:style-name="ce24" office:value-type="string" calcext:value-type="string">
            <text:p>Positive</text:p>
          </table:table-cell>
          <table:table-cell table:style-name="ce25" office:value-type="string" calcext:value-type="string">
            <text:p>Total</text:p>
          </table:table-cell>
          <table:table-cell table:style-name="ce30" office:value-type="string" calcext:value-type="string">
            <text:p>Daily</text:p>
          </table:table-cell>
          <table:table-cell table:style-name="ce30"/>
          <table:covered-table-cell table:style-name="ce129"/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Cumulative</text:p>
          </table:table-cell>
          <table:table-cell table:style-name="ce53" office:value-type="string" calcext:value-type="string">
            <text:p>Daily</text:p>
          </table:table-cell>
          <table:table-cell table:style-name="ce61" office:value-type="string" calcext:value-type="string">
            <text:p>Cumulative</text:p>
          </table:table-cell>
          <table:covered-table-cell table:style-name="ce162"/>
          <table:covered-table-cell table:style-name="ce167"/>
          <table:covered-table-cell table:style-name="ce162"/>
          <table:covered-table-cell table:style-name="ce167"/>
          <table:covered-table-cell table:style-name="ce162"/>
          <table:covered-table-cell table:style-name="ce171"/>
          <table:covered-table-cell table:number-columns-repeated="2" table:style-name="ce162"/>
          <table:covered-table-cell table:style-name="ce167"/>
          <table:table-cell table:number-columns-repeated="1004"/>
        </table:table-row>
        <table:table-row table:style-name="ro1">
          <table:table-cell table:style-name="ce2" office:value-type="date" office:date-value="2020-03-02" calcext:value-type="date">
            <text:p>3/2/2020</text:p>
          </table:table-cell>
          <table:table-cell table:style-name="ce11" office:value-type="float" office:value="814" calcext:value-type="float">
            <text:p>8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5" calcext:value-type="float">
            <text:p>81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C6]-[.E6]" office:value-type="float" office:value="0" calcext:value-type="float">
            <text:p>0</text:p>
          </table:table-cell>
          <table:table-cell table:style-name="ce39"/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3" calcext:value-type="date">
            <text:p>3/3/2020</text:p>
          </table:table-cell>
          <table:table-cell table:style-name="ce11" office:value-type="float" office:value="914" calcext:value-type="float">
            <text:p>9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5" calcext:value-type="float">
            <text:p>91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([.C7]-[.C6])-[.E7]" office:value-type="float" office:value="0" calcext:value-type="float">
            <text:p>0</text:p>
          </table:table-cell>
          <table:table-cell table:style-name="ce40" table:formula="of:=[.E7]/([.D7]-[.D6])" office:value-type="percentage" office:value="0" calcext:value-type="percentage">
            <text:p>0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4" calcext:value-type="date">
            <text:p>3/4/2020</text:p>
          </table:table-cell>
          <table:table-cell table:style-name="ce11" office:value-type="float" office:value="1043" calcext:value-type="float">
            <text:p>1,0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46" calcext:value-type="float">
            <text:p>1,04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([.C8]-[.C7])-[.E8]" office:value-type="float" office:value="0" calcext:value-type="float">
            <text:p>0</text:p>
          </table:table-cell>
          <table:table-cell table:style-name="ce40" table:formula="of:=[.E8]/([.D8]-[.D7])" office:value-type="percentage" office:value="0.0152671755725191" calcext:value-type="percentage">
            <text:p>1.5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5" calcext:value-type="date">
            <text:p>3/5/2020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56" calcext:value-type="float">
            <text:p>1,25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([.C9]-[.C8])-[.E9]" office:value-type="float" office:value="0" calcext:value-type="float">
            <text:p>0</text:p>
          </table:table-cell>
          <table:table-cell table:style-name="ce40" table:formula="of:=[.E9]/([.D9]-[.D8])" office:value-type="percentage" office:value="0.0142857142857143" calcext:value-type="percentage">
            <text:p>1.4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6" calcext:value-type="date">
            <text:p>3/6/2020</text:p>
          </table:table-cell>
          <table:table-cell table:style-name="ce11" office:value-type="float" office:value="1514" calcext:value-type="float">
            <text:p>1,5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25" calcext:value-type="float">
            <text:p>1,525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([.C10]-[.C9])-[.E10]" office:value-type="float" office:value="0" calcext:value-type="float">
            <text:p>0</text:p>
          </table:table-cell>
          <table:table-cell table:style-name="ce40" table:formula="of:=[.E10]/([.D10]-[.D9])" office:value-type="percentage" office:value="0.0185873605947955" calcext:value-type="percentage">
            <text:p>1.9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7" calcext:value-type="date">
            <text:p>3/7/2020</text:p>
          </table:table-cell>
          <table:table-cell table:style-name="ce11" office:value-type="float" office:value="1664" calcext:value-type="float">
            <text:p>1,66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680" calcext:value-type="float">
            <text:p>1,680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([.C11]-[.C10])-[.E11]" office:value-type="float" office:value="0" calcext:value-type="float">
            <text:p>0</text:p>
          </table:table-cell>
          <table:table-cell table:style-name="ce40" table:formula="of:=[.E11]/([.D11]-[.D10])" office:value-type="percentage" office:value="0.032258064516129" calcext:value-type="percentage">
            <text:p>3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8" calcext:value-type="date">
            <text:p>3/8/2020</text:p>
          </table:table-cell>
          <table:table-cell table:style-name="ce11" office:value-type="float" office:value="1939" calcext:value-type="float">
            <text:p>1,93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57" calcext:value-type="float">
            <text:p>1,957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([.C12]-[.C11])-[.E12]" office:value-type="float" office:value="0" calcext:value-type="float">
            <text:p>0</text:p>
          </table:table-cell>
          <table:table-cell table:style-name="ce40" table:formula="of:=[.E12]/([.D12]-[.D11])" office:value-type="percentage" office:value="0.0072202166064982" calcext:value-type="percentage">
            <text:p>0.7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9" calcext:value-type="date">
            <text:p>3/9/2020</text:p>
          </table:table-cell>
          <table:table-cell table:style-name="ce11" office:value-type="float" office:value="2078" calcext:value-type="float">
            <text:p>2,078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101" calcext:value-type="float">
            <text:p>2,10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([.C13]-[.C12])-[.E13]" office:value-type="float" office:value="0" calcext:value-type="float">
            <text:p>0</text:p>
          </table:table-cell>
          <table:table-cell table:style-name="ce40" table:formula="of:=[.E13]/([.D13]-[.D12])" office:value-type="percentage" office:value="0.0347222222222222" calcext:value-type="percentage">
            <text:p>3.5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0" calcext:value-type="date">
            <text:p>3/10/2020</text:p>
          </table:table-cell>
          <table:table-cell table:style-name="ce11" office:value-type="float" office:value="2207" calcext:value-type="float">
            <text:p>2,20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234" calcext:value-type="float">
            <text:p>2,234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([.C14]-[.C13])-[.E14]" office:value-type="float" office:value="0" calcext:value-type="float">
            <text:p>0</text:p>
          </table:table-cell>
          <table:table-cell table:style-name="ce40" table:formula="of:=[.E14]/([.D14]-[.D13])" office:value-type="percentage" office:value="0.0300751879699248" calcext:value-type="percentage">
            <text:p>3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1" calcext:value-type="date">
            <text:p>3/11/2020</text:p>
          </table:table-cell>
          <table:table-cell table:style-name="ce11" office:value-type="float" office:value="2280" calcext:value-type="float">
            <text:p>2,280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316" calcext:value-type="float">
            <text:p>2,316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formula="of:=([.C15]-[.C14])-[.E15]" office:value-type="float" office:value="0" calcext:value-type="float">
            <text:p>0</text:p>
          </table:table-cell>
          <table:table-cell table:style-name="ce40" table:formula="of:=[.E15]/([.D15]-[.D14])" office:value-type="percentage" office:value="0.109756097560976" calcext:value-type="percentage">
            <text:p>11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2" calcext:value-type="date">
            <text:p>3/12/2020</text:p>
          </table:table-cell>
          <table:table-cell table:style-name="ce11" office:value-type="float" office:value="2832" calcext:value-type="float">
            <text:p>2,83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892" calcext:value-type="float">
            <text:p>2,892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([.C16]-[.C15])-[.E16]" office:value-type="float" office:value="0" calcext:value-type="float">
            <text:p>0</text:p>
          </table:table-cell>
          <table:table-cell table:style-name="ce40" table:formula="of:=[.E16]/([.D16]-[.D15])" office:value-type="percentage" office:value="0.0416666666666667" calcext:value-type="percentage">
            <text:p>4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3" calcext:value-type="date">
            <text:p>3/13/2020</text:p>
          </table:table-cell>
          <table:table-cell table:style-name="ce11" office:value-type="float" office:value="3229" calcext:value-type="float">
            <text:p>3,229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3314" calcext:value-type="float">
            <text:p>3,314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formula="of:=([.C17]-[.C16])-[.E17]" office:value-type="float" office:value="0" calcext:value-type="float">
            <text:p>0</text:p>
          </table:table-cell>
          <table:table-cell table:style-name="ce40" table:formula="of:=[.E17]/([.D17]-[.D16])" office:value-type="percentage" office:value="0.0592417061611374" calcext:value-type="percentage">
            <text:p>5.9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4" calcext:value-type="date">
            <text:p>3/14/2020</text:p>
          </table:table-cell>
          <table:table-cell table:style-name="ce11" office:value-type="float" office:value="3594" calcext:value-type="float">
            <text:p>3,5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715" calcext:value-type="float">
            <text:p>3,715</text:p>
          </table:table-cell>
          <table:table-cell table:style-name="ce31" office:value-type="float" office:value="36" calcext:value-type="float">
            <text:p>36</text:p>
          </table:table-cell>
          <table:table-cell table:style-name="ce31" table:formula="of:=([.C18]-[.C17])-[.E18]" office:value-type="float" office:value="0" calcext:value-type="float">
            <text:p>0</text:p>
          </table:table-cell>
          <table:table-cell table:style-name="ce40" table:formula="of:=[.E18]/([.D18]-[.D17])" office:value-type="percentage" office:value="0.0897755610972569" calcext:value-type="percentage">
            <text:p>9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5" calcext:value-type="date">
            <text:p>3/15/2020</text:p>
          </table:table-cell>
          <table:table-cell table:style-name="ce11" office:value-type="float" office:value="4087" calcext:value-type="float">
            <text:p>4,087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240" calcext:value-type="float">
            <text:p>4,240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([.C19]-[.C18])-[.E19]" office:value-type="float" office:value="0" calcext:value-type="float">
            <text:p>0</text:p>
          </table:table-cell>
          <table:table-cell table:style-name="ce40" table:formula="of:=[.E19]/([.D19]-[.D18])" office:value-type="percentage" office:value="0.060952380952381" calcext:value-type="percentage">
            <text:p>6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6" calcext:value-type="date">
            <text:p>3/16/2020</text:p>
          </table:table-cell>
          <table:table-cell table:style-name="ce11" office:value-type="float" office:value="4724" calcext:value-type="float">
            <text:p>4,724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4895" calcext:value-type="float">
            <text:p>4,895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([.C20]-[.C19])-[.E20]" office:value-type="float" office:value="0" calcext:value-type="float">
            <text:p>0</text:p>
          </table:table-cell>
          <table:table-cell table:style-name="ce40" table:formula="of:=[.E20]/([.D20]-[.D19])" office:value-type="percentage" office:value="0.0274809160305343" calcext:value-type="percentage">
            <text:p>2.7%</text:p>
          </table:table-cell>
          <table:table-cell table:style-name="ce43"/>
          <table:table-cell table:style-name="ce46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7" calcext:value-type="date">
            <text:p>3/17/2020</text:p>
          </table:table-cell>
          <table:table-cell table:style-name="ce11" office:value-type="float" office:value="5051" calcext:value-type="float">
            <text:p>5,051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5246" calcext:value-type="float">
            <text:p>5,246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([.C21]-[.C20])-[.E21]" office:value-type="float" office:value="0" calcext:value-type="float">
            <text:p>0</text:p>
          </table:table-cell>
          <table:table-cell table:style-name="ce40" table:formula="of:=[.E21]/([.D21]-[.D20])" office:value-type="percentage" office:value="0.0683760683760684" calcext:value-type="percentage">
            <text:p>6.8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8" calcext:value-type="date">
            <text:p>3/18/2020</text:p>
          </table:table-cell>
          <table:table-cell table:style-name="ce11" office:value-type="float" office:value="5864" calcext:value-type="float">
            <text:p>5,864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6091" calcext:value-type="float">
            <text:p>6,091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([.C22]-[.C21])-[.E22]" office:value-type="float" office:value="0" calcext:value-type="float">
            <text:p>0</text:p>
          </table:table-cell>
          <table:table-cell table:style-name="ce40" table:formula="of:=[.E22]/([.D22]-[.D21])" office:value-type="percentage" office:value="0.0378698224852071" calcext:value-type="percentage">
            <text:p>3.8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9" calcext:value-type="date">
            <text:p>3/19/2020</text:p>
          </table:table-cell>
          <table:table-cell table:style-name="ce11" office:value-type="float" office:value="6506" calcext:value-type="float">
            <text:p>6,506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6772" calcext:value-type="float">
            <text:p>6,772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formula="of:=([.C23]-[.C22])-[.E23]" office:value-type="float" office:value="0" calcext:value-type="float">
            <text:p>0</text:p>
          </table:table-cell>
          <table:table-cell table:style-name="ce40" table:formula="of:=[.E23]/([.D23]-[.D22])" office:value-type="percentage" office:value="0.0572687224669604" calcext:value-type="percentage">
            <text:p>5.7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0" calcext:value-type="date">
            <text:p>3/20/2020</text:p>
          </table:table-cell>
          <table:table-cell table:style-name="ce11" office:value-type="float" office:value="7228" calcext:value-type="float">
            <text:p>7,228</text:p>
          </table:table-cell>
          <table:table-cell table:style-name="ce14" office:value-type="float" office:value="322" calcext:value-type="float">
            <text:p>322</text:p>
          </table:table-cell>
          <table:table-cell table:style-name="ce14" office:value-type="float" office:value="7550" calcext:value-type="float">
            <text:p>7,550</text:p>
          </table:table-cell>
          <table:table-cell table:style-name="ce31" office:value-type="float" office:value="56" calcext:value-type="float">
            <text:p>56</text:p>
          </table:table-cell>
          <table:table-cell table:style-name="ce31" table:formula="of:=([.C24]-[.C23])-[.E24]" office:value-type="float" office:value="0" calcext:value-type="float">
            <text:p>0</text:p>
          </table:table-cell>
          <table:table-cell table:style-name="ce40" table:formula="of:=[.E24]/([.D24]-[.D23])" office:value-type="percentage" office:value="0.0719794344473008" calcext:value-type="percentage">
            <text:p>7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1" calcext:value-type="date">
            <text:p>3/21/2020</text:p>
          </table:table-cell>
          <table:table-cell table:style-name="ce11" office:value-type="float" office:value="7886" calcext:value-type="float">
            <text:p>7,886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8259" calcext:value-type="float">
            <text:p>8,259</text:p>
          </table:table-cell>
          <table:table-cell table:style-name="ce31" office:value-type="float" office:value="51" calcext:value-type="float">
            <text:p>51</text:p>
          </table:table-cell>
          <table:table-cell table:style-name="ce31" table:formula="of:=([.C25]-[.C24])-[.E25]" office:value-type="float" office:value="0" calcext:value-type="float">
            <text:p>0</text:p>
          </table:table-cell>
          <table:table-cell table:style-name="ce40" table:formula="of:=[.E25]/([.D25]-[.D24])" office:value-type="percentage" office:value="0.0719322990126939" calcext:value-type="percentage">
            <text:p>7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2" calcext:value-type="date">
            <text:p>3/22/2020</text:p>
          </table:table-cell>
          <table:table-cell table:style-name="ce11" office:value-type="float" office:value="8263" calcext:value-type="float">
            <text:p>8,263</text:p>
          </table:table-cell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8679" calcext:value-type="float">
            <text:p>8,679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formula="of:=([.C26]-[.C25])-[.E26]" office:value-type="float" office:value="0" calcext:value-type="float">
            <text:p>0</text:p>
          </table:table-cell>
          <table:table-cell table:style-name="ce40" table:formula="of:=[.E26]/([.D26]-[.D25])" office:value-type="percentage" office:value="0.102380952380952" calcext:value-type="percentage">
            <text:p>10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3" calcext:value-type="date">
            <text:p>3/23/2020</text:p>
          </table:table-cell>
          <table:table-cell table:style-name="ce11" office:value-type="float" office:value="8865" calcext:value-type="float">
            <text:p>8,865</text:p>
          </table:table-cell>
          <table:table-cell table:style-name="ce14" office:value-type="float" office:value="499" calcext:value-type="float">
            <text:p>499</text:p>
          </table:table-cell>
          <table:table-cell table:style-name="ce14" office:value-type="float" office:value="9364" calcext:value-type="float">
            <text:p>9,364</text:p>
          </table:table-cell>
          <table:table-cell table:style-name="ce31" office:value-type="float" office:value="83" calcext:value-type="float">
            <text:p>83</text:p>
          </table:table-cell>
          <table:table-cell table:style-name="ce31" table:formula="of:=([.C27]-[.C26])-[.E27]" office:value-type="float" office:value="0" calcext:value-type="float">
            <text:p>0</text:p>
          </table:table-cell>
          <table:table-cell table:style-name="ce40" table:formula="of:=[.E27]/([.D27]-[.D26])" office:value-type="percentage" office:value="0.121167883211679" calcext:value-type="percentage">
            <text:p>12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4" calcext:value-type="date">
            <text:p>3/24/2020</text:p>
          </table:table-cell>
          <table:table-cell table:style-name="ce12" office:value-type="float" office:value="9384" calcext:value-type="float">
            <text:p>9,384</text:p>
          </table:table-cell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9968" calcext:value-type="float">
            <text:p>9,968</text:p>
          </table:table-cell>
          <table:table-cell table:style-name="ce32" office:value-type="float" office:value="85" calcext:value-type="float">
            <text:p>85</text:p>
          </table:table-cell>
          <table:table-cell table:style-name="ce31" table:formula="of:=([.C28]-[.C27])-[.E28]" office:value-type="float" office:value="0" calcext:value-type="float">
            <text:p>0</text:p>
          </table:table-cell>
          <table:table-cell table:style-name="ce40" table:formula="of:=[.E28]/([.D28]-[.D27])" office:value-type="percentage" office:value="0.140728476821192" calcext:value-type="percentage">
            <text:p>14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5" calcext:value-type="date">
            <text:p>3/25/2020</text:p>
          </table:table-cell>
          <table:table-cell table:style-name="ce13" office:value-type="float" office:value="9957" calcext:value-type="float">
            <text:p>9,957</text:p>
          </table:table-cell>
          <table:table-cell table:style-name="ce13" office:value-type="float" office:value="719" calcext:value-type="float">
            <text:p>719</text:p>
          </table:table-cell>
          <table:table-cell table:style-name="ce13" office:value-type="float" office:value="10676" calcext:value-type="float">
            <text:p>10,676</text:p>
          </table:table-cell>
          <table:table-cell table:style-name="ce32" office:value-type="float" office:value="135" calcext:value-type="float">
            <text:p>135</text:p>
          </table:table-cell>
          <table:table-cell table:style-name="ce31" table:formula="of:=([.C29]-[.C28])-[.E29]" office:value-type="float" office:value="0" calcext:value-type="float">
            <text:p>0</text:p>
          </table:table-cell>
          <table:table-cell table:style-name="ce40" table:formula="of:=[.E29]/([.D29]-[.D28])" office:value-type="percentage" office:value="0.190677966101695" calcext:value-type="percentage">
            <text:p>19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6" calcext:value-type="date">
            <text:p>3/26/2020</text:p>
          </table:table-cell>
          <table:table-cell table:style-name="ce14" office:value-type="float" office:value="10593" calcext:value-type="float">
            <text:p>10,593</text:p>
          </table:table-cell>
          <table:table-cell table:style-name="ce14" office:value-type="float" office:value="894" calcext:value-type="float">
            <text:p>894</text:p>
          </table:table-cell>
          <table:table-cell table:style-name="ce14" office:value-type="float" office:value="11487" calcext:value-type="float">
            <text:p>11,487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table:formula="of:=([.C30]-[.C29])-[.E30]" office:value-type="float" office:value="0" calcext:value-type="float">
            <text:p>0</text:p>
          </table:table-cell>
          <table:table-cell table:style-name="ce40" table:formula="of:=[.E30]/([.D30]-[.D29])" office:value-type="percentage" office:value="0.215782983970407" calcext:value-type="percentage">
            <text:p>21.6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7" calcext:value-type="date">
            <text:p>3/27/2020</text:p>
          </table:table-cell>
          <table:table-cell table:style-name="ce14" office:value-type="float" office:value="11214" calcext:value-type="float">
            <text:p>11,214</text:p>
          </table:table-cell>
          <table:table-cell table:style-name="ce14" office:value-type="float" office:value="1059" calcext:value-type="float">
            <text:p>1,059</text:p>
          </table:table-cell>
          <table:table-cell table:style-name="ce14" office:value-type="float" office:value="12273" calcext:value-type="float">
            <text:p>12,273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table:formula="of:=([.C31]-[.C30])-[.E31]" office:value-type="float" office:value="0" calcext:value-type="float">
            <text:p>0</text:p>
          </table:table-cell>
          <table:table-cell table:style-name="ce40" table:formula="of:=[.E31]/([.D31]-[.D30])" office:value-type="percentage" office:value="0.209923664122137" calcext:value-type="percentage">
            <text:p>21.0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28" calcext:value-type="date">
            <text:p>3/28/2020</text:p>
          </table:table-cell>
          <table:table-cell table:style-name="ce12" office:value-type="float" office:value="11888" calcext:value-type="float">
            <text:p>11,888</text:p>
          </table:table-cell>
          <table:table-cell table:style-name="ce13" office:value-type="float" office:value="1245" calcext:value-type="float">
            <text:p>1,245</text:p>
          </table:table-cell>
          <table:table-cell table:style-name="ce13" office:value-type="float" office:value="13133" calcext:value-type="float">
            <text:p>13,133</text:p>
          </table:table-cell>
          <table:table-cell table:style-name="ce32" office:value-type="float" office:value="186" calcext:value-type="float">
            <text:p>186</text:p>
          </table:table-cell>
          <table:table-cell table:style-name="ce31" table:formula="of:=([.C32]-[.C31])-[.E32]" office:value-type="float" office:value="0" calcext:value-type="float">
            <text:p>0</text:p>
          </table:table-cell>
          <table:table-cell table:style-name="ce40" table:formula="of:=[.E32]/([.D32]-[.D31])" office:value-type="percentage" office:value="0.216279069767442" calcext:value-type="percentage">
            <text:p>21.6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29" calcext:value-type="date">
            <text:p>3/29/2020</text:p>
          </table:table-cell>
          <table:table-cell table:style-name="ce12" office:value-type="float" office:value="12505" calcext:value-type="float">
            <text:p>12,505</text:p>
          </table:table-cell>
          <table:table-cell table:style-name="ce13" office:value-type="float" office:value="1384" calcext:value-type="float">
            <text:p>1,384</text:p>
          </table:table-cell>
          <table:table-cell table:style-name="ce13" office:value-type="float" office:value="13889" calcext:value-type="float">
            <text:p>13,889</text:p>
          </table:table-cell>
          <table:table-cell table:style-name="ce32" office:value-type="float" office:value="139" calcext:value-type="float">
            <text:p>139</text:p>
          </table:table-cell>
          <table:table-cell table:style-name="ce31" table:formula="of:=([.C33]-[.C32])-[.E33]" office:value-type="float" office:value="0" calcext:value-type="float">
            <text:p>0</text:p>
          </table:table-cell>
          <table:table-cell table:style-name="ce40" table:formula="of:=[.E33]/([.D33]-[.D32])" office:value-type="percentage" office:value="0.183862433862434" calcext:value-type="percentage">
            <text:p>18.4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30" calcext:value-type="date">
            <text:p>3/30/2020</text:p>
          </table:table-cell>
          <table:table-cell table:style-name="ce12" office:value-type="float" office:value="13061" calcext:value-type="float">
            <text:p>13,061</text:p>
          </table:table-cell>
          <table:table-cell table:style-name="ce13" office:value-type="float" office:value="1563" calcext:value-type="float">
            <text:p>1,563</text:p>
          </table:table-cell>
          <table:table-cell table:style-name="ce13" office:value-type="float" office:value="14624" calcext:value-type="float">
            <text:p>14,624</text:p>
          </table:table-cell>
          <table:table-cell table:style-name="ce32" office:value-type="float" office:value="179" calcext:value-type="float">
            <text:p>179</text:p>
          </table:table-cell>
          <table:table-cell table:style-name="ce31" table:formula="of:=([.C34]-[.C33])-[.E34]" office:value-type="float" office:value="0" calcext:value-type="float">
            <text:p>0</text:p>
          </table:table-cell>
          <table:table-cell table:style-name="ce40" table:formula="of:=[.E34]/([.D34]-[.D33])" office:value-type="percentage" office:value="0.243537414965986" calcext:value-type="percentage">
            <text:p>24.4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31" calcext:value-type="date">
            <text:p>3/31/2020</text:p>
          </table:table-cell>
          <table:table-cell table:style-name="ce12" office:value-type="float" office:value="13902" calcext:value-type="float">
            <text:p>13,902</text:p>
          </table:table-cell>
          <table:table-cell table:style-name="ce13" office:value-type="float" office:value="1993" calcext:value-type="float">
            <text:p>1,993</text:p>
          </table:table-cell>
          <table:table-cell table:style-name="ce13" office:value-type="float" office:value="15895" calcext:value-type="float">
            <text:p>15,895</text:p>
          </table:table-cell>
          <table:table-cell table:style-name="ce32" office:value-type="float" office:value="430" calcext:value-type="float">
            <text:p>430</text:p>
          </table:table-cell>
          <table:table-cell table:style-name="ce31" table:formula="of:=([.C35]-[.C34])-[.E35]" office:value-type="float" office:value="0" calcext:value-type="float">
            <text:p>0</text:p>
          </table:table-cell>
          <table:table-cell table:style-name="ce40" table:formula="of:=[.E35]/([.D35]-[.D34])" office:value-type="percentage" office:value="0.33831628638867" calcext:value-type="percentage">
            <text:p>33.8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1" calcext:value-type="date">
            <text:p>4/1/2020</text:p>
          </table:table-cell>
          <table:table-cell table:style-name="ce12" office:value-type="float" office:value="14697" calcext:value-type="float">
            <text:p>14,697</text:p>
          </table:table-cell>
          <table:table-cell table:style-name="ce13" office:value-type="float" office:value="2310" calcext:value-type="float">
            <text:p>2,310</text:p>
          </table:table-cell>
          <table:table-cell table:style-name="ce13" office:value-type="float" office:value="17007" calcext:value-type="float">
            <text:p>17,007</text:p>
          </table:table-cell>
          <table:table-cell table:style-name="ce32" office:value-type="float" office:value="317" calcext:value-type="float">
            <text:p>317</text:p>
          </table:table-cell>
          <table:table-cell table:style-name="ce31" table:formula="of:=([.C36]-[.C35])-[.E36]" office:value-type="float" office:value="0" calcext:value-type="float">
            <text:p>0</text:p>
          </table:table-cell>
          <table:table-cell table:style-name="ce40" table:formula="of:=[.E36]/([.D36]-[.D35])" office:value-type="percentage" office:value="0.285071942446043" calcext:value-type="percentage">
            <text:p>28.5%</text:p>
          </table:table-cell>
          <table:table-cell table:style-name="ce13" office:value-type="float" office:value="1710" calcext:value-type="float">
            <text:p>1,710</text:p>
          </table:table-cell>
          <table:table-cell table:style-name="ce13" office:value-type="float" office:value="23324" calcext:value-type="float">
            <text:p>23,324</text:p>
          </table:table-cell>
          <table:table-cell table:style-name="ce50"/>
          <table:table-cell table:style-name="ce59"/>
          <table:table-cell table:style-name="ce72" table:formula="of:=[.H36]+[.J36]" office:value-type="float" office:value="1710" calcext:value-type="float">
            <text:p><text:s/>1,710 </text:p>
          </table:table-cell>
          <table:table-cell table:style-name="ce58"/>
          <table:table-cell table:style-name="ce55"/>
          <table:table-cell table:style-name="ce55" table:formula="of:=[.D36]-[.D29]" office:value-type="float" office:value="6331" calcext:value-type="float">
            <text:p><text:s/>6,331 </text:p>
          </table:table-cell>
          <table:table-cell table:style-name="ce55" table:formula="of:=SUM([.E30:.E36])" office:value-type="float" office:value="1591" calcext:value-type="float">
            <text:p><text:s/>1,591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2" calcext:value-type="date">
            <text:p>4/2/2020</text:p>
          </table:table-cell>
          <table:table-cell table:style-name="ce12" office:value-type="float" office:value="15526" calcext:value-type="float">
            <text:p>15,526</text:p>
          </table:table-cell>
          <table:table-cell table:style-name="ce13" office:value-type="float" office:value="2602" calcext:value-type="float">
            <text:p>2,602</text:p>
          </table:table-cell>
          <table:table-cell table:style-name="ce13" office:value-type="float" office:value="18128" calcext:value-type="float">
            <text:p>18,128</text:p>
          </table:table-cell>
          <table:table-cell table:style-name="ce32" office:value-type="float" office:value="292" calcext:value-type="float">
            <text:p>292</text:p>
          </table:table-cell>
          <table:table-cell table:style-name="ce31" table:formula="of:=([.C37]-[.C36])-[.E37]" office:value-type="float" office:value="0" calcext:value-type="float">
            <text:p>0</text:p>
          </table:table-cell>
          <table:table-cell table:style-name="ce40" table:formula="of:=[.E37]/([.D37]-[.D36])" office:value-type="percentage" office:value="0.260481712756467" calcext:value-type="percentage">
            <text:p>26.0%</text:p>
          </table:table-cell>
          <table:table-cell table:style-name="ce13" office:value-type="float" office:value="1118" calcext:value-type="float">
            <text:p>1,118</text:p>
          </table:table-cell>
          <table:table-cell table:style-name="ce13" office:value-type="float" office:value="24442" calcext:value-type="float">
            <text:p>24,442</text:p>
          </table:table-cell>
          <table:table-cell table:style-name="ce50"/>
          <table:table-cell table:style-name="ce59"/>
          <table:table-cell table:style-name="ce72" table:formula="of:=[.H37]+[.J37]" office:value-type="float" office:value="1118" calcext:value-type="float">
            <text:p><text:s/>1,118 </text:p>
          </table:table-cell>
          <table:table-cell table:style-name="ce58"/>
          <table:table-cell table:style-name="ce55"/>
          <table:table-cell table:style-name="ce55" table:formula="of:=[.D37]-[.D30]" office:value-type="float" office:value="6641" calcext:value-type="float">
            <text:p><text:s/>6,641 </text:p>
          </table:table-cell>
          <table:table-cell table:style-name="ce55" table:formula="of:=SUM([.E31:.E37])" office:value-type="float" office:value="1708" calcext:value-type="float">
            <text:p><text:s/>1,708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3" calcext:value-type="date">
            <text:p>4/3/2020</text:p>
          </table:table-cell>
          <table:table-cell table:style-name="ce12" office:value-type="float" office:value="16534" calcext:value-type="float">
            <text:p>16,534</text:p>
          </table:table-cell>
          <table:table-cell table:style-name="ce13" office:value-type="float" office:value="3001" calcext:value-type="float">
            <text:p>3,001</text:p>
          </table:table-cell>
          <table:table-cell table:style-name="ce13" office:value-type="float" office:value="19535" calcext:value-type="float">
            <text:p>19,535</text:p>
          </table:table-cell>
          <table:table-cell table:style-name="ce32" office:value-type="float" office:value="399" calcext:value-type="float">
            <text:p>399</text:p>
          </table:table-cell>
          <table:table-cell table:style-name="ce31" table:formula="of:=([.C38]-[.C37])-[.E38]" office:value-type="float" office:value="0" calcext:value-type="float">
            <text:p>0</text:p>
          </table:table-cell>
          <table:table-cell table:style-name="ce40" table:formula="of:=[.E38]/([.D38]-[.D37])" office:value-type="percentage" office:value="0.283582089552239" calcext:value-type="percentage">
            <text:p>28.4%</text:p>
          </table:table-cell>
          <table:table-cell table:style-name="ce13" office:value-type="float" office:value="1526" calcext:value-type="float">
            <text:p>1,526</text:p>
          </table:table-cell>
          <table:table-cell table:style-name="ce13" office:value-type="float" office:value="25968" calcext:value-type="float">
            <text:p>25,968</text:p>
          </table:table-cell>
          <table:table-cell table:style-name="ce50"/>
          <table:table-cell table:style-name="ce59"/>
          <table:table-cell table:style-name="ce72" table:formula="of:=[.H38]+[.J38]" office:value-type="float" office:value="1526" calcext:value-type="float">
            <text:p><text:s/>1,526 </text:p>
          </table:table-cell>
          <table:table-cell table:style-name="ce58"/>
          <table:table-cell table:style-name="ce55"/>
          <table:table-cell table:style-name="ce55" table:formula="of:=[.D38]-[.D31]" office:value-type="float" office:value="7262" calcext:value-type="float">
            <text:p><text:s/>7,262 </text:p>
          </table:table-cell>
          <table:table-cell table:style-name="ce55" table:formula="of:=SUM([.E32:.E38])" office:value-type="float" office:value="1942" calcext:value-type="float">
            <text:p><text:s/>1,942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4" calcext:value-type="date">
            <text:p>4/4/2020</text:p>
          </table:table-cell>
          <table:table-cell table:style-name="ce12" office:value-type="float" office:value="17453" calcext:value-type="float">
            <text:p>17,453</text:p>
          </table:table-cell>
          <table:table-cell table:style-name="ce13" office:value-type="float" office:value="3345" calcext:value-type="float">
            <text:p>3,345</text:p>
          </table:table-cell>
          <table:table-cell table:style-name="ce13" office:value-type="float" office:value="20798" calcext:value-type="float">
            <text:p>20,798</text:p>
          </table:table-cell>
          <table:table-cell table:style-name="ce32" office:value-type="float" office:value="344" calcext:value-type="float">
            <text:p>344</text:p>
          </table:table-cell>
          <table:table-cell table:style-name="ce31" table:formula="of:=([.C39]-[.C38])-[.E39]" office:value-type="float" office:value="0" calcext:value-type="float">
            <text:p>0</text:p>
          </table:table-cell>
          <table:table-cell table:style-name="ce40" table:formula="of:=[.E39]/([.D39]-[.D38])" office:value-type="percentage" office:value="0.27236737925574" calcext:value-type="percentage">
            <text:p>27.2%</text:p>
          </table:table-cell>
          <table:table-cell table:style-name="ce13" office:value-type="float" office:value="1522" calcext:value-type="float">
            <text:p>1,522</text:p>
          </table:table-cell>
          <table:table-cell table:style-name="ce13" office:value-type="float" office:value="27490" calcext:value-type="float">
            <text:p>27,490</text:p>
          </table:table-cell>
          <table:table-cell table:style-name="ce50"/>
          <table:table-cell table:style-name="ce59"/>
          <table:table-cell table:style-name="ce72" table:formula="of:=[.H39]+[.J39]" office:value-type="float" office:value="1522" calcext:value-type="float">
            <text:p><text:s/>1,522 </text:p>
          </table:table-cell>
          <table:table-cell table:style-name="ce58"/>
          <table:table-cell table:style-name="ce55"/>
          <table:table-cell table:style-name="ce55" table:formula="of:=[.D39]-[.D32]" office:value-type="float" office:value="7665" calcext:value-type="float">
            <text:p><text:s/>7,665 </text:p>
          </table:table-cell>
          <table:table-cell table:style-name="ce55" table:formula="of:=SUM([.E33:.E39])" office:value-type="float" office:value="2100" calcext:value-type="float">
            <text:p><text:s/>2,100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5" calcext:value-type="date">
            <text:p>4/5/2020</text:p>
          </table:table-cell>
          <table:table-cell table:style-name="ce12" office:value-type="float" office:value="19437" calcext:value-type="float">
            <text:p>19,437</text:p>
          </table:table-cell>
          <table:table-cell table:style-name="ce13" office:value-type="float" office:value="3706" calcext:value-type="float">
            <text:p>3,706</text:p>
          </table:table-cell>
          <table:table-cell table:style-name="ce13" office:value-type="float" office:value="23143" calcext:value-type="float">
            <text:p>23,143</text:p>
          </table:table-cell>
          <table:table-cell table:style-name="ce32" office:value-type="float" office:value="361" calcext:value-type="float">
            <text:p>361</text:p>
          </table:table-cell>
          <table:table-cell table:style-name="ce31" table:formula="of:=([.C40]-[.C39])-[.E40]" office:value-type="float" office:value="0" calcext:value-type="float">
            <text:p>0</text:p>
          </table:table-cell>
          <table:table-cell table:style-name="ce40" table:formula="of:=[.E40]/([.D40]-[.D39])" office:value-type="percentage" office:value="0.153944562899787" calcext:value-type="percentage">
            <text:p>15.4%</text:p>
          </table:table-cell>
          <table:table-cell table:style-name="ce13" office:value-type="float" office:value="3018" calcext:value-type="float">
            <text:p>3,018</text:p>
          </table:table-cell>
          <table:table-cell table:style-name="ce13" office:value-type="float" office:value="30508" calcext:value-type="float">
            <text:p>30,508</text:p>
          </table:table-cell>
          <table:table-cell table:style-name="ce50"/>
          <table:table-cell table:style-name="ce59"/>
          <table:table-cell table:style-name="ce72" table:formula="of:=[.H40]+[.J40]" office:value-type="float" office:value="3018" calcext:value-type="float">
            <text:p><text:s/>3,018 </text:p>
          </table:table-cell>
          <table:table-cell table:style-name="ce58"/>
          <table:table-cell table:style-name="ce55"/>
          <table:table-cell table:style-name="ce55" table:formula="of:=[.D40]-[.D33]" office:value-type="float" office:value="9254" calcext:value-type="float">
            <text:p><text:s/>9,254 </text:p>
          </table:table-cell>
          <table:table-cell table:style-name="ce55" table:formula="of:=SUM([.E34:.E40])" office:value-type="float" office:value="2322" calcext:value-type="float">
            <text:p><text:s/>2,322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6" calcext:value-type="date">
            <text:p>4/6/2020</text:p>
          </table:table-cell>
          <table:table-cell table:style-name="ce12" office:value-type="float" office:value="20075" calcext:value-type="float">
            <text:p>20,075</text:p>
          </table:table-cell>
          <table:table-cell table:style-name="ce13" office:value-type="float" office:value="3961" calcext:value-type="float">
            <text:p>3,961</text:p>
          </table:table-cell>
          <table:table-cell table:style-name="ce13" office:value-type="float" office:value="24036" calcext:value-type="float">
            <text:p>24,036</text:p>
          </table:table-cell>
          <table:table-cell table:style-name="ce32" office:value-type="float" office:value="255" calcext:value-type="float">
            <text:p>255</text:p>
          </table:table-cell>
          <table:table-cell table:style-name="ce31" table:formula="of:=([.C41]-[.C40])-[.E41]" office:value-type="float" office:value="0" calcext:value-type="float">
            <text:p>0</text:p>
          </table:table-cell>
          <table:table-cell table:style-name="ce40" table:formula="of:=[.E41]/([.D41]-[.D40])" office:value-type="percentage" office:value="0.28555431131019" calcext:value-type="percentage">
            <text:p>28.6%</text:p>
          </table:table-cell>
          <table:table-cell table:style-name="ce13" office:value-type="float" office:value="1006" calcext:value-type="float">
            <text:p>1,006</text:p>
          </table:table-cell>
          <table:table-cell table:style-name="ce13" office:value-type="float" office:value="31514" calcext:value-type="float">
            <text:p>31,514</text:p>
          </table:table-cell>
          <table:table-cell table:style-name="ce55" office:value-type="float" office:value="42" calcext:value-type="float">
            <text:p><text:s/>42 </text:p>
          </table:table-cell>
          <table:table-cell table:style-name="ce63" office:value-type="float" office:value="42" calcext:value-type="float">
            <text:p><text:s/>42 </text:p>
          </table:table-cell>
          <table:table-cell table:style-name="ce72" table:formula="of:=[.H41]+[.J41]" office:value-type="float" office:value="1048" calcext:value-type="float">
            <text:p><text:s/>1,048 </text:p>
          </table:table-cell>
          <table:table-cell table:style-name="ce58"/>
          <table:table-cell table:style-name="ce55"/>
          <table:table-cell table:style-name="ce55" table:formula="of:=[.D41]-[.D34]" office:value-type="float" office:value="9412" calcext:value-type="float">
            <text:p><text:s/>9,412 </text:p>
          </table:table-cell>
          <table:table-cell table:style-name="ce55" table:formula="of:=SUM([.E35:.E41])" office:value-type="float" office:value="2398" calcext:value-type="float">
            <text:p><text:s/>2,398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7" calcext:value-type="date">
            <text:p>4/7/2020</text:p>
          </table:table-cell>
          <table:table-cell table:style-name="ce12" office:value-type="float" office:value="20793" calcext:value-type="float">
            <text:p>20,793</text:p>
          </table:table-cell>
          <table:table-cell table:style-name="ce13" office:value-type="float" office:value="4229" calcext:value-type="float">
            <text:p>4,229</text:p>
          </table:table-cell>
          <table:table-cell table:style-name="ce13" office:value-type="float" office:value="25022" calcext:value-type="float">
            <text:p>25,022</text:p>
          </table:table-cell>
          <table:table-cell table:style-name="ce32" office:value-type="float" office:value="268" calcext:value-type="float">
            <text:p>268</text:p>
          </table:table-cell>
          <table:table-cell table:style-name="ce31" table:formula="of:=([.C42]-[.C41])-[.E42]" office:value-type="float" office:value="0" calcext:value-type="float">
            <text:p>0</text:p>
          </table:table-cell>
          <table:table-cell table:style-name="ce40" table:formula="of:=[.E42]/([.D42]-[.D41])" office:value-type="percentage" office:value="0.271805273833671" calcext:value-type="percentage">
            <text:p>27.2%</text:p>
          </table:table-cell>
          <table:table-cell table:style-name="ce13" office:value-type="float" office:value="1097" calcext:value-type="float">
            <text:p>1,097</text:p>
          </table:table-cell>
          <table:table-cell table:style-name="ce13" office:value-type="float" office:value="32611" calcext:value-type="float">
            <text:p>32,611</text:p>
          </table:table-cell>
          <table:table-cell table:style-name="ce55" office:value-type="float" office:value="124" calcext:value-type="float">
            <text:p><text:s/>124 </text:p>
          </table:table-cell>
          <table:table-cell table:style-name="ce63" office:value-type="float" office:value="166" calcext:value-type="float">
            <text:p><text:s/>166 </text:p>
          </table:table-cell>
          <table:table-cell table:style-name="ce72" table:formula="of:=[.H42]+[.J42]" office:value-type="float" office:value="1221" calcext:value-type="float">
            <text:p><text:s/>1,221 </text:p>
          </table:table-cell>
          <table:table-cell table:style-name="ce58"/>
          <table:table-cell table:style-name="ce55"/>
          <table:table-cell table:style-name="ce55" table:formula="of:=[.D42]-[.D35]" office:value-type="float" office:value="9127" calcext:value-type="float">
            <text:p><text:s/>9,127 </text:p>
          </table:table-cell>
          <table:table-cell table:style-name="ce55" table:formula="of:=SUM([.E36:.E42])" office:value-type="float" office:value="2236" calcext:value-type="float">
            <text:p><text:s/>2,236 </text:p>
          </table:table-cell>
          <table:table-cell table:style-name="ce72" table:formula="of:=SUM([.L36:.L42])" office:value-type="float" office:value="11163" calcext:value-type="float">
            <text:p><text:s/>11,163 </text:p>
          </table:table-cell>
          <table:table-cell table:style-name="ce63" table:number-columns-repeated="2"/>
          <table:table-cell table:style-name="ce63" table:formula="of:=[.Q42]/5463.3" office:value-type="float" office:value="2.04327055076602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08" calcext:value-type="date">
            <text:p>4/8/2020</text:p>
          </table:table-cell>
          <table:table-cell table:style-name="ce12" office:value-type="float" office:value="21661" calcext:value-type="float">
            <text:p>21,661</text:p>
          </table:table-cell>
          <table:table-cell table:style-name="ce13" office:value-type="float" office:value="4565" calcext:value-type="float">
            <text:p>4,565</text:p>
          </table:table-cell>
          <table:table-cell table:style-name="ce13" office:value-type="float" office:value="26226" calcext:value-type="float">
            <text:p>26,226</text:p>
          </table:table-cell>
          <table:table-cell table:style-name="ce32" office:value-type="float" office:value="336" calcext:value-type="float">
            <text:p>336</text:p>
          </table:table-cell>
          <table:table-cell table:style-name="ce31" table:formula="of:=([.C43]-[.C42])-[.E43]" office:value-type="float" office:value="0" calcext:value-type="float">
            <text:p>0</text:p>
          </table:table-cell>
          <table:table-cell table:style-name="ce40" table:formula="of:=[.E43]/([.D43]-[.D42])" office:value-type="percentage" office:value="0.27906976744186" calcext:value-type="percentage">
            <text:p>27.9%</text:p>
          </table:table-cell>
          <table:table-cell table:style-name="ce13" office:value-type="float" office:value="1555" calcext:value-type="float">
            <text:p>1,555</text:p>
          </table:table-cell>
          <table:table-cell table:style-name="ce13" office:value-type="float" office:value="34166" calcext:value-type="float">
            <text:p>34,166</text:p>
          </table:table-cell>
          <table:table-cell table:style-name="ce55" office:value-type="float" office:value="154" calcext:value-type="float">
            <text:p><text:s/>154 </text:p>
          </table:table-cell>
          <table:table-cell table:style-name="ce63" office:value-type="float" office:value="320" calcext:value-type="float">
            <text:p><text:s/>320 </text:p>
          </table:table-cell>
          <table:table-cell table:style-name="ce72" table:formula="of:=[.H43]+[.J43]" office:value-type="float" office:value="1709" calcext:value-type="float">
            <text:p><text:s/>1,709 </text:p>
          </table:table-cell>
          <table:table-cell table:style-name="ce58"/>
          <table:table-cell table:style-name="ce55"/>
          <table:table-cell table:style-name="ce55" table:formula="of:=[.D43]-[.D36]" office:value-type="float" office:value="9219" calcext:value-type="float">
            <text:p><text:s/>9,219 </text:p>
          </table:table-cell>
          <table:table-cell table:style-name="ce55" table:formula="of:=SUM([.E37:.E43])" office:value-type="float" office:value="2255" calcext:value-type="float">
            <text:p><text:s/>2,255 </text:p>
          </table:table-cell>
          <table:table-cell table:style-name="ce72" table:formula="of:=SUM([.L37:.L43])" office:value-type="float" office:value="11162" calcext:value-type="float">
            <text:p><text:s/>11,162 </text:p>
          </table:table-cell>
          <table:table-cell table:style-name="ce63" table:number-columns-repeated="2"/>
          <table:table-cell table:style-name="ce63" table:formula="of:=[.Q43]/5463.3" office:value-type="float" office:value="2.04308751121117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09" calcext:value-type="date">
            <text:p>4/9/2020</text:p>
          </table:table-cell>
          <table:table-cell table:style-name="ce12" office:value-type="float" office:value="22561" calcext:value-type="float">
            <text:p>22,561</text:p>
          </table:table-cell>
          <table:table-cell table:style-name="ce13" office:value-type="float" office:value="4957" calcext:value-type="float">
            <text:p>4,957</text:p>
          </table:table-cell>
          <table:table-cell table:style-name="ce13" office:value-type="float" office:value="27518" calcext:value-type="float">
            <text:p>27,518</text:p>
          </table:table-cell>
          <table:table-cell table:style-name="ce32" office:value-type="float" office:value="392" calcext:value-type="float">
            <text:p>392</text:p>
          </table:table-cell>
          <table:table-cell table:style-name="ce31" table:formula="of:=([.C44]-[.C43])-[.E44]" office:value-type="float" office:value="0" calcext:value-type="float">
            <text:p>0</text:p>
          </table:table-cell>
          <table:table-cell table:style-name="ce40" table:formula="of:=[.E44]/([.D44]-[.D43])" office:value-type="percentage" office:value="0.303405572755418" calcext:value-type="percentage">
            <text:p>30.3%</text:p>
          </table:table-cell>
          <table:table-cell table:style-name="ce13" office:value-type="float" office:value="1644" calcext:value-type="float">
            <text:p>1,644</text:p>
          </table:table-cell>
          <table:table-cell table:style-name="ce13" office:value-type="float" office:value="35810" calcext:value-type="float">
            <text:p>35,810</text:p>
          </table:table-cell>
          <table:table-cell table:style-name="ce55" office:value-type="float" office:value="130" calcext:value-type="float">
            <text:p><text:s/>130 </text:p>
          </table:table-cell>
          <table:table-cell table:style-name="ce63" office:value-type="float" office:value="450" calcext:value-type="float">
            <text:p><text:s/>450 </text:p>
          </table:table-cell>
          <table:table-cell table:style-name="ce72" table:formula="of:=[.H44]+[.J44]" office:value-type="float" office:value="1774" calcext:value-type="float">
            <text:p><text:s/>1,774 </text:p>
          </table:table-cell>
          <table:table-cell table:style-name="ce58"/>
          <table:table-cell table:style-name="ce55"/>
          <table:table-cell table:style-name="ce55" table:formula="of:=[.D44]-[.D37]" office:value-type="float" office:value="9390" calcext:value-type="float">
            <text:p><text:s/>9,390 </text:p>
          </table:table-cell>
          <table:table-cell table:style-name="ce55" table:formula="of:=SUM([.E38:.E44])" office:value-type="float" office:value="2355" calcext:value-type="float">
            <text:p><text:s/>2,355 </text:p>
          </table:table-cell>
          <table:table-cell table:style-name="ce72" table:formula="of:=SUM([.L38:.L44])" office:value-type="float" office:value="11818" calcext:value-type="float">
            <text:p><text:s/>11,818 </text:p>
          </table:table-cell>
          <table:table-cell table:style-name="ce63" table:number-columns-repeated="2"/>
          <table:table-cell table:style-name="ce63" table:formula="of:=[.Q44]/5463.3" office:value-type="float" office:value="2.16316145919133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0" calcext:value-type="date">
            <text:p>4/10/2020</text:p>
          </table:table-cell>
          <table:table-cell table:style-name="ce12" office:value-type="float" office:value="23377" calcext:value-type="float">
            <text:p>23,377</text:p>
          </table:table-cell>
          <table:table-cell table:style-name="ce13" office:value-type="float" office:value="5275" calcext:value-type="float">
            <text:p>5,275</text:p>
          </table:table-cell>
          <table:table-cell table:style-name="ce13" office:value-type="float" office:value="28652" calcext:value-type="float">
            <text:p>28,652</text:p>
          </table:table-cell>
          <table:table-cell table:style-name="ce32" office:value-type="float" office:value="318" calcext:value-type="float">
            <text:p>318</text:p>
          </table:table-cell>
          <table:table-cell table:style-name="ce31" table:formula="of:=([.C45]-[.C44])-[.E45]" office:value-type="float" office:value="0" calcext:value-type="float">
            <text:p>0</text:p>
          </table:table-cell>
          <table:table-cell table:style-name="ce40" table:formula="of:=[.E45]/([.D45]-[.D44])" office:value-type="percentage" office:value="0.28042328042328" calcext:value-type="percentage">
            <text:p>28.0%</text:p>
          </table:table-cell>
          <table:table-cell table:style-name="ce13" office:value-type="float" office:value="1391" calcext:value-type="float">
            <text:p>1,391</text:p>
          </table:table-cell>
          <table:table-cell table:style-name="ce13" office:value-type="float" office:value="37201" calcext:value-type="float">
            <text:p>37,201</text:p>
          </table:table-cell>
          <table:table-cell table:style-name="ce55" office:value-type="float" office:value="176" calcext:value-type="float">
            <text:p><text:s/>176 </text:p>
          </table:table-cell>
          <table:table-cell table:style-name="ce63" office:value-type="float" office:value="626" calcext:value-type="float">
            <text:p><text:s/>626 </text:p>
          </table:table-cell>
          <table:table-cell table:style-name="ce72" table:formula="of:=[.H45]+[.J45]" office:value-type="float" office:value="1567" calcext:value-type="float">
            <text:p><text:s/>1,567 </text:p>
          </table:table-cell>
          <table:table-cell table:style-name="ce58"/>
          <table:table-cell table:style-name="ce55"/>
          <table:table-cell table:style-name="ce55" table:formula="of:=[.D45]-[.D38]" office:value-type="float" office:value="9117" calcext:value-type="float">
            <text:p><text:s/>9,117 </text:p>
          </table:table-cell>
          <table:table-cell table:style-name="ce55" table:formula="of:=SUM([.E39:.E45])" office:value-type="float" office:value="2274" calcext:value-type="float">
            <text:p><text:s/>2,274 </text:p>
          </table:table-cell>
          <table:table-cell table:style-name="ce72" table:formula="of:=SUM([.L39:.L45])" office:value-type="float" office:value="11859" calcext:value-type="float">
            <text:p><text:s/>11,859 </text:p>
          </table:table-cell>
          <table:table-cell table:style-name="ce63" table:number-columns-repeated="2"/>
          <table:table-cell table:style-name="ce63" table:formula="of:=[.Q45]/5463.3" office:value-type="float" office:value="2.17066608094009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1" calcext:value-type="date">
            <text:p>4/11/2020</text:p>
          </table:table-cell>
          <table:table-cell table:style-name="ce12" office:value-type="float" office:value="24313" calcext:value-type="float">
            <text:p>24,313</text:p>
          </table:table-cell>
          <table:table-cell table:style-name="ce13" office:value-type="float" office:value="5590" calcext:value-type="float">
            <text:p>5,590</text:p>
          </table:table-cell>
          <table:table-cell table:style-name="ce13" office:value-type="float" office:value="29903" calcext:value-type="float">
            <text:p>29,903</text:p>
          </table:table-cell>
          <table:table-cell table:style-name="ce32" office:value-type="float" office:value="315" calcext:value-type="float">
            <text:p>315</text:p>
          </table:table-cell>
          <table:table-cell table:style-name="ce31" table:formula="of:=([.C46]-[.C45])-[.E46]" office:value-type="float" office:value="0" calcext:value-type="float">
            <text:p>0</text:p>
          </table:table-cell>
          <table:table-cell table:style-name="ce40" table:formula="of:=[.E46]/([.D46]-[.D45])" office:value-type="percentage" office:value="0.251798561151079" calcext:value-type="percentage">
            <text:p>25.2%</text:p>
          </table:table-cell>
          <table:table-cell table:style-name="ce13" office:value-type="float" office:value="1580" calcext:value-type="float">
            <text:p>1,580</text:p>
          </table:table-cell>
          <table:table-cell table:style-name="ce13" office:value-type="float" office:value="38781" calcext:value-type="float">
            <text:p>38,781</text:p>
          </table:table-cell>
          <table:table-cell table:style-name="ce55" office:value-type="float" office:value="207" calcext:value-type="float">
            <text:p><text:s/>207 </text:p>
          </table:table-cell>
          <table:table-cell table:style-name="ce63" office:value-type="float" office:value="833" calcext:value-type="float">
            <text:p><text:s/>833 </text:p>
          </table:table-cell>
          <table:table-cell table:style-name="ce72" table:formula="of:=[.H46]+[.J46]" office:value-type="float" office:value="1787" calcext:value-type="float">
            <text:p><text:s/>1,787 </text:p>
          </table:table-cell>
          <table:table-cell table:style-name="ce58"/>
          <table:table-cell table:style-name="ce55"/>
          <table:table-cell table:style-name="ce55" table:formula="of:=[.D46]-[.D39]" office:value-type="float" office:value="9105" calcext:value-type="float">
            <text:p><text:s/>9,105 </text:p>
          </table:table-cell>
          <table:table-cell table:style-name="ce55" table:formula="of:=SUM([.E40:.E46])" office:value-type="float" office:value="2245" calcext:value-type="float">
            <text:p><text:s/>2,245 </text:p>
          </table:table-cell>
          <table:table-cell table:style-name="ce72" table:formula="of:=SUM([.L40:.L46])" office:value-type="float" office:value="12124" calcext:value-type="float">
            <text:p><text:s/>12,124 </text:p>
          </table:table-cell>
          <table:table-cell table:style-name="ce63" table:number-columns-repeated="2"/>
          <table:table-cell table:style-name="ce63" table:formula="of:=[.Q46]/5463.3" office:value-type="float" office:value="2.21917156297476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2" calcext:value-type="date">
            <text:p>4/12/2020</text:p>
          </table:table-cell>
          <table:table-cell table:style-name="ce13" office:value-type="float" office:value="25202" calcext:value-type="float">
            <text:p>25,202</text:p>
          </table:table-cell>
          <table:table-cell table:style-name="ce13" office:value-type="float" office:value="5912" calcext:value-type="float">
            <text:p>5,912</text:p>
          </table:table-cell>
          <table:table-cell table:style-name="ce13" office:value-type="float" office:value="31114" calcext:value-type="float">
            <text:p>31,114</text:p>
          </table:table-cell>
          <table:table-cell table:style-name="ce32" office:value-type="float" office:value="322" calcext:value-type="float">
            <text:p>322</text:p>
          </table:table-cell>
          <table:table-cell table:style-name="ce31" table:formula="of:=([.C47]-[.C46])-[.E47]" office:value-type="float" office:value="0" calcext:value-type="float">
            <text:p>0</text:p>
          </table:table-cell>
          <table:table-cell table:style-name="ce40" table:formula="of:=[.E47]/([.D47]-[.D46])" office:value-type="percentage" office:value="0.265895953757225" calcext:value-type="percentage">
            <text:p>26.6%</text:p>
          </table:table-cell>
          <table:table-cell table:style-name="ce13" office:value-type="float" office:value="1475" calcext:value-type="float">
            <text:p>1,475</text:p>
          </table:table-cell>
          <table:table-cell table:style-name="ce13" office:value-type="float" office:value="40256" calcext:value-type="float">
            <text:p>40,256</text:p>
          </table:table-cell>
          <table:table-cell table:style-name="ce55" office:value-type="float" office:value="142" calcext:value-type="float">
            <text:p><text:s/>142 </text:p>
          </table:table-cell>
          <table:table-cell table:style-name="ce63" office:value-type="float" office:value="975" calcext:value-type="float">
            <text:p><text:s/>975 </text:p>
          </table:table-cell>
          <table:table-cell table:style-name="ce72" table:formula="of:=[.H47]+[.J47]" office:value-type="float" office:value="1617" calcext:value-type="float">
            <text:p><text:s/>1,617 </text:p>
          </table:table-cell>
          <table:table-cell table:style-name="ce58"/>
          <table:table-cell table:style-name="ce55"/>
          <table:table-cell table:style-name="ce55" table:formula="of:=[.D47]-[.D40]" office:value-type="float" office:value="7971" calcext:value-type="float">
            <text:p><text:s/>7,971 </text:p>
          </table:table-cell>
          <table:table-cell table:style-name="ce55" table:formula="of:=SUM([.E41:.E47])" office:value-type="float" office:value="2206" calcext:value-type="float">
            <text:p><text:s/>2,206 </text:p>
          </table:table-cell>
          <table:table-cell table:style-name="ce72" table:formula="of:=SUM([.L41:.L47])" office:value-type="float" office:value="10723" calcext:value-type="float">
            <text:p><text:s/>10,723 </text:p>
          </table:table-cell>
          <table:table-cell table:style-name="ce63" table:number-columns-repeated="2"/>
          <table:table-cell table:style-name="ce63" table:formula="of:=[.Q47]/5463.3" office:value-type="float" office:value="1.96273314663299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3" calcext:value-type="date">
            <text:p>4/13/2020</text:p>
          </table:table-cell>
          <table:table-cell table:style-name="ce13" office:value-type="float" office:value="25746" calcext:value-type="float">
            <text:p>25,746</text:p>
          </table:table-cell>
          <table:table-cell table:style-name="ce13" office:value-type="float" office:value="6067" calcext:value-type="float">
            <text:p>6,067</text:p>
          </table:table-cell>
          <table:table-cell table:style-name="ce13" office:value-type="float" office:value="31813" calcext:value-type="float">
            <text:p>31,813</text:p>
          </table:table-cell>
          <table:table-cell table:style-name="ce32" office:value-type="float" office:value="155" calcext:value-type="float">
            <text:p>155</text:p>
          </table:table-cell>
          <table:table-cell table:style-name="ce31" table:formula="of:=([.C48]-[.C47])-[.E48]" office:value-type="float" office:value="0" calcext:value-type="float">
            <text:p>0</text:p>
          </table:table-cell>
          <table:table-cell table:style-name="ce40" table:formula="of:=[.E48]/([.D48]-[.D47])" office:value-type="percentage" office:value="0.221745350500715" calcext:value-type="percentage">
            <text:p>22.2%</text:p>
          </table:table-cell>
          <table:table-cell table:style-name="ce13" office:value-type="float" office:value="873" calcext:value-type="float">
            <text:p>873</text:p>
          </table:table-cell>
          <table:table-cell table:style-name="ce13" office:value-type="float" office:value="41129" calcext:value-type="float">
            <text:p>41,129</text:p>
          </table:table-cell>
          <table:table-cell table:style-name="ce55" office:value-type="float" office:value="84" calcext:value-type="float">
            <text:p><text:s/>84 </text:p>
          </table:table-cell>
          <table:table-cell table:style-name="ce63" office:value-type="float" office:value="1059" calcext:value-type="float">
            <text:p><text:s/>1,059 </text:p>
          </table:table-cell>
          <table:table-cell table:style-name="ce72" table:formula="of:=[.H48]+[.J48]" office:value-type="float" office:value="957" calcext:value-type="float">
            <text:p><text:s/>957 </text:p>
          </table:table-cell>
          <table:table-cell table:style-name="ce58"/>
          <table:table-cell table:style-name="ce55"/>
          <table:table-cell table:style-name="ce55" table:formula="of:=[.D48]-[.D41]" office:value-type="float" office:value="7777" calcext:value-type="float">
            <text:p><text:s/>7,777 </text:p>
          </table:table-cell>
          <table:table-cell table:style-name="ce55" table:formula="of:=SUM([.E42:.E48])" office:value-type="float" office:value="2106" calcext:value-type="float">
            <text:p><text:s/>2,106 </text:p>
          </table:table-cell>
          <table:table-cell table:style-name="ce72" table:formula="of:=SUM([.L42:.L48])" office:value-type="float" office:value="10632" calcext:value-type="float">
            <text:p><text:s/>10,632 </text:p>
          </table:table-cell>
          <table:table-cell table:style-name="ce63" table:number-columns-repeated="2"/>
          <table:table-cell table:style-name="ce63" table:formula="of:=[.Q48]/5463.3" office:value-type="float" office:value="1.9460765471418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4-14" calcext:value-type="date">
            <text:p>4/14/2020</text:p>
          </table:table-cell>
          <table:table-cell table:style-name="ce15" office:value-type="float" office:value="26497" calcext:value-type="float">
            <text:p>26,497</text:p>
          </table:table-cell>
          <table:table-cell table:style-name="ce16" office:value-type="float" office:value="6358" calcext:value-type="float">
            <text:p>6,358</text:p>
          </table:table-cell>
          <table:table-cell table:style-name="ce16" office:value-type="float" office:value="32855" calcext:value-type="float">
            <text:p>32,855</text:p>
          </table:table-cell>
          <table:table-cell table:style-name="ce33" office:value-type="float" office:value="291" calcext:value-type="float">
            <text:p>291</text:p>
          </table:table-cell>
          <table:table-cell table:style-name="ce31" table:formula="of:=([.C49]-[.C48])-[.E49]" office:value-type="float" office:value="0" calcext:value-type="float">
            <text:p>0</text:p>
          </table:table-cell>
          <table:table-cell table:style-name="ce40" table:formula="of:=[.E49]/([.D49]-[.D48])" office:value-type="percentage" office:value="0.279270633397313" calcext:value-type="percentage">
            <text:p>27.9%</text:p>
          </table:table-cell>
          <table:table-cell table:style-name="ce13" office:value-type="float" office:value="1370" calcext:value-type="float">
            <text:p>1,370</text:p>
          </table:table-cell>
          <table:table-cell table:style-name="ce13" office:value-type="float" office:value="42499" calcext:value-type="float">
            <text:p>42,499</text:p>
          </table:table-cell>
          <table:table-cell table:style-name="ce55" office:value-type="float" office:value="59" calcext:value-type="float">
            <text:p><text:s/>59 </text:p>
          </table:table-cell>
          <table:table-cell table:style-name="ce63" office:value-type="float" office:value="1118" calcext:value-type="float">
            <text:p><text:s/>1,118 </text:p>
          </table:table-cell>
          <table:table-cell table:style-name="ce72" table:formula="of:=[.H49]+[.J49]" office:value-type="float" office:value="1429" calcext:value-type="float">
            <text:p><text:s/>1,429 </text:p>
          </table:table-cell>
          <table:table-cell table:style-name="ce58"/>
          <table:table-cell table:style-name="ce55"/>
          <table:table-cell table:style-name="ce55" table:formula="of:=[.D49]-[.D42]" office:value-type="float" office:value="7833" calcext:value-type="float">
            <text:p><text:s/>7,833 </text:p>
          </table:table-cell>
          <table:table-cell table:style-name="ce55" table:formula="of:=SUM([.E43:.E49])" office:value-type="float" office:value="2129" calcext:value-type="float">
            <text:p><text:s/>2,129 </text:p>
          </table:table-cell>
          <table:table-cell table:style-name="ce72" table:formula="of:=SUM([.L43:.L49])" office:value-type="float" office:value="10840" calcext:value-type="float">
            <text:p><text:s/>10,840 </text:p>
          </table:table-cell>
          <table:table-cell table:style-name="ce63" table:number-columns-repeated="2"/>
          <table:table-cell table:style-name="ce63" table:formula="of:=[.Q49]/5463.3" office:value-type="float" office:value="1.9841487745501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5" calcext:value-type="date">
            <text:p>4/15/2020</text:p>
          </table:table-cell>
          <table:table-cell table:style-name="ce16" office:value-type="float" office:value="27316" calcext:value-type="float">
            <text:p>27,316</text:p>
          </table:table-cell>
          <table:table-cell table:style-name="ce16" office:value-type="float" office:value="6748" calcext:value-type="float">
            <text:p>6,748</text:p>
          </table:table-cell>
          <table:table-cell table:style-name="ce16" office:value-type="float" office:value="34064" calcext:value-type="float">
            <text:p>34,064</text:p>
          </table:table-cell>
          <table:table-cell table:style-name="ce33" office:value-type="float" office:value="390" calcext:value-type="float">
            <text:p>390</text:p>
          </table:table-cell>
          <table:table-cell table:style-name="ce31" table:formula="of:=([.C50]-[.C49])-[.E50]" office:value-type="float" office:value="0" calcext:value-type="float">
            <text:p>0</text:p>
          </table:table-cell>
          <table:table-cell table:style-name="ce40" table:formula="of:=[.E50]/([.D50]-[.D49])" office:value-type="percentage" office:value="0.32258064516129" calcext:value-type="percentage">
            <text:p>32.3%</text:p>
          </table:table-cell>
          <table:table-cell table:style-name="ce13" office:value-type="float" office:value="1610" calcext:value-type="float">
            <text:p>1,610</text:p>
          </table:table-cell>
          <table:table-cell table:style-name="ce13" office:value-type="float" office:value="44109" calcext:value-type="float">
            <text:p>44,109</text:p>
          </table:table-cell>
          <table:table-cell table:style-name="ce55" office:value-type="float" office:value="124" calcext:value-type="float">
            <text:p><text:s/>124 </text:p>
          </table:table-cell>
          <table:table-cell table:style-name="ce63" office:value-type="float" office:value="1242" calcext:value-type="float">
            <text:p><text:s/>1,242 </text:p>
          </table:table-cell>
          <table:table-cell table:style-name="ce72" table:formula="of:=[.H50]+[.J50]" office:value-type="float" office:value="1734" calcext:value-type="float">
            <text:p><text:s/>1,734 </text:p>
          </table:table-cell>
          <table:table-cell table:style-name="ce58"/>
          <table:table-cell table:style-name="ce55"/>
          <table:table-cell table:style-name="ce55" table:formula="of:=[.D50]-[.D43]" office:value-type="float" office:value="7838" calcext:value-type="float">
            <text:p><text:s/>7,838 </text:p>
          </table:table-cell>
          <table:table-cell table:style-name="ce55" table:formula="of:=SUM([.E44:.E50])" office:value-type="float" office:value="2183" calcext:value-type="float">
            <text:p><text:s/>2,183 </text:p>
          </table:table-cell>
          <table:table-cell table:style-name="ce72" table:formula="of:=SUM([.L44:.L50])" office:value-type="float" office:value="10865" calcext:value-type="float">
            <text:p><text:s/>10,865 </text:p>
          </table:table-cell>
          <table:table-cell table:style-name="ce63" table:number-columns-repeated="2"/>
          <table:table-cell table:style-name="ce63" table:formula="of:=[.Q50]/5463.3" office:value-type="float" office:value="1.9887247634213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6" calcext:value-type="date">
            <text:p>4/16/2020</text:p>
          </table:table-cell>
          <table:table-cell table:style-name="ce13" office:value-type="float" office:value="28290" calcext:value-type="float">
            <text:p>28,290</text:p>
          </table:table-cell>
          <table:table-cell table:style-name="ce16" office:value-type="float" office:value="7102" calcext:value-type="float">
            <text:p>7,102</text:p>
          </table:table-cell>
          <table:table-cell table:style-name="ce16" office:value-type="float" office:value="35392" calcext:value-type="float">
            <text:p>35,392</text:p>
          </table:table-cell>
          <table:table-cell table:style-name="ce33" office:value-type="float" office:value="354" calcext:value-type="float">
            <text:p>354</text:p>
          </table:table-cell>
          <table:table-cell table:style-name="ce31" table:formula="of:=([.C51]-[.C50])-[.E51]" office:value-type="float" office:value="0" calcext:value-type="float">
            <text:p>0</text:p>
          </table:table-cell>
          <table:table-cell table:style-name="ce40" table:formula="of:=[.E51]/([.D51]-[.D50])" office:value-type="percentage" office:value="0.266566265060241" calcext:value-type="percentage">
            <text:p>26.7%</text:p>
          </table:table-cell>
          <table:table-cell table:style-name="ce13" office:value-type="float" office:value="1707" calcext:value-type="float">
            <text:p>1,707</text:p>
          </table:table-cell>
          <table:table-cell table:style-name="ce13" office:value-type="float" office:value="45816" calcext:value-type="float">
            <text:p>45,816</text:p>
          </table:table-cell>
          <table:table-cell table:style-name="ce55" office:value-type="float" office:value="129" calcext:value-type="float">
            <text:p><text:s/>129 </text:p>
          </table:table-cell>
          <table:table-cell table:style-name="ce63" office:value-type="float" office:value="1371" calcext:value-type="float">
            <text:p><text:s/>1,371 </text:p>
          </table:table-cell>
          <table:table-cell table:style-name="ce72" table:formula="of:=[.H51]+[.J51]" office:value-type="float" office:value="1836" calcext:value-type="float">
            <text:p><text:s/>1,836 </text:p>
          </table:table-cell>
          <table:table-cell table:style-name="ce58"/>
          <table:table-cell table:style-name="ce55"/>
          <table:table-cell table:style-name="ce55" table:formula="of:=[.D51]-[.D44]" office:value-type="float" office:value="7874" calcext:value-type="float">
            <text:p><text:s/>7,874 </text:p>
          </table:table-cell>
          <table:table-cell table:style-name="ce55" table:formula="of:=SUM([.E45:.E51])" office:value-type="float" office:value="2145" calcext:value-type="float">
            <text:p><text:s/>2,145 </text:p>
          </table:table-cell>
          <table:table-cell table:style-name="ce72" table:formula="of:=SUM([.L45:.L51])" office:value-type="float" office:value="10927" calcext:value-type="float">
            <text:p><text:s/>10,927 </text:p>
          </table:table-cell>
          <table:table-cell table:style-name="ce63" table:number-columns-repeated="2"/>
          <table:table-cell table:style-name="ce63" table:formula="of:=[.Q51]/5463.3" office:value-type="float" office:value="2.0000732158219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7" calcext:value-type="date">
            <text:p>4/17/2020</text:p>
          </table:table-cell>
          <table:table-cell table:style-name="ce17" office:value-type="float" office:value="29228" calcext:value-type="float">
            <text:p>29,228</text:p>
          </table:table-cell>
          <table:table-cell table:style-name="ce17" office:value-type="float" office:value="7409" calcext:value-type="float">
            <text:p>7,409</text:p>
          </table:table-cell>
          <table:table-cell table:style-name="ce17" office:value-type="float" office:value="36637" calcext:value-type="float">
            <text:p>36,637</text:p>
          </table:table-cell>
          <table:table-cell table:style-name="ce33" office:value-type="float" office:value="307" calcext:value-type="float">
            <text:p>307</text:p>
          </table:table-cell>
          <table:table-cell table:style-name="ce31" table:formula="of:=([.C52]-[.C51])-[.E52]" office:value-type="float" office:value="0" calcext:value-type="float">
            <text:p>0</text:p>
          </table:table-cell>
          <table:table-cell table:style-name="ce40" table:formula="of:=[.E52]/([.D52]-[.D51])" office:value-type="percentage" office:value="0.246586345381526" calcext:value-type="percentage">
            <text:p>24.7%</text:p>
          </table:table-cell>
          <table:table-cell table:style-name="ce13" office:value-type="float" office:value="1541" calcext:value-type="float">
            <text:p>1,541</text:p>
          </table:table-cell>
          <table:table-cell table:style-name="ce13" office:value-type="float" office:value="47357" calcext:value-type="float">
            <text:p>47,357</text:p>
          </table:table-cell>
          <table:table-cell table:style-name="ce55" office:value-type="float" office:value="141" calcext:value-type="float">
            <text:p><text:s/>141 </text:p>
          </table:table-cell>
          <table:table-cell table:style-name="ce63" office:value-type="float" office:value="1512" calcext:value-type="float">
            <text:p><text:s/>1,512 </text:p>
          </table:table-cell>
          <table:table-cell table:style-name="ce72" table:formula="of:=[.H52]+[.J52]" office:value-type="float" office:value="1682" calcext:value-type="float">
            <text:p><text:s/>1,682 </text:p>
          </table:table-cell>
          <table:table-cell table:style-name="ce58"/>
          <table:table-cell table:style-name="ce55"/>
          <table:table-cell table:style-name="ce55" table:formula="of:=[.D52]-[.D45]" office:value-type="float" office:value="7985" calcext:value-type="float">
            <text:p><text:s/>7,985 </text:p>
          </table:table-cell>
          <table:table-cell table:style-name="ce55" table:formula="of:=SUM([.E46:.E52])" office:value-type="float" office:value="2134" calcext:value-type="float">
            <text:p><text:s/>2,134 </text:p>
          </table:table-cell>
          <table:table-cell table:style-name="ce72" table:formula="of:=SUM([.L46:.L52])" office:value-type="float" office:value="11042" calcext:value-type="float">
            <text:p><text:s/>11,042 </text:p>
          </table:table-cell>
          <table:table-cell table:style-name="ce63" table:number-columns-repeated="2"/>
          <table:table-cell table:style-name="ce63" table:formula="of:=[.Q52]/5463.3" office:value-type="float" office:value="2.0211227646294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8" calcext:value-type="date">
            <text:p>4/18/2020</text:p>
          </table:table-cell>
          <table:table-cell table:style-name="ce17" office:value-type="float" office:value="30413" calcext:value-type="float">
            <text:p>30,413</text:p>
          </table:table-cell>
          <table:table-cell table:style-name="ce17" office:value-type="float" office:value="7820" calcext:value-type="float">
            <text:p>7,820</text:p>
          </table:table-cell>
          <table:table-cell table:style-name="ce17" office:value-type="float" office:value="38233" calcext:value-type="float">
            <text:p>38,233</text:p>
          </table:table-cell>
          <table:table-cell table:style-name="ce33" office:value-type="float" office:value="411" calcext:value-type="float">
            <text:p>411</text:p>
          </table:table-cell>
          <table:table-cell table:style-name="ce31" table:formula="of:=([.C53]-[.C52])-[.E53]" office:value-type="float" office:value="0" calcext:value-type="float">
            <text:p>0</text:p>
          </table:table-cell>
          <table:table-cell table:style-name="ce40" table:formula="of:=[.E53]/([.D53]-[.D52])" office:value-type="percentage" office:value="0.257518796992481" calcext:value-type="percentage">
            <text:p>25.8%</text:p>
          </table:table-cell>
          <table:table-cell table:style-name="ce13" office:value-type="float" office:value="1907" calcext:value-type="float">
            <text:p>1,907</text:p>
          </table:table-cell>
          <table:table-cell table:style-name="ce13" office:value-type="float" office:value="49264" calcext:value-type="float">
            <text:p>49,264</text:p>
          </table:table-cell>
          <table:table-cell table:style-name="ce55" office:value-type="float" office:value="108" calcext:value-type="float">
            <text:p><text:s/>108 </text:p>
          </table:table-cell>
          <table:table-cell table:style-name="ce63" office:value-type="float" office:value="1620" calcext:value-type="float">
            <text:p><text:s/>1,620 </text:p>
          </table:table-cell>
          <table:table-cell table:style-name="ce72" table:formula="of:=[.H53]+[.J53]" office:value-type="float" office:value="2015" calcext:value-type="float">
            <text:p><text:s/>2,015 </text:p>
          </table:table-cell>
          <table:table-cell table:style-name="ce58"/>
          <table:table-cell table:style-name="ce55"/>
          <table:table-cell table:style-name="ce55" table:formula="of:=[.D53]-[.D46]" office:value-type="float" office:value="8330" calcext:value-type="float">
            <text:p><text:s/>8,330 </text:p>
          </table:table-cell>
          <table:table-cell table:style-name="ce55" table:formula="of:=SUM([.E47:.E53])" office:value-type="float" office:value="2230" calcext:value-type="float">
            <text:p><text:s/>2,230 </text:p>
          </table:table-cell>
          <table:table-cell table:style-name="ce72" table:formula="of:=SUM([.L47:.L53])" office:value-type="float" office:value="11270" calcext:value-type="float">
            <text:p><text:s/>11,270 </text:p>
          </table:table-cell>
          <table:table-cell table:style-name="ce63" table:number-columns-repeated="2"/>
          <table:table-cell table:style-name="ce63" table:formula="of:=[.Q53]/5463.3" office:value-type="float" office:value="2.0628557831347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9" calcext:value-type="date">
            <text:p>4/19/2020</text:p>
          </table:table-cell>
          <table:table-cell table:style-name="ce17" office:value-type="float" office:value="31425" calcext:value-type="float">
            <text:p>31,425</text:p>
          </table:table-cell>
          <table:table-cell table:style-name="ce17" office:value-type="float" office:value="8187" calcext:value-type="float">
            <text:p>8,187</text:p>
          </table:table-cell>
          <table:table-cell table:style-name="ce17" office:value-type="float" office:value="39612" calcext:value-type="float">
            <text:p>39,612</text:p>
          </table:table-cell>
          <table:table-cell table:style-name="ce33" office:value-type="float" office:value="367" calcext:value-type="float">
            <text:p>367</text:p>
          </table:table-cell>
          <table:table-cell table:style-name="ce31" table:formula="of:=([.C54]-[.C53])-[.E54]" office:value-type="float" office:value="0" calcext:value-type="float">
            <text:p>0</text:p>
          </table:table-cell>
          <table:table-cell table:style-name="ce40" table:formula="of:=[.E54]/([.D54]-[.D53])" office:value-type="percentage" office:value="0.266134880348078" calcext:value-type="percentage">
            <text:p>26.6%</text:p>
          </table:table-cell>
          <table:table-cell table:style-name="ce13" office:value-type="float" office:value="1555" calcext:value-type="float">
            <text:p>1,555</text:p>
          </table:table-cell>
          <table:table-cell table:style-name="ce13" office:value-type="float" office:value="50819" calcext:value-type="float">
            <text:p>50,819</text:p>
          </table:table-cell>
          <table:table-cell table:style-name="ce55" office:value-type="float" office:value="154" calcext:value-type="float">
            <text:p><text:s/>154 </text:p>
          </table:table-cell>
          <table:table-cell table:style-name="ce63" office:value-type="float" office:value="1774" calcext:value-type="float">
            <text:p><text:s/>1,774 </text:p>
          </table:table-cell>
          <table:table-cell table:style-name="ce72" table:formula="of:=[.H54]+[.J54]" office:value-type="float" office:value="1709" calcext:value-type="float">
            <text:p><text:s/>1,709 </text:p>
          </table:table-cell>
          <table:table-cell table:style-name="ce58"/>
          <table:table-cell table:style-name="ce55"/>
          <table:table-cell table:style-name="ce55" table:formula="of:=[.D54]-[.D47]" office:value-type="float" office:value="8498" calcext:value-type="float">
            <text:p><text:s/>8,498 </text:p>
          </table:table-cell>
          <table:table-cell table:style-name="ce55" table:formula="of:=SUM([.E48:.E54])" office:value-type="float" office:value="2275" calcext:value-type="float">
            <text:p><text:s/>2,275 </text:p>
          </table:table-cell>
          <table:table-cell table:style-name="ce72" table:formula="of:=SUM([.L48:.L54])" office:value-type="float" office:value="11362" calcext:value-type="float">
            <text:p><text:s/>11,362 </text:p>
          </table:table-cell>
          <table:table-cell table:style-name="ce63" table:number-columns-repeated="2"/>
          <table:table-cell table:style-name="ce63" table:formula="of:=[.Q54]/5463.3" office:value-type="float" office:value="2.07969542218073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0" calcext:value-type="date">
            <text:p>4/20/2020</text:p>
          </table:table-cell>
          <table:table-cell table:style-name="ce17" office:value-type="float" office:value="32250" calcext:value-type="float">
            <text:p>32,250</text:p>
          </table:table-cell>
          <table:table-cell table:style-name="ce17" office:value-type="float" office:value="8450" calcext:value-type="float">
            <text:p>8,450</text:p>
          </table:table-cell>
          <table:table-cell table:style-name="ce17" office:value-type="float" office:value="40700" calcext:value-type="float">
            <text:p>40,700</text:p>
          </table:table-cell>
          <table:table-cell table:style-name="ce33" office:value-type="float" office:value="263" calcext:value-type="float">
            <text:p>263</text:p>
          </table:table-cell>
          <table:table-cell table:style-name="ce31" table:formula="of:=([.C55]-[.C54])-[.E55]" office:value-type="float" office:value="0" calcext:value-type="float">
            <text:p>0</text:p>
          </table:table-cell>
          <table:table-cell table:style-name="ce40" table:formula="of:=[.E55]/([.D55]-[.D54])" office:value-type="percentage" office:value="0.241727941176471" calcext:value-type="percentage">
            <text:p>24.2%</text:p>
          </table:table-cell>
          <table:table-cell table:style-name="ce13" office:value-type="float" office:value="1255" calcext:value-type="float">
            <text:p>1,255</text:p>
          </table:table-cell>
          <table:table-cell table:style-name="ce13" office:value-type="float" office:value="52074" calcext:value-type="float">
            <text:p>52,074</text:p>
          </table:table-cell>
          <table:table-cell table:style-name="ce55" office:value-type="float" office:value="77" calcext:value-type="float">
            <text:p><text:s/>77 </text:p>
          </table:table-cell>
          <table:table-cell table:style-name="ce63" office:value-type="float" office:value="1851" calcext:value-type="float">
            <text:p><text:s/>1,851 </text:p>
          </table:table-cell>
          <table:table-cell table:style-name="ce72" table:formula="of:=[.H55]+[.J55]" office:value-type="float" office:value="1332" calcext:value-type="float">
            <text:p><text:s/>1,332 </text:p>
          </table:table-cell>
          <table:table-cell table:style-name="ce58"/>
          <table:table-cell table:style-name="ce55"/>
          <table:table-cell table:style-name="ce55" table:formula="of:=[.D55]-[.D48]" office:value-type="float" office:value="8887" calcext:value-type="float">
            <text:p><text:s/>8,887 </text:p>
          </table:table-cell>
          <table:table-cell table:style-name="ce55" table:formula="of:=SUM([.E49:.E55])" office:value-type="float" office:value="2383" calcext:value-type="float">
            <text:p><text:s/>2,383 </text:p>
          </table:table-cell>
          <table:table-cell table:style-name="ce72" table:formula="of:=SUM([.L49:.L55])" office:value-type="float" office:value="11737" calcext:value-type="float">
            <text:p><text:s/>11,737 </text:p>
          </table:table-cell>
          <table:table-cell table:style-name="ce63" table:number-columns-repeated="2"/>
          <table:table-cell table:style-name="ce63" table:formula="of:=[.Q55]/5463.3" office:value-type="float" office:value="2.14833525524866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1" calcext:value-type="date">
            <text:p>4/21/2020</text:p>
          </table:table-cell>
          <table:table-cell table:style-name="ce18" office:value-type="float" office:value="33027" calcext:value-type="float">
            <text:p>33,027</text:p>
          </table:table-cell>
          <table:table-cell table:style-name="ce18" office:value-type="float" office:value="8672" calcext:value-type="float">
            <text:p>8,672</text:p>
          </table:table-cell>
          <table:table-cell table:style-name="ce18" office:value-type="float" office:value="41699" calcext:value-type="float">
            <text:p>41,699</text:p>
          </table:table-cell>
          <table:table-cell table:style-name="ce34" office:value-type="float" office:value="222" calcext:value-type="float">
            <text:p>222</text:p>
          </table:table-cell>
          <table:table-cell table:style-name="ce31" table:formula="of:=([.C56]-[.C55])-[.E56]" office:value-type="float" office:value="0" calcext:value-type="float">
            <text:p>0</text:p>
          </table:table-cell>
          <table:table-cell table:style-name="ce40" table:formula="of:=[.E56]/([.D56]-[.D55])" office:value-type="percentage" office:value="0.222222222222222" calcext:value-type="percentage">
            <text:p>22.2%</text:p>
          </table:table-cell>
          <table:table-cell table:style-name="ce13" office:value-type="float" office:value="1333" calcext:value-type="float">
            <text:p>1,333</text:p>
          </table:table-cell>
          <table:table-cell table:style-name="ce13" office:value-type="float" office:value="53407" calcext:value-type="float">
            <text:p>53,407</text:p>
          </table:table-cell>
          <table:table-cell table:style-name="ce55" office:value-type="float" office:value="68" calcext:value-type="float">
            <text:p><text:s/>68 </text:p>
          </table:table-cell>
          <table:table-cell table:style-name="ce63" office:value-type="float" office:value="1919" calcext:value-type="float">
            <text:p><text:s/>1,919 </text:p>
          </table:table-cell>
          <table:table-cell table:style-name="ce72" table:formula="of:=[.H56]+[.J56]" office:value-type="float" office:value="1401" calcext:value-type="float">
            <text:p><text:s/>1,401 </text:p>
          </table:table-cell>
          <table:table-cell table:style-name="ce58"/>
          <table:table-cell table:style-name="ce55"/>
          <table:table-cell table:style-name="ce55" table:formula="of:=[.D56]-[.D49]" office:value-type="float" office:value="8844" calcext:value-type="float">
            <text:p><text:s/>8,844 </text:p>
          </table:table-cell>
          <table:table-cell table:style-name="ce55" table:formula="of:=SUM([.E50:.E56])" office:value-type="float" office:value="2314" calcext:value-type="float">
            <text:p><text:s/>2,314 </text:p>
          </table:table-cell>
          <table:table-cell table:style-name="ce72" table:formula="of:=SUM([.L50:.L56])" office:value-type="float" office:value="11709" calcext:value-type="float">
            <text:p><text:s/>11,709 </text:p>
          </table:table-cell>
          <table:table-cell table:style-name="ce63" table:number-columns-repeated="2"/>
          <table:table-cell table:style-name="ce63" table:formula="of:=[.Q56]/5463.3" office:value-type="float" office:value="2.14321014771292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2" calcext:value-type="date">
            <text:p>4/22/2020</text:p>
          </table:table-cell>
          <table:table-cell table:style-name="ce18" office:value-type="float" office:value="34271" calcext:value-type="float">
            <text:p>34,271</text:p>
          </table:table-cell>
          <table:table-cell table:style-name="ce18" office:value-type="float" office:value="9038" calcext:value-type="float">
            <text:p>9,038</text:p>
          </table:table-cell>
          <table:table-cell table:style-name="ce16" office:value-type="float" office:value="43309" calcext:value-type="float">
            <text:p>43,309</text:p>
          </table:table-cell>
          <table:table-cell table:style-name="ce33" office:value-type="float" office:value="366" calcext:value-type="float">
            <text:p>366</text:p>
          </table:table-cell>
          <table:table-cell table:style-name="ce31" table:formula="of:=([.C57]-[.C56])-[.E57]" office:value-type="float" office:value="0" calcext:value-type="float">
            <text:p>0</text:p>
          </table:table-cell>
          <table:table-cell table:style-name="ce40" table:formula="of:=[.E57]/([.D57]-[.D56])" office:value-type="percentage" office:value="0.227329192546584" calcext:value-type="percentage">
            <text:p>22.7%</text:p>
          </table:table-cell>
          <table:table-cell table:style-name="ce13" office:value-type="float" office:value="2099" calcext:value-type="float">
            <text:p>2,099</text:p>
          </table:table-cell>
          <table:table-cell table:style-name="ce13" office:value-type="float" office:value="55506" calcext:value-type="float">
            <text:p>55,506</text:p>
          </table:table-cell>
          <table:table-cell table:style-name="ce55" office:value-type="float" office:value="125" calcext:value-type="float">
            <text:p><text:s/>125 </text:p>
          </table:table-cell>
          <table:table-cell table:style-name="ce63" office:value-type="float" office:value="2044" calcext:value-type="float">
            <text:p><text:s/>2,044 </text:p>
          </table:table-cell>
          <table:table-cell table:style-name="ce72" table:formula="of:=[.H57]+[.J57]" office:value-type="float" office:value="2224" calcext:value-type="float">
            <text:p><text:s/>2,224 </text:p>
          </table:table-cell>
          <table:table-cell table:style-name="ce58"/>
          <table:table-cell table:style-name="ce55"/>
          <table:table-cell table:style-name="ce55" table:formula="of:=[.D57]-[.D50]" office:value-type="float" office:value="9245" calcext:value-type="float">
            <text:p><text:s/>9,245 </text:p>
          </table:table-cell>
          <table:table-cell table:style-name="ce55" table:formula="of:=SUM([.E51:.E57])" office:value-type="float" office:value="2290" calcext:value-type="float">
            <text:p><text:s/>2,290 </text:p>
          </table:table-cell>
          <table:table-cell table:style-name="ce72" table:formula="of:=SUM([.L51:.L57])" office:value-type="float" office:value="12199" calcext:value-type="float">
            <text:p><text:s/>12,199 </text:p>
          </table:table-cell>
          <table:table-cell table:style-name="ce63" table:number-columns-repeated="2"/>
          <table:table-cell table:style-name="ce63" table:formula="of:=[.Q57]/5463.3" office:value-type="float" office:value="2.2328995295883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3" calcext:value-type="date">
            <text:p>4/23/2020</text:p>
          </table:table-cell>
          <table:table-cell table:style-name="ce18" office:value-type="float" office:value="35390" calcext:value-type="float">
            <text:p>35,390</text:p>
          </table:table-cell>
          <table:table-cell table:style-name="ce18" office:value-type="float" office:value="9409" calcext:value-type="float">
            <text:p>9,409</text:p>
          </table:table-cell>
          <table:table-cell table:style-name="ce16" office:value-type="float" office:value="44799" calcext:value-type="float">
            <text:p>44,799</text:p>
          </table:table-cell>
          <table:table-cell table:style-name="ce33" office:value-type="float" office:value="371" calcext:value-type="float">
            <text:p>371</text:p>
          </table:table-cell>
          <table:table-cell table:style-name="ce31" table:formula="of:=([.C58]-[.C57])-[.E58]" office:value-type="float" office:value="0" calcext:value-type="float">
            <text:p>0</text:p>
          </table:table-cell>
          <table:table-cell table:style-name="ce40" table:formula="of:=[.E58]/([.D58]-[.D57])" office:value-type="percentage" office:value="0.248993288590604" calcext:value-type="percentage">
            <text:p>24.9%</text:p>
          </table:table-cell>
          <table:table-cell table:style-name="ce13" office:value-type="float" office:value="2033" calcext:value-type="float">
            <text:p>2,033</text:p>
          </table:table-cell>
          <table:table-cell table:style-name="ce13" office:value-type="float" office:value="57539" calcext:value-type="float">
            <text:p>57,539</text:p>
          </table:table-cell>
          <table:table-cell table:style-name="ce55" office:value-type="float" office:value="151" calcext:value-type="float">
            <text:p><text:s/>151 </text:p>
          </table:table-cell>
          <table:table-cell table:style-name="ce63" office:value-type="float" office:value="2195" calcext:value-type="float">
            <text:p><text:s/>2,195 </text:p>
          </table:table-cell>
          <table:table-cell table:style-name="ce72" table:formula="of:=[.H58]+[.J58]" office:value-type="float" office:value="2184" calcext:value-type="float">
            <text:p><text:s/>2,184 </text:p>
          </table:table-cell>
          <table:table-cell table:style-name="ce58"/>
          <table:table-cell table:style-name="ce55"/>
          <table:table-cell table:style-name="ce55" table:formula="of:=[.D58]-[.D51]" office:value-type="float" office:value="9407" calcext:value-type="float">
            <text:p><text:s/>9,407 </text:p>
          </table:table-cell>
          <table:table-cell table:style-name="ce55" table:formula="of:=SUM([.E52:.E58])" office:value-type="float" office:value="2307" calcext:value-type="float">
            <text:p><text:s/>2,307 </text:p>
          </table:table-cell>
          <table:table-cell table:style-name="ce72" table:formula="of:=SUM([.L52:.L58])" office:value-type="float" office:value="12547" calcext:value-type="float">
            <text:p><text:s/>12,547 </text:p>
          </table:table-cell>
          <table:table-cell table:style-name="ce63" table:number-columns-repeated="2"/>
          <table:table-cell table:style-name="ce63" table:formula="of:=[.Q58]/5463.3" office:value-type="float" office:value="2.2965972946753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4" calcext:value-type="date">
            <text:p>4/24/2020</text:p>
          </table:table-cell>
          <table:table-cell table:style-name="ce18" office:value-type="float" office:value="36392" calcext:value-type="float">
            <text:p>36,392</text:p>
          </table:table-cell>
          <table:table-cell table:style-name="ce18" office:value-type="float" office:value="9697" calcext:value-type="float">
            <text:p>9,697</text:p>
          </table:table-cell>
          <table:table-cell table:style-name="ce16" office:value-type="float" office:value="46089" calcext:value-type="float">
            <text:p>46,089</text:p>
          </table:table-cell>
          <table:table-cell table:style-name="ce33" office:value-type="float" office:value="288" calcext:value-type="float">
            <text:p>288</text:p>
          </table:table-cell>
          <table:table-cell table:style-name="ce31" table:formula="of:=([.C59]-[.C58])-[.E59]" office:value-type="float" office:value="0" calcext:value-type="float">
            <text:p>0</text:p>
          </table:table-cell>
          <table:table-cell table:style-name="ce40" table:formula="of:=[.E59]/([.D59]-[.D58])" office:value-type="percentage" office:value="0.223255813953488" calcext:value-type="percentage">
            <text:p>22.3%</text:p>
          </table:table-cell>
          <table:table-cell table:style-name="ce13" office:value-type="float" office:value="1624" calcext:value-type="float">
            <text:p>1,624</text:p>
          </table:table-cell>
          <table:table-cell table:style-name="ce13" office:value-type="float" office:value="59163" calcext:value-type="float">
            <text:p>59,163</text:p>
          </table:table-cell>
          <table:table-cell table:style-name="ce55" office:value-type="float" office:value="148" calcext:value-type="float">
            <text:p><text:s/>148 </text:p>
          </table:table-cell>
          <table:table-cell table:style-name="ce63" office:value-type="float" office:value="2343" calcext:value-type="float">
            <text:p><text:s/>2,343 </text:p>
          </table:table-cell>
          <table:table-cell table:style-name="ce72" table:formula="of:=[.H59]+[.J59]" office:value-type="float" office:value="1772" calcext:value-type="float">
            <text:p><text:s/>1,772 </text:p>
          </table:table-cell>
          <table:table-cell table:style-name="ce58"/>
          <table:table-cell table:style-name="ce55"/>
          <table:table-cell table:style-name="ce55" table:formula="of:=[.D59]-[.D52]" office:value-type="float" office:value="9452" calcext:value-type="float">
            <text:p><text:s/>9,452 </text:p>
          </table:table-cell>
          <table:table-cell table:style-name="ce55" table:formula="of:=SUM([.E53:.E59])" office:value-type="float" office:value="2288" calcext:value-type="float">
            <text:p><text:s/>2,288 </text:p>
          </table:table-cell>
          <table:table-cell table:style-name="ce72" table:formula="of:=SUM([.L53:.L59])" office:value-type="float" office:value="12637" calcext:value-type="float">
            <text:p><text:s/>12,637 </text:p>
          </table:table-cell>
          <table:table-cell table:style-name="ce63" table:number-columns-repeated="2"/>
          <table:table-cell table:style-name="ce63" table:formula="of:=[.Q59]/5463.3" office:value-type="float" office:value="2.3130708546116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5" calcext:value-type="date">
            <text:p>4/25/2020</text:p>
          </table:table-cell>
          <table:table-cell table:style-name="ce18" office:value-type="float" office:value="37698" calcext:value-type="float">
            <text:p>37,698</text:p>
          </table:table-cell>
          <table:table-cell table:style-name="ce18" office:value-type="float" office:value="10051" calcext:value-type="float">
            <text:p>10,051</text:p>
          </table:table-cell>
          <table:table-cell table:style-name="ce18" office:value-type="float" office:value="47749" calcext:value-type="float">
            <text:p>47,749</text:p>
          </table:table-cell>
          <table:table-cell table:style-name="ce34" office:value-type="float" office:value="354" calcext:value-type="float">
            <text:p>354</text:p>
          </table:table-cell>
          <table:table-cell table:style-name="ce31" table:formula="of:=([.C60]-[.C59])-[.E60]" office:value-type="float" office:value="0" calcext:value-type="float">
            <text:p>0</text:p>
          </table:table-cell>
          <table:table-cell table:style-name="ce40" table:formula="of:=[.E60]/([.D60]-[.D59])" office:value-type="percentage" office:value="0.213253012048193" calcext:value-type="percentage">
            <text:p>21.3%</text:p>
          </table:table-cell>
          <table:table-cell table:style-name="ce13" office:value-type="float" office:value="2059" calcext:value-type="float">
            <text:p>2,059</text:p>
          </table:table-cell>
          <table:table-cell table:style-name="ce13" office:value-type="float" office:value="61222" calcext:value-type="float">
            <text:p>61,222</text:p>
          </table:table-cell>
          <table:table-cell table:style-name="ce55" office:value-type="float" office:value="163" calcext:value-type="float">
            <text:p><text:s/>163 </text:p>
          </table:table-cell>
          <table:table-cell table:style-name="ce63" office:value-type="float" office:value="2506" calcext:value-type="float">
            <text:p><text:s/>2,506 </text:p>
          </table:table-cell>
          <table:table-cell table:style-name="ce72" table:formula="of:=[.H60]+[.J60]" office:value-type="float" office:value="2222" calcext:value-type="float">
            <text:p><text:s/>2,222 </text:p>
          </table:table-cell>
          <table:table-cell table:style-name="ce58"/>
          <table:table-cell table:style-name="ce55"/>
          <table:table-cell table:style-name="ce55" table:formula="of:=[.D60]-[.D53]" office:value-type="float" office:value="9516" calcext:value-type="float">
            <text:p><text:s/>9,516 </text:p>
          </table:table-cell>
          <table:table-cell table:style-name="ce55" table:formula="of:=SUM([.E54:.E60])" office:value-type="float" office:value="2231" calcext:value-type="float">
            <text:p><text:s/>2,231 </text:p>
          </table:table-cell>
          <table:table-cell table:style-name="ce72" table:formula="of:=SUM([.L54:.L60])" office:value-type="float" office:value="12844" calcext:value-type="float">
            <text:p><text:s/>12,844 </text:p>
          </table:table-cell>
          <table:table-cell table:style-name="ce63" table:number-columns-repeated="2"/>
          <table:table-cell table:style-name="ce63" table:formula="of:=[.Q60]/5463.3" office:value-type="float" office:value="2.3509600424651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6" calcext:value-type="date">
            <text:p>4/26/2020</text:p>
          </table:table-cell>
          <table:table-cell table:style-name="ce18" office:value-type="float" office:value="38833" calcext:value-type="float">
            <text:p>38,833</text:p>
          </table:table-cell>
          <table:table-cell table:style-name="ce18" office:value-type="float" office:value="10324" calcext:value-type="float">
            <text:p>10,324</text:p>
          </table:table-cell>
          <table:table-cell table:style-name="ce18" office:value-type="float" office:value="49157" calcext:value-type="float">
            <text:p>49,157</text:p>
          </table:table-cell>
          <table:table-cell table:style-name="ce34" office:value-type="float" office:value="273" calcext:value-type="float">
            <text:p>273</text:p>
          </table:table-cell>
          <table:table-cell table:style-name="ce31" table:formula="of:=([.C61]-[.C60])-[.E61]" office:value-type="float" office:value="0" calcext:value-type="float">
            <text:p>0</text:p>
          </table:table-cell>
          <table:table-cell table:style-name="ce40" table:formula="of:=[.E61]/([.D61]-[.D60])" office:value-type="percentage" office:value="0.193892045454545" calcext:value-type="percentage">
            <text:p>19.4%</text:p>
          </table:table-cell>
          <table:table-cell table:style-name="ce13" office:value-type="float" office:value="1455" calcext:value-type="float">
            <text:p>1,455</text:p>
          </table:table-cell>
          <table:table-cell table:style-name="ce13" office:value-type="float" office:value="62677" calcext:value-type="float">
            <text:p>62,677</text:p>
          </table:table-cell>
          <table:table-cell table:style-name="ce55" office:value-type="float" office:value="643" calcext:value-type="float">
            <text:p><text:s/>643 </text:p>
          </table:table-cell>
          <table:table-cell table:style-name="ce63" office:value-type="float" office:value="3149" calcext:value-type="float">
            <text:p><text:s/>3,149 </text:p>
          </table:table-cell>
          <table:table-cell table:style-name="ce72" table:formula="of:=[.H61]+[.J61]" office:value-type="float" office:value="2098" calcext:value-type="float">
            <text:p><text:s/>2,098 </text:p>
          </table:table-cell>
          <table:table-cell table:style-name="ce58"/>
          <table:table-cell table:style-name="ce55"/>
          <table:table-cell table:style-name="ce55" table:formula="of:=[.D61]-[.D54]" office:value-type="float" office:value="9545" calcext:value-type="float">
            <text:p><text:s/>9,545 </text:p>
          </table:table-cell>
          <table:table-cell table:style-name="ce55" table:formula="of:=SUM([.E55:.E61])" office:value-type="float" office:value="2137" calcext:value-type="float">
            <text:p><text:s/>2,137 </text:p>
          </table:table-cell>
          <table:table-cell table:style-name="ce72" table:formula="of:=SUM([.L55:.L61])" office:value-type="float" office:value="13233" calcext:value-type="float">
            <text:p><text:s/>13,233 </text:p>
          </table:table-cell>
          <table:table-cell table:style-name="ce63" table:number-columns-repeated="2"/>
          <table:table-cell table:style-name="ce63" table:formula="of:=[.Q61]/5463.3" office:value-type="float" office:value="2.42216242930097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7" calcext:value-type="date">
            <text:p>4/27/2020</text:p>
          </table:table-cell>
          <table:table-cell table:style-name="ce18" office:value-type="float" office:value="39773" calcext:value-type="float">
            <text:p>39,773</text:p>
          </table:table-cell>
          <table:table-cell table:style-name="ce18" office:value-type="float" office:value="10521" calcext:value-type="float">
            <text:p>10,521</text:p>
          </table:table-cell>
          <table:table-cell table:style-name="ce18" office:value-type="float" office:value="50294" calcext:value-type="float">
            <text:p>50,294</text:p>
          </table:table-cell>
          <table:table-cell table:style-name="ce34" office:value-type="float" office:value="197" calcext:value-type="float">
            <text:p>197</text:p>
          </table:table-cell>
          <table:table-cell table:style-name="ce31" table:formula="of:=([.C62]-[.C61])-[.E62]" office:value-type="float" office:value="0" calcext:value-type="float">
            <text:p>0</text:p>
          </table:table-cell>
          <table:table-cell table:style-name="ce40" table:formula="of:=[.E62]/([.D62]-[.D61])" office:value-type="percentage" office:value="0.173262972735268" calcext:value-type="percentage">
            <text:p>17.3%</text:p>
          </table:table-cell>
          <table:table-cell table:style-name="ce13" office:value-type="float" office:value="1265" calcext:value-type="float">
            <text:p>1,265</text:p>
          </table:table-cell>
          <table:table-cell table:style-name="ce13" office:value-type="float" office:value="63942" calcext:value-type="float">
            <text:p>63,942</text:p>
          </table:table-cell>
          <table:table-cell table:style-name="ce55" office:value-type="float" office:value="1343" calcext:value-type="float">
            <text:p><text:s/>1,343 </text:p>
          </table:table-cell>
          <table:table-cell table:style-name="ce63" office:value-type="float" office:value="4492" calcext:value-type="float">
            <text:p><text:s/>4,492 </text:p>
          </table:table-cell>
          <table:table-cell table:style-name="ce72" table:formula="of:=[.H62]+[.J62]" office:value-type="float" office:value="2608" calcext:value-type="float">
            <text:p><text:s/>2,608 </text:p>
          </table:table-cell>
          <table:table-cell table:style-name="ce58"/>
          <table:table-cell table:style-name="ce55"/>
          <table:table-cell table:style-name="ce55" table:formula="of:=[.D62]-[.D55]" office:value-type="float" office:value="9594" calcext:value-type="float">
            <text:p><text:s/>9,594 </text:p>
          </table:table-cell>
          <table:table-cell table:style-name="ce55" table:formula="of:=SUM([.E56:.E62])" office:value-type="float" office:value="2071" calcext:value-type="float">
            <text:p><text:s/>2,071 </text:p>
          </table:table-cell>
          <table:table-cell table:style-name="ce72" table:formula="of:=SUM([.L56:.L62])" office:value-type="float" office:value="14509" calcext:value-type="float">
            <text:p><text:s/>14,509 </text:p>
          </table:table-cell>
          <table:table-cell table:style-name="ce63" table:number-columns-repeated="2"/>
          <table:table-cell table:style-name="ce63" table:formula="of:=[.Q62]/5463.3" office:value-type="float" office:value="2.65572090128677" calcext:value-type="float">
            <text:p><text:s/>3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8" calcext:value-type="date">
            <text:p>4/28/2020</text:p>
          </table:table-cell>
          <table:table-cell table:style-name="ce18" office:value-type="float" office:value="40728" calcext:value-type="float">
            <text:p>40,728</text:p>
          </table:table-cell>
          <table:table-cell table:style-name="ce18" office:value-type="float" office:value="10721" calcext:value-type="float">
            <text:p>10,721</text:p>
          </table:table-cell>
          <table:table-cell table:style-name="ce18" office:value-type="float" office:value="51449" calcext:value-type="float">
            <text:p>51,449</text:p>
          </table:table-cell>
          <table:table-cell table:style-name="ce34" office:value-type="float" office:value="200" calcext:value-type="float">
            <text:p>200</text:p>
          </table:table-cell>
          <table:table-cell table:style-name="ce31" table:formula="of:=([.C63]-[.C62])-[.E63]" office:value-type="float" office:value="0" calcext:value-type="float">
            <text:p>0</text:p>
          </table:table-cell>
          <table:table-cell table:style-name="ce40" table:formula="of:=[.E63]/([.D63]-[.D62])" office:value-type="percentage" office:value="0.173160173160173" calcext:value-type="percentage">
            <text:p>17.3%</text:p>
          </table:table-cell>
          <table:table-cell table:style-name="ce13" office:value-type="float" office:value="1557" calcext:value-type="float">
            <text:p>1,557</text:p>
          </table:table-cell>
          <table:table-cell table:style-name="ce13" office:value-type="float" office:value="65499" calcext:value-type="float">
            <text:p>65,499</text:p>
          </table:table-cell>
          <table:table-cell table:style-name="ce55" office:value-type="float" office:value="1070" calcext:value-type="float">
            <text:p><text:s/>1,070 </text:p>
          </table:table-cell>
          <table:table-cell table:style-name="ce63" office:value-type="float" office:value="5562" calcext:value-type="float">
            <text:p><text:s/>5,562 </text:p>
          </table:table-cell>
          <table:table-cell table:style-name="ce72" table:formula="of:=[.H63]+[.J63]" office:value-type="float" office:value="2627" calcext:value-type="float">
            <text:p><text:s/>2,627 </text:p>
          </table:table-cell>
          <table:table-cell table:style-name="ce58"/>
          <table:table-cell table:style-name="ce55"/>
          <table:table-cell table:style-name="ce55" table:formula="of:=[.D63]-[.D56]" office:value-type="float" office:value="9750" calcext:value-type="float">
            <text:p><text:s/>9,750 </text:p>
          </table:table-cell>
          <table:table-cell table:style-name="ce55" table:formula="of:=SUM([.E57:.E63])" office:value-type="float" office:value="2049" calcext:value-type="float">
            <text:p><text:s/>2,049 </text:p>
          </table:table-cell>
          <table:table-cell table:style-name="ce72" table:formula="of:=SUM([.L57:.L63])" office:value-type="float" office:value="15735" calcext:value-type="float">
            <text:p><text:s/>15,735 </text:p>
          </table:table-cell>
          <table:table-cell table:style-name="ce63" table:number-columns-repeated="2"/>
          <table:table-cell table:style-name="ce63" table:formula="of:=[.Q63]/5463.3" office:value-type="float" office:value="2.88012739553017" calcext:value-type="float">
            <text:p><text:s/>3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9" calcext:value-type="date">
            <text:p>4/29/2020</text:p>
          </table:table-cell>
          <table:table-cell table:style-name="ce18" office:value-type="float" office:value="42048" calcext:value-type="float">
            <text:p>42,048</text:p>
          </table:table-cell>
          <table:table-cell table:style-name="ce18" office:value-type="float" office:value="11034" calcext:value-type="float">
            <text:p>11,034</text:p>
          </table:table-cell>
          <table:table-cell table:style-name="ce18" office:value-type="float" office:value="53082" calcext:value-type="float">
            <text:p>53,082</text:p>
          </table:table-cell>
          <table:table-cell table:style-name="ce34" office:value-type="float" office:value="313" calcext:value-type="float">
            <text:p>313</text:p>
          </table:table-cell>
          <table:table-cell table:style-name="ce31" table:formula="of:=([.C64]-[.C63])-[.E64]" office:value-type="float" office:value="0" calcext:value-type="float">
            <text:p>0</text:p>
          </table:table-cell>
          <table:table-cell table:style-name="ce40" table:formula="of:=[.E64]/([.D64]-[.D63])" office:value-type="percentage" office:value="0.191671769748928" calcext:value-type="percentage">
            <text:p>19.2%</text:p>
          </table:table-cell>
          <table:table-cell table:style-name="ce13" office:value-type="float" office:value="2405" calcext:value-type="float">
            <text:p>2,405</text:p>
          </table:table-cell>
          <table:table-cell table:style-name="ce13" office:value-type="float" office:value="67904" calcext:value-type="float">
            <text:p>67,904</text:p>
          </table:table-cell>
          <table:table-cell table:style-name="ce55" office:value-type="float" office:value="1066" calcext:value-type="float">
            <text:p><text:s/>1,066 </text:p>
          </table:table-cell>
          <table:table-cell table:style-name="ce63" office:value-type="float" office:value="6628" calcext:value-type="float">
            <text:p><text:s/>6,628 </text:p>
          </table:table-cell>
          <table:table-cell table:style-name="ce72" table:formula="of:=[.H64]+[.J64]" office:value-type="float" office:value="3471" calcext:value-type="float">
            <text:p><text:s/>3,471 </text:p>
          </table:table-cell>
          <table:table-cell table:style-name="ce58"/>
          <table:table-cell table:style-name="ce55"/>
          <table:table-cell table:style-name="ce55" table:formula="of:=[.D64]-[.D57]" office:value-type="float" office:value="9773" calcext:value-type="float">
            <text:p><text:s/>9,773 </text:p>
          </table:table-cell>
          <table:table-cell table:style-name="ce55" table:formula="of:=SUM([.E58:.E64])" office:value-type="float" office:value="1996" calcext:value-type="float">
            <text:p><text:s/>1,996 </text:p>
          </table:table-cell>
          <table:table-cell table:style-name="ce72" table:formula="of:=SUM([.L58:.L64])" office:value-type="float" office:value="16982" calcext:value-type="float">
            <text:p><text:s/>16,982 </text:p>
          </table:table-cell>
          <table:table-cell table:style-name="ce63" table:number-columns-repeated="2"/>
          <table:table-cell table:style-name="ce63" table:formula="of:=[.Q64]/5463.3" office:value-type="float" office:value="3.10837772042538" calcext:value-type="float">
            <text:p><text:s/>3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30" calcext:value-type="date">
            <text:p>4/30/2020</text:p>
          </table:table-cell>
          <table:table-cell table:style-name="ce19" office:value-type="float" office:value="43286" calcext:value-type="float">
            <text:p>43,286</text:p>
          </table:table-cell>
          <table:table-cell table:style-name="ce19" office:value-type="float" office:value="11353" calcext:value-type="float">
            <text:p>11,353</text:p>
          </table:table-cell>
          <table:table-cell table:style-name="ce19" office:value-type="float" office:value="54639" calcext:value-type="float">
            <text:p>54,639</text:p>
          </table:table-cell>
          <table:table-cell table:style-name="ce35" office:value-type="float" office:value="319" calcext:value-type="float">
            <text:p>319</text:p>
          </table:table-cell>
          <table:table-cell table:style-name="ce31" table:formula="of:=([.C65]-[.C64])-[.E65]" office:value-type="float" office:value="0" calcext:value-type="float">
            <text:p>0</text:p>
          </table:table-cell>
          <table:table-cell table:style-name="ce40" table:formula="of:=[.E65]/([.D65]-[.D64])" office:value-type="percentage" office:value="0.204881181759794" calcext:value-type="percentage">
            <text:p>20.5%</text:p>
          </table:table-cell>
          <table:table-cell table:style-name="ce13" office:value-type="float" office:value="2406" calcext:value-type="float">
            <text:p>2,406</text:p>
          </table:table-cell>
          <table:table-cell table:style-name="ce13" office:value-type="float" office:value="72447" calcext:value-type="float">
            <text:p>72,447</text:p>
          </table:table-cell>
          <table:table-cell table:style-name="ce55" office:value-type="float" office:value="2016" calcext:value-type="float">
            <text:p><text:s/>2,016 </text:p>
          </table:table-cell>
          <table:table-cell table:style-name="ce63" office:value-type="float" office:value="8644" calcext:value-type="float">
            <text:p><text:s/>8,644 </text:p>
          </table:table-cell>
          <table:table-cell table:style-name="ce72" table:formula="of:=[.H65]+[.J65]" office:value-type="float" office:value="4422" calcext:value-type="float">
            <text:p><text:s/>4,422 </text:p>
          </table:table-cell>
          <table:table-cell table:style-name="ce58"/>
          <table:table-cell table:style-name="ce55"/>
          <table:table-cell table:style-name="ce55" table:formula="of:=[.D65]-[.D58]" office:value-type="float" office:value="9840" calcext:value-type="float">
            <text:p><text:s/>9,840 </text:p>
          </table:table-cell>
          <table:table-cell table:style-name="ce55" table:formula="of:=SUM([.E59:.E65])" office:value-type="float" office:value="1944" calcext:value-type="float">
            <text:p><text:s/>1,944 </text:p>
          </table:table-cell>
          <table:table-cell table:style-name="ce72" table:formula="of:=SUM([.L59:.L65])" office:value-type="float" office:value="19220" calcext:value-type="float">
            <text:p><text:s/>19,220 </text:p>
          </table:table-cell>
          <table:table-cell table:style-name="ce63" table:number-columns-repeated="2"/>
          <table:table-cell table:style-name="ce63" table:formula="of:=[.Q65]/5463.3" office:value-type="float" office:value="3.51802024417477" calcext:value-type="float">
            <text:p><text:s/>4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1" calcext:value-type="date">
            <text:p>5/1/2020</text:p>
          </table:table-cell>
          <table:table-cell table:style-name="ce18" office:value-type="float" office:value="45048" calcext:value-type="float">
            <text:p>45,048</text:p>
          </table:table-cell>
          <table:table-cell table:style-name="ce18" office:value-type="float" office:value="11654" calcext:value-type="float">
            <text:p>11,654</text:p>
          </table:table-cell>
          <table:table-cell table:style-name="ce18" office:value-type="float" office:value="56702" calcext:value-type="float">
            <text:p>56,702</text:p>
          </table:table-cell>
          <table:table-cell table:style-name="ce34" office:value-type="float" office:value="301" calcext:value-type="float">
            <text:p>301</text:p>
          </table:table-cell>
          <table:table-cell table:style-name="ce31" table:formula="of:=([.C66]-[.C65])-[.E66]" office:value-type="float" office:value="0" calcext:value-type="float">
            <text:p>0</text:p>
          </table:table-cell>
          <table:table-cell table:style-name="ce40" table:formula="of:=[.E66]/([.D66]-[.D65])" office:value-type="percentage" office:value="0.145904023267087" calcext:value-type="percentage">
            <text:p>14.6%</text:p>
          </table:table-cell>
          <table:table-cell table:style-name="ce13" office:value-type="float" office:value="2537" calcext:value-type="float">
            <text:p>2,537</text:p>
          </table:table-cell>
          <table:table-cell table:style-name="ce13" office:value-type="float" office:value="74984" calcext:value-type="float">
            <text:p>74,984</text:p>
          </table:table-cell>
          <table:table-cell table:style-name="ce55" office:value-type="float" office:value="2124" calcext:value-type="float">
            <text:p><text:s/>2,124 </text:p>
          </table:table-cell>
          <table:table-cell table:style-name="ce63" office:value-type="float" office:value="10768" calcext:value-type="float">
            <text:p><text:s/>10,768 </text:p>
          </table:table-cell>
          <table:table-cell table:style-name="ce72" table:formula="of:=[.H66]+[.J66]" office:value-type="float" office:value="4661" calcext:value-type="float">
            <text:p><text:s/>4,661 </text:p>
          </table:table-cell>
          <table:table-cell table:style-name="ce58"/>
          <table:table-cell table:style-name="ce55"/>
          <table:table-cell table:style-name="ce55" table:formula="of:=[.D66]-[.D59]" office:value-type="float" office:value="10613" calcext:value-type="float">
            <text:p><text:s/>10,613 </text:p>
          </table:table-cell>
          <table:table-cell table:style-name="ce55" table:formula="of:=SUM([.E60:.E66])" office:value-type="float" office:value="1957" calcext:value-type="float">
            <text:p><text:s/>1,957 </text:p>
          </table:table-cell>
          <table:table-cell table:style-name="ce72" table:formula="of:=SUM([.L60:.L66])" office:value-type="float" office:value="22109" calcext:value-type="float">
            <text:p><text:s/>22,109 </text:p>
          </table:table-cell>
          <table:table-cell table:style-name="ce63" table:number-columns-repeated="2"/>
          <table:table-cell table:style-name="ce63" table:formula="of:=[.Q66]/5463.3" office:value-type="float" office:value="4.04682151813007" calcext:value-type="float">
            <text:p><text:s/>4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2" calcext:value-type="date">
            <text:p>5/2/2020</text:p>
          </table:table-cell>
          <table:table-cell table:style-name="ce18" office:value-type="float" office:value="46906" calcext:value-type="float">
            <text:p>46,906</text:p>
          </table:table-cell>
          <table:table-cell table:style-name="ce18" office:value-type="float" office:value="11927" calcext:value-type="float">
            <text:p>11,927</text:p>
          </table:table-cell>
          <table:table-cell table:style-name="ce18" office:value-type="float" office:value="58833" calcext:value-type="float">
            <text:p>58,833</text:p>
          </table:table-cell>
          <table:table-cell table:style-name="ce34" office:value-type="float" office:value="273" calcext:value-type="float">
            <text:p>273</text:p>
          </table:table-cell>
          <table:table-cell table:style-name="ce31" table:formula="of:=([.C67]-[.C66])-[.E67]" office:value-type="float" office:value="0" calcext:value-type="float">
            <text:p>0</text:p>
          </table:table-cell>
          <table:table-cell table:style-name="ce40" table:formula="of:=[.E67]/([.D67]-[.D66])" office:value-type="percentage" office:value="0.128108869075551" calcext:value-type="percentage">
            <text:p>12.8%</text:p>
          </table:table-cell>
          <table:table-cell table:style-name="ce13" office:value-type="float" office:value="2921" calcext:value-type="float">
            <text:p>2,921</text:p>
          </table:table-cell>
          <table:table-cell table:style-name="ce13" office:value-type="float" office:value="77905" calcext:value-type="float">
            <text:p>77,905</text:p>
          </table:table-cell>
          <table:table-cell table:style-name="ce55" office:value-type="float" office:value="2392" calcext:value-type="float">
            <text:p><text:s/>2,392 </text:p>
          </table:table-cell>
          <table:table-cell table:style-name="ce63" office:value-type="float" office:value="13160" calcext:value-type="float">
            <text:p><text:s/>13,160 </text:p>
          </table:table-cell>
          <table:table-cell table:style-name="ce72" table:formula="of:=[.H67]+[.J67]" office:value-type="float" office:value="5313" calcext:value-type="float">
            <text:p><text:s/>5,313 </text:p>
          </table:table-cell>
          <table:table-cell table:style-name="ce58"/>
          <table:table-cell table:style-name="ce55"/>
          <table:table-cell table:style-name="ce55" table:formula="of:=[.D67]-[.D60]" office:value-type="float" office:value="11084" calcext:value-type="float">
            <text:p><text:s/>11,084 </text:p>
          </table:table-cell>
          <table:table-cell table:style-name="ce55" table:formula="of:=SUM([.E61:.E67])" office:value-type="float" office:value="1876" calcext:value-type="float">
            <text:p><text:s/>1,876 </text:p>
          </table:table-cell>
          <table:table-cell table:style-name="ce72" table:formula="of:=SUM([.L61:.L67])" office:value-type="float" office:value="25200" calcext:value-type="float">
            <text:p><text:s/>25,200 </text:p>
          </table:table-cell>
          <table:table-cell table:style-name="ce63" table:number-columns-repeated="2"/>
          <table:table-cell table:style-name="ce63" table:formula="of:=[.Q67]/5463.3" office:value-type="float" office:value="4.61259678216463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3" calcext:value-type="date">
            <text:p>5/3/2020</text:p>
          </table:table-cell>
          <table:table-cell table:style-name="ce19" office:value-type="float" office:value="48198" calcext:value-type="float">
            <text:p>48,198</text:p>
          </table:table-cell>
          <table:table-cell table:style-name="ce19" office:value-type="float" office:value="12097" calcext:value-type="float">
            <text:p>12,097</text:p>
          </table:table-cell>
          <table:table-cell table:style-name="ce19" office:value-type="float" office:value="60295" calcext:value-type="float">
            <text:p>60,295</text:p>
          </table:table-cell>
          <table:table-cell table:style-name="ce35" office:value-type="float" office:value="170" calcext:value-type="float">
            <text:p>170</text:p>
          </table:table-cell>
          <table:table-cell table:style-name="ce31" table:formula="of:=([.C68]-[.C67])-[.E68]" office:value-type="float" office:value="0" calcext:value-type="float">
            <text:p>0</text:p>
          </table:table-cell>
          <table:table-cell table:style-name="ce40" table:formula="of:=[.E68]/([.D68]-[.D67])" office:value-type="percentage" office:value="0.116279069767442" calcext:value-type="percentage">
            <text:p>11.6%</text:p>
          </table:table-cell>
          <table:table-cell table:style-name="ce13" office:value-type="float" office:value="1986" calcext:value-type="float">
            <text:p>1,986</text:p>
          </table:table-cell>
          <table:table-cell table:style-name="ce13" office:value-type="float" office:value="79891" calcext:value-type="float">
            <text:p>79,891</text:p>
          </table:table-cell>
          <table:table-cell table:style-name="ce55" office:value-type="float" office:value="1734" calcext:value-type="float">
            <text:p><text:s/>1,734 </text:p>
          </table:table-cell>
          <table:table-cell table:style-name="ce63" office:value-type="float" office:value="14894" calcext:value-type="float">
            <text:p><text:s/>14,894 </text:p>
          </table:table-cell>
          <table:table-cell table:style-name="ce72" table:formula="of:=[.H68]+[.J68]" office:value-type="float" office:value="3720" calcext:value-type="float">
            <text:p><text:s/>3,720 </text:p>
          </table:table-cell>
          <table:table-cell table:style-name="ce58"/>
          <table:table-cell table:style-name="ce55"/>
          <table:table-cell table:style-name="ce55" table:formula="of:=[.D68]-[.D61]" office:value-type="float" office:value="11138" calcext:value-type="float">
            <text:p><text:s/>11,138 </text:p>
          </table:table-cell>
          <table:table-cell table:style-name="ce55" table:formula="of:=SUM([.E62:.E68])" office:value-type="float" office:value="1773" calcext:value-type="float">
            <text:p><text:s/>1,773 </text:p>
          </table:table-cell>
          <table:table-cell table:style-name="ce72" table:formula="of:=SUM([.L62:.L68])" office:value-type="float" office:value="26822" calcext:value-type="float">
            <text:p><text:s/>26,822 </text:p>
          </table:table-cell>
          <table:table-cell table:style-name="ce63" table:number-columns-repeated="2"/>
          <table:table-cell table:style-name="ce63" table:formula="of:=[.Q68]/5463.3" office:value-type="float" office:value="4.90948694012776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4" calcext:value-type="date">
            <text:p>5/4/2020</text:p>
          </table:table-cell>
          <table:table-cell table:style-name="ce19" office:value-type="float" office:value="49430" calcext:value-type="float">
            <text:p>49,430</text:p>
          </table:table-cell>
          <table:table-cell table:style-name="ce19" office:value-type="float" office:value="12266" calcext:value-type="float">
            <text:p>12,266</text:p>
          </table:table-cell>
          <table:table-cell table:style-name="ce19" office:value-type="float" office:value="61696" calcext:value-type="float">
            <text:p>61,696</text:p>
          </table:table-cell>
          <table:table-cell table:style-name="ce35" office:value-type="float" office:value="169" calcext:value-type="float">
            <text:p>169</text:p>
          </table:table-cell>
          <table:table-cell table:style-name="ce31" table:formula="of:=([.C69]-[.C68])-[.E69]" office:value-type="float" office:value="0" calcext:value-type="float">
            <text:p>0</text:p>
          </table:table-cell>
          <table:table-cell table:style-name="ce40" table:formula="of:=[.E69]/([.D69]-[.D68])" office:value-type="percentage" office:value="0.12062812276945" calcext:value-type="percentage">
            <text:p>12.1%</text:p>
          </table:table-cell>
          <table:table-cell table:style-name="ce13" office:value-type="float" office:value="1949" calcext:value-type="float">
            <text:p>1,949</text:p>
          </table:table-cell>
          <table:table-cell table:style-name="ce13" office:value-type="float" office:value="81840" calcext:value-type="float">
            <text:p>81,840</text:p>
          </table:table-cell>
          <table:table-cell table:style-name="ce55" office:value-type="float" office:value="1845" calcext:value-type="float">
            <text:p><text:s/>1,845 </text:p>
          </table:table-cell>
          <table:table-cell table:style-name="ce63" office:value-type="float" office:value="16739" calcext:value-type="float">
            <text:p><text:s/>16,739 </text:p>
          </table:table-cell>
          <table:table-cell table:style-name="ce72" table:formula="of:=[.H69]+[.J69]" office:value-type="float" office:value="3794" calcext:value-type="float">
            <text:p><text:s/>3,794 </text:p>
          </table:table-cell>
          <table:table-cell table:style-name="ce58"/>
          <table:table-cell table:style-name="ce55"/>
          <table:table-cell table:style-name="ce55" table:formula="of:=[.D69]-[.D62]" office:value-type="float" office:value="11402" calcext:value-type="float">
            <text:p><text:s/>11,402 </text:p>
          </table:table-cell>
          <table:table-cell table:style-name="ce55" table:formula="of:=SUM([.E63:.E69])" office:value-type="float" office:value="1745" calcext:value-type="float">
            <text:p><text:s/>1,745 </text:p>
          </table:table-cell>
          <table:table-cell table:style-name="ce72" table:formula="of:=SUM([.L63:.L69])" office:value-type="float" office:value="28008" calcext:value-type="float">
            <text:p><text:s/>28,008 </text:p>
          </table:table-cell>
          <table:table-cell table:style-name="ce63" table:number-columns-repeated="2"/>
          <table:table-cell table:style-name="ce63" table:formula="of:=[.Q69]/5463.3" office:value-type="float" office:value="5.12657185217726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5" calcext:value-type="date">
            <text:p>5/5/2020</text:p>
          </table:table-cell>
          <table:table-cell table:style-name="ce19" office:value-type="float" office:value="50874" calcext:value-type="float">
            <text:p>50,874</text:p>
          </table:table-cell>
          <table:table-cell table:style-name="ce19" office:value-type="float" office:value="12437" calcext:value-type="float">
            <text:p>12,437</text:p>
          </table:table-cell>
          <table:table-cell table:style-name="ce19" office:value-type="float" office:value="63311" calcext:value-type="float">
            <text:p>63,311</text:p>
          </table:table-cell>
          <table:table-cell table:style-name="ce35" office:value-type="float" office:value="171" calcext:value-type="float">
            <text:p>171</text:p>
          </table:table-cell>
          <table:table-cell table:style-name="ce31" table:formula="of:=([.C70]-[.C69])-[.E70]" office:value-type="float" office:value="0" calcext:value-type="float">
            <text:p>0</text:p>
          </table:table-cell>
          <table:table-cell table:style-name="ce40" table:formula="of:=[.E70]/([.D70]-[.D69])" office:value-type="percentage" office:value="0.105882352941176" calcext:value-type="percentage">
            <text:p>10.6%</text:p>
          </table:table-cell>
          <table:table-cell table:style-name="ce13" office:value-type="float" office:value="2445" calcext:value-type="float">
            <text:p>2,445</text:p>
          </table:table-cell>
          <table:table-cell table:style-name="ce13" office:value-type="float" office:value="84285" calcext:value-type="float">
            <text:p>84,285</text:p>
          </table:table-cell>
          <table:table-cell table:style-name="ce55" office:value-type="float" office:value="1478" calcext:value-type="float">
            <text:p><text:s/>1,478 </text:p>
          </table:table-cell>
          <table:table-cell table:style-name="ce63" office:value-type="float" office:value="18217" calcext:value-type="float">
            <text:p><text:s/>18,217 </text:p>
          </table:table-cell>
          <table:table-cell table:style-name="ce72" table:formula="of:=[.H70]+[.J70]" office:value-type="float" office:value="3923" calcext:value-type="float">
            <text:p><text:s/>3,923 </text:p>
          </table:table-cell>
          <table:table-cell table:style-name="ce58"/>
          <table:table-cell table:style-name="ce55"/>
          <table:table-cell table:style-name="ce55" table:formula="of:=[.D70]-[.D63]" office:value-type="float" office:value="11862" calcext:value-type="float">
            <text:p><text:s/>11,862 </text:p>
          </table:table-cell>
          <table:table-cell table:style-name="ce55" table:formula="of:=SUM([.E64:.E70])" office:value-type="float" office:value="1716" calcext:value-type="float">
            <text:p><text:s/>1,716 </text:p>
          </table:table-cell>
          <table:table-cell table:style-name="ce72" table:formula="of:=SUM([.L64:.L70])" office:value-type="float" office:value="29304" calcext:value-type="float">
            <text:p><text:s/>29,304 </text:p>
          </table:table-cell>
          <table:table-cell table:style-name="ce63" table:number-columns-repeated="2"/>
          <table:table-cell table:style-name="ce63" table:formula="of:=[.Q70]/5463.3" office:value-type="float" office:value="5.36379111526001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6" calcext:value-type="date">
            <text:p>5/6/2020</text:p>
          </table:table-cell>
          <table:table-cell table:style-name="ce19" office:value-type="float" office:value="52416" calcext:value-type="float">
            <text:p>52,416</text:p>
          </table:table-cell>
          <table:table-cell table:style-name="ce19" office:value-type="float" office:value="12709" calcext:value-type="float">
            <text:p>12,709</text:p>
          </table:table-cell>
          <table:table-cell table:style-name="ce19" office:value-type="float" office:value="65125" calcext:value-type="float">
            <text:p>65,125</text:p>
          </table:table-cell>
          <table:table-cell table:style-name="ce35" office:value-type="float" office:value="272" calcext:value-type="float">
            <text:p>272</text:p>
          </table:table-cell>
          <table:table-cell table:style-name="ce31" table:formula="of:=([.C71]-[.C70])-[.E71]" office:value-type="float" office:value="0" calcext:value-type="float">
            <text:p>0</text:p>
          </table:table-cell>
          <table:table-cell table:style-name="ce40" table:formula="of:=[.E71]/([.D71]-[.D70])" office:value-type="percentage" office:value="0.149944873208379" calcext:value-type="percentage">
            <text:p>15.0%</text:p>
          </table:table-cell>
          <table:table-cell table:style-name="ce13" office:value-type="float" office:value="3036" calcext:value-type="float">
            <text:p>3,036</text:p>
          </table:table-cell>
          <table:table-cell table:style-name="ce13" office:value-type="float" office:value="87321" calcext:value-type="float">
            <text:p>87,321</text:p>
          </table:table-cell>
          <table:table-cell table:style-name="ce55" office:value-type="float" office:value="1647" calcext:value-type="float">
            <text:p><text:s/>1,647 </text:p>
          </table:table-cell>
          <table:table-cell table:style-name="ce63" office:value-type="float" office:value="19864" calcext:value-type="float">
            <text:p><text:s/>19,864 </text:p>
          </table:table-cell>
          <table:table-cell table:style-name="ce72" table:formula="of:=[.H71]+[.J71]" office:value-type="float" office:value="4683" calcext:value-type="float">
            <text:p><text:s/>4,683 </text:p>
          </table:table-cell>
          <table:table-cell table:style-name="ce58"/>
          <table:table-cell table:style-name="ce55"/>
          <table:table-cell table:style-name="ce55" table:formula="of:=[.D71]-[.D64]" office:value-type="float" office:value="12043" calcext:value-type="float">
            <text:p><text:s/>12,043 </text:p>
          </table:table-cell>
          <table:table-cell table:style-name="ce55" table:formula="of:=SUM([.E65:.E71])" office:value-type="float" office:value="1675" calcext:value-type="float">
            <text:p><text:s/>1,675 </text:p>
          </table:table-cell>
          <table:table-cell table:style-name="ce72" table:formula="of:=SUM([.L65:.L71])" office:value-type="float" office:value="30516" calcext:value-type="float">
            <text:p><text:s/>30,516 </text:p>
          </table:table-cell>
          <table:table-cell table:style-name="ce63" table:number-columns-repeated="2"/>
          <table:table-cell table:style-name="ce63" table:formula="of:=[.Q71]/5463.3" office:value-type="float" office:value="5.5856350557355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7" calcext:value-type="date">
            <text:p>5/7/2020</text:p>
          </table:table-cell>
          <table:table-cell table:style-name="ce19" office:value-type="float" office:value="54173" calcext:value-type="float">
            <text:p>54,173</text:p>
          </table:table-cell>
          <table:table-cell table:style-name="ce19" office:value-type="float" office:value="12924" calcext:value-type="float">
            <text:p>12,924</text:p>
          </table:table-cell>
          <table:table-cell table:style-name="ce19" office:value-type="float" office:value="67097" calcext:value-type="float">
            <text:p>67,097</text:p>
          </table:table-cell>
          <table:table-cell table:style-name="ce35" office:value-type="float" office:value="215" calcext:value-type="float">
            <text:p>215</text:p>
          </table:table-cell>
          <table:table-cell table:style-name="ce31" table:formula="of:=([.C72]-[.C71])-[.E72]" office:value-type="float" office:value="0" calcext:value-type="float">
            <text:p>0</text:p>
          </table:table-cell>
          <table:table-cell table:style-name="ce40" table:formula="of:=[.E72]/([.D72]-[.D71])" office:value-type="percentage" office:value="0.109026369168357" calcext:value-type="percentage">
            <text:p>10.9%</text:p>
          </table:table-cell>
          <table:table-cell table:style-name="ce13" office:value-type="float" office:value="3174" calcext:value-type="float">
            <text:p>3,174</text:p>
          </table:table-cell>
          <table:table-cell table:style-name="ce13" office:value-type="float" office:value="90495" calcext:value-type="float">
            <text:p>90,495</text:p>
          </table:table-cell>
          <table:table-cell table:style-name="ce55" office:value-type="float" office:value="1905" calcext:value-type="float">
            <text:p><text:s/>1,905 </text:p>
          </table:table-cell>
          <table:table-cell table:style-name="ce63" office:value-type="float" office:value="21769" calcext:value-type="float">
            <text:p><text:s/>21,769 </text:p>
          </table:table-cell>
          <table:table-cell table:style-name="ce72" table:formula="of:=[.H72]+[.J72]" office:value-type="float" office:value="5079" calcext:value-type="float">
            <text:p><text:s/>5,079 </text:p>
          </table:table-cell>
          <table:table-cell table:style-name="ce58"/>
          <table:table-cell table:style-name="ce55"/>
          <table:table-cell table:style-name="ce55" table:formula="of:=[.D72]-[.D65]" office:value-type="float" office:value="12458" calcext:value-type="float">
            <text:p><text:s/>12,458 </text:p>
          </table:table-cell>
          <table:table-cell table:style-name="ce55" table:formula="of:=SUM([.E66:.E72])" office:value-type="float" office:value="1571" calcext:value-type="float">
            <text:p><text:s/>1,571 </text:p>
          </table:table-cell>
          <table:table-cell table:style-name="ce72" table:formula="of:=SUM([.L66:.L72])" office:value-type="float" office:value="31173" calcext:value-type="float">
            <text:p><text:s/>31,173 </text:p>
          </table:table-cell>
          <table:table-cell table:style-name="ce63" table:number-columns-repeated="2"/>
          <table:table-cell table:style-name="ce63" table:formula="of:=[.Q72]/5463.3" office:value-type="float" office:value="5.7058920432705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8" calcext:value-type="date">
            <text:p>5/8/2020</text:p>
          </table:table-cell>
          <table:table-cell table:style-name="ce19" office:value-type="float" office:value="56042" calcext:value-type="float">
            <text:p>56,042</text:p>
          </table:table-cell>
          <table:table-cell table:style-name="ce19" office:value-type="float" office:value="13149" calcext:value-type="float">
            <text:p>13,149</text:p>
          </table:table-cell>
          <table:table-cell table:style-name="ce19" office:value-type="float" office:value="69191" calcext:value-type="float">
            <text:p>69,191</text:p>
          </table:table-cell>
          <table:table-cell table:style-name="ce35" office:value-type="float" office:value="225" calcext:value-type="float">
            <text:p>225</text:p>
          </table:table-cell>
          <table:table-cell table:style-name="ce31" table:formula="of:=([.C73]-[.C72])-[.E73]" office:value-type="float" office:value="0" calcext:value-type="float">
            <text:p>0</text:p>
          </table:table-cell>
          <table:table-cell table:style-name="ce40" table:formula="of:=[.E73]/([.D73]-[.D72])" office:value-type="percentage" office:value="0.107449856733524" calcext:value-type="percentage">
            <text:p>10.7%</text:p>
          </table:table-cell>
          <table:table-cell table:style-name="ce13" office:value-type="float" office:value="3075" calcext:value-type="float">
            <text:p>3,075</text:p>
          </table:table-cell>
          <table:table-cell table:style-name="ce13" office:value-type="float" office:value="93570" calcext:value-type="float">
            <text:p>93,570</text:p>
          </table:table-cell>
          <table:table-cell table:style-name="ce55" office:value-type="float" office:value="1657" calcext:value-type="float">
            <text:p><text:s/>1,657 </text:p>
          </table:table-cell>
          <table:table-cell table:style-name="ce63" office:value-type="float" office:value="23426" calcext:value-type="float">
            <text:p><text:s/>23,426 </text:p>
          </table:table-cell>
          <table:table-cell table:style-name="ce72" table:formula="of:=[.H73]+[.J73]" office:value-type="float" office:value="4732" calcext:value-type="float">
            <text:p><text:s/>4,732 </text:p>
          </table:table-cell>
          <table:table-cell table:style-name="ce58"/>
          <table:table-cell table:style-name="ce55"/>
          <table:table-cell table:style-name="ce55" table:formula="of:=[.D73]-[.D66]" office:value-type="float" office:value="12489" calcext:value-type="float">
            <text:p><text:s/>12,489 </text:p>
          </table:table-cell>
          <table:table-cell table:style-name="ce55" table:formula="of:=SUM([.E67:.E73])" office:value-type="float" office:value="1495" calcext:value-type="float">
            <text:p><text:s/>1,495 </text:p>
          </table:table-cell>
          <table:table-cell table:style-name="ce72" table:formula="of:=SUM([.L67:.L73])" office:value-type="float" office:value="31244" calcext:value-type="float">
            <text:p><text:s/>31,244 </text:p>
          </table:table-cell>
          <table:table-cell table:style-name="ce63" table:number-columns-repeated="2"/>
          <table:table-cell table:style-name="ce63" table:formula="of:=[.Q73]/5463.3" office:value-type="float" office:value="5.7188878516647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9" calcext:value-type="date">
            <text:p>5/9/2020</text:p>
          </table:table-cell>
          <table:table-cell table:style-name="ce19" office:value-type="float" office:value="57787" calcext:value-type="float">
            <text:p>57,787</text:p>
          </table:table-cell>
          <table:table-cell table:style-name="ce19" office:value-type="float" office:value="13305" calcext:value-type="float">
            <text:p>13,305</text:p>
          </table:table-cell>
          <table:table-cell table:style-name="ce19" office:value-type="float" office:value="71092" calcext:value-type="float">
            <text:p>71,092</text:p>
          </table:table-cell>
          <table:table-cell table:style-name="ce35" office:value-type="float" office:value="156" calcext:value-type="float">
            <text:p>156</text:p>
          </table:table-cell>
          <table:table-cell table:style-name="ce31" table:formula="of:=([.C74]-[.C73])-[.E74]" office:value-type="float" office:value="0" calcext:value-type="float">
            <text:p>0</text:p>
          </table:table-cell>
          <table:table-cell table:style-name="ce40" table:formula="of:=[.E74]/([.D74]-[.D73])" office:value-type="percentage" office:value="0.0820620725933719" calcext:value-type="percentage">
            <text:p>8.2%</text:p>
          </table:table-cell>
          <table:table-cell table:style-name="ce13" office:value-type="float" office:value="2769" calcext:value-type="float">
            <text:p>2,769</text:p>
          </table:table-cell>
          <table:table-cell table:style-name="ce13" office:value-type="float" office:value="96339" calcext:value-type="float">
            <text:p>96,339</text:p>
          </table:table-cell>
          <table:table-cell table:style-name="ce55" office:value-type="float" office:value="1628" calcext:value-type="float">
            <text:p><text:s/>1,628 </text:p>
          </table:table-cell>
          <table:table-cell table:style-name="ce63" office:value-type="float" office:value="25054" calcext:value-type="float">
            <text:p><text:s/>25,054 </text:p>
          </table:table-cell>
          <table:table-cell table:style-name="ce72" table:formula="of:=[.H74]+[.J74]" office:value-type="float" office:value="4397" calcext:value-type="float">
            <text:p><text:s/>4,397 </text:p>
          </table:table-cell>
          <table:table-cell table:style-name="ce58"/>
          <table:table-cell table:style-name="ce55"/>
          <table:table-cell table:style-name="ce55" table:formula="of:=[.D74]-[.D67]" office:value-type="float" office:value="12259" calcext:value-type="float">
            <text:p><text:s/>12,259 </text:p>
          </table:table-cell>
          <table:table-cell table:style-name="ce55" table:formula="of:=SUM([.E68:.E74])" office:value-type="float" office:value="1378" calcext:value-type="float">
            <text:p><text:s/>1,378 </text:p>
          </table:table-cell>
          <table:table-cell table:style-name="ce72" table:formula="of:=SUM([.L68:.L74])" office:value-type="float" office:value="30328" calcext:value-type="float">
            <text:p><text:s/>30,328 </text:p>
          </table:table-cell>
          <table:table-cell table:style-name="ce63" table:number-columns-repeated="2"/>
          <table:table-cell table:style-name="ce63" table:formula="of:=[.Q74]/5463.3" office:value-type="float" office:value="5.551223619424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0" calcext:value-type="date">
            <text:p>5/10/2020</text:p>
          </table:table-cell>
          <table:table-cell table:style-name="ce19" office:value-type="float" office:value="59197" calcext:value-type="float">
            <text:p>59,197</text:p>
          </table:table-cell>
          <table:table-cell table:style-name="ce19" office:value-type="float" office:value="13486" calcext:value-type="float">
            <text:p>13,486</text:p>
          </table:table-cell>
          <table:table-cell table:style-name="ce19" office:value-type="float" office:value="72683" calcext:value-type="float">
            <text:p>72,683</text:p>
          </table:table-cell>
          <table:table-cell table:style-name="ce35" office:value-type="float" office:value="181" calcext:value-type="float">
            <text:p>181</text:p>
          </table:table-cell>
          <table:table-cell table:style-name="ce31" table:formula="of:=([.C75]-[.C74])-[.E75]" office:value-type="float" office:value="0" calcext:value-type="float">
            <text:p>0</text:p>
          </table:table-cell>
          <table:table-cell table:style-name="ce40" table:formula="of:=[.E75]/([.D75]-[.D74])" office:value-type="percentage" office:value="0.113764927718416" calcext:value-type="percentage">
            <text:p>11.4%</text:p>
          </table:table-cell>
          <table:table-cell table:style-name="ce13" office:value-type="float" office:value="2437" calcext:value-type="float">
            <text:p>2,437</text:p>
          </table:table-cell>
          <table:table-cell table:style-name="ce13" office:value-type="float" office:value="98776" calcext:value-type="float">
            <text:p>98,776</text:p>
          </table:table-cell>
          <table:table-cell table:style-name="ce55" office:value-type="float" office:value="1355" calcext:value-type="float">
            <text:p><text:s/>1,355 </text:p>
          </table:table-cell>
          <table:table-cell table:style-name="ce63" office:value-type="float" office:value="26409" calcext:value-type="float">
            <text:p><text:s/>26,409 </text:p>
          </table:table-cell>
          <table:table-cell table:style-name="ce72" table:formula="of:=[.H75]+[.J75]" office:value-type="float" office:value="3792" calcext:value-type="float">
            <text:p><text:s/>3,792 </text:p>
          </table:table-cell>
          <table:table-cell table:style-name="ce58"/>
          <table:table-cell table:style-name="ce55"/>
          <table:table-cell table:style-name="ce55" table:formula="of:=[.D75]-[.D68]" office:value-type="float" office:value="12388" calcext:value-type="float">
            <text:p><text:s/>12,388 </text:p>
          </table:table-cell>
          <table:table-cell table:style-name="ce55" table:formula="of:=SUM([.E69:.E75])" office:value-type="float" office:value="1389" calcext:value-type="float">
            <text:p><text:s/>1,389 </text:p>
          </table:table-cell>
          <table:table-cell table:style-name="ce72" table:formula="of:=SUM([.L69:.L75])" office:value-type="float" office:value="30400" calcext:value-type="float">
            <text:p><text:s/>30,400 </text:p>
          </table:table-cell>
          <table:table-cell table:style-name="ce63" table:number-columns-repeated="2"/>
          <table:table-cell table:style-name="ce63" table:formula="of:=[.Q75]/5463.3" office:value-type="float" office:value="5.564402467373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1" calcext:value-type="date">
            <text:p>5/11/2020</text:p>
          </table:table-cell>
          <table:table-cell table:style-name="ce19" office:value-type="float" office:value="60436" calcext:value-type="float">
            <text:p>60,436</text:p>
          </table:table-cell>
          <table:table-cell table:style-name="ce19" office:value-type="float" office:value="13627" calcext:value-type="float">
            <text:p>13,627</text:p>
          </table:table-cell>
          <table:table-cell table:style-name="ce19" office:value-type="float" office:value="74063" calcext:value-type="float">
            <text:p>74,063</text:p>
          </table:table-cell>
          <table:table-cell table:style-name="ce35" office:value-type="float" office:value="141" calcext:value-type="float">
            <text:p>141</text:p>
          </table:table-cell>
          <table:table-cell table:style-name="ce31" table:formula="of:=([.C76]-[.C75])-[.E76]" office:value-type="float" office:value="0" calcext:value-type="float">
            <text:p>0</text:p>
          </table:table-cell>
          <table:table-cell table:style-name="ce40" table:formula="of:=[.E76]/([.D76]-[.D75])" office:value-type="percentage" office:value="0.102173913043478" calcext:value-type="percentage">
            <text:p>10.2%</text:p>
          </table:table-cell>
          <table:table-cell table:style-name="ce13" office:value-type="float" office:value="2346" calcext:value-type="float">
            <text:p>2,346</text:p>
          </table:table-cell>
          <table:table-cell table:style-name="ce13" office:value-type="float" office:value="101122" calcext:value-type="float">
            <text:p>101,122</text:p>
          </table:table-cell>
          <table:table-cell table:style-name="ce55" office:value-type="float" office:value="1238" calcext:value-type="float">
            <text:p><text:s/>1,238 </text:p>
          </table:table-cell>
          <table:table-cell table:style-name="ce63" office:value-type="float" office:value="27647" calcext:value-type="float">
            <text:p><text:s/>27,647 </text:p>
          </table:table-cell>
          <table:table-cell table:style-name="ce72" table:formula="of:=[.H76]+[.J76]" office:value-type="float" office:value="3584" calcext:value-type="float">
            <text:p><text:s/>3,584 </text:p>
          </table:table-cell>
          <table:table-cell table:style-name="ce58"/>
          <table:table-cell table:style-name="ce55"/>
          <table:table-cell table:style-name="ce55" table:formula="of:=[.D76]-[.D69]" office:value-type="float" office:value="12367" calcext:value-type="float">
            <text:p><text:s/>12,367 </text:p>
          </table:table-cell>
          <table:table-cell table:style-name="ce55" table:formula="of:=SUM([.E70:.E76])" office:value-type="float" office:value="1361" calcext:value-type="float">
            <text:p><text:s/>1,361 </text:p>
          </table:table-cell>
          <table:table-cell table:style-name="ce72" table:formula="of:=SUM([.L70:.L76])" office:value-type="float" office:value="30190" calcext:value-type="float">
            <text:p><text:s/>30,190 </text:p>
          </table:table-cell>
          <table:table-cell table:style-name="ce63" table:number-columns-repeated="2"/>
          <table:table-cell table:style-name="ce63" table:formula="of:=[.Q76]/5463.3" office:value-type="float" office:value="5.525964160855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2" calcext:value-type="date">
            <text:p>5/12/2020</text:p>
          </table:table-cell>
          <table:table-cell table:style-name="ce19" office:value-type="float" office:value="61807" calcext:value-type="float">
            <text:p>61,807</text:p>
          </table:table-cell>
          <table:table-cell table:style-name="ce19" office:value-type="float" office:value="13763" calcext:value-type="float">
            <text:p>13,763</text:p>
          </table:table-cell>
          <table:table-cell table:style-name="ce19" office:value-type="float" office:value="75570" calcext:value-type="float">
            <text:p>75,570</text:p>
          </table:table-cell>
          <table:table-cell table:style-name="ce35" office:value-type="float" office:value="136" calcext:value-type="float">
            <text:p>136</text:p>
          </table:table-cell>
          <table:table-cell table:style-name="ce31" table:formula="of:=([.C77]-[.C76])-[.E77]" office:value-type="float" office:value="0" calcext:value-type="float">
            <text:p>0</text:p>
          </table:table-cell>
          <table:table-cell table:style-name="ce40" table:formula="of:=[.E77]/([.D77]-[.D76])" office:value-type="percentage" office:value="0.0902455209024552" calcext:value-type="percentage">
            <text:p>9.0%</text:p>
          </table:table-cell>
          <table:table-cell table:style-name="ce13" office:value-type="float" office:value="2539" calcext:value-type="float">
            <text:p>2,539</text:p>
          </table:table-cell>
          <table:table-cell table:style-name="ce13" office:value-type="float" office:value="103661" calcext:value-type="float">
            <text:p>103,661</text:p>
          </table:table-cell>
          <table:table-cell table:style-name="ce55" office:value-type="float" office:value="1544" calcext:value-type="float">
            <text:p><text:s/>1,544 </text:p>
          </table:table-cell>
          <table:table-cell table:style-name="ce63" office:value-type="float" office:value="29191" calcext:value-type="float">
            <text:p><text:s/>29,191 </text:p>
          </table:table-cell>
          <table:table-cell table:style-name="ce72" table:formula="of:=[.H77]+[.J77]" office:value-type="float" office:value="4083" calcext:value-type="float">
            <text:p><text:s/>4,083 </text:p>
          </table:table-cell>
          <table:table-cell table:style-name="ce58"/>
          <table:table-cell table:style-name="ce55"/>
          <table:table-cell table:style-name="ce55" table:formula="of:=[.D77]-[.D70]" office:value-type="float" office:value="12259" calcext:value-type="float">
            <text:p><text:s/>12,259 </text:p>
          </table:table-cell>
          <table:table-cell table:style-name="ce55" table:formula="of:=SUM([.E71:.E77])" office:value-type="float" office:value="1326" calcext:value-type="float">
            <text:p><text:s/>1,326 </text:p>
          </table:table-cell>
          <table:table-cell table:style-name="ce72" table:formula="of:=SUM([.L71:.L77])" office:value-type="float" office:value="30350" calcext:value-type="float">
            <text:p><text:s/>30,350 </text:p>
          </table:table-cell>
          <table:table-cell table:style-name="ce63" table:number-columns-repeated="2"/>
          <table:table-cell table:style-name="ce63" table:formula="of:=[.Q77]/5463.3" office:value-type="float" office:value="5.5552504896308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3" calcext:value-type="date">
            <text:p>5/13/2020</text:p>
          </table:table-cell>
          <table:table-cell table:style-name="ce19" office:value-type="float" office:value="63821" calcext:value-type="float">
            <text:p>63,821</text:p>
          </table:table-cell>
          <table:table-cell table:style-name="ce19" office:value-type="float" office:value="13929" calcext:value-type="float">
            <text:p>13,929</text:p>
          </table:table-cell>
          <table:table-cell table:style-name="ce19" office:value-type="float" office:value="77750" calcext:value-type="float">
            <text:p>77,750</text:p>
          </table:table-cell>
          <table:table-cell table:style-name="ce35" office:value-type="float" office:value="166" calcext:value-type="float">
            <text:p>166</text:p>
          </table:table-cell>
          <table:table-cell table:style-name="ce31" table:formula="of:=([.C78]-[.C77])-[.E78]" office:value-type="float" office:value="0" calcext:value-type="float">
            <text:p>0</text:p>
          </table:table-cell>
          <table:table-cell table:style-name="ce40" table:formula="of:=[.E78]/([.D78]-[.D77])" office:value-type="percentage" office:value="0.0761467889908257" calcext:value-type="percentage">
            <text:p>7.6%</text:p>
          </table:table-cell>
          <table:table-cell table:style-name="ce13" office:value-type="float" office:value="3591" calcext:value-type="float">
            <text:p>3,591</text:p>
          </table:table-cell>
          <table:table-cell table:style-name="ce13" office:value-type="float" office:value="107252" calcext:value-type="float">
            <text:p>107,252</text:p>
          </table:table-cell>
          <table:table-cell table:style-name="ce55" office:value-type="float" office:value="1517" calcext:value-type="float">
            <text:p><text:s/>1,517 </text:p>
          </table:table-cell>
          <table:table-cell table:style-name="ce63" office:value-type="float" office:value="30708" calcext:value-type="float">
            <text:p><text:s/>30,708 </text:p>
          </table:table-cell>
          <table:table-cell table:style-name="ce72" table:formula="of:=[.H78]+[.J78]" office:value-type="float" office:value="5108" calcext:value-type="float">
            <text:p><text:s/>5,108 </text:p>
          </table:table-cell>
          <table:table-cell table:style-name="ce58"/>
          <table:table-cell table:style-name="ce55"/>
          <table:table-cell table:style-name="ce55" table:formula="of:=[.D78]-[.D71]" office:value-type="float" office:value="12625" calcext:value-type="float">
            <text:p><text:s/>12,625 </text:p>
          </table:table-cell>
          <table:table-cell table:style-name="ce55" table:formula="of:=SUM([.E72:.E78])" office:value-type="float" office:value="1220" calcext:value-type="float">
            <text:p><text:s/>1,220 </text:p>
          </table:table-cell>
          <table:table-cell table:style-name="ce72" table:formula="of:=SUM([.L72:.L78])" office:value-type="float" office:value="30775" calcext:value-type="float">
            <text:p><text:s/>30,775 </text:p>
          </table:table-cell>
          <table:table-cell table:style-name="ce63" table:number-columns-repeated="2"/>
          <table:table-cell table:style-name="ce63" table:formula="of:=[.Q78]/5463.3" office:value-type="float" office:value="5.63304230044113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4" calcext:value-type="date">
            <text:p>5/14/2020</text:p>
          </table:table-cell>
          <table:table-cell table:style-name="ce19" office:value-type="float" office:value="66158" calcext:value-type="float">
            <text:p>66,158</text:p>
          </table:table-cell>
          <table:table-cell table:style-name="ce19" office:value-type="float" office:value="14117" calcext:value-type="float">
            <text:p>14,117</text:p>
          </table:table-cell>
          <table:table-cell table:style-name="ce19" office:value-type="float" office:value="80275" calcext:value-type="float">
            <text:p>80,275</text:p>
          </table:table-cell>
          <table:table-cell table:style-name="ce35" office:value-type="float" office:value="188" calcext:value-type="float">
            <text:p>188</text:p>
          </table:table-cell>
          <table:table-cell table:style-name="ce31" table:formula="of:=([.C79]-[.C78])-[.E79]" office:value-type="float" office:value="0" calcext:value-type="float">
            <text:p>0</text:p>
          </table:table-cell>
          <table:table-cell table:style-name="ce40" table:formula="of:=[.E79]/([.D79]-[.D78])" office:value-type="percentage" office:value="0.0744554455445545" calcext:value-type="percentage">
            <text:p>7.4%</text:p>
          </table:table-cell>
          <table:table-cell table:style-name="ce13" office:value-type="float" office:value="4009" calcext:value-type="float">
            <text:p>4,009</text:p>
          </table:table-cell>
          <table:table-cell table:style-name="ce13" office:value-type="float" office:value="111261" calcext:value-type="float">
            <text:p>111,261</text:p>
          </table:table-cell>
          <table:table-cell table:style-name="ce55" office:value-type="float" office:value="1820" calcext:value-type="float">
            <text:p><text:s/>1,820 </text:p>
          </table:table-cell>
          <table:table-cell table:style-name="ce63" office:value-type="float" office:value="32528" calcext:value-type="float">
            <text:p><text:s/>32,528 </text:p>
          </table:table-cell>
          <table:table-cell table:style-name="ce72" table:formula="of:=[.H79]+[.J79]" office:value-type="float" office:value="5829" calcext:value-type="float">
            <text:p><text:s/>5,829 </text:p>
          </table:table-cell>
          <table:table-cell table:style-name="ce58"/>
          <table:table-cell table:style-name="ce55"/>
          <table:table-cell table:style-name="ce55" table:formula="of:=[.D79]-[.D72]" office:value-type="float" office:value="13178" calcext:value-type="float">
            <text:p><text:s/>13,178 </text:p>
          </table:table-cell>
          <table:table-cell table:style-name="ce55" table:formula="of:=SUM([.E73:.E79])" office:value-type="float" office:value="1193" calcext:value-type="float">
            <text:p><text:s/>1,193 </text:p>
          </table:table-cell>
          <table:table-cell table:style-name="ce72" table:formula="of:=SUM([.L73:.L79])" office:value-type="float" office:value="31525" calcext:value-type="float">
            <text:p><text:s/>31,525 </text:p>
          </table:table-cell>
          <table:table-cell table:style-name="ce63" table:number-columns-repeated="2"/>
          <table:table-cell table:style-name="ce63" table:formula="of:=[.Q79]/5463.3" office:value-type="float" office:value="5.7703219665769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5" calcext:value-type="date">
            <text:p>5/15/2020</text:p>
          </table:table-cell>
          <table:table-cell table:style-name="ce19" office:value-type="float" office:value="68006" calcext:value-type="float">
            <text:p>68,006</text:p>
          </table:table-cell>
          <table:table-cell table:style-name="ce19" office:value-type="float" office:value="14260" calcext:value-type="float">
            <text:p>14,260</text:p>
          </table:table-cell>
          <table:table-cell table:style-name="ce19" office:value-type="float" office:value="82266" calcext:value-type="float">
            <text:p>82,266</text:p>
          </table:table-cell>
          <table:table-cell table:style-name="ce35" office:value-type="float" office:value="143" calcext:value-type="float">
            <text:p>143</text:p>
          </table:table-cell>
          <table:table-cell table:style-name="ce31" table:formula="of:=([.C80]-[.C79])-[.E80]" office:value-type="float" office:value="0" calcext:value-type="float">
            <text:p>0</text:p>
          </table:table-cell>
          <table:table-cell table:style-name="ce40" table:formula="of:=[.E80]/([.D80]-[.D79])" office:value-type="percentage" office:value="0.0718232044198895" calcext:value-type="percentage">
            <text:p>7.2%</text:p>
          </table:table-cell>
          <table:table-cell table:style-name="ce13" office:value-type="float" office:value="3221" calcext:value-type="float">
            <text:p>3,221</text:p>
          </table:table-cell>
          <table:table-cell table:style-name="ce13" office:value-type="float" office:value="114482" calcext:value-type="float">
            <text:p>114,482</text:p>
          </table:table-cell>
          <table:table-cell table:style-name="ce55" office:value-type="float" office:value="1992" calcext:value-type="float">
            <text:p><text:s/>1,992 </text:p>
          </table:table-cell>
          <table:table-cell table:style-name="ce63" office:value-type="float" office:value="34520" calcext:value-type="float">
            <text:p><text:s/>34,520 </text:p>
          </table:table-cell>
          <table:table-cell table:style-name="ce72" table:formula="of:=[.H80]+[.J80]" office:value-type="float" office:value="5213" calcext:value-type="float">
            <text:p><text:s/>5,213 </text:p>
          </table:table-cell>
          <table:table-cell table:style-name="ce58"/>
          <table:table-cell table:style-name="ce55"/>
          <table:table-cell table:style-name="ce55" table:formula="of:=[.D80]-[.D73]" office:value-type="float" office:value="13075" calcext:value-type="float">
            <text:p><text:s/>13,075 </text:p>
          </table:table-cell>
          <table:table-cell table:style-name="ce55" table:formula="of:=SUM([.E74:.E80])" office:value-type="float" office:value="1111" calcext:value-type="float">
            <text:p><text:s/>1,111 </text:p>
          </table:table-cell>
          <table:table-cell table:style-name="ce72" table:formula="of:=SUM([.L74:.L80])" office:value-type="float" office:value="32006" calcext:value-type="float">
            <text:p><text:s/>32,006 </text:p>
          </table:table-cell>
          <table:table-cell table:style-name="ce63" table:number-columns-repeated="2"/>
          <table:table-cell table:style-name="ce63" table:formula="of:=[.Q80]/5463.3" office:value-type="float" office:value="5.85836399245877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6" calcext:value-type="date">
            <text:p>5/16/2020</text:p>
          </table:table-cell>
          <table:table-cell table:style-name="ce19" office:value-type="float" office:value="71157" calcext:value-type="float">
            <text:p>71,157</text:p>
          </table:table-cell>
          <table:table-cell table:style-name="ce19" office:value-type="float" office:value="14447" calcext:value-type="float">
            <text:p>14,447</text:p>
          </table:table-cell>
          <table:table-cell table:style-name="ce19" office:value-type="float" office:value="85604" calcext:value-type="float">
            <text:p>85,604</text:p>
          </table:table-cell>
          <table:table-cell table:style-name="ce35" office:value-type="float" office:value="187" calcext:value-type="float">
            <text:p>187</text:p>
          </table:table-cell>
          <table:table-cell table:style-name="ce31" table:formula="of:=([.C81]-[.C80])-[.E81]" office:value-type="float" office:value="0" calcext:value-type="float">
            <text:p>0</text:p>
          </table:table-cell>
          <table:table-cell table:style-name="ce40" table:formula="of:=[.E81]/([.D81]-[.D80])" office:value-type="percentage" office:value="0.0560215698022768" calcext:value-type="percentage">
            <text:p>5.6%</text:p>
          </table:table-cell>
          <table:table-cell table:style-name="ce13" office:value-type="float" office:value="4840" calcext:value-type="float">
            <text:p>4,840</text:p>
          </table:table-cell>
          <table:table-cell table:style-name="ce13" office:value-type="float" office:value="119322" calcext:value-type="float">
            <text:p>119,322</text:p>
          </table:table-cell>
          <table:table-cell table:style-name="ce55" office:value-type="float" office:value="1679" calcext:value-type="float">
            <text:p><text:s/>1,679 </text:p>
          </table:table-cell>
          <table:table-cell table:style-name="ce63" office:value-type="float" office:value="36199" calcext:value-type="float">
            <text:p><text:s/>36,199 </text:p>
          </table:table-cell>
          <table:table-cell table:style-name="ce72" table:formula="of:=[.H81]+[.J81]" office:value-type="float" office:value="6519" calcext:value-type="float">
            <text:p><text:s/>6,519 </text:p>
          </table:table-cell>
          <table:table-cell table:style-name="ce58"/>
          <table:table-cell table:style-name="ce55"/>
          <table:table-cell table:style-name="ce55" table:formula="of:=[.D81]-[.D74]" office:value-type="float" office:value="14512" calcext:value-type="float">
            <text:p><text:s/>14,512 </text:p>
          </table:table-cell>
          <table:table-cell table:style-name="ce55" table:formula="of:=SUM([.E75:.E81])" office:value-type="float" office:value="1142" calcext:value-type="float">
            <text:p><text:s/>1,142 </text:p>
          </table:table-cell>
          <table:table-cell table:style-name="ce72" table:formula="of:=SUM([.L75:.L81])" office:value-type="float" office:value="34128" calcext:value-type="float">
            <text:p><text:s/>34,128 </text:p>
          </table:table-cell>
          <table:table-cell table:style-name="ce63" table:number-columns-repeated="2"/>
          <table:table-cell table:style-name="ce63" table:formula="of:=[.Q81]/5463.3" office:value-type="float" office:value="6.2467739278458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7" calcext:value-type="date">
            <text:p>5/17/2020</text:p>
          </table:table-cell>
          <table:table-cell table:style-name="ce19" office:value-type="float" office:value="73123" calcext:value-type="float">
            <text:p>73,123</text:p>
          </table:table-cell>
          <table:table-cell table:style-name="ce19" office:value-type="float" office:value="14537" calcext:value-type="float">
            <text:p>14,537</text:p>
          </table:table-cell>
          <table:table-cell table:style-name="ce19" office:value-type="float" office:value="87660" calcext:value-type="float">
            <text:p>87,660</text:p>
          </table:table-cell>
          <table:table-cell table:style-name="ce35" office:value-type="float" office:value="90" calcext:value-type="float">
            <text:p>90</text:p>
          </table:table-cell>
          <table:table-cell table:style-name="ce31" table:formula="of:=([.C82]-[.C81])-[.E82]" office:value-type="float" office:value="0" calcext:value-type="float">
            <text:p>0</text:p>
          </table:table-cell>
          <table:table-cell table:style-name="ce40" table:formula="of:=[.E82]/([.D82]-[.D81])" office:value-type="percentage" office:value="0.0437743190661479" calcext:value-type="percentage">
            <text:p>4.4%</text:p>
          </table:table-cell>
          <table:table-cell table:style-name="ce13" office:value-type="float" office:value="3043" calcext:value-type="float">
            <text:p>3,043</text:p>
          </table:table-cell>
          <table:table-cell table:style-name="ce13" office:value-type="float" office:value="122365" calcext:value-type="float">
            <text:p>122,365</text:p>
          </table:table-cell>
          <table:table-cell table:style-name="ce55" office:value-type="float" office:value="1678" calcext:value-type="float">
            <text:p><text:s/>1,678 </text:p>
          </table:table-cell>
          <table:table-cell table:style-name="ce63" office:value-type="float" office:value="37877" calcext:value-type="float">
            <text:p><text:s/>37,877 </text:p>
          </table:table-cell>
          <table:table-cell table:style-name="ce72" table:formula="of:=[.H82]+[.J82]" office:value-type="float" office:value="4721" calcext:value-type="float">
            <text:p><text:s/>4,721 </text:p>
          </table:table-cell>
          <table:table-cell table:style-name="ce58"/>
          <table:table-cell table:style-name="ce55"/>
          <table:table-cell table:style-name="ce55" table:formula="of:=[.D82]-[.D75]" office:value-type="float" office:value="14977" calcext:value-type="float">
            <text:p><text:s/>14,977 </text:p>
          </table:table-cell>
          <table:table-cell table:style-name="ce55" table:formula="of:=SUM([.E76:.E82])" office:value-type="float" office:value="1051" calcext:value-type="float">
            <text:p><text:s/>1,051 </text:p>
          </table:table-cell>
          <table:table-cell table:style-name="ce72" table:formula="of:=SUM([.L76:.L82])" office:value-type="float" office:value="35057" calcext:value-type="float">
            <text:p><text:s/>35,057 </text:p>
          </table:table-cell>
          <table:table-cell table:style-name="ce63" table:number-columns-repeated="2"/>
          <table:table-cell table:style-name="ce63" table:formula="of:=[.Q82]/5463.3" office:value-type="float" office:value="6.4168176742994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8" calcext:value-type="date">
            <text:p>5/18/2020</text:p>
          </table:table-cell>
          <table:table-cell table:style-name="ce19" office:value-type="float" office:value="74346" calcext:value-type="float">
            <text:p>74,346</text:p>
          </table:table-cell>
          <table:table-cell table:style-name="ce19" office:value-type="float" office:value="14594" calcext:value-type="float">
            <text:p>14,594</text:p>
          </table:table-cell>
          <table:table-cell table:style-name="ce19" office:value-type="float" office:value="88940" calcext:value-type="float">
            <text:p>88,940</text:p>
          </table:table-cell>
          <table:table-cell table:style-name="ce35" office:value-type="float" office:value="57" calcext:value-type="float">
            <text:p>57</text:p>
          </table:table-cell>
          <table:table-cell table:style-name="ce31" table:formula="of:=([.C83]-[.C82])-[.E83]" office:value-type="float" office:value="0" calcext:value-type="float">
            <text:p>0</text:p>
          </table:table-cell>
          <table:table-cell table:style-name="ce40" table:formula="of:=[.E83]/([.D83]-[.D82])" office:value-type="percentage" office:value="0.04453125" calcext:value-type="percentage">
            <text:p>4.5%</text:p>
          </table:table-cell>
          <table:table-cell table:style-name="ce13" office:value-type="float" office:value="2317" calcext:value-type="float">
            <text:p>2,317</text:p>
          </table:table-cell>
          <table:table-cell table:style-name="ce47" office:value-type="float" office:value="124682" calcext:value-type="float">
            <text:p>124,682</text:p>
          </table:table-cell>
          <table:table-cell table:style-name="ce55" office:value-type="float" office:value="1158" calcext:value-type="float">
            <text:p><text:s/>1,158 </text:p>
          </table:table-cell>
          <table:table-cell table:style-name="ce63" office:value-type="float" office:value="39035" calcext:value-type="float">
            <text:p><text:s/>39,035 </text:p>
          </table:table-cell>
          <table:table-cell table:style-name="ce72" table:formula="of:=[.H83]+[.J83]" office:value-type="float" office:value="3475" calcext:value-type="float">
            <text:p><text:s/>3,475 </text:p>
          </table:table-cell>
          <table:table-cell table:style-name="ce58"/>
          <table:table-cell table:style-name="ce55"/>
          <table:table-cell table:style-name="ce55" table:formula="of:=[.D83]-[.D76]" office:value-type="float" office:value="14877" calcext:value-type="float">
            <text:p><text:s/>14,877 </text:p>
          </table:table-cell>
          <table:table-cell table:style-name="ce55" table:formula="of:=SUM([.E77:.E83])" office:value-type="float" office:value="967" calcext:value-type="float">
            <text:p><text:s/>967 </text:p>
          </table:table-cell>
          <table:table-cell table:style-name="ce72" table:formula="of:=SUM([.L77:.L83])" office:value-type="float" office:value="34948" calcext:value-type="float">
            <text:p><text:s/>34,948 </text:p>
          </table:table-cell>
          <table:table-cell table:style-name="ce63" table:number-columns-repeated="2"/>
          <table:table-cell table:style-name="ce63" table:formula="of:=[.Q83]/5463.3" office:value-type="float" office:value="6.3968663628210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9" calcext:value-type="date">
            <text:p>5/19/2020</text:p>
          </table:table-cell>
          <table:table-cell table:style-name="ce19" office:value-type="float" office:value="75766" calcext:value-type="float">
            <text:p>75,766</text:p>
          </table:table-cell>
          <table:table-cell table:style-name="ce19" office:value-type="float" office:value="14655" calcext:value-type="float">
            <text:p>14,655</text:p>
          </table:table-cell>
          <table:table-cell table:style-name="ce19" office:value-type="float" office:value="90421" calcext:value-type="float">
            <text:p>90,421</text:p>
          </table:table-cell>
          <table:table-cell table:style-name="ce35" office:value-type="float" office:value="61" calcext:value-type="float">
            <text:p>61</text:p>
          </table:table-cell>
          <table:table-cell table:style-name="ce31" table:formula="of:=([.C84]-[.C83])-[.E84]" office:value-type="float" office:value="0" calcext:value-type="float">
            <text:p>0</text:p>
          </table:table-cell>
          <table:table-cell table:style-name="ce40" table:formula="of:=[.E84]/([.D84]-[.D83])" office:value-type="percentage" office:value="0.0411883862255233" calcext:value-type="percentage">
            <text:p>4.1%</text:p>
          </table:table-cell>
          <table:table-cell table:style-name="ce13" office:value-type="float" office:value="2854" calcext:value-type="float">
            <text:p>2,854</text:p>
          </table:table-cell>
          <table:table-cell table:style-name="ce13" office:value-type="float" office:value="127536" calcext:value-type="float">
            <text:p>127,536</text:p>
          </table:table-cell>
          <table:table-cell table:style-name="ce55" office:value-type="float" office:value="1705" calcext:value-type="float">
            <text:p><text:s/>1,705 </text:p>
          </table:table-cell>
          <table:table-cell table:style-name="ce63" office:value-type="float" office:value="40740" calcext:value-type="float">
            <text:p><text:s/>40,740 </text:p>
          </table:table-cell>
          <table:table-cell table:style-name="ce72" table:formula="of:=[.H84]+[.J84]" office:value-type="float" office:value="4559" calcext:value-type="float">
            <text:p><text:s/>4,559 </text:p>
          </table:table-cell>
          <table:table-cell table:style-name="ce58"/>
          <table:table-cell table:style-name="ce55"/>
          <table:table-cell table:style-name="ce55" table:formula="of:=[.D84]-[.D77]" office:value-type="float" office:value="14851" calcext:value-type="float">
            <text:p><text:s/>14,851 </text:p>
          </table:table-cell>
          <table:table-cell table:style-name="ce55" table:formula="of:=SUM([.E78:.E84])" office:value-type="float" office:value="892" calcext:value-type="float">
            <text:p><text:s/>892 </text:p>
          </table:table-cell>
          <table:table-cell table:style-name="ce72" table:formula="of:=SUM([.L78:.L84])" office:value-type="float" office:value="35424" calcext:value-type="float">
            <text:p><text:s/>35,424 </text:p>
          </table:table-cell>
          <table:table-cell table:style-name="ce63" table:number-columns-repeated="2"/>
          <table:table-cell table:style-name="ce63" table:formula="of:=[.Q84]/5463.3" office:value-type="float" office:value="6.4839931909285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0" calcext:value-type="date">
            <text:p>5/20/2020</text:p>
          </table:table-cell>
          <table:table-cell table:style-name="ce19" office:value-type="float" office:value="77843" calcext:value-type="float">
            <text:p>77,843</text:p>
          </table:table-cell>
          <table:table-cell table:style-name="ce19" office:value-type="float" office:value="14751" calcext:value-type="float">
            <text:p>14,751</text:p>
          </table:table-cell>
          <table:table-cell table:style-name="ce19" office:value-type="float" office:value="92594" calcext:value-type="float">
            <text:p>92,594</text:p>
          </table:table-cell>
          <table:table-cell table:style-name="ce35" office:value-type="float" office:value="96" calcext:value-type="float">
            <text:p>96</text:p>
          </table:table-cell>
          <table:table-cell table:style-name="ce31" table:formula="of:=([.C85]-[.C84])-[.E85]" office:value-type="float" office:value="0" calcext:value-type="float">
            <text:p>0</text:p>
          </table:table-cell>
          <table:table-cell table:style-name="ce40" table:formula="of:=[.E85]/([.D85]-[.D84])" office:value-type="percentage" office:value="0.0441785549930971" calcext:value-type="percentage">
            <text:p>4.4%</text:p>
          </table:table-cell>
          <table:table-cell table:style-name="ce13" office:value-type="float" office:value="3699" calcext:value-type="float">
            <text:p>3,699</text:p>
          </table:table-cell>
          <table:table-cell table:style-name="ce13" office:value-type="float" office:value="131235" calcext:value-type="float">
            <text:p>131,235</text:p>
          </table:table-cell>
          <table:table-cell table:style-name="ce55" office:value-type="float" office:value="2653" calcext:value-type="float">
            <text:p><text:s/>2,653 </text:p>
          </table:table-cell>
          <table:table-cell table:style-name="ce63" office:value-type="float" office:value="43393" calcext:value-type="float">
            <text:p><text:s/>43,393 </text:p>
          </table:table-cell>
          <table:table-cell table:style-name="ce72" table:formula="of:=[.H85]+[.J85]" office:value-type="float" office:value="6352" calcext:value-type="float">
            <text:p><text:s/>6,352 </text:p>
          </table:table-cell>
          <table:table-cell table:style-name="ce58"/>
          <table:table-cell table:style-name="ce55"/>
          <table:table-cell table:style-name="ce55" table:formula="of:=[.D85]-[.D78]" office:value-type="float" office:value="14844" calcext:value-type="float">
            <text:p><text:s/>14,844 </text:p>
          </table:table-cell>
          <table:table-cell table:style-name="ce55" table:formula="of:=SUM([.E79:.E85])" office:value-type="float" office:value="822" calcext:value-type="float">
            <text:p><text:s/>822 </text:p>
          </table:table-cell>
          <table:table-cell table:style-name="ce72" table:formula="of:=SUM([.L79:.L85])" office:value-type="float" office:value="36668" calcext:value-type="float">
            <text:p><text:s/>36,668 </text:p>
          </table:table-cell>
          <table:table-cell table:style-name="ce63" table:number-columns-repeated="2"/>
          <table:table-cell table:style-name="ce63" table:formula="of:=[.Q85]/5463.3" office:value-type="float" office:value="6.71169439715923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1" calcext:value-type="date">
            <text:p>5/21/2020</text:p>
          </table:table-cell>
          <table:table-cell table:style-name="ce19" office:value-type="float" office:value="80317" calcext:value-type="float">
            <text:p>80,317</text:p>
          </table:table-cell>
          <table:table-cell table:style-name="ce19" office:value-type="float" office:value="14856" calcext:value-type="float">
            <text:p>14,856</text:p>
          </table:table-cell>
          <table:table-cell table:style-name="ce21" office:value-type="float" office:value="95173" calcext:value-type="float">
            <text:p>95,173</text:p>
          </table:table-cell>
          <table:table-cell table:style-name="ce35" office:value-type="float" office:value="105" calcext:value-type="float">
            <text:p>105</text:p>
          </table:table-cell>
          <table:table-cell table:style-name="ce31" table:formula="of:=([.C86]-[.C85])-[.E86]" office:value-type="float" office:value="0" calcext:value-type="float">
            <text:p>0</text:p>
          </table:table-cell>
          <table:table-cell table:style-name="ce40" table:formula="of:=[.E86]/([.D86]-[.D85])" office:value-type="percentage" office:value="0.0407134548274525" calcext:value-type="percentage">
            <text:p>4.1%</text:p>
          </table:table-cell>
          <table:table-cell table:style-name="ce19" office:value-type="float" office:value="4090" calcext:value-type="float">
            <text:p>4,090</text:p>
          </table:table-cell>
          <table:table-cell table:style-name="ce19" office:value-type="float" office:value="135325" calcext:value-type="float">
            <text:p>135,325</text:p>
          </table:table-cell>
          <table:table-cell table:style-name="ce55" office:value-type="float" office:value="2428" calcext:value-type="float">
            <text:p><text:s/>2,428 </text:p>
          </table:table-cell>
          <table:table-cell table:style-name="ce63" office:value-type="float" office:value="45767" calcext:value-type="float">
            <text:p><text:s/>45,767 </text:p>
          </table:table-cell>
          <table:table-cell table:style-name="ce72" table:formula="of:=[.H86]+[.J86]" office:value-type="float" office:value="6518" calcext:value-type="float">
            <text:p><text:s/>6,518 </text:p>
          </table:table-cell>
          <table:table-cell table:style-name="ce58"/>
          <table:table-cell table:style-name="ce55"/>
          <table:table-cell table:style-name="ce55" table:formula="of:=[.D86]-[.D79]" office:value-type="float" office:value="14898" calcext:value-type="float">
            <text:p><text:s/>14,898 </text:p>
          </table:table-cell>
          <table:table-cell table:style-name="ce55" table:formula="of:=SUM([.E80:.E86])" office:value-type="float" office:value="739" calcext:value-type="float">
            <text:p><text:s/>739 </text:p>
          </table:table-cell>
          <table:table-cell table:style-name="ce72" table:formula="of:=SUM([.L80:.L86])" office:value-type="float" office:value="37357" calcext:value-type="float">
            <text:p><text:s/>37,357 </text:p>
          </table:table-cell>
          <table:table-cell table:style-name="ce63" table:number-columns-repeated="2"/>
          <table:table-cell table:style-name="ce63" table:formula="of:=[.Q86]/5463.3" office:value-type="float" office:value="6.83780865044936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2" calcext:value-type="date">
            <text:p>5/22/2020</text:p>
          </table:table-cell>
          <table:table-cell table:style-name="ce19" office:value-type="float" office:value="82638" calcext:value-type="float">
            <text:p>82,638</text:p>
          </table:table-cell>
          <table:table-cell table:style-name="ce19" office:value-type="float" office:value="14969" calcext:value-type="float">
            <text:p>14,969</text:p>
          </table:table-cell>
          <table:table-cell table:style-name="ce21" office:value-type="float" office:value="97607" calcext:value-type="float">
            <text:p>97,607</text:p>
          </table:table-cell>
          <table:table-cell table:style-name="ce35" office:value-type="float" office:value="113" calcext:value-type="float">
            <text:p>113</text:p>
          </table:table-cell>
          <table:table-cell table:style-name="ce31" table:formula="of:=([.C87]-[.C86])-[.E87]" office:value-type="float" office:value="0" calcext:value-type="float">
            <text:p>0</text:p>
          </table:table-cell>
          <table:table-cell table:style-name="ce40" table:formula="of:=[.E87]/([.D87]-[.D86])" office:value-type="percentage" office:value="0.0464256368118324" calcext:value-type="percentage">
            <text:p>4.6%</text:p>
          </table:table-cell>
          <table:table-cell table:style-name="ce13" office:value-type="float" office:value="3858" calcext:value-type="float">
            <text:p>3,858</text:p>
          </table:table-cell>
          <table:table-cell table:style-name="ce13" office:value-type="float" office:value="139183" calcext:value-type="float">
            <text:p>139,183</text:p>
          </table:table-cell>
          <table:table-cell table:style-name="ce55" office:value-type="float" office:value="1884" calcext:value-type="float">
            <text:p><text:s/>1,884 </text:p>
          </table:table-cell>
          <table:table-cell table:style-name="ce63" office:value-type="float" office:value="47651" calcext:value-type="float">
            <text:p><text:s/>47,651 </text:p>
          </table:table-cell>
          <table:table-cell table:style-name="ce72" table:formula="of:=[.H87]+[.J87]" office:value-type="float" office:value="5742" calcext:value-type="float">
            <text:p><text:s/>5,742 </text:p>
          </table:table-cell>
          <table:table-cell table:style-name="ce58"/>
          <table:table-cell table:style-name="ce55"/>
          <table:table-cell table:style-name="ce55" table:formula="of:=[.D87]-[.D80]" office:value-type="float" office:value="15341" calcext:value-type="float">
            <text:p><text:s/>15,341 </text:p>
          </table:table-cell>
          <table:table-cell table:style-name="ce55" table:formula="of:=SUM([.E81:.E87])" office:value-type="float" office:value="709" calcext:value-type="float">
            <text:p><text:s/>709 </text:p>
          </table:table-cell>
          <table:table-cell table:style-name="ce72" table:formula="of:=SUM([.L81:.L87])" office:value-type="float" office:value="37886" calcext:value-type="float">
            <text:p><text:s/>37,886 </text:p>
          </table:table-cell>
          <table:table-cell table:style-name="ce63" table:number-columns-repeated="2"/>
          <table:table-cell table:style-name="ce63" table:formula="of:=[.Q87]/5463.3" office:value-type="float" office:value="6.93463657496385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3" calcext:value-type="date">
            <text:p>5/23/2020</text:p>
          </table:table-cell>
          <table:table-cell table:style-name="ce19" office:value-type="float" office:value="84891" calcext:value-type="float">
            <text:p>84,891</text:p>
          </table:table-cell>
          <table:table-cell table:style-name="ce19" office:value-type="float" office:value="15041" calcext:value-type="float">
            <text:p>15,041</text:p>
          </table:table-cell>
          <table:table-cell table:style-name="ce21" office:value-type="float" office:value="99932" calcext:value-type="float">
            <text:p>99,932</text:p>
          </table:table-cell>
          <table:table-cell table:style-name="ce35" office:value-type="float" office:value="72" calcext:value-type="float">
            <text:p>72</text:p>
          </table:table-cell>
          <table:table-cell table:style-name="ce31" table:formula="of:=([.C88]-[.C87])-[.E88]" office:value-type="float" office:value="0" calcext:value-type="float">
            <text:p>0</text:p>
          </table:table-cell>
          <table:table-cell table:style-name="ce40" table:formula="of:=[.E88]/([.D88]-[.D87])" office:value-type="percentage" office:value="0.0309677419354839" calcext:value-type="percentage">
            <text:p>3.1%</text:p>
          </table:table-cell>
          <table:table-cell table:style-name="ce13" office:value-type="float" office:value="3755" calcext:value-type="float">
            <text:p>3,755</text:p>
          </table:table-cell>
          <table:table-cell table:style-name="ce13" office:value-type="float" office:value="142938" calcext:value-type="float">
            <text:p>142,938</text:p>
          </table:table-cell>
          <table:table-cell table:style-name="ce55" office:value-type="float" office:value="1651" calcext:value-type="float">
            <text:p><text:s/>1,651 </text:p>
          </table:table-cell>
          <table:table-cell table:style-name="ce63" office:value-type="float" office:value="49245" calcext:value-type="float">
            <text:p><text:s/>49,245 </text:p>
          </table:table-cell>
          <table:table-cell table:style-name="ce72" table:formula="of:=[.H88]+[.J88]" office:value-type="float" office:value="5406" calcext:value-type="float">
            <text:p><text:s/>5,406 </text:p>
          </table:table-cell>
          <table:table-cell table:style-name="ce58"/>
          <table:table-cell table:style-name="ce55"/>
          <table:table-cell table:style-name="ce55" table:formula="of:=[.D88]-[.D81]" office:value-type="float" office:value="14328" calcext:value-type="float">
            <text:p><text:s/>14,328 </text:p>
          </table:table-cell>
          <table:table-cell table:style-name="ce55" table:formula="of:=SUM([.E82:.E88])" office:value-type="float" office:value="594" calcext:value-type="float">
            <text:p><text:s/>594 </text:p>
          </table:table-cell>
          <table:table-cell table:style-name="ce72" table:formula="of:=SUM([.L82:.L88])" office:value-type="float" office:value="36773" calcext:value-type="float">
            <text:p><text:s/>36,773 </text:p>
          </table:table-cell>
          <table:table-cell table:style-name="ce63" table:number-columns-repeated="2"/>
          <table:table-cell table:style-name="ce63" table:formula="of:=[.Q88]/5463.3" office:value-type="float" office:value="6.73091355041825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4" calcext:value-type="date">
            <text:p>5/24/2020</text:p>
          </table:table-cell>
          <table:table-cell table:style-name="ce19" office:value-type="float" office:value="86612" calcext:value-type="float">
            <text:p>86,612</text:p>
          </table:table-cell>
          <table:table-cell table:style-name="ce19" office:value-type="float" office:value="15101" calcext:value-type="float">
            <text:p>15,101</text:p>
          </table:table-cell>
          <table:table-cell table:style-name="ce21" office:value-type="float" office:value="101713" calcext:value-type="float">
            <text:p>101,713</text:p>
          </table:table-cell>
          <table:table-cell table:style-name="ce35" office:value-type="float" office:value="60" calcext:value-type="float">
            <text:p>60</text:p>
          </table:table-cell>
          <table:table-cell table:style-name="ce31" table:formula="of:=([.C89]-[.C88])-[.E89]" office:value-type="float" office:value="0" calcext:value-type="float">
            <text:p>0</text:p>
          </table:table-cell>
          <table:table-cell table:style-name="ce40" table:formula="of:=[.E89]/([.D89]-[.D88])" office:value-type="percentage" office:value="0.0336889387984278" calcext:value-type="percentage">
            <text:p>3.4%</text:p>
          </table:table-cell>
          <table:table-cell table:style-name="ce13" office:value-type="float" office:value="2886" calcext:value-type="float">
            <text:p>2,886</text:p>
          </table:table-cell>
          <table:table-cell table:style-name="ce13" office:value-type="float" office:value="145824" calcext:value-type="float">
            <text:p>145,824</text:p>
          </table:table-cell>
          <table:table-cell table:style-name="ce55" office:value-type="float" office:value="1225" calcext:value-type="float">
            <text:p><text:s/>1,225 </text:p>
          </table:table-cell>
          <table:table-cell table:style-name="ce63" office:value-type="float" office:value="50470" calcext:value-type="float">
            <text:p><text:s/>50,470 </text:p>
          </table:table-cell>
          <table:table-cell table:style-name="ce72" table:formula="of:=[.H89]+[.J89]" office:value-type="float" office:value="4111" calcext:value-type="float">
            <text:p><text:s/>4,111 </text:p>
          </table:table-cell>
          <table:table-cell table:style-name="ce58"/>
          <table:table-cell table:style-name="ce55"/>
          <table:table-cell table:style-name="ce55" table:formula="of:=[.D89]-[.D82]" office:value-type="float" office:value="14053" calcext:value-type="float">
            <text:p><text:s/>14,053 </text:p>
          </table:table-cell>
          <table:table-cell table:style-name="ce55" table:formula="of:=SUM([.E83:.E89])" office:value-type="float" office:value="564" calcext:value-type="float">
            <text:p><text:s/>564 </text:p>
          </table:table-cell>
          <table:table-cell table:style-name="ce72" table:formula="of:=SUM([.L83:.L89])" office:value-type="float" office:value="36163" calcext:value-type="float">
            <text:p><text:s/>36,163 </text:p>
          </table:table-cell>
          <table:table-cell table:style-name="ce63" table:number-columns-repeated="2"/>
          <table:table-cell table:style-name="ce63" table:formula="of:=[.Q89]/5463.3" office:value-type="float" office:value="6.61925942196109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5" calcext:value-type="date">
            <text:p>5/25/2020</text:p>
          </table:table-cell>
          <table:table-cell table:style-name="ce19" office:value-type="float" office:value="88352" calcext:value-type="float">
            <text:p>88,352</text:p>
          </table:table-cell>
          <table:table-cell table:style-name="ce19" office:value-type="float" office:value="15156" calcext:value-type="float">
            <text:p>15,156</text:p>
          </table:table-cell>
          <table:table-cell table:style-name="ce21" office:value-type="float" office:value="103508" calcext:value-type="float">
            <text:p>103,508</text:p>
          </table:table-cell>
          <table:table-cell table:style-name="ce35" office:value-type="float" office:value="55" calcext:value-type="float">
            <text:p>55</text:p>
          </table:table-cell>
          <table:table-cell table:style-name="ce31" table:formula="of:=([.C90]-[.C89])-[.E90]" office:value-type="float" office:value="0" calcext:value-type="float">
            <text:p>0</text:p>
          </table:table-cell>
          <table:table-cell table:style-name="ce40" table:formula="of:=[.E90]/([.D90]-[.D89])" office:value-type="percentage" office:value="0.0306406685236769" calcext:value-type="percentage">
            <text:p>3.1%</text:p>
          </table:table-cell>
          <table:table-cell table:style-name="ce13" office:value-type="float" office:value="3401" calcext:value-type="float">
            <text:p>3,401</text:p>
          </table:table-cell>
          <table:table-cell table:style-name="ce13" office:value-type="float" office:value="149225" calcext:value-type="float">
            <text:p>149,225</text:p>
          </table:table-cell>
          <table:table-cell table:style-name="ce55" office:value-type="float" office:value="1341" calcext:value-type="float">
            <text:p><text:s/>1,341 </text:p>
          </table:table-cell>
          <table:table-cell table:style-name="ce63" office:value-type="float" office:value="51811" calcext:value-type="float">
            <text:p><text:s/>51,811 </text:p>
          </table:table-cell>
          <table:table-cell table:style-name="ce72" table:formula="of:=[.H90]+[.J90]" office:value-type="float" office:value="4742" calcext:value-type="float">
            <text:p><text:s/>4,742 </text:p>
          </table:table-cell>
          <table:table-cell table:style-name="ce58"/>
          <table:table-cell table:style-name="ce55"/>
          <table:table-cell table:style-name="ce55" table:formula="of:=[.D90]-[.D83]" office:value-type="float" office:value="14568" calcext:value-type="float">
            <text:p><text:s/>14,568 </text:p>
          </table:table-cell>
          <table:table-cell table:style-name="ce55" table:formula="of:=SUM([.E84:.E90])" office:value-type="float" office:value="562" calcext:value-type="float">
            <text:p><text:s/>562 </text:p>
          </table:table-cell>
          <table:table-cell table:style-name="ce72" table:formula="of:=SUM([.L84:.L90])" office:value-type="float" office:value="37430" calcext:value-type="float">
            <text:p><text:s/>37,430 </text:p>
          </table:table-cell>
          <table:table-cell table:style-name="ce63" table:number-columns-repeated="2"/>
          <table:table-cell table:style-name="ce63" table:formula="of:=[.Q90]/5463.3" office:value-type="float" office:value="6.85117053795325" calcext:value-type="float">
            <text:p><text:s/>7 </text:p>
          </table:table-cell>
          <table:table-cell table:style-name="ce84"/>
          <table:table-cell table:number-columns-repeated="1003"/>
        </table:table-row>
        <table:table-row table:style-name="ro1">
          <table:table-cell table:style-name="ce5" office:value-type="date" office:date-value="2020-05-26" calcext:value-type="date">
            <text:p>5/26/2020</text:p>
          </table:table-cell>
          <table:table-cell table:style-name="ce19" office:value-type="float" office:value="89695" calcext:value-type="float">
            <text:p>89,695</text:p>
          </table:table-cell>
          <table:table-cell table:style-name="ce19" office:value-type="float" office:value="15185" calcext:value-type="float">
            <text:p>15,185</text:p>
          </table:table-cell>
          <table:table-cell table:style-name="ce21" office:value-type="float" office:value="104880" calcext:value-type="float">
            <text:p>104,880</text:p>
          </table:table-cell>
          <table:table-cell table:style-name="ce35" office:value-type="float" office:value="29" calcext:value-type="float">
            <text:p>29</text:p>
          </table:table-cell>
          <table:table-cell table:style-name="ce31" table:formula="of:=([.C91]-[.C90])-[.E91]" office:value-type="float" office:value="0" calcext:value-type="float">
            <text:p>0</text:p>
          </table:table-cell>
          <table:table-cell table:style-name="ce40" table:formula="of:=[.E91]/([.D91]-[.D90])" office:value-type="percentage" office:value="0.0211370262390671" calcext:value-type="percentage">
            <text:p>2.1%</text:p>
          </table:table-cell>
          <table:table-cell table:style-name="ce13" office:value-type="float" office:value="2977" calcext:value-type="float">
            <text:p>2,977</text:p>
          </table:table-cell>
          <table:table-cell table:style-name="ce13" office:value-type="float" office:value="152202" calcext:value-type="float">
            <text:p>152,202</text:p>
          </table:table-cell>
          <table:table-cell table:style-name="ce55" office:value-type="float" office:value="1448" calcext:value-type="float">
            <text:p><text:s/>1,448 </text:p>
          </table:table-cell>
          <table:table-cell table:style-name="ce63" office:value-type="float" office:value="53259" calcext:value-type="float">
            <text:p><text:s/>53,259 </text:p>
          </table:table-cell>
          <table:table-cell table:style-name="ce72" table:formula="of:=[.H91]+[.J91]" office:value-type="float" office:value="4425" calcext:value-type="float">
            <text:p><text:s/>4,425 </text:p>
          </table:table-cell>
          <table:table-cell table:style-name="ce58"/>
          <table:table-cell table:style-name="ce55"/>
          <table:table-cell table:style-name="ce55" table:formula="of:=[.D91]-[.D84]" office:value-type="float" office:value="14459" calcext:value-type="float">
            <text:p><text:s/>14,459 </text:p>
          </table:table-cell>
          <table:table-cell table:style-name="ce55" table:formula="of:=SUM([.E85:.E91])" office:value-type="float" office:value="530" calcext:value-type="float">
            <text:p><text:s/>530 </text:p>
          </table:table-cell>
          <table:table-cell table:style-name="ce72" table:formula="of:=SUM([.L85:.L91])" office:value-type="float" office:value="37296" calcext:value-type="float">
            <text:p><text:s/>37,296 </text:p>
          </table:table-cell>
          <table:table-cell table:style-name="ce63" table:number-columns-repeated="2"/>
          <table:table-cell table:style-name="ce63" table:formula="of:=[.Q91]/5463.3" office:value-type="float" office:value="6.82664323760365" calcext:value-type="float">
            <text:p><text:s/>7 </text:p>
          </table:table-cell>
          <table:table-cell table:style-name="ce84"/>
          <table:table-cell table:number-columns-repeated="1003"/>
        </table:table-row>
        <table:table-row table:style-name="ro1">
          <table:table-cell table:style-name="ce5" office:value-type="date" office:date-value="2020-05-27" calcext:value-type="date">
            <text:p>5/27/2020</text:p>
          </table:table-cell>
          <table:table-cell table:style-name="ce19" office:value-type="float" office:value="91744" calcext:value-type="float">
            <text:p>91,744</text:p>
          </table:table-cell>
          <table:table-cell table:style-name="ce19" office:value-type="float" office:value="15240" calcext:value-type="float">
            <text:p>15,240</text:p>
          </table:table-cell>
          <table:table-cell table:style-name="ce21" office:value-type="float" office:value="106984" calcext:value-type="float">
            <text:p>106,984</text:p>
          </table:table-cell>
          <table:table-cell table:style-name="ce35" office:value-type="float" office:value="55" calcext:value-type="float">
            <text:p>55</text:p>
          </table:table-cell>
          <table:table-cell table:style-name="ce31" table:formula="of:=([.C92]-[.C91])-[.E92]" office:value-type="float" office:value="0" calcext:value-type="float">
            <text:p>0</text:p>
          </table:table-cell>
          <table:table-cell table:style-name="ce40" table:formula="of:=[.E92]/([.D92]-[.D91])" office:value-type="percentage" office:value="0.0261406844106464" calcext:value-type="percentage">
            <text:p>2.6%</text:p>
          </table:table-cell>
          <table:table-cell table:style-name="ce13" office:value-type="float" office:value="3750" calcext:value-type="float">
            <text:p>3,750</text:p>
          </table:table-cell>
          <table:table-cell table:style-name="ce13" office:value-type="float" office:value="155952" calcext:value-type="float">
            <text:p>155,952</text:p>
          </table:table-cell>
          <table:table-cell table:style-name="ce55" office:value-type="float" office:value="1428" calcext:value-type="float">
            <text:p><text:s/>1,428 </text:p>
          </table:table-cell>
          <table:table-cell table:style-name="ce63" office:value-type="float" office:value="54687" calcext:value-type="float">
            <text:p><text:s/>54,687 </text:p>
          </table:table-cell>
          <table:table-cell table:style-name="ce72" table:formula="of:=[.H92]+[.J92]" office:value-type="float" office:value="5178" calcext:value-type="float">
            <text:p><text:s/>5,178 </text:p>
          </table:table-cell>
          <table:table-cell table:style-name="ce58"/>
          <table:table-cell table:style-name="ce55"/>
          <table:table-cell table:style-name="ce55" table:formula="of:=[.D92]-[.D85]" office:value-type="float" office:value="14390" calcext:value-type="float">
            <text:p><text:s/>14,390 </text:p>
          </table:table-cell>
          <table:table-cell table:style-name="ce55" table:formula="of:=SUM([.E86:.E92])" office:value-type="float" office:value="489" calcext:value-type="float">
            <text:p><text:s/>489 </text:p>
          </table:table-cell>
          <table:table-cell table:style-name="ce72" table:formula="of:=SUM([.L86:.L92])" office:value-type="float" office:value="36122" calcext:value-type="float">
            <text:p><text:s/>36,122 </text:p>
          </table:table-cell>
          <table:table-cell table:style-name="ce63" table:number-columns-repeated="2"/>
          <table:table-cell table:style-name="ce63" table:formula="of:=[.Q92]/5463.3" office:value-type="float" office:value="6.61175480021233" calcext:value-type="float">
            <text:p><text:s/>7 </text:p>
          </table:table-cell>
          <table:table-cell table:style-name="ce84"/>
          <table:table-cell table:number-columns-repeated="1003"/>
        </table:table-row>
        <table:table-row table:style-name="ro1">
          <table:table-cell table:style-name="ce5" office:value-type="date" office:date-value="2020-05-28" calcext:value-type="date">
            <text:p>5/28/2020</text:p>
          </table:table-cell>
          <table:table-cell table:style-name="ce19" office:value-type="float" office:value="93743" calcext:value-type="float">
            <text:p>93,743</text:p>
          </table:table-cell>
          <table:table-cell table:style-name="ce19" office:value-type="float" office:value="15288" calcext:value-type="float">
            <text:p>15,288</text:p>
          </table:table-cell>
          <table:table-cell table:style-name="ce19" office:value-type="float" office:value="109031" calcext:value-type="float">
            <text:p>109,031</text:p>
          </table:table-cell>
          <table:table-cell table:style-name="ce35" office:value-type="float" office:value="48" calcext:value-type="float">
            <text:p>48</text:p>
          </table:table-cell>
          <table:table-cell table:style-name="ce31" table:formula="of:=([.C93]-[.C92])-[.E93]" office:value-type="float" office:value="0" calcext:value-type="float">
            <text:p>0</text:p>
          </table:table-cell>
          <table:table-cell table:style-name="ce40" table:formula="of:=[.E93]/([.D93]-[.D92])" office:value-type="percentage" office:value="0.0234489496824621" calcext:value-type="percentage">
            <text:p>2.3%</text:p>
          </table:table-cell>
          <table:table-cell table:style-name="ce13" office:value-type="float" office:value="3575" calcext:value-type="float">
            <text:p>3,575</text:p>
          </table:table-cell>
          <table:table-cell table:style-name="ce13" office:value-type="float" office:value="159527" calcext:value-type="float">
            <text:p>159,527</text:p>
          </table:table-cell>
          <table:table-cell table:style-name="ce55" office:value-type="float" office:value="1425" calcext:value-type="float">
            <text:p><text:s/>1,425 </text:p>
          </table:table-cell>
          <table:table-cell table:style-name="ce63" office:value-type="float" office:value="56112" calcext:value-type="float">
            <text:p><text:s/>56,112 </text:p>
          </table:table-cell>
          <table:table-cell table:style-name="ce72" table:formula="of:=[.H93]+[.J93]" office:value-type="float" office:value="5000" calcext:value-type="float">
            <text:p><text:s/>5,000 </text:p>
          </table:table-cell>
          <table:table-cell table:style-name="ce58"/>
          <table:table-cell table:style-name="ce55"/>
          <table:table-cell table:style-name="ce55" table:formula="of:=[.D93]-[.D86]" office:value-type="float" office:value="13858" calcext:value-type="float">
            <text:p><text:s/>13,858 </text:p>
          </table:table-cell>
          <table:table-cell table:style-name="ce55" table:formula="of:=SUM([.E87:.E93])" office:value-type="float" office:value="432" calcext:value-type="float">
            <text:p><text:s/>432 </text:p>
          </table:table-cell>
          <table:table-cell table:style-name="ce72" table:formula="of:=SUM([.L87:.L93])" office:value-type="float" office:value="34604" calcext:value-type="float">
            <text:p><text:s/>34,604 </text:p>
          </table:table-cell>
          <table:table-cell table:style-name="ce63" table:number-columns-repeated="2"/>
          <table:table-cell table:style-name="ce63" table:formula="of:=[.Q93]/5463.3" office:value-type="float" office:value="6.33390075595336" calcext:value-type="float">
            <text:p><text:s/>6 </text:p>
          </table:table-cell>
          <table:table-cell table:style-name="ce84" table:number-columns-repeated="2"/>
          <table:table-cell table:number-columns-repeated="1002"/>
        </table:table-row>
        <table:table-row table:style-name="ro1">
          <table:table-cell table:style-name="ce5" office:value-type="date" office:date-value="2020-05-29" calcext:value-type="date">
            <text:p>5/29/2020</text:p>
          </table:table-cell>
          <table:table-cell table:style-name="ce19" office:value-type="float" office:value="95758" calcext:value-type="float">
            <text:p>95,758</text:p>
          </table:table-cell>
          <table:table-cell table:style-name="ce19" office:value-type="float" office:value="15327" calcext:value-type="float">
            <text:p>15,327</text:p>
          </table:table-cell>
          <table:table-cell table:style-name="ce26" office:value-type="float" office:value="111085" calcext:value-type="float">
            <text:p>111,085</text:p>
          </table:table-cell>
          <table:table-cell table:style-name="ce35" office:value-type="float" office:value="39" calcext:value-type="float">
            <text:p>39</text:p>
          </table:table-cell>
          <table:table-cell table:style-name="ce31" table:formula="of:=([.C94]-[.C93])-[.E94]" office:value-type="float" office:value="0" calcext:value-type="float">
            <text:p>0</text:p>
          </table:table-cell>
          <table:table-cell table:style-name="ce40" table:formula="of:=[.E94]/([.D94]-[.D93])" office:value-type="percentage" office:value="0.0189873417721519" calcext:value-type="percentage">
            <text:p>1.9%</text:p>
          </table:table-cell>
          <table:table-cell table:style-name="ce13" office:value-type="float" office:value="4235" calcext:value-type="float">
            <text:p>4,235</text:p>
          </table:table-cell>
          <table:table-cell table:style-name="ce47" office:value-type="float" office:value="163762" calcext:value-type="float">
            <text:p>163,762</text:p>
          </table:table-cell>
          <table:table-cell table:style-name="ce55" office:value-type="float" office:value="1237" calcext:value-type="float">
            <text:p><text:s/>1,237 </text:p>
          </table:table-cell>
          <table:table-cell table:style-name="ce63" office:value-type="float" office:value="57349" calcext:value-type="float">
            <text:p><text:s/>57,349 </text:p>
          </table:table-cell>
          <table:table-cell table:style-name="ce72" table:formula="of:=[.H94]+[.J94]" office:value-type="float" office:value="5472" calcext:value-type="float">
            <text:p><text:s/>5,472 </text:p>
          </table:table-cell>
          <table:table-cell table:style-name="ce58"/>
          <table:table-cell table:style-name="ce55"/>
          <table:table-cell table:style-name="ce55" table:formula="of:=[.D94]-[.D87]" office:value-type="float" office:value="13478" calcext:value-type="float">
            <text:p><text:s/>13,478 </text:p>
          </table:table-cell>
          <table:table-cell table:style-name="ce55" table:formula="of:=SUM([.E88:.E94])" office:value-type="float" office:value="358" calcext:value-type="float">
            <text:p><text:s/>358 </text:p>
          </table:table-cell>
          <table:table-cell table:style-name="ce72" table:formula="of:=SUM([.L88:.L94])" office:value-type="float" office:value="34334" calcext:value-type="float">
            <text:p><text:s/>34,334 </text:p>
          </table:table-cell>
          <table:table-cell table:style-name="ce63" table:number-columns-repeated="2"/>
          <table:table-cell table:style-name="ce63" table:formula="of:=[.Q94]/5463.3" office:value-type="float" office:value="6.28448007614445" calcext:value-type="float">
            <text:p><text:s/>6 </text:p>
          </table:table-cell>
          <table:table-cell table:style-name="ce84" table:number-columns-repeated="2"/>
          <table:table-cell table:number-columns-repeated="1002"/>
        </table:table-row>
        <table:table-row table:style-name="ro1">
          <table:table-cell table:style-name="ce5" office:value-type="date" office:date-value="2020-05-30" calcext:value-type="date">
            <text:p>5/30/2020</text:p>
          </table:table-cell>
          <table:table-cell table:style-name="ce19" office:value-type="float" office:value="97602" calcext:value-type="float">
            <text:p>97,602</text:p>
          </table:table-cell>
          <table:table-cell table:style-name="ce19" office:value-type="float" office:value="15382" calcext:value-type="float">
            <text:p>15,382</text:p>
          </table:table-cell>
          <table:table-cell table:style-name="ce26" office:value-type="float" office:value="112984" calcext:value-type="float">
            <text:p>112,984</text:p>
          </table:table-cell>
          <table:table-cell table:style-name="ce35" office:value-type="float" office:value="55" calcext:value-type="float">
            <text:p>55</text:p>
          </table:table-cell>
          <table:table-cell table:style-name="ce31" table:formula="of:=([.C95]-[.C94])-[.E95]" office:value-type="float" office:value="0" calcext:value-type="float">
            <text:p>0</text:p>
          </table:table-cell>
          <table:table-cell table:style-name="ce40" table:formula="of:=[.E95]/([.D95]-[.D94])" office:value-type="percentage" office:value="0.0289626119010005" calcext:value-type="percentage">
            <text:p>2.9%</text:p>
          </table:table-cell>
          <table:table-cell table:style-name="ce13" office:value-type="float" office:value="3299" calcext:value-type="float">
            <text:p>3,299</text:p>
          </table:table-cell>
          <table:table-cell table:style-name="ce47" office:value-type="float" office:value="167061" calcext:value-type="float">
            <text:p>167,061</text:p>
          </table:table-cell>
          <table:table-cell table:style-name="ce55" office:value-type="float" office:value="1026" calcext:value-type="float">
            <text:p><text:s/>1,026 </text:p>
          </table:table-cell>
          <table:table-cell table:style-name="ce64" office:value-type="float" office:value="58375" calcext:value-type="float">
            <text:p><text:s/>58,375 </text:p>
          </table:table-cell>
          <table:table-cell table:style-name="ce72" table:formula="of:=[.H95]+[.J95]" office:value-type="float" office:value="4325" calcext:value-type="float">
            <text:p><text:s/>4,325 </text:p>
          </table:table-cell>
          <table:table-cell table:style-name="ce58"/>
          <table:table-cell table:style-name="ce55"/>
          <table:table-cell table:style-name="ce55" table:formula="of:=[.D95]-[.D88]" office:value-type="float" office:value="13052" calcext:value-type="float">
            <text:p><text:s/>13,052 </text:p>
          </table:table-cell>
          <table:table-cell table:style-name="ce55" table:formula="of:=SUM([.E89:.E95])" office:value-type="float" office:value="341" calcext:value-type="float">
            <text:p><text:s/>341 </text:p>
          </table:table-cell>
          <table:table-cell table:style-name="ce72" table:formula="of:=SUM([.L89:.L95])" office:value-type="float" office:value="33253" calcext:value-type="float">
            <text:p><text:s/>33,253 </text:p>
          </table:table-cell>
          <table:table-cell table:style-name="ce63" table:number-columns-repeated="2"/>
          <table:table-cell table:style-name="ce63" table:formula="of:=[.Q95]/5463.3" office:value-type="float" office:value="6.0866143173539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31" calcext:value-type="date">
            <text:p>5/31/2020</text:p>
          </table:table-cell>
          <table:table-cell table:style-name="ce19" office:value-type="float" office:value="98922" calcext:value-type="float">
            <text:p>98,922</text:p>
          </table:table-cell>
          <table:table-cell table:style-name="ce19" office:value-type="float" office:value="15400" calcext:value-type="float">
            <text:p>15,400</text:p>
          </table:table-cell>
          <table:table-cell table:style-name="ce26" office:value-type="float" office:value="114322" calcext:value-type="float">
            <text:p>114,322</text:p>
          </table:table-cell>
          <table:table-cell table:style-name="ce35" office:value-type="float" office:value="18" calcext:value-type="float">
            <text:p>18</text:p>
          </table:table-cell>
          <table:table-cell table:style-name="ce31" table:formula="of:=([.C96]-[.C95])-[.E96]" office:value-type="float" office:value="0" calcext:value-type="float">
            <text:p>0</text:p>
          </table:table-cell>
          <table:table-cell table:style-name="ce40" table:formula="of:=[.E96]/([.D96]-[.D95])" office:value-type="percentage" office:value="0.0134529147982063" calcext:value-type="percentage">
            <text:p>1.3%</text:p>
          </table:table-cell>
          <table:table-cell table:style-name="ce13" office:value-type="float" office:value="2588" calcext:value-type="float">
            <text:p>2,588</text:p>
          </table:table-cell>
          <table:table-cell table:style-name="ce26" office:value-type="float" office:value="169649" calcext:value-type="float">
            <text:p>169,649</text:p>
          </table:table-cell>
          <table:table-cell table:style-name="ce56" office:value-type="float" office:value="641" calcext:value-type="float">
            <text:p><text:s/>641 </text:p>
          </table:table-cell>
          <table:table-cell table:style-name="ce65" office:value-type="float" office:value="59016" calcext:value-type="float">
            <text:p><text:s/>59,016 </text:p>
          </table:table-cell>
          <table:table-cell table:style-name="ce72" table:formula="of:=[.H96]+[.J96]" office:value-type="float" office:value="3229" calcext:value-type="float">
            <text:p><text:s/>3,229 </text:p>
          </table:table-cell>
          <table:table-cell table:style-name="ce58"/>
          <table:table-cell table:style-name="ce55"/>
          <table:table-cell table:style-name="ce55" table:formula="of:=[.D96]-[.D89]" office:value-type="float" office:value="12609" calcext:value-type="float">
            <text:p><text:s/>12,609 </text:p>
          </table:table-cell>
          <table:table-cell table:style-name="ce55" table:formula="of:=SUM([.E90:.E96])" office:value-type="float" office:value="299" calcext:value-type="float">
            <text:p><text:s/>299 </text:p>
          </table:table-cell>
          <table:table-cell table:style-name="ce72" table:formula="of:=SUM([.L90:.L96])" office:value-type="float" office:value="32371" calcext:value-type="float">
            <text:p><text:s/>32,371 </text:p>
          </table:table-cell>
          <table:table-cell table:style-name="ce63" table:number-columns-repeated="2"/>
          <table:table-cell table:style-name="ce63" table:formula="of:=[.Q96]/5463.3" office:value-type="float" office:value="5.9251734299782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1" calcext:value-type="date">
            <text:p>6/1/2020</text:p>
          </table:table-cell>
          <table:table-cell table:style-name="ce19" office:value-type="float" office:value="99841" calcext:value-type="float">
            <text:p>99,841</text:p>
          </table:table-cell>
          <table:table-cell table:style-name="ce19" office:value-type="float" office:value="15418" calcext:value-type="float">
            <text:p>15,418</text:p>
          </table:table-cell>
          <table:table-cell table:style-name="ce26" office:value-type="float" office:value="115259" calcext:value-type="float">
            <text:p>115,259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97]-[.C96])-[.E97]" office:value-type="float" office:value="0" calcext:value-type="float">
            <text:p>0</text:p>
          </table:table-cell>
          <table:table-cell table:style-name="ce40" table:formula="of:=[.E97]/([.D97]-[.D96])" office:value-type="percentage" office:value="0.0192102454642476" calcext:value-type="percentage">
            <text:p>1.9%</text:p>
          </table:table-cell>
          <table:table-cell table:style-name="ce19" office:value-type="float" office:value="2096" calcext:value-type="float">
            <text:p>2,096</text:p>
          </table:table-cell>
          <table:table-cell table:style-name="ce26" office:value-type="float" office:value="171745" calcext:value-type="float">
            <text:p>171,745</text:p>
          </table:table-cell>
          <table:table-cell table:style-name="ce56" office:value-type="float" office:value="633" calcext:value-type="float">
            <text:p><text:s/>633 </text:p>
          </table:table-cell>
          <table:table-cell table:style-name="ce65" office:value-type="float" office:value="59649" calcext:value-type="float">
            <text:p><text:s/>59,649 </text:p>
          </table:table-cell>
          <table:table-cell table:style-name="ce72" table:formula="of:=[.H97]+[.J97]" office:value-type="float" office:value="2729" calcext:value-type="float">
            <text:p><text:s/>2,729 </text:p>
          </table:table-cell>
          <table:table-cell table:style-name="ce58"/>
          <table:table-cell table:style-name="ce55"/>
          <table:table-cell table:style-name="ce55" table:formula="of:=[.D97]-[.D90]" office:value-type="float" office:value="11751" calcext:value-type="float">
            <text:p><text:s/>11,751 </text:p>
          </table:table-cell>
          <table:table-cell table:style-name="ce55" table:formula="of:=SUM([.E91:.E97])" office:value-type="float" office:value="262" calcext:value-type="float">
            <text:p><text:s/>262 </text:p>
          </table:table-cell>
          <table:table-cell table:style-name="ce72" table:formula="of:=SUM([.L91:.L97])" office:value-type="float" office:value="30358" calcext:value-type="float">
            <text:p><text:s/>30,358 </text:p>
          </table:table-cell>
          <table:table-cell table:style-name="ce63" table:number-columns-repeated="2"/>
          <table:table-cell table:style-name="ce63" table:formula="of:=[.Q97]/5463.3" office:value-type="float" office:value="5.5567148060695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2" calcext:value-type="date">
            <text:p>6/2/2020</text:p>
          </table:table-cell>
          <table:table-cell table:style-name="ce19" office:value-type="float" office:value="101377" calcext:value-type="float">
            <text:p>101,377</text:p>
          </table:table-cell>
          <table:table-cell table:style-name="ce19" office:value-type="float" office:value="15471" calcext:value-type="float">
            <text:p>15,471</text:p>
          </table:table-cell>
          <table:table-cell table:style-name="ce26" office:value-type="float" office:value="116848" calcext:value-type="float">
            <text:p>116,848</text:p>
          </table:table-cell>
          <table:table-cell table:style-name="ce26" office:value-type="float" office:value="53" calcext:value-type="float">
            <text:p>53</text:p>
          </table:table-cell>
          <table:table-cell table:style-name="ce31" table:formula="of:=([.C98]-[.C97])-[.E98]" office:value-type="float" office:value="0" calcext:value-type="float">
            <text:p>0</text:p>
          </table:table-cell>
          <table:table-cell table:style-name="ce40" table:formula="of:=[.E98]/([.D98]-[.D97])" office:value-type="percentage" office:value="0.0333543108873505" calcext:value-type="percentage">
            <text:p>3.3%</text:p>
          </table:table-cell>
          <table:table-cell table:style-name="ce19" office:value-type="float" office:value="3435" calcext:value-type="float">
            <text:p>3,435</text:p>
          </table:table-cell>
          <table:table-cell table:style-name="ce26" office:value-type="float" office:value="175180" calcext:value-type="float">
            <text:p>175,180</text:p>
          </table:table-cell>
          <table:table-cell table:style-name="ce56" office:value-type="float" office:value="971" calcext:value-type="float">
            <text:p><text:s/>971 </text:p>
          </table:table-cell>
          <table:table-cell table:style-name="ce65" office:value-type="float" office:value="60583" calcext:value-type="float">
            <text:p><text:s/>60,583 </text:p>
          </table:table-cell>
          <table:table-cell table:style-name="ce72" table:formula="of:=[.H98]+[.J98]" office:value-type="float" office:value="4406" calcext:value-type="float">
            <text:p><text:s/>4,406 </text:p>
          </table:table-cell>
          <table:table-cell table:style-name="ce58"/>
          <table:table-cell table:style-name="ce55"/>
          <table:table-cell table:style-name="ce55" table:formula="of:=[.D98]-[.D91]" office:value-type="float" office:value="11968" calcext:value-type="float">
            <text:p><text:s/>11,968 </text:p>
          </table:table-cell>
          <table:table-cell table:style-name="ce55" table:formula="of:=SUM([.E92:.E98])" office:value-type="float" office:value="286" calcext:value-type="float">
            <text:p><text:s/>286 </text:p>
          </table:table-cell>
          <table:table-cell table:style-name="ce72" table:formula="of:=SUM([.L92:.L98])" office:value-type="float" office:value="30339" calcext:value-type="float">
            <text:p><text:s/>30,339 </text:p>
          </table:table-cell>
          <table:table-cell table:style-name="ce63" table:number-columns-repeated="2"/>
          <table:table-cell table:style-name="ce63" table:formula="of:=[.Q98]/5463.3" office:value-type="float" office:value="5.5532370545274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3" calcext:value-type="date">
            <text:p>6/3/2020</text:p>
          </table:table-cell>
          <table:table-cell table:style-name="ce19" office:value-type="float" office:value="103069" calcext:value-type="float">
            <text:p>103,069</text:p>
          </table:table-cell>
          <table:table-cell table:style-name="ce19" office:value-type="float" office:value="15504" calcext:value-type="float">
            <text:p>15,504</text:p>
          </table:table-cell>
          <table:table-cell table:style-name="ce26" office:value-type="float" office:value="118573" calcext:value-type="float">
            <text:p>118,573</text:p>
          </table:table-cell>
          <table:table-cell table:style-name="ce26" office:value-type="float" office:value="33" calcext:value-type="float">
            <text:p>33</text:p>
          </table:table-cell>
          <table:table-cell table:style-name="ce31" table:formula="of:=([.C99]-[.C98])-[.E99]" office:value-type="float" office:value="0" calcext:value-type="float">
            <text:p>0</text:p>
          </table:table-cell>
          <table:table-cell table:style-name="ce40" table:formula="of:=[.E99]/([.D99]-[.D98])" office:value-type="percentage" office:value="0.0191304347826087" calcext:value-type="percentage">
            <text:p>1.9%</text:p>
          </table:table-cell>
          <table:table-cell table:style-name="ce19" office:value-type="float" office:value="3641" calcext:value-type="float">
            <text:p>3,641</text:p>
          </table:table-cell>
          <table:table-cell table:style-name="ce26" office:value-type="float" office:value="178821" calcext:value-type="float">
            <text:p>178,821</text:p>
          </table:table-cell>
          <table:table-cell table:style-name="ce56" office:value-type="float" office:value="1150" calcext:value-type="float">
            <text:p><text:s/>1,150 </text:p>
          </table:table-cell>
          <table:table-cell table:style-name="ce65" office:value-type="float" office:value="61770" calcext:value-type="float">
            <text:p><text:s/>61,770 </text:p>
          </table:table-cell>
          <table:table-cell table:style-name="ce72" table:formula="of:=[.H99]+[.J99]" office:value-type="float" office:value="4791" calcext:value-type="float">
            <text:p><text:s/>4,791 </text:p>
          </table:table-cell>
          <table:table-cell table:style-name="ce58"/>
          <table:table-cell table:style-name="ce55"/>
          <table:table-cell table:style-name="ce55" table:formula="of:=[.D99]-[.D92]" office:value-type="float" office:value="11589" calcext:value-type="float">
            <text:p><text:s/>11,589 </text:p>
          </table:table-cell>
          <table:table-cell table:style-name="ce55" table:formula="of:=SUM([.E93:.E99])" office:value-type="float" office:value="264" calcext:value-type="float">
            <text:p><text:s/>264 </text:p>
          </table:table-cell>
          <table:table-cell table:style-name="ce72" table:formula="of:=SUM([.L93:.L99])" office:value-type="float" office:value="29952" calcext:value-type="float">
            <text:p><text:s/>29,952 </text:p>
          </table:table-cell>
          <table:table-cell table:style-name="ce63" table:number-columns-repeated="2"/>
          <table:table-cell table:style-name="ce63" table:formula="of:=[.Q99]/5463.3" office:value-type="float" office:value="5.48240074680138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4" calcext:value-type="date">
            <text:p>6/4/2020</text:p>
          </table:table-cell>
          <table:table-cell table:style-name="ce19" office:value-type="float" office:value="105048" calcext:value-type="float">
            <text:p>105,048</text:p>
          </table:table-cell>
          <table:table-cell table:style-name="ce19" office:value-type="float" office:value="15553" calcext:value-type="float">
            <text:p>15,553</text:p>
          </table:table-cell>
          <table:table-cell table:style-name="ce26" office:value-type="float" office:value="120601" calcext:value-type="float">
            <text:p>120,601</text:p>
          </table:table-cell>
          <table:table-cell table:style-name="ce26" office:value-type="float" office:value="49" calcext:value-type="float">
            <text:p>49</text:p>
          </table:table-cell>
          <table:table-cell table:style-name="ce31" table:formula="of:=([.C100]-[.C99])-[.E100]" office:value-type="float" office:value="0" calcext:value-type="float">
            <text:p>0</text:p>
          </table:table-cell>
          <table:table-cell table:style-name="ce40" table:formula="of:=[.E100]/([.D100]-[.D99])" office:value-type="percentage" office:value="0.0241617357001972" calcext:value-type="percentage">
            <text:p>2.4%</text:p>
          </table:table-cell>
          <table:table-cell table:style-name="ce19" office:value-type="float" office:value="3834" calcext:value-type="float">
            <text:p>3,834</text:p>
          </table:table-cell>
          <table:table-cell table:style-name="ce26" office:value-type="float" office:value="182655" calcext:value-type="float">
            <text:p>182,655</text:p>
          </table:table-cell>
          <table:table-cell table:style-name="ce56" office:value-type="float" office:value="1368" calcext:value-type="float">
            <text:p><text:s/>1,368 </text:p>
          </table:table-cell>
          <table:table-cell table:style-name="ce65" office:value-type="float" office:value="63138" calcext:value-type="float">
            <text:p><text:s/>63,138 </text:p>
          </table:table-cell>
          <table:table-cell table:style-name="ce72" table:formula="of:=[.H100]+[.J100]" office:value-type="float" office:value="5202" calcext:value-type="float">
            <text:p><text:s/>5,202 </text:p>
          </table:table-cell>
          <table:table-cell table:style-name="ce58"/>
          <table:table-cell table:style-name="ce55"/>
          <table:table-cell table:style-name="ce55" table:formula="of:=[.D100]-[.D93]" office:value-type="float" office:value="11570" calcext:value-type="float">
            <text:p><text:s/>11,570 </text:p>
          </table:table-cell>
          <table:table-cell table:style-name="ce55" table:formula="of:=SUM([.E94:.E100])" office:value-type="float" office:value="265" calcext:value-type="float">
            <text:p><text:s/>265 </text:p>
          </table:table-cell>
          <table:table-cell table:style-name="ce72" table:formula="of:=SUM([.L94:.L100])" office:value-type="float" office:value="30154" calcext:value-type="float">
            <text:p><text:s/>30,154 </text:p>
          </table:table-cell>
          <table:table-cell table:style-name="ce63" table:number-columns-repeated="2"/>
          <table:table-cell table:style-name="ce63" table:formula="of:=[.Q100]/5463.3" office:value-type="float" office:value="5.5193747368806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5" calcext:value-type="date">
            <text:p>6/5/2020</text:p>
          </table:table-cell>
          <table:table-cell table:style-name="ce19" office:value-type="float" office:value="107180" calcext:value-type="float">
            <text:p>107,180</text:p>
          </table:table-cell>
          <table:table-cell table:style-name="ce19" office:value-type="float" office:value="15582" calcext:value-type="float">
            <text:p>15,582</text:p>
          </table:table-cell>
          <table:table-cell table:style-name="ce26" office:value-type="float" office:value="122762" calcext:value-type="float">
            <text:p>122,762</text:p>
          </table:table-cell>
          <table:table-cell table:style-name="ce26" office:value-type="float" office:value="29" calcext:value-type="float">
            <text:p>29</text:p>
          </table:table-cell>
          <table:table-cell table:style-name="ce31" table:formula="of:=([.C101]-[.C100])-[.E101]" office:value-type="float" office:value="0" calcext:value-type="float">
            <text:p>0</text:p>
          </table:table-cell>
          <table:table-cell table:style-name="ce40" table:formula="of:=[.E101]/([.D101]-[.D100])" office:value-type="percentage" office:value="0.013419713095789" calcext:value-type="percentage">
            <text:p>1.3%</text:p>
          </table:table-cell>
          <table:table-cell table:style-name="ce19" office:value-type="float" office:value="4180" calcext:value-type="float">
            <text:p>4,180</text:p>
          </table:table-cell>
          <table:table-cell table:style-name="ce26" office:value-type="float" office:value="186835" calcext:value-type="float">
            <text:p>186,835</text:p>
          </table:table-cell>
          <table:table-cell table:style-name="ce56" office:value-type="float" office:value="1346" calcext:value-type="float">
            <text:p><text:s/>1,346 </text:p>
          </table:table-cell>
          <table:table-cell table:style-name="ce65" office:value-type="float" office:value="64484" calcext:value-type="float">
            <text:p><text:s/>64,484 </text:p>
          </table:table-cell>
          <table:table-cell table:style-name="ce72" table:formula="of:=[.H101]+[.J101]" office:value-type="float" office:value="5526" calcext:value-type="float">
            <text:p><text:s/>5,526 </text:p>
          </table:table-cell>
          <table:table-cell table:style-name="ce58"/>
          <table:table-cell table:style-name="ce55"/>
          <table:table-cell table:style-name="ce55" table:formula="of:=[.D101]-[.D94]" office:value-type="float" office:value="11677" calcext:value-type="float">
            <text:p><text:s/>11,677 </text:p>
          </table:table-cell>
          <table:table-cell table:style-name="ce55" table:formula="of:=SUM([.E95:.E101])" office:value-type="float" office:value="255" calcext:value-type="float">
            <text:p><text:s/>255 </text:p>
          </table:table-cell>
          <table:table-cell table:style-name="ce72" table:formula="of:=SUM([.L95:.L101])" office:value-type="float" office:value="30208" calcext:value-type="float">
            <text:p><text:s/>30,208 </text:p>
          </table:table-cell>
          <table:table-cell table:style-name="ce63" table:number-columns-repeated="2"/>
          <table:table-cell table:style-name="ce63" table:formula="of:=[.Q101]/5463.3" office:value-type="float" office:value="5.5292588728424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6" calcext:value-type="date">
            <text:p>6/6/2020</text:p>
          </table:table-cell>
          <table:table-cell table:style-name="ce19" office:value-type="float" office:value="108940" calcext:value-type="float">
            <text:p>108,940</text:p>
          </table:table-cell>
          <table:table-cell table:style-name="ce19" office:value-type="float" office:value="15603" calcext:value-type="float">
            <text:p>15,603</text:p>
          </table:table-cell>
          <table:table-cell table:style-name="ce26" office:value-type="float" office:value="124543" calcext:value-type="float">
            <text:p>124,543</text:p>
          </table:table-cell>
          <table:table-cell table:style-name="ce26" office:value-type="float" office:value="21" calcext:value-type="float">
            <text:p>21</text:p>
          </table:table-cell>
          <table:table-cell table:style-name="ce31" table:formula="of:=([.C102]-[.C101])-[.E102]" office:value-type="float" office:value="0" calcext:value-type="float">
            <text:p>0</text:p>
          </table:table-cell>
          <table:table-cell table:style-name="ce40" table:formula="of:=[.E102]/([.D102]-[.D101])" office:value-type="percentage" office:value="0.0117911285794497" calcext:value-type="percentage">
            <text:p>1.2%</text:p>
          </table:table-cell>
          <table:table-cell table:style-name="ce19" office:value-type="float" office:value="3552" calcext:value-type="float">
            <text:p>3,552</text:p>
          </table:table-cell>
          <table:table-cell table:style-name="ce26" office:value-type="float" office:value="190387" calcext:value-type="float">
            <text:p>190,387</text:p>
          </table:table-cell>
          <table:table-cell table:style-name="ce56" office:value-type="float" office:value="1422" calcext:value-type="float">
            <text:p><text:s/>1,422 </text:p>
          </table:table-cell>
          <table:table-cell table:style-name="ce65" office:value-type="float" office:value="65906" calcext:value-type="float">
            <text:p><text:s/>65,906 </text:p>
          </table:table-cell>
          <table:table-cell table:style-name="ce72" table:formula="of:=[.H102]+[.J102]" office:value-type="float" office:value="4974" calcext:value-type="float">
            <text:p><text:s/>4,974 </text:p>
          </table:table-cell>
          <table:table-cell table:style-name="ce58"/>
          <table:table-cell table:style-name="ce55"/>
          <table:table-cell table:style-name="ce55" table:formula="of:=[.D102]-[.D95]" office:value-type="float" office:value="11559" calcext:value-type="float">
            <text:p><text:s/>11,559 </text:p>
          </table:table-cell>
          <table:table-cell table:style-name="ce55" table:formula="of:=SUM([.E96:.E102])" office:value-type="float" office:value="221" calcext:value-type="float">
            <text:p><text:s/>221 </text:p>
          </table:table-cell>
          <table:table-cell table:style-name="ce72" table:formula="of:=SUM([.L96:.L102])" office:value-type="float" office:value="30857" calcext:value-type="float">
            <text:p><text:s/>30,857 </text:p>
          </table:table-cell>
          <table:table-cell table:style-name="ce63" table:number-columns-repeated="2"/>
          <table:table-cell table:style-name="ce63" table:formula="of:=[.Q102]/5463.3" office:value-type="float" office:value="5.6480515439386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7" calcext:value-type="date">
            <text:p>6/7/2020</text:p>
          </table:table-cell>
          <table:table-cell table:style-name="ce19" office:value-type="float" office:value="110391" calcext:value-type="float">
            <text:p>110,391</text:p>
          </table:table-cell>
          <table:table-cell table:style-name="ce19" office:value-type="float" office:value="15621" calcext:value-type="float">
            <text:p>15,621</text:p>
          </table:table-cell>
          <table:table-cell table:style-name="ce26" office:value-type="float" office:value="126012" calcext:value-type="float">
            <text:p>126,012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103]-[.C102])-[.E103]" office:value-type="float" office:value="0" calcext:value-type="float">
            <text:p>0</text:p>
          </table:table-cell>
          <table:table-cell table:style-name="ce40" table:formula="of:=[.E103]/([.D103]-[.D102])" office:value-type="percentage" office:value="0.0122532334921715" calcext:value-type="percentage">
            <text:p>1.2%</text:p>
          </table:table-cell>
          <table:table-cell table:style-name="ce19" office:value-type="float" office:value="2908" calcext:value-type="float">
            <text:p>2,908</text:p>
          </table:table-cell>
          <table:table-cell table:style-name="ce26" office:value-type="float" office:value="193295" calcext:value-type="float">
            <text:p>193,295</text:p>
          </table:table-cell>
          <table:table-cell table:style-name="ce56" office:value-type="float" office:value="1036" calcext:value-type="float">
            <text:p><text:s/>1,036 </text:p>
          </table:table-cell>
          <table:table-cell table:style-name="ce65" office:value-type="float" office:value="66942" calcext:value-type="float">
            <text:p><text:s/>66,942 </text:p>
          </table:table-cell>
          <table:table-cell table:style-name="ce72" table:formula="of:=[.H103]+[.J103]" office:value-type="float" office:value="3944" calcext:value-type="float">
            <text:p><text:s/>3,944 </text:p>
          </table:table-cell>
          <table:table-cell table:style-name="ce58"/>
          <table:table-cell table:style-name="ce55"/>
          <table:table-cell table:style-name="ce55" table:formula="of:=[.D103]-[.D96]" office:value-type="float" office:value="11690" calcext:value-type="float">
            <text:p><text:s/>11,690 </text:p>
          </table:table-cell>
          <table:table-cell table:style-name="ce55" table:formula="of:=SUM([.E97:.E103])" office:value-type="float" office:value="221" calcext:value-type="float">
            <text:p><text:s/>221 </text:p>
          </table:table-cell>
          <table:table-cell table:style-name="ce72" table:formula="of:=SUM([.L97:.L103])" office:value-type="float" office:value="31572" calcext:value-type="float">
            <text:p><text:s/>31,572 </text:p>
          </table:table-cell>
          <table:table-cell table:style-name="ce63" table:number-columns-repeated="2"/>
          <table:table-cell table:style-name="ce63" table:formula="of:=[.Q103]/5463.3" office:value-type="float" office:value="5.7789248256548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8" calcext:value-type="date">
            <text:p>6/8/2020</text:p>
          </table:table-cell>
          <table:table-cell table:style-name="ce19" office:value-type="float" office:value="111565" calcext:value-type="float">
            <text:p>111,565</text:p>
          </table:table-cell>
          <table:table-cell table:style-name="ce19" office:value-type="float" office:value="15639" calcext:value-type="float">
            <text:p>15,639</text:p>
          </table:table-cell>
          <table:table-cell table:style-name="ce26" office:value-type="float" office:value="127204" calcext:value-type="float">
            <text:p>127,204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104]-[.C103])-[.E104]" office:value-type="float" office:value="0" calcext:value-type="float">
            <text:p>0</text:p>
          </table:table-cell>
          <table:table-cell table:style-name="ce40" table:formula="of:=[.E104]/([.D104]-[.D103])" office:value-type="percentage" office:value="0.0151006711409396" calcext:value-type="percentage">
            <text:p>1.5%</text:p>
          </table:table-cell>
          <table:table-cell table:style-name="ce19" office:value-type="float" office:value="2651" calcext:value-type="float">
            <text:p>2,651</text:p>
          </table:table-cell>
          <table:table-cell table:style-name="ce26" office:value-type="float" office:value="195946" calcext:value-type="float">
            <text:p>195,946</text:p>
          </table:table-cell>
          <table:table-cell table:style-name="ce56" office:value-type="float" office:value="774" calcext:value-type="float">
            <text:p><text:s/>774 </text:p>
          </table:table-cell>
          <table:table-cell table:style-name="ce65" office:value-type="float" office:value="67716" calcext:value-type="float">
            <text:p><text:s/>67,716 </text:p>
          </table:table-cell>
          <table:table-cell table:style-name="ce72" table:formula="of:=[.H104]+[.J104]" office:value-type="float" office:value="3425" calcext:value-type="float">
            <text:p><text:s/>3,425 </text:p>
          </table:table-cell>
          <table:table-cell table:style-name="ce58"/>
          <table:table-cell table:style-name="ce55"/>
          <table:table-cell table:style-name="ce55" table:formula="of:=[.D104]-[.D97]" office:value-type="float" office:value="11945" calcext:value-type="float">
            <text:p><text:s/>11,945 </text:p>
          </table:table-cell>
          <table:table-cell table:style-name="ce55" table:formula="of:=SUM([.E98:.E104])" office:value-type="float" office:value="221" calcext:value-type="float">
            <text:p><text:s/>221 </text:p>
          </table:table-cell>
          <table:table-cell table:style-name="ce72" table:formula="of:=SUM([.L98:.L104])" office:value-type="float" office:value="32268" calcext:value-type="float">
            <text:p><text:s/>32,268 </text:p>
          </table:table-cell>
          <table:table-cell table:style-name="ce63" table:number-columns-repeated="2"/>
          <table:table-cell table:style-name="ce63" table:formula="of:=[.Q104]/5463.3" office:value-type="float" office:value="5.9063203558288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9" calcext:value-type="date">
            <text:p>6/9/2020</text:p>
          </table:table-cell>
          <table:table-cell table:style-name="ce19" office:value-type="float" office:value="112842" calcext:value-type="float">
            <text:p>112,842</text:p>
          </table:table-cell>
          <table:table-cell table:style-name="ce19" office:value-type="float" office:value="15653" calcext:value-type="float">
            <text:p>15,653</text:p>
          </table:table-cell>
          <table:table-cell table:style-name="ce26" office:value-type="float" office:value="128495" calcext:value-type="float">
            <text:p>128,495</text:p>
          </table:table-cell>
          <table:table-cell table:style-name="ce26" office:value-type="float" office:value="14" calcext:value-type="float">
            <text:p>14</text:p>
          </table:table-cell>
          <table:table-cell table:style-name="ce31" table:formula="of:=([.C105]-[.C104])-[.E105]" office:value-type="float" office:value="0" calcext:value-type="float">
            <text:p>0</text:p>
          </table:table-cell>
          <table:table-cell table:style-name="ce40" table:formula="of:=[.E105]/([.D105]-[.D104])" office:value-type="percentage" office:value="0.010844306738962" calcext:value-type="percentage">
            <text:p>1.1%</text:p>
          </table:table-cell>
          <table:table-cell table:style-name="ce19" office:value-type="float" office:value="3059" calcext:value-type="float">
            <text:p>3,059</text:p>
          </table:table-cell>
          <table:table-cell table:style-name="ce26" office:value-type="float" office:value="199005" calcext:value-type="float">
            <text:p>199,005</text:p>
          </table:table-cell>
          <table:table-cell table:style-name="ce56" office:value-type="float" office:value="1503" calcext:value-type="float">
            <text:p><text:s/>1,503 </text:p>
          </table:table-cell>
          <table:table-cell table:style-name="ce65" office:value-type="float" office:value="69219" calcext:value-type="float">
            <text:p><text:s/>69,219 </text:p>
          </table:table-cell>
          <table:table-cell table:style-name="ce72" table:formula="of:=[.H105]+[.J105]" office:value-type="float" office:value="4562" calcext:value-type="float">
            <text:p><text:s/>4,562 </text:p>
          </table:table-cell>
          <table:table-cell table:style-name="ce58"/>
          <table:table-cell table:style-name="ce55"/>
          <table:table-cell table:style-name="ce55" table:formula="of:=[.D105]-[.D98]" office:value-type="float" office:value="11647" calcext:value-type="float">
            <text:p><text:s/>11,647 </text:p>
          </table:table-cell>
          <table:table-cell table:style-name="ce55" table:formula="of:=SUM([.E99:.E105])" office:value-type="float" office:value="182" calcext:value-type="float">
            <text:p><text:s/>182 </text:p>
          </table:table-cell>
          <table:table-cell table:style-name="ce72" table:formula="of:=SUM([.L99:.L105])" office:value-type="float" office:value="32424" calcext:value-type="float">
            <text:p><text:s/>32,424 </text:p>
          </table:table-cell>
          <table:table-cell table:style-name="ce63" table:number-columns-repeated="2"/>
          <table:table-cell table:style-name="ce63" table:formula="of:=[.Q105]/5463.3" office:value-type="float" office:value="5.9348745263851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0" calcext:value-type="date">
            <text:p>6/10/2020</text:p>
          </table:table-cell>
          <table:table-cell table:style-name="ce19" office:value-type="float" office:value="114439" calcext:value-type="float">
            <text:p>114,439</text:p>
          </table:table-cell>
          <table:table-cell table:style-name="ce19" office:value-type="float" office:value="15665" calcext:value-type="float">
            <text:p>15,665</text:p>
          </table:table-cell>
          <table:table-cell table:style-name="ce26" office:value-type="float" office:value="130104" calcext:value-type="float">
            <text:p>130,104</text:p>
          </table:table-cell>
          <table:table-cell table:style-name="ce26" office:value-type="float" office:value="12" calcext:value-type="float">
            <text:p>12</text:p>
          </table:table-cell>
          <table:table-cell table:style-name="ce31" table:formula="of:=([.C106]-[.C105])-[.E106]" office:value-type="float" office:value="0" calcext:value-type="float">
            <text:p>0</text:p>
          </table:table-cell>
          <table:table-cell table:style-name="ce40" table:formula="of:=[.E106]/([.D106]-[.D105])" office:value-type="percentage" office:value="0.0074580484773151" calcext:value-type="percentage">
            <text:p>0.7%</text:p>
          </table:table-cell>
          <table:table-cell table:style-name="ce19" office:value-type="float" office:value="3335" calcext:value-type="float">
            <text:p>3,335</text:p>
          </table:table-cell>
          <table:table-cell table:style-name="ce26" office:value-type="float" office:value="202340" calcext:value-type="float">
            <text:p>202,340</text:p>
          </table:table-cell>
          <table:table-cell table:style-name="ce56" office:value-type="float" office:value="1412" calcext:value-type="float">
            <text:p><text:s/>1,412 </text:p>
          </table:table-cell>
          <table:table-cell table:style-name="ce65" office:value-type="float" office:value="70631" calcext:value-type="float">
            <text:p><text:s/>70,631 </text:p>
          </table:table-cell>
          <table:table-cell table:style-name="ce72" table:formula="of:=[.H106]+[.J106]" office:value-type="float" office:value="4747" calcext:value-type="float">
            <text:p><text:s/>4,747 </text:p>
          </table:table-cell>
          <table:table-cell table:style-name="ce58"/>
          <table:table-cell table:style-name="ce55"/>
          <table:table-cell table:style-name="ce55" table:formula="of:=[.D106]-[.D99]" office:value-type="float" office:value="11531" calcext:value-type="float">
            <text:p><text:s/>11,531 </text:p>
          </table:table-cell>
          <table:table-cell table:style-name="ce55" table:formula="of:=SUM([.E100:.E106])" office:value-type="float" office:value="161" calcext:value-type="float">
            <text:p><text:s/>161 </text:p>
          </table:table-cell>
          <table:table-cell table:style-name="ce72" table:formula="of:=SUM([.L100:.L106])" office:value-type="float" office:value="32380" calcext:value-type="float">
            <text:p><text:s/>32,380 </text:p>
          </table:table-cell>
          <table:table-cell table:style-name="ce63" table:number-columns-repeated="2"/>
          <table:table-cell table:style-name="ce63" table:formula="of:=[.Q106]/5463.3" office:value-type="float" office:value="5.9268207859718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1" calcext:value-type="date">
            <text:p>6/11/2020</text:p>
          </table:table-cell>
          <table:table-cell table:style-name="ce19" office:value-type="float" office:value="116319" calcext:value-type="float">
            <text:p>116,319</text:p>
          </table:table-cell>
          <table:table-cell table:style-name="ce19" office:value-type="float" office:value="15682" calcext:value-type="float">
            <text:p>15,682</text:p>
          </table:table-cell>
          <table:table-cell table:style-name="ce26" office:value-type="float" office:value="132001" calcext:value-type="float">
            <text:p>132,001</text:p>
          </table:table-cell>
          <table:table-cell table:style-name="ce26" office:value-type="float" office:value="17" calcext:value-type="float">
            <text:p>17</text:p>
          </table:table-cell>
          <table:table-cell table:style-name="ce31" table:formula="of:=([.C107]-[.C106])-[.E107]" office:value-type="float" office:value="0" calcext:value-type="float">
            <text:p>0</text:p>
          </table:table-cell>
          <table:table-cell table:style-name="ce40" table:formula="of:=[.E107]/([.D107]-[.D106])" office:value-type="percentage" office:value="0.00896151818661044" calcext:value-type="percentage">
            <text:p>0.9%</text:p>
          </table:table-cell>
          <table:table-cell table:style-name="ce19" office:value-type="float" office:value="3896" calcext:value-type="float">
            <text:p>3,896</text:p>
          </table:table-cell>
          <table:table-cell table:style-name="ce26" office:value-type="float" office:value="206236" calcext:value-type="float">
            <text:p>206,236</text:p>
          </table:table-cell>
          <table:table-cell table:style-name="ce56" office:value-type="float" office:value="1777" calcext:value-type="float">
            <text:p><text:s/>1,777 </text:p>
          </table:table-cell>
          <table:table-cell table:style-name="ce65" office:value-type="float" office:value="72408" calcext:value-type="float">
            <text:p><text:s/>72,408 </text:p>
          </table:table-cell>
          <table:table-cell table:style-name="ce72" table:formula="of:=[.H107]+[.J107]" office:value-type="float" office:value="5673" calcext:value-type="float">
            <text:p><text:s/>5,673 </text:p>
          </table:table-cell>
          <table:table-cell table:style-name="ce58"/>
          <table:table-cell table:style-name="ce55"/>
          <table:table-cell table:style-name="ce55" table:formula="of:=[.D107]-[.D100]" office:value-type="float" office:value="11400" calcext:value-type="float">
            <text:p><text:s/>11,400 </text:p>
          </table:table-cell>
          <table:table-cell table:style-name="ce55" table:formula="of:=SUM([.E101:.E107])" office:value-type="float" office:value="129" calcext:value-type="float">
            <text:p><text:s/>129 </text:p>
          </table:table-cell>
          <table:table-cell table:style-name="ce72" table:formula="of:=SUM([.L101:.L107])" office:value-type="float" office:value="32851" calcext:value-type="float">
            <text:p><text:s/>32,851 </text:p>
          </table:table-cell>
          <table:table-cell table:style-name="ce63" table:number-columns-repeated="2"/>
          <table:table-cell table:style-name="ce63" table:formula="of:=[.Q107]/5463.3" office:value-type="float" office:value="6.013032416305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2" calcext:value-type="date">
            <text:p>6/12/2020</text:p>
          </table:table-cell>
          <table:table-cell table:style-name="ce19" office:value-type="float" office:value="118185" calcext:value-type="float">
            <text:p>118,185</text:p>
          </table:table-cell>
          <table:table-cell table:style-name="ce19" office:value-type="float" office:value="15709" calcext:value-type="float">
            <text:p>15,709</text:p>
          </table:table-cell>
          <table:table-cell table:style-name="ce26" office:value-type="float" office:value="133894" calcext:value-type="float">
            <text:p>133,894</text:p>
          </table:table-cell>
          <table:table-cell table:style-name="ce26" office:value-type="float" office:value="27" calcext:value-type="float">
            <text:p>27</text:p>
          </table:table-cell>
          <table:table-cell table:style-name="ce31" table:formula="of:=([.C108]-[.C107])-[.E108]" office:value-type="float" office:value="0" calcext:value-type="float">
            <text:p>0</text:p>
          </table:table-cell>
          <table:table-cell table:style-name="ce40" table:formula="of:=[.E108]/([.D108]-[.D107])" office:value-type="percentage" office:value="0.0142630744849445" calcext:value-type="percentage">
            <text:p>1.4%</text:p>
          </table:table-cell>
          <table:table-cell table:style-name="ce19" office:value-type="float" office:value="3917" calcext:value-type="float">
            <text:p>3,917</text:p>
          </table:table-cell>
          <table:table-cell table:style-name="ce26" office:value-type="float" office:value="210153" calcext:value-type="float">
            <text:p>210,153</text:p>
          </table:table-cell>
          <table:table-cell table:style-name="ce56" office:value-type="float" office:value="1460" calcext:value-type="float">
            <text:p><text:s/>1,460 </text:p>
          </table:table-cell>
          <table:table-cell table:style-name="ce65" office:value-type="float" office:value="73868" calcext:value-type="float">
            <text:p><text:s/>73,868 </text:p>
          </table:table-cell>
          <table:table-cell table:style-name="ce72" table:formula="of:=[.H108]+[.J108]" office:value-type="float" office:value="5377" calcext:value-type="float">
            <text:p><text:s/>5,377 </text:p>
          </table:table-cell>
          <table:table-cell table:style-name="ce58"/>
          <table:table-cell table:style-name="ce55"/>
          <table:table-cell table:style-name="ce55" table:formula="of:=[.D108]-[.D101]" office:value-type="float" office:value="11132" calcext:value-type="float">
            <text:p><text:s/>11,132 </text:p>
          </table:table-cell>
          <table:table-cell table:style-name="ce55" table:formula="of:=SUM([.E102:.E108])" office:value-type="float" office:value="127" calcext:value-type="float">
            <text:p><text:s/>127 </text:p>
          </table:table-cell>
          <table:table-cell table:style-name="ce72" table:formula="of:=SUM([.L102:.L108])" office:value-type="float" office:value="32702" calcext:value-type="float">
            <text:p><text:s/>32,702 </text:p>
          </table:table-cell>
          <table:table-cell table:style-name="ce63" table:number-columns-repeated="2"/>
          <table:table-cell table:style-name="ce63" table:formula="of:=[.Q108]/5463.3" office:value-type="float" office:value="5.9857595226328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3" calcext:value-type="date">
            <text:p>6/13/2020</text:p>
          </table:table-cell>
          <table:table-cell table:style-name="ce19" office:value-type="float" office:value="120416" calcext:value-type="float">
            <text:p>120,416</text:p>
          </table:table-cell>
          <table:table-cell table:style-name="ce19" office:value-type="float" office:value="15730" calcext:value-type="float">
            <text:p>15,730</text:p>
          </table:table-cell>
          <table:table-cell table:style-name="ce26" office:value-type="float" office:value="136146" calcext:value-type="float">
            <text:p>136,146</text:p>
          </table:table-cell>
          <table:table-cell table:style-name="ce26" office:value-type="float" office:value="21" calcext:value-type="float">
            <text:p>21</text:p>
          </table:table-cell>
          <table:table-cell table:style-name="ce31" table:formula="of:=([.C109]-[.C108])-[.E109]" office:value-type="float" office:value="0" calcext:value-type="float">
            <text:p>0</text:p>
          </table:table-cell>
          <table:table-cell table:style-name="ce40" table:formula="of:=[.E109]/([.D109]-[.D108])" office:value-type="percentage" office:value="0.00932504440497336" calcext:value-type="percentage">
            <text:p>0.9%</text:p>
          </table:table-cell>
          <table:table-cell table:style-name="ce19" office:value-type="float" office:value="4323" calcext:value-type="float">
            <text:p>4,323</text:p>
          </table:table-cell>
          <table:table-cell table:style-name="ce26" office:value-type="float" office:value="214476" calcext:value-type="float">
            <text:p>214,476</text:p>
          </table:table-cell>
          <table:table-cell table:style-name="ce56" office:value-type="float" office:value="1413" calcext:value-type="float">
            <text:p><text:s/>1,413 </text:p>
          </table:table-cell>
          <table:table-cell table:style-name="ce65" office:value-type="float" office:value="75281" calcext:value-type="float">
            <text:p><text:s/>75,281 </text:p>
          </table:table-cell>
          <table:table-cell table:style-name="ce72" table:formula="of:=[.H109]+[.J109]" office:value-type="float" office:value="5736" calcext:value-type="float">
            <text:p><text:s/>5,736 </text:p>
          </table:table-cell>
          <table:table-cell table:style-name="ce58"/>
          <table:table-cell table:style-name="ce55"/>
          <table:table-cell table:style-name="ce55" table:formula="of:=[.D109]-[.D102]" office:value-type="float" office:value="11603" calcext:value-type="float">
            <text:p><text:s/>11,603 </text:p>
          </table:table-cell>
          <table:table-cell table:style-name="ce55" table:formula="of:=SUM([.E103:.E109])" office:value-type="float" office:value="127" calcext:value-type="float">
            <text:p><text:s/>127 </text:p>
          </table:table-cell>
          <table:table-cell table:style-name="ce72" table:formula="of:=SUM([.L103:.L109])" office:value-type="float" office:value="33464" calcext:value-type="float">
            <text:p><text:s/>33,464 </text:p>
          </table:table-cell>
          <table:table-cell table:style-name="ce63" table:number-columns-repeated="2"/>
          <table:table-cell table:style-name="ce63" table:formula="of:=[.Q109]/5463.3" office:value-type="float" office:value="6.12523566342687" calcext:value-type="float">
            <text:p><text:s/>6 </text:p>
          </table:table-cell>
          <table:table-cell table:number-columns-repeated="1004"/>
        </table:table-row>
        <table:table-row table:style-name="ro2">
          <table:table-cell table:style-name="ce6" office:value-type="date" office:date-value="2020-06-14" calcext:value-type="date">
            <text:p>6/14/2020</text:p>
          </table:table-cell>
          <table:table-cell table:style-name="ce20" office:value-type="float" office:value="121883" calcext:value-type="float">
            <text:p>121,883</text:p>
          </table:table-cell>
          <table:table-cell table:style-name="ce20" office:value-type="float" office:value="15755" calcext:value-type="float">
            <text:p>15,755</text:p>
          </table:table-cell>
          <table:table-cell table:style-name="ce27" office:value-type="float" office:value="137638" calcext:value-type="float">
            <text:p>137,638</text:p>
          </table:table-cell>
          <table:table-cell table:style-name="ce27" office:value-type="float" office:value="25" calcext:value-type="float">
            <text:p>25</text:p>
          </table:table-cell>
          <table:table-cell table:style-name="ce31" table:formula="of:=([.C110]-[.C109])-[.E110]" office:value-type="float" office:value="0" calcext:value-type="float">
            <text:p>0</text:p>
          </table:table-cell>
          <table:table-cell table:style-name="ce40" table:formula="of:=[.E110]/([.D110]-[.D109])" office:value-type="percentage" office:value="0.0167560321715818" calcext:value-type="percentage">
            <text:p>1.7%</text:p>
          </table:table-cell>
          <table:table-cell table:style-name="ce20" office:value-type="float" office:value="3138" calcext:value-type="float">
            <text:p>3,138</text:p>
          </table:table-cell>
          <table:table-cell table:style-name="ce48" office:value-type="float" office:value="217614" calcext:value-type="float">
            <text:p>217,614</text:p>
          </table:table-cell>
          <table:table-cell table:style-name="ce57" office:value-type="float" office:value="1279" calcext:value-type="float">
            <text:p><text:s/>1,279 </text:p>
          </table:table-cell>
          <table:table-cell table:style-name="ce66" office:value-type="float" office:value="76560" calcext:value-type="float">
            <text:p><text:s/>76,560 </text:p>
          </table:table-cell>
          <table:table-cell table:style-name="ce73" table:formula="of:=[.H110]+[.J110]" office:value-type="float" office:value="4417" calcext:value-type="float">
            <text:p><text:s/>4,417 </text:p>
          </table:table-cell>
          <table:table-cell table:style-name="ce77"/>
          <table:table-cell table:style-name="ce78"/>
          <table:table-cell table:style-name="ce78" table:formula="of:=[.D110]-[.D103]" office:value-type="float" office:value="11626" calcext:value-type="float">
            <text:p><text:s/>11,626 </text:p>
          </table:table-cell>
          <table:table-cell table:style-name="ce78" table:formula="of:=SUM([.E104:.E110])" office:value-type="float" office:value="134" calcext:value-type="float">
            <text:p><text:s/>134 </text:p>
          </table:table-cell>
          <table:table-cell table:style-name="ce73" table:formula="of:=SUM([.L104:.L110])" office:value-type="float" office:value="33937" calcext:value-type="float">
            <text:p><text:s/>33,937 </text:p>
          </table:table-cell>
          <table:table-cell table:style-name="ce81" table:number-columns-repeated="2"/>
          <table:table-cell table:style-name="ce81" table:formula="of:=[.Q110]/5463.3" office:value-type="float" office:value="6.21181337286988" calcext:value-type="float">
            <text:p><text:s/>6 </text:p>
          </table:table-cell>
          <table:table-cell table:style-name="ce85">
            <draw:custom-shape table:end-cell-address="'Table 5 - Testing'.AA121" table:end-x="0.1496in" table:end-y="0.1268in" draw:z-index="1" draw:name="TextBox 3" draw:style-name="gr2" draw:text-style-name="P4" svg:width="3.7618in" svg:height="1.9106in" svg:x="0.2315in" svg:y="0.1862in">
              <text:p text:style-name="P1"><text:span text:style-name="T6">As of 15 June, (i) and (ii) include people tested through </text:span><text:span text:style-name="T6">the UK Government (UKG) testing programme (Regional </text:span><text:span text:style-name="T6">Testing Centres, Mobile Testing Units and home testing </text:span><text:span text:style-name="T6">kits). Prior to 15 June the figures show people tested </text:span><text:span text:style-name="T6">through NHS labs only. </text:span></text:p>
              <text:p text:style-name="P1"><text:span text:style-name="T6"/></text:p>
              <text:p text:style-name="P1"><text:span text:style-name="T6">The increase in the cumulative figures in (i) on 15 June is </text:span><text:span text:style-name="T6">due to the addition of the backlog of UKG cases to the </text:span><text:span text:style-name="T6">database. (ii) only shows newly identified cases and so </text:span><text:span text:style-name="T6">does not include the UKG backlog.</text:span></text:p>
              <text:p text:style-name="P1"><text:span text:style-name="T6">For more information see notes abov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1">
          <table:table-cell table:style-name="ce5" office:value-type="date" office:date-value="2020-06-15" calcext:value-type="date">
            <text:p>6/15/2020</text:p>
          </table:table-cell>
          <table:table-cell table:style-name="ce19" office:value-type="float" office:value="192929" calcext:value-type="float">
            <text:p>192,929</text:p>
          </table:table-cell>
          <table:table-cell table:style-name="ce19" office:value-type="float" office:value="18030" calcext:value-type="float">
            <text:p>18,030</text:p>
          </table:table-cell>
          <table:table-cell table:style-name="ce26" office:value-type="float" office:value="210959" calcext:value-type="float">
            <text:p>210,959</text:p>
          </table:table-cell>
          <table:table-cell table:style-name="ce26" office:value-type="float" office:value="29" calcext:value-type="float">
            <text:p>29</text:p>
          </table:table-cell>
          <table:table-cell table:style-name="ce31" table:formula="of:=([.C111]-[.C110])-[.E111]" office:value-type="float" office:value="2246" calcext:value-type="float">
            <text:p>2,246</text:p>
          </table:table-cell>
          <table:table-cell table:style-name="ce40" table:formula="of:=[.E111]/([.D111]-[.D110])" office:value-type="percentage" office:value="0.000395521064906371" calcext:value-type="percentage">
            <text:p>0.0%</text:p>
          </table:table-cell>
          <table:table-cell table:style-name="ce19" office:value-type="float" office:value="2963" calcext:value-type="float">
            <text:p>2,963</text:p>
          </table:table-cell>
          <table:table-cell table:style-name="ce49" office:value-type="float" office:value="220577" calcext:value-type="float">
            <text:p>220,577</text:p>
          </table:table-cell>
          <table:table-cell table:style-name="ce56" office:value-type="float" office:value="1013" calcext:value-type="float">
            <text:p><text:s/>1,013 </text:p>
          </table:table-cell>
          <table:table-cell table:style-name="ce65" office:value-type="float" office:value="77573" calcext:value-type="float">
            <text:p><text:s/>77,573 </text:p>
          </table:table-cell>
          <table:table-cell table:style-name="ce72" table:formula="of:=[.H111]+[.J111]" office:value-type="float" office:value="3976" calcext:value-type="float">
            <text:p><text:s/>3,976 </text:p>
          </table:table-cell>
          <table:table-cell table:style-name="ce58"/>
          <table:table-cell table:style-name="ce55"/>
          <table:table-cell table:style-name="ce55" table:formula="of:=[.D111]-[.D104]" office:value-type="float" office:value="83755" calcext:value-type="float">
            <text:p><text:s/>83,755 </text:p>
          </table:table-cell>
          <table:table-cell table:style-name="ce55" table:formula="of:=SUM([.E105:.E111])" office:value-type="float" office:value="145" calcext:value-type="float">
            <text:p><text:s/>145 </text:p>
          </table:table-cell>
          <table:table-cell table:style-name="ce72" table:formula="of:=SUM([.L105:.L111])" office:value-type="float" office:value="34488" calcext:value-type="float">
            <text:p><text:s/>34,488 </text:p>
          </table:table-cell>
          <table:table-cell table:style-name="ce63" table:number-columns-repeated="2"/>
          <table:table-cell table:style-name="ce63" table:formula="of:=[.Q111]/5463.3" office:value-type="float" office:value="6.3126681675910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6" calcext:value-type="date">
            <text:p>6/16/2020</text:p>
          </table:table-cell>
          <table:table-cell table:style-name="ce19" office:value-type="float" office:value="195482" calcext:value-type="float">
            <text:p>195,482</text:p>
          </table:table-cell>
          <table:table-cell table:style-name="ce19" office:value-type="float" office:value="18045" calcext:value-type="float">
            <text:p>18,045</text:p>
          </table:table-cell>
          <table:table-cell table:style-name="ce26" office:value-type="float" office:value="213527" calcext:value-type="float">
            <text:p>213,527</text:p>
          </table:table-cell>
          <table:table-cell table:style-name="ce26" office:value-type="float" office:value="15" calcext:value-type="float">
            <text:p>15</text:p>
          </table:table-cell>
          <table:table-cell table:style-name="ce31" table:formula="of:=([.C112]-[.C111])-[.E112]" office:value-type="float" office:value="0" calcext:value-type="float">
            <text:p>0</text:p>
          </table:table-cell>
          <table:table-cell table:style-name="ce40" table:formula="of:=[.E112]/([.D112]-[.D111])" office:value-type="percentage" office:value="0.0058411214953271" calcext:value-type="percentage">
            <text:p>0.6%</text:p>
          </table:table-cell>
          <table:table-cell table:style-name="ce19" office:value-type="float" office:value="3598" calcext:value-type="float">
            <text:p>3,598</text:p>
          </table:table-cell>
          <table:table-cell table:style-name="ce49" office:value-type="float" office:value="224175" calcext:value-type="float">
            <text:p>224,175</text:p>
          </table:table-cell>
          <table:table-cell table:style-name="ce56" office:value-type="float" office:value="1137" calcext:value-type="float">
            <text:p><text:s/>1,137 </text:p>
          </table:table-cell>
          <table:table-cell table:style-name="ce65" office:value-type="float" office:value="78710" calcext:value-type="float">
            <text:p><text:s/>78,710 </text:p>
          </table:table-cell>
          <table:table-cell table:style-name="ce72" table:formula="of:=[.H112]+[.J112]" office:value-type="float" office:value="4735" calcext:value-type="float">
            <text:p><text:s/>4,735 </text:p>
          </table:table-cell>
          <table:table-cell table:style-name="ce58"/>
          <table:table-cell table:style-name="ce55"/>
          <table:table-cell table:style-name="ce55" table:formula="of:=[.D112]-[.D105]" office:value-type="float" office:value="85032" calcext:value-type="float">
            <text:p><text:s/>85,032 </text:p>
          </table:table-cell>
          <table:table-cell table:style-name="ce55" table:formula="of:=SUM([.E106:.E112])" office:value-type="float" office:value="146" calcext:value-type="float">
            <text:p><text:s/>146 </text:p>
          </table:table-cell>
          <table:table-cell table:style-name="ce72" table:formula="of:=SUM([.L106:.L112])" office:value-type="float" office:value="34661" calcext:value-type="float">
            <text:p><text:s/>34,661 </text:p>
          </table:table-cell>
          <table:table-cell table:style-name="ce63" table:number-columns-repeated="2"/>
          <table:table-cell table:style-name="ce63" table:formula="of:=[.Q112]/5463.3" office:value-type="float" office:value="6.3443340105796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7" calcext:value-type="date">
            <text:p>6/17/2020</text:p>
          </table:table-cell>
          <table:table-cell table:style-name="ce19" office:value-type="float" office:value="198677" calcext:value-type="float">
            <text:p>198,677</text:p>
          </table:table-cell>
          <table:table-cell table:style-name="ce19" office:value-type="float" office:value="18066" calcext:value-type="float">
            <text:p>18,066</text:p>
          </table:table-cell>
          <table:table-cell table:style-name="ce26" office:value-type="float" office:value="216743" calcext:value-type="float">
            <text:p>216,743</text:p>
          </table:table-cell>
          <table:table-cell table:style-name="ce26" office:value-type="float" office:value="21" calcext:value-type="float">
            <text:p>21</text:p>
          </table:table-cell>
          <table:table-cell table:style-name="ce31" table:formula="of:=([.C113]-[.C112])-[.E113]" office:value-type="float" office:value="0" calcext:value-type="float">
            <text:p>0</text:p>
          </table:table-cell>
          <table:table-cell table:style-name="ce40" table:formula="of:=[.E113]/([.D113]-[.D112])" office:value-type="percentage" office:value="0.00652985074626866" calcext:value-type="percentage">
            <text:p>0.7%</text:p>
          </table:table-cell>
          <table:table-cell table:style-name="ce19" office:value-type="float" office:value="3885" calcext:value-type="float">
            <text:p>3,885</text:p>
          </table:table-cell>
          <table:table-cell table:style-name="ce49" office:value-type="float" office:value="228060" calcext:value-type="float">
            <text:p>228,060</text:p>
          </table:table-cell>
          <table:table-cell table:style-name="ce56" office:value-type="float" office:value="1148" calcext:value-type="float">
            <text:p><text:s/>1,148 </text:p>
          </table:table-cell>
          <table:table-cell table:style-name="ce65" office:value-type="float" office:value="79858" calcext:value-type="float">
            <text:p><text:s/>79,858 </text:p>
          </table:table-cell>
          <table:table-cell table:style-name="ce72" table:formula="of:=[.H113]+[.J113]" office:value-type="float" office:value="5033" calcext:value-type="float">
            <text:p><text:s/>5,033 </text:p>
          </table:table-cell>
          <table:table-cell table:style-name="ce58"/>
          <table:table-cell table:style-name="ce55"/>
          <table:table-cell table:style-name="ce55" table:formula="of:=[.D113]-[.D106]" office:value-type="float" office:value="86639" calcext:value-type="float">
            <text:p><text:s/>86,639 </text:p>
          </table:table-cell>
          <table:table-cell table:style-name="ce55" table:formula="of:=SUM([.E107:.E113])" office:value-type="float" office:value="155" calcext:value-type="float">
            <text:p><text:s/>155 </text:p>
          </table:table-cell>
          <table:table-cell table:style-name="ce72" table:formula="of:=SUM([.L107:.L113])" office:value-type="float" office:value="34947" calcext:value-type="float">
            <text:p><text:s/>34,947 </text:p>
          </table:table-cell>
          <table:table-cell table:style-name="ce63" table:number-columns-repeated="2"/>
          <table:table-cell table:style-name="ce63" table:formula="of:=[.Q113]/5463.3" office:value-type="float" office:value="6.396683323266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8" calcext:value-type="date">
            <text:p>6/18/2020</text:p>
          </table:table-cell>
          <table:table-cell table:style-name="ce19" office:value-type="float" office:value="202121" calcext:value-type="float">
            <text:p>202,121</text:p>
          </table:table-cell>
          <table:table-cell table:style-name="ce19" office:value-type="float" office:value="18077" calcext:value-type="float">
            <text:p>18,077</text:p>
          </table:table-cell>
          <table:table-cell table:style-name="ce26" office:value-type="float" office:value="220198" calcext:value-type="float">
            <text:p>220,198</text:p>
          </table:table-cell>
          <table:table-cell table:style-name="ce26" office:value-type="float" office:value="11" calcext:value-type="float">
            <text:p>11</text:p>
          </table:table-cell>
          <table:table-cell table:style-name="ce31" table:formula="of:=([.C114]-[.C113])-[.E114]" office:value-type="float" office:value="0" calcext:value-type="float">
            <text:p>0</text:p>
          </table:table-cell>
          <table:table-cell table:style-name="ce40" table:formula="of:=[.E114]/([.D114]-[.D113])" office:value-type="percentage" office:value="0.00318379160636758" calcext:value-type="percentage">
            <text:p>0.3%</text:p>
          </table:table-cell>
          <table:table-cell table:style-name="ce19" office:value-type="float" office:value="4200" calcext:value-type="float">
            <text:p>4,200</text:p>
          </table:table-cell>
          <table:table-cell table:style-name="ce49" office:value-type="float" office:value="232260" calcext:value-type="float">
            <text:p>232,260</text:p>
          </table:table-cell>
          <table:table-cell table:style-name="ce56" office:value-type="float" office:value="1053" calcext:value-type="float">
            <text:p><text:s/>1,053 </text:p>
          </table:table-cell>
          <table:table-cell table:style-name="ce65" office:value-type="float" office:value="80911" calcext:value-type="float">
            <text:p><text:s/>80,911 </text:p>
          </table:table-cell>
          <table:table-cell table:style-name="ce72" table:formula="of:=[.H114]+[.J114]" office:value-type="float" office:value="5253" calcext:value-type="float">
            <text:p><text:s/>5,253 </text:p>
          </table:table-cell>
          <table:table-cell table:style-name="ce58"/>
          <table:table-cell table:style-name="ce55"/>
          <table:table-cell table:style-name="ce55" table:formula="of:=[.D114]-[.D107]" office:value-type="float" office:value="88197" calcext:value-type="float">
            <text:p><text:s/>88,197 </text:p>
          </table:table-cell>
          <table:table-cell table:style-name="ce55" table:formula="of:=SUM([.E108:.E114])" office:value-type="float" office:value="149" calcext:value-type="float">
            <text:p><text:s/>149 </text:p>
          </table:table-cell>
          <table:table-cell table:style-name="ce72" table:formula="of:=SUM([.L108:.L114])" office:value-type="float" office:value="34527" calcext:value-type="float">
            <text:p><text:s/>34,527 </text:p>
          </table:table-cell>
          <table:table-cell table:style-name="ce63" table:number-columns-repeated="2"/>
          <table:table-cell table:style-name="ce63" table:formula="of:=[.Q114]/5463.3" office:value-type="float" office:value="6.3198067102300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9" calcext:value-type="date">
            <text:p>6/19/2020</text:p>
          </table:table-cell>
          <table:table-cell table:style-name="ce19" office:value-type="float" office:value="204412" calcext:value-type="float">
            <text:p>204,412</text:p>
          </table:table-cell>
          <table:table-cell table:style-name="ce19" office:value-type="float" office:value="18104" calcext:value-type="float">
            <text:p>18,104</text:p>
          </table:table-cell>
          <table:table-cell table:style-name="ce26" office:value-type="float" office:value="222516" calcext:value-type="float">
            <text:p>222,516</text:p>
          </table:table-cell>
          <table:table-cell table:style-name="ce26" office:value-type="float" office:value="27" calcext:value-type="float">
            <text:p>27</text:p>
          </table:table-cell>
          <table:table-cell table:style-name="ce31" table:formula="of:=([.C115]-[.C114])-[.E115]" office:value-type="float" office:value="0" calcext:value-type="float">
            <text:p>0</text:p>
          </table:table-cell>
          <table:table-cell table:style-name="ce40" table:formula="of:=[.E115]/([.D115]-[.D114])" office:value-type="percentage" office:value="0.0116479723899914" calcext:value-type="percentage">
            <text:p>1.2%</text:p>
          </table:table-cell>
          <table:table-cell table:style-name="ce19" office:value-type="float" office:value="3794" calcext:value-type="float">
            <text:p>3,794</text:p>
          </table:table-cell>
          <table:table-cell table:style-name="ce49" office:value-type="float" office:value="236054" calcext:value-type="float">
            <text:p>236,054</text:p>
          </table:table-cell>
          <table:table-cell table:style-name="ce56" office:value-type="float" office:value="859" calcext:value-type="float">
            <text:p><text:s/>859 </text:p>
          </table:table-cell>
          <table:table-cell table:style-name="ce65" office:value-type="float" office:value="81770" calcext:value-type="float">
            <text:p><text:s/>81,770 </text:p>
          </table:table-cell>
          <table:table-cell table:style-name="ce72" table:formula="of:=[.H115]+[.J115]" office:value-type="float" office:value="4653" calcext:value-type="float">
            <text:p><text:s/>4,653 </text:p>
          </table:table-cell>
          <table:table-cell table:style-name="ce58"/>
          <table:table-cell table:style-name="ce55"/>
          <table:table-cell table:style-name="ce55" table:formula="of:=[.D115]-[.D108]" office:value-type="float" office:value="88622" calcext:value-type="float">
            <text:p><text:s/>88,622 </text:p>
          </table:table-cell>
          <table:table-cell table:style-name="ce55" table:formula="of:=SUM([.E109:.E115])" office:value-type="float" office:value="149" calcext:value-type="float">
            <text:p><text:s/>149 </text:p>
          </table:table-cell>
          <table:table-cell table:style-name="ce72" table:formula="of:=SUM([.L109:.L115])" office:value-type="float" office:value="33803" calcext:value-type="float">
            <text:p><text:s/>33,803 </text:p>
          </table:table-cell>
          <table:table-cell table:style-name="ce63" table:number-columns-repeated="2"/>
          <table:table-cell table:style-name="ce63" table:formula="of:=[.Q115]/5463.3" office:value-type="float" office:value="6.18728607252027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0" calcext:value-type="date">
            <text:p>6/20/2020</text:p>
          </table:table-cell>
          <table:table-cell table:style-name="ce19" office:value-type="float" office:value="209953" calcext:value-type="float">
            <text:p>209,953</text:p>
          </table:table-cell>
          <table:table-cell table:style-name="ce19" office:value-type="float" office:value="18130" calcext:value-type="float">
            <text:p>18,130</text:p>
          </table:table-cell>
          <table:table-cell table:style-name="ce26" office:value-type="float" office:value="228083" calcext:value-type="float">
            <text:p>228,083</text:p>
          </table:table-cell>
          <table:table-cell table:style-name="ce26" office:value-type="float" office:value="26" calcext:value-type="float">
            <text:p>26</text:p>
          </table:table-cell>
          <table:table-cell table:style-name="ce31" table:formula="of:=([.C116]-[.C115])-[.E116]" office:value-type="float" office:value="0" calcext:value-type="float">
            <text:p>0</text:p>
          </table:table-cell>
          <table:table-cell table:style-name="ce40" table:formula="of:=[.E116]/([.D116]-[.D115])" office:value-type="percentage" office:value="0.00467037901922041" calcext:value-type="percentage">
            <text:p>0.5%</text:p>
          </table:table-cell>
          <table:table-cell table:style-name="ce19" office:value-type="float" office:value="3695" calcext:value-type="float">
            <text:p>3,695</text:p>
          </table:table-cell>
          <table:table-cell table:style-name="ce49" office:value-type="float" office:value="239749" calcext:value-type="float">
            <text:p>239,749</text:p>
          </table:table-cell>
          <table:table-cell table:style-name="ce56" office:value-type="float" office:value="863" calcext:value-type="float">
            <text:p><text:s/>863 </text:p>
          </table:table-cell>
          <table:table-cell table:style-name="ce65" office:value-type="float" office:value="82633" calcext:value-type="float">
            <text:p><text:s/>82,633 </text:p>
          </table:table-cell>
          <table:table-cell table:style-name="ce72" table:formula="of:=[.H116]+[.J116]" office:value-type="float" office:value="4558" calcext:value-type="float">
            <text:p><text:s/>4,558 </text:p>
          </table:table-cell>
          <table:table-cell table:style-name="ce58"/>
          <table:table-cell table:style-name="ce55"/>
          <table:table-cell table:style-name="ce55" table:formula="of:=[.D116]-[.D109]" office:value-type="float" office:value="91937" calcext:value-type="float">
            <text:p><text:s/>91,937 </text:p>
          </table:table-cell>
          <table:table-cell table:style-name="ce55" table:formula="of:=SUM([.E110:.E116])" office:value-type="float" office:value="154" calcext:value-type="float">
            <text:p><text:s/>154 </text:p>
          </table:table-cell>
          <table:table-cell table:style-name="ce72" table:formula="of:=SUM([.L110:.L116])" office:value-type="float" office:value="32625" calcext:value-type="float">
            <text:p><text:s/>32,625 </text:p>
          </table:table-cell>
          <table:table-cell table:style-name="ce63" table:number-columns-repeated="2"/>
          <table:table-cell table:style-name="ce63" table:formula="of:=[.Q116]/5463.3" office:value-type="float" office:value="5.9716654769095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1" calcext:value-type="date">
            <text:p>6/21/2020</text:p>
          </table:table-cell>
          <table:table-cell table:style-name="ce21" office:value-type="float" office:value="213369" calcext:value-type="float">
            <text:p>213,369</text:p>
          </table:table-cell>
          <table:table-cell table:style-name="ce21" office:value-type="float" office:value="18156" calcext:value-type="float">
            <text:p>18,156</text:p>
          </table:table-cell>
          <table:table-cell table:style-name="ce26" office:value-type="float" office:value="231525" calcext:value-type="float">
            <text:p>231,525</text:p>
          </table:table-cell>
          <table:table-cell table:style-name="ce35" office:value-type="float" office:value="26" calcext:value-type="float">
            <text:p>26</text:p>
          </table:table-cell>
          <table:table-cell table:style-name="ce31" table:formula="of:=([.C117]-[.C116])-[.E117]" office:value-type="float" office:value="0" calcext:value-type="float">
            <text:p>0</text:p>
          </table:table-cell>
          <table:table-cell table:style-name="ce40" table:formula="of:=[.E117]/([.D117]-[.D116])" office:value-type="percentage" office:value="0.00755374782103428" calcext:value-type="percentage">
            <text:p>0.8%</text:p>
          </table:table-cell>
          <table:table-cell table:style-name="ce19" office:value-type="float" office:value="3187" calcext:value-type="float">
            <text:p>3,187</text:p>
          </table:table-cell>
          <table:table-cell table:style-name="ce49" office:value-type="float" office:value="242936" calcext:value-type="float">
            <text:p>242,936</text:p>
          </table:table-cell>
          <table:table-cell table:style-name="ce56" office:value-type="float" office:value="626" calcext:value-type="float">
            <text:p><text:s/>626 </text:p>
          </table:table-cell>
          <table:table-cell table:style-name="ce65" office:value-type="float" office:value="83259" calcext:value-type="float">
            <text:p><text:s/>83,259 </text:p>
          </table:table-cell>
          <table:table-cell table:style-name="ce72" table:formula="of:=[.H117]+[.J117]" office:value-type="float" office:value="3813" calcext:value-type="float">
            <text:p><text:s/>3,813 </text:p>
          </table:table-cell>
          <table:table-cell table:style-name="ce58"/>
          <table:table-cell table:style-name="ce55"/>
          <table:table-cell table:style-name="ce55" table:formula="of:=[.D117]-[.D110]" office:value-type="float" office:value="93887" calcext:value-type="float">
            <text:p><text:s/>93,887 </text:p>
          </table:table-cell>
          <table:table-cell table:style-name="ce55" table:formula="of:=SUM([.E111:.E117])" office:value-type="float" office:value="155" calcext:value-type="float">
            <text:p><text:s/>155 </text:p>
          </table:table-cell>
          <table:table-cell table:style-name="ce72" table:formula="of:=SUM([.L111:.L117])" office:value-type="float" office:value="32021" calcext:value-type="float">
            <text:p><text:s/>32,021 </text:p>
          </table:table-cell>
          <table:table-cell table:style-name="ce63" table:number-columns-repeated="2"/>
          <table:table-cell table:style-name="ce63" table:formula="of:=[.Q117]/5463.3" office:value-type="float" office:value="5.8611095857814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2" calcext:value-type="date">
            <text:p>6/22/2020</text:p>
          </table:table-cell>
          <table:table-cell table:style-name="ce21" office:value-type="float" office:value="215365" calcext:value-type="float">
            <text:p>215,365</text:p>
          </table:table-cell>
          <table:table-cell table:style-name="ce21" office:value-type="float" office:value="18170" calcext:value-type="float">
            <text:p>18,170</text:p>
          </table:table-cell>
          <table:table-cell table:style-name="ce26" office:value-type="float" office:value="233535" calcext:value-type="float">
            <text:p>233,535</text:p>
          </table:table-cell>
          <table:table-cell table:style-name="ce35" office:value-type="float" office:value="14" calcext:value-type="float">
            <text:p>14</text:p>
          </table:table-cell>
          <table:table-cell table:style-name="ce31" table:formula="of:=([.C118]-[.C117])-[.E118]" office:value-type="float" office:value="0" calcext:value-type="float">
            <text:p>0</text:p>
          </table:table-cell>
          <table:table-cell table:style-name="ce40" table:formula="of:=[.E118]/([.D118]-[.D117])" office:value-type="percentage" office:value="0.00696517412935323" calcext:value-type="percentage">
            <text:p>0.7%</text:p>
          </table:table-cell>
          <table:table-cell table:style-name="ce19" office:value-type="float" office:value="2858" calcext:value-type="float">
            <text:p>2,858</text:p>
          </table:table-cell>
          <table:table-cell table:style-name="ce49" office:value-type="float" office:value="245794" calcext:value-type="float">
            <text:p>245,794</text:p>
          </table:table-cell>
          <table:table-cell table:style-name="ce56" office:value-type="float" office:value="558" calcext:value-type="float">
            <text:p><text:s/>558 </text:p>
          </table:table-cell>
          <table:table-cell table:style-name="ce65" office:value-type="float" office:value="83817" calcext:value-type="float">
            <text:p><text:s/>83,817 </text:p>
          </table:table-cell>
          <table:table-cell table:style-name="ce72" table:formula="of:=[.H118]+[.J118]" office:value-type="float" office:value="3416" calcext:value-type="float">
            <text:p><text:s/>3,416 </text:p>
          </table:table-cell>
          <table:table-cell table:style-name="ce58"/>
          <table:table-cell table:style-name="ce55"/>
          <table:table-cell table:style-name="ce55" table:formula="of:=[.D118]-[.D111]" office:value-type="float" office:value="22576" calcext:value-type="float">
            <text:p><text:s/>22,576 </text:p>
          </table:table-cell>
          <table:table-cell table:style-name="ce55" table:formula="of:=SUM([.E112:.E118])" office:value-type="float" office:value="140" calcext:value-type="float">
            <text:p><text:s/>140 </text:p>
          </table:table-cell>
          <table:table-cell table:style-name="ce72" table:formula="of:=SUM([.L112:.L118])" office:value-type="float" office:value="31461" calcext:value-type="float">
            <text:p><text:s/>31,461 </text:p>
          </table:table-cell>
          <table:table-cell table:style-name="ce63" table:number-columns-repeated="2"/>
          <table:table-cell table:style-name="ce63" table:formula="of:=[.Q118]/5463.3" office:value-type="float" office:value="5.7586074350667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3" calcext:value-type="date">
            <text:p>6/23/2020</text:p>
          </table:table-cell>
          <table:table-cell table:style-name="ce21" office:value-type="float" office:value="217177" calcext:value-type="float">
            <text:p>217,177</text:p>
          </table:table-cell>
          <table:table-cell table:style-name="ce21" office:value-type="float" office:value="18182" calcext:value-type="float">
            <text:p>18,182</text:p>
          </table:table-cell>
          <table:table-cell table:style-name="ce26" office:value-type="float" office:value="235359" calcext:value-type="float">
            <text:p>235,359</text:p>
          </table:table-cell>
          <table:table-cell table:style-name="ce35" office:value-type="float" office:value="12" calcext:value-type="float">
            <text:p>12</text:p>
          </table:table-cell>
          <table:table-cell table:style-name="ce31" table:formula="of:=([.C119]-[.C118])-[.E119]" office:value-type="float" office:value="0" calcext:value-type="float">
            <text:p>0</text:p>
          </table:table-cell>
          <table:table-cell table:style-name="ce40" table:formula="of:=[.E119]/([.D119]-[.D118])" office:value-type="percentage" office:value="0.00657894736842105" calcext:value-type="percentage">
            <text:p>0.7%</text:p>
          </table:table-cell>
          <table:table-cell table:style-name="ce19" office:value-type="float" office:value="2962" calcext:value-type="float">
            <text:p>2,962</text:p>
          </table:table-cell>
          <table:table-cell table:style-name="ce49" office:value-type="float" office:value="248756" calcext:value-type="float">
            <text:p>248,756</text:p>
          </table:table-cell>
          <table:table-cell table:style-name="ce56" office:value-type="float" office:value="1213" calcext:value-type="float">
            <text:p><text:s/>1,213 </text:p>
          </table:table-cell>
          <table:table-cell table:style-name="ce65" office:value-type="float" office:value="85030" calcext:value-type="float">
            <text:p><text:s/>85,030 </text:p>
          </table:table-cell>
          <table:table-cell table:style-name="ce72" table:formula="of:=[.H119]+[.J119]" office:value-type="float" office:value="4175" calcext:value-type="float">
            <text:p><text:s/>4,175 </text:p>
          </table:table-cell>
          <table:table-cell table:style-name="ce58"/>
          <table:table-cell table:style-name="ce55"/>
          <table:table-cell table:style-name="ce55" table:formula="of:=[.D119]-[.D112]" office:value-type="float" office:value="21832" calcext:value-type="float">
            <text:p><text:s/>21,832 </text:p>
          </table:table-cell>
          <table:table-cell table:style-name="ce55" table:formula="of:=SUM([.E113:.E119])" office:value-type="float" office:value="137" calcext:value-type="float">
            <text:p><text:s/>137 </text:p>
          </table:table-cell>
          <table:table-cell table:style-name="ce72" table:formula="of:=SUM([.L113:.L119])" office:value-type="float" office:value="30901" calcext:value-type="float">
            <text:p><text:s/>30,901 </text:p>
          </table:table-cell>
          <table:table-cell table:style-name="ce63" table:number-columns-repeated="2"/>
          <table:table-cell table:style-name="ce63" table:formula="of:=[.Q119]/5463.3" office:value-type="float" office:value="5.6561052843519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4" calcext:value-type="date">
            <text:p>6/24/2020</text:p>
          </table:table-cell>
          <table:table-cell table:style-name="ce21" office:value-type="float" office:value="219885" calcext:value-type="float">
            <text:p>219,885</text:p>
          </table:table-cell>
          <table:table-cell table:style-name="ce21" office:value-type="float" office:value="18191" calcext:value-type="float">
            <text:p>18,191</text:p>
          </table:table-cell>
          <table:table-cell table:style-name="ce26" office:value-type="float" office:value="238076" calcext:value-type="float">
            <text:p>238,076</text:p>
          </table:table-cell>
          <table:table-cell table:style-name="ce35" office:value-type="float" office:value="9" calcext:value-type="float">
            <text:p>9</text:p>
          </table:table-cell>
          <table:table-cell table:style-name="ce31" table:formula="of:=([.C120]-[.C119])-[.E120]" office:value-type="float" office:value="0" calcext:value-type="float">
            <text:p>0</text:p>
          </table:table-cell>
          <table:table-cell table:style-name="ce40" table:formula="of:=[.E120]/([.D120]-[.D119])" office:value-type="percentage" office:value="0.00331247699668752" calcext:value-type="percentage">
            <text:p>0.3%</text:p>
          </table:table-cell>
          <table:table-cell table:style-name="ce19" office:value-type="float" office:value="3745" calcext:value-type="float">
            <text:p>3,745</text:p>
          </table:table-cell>
          <table:table-cell table:style-name="ce49" office:value-type="float" office:value="252501" calcext:value-type="float">
            <text:p>252,501</text:p>
          </table:table-cell>
          <table:table-cell table:style-name="ce56" office:value-type="float" office:value="1118" calcext:value-type="float">
            <text:p><text:s/>1,118 </text:p>
          </table:table-cell>
          <table:table-cell table:style-name="ce65" office:value-type="float" office:value="86148" calcext:value-type="float">
            <text:p><text:s/>86,148 </text:p>
          </table:table-cell>
          <table:table-cell table:style-name="ce72" table:formula="of:=[.H120]+[.J120]" office:value-type="float" office:value="4863" calcext:value-type="float">
            <text:p><text:s/>4,863 </text:p>
          </table:table-cell>
          <table:table-cell table:style-name="ce58"/>
          <table:table-cell table:style-name="ce55"/>
          <table:table-cell table:style-name="ce55" table:formula="of:=[.D120]-[.D113]" office:value-type="float" office:value="21333" calcext:value-type="float">
            <text:p><text:s/>21,333 </text:p>
          </table:table-cell>
          <table:table-cell table:style-name="ce55" table:formula="of:=SUM([.E114:.E120])" office:value-type="float" office:value="125" calcext:value-type="float">
            <text:p><text:s/>125 </text:p>
          </table:table-cell>
          <table:table-cell table:style-name="ce72" table:formula="of:=SUM([.L114:.L120])" office:value-type="float" office:value="30731" calcext:value-type="float">
            <text:p><text:s/>30,731 </text:p>
          </table:table-cell>
          <table:table-cell table:style-name="ce63" table:number-columns-repeated="2"/>
          <table:table-cell table:style-name="ce63" table:formula="of:=[.Q120]/5463.3" office:value-type="float" office:value="5.6249885600278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5" calcext:value-type="date">
            <text:p>6/25/2020</text:p>
          </table:table-cell>
          <table:table-cell table:style-name="ce21" office:value-type="float" office:value="224314" calcext:value-type="float">
            <text:p>224,314</text:p>
          </table:table-cell>
          <table:table-cell table:style-name="ce21" office:value-type="float" office:value="18196" calcext:value-type="float">
            <text:p>18,196</text:p>
          </table:table-cell>
          <table:table-cell table:style-name="ce26" office:value-type="float" office:value="242510" calcext:value-type="float">
            <text:p>242,510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21]-[.C120])-[.E121]" office:value-type="float" office:value="0" calcext:value-type="float">
            <text:p>0</text:p>
          </table:table-cell>
          <table:table-cell table:style-name="ce40" table:formula="of:=[.E121]/([.D121]-[.D120])" office:value-type="percentage" office:value="0.001127649977447" calcext:value-type="percentage">
            <text:p>0.1%</text:p>
          </table:table-cell>
          <table:table-cell table:style-name="ce19" office:value-type="float" office:value="3247" calcext:value-type="float">
            <text:p>3,247</text:p>
          </table:table-cell>
          <table:table-cell table:style-name="ce49" office:value-type="float" office:value="255748" calcext:value-type="float">
            <text:p>255,748</text:p>
          </table:table-cell>
          <table:table-cell table:style-name="ce56" office:value-type="float" office:value="1006" calcext:value-type="float">
            <text:p><text:s/>1,006 </text:p>
          </table:table-cell>
          <table:table-cell table:style-name="ce65" office:value-type="float" office:value="87154" calcext:value-type="float">
            <text:p><text:s/>87,154 </text:p>
          </table:table-cell>
          <table:table-cell table:style-name="ce72" table:formula="of:=[.H121]+[.J121]" office:value-type="float" office:value="4253" calcext:value-type="float">
            <text:p><text:s/>4,253 </text:p>
          </table:table-cell>
          <table:table-cell table:style-name="ce58"/>
          <table:table-cell table:style-name="ce55"/>
          <table:table-cell table:style-name="ce55" table:formula="of:=[.D121]-[.D114]" office:value-type="float" office:value="22312" calcext:value-type="float">
            <text:p><text:s/>22,312 </text:p>
          </table:table-cell>
          <table:table-cell table:style-name="ce55" table:formula="of:=SUM([.E115:.E121])" office:value-type="float" office:value="119" calcext:value-type="float">
            <text:p><text:s/>119 </text:p>
          </table:table-cell>
          <table:table-cell table:style-name="ce72" table:formula="of:=SUM([.L115:.L121])" office:value-type="float" office:value="29731" calcext:value-type="float">
            <text:p><text:s/>29,731 </text:p>
          </table:table-cell>
          <table:table-cell table:style-name="ce63" table:number-columns-repeated="2"/>
          <table:table-cell table:style-name="ce63" table:formula="of:=[.Q121]/5463.3" office:value-type="float" office:value="5.44194900518002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6" calcext:value-type="date">
            <text:p>6/26/2020</text:p>
          </table:table-cell>
          <table:table-cell table:style-name="ce21" office:value-type="float" office:value="230168" calcext:value-type="float">
            <text:p>230,168</text:p>
          </table:table-cell>
          <table:table-cell table:style-name="ce21" office:value-type="float" office:value="18213" calcext:value-type="float">
            <text:p>18,213</text:p>
          </table:table-cell>
          <table:table-cell table:style-name="ce26" office:value-type="float" office:value="248381" calcext:value-type="float">
            <text:p>248,381</text:p>
          </table:table-cell>
          <table:table-cell table:style-name="ce35" office:value-type="float" office:value="17" calcext:value-type="float">
            <text:p>17</text:p>
          </table:table-cell>
          <table:table-cell table:style-name="ce31" table:formula="of:=([.C122]-[.C121])-[.E122]" office:value-type="float" office:value="0" calcext:value-type="float">
            <text:p>0</text:p>
          </table:table-cell>
          <table:table-cell table:style-name="ce40" table:formula="of:=[.E122]/([.D122]-[.D121])" office:value-type="percentage" office:value="0.00289558848577755" calcext:value-type="percentage">
            <text:p>0.3%</text:p>
          </table:table-cell>
          <table:table-cell table:style-name="ce19" office:value-type="float" office:value="4351" calcext:value-type="float">
            <text:p>4,351</text:p>
          </table:table-cell>
          <table:table-cell table:style-name="ce49" office:value-type="float" office:value="260099" calcext:value-type="float">
            <text:p>260,099</text:p>
          </table:table-cell>
          <table:table-cell table:style-name="ce56" office:value-type="float" office:value="1035" calcext:value-type="float">
            <text:p><text:s/>1,035 </text:p>
          </table:table-cell>
          <table:table-cell table:style-name="ce65" office:value-type="float" office:value="88189" calcext:value-type="float">
            <text:p><text:s/>88,189 </text:p>
          </table:table-cell>
          <table:table-cell table:style-name="ce72" table:formula="of:=[.H122]+[.J122]" office:value-type="float" office:value="5386" calcext:value-type="float">
            <text:p><text:s/>5,386 </text:p>
          </table:table-cell>
          <table:table-cell table:style-name="ce58"/>
          <table:table-cell table:style-name="ce55"/>
          <table:table-cell table:style-name="ce55" table:formula="of:=[.D122]-[.D115]" office:value-type="float" office:value="25865" calcext:value-type="float">
            <text:p><text:s/>25,865 </text:p>
          </table:table-cell>
          <table:table-cell table:style-name="ce55" table:formula="of:=SUM([.E116:.E122])" office:value-type="float" office:value="109" calcext:value-type="float">
            <text:p><text:s/>109 </text:p>
          </table:table-cell>
          <table:table-cell table:style-name="ce72" table:formula="of:=SUM([.L116:.L122])" office:value-type="float" office:value="30464" calcext:value-type="float">
            <text:p><text:s/>30,464 </text:p>
          </table:table-cell>
          <table:table-cell table:style-name="ce63" table:number-columns-repeated="2"/>
          <table:table-cell table:style-name="ce63" table:formula="of:=[.Q122]/5463.3" office:value-type="float" office:value="5.5761169988834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7" calcext:value-type="date">
            <text:p>6/27/2020</text:p>
          </table:table-cell>
          <table:table-cell table:style-name="ce21" office:value-type="float" office:value="232995" calcext:value-type="float">
            <text:p>232,995</text:p>
          </table:table-cell>
          <table:table-cell table:style-name="ce21" office:value-type="float" office:value="18228" calcext:value-type="float">
            <text:p>18,228</text:p>
          </table:table-cell>
          <table:table-cell table:style-name="ce26" office:value-type="float" office:value="251223" calcext:value-type="float">
            <text:p>251,223</text:p>
          </table:table-cell>
          <table:table-cell table:style-name="ce35" office:value-type="float" office:value="15" calcext:value-type="float">
            <text:p>15</text:p>
          </table:table-cell>
          <table:table-cell table:style-name="ce31" table:formula="of:=([.C123]-[.C122])-[.E123]" office:value-type="float" office:value="0" calcext:value-type="float">
            <text:p>0</text:p>
          </table:table-cell>
          <table:table-cell table:style-name="ce40" table:formula="of:=[.E123]/([.D123]-[.D122])" office:value-type="percentage" office:value="0.00527797325826882" calcext:value-type="percentage">
            <text:p>0.5%</text:p>
          </table:table-cell>
          <table:table-cell table:style-name="ce19" office:value-type="float" office:value="3401" calcext:value-type="float">
            <text:p>3,401</text:p>
          </table:table-cell>
          <table:table-cell table:style-name="ce49" office:value-type="float" office:value="263500" calcext:value-type="float">
            <text:p>263,500</text:p>
          </table:table-cell>
          <table:table-cell table:style-name="ce56" office:value-type="float" office:value="1056" calcext:value-type="float">
            <text:p><text:s/>1,056 </text:p>
          </table:table-cell>
          <table:table-cell table:style-name="ce65" office:value-type="float" office:value="89245" calcext:value-type="float">
            <text:p><text:s/>89,245 </text:p>
          </table:table-cell>
          <table:table-cell table:style-name="ce72" table:formula="of:=[.H123]+[.J123]" office:value-type="float" office:value="4457" calcext:value-type="float">
            <text:p><text:s/>4,457 </text:p>
          </table:table-cell>
          <table:table-cell table:style-name="ce58"/>
          <table:table-cell table:style-name="ce55"/>
          <table:table-cell table:style-name="ce55" table:formula="of:=[.D123]-[.D116]" office:value-type="float" office:value="23140" calcext:value-type="float">
            <text:p><text:s/>23,140 </text:p>
          </table:table-cell>
          <table:table-cell table:style-name="ce55" table:formula="of:=SUM([.E117:.E123])" office:value-type="float" office:value="98" calcext:value-type="float">
            <text:p><text:s/>98 </text:p>
          </table:table-cell>
          <table:table-cell table:style-name="ce72" table:formula="of:=SUM([.L117:.L123])" office:value-type="float" office:value="30363" calcext:value-type="float">
            <text:p><text:s/>30,363 </text:p>
          </table:table-cell>
          <table:table-cell table:style-name="ce63" table:number-columns-repeated="2"/>
          <table:table-cell table:style-name="ce63" table:formula="of:=[.Q123]/5463.3" office:value-type="float" office:value="5.55763000384383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8" calcext:value-type="date">
            <text:p>6/28/2020</text:p>
          </table:table-cell>
          <table:table-cell table:style-name="ce21" office:value-type="float" office:value="237191" calcext:value-type="float">
            <text:p>237,191</text:p>
          </table:table-cell>
          <table:table-cell table:style-name="ce21" office:value-type="float" office:value="18236" calcext:value-type="float">
            <text:p>18,236</text:p>
          </table:table-cell>
          <table:table-cell table:style-name="ce26" office:value-type="float" office:value="255427" calcext:value-type="float">
            <text:p>255,427</text:p>
          </table:table-cell>
          <table:table-cell table:style-name="ce35" office:value-type="float" office:value="8" calcext:value-type="float">
            <text:p>8</text:p>
          </table:table-cell>
          <table:table-cell table:style-name="ce31" table:formula="of:=([.C124]-[.C123])-[.E124]" office:value-type="float" office:value="0" calcext:value-type="float">
            <text:p>0</text:p>
          </table:table-cell>
          <table:table-cell table:style-name="ce40" table:formula="of:=[.E124]/([.D124]-[.D123])" office:value-type="percentage" office:value="0.00190294957183635" calcext:value-type="percentage">
            <text:p>0.2%</text:p>
          </table:table-cell>
          <table:table-cell table:style-name="ce19" office:value-type="float" office:value="2982" calcext:value-type="float">
            <text:p>2,982</text:p>
          </table:table-cell>
          <table:table-cell table:style-name="ce49" office:value-type="float" office:value="266482" calcext:value-type="float">
            <text:p>266,482</text:p>
          </table:table-cell>
          <table:table-cell table:style-name="ce56" office:value-type="float" office:value="756" calcext:value-type="float">
            <text:p><text:s/>756 </text:p>
          </table:table-cell>
          <table:table-cell table:style-name="ce65" table:formula="of:=[.K123]+[.J124]" office:value-type="float" office:value="90001" calcext:value-type="float">
            <text:p><text:s/>90,001 </text:p>
          </table:table-cell>
          <table:table-cell table:style-name="ce72" table:formula="of:=[.H124]+[.J124]" office:value-type="float" office:value="3738" calcext:value-type="float">
            <text:p><text:s/>3,738 </text:p>
          </table:table-cell>
          <table:table-cell table:style-name="ce58"/>
          <table:table-cell table:style-name="ce55"/>
          <table:table-cell table:style-name="ce55" table:formula="of:=[.D124]-[.D117]" office:value-type="float" office:value="23902" calcext:value-type="float">
            <text:p><text:s/>23,902 </text:p>
          </table:table-cell>
          <table:table-cell table:style-name="ce55" table:formula="of:=SUM([.E118:.E124])" office:value-type="float" office:value="80" calcext:value-type="float">
            <text:p><text:s/>80 </text:p>
          </table:table-cell>
          <table:table-cell table:style-name="ce72" table:formula="of:=SUM([.L118:.L124])" office:value-type="float" office:value="30288" calcext:value-type="float">
            <text:p><text:s/>30,288 </text:p>
          </table:table-cell>
          <table:table-cell table:style-name="ce63" table:number-columns-repeated="2"/>
          <table:table-cell table:style-name="ce63" table:formula="of:=[.Q124]/5463.3" office:value-type="float" office:value="5.5439020372302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9" calcext:value-type="date">
            <text:p>6/29/2020</text:p>
          </table:table-cell>
          <table:table-cell table:style-name="ce21" office:value-type="float" office:value="240158" calcext:value-type="float">
            <text:p>240,158</text:p>
          </table:table-cell>
          <table:table-cell table:style-name="ce21" office:value-type="float" office:value="18241" calcext:value-type="float">
            <text:p>18,241</text:p>
          </table:table-cell>
          <table:table-cell table:style-name="ce26" office:value-type="float" office:value="258399" calcext:value-type="float">
            <text:p>258,399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25]-[.C124])-[.E125]" office:value-type="float" office:value="0" calcext:value-type="float">
            <text:p>0</text:p>
          </table:table-cell>
          <table:table-cell table:style-name="ce40" table:formula="of:=[.E125]/([.D125]-[.D124])" office:value-type="percentage" office:value="0.00168236877523553" calcext:value-type="percentage">
            <text:p>0.2%</text:p>
          </table:table-cell>
          <table:table-cell table:style-name="ce19" office:value-type="float" office:value="2836" calcext:value-type="float">
            <text:p>2,836</text:p>
          </table:table-cell>
          <table:table-cell table:style-name="ce49" office:value-type="float" office:value="269318" calcext:value-type="float">
            <text:p>269,318</text:p>
          </table:table-cell>
          <table:table-cell table:style-name="ce56" office:value-type="float" office:value="694" calcext:value-type="float">
            <text:p><text:s/>694 </text:p>
          </table:table-cell>
          <table:table-cell table:style-name="ce65" office:value-type="float" office:value="90695" calcext:value-type="float">
            <text:p><text:s/>90,695 </text:p>
          </table:table-cell>
          <table:table-cell table:style-name="ce72" table:formula="of:=[.H125]+[.J125]" office:value-type="float" office:value="3530" calcext:value-type="float">
            <text:p><text:s/>3,530 </text:p>
          </table:table-cell>
          <table:table-cell table:style-name="ce58"/>
          <table:table-cell table:style-name="ce55"/>
          <table:table-cell table:style-name="ce55" table:formula="of:=[.D125]-[.D118]" office:value-type="float" office:value="24864" calcext:value-type="float">
            <text:p><text:s/>24,864 </text:p>
          </table:table-cell>
          <table:table-cell table:style-name="ce55" table:formula="of:=SUM([.E119:.E125])" office:value-type="float" office:value="71" calcext:value-type="float">
            <text:p><text:s/>71 </text:p>
          </table:table-cell>
          <table:table-cell table:style-name="ce72" table:formula="of:=SUM([.L119:.L125])" office:value-type="float" office:value="30402" calcext:value-type="float">
            <text:p><text:s/>30,402 </text:p>
          </table:table-cell>
          <table:table-cell table:style-name="ce63" table:number-columns-repeated="2"/>
          <table:table-cell table:style-name="ce63" table:formula="of:=[.Q125]/5463.3" office:value-type="float" office:value="5.5647685464828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30" calcext:value-type="date">
            <text:p>6/30/2020</text:p>
          </table:table-cell>
          <table:table-cell table:style-name="ce21" office:value-type="float" office:value="242085" calcext:value-type="float">
            <text:p>242,085</text:p>
          </table:table-cell>
          <table:table-cell table:style-name="ce21" office:value-type="float" office:value="18251" calcext:value-type="float">
            <text:p>18,251</text:p>
          </table:table-cell>
          <table:table-cell table:style-name="ce26" office:value-type="float" office:value="260336" calcext:value-type="float">
            <text:p>260,336</text:p>
          </table:table-cell>
          <table:table-cell table:style-name="ce35" office:value-type="float" office:value="10" calcext:value-type="float">
            <text:p>10</text:p>
          </table:table-cell>
          <table:table-cell table:style-name="ce31" table:formula="of:=([.C126]-[.C125])-[.E126]" office:value-type="float" office:value="0" calcext:value-type="float">
            <text:p>0</text:p>
          </table:table-cell>
          <table:table-cell table:style-name="ce40" table:formula="of:=[.E126]/([.D126]-[.D125])" office:value-type="percentage" office:value="0.00516262261228704" calcext:value-type="percentage">
            <text:p>0.5%</text:p>
          </table:table-cell>
          <table:table-cell table:style-name="ce19" office:value-type="float" office:value="3243" calcext:value-type="float">
            <text:p>3,243</text:p>
          </table:table-cell>
          <table:table-cell table:style-name="ce49" office:value-type="float" office:value="272561" calcext:value-type="float">
            <text:p>272,561</text:p>
          </table:table-cell>
          <table:table-cell table:style-name="ce56" office:value-type="float" office:value="967" calcext:value-type="float">
            <text:p><text:s/>967 </text:p>
          </table:table-cell>
          <table:table-cell table:style-name="ce65" office:value-type="float" office:value="91662" calcext:value-type="float">
            <text:p><text:s/>91,662 </text:p>
          </table:table-cell>
          <table:table-cell table:style-name="ce72" table:formula="of:=[.H126]+[.J126]" office:value-type="float" office:value="4210" calcext:value-type="float">
            <text:p><text:s/>4,210 </text:p>
          </table:table-cell>
          <table:table-cell table:style-name="ce58"/>
          <table:table-cell table:style-name="ce55"/>
          <table:table-cell table:style-name="ce55" table:formula="of:=[.D126]-[.D119]" office:value-type="float" office:value="24977" calcext:value-type="float">
            <text:p><text:s/>24,977 </text:p>
          </table:table-cell>
          <table:table-cell table:style-name="ce55" table:formula="of:=SUM([.E120:.E126])" office:value-type="float" office:value="69" calcext:value-type="float">
            <text:p><text:s/>69 </text:p>
          </table:table-cell>
          <table:table-cell table:style-name="ce72" table:formula="of:=SUM([.L120:.L126])" office:value-type="float" office:value="30437" calcext:value-type="float">
            <text:p><text:s/>30,437 </text:p>
          </table:table-cell>
          <table:table-cell table:style-name="ce63" table:number-columns-repeated="2"/>
          <table:table-cell table:style-name="ce63" table:formula="of:=[.Q126]/5463.3" office:value-type="float" office:value="5.57117493090257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1" calcext:value-type="date">
            <text:p>7/1/2020</text:p>
          </table:table-cell>
          <table:table-cell table:style-name="ce21" office:value-type="float" office:value="245341" calcext:value-type="float">
            <text:p>245,341</text:p>
          </table:table-cell>
          <table:table-cell table:style-name="ce21" office:value-type="float" office:value="18259" calcext:value-type="float">
            <text:p>18,259</text:p>
          </table:table-cell>
          <table:table-cell table:style-name="ce26" office:value-type="float" office:value="263600" calcext:value-type="float">
            <text:p>263,600</text:p>
          </table:table-cell>
          <table:table-cell table:style-name="ce35" office:value-type="float" office:value="8" calcext:value-type="float">
            <text:p>8</text:p>
          </table:table-cell>
          <table:table-cell table:style-name="ce31" table:formula="of:=([.C127]-[.C126])-[.E127]" office:value-type="float" office:value="0" calcext:value-type="float">
            <text:p>0</text:p>
          </table:table-cell>
          <table:table-cell table:style-name="ce40" table:formula="of:=[.E127]/([.D127]-[.D126])" office:value-type="percentage" office:value="0.00245098039215686" calcext:value-type="percentage">
            <text:p>0.2%</text:p>
          </table:table-cell>
          <table:table-cell table:style-name="ce19" office:value-type="float" office:value="3409" calcext:value-type="float">
            <text:p>3,409</text:p>
          </table:table-cell>
          <table:table-cell table:style-name="ce49" office:value-type="float" office:value="275970" calcext:value-type="float">
            <text:p>275,970</text:p>
          </table:table-cell>
          <table:table-cell table:style-name="ce56" office:value-type="float" office:value="956" calcext:value-type="float">
            <text:p><text:s/>956 </text:p>
          </table:table-cell>
          <table:table-cell table:style-name="ce65" office:value-type="float" office:value="92618" calcext:value-type="float">
            <text:p><text:s/>92,618 </text:p>
          </table:table-cell>
          <table:table-cell table:style-name="ce72" table:formula="of:=[.H127]+[.J127]" office:value-type="float" office:value="4365" calcext:value-type="float">
            <text:p><text:s/>4,365 </text:p>
          </table:table-cell>
          <table:table-cell table:style-name="ce58"/>
          <table:table-cell table:style-name="ce55"/>
          <table:table-cell table:style-name="ce55" table:formula="of:=[.D127]-[.D120]" office:value-type="float" office:value="25524" calcext:value-type="float">
            <text:p><text:s/>25,524 </text:p>
          </table:table-cell>
          <table:table-cell table:style-name="ce55" table:formula="of:=SUM([.E121:.E127])" office:value-type="float" office:value="68" calcext:value-type="float">
            <text:p><text:s/>68 </text:p>
          </table:table-cell>
          <table:table-cell table:style-name="ce72" table:formula="of:=SUM([.L121:.L127])" office:value-type="float" office:value="29939" calcext:value-type="float">
            <text:p><text:s/>29,939 </text:p>
          </table:table-cell>
          <table:table-cell table:style-name="ce63" table:number-columns-repeated="2"/>
          <table:table-cell table:style-name="ce63" table:formula="of:=[.Q127]/5463.3" office:value-type="float" office:value="5.48002123258836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2" calcext:value-type="date">
            <text:p>7/2/2020</text:p>
          </table:table-cell>
          <table:table-cell table:style-name="ce21" office:value-type="float" office:value="249107" calcext:value-type="float">
            <text:p>249,107</text:p>
          </table:table-cell>
          <table:table-cell table:style-name="ce21" office:value-type="float" office:value="18264" calcext:value-type="float">
            <text:p>18,264</text:p>
          </table:table-cell>
          <table:table-cell table:style-name="ce26" office:value-type="float" office:value="267371" calcext:value-type="float">
            <text:p>267,371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28]-[.C127])-[.E128]" office:value-type="float" office:value="0" calcext:value-type="float">
            <text:p>0</text:p>
          </table:table-cell>
          <table:table-cell table:style-name="ce40" table:formula="of:=[.E128]/([.D128]-[.D127])" office:value-type="percentage" office:value="0.0013259082471493" calcext:value-type="percentage">
            <text:p>0.1%</text:p>
          </table:table-cell>
          <table:table-cell table:style-name="ce19" office:value-type="float" office:value="3715" calcext:value-type="float">
            <text:p>3,715</text:p>
          </table:table-cell>
          <table:table-cell table:style-name="ce49" office:value-type="float" office:value="279685" calcext:value-type="float">
            <text:p>279,685</text:p>
          </table:table-cell>
          <table:table-cell table:style-name="ce56" office:value-type="float" office:value="973" calcext:value-type="float">
            <text:p><text:s/>973 </text:p>
          </table:table-cell>
          <table:table-cell table:style-name="ce65" office:value-type="float" office:value="93591" calcext:value-type="float">
            <text:p><text:s/>93,591 </text:p>
          </table:table-cell>
          <table:table-cell table:style-name="ce72" table:formula="of:=[.H128]+[.J128]" office:value-type="float" office:value="4688" calcext:value-type="float">
            <text:p><text:s/>4,688 </text:p>
          </table:table-cell>
          <table:table-cell table:style-name="ce58"/>
          <table:table-cell table:style-name="ce55"/>
          <table:table-cell table:style-name="ce55" table:formula="of:=[.D128]-[.D121]" office:value-type="float" office:value="24861" calcext:value-type="float">
            <text:p><text:s/>24,861 </text:p>
          </table:table-cell>
          <table:table-cell table:style-name="ce55" table:formula="of:=SUM([.E122:.E128])" office:value-type="float" office:value="68" calcext:value-type="float">
            <text:p><text:s/>68 </text:p>
          </table:table-cell>
          <table:table-cell table:style-name="ce72" table:formula="of:=SUM([.L122:.L128])" office:value-type="float" office:value="30374" calcext:value-type="float">
            <text:p><text:s/>30,374 </text:p>
          </table:table-cell>
          <table:table-cell table:style-name="ce63" table:number-columns-repeated="2"/>
          <table:table-cell table:style-name="ce63" table:formula="of:=[.Q128]/5463.3" office:value-type="float" office:value="5.559643438947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3" calcext:value-type="date">
            <text:p>7/3/2020</text:p>
          </table:table-cell>
          <table:table-cell table:style-name="ce21" office:value-type="float" office:value="253738" calcext:value-type="float">
            <text:p>253,738</text:p>
          </table:table-cell>
          <table:table-cell table:style-name="ce21" office:value-type="float" office:value="18276" calcext:value-type="float">
            <text:p>18,276</text:p>
          </table:table-cell>
          <table:table-cell table:style-name="ce26" office:value-type="float" office:value="272014" calcext:value-type="float">
            <text:p>272,014</text:p>
          </table:table-cell>
          <table:table-cell table:style-name="ce35" office:value-type="float" office:value="12" calcext:value-type="float">
            <text:p>12</text:p>
          </table:table-cell>
          <table:table-cell table:style-name="ce31" table:formula="of:=([.C129]-[.C128])-[.E129]" office:value-type="float" office:value="0" calcext:value-type="float">
            <text:p>0</text:p>
          </table:table-cell>
          <table:table-cell table:style-name="ce40" table:formula="of:=[.E129]/([.D129]-[.D128])" office:value-type="percentage" office:value="0.00258453586043506" calcext:value-type="percentage">
            <text:p>0.3%</text:p>
          </table:table-cell>
          <table:table-cell table:style-name="ce19" office:value-type="float" office:value="3827" calcext:value-type="float">
            <text:p>3,827</text:p>
          </table:table-cell>
          <table:table-cell table:style-name="ce49" office:value-type="float" office:value="283512" calcext:value-type="float">
            <text:p>283,512</text:p>
          </table:table-cell>
          <table:table-cell table:style-name="ce56" office:value-type="float" office:value="1263" calcext:value-type="float">
            <text:p><text:s/>1,263 </text:p>
          </table:table-cell>
          <table:table-cell table:style-name="ce65" office:value-type="float" office:value="94854" calcext:value-type="float">
            <text:p><text:s/>94,854 </text:p>
          </table:table-cell>
          <table:table-cell table:style-name="ce72" table:formula="of:=[.H129]+[.J129]" office:value-type="float" office:value="5090" calcext:value-type="float">
            <text:p><text:s/>5,090 </text:p>
          </table:table-cell>
          <table:table-cell table:style-name="ce58"/>
          <table:table-cell table:style-name="ce55"/>
          <table:table-cell table:style-name="ce55" table:formula="of:=[.D129]-[.D122]" office:value-type="float" office:value="23633" calcext:value-type="float">
            <text:p><text:s/>23,633 </text:p>
          </table:table-cell>
          <table:table-cell table:style-name="ce55" table:formula="of:=SUM([.E123:.E129])" office:value-type="float" office:value="63" calcext:value-type="float">
            <text:p><text:s/>63 </text:p>
          </table:table-cell>
          <table:table-cell table:style-name="ce72" table:formula="of:=SUM([.L123:.L129])" office:value-type="float" office:value="30078" calcext:value-type="float">
            <text:p><text:s/>30,078 </text:p>
          </table:table-cell>
          <table:table-cell table:style-name="ce63" table:number-columns-repeated="2"/>
          <table:table-cell table:style-name="ce63" table:formula="of:=[.Q129]/5463.3" office:value-type="float" office:value="5.5054637307122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4" calcext:value-type="date">
            <text:p>7/4/2020</text:p>
          </table:table-cell>
          <table:table-cell table:style-name="ce19" office:value-type="float" office:value="257464" calcext:value-type="float">
            <text:p>257,464</text:p>
          </table:table-cell>
          <table:table-cell table:style-name="ce19" office:value-type="float" office:value="18287" calcext:value-type="float">
            <text:p>18,287</text:p>
          </table:table-cell>
          <table:table-cell table:style-name="ce19" office:value-type="float" office:value="275751" calcext:value-type="float">
            <text:p>275,751</text:p>
          </table:table-cell>
          <table:table-cell table:style-name="ce35" office:value-type="float" office:value="11" calcext:value-type="float">
            <text:p>11</text:p>
          </table:table-cell>
          <table:table-cell table:style-name="ce31" table:formula="of:=([.C130]-[.C129])-[.E130]" office:value-type="float" office:value="0" calcext:value-type="float">
            <text:p>0</text:p>
          </table:table-cell>
          <table:table-cell table:style-name="ce40" table:formula="of:=[.E130]/([.D130]-[.D129])" office:value-type="percentage" office:value="0.00294353759700294" calcext:value-type="percentage">
            <text:p>0.3%</text:p>
          </table:table-cell>
          <table:table-cell table:style-name="ce19" office:value-type="float" office:value="4086" calcext:value-type="float">
            <text:p>4,086</text:p>
          </table:table-cell>
          <table:table-cell table:style-name="ce49" office:value-type="float" office:value="287598" calcext:value-type="float">
            <text:p>287,598</text:p>
          </table:table-cell>
          <table:table-cell table:style-name="ce56" office:value-type="float" office:value="1270" calcext:value-type="float">
            <text:p><text:s/>1,270 </text:p>
          </table:table-cell>
          <table:table-cell table:style-name="ce65" office:value-type="float" office:value="96124" calcext:value-type="float">
            <text:p><text:s/>96,124 </text:p>
          </table:table-cell>
          <table:table-cell table:style-name="ce72" table:formula="of:=[.H130]+[.J130]" office:value-type="float" office:value="5356" calcext:value-type="float">
            <text:p><text:s/>5,356 </text:p>
          </table:table-cell>
          <table:table-cell table:style-name="ce58"/>
          <table:table-cell table:style-name="ce55"/>
          <table:table-cell table:style-name="ce55" table:formula="of:=[.D130]-[.D123]" office:value-type="float" office:value="24528" calcext:value-type="float">
            <text:p><text:s/>24,528 </text:p>
          </table:table-cell>
          <table:table-cell table:style-name="ce55" table:formula="of:=SUM([.E124:.E130])" office:value-type="float" office:value="59" calcext:value-type="float">
            <text:p><text:s/>59 </text:p>
          </table:table-cell>
          <table:table-cell table:style-name="ce72" table:formula="of:=SUM([.L124:.L130])" office:value-type="float" office:value="30977" calcext:value-type="float">
            <text:p><text:s/>30,977 </text:p>
          </table:table-cell>
          <table:table-cell table:style-name="ce63" table:number-columns-repeated="2"/>
          <table:table-cell table:style-name="ce63" table:formula="of:=[.Q130]/5463.3" office:value-type="float" office:value="5.6700162905203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5" calcext:value-type="date">
            <text:p>7/5/2020</text:p>
          </table:table-cell>
          <table:table-cell table:style-name="ce19" office:value-type="float" office:value="260587" calcext:value-type="float">
            <text:p>260,587</text:p>
          </table:table-cell>
          <table:table-cell table:style-name="ce19" office:value-type="float" office:value="18296" calcext:value-type="float">
            <text:p>18,296</text:p>
          </table:table-cell>
          <table:table-cell table:style-name="ce19" office:value-type="float" office:value="278883" calcext:value-type="float">
            <text:p>278,883</text:p>
          </table:table-cell>
          <table:table-cell table:style-name="ce35" office:value-type="float" office:value="9" calcext:value-type="float">
            <text:p>9</text:p>
          </table:table-cell>
          <table:table-cell table:style-name="ce31" table:formula="of:=([.C131]-[.C130])-[.E131]" office:value-type="float" office:value="0" calcext:value-type="float">
            <text:p>0</text:p>
          </table:table-cell>
          <table:table-cell table:style-name="ce40" table:formula="of:=[.E131]/([.D131]-[.D130])" office:value-type="percentage" office:value="0.0028735632183908" calcext:value-type="percentage">
            <text:p>0.3%</text:p>
          </table:table-cell>
          <table:table-cell table:style-name="ce19" office:value-type="float" office:value="2917" calcext:value-type="float">
            <text:p>2,917</text:p>
          </table:table-cell>
          <table:table-cell table:style-name="ce49" office:value-type="float" office:value="290515" calcext:value-type="float">
            <text:p>290,515</text:p>
          </table:table-cell>
          <table:table-cell table:style-name="ce56" office:value-type="float" office:value="833" calcext:value-type="float">
            <text:p><text:s/>833 </text:p>
          </table:table-cell>
          <table:table-cell table:style-name="ce65" office:value-type="float" office:value="96957" calcext:value-type="float">
            <text:p><text:s/>96,957 </text:p>
          </table:table-cell>
          <table:table-cell table:style-name="ce72" table:formula="of:=[.H131]+[.J131]" office:value-type="float" office:value="3750" calcext:value-type="float">
            <text:p><text:s/>3,750 </text:p>
          </table:table-cell>
          <table:table-cell table:style-name="ce58"/>
          <table:table-cell table:style-name="ce55"/>
          <table:table-cell table:style-name="ce55" table:formula="of:=[.D131]-[.D124]" office:value-type="float" office:value="23456" calcext:value-type="float">
            <text:p><text:s/>23,456 </text:p>
          </table:table-cell>
          <table:table-cell table:style-name="ce55" table:formula="of:=SUM([.E125:.E131])" office:value-type="float" office:value="60" calcext:value-type="float">
            <text:p><text:s/>60 </text:p>
          </table:table-cell>
          <table:table-cell table:style-name="ce72" table:formula="of:=SUM([.L125:.L131])" office:value-type="float" office:value="30989" calcext:value-type="float">
            <text:p><text:s/>30,989 </text:p>
          </table:table-cell>
          <table:table-cell table:style-name="ce63" table:number-columns-repeated="2"/>
          <table:table-cell table:style-name="ce63" table:formula="of:=[.Q131]/5463.3" office:value-type="float" office:value="5.6722127651785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6" calcext:value-type="date">
            <text:p>7/6/2020</text:p>
          </table:table-cell>
          <table:table-cell table:style-name="ce19" office:value-type="float" office:value="263441" calcext:value-type="float">
            <text:p>263,441</text:p>
          </table:table-cell>
          <table:table-cell table:style-name="ce19" office:value-type="float" office:value="18300" calcext:value-type="float">
            <text:p>18,300</text:p>
          </table:table-cell>
          <table:table-cell table:style-name="ce19" office:value-type="float" office:value="281741" calcext:value-type="float">
            <text:p>281,741</text:p>
          </table:table-cell>
          <table:table-cell table:style-name="ce35" office:value-type="float" office:value="4" calcext:value-type="float">
            <text:p>4</text:p>
          </table:table-cell>
          <table:table-cell table:style-name="ce31" table:formula="of:=([.C132]-[.C131])-[.E132]" office:value-type="float" office:value="0" calcext:value-type="float">
            <text:p>0</text:p>
          </table:table-cell>
          <table:table-cell table:style-name="ce40" table:formula="of:=[.E132]/([.D132]-[.D131])" office:value-type="percentage" office:value="0.00139958012596221" calcext:value-type="percentage">
            <text:p>0.1%</text:p>
          </table:table-cell>
          <table:table-cell table:style-name="ce19" office:value-type="float" office:value="2823" calcext:value-type="float">
            <text:p>2,823</text:p>
          </table:table-cell>
          <table:table-cell table:style-name="ce49" office:value-type="float" office:value="293338" calcext:value-type="float">
            <text:p>293,338</text:p>
          </table:table-cell>
          <table:table-cell table:style-name="ce56" office:value-type="float" office:value="703" calcext:value-type="float">
            <text:p><text:s/>703 </text:p>
          </table:table-cell>
          <table:table-cell table:style-name="ce65" office:value-type="float" office:value="97660" calcext:value-type="float">
            <text:p><text:s/>97,660 </text:p>
          </table:table-cell>
          <table:table-cell table:style-name="ce72" table:formula="of:=[.H132]+[.J132]" office:value-type="float" office:value="3526" calcext:value-type="float">
            <text:p><text:s/>3,526 </text:p>
          </table:table-cell>
          <table:table-cell table:style-name="ce58"/>
          <table:table-cell table:style-name="ce55"/>
          <table:table-cell table:style-name="ce55" table:formula="of:=[.D132]-[.D125]" office:value-type="float" office:value="23342" calcext:value-type="float">
            <text:p><text:s/>23,342 </text:p>
          </table:table-cell>
          <table:table-cell table:style-name="ce55" table:formula="of:=SUM([.E126:.E132])" office:value-type="float" office:value="59" calcext:value-type="float">
            <text:p><text:s/>59 </text:p>
          </table:table-cell>
          <table:table-cell table:style-name="ce72" table:formula="of:=SUM([.L126:.L132])" office:value-type="float" office:value="30985" calcext:value-type="float">
            <text:p><text:s/>30,985 </text:p>
          </table:table-cell>
          <table:table-cell table:style-name="ce63" table:number-columns-repeated="2"/>
          <table:table-cell table:style-name="ce63" table:formula="of:=[.Q132]/5463.3" office:value-type="float" office:value="5.671480606959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7" calcext:value-type="date">
            <text:p>7/7/2020</text:p>
          </table:table-cell>
          <table:table-cell table:style-name="ce19" office:value-type="float" office:value="265202" calcext:value-type="float">
            <text:p>265,202</text:p>
          </table:table-cell>
          <table:table-cell table:style-name="ce19" office:value-type="float" office:value="18302" calcext:value-type="float">
            <text:p>18,302</text:p>
          </table:table-cell>
          <table:table-cell table:style-name="ce19" office:value-type="float" office:value="283504" calcext:value-type="float">
            <text:p>283,504</text:p>
          </table:table-cell>
          <table:table-cell table:style-name="ce35" office:value-type="float" office:value="2" calcext:value-type="float">
            <text:p>2</text:p>
          </table:table-cell>
          <table:table-cell table:style-name="ce31" table:formula="of:=([.C133]-[.C132])-[.E133]" office:value-type="float" office:value="0" calcext:value-type="float">
            <text:p>0</text:p>
          </table:table-cell>
          <table:table-cell table:style-name="ce40" table:formula="of:=[.E133]/([.D133]-[.D132])" office:value-type="percentage" office:value="0.00113442994895065" calcext:value-type="percentage">
            <text:p>0.1%</text:p>
          </table:table-cell>
          <table:table-cell table:style-name="ce19" office:value-type="float" office:value="2884" calcext:value-type="float">
            <text:p>2,884</text:p>
          </table:table-cell>
          <table:table-cell table:style-name="ce49" office:value-type="float" office:value="296222" calcext:value-type="float">
            <text:p>296,222</text:p>
          </table:table-cell>
          <table:table-cell table:style-name="ce56" office:value-type="float" office:value="1158" calcext:value-type="float">
            <text:p><text:s/>1,158 </text:p>
          </table:table-cell>
          <table:table-cell table:style-name="ce65" office:value-type="float" office:value="98818" calcext:value-type="float">
            <text:p><text:s/>98,818 </text:p>
          </table:table-cell>
          <table:table-cell table:style-name="ce72" table:formula="of:=[.H133]+[.J133]" office:value-type="float" office:value="4042" calcext:value-type="float">
            <text:p><text:s/>4,042 </text:p>
          </table:table-cell>
          <table:table-cell table:style-name="ce58"/>
          <table:table-cell table:style-name="ce55"/>
          <table:table-cell table:style-name="ce55" table:formula="of:=[.D133]-[.D126]" office:value-type="float" office:value="23168" calcext:value-type="float">
            <text:p><text:s/>23,168 </text:p>
          </table:table-cell>
          <table:table-cell table:style-name="ce55" table:formula="of:=SUM([.E127:.E133])" office:value-type="float" office:value="51" calcext:value-type="float">
            <text:p><text:s/>51 </text:p>
          </table:table-cell>
          <table:table-cell table:style-name="ce72" table:formula="of:=SUM([.L127:.L133])" office:value-type="float" office:value="30817" calcext:value-type="float">
            <text:p><text:s/>30,817 </text:p>
          </table:table-cell>
          <table:table-cell table:style-name="ce63" table:number-columns-repeated="2"/>
          <table:table-cell table:style-name="ce63" table:formula="of:=[.Q133]/5463.3" office:value-type="float" office:value="5.64072996174473" calcext:value-type="float">
            <text:p><text:s/>6 </text:p>
          </table:table-cell>
          <table:table-cell>
            <draw:custom-shape table:end-cell-address="'Table 5 - Testing'.AA144" table:end-x="0.2075in" table:end-y="0.1732in" draw:z-index="2" draw:name="TextBox 4" draw:style-name="gr3" draw:text-style-name="P4" svg:width="3.7618in" svg:height="1.9894in" svg:x="0.2894in" svg:y="0.1402in">
              <text:p text:style-name="P1"><text:span text:style-name="T6">As of 8 July, (iv) includes numbers of home tests and </text:span><text:span text:style-name="T6">other tests through the social care portal that were not </text:span><text:span text:style-name="T6">previously available from the UK Government (UKG) </text:span><text:span text:style-name="T6">testing programme. <text:s/></text:span></text:p>
              <text:p text:style-name="P1"><text:span text:style-name="T6"/></text:p>
              <text:p text:style-name="P1"><text:span text:style-name="T6">The increase in the cumulative figures in (iv) on 8 July is </text:span><text:span text:style-name="T6">due to the addition of the backlog of care home portal </text:span><text:span text:style-name="T6">tests and home tests to the database. It is not possible to </text:span><text:span text:style-name="T6">incorporate these in the previous daily figures.</text:span></text:p>
              <text:p text:style-name="P1"><text:span text:style-name="T6"/></text:p>
              <text:p text:style-name="P1"><text:span text:style-name="T6">For more information see notes abov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1">
          <table:table-cell table:style-name="ce4" office:value-type="date" office:date-value="2020-07-08" calcext:value-type="date">
            <text:p>7/8/2020</text:p>
          </table:table-cell>
          <table:table-cell table:style-name="ce21" office:value-type="float" office:value="267598" calcext:value-type="float">
            <text:p>267,598</text:p>
          </table:table-cell>
          <table:table-cell table:style-name="ce19" office:value-type="float" office:value="18309" calcext:value-type="float">
            <text:p>18,309</text:p>
          </table:table-cell>
          <table:table-cell table:style-name="ce26" office:value-type="float" office:value="285907" calcext:value-type="float">
            <text:p>285,907</text:p>
          </table:table-cell>
          <table:table-cell table:style-name="ce26" office:value-type="float" office:value="7" calcext:value-type="float">
            <text:p>7</text:p>
          </table:table-cell>
          <table:table-cell table:style-name="ce31" table:formula="of:=([.C134]-[.C133])-[.E134]" office:value-type="float" office:value="0" calcext:value-type="float">
            <text:p>0</text:p>
          </table:table-cell>
          <table:table-cell table:style-name="ce40" table:formula="of:=[.E134]/([.D134]-[.D133])" office:value-type="percentage" office:value="0.0029130253849355" calcext:value-type="percentage">
            <text:p>0.3%</text:p>
          </table:table-cell>
          <table:table-cell table:style-name="ce19" office:value-type="float" office:value="3331" calcext:value-type="float">
            <text:p>3,331</text:p>
          </table:table-cell>
          <table:table-cell table:style-name="ce49" office:value-type="float" office:value="299553" calcext:value-type="float">
            <text:p>299,553</text:p>
          </table:table-cell>
          <table:table-cell table:style-name="ce56" office:value-type="float" office:value="2491" calcext:value-type="float">
            <text:p><text:s/>2,491 </text:p>
          </table:table-cell>
          <table:table-cell table:style-name="ce65" office:value-type="float" office:value="164903" calcext:value-type="float">
            <text:p><text:s/>164,903 </text:p>
          </table:table-cell>
          <table:table-cell table:style-name="ce72" table:formula="of:=[.H134]+[.J134]" office:value-type="float" office:value="5822" calcext:value-type="float">
            <text:p><text:s/>5,822 </text:p>
          </table:table-cell>
          <table:table-cell table:style-name="ce58"/>
          <table:table-cell table:style-name="ce55"/>
          <table:table-cell table:style-name="ce55" table:formula="of:=[.D134]-[.D127]" office:value-type="float" office:value="22307" calcext:value-type="float">
            <text:p><text:s/>22,307 </text:p>
          </table:table-cell>
          <table:table-cell table:style-name="ce55" table:formula="of:=SUM([.E128:.E134])" office:value-type="float" office:value="50" calcext:value-type="float">
            <text:p><text:s/>50 </text:p>
          </table:table-cell>
          <table:table-cell table:style-name="ce72" table:formula="of:=SUM([.L128:.L134])" office:value-type="float" office:value="32274" calcext:value-type="float">
            <text:p><text:s/>32,274 </text:p>
          </table:table-cell>
          <table:table-cell table:style-name="ce63" table:number-columns-repeated="2"/>
          <table:table-cell table:style-name="ce63" table:formula="of:=[.Q134]/5463.3" office:value-type="float" office:value="5.9074185931579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09" calcext:value-type="date">
            <text:p>7/9/2020</text:p>
          </table:table-cell>
          <table:table-cell table:style-name="ce21" office:value-type="float" office:value="271331" calcext:value-type="float">
            <text:p>271,331</text:p>
          </table:table-cell>
          <table:table-cell table:style-name="ce19" office:value-type="float" office:value="18315" calcext:value-type="float">
            <text:p>18,315</text:p>
          </table:table-cell>
          <table:table-cell table:style-name="ce26" office:value-type="float" office:value="289646" calcext:value-type="float">
            <text:p>289,646</text:p>
          </table:table-cell>
          <table:table-cell table:style-name="ce26" office:value-type="float" office:value="6" calcext:value-type="float">
            <text:p>6</text:p>
          </table:table-cell>
          <table:table-cell table:style-name="ce31" table:formula="of:=([.C135]-[.C134])-[.E135]" office:value-type="float" office:value="0" calcext:value-type="float">
            <text:p>0</text:p>
          </table:table-cell>
          <table:table-cell table:style-name="ce40" table:formula="of:=[.E135]/([.D135]-[.D134])" office:value-type="percentage" office:value="0.00160470714094678" calcext:value-type="percentage">
            <text:p>0.2%</text:p>
          </table:table-cell>
          <table:table-cell table:style-name="ce19" office:value-type="float" office:value="4057" calcext:value-type="float">
            <text:p>4,057</text:p>
          </table:table-cell>
          <table:table-cell table:style-name="ce49" office:value-type="float" office:value="303610" calcext:value-type="float">
            <text:p>303,610</text:p>
          </table:table-cell>
          <table:table-cell table:style-name="ce56" office:value-type="float" office:value="6551" calcext:value-type="float">
            <text:p><text:s/>6,551 </text:p>
          </table:table-cell>
          <table:table-cell table:style-name="ce65" office:value-type="float" office:value="171454" calcext:value-type="float">
            <text:p><text:s/>171,454 </text:p>
          </table:table-cell>
          <table:table-cell table:style-name="ce72" table:formula="of:=[.H135]+[.J135]" office:value-type="float" office:value="10608" calcext:value-type="float">
            <text:p><text:s/>10,608 </text:p>
          </table:table-cell>
          <table:table-cell table:style-name="ce58"/>
          <table:table-cell table:style-name="ce55"/>
          <table:table-cell table:style-name="ce55" table:formula="of:=[.D135]-[.D128]" office:value-type="float" office:value="22275" calcext:value-type="float">
            <text:p><text:s/>22,275 </text:p>
          </table:table-cell>
          <table:table-cell table:style-name="ce55" table:formula="of:=SUM([.E129:.E135])" office:value-type="float" office:value="51" calcext:value-type="float">
            <text:p><text:s/>51 </text:p>
          </table:table-cell>
          <table:table-cell table:style-name="ce72" table:formula="of:=SUM([.L129:.L135])" office:value-type="float" office:value="38194" calcext:value-type="float">
            <text:p><text:s/>38,194 </text:p>
          </table:table-cell>
          <table:table-cell table:style-name="ce63" table:number-columns-repeated="2"/>
          <table:table-cell table:style-name="ce63" table:formula="of:=[.Q135]/5463.3" office:value-type="float" office:value="6.99101275785697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0" calcext:value-type="date">
            <text:p>7/10/2020</text:p>
          </table:table-cell>
          <table:table-cell table:style-name="ce21" office:value-type="float" office:value="276042" calcext:value-type="float">
            <text:p>276,042</text:p>
          </table:table-cell>
          <table:table-cell table:style-name="ce19" office:value-type="float" office:value="18333" calcext:value-type="float">
            <text:p>18,333</text:p>
          </table:table-cell>
          <table:table-cell table:style-name="ce26" office:value-type="float" office:value="294375" calcext:value-type="float">
            <text:p>294,375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136]-[.C135])-[.E136]" office:value-type="float" office:value="0" calcext:value-type="float">
            <text:p>0</text:p>
          </table:table-cell>
          <table:table-cell table:style-name="ce40" table:formula="of:=[.E136]/([.D136]-[.D135])" office:value-type="percentage" office:value="0.00380630154366674" calcext:value-type="percentage">
            <text:p>0.4%</text:p>
          </table:table-cell>
          <table:table-cell table:style-name="ce19" office:value-type="float" office:value="4111" calcext:value-type="float">
            <text:p>4,111</text:p>
          </table:table-cell>
          <table:table-cell table:style-name="ce49" office:value-type="float" office:value="307721" calcext:value-type="float">
            <text:p>307,721</text:p>
          </table:table-cell>
          <table:table-cell table:style-name="ce56" office:value-type="float" office:value="13462" calcext:value-type="float">
            <text:p><text:s/>13,462 </text:p>
          </table:table-cell>
          <table:table-cell table:style-name="ce65" office:value-type="float" office:value="184916" calcext:value-type="float">
            <text:p><text:s/>184,916 </text:p>
          </table:table-cell>
          <table:table-cell table:style-name="ce72" table:formula="of:=[.H136]+[.J136]" office:value-type="float" office:value="17573" calcext:value-type="float">
            <text:p><text:s/>17,573 </text:p>
          </table:table-cell>
          <table:table-cell table:style-name="ce58"/>
          <table:table-cell table:style-name="ce55"/>
          <table:table-cell table:style-name="ce55" table:formula="of:=[.D136]-[.D129]" office:value-type="float" office:value="22361" calcext:value-type="float">
            <text:p><text:s/>22,361 </text:p>
          </table:table-cell>
          <table:table-cell table:style-name="ce55" table:formula="of:=SUM([.E130:.E136])" office:value-type="float" office:value="57" calcext:value-type="float">
            <text:p><text:s/>57 </text:p>
          </table:table-cell>
          <table:table-cell table:style-name="ce72" table:formula="of:=SUM([.L130:.L136])" office:value-type="float" office:value="50677" calcext:value-type="float">
            <text:p><text:s/>50,677 </text:p>
          </table:table-cell>
          <table:table-cell table:style-name="ce63" table:number-columns-repeated="2"/>
          <table:table-cell table:style-name="ce63" table:formula="of:=[.Q136]/5463.3" office:value-type="float" office:value="9.27589552102209" calcext:value-type="float">
            <text:p><text:s/>9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1" calcext:value-type="date">
            <text:p>7/11/2020</text:p>
          </table:table-cell>
          <table:table-cell table:style-name="ce21" office:value-type="float" office:value="278962" calcext:value-type="float">
            <text:p>278,962</text:p>
          </table:table-cell>
          <table:table-cell table:style-name="ce19" office:value-type="float" office:value="18340" calcext:value-type="float">
            <text:p>18,340</text:p>
          </table:table-cell>
          <table:table-cell table:style-name="ce26" office:value-type="float" office:value="297302" calcext:value-type="float">
            <text:p>297,302</text:p>
          </table:table-cell>
          <table:table-cell table:style-name="ce26" office:value-type="float" office:value="7" calcext:value-type="float">
            <text:p>7</text:p>
          </table:table-cell>
          <table:table-cell table:style-name="ce31" table:formula="of:=([.C137]-[.C136])-[.E137]" office:value-type="float" office:value="0" calcext:value-type="float">
            <text:p>0</text:p>
          </table:table-cell>
          <table:table-cell table:style-name="ce40" table:formula="of:=[.E137]/([.D137]-[.D136])" office:value-type="percentage" office:value="0.00239152716091561" calcext:value-type="percentage">
            <text:p>0.2%</text:p>
          </table:table-cell>
          <table:table-cell table:style-name="ce19" office:value-type="float" office:value="3870" calcext:value-type="float">
            <text:p>3,870</text:p>
          </table:table-cell>
          <table:table-cell table:style-name="ce49" office:value-type="float" office:value="311591" calcext:value-type="float">
            <text:p>311,591</text:p>
          </table:table-cell>
          <table:table-cell table:style-name="ce56" office:value-type="float" office:value="5430" calcext:value-type="float">
            <text:p><text:s/>5,430 </text:p>
          </table:table-cell>
          <table:table-cell table:style-name="ce65" office:value-type="float" office:value="190346" calcext:value-type="float">
            <text:p><text:s/>190,346 </text:p>
          </table:table-cell>
          <table:table-cell table:style-name="ce72" table:formula="of:=[.H137]+[.J137]" office:value-type="float" office:value="9300" calcext:value-type="float">
            <text:p><text:s/>9,300 </text:p>
          </table:table-cell>
          <table:table-cell table:style-name="ce58"/>
          <table:table-cell table:style-name="ce55"/>
          <table:table-cell table:style-name="ce55" table:formula="of:=[.D137]-[.D130]" office:value-type="float" office:value="21551" calcext:value-type="float">
            <text:p><text:s/>21,551 </text:p>
          </table:table-cell>
          <table:table-cell table:style-name="ce55" table:formula="of:=SUM([.E131:.E137])" office:value-type="float" office:value="53" calcext:value-type="float">
            <text:p><text:s/>53 </text:p>
          </table:table-cell>
          <table:table-cell table:style-name="ce72" table:formula="of:=SUM([.L131:.L137])" office:value-type="float" office:value="54621" calcext:value-type="float">
            <text:p><text:s/>54,621 </text:p>
          </table:table-cell>
          <table:table-cell table:style-name="ce63" table:number-columns-repeated="2"/>
          <table:table-cell table:style-name="ce63" table:formula="of:=[.Q137]/5463.3" office:value-type="float" office:value="9.99780352534183" calcext:value-type="float">
            <text:p><text:s/>10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2" calcext:value-type="date">
            <text:p>7/12/2020</text:p>
          </table:table-cell>
          <table:table-cell table:style-name="ce21" office:value-type="float" office:value="282499" calcext:value-type="float">
            <text:p>282,499</text:p>
          </table:table-cell>
          <table:table-cell table:style-name="ce19" office:value-type="float" office:value="18359" calcext:value-type="float">
            <text:p>18,359</text:p>
          </table:table-cell>
          <table:table-cell table:style-name="ce26" office:value-type="float" office:value="300858" calcext:value-type="float">
            <text:p>300,858</text:p>
          </table:table-cell>
          <table:table-cell table:style-name="ce26" office:value-type="float" office:value="19" calcext:value-type="float">
            <text:p>19</text:p>
          </table:table-cell>
          <table:table-cell table:style-name="ce31" table:formula="of:=([.C138]-[.C137])-[.E138]" office:value-type="float" office:value="0" calcext:value-type="float">
            <text:p>0</text:p>
          </table:table-cell>
          <table:table-cell table:style-name="ce40" table:formula="of:=[.E138]/([.D138]-[.D137])" office:value-type="percentage" office:value="0.00534308211473566" calcext:value-type="percentage">
            <text:p>0.5%</text:p>
          </table:table-cell>
          <table:table-cell table:style-name="ce19" office:value-type="float" office:value="3149" calcext:value-type="float">
            <text:p>3,149</text:p>
          </table:table-cell>
          <table:table-cell table:style-name="ce49" office:value-type="float" office:value="314740" calcext:value-type="float">
            <text:p>314,740</text:p>
          </table:table-cell>
          <table:table-cell table:style-name="ce56" office:value-type="float" office:value="8292" calcext:value-type="float">
            <text:p><text:s/>8,292 </text:p>
          </table:table-cell>
          <table:table-cell table:style-name="ce65" office:value-type="float" office:value="198638" calcext:value-type="float">
            <text:p><text:s/>198,638 </text:p>
          </table:table-cell>
          <table:table-cell table:style-name="ce72" table:formula="of:=[.H138]+[.J138]" office:value-type="float" office:value="11441" calcext:value-type="float">
            <text:p><text:s/>11,441 </text:p>
          </table:table-cell>
          <table:table-cell table:style-name="ce58"/>
          <table:table-cell table:style-name="ce55"/>
          <table:table-cell table:style-name="ce55" table:formula="of:=[.D138]-[.D131]" office:value-type="float" office:value="21975" calcext:value-type="float">
            <text:p><text:s/>21,975 </text:p>
          </table:table-cell>
          <table:table-cell table:style-name="ce55" table:formula="of:=SUM([.E132:.E138])" office:value-type="float" office:value="63" calcext:value-type="float">
            <text:p><text:s/>63 </text:p>
          </table:table-cell>
          <table:table-cell table:style-name="ce72" table:formula="of:=SUM([.L132:.L138])" office:value-type="float" office:value="62312" calcext:value-type="float">
            <text:p><text:s/>62,312 </text:p>
          </table:table-cell>
          <table:table-cell table:style-name="ce63" table:number-columns-repeated="2"/>
          <table:table-cell table:style-name="ce63" table:formula="of:=[.Q138]/5463.3" office:value-type="float" office:value="11.4055607416763" calcext:value-type="float">
            <text:p><text:s/>11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3" calcext:value-type="date">
            <text:p>7/13/2020</text:p>
          </table:table-cell>
          <table:table-cell table:style-name="ce19" office:value-type="float" office:value="284447" calcext:value-type="float">
            <text:p>284,447</text:p>
          </table:table-cell>
          <table:table-cell table:style-name="ce19" office:value-type="float" office:value="18365" calcext:value-type="float">
            <text:p>18,365</text:p>
          </table:table-cell>
          <table:table-cell table:style-name="ce26" office:value-type="float" office:value="302812" calcext:value-type="float">
            <text:p>302,812</text:p>
          </table:table-cell>
          <table:table-cell table:style-name="ce26" office:value-type="float" office:value="6" calcext:value-type="float">
            <text:p>6</text:p>
          </table:table-cell>
          <table:table-cell table:style-name="ce31" table:formula="of:=([.C139]-[.C138])-[.E139]" office:value-type="float" office:value="0" calcext:value-type="float">
            <text:p>0</text:p>
          </table:table-cell>
          <table:table-cell table:style-name="ce40" table:formula="of:=[.E139]/([.D139]-[.D138])" office:value-type="percentage" office:value="0.00307062436028659" calcext:value-type="percentage">
            <text:p>0.3%</text:p>
          </table:table-cell>
          <table:table-cell table:style-name="ce19" office:value-type="float" office:value="2456" calcext:value-type="float">
            <text:p>2,456</text:p>
          </table:table-cell>
          <table:table-cell table:style-name="ce49" office:value-type="float" office:value="317196" calcext:value-type="float">
            <text:p>317,196</text:p>
          </table:table-cell>
          <table:table-cell table:style-name="ce56" office:value-type="float" office:value="2017" calcext:value-type="float">
            <text:p><text:s/>2,017 </text:p>
          </table:table-cell>
          <table:table-cell table:style-name="ce65" office:value-type="float" office:value="200655" calcext:value-type="float">
            <text:p><text:s/>200,655 </text:p>
          </table:table-cell>
          <table:table-cell table:style-name="ce72" table:formula="of:=[.H139]+[.J139]" office:value-type="float" office:value="4473" calcext:value-type="float">
            <text:p><text:s/>4,473 </text:p>
          </table:table-cell>
          <table:table-cell table:style-name="ce58"/>
          <table:table-cell table:style-name="ce55"/>
          <table:table-cell table:style-name="ce55" table:formula="of:=[.D139]-[.D132]" office:value-type="float" office:value="21071" calcext:value-type="float">
            <text:p><text:s/>21,071 </text:p>
          </table:table-cell>
          <table:table-cell table:style-name="ce55" table:formula="of:=SUM([.E133:.E139])" office:value-type="float" office:value="65" calcext:value-type="float">
            <text:p><text:s/>65 </text:p>
          </table:table-cell>
          <table:table-cell table:style-name="ce72" table:formula="of:=SUM([.L133:.L139])" office:value-type="float" office:value="63259" calcext:value-type="float">
            <text:p><text:s/>63,259 </text:p>
          </table:table-cell>
          <table:table-cell table:style-name="ce63" table:number-columns-repeated="2"/>
          <table:table-cell table:style-name="ce63" table:formula="of:=[.Q139]/5463.3" office:value-type="float" office:value="11.5788992001171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4" calcext:value-type="date">
            <text:p>7/14/2020</text:p>
          </table:table-cell>
          <table:table-cell table:style-name="ce19" office:value-type="float" office:value="286605" calcext:value-type="float">
            <text:p>286,605</text:p>
          </table:table-cell>
          <table:table-cell table:style-name="ce19" office:value-type="float" office:value="18368" calcext:value-type="float">
            <text:p>18,368</text:p>
          </table:table-cell>
          <table:table-cell table:style-name="ce26" office:value-type="float" office:value="304973" calcext:value-type="float">
            <text:p>304,973</text:p>
          </table:table-cell>
          <table:table-cell table:style-name="ce35" office:value-type="float" office:value="3" calcext:value-type="float">
            <text:p>3</text:p>
          </table:table-cell>
          <table:table-cell table:style-name="ce31" table:formula="of:=([.C140]-[.C139])-[.E140]" office:value-type="float" office:value="0" calcext:value-type="float">
            <text:p>0</text:p>
          </table:table-cell>
          <table:table-cell table:style-name="ce40" table:formula="of:=[.E140]/([.D140]-[.D139])" office:value-type="percentage" office:value="0.001388246182323" calcext:value-type="percentage">
            <text:p>0.1%</text:p>
          </table:table-cell>
          <table:table-cell table:style-name="ce19" office:value-type="float" office:value="3425" calcext:value-type="float">
            <text:p>3,425</text:p>
          </table:table-cell>
          <table:table-cell table:style-name="ce49" office:value-type="float" office:value="320621" calcext:value-type="float">
            <text:p>320,621</text:p>
          </table:table-cell>
          <table:table-cell table:style-name="ce56" office:value-type="float" office:value="1483" calcext:value-type="float">
            <text:p><text:s/>1,483 </text:p>
          </table:table-cell>
          <table:table-cell table:style-name="ce65" office:value-type="float" office:value="202138" calcext:value-type="float">
            <text:p><text:s/>202,138 </text:p>
          </table:table-cell>
          <table:table-cell table:style-name="ce72" table:formula="of:=[.H140]+[.J140]" office:value-type="float" office:value="4908" calcext:value-type="float">
            <text:p><text:s/>4,908 </text:p>
          </table:table-cell>
          <table:table-cell table:style-name="ce58"/>
          <table:table-cell table:style-name="ce55"/>
          <table:table-cell table:style-name="ce55" table:formula="of:=[.D140]-[.D133]" office:value-type="float" office:value="21469" calcext:value-type="float">
            <text:p><text:s/>21,469 </text:p>
          </table:table-cell>
          <table:table-cell table:style-name="ce55" table:formula="of:=SUM([.E134:.E140])" office:value-type="float" office:value="66" calcext:value-type="float">
            <text:p><text:s/>66 </text:p>
          </table:table-cell>
          <table:table-cell table:style-name="ce72" table:formula="of:=SUM([.L134:.L140])" office:value-type="float" office:value="64125" calcext:value-type="float">
            <text:p><text:s/>64,125 </text:p>
          </table:table-cell>
          <table:table-cell table:style-name="ce63" table:number-columns-repeated="2"/>
          <table:table-cell table:style-name="ce63" table:formula="of:=[.Q140]/5463.3" office:value-type="float" office:value="11.7374114546153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5" calcext:value-type="date">
            <text:p>7/15/2020</text:p>
          </table:table-cell>
          <table:table-cell table:style-name="ce19" office:value-type="float" office:value="289673" calcext:value-type="float">
            <text:p>289,673</text:p>
          </table:table-cell>
          <table:table-cell table:style-name="ce19" office:value-type="float" office:value="18373" calcext:value-type="float">
            <text:p>18,373</text:p>
          </table:table-cell>
          <table:table-cell table:style-name="ce26" office:value-type="float" office:value="308046" calcext:value-type="float">
            <text:p>308,046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41]-[.C140])-[.E141]" office:value-type="float" office:value="0" calcext:value-type="float">
            <text:p>0</text:p>
          </table:table-cell>
          <table:table-cell table:style-name="ce40" table:formula="of:=[.E141]/([.D141]-[.D140])" office:value-type="percentage" office:value="0.00162707452001302" calcext:value-type="percentage">
            <text:p>0.2%</text:p>
          </table:table-cell>
          <table:table-cell table:style-name="ce19" office:value-type="float" office:value="3853" calcext:value-type="float">
            <text:p>3,853</text:p>
          </table:table-cell>
          <table:table-cell table:style-name="ce49" office:value-type="float" office:value="324474" calcext:value-type="float">
            <text:p>324,474</text:p>
          </table:table-cell>
          <table:table-cell table:style-name="ce56" office:value-type="float" office:value="2984" calcext:value-type="float">
            <text:p><text:s/>2,984 </text:p>
          </table:table-cell>
          <table:table-cell table:style-name="ce65" office:value-type="float" office:value="205123" calcext:value-type="float">
            <text:p><text:s/>205,123 </text:p>
          </table:table-cell>
          <table:table-cell table:style-name="ce72" table:formula="of:=[.H141]+[.J141]" office:value-type="float" office:value="6837" calcext:value-type="float">
            <text:p><text:s/>6,837 </text:p>
          </table:table-cell>
          <table:table-cell table:style-name="ce58"/>
          <table:table-cell table:style-name="ce55"/>
          <table:table-cell table:style-name="ce55" table:formula="of:=[.D141]-[.D134]" office:value-type="float" office:value="22139" calcext:value-type="float">
            <text:p><text:s/>22,139 </text:p>
          </table:table-cell>
          <table:table-cell table:style-name="ce55" table:formula="of:=SUM([.E135:.E141])" office:value-type="float" office:value="64" calcext:value-type="float">
            <text:p><text:s/>64 </text:p>
          </table:table-cell>
          <table:table-cell table:style-name="ce72" table:formula="of:=SUM([.L135:.L141])" office:value-type="float" office:value="65140" calcext:value-type="float">
            <text:p><text:s/>65,140 </text:p>
          </table:table-cell>
          <table:table-cell table:style-name="ce63" table:number-columns-repeated="2"/>
          <table:table-cell table:style-name="ce63" table:formula="of:=[.Q141]/5463.3" office:value-type="float" office:value="11.9231966027859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6" calcext:value-type="date">
            <text:p>7/16/2020</text:p>
          </table:table-cell>
          <table:table-cell table:style-name="ce19" office:value-type="float" office:value="292260" calcext:value-type="float">
            <text:p>292,260</text:p>
          </table:table-cell>
          <table:table-cell table:style-name="ce19" office:value-type="float" office:value="18384" calcext:value-type="float">
            <text:p>18,384</text:p>
          </table:table-cell>
          <table:table-cell table:style-name="ce26" office:value-type="float" office:value="310644" calcext:value-type="float">
            <text:p>310,644</text:p>
          </table:table-cell>
          <table:table-cell table:style-name="ce35" office:value-type="float" office:value="11" calcext:value-type="float">
            <text:p>11</text:p>
          </table:table-cell>
          <table:table-cell table:style-name="ce31" table:formula="of:=([.C142]-[.C141])-[.E142]" office:value-type="float" office:value="0" calcext:value-type="float">
            <text:p>0</text:p>
          </table:table-cell>
          <table:table-cell table:style-name="ce40" table:formula="of:=[.E142]/([.D142]-[.D141])" office:value-type="percentage" office:value="0.00423402617397998" calcext:value-type="percentage">
            <text:p>0.4%</text:p>
          </table:table-cell>
          <table:table-cell table:style-name="ce19" office:value-type="float" office:value="4754" calcext:value-type="float">
            <text:p>4,754</text:p>
          </table:table-cell>
          <table:table-cell table:style-name="ce49" office:value-type="float" office:value="329228" calcext:value-type="float">
            <text:p>329,228</text:p>
          </table:table-cell>
          <table:table-cell table:style-name="ce56" office:value-type="float" office:value="2557" calcext:value-type="float">
            <text:p><text:s/>2,557 </text:p>
          </table:table-cell>
          <table:table-cell table:style-name="ce65" office:value-type="float" office:value="207679" calcext:value-type="float">
            <text:p><text:s/>207,679 </text:p>
          </table:table-cell>
          <table:table-cell table:style-name="ce72" table:formula="of:=[.H142]+[.J142]" office:value-type="float" office:value="7311" calcext:value-type="float">
            <text:p><text:s/>7,311 </text:p>
          </table:table-cell>
          <table:table-cell table:style-name="ce58"/>
          <table:table-cell table:style-name="ce55"/>
          <table:table-cell table:style-name="ce55" table:formula="of:=[.D142]-[.D135]" office:value-type="float" office:value="20998" calcext:value-type="float">
            <text:p><text:s/>20,998 </text:p>
          </table:table-cell>
          <table:table-cell table:style-name="ce55" table:formula="of:=SUM([.E136:.E142])" office:value-type="float" office:value="69" calcext:value-type="float">
            <text:p><text:s/>69 </text:p>
          </table:table-cell>
          <table:table-cell table:style-name="ce72" table:formula="of:=SUM([.L136:.L142])" office:value-type="float" office:value="61843" calcext:value-type="float">
            <text:p><text:s/>61,843 </text:p>
          </table:table-cell>
          <table:table-cell table:style-name="ce63" table:number-columns-repeated="2"/>
          <table:table-cell table:style-name="ce63" table:formula="of:=[.Q142]/5463.3" office:value-type="float" office:value="11.3197151904527" calcext:value-type="float">
            <text:p><text:s/>11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7" calcext:value-type="date">
            <text:p>7/17/2020</text:p>
          </table:table-cell>
          <table:table-cell table:style-name="ce19" office:value-type="float" office:value="296497" calcext:value-type="float">
            <text:p>296,497</text:p>
          </table:table-cell>
          <table:table-cell table:style-name="ce19" office:value-type="float" office:value="18401" calcext:value-type="float">
            <text:p>18,401</text:p>
          </table:table-cell>
          <table:table-cell table:style-name="ce26" office:value-type="float" office:value="314898" calcext:value-type="float">
            <text:p>314,898</text:p>
          </table:table-cell>
          <table:table-cell table:style-name="ce35" office:value-type="float" office:value="17" calcext:value-type="float">
            <text:p>17</text:p>
          </table:table-cell>
          <table:table-cell table:style-name="ce31" table:formula="of:=([.C143]-[.C142])-[.E143]" office:value-type="float" office:value="0" calcext:value-type="float">
            <text:p>0</text:p>
          </table:table-cell>
          <table:table-cell table:style-name="ce40" table:formula="of:=[.E143]/([.D143]-[.D142])" office:value-type="percentage" office:value="0.00399623883403855" calcext:value-type="percentage">
            <text:p>0.4%</text:p>
          </table:table-cell>
          <table:table-cell table:style-name="ce19" office:value-type="float" office:value="4344" calcext:value-type="float">
            <text:p>4,344</text:p>
          </table:table-cell>
          <table:table-cell table:style-name="ce49" office:value-type="float" office:value="333572" calcext:value-type="float">
            <text:p>333,572</text:p>
          </table:table-cell>
          <table:table-cell table:style-name="ce56" office:value-type="float" office:value="10312" calcext:value-type="float">
            <text:p><text:s/>10,312 </text:p>
          </table:table-cell>
          <table:table-cell table:style-name="ce65" office:value-type="float" office:value="217991" calcext:value-type="float">
            <text:p><text:s/>217,991 </text:p>
          </table:table-cell>
          <table:table-cell table:style-name="ce72" table:formula="of:=[.H143]+[.J143]" office:value-type="float" office:value="14656" calcext:value-type="float">
            <text:p><text:s/>14,656 </text:p>
          </table:table-cell>
          <table:table-cell table:style-name="ce58"/>
          <table:table-cell table:style-name="ce55"/>
          <table:table-cell table:style-name="ce55" table:formula="of:=[.D143]-[.D136]" office:value-type="float" office:value="20523" calcext:value-type="float">
            <text:p><text:s/>20,523 </text:p>
          </table:table-cell>
          <table:table-cell table:style-name="ce55" table:formula="of:=SUM([.E137:.E143])" office:value-type="float" office:value="68" calcext:value-type="float">
            <text:p><text:s/>68 </text:p>
          </table:table-cell>
          <table:table-cell table:style-name="ce72" table:formula="of:=SUM([.L137:.L143])" office:value-type="float" office:value="58926" calcext:value-type="float">
            <text:p><text:s/>58,926 </text:p>
          </table:table-cell>
          <table:table-cell table:style-name="ce63" table:number-columns-repeated="2"/>
          <table:table-cell table:style-name="ce63" table:formula="of:=[.Q143]/5463.3" office:value-type="float" office:value="10.7857888089616" calcext:value-type="float">
            <text:p><text:s/>11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8" calcext:value-type="date">
            <text:p>7/18/2020</text:p>
          </table:table-cell>
          <table:table-cell table:style-name="ce19" office:value-type="float" office:value="299939" calcext:value-type="float">
            <text:p>299,939</text:p>
          </table:table-cell>
          <table:table-cell table:style-name="ce19" office:value-type="float" office:value="18422" calcext:value-type="float">
            <text:p>18,422</text:p>
          </table:table-cell>
          <table:table-cell table:style-name="ce19" office:value-type="float" office:value="318361" calcext:value-type="float">
            <text:p>318,361</text:p>
          </table:table-cell>
          <table:table-cell table:style-name="ce35" office:value-type="float" office:value="21" calcext:value-type="float">
            <text:p>21</text:p>
          </table:table-cell>
          <table:table-cell table:style-name="ce31" table:formula="of:=([.C144]-[.C143])-[.E144]" office:value-type="float" office:value="0" calcext:value-type="float">
            <text:p>0</text:p>
          </table:table-cell>
          <table:table-cell table:style-name="ce40" table:formula="of:=[.E144]/([.D144]-[.D143])" office:value-type="percentage" office:value="0.00606410626624314" calcext:value-type="percentage">
            <text:p>0.6%</text:p>
          </table:table-cell>
          <table:table-cell table:style-name="ce19" office:value-type="float" office:value="4461" calcext:value-type="float">
            <text:p>4,461</text:p>
          </table:table-cell>
          <table:table-cell table:style-name="ce26" office:value-type="float" office:value="338033" calcext:value-type="float">
            <text:p>338,033</text:p>
          </table:table-cell>
          <table:table-cell table:style-name="ce56" office:value-type="float" office:value="12086" calcext:value-type="float">
            <text:p><text:s/>12,086 </text:p>
          </table:table-cell>
          <table:table-cell table:style-name="ce65" office:value-type="float" office:value="230077" calcext:value-type="float">
            <text:p><text:s/>230,077 </text:p>
          </table:table-cell>
          <table:table-cell table:style-name="ce72" table:formula="of:=[.H144]+[.J144]" office:value-type="float" office:value="16547" calcext:value-type="float">
            <text:p><text:s/>16,547 </text:p>
          </table:table-cell>
          <table:table-cell table:style-name="ce58"/>
          <table:table-cell table:style-name="ce55"/>
          <table:table-cell table:style-name="ce55" table:formula="of:=[.D144]-[.D137]" office:value-type="float" office:value="21059" calcext:value-type="float">
            <text:p><text:s/>21,059 </text:p>
          </table:table-cell>
          <table:table-cell table:style-name="ce55" table:formula="of:=SUM([.E138:.E144])" office:value-type="float" office:value="82" calcext:value-type="float">
            <text:p><text:s/>82 </text:p>
          </table:table-cell>
          <table:table-cell table:style-name="ce72" table:formula="of:=SUM([.L138:.L144])" office:value-type="float" office:value="66173" calcext:value-type="float">
            <text:p><text:s/>66,173 </text:p>
          </table:table-cell>
          <table:table-cell table:style-name="ce63" table:number-columns-repeated="2"/>
          <table:table-cell table:style-name="ce63" table:formula="of:=[.Q144]/5463.3" office:value-type="float" office:value="12.1122764629436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9" calcext:value-type="date">
            <text:p>7/19/2020</text:p>
          </table:table-cell>
          <table:table-cell table:style-name="ce19" office:value-type="float" office:value="303309" calcext:value-type="float">
            <text:p>303,309</text:p>
          </table:table-cell>
          <table:table-cell table:style-name="ce19" office:value-type="float" office:value="18445" calcext:value-type="float">
            <text:p>18,445</text:p>
          </table:table-cell>
          <table:table-cell table:style-name="ce19" office:value-type="float" office:value="321754" calcext:value-type="float">
            <text:p>321,754</text:p>
          </table:table-cell>
          <table:table-cell table:style-name="ce35" office:value-type="float" office:value="23" calcext:value-type="float">
            <text:p>23</text:p>
          </table:table-cell>
          <table:table-cell table:style-name="ce31" table:formula="of:=([.C145]-[.C144])-[.E145]" office:value-type="float" office:value="0" calcext:value-type="float">
            <text:p>0</text:p>
          </table:table-cell>
          <table:table-cell table:style-name="ce40" table:formula="of:=[.E145]/([.D145]-[.D144])" office:value-type="percentage" office:value="0.00677866195107574" calcext:value-type="percentage">
            <text:p>0.7%</text:p>
          </table:table-cell>
          <table:table-cell table:style-name="ce19" office:value-type="float" office:value="2771" calcext:value-type="float">
            <text:p>2,771</text:p>
          </table:table-cell>
          <table:table-cell table:style-name="ce26" office:value-type="float" office:value="340804" calcext:value-type="float">
            <text:p>340,804</text:p>
          </table:table-cell>
          <table:table-cell table:style-name="ce56" office:value-type="float" office:value="9366" calcext:value-type="float">
            <text:p><text:s/>9,366 </text:p>
          </table:table-cell>
          <table:table-cell table:style-name="ce65" office:value-type="float" office:value="239443" calcext:value-type="float">
            <text:p><text:s/>239,443 </text:p>
          </table:table-cell>
          <table:table-cell table:style-name="ce72" table:formula="of:=[.H145]+[.J145]" office:value-type="float" office:value="12137" calcext:value-type="float">
            <text:p><text:s/>12,137 </text:p>
          </table:table-cell>
          <table:table-cell table:style-name="ce58"/>
          <table:table-cell table:style-name="ce55"/>
          <table:table-cell table:style-name="ce55" table:formula="of:=[.D145]-[.D138]" office:value-type="float" office:value="20896" calcext:value-type="float">
            <text:p><text:s/>20,896 </text:p>
          </table:table-cell>
          <table:table-cell table:style-name="ce55" table:formula="of:=SUM([.E139:.E145])" office:value-type="float" office:value="86" calcext:value-type="float">
            <text:p><text:s/>86 </text:p>
          </table:table-cell>
          <table:table-cell table:style-name="ce72" table:formula="of:=SUM([.L139:.L145])" office:value-type="float" office:value="66869" calcext:value-type="float">
            <text:p><text:s/>66,869 </text:p>
          </table:table-cell>
          <table:table-cell table:style-name="ce63" table:number-columns-repeated="2"/>
          <table:table-cell table:style-name="ce63" table:formula="of:=[.Q145]/5463.3" office:value-type="float" office:value="12.2396719931177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0" calcext:value-type="date">
            <text:p>7/20/2020</text:p>
          </table:table-cell>
          <table:table-cell table:style-name="ce19" office:value-type="float" office:value="305000" calcext:value-type="float">
            <text:p>305,000</text:p>
          </table:table-cell>
          <table:table-cell table:style-name="ce19" office:value-type="float" office:value="18452" calcext:value-type="float">
            <text:p>18,452</text:p>
          </table:table-cell>
          <table:table-cell table:style-name="ce19" office:value-type="float" office:value="323452" calcext:value-type="float">
            <text:p>323,452</text:p>
          </table:table-cell>
          <table:table-cell table:style-name="ce35" office:value-type="float" office:value="7" calcext:value-type="float">
            <text:p>7</text:p>
          </table:table-cell>
          <table:table-cell table:style-name="ce31" table:formula="of:=([.C146]-[.C145])-[.E146]" office:value-type="float" office:value="0" calcext:value-type="float">
            <text:p>0</text:p>
          </table:table-cell>
          <table:table-cell table:style-name="ce40" table:formula="of:=[.E146]/([.D146]-[.D145])" office:value-type="percentage" office:value="0.00412249705535925" calcext:value-type="percentage">
            <text:p>0.4%</text:p>
          </table:table-cell>
          <table:table-cell table:style-name="ce19" office:value-type="float" office:value="2455" calcext:value-type="float">
            <text:p>2,455</text:p>
          </table:table-cell>
          <table:table-cell table:style-name="ce26" office:value-type="float" office:value="343259" calcext:value-type="float">
            <text:p>343,259</text:p>
          </table:table-cell>
          <table:table-cell table:style-name="ce56" office:value-type="float" office:value="1651" calcext:value-type="float">
            <text:p><text:s/>1,651 </text:p>
          </table:table-cell>
          <table:table-cell table:style-name="ce65" office:value-type="float" office:value="241094" calcext:value-type="float">
            <text:p><text:s/>241,094 </text:p>
          </table:table-cell>
          <table:table-cell table:style-name="ce72" table:formula="of:=[.H146]+[.J146]" office:value-type="float" office:value="4106" calcext:value-type="float">
            <text:p><text:s/>4,106 </text:p>
          </table:table-cell>
          <table:table-cell table:style-name="ce58"/>
          <table:table-cell table:style-name="ce55"/>
          <table:table-cell table:style-name="ce55" table:formula="of:=[.D146]-[.D139]" office:value-type="float" office:value="20640" calcext:value-type="float">
            <text:p><text:s/>20,640 </text:p>
          </table:table-cell>
          <table:table-cell table:style-name="ce55" table:formula="of:=SUM([.E140:.E146])" office:value-type="float" office:value="87" calcext:value-type="float">
            <text:p><text:s/>87 </text:p>
          </table:table-cell>
          <table:table-cell table:style-name="ce72" table:formula="of:=SUM([.L140:.L146])" office:value-type="float" office:value="66502" calcext:value-type="float">
            <text:p><text:s/>66,502 </text:p>
          </table:table-cell>
          <table:table-cell table:style-name="ce63" table:number-columns-repeated="2"/>
          <table:table-cell table:style-name="ce63" table:formula="of:=[.Q146]/5463.3" office:value-type="float" office:value="12.1724964764886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1" calcext:value-type="date">
            <text:p>7/21/2020</text:p>
          </table:table-cell>
          <table:table-cell table:style-name="ce19" office:value-type="float" office:value="307893" calcext:value-type="float">
            <text:p>307,893</text:p>
          </table:table-cell>
          <table:table-cell table:style-name="ce19" office:value-type="float" office:value="18474" calcext:value-type="float">
            <text:p>18,474</text:p>
          </table:table-cell>
          <table:table-cell table:style-name="ce19" office:value-type="float" office:value="326367" calcext:value-type="float">
            <text:p>326,367</text:p>
          </table:table-cell>
          <table:table-cell table:style-name="ce35" office:value-type="float" office:value="22" calcext:value-type="float">
            <text:p>22</text:p>
          </table:table-cell>
          <table:table-cell table:style-name="ce31" table:formula="of:=([.C147]-[.C146])-[.E147]" office:value-type="float" office:value="0" calcext:value-type="float">
            <text:p>0</text:p>
          </table:table-cell>
          <table:table-cell table:style-name="ce40" table:formula="of:=[.E147]/([.D147]-[.D146])" office:value-type="percentage" office:value="0.00754716981132076" calcext:value-type="percentage">
            <text:p>0.8%</text:p>
          </table:table-cell>
          <table:table-cell table:style-name="ce19" office:value-type="float" office:value="4010" calcext:value-type="float">
            <text:p>4,010</text:p>
          </table:table-cell>
          <table:table-cell table:style-name="ce26" office:value-type="float" office:value="347269" calcext:value-type="float">
            <text:p>347,269</text:p>
          </table:table-cell>
          <table:table-cell table:style-name="ce56" office:value-type="float" office:value="2118" calcext:value-type="float">
            <text:p><text:s/>2,118 </text:p>
          </table:table-cell>
          <table:table-cell table:style-name="ce65" office:value-type="float" office:value="243212" calcext:value-type="float">
            <text:p><text:s/>243,212 </text:p>
          </table:table-cell>
          <table:table-cell table:style-name="ce72" table:formula="of:=[.H147]+[.J147]" office:value-type="float" office:value="6128" calcext:value-type="float">
            <text:p><text:s/>6,128 </text:p>
          </table:table-cell>
          <table:table-cell table:style-name="ce58"/>
          <table:table-cell table:style-name="ce55"/>
          <table:table-cell table:style-name="ce55" table:formula="of:=[.D147]-[.D140]" office:value-type="float" office:value="21394" calcext:value-type="float">
            <text:p><text:s/>21,394 </text:p>
          </table:table-cell>
          <table:table-cell table:style-name="ce55" table:formula="of:=SUM([.E141:.E147])" office:value-type="float" office:value="106" calcext:value-type="float">
            <text:p><text:s/>106 </text:p>
          </table:table-cell>
          <table:table-cell table:style-name="ce72" table:formula="of:=SUM([.L141:.L147])" office:value-type="float" office:value="67722" calcext:value-type="float">
            <text:p><text:s/>67,722 </text:p>
          </table:table-cell>
          <table:table-cell table:style-name="ce63" table:number-columns-repeated="2"/>
          <table:table-cell table:style-name="ce63" table:formula="of:=[.Q147]/5463.3" office:value-type="float" office:value="12.3958047334029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2" calcext:value-type="date">
            <text:p>7/22/2020</text:p>
          </table:table-cell>
          <table:table-cell table:style-name="ce19" office:value-type="float" office:value="311478" calcext:value-type="float">
            <text:p>311,478</text:p>
          </table:table-cell>
          <table:table-cell table:style-name="ce19" office:value-type="float" office:value="18484" calcext:value-type="float">
            <text:p>18,484</text:p>
          </table:table-cell>
          <table:table-cell table:style-name="ce19" office:value-type="float" office:value="329962" calcext:value-type="float">
            <text:p>329,962</text:p>
          </table:table-cell>
          <table:table-cell table:style-name="ce35" office:value-type="float" office:value="10" calcext:value-type="float">
            <text:p>10</text:p>
          </table:table-cell>
          <table:table-cell table:style-name="ce31" table:formula="of:=([.C148]-[.C147])-[.E148]" office:value-type="float" office:value="0" calcext:value-type="float">
            <text:p>0</text:p>
          </table:table-cell>
          <table:table-cell table:style-name="ce40" table:formula="of:=[.E148]/([.D148]-[.D147])" office:value-type="percentage" office:value="0.00278164116828929" calcext:value-type="percentage">
            <text:p>0.3%</text:p>
          </table:table-cell>
          <table:table-cell table:style-name="ce19" office:value-type="float" office:value="4594" calcext:value-type="float">
            <text:p>4,594</text:p>
          </table:table-cell>
          <table:table-cell table:style-name="ce26" office:value-type="float" office:value="351863" calcext:value-type="float">
            <text:p>351,863</text:p>
          </table:table-cell>
          <table:table-cell table:style-name="ce56" office:value-type="float" office:value="5126" calcext:value-type="float">
            <text:p><text:s/>5,126 </text:p>
          </table:table-cell>
          <table:table-cell table:style-name="ce65" office:value-type="float" office:value="248338" calcext:value-type="float">
            <text:p><text:s/>248,338 </text:p>
          </table:table-cell>
          <table:table-cell table:style-name="ce72" table:formula="of:=[.H148]+[.J148]" office:value-type="float" office:value="9720" calcext:value-type="float">
            <text:p><text:s/>9,720 </text:p>
          </table:table-cell>
          <table:table-cell table:style-name="ce58"/>
          <table:table-cell table:style-name="ce55"/>
          <table:table-cell table:style-name="ce55" table:formula="of:=[.D148]-[.D141]" office:value-type="float" office:value="21916" calcext:value-type="float">
            <text:p><text:s/>21,916 </text:p>
          </table:table-cell>
          <table:table-cell table:style-name="ce55" table:formula="of:=SUM([.E142:.E148])" office:value-type="float" office:value="111" calcext:value-type="float">
            <text:p><text:s/>111 </text:p>
          </table:table-cell>
          <table:table-cell table:style-name="ce72" table:formula="of:=SUM([.L142:.L148])" office:value-type="float" office:value="70605" calcext:value-type="float">
            <text:p><text:s/>70,605 </text:p>
          </table:table-cell>
          <table:table-cell table:style-name="ce63" table:number-columns-repeated="2"/>
          <table:table-cell table:style-name="ce63" table:formula="of:=[.Q148]/5463.3" office:value-type="float" office:value="12.9235077700291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3" calcext:value-type="date">
            <text:p>7/23/2020</text:p>
          </table:table-cell>
          <table:table-cell table:style-name="ce19" office:value-type="float" office:value="315113" calcext:value-type="float">
            <text:p>315,113</text:p>
          </table:table-cell>
          <table:table-cell table:style-name="ce19" office:value-type="float" office:value="18500" calcext:value-type="float">
            <text:p>18,500</text:p>
          </table:table-cell>
          <table:table-cell table:style-name="ce19" office:value-type="float" office:value="333613" calcext:value-type="float">
            <text:p>333,613</text:p>
          </table:table-cell>
          <table:table-cell table:style-name="ce35" office:value-type="float" office:value="16" calcext:value-type="float">
            <text:p>16</text:p>
          </table:table-cell>
          <table:table-cell table:style-name="ce31" table:formula="of:=([.C149]-[.C148])-[.E149]" office:value-type="float" office:value="0" calcext:value-type="float">
            <text:p>0</text:p>
          </table:table-cell>
          <table:table-cell table:style-name="ce40" table:formula="of:=[.E149]/([.D149]-[.D148])" office:value-type="percentage" office:value="0.00438236099698713" calcext:value-type="percentage">
            <text:p>0.4%</text:p>
          </table:table-cell>
          <table:table-cell table:style-name="ce19" office:value-type="float" office:value="4920" calcext:value-type="float">
            <text:p>4,920</text:p>
          </table:table-cell>
          <table:table-cell table:style-name="ce26" office:value-type="float" office:value="356783" calcext:value-type="float">
            <text:p>356,783</text:p>
          </table:table-cell>
          <table:table-cell table:style-name="ce56" office:value-type="float" office:value="6650" calcext:value-type="float">
            <text:p><text:s/>6,650 </text:p>
          </table:table-cell>
          <table:table-cell table:style-name="ce65" office:value-type="float" office:value="254988" calcext:value-type="float">
            <text:p><text:s/>254,988 </text:p>
          </table:table-cell>
          <table:table-cell table:style-name="ce72" table:formula="of:=[.H149]+[.J149]" office:value-type="float" office:value="11570" calcext:value-type="float">
            <text:p><text:s/>11,570 </text:p>
          </table:table-cell>
          <table:table-cell table:style-name="ce58"/>
          <table:table-cell table:style-name="ce55"/>
          <table:table-cell table:style-name="ce55" table:formula="of:=[.D149]-[.D142]" office:value-type="float" office:value="22969" calcext:value-type="float">
            <text:p><text:s/>22,969 </text:p>
          </table:table-cell>
          <table:table-cell table:style-name="ce55" table:formula="of:=SUM([.E143:.E149])" office:value-type="float" office:value="116" calcext:value-type="float">
            <text:p><text:s/>116 </text:p>
          </table:table-cell>
          <table:table-cell table:style-name="ce72" table:formula="of:=SUM([.L143:.L149])" office:value-type="float" office:value="74864" calcext:value-type="float">
            <text:p><text:s/>74,864 </text:p>
          </table:table-cell>
          <table:table-cell table:style-name="ce63" table:number-columns-repeated="2"/>
          <table:table-cell table:style-name="ce63" table:formula="of:=[.Q149]/5463.3" office:value-type="float" office:value="13.7030732341259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4" calcext:value-type="date">
            <text:p>7/24/2020</text:p>
          </table:table-cell>
          <table:table-cell table:style-name="ce19" office:value-type="float" office:value="318999" calcext:value-type="float">
            <text:p>318,999</text:p>
          </table:table-cell>
          <table:table-cell table:style-name="ce19" office:value-type="float" office:value="18520" calcext:value-type="float">
            <text:p>18,520</text:p>
          </table:table-cell>
          <table:table-cell table:style-name="ce19" office:value-type="float" office:value="337519" calcext:value-type="float">
            <text:p>337,519</text:p>
          </table:table-cell>
          <table:table-cell table:style-name="ce35" office:value-type="float" office:value="20" calcext:value-type="float">
            <text:p>20</text:p>
          </table:table-cell>
          <table:table-cell table:style-name="ce31" table:formula="of:=([.C150]-[.C149])-[.E150]" office:value-type="float" office:value="0" calcext:value-type="float">
            <text:p>0</text:p>
          </table:table-cell>
          <table:table-cell table:style-name="ce40" table:formula="of:=[.E150]/([.D150]-[.D149])" office:value-type="percentage" office:value="0.00512032770097286" calcext:value-type="percentage">
            <text:p>0.5%</text:p>
          </table:table-cell>
          <table:table-cell table:style-name="ce19" office:value-type="float" office:value="4641" calcext:value-type="float">
            <text:p>4,641</text:p>
          </table:table-cell>
          <table:table-cell table:style-name="ce26" office:value-type="float" office:value="361424" calcext:value-type="float">
            <text:p>361,424</text:p>
          </table:table-cell>
          <table:table-cell table:style-name="ce56" office:value-type="float" office:value="11697" calcext:value-type="float">
            <text:p><text:s/>11,697 </text:p>
          </table:table-cell>
          <table:table-cell table:style-name="ce65" office:value-type="float" office:value="266685" calcext:value-type="float">
            <text:p><text:s/>266,685 </text:p>
          </table:table-cell>
          <table:table-cell table:style-name="ce72" table:formula="of:=[.H150]+[.J150]" office:value-type="float" office:value="16338" calcext:value-type="float">
            <text:p><text:s/>16,338 </text:p>
          </table:table-cell>
          <table:table-cell table:style-name="ce58"/>
          <table:table-cell table:style-name="ce55"/>
          <table:table-cell table:style-name="ce55" table:formula="of:=[.D150]-[.D143]" office:value-type="float" office:value="22621" calcext:value-type="float">
            <text:p><text:s/>22,621 </text:p>
          </table:table-cell>
          <table:table-cell table:style-name="ce55" table:formula="of:=SUM([.E144:.E150])" office:value-type="float" office:value="119" calcext:value-type="float">
            <text:p><text:s/>119 </text:p>
          </table:table-cell>
          <table:table-cell table:style-name="ce72" table:formula="of:=SUM([.L144:.L150])" office:value-type="float" office:value="76546" calcext:value-type="float">
            <text:p><text:s/>76,546 </text:p>
          </table:table-cell>
          <table:table-cell table:style-name="ce63" table:number-columns-repeated="2"/>
          <table:table-cell table:style-name="ce63" table:formula="of:=[.Q150]/5463.3" office:value-type="float" office:value="14.0109457653799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5" calcext:value-type="date">
            <text:p>7/25/2020</text:p>
          </table:table-cell>
          <table:table-cell table:style-name="ce22" office:value-type="float" office:value="323004" calcext:value-type="float">
            <text:p>323,004</text:p>
          </table:table-cell>
          <table:table-cell table:style-name="ce22" office:value-type="float" office:value="18547" calcext:value-type="float">
            <text:p>18,547</text:p>
          </table:table-cell>
          <table:table-cell table:style-name="ce28" office:value-type="float" office:value="341551" calcext:value-type="float">
            <text:p>341,551</text:p>
          </table:table-cell>
          <table:table-cell table:style-name="ce35" office:value-type="float" office:value="27" calcext:value-type="float">
            <text:p>27</text:p>
          </table:table-cell>
          <table:table-cell table:style-name="ce31" table:formula="of:=([.C151]-[.C150])-[.E151]" office:value-type="float" office:value="0" calcext:value-type="float">
            <text:p>0</text:p>
          </table:table-cell>
          <table:table-cell table:style-name="ce40" table:formula="of:=[.E151]/([.D151]-[.D150])" office:value-type="percentage" office:value="0.00669642857142857" calcext:value-type="percentage">
            <text:p>0.7%</text:p>
          </table:table-cell>
          <table:table-cell table:style-name="ce19" office:value-type="float" office:value="4308" calcext:value-type="float">
            <text:p>4,308</text:p>
          </table:table-cell>
          <table:table-cell table:style-name="ce26" office:value-type="float" office:value="365732" calcext:value-type="float">
            <text:p>365,732</text:p>
          </table:table-cell>
          <table:table-cell table:style-name="ce58" office:value-type="float" office:value="10466" calcext:value-type="float">
            <text:p><text:s/>10,466 </text:p>
          </table:table-cell>
          <table:table-cell table:style-name="ce65" office:value-type="float" office:value="277151" calcext:value-type="float">
            <text:p><text:s/>277,151 </text:p>
          </table:table-cell>
          <table:table-cell table:style-name="ce74" table:formula="of:=[.H151]+[.J151]" office:value-type="float" office:value="14774" calcext:value-type="float">
            <text:p><text:s/>14,774 </text:p>
          </table:table-cell>
          <table:table-cell table:style-name="ce65"/>
          <table:table-cell table:style-name="ce58"/>
          <table:table-cell table:style-name="ce55" table:formula="of:=[.D151]-[.D144]" office:value-type="float" office:value="23190" calcext:value-type="float">
            <text:p><text:s/>23,190 </text:p>
          </table:table-cell>
          <table:table-cell table:style-name="ce55" table:formula="of:=SUM([.E145:.E151])" office:value-type="float" office:value="125" calcext:value-type="float">
            <text:p><text:s/>125 </text:p>
          </table:table-cell>
          <table:table-cell table:style-name="ce72" table:formula="of:=SUM([.L145:.L151])" office:value-type="float" office:value="74773" calcext:value-type="float">
            <text:p><text:s/>74,773 </text:p>
          </table:table-cell>
          <table:table-cell table:style-name="ce63" table:number-columns-repeated="2"/>
          <table:table-cell table:style-name="ce63" table:formula="of:=[.Q151]/5463.3" office:value-type="float" office:value="13.6864166346347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6" calcext:value-type="date">
            <text:p>7/26/2020</text:p>
          </table:table-cell>
          <table:table-cell table:style-name="ce19" office:value-type="float" office:value="325436" calcext:value-type="float">
            <text:p>325,436</text:p>
          </table:table-cell>
          <table:table-cell table:style-name="ce19" office:value-type="float" office:value="18551" calcext:value-type="float">
            <text:p>18,551</text:p>
          </table:table-cell>
          <table:table-cell table:style-name="ce19" office:value-type="float" office:value="343987" calcext:value-type="float">
            <text:p>343,987</text:p>
          </table:table-cell>
          <table:table-cell table:style-name="ce35" office:value-type="float" office:value="4" calcext:value-type="float">
            <text:p>4</text:p>
          </table:table-cell>
          <table:table-cell table:style-name="ce31" table:formula="of:=([.C152]-[.C151])-[.E152]" office:value-type="float" office:value="0" calcext:value-type="float">
            <text:p>0</text:p>
          </table:table-cell>
          <table:table-cell table:style-name="ce40" table:formula="of:=[.E152]/([.D152]-[.D151])" office:value-type="percentage" office:value="0.00164203612479475" calcext:value-type="percentage">
            <text:p>0.2%</text:p>
          </table:table-cell>
          <table:table-cell table:style-name="ce19" office:value-type="float" office:value="3505" calcext:value-type="float">
            <text:p>3,505</text:p>
          </table:table-cell>
          <table:table-cell table:style-name="ce19" office:value-type="float" office:value="369237" calcext:value-type="float">
            <text:p>369,237</text:p>
          </table:table-cell>
          <table:table-cell table:style-name="ce56" office:value-type="float" office:value="5601" calcext:value-type="float">
            <text:p><text:s/>5,601 </text:p>
          </table:table-cell>
          <table:table-cell table:style-name="ce67" office:value-type="float" office:value="282752" calcext:value-type="float">
            <text:p><text:s/>282,752 </text:p>
          </table:table-cell>
          <table:table-cell table:style-name="ce74" table:formula="of:=[.H152]+[.J152]" office:value-type="float" office:value="9106" calcext:value-type="float">
            <text:p><text:s/>9,106 </text:p>
          </table:table-cell>
          <table:table-cell table:style-name="ce65"/>
          <table:table-cell table:style-name="ce58"/>
          <table:table-cell table:style-name="ce55" table:formula="of:=[.D152]-[.D145]" office:value-type="float" office:value="22233" calcext:value-type="float">
            <text:p><text:s/>22,233 </text:p>
          </table:table-cell>
          <table:table-cell table:style-name="ce55" table:formula="of:=SUM([.E146:.E152])" office:value-type="float" office:value="106" calcext:value-type="float">
            <text:p><text:s/>106 </text:p>
          </table:table-cell>
          <table:table-cell table:style-name="ce72" table:formula="of:=SUM([.L146:.L152])" office:value-type="float" office:value="71742" calcext:value-type="float">
            <text:p><text:s/>71,742 </text:p>
          </table:table-cell>
          <table:table-cell table:style-name="ce63" table:number-columns-repeated="2"/>
          <table:table-cell table:style-name="ce63" table:formula="of:=[.Q152]/5463.3" office:value-type="float" office:value="13.1316237438911" calcext:value-type="float">
            <text:p><text:s/>13 </text:p>
          </table:table-cell>
          <table:table-cell table:style-name="ce8" table:number-columns-repeated="44"/>
          <table:table-cell table:number-columns-repeated="960"/>
        </table:table-row>
        <table:table-row table:style-name="ro1">
          <table:table-cell table:style-name="ce4" office:value-type="date" office:date-value="2020-07-27" calcext:value-type="date">
            <text:p>7/27/2020</text:p>
          </table:table-cell>
          <table:table-cell table:style-name="ce19" office:value-type="float" office:value="327701" calcext:value-type="float">
            <text:p>327,701</text:p>
          </table:table-cell>
          <table:table-cell table:style-name="ce19" office:value-type="float" office:value="18554" calcext:value-type="float">
            <text:p>18,554</text:p>
          </table:table-cell>
          <table:table-cell table:style-name="ce19" office:value-type="float" office:value="346255" calcext:value-type="float">
            <text:p>346,255</text:p>
          </table:table-cell>
          <table:table-cell table:style-name="ce35" office:value-type="float" office:value="3" calcext:value-type="float">
            <text:p>3</text:p>
          </table:table-cell>
          <table:table-cell table:style-name="ce31" table:formula="of:=([.C153]-[.C152])-[.E153]" office:value-type="float" office:value="0" calcext:value-type="float">
            <text:p>0</text:p>
          </table:table-cell>
          <table:table-cell table:style-name="ce40" table:formula="of:=[.E153]/([.D153]-[.D152])" office:value-type="percentage" office:value="0.00132275132275132" calcext:value-type="percentage">
            <text:p>0.1%</text:p>
          </table:table-cell>
          <table:table-cell table:style-name="ce19" office:value-type="float" office:value="2708" calcext:value-type="float">
            <text:p>2,708</text:p>
          </table:table-cell>
          <table:table-cell table:style-name="ce19" office:value-type="float" office:value="371945" calcext:value-type="float">
            <text:p>371,945</text:p>
          </table:table-cell>
          <table:table-cell table:style-name="ce56" office:value-type="float" office:value="1607" calcext:value-type="float">
            <text:p><text:s/>1,607 </text:p>
          </table:table-cell>
          <table:table-cell table:style-name="ce67" office:value-type="float" office:value="284359" calcext:value-type="float">
            <text:p><text:s/>284,359 </text:p>
          </table:table-cell>
          <table:table-cell table:style-name="ce74" table:formula="of:=[.H153]+[.J153]" office:value-type="float" office:value="4315" calcext:value-type="float">
            <text:p><text:s/>4,315 </text:p>
          </table:table-cell>
          <table:table-cell table:style-name="ce65"/>
          <table:table-cell table:style-name="ce58"/>
          <table:table-cell table:style-name="ce55" table:formula="of:=[.D153]-[.D146]" office:value-type="float" office:value="22803" calcext:value-type="float">
            <text:p><text:s/>22,803 </text:p>
          </table:table-cell>
          <table:table-cell table:style-name="ce55" table:formula="of:=SUM([.E147:.E153])" office:value-type="float" office:value="102" calcext:value-type="float">
            <text:p><text:s/>102 </text:p>
          </table:table-cell>
          <table:table-cell table:style-name="ce72" table:formula="of:=SUM([.L147:.L153])" office:value-type="float" office:value="71951" calcext:value-type="float">
            <text:p><text:s/>71,951 </text:p>
          </table:table-cell>
          <table:table-cell table:style-name="ce63" table:number-columns-repeated="2"/>
          <table:table-cell table:style-name="ce63" table:formula="of:=[.Q153]/5463.3" office:value-type="float" office:value="13.1698790108542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8" calcext:value-type="date">
            <text:p>7/28/2020</text:p>
          </table:table-cell>
          <table:table-cell table:style-name="ce19" office:value-type="float" office:value="330665" calcext:value-type="float">
            <text:p>330,665</text:p>
          </table:table-cell>
          <table:table-cell table:style-name="ce19" office:value-type="float" office:value="18558" calcext:value-type="float">
            <text:p>18,558</text:p>
          </table:table-cell>
          <table:table-cell table:style-name="ce19" office:value-type="float" office:value="349223" calcext:value-type="float">
            <text:p>349,223</text:p>
          </table:table-cell>
          <table:table-cell table:style-name="ce35" office:value-type="float" office:value="4" calcext:value-type="float">
            <text:p>4</text:p>
          </table:table-cell>
          <table:table-cell table:style-name="ce31" table:formula="of:=([.C154]-[.C153])-[.E154]" office:value-type="float" office:value="0" calcext:value-type="float">
            <text:p>0</text:p>
          </table:table-cell>
          <table:table-cell table:style-name="ce40" table:formula="of:=[.E154]/([.D154]-[.D153])" office:value-type="percentage" office:value="0.00134770889487871" calcext:value-type="percentage">
            <text:p>0.1%</text:p>
          </table:table-cell>
          <table:table-cell table:style-name="ce19" office:value-type="float" office:value="3595" calcext:value-type="float">
            <text:p>3,595</text:p>
          </table:table-cell>
          <table:table-cell table:style-name="ce19" office:value-type="float" office:value="375540" calcext:value-type="float">
            <text:p>375,540</text:p>
          </table:table-cell>
          <table:table-cell table:style-name="ce56" office:value-type="float" office:value="3095" calcext:value-type="float">
            <text:p><text:s/>3,095 </text:p>
          </table:table-cell>
          <table:table-cell table:style-name="ce67" office:value-type="float" office:value="287454" calcext:value-type="float">
            <text:p><text:s/>287,454 </text:p>
          </table:table-cell>
          <table:table-cell table:style-name="ce74" table:formula="of:=[.H154]+[.J154]" office:value-type="float" office:value="6690" calcext:value-type="float">
            <text:p><text:s/>6,690 </text:p>
          </table:table-cell>
          <table:table-cell table:style-name="ce65"/>
          <table:table-cell table:style-name="ce58"/>
          <table:table-cell table:style-name="ce55" table:formula="of:=[.D154]-[.D147]" office:value-type="float" office:value="22856" calcext:value-type="float">
            <text:p><text:s/>22,856 </text:p>
          </table:table-cell>
          <table:table-cell table:style-name="ce55" table:formula="of:=SUM([.E148:.E154])" office:value-type="float" office:value="84" calcext:value-type="float">
            <text:p><text:s/>84 </text:p>
          </table:table-cell>
          <table:table-cell table:style-name="ce72" table:formula="of:=SUM([.L148:.L154])" office:value-type="float" office:value="72513" calcext:value-type="float">
            <text:p><text:s/>72,513 </text:p>
          </table:table-cell>
          <table:table-cell table:style-name="ce63" table:number-columns-repeated="2"/>
          <table:table-cell table:style-name="ce63" table:formula="of:=[.Q154]/5463.3" office:value-type="float" office:value="13.2727472406787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9" calcext:value-type="date">
            <text:p>7/29/2020</text:p>
          </table:table-cell>
          <table:table-cell table:style-name="ce19" office:value-type="float" office:value="333914" calcext:value-type="float">
            <text:p>333,914</text:p>
          </table:table-cell>
          <table:table-cell table:style-name="ce19" office:value-type="float" office:value="18580" calcext:value-type="float">
            <text:p>18,580</text:p>
          </table:table-cell>
          <table:table-cell table:style-name="ce19" office:value-type="float" office:value="352494" calcext:value-type="float">
            <text:p>352,494</text:p>
          </table:table-cell>
          <table:table-cell table:style-name="ce35" office:value-type="float" office:value="22" calcext:value-type="float">
            <text:p>22</text:p>
          </table:table-cell>
          <table:table-cell table:style-name="ce31" table:formula="of:=([.C155]-[.C154])-[.E155]" office:value-type="float" office:value="0" calcext:value-type="float">
            <text:p>0</text:p>
          </table:table-cell>
          <table:table-cell table:style-name="ce40" table:formula="of:=[.E155]/([.D155]-[.D154])" office:value-type="percentage" office:value="0.00672577193518802" calcext:value-type="percentage">
            <text:p>0.7%</text:p>
          </table:table-cell>
          <table:table-cell table:style-name="ce19" office:value-type="float" office:value="4653" calcext:value-type="float">
            <text:p>4,653</text:p>
          </table:table-cell>
          <table:table-cell table:style-name="ce19" office:value-type="float" office:value="380193" calcext:value-type="float">
            <text:p>380,193</text:p>
          </table:table-cell>
          <table:table-cell table:style-name="ce56" office:value-type="float" office:value="4907" calcext:value-type="float">
            <text:p><text:s/>4,907 </text:p>
          </table:table-cell>
          <table:table-cell table:style-name="ce67" office:value-type="float" office:value="292361" calcext:value-type="float">
            <text:p><text:s/>292,361 </text:p>
          </table:table-cell>
          <table:table-cell table:style-name="ce74" table:formula="of:=[.H155]+[.J155]" office:value-type="float" office:value="9560" calcext:value-type="float">
            <text:p><text:s/>9,560 </text:p>
          </table:table-cell>
          <table:table-cell table:style-name="ce65"/>
          <table:table-cell table:style-name="ce58"/>
          <table:table-cell table:style-name="ce55" table:formula="of:=[.D155]-[.D148]" office:value-type="float" office:value="22532" calcext:value-type="float">
            <text:p><text:s/>22,532 </text:p>
          </table:table-cell>
          <table:table-cell table:style-name="ce55" table:formula="of:=SUM([.E149:.E155])" office:value-type="float" office:value="96" calcext:value-type="float">
            <text:p><text:s/>96 </text:p>
          </table:table-cell>
          <table:table-cell table:style-name="ce72" table:formula="of:=SUM([.L149:.L155])" office:value-type="float" office:value="72353" calcext:value-type="float">
            <text:p><text:s/>72,353 </text:p>
          </table:table-cell>
          <table:table-cell table:style-name="ce63" table:number-columns-repeated="2"/>
          <table:table-cell table:style-name="ce63" table:formula="of:=[.Q155]/5463.3" office:value-type="float" office:value="13.2434609119031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30" calcext:value-type="date">
            <text:p>7/30/2020</text:p>
          </table:table-cell>
          <table:table-cell table:style-name="ce19" office:value-type="float" office:value="337301" calcext:value-type="float">
            <text:p>337,301</text:p>
          </table:table-cell>
          <table:table-cell table:style-name="ce19" office:value-type="float" office:value="18597" calcext:value-type="float">
            <text:p>18,597</text:p>
          </table:table-cell>
          <table:table-cell table:style-name="ce19" office:value-type="float" office:value="355898" calcext:value-type="float">
            <text:p>355,898</text:p>
          </table:table-cell>
          <table:table-cell table:style-name="ce35" office:value-type="float" office:value="17" calcext:value-type="float">
            <text:p>17</text:p>
          </table:table-cell>
          <table:table-cell table:style-name="ce31" table:formula="of:=([.C156]-[.C155])-[.E156]" office:value-type="float" office:value="0" calcext:value-type="float">
            <text:p>0</text:p>
          </table:table-cell>
          <table:table-cell table:style-name="ce40" table:formula="of:=[.E156]/([.D156]-[.D155])" office:value-type="percentage" office:value="0.00499412455934195" calcext:value-type="percentage">
            <text:p>0.5%</text:p>
          </table:table-cell>
          <table:table-cell table:style-name="ce19" office:value-type="float" office:value="4456" calcext:value-type="float">
            <text:p>4,456</text:p>
          </table:table-cell>
          <table:table-cell table:style-name="ce19" office:value-type="float" office:value="384649" calcext:value-type="float">
            <text:p>384,649</text:p>
          </table:table-cell>
          <table:table-cell table:style-name="ce56" office:value-type="float" office:value="8752" calcext:value-type="float">
            <text:p><text:s/>8,752 </text:p>
          </table:table-cell>
          <table:table-cell table:style-name="ce67" office:value-type="float" office:value="301113" calcext:value-type="float">
            <text:p><text:s/>301,113 </text:p>
          </table:table-cell>
          <table:table-cell table:style-name="ce74" table:formula="of:=[.H156]+[.J156]" office:value-type="float" office:value="13208" calcext:value-type="float">
            <text:p><text:s/>13,208 </text:p>
          </table:table-cell>
          <table:table-cell table:style-name="ce65"/>
          <table:table-cell table:style-name="ce58"/>
          <table:table-cell table:style-name="ce55" table:formula="of:=[.D156]-[.D149]" office:value-type="float" office:value="22285" calcext:value-type="float">
            <text:p><text:s/>22,285 </text:p>
          </table:table-cell>
          <table:table-cell table:style-name="ce55" table:formula="of:=SUM([.E150:.E156])" office:value-type="float" office:value="97" calcext:value-type="float">
            <text:p><text:s/>97 </text:p>
          </table:table-cell>
          <table:table-cell table:style-name="ce72" table:formula="of:=SUM([.L150:.L156])" office:value-type="float" office:value="73991" calcext:value-type="float">
            <text:p><text:s/>73,991 </text:p>
          </table:table-cell>
          <table:table-cell table:style-name="ce63" table:number-columns-repeated="2"/>
          <table:table-cell table:style-name="ce63" table:formula="of:=[.Q156]/5463.3" office:value-type="float" office:value="13.5432797027438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31" calcext:value-type="date">
            <text:p>7/31/2020</text:p>
          </table:table-cell>
          <table:table-cell table:style-name="ce19" office:value-type="float" office:value="340910" calcext:value-type="float">
            <text:p>340,910</text:p>
          </table:table-cell>
          <table:table-cell table:style-name="ce19" office:value-type="float" office:value="18627" calcext:value-type="float">
            <text:p>18,627</text:p>
          </table:table-cell>
          <table:table-cell table:style-name="ce19" office:value-type="float" office:value="359537" calcext:value-type="float">
            <text:p>359,537</text:p>
          </table:table-cell>
          <table:table-cell table:style-name="ce35" office:value-type="float" office:value="30" calcext:value-type="float">
            <text:p>30</text:p>
          </table:table-cell>
          <table:table-cell table:style-name="ce31" table:formula="of:=([.C157]-[.C156])-[.E157]" office:value-type="float" office:value="0" calcext:value-type="float">
            <text:p>0</text:p>
          </table:table-cell>
          <table:table-cell table:style-name="ce40" table:formula="of:=[.E157]/([.D157]-[.D156])" office:value-type="percentage" office:value="0.00824402308326463" calcext:value-type="percentage">
            <text:p>0.8%</text:p>
          </table:table-cell>
          <table:table-cell table:style-name="ce19" office:value-type="float" office:value="4864" calcext:value-type="float">
            <text:p>4,864</text:p>
          </table:table-cell>
          <table:table-cell table:style-name="ce19" office:value-type="float" office:value="389513" calcext:value-type="float">
            <text:p>389,513</text:p>
          </table:table-cell>
          <table:table-cell table:style-name="ce56" office:value-type="float" office:value="10443" calcext:value-type="float">
            <text:p><text:s/>10,443 </text:p>
          </table:table-cell>
          <table:table-cell table:style-name="ce67" office:value-type="float" office:value="311556" calcext:value-type="float">
            <text:p><text:s/>311,556 </text:p>
          </table:table-cell>
          <table:table-cell table:style-name="ce74" table:formula="of:=[.H157]+[.J157]" office:value-type="float" office:value="15307" calcext:value-type="float">
            <text:p><text:s/>15,307 </text:p>
          </table:table-cell>
          <table:table-cell table:style-name="ce65"/>
          <table:table-cell table:style-name="ce58"/>
          <table:table-cell table:style-name="ce55" table:formula="of:=[.D157]-[.D150]" office:value-type="float" office:value="22018" calcext:value-type="float">
            <text:p><text:s/>22,018 </text:p>
          </table:table-cell>
          <table:table-cell table:style-name="ce55" table:formula="of:=SUM([.E151:.E157])" office:value-type="float" office:value="107" calcext:value-type="float">
            <text:p><text:s/>107 </text:p>
          </table:table-cell>
          <table:table-cell table:style-name="ce72" table:formula="of:=SUM([.L151:.L157])" office:value-type="float" office:value="72960" calcext:value-type="float">
            <text:p><text:s/>72,960 </text:p>
          </table:table-cell>
          <table:table-cell table:style-name="ce63" table:number-columns-repeated="2"/>
          <table:table-cell table:style-name="ce63" table:formula="of:=[.Q157]/5463.3" office:value-type="float" office:value="13.3545659216957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1" calcext:value-type="date">
            <text:p>8/1/2020</text:p>
          </table:table-cell>
          <table:table-cell table:style-name="ce19" office:value-type="float" office:value="344594" calcext:value-type="float">
            <text:p>344,594</text:p>
          </table:table-cell>
          <table:table-cell table:style-name="ce19" office:value-type="float" office:value="18645" calcext:value-type="float">
            <text:p>18,645</text:p>
          </table:table-cell>
          <table:table-cell table:style-name="ce19" office:value-type="float" office:value="363239" calcext:value-type="float">
            <text:p>363,239</text:p>
          </table:table-cell>
          <table:table-cell table:style-name="ce35" office:value-type="float" office:value="18" calcext:value-type="float">
            <text:p>18</text:p>
          </table:table-cell>
          <table:table-cell table:style-name="ce31" table:formula="of:=([.C158]-[.C157])-[.E158]" office:value-type="float" office:value="0" calcext:value-type="float">
            <text:p>0</text:p>
          </table:table-cell>
          <table:table-cell table:style-name="ce40" table:formula="of:=[.E158]/([.D158]-[.D157])" office:value-type="percentage" office:value="0.00486223662884927" calcext:value-type="percentage">
            <text:p>0.5%</text:p>
          </table:table-cell>
          <table:table-cell table:style-name="ce19" office:value-type="float" office:value="4310" calcext:value-type="float">
            <text:p>4,310</text:p>
          </table:table-cell>
          <table:table-cell table:style-name="ce19" office:value-type="float" office:value="393823" calcext:value-type="float">
            <text:p>393,823</text:p>
          </table:table-cell>
          <table:table-cell table:style-name="ce56" office:value-type="float" office:value="11072" calcext:value-type="float">
            <text:p><text:s/>11,072 </text:p>
          </table:table-cell>
          <table:table-cell table:style-name="ce67" office:value-type="float" office:value="322628" calcext:value-type="float">
            <text:p><text:s/>322,628 </text:p>
          </table:table-cell>
          <table:table-cell table:style-name="ce74" table:formula="of:=[.H158]+[.J158]" office:value-type="float" office:value="15382" calcext:value-type="float">
            <text:p><text:s/>15,382 </text:p>
          </table:table-cell>
          <table:table-cell table:style-name="ce65"/>
          <table:table-cell table:style-name="ce58"/>
          <table:table-cell table:style-name="ce55" table:formula="of:=[.D158]-[.D151]" office:value-type="float" office:value="21688" calcext:value-type="float">
            <text:p><text:s/>21,688 </text:p>
          </table:table-cell>
          <table:table-cell table:style-name="ce55" table:formula="of:=SUM([.E152:.E158])" office:value-type="float" office:value="98" calcext:value-type="float">
            <text:p><text:s/>98 </text:p>
          </table:table-cell>
          <table:table-cell table:style-name="ce72" table:formula="of:=SUM([.L152:.L158])" office:value-type="float" office:value="73568" calcext:value-type="float">
            <text:p><text:s/>73,568 </text:p>
          </table:table-cell>
          <table:table-cell table:style-name="ce63" table:number-columns-repeated="2"/>
          <table:table-cell table:style-name="ce63" table:formula="of:=[.Q158]/5463.3" office:value-type="float" office:value="13.4658539710431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2" calcext:value-type="date">
            <text:p>8/2/2020</text:p>
          </table:table-cell>
          <table:table-cell table:style-name="ce19" office:value-type="float" office:value="347349" calcext:value-type="float">
            <text:p>347,349</text:p>
          </table:table-cell>
          <table:table-cell table:style-name="ce19" office:value-type="float" office:value="18676" calcext:value-type="float">
            <text:p>18,676</text:p>
          </table:table-cell>
          <table:table-cell table:style-name="ce26" office:value-type="float" office:value="366025" calcext:value-type="float">
            <text:p>366,025</text:p>
          </table:table-cell>
          <table:table-cell table:style-name="ce35" office:value-type="float" office:value="31" calcext:value-type="float">
            <text:p>31</text:p>
          </table:table-cell>
          <table:table-cell table:style-name="ce31" table:formula="of:=([.C159]-[.C158])-[.E159]" office:value-type="float" office:value="0" calcext:value-type="float">
            <text:p>0</text:p>
          </table:table-cell>
          <table:table-cell table:style-name="ce40" table:formula="of:=[.E159]/([.D159]-[.D158])" office:value-type="percentage" office:value="0.011127063890883" calcext:value-type="percentage">
            <text:p>1.1%</text:p>
          </table:table-cell>
          <table:table-cell table:style-name="ce19" office:value-type="float" office:value="2934" calcext:value-type="float">
            <text:p>2,934</text:p>
          </table:table-cell>
          <table:table-cell table:style-name="ce19" office:value-type="float" office:value="396757" calcext:value-type="float">
            <text:p>396,757</text:p>
          </table:table-cell>
          <table:table-cell table:style-name="ce56" office:value-type="float" office:value="5309" calcext:value-type="float">
            <text:p><text:s/>5,309 </text:p>
          </table:table-cell>
          <table:table-cell table:style-name="ce68" office:value-type="float" office:value="327937" calcext:value-type="float">
            <text:p><text:s/>327,937 </text:p>
          </table:table-cell>
          <table:table-cell table:style-name="ce74" table:formula="of:=[.H159]+[.J159]" office:value-type="float" office:value="8243" calcext:value-type="float">
            <text:p><text:s/>8,243 </text:p>
          </table:table-cell>
          <table:table-cell table:style-name="ce65"/>
          <table:table-cell table:style-name="ce58"/>
          <table:table-cell table:style-name="ce55" table:formula="of:=[.D159]-[.D152]" office:value-type="float" office:value="22038" calcext:value-type="float">
            <text:p><text:s/>22,038 </text:p>
          </table:table-cell>
          <table:table-cell table:style-name="ce55" table:formula="of:=SUM([.E153:.E159])" office:value-type="float" office:value="125" calcext:value-type="float">
            <text:p><text:s/>125 </text:p>
          </table:table-cell>
          <table:table-cell table:style-name="ce72" table:formula="of:=SUM([.L153:.L159])" office:value-type="float" office:value="72705" calcext:value-type="float">
            <text:p><text:s/>72,705 </text:p>
          </table:table-cell>
          <table:table-cell table:style-name="ce63" table:number-columns-repeated="2"/>
          <table:table-cell table:style-name="ce63" table:formula="of:=[.Q159]/5463.3" office:value-type="float" office:value="13.3078908352095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3" calcext:value-type="date">
            <text:p>8/3/2020</text:p>
          </table:table-cell>
          <table:table-cell table:style-name="ce19" office:value-type="float" office:value="349786" calcext:value-type="float">
            <text:p>349,786</text:p>
          </table:table-cell>
          <table:table-cell table:style-name="ce19" office:value-type="float" office:value="18694" calcext:value-type="float">
            <text:p>18,694</text:p>
          </table:table-cell>
          <table:table-cell table:style-name="ce26" office:value-type="float" office:value="368480" calcext:value-type="float">
            <text:p>368,480</text:p>
          </table:table-cell>
          <table:table-cell table:style-name="ce35" office:value-type="float" office:value="18" calcext:value-type="float">
            <text:p>18</text:p>
          </table:table-cell>
          <table:table-cell table:style-name="ce31" table:formula="of:=([.C160]-[.C159])-[.E160]" office:value-type="float" office:value="0" calcext:value-type="float">
            <text:p>0</text:p>
          </table:table-cell>
          <table:table-cell table:style-name="ce40" table:formula="of:=[.E160]/([.D160]-[.D159])" office:value-type="percentage" office:value="0.00733197556008147" calcext:value-type="percentage">
            <text:p>0.7%</text:p>
          </table:table-cell>
          <table:table-cell table:style-name="ce19" office:value-type="float" office:value="2730" calcext:value-type="float">
            <text:p>2,730</text:p>
          </table:table-cell>
          <table:table-cell table:style-name="ce19" office:value-type="float" office:value="399487" calcext:value-type="float">
            <text:p>399,487</text:p>
          </table:table-cell>
          <table:table-cell table:style-name="ce56" office:value-type="float" office:value="3948" calcext:value-type="float">
            <text:p><text:s/>3,948 </text:p>
          </table:table-cell>
          <table:table-cell table:style-name="ce68" office:value-type="float" office:value="331885" calcext:value-type="float">
            <text:p><text:s/>331,885 </text:p>
          </table:table-cell>
          <table:table-cell table:style-name="ce74" table:formula="of:=[.H160]+[.J160]" office:value-type="float" office:value="6678" calcext:value-type="float">
            <text:p><text:s/>6,678 </text:p>
          </table:table-cell>
          <table:table-cell table:style-name="ce65"/>
          <table:table-cell table:style-name="ce58"/>
          <table:table-cell table:style-name="ce55" table:formula="of:=[.D160]-[.D153]" office:value-type="float" office:value="22225" calcext:value-type="float">
            <text:p><text:s/>22,225 </text:p>
          </table:table-cell>
          <table:table-cell table:style-name="ce55" table:formula="of:=SUM([.E154:.E160])" office:value-type="float" office:value="140" calcext:value-type="float">
            <text:p><text:s/>140 </text:p>
          </table:table-cell>
          <table:table-cell table:style-name="ce72" table:formula="of:=SUM([.L154:.L160])" office:value-type="float" office:value="75068" calcext:value-type="float">
            <text:p><text:s/>75,068 </text:p>
          </table:table-cell>
          <table:table-cell table:style-name="ce63" table:number-columns-repeated="2"/>
          <table:table-cell table:style-name="ce63" table:formula="of:=[.Q160]/5463.3" office:value-type="float" office:value="13.7404133033148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4" calcext:value-type="date">
            <text:p>8/4/2020</text:p>
          </table:table-cell>
          <table:table-cell table:style-name="ce19" office:value-type="float" office:value="352348" calcext:value-type="float">
            <text:p>352,348</text:p>
          </table:table-cell>
          <table:table-cell table:style-name="ce19" office:value-type="float" office:value="18717" calcext:value-type="float">
            <text:p>18,717</text:p>
          </table:table-cell>
          <table:table-cell table:style-name="ce26" office:value-type="float" office:value="371065" calcext:value-type="float">
            <text:p>371,065</text:p>
          </table:table-cell>
          <table:table-cell table:style-name="ce35" office:value-type="float" office:value="23" calcext:value-type="float">
            <text:p>23</text:p>
          </table:table-cell>
          <table:table-cell table:style-name="ce31" table:formula="of:=([.C161]-[.C160])-[.E161]" office:value-type="float" office:value="0" calcext:value-type="float">
            <text:p>0</text:p>
          </table:table-cell>
          <table:table-cell table:style-name="ce40" table:formula="of:=[.E161]/([.D161]-[.D160])" office:value-type="percentage" office:value="0.00889748549323017" calcext:value-type="percentage">
            <text:p>0.9%</text:p>
          </table:table-cell>
          <table:table-cell table:style-name="ce19" office:value-type="float" office:value="3971" calcext:value-type="float">
            <text:p>3,971</text:p>
          </table:table-cell>
          <table:table-cell table:style-name="ce19" office:value-type="float" office:value="403458" calcext:value-type="float">
            <text:p>403,458</text:p>
          </table:table-cell>
          <table:table-cell table:style-name="ce56" office:value-type="float" office:value="1908" calcext:value-type="float">
            <text:p><text:s/>1,908 </text:p>
          </table:table-cell>
          <table:table-cell table:style-name="ce68" office:value-type="float" office:value="333793" calcext:value-type="float">
            <text:p><text:s/>333,793 </text:p>
          </table:table-cell>
          <table:table-cell table:style-name="ce74" table:formula="of:=[.H161]+[.J161]" office:value-type="float" office:value="5879" calcext:value-type="float">
            <text:p><text:s/>5,879 </text:p>
          </table:table-cell>
          <table:table-cell table:style-name="ce65"/>
          <table:table-cell table:style-name="ce58"/>
          <table:table-cell table:style-name="ce55" table:formula="of:=[.D161]-[.D154]" office:value-type="float" office:value="21842" calcext:value-type="float">
            <text:p><text:s/>21,842 </text:p>
          </table:table-cell>
          <table:table-cell table:style-name="ce55" table:formula="of:=SUM([.E155:.E161])" office:value-type="float" office:value="159" calcext:value-type="float">
            <text:p><text:s/>159 </text:p>
          </table:table-cell>
          <table:table-cell table:style-name="ce72" table:formula="of:=SUM([.L155:.L161])" office:value-type="float" office:value="74257" calcext:value-type="float">
            <text:p><text:s/>74,257 </text:p>
          </table:table-cell>
          <table:table-cell table:style-name="ce63" table:number-columns-repeated="2"/>
          <table:table-cell table:style-name="ce63" table:formula="of:=[.Q161]/5463.3" office:value-type="float" office:value="13.5919682243333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5" calcext:value-type="date">
            <text:p>8/5/2020</text:p>
          </table:table-cell>
          <table:table-cell table:style-name="ce19" office:value-type="float" office:value="357067" calcext:value-type="float">
            <text:p>357,067</text:p>
          </table:table-cell>
          <table:table-cell table:style-name="ce19" office:value-type="float" office:value="18781" calcext:value-type="float">
            <text:p>18,781</text:p>
          </table:table-cell>
          <table:table-cell table:style-name="ce26" office:value-type="float" office:value="375848" calcext:value-type="float">
            <text:p>375,848</text:p>
          </table:table-cell>
          <table:table-cell table:style-name="ce35" office:value-type="float" office:value="64" calcext:value-type="float">
            <text:p>64</text:p>
          </table:table-cell>
          <table:table-cell table:style-name="ce31" table:formula="of:=([.C162]-[.C161])-[.E162]" office:value-type="float" office:value="0" calcext:value-type="float">
            <text:p>0</text:p>
          </table:table-cell>
          <table:table-cell table:style-name="ce40" table:formula="of:=[.E162]/([.D162]-[.D161])" office:value-type="percentage" office:value="0.0133807233953586" calcext:value-type="percentage">
            <text:p>1.3%</text:p>
          </table:table-cell>
          <table:table-cell table:style-name="ce19" office:value-type="float" office:value="4676" calcext:value-type="float">
            <text:p>4,676</text:p>
          </table:table-cell>
          <table:table-cell table:style-name="ce19" office:value-type="float" office:value="408134" calcext:value-type="float">
            <text:p>408,134</text:p>
          </table:table-cell>
          <table:table-cell table:style-name="ce56" office:value-type="float" office:value="7104" calcext:value-type="float">
            <text:p><text:s/>7,104 </text:p>
          </table:table-cell>
          <table:table-cell table:style-name="ce68" office:value-type="float" office:value="340897" calcext:value-type="float">
            <text:p><text:s/>340,897 </text:p>
          </table:table-cell>
          <table:table-cell table:style-name="ce74" table:formula="of:=[.H162]+[.J162]" office:value-type="float" office:value="11780" calcext:value-type="float">
            <text:p><text:s/>11,780 </text:p>
          </table:table-cell>
          <table:table-cell table:style-name="ce65"/>
          <table:table-cell table:style-name="ce58"/>
          <table:table-cell table:style-name="ce55" table:formula="of:=[.D162]-[.D155]" office:value-type="float" office:value="23354" calcext:value-type="float">
            <text:p><text:s/>23,354 </text:p>
          </table:table-cell>
          <table:table-cell table:style-name="ce55" table:formula="of:=SUM([.E156:.E162])" office:value-type="float" office:value="201" calcext:value-type="float">
            <text:p><text:s/>201 </text:p>
          </table:table-cell>
          <table:table-cell table:style-name="ce72" table:formula="of:=SUM([.L156:.L162])" office:value-type="float" office:value="76477" calcext:value-type="float">
            <text:p><text:s/>76,477 </text:p>
          </table:table-cell>
          <table:table-cell table:style-name="ce63" table:number-columns-repeated="2"/>
          <table:table-cell table:style-name="ce63" table:formula="of:=[.Q162]/5463.3" office:value-type="float" office:value="13.9983160360954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6" calcext:value-type="date">
            <text:p>8/6/2020</text:p>
          </table:table-cell>
          <table:table-cell table:style-name="ce19" office:value-type="float" office:value="362624" calcext:value-type="float">
            <text:p>362,624</text:p>
          </table:table-cell>
          <table:table-cell table:style-name="ce19" office:value-type="float" office:value="18847" calcext:value-type="float">
            <text:p>18,847</text:p>
          </table:table-cell>
          <table:table-cell table:style-name="ce26" office:value-type="float" office:value="381471" calcext:value-type="float">
            <text:p>381,471</text:p>
          </table:table-cell>
          <table:table-cell table:style-name="ce35" office:value-type="float" office:value="66" calcext:value-type="float">
            <text:p>66</text:p>
          </table:table-cell>
          <table:table-cell table:style-name="ce31" table:formula="of:=([.C163]-[.C162])-[.E163]" office:value-type="float" office:value="0" calcext:value-type="float">
            <text:p>0</text:p>
          </table:table-cell>
          <table:table-cell table:style-name="ce40" table:formula="of:=[.E163]/([.D163]-[.D162])" office:value-type="percentage" office:value="0.0117375066690379" calcext:value-type="percentage">
            <text:p>1.2%</text:p>
          </table:table-cell>
          <table:table-cell table:style-name="ce19" office:value-type="float" office:value="5086" calcext:value-type="float">
            <text:p>5,086</text:p>
          </table:table-cell>
          <table:table-cell table:style-name="ce19" office:value-type="float" office:value="413220" calcext:value-type="float">
            <text:p>413,220</text:p>
          </table:table-cell>
          <table:table-cell table:style-name="ce56" office:value-type="float" office:value="10832" calcext:value-type="float">
            <text:p><text:s/>10,832 </text:p>
          </table:table-cell>
          <table:table-cell table:style-name="ce68" office:value-type="float" office:value="351729" calcext:value-type="float">
            <text:p><text:s/>351,729 </text:p>
          </table:table-cell>
          <table:table-cell table:style-name="ce74" table:formula="of:=[.H163]+[.J163]" office:value-type="float" office:value="15918" calcext:value-type="float">
            <text:p><text:s/>15,918 </text:p>
          </table:table-cell>
          <table:table-cell table:style-name="ce65"/>
          <table:table-cell table:style-name="ce58"/>
          <table:table-cell table:style-name="ce55" table:formula="of:=[.D163]-[.D156]" office:value-type="float" office:value="25573" calcext:value-type="float">
            <text:p><text:s/>25,573 </text:p>
          </table:table-cell>
          <table:table-cell table:style-name="ce55" table:formula="of:=SUM([.E157:.E163])" office:value-type="float" office:value="250" calcext:value-type="float">
            <text:p><text:s/>250 </text:p>
          </table:table-cell>
          <table:table-cell table:style-name="ce72" table:formula="of:=SUM([.L157:.L163])" office:value-type="float" office:value="79187" calcext:value-type="float">
            <text:p><text:s/>79,187 </text:p>
          </table:table-cell>
          <table:table-cell table:style-name="ce63" table:number-columns-repeated="2"/>
          <table:table-cell table:style-name="ce63" table:formula="of:=[.Q163]/5463.3" office:value-type="float" office:value="14.4943532297329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7" calcext:value-type="date">
            <text:p>8/7/2020</text:p>
          </table:table-cell>
          <table:table-cell table:style-name="ce19" office:value-type="float" office:value="367323" calcext:value-type="float">
            <text:p>367,323</text:p>
          </table:table-cell>
          <table:table-cell table:style-name="ce19" office:value-type="float" office:value="18890" calcext:value-type="float">
            <text:p>18,890</text:p>
          </table:table-cell>
          <table:table-cell table:style-name="ce26" office:value-type="float" office:value="386213" calcext:value-type="float">
            <text:p>386,213</text:p>
          </table:table-cell>
          <table:table-cell table:style-name="ce35" office:value-type="float" office:value="43" calcext:value-type="float">
            <text:p>43</text:p>
          </table:table-cell>
          <table:table-cell table:style-name="ce31" table:formula="of:=([.C164]-[.C163])-[.E164]" office:value-type="float" office:value="0" calcext:value-type="float">
            <text:p>0</text:p>
          </table:table-cell>
          <table:table-cell table:style-name="ce40" table:formula="of:=[.E164]/([.D164]-[.D163])" office:value-type="percentage" office:value="0.00906790383804302" calcext:value-type="percentage">
            <text:p>0.9%</text:p>
          </table:table-cell>
          <table:table-cell table:style-name="ce19" office:value-type="float" office:value="4667" calcext:value-type="float">
            <text:p>4,667</text:p>
          </table:table-cell>
          <table:table-cell table:style-name="ce19" office:value-type="float" office:value="417887" calcext:value-type="float">
            <text:p>417,887</text:p>
          </table:table-cell>
          <table:table-cell table:style-name="ce56" office:value-type="float" office:value="8590" calcext:value-type="float">
            <text:p><text:s/>8,590 </text:p>
          </table:table-cell>
          <table:table-cell table:style-name="ce68" office:value-type="float" office:value="360319" calcext:value-type="float">
            <text:p><text:s/>360,319 </text:p>
          </table:table-cell>
          <table:table-cell table:style-name="ce74" table:formula="of:=[.H164]+[.J164]" office:value-type="float" office:value="13257" calcext:value-type="float">
            <text:p><text:s/>13,257 </text:p>
          </table:table-cell>
          <table:table-cell table:style-name="ce65"/>
          <table:table-cell table:style-name="ce58"/>
          <table:table-cell table:style-name="ce55" table:formula="of:=[.D164]-[.D157]" office:value-type="float" office:value="26676" calcext:value-type="float">
            <text:p><text:s/>26,676 </text:p>
          </table:table-cell>
          <table:table-cell table:style-name="ce55" table:formula="of:=SUM([.E158:.E164])" office:value-type="float" office:value="263" calcext:value-type="float">
            <text:p><text:s/>263 </text:p>
          </table:table-cell>
          <table:table-cell table:style-name="ce72" table:formula="of:=SUM([.L158:.L164])" office:value-type="float" office:value="77137" calcext:value-type="float">
            <text:p><text:s/>77,137 </text:p>
          </table:table-cell>
          <table:table-cell table:style-name="ce63" table:number-columns-repeated="2"/>
          <table:table-cell table:style-name="ce63" table:formula="of:=[.Q164]/5463.3" office:value-type="float" office:value="14.119122142295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08" calcext:value-type="date">
            <text:p>8/8/2020</text:p>
          </table:table-cell>
          <table:table-cell table:style-name="ce19" office:value-type="float" office:value="371825" calcext:value-type="float">
            <text:p>371,825</text:p>
          </table:table-cell>
          <table:table-cell table:style-name="ce19" office:value-type="float" office:value="18950" calcext:value-type="float">
            <text:p>18,950</text:p>
          </table:table-cell>
          <table:table-cell table:style-name="ce26" office:value-type="float" office:value="390775" calcext:value-type="float">
            <text:p>390,775</text:p>
          </table:table-cell>
          <table:table-cell table:style-name="ce26" office:value-type="float" office:value="60" calcext:value-type="float">
            <text:p>60</text:p>
          </table:table-cell>
          <table:table-cell table:style-name="ce31" table:formula="of:=([.C165]-[.C164])-[.E165]" office:value-type="float" office:value="0" calcext:value-type="float">
            <text:p>0</text:p>
          </table:table-cell>
          <table:table-cell table:style-name="ce40" table:formula="of:=[.E165]/([.D165]-[.D164])" office:value-type="percentage" office:value="0.0131521262604121" calcext:value-type="percentage">
            <text:p>1.3%</text:p>
          </table:table-cell>
          <table:table-cell table:style-name="ce19" office:value-type="float" office:value="3863" calcext:value-type="float">
            <text:p>3,863</text:p>
          </table:table-cell>
          <table:table-cell table:style-name="ce19" office:value-type="float" office:value="421750" calcext:value-type="float">
            <text:p>421,750</text:p>
          </table:table-cell>
          <table:table-cell table:style-name="ce56" office:value-type="float" office:value="10774" calcext:value-type="float">
            <text:p><text:s/>10,774 </text:p>
          </table:table-cell>
          <table:table-cell table:style-name="ce68" office:value-type="float" office:value="371093" calcext:value-type="float">
            <text:p><text:s/>371,093 </text:p>
          </table:table-cell>
          <table:table-cell table:style-name="ce74" table:formula="of:=[.H165]+[.J165]" office:value-type="float" office:value="14637" calcext:value-type="float">
            <text:p><text:s/>14,637 </text:p>
          </table:table-cell>
          <table:table-cell table:style-name="ce65"/>
          <table:table-cell table:style-name="ce58"/>
          <table:table-cell table:style-name="ce55" table:formula="of:=[.D165]-[.D158]" office:value-type="float" office:value="27536" calcext:value-type="float">
            <text:p><text:s/>27,536 </text:p>
          </table:table-cell>
          <table:table-cell table:style-name="ce55" table:formula="of:=SUM([.E159:.E165])" office:value-type="float" office:value="305" calcext:value-type="float">
            <text:p><text:s/>305 </text:p>
          </table:table-cell>
          <table:table-cell table:style-name="ce72" table:formula="of:=SUM([.L159:.L165])" office:value-type="float" office:value="76392" calcext:value-type="float">
            <text:p><text:s/>76,392 </text:p>
          </table:table-cell>
          <table:table-cell table:style-name="ce63" table:number-columns-repeated="2"/>
          <table:table-cell table:style-name="ce63" table:formula="of:=[.Q165]/5463.3" office:value-type="float" office:value="13.9827576739333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09" calcext:value-type="date">
            <text:p>8/9/2020</text:p>
          </table:table-cell>
          <table:table-cell table:style-name="ce19" office:value-type="float" office:value="375457" calcext:value-type="float">
            <text:p>375,457</text:p>
          </table:table-cell>
          <table:table-cell table:style-name="ce19" office:value-type="float" office:value="18998" calcext:value-type="float">
            <text:p>18,998</text:p>
          </table:table-cell>
          <table:table-cell table:style-name="ce26" office:value-type="float" office:value="394455" calcext:value-type="float">
            <text:p>394,455</text:p>
          </table:table-cell>
          <table:table-cell table:style-name="ce26" office:value-type="float" office:value="48" calcext:value-type="float">
            <text:p>48</text:p>
          </table:table-cell>
          <table:table-cell table:style-name="ce31" table:formula="of:=([.C166]-[.C165])-[.E166]" office:value-type="float" office:value="0" calcext:value-type="float">
            <text:p>0</text:p>
          </table:table-cell>
          <table:table-cell table:style-name="ce40" table:formula="of:=[.E166]/([.D166]-[.D165])" office:value-type="percentage" office:value="0.0130434782608696" calcext:value-type="percentage">
            <text:p>1.3%</text:p>
          </table:table-cell>
          <table:table-cell table:style-name="ce19" office:value-type="float" office:value="3618" calcext:value-type="float">
            <text:p>3,618</text:p>
          </table:table-cell>
          <table:table-cell table:style-name="ce26" office:value-type="float" office:value="425368" calcext:value-type="float">
            <text:p>425,368</text:p>
          </table:table-cell>
          <table:table-cell table:style-name="ce58" office:value-type="float" office:value="8673" calcext:value-type="float">
            <text:p><text:s/>8,673 </text:p>
          </table:table-cell>
          <table:table-cell table:style-name="ce68" office:value-type="float" office:value="379766" calcext:value-type="float">
            <text:p><text:s/>379,766 </text:p>
          </table:table-cell>
          <table:table-cell table:style-name="ce74" table:formula="of:=[.H166]+[.J166]" office:value-type="float" office:value="12291" calcext:value-type="float">
            <text:p><text:s/>12,291 </text:p>
          </table:table-cell>
          <table:table-cell table:style-name="ce65"/>
          <table:table-cell table:style-name="ce58"/>
          <table:table-cell table:style-name="ce55" table:formula="of:=[.D166]-[.D159]" office:value-type="float" office:value="28430" calcext:value-type="float">
            <text:p><text:s/>28,430 </text:p>
          </table:table-cell>
          <table:table-cell table:style-name="ce55" table:formula="of:=SUM([.E160:.E166])" office:value-type="float" office:value="322" calcext:value-type="float">
            <text:p><text:s/>322 </text:p>
          </table:table-cell>
          <table:table-cell table:style-name="ce72" table:formula="of:=SUM([.L160:.L166])" office:value-type="float" office:value="80440" calcext:value-type="float">
            <text:p><text:s/>80,440 </text:p>
          </table:table-cell>
          <table:table-cell table:style-name="ce63" table:number-columns-repeated="2"/>
          <table:table-cell table:style-name="ce63" table:formula="of:=[.Q166]/5463.3" office:value-type="float" office:value="14.7237017919572" calcext:value-type="float">
            <text:p><text:s/>1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0" calcext:value-type="date">
            <text:p>8/10/2020</text:p>
          </table:table-cell>
          <table:table-cell table:style-name="ce19" office:value-type="float" office:value="379133" calcext:value-type="float">
            <text:p>379,133</text:p>
          </table:table-cell>
          <table:table-cell table:style-name="ce19" office:value-type="float" office:value="19027" calcext:value-type="float">
            <text:p>19,027</text:p>
          </table:table-cell>
          <table:table-cell table:style-name="ce26" office:value-type="float" office:value="398160" calcext:value-type="float">
            <text:p>398,160</text:p>
          </table:table-cell>
          <table:table-cell table:style-name="ce26" office:value-type="float" office:value="29" calcext:value-type="float">
            <text:p>29</text:p>
          </table:table-cell>
          <table:table-cell table:style-name="ce31" table:formula="of:=([.C167]-[.C166])-[.E167]" office:value-type="float" office:value="0" calcext:value-type="float">
            <text:p>0</text:p>
          </table:table-cell>
          <table:table-cell table:style-name="ce40" table:formula="of:=[.E167]/([.D167]-[.D166])" office:value-type="percentage" office:value="0.00782726045883941" calcext:value-type="percentage">
            <text:p>0.8%</text:p>
          </table:table-cell>
          <table:table-cell table:style-name="ce19" office:value-type="float" office:value="2946" calcext:value-type="float">
            <text:p>2,946</text:p>
          </table:table-cell>
          <table:table-cell table:style-name="ce26" office:value-type="float" office:value="428314" calcext:value-type="float">
            <text:p>428,314</text:p>
          </table:table-cell>
          <table:table-cell table:style-name="ce58" office:value-type="float" office:value="7373" calcext:value-type="float">
            <text:p><text:s/>7,373 </text:p>
          </table:table-cell>
          <table:table-cell table:style-name="ce68" office:value-type="float" office:value="387139" calcext:value-type="float">
            <text:p><text:s/>387,139 </text:p>
          </table:table-cell>
          <table:table-cell table:style-name="ce74" table:formula="of:=[.H167]+[.J167]" office:value-type="float" office:value="10319" calcext:value-type="float">
            <text:p><text:s/>10,319 </text:p>
          </table:table-cell>
          <table:table-cell table:style-name="ce65"/>
          <table:table-cell table:style-name="ce58"/>
          <table:table-cell table:style-name="ce55" table:formula="of:=[.D167]-[.D160]" office:value-type="float" office:value="29680" calcext:value-type="float">
            <text:p><text:s/>29,680 </text:p>
          </table:table-cell>
          <table:table-cell table:style-name="ce55" table:formula="of:=SUM([.E161:.E167])" office:value-type="float" office:value="333" calcext:value-type="float">
            <text:p><text:s/>333 </text:p>
          </table:table-cell>
          <table:table-cell table:style-name="ce72" table:formula="of:=SUM([.L161:.L167])" office:value-type="float" office:value="84081" calcext:value-type="float">
            <text:p><text:s/>84,081 </text:p>
          </table:table-cell>
          <table:table-cell table:style-name="ce63" table:number-columns-repeated="2"/>
          <table:table-cell table:style-name="ce63" table:formula="of:=[.Q167]/5463.3" office:value-type="float" office:value="15.3901488111581" calcext:value-type="float">
            <text:p><text:s/>1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1" calcext:value-type="date">
            <text:p>8/11/2020</text:p>
          </table:table-cell>
          <table:table-cell table:style-name="ce19" office:value-type="float" office:value="383463" calcext:value-type="float">
            <text:p>383,463</text:p>
          </table:table-cell>
          <table:table-cell table:style-name="ce19" office:value-type="float" office:value="19079" calcext:value-type="float">
            <text:p>19,079</text:p>
          </table:table-cell>
          <table:table-cell table:style-name="ce26" office:value-type="float" office:value="402542" calcext:value-type="float">
            <text:p>402,542</text:p>
          </table:table-cell>
          <table:table-cell table:style-name="ce26" office:value-type="float" office:value="52" calcext:value-type="float">
            <text:p>52</text:p>
          </table:table-cell>
          <table:table-cell table:style-name="ce31" table:formula="of:=([.C168]-[.C167])-[.E168]" office:value-type="float" office:value="0" calcext:value-type="float">
            <text:p>0</text:p>
          </table:table-cell>
          <table:table-cell table:style-name="ce40" table:formula="of:=[.E168]/([.D168]-[.D167])" office:value-type="percentage" office:value="0.0118667275216796" calcext:value-type="percentage">
            <text:p>1.2%</text:p>
          </table:table-cell>
          <table:table-cell table:style-name="ce19" office:value-type="float" office:value="3997" calcext:value-type="float">
            <text:p>3,997</text:p>
          </table:table-cell>
          <table:table-cell table:style-name="ce26" office:value-type="float" office:value="432311" calcext:value-type="float">
            <text:p>432,311</text:p>
          </table:table-cell>
          <table:table-cell table:style-name="ce58" office:value-type="float" office:value="5588" calcext:value-type="float">
            <text:p><text:s/>5,588 </text:p>
          </table:table-cell>
          <table:table-cell table:style-name="ce68" office:value-type="float" office:value="392727" calcext:value-type="float">
            <text:p><text:s/>392,727 </text:p>
          </table:table-cell>
          <table:table-cell table:style-name="ce74" table:formula="of:=[.H168]+[.J168]" office:value-type="float" office:value="9585" calcext:value-type="float">
            <text:p><text:s/>9,585 </text:p>
          </table:table-cell>
          <table:table-cell table:style-name="ce65"/>
          <table:table-cell table:style-name="ce58"/>
          <table:table-cell table:style-name="ce55" table:formula="of:=[.D168]-[.D161]" office:value-type="float" office:value="31477" calcext:value-type="float">
            <text:p><text:s/>31,477 </text:p>
          </table:table-cell>
          <table:table-cell table:style-name="ce55" table:formula="of:=SUM([.E162:.E168])" office:value-type="float" office:value="362" calcext:value-type="float">
            <text:p><text:s/>362 </text:p>
          </table:table-cell>
          <table:table-cell table:style-name="ce72" table:formula="of:=SUM([.L162:.L168])" office:value-type="float" office:value="87787" calcext:value-type="float">
            <text:p><text:s/>87,787 </text:p>
          </table:table-cell>
          <table:table-cell table:style-name="ce63" table:number-columns-repeated="2"/>
          <table:table-cell table:style-name="ce63" table:formula="of:=[.Q168]/5463.3" office:value-type="float" office:value="16.068493401424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2" calcext:value-type="date">
            <text:p>8/12/2020</text:p>
          </table:table-cell>
          <table:table-cell table:style-name="ce19" office:value-type="float" office:value="388097" calcext:value-type="float">
            <text:p>388,097</text:p>
          </table:table-cell>
          <table:table-cell table:style-name="ce19" office:value-type="float" office:value="19126" calcext:value-type="float">
            <text:p>19,126</text:p>
          </table:table-cell>
          <table:table-cell table:style-name="ce26" office:value-type="float" office:value="407223" calcext:value-type="float">
            <text:p>407,223</text:p>
          </table:table-cell>
          <table:table-cell table:style-name="ce26" office:value-type="float" office:value="47" calcext:value-type="float">
            <text:p>47</text:p>
          </table:table-cell>
          <table:table-cell table:style-name="ce31" table:formula="of:=([.C169]-[.C168])-[.E169]" office:value-type="float" office:value="0" calcext:value-type="float">
            <text:p>0</text:p>
          </table:table-cell>
          <table:table-cell table:style-name="ce40" table:formula="of:=[.E169]/([.D169]-[.D168])" office:value-type="percentage" office:value="0.0100405896176031" calcext:value-type="percentage">
            <text:p>1.0%</text:p>
          </table:table-cell>
          <table:table-cell table:style-name="ce19" office:value-type="float" office:value="4699" calcext:value-type="float">
            <text:p>4,699</text:p>
          </table:table-cell>
          <table:table-cell table:style-name="ce26" office:value-type="float" office:value="437010" calcext:value-type="float">
            <text:p>437,010</text:p>
          </table:table-cell>
          <table:table-cell table:style-name="ce58" office:value-type="float" office:value="7179" calcext:value-type="float">
            <text:p><text:s/>7,179 </text:p>
          </table:table-cell>
          <table:table-cell table:style-name="ce68" office:value-type="float" office:value="399906" calcext:value-type="float">
            <text:p><text:s/>399,906 </text:p>
          </table:table-cell>
          <table:table-cell table:style-name="ce74" table:formula="of:=[.H169]+[.J169]" office:value-type="float" office:value="11878" calcext:value-type="float">
            <text:p><text:s/>11,878 </text:p>
          </table:table-cell>
          <table:table-cell table:style-name="ce65"/>
          <table:table-cell table:style-name="ce58"/>
          <table:table-cell table:style-name="ce55" table:formula="of:=[.D169]-[.D162]" office:value-type="float" office:value="31375" calcext:value-type="float">
            <text:p><text:s/>31,375 </text:p>
          </table:table-cell>
          <table:table-cell table:style-name="ce55" table:formula="of:=SUM([.E163:.E169])" office:value-type="float" office:value="345" calcext:value-type="float">
            <text:p><text:s/>345 </text:p>
          </table:table-cell>
          <table:table-cell table:style-name="ce72" table:formula="of:=SUM([.L163:.L169])" office:value-type="float" office:value="87885" calcext:value-type="float">
            <text:p><text:s/>87,885 </text:p>
          </table:table-cell>
          <table:table-cell table:style-name="ce63" table:number-columns-repeated="2"/>
          <table:table-cell table:style-name="ce63" table:formula="of:=[.Q169]/5463.3" office:value-type="float" office:value="16.0864312777991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3" calcext:value-type="date">
            <text:p>8/13/2020</text:p>
          </table:table-cell>
          <table:table-cell table:style-name="ce19" office:value-type="float" office:value="392530" calcext:value-type="float">
            <text:p>392,530</text:p>
          </table:table-cell>
          <table:table-cell table:style-name="ce19" office:value-type="float" office:value="19173" calcext:value-type="float">
            <text:p>19,173</text:p>
          </table:table-cell>
          <table:table-cell table:style-name="ce26" office:value-type="float" office:value="411703" calcext:value-type="float">
            <text:p>411,703</text:p>
          </table:table-cell>
          <table:table-cell table:style-name="ce26" office:value-type="float" office:value="47" calcext:value-type="float">
            <text:p>47</text:p>
          </table:table-cell>
          <table:table-cell table:style-name="ce31" table:formula="of:=([.C170]-[.C169])-[.E170]" office:value-type="float" office:value="0" calcext:value-type="float">
            <text:p>0</text:p>
          </table:table-cell>
          <table:table-cell table:style-name="ce40" table:formula="of:=[.E170]/([.D170]-[.D169])" office:value-type="percentage" office:value="0.0104910714285714" calcext:value-type="percentage">
            <text:p>1.0%</text:p>
          </table:table-cell>
          <table:table-cell table:style-name="ce19" office:value-type="float" office:value="4997" calcext:value-type="float">
            <text:p>4,997</text:p>
          </table:table-cell>
          <table:table-cell table:style-name="ce26" office:value-type="float" office:value="442007" calcext:value-type="float">
            <text:p>442,007</text:p>
          </table:table-cell>
          <table:table-cell table:style-name="ce58" office:value-type="float" office:value="7530" calcext:value-type="float">
            <text:p><text:s/>7,530 </text:p>
          </table:table-cell>
          <table:table-cell table:style-name="ce68" office:value-type="float" office:value="407436" calcext:value-type="float">
            <text:p><text:s/>407,436 </text:p>
          </table:table-cell>
          <table:table-cell table:style-name="ce74" table:formula="of:=[.H170]+[.J170]" office:value-type="float" office:value="12527" calcext:value-type="float">
            <text:p><text:s/>12,527 </text:p>
          </table:table-cell>
          <table:table-cell table:style-name="ce65"/>
          <table:table-cell table:style-name="ce58"/>
          <table:table-cell table:style-name="ce55" table:formula="of:=[.D170]-[.D163]" office:value-type="float" office:value="30232" calcext:value-type="float">
            <text:p><text:s/>30,232 </text:p>
          </table:table-cell>
          <table:table-cell table:style-name="ce55" table:formula="of:=SUM([.E164:.E170])" office:value-type="float" office:value="326" calcext:value-type="float">
            <text:p><text:s/>326 </text:p>
          </table:table-cell>
          <table:table-cell table:style-name="ce72" table:formula="of:=SUM([.L164:.L170])" office:value-type="float" office:value="84494" calcext:value-type="float">
            <text:p><text:s/>84,494 </text:p>
          </table:table-cell>
          <table:table-cell table:style-name="ce63" table:number-columns-repeated="2"/>
          <table:table-cell table:style-name="ce63" table:formula="of:=[.Q170]/5463.3" office:value-type="float" office:value="15.4657441473102" calcext:value-type="float">
            <text:p><text:s/>1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4" calcext:value-type="date">
            <text:p>8/14/2020</text:p>
          </table:table-cell>
          <table:table-cell table:style-name="ce19" office:value-type="float" office:value="396630" calcext:value-type="float">
            <text:p>396,630</text:p>
          </table:table-cell>
          <table:table-cell table:style-name="ce19" office:value-type="float" office:value="19238" calcext:value-type="float">
            <text:p>19,238</text:p>
          </table:table-cell>
          <table:table-cell table:style-name="ce26" office:value-type="float" office:value="415868" calcext:value-type="float">
            <text:p>415,868</text:p>
          </table:table-cell>
          <table:table-cell table:style-name="ce26" office:value-type="float" office:value="65" calcext:value-type="float">
            <text:p>65</text:p>
          </table:table-cell>
          <table:table-cell table:style-name="ce31" table:formula="of:=([.C171]-[.C170])-[.E171]" office:value-type="float" office:value="0" calcext:value-type="float">
            <text:p>0</text:p>
          </table:table-cell>
          <table:table-cell table:style-name="ce40" table:formula="of:=[.E171]/([.D171]-[.D170])" office:value-type="percentage" office:value="0.0156062424969988" calcext:value-type="percentage">
            <text:p>1.6%</text:p>
          </table:table-cell>
          <table:table-cell table:style-name="ce19" office:value-type="float" office:value="4487" calcext:value-type="float">
            <text:p>4,487</text:p>
          </table:table-cell>
          <table:table-cell table:style-name="ce26" office:value-type="float" office:value="446494" calcext:value-type="float">
            <text:p>446,494</text:p>
          </table:table-cell>
          <table:table-cell table:style-name="ce58" office:value-type="float" office:value="9504" calcext:value-type="float">
            <text:p><text:s/>9,504 </text:p>
          </table:table-cell>
          <table:table-cell table:style-name="ce68" office:value-type="float" office:value="416940" calcext:value-type="float">
            <text:p><text:s/>416,940 </text:p>
          </table:table-cell>
          <table:table-cell table:style-name="ce74" table:formula="of:=[.H171]+[.J171]" office:value-type="float" office:value="13991" calcext:value-type="float">
            <text:p><text:s/>13,991 </text:p>
          </table:table-cell>
          <table:table-cell table:style-name="ce65"/>
          <table:table-cell table:style-name="ce58"/>
          <table:table-cell table:style-name="ce55" table:formula="of:=[.D171]-[.D164]" office:value-type="float" office:value="29655" calcext:value-type="float">
            <text:p><text:s/>29,655 </text:p>
          </table:table-cell>
          <table:table-cell table:style-name="ce55" table:formula="of:=SUM([.E165:.E171])" office:value-type="float" office:value="348" calcext:value-type="float">
            <text:p><text:s/>348 </text:p>
          </table:table-cell>
          <table:table-cell table:style-name="ce72" table:formula="of:=SUM([.L165:.L171])" office:value-type="float" office:value="85228" calcext:value-type="float">
            <text:p><text:s/>85,228 </text:p>
          </table:table-cell>
          <table:table-cell table:style-name="ce63" table:number-columns-repeated="2"/>
          <table:table-cell table:style-name="ce63" table:formula="of:=[.Q171]/5463.3" office:value-type="float" office:value="15.6000951805685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5" calcext:value-type="date">
            <text:p>8/15/2020</text:p>
          </table:table-cell>
          <table:table-cell table:style-name="ce19" office:value-type="float" office:value="401033" calcext:value-type="float">
            <text:p>401,033</text:p>
          </table:table-cell>
          <table:table-cell table:style-name="ce19" office:value-type="float" office:value="19289" calcext:value-type="float">
            <text:p>19,289</text:p>
          </table:table-cell>
          <table:table-cell table:style-name="ce26" office:value-type="float" office:value="420322" calcext:value-type="float">
            <text:p>420,322</text:p>
          </table:table-cell>
          <table:table-cell table:style-name="ce26" office:value-type="float" office:value="51" calcext:value-type="float">
            <text:p>51</text:p>
          </table:table-cell>
          <table:table-cell table:style-name="ce31" table:formula="of:=([.C172]-[.C171])-[.E172]" office:value-type="float" office:value="0" calcext:value-type="float">
            <text:p>0</text:p>
          </table:table-cell>
          <table:table-cell table:style-name="ce40" table:formula="of:=[.E172]/([.D172]-[.D171])" office:value-type="percentage" office:value="0.0114503816793893" calcext:value-type="percentage">
            <text:p>1.1%</text:p>
          </table:table-cell>
          <table:table-cell table:style-name="ce19" office:value-type="float" office:value="4745" calcext:value-type="float">
            <text:p>4,745</text:p>
          </table:table-cell>
          <table:table-cell table:style-name="ce26" office:value-type="float" office:value="451239" calcext:value-type="float">
            <text:p>451,239</text:p>
          </table:table-cell>
          <table:table-cell table:style-name="ce19" office:value-type="float" office:value="10578" calcext:value-type="float">
            <text:p>10,578</text:p>
          </table:table-cell>
          <table:table-cell table:style-name="ce68" office:value-type="float" office:value="427518" calcext:value-type="float">
            <text:p><text:s/>427,518 </text:p>
          </table:table-cell>
          <table:table-cell table:style-name="ce74" table:formula="of:=[.H172]+[.J172]" office:value-type="float" office:value="15323" calcext:value-type="float">
            <text:p><text:s/>15,323 </text:p>
          </table:table-cell>
          <table:table-cell table:style-name="ce65"/>
          <table:table-cell table:style-name="ce58"/>
          <table:table-cell table:style-name="ce55" table:formula="of:=[.D172]-[.D165]" office:value-type="float" office:value="29547" calcext:value-type="float">
            <text:p><text:s/>29,547 </text:p>
          </table:table-cell>
          <table:table-cell table:style-name="ce55" table:formula="of:=SUM([.E166:.E172])" office:value-type="float" office:value="339" calcext:value-type="float">
            <text:p><text:s/>339 </text:p>
          </table:table-cell>
          <table:table-cell table:style-name="ce72" table:formula="of:=SUM([.L166:.L172])" office:value-type="float" office:value="85914" calcext:value-type="float">
            <text:p><text:s/>85,914 </text:p>
          </table:table-cell>
          <table:table-cell table:style-name="ce63" table:number-columns-repeated="2"/>
          <table:table-cell table:style-name="ce63" table:formula="of:=[.Q172]/5463.3" office:value-type="float" office:value="15.7256603151941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6" calcext:value-type="date">
            <text:p>8/16/2020</text:p>
          </table:table-cell>
          <table:table-cell table:style-name="ce19" office:value-type="float" office:value="405079" calcext:value-type="float">
            <text:p>405,079</text:p>
          </table:table-cell>
          <table:table-cell table:style-name="ce19" office:value-type="float" office:value="19332" calcext:value-type="float">
            <text:p>19,332</text:p>
          </table:table-cell>
          <table:table-cell table:style-name="ce26" office:value-type="float" office:value="424411" calcext:value-type="float">
            <text:p>424,411</text:p>
          </table:table-cell>
          <table:table-cell table:style-name="ce26" office:value-type="float" office:value="43" calcext:value-type="float">
            <text:p>43</text:p>
          </table:table-cell>
          <table:table-cell table:style-name="ce31" table:formula="of:=([.C173]-[.C172])-[.E173]" office:value-type="float" office:value="0" calcext:value-type="float">
            <text:p>0</text:p>
          </table:table-cell>
          <table:table-cell table:style-name="ce40" table:formula="of:=[.E173]/([.D173]-[.D172])" office:value-type="percentage" office:value="0.0105160185864515" calcext:value-type="percentage">
            <text:p>1.1%</text:p>
          </table:table-cell>
          <table:table-cell table:style-name="ce19" office:value-type="float" office:value="3849" calcext:value-type="float">
            <text:p>3,849</text:p>
          </table:table-cell>
          <table:table-cell table:style-name="ce26" office:value-type="float" office:value="455088" calcext:value-type="float">
            <text:p>455,088</text:p>
          </table:table-cell>
          <table:table-cell table:style-name="ce58" office:value-type="float" office:value="7516" calcext:value-type="float">
            <text:p><text:s/>7,516 </text:p>
          </table:table-cell>
          <table:table-cell table:style-name="ce68" office:value-type="float" office:value="435034" calcext:value-type="float">
            <text:p><text:s/>435,034 </text:p>
          </table:table-cell>
          <table:table-cell table:style-name="ce74" table:formula="of:=[.H173]+[.J173]" office:value-type="float" office:value="11365" calcext:value-type="float">
            <text:p><text:s/>11,365 </text:p>
          </table:table-cell>
          <table:table-cell table:style-name="ce65"/>
          <table:table-cell table:style-name="ce58"/>
          <table:table-cell table:style-name="ce55" table:formula="of:=[.D173]-[.D166]" office:value-type="float" office:value="29956" calcext:value-type="float">
            <text:p><text:s/>29,956 </text:p>
          </table:table-cell>
          <table:table-cell table:style-name="ce55" table:formula="of:=SUM([.E167:.E173])" office:value-type="float" office:value="334" calcext:value-type="float">
            <text:p><text:s/>334 </text:p>
          </table:table-cell>
          <table:table-cell table:style-name="ce72" table:formula="of:=SUM([.L167:.L173])" office:value-type="float" office:value="84988" calcext:value-type="float">
            <text:p><text:s/>84,988 </text:p>
          </table:table-cell>
          <table:table-cell table:style-name="ce63" table:number-columns-repeated="2"/>
          <table:table-cell table:style-name="ce63" table:formula="of:=[.Q173]/5463.3" office:value-type="float" office:value="15.556165687405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7" calcext:value-type="date">
            <text:p>8/17/2020</text:p>
          </table:table-cell>
          <table:table-cell table:style-name="ce19" office:value-type="float" office:value="408770" calcext:value-type="float">
            <text:p>408,770</text:p>
          </table:table-cell>
          <table:table-cell table:style-name="ce19" office:value-type="float" office:value="19358" calcext:value-type="float">
            <text:p>19,358</text:p>
          </table:table-cell>
          <table:table-cell table:style-name="ce26" office:value-type="float" office:value="428128" calcext:value-type="float">
            <text:p>428,128</text:p>
          </table:table-cell>
          <table:table-cell table:style-name="ce26" office:value-type="float" office:value="26" calcext:value-type="float">
            <text:p>26</text:p>
          </table:table-cell>
          <table:table-cell table:style-name="ce31" table:formula="of:=([.C174]-[.C173])-[.E174]" office:value-type="float" office:value="0" calcext:value-type="float">
            <text:p>0</text:p>
          </table:table-cell>
          <table:table-cell table:style-name="ce40" table:formula="of:=[.E174]/([.D174]-[.D173])" office:value-type="percentage" office:value="0.00699488835082055" calcext:value-type="percentage">
            <text:p>0.7%</text:p>
          </table:table-cell>
          <table:table-cell table:style-name="ce19" office:value-type="float" office:value="2860" calcext:value-type="float">
            <text:p>2,860</text:p>
          </table:table-cell>
          <table:table-cell table:style-name="ce26" office:value-type="float" office:value="457948" calcext:value-type="float">
            <text:p>457,948</text:p>
          </table:table-cell>
          <table:table-cell table:style-name="ce58" office:value-type="float" office:value="7344" calcext:value-type="float">
            <text:p><text:s/>7,344 </text:p>
          </table:table-cell>
          <table:table-cell table:style-name="ce68" office:value-type="float" office:value="442378" calcext:value-type="float">
            <text:p><text:s/>442,378 </text:p>
          </table:table-cell>
          <table:table-cell table:style-name="ce74" table:formula="of:=[.H174]+[.J174]" office:value-type="float" office:value="10204" calcext:value-type="float">
            <text:p><text:s/>10,204 </text:p>
          </table:table-cell>
          <table:table-cell table:style-name="ce65"/>
          <table:table-cell table:style-name="ce58"/>
          <table:table-cell table:style-name="ce55" table:formula="of:=[.D174]-[.D167]" office:value-type="float" office:value="29968" calcext:value-type="float">
            <text:p><text:s/>29,968 </text:p>
          </table:table-cell>
          <table:table-cell table:style-name="ce55" table:formula="of:=SUM([.E168:.E174])" office:value-type="float" office:value="331" calcext:value-type="float">
            <text:p><text:s/>331 </text:p>
          </table:table-cell>
          <table:table-cell table:style-name="ce72" table:formula="of:=SUM([.L168:.L174])" office:value-type="float" office:value="84873" calcext:value-type="float">
            <text:p><text:s/>84,873 </text:p>
          </table:table-cell>
          <table:table-cell table:style-name="ce63" table:number-columns-repeated="2"/>
          <table:table-cell table:style-name="ce63" table:formula="of:=[.Q174]/5463.3" office:value-type="float" office:value="15.5351161385975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8" calcext:value-type="date">
            <text:p>8/18/2020</text:p>
          </table:table-cell>
          <table:table-cell table:style-name="ce19" office:value-type="float" office:value="413442" calcext:value-type="float">
            <text:p>413,442</text:p>
          </table:table-cell>
          <table:table-cell table:style-name="ce19" office:value-type="float" office:value="19407" calcext:value-type="float">
            <text:p>19,407</text:p>
          </table:table-cell>
          <table:table-cell table:style-name="ce26" office:value-type="float" office:value="432849" calcext:value-type="float">
            <text:p>432,849</text:p>
          </table:table-cell>
          <table:table-cell table:style-name="ce26" office:value-type="float" office:value="49" calcext:value-type="float">
            <text:p>49</text:p>
          </table:table-cell>
          <table:table-cell table:style-name="ce31" table:formula="of:=([.C175]-[.C174])-[.E175]" office:value-type="float" office:value="0" calcext:value-type="float">
            <text:p>0</text:p>
          </table:table-cell>
          <table:table-cell table:style-name="ce40" table:formula="of:=[.E175]/([.D175]-[.D174])" office:value-type="percentage" office:value="0.0103791569582716" calcext:value-type="percentage">
            <text:p>1.0%</text:p>
          </table:table-cell>
          <table:table-cell table:style-name="ce19" office:value-type="float" office:value="4056" calcext:value-type="float">
            <text:p>4,056</text:p>
          </table:table-cell>
          <table:table-cell table:style-name="ce26" office:value-type="float" office:value="462004" calcext:value-type="float">
            <text:p>462,004</text:p>
          </table:table-cell>
          <table:table-cell table:style-name="ce58" office:value-type="float" office:value="7493" calcext:value-type="float">
            <text:p><text:s/>7,493 </text:p>
          </table:table-cell>
          <table:table-cell table:style-name="ce68" office:value-type="float" office:value="449871" calcext:value-type="float">
            <text:p><text:s/>449,871 </text:p>
          </table:table-cell>
          <table:table-cell table:style-name="ce74" table:formula="of:=[.H175]+[.J175]" office:value-type="float" office:value="11549" calcext:value-type="float">
            <text:p><text:s/>11,549 </text:p>
          </table:table-cell>
          <table:table-cell table:style-name="ce74" office:value-type="float" office:value="54" calcext:value-type="float">
            <text:p><text:s/>54 </text:p>
          </table:table-cell>
          <table:table-cell table:style-name="ce79" table:formula="of:=[.M175]/[.L175]" office:value-type="percentage" office:value="0.00467572950038964" calcext:value-type="percentage">
            <text:p>0.5%</text:p>
          </table:table-cell>
          <table:table-cell table:style-name="ce55" table:formula="of:=[.D175]-[.D168]" office:value-type="float" office:value="30307" calcext:value-type="float">
            <text:p><text:s/>30,307 </text:p>
          </table:table-cell>
          <table:table-cell table:style-name="ce55" table:formula="of:=SUM([.E169:.E175])" office:value-type="float" office:value="328" calcext:value-type="float">
            <text:p><text:s/>328 </text:p>
          </table:table-cell>
          <table:table-cell table:style-name="ce72" table:formula="of:=SUM([.L169:.L175])" office:value-type="float" office:value="86837" calcext:value-type="float">
            <text:p><text:s/>86,837 </text:p>
          </table:table-cell>
          <table:table-cell table:style-name="ce63" table:number-columns-repeated="2"/>
          <table:table-cell table:style-name="ce63" table:formula="of:=[.Q175]/5463.3" office:value-type="float" office:value="15.8946058243186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9" calcext:value-type="date">
            <text:p>8/19/2020</text:p>
          </table:table-cell>
          <table:table-cell table:style-name="ce19" office:value-type="float" office:value="418800" calcext:value-type="float">
            <text:p>418,800</text:p>
          </table:table-cell>
          <table:table-cell table:style-name="ce19" office:value-type="float" office:value="19457" calcext:value-type="float">
            <text:p>19,457</text:p>
          </table:table-cell>
          <table:table-cell table:style-name="ce26" office:value-type="float" office:value="438257" calcext:value-type="float">
            <text:p>438,257</text:p>
          </table:table-cell>
          <table:table-cell table:style-name="ce26" office:value-type="float" office:value="50" calcext:value-type="float">
            <text:p>50</text:p>
          </table:table-cell>
          <table:table-cell table:style-name="ce31" table:formula="of:=([.C176]-[.C175])-[.E176]" office:value-type="float" office:value="0" calcext:value-type="float">
            <text:p>0</text:p>
          </table:table-cell>
          <table:table-cell table:style-name="ce40" table:formula="of:=[.E176]/([.D176]-[.D175])" office:value-type="percentage" office:value="0.00924556213017751" calcext:value-type="percentage">
            <text:p>0.9%</text:p>
          </table:table-cell>
          <table:table-cell table:style-name="ce19" office:value-type="float" office:value="5356" calcext:value-type="float">
            <text:p>5,356</text:p>
          </table:table-cell>
          <table:table-cell table:style-name="ce26" office:value-type="float" office:value="467360" calcext:value-type="float">
            <text:p>467,360</text:p>
          </table:table-cell>
          <table:table-cell table:style-name="ce58" office:value-type="float" office:value="5262" calcext:value-type="float">
            <text:p><text:s/>5,262 </text:p>
          </table:table-cell>
          <table:table-cell table:style-name="ce68" office:value-type="float" office:value="455133" calcext:value-type="float">
            <text:p><text:s/>455,133 </text:p>
          </table:table-cell>
          <table:table-cell table:style-name="ce74" table:formula="of:=[.H176]+[.J176]" office:value-type="float" office:value="10618" calcext:value-type="float">
            <text:p><text:s/>10,618 </text:p>
          </table:table-cell>
          <table:table-cell table:style-name="ce74" office:value-type="float" office:value="57" calcext:value-type="float">
            <text:p><text:s/>57 </text:p>
          </table:table-cell>
          <table:table-cell table:style-name="ce79" table:formula="of:=[.M176]/[.L176]" office:value-type="percentage" office:value="0.00536824260689395" calcext:value-type="percentage">
            <text:p>0.5%</text:p>
          </table:table-cell>
          <table:table-cell table:style-name="ce55" table:formula="of:=[.D176]-[.D169]" office:value-type="float" office:value="31034" calcext:value-type="float">
            <text:p><text:s/>31,034 </text:p>
          </table:table-cell>
          <table:table-cell table:style-name="ce55" table:formula="of:=SUM([.E170:.E176])" office:value-type="float" office:value="331" calcext:value-type="float">
            <text:p><text:s/>331 </text:p>
          </table:table-cell>
          <table:table-cell table:style-name="ce72" table:formula="of:=SUM([.L170:.L176])" office:value-type="float" office:value="85577" calcext:value-type="float">
            <text:p><text:s/>85,577 </text:p>
          </table:table-cell>
          <table:table-cell table:style-name="ce63" table:number-columns-repeated="2"/>
          <table:table-cell table:style-name="ce63" table:formula="of:=[.Q176]/5463.3" office:value-type="float" office:value="15.6639759852104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0" calcext:value-type="date">
            <text:p>8/20/2020</text:p>
          </table:table-cell>
          <table:table-cell table:style-name="ce19" office:value-type="float" office:value="426744" calcext:value-type="float">
            <text:p>426,744</text:p>
          </table:table-cell>
          <table:table-cell table:style-name="ce19" office:value-type="float" office:value="19534" calcext:value-type="float">
            <text:p>19,534</text:p>
          </table:table-cell>
          <table:table-cell table:style-name="ce26" office:value-type="float" office:value="446278" calcext:value-type="float">
            <text:p>446,278</text:p>
          </table:table-cell>
          <table:table-cell table:style-name="ce26" office:value-type="float" office:value="77" calcext:value-type="float">
            <text:p>77</text:p>
          </table:table-cell>
          <table:table-cell table:style-name="ce31" table:formula="of:=([.C177]-[.C176])-[.E177]" office:value-type="float" office:value="0" calcext:value-type="float">
            <text:p>0</text:p>
          </table:table-cell>
          <table:table-cell table:style-name="ce40" table:formula="of:=[.E177]/([.D177]-[.D176])" office:value-type="percentage" office:value="0.00959980052362548" calcext:value-type="percentage">
            <text:p>1.0%</text:p>
          </table:table-cell>
          <table:table-cell table:style-name="ce19" office:value-type="float" office:value="4785" calcext:value-type="float">
            <text:p>4,785</text:p>
          </table:table-cell>
          <table:table-cell table:style-name="ce26" office:value-type="float" office:value="472145" calcext:value-type="float">
            <text:p>472,145</text:p>
          </table:table-cell>
          <table:table-cell table:style-name="ce58" office:value-type="float" office:value="12116" calcext:value-type="float">
            <text:p><text:s/>12,116 </text:p>
          </table:table-cell>
          <table:table-cell table:style-name="ce68" office:value-type="float" office:value="467249" calcext:value-type="float">
            <text:p><text:s/>467,249 </text:p>
          </table:table-cell>
          <table:table-cell table:style-name="ce74" table:formula="of:=[.H177]+[.J177]" office:value-type="float" office:value="16901" calcext:value-type="float">
            <text:p><text:s/>16,901 </text:p>
          </table:table-cell>
          <table:table-cell table:style-name="ce74" office:value-type="float" office:value="84" calcext:value-type="float">
            <text:p><text:s/>84 </text:p>
          </table:table-cell>
          <table:table-cell table:style-name="ce79" table:formula="of:=[.M177]/[.L177]" office:value-type="percentage" office:value="0.00497012011123602" calcext:value-type="percentage">
            <text:p>0.5%</text:p>
          </table:table-cell>
          <table:table-cell table:style-name="ce55" table:formula="of:=[.D177]-[.D170]" office:value-type="float" office:value="34575" calcext:value-type="float">
            <text:p><text:s/>34,575 </text:p>
          </table:table-cell>
          <table:table-cell table:style-name="ce55" table:formula="of:=SUM([.E171:.E177])" office:value-type="float" office:value="361" calcext:value-type="float">
            <text:p><text:s/>361 </text:p>
          </table:table-cell>
          <table:table-cell table:style-name="ce72" table:formula="of:=SUM([.L171:.L177])" office:value-type="float" office:value="89951" calcext:value-type="float">
            <text:p><text:s/>89,951 </text:p>
          </table:table-cell>
          <table:table-cell table:style-name="ce63" table:number-columns-repeated="2"/>
          <table:table-cell table:style-name="ce63" table:formula="of:=[.Q177]/5463.3" office:value-type="float" office:value="16.4645909981147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1" calcext:value-type="date">
            <text:p>8/21/2020</text:p>
          </table:table-cell>
          <table:table-cell table:style-name="ce19" office:value-type="float" office:value="433472" calcext:value-type="float">
            <text:p>433,472</text:p>
          </table:table-cell>
          <table:table-cell table:style-name="ce19" office:value-type="float" office:value="19605" calcext:value-type="float">
            <text:p>19,605</text:p>
          </table:table-cell>
          <table:table-cell table:style-name="ce26" office:value-type="float" office:value="453077" calcext:value-type="float">
            <text:p>453,077</text:p>
          </table:table-cell>
          <table:table-cell table:style-name="ce26" office:value-type="float" office:value="71" calcext:value-type="float">
            <text:p>71</text:p>
          </table:table-cell>
          <table:table-cell table:style-name="ce31" table:formula="of:=([.C178]-[.C177])-[.E178]" office:value-type="float" office:value="0" calcext:value-type="float">
            <text:p>0</text:p>
          </table:table-cell>
          <table:table-cell table:style-name="ce40" table:formula="of:=[.E178]/([.D178]-[.D177])" office:value-type="percentage" office:value="0.0104427121635535" calcext:value-type="percentage">
            <text:p>1.0%</text:p>
          </table:table-cell>
          <table:table-cell table:style-name="ce19" office:value-type="float" office:value="5044" calcext:value-type="float">
            <text:p>5,044</text:p>
          </table:table-cell>
          <table:table-cell table:style-name="ce26" office:value-type="float" office:value="477189" calcext:value-type="float">
            <text:p>477,189</text:p>
          </table:table-cell>
          <table:table-cell table:style-name="ce58" office:value-type="float" office:value="10275" calcext:value-type="float">
            <text:p><text:s/>10,275 </text:p>
          </table:table-cell>
          <table:table-cell table:style-name="ce68" office:value-type="float" office:value="477524" calcext:value-type="float">
            <text:p><text:s/>477,524 </text:p>
          </table:table-cell>
          <table:table-cell table:style-name="ce74" table:formula="of:=[.H178]+[.J178]" office:value-type="float" office:value="15319" calcext:value-type="float">
            <text:p><text:s/>15,319 </text:p>
          </table:table-cell>
          <table:table-cell table:style-name="ce74" office:value-type="float" office:value="77" calcext:value-type="float">
            <text:p><text:s/>77 </text:p>
          </table:table-cell>
          <table:table-cell table:style-name="ce79" table:formula="of:=[.M178]/[.L178]" office:value-type="percentage" office:value="0.00502643775703375" calcext:value-type="percentage">
            <text:p>0.5%</text:p>
          </table:table-cell>
          <table:table-cell table:style-name="ce55" table:formula="of:=[.D178]-[.D171]" office:value-type="float" office:value="37209" calcext:value-type="float">
            <text:p><text:s/>37,209 </text:p>
          </table:table-cell>
          <table:table-cell table:style-name="ce55" table:formula="of:=SUM([.E172:.E178])" office:value-type="float" office:value="367" calcext:value-type="float">
            <text:p><text:s/>367 </text:p>
          </table:table-cell>
          <table:table-cell table:style-name="ce72" table:formula="of:=SUM([.L172:.L178])" office:value-type="float" office:value="91279" calcext:value-type="float">
            <text:p><text:s/>91,279 </text:p>
          </table:table-cell>
          <table:table-cell table:style-name="ce63" table:number-columns-repeated="2"/>
          <table:table-cell table:style-name="ce63" table:formula="of:=[.Q178]/5463.3" office:value-type="float" office:value="16.7076675269526" calcext:value-type="float">
            <text:p><text:s/>17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2" calcext:value-type="date">
            <text:p>8/22/2020</text:p>
          </table:table-cell>
          <table:table-cell table:style-name="ce19" office:value-type="float" office:value="441439" calcext:value-type="float">
            <text:p>441,439</text:p>
          </table:table-cell>
          <table:table-cell table:style-name="ce19" office:value-type="float" office:value="19728" calcext:value-type="float">
            <text:p>19,728</text:p>
          </table:table-cell>
          <table:table-cell table:style-name="ce26" office:value-type="float" office:value="461167" calcext:value-type="float">
            <text:p>461,167</text:p>
          </table:table-cell>
          <table:table-cell table:style-name="ce26" office:value-type="float" office:value="123" calcext:value-type="float">
            <text:p>123</text:p>
          </table:table-cell>
          <table:table-cell table:style-name="ce31" table:formula="of:=([.C179]-[.C178])-[.E179]" office:value-type="float" office:value="0" calcext:value-type="float">
            <text:p>0</text:p>
          </table:table-cell>
          <table:table-cell table:style-name="ce40" table:formula="of:=[.E179]/([.D179]-[.D178])" office:value-type="percentage" office:value="0.015203955500618" calcext:value-type="percentage">
            <text:p>1.5%</text:p>
          </table:table-cell>
          <table:table-cell table:style-name="ce19" office:value-type="float" office:value="5583" calcext:value-type="float">
            <text:p>5,583</text:p>
          </table:table-cell>
          <table:table-cell table:style-name="ce26" office:value-type="float" office:value="482772" calcext:value-type="float">
            <text:p>482,772</text:p>
          </table:table-cell>
          <table:table-cell table:style-name="ce58" office:value-type="float" office:value="9513" calcext:value-type="float">
            <text:p><text:s/>9,513 </text:p>
          </table:table-cell>
          <table:table-cell table:style-name="ce68" office:value-type="float" office:value="487037" calcext:value-type="float">
            <text:p><text:s/>487,037 </text:p>
          </table:table-cell>
          <table:table-cell table:style-name="ce74" table:formula="of:=[.H179]+[.J179]" office:value-type="float" office:value="15096" calcext:value-type="float">
            <text:p><text:s/>15,096 </text:p>
          </table:table-cell>
          <table:table-cell table:style-name="ce74" office:value-type="float" office:value="132" calcext:value-type="float">
            <text:p><text:s/>132 </text:p>
          </table:table-cell>
          <table:table-cell table:style-name="ce79" table:formula="of:=[.M179]/[.L179]" office:value-type="percentage" office:value="0.00874403815580286" calcext:value-type="percentage">
            <text:p>0.9%</text:p>
          </table:table-cell>
          <table:table-cell table:style-name="ce55" table:formula="of:=[.D179]-[.D172]" office:value-type="float" office:value="40845" calcext:value-type="float">
            <text:p><text:s/>40,845 </text:p>
          </table:table-cell>
          <table:table-cell table:style-name="ce55" table:formula="of:=SUM([.E173:.E179])" office:value-type="float" office:value="439" calcext:value-type="float">
            <text:p><text:s/>439 </text:p>
          </table:table-cell>
          <table:table-cell table:style-name="ce72" table:formula="of:=SUM([.L173:.L179])" office:value-type="float" office:value="91052" calcext:value-type="float">
            <text:p><text:s/>91,052 </text:p>
          </table:table-cell>
          <table:table-cell table:style-name="ce63" table:number-columns-repeated="2"/>
          <table:table-cell table:style-name="ce63" table:formula="of:=[.Q179]/5463.3" office:value-type="float" office:value="16.6661175480021" calcext:value-type="float">
            <text:p><text:s/>17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3" calcext:value-type="date">
            <text:p>8/23/2020</text:p>
          </table:table-cell>
          <table:table-cell table:style-name="ce19" office:value-type="float" office:value="450691" calcext:value-type="float">
            <text:p>450,691</text:p>
          </table:table-cell>
          <table:table-cell table:style-name="ce19" office:value-type="float" office:value="19811" calcext:value-type="float">
            <text:p>19,811</text:p>
          </table:table-cell>
          <table:table-cell table:style-name="ce26" office:value-type="float" office:value="470502" calcext:value-type="float">
            <text:p>470,502</text:p>
          </table:table-cell>
          <table:table-cell table:style-name="ce26" office:value-type="float" office:value="83" calcext:value-type="float">
            <text:p>83</text:p>
          </table:table-cell>
          <table:table-cell table:style-name="ce31" table:formula="of:=([.C180]-[.C179])-[.E180]" office:value-type="float" office:value="0" calcext:value-type="float">
            <text:p>0</text:p>
          </table:table-cell>
          <table:table-cell table:style-name="ce40" table:formula="of:=[.E180]/([.D180]-[.D179])" office:value-type="percentage" office:value="0.00889126941617568" calcext:value-type="percentage">
            <text:p>0.9%</text:p>
          </table:table-cell>
          <table:table-cell table:style-name="ce19" office:value-type="float" office:value="3612" calcext:value-type="float">
            <text:p>3,612</text:p>
          </table:table-cell>
          <table:table-cell table:style-name="ce26" office:value-type="float" office:value="486384" calcext:value-type="float">
            <text:p>486,384</text:p>
          </table:table-cell>
          <table:table-cell table:style-name="ce58" office:value-type="float" office:value="15182" calcext:value-type="float">
            <text:p><text:s/>15,182 </text:p>
          </table:table-cell>
          <table:table-cell table:style-name="ce68" office:value-type="float" office:value="502219" calcext:value-type="float">
            <text:p><text:s/>502,219 </text:p>
          </table:table-cell>
          <table:table-cell table:style-name="ce74" table:formula="of:=[.H180]+[.J180]" office:value-type="float" office:value="18794" calcext:value-type="float">
            <text:p><text:s/>18,794 </text:p>
          </table:table-cell>
          <table:table-cell table:style-name="ce74" office:value-type="float" office:value="95" calcext:value-type="float">
            <text:p><text:s/>95 </text:p>
          </table:table-cell>
          <table:table-cell table:style-name="ce79" table:formula="of:=[.M180]/[.L180]" office:value-type="percentage" office:value="0.00505480472491221" calcext:value-type="percentage">
            <text:p>0.5%</text:p>
          </table:table-cell>
          <table:table-cell table:style-name="ce55" table:formula="of:=[.D180]-[.D173]" office:value-type="float" office:value="46091" calcext:value-type="float">
            <text:p><text:s/>46,091 </text:p>
          </table:table-cell>
          <table:table-cell table:style-name="ce55" table:formula="of:=SUM([.E174:.E180])" office:value-type="float" office:value="479" calcext:value-type="float">
            <text:p><text:s/>479 </text:p>
          </table:table-cell>
          <table:table-cell table:style-name="ce72" table:formula="of:=SUM([.L174:.L180])" office:value-type="float" office:value="98481" calcext:value-type="float">
            <text:p><text:s/>98,481 </text:p>
          </table:table-cell>
          <table:table-cell table:style-name="ce63" table:number-columns-repeated="2"/>
          <table:table-cell table:style-name="ce63" table:formula="of:=[.Q180]/5463.3" office:value-type="float" office:value="18.0259184009664" calcext:value-type="float">
            <text:p><text:s/>18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4" calcext:value-type="date">
            <text:p>8/24/2020</text:p>
          </table:table-cell>
          <table:table-cell table:style-name="ce19" office:value-type="float" office:value="456917" calcext:value-type="float">
            <text:p>456,917</text:p>
          </table:table-cell>
          <table:table-cell table:style-name="ce19" office:value-type="float" office:value="19877" calcext:value-type="float">
            <text:p>19,877</text:p>
          </table:table-cell>
          <table:table-cell table:style-name="ce26" office:value-type="float" office:value="476794" calcext:value-type="float">
            <text:p>476,794</text:p>
          </table:table-cell>
          <table:table-cell table:style-name="ce26" office:value-type="float" office:value="66" calcext:value-type="float">
            <text:p>66</text:p>
          </table:table-cell>
          <table:table-cell table:style-name="ce31" table:formula="of:=([.C181]-[.C180])-[.E181]" office:value-type="float" office:value="0" calcext:value-type="float">
            <text:p>0</text:p>
          </table:table-cell>
          <table:table-cell table:style-name="ce40" table:formula="of:=[.E181]/([.D181]-[.D180])" office:value-type="percentage" office:value="0.0104895104895105" calcext:value-type="percentage">
            <text:p>1.0%</text:p>
          </table:table-cell>
          <table:table-cell table:style-name="ce19" office:value-type="float" office:value="3293" calcext:value-type="float">
            <text:p>3,293</text:p>
          </table:table-cell>
          <table:table-cell table:style-name="ce26" office:value-type="float" office:value="489677" calcext:value-type="float">
            <text:p>489,677</text:p>
          </table:table-cell>
          <table:table-cell table:style-name="ce58" office:value-type="float" office:value="9145" calcext:value-type="float">
            <text:p><text:s/>9,145 </text:p>
          </table:table-cell>
          <table:table-cell table:style-name="ce68" office:value-type="float" office:value="511364" calcext:value-type="float">
            <text:p><text:s/>511,364 </text:p>
          </table:table-cell>
          <table:table-cell table:style-name="ce74" table:formula="of:=[.H181]+[.J181]" office:value-type="float" office:value="12438" calcext:value-type="float">
            <text:p><text:s/>12,438 </text:p>
          </table:table-cell>
          <table:table-cell table:style-name="ce74" office:value-type="float" office:value="76" calcext:value-type="float">
            <text:p><text:s/>76 </text:p>
          </table:table-cell>
          <table:table-cell table:style-name="ce79" table:formula="of:=[.M181]/[.L181]" office:value-type="percentage" office:value="0.00611030712333173" calcext:value-type="percentage">
            <text:p>0.6%</text:p>
          </table:table-cell>
          <table:table-cell table:style-name="ce55" table:formula="of:=[.D181]-[.D174]" office:value-type="float" office:value="48666" calcext:value-type="float">
            <text:p><text:s/>48,666 </text:p>
          </table:table-cell>
          <table:table-cell table:style-name="ce55" table:formula="of:=SUM([.E175:.E181])" office:value-type="float" office:value="519" calcext:value-type="float">
            <text:p><text:s/>519 </text:p>
          </table:table-cell>
          <table:table-cell table:style-name="ce72" table:formula="of:=SUM([.L175:.L181])" office:value-type="float" office:value="100715" calcext:value-type="float">
            <text:p><text:s/>100,715 </text:p>
          </table:table-cell>
          <table:table-cell table:style-name="ce72" table:formula="of:=SUM([.M175:.M181])" office:value-type="float" office:value="575" calcext:value-type="float">
            <text:p><text:s/>575 </text:p>
          </table:table-cell>
          <table:table-cell table:style-name="ce82" table:formula="of:=[.R181]/[.Q181]" office:value-type="percentage" office:value="0.00570917936752222" calcext:value-type="percentage">
            <text:p>0.6%</text:p>
          </table:table-cell>
          <table:table-cell table:style-name="ce63" table:formula="of:=[.Q181]/5463.3" office:value-type="float" office:value="18.4348287664964" calcext:value-type="float">
            <text:p><text:s/>18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5" calcext:value-type="date">
            <text:p>8/25/2020</text:p>
          </table:table-cell>
          <table:table-cell table:style-name="ce19" office:value-type="float" office:value="462273" calcext:value-type="float">
            <text:p>462,273</text:p>
          </table:table-cell>
          <table:table-cell table:style-name="ce19" office:value-type="float" office:value="19921" calcext:value-type="float">
            <text:p>19,921</text:p>
          </table:table-cell>
          <table:table-cell table:style-name="ce26" office:value-type="float" office:value="482194" calcext:value-type="float">
            <text:p>482,194</text:p>
          </table:table-cell>
          <table:table-cell table:style-name="ce26" office:value-type="float" office:value="44" calcext:value-type="float">
            <text:p>44</text:p>
          </table:table-cell>
          <table:table-cell table:style-name="ce31" table:formula="of:=([.C182]-[.C181])-[.E182]" office:value-type="float" office:value="0" calcext:value-type="float">
            <text:p>0</text:p>
          </table:table-cell>
          <table:table-cell table:style-name="ce40" table:formula="of:=[.E182]/([.D182]-[.D181])" office:value-type="percentage" office:value="0.00814814814814815" calcext:value-type="percentage">
            <text:p>0.8%</text:p>
          </table:table-cell>
          <table:table-cell table:style-name="ce19" office:value-type="float" office:value="4331" calcext:value-type="float">
            <text:p>4,331</text:p>
          </table:table-cell>
          <table:table-cell table:style-name="ce26" office:value-type="float" office:value="494008" calcext:value-type="float">
            <text:p>494,008</text:p>
          </table:table-cell>
          <table:table-cell table:style-name="ce58" office:value-type="float" office:value="12578" calcext:value-type="float">
            <text:p><text:s/>12,578 </text:p>
          </table:table-cell>
          <table:table-cell table:style-name="ce68" office:value-type="float" office:value="523942" calcext:value-type="float">
            <text:p><text:s/>523,942 </text:p>
          </table:table-cell>
          <table:table-cell table:style-name="ce74" table:formula="of:=[.H182]+[.J182]" office:value-type="float" office:value="16909" calcext:value-type="float">
            <text:p><text:s/>16,909 </text:p>
          </table:table-cell>
          <table:table-cell table:style-name="ce74" office:value-type="float" office:value="52" calcext:value-type="float">
            <text:p><text:s/>52 </text:p>
          </table:table-cell>
          <table:table-cell table:style-name="ce79" table:formula="of:=[.M182]/[.L182]" office:value-type="percentage" office:value="0.00307528535099651" calcext:value-type="percentage">
            <text:p>0.3%</text:p>
          </table:table-cell>
          <table:table-cell table:style-name="ce55" table:formula="of:=[.D182]-[.D175]" office:value-type="float" office:value="49345" calcext:value-type="float">
            <text:p><text:s/>49,345 </text:p>
          </table:table-cell>
          <table:table-cell table:style-name="ce55" table:formula="of:=SUM([.E176:.E182])" office:value-type="float" office:value="514" calcext:value-type="float">
            <text:p><text:s/>514 </text:p>
          </table:table-cell>
          <table:table-cell table:style-name="ce72" table:formula="of:=SUM([.L176:.L182])" office:value-type="float" office:value="106075" calcext:value-type="float">
            <text:p><text:s/>106,075 </text:p>
          </table:table-cell>
          <table:table-cell table:style-name="ce72" table:formula="of:=SUM([.M176:.M182])" office:value-type="float" office:value="573" calcext:value-type="float">
            <text:p><text:s/>573 </text:p>
          </table:table-cell>
          <table:table-cell table:style-name="ce82" table:formula="of:=[.R182]/[.Q182]" office:value-type="percentage" office:value="0.00540183832194202" calcext:value-type="percentage">
            <text:p>0.5%</text:p>
          </table:table-cell>
          <table:table-cell table:style-name="ce63" table:formula="of:=[.Q182]/5463.3" office:value-type="float" office:value="19.4159207804807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6" calcext:value-type="date">
            <text:p>8/26/2020</text:p>
          </table:table-cell>
          <table:table-cell table:style-name="ce19" office:value-type="float" office:value="474696" calcext:value-type="float">
            <text:p>474,696</text:p>
          </table:table-cell>
          <table:table-cell table:style-name="ce19" office:value-type="float" office:value="19988" calcext:value-type="float">
            <text:p>19,988</text:p>
          </table:table-cell>
          <table:table-cell table:style-name="ce26" office:value-type="float" office:value="494684" calcext:value-type="float">
            <text:p>494,684</text:p>
          </table:table-cell>
          <table:table-cell table:style-name="ce26" office:value-type="float" office:value="67" calcext:value-type="float">
            <text:p>67</text:p>
          </table:table-cell>
          <table:table-cell table:style-name="ce31" table:formula="of:=([.C183]-[.C182])-[.E183]" office:value-type="float" office:value="0" calcext:value-type="float">
            <text:p>0</text:p>
          </table:table-cell>
          <table:table-cell table:style-name="ce40" table:formula="of:=[.E183]/([.D183]-[.D182])" office:value-type="percentage" office:value="0.00536429143314652" calcext:value-type="percentage">
            <text:p>0.5%</text:p>
          </table:table-cell>
          <table:table-cell table:style-name="ce19" office:value-type="float" office:value="6267" calcext:value-type="float">
            <text:p>6,267</text:p>
          </table:table-cell>
          <table:table-cell table:style-name="ce26" office:value-type="float" office:value="500275" calcext:value-type="float">
            <text:p>500,275</text:p>
          </table:table-cell>
          <table:table-cell table:style-name="ce58" office:value-type="float" office:value="15873" calcext:value-type="float">
            <text:p><text:s/>15,873 </text:p>
          </table:table-cell>
          <table:table-cell table:style-name="ce68" office:value-type="float" office:value="539815" calcext:value-type="float">
            <text:p><text:s/>539,815 </text:p>
          </table:table-cell>
          <table:table-cell table:style-name="ce74" table:formula="of:=[.H183]+[.J183]" office:value-type="float" office:value="22140" calcext:value-type="float">
            <text:p><text:s/>22,140 </text:p>
          </table:table-cell>
          <table:table-cell table:style-name="ce74" office:value-type="float" office:value="78" calcext:value-type="float">
            <text:p><text:s/>78 </text:p>
          </table:table-cell>
          <table:table-cell table:style-name="ce79" table:formula="of:=[.M183]/[.L183]" office:value-type="percentage" office:value="0.0035230352303523" calcext:value-type="percentage">
            <text:p>0.4%</text:p>
          </table:table-cell>
          <table:table-cell table:style-name="ce55" table:formula="of:=[.D183]-[.D176]" office:value-type="float" office:value="56427" calcext:value-type="float">
            <text:p><text:s/>56,427 </text:p>
          </table:table-cell>
          <table:table-cell table:style-name="ce55" table:formula="of:=SUM([.E177:.E183])" office:value-type="float" office:value="531" calcext:value-type="float">
            <text:p><text:s/>531 </text:p>
          </table:table-cell>
          <table:table-cell table:style-name="ce72" table:formula="of:=SUM([.L177:.L183])" office:value-type="float" office:value="117597" calcext:value-type="float">
            <text:p><text:s/>117,597 </text:p>
          </table:table-cell>
          <table:table-cell table:style-name="ce72" table:formula="of:=SUM([.M177:.M183])" office:value-type="float" office:value="594" calcext:value-type="float">
            <text:p><text:s/>594 </text:p>
          </table:table-cell>
          <table:table-cell table:style-name="ce82" table:formula="of:=[.R183]/[.Q183]" office:value-type="percentage" office:value="0.00505114926401184" calcext:value-type="percentage">
            <text:p>0.5%</text:p>
          </table:table-cell>
          <table:table-cell table:style-name="ce63" table:formula="of:=[.Q183]/5463.3" office:value-type="float" office:value="21.524902531437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7" calcext:value-type="date">
            <text:p>8/27/2020</text:p>
          </table:table-cell>
          <table:table-cell table:style-name="ce19" office:value-type="float" office:value="490756" calcext:value-type="float">
            <text:p>490,756</text:p>
          </table:table-cell>
          <table:table-cell table:style-name="ce19" office:value-type="float" office:value="20056" calcext:value-type="float">
            <text:p>20,056</text:p>
          </table:table-cell>
          <table:table-cell table:style-name="ce26" office:value-type="float" office:value="510812" calcext:value-type="float">
            <text:p>510,812</text:p>
          </table:table-cell>
          <table:table-cell table:style-name="ce26" office:value-type="float" office:value="68" calcext:value-type="float">
            <text:p>68</text:p>
          </table:table-cell>
          <table:table-cell table:style-name="ce31" table:formula="of:=([.C184]-[.C183])-[.E184]" office:value-type="float" office:value="0" calcext:value-type="float">
            <text:p>0</text:p>
          </table:table-cell>
          <table:table-cell table:style-name="ce40" table:formula="of:=[.E184]/([.D184]-[.D183])" office:value-type="percentage" office:value="0.00421626984126984" calcext:value-type="percentage">
            <text:p>0.4%</text:p>
          </table:table-cell>
          <table:table-cell table:style-name="ce19" office:value-type="float" office:value="4964" calcext:value-type="float">
            <text:p>4,964</text:p>
          </table:table-cell>
          <table:table-cell table:style-name="ce26" office:value-type="float" office:value="509784" calcext:value-type="float">
            <text:p>509,784</text:p>
          </table:table-cell>
          <table:table-cell table:style-name="ce58" office:value-type="float" office:value="19291" calcext:value-type="float">
            <text:p><text:s/>19,291 </text:p>
          </table:table-cell>
          <table:table-cell table:style-name="ce68" office:value-type="float" office:value="559106" calcext:value-type="float">
            <text:p><text:s/>559,106 </text:p>
          </table:table-cell>
          <table:table-cell table:style-name="ce74" table:formula="of:=[.H184]+[.J184]" office:value-type="float" office:value="24255" calcext:value-type="float">
            <text:p><text:s/>24,255 </text:p>
          </table:table-cell>
          <table:table-cell table:style-name="ce74" office:value-type="float" office:value="91" calcext:value-type="float">
            <text:p><text:s/>91 </text:p>
          </table:table-cell>
          <table:table-cell table:style-name="ce79" table:formula="of:=[.M184]/[.L184]" office:value-type="percentage" office:value="0.00375180375180375" calcext:value-type="percentage">
            <text:p>0.4%</text:p>
          </table:table-cell>
          <table:table-cell table:style-name="ce55" table:formula="of:=[.D184]-[.D177]" office:value-type="float" office:value="64534" calcext:value-type="float">
            <text:p><text:s/>64,534 </text:p>
          </table:table-cell>
          <table:table-cell table:style-name="ce55" table:formula="of:=SUM([.E178:.E184])" office:value-type="float" office:value="522" calcext:value-type="float">
            <text:p><text:s/>522 </text:p>
          </table:table-cell>
          <table:table-cell table:style-name="ce72" table:formula="of:=SUM([.L178:.L184])" office:value-type="float" office:value="124951" calcext:value-type="float">
            <text:p><text:s/>124,951 </text:p>
          </table:table-cell>
          <table:table-cell table:style-name="ce72" table:formula="of:=SUM([.M178:.M184])" office:value-type="float" office:value="601" calcext:value-type="float">
            <text:p><text:s/>601 </text:p>
          </table:table-cell>
          <table:table-cell table:style-name="ce82" table:formula="of:=[.R184]/[.Q184]" office:value-type="percentage" office:value="0.00480988547510624" calcext:value-type="percentage">
            <text:p>0.5%</text:p>
          </table:table-cell>
          <table:table-cell table:style-name="ce63" table:formula="of:=[.Q184]/5463.3" office:value-type="float" office:value="22.8709754177878" calcext:value-type="float">
            <text:p><text:s/>23 </text:p>
          </table:table-cell>
          <table:table-cell/>
          <table:table-cell>
            <draw:custom-shape table:end-cell-address="'Table 5 - Testing'.AF186" table:end-x="0.4075in" table:end-y="0.1591in" draw:z-index="3" draw:name="TextBox 5" draw:style-name="gr4" draw:text-style-name="P4" svg:width="6.935in" svg:height="0.5138in" svg:x="0.1669in" svg:y="0.0012in">
              <text:p text:style-name="P1"><text:span text:style-name="T6">The figures for (iii) Daily NHS Lab tests on 27/08/20 were revised down from 9,509 to </text:span><text:span text:style-name="T6">4,964, on28/08/20, after an update from Health Protection Scotland. Corresponding </text:span><text:span text:style-name="T6">totals in section (v) were also updated.</text:span></text:p>
              <text:p text:style-name="P1"><text:span text:style-name="T6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2"/>
        </table:table-row>
        <table:table-row table:style-name="ro1">
          <table:table-cell table:style-name="ce7" office:value-type="date" office:date-value="2020-08-28" calcext:value-type="date">
            <text:p>8/28/2020</text:p>
          </table:table-cell>
          <table:table-cell table:style-name="ce19" office:value-type="float" office:value="499655" calcext:value-type="float">
            <text:p>499,655</text:p>
          </table:table-cell>
          <table:table-cell table:style-name="ce19" office:value-type="float" office:value="20107" calcext:value-type="float">
            <text:p>20,107</text:p>
          </table:table-cell>
          <table:table-cell table:style-name="ce26" office:value-type="float" office:value="519762" calcext:value-type="float">
            <text:p>519,762</text:p>
          </table:table-cell>
          <table:table-cell table:style-name="ce26" office:value-type="float" office:value="51" calcext:value-type="float">
            <text:p>51</text:p>
          </table:table-cell>
          <table:table-cell table:style-name="ce31" table:formula="of:=([.C185]-[.C184])-[.E185]" office:value-type="float" office:value="0" calcext:value-type="float">
            <text:p>0</text:p>
          </table:table-cell>
          <table:table-cell table:style-name="ce40" table:formula="of:=[.E185]/([.D185]-[.D184])" office:value-type="percentage" office:value="0.00569832402234637" calcext:value-type="percentage">
            <text:p>0.6%</text:p>
          </table:table-cell>
          <table:table-cell table:style-name="ce19" office:value-type="float" office:value="6401" calcext:value-type="float">
            <text:p>6,401</text:p>
          </table:table-cell>
          <table:table-cell table:style-name="ce26" office:value-type="float" office:value="511640" calcext:value-type="float">
            <text:p>511,640</text:p>
          </table:table-cell>
          <table:table-cell table:style-name="ce58" office:value-type="float" office:value="9253" calcext:value-type="float">
            <text:p><text:s/>9,253 </text:p>
          </table:table-cell>
          <table:table-cell table:style-name="ce68" office:value-type="float" office:value="568359" calcext:value-type="float">
            <text:p><text:s/>568,359 </text:p>
          </table:table-cell>
          <table:table-cell table:style-name="ce74" table:formula="of:=[.H185]+[.J185]" office:value-type="float" office:value="15654" calcext:value-type="float">
            <text:p><text:s/>15,654 </text:p>
          </table:table-cell>
          <table:table-cell table:style-name="ce74" office:value-type="float" office:value="62" calcext:value-type="float">
            <text:p><text:s/>62 </text:p>
          </table:table-cell>
          <table:table-cell table:style-name="ce79" table:formula="of:=[.M185]/[.L185]" office:value-type="percentage" office:value="0.00396064903539032" calcext:value-type="percentage">
            <text:p>0.4%</text:p>
          </table:table-cell>
          <table:table-cell table:style-name="ce55" table:formula="of:=[.D185]-[.D178]" office:value-type="float" office:value="66685" calcext:value-type="float">
            <text:p><text:s/>66,685 </text:p>
          </table:table-cell>
          <table:table-cell table:style-name="ce55" table:formula="of:=SUM([.E179:.E185])" office:value-type="float" office:value="502" calcext:value-type="float">
            <text:p><text:s/>502 </text:p>
          </table:table-cell>
          <table:table-cell table:style-name="ce72" table:formula="of:=SUM([.L179:.L185])" office:value-type="float" office:value="125286" calcext:value-type="float">
            <text:p><text:s/>125,286 </text:p>
          </table:table-cell>
          <table:table-cell table:style-name="ce72" table:formula="of:=SUM([.M179:.M185])" office:value-type="float" office:value="586" calcext:value-type="float">
            <text:p><text:s/>586 </text:p>
          </table:table-cell>
          <table:table-cell table:style-name="ce82" table:formula="of:=[.R185]/[.Q185]" office:value-type="percentage" office:value="0.00467729834139489" calcext:value-type="percentage">
            <text:p>0.5%</text:p>
          </table:table-cell>
          <table:table-cell table:style-name="ce63" table:formula="of:=[.Q185]/5463.3" office:value-type="float" office:value="22.9322936686618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9" calcext:value-type="date">
            <text:p>8/29/2020</text:p>
          </table:table-cell>
          <table:table-cell table:style-name="ce19" office:value-type="float" office:value="511940" calcext:value-type="float">
            <text:p>511,940</text:p>
          </table:table-cell>
          <table:table-cell table:style-name="ce19" office:value-type="float" office:value="20195" calcext:value-type="float">
            <text:p>20,195</text:p>
          </table:table-cell>
          <table:table-cell table:style-name="ce26" office:value-type="float" office:value="532135" calcext:value-type="float">
            <text:p>532,135</text:p>
          </table:table-cell>
          <table:table-cell table:style-name="ce26" office:value-type="float" office:value="88" calcext:value-type="float">
            <text:p>88</text:p>
          </table:table-cell>
          <table:table-cell table:style-name="ce31" table:formula="of:=([.C186]-[.C185])-[.E186]" office:value-type="float" office:value="0" calcext:value-type="float">
            <text:p>0</text:p>
          </table:table-cell>
          <table:table-cell table:style-name="ce40" table:formula="of:=[.E186]/([.D186]-[.D185])" office:value-type="percentage" office:value="0.00711226056736442" calcext:value-type="percentage">
            <text:p>0.7%</text:p>
          </table:table-cell>
          <table:table-cell table:style-name="ce19" office:value-type="float" office:value="5448" calcext:value-type="float">
            <text:p>5,448</text:p>
          </table:table-cell>
          <table:table-cell table:style-name="ce26" office:value-type="float" office:value="517088" calcext:value-type="float">
            <text:p>517,088</text:p>
          </table:table-cell>
          <table:table-cell table:style-name="ce58" office:value-type="float" office:value="15664" calcext:value-type="float">
            <text:p><text:s/>15,664 </text:p>
          </table:table-cell>
          <table:table-cell table:style-name="ce68" office:value-type="float" office:value="584023" calcext:value-type="float">
            <text:p><text:s/>584,023 </text:p>
          </table:table-cell>
          <table:table-cell table:style-name="ce74" table:formula="of:=[.H186]+[.J186]" office:value-type="float" office:value="21112" calcext:value-type="float">
            <text:p><text:s/>21,112 </text:p>
          </table:table-cell>
          <table:table-cell table:style-name="ce74" office:value-type="float" office:value="99" calcext:value-type="float">
            <text:p><text:s/>99 </text:p>
          </table:table-cell>
          <table:table-cell table:style-name="ce79" table:formula="of:=[.M186]/[.L186]" office:value-type="percentage" office:value="0.00468927624100038" calcext:value-type="percentage">
            <text:p>0.5%</text:p>
          </table:table-cell>
          <table:table-cell table:style-name="ce55" table:formula="of:=[.D186]-[.D179]" office:value-type="float" office:value="70968" calcext:value-type="float">
            <text:p><text:s/>70,968 </text:p>
          </table:table-cell>
          <table:table-cell table:style-name="ce55" table:formula="of:=SUM([.E180:.E186])" office:value-type="float" office:value="467" calcext:value-type="float">
            <text:p><text:s/>467 </text:p>
          </table:table-cell>
          <table:table-cell table:style-name="ce72" table:formula="of:=SUM([.L180:.L186])" office:value-type="float" office:value="131302" calcext:value-type="float">
            <text:p><text:s/>131,302 </text:p>
          </table:table-cell>
          <table:table-cell table:style-name="ce72" table:formula="of:=SUM([.M180:.M186])" office:value-type="float" office:value="553" calcext:value-type="float">
            <text:p><text:s/>553 </text:p>
          </table:table-cell>
          <table:table-cell table:style-name="ce82" table:formula="of:=[.R186]/[.Q186]" office:value-type="percentage" office:value="0.00421166471188558" calcext:value-type="percentage">
            <text:p>0.4%</text:p>
          </table:table-cell>
          <table:table-cell table:style-name="ce63" table:formula="of:=[.Q186]/5463.3" office:value-type="float" office:value="24.0334596306262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30" calcext:value-type="date">
            <text:p>8/30/2020</text:p>
          </table:table-cell>
          <table:table-cell table:style-name="ce19" office:value-type="float" office:value="527972" calcext:value-type="float">
            <text:p>527,972</text:p>
          </table:table-cell>
          <table:table-cell table:style-name="ce19" office:value-type="float" office:value="20318" calcext:value-type="float">
            <text:p>20,318</text:p>
          </table:table-cell>
          <table:table-cell table:style-name="ce26" office:value-type="float" office:value="548290" calcext:value-type="float">
            <text:p>548,290</text:p>
          </table:table-cell>
          <table:table-cell table:style-name="ce26" office:value-type="float" office:value="123" calcext:value-type="float">
            <text:p>123</text:p>
          </table:table-cell>
          <table:table-cell table:style-name="ce31" table:formula="of:=([.C187]-[.C186])-[.E187]" office:value-type="float" office:value="0" calcext:value-type="float">
            <text:p>0</text:p>
          </table:table-cell>
          <table:table-cell table:style-name="ce40" table:formula="of:=[.E187]/([.D187]-[.D186])" office:value-type="percentage" office:value="0.00761374187558032" calcext:value-type="percentage">
            <text:p>0.8%</text:p>
          </table:table-cell>
          <table:table-cell table:style-name="ce19" office:value-type="float" office:value="4093" calcext:value-type="float">
            <text:p>4,093</text:p>
          </table:table-cell>
          <table:table-cell table:style-name="ce26" office:value-type="float" office:value="521181" calcext:value-type="float">
            <text:p>521,181</text:p>
          </table:table-cell>
          <table:table-cell table:style-name="ce58" office:value-type="float" office:value="22693" calcext:value-type="float">
            <text:p><text:s/>22,693 </text:p>
          </table:table-cell>
          <table:table-cell table:style-name="ce68" office:value-type="float" office:value="606716" calcext:value-type="float">
            <text:p><text:s/>606,716 </text:p>
          </table:table-cell>
          <table:table-cell table:style-name="ce74" table:formula="of:=[.H187]+[.J187]" office:value-type="float" office:value="26786" calcext:value-type="float">
            <text:p><text:s/>26,786 </text:p>
          </table:table-cell>
          <table:table-cell table:style-name="ce74" office:value-type="float" office:value="137" calcext:value-type="float">
            <text:p><text:s/>137 </text:p>
          </table:table-cell>
          <table:table-cell table:style-name="ce79" table:formula="of:=[.M187]/[.L187]" office:value-type="percentage" office:value="0.00511461211080415" calcext:value-type="percentage">
            <text:p>0.5%</text:p>
          </table:table-cell>
          <table:table-cell table:style-name="ce55" table:formula="of:=[.D187]-[.D180]" office:value-type="float" office:value="77788" calcext:value-type="float">
            <text:p><text:s/>77,788 </text:p>
          </table:table-cell>
          <table:table-cell table:style-name="ce55" table:formula="of:=SUM([.E181:.E187])" office:value-type="float" office:value="507" calcext:value-type="float">
            <text:p><text:s/>507 </text:p>
          </table:table-cell>
          <table:table-cell table:style-name="ce72" table:formula="of:=SUM([.L181:.L187])" office:value-type="float" office:value="139294" calcext:value-type="float">
            <text:p><text:s/>139,294 </text:p>
          </table:table-cell>
          <table:table-cell table:style-name="ce72" table:formula="of:=SUM([.M181:.M187])" office:value-type="float" office:value="595" calcext:value-type="float">
            <text:p><text:s/>595 </text:p>
          </table:table-cell>
          <table:table-cell table:style-name="ce82" table:formula="of:=[.R187]/[.Q187]" office:value-type="percentage" office:value="0.00427154076988241" calcext:value-type="percentage">
            <text:p>0.4%</text:p>
          </table:table-cell>
          <table:table-cell table:style-name="ce63" table:formula="of:=[.Q187]/5463.3" office:value-type="float" office:value="25.4963117529698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31" calcext:value-type="date">
            <text:p>8/31/2020</text:p>
          </table:table-cell>
          <table:table-cell table:style-name="ce19" office:value-type="float" office:value="544807" calcext:value-type="float">
            <text:p>544,807</text:p>
          </table:table-cell>
          <table:table-cell table:style-name="ce19" office:value-type="float" office:value="20478" calcext:value-type="float">
            <text:p>20,478</text:p>
          </table:table-cell>
          <table:table-cell table:style-name="ce26" office:value-type="float" office:value="565285" calcext:value-type="float">
            <text:p>565,285</text:p>
          </table:table-cell>
          <table:table-cell table:style-name="ce26" office:value-type="float" office:value="160" calcext:value-type="float">
            <text:p>160</text:p>
          </table:table-cell>
          <table:table-cell table:style-name="ce31" table:formula="of:=([.C188]-[.C187])-[.E188]" office:value-type="float" office:value="0" calcext:value-type="float">
            <text:p>0</text:p>
          </table:table-cell>
          <table:table-cell table:style-name="ce40" table:formula="of:=[.E188]/([.D188]-[.D187])" office:value-type="percentage" office:value="0.00941453368637835" calcext:value-type="percentage">
            <text:p>0.9%</text:p>
          </table:table-cell>
          <table:table-cell table:style-name="ce19" office:value-type="float" office:value="3372" calcext:value-type="float">
            <text:p>3,372</text:p>
          </table:table-cell>
          <table:table-cell table:style-name="ce26" office:value-type="float" office:value="524553" calcext:value-type="float">
            <text:p>524,553</text:p>
          </table:table-cell>
          <table:table-cell table:style-name="ce58" office:value-type="float" office:value="22946" calcext:value-type="float">
            <text:p><text:s/>22,946 </text:p>
          </table:table-cell>
          <table:table-cell table:style-name="ce68" office:value-type="float" office:value="629662" calcext:value-type="float">
            <text:p><text:s/>629,662 </text:p>
          </table:table-cell>
          <table:table-cell table:style-name="ce74" table:formula="of:=[.H188]+[.J188]" office:value-type="float" office:value="26318" calcext:value-type="float">
            <text:p><text:s/>26,318 </text:p>
          </table:table-cell>
          <table:table-cell table:style-name="ce74" office:value-type="float" office:value="184" calcext:value-type="float">
            <text:p><text:s/>184 </text:p>
          </table:table-cell>
          <table:table-cell table:style-name="ce79" table:formula="of:=[.M188]/[.L188]" office:value-type="percentage" office:value="0.00699141272133141" calcext:value-type="percentage">
            <text:p>0.7%</text:p>
          </table:table-cell>
          <table:table-cell table:style-name="ce55" table:formula="of:=[.D188]-[.D181]" office:value-type="float" office:value="88491" calcext:value-type="float">
            <text:p><text:s/>88,491 </text:p>
          </table:table-cell>
          <table:table-cell table:style-name="ce55" table:formula="of:=SUM([.E182:.E188])" office:value-type="float" office:value="601" calcext:value-type="float">
            <text:p><text:s/>601 </text:p>
          </table:table-cell>
          <table:table-cell table:style-name="ce72" table:formula="of:=SUM([.L182:.L188])" office:value-type="float" office:value="153174" calcext:value-type="float">
            <text:p><text:s/>153,174 </text:p>
          </table:table-cell>
          <table:table-cell table:style-name="ce72" table:formula="of:=SUM([.M182:.M188])" office:value-type="float" office:value="703" calcext:value-type="float">
            <text:p><text:s/>703 </text:p>
          </table:table-cell>
          <table:table-cell table:style-name="ce82" table:formula="of:=[.R188]/[.Q188]" office:value-type="percentage" office:value="0.00458955175160275" calcext:value-type="percentage">
            <text:p>0.5%</text:p>
          </table:table-cell>
          <table:table-cell table:style-name="ce63" table:formula="of:=[.Q188]/5463.3" office:value-type="float" office:value="28.0369007742573" calcext:value-type="float">
            <text:p><text:s/>28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1" calcext:value-type="date">
            <text:p>9/1/2020</text:p>
          </table:table-cell>
          <table:table-cell table:style-name="ce19" office:value-type="float" office:value="557342" calcext:value-type="float">
            <text:p>557,342</text:p>
          </table:table-cell>
          <table:table-cell table:style-name="ce19" office:value-type="float" office:value="20632" calcext:value-type="float">
            <text:p>20,632</text:p>
          </table:table-cell>
          <table:table-cell table:style-name="ce26" office:value-type="float" office:value="577974" calcext:value-type="float">
            <text:p>577,974</text:p>
          </table:table-cell>
          <table:table-cell table:style-name="ce26" office:value-type="float" office:value="154" calcext:value-type="float">
            <text:p>154</text:p>
          </table:table-cell>
          <table:table-cell table:style-name="ce31" table:formula="of:=([.C189]-[.C188])-[.E189]" office:value-type="float" office:value="0" calcext:value-type="float">
            <text:p>0</text:p>
          </table:table-cell>
          <table:table-cell table:style-name="ce40" table:formula="of:=[.E189]/([.D189]-[.D188])" office:value-type="percentage" office:value="0.0121364961777918" calcext:value-type="percentage">
            <text:p>1.2%</text:p>
          </table:table-cell>
          <table:table-cell table:style-name="ce19" office:value-type="float" office:value="4620" calcext:value-type="float">
            <text:p>4,620</text:p>
          </table:table-cell>
          <table:table-cell table:style-name="ce26" office:value-type="float" office:value="529173" calcext:value-type="float">
            <text:p>529,173</text:p>
          </table:table-cell>
          <table:table-cell table:style-name="ce58" office:value-type="float" office:value="17178" calcext:value-type="float">
            <text:p><text:s/>17,178 </text:p>
          </table:table-cell>
          <table:table-cell table:style-name="ce68" office:value-type="float" office:value="646840" calcext:value-type="float">
            <text:p><text:s/>646,840 </text:p>
          </table:table-cell>
          <table:table-cell table:style-name="ce74" table:formula="of:=[.H189]+[.J189]" office:value-type="float" office:value="21798" calcext:value-type="float">
            <text:p><text:s/>21,798 </text:p>
          </table:table-cell>
          <table:table-cell table:style-name="ce74" office:value-type="float" office:value="165" calcext:value-type="float">
            <text:p><text:s/>165 </text:p>
          </table:table-cell>
          <table:table-cell table:style-name="ce79" table:formula="of:=[.M189]/[.L189]" office:value-type="percentage" office:value="0.00756950178915497" calcext:value-type="percentage">
            <text:p>0.8%</text:p>
          </table:table-cell>
          <table:table-cell table:style-name="ce55" table:formula="of:=[.D189]-[.D182]" office:value-type="float" office:value="95780" calcext:value-type="float">
            <text:p><text:s/>95,780 </text:p>
          </table:table-cell>
          <table:table-cell table:style-name="ce55" table:formula="of:=SUM([.E183:.E189])" office:value-type="float" office:value="711" calcext:value-type="float">
            <text:p><text:s/>711 </text:p>
          </table:table-cell>
          <table:table-cell table:style-name="ce72" table:formula="of:=SUM([.L183:.L189])" office:value-type="float" office:value="158063" calcext:value-type="float">
            <text:p><text:s/>158,063 </text:p>
          </table:table-cell>
          <table:table-cell table:style-name="ce72" table:formula="of:=SUM([.M183:.M189])" office:value-type="float" office:value="816" calcext:value-type="float">
            <text:p><text:s/>816 </text:p>
          </table:table-cell>
          <table:table-cell table:style-name="ce82" table:formula="of:=[.R189]/[.Q189]" office:value-type="percentage" office:value="0.00516249849743457" calcext:value-type="percentage">
            <text:p>0.5%</text:p>
          </table:table-cell>
          <table:table-cell table:style-name="ce63" table:formula="of:=[.Q189]/5463.3" office:value-type="float" office:value="28.9317811579082" calcext:value-type="float">
            <text:p><text:s/>2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2" calcext:value-type="date">
            <text:p>9/2/2020</text:p>
          </table:table-cell>
          <table:table-cell table:style-name="ce19" office:value-type="float" office:value="573067" calcext:value-type="float">
            <text:p>573,067</text:p>
          </table:table-cell>
          <table:table-cell table:style-name="ce19" office:value-type="float" office:value="20788" calcext:value-type="float">
            <text:p>20,788</text:p>
          </table:table-cell>
          <table:table-cell table:style-name="ce26" office:value-type="float" office:value="593855" calcext:value-type="float">
            <text:p>593,855</text:p>
          </table:table-cell>
          <table:table-cell table:style-name="ce26" office:value-type="float" office:value="156" calcext:value-type="float">
            <text:p>156</text:p>
          </table:table-cell>
          <table:table-cell table:style-name="ce31" table:formula="of:=([.C190]-[.C189])-[.E190]" office:value-type="float" office:value="0" calcext:value-type="float">
            <text:p>0</text:p>
          </table:table-cell>
          <table:table-cell table:style-name="ce40" table:formula="of:=[.E190]/([.D190]-[.D189])" office:value-type="percentage" office:value="0.00982305900132234" calcext:value-type="percentage">
            <text:p>1.0%</text:p>
          </table:table-cell>
          <table:table-cell table:style-name="ce19" office:value-type="float" office:value="5955" calcext:value-type="float">
            <text:p>5,955</text:p>
          </table:table-cell>
          <table:table-cell table:style-name="ce26" office:value-type="float" office:value="535128" calcext:value-type="float">
            <text:p>535,128</text:p>
          </table:table-cell>
          <table:table-cell table:style-name="ce58" office:value-type="float" office:value="21291" calcext:value-type="float">
            <text:p><text:s/>21,291 </text:p>
          </table:table-cell>
          <table:table-cell table:style-name="ce68" office:value-type="float" office:value="668131" calcext:value-type="float">
            <text:p><text:s/>668,131 </text:p>
          </table:table-cell>
          <table:table-cell table:style-name="ce74" table:formula="of:=[.H190]+[.J190]" office:value-type="float" office:value="27246" calcext:value-type="float">
            <text:p><text:s/>27,246 </text:p>
          </table:table-cell>
          <table:table-cell table:style-name="ce74" office:value-type="float" office:value="133" calcext:value-type="float">
            <text:p><text:s/>133 </text:p>
          </table:table-cell>
          <table:table-cell table:style-name="ce79" table:formula="of:=[.M190]/[.L190]" office:value-type="percentage" office:value="0.00488145048814505" calcext:value-type="percentage">
            <text:p>0.5%</text:p>
          </table:table-cell>
          <table:table-cell table:style-name="ce55" table:formula="of:=[.D190]-[.D183]" office:value-type="float" office:value="99171" calcext:value-type="float">
            <text:p><text:s/>99,171 </text:p>
          </table:table-cell>
          <table:table-cell table:style-name="ce55" table:formula="of:=SUM([.E184:.E190])" office:value-type="float" office:value="800" calcext:value-type="float">
            <text:p><text:s/>800 </text:p>
          </table:table-cell>
          <table:table-cell table:style-name="ce72" table:formula="of:=SUM([.L184:.L190])" office:value-type="float" office:value="163169" calcext:value-type="float">
            <text:p><text:s/>163,169 </text:p>
          </table:table-cell>
          <table:table-cell table:style-name="ce72" table:formula="of:=SUM([.M184:.M190])" office:value-type="float" office:value="871" calcext:value-type="float">
            <text:p><text:s/>871 </text:p>
          </table:table-cell>
          <table:table-cell table:style-name="ce82" table:formula="of:=[.R190]/[.Q190]" office:value-type="percentage" office:value="0.00533802376676942" calcext:value-type="percentage">
            <text:p>0.5%</text:p>
          </table:table-cell>
          <table:table-cell table:style-name="ce63" table:formula="of:=[.Q190]/5463.3" office:value-type="float" office:value="29.8663811249611" calcext:value-type="float">
            <text:p><text:s/>3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3" calcext:value-type="date">
            <text:p>9/3/2020</text:p>
          </table:table-cell>
          <table:table-cell table:style-name="ce19" office:value-type="float" office:value="581906" calcext:value-type="float">
            <text:p>581,906</text:p>
          </table:table-cell>
          <table:table-cell table:style-name="ce19" office:value-type="float" office:value="20889" calcext:value-type="float">
            <text:p>20,889</text:p>
          </table:table-cell>
          <table:table-cell table:style-name="ce26" office:value-type="float" office:value="602795" calcext:value-type="float">
            <text:p>602,795</text:p>
          </table:table-cell>
          <table:table-cell table:style-name="ce26" office:value-type="float" office:value="101" calcext:value-type="float">
            <text:p>101</text:p>
          </table:table-cell>
          <table:table-cell table:style-name="ce31" table:formula="of:=([.C191]-[.C190])-[.E191]" office:value-type="float" office:value="0" calcext:value-type="float">
            <text:p>0</text:p>
          </table:table-cell>
          <table:table-cell table:style-name="ce40" table:formula="of:=[.E191]/([.D191]-[.D190])" office:value-type="percentage" office:value="0.0112975391498881" calcext:value-type="percentage">
            <text:p>1.1%</text:p>
          </table:table-cell>
          <table:table-cell table:style-name="ce19" office:value-type="float" office:value="6217" calcext:value-type="float">
            <text:p>6,217</text:p>
          </table:table-cell>
          <table:table-cell table:style-name="ce26" office:value-type="float" office:value="541345" calcext:value-type="float">
            <text:p>541,345</text:p>
          </table:table-cell>
          <table:table-cell table:style-name="ce58" office:value-type="float" office:value="14341" calcext:value-type="float">
            <text:p><text:s/>14,341 </text:p>
          </table:table-cell>
          <table:table-cell table:style-name="ce68" office:value-type="float" office:value="682472" calcext:value-type="float">
            <text:p><text:s/>682,472 </text:p>
          </table:table-cell>
          <table:table-cell table:style-name="ce74" table:formula="of:=[.H191]+[.J191]" office:value-type="float" office:value="20558" calcext:value-type="float">
            <text:p><text:s/>20,558 </text:p>
          </table:table-cell>
          <table:table-cell table:style-name="ce74" office:value-type="float" office:value="114" calcext:value-type="float">
            <text:p><text:s/>114 </text:p>
          </table:table-cell>
          <table:table-cell table:style-name="ce79" table:formula="of:=[.M191]/[.L191]" office:value-type="percentage" office:value="0.0055452865064695" calcext:value-type="percentage">
            <text:p>0.6%</text:p>
          </table:table-cell>
          <table:table-cell table:style-name="ce55" table:formula="of:=[.D191]-[.D184]" office:value-type="float" office:value="91983" calcext:value-type="float">
            <text:p><text:s/>91,983 </text:p>
          </table:table-cell>
          <table:table-cell table:style-name="ce55" table:formula="of:=SUM([.E185:.E191])" office:value-type="float" office:value="833" calcext:value-type="float">
            <text:p><text:s/>833 </text:p>
          </table:table-cell>
          <table:table-cell table:style-name="ce72" table:formula="of:=SUM([.L185:.L191])" office:value-type="float" office:value="159472" calcext:value-type="float">
            <text:p><text:s/>159,472 </text:p>
          </table:table-cell>
          <table:table-cell table:style-name="ce72" table:formula="of:=SUM([.M185:.M191])" office:value-type="float" office:value="894" calcext:value-type="float">
            <text:p><text:s/>894 </text:p>
          </table:table-cell>
          <table:table-cell table:style-name="ce82" table:formula="of:=[.R191]/[.Q191]" office:value-type="percentage" office:value="0.00560599979933782" calcext:value-type="percentage">
            <text:p>0.6%</text:p>
          </table:table-cell>
          <table:table-cell table:style-name="ce63" table:formula="of:=[.Q191]/5463.3" office:value-type="float" office:value="29.1896838906888" calcext:value-type="float">
            <text:p><text:s/>2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4" calcext:value-type="date">
            <text:p>9/4/2020</text:p>
          </table:table-cell>
          <table:table-cell table:style-name="ce19" office:value-type="float" office:value="591942" calcext:value-type="float">
            <text:p>591,942</text:p>
          </table:table-cell>
          <table:table-cell table:style-name="ce19" office:value-type="float" office:value="21048" calcext:value-type="float">
            <text:p>21,048</text:p>
          </table:table-cell>
          <table:table-cell table:style-name="ce26" office:value-type="float" office:value="612990" calcext:value-type="float">
            <text:p>612,990</text:p>
          </table:table-cell>
          <table:table-cell table:style-name="ce26" office:value-type="float" office:value="159" calcext:value-type="float">
            <text:p>159</text:p>
          </table:table-cell>
          <table:table-cell table:style-name="ce31" table:formula="of:=([.C192]-[.C191])-[.E192]" office:value-type="float" office:value="0" calcext:value-type="float">
            <text:p>0</text:p>
          </table:table-cell>
          <table:table-cell table:style-name="ce40" table:formula="of:=[.E192]/([.D192]-[.D191])" office:value-type="percentage" office:value="0.0155958803334968" calcext:value-type="percentage">
            <text:p>1.6%</text:p>
          </table:table-cell>
          <table:table-cell table:style-name="ce19" office:value-type="float" office:value="4943" calcext:value-type="float">
            <text:p>4,943</text:p>
          </table:table-cell>
          <table:table-cell table:style-name="ce26" office:value-type="float" office:value="546288" calcext:value-type="float">
            <text:p>546,288</text:p>
          </table:table-cell>
          <table:table-cell table:style-name="ce58" office:value-type="float" office:value="13323" calcext:value-type="float">
            <text:p><text:s/>13,323 </text:p>
          </table:table-cell>
          <table:table-cell table:style-name="ce68" office:value-type="float" office:value="695795" calcext:value-type="float">
            <text:p><text:s/>695,795 </text:p>
          </table:table-cell>
          <table:table-cell table:style-name="ce74" table:formula="of:=[.H192]+[.J192]" office:value-type="float" office:value="18266" calcext:value-type="float">
            <text:p><text:s/>18,266 </text:p>
          </table:table-cell>
          <table:table-cell table:style-name="ce74" office:value-type="float" office:value="165" calcext:value-type="float">
            <text:p><text:s/>165 </text:p>
          </table:table-cell>
          <table:table-cell table:style-name="ce79" table:formula="of:=[.M192]/[.L192]" office:value-type="percentage" office:value="0.00903317639329903" calcext:value-type="percentage">
            <text:p>0.9%</text:p>
          </table:table-cell>
          <table:table-cell table:style-name="ce55" table:formula="of:=[.D192]-[.D185]" office:value-type="float" office:value="93228" calcext:value-type="float">
            <text:p><text:s/>93,228 </text:p>
          </table:table-cell>
          <table:table-cell table:style-name="ce55" table:formula="of:=SUM([.E186:.E192])" office:value-type="float" office:value="941" calcext:value-type="float">
            <text:p><text:s/>941 </text:p>
          </table:table-cell>
          <table:table-cell table:style-name="ce72" table:formula="of:=SUM([.L186:.L192])" office:value-type="float" office:value="162084" calcext:value-type="float">
            <text:p><text:s/>162,084 </text:p>
          </table:table-cell>
          <table:table-cell table:style-name="ce72" table:formula="of:=SUM([.M186:.M192])" office:value-type="float" office:value="997" calcext:value-type="float">
            <text:p><text:s/>997 </text:p>
          </table:table-cell>
          <table:table-cell table:style-name="ce82" table:formula="of:=[.R192]/[.Q192]" office:value-type="percentage" office:value="0.00615113151205548" calcext:value-type="percentage">
            <text:p>0.6%</text:p>
          </table:table-cell>
          <table:table-cell table:style-name="ce63" table:formula="of:=[.Q192]/5463.3" office:value-type="float" office:value="29.6677832079512" calcext:value-type="float">
            <text:p><text:s/>3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5" calcext:value-type="date">
            <text:p>9/5/2020</text:p>
          </table:table-cell>
          <table:table-cell table:style-name="ce19" office:value-type="float" office:value="600929" calcext:value-type="float">
            <text:p>600,929</text:p>
          </table:table-cell>
          <table:table-cell table:style-name="ce19" office:value-type="float" office:value="21189" calcext:value-type="float">
            <text:p>21,189</text:p>
          </table:table-cell>
          <table:table-cell table:style-name="ce26" office:value-type="float" office:value="622118" calcext:value-type="float">
            <text:p>622,118</text:p>
          </table:table-cell>
          <table:table-cell table:style-name="ce26" office:value-type="float" office:value="141" calcext:value-type="float">
            <text:p>141</text:p>
          </table:table-cell>
          <table:table-cell table:style-name="ce31" table:formula="of:=([.C193]-[.C192])-[.E193]" office:value-type="float" office:value="0" calcext:value-type="float">
            <text:p>0</text:p>
          </table:table-cell>
          <table:table-cell table:style-name="ce40" table:formula="of:=[.E193]/([.D193]-[.D192])" office:value-type="percentage" office:value="0.0154469763365469" calcext:value-type="percentage">
            <text:p>1.5%</text:p>
          </table:table-cell>
          <table:table-cell table:style-name="ce19" office:value-type="float" office:value="5725" calcext:value-type="float">
            <text:p>5,725</text:p>
          </table:table-cell>
          <table:table-cell table:style-name="ce26" office:value-type="float" office:value="552013" calcext:value-type="float">
            <text:p>552,013</text:p>
          </table:table-cell>
          <table:table-cell table:style-name="ce58" office:value-type="float" office:value="9893" calcext:value-type="float">
            <text:p><text:s/>9,893 </text:p>
          </table:table-cell>
          <table:table-cell table:style-name="ce68" office:value-type="float" office:value="705688" calcext:value-type="float">
            <text:p><text:s/>705,688 </text:p>
          </table:table-cell>
          <table:table-cell table:style-name="ce74" table:formula="of:=[.H193]+[.J193]" office:value-type="float" office:value="15618" calcext:value-type="float">
            <text:p><text:s/>15,618 </text:p>
          </table:table-cell>
          <table:table-cell table:style-name="ce74" office:value-type="float" office:value="162" calcext:value-type="float">
            <text:p><text:s/>162 </text:p>
          </table:table-cell>
          <table:table-cell table:style-name="ce79" table:formula="of:=[.M193]/[.L193]" office:value-type="percentage" office:value="0.0103726469458317" calcext:value-type="percentage">
            <text:p>1.0%</text:p>
          </table:table-cell>
          <table:table-cell table:style-name="ce55" table:formula="of:=[.D193]-[.D186]" office:value-type="float" office:value="89983" calcext:value-type="float">
            <text:p><text:s/>89,983 </text:p>
          </table:table-cell>
          <table:table-cell table:style-name="ce55" table:formula="of:=SUM([.E187:.E193])" office:value-type="float" office:value="994" calcext:value-type="float">
            <text:p><text:s/>994 </text:p>
          </table:table-cell>
          <table:table-cell table:style-name="ce72" table:formula="of:=SUM([.L187:.L193])" office:value-type="float" office:value="156590" calcext:value-type="float">
            <text:p><text:s/>156,590 </text:p>
          </table:table-cell>
          <table:table-cell table:style-name="ce72" table:formula="of:=SUM([.M187:.M193])" office:value-type="float" office:value="1060" calcext:value-type="float">
            <text:p><text:s/>1,060 </text:p>
          </table:table-cell>
          <table:table-cell table:style-name="ce82" table:formula="of:=[.R193]/[.Q193]" office:value-type="percentage" office:value="0.00676927006833131" calcext:value-type="percentage">
            <text:p>0.7%</text:p>
          </table:table-cell>
          <table:table-cell table:style-name="ce63" table:formula="of:=[.Q193]/5463.3" office:value-type="float" office:value="28.6621638936174" calcext:value-type="float">
            <text:p><text:s/>2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6" calcext:value-type="date">
            <text:p>9/6/2020</text:p>
          </table:table-cell>
          <table:table-cell table:style-name="ce19" office:value-type="float" office:value="609956" calcext:value-type="float">
            <text:p>609,956</text:p>
          </table:table-cell>
          <table:table-cell table:style-name="ce19" office:value-type="float" office:value="21397" calcext:value-type="float">
            <text:p>21,397</text:p>
          </table:table-cell>
          <table:table-cell table:style-name="ce26" office:value-type="float" office:value="631353" calcext:value-type="float">
            <text:p>631,353</text:p>
          </table:table-cell>
          <table:table-cell table:style-name="ce26" office:value-type="float" office:value="208" calcext:value-type="float">
            <text:p>208</text:p>
          </table:table-cell>
          <table:table-cell table:style-name="ce31" table:formula="of:=([.C194]-[.C193])-[.E194]" office:value-type="float" office:value="0" calcext:value-type="float">
            <text:p>0</text:p>
          </table:table-cell>
          <table:table-cell table:style-name="ce40" table:formula="of:=[.E194]/([.D194]-[.D193])" office:value-type="percentage" office:value="0.0225230102869518" calcext:value-type="percentage">
            <text:p>2.3%</text:p>
          </table:table-cell>
          <table:table-cell table:style-name="ce19" office:value-type="float" office:value="4248" calcext:value-type="float">
            <text:p>4,248</text:p>
          </table:table-cell>
          <table:table-cell table:style-name="ce26" office:value-type="float" office:value="556261" calcext:value-type="float">
            <text:p>556,261</text:p>
          </table:table-cell>
          <table:table-cell table:style-name="ce58" office:value-type="float" office:value="14170" calcext:value-type="float">
            <text:p><text:s/>14,170 </text:p>
          </table:table-cell>
          <table:table-cell table:style-name="ce68" office:value-type="float" office:value="719858" calcext:value-type="float">
            <text:p><text:s/>719,858 </text:p>
          </table:table-cell>
          <table:table-cell table:style-name="ce74" table:formula="of:=[.H194]+[.J194]" office:value-type="float" office:value="18418" calcext:value-type="float">
            <text:p><text:s/>18,418 </text:p>
          </table:table-cell>
          <table:table-cell table:style-name="ce74" office:value-type="float" office:value="224" calcext:value-type="float">
            <text:p><text:s/>224 </text:p>
          </table:table-cell>
          <table:table-cell table:style-name="ce79" table:formula="of:=[.M194]/[.L194]" office:value-type="percentage" office:value="0.0121620154196981" calcext:value-type="percentage">
            <text:p>1.2%</text:p>
          </table:table-cell>
          <table:table-cell table:style-name="ce55" table:formula="of:=[.D194]-[.D187]" office:value-type="float" office:value="83063" calcext:value-type="float">
            <text:p><text:s/>83,063 </text:p>
          </table:table-cell>
          <table:table-cell table:style-name="ce55" table:formula="of:=SUM([.E188:.E194])" office:value-type="float" office:value="1079" calcext:value-type="float">
            <text:p><text:s/>1,079 </text:p>
          </table:table-cell>
          <table:table-cell table:style-name="ce72" table:formula="of:=SUM([.L188:.L194])" office:value-type="float" office:value="148222" calcext:value-type="float">
            <text:p><text:s/>148,222 </text:p>
          </table:table-cell>
          <table:table-cell table:style-name="ce72" table:formula="of:=SUM([.M188:.M194])" office:value-type="float" office:value="1147" calcext:value-type="float">
            <text:p><text:s/>1,147 </text:p>
          </table:table-cell>
          <table:table-cell table:style-name="ce82" table:formula="of:=[.R194]/[.Q194]" office:value-type="percentage" office:value="0.00773839241138293" calcext:value-type="percentage">
            <text:p>0.8%</text:p>
          </table:table-cell>
          <table:table-cell table:style-name="ce63" table:formula="of:=[.Q194]/5463.3" office:value-type="float" office:value="27.130488898651" calcext:value-type="float">
            <text:p><text:s/>27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7" calcext:value-type="date">
            <text:p>9/7/2020</text:p>
          </table:table-cell>
          <table:table-cell table:style-name="ce19" office:value-type="float" office:value="615918" calcext:value-type="float">
            <text:p>615,918</text:p>
          </table:table-cell>
          <table:table-cell table:style-name="ce19" office:value-type="float" office:value="21543" calcext:value-type="float">
            <text:p>21,543</text:p>
          </table:table-cell>
          <table:table-cell table:style-name="ce26" office:value-type="float" office:value="637461" calcext:value-type="float">
            <text:p>637,461</text:p>
          </table:table-cell>
          <table:table-cell table:style-name="ce26" office:value-type="float" office:value="146" calcext:value-type="float">
            <text:p>146</text:p>
          </table:table-cell>
          <table:table-cell table:style-name="ce31" table:formula="of:=([.C195]-[.C194])-[.E195]" office:value-type="float" office:value="0" calcext:value-type="float">
            <text:p>0</text:p>
          </table:table-cell>
          <table:table-cell table:style-name="ce40" table:formula="of:=[.E195]/([.D195]-[.D194])" office:value-type="percentage" office:value="0.0239030779305828" calcext:value-type="percentage">
            <text:p>2.4%</text:p>
          </table:table-cell>
          <table:table-cell table:style-name="ce19" office:value-type="float" office:value="2878" calcext:value-type="float">
            <text:p>2,878</text:p>
          </table:table-cell>
          <table:table-cell table:style-name="ce26" office:value-type="float" office:value="559139" calcext:value-type="float">
            <text:p>559,139</text:p>
          </table:table-cell>
          <table:table-cell table:style-name="ce58" office:value-type="float" office:value="9325" calcext:value-type="float">
            <text:p><text:s/>9,325 </text:p>
          </table:table-cell>
          <table:table-cell table:style-name="ce68" office:value-type="float" office:value="729183" calcext:value-type="float">
            <text:p><text:s/>729,183 </text:p>
          </table:table-cell>
          <table:table-cell table:style-name="ce74" table:formula="of:=[.H195]+[.J195]" office:value-type="float" office:value="12203" calcext:value-type="float">
            <text:p><text:s/>12,203 </text:p>
          </table:table-cell>
          <table:table-cell table:style-name="ce74" office:value-type="float" office:value="159" calcext:value-type="float">
            <text:p><text:s/>159 </text:p>
          </table:table-cell>
          <table:table-cell table:style-name="ce79" table:formula="of:=[.M195]/[.L195]" office:value-type="percentage" office:value="0.0130295828894534" calcext:value-type="percentage">
            <text:p>1.3%</text:p>
          </table:table-cell>
          <table:table-cell table:style-name="ce55" table:formula="of:=[.D195]-[.D188]" office:value-type="float" office:value="72176" calcext:value-type="float">
            <text:p><text:s/>72,176 </text:p>
          </table:table-cell>
          <table:table-cell table:style-name="ce55" table:formula="of:=SUM([.E189:.E195])" office:value-type="float" office:value="1065" calcext:value-type="float">
            <text:p><text:s/>1,065 </text:p>
          </table:table-cell>
          <table:table-cell table:style-name="ce72" table:formula="of:=SUM([.L189:.L195])" office:value-type="float" office:value="134107" calcext:value-type="float">
            <text:p><text:s/>134,107 </text:p>
          </table:table-cell>
          <table:table-cell table:style-name="ce72" table:formula="of:=SUM([.M189:.M195])" office:value-type="float" office:value="1122" calcext:value-type="float">
            <text:p><text:s/>1,122 </text:p>
          </table:table-cell>
          <table:table-cell table:style-name="ce82" table:formula="of:=[.R195]/[.Q195]" office:value-type="percentage" office:value="0.00836645365268032" calcext:value-type="percentage">
            <text:p>0.8%</text:p>
          </table:table-cell>
          <table:table-cell table:style-name="ce63" table:formula="of:=[.Q195]/5463.3" office:value-type="float" office:value="24.5468855819743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8" calcext:value-type="date">
            <text:p>9/8/2020</text:p>
          </table:table-cell>
          <table:table-cell table:style-name="ce19" office:value-type="float" office:value="623464" calcext:value-type="float">
            <text:p>623,464</text:p>
          </table:table-cell>
          <table:table-cell table:style-name="ce19" office:value-type="float" office:value="21719" calcext:value-type="float">
            <text:p>21,719</text:p>
          </table:table-cell>
          <table:table-cell table:style-name="ce26" office:value-type="float" office:value="645183" calcext:value-type="float">
            <text:p>645,183</text:p>
          </table:table-cell>
          <table:table-cell table:style-name="ce26" office:value-type="float" office:value="176" calcext:value-type="float">
            <text:p>176</text:p>
          </table:table-cell>
          <table:table-cell table:style-name="ce31" table:formula="of:=([.C196]-[.C195])-[.E196]" office:value-type="float" office:value="0" calcext:value-type="float">
            <text:p>0</text:p>
          </table:table-cell>
          <table:table-cell table:style-name="ce40" table:formula="of:=[.E196]/([.D196]-[.D195])" office:value-type="percentage" office:value="0.0227920227920228" calcext:value-type="percentage">
            <text:p>2.3%</text:p>
          </table:table-cell>
          <table:table-cell table:style-name="ce19" office:value-type="float" office:value="3870" calcext:value-type="float">
            <text:p>3,870</text:p>
          </table:table-cell>
          <table:table-cell table:style-name="ce26" office:value-type="float" office:value="563009" calcext:value-type="float">
            <text:p>563,009</text:p>
          </table:table-cell>
          <table:table-cell table:style-name="ce58" office:value-type="float" office:value="15760" calcext:value-type="float">
            <text:p><text:s/>15,760 </text:p>
          </table:table-cell>
          <table:table-cell table:style-name="ce68" office:value-type="float" office:value="744943" calcext:value-type="float">
            <text:p><text:s/>744,943 </text:p>
          </table:table-cell>
          <table:table-cell table:style-name="ce74" table:formula="of:=[.H196]+[.J196]" office:value-type="float" office:value="19630" calcext:value-type="float">
            <text:p><text:s/>19,630 </text:p>
          </table:table-cell>
          <table:table-cell table:style-name="ce74" office:value-type="float" office:value="193" calcext:value-type="float">
            <text:p><text:s/>193 </text:p>
          </table:table-cell>
          <table:table-cell table:style-name="ce79" table:formula="of:=[.M196]/[.L196]" office:value-type="percentage" office:value="0.0098318899643403" calcext:value-type="percentage">
            <text:p>1.0%</text:p>
          </table:table-cell>
          <table:table-cell table:style-name="ce55" table:formula="of:=[.D196]-[.D189]" office:value-type="float" office:value="67209" calcext:value-type="float">
            <text:p><text:s/>67,209 </text:p>
          </table:table-cell>
          <table:table-cell table:style-name="ce55" table:formula="of:=SUM([.E190:.E196])" office:value-type="float" office:value="1087" calcext:value-type="float">
            <text:p><text:s/>1,087 </text:p>
          </table:table-cell>
          <table:table-cell table:style-name="ce72" table:formula="of:=SUM([.L190:.L196])" office:value-type="float" office:value="131939" calcext:value-type="float">
            <text:p><text:s/>131,939 </text:p>
          </table:table-cell>
          <table:table-cell table:style-name="ce72" table:formula="of:=SUM([.M190:.M196])" office:value-type="float" office:value="1150" calcext:value-type="float">
            <text:p><text:s/>1,150 </text:p>
          </table:table-cell>
          <table:table-cell table:style-name="ce82" table:formula="of:=[.R196]/[.Q196]" office:value-type="percentage" office:value="0.00871614912952198" calcext:value-type="percentage">
            <text:p>0.9%</text:p>
          </table:table-cell>
          <table:table-cell table:style-name="ce63" table:formula="of:=[.Q196]/5463.3" office:value-type="float" office:value="24.1500558270642" calcext:value-type="float">
            <text:p><text:s/>24 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0-09-09" calcext:value-type="date">
            <text:p>9/9/2020</text:p>
          </table:table-cell>
          <table:table-cell table:style-name="ce19" office:value-type="float" office:value="631562" calcext:value-type="float">
            <text:p>631,562</text:p>
          </table:table-cell>
          <table:table-cell table:style-name="ce19" office:value-type="float" office:value="21878" calcext:value-type="float">
            <text:p>21,878</text:p>
          </table:table-cell>
          <table:table-cell table:style-name="ce26" office:value-type="float" office:value="653440" calcext:value-type="float">
            <text:p>653,440</text:p>
          </table:table-cell>
          <table:table-cell table:style-name="ce26" office:value-type="float" office:value="159" calcext:value-type="float">
            <text:p>159</text:p>
          </table:table-cell>
          <table:table-cell table:style-name="ce31" table:formula="of:=([.C197]-[.C196])-[.E197]" office:value-type="float" office:value="0" calcext:value-type="float">
            <text:p>0</text:p>
          </table:table-cell>
          <table:table-cell table:style-name="ce40" table:formula="of:=[.E197]/([.D197]-[.D196])" office:value-type="percentage" office:value="0.0192563885188325" calcext:value-type="percentage">
            <text:p>1.9%</text:p>
          </table:table-cell>
          <table:table-cell table:style-name="ce19" office:value-type="float" office:value="6205" calcext:value-type="float">
            <text:p>6,205</text:p>
          </table:table-cell>
          <table:table-cell table:style-name="ce26" office:value-type="float" office:value="569214" calcext:value-type="float">
            <text:p>569,214</text:p>
          </table:table-cell>
          <table:table-cell table:style-name="ce58" office:value-type="float" office:value="8136" calcext:value-type="float">
            <text:p><text:s/>8,136 </text:p>
          </table:table-cell>
          <table:table-cell table:style-name="ce68" office:value-type="float" office:value="753079" calcext:value-type="float">
            <text:p><text:s/>753,079 </text:p>
          </table:table-cell>
          <table:table-cell table:style-name="ce74" table:formula="of:=[.H197]+[.J197]" office:value-type="float" office:value="14341" calcext:value-type="float">
            <text:p><text:s/>14,341 </text:p>
          </table:table-cell>
          <table:table-cell table:style-name="ce74" office:value-type="float" office:value="181" calcext:value-type="float">
            <text:p><text:s/>181 </text:p>
          </table:table-cell>
          <table:table-cell table:style-name="ce79" table:formula="of:=[.M197]/[.L197]" office:value-type="percentage" office:value="0.0126211561257932" calcext:value-type="percentage">
            <text:p>1.3%</text:p>
          </table:table-cell>
          <table:table-cell table:style-name="ce55" table:formula="of:=[.D197]-[.D190]" office:value-type="float" office:value="59585" calcext:value-type="float">
            <text:p><text:s/>59,585 </text:p>
          </table:table-cell>
          <table:table-cell table:style-name="ce55" table:formula="of:=SUM([.E191:.E197])" office:value-type="float" office:value="1090" calcext:value-type="float">
            <text:p><text:s/>1,090 </text:p>
          </table:table-cell>
          <table:table-cell table:style-name="ce72" table:formula="of:=SUM([.L191:.L197])" office:value-type="float" office:value="119034" calcext:value-type="float">
            <text:p><text:s/>119,034 </text:p>
          </table:table-cell>
          <table:table-cell table:style-name="ce72" table:formula="of:=SUM([.M191:.M197])" office:value-type="float" office:value="1198" calcext:value-type="float">
            <text:p><text:s/>1,198 </text:p>
          </table:table-cell>
          <table:table-cell table:style-name="ce82" table:formula="of:=[.R197]/[.Q197]" office:value-type="percentage" office:value="0.0100643513617958" calcext:value-type="percentage">
            <text:p>1.0%</text:p>
          </table:table-cell>
          <table:table-cell table:style-name="ce63" table:formula="of:=[.Q197]/5463.3" office:value-type="float" office:value="21.7879303717533" calcext:value-type="float">
            <text:p><text:s/>22 </text:p>
          </table:table-cell>
          <table:table-cell/>
          <table:table-cell table:style-name="ce86" office:value-type="string" office:string-value="NHS National Services Scotland did not receive all Lighthouse Lab Test results overnight. As a result, the latest UK Government Testing figures may be incomplete. " calcext:value-type="string">
            <text:p><text:s/>NHS National Services Scotland did not receive all Lighthouse Lab Test results overnight. As a result, the latest UK Government Testing figures may be incomplete. <text:s/></text:p>
          </table:table-cell>
          <table:table-cell table:number-columns-repeated="1002"/>
        </table:table-row>
        <table:table-row table:style-name="ro1">
          <table:table-cell table:style-name="ce7" office:value-type="date" office:date-value="2020-09-10" calcext:value-type="date">
            <text:p>9/10/2020</text:p>
          </table:table-cell>
          <table:table-cell table:style-name="ce19" office:value-type="float" office:value="640094" calcext:value-type="float">
            <text:p>640,094</text:p>
          </table:table-cell>
          <table:table-cell table:style-name="ce19" office:value-type="float" office:value="22039" calcext:value-type="float">
            <text:p>22,039</text:p>
          </table:table-cell>
          <table:table-cell table:style-name="ce26" office:value-type="float" office:value="662133" calcext:value-type="float">
            <text:p>662,133</text:p>
          </table:table-cell>
          <table:table-cell table:style-name="ce26" office:value-type="float" office:value="161" calcext:value-type="float">
            <text:p>161</text:p>
          </table:table-cell>
          <table:table-cell table:style-name="ce31" table:formula="of:=([.C198]-[.C197])-[.E198]" office:value-type="float" office:value="0" calcext:value-type="float">
            <text:p>0</text:p>
          </table:table-cell>
          <table:table-cell table:style-name="ce40" table:formula="of:=[.E198]/([.D198]-[.D197])" office:value-type="percentage" office:value="0.0185206487978834" calcext:value-type="percentage">
            <text:p>1.9%</text:p>
          </table:table-cell>
          <table:table-cell table:style-name="ce19" office:value-type="float" office:value="5745" calcext:value-type="float">
            <text:p>5,745</text:p>
          </table:table-cell>
          <table:table-cell table:style-name="ce26" office:value-type="float" office:value="574959" calcext:value-type="float">
            <text:p>574,959</text:p>
          </table:table-cell>
          <table:table-cell table:style-name="ce58" office:value-type="float" office:value="11267" calcext:value-type="float">
            <text:p><text:s/>11,267 </text:p>
          </table:table-cell>
          <table:table-cell table:style-name="ce68" office:value-type="float" office:value="764346" calcext:value-type="float">
            <text:p><text:s/>764,346 </text:p>
          </table:table-cell>
          <table:table-cell table:style-name="ce74" table:formula="of:=[.H198]+[.J198]" office:value-type="float" office:value="17012" calcext:value-type="float">
            <text:p><text:s/>17,012 </text:p>
          </table:table-cell>
          <table:table-cell table:style-name="ce74" office:value-type="float" office:value="179" calcext:value-type="float">
            <text:p><text:s/>179 </text:p>
          </table:table-cell>
          <table:table-cell table:style-name="ce79" table:formula="of:=[.M198]/[.L198]" office:value-type="percentage" office:value="0.0105219844815424" calcext:value-type="percentage">
            <text:p>1.1%</text:p>
          </table:table-cell>
          <table:table-cell table:style-name="ce55" table:formula="of:=[.D198]-[.D191]" office:value-type="float" office:value="59338" calcext:value-type="float">
            <text:p><text:s/>59,338 </text:p>
          </table:table-cell>
          <table:table-cell table:style-name="ce55" table:formula="of:=SUM([.E192:.E198])" office:value-type="float" office:value="1150" calcext:value-type="float">
            <text:p><text:s/>1,150 </text:p>
          </table:table-cell>
          <table:table-cell table:style-name="ce72" table:formula="of:=SUM([.L192:.L198])" office:value-type="float" office:value="115488" calcext:value-type="float">
            <text:p><text:s/>115,488 </text:p>
          </table:table-cell>
          <table:table-cell table:style-name="ce72" table:formula="of:=SUM([.M192:.M198])" office:value-type="float" office:value="1263" calcext:value-type="float">
            <text:p><text:s/>1,263 </text:p>
          </table:table-cell>
          <table:table-cell table:style-name="ce82" table:formula="of:=[.R198]/[.Q198]" office:value-type="percentage" office:value="0.0109362011637573" calcext:value-type="percentage">
            <text:p>1.1%</text:p>
          </table:table-cell>
          <table:table-cell table:style-name="ce63" table:formula="of:=[.Q198]/5463.3" office:value-type="float" office:value="21.138872110263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1" calcext:value-type="date">
            <text:p>9/11/2020</text:p>
          </table:table-cell>
          <table:table-cell table:style-name="ce19" office:value-type="float" office:value="646376" calcext:value-type="float">
            <text:p>646,376</text:p>
          </table:table-cell>
          <table:table-cell table:style-name="ce19" office:value-type="float" office:value="22214" calcext:value-type="float">
            <text:p>22,214</text:p>
          </table:table-cell>
          <table:table-cell table:style-name="ce26" office:value-type="float" office:value="668590" calcext:value-type="float">
            <text:p>668,590</text:p>
          </table:table-cell>
          <table:table-cell table:style-name="ce26" office:value-type="float" office:value="175" calcext:value-type="float">
            <text:p>175</text:p>
          </table:table-cell>
          <table:table-cell table:style-name="ce31" table:formula="of:=([.C199]-[.C198])-[.E199]" office:value-type="float" office:value="0" calcext:value-type="float">
            <text:p>0</text:p>
          </table:table-cell>
          <table:table-cell table:style-name="ce40" table:formula="of:=[.E199]/([.D199]-[.D198])" office:value-type="percentage" office:value="0.0271023695214496" calcext:value-type="percentage">
            <text:p>2.7%</text:p>
          </table:table-cell>
          <table:table-cell table:style-name="ce19" office:value-type="float" office:value="5710" calcext:value-type="float">
            <text:p>5,710</text:p>
          </table:table-cell>
          <table:table-cell table:style-name="ce26" office:value-type="float" office:value="580669" calcext:value-type="float">
            <text:p>580,669</text:p>
          </table:table-cell>
          <table:table-cell table:style-name="ce58" office:value-type="float" office:value="6993" calcext:value-type="float">
            <text:p><text:s/>6,993 </text:p>
          </table:table-cell>
          <table:table-cell table:style-name="ce68" office:value-type="float" office:value="771339" calcext:value-type="float">
            <text:p><text:s/>771,339 </text:p>
          </table:table-cell>
          <table:table-cell table:style-name="ce74" table:formula="of:=[.H199]+[.J199]" office:value-type="float" office:value="12703" calcext:value-type="float">
            <text:p><text:s/>12,703 </text:p>
          </table:table-cell>
          <table:table-cell table:style-name="ce74" office:value-type="float" office:value="191" calcext:value-type="float">
            <text:p><text:s/>191 </text:p>
          </table:table-cell>
          <table:table-cell table:style-name="ce79" table:formula="of:=[.M199]/[.L199]" office:value-type="percentage" office:value="0.0150358183106353" calcext:value-type="percentage">
            <text:p>1.5%</text:p>
          </table:table-cell>
          <table:table-cell table:style-name="ce55" table:formula="of:=[.D199]-[.D192]" office:value-type="float" office:value="55600" calcext:value-type="float">
            <text:p><text:s/>55,600 </text:p>
          </table:table-cell>
          <table:table-cell table:style-name="ce55" table:formula="of:=SUM([.E193:.E199])" office:value-type="float" office:value="1166" calcext:value-type="float">
            <text:p><text:s/>1,166 </text:p>
          </table:table-cell>
          <table:table-cell table:style-name="ce72" table:formula="of:=SUM([.L193:.L199])" office:value-type="float" office:value="109925" calcext:value-type="float">
            <text:p><text:s/>109,925 </text:p>
          </table:table-cell>
          <table:table-cell table:style-name="ce72" table:formula="of:=SUM([.M193:.M199])" office:value-type="float" office:value="1289" calcext:value-type="float">
            <text:p><text:s/>1,289 </text:p>
          </table:table-cell>
          <table:table-cell table:style-name="ce82" table:formula="of:=[.R199]/[.Q199]" office:value-type="percentage" office:value="0.0117261769388219" calcext:value-type="percentage">
            <text:p>1.2%</text:p>
          </table:table-cell>
          <table:table-cell table:style-name="ce63" table:formula="of:=[.Q199]/5463.3" office:value-type="float" office:value="20.1206230666447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2" calcext:value-type="date">
            <text:p>9/12/2020</text:p>
          </table:table-cell>
          <table:table-cell table:style-name="ce19" office:value-type="float" office:value="654042" calcext:value-type="float">
            <text:p>654,042</text:p>
          </table:table-cell>
          <table:table-cell table:style-name="ce19" office:value-type="float" office:value="22435" calcext:value-type="float">
            <text:p>22,435</text:p>
          </table:table-cell>
          <table:table-cell table:style-name="ce26" office:value-type="float" office:value="676477" calcext:value-type="float">
            <text:p>676,477</text:p>
          </table:table-cell>
          <table:table-cell table:style-name="ce26" office:value-type="float" office:value="221" calcext:value-type="float">
            <text:p>221</text:p>
          </table:table-cell>
          <table:table-cell table:style-name="ce31" table:formula="of:=([.C200]-[.C199])-[.E200]" office:value-type="float" office:value="0" calcext:value-type="float">
            <text:p>0</text:p>
          </table:table-cell>
          <table:table-cell table:style-name="ce40" table:formula="of:=[.E200]/([.D200]-[.D199])" office:value-type="percentage" office:value="0.0280207937111703" calcext:value-type="percentage">
            <text:p>2.8%</text:p>
          </table:table-cell>
          <table:table-cell table:style-name="ce19" office:value-type="float" office:value="5823" calcext:value-type="float">
            <text:p>5,823</text:p>
          </table:table-cell>
          <table:table-cell table:style-name="ce26" office:value-type="float" office:value="586492" calcext:value-type="float">
            <text:p>586,492</text:p>
          </table:table-cell>
          <table:table-cell table:style-name="ce58" office:value-type="float" office:value="12417" calcext:value-type="float">
            <text:p><text:s/>12,417 </text:p>
          </table:table-cell>
          <table:table-cell table:style-name="ce68" office:value-type="float" office:value="783756" calcext:value-type="float">
            <text:p><text:s/>783,756 </text:p>
          </table:table-cell>
          <table:table-cell table:style-name="ce74" table:formula="of:=[.H200]+[.J200]" office:value-type="float" office:value="18240" calcext:value-type="float">
            <text:p><text:s/>18,240 </text:p>
          </table:table-cell>
          <table:table-cell table:style-name="ce74" office:value-type="float" office:value="248" calcext:value-type="float">
            <text:p><text:s/>248 </text:p>
          </table:table-cell>
          <table:table-cell table:style-name="ce79" table:formula="of:=[.M200]/[.L200]" office:value-type="percentage" office:value="0.0135964912280702" calcext:value-type="percentage">
            <text:p>1.4%</text:p>
          </table:table-cell>
          <table:table-cell table:style-name="ce55" table:formula="of:=[.D200]-[.D193]" office:value-type="float" office:value="54359" calcext:value-type="float">
            <text:p><text:s/>54,359 </text:p>
          </table:table-cell>
          <table:table-cell table:style-name="ce55" table:formula="of:=SUM([.E194:.E200])" office:value-type="float" office:value="1246" calcext:value-type="float">
            <text:p><text:s/>1,246 </text:p>
          </table:table-cell>
          <table:table-cell table:style-name="ce72" table:formula="of:=SUM([.L194:.L200])" office:value-type="float" office:value="112547" calcext:value-type="float">
            <text:p><text:s/>112,547 </text:p>
          </table:table-cell>
          <table:table-cell table:style-name="ce72" table:formula="of:=SUM([.M194:.M200])" office:value-type="float" office:value="1375" calcext:value-type="float">
            <text:p><text:s/>1,375 </text:p>
          </table:table-cell>
          <table:table-cell table:style-name="ce82" table:formula="of:=[.R200]/[.Q200]" office:value-type="percentage" office:value="0.0122171181817374" calcext:value-type="percentage">
            <text:p>1.2%</text:p>
          </table:table-cell>
          <table:table-cell table:style-name="ce63" table:formula="of:=[.Q200]/5463.3" office:value-type="float" office:value="20.6005527794556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3" calcext:value-type="date">
            <text:p>9/13/2020</text:p>
          </table:table-cell>
          <table:table-cell table:style-name="ce19" office:value-type="float" office:value="660325" calcext:value-type="float">
            <text:p>660,325</text:p>
          </table:table-cell>
          <table:table-cell table:style-name="ce19" office:value-type="float" office:value="22679" calcext:value-type="float">
            <text:p>22,679</text:p>
          </table:table-cell>
          <table:table-cell table:style-name="ce26" office:value-type="float" office:value="683004" calcext:value-type="float">
            <text:p>683,004</text:p>
          </table:table-cell>
          <table:table-cell table:style-name="ce26" office:value-type="float" office:value="244" calcext:value-type="float">
            <text:p>244</text:p>
          </table:table-cell>
          <table:table-cell table:style-name="ce31" table:formula="of:=([.C201]-[.C200])-[.E201]" office:value-type="float" office:value="0" calcext:value-type="float">
            <text:p>0</text:p>
          </table:table-cell>
          <table:table-cell table:style-name="ce40" table:formula="of:=[.E201]/([.D201]-[.D200])" office:value-type="percentage" office:value="0.0373831775700935" calcext:value-type="percentage">
            <text:p>3.7%</text:p>
          </table:table-cell>
          <table:table-cell table:style-name="ce19" office:value-type="float" office:value="4319" calcext:value-type="float">
            <text:p>4,319</text:p>
          </table:table-cell>
          <table:table-cell table:style-name="ce26" office:value-type="float" office:value="590811" calcext:value-type="float">
            <text:p>590,811</text:p>
          </table:table-cell>
          <table:table-cell table:style-name="ce58" office:value-type="float" office:value="13984" calcext:value-type="float">
            <text:p><text:s/>13,984 </text:p>
          </table:table-cell>
          <table:table-cell table:style-name="ce68" office:value-type="float" office:value="797740" calcext:value-type="float">
            <text:p><text:s/>797,740 </text:p>
          </table:table-cell>
          <table:table-cell table:style-name="ce74" table:formula="of:=[.H201]+[.J201]" office:value-type="float" office:value="18303" calcext:value-type="float">
            <text:p><text:s/>18,303 </text:p>
          </table:table-cell>
          <table:table-cell table:style-name="ce74" office:value-type="float" office:value="269" calcext:value-type="float">
            <text:p><text:s/>269 </text:p>
          </table:table-cell>
          <table:table-cell table:style-name="ce79" table:formula="of:=[.M201]/[.L201]" office:value-type="percentage" office:value="0.0146970442004043" calcext:value-type="percentage">
            <text:p>1.5%</text:p>
          </table:table-cell>
          <table:table-cell table:style-name="ce55" table:formula="of:=[.D201]-[.D194]" office:value-type="float" office:value="51651" calcext:value-type="float">
            <text:p><text:s/>51,651 </text:p>
          </table:table-cell>
          <table:table-cell table:style-name="ce55" table:formula="of:=SUM([.E195:.E201])" office:value-type="float" office:value="1282" calcext:value-type="float">
            <text:p><text:s/>1,282 </text:p>
          </table:table-cell>
          <table:table-cell table:style-name="ce72" table:formula="of:=SUM([.L195:.L201])" office:value-type="float" office:value="112432" calcext:value-type="float">
            <text:p><text:s/>112,432 </text:p>
          </table:table-cell>
          <table:table-cell table:style-name="ce72" table:formula="of:=SUM([.M195:.M201])" office:value-type="float" office:value="1420" calcext:value-type="float">
            <text:p><text:s/>1,420 </text:p>
          </table:table-cell>
          <table:table-cell table:style-name="ce82" table:formula="of:=[.R201]/[.Q201]" office:value-type="percentage" office:value="0.012629856268678" calcext:value-type="percentage">
            <text:p>1.3%</text:p>
          </table:table-cell>
          <table:table-cell table:style-name="ce63" table:formula="of:=[.Q201]/5463.3" office:value-type="float" office:value="20.5795032306481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4" calcext:value-type="date">
            <text:p>9/14/2020</text:p>
          </table:table-cell>
          <table:table-cell table:style-name="ce19" office:value-type="float" office:value="662877" calcext:value-type="float">
            <text:p>662,877</text:p>
          </table:table-cell>
          <table:table-cell table:style-name="ce19" office:value-type="float" office:value="22749" calcext:value-type="float">
            <text:p>22,749</text:p>
          </table:table-cell>
          <table:table-cell table:style-name="ce26" office:value-type="float" office:value="685626" calcext:value-type="float">
            <text:p>685,626</text:p>
          </table:table-cell>
          <table:table-cell table:style-name="ce26" office:value-type="float" office:value="70" calcext:value-type="float">
            <text:p>70</text:p>
          </table:table-cell>
          <table:table-cell table:style-name="ce31" table:formula="of:=([.C202]-[.C201])-[.E202]" office:value-type="float" office:value="0" calcext:value-type="float">
            <text:p>0</text:p>
          </table:table-cell>
          <table:table-cell table:style-name="ce40" table:formula="of:=[.E202]/([.D202]-[.D201])" office:value-type="percentage" office:value="0.026697177726926" calcext:value-type="percentage">
            <text:p>2.7%</text:p>
          </table:table-cell>
          <table:table-cell table:style-name="ce19" office:value-type="float" office:value="3467" calcext:value-type="float">
            <text:p>3,467</text:p>
          </table:table-cell>
          <table:table-cell table:style-name="ce26" office:value-type="float" office:value="594278" calcext:value-type="float">
            <text:p>594,278</text:p>
          </table:table-cell>
          <table:table-cell table:style-name="ce58" office:value-type="float" office:value="8935" calcext:value-type="float">
            <text:p><text:s/>8,935 </text:p>
          </table:table-cell>
          <table:table-cell table:style-name="ce68" office:value-type="float" office:value="806675" calcext:value-type="float">
            <text:p><text:s/>806,675 </text:p>
          </table:table-cell>
          <table:table-cell table:style-name="ce74" table:formula="of:=[.H202]+[.J202]" office:value-type="float" office:value="12402" calcext:value-type="float">
            <text:p><text:s/>12,402 </text:p>
          </table:table-cell>
          <table:table-cell table:style-name="ce74" office:value-type="float" office:value="80" calcext:value-type="float">
            <text:p><text:s/>80 </text:p>
          </table:table-cell>
          <table:table-cell table:style-name="ce79" table:formula="of:=[.M202]/[.L202]" office:value-type="percentage" office:value="0.00645057248830834" calcext:value-type="percentage">
            <text:p>0.6%</text:p>
          </table:table-cell>
          <table:table-cell table:style-name="ce55" table:formula="of:=[.D202]-[.D195]" office:value-type="float" office:value="48165" calcext:value-type="float">
            <text:p><text:s/>48,165 </text:p>
          </table:table-cell>
          <table:table-cell table:style-name="ce55" table:formula="of:=SUM([.E196:.E202])" office:value-type="float" office:value="1206" calcext:value-type="float">
            <text:p><text:s/>1,206 </text:p>
          </table:table-cell>
          <table:table-cell table:style-name="ce72" table:formula="of:=SUM([.L196:.L202])" office:value-type="float" office:value="112631" calcext:value-type="float">
            <text:p><text:s/>112,631 </text:p>
          </table:table-cell>
          <table:table-cell table:style-name="ce72" table:formula="of:=SUM([.M196:.M202])" office:value-type="float" office:value="1341" calcext:value-type="float">
            <text:p><text:s/>1,341 </text:p>
          </table:table-cell>
          <table:table-cell table:style-name="ce82" table:formula="of:=[.R202]/[.Q202]" office:value-type="percentage" office:value="0.0119061359661195" calcext:value-type="percentage">
            <text:p>1.2%</text:p>
          </table:table-cell>
          <table:table-cell table:style-name="ce63" table:formula="of:=[.Q202]/5463.3" office:value-type="float" office:value="20.6159281020629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5" calcext:value-type="date">
            <text:p>9/15/2020</text:p>
          </table:table-cell>
          <table:table-cell table:style-name="ce19" office:value-type="float" office:value="670022" calcext:value-type="float">
            <text:p>670,022</text:p>
          </table:table-cell>
          <table:table-cell table:style-name="ce19" office:value-type="float" office:value="23016" calcext:value-type="float">
            <text:p>23,016</text:p>
          </table:table-cell>
          <table:table-cell table:style-name="ce26" office:value-type="float" office:value="693038" calcext:value-type="float">
            <text:p>693,038</text:p>
          </table:table-cell>
          <table:table-cell table:style-name="ce26" office:value-type="float" office:value="267" calcext:value-type="float">
            <text:p>267</text:p>
          </table:table-cell>
          <table:table-cell table:style-name="ce31" table:formula="of:=([.C203]-[.C202])-[.E203]" office:value-type="float" office:value="0" calcext:value-type="float">
            <text:p>0</text:p>
          </table:table-cell>
          <table:table-cell table:style-name="ce40" table:formula="of:=[.E203]/([.D203]-[.D202])" office:value-type="percentage" office:value="0.0360226659471128" calcext:value-type="percentage">
            <text:p>3.6%</text:p>
          </table:table-cell>
          <table:table-cell table:style-name="ce19" office:value-type="float" office:value="4228" calcext:value-type="float">
            <text:p>4,228</text:p>
          </table:table-cell>
          <table:table-cell table:style-name="ce26" office:value-type="float" office:value="598506" calcext:value-type="float">
            <text:p>598,506</text:p>
          </table:table-cell>
          <table:table-cell table:style-name="ce58" office:value-type="float" office:value="12846" calcext:value-type="float">
            <text:p><text:s/>12,846 </text:p>
          </table:table-cell>
          <table:table-cell table:style-name="ce68" office:value-type="float" office:value="819521" calcext:value-type="float">
            <text:p><text:s/>819,521 </text:p>
          </table:table-cell>
          <table:table-cell table:style-name="ce74" table:formula="of:=[.H203]+[.J203]" office:value-type="float" office:value="17074" calcext:value-type="float">
            <text:p><text:s/>17,074 </text:p>
          </table:table-cell>
          <table:table-cell table:style-name="ce74" office:value-type="float" office:value="299" calcext:value-type="float">
            <text:p><text:s/>299 </text:p>
          </table:table-cell>
          <table:table-cell table:style-name="ce79" table:formula="of:=[.M203]/[.L203]" office:value-type="percentage" office:value="0.0175120065596814" calcext:value-type="percentage">
            <text:p>1.8%</text:p>
          </table:table-cell>
          <table:table-cell table:style-name="ce55" table:formula="of:=[.D203]-[.D196]" office:value-type="float" office:value="47855" calcext:value-type="float">
            <text:p><text:s/>47,855 </text:p>
          </table:table-cell>
          <table:table-cell table:style-name="ce55" table:formula="of:=SUM([.E197:.E203])" office:value-type="float" office:value="1297" calcext:value-type="float">
            <text:p><text:s/>1,297 </text:p>
          </table:table-cell>
          <table:table-cell table:style-name="ce72" table:formula="of:=SUM([.L197:.L203])" office:value-type="float" office:value="110075" calcext:value-type="float">
            <text:p><text:s/>110,075 </text:p>
          </table:table-cell>
          <table:table-cell table:style-name="ce72" table:formula="of:=SUM([.M197:.M203])" office:value-type="float" office:value="1447" calcext:value-type="float">
            <text:p><text:s/>1,447 </text:p>
          </table:table-cell>
          <table:table-cell table:style-name="ce82" table:formula="of:=[.R203]/[.Q203]" office:value-type="percentage" office:value="0.0131455825573473" calcext:value-type="percentage">
            <text:p>1.3%</text:p>
          </table:table-cell>
          <table:table-cell table:style-name="ce63" table:formula="of:=[.Q203]/5463.3" office:value-type="float" office:value="20.1480789998719" calcext:value-type="float">
            <text:p><text:s/>20 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0-09-16" calcext:value-type="date">
            <text:p>9/16/2020</text:p>
          </table:table-cell>
          <table:table-cell table:style-name="ce19" office:value-type="float" office:value="677104" calcext:value-type="float">
            <text:p>677,104</text:p>
          </table:table-cell>
          <table:table-cell table:style-name="ce19" office:value-type="float" office:value="23283" calcext:value-type="float">
            <text:p>23,283</text:p>
          </table:table-cell>
          <table:table-cell table:style-name="ce26" office:value-type="float" office:value="700387" calcext:value-type="float">
            <text:p>700,387</text:p>
          </table:table-cell>
          <table:table-cell table:style-name="ce26" office:value-type="float" office:value="267" calcext:value-type="float">
            <text:p>267</text:p>
          </table:table-cell>
          <table:table-cell table:style-name="ce31" table:formula="of:=([.C204]-[.C203])-[.E204]" office:value-type="float" office:value="0" calcext:value-type="float">
            <text:p>0</text:p>
          </table:table-cell>
          <table:table-cell table:style-name="ce40" table:formula="of:=[.E204]/([.D204]-[.D203])" office:value-type="percentage" office:value="0.0363314736698871" calcext:value-type="percentage">
            <text:p>3.6%</text:p>
          </table:table-cell>
          <table:table-cell table:style-name="ce19" office:value-type="float" office:value="5797" calcext:value-type="float">
            <text:p>5,797</text:p>
          </table:table-cell>
          <table:table-cell table:style-name="ce26" office:value-type="float" office:value="604303" calcext:value-type="float">
            <text:p>604,303</text:p>
          </table:table-cell>
          <table:table-cell table:style-name="ce58" office:value-type="float" office:value="6899" calcext:value-type="float">
            <text:p><text:s/>6,899 </text:p>
          </table:table-cell>
          <table:table-cell table:style-name="ce68" office:value-type="float" office:value="826420" calcext:value-type="float">
            <text:p><text:s/>826,420 </text:p>
          </table:table-cell>
          <table:table-cell table:style-name="ce74" table:formula="of:=[.H204]+[.J204]" office:value-type="float" office:value="12696" calcext:value-type="float">
            <text:p><text:s/>12,696 </text:p>
          </table:table-cell>
          <table:table-cell table:style-name="ce74" office:value-type="float" office:value="281" calcext:value-type="float">
            <text:p><text:s/>281 </text:p>
          </table:table-cell>
          <table:table-cell table:style-name="ce79" table:formula="of:=[.M204]/[.L204]" office:value-type="percentage" office:value="0.0221329552614997" calcext:value-type="percentage">
            <text:p>2.2%</text:p>
          </table:table-cell>
          <table:table-cell table:style-name="ce55" table:formula="of:=[.D204]-[.D197]" office:value-type="float" office:value="46947" calcext:value-type="float">
            <text:p><text:s/>46,947 </text:p>
          </table:table-cell>
          <table:table-cell table:style-name="ce55" table:formula="of:=SUM([.E198:.E204])" office:value-type="float" office:value="1405" calcext:value-type="float">
            <text:p><text:s/>1,405 </text:p>
          </table:table-cell>
          <table:table-cell table:style-name="ce72" table:formula="of:=SUM([.L198:.L204])" office:value-type="float" office:value="108430" calcext:value-type="float">
            <text:p><text:s/>108,430 </text:p>
          </table:table-cell>
          <table:table-cell table:style-name="ce72" table:formula="of:=SUM([.M198:.M204])" office:value-type="float" office:value="1547" calcext:value-type="float">
            <text:p><text:s/>1,547 </text:p>
          </table:table-cell>
          <table:table-cell table:style-name="ce82" table:formula="of:=[.R204]/[.Q204]" office:value-type="percentage" office:value="0.0142672692059393" calcext:value-type="percentage">
            <text:p>1.4%</text:p>
          </table:table-cell>
          <table:table-cell table:style-name="ce63" table:formula="of:=[.Q204]/5463.3" office:value-type="float" office:value="19.8469789321472" calcext:value-type="float">
            <text:p><text:s/>20 </text:p>
          </table:table-cell>
          <table:table-cell/>
          <table:table-cell table:style-name="ce87" office:value-type="string" calcext:value-type="string">
            <text:p>Data reported on 14 - 16 September 2020 have been affected by backlogs in reported results from UKG sites. </text:p>
          </table:table-cell>
          <table:table-cell table:number-columns-repeated="1002"/>
        </table:table-row>
        <table:table-row table:style-name="ro1">
          <table:table-cell table:style-name="ce7" office:value-type="date" office:date-value="2020-09-17" calcext:value-type="date">
            <text:p>9/17/2020</text:p>
          </table:table-cell>
          <table:table-cell table:style-name="ce19" office:value-type="float" office:value="684109" calcext:value-type="float">
            <text:p>684,109</text:p>
          </table:table-cell>
          <table:table-cell table:style-name="ce19" office:value-type="float" office:value="23573" calcext:value-type="float">
            <text:p>23,573</text:p>
          </table:table-cell>
          <table:table-cell table:style-name="ce26" office:value-type="float" office:value="707682" calcext:value-type="float">
            <text:p>707,682</text:p>
          </table:table-cell>
          <table:table-cell table:style-name="ce26" office:value-type="float" office:value="290" calcext:value-type="float">
            <text:p>290</text:p>
          </table:table-cell>
          <table:table-cell table:style-name="ce31" table:formula="of:=([.C205]-[.C204])-[.E205]" office:value-type="float" office:value="0" calcext:value-type="float">
            <text:p>0</text:p>
          </table:table-cell>
          <table:table-cell table:style-name="ce40" table:formula="of:=[.E205]/([.D205]-[.D204])" office:value-type="percentage" office:value="0.0397532556545579" calcext:value-type="percentage">
            <text:p>4.0%</text:p>
          </table:table-cell>
          <table:table-cell table:style-name="ce19" office:value-type="float" office:value="6214" calcext:value-type="float">
            <text:p>6,214</text:p>
          </table:table-cell>
          <table:table-cell table:style-name="ce26" office:value-type="float" office:value="610517" calcext:value-type="float">
            <text:p>610,517</text:p>
          </table:table-cell>
          <table:table-cell table:style-name="ce58" office:value-type="float" office:value="12369" calcext:value-type="float">
            <text:p><text:s/>12,369 </text:p>
          </table:table-cell>
          <table:table-cell table:style-name="ce68" office:value-type="float" office:value="838789" calcext:value-type="float">
            <text:p><text:s/>838,789 </text:p>
          </table:table-cell>
          <table:table-cell table:style-name="ce74" table:formula="of:=[.H205]+[.J205]" office:value-type="float" office:value="18583" calcext:value-type="float">
            <text:p><text:s/>18,583 </text:p>
          </table:table-cell>
          <table:table-cell table:style-name="ce74" office:value-type="float" office:value="312" calcext:value-type="float">
            <text:p><text:s/>312 </text:p>
          </table:table-cell>
          <table:table-cell table:style-name="ce79" table:formula="of:=[.M205]/[.L205]" office:value-type="percentage" office:value="0.0167895388258085" calcext:value-type="percentage">
            <text:p>1.7%</text:p>
          </table:table-cell>
          <table:table-cell table:style-name="ce55" table:formula="of:=[.D205]-[.D198]" office:value-type="float" office:value="45549" calcext:value-type="float">
            <text:p><text:s/>45,549 </text:p>
          </table:table-cell>
          <table:table-cell table:style-name="ce55" table:formula="of:=SUM([.E199:.E205])" office:value-type="float" office:value="1534" calcext:value-type="float">
            <text:p><text:s/>1,534 </text:p>
          </table:table-cell>
          <table:table-cell table:style-name="ce72" table:formula="of:=SUM([.L199:.L205])" office:value-type="float" office:value="110001" calcext:value-type="float">
            <text:p><text:s/>110,001 </text:p>
          </table:table-cell>
          <table:table-cell table:style-name="ce72" table:formula="of:=SUM([.M199:.M205])" office:value-type="float" office:value="1680" calcext:value-type="float">
            <text:p><text:s/>1,680 </text:p>
          </table:table-cell>
          <table:table-cell table:style-name="ce82" table:formula="of:=[.R205]/[.Q205]" office:value-type="percentage" office:value="0.0152725884310143" calcext:value-type="percentage">
            <text:p>1.5%</text:p>
          </table:table-cell>
          <table:table-cell table:style-name="ce63" table:formula="of:=[.Q205]/5463.3" office:value-type="float" office:value="20.1345340728131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8" calcext:value-type="date">
            <text:p>9/18/2020</text:p>
          </table:table-cell>
          <table:table-cell table:style-name="ce19" office:value-type="float" office:value="688545" calcext:value-type="float">
            <text:p>688,545</text:p>
          </table:table-cell>
          <table:table-cell table:style-name="ce19" office:value-type="float" office:value="23776" calcext:value-type="float">
            <text:p>23,776</text:p>
          </table:table-cell>
          <table:table-cell table:style-name="ce26" office:value-type="float" office:value="712321" calcext:value-type="float">
            <text:p>712,321</text:p>
          </table:table-cell>
          <table:table-cell table:style-name="ce26" office:value-type="float" office:value="203" calcext:value-type="float">
            <text:p>203</text:p>
          </table:table-cell>
          <table:table-cell table:style-name="ce31" table:formula="of:=([.C206]-[.C205])-[.E206]" office:value-type="float" office:value="0" calcext:value-type="float">
            <text:p>0</text:p>
          </table:table-cell>
          <table:table-cell table:style-name="ce40" table:formula="of:=[.E206]/([.D206]-[.D205])" office:value-type="percentage" office:value="0.0437594309118345" calcext:value-type="percentage">
            <text:p>4.4%</text:p>
          </table:table-cell>
          <table:table-cell table:style-name="ce19" office:value-type="float" office:value="6015" calcext:value-type="float">
            <text:p>6,015</text:p>
          </table:table-cell>
          <table:table-cell table:style-name="ce26" office:value-type="float" office:value="616532" calcext:value-type="float">
            <text:p>616,532</text:p>
          </table:table-cell>
          <table:table-cell table:style-name="ce58" office:value-type="float" office:value="11274" calcext:value-type="float">
            <text:p><text:s/>11,274 </text:p>
          </table:table-cell>
          <table:table-cell table:style-name="ce68" office:value-type="float" office:value="850063" calcext:value-type="float">
            <text:p><text:s/>850,063 </text:p>
          </table:table-cell>
          <table:table-cell table:style-name="ce74" table:formula="of:=[.H206]+[.J206]" office:value-type="float" office:value="17289" calcext:value-type="float">
            <text:p><text:s/>17,289 </text:p>
          </table:table-cell>
          <table:table-cell table:style-name="ce74" office:value-type="float" office:value="226" calcext:value-type="float">
            <text:p><text:s/>226 </text:p>
          </table:table-cell>
          <table:table-cell table:style-name="ce79" table:formula="of:=[.M206]/[.L206]" office:value-type="percentage" office:value="0.0130718954248366" calcext:value-type="percentage">
            <text:p>1.3%</text:p>
          </table:table-cell>
          <table:table-cell table:style-name="ce55" table:formula="of:=[.D206]-[.D199]" office:value-type="float" office:value="43731" calcext:value-type="float">
            <text:p><text:s/>43,731 </text:p>
          </table:table-cell>
          <table:table-cell table:style-name="ce55" table:formula="of:=SUM([.E200:.E206])" office:value-type="float" office:value="1562" calcext:value-type="float">
            <text:p><text:s/>1,562 </text:p>
          </table:table-cell>
          <table:table-cell table:style-name="ce72" table:formula="of:=SUM([.L200:.L206])" office:value-type="float" office:value="114587" calcext:value-type="float">
            <text:p><text:s/>114,587 </text:p>
          </table:table-cell>
          <table:table-cell table:style-name="ce72" table:formula="of:=SUM([.M200:.M206])" office:value-type="float" office:value="1715" calcext:value-type="float">
            <text:p><text:s/>1,715 </text:p>
          </table:table-cell>
          <table:table-cell table:style-name="ce82" table:formula="of:=[.R206]/[.Q206]" office:value-type="percentage" office:value="0.0149667937898715" calcext:value-type="percentage">
            <text:p>1.5%</text:p>
          </table:table-cell>
          <table:table-cell table:style-name="ce63" table:formula="of:=[.Q206]/5463.3" office:value-type="float" office:value="20.9739534713452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9" calcext:value-type="date">
            <text:p>9/19/2020</text:p>
          </table:table-cell>
          <table:table-cell table:style-name="ce19" office:value-type="float" office:value="694828" calcext:value-type="float">
            <text:p>694,828</text:p>
          </table:table-cell>
          <table:table-cell table:style-name="ce19" office:value-type="float" office:value="24126" calcext:value-type="float">
            <text:p>24,126</text:p>
          </table:table-cell>
          <table:table-cell table:style-name="ce26" office:value-type="float" office:value="718954" calcext:value-type="float">
            <text:p>718,954</text:p>
          </table:table-cell>
          <table:table-cell table:style-name="ce26" office:value-type="float" office:value="350" calcext:value-type="float">
            <text:p>350</text:p>
          </table:table-cell>
          <table:table-cell table:style-name="ce31" table:formula="of:=([.C207]-[.C206])-[.E207]" office:value-type="float" office:value="0" calcext:value-type="float">
            <text:p>0</text:p>
          </table:table-cell>
          <table:table-cell table:style-name="ce40" table:formula="of:=[.E207]/([.D207]-[.D206])" office:value-type="percentage" office:value="0.0527664706769184" calcext:value-type="percentage">
            <text:p>5.3%</text:p>
          </table:table-cell>
          <table:table-cell table:style-name="ce19" office:value-type="float" office:value="7411" calcext:value-type="float">
            <text:p>7,411</text:p>
          </table:table-cell>
          <table:table-cell table:style-name="ce26" office:value-type="float" office:value="623943" calcext:value-type="float">
            <text:p>623,943</text:p>
          </table:table-cell>
          <table:table-cell table:style-name="ce58" office:value-type="float" office:value="16669" calcext:value-type="float">
            <text:p><text:s/>16,669 </text:p>
          </table:table-cell>
          <table:table-cell table:style-name="ce68" office:value-type="float" office:value="866732" calcext:value-type="float">
            <text:p><text:s/>866,732 </text:p>
          </table:table-cell>
          <table:table-cell table:style-name="ce74" table:formula="of:=[.H207]+[.J207]" office:value-type="float" office:value="24080" calcext:value-type="float">
            <text:p><text:s/>24,080 </text:p>
          </table:table-cell>
          <table:table-cell table:style-name="ce74" office:value-type="float" office:value="685" calcext:value-type="float">
            <text:p><text:s/>685 </text:p>
          </table:table-cell>
          <table:table-cell table:style-name="ce79" table:formula="of:=[.M207]/[.L207]" office:value-type="percentage" office:value="0.0284468438538206" calcext:value-type="percentage">
            <text:p>2.8%</text:p>
          </table:table-cell>
          <table:table-cell table:style-name="ce55" table:formula="of:=[.D207]-[.D200]" office:value-type="float" office:value="42477" calcext:value-type="float">
            <text:p><text:s/>42,477 </text:p>
          </table:table-cell>
          <table:table-cell table:style-name="ce55" table:formula="of:=SUM([.E201:.E207])" office:value-type="float" office:value="1691" calcext:value-type="float">
            <text:p><text:s/>1,691 </text:p>
          </table:table-cell>
          <table:table-cell table:style-name="ce72" table:formula="of:=SUM([.L201:.L207])" office:value-type="float" office:value="120427" calcext:value-type="float">
            <text:p><text:s/>120,427 </text:p>
          </table:table-cell>
          <table:table-cell table:style-name="ce72" table:formula="of:=SUM([.M201:.M207])" office:value-type="float" office:value="2152" calcext:value-type="float">
            <text:p><text:s/>2,152 </text:p>
          </table:table-cell>
          <table:table-cell table:style-name="ce82" table:formula="of:=[.R207]/[.Q207]" office:value-type="percentage" office:value="0.0178697468175741" calcext:value-type="percentage">
            <text:p>1.8%</text:p>
          </table:table-cell>
          <table:table-cell table:style-name="ce63" table:formula="of:=[.Q207]/5463.3" office:value-type="float" office:value="22.0429044716563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0" calcext:value-type="date">
            <text:p>9/20/2020</text:p>
          </table:table-cell>
          <table:table-cell table:style-name="ce19" office:value-type="float" office:value="699085" calcext:value-type="float">
            <text:p>699,085</text:p>
          </table:table-cell>
          <table:table-cell table:style-name="ce19" office:value-type="float" office:value="24371" calcext:value-type="float">
            <text:p>24,371</text:p>
          </table:table-cell>
          <table:table-cell table:style-name="ce26" office:value-type="float" office:value="723456" calcext:value-type="float">
            <text:p>723,456</text:p>
          </table:table-cell>
          <table:table-cell table:style-name="ce26" office:value-type="float" office:value="245" calcext:value-type="float">
            <text:p>245</text:p>
          </table:table-cell>
          <table:table-cell table:style-name="ce31" table:formula="of:=([.C208]-[.C207])-[.E208]" office:value-type="float" office:value="0" calcext:value-type="float">
            <text:p>0</text:p>
          </table:table-cell>
          <table:table-cell table:style-name="ce40" table:formula="of:=[.E208]/([.D208]-[.D207])" office:value-type="percentage" office:value="0.0544202576632608" calcext:value-type="percentage">
            <text:p>5.4%</text:p>
          </table:table-cell>
          <table:table-cell table:style-name="ce19" office:value-type="float" office:value="4851" calcext:value-type="float">
            <text:p>4,851</text:p>
          </table:table-cell>
          <table:table-cell table:style-name="ce26" office:value-type="float" office:value="628794" calcext:value-type="float">
            <text:p>628,794</text:p>
          </table:table-cell>
          <table:table-cell table:style-name="ce58" office:value-type="float" office:value="10042" calcext:value-type="float">
            <text:p><text:s/>10,042 </text:p>
          </table:table-cell>
          <table:table-cell table:style-name="ce68" office:value-type="float" office:value="876774" calcext:value-type="float">
            <text:p><text:s/>876,774 </text:p>
          </table:table-cell>
          <table:table-cell table:style-name="ce74" table:formula="of:=[.H208]+[.J208]" office:value-type="float" office:value="14893" calcext:value-type="float">
            <text:p><text:s/>14,893 </text:p>
          </table:table-cell>
          <table:table-cell table:style-name="ce74" office:value-type="float" office:value="237" calcext:value-type="float">
            <text:p><text:s/>237 </text:p>
          </table:table-cell>
          <table:table-cell table:style-name="ce79" table:formula="of:=[.M208]/[.L208]" office:value-type="percentage" office:value="0.0159135164171087" calcext:value-type="percentage">
            <text:p>1.6%</text:p>
          </table:table-cell>
          <table:table-cell table:style-name="ce55" table:formula="of:=[.D208]-[.D201]" office:value-type="float" office:value="40452" calcext:value-type="float">
            <text:p><text:s/>40,452 </text:p>
          </table:table-cell>
          <table:table-cell table:style-name="ce55" table:formula="of:=SUM([.E202:.E208])" office:value-type="float" office:value="1692" calcext:value-type="float">
            <text:p><text:s/>1,692 </text:p>
          </table:table-cell>
          <table:table-cell table:style-name="ce72" table:formula="of:=SUM([.L202:.L208])" office:value-type="float" office:value="117017" calcext:value-type="float">
            <text:p><text:s/>117,017 </text:p>
          </table:table-cell>
          <table:table-cell table:style-name="ce72" table:formula="of:=SUM([.M202:.M208])" office:value-type="float" office:value="2120" calcext:value-type="float">
            <text:p><text:s/>2,120 </text:p>
          </table:table-cell>
          <table:table-cell table:style-name="ce82" table:formula="of:=[.R208]/[.Q208]" office:value-type="percentage" office:value="0.018117025731304" calcext:value-type="percentage">
            <text:p>1.8%</text:p>
          </table:table-cell>
          <table:table-cell table:style-name="ce63" table:formula="of:=[.Q208]/5463.3" office:value-type="float" office:value="21.4187395896253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1" calcext:value-type="date">
            <text:p>9/21/2020</text:p>
          </table:table-cell>
          <table:table-cell table:style-name="ce19" office:value-type="float" office:value="702850" calcext:value-type="float">
            <text:p>702,850</text:p>
          </table:table-cell>
          <table:table-cell table:style-name="ce19" office:value-type="float" office:value="24626" calcext:value-type="float">
            <text:p>24,626</text:p>
          </table:table-cell>
          <table:table-cell table:style-name="ce26" office:value-type="float" office:value="727476" calcext:value-type="float">
            <text:p>727,476</text:p>
          </table:table-cell>
          <table:table-cell table:style-name="ce26" office:value-type="float" office:value="255" calcext:value-type="float">
            <text:p>255</text:p>
          </table:table-cell>
          <table:table-cell table:style-name="ce31" table:formula="of:=([.C209]-[.C208])-[.E209]" office:value-type="float" office:value="0" calcext:value-type="float">
            <text:p>0</text:p>
          </table:table-cell>
          <table:table-cell table:style-name="ce40" table:formula="of:=[.E209]/([.D209]-[.D208])" office:value-type="percentage" office:value="0.0634328358208955" calcext:value-type="percentage">
            <text:p>6.3%</text:p>
          </table:table-cell>
          <table:table-cell table:style-name="ce19" office:value-type="float" office:value="3330" calcext:value-type="float">
            <text:p>3,330</text:p>
          </table:table-cell>
          <table:table-cell table:style-name="ce26" office:value-type="float" office:value="632124" calcext:value-type="float">
            <text:p>632,124</text:p>
          </table:table-cell>
          <table:table-cell table:style-name="ce58" office:value-type="float" office:value="8963" calcext:value-type="float">
            <text:p><text:s/>8,963 </text:p>
          </table:table-cell>
          <table:table-cell table:style-name="ce68" office:value-type="float" office:value="885737" calcext:value-type="float">
            <text:p><text:s/>885,737 </text:p>
          </table:table-cell>
          <table:table-cell table:style-name="ce74" table:formula="of:=[.H209]+[.J209]" office:value-type="float" office:value="12293" calcext:value-type="float">
            <text:p><text:s/>12,293 </text:p>
          </table:table-cell>
          <table:table-cell table:style-name="ce74" office:value-type="float" office:value="288" calcext:value-type="float">
            <text:p><text:s/>288 </text:p>
          </table:table-cell>
          <table:table-cell table:style-name="ce79" table:formula="of:=[.M209]/[.L209]" office:value-type="percentage" office:value="0.0234279671357683" calcext:value-type="percentage">
            <text:p>2.3%</text:p>
          </table:table-cell>
          <table:table-cell table:style-name="ce55" table:formula="of:=[.D209]-[.D202]" office:value-type="float" office:value="41850" calcext:value-type="float">
            <text:p><text:s/>41,850 </text:p>
          </table:table-cell>
          <table:table-cell table:style-name="ce55" table:formula="of:=SUM([.E203:.E209])" office:value-type="float" office:value="1877" calcext:value-type="float">
            <text:p><text:s/>1,877 </text:p>
          </table:table-cell>
          <table:table-cell table:style-name="ce72" table:formula="of:=SUM([.L203:.L209])" office:value-type="float" office:value="116908" calcext:value-type="float">
            <text:p><text:s/>116,908 </text:p>
          </table:table-cell>
          <table:table-cell table:style-name="ce72" table:formula="of:=SUM([.M203:.M209])" office:value-type="float" office:value="2328" calcext:value-type="float">
            <text:p><text:s/>2,328 </text:p>
          </table:table-cell>
          <table:table-cell table:style-name="ce82" table:formula="of:=[.R209]/[.Q209]" office:value-type="percentage" office:value="0.0199130940568652" calcext:value-type="percentage">
            <text:p>2.0%</text:p>
          </table:table-cell>
          <table:table-cell table:style-name="ce63" table:formula="of:=[.Q209]/5463.3" office:value-type="float" office:value="21.3987882781469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2" calcext:value-type="date">
            <text:p>9/22/2020</text:p>
          </table:table-cell>
          <table:table-cell table:style-name="ce19" office:value-type="float" office:value="707491" calcext:value-type="float">
            <text:p>707,491</text:p>
          </table:table-cell>
          <table:table-cell table:style-name="ce19" office:value-type="float" office:value="25009" calcext:value-type="float">
            <text:p>25,009</text:p>
          </table:table-cell>
          <table:table-cell table:style-name="ce26" office:value-type="float" office:value="732500" calcext:value-type="float">
            <text:p>732,500</text:p>
          </table:table-cell>
          <table:table-cell table:style-name="ce26" office:value-type="float" office:value="383" calcext:value-type="float">
            <text:p>383</text:p>
          </table:table-cell>
          <table:table-cell table:style-name="ce31" table:formula="of:=([.C210]-[.C209])-[.E210]" office:value-type="float" office:value="0" calcext:value-type="float">
            <text:p>0</text:p>
          </table:table-cell>
          <table:table-cell table:style-name="ce40" table:formula="of:=[.E210]/([.D210]-[.D209])" office:value-type="percentage" office:value="0.076234076433121" calcext:value-type="percentage">
            <text:p>7.6%</text:p>
          </table:table-cell>
          <table:table-cell table:style-name="ce19" office:value-type="float" office:value="4492" calcext:value-type="float">
            <text:p>4,492</text:p>
          </table:table-cell>
          <table:table-cell table:style-name="ce26" office:value-type="float" office:value="636616" calcext:value-type="float">
            <text:p>636,616</text:p>
          </table:table-cell>
          <table:table-cell table:style-name="ce58" office:value-type="float" office:value="8005" calcext:value-type="float">
            <text:p><text:s/>8,005 </text:p>
          </table:table-cell>
          <table:table-cell table:style-name="ce68" office:value-type="float" office:value="893742" calcext:value-type="float">
            <text:p><text:s/>893,742 </text:p>
          </table:table-cell>
          <table:table-cell table:style-name="ce74" table:formula="of:=[.H210]+[.J210]" office:value-type="float" office:value="12497" calcext:value-type="float">
            <text:p><text:s/>12,497 </text:p>
          </table:table-cell>
          <table:table-cell table:style-name="ce74" office:value-type="float" office:value="405" calcext:value-type="float">
            <text:p><text:s/>405 </text:p>
          </table:table-cell>
          <table:table-cell table:style-name="ce79" table:formula="of:=[.M210]/[.L210]" office:value-type="percentage" office:value="0.032407777866688" calcext:value-type="percentage">
            <text:p>3.2%</text:p>
          </table:table-cell>
          <table:table-cell table:style-name="ce55" table:formula="of:=[.D210]-[.D203]" office:value-type="float" office:value="39462" calcext:value-type="float">
            <text:p><text:s/>39,462 </text:p>
          </table:table-cell>
          <table:table-cell table:style-name="ce55" table:formula="of:=SUM([.E204:.E210])" office:value-type="float" office:value="1993" calcext:value-type="float">
            <text:p><text:s/>1,993 </text:p>
          </table:table-cell>
          <table:table-cell table:style-name="ce72" table:formula="of:=SUM([.L204:.L210])" office:value-type="float" office:value="112331" calcext:value-type="float">
            <text:p><text:s/>112,331 </text:p>
          </table:table-cell>
          <table:table-cell table:style-name="ce72" table:formula="of:=SUM([.M204:.M210])" office:value-type="float" office:value="2434" calcext:value-type="float">
            <text:p><text:s/>2,434 </text:p>
          </table:table-cell>
          <table:table-cell table:style-name="ce82" table:formula="of:=[.R210]/[.Q210]" office:value-type="percentage" office:value="0.0216681058657005" calcext:value-type="percentage">
            <text:p>2.2%</text:p>
          </table:table-cell>
          <table:table-cell table:style-name="ce63" table:formula="of:=[.Q210]/5463.3" office:value-type="float" office:value="20.5610162356085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3" calcext:value-type="date">
            <text:p>9/23/2020</text:p>
          </table:table-cell>
          <table:table-cell table:style-name="ce19" office:value-type="float" office:value="713238" calcext:value-type="float">
            <text:p>713,238</text:p>
          </table:table-cell>
          <table:table-cell table:style-name="ce19" office:value-type="float" office:value="25495" calcext:value-type="float">
            <text:p>25,495</text:p>
          </table:table-cell>
          <table:table-cell table:style-name="ce26" office:value-type="float" office:value="738733" calcext:value-type="float">
            <text:p>738,733</text:p>
          </table:table-cell>
          <table:table-cell table:style-name="ce26" office:value-type="float" office:value="486" calcext:value-type="float">
            <text:p>486</text:p>
          </table:table-cell>
          <table:table-cell table:style-name="ce31" table:formula="of:=([.C211]-[.C210])-[.E211]" office:value-type="float" office:value="0" calcext:value-type="float">
            <text:p>0</text:p>
          </table:table-cell>
          <table:table-cell table:style-name="ce40" table:formula="of:=[.E211]/([.D211]-[.D210])" office:value-type="percentage" office:value="0.0779720840686668" calcext:value-type="percentage">
            <text:p>7.8%</text:p>
          </table:table-cell>
          <table:table-cell table:style-name="ce19" office:value-type="float" office:value="5900" calcext:value-type="float">
            <text:p>5,900</text:p>
          </table:table-cell>
          <table:table-cell table:style-name="ce26" office:value-type="float" office:value="642516" calcext:value-type="float">
            <text:p>642,516</text:p>
          </table:table-cell>
          <table:table-cell table:style-name="ce58" office:value-type="float" office:value="6056" calcext:value-type="float">
            <text:p><text:s/>6,056 </text:p>
          </table:table-cell>
          <table:table-cell table:style-name="ce68" office:value-type="float" office:value="899798" calcext:value-type="float">
            <text:p><text:s/>899,798 </text:p>
          </table:table-cell>
          <table:table-cell table:style-name="ce74" table:formula="of:=[.H211]+[.J211]" office:value-type="float" office:value="11956" calcext:value-type="float">
            <text:p><text:s/>11,956 </text:p>
          </table:table-cell>
          <table:table-cell table:style-name="ce74" office:value-type="float" office:value="518" calcext:value-type="float">
            <text:p><text:s/>518 </text:p>
          </table:table-cell>
          <table:table-cell table:style-name="ce79" table:formula="of:=[.M211]/[.L211]" office:value-type="percentage" office:value="0.0433255269320843" calcext:value-type="percentage">
            <text:p>4.3%</text:p>
          </table:table-cell>
          <table:table-cell table:style-name="ce55" table:formula="of:=[.D211]-[.D204]" office:value-type="float" office:value="38346" calcext:value-type="float">
            <text:p><text:s/>38,346 </text:p>
          </table:table-cell>
          <table:table-cell table:style-name="ce55" table:formula="of:=SUM([.E205:.E211])" office:value-type="float" office:value="2212" calcext:value-type="float">
            <text:p><text:s/>2,212 </text:p>
          </table:table-cell>
          <table:table-cell table:style-name="ce72" table:formula="of:=SUM([.L205:.L211])" office:value-type="float" office:value="111591" calcext:value-type="float">
            <text:p><text:s/>111,591 </text:p>
          </table:table-cell>
          <table:table-cell table:style-name="ce72" table:formula="of:=SUM([.M205:.M211])" office:value-type="float" office:value="2671" calcext:value-type="float">
            <text:p><text:s/>2,671 </text:p>
          </table:table-cell>
          <table:table-cell table:style-name="ce82" table:formula="of:=[.R211]/[.Q211]" office:value-type="percentage" office:value="0.0239356220483731" calcext:value-type="percentage">
            <text:p>2.4%</text:p>
          </table:table-cell>
          <table:table-cell table:style-name="ce63" table:formula="of:=[.Q211]/5463.3" office:value-type="float" office:value="20.4255669650211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4" calcext:value-type="date">
            <text:p>9/24/2020</text:p>
          </table:table-cell>
          <table:table-cell table:style-name="ce19" office:value-type="float" office:value="718693" calcext:value-type="float">
            <text:p>718,693</text:p>
          </table:table-cell>
          <table:table-cell table:style-name="ce19" office:value-type="float" office:value="25960" calcext:value-type="float">
            <text:p>25,960</text:p>
          </table:table-cell>
          <table:table-cell table:style-name="ce26" office:value-type="float" office:value="744653" calcext:value-type="float">
            <text:p>744,653</text:p>
          </table:table-cell>
          <table:table-cell table:style-name="ce26" office:value-type="float" office:value="465" calcext:value-type="float">
            <text:p>465</text:p>
          </table:table-cell>
          <table:table-cell table:style-name="ce31" table:formula="of:=([.C212]-[.C211])-[.E212]" office:value-type="float" office:value="0" calcext:value-type="float">
            <text:p>0</text:p>
          </table:table-cell>
          <table:table-cell table:style-name="ce40" table:formula="of:=[.E212]/([.D212]-[.D211])" office:value-type="percentage" office:value="0.0785472972972973" calcext:value-type="percentage">
            <text:p>7.9%</text:p>
          </table:table-cell>
          <table:table-cell table:style-name="ce19" office:value-type="float" office:value="5896" calcext:value-type="float">
            <text:p>5,896</text:p>
          </table:table-cell>
          <table:table-cell table:style-name="ce26" office:value-type="float" office:value="648412" calcext:value-type="float">
            <text:p>648,412</text:p>
          </table:table-cell>
          <table:table-cell table:style-name="ce58" office:value-type="float" office:value="9466" calcext:value-type="float">
            <text:p><text:s/>9,466 </text:p>
          </table:table-cell>
          <table:table-cell table:style-name="ce68" office:value-type="float" office:value="909264" calcext:value-type="float">
            <text:p><text:s/>909,264 </text:p>
          </table:table-cell>
          <table:table-cell table:style-name="ce74" table:formula="of:=[.H212]+[.J212]" office:value-type="float" office:value="15362" calcext:value-type="float">
            <text:p><text:s/>15,362 </text:p>
          </table:table-cell>
          <table:table-cell table:style-name="ce74" office:value-type="float" office:value="502" calcext:value-type="float">
            <text:p><text:s/>502 </text:p>
          </table:table-cell>
          <table:table-cell table:style-name="ce79" table:formula="of:=[.M212]/[.L212]" office:value-type="percentage" office:value="0.0326780367139695" calcext:value-type="percentage">
            <text:p>3.3%</text:p>
          </table:table-cell>
          <table:table-cell table:style-name="ce55" table:formula="of:=[.D212]-[.D205]" office:value-type="float" office:value="36971" calcext:value-type="float">
            <text:p><text:s/>36,971 </text:p>
          </table:table-cell>
          <table:table-cell table:style-name="ce55" table:formula="of:=SUM([.E206:.E212])" office:value-type="float" office:value="2387" calcext:value-type="float">
            <text:p><text:s/>2,387 </text:p>
          </table:table-cell>
          <table:table-cell table:style-name="ce72" table:formula="of:=SUM([.L206:.L212])" office:value-type="float" office:value="108370" calcext:value-type="float">
            <text:p><text:s/>108,370 </text:p>
          </table:table-cell>
          <table:table-cell table:style-name="ce72" table:formula="of:=SUM([.M206:.M212])" office:value-type="float" office:value="2861" calcext:value-type="float">
            <text:p><text:s/>2,861 </text:p>
          </table:table-cell>
          <table:table-cell table:style-name="ce82" table:formula="of:=[.R212]/[.Q212]" office:value-type="percentage" office:value="0.0264002952846729" calcext:value-type="percentage">
            <text:p>2.6%</text:p>
          </table:table-cell>
          <table:table-cell table:style-name="ce63" table:formula="of:=[.Q212]/5463.3" office:value-type="float" office:value="19.8359965588564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5" calcext:value-type="date">
            <text:p>9/25/2020</text:p>
          </table:table-cell>
          <table:table-cell table:style-name="ce19" office:value-type="float" office:value="724011" calcext:value-type="float">
            <text:p>724,011</text:p>
          </table:table-cell>
          <table:table-cell table:style-name="ce19" office:value-type="float" office:value="26518" calcext:value-type="float">
            <text:p>26,518</text:p>
          </table:table-cell>
          <table:table-cell table:style-name="ce26" office:value-type="float" office:value="750529" calcext:value-type="float">
            <text:p>750,529</text:p>
          </table:table-cell>
          <table:table-cell table:style-name="ce26" office:value-type="float" office:value="558" calcext:value-type="float">
            <text:p>558</text:p>
          </table:table-cell>
          <table:table-cell table:style-name="ce31" table:formula="of:=([.C213]-[.C212])-[.E213]" office:value-type="float" office:value="0" calcext:value-type="float">
            <text:p>0</text:p>
          </table:table-cell>
          <table:table-cell table:style-name="ce40" table:formula="of:=[.E213]/([.D213]-[.D212])" office:value-type="percentage" office:value="0.0949625595643295" calcext:value-type="percentage">
            <text:p>9.5%</text:p>
          </table:table-cell>
          <table:table-cell table:style-name="ce19" office:value-type="float" office:value="5834" calcext:value-type="float">
            <text:p>5,834</text:p>
          </table:table-cell>
          <table:table-cell table:style-name="ce26" office:value-type="float" office:value="654246" calcext:value-type="float">
            <text:p>654,246</text:p>
          </table:table-cell>
          <table:table-cell table:style-name="ce58" office:value-type="float" office:value="10890" calcext:value-type="float">
            <text:p><text:s/>10,890 </text:p>
          </table:table-cell>
          <table:table-cell table:style-name="ce68" office:value-type="float" office:value="920154" calcext:value-type="float">
            <text:p><text:s/>920,154 </text:p>
          </table:table-cell>
          <table:table-cell table:style-name="ce74" table:formula="of:=[.H213]+[.J213]" office:value-type="float" office:value="16724" calcext:value-type="float">
            <text:p><text:s/>16,724 </text:p>
          </table:table-cell>
          <table:table-cell table:style-name="ce74" office:value-type="float" office:value="578" calcext:value-type="float">
            <text:p><text:s/>578 </text:p>
          </table:table-cell>
          <table:table-cell table:style-name="ce79" table:formula="of:=[.M213]/[.L213]" office:value-type="percentage" office:value="0.0345611097823487" calcext:value-type="percentage">
            <text:p>3.5%</text:p>
          </table:table-cell>
          <table:table-cell table:style-name="ce55" table:formula="of:=[.D213]-[.D206]" office:value-type="float" office:value="38208" calcext:value-type="float">
            <text:p><text:s/>38,208 </text:p>
          </table:table-cell>
          <table:table-cell table:style-name="ce55" table:formula="of:=SUM([.E207:.E213])" office:value-type="float" office:value="2742" calcext:value-type="float">
            <text:p><text:s/>2,742 </text:p>
          </table:table-cell>
          <table:table-cell table:style-name="ce72" table:formula="of:=SUM([.L207:.L213])" office:value-type="float" office:value="107805" calcext:value-type="float">
            <text:p><text:s/>107,805 </text:p>
          </table:table-cell>
          <table:table-cell table:style-name="ce72" table:formula="of:=SUM([.M207:.M213])" office:value-type="float" office:value="3213" calcext:value-type="float">
            <text:p><text:s/>3,213 </text:p>
          </table:table-cell>
          <table:table-cell table:style-name="ce82" table:formula="of:=[.R213]/[.Q213]" office:value-type="percentage" office:value="0.0298038124391262" calcext:value-type="percentage">
            <text:p>3.0%</text:p>
          </table:table-cell>
          <table:table-cell table:style-name="ce63" table:formula="of:=[.Q213]/5463.3" office:value-type="float" office:value="19.7325792103674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6" calcext:value-type="date">
            <text:p>9/26/2020</text:p>
          </table:table-cell>
          <table:table-cell table:style-name="ce19" office:value-type="float" office:value="729518" calcext:value-type="float">
            <text:p>729,518</text:p>
          </table:table-cell>
          <table:table-cell table:style-name="ce19" office:value-type="float" office:value="27232" calcext:value-type="float">
            <text:p>27,232</text:p>
          </table:table-cell>
          <table:table-cell table:style-name="ce26" office:value-type="float" office:value="756750" calcext:value-type="float">
            <text:p>756,750</text:p>
          </table:table-cell>
          <table:table-cell table:style-name="ce26" office:value-type="float" office:value="714" calcext:value-type="float">
            <text:p>714</text:p>
          </table:table-cell>
          <table:table-cell table:style-name="ce31" table:formula="of:=([.C214]-[.C213])-[.E214]" office:value-type="float" office:value="0" calcext:value-type="float">
            <text:p>0</text:p>
          </table:table-cell>
          <table:table-cell table:style-name="ce40" table:formula="of:=[.E214]/([.D214]-[.D213])" office:value-type="percentage" office:value="0.114772544606976" calcext:value-type="percentage">
            <text:p>11.5%</text:p>
          </table:table-cell>
          <table:table-cell table:style-name="ce19" office:value-type="float" office:value="5668" calcext:value-type="float">
            <text:p>5,668</text:p>
          </table:table-cell>
          <table:table-cell table:style-name="ce26" office:value-type="float" office:value="659914" calcext:value-type="float">
            <text:p>659,914</text:p>
          </table:table-cell>
          <table:table-cell table:style-name="ce58" office:value-type="float" office:value="11850" calcext:value-type="float">
            <text:p><text:s/>11,850 </text:p>
          </table:table-cell>
          <table:table-cell table:style-name="ce68" office:value-type="float" office:value="932004" calcext:value-type="float">
            <text:p><text:s/>932,004 </text:p>
          </table:table-cell>
          <table:table-cell table:style-name="ce74" table:formula="of:=[.H214]+[.J214]" office:value-type="float" office:value="17518" calcext:value-type="float">
            <text:p><text:s/>17,518 </text:p>
          </table:table-cell>
          <table:table-cell table:style-name="ce74" office:value-type="float" office:value="748" calcext:value-type="float">
            <text:p><text:s/>748 </text:p>
          </table:table-cell>
          <table:table-cell table:style-name="ce79" table:formula="of:=[.M214]/[.L214]" office:value-type="percentage" office:value="0.0426989382349583" calcext:value-type="percentage">
            <text:p>4.3%</text:p>
          </table:table-cell>
          <table:table-cell table:style-name="ce55" table:formula="of:=[.D214]-[.D207]" office:value-type="float" office:value="37796" calcext:value-type="float">
            <text:p><text:s/>37,796 </text:p>
          </table:table-cell>
          <table:table-cell table:style-name="ce55" table:formula="of:=SUM([.E208:.E214])" office:value-type="float" office:value="3106" calcext:value-type="float">
            <text:p><text:s/>3,106 </text:p>
          </table:table-cell>
          <table:table-cell table:style-name="ce72" table:formula="of:=SUM([.L208:.L214])" office:value-type="float" office:value="101243" calcext:value-type="float">
            <text:p><text:s/>101,243 </text:p>
          </table:table-cell>
          <table:table-cell table:style-name="ce72" table:formula="of:=SUM([.M208:.M214])" office:value-type="float" office:value="3276" calcext:value-type="float">
            <text:p><text:s/>3,276 </text:p>
          </table:table-cell>
          <table:table-cell table:style-name="ce82" table:formula="of:=[.R214]/[.Q214]" office:value-type="percentage" office:value="0.0323577926375157" calcext:value-type="percentage">
            <text:p>3.2%</text:p>
          </table:table-cell>
          <table:table-cell table:style-name="ce63" table:formula="of:=[.Q214]/5463.3" office:value-type="float" office:value="18.5314736514561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7" calcext:value-type="date">
            <text:p>9/27/2020</text:p>
          </table:table-cell>
          <table:table-cell table:style-name="ce19" office:value-type="float" office:value="732944" calcext:value-type="float">
            <text:p>732,944</text:p>
          </table:table-cell>
          <table:table-cell table:style-name="ce19" office:value-type="float" office:value="27576" calcext:value-type="float">
            <text:p>27,576</text:p>
          </table:table-cell>
          <table:table-cell table:style-name="ce26" office:value-type="float" office:value="760520" calcext:value-type="float">
            <text:p>760,520</text:p>
          </table:table-cell>
          <table:table-cell table:style-name="ce26" office:value-type="float" office:value="344" calcext:value-type="float">
            <text:p>344</text:p>
          </table:table-cell>
          <table:table-cell table:style-name="ce31" table:formula="of:=([.C215]-[.C214])-[.E215]" office:value-type="float" office:value="0" calcext:value-type="float">
            <text:p>0</text:p>
          </table:table-cell>
          <table:table-cell table:style-name="ce40" table:formula="of:=[.E215]/([.D215]-[.D214])" office:value-type="percentage" office:value="0.0912466843501326" calcext:value-type="percentage">
            <text:p>9.1%</text:p>
          </table:table-cell>
          <table:table-cell table:style-name="ce19" office:value-type="float" office:value="3992" calcext:value-type="float">
            <text:p>3,992</text:p>
          </table:table-cell>
          <table:table-cell table:style-name="ce26" office:value-type="float" office:value="663906" calcext:value-type="float">
            <text:p>663,906</text:p>
          </table:table-cell>
          <table:table-cell table:style-name="ce58" office:value-type="float" office:value="13767" calcext:value-type="float">
            <text:p><text:s/>13,767 </text:p>
          </table:table-cell>
          <table:table-cell table:style-name="ce68" office:value-type="float" office:value="945771" calcext:value-type="float">
            <text:p><text:s/>945,771 </text:p>
          </table:table-cell>
          <table:table-cell table:style-name="ce74" table:formula="of:=[.H215]+[.J215]" office:value-type="float" office:value="17759" calcext:value-type="float">
            <text:p><text:s/>17,759 </text:p>
          </table:table-cell>
          <table:table-cell table:style-name="ce74" office:value-type="float" office:value="368" calcext:value-type="float">
            <text:p><text:s/>368 </text:p>
          </table:table-cell>
          <table:table-cell table:style-name="ce79" table:formula="of:=[.M215]/[.L215]" office:value-type="percentage" office:value="0.0207218874936652" calcext:value-type="percentage">
            <text:p>2.1%</text:p>
          </table:table-cell>
          <table:table-cell table:style-name="ce55" table:formula="of:=[.D215]-[.D208]" office:value-type="float" office:value="37064" calcext:value-type="float">
            <text:p><text:s/>37,064 </text:p>
          </table:table-cell>
          <table:table-cell table:style-name="ce55" table:formula="of:=SUM([.E209:.E215])" office:value-type="float" office:value="3205" calcext:value-type="float">
            <text:p><text:s/>3,205 </text:p>
          </table:table-cell>
          <table:table-cell table:style-name="ce72" table:formula="of:=SUM([.L209:.L215])" office:value-type="float" office:value="104109" calcext:value-type="float">
            <text:p><text:s/>104,109 </text:p>
          </table:table-cell>
          <table:table-cell table:style-name="ce72" table:formula="of:=SUM([.M209:.M215])" office:value-type="float" office:value="3407" calcext:value-type="float">
            <text:p><text:s/>3,407 </text:p>
          </table:table-cell>
          <table:table-cell table:style-name="ce82" table:formula="of:=[.R215]/[.Q215]" office:value-type="percentage" office:value="0.0327253167353447" calcext:value-type="percentage">
            <text:p>3.3%</text:p>
          </table:table-cell>
          <table:table-cell table:style-name="ce63" table:formula="of:=[.Q215]/5463.3" office:value-type="float" office:value="19.0560650156499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8" calcext:value-type="date">
            <text:p>9/28/2020</text:p>
          </table:table-cell>
          <table:table-cell table:style-name="ce19" office:value-type="float" office:value="735937" calcext:value-type="float">
            <text:p>735,937</text:p>
          </table:table-cell>
          <table:table-cell table:style-name="ce19" office:value-type="float" office:value="27798" calcext:value-type="float">
            <text:p>27,798</text:p>
          </table:table-cell>
          <table:table-cell table:style-name="ce26" office:value-type="float" office:value="763735" calcext:value-type="float">
            <text:p>763,735</text:p>
          </table:table-cell>
          <table:table-cell table:style-name="ce26" office:value-type="float" office:value="222" calcext:value-type="float">
            <text:p>222</text:p>
          </table:table-cell>
          <table:table-cell table:style-name="ce31" table:formula="of:=([.C216]-[.C215])-[.E216]" office:value-type="float" office:value="0" calcext:value-type="float">
            <text:p>0</text:p>
          </table:table-cell>
          <table:table-cell table:style-name="ce40" table:formula="of:=[.E216]/([.D216]-[.D215])" office:value-type="percentage" office:value="0.0690513219284603" calcext:value-type="percentage">
            <text:p>6.9%</text:p>
          </table:table-cell>
          <table:table-cell table:style-name="ce19" office:value-type="float" office:value="3753" calcext:value-type="float">
            <text:p>3,753</text:p>
          </table:table-cell>
          <table:table-cell table:style-name="ce26" office:value-type="float" office:value="667659" calcext:value-type="float">
            <text:p>667,659</text:p>
          </table:table-cell>
          <table:table-cell table:style-name="ce58" office:value-type="float" office:value="9212" calcext:value-type="float">
            <text:p><text:s/>9,212 </text:p>
          </table:table-cell>
          <table:table-cell table:style-name="ce68" office:value-type="float" office:value="954983" calcext:value-type="float">
            <text:p><text:s/>954,983 </text:p>
          </table:table-cell>
          <table:table-cell table:style-name="ce74" table:formula="of:=[.H216]+[.J216]" office:value-type="float" office:value="12965" calcext:value-type="float">
            <text:p><text:s/>12,965 </text:p>
          </table:table-cell>
          <table:table-cell table:style-name="ce74" office:value-type="float" office:value="253" calcext:value-type="float">
            <text:p><text:s/>253 </text:p>
          </table:table-cell>
          <table:table-cell table:style-name="ce79" table:formula="of:=[.M216]/[.L216]" office:value-type="percentage" office:value="0.0195140763594292" calcext:value-type="percentage">
            <text:p>2.0%</text:p>
          </table:table-cell>
          <table:table-cell table:style-name="ce55" table:formula="of:=[.D216]-[.D209]" office:value-type="float" office:value="36259" calcext:value-type="float">
            <text:p><text:s/>36,259 </text:p>
          </table:table-cell>
          <table:table-cell table:style-name="ce55" table:formula="of:=SUM([.E210:.E216])" office:value-type="float" office:value="3172" calcext:value-type="float">
            <text:p><text:s/>3,172 </text:p>
          </table:table-cell>
          <table:table-cell table:style-name="ce72" table:formula="of:=SUM([.L210:.L216])" office:value-type="float" office:value="104781" calcext:value-type="float">
            <text:p><text:s/>104,781 </text:p>
          </table:table-cell>
          <table:table-cell table:style-name="ce72" table:formula="of:=SUM([.M210:.M216])" office:value-type="float" office:value="3372" calcext:value-type="float">
            <text:p><text:s/>3,372 </text:p>
          </table:table-cell>
          <table:table-cell table:style-name="ce82" table:formula="of:=[.R216]/[.Q216]" office:value-type="percentage" office:value="0.0321814069344633" calcext:value-type="percentage">
            <text:p>3.2%</text:p>
          </table:table-cell>
          <table:table-cell table:style-name="ce63" table:formula="of:=[.Q216]/5463.3" office:value-type="float" office:value="19.1790675965076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9" calcext:value-type="date">
            <text:p>9/29/2020</text:p>
          </table:table-cell>
          <table:table-cell table:style-name="ce19" office:value-type="float" office:value="742125" calcext:value-type="float">
            <text:p>742,125</text:p>
          </table:table-cell>
          <table:table-cell table:style-name="ce19" office:value-type="float" office:value="28604" calcext:value-type="float">
            <text:p>28,604</text:p>
          </table:table-cell>
          <table:table-cell table:style-name="ce26" office:value-type="float" office:value="770729" calcext:value-type="float">
            <text:p>770,729</text:p>
          </table:table-cell>
          <table:table-cell table:style-name="ce26" office:value-type="float" office:value="806" calcext:value-type="float">
            <text:p>806</text:p>
          </table:table-cell>
          <table:table-cell table:style-name="ce31" table:formula="of:=([.C217]-[.C216])-[.E217]" office:value-type="float" office:value="0" calcext:value-type="float">
            <text:p>0</text:p>
          </table:table-cell>
          <table:table-cell table:style-name="ce40" table:formula="of:=[.E217]/([.D217]-[.D216])" office:value-type="percentage" office:value="0.115241635687732" calcext:value-type="percentage">
            <text:p>11.5%</text:p>
          </table:table-cell>
          <table:table-cell table:style-name="ce19" office:value-type="float" office:value="3607" calcext:value-type="float">
            <text:p>3,607</text:p>
          </table:table-cell>
          <table:table-cell table:style-name="ce26" office:value-type="float" office:value="671266" calcext:value-type="float">
            <text:p>671,266</text:p>
          </table:table-cell>
          <table:table-cell table:style-name="ce58" office:value-type="float" office:value="9504" calcext:value-type="float">
            <text:p><text:s/>9,504 </text:p>
          </table:table-cell>
          <table:table-cell table:style-name="ce68" office:value-type="float" office:value="964487" calcext:value-type="float">
            <text:p><text:s/>964,487 </text:p>
          </table:table-cell>
          <table:table-cell table:style-name="ce74" table:formula="of:=[.H217]+[.J217]" office:value-type="float" office:value="13111" calcext:value-type="float">
            <text:p><text:s/>13,111 </text:p>
          </table:table-cell>
          <table:table-cell table:style-name="ce74" office:value-type="float" office:value="848" calcext:value-type="float">
            <text:p><text:s/>848 </text:p>
          </table:table-cell>
          <table:table-cell table:style-name="ce79" table:formula="of:=[.M217]/[.L217]" office:value-type="percentage" office:value="0.0646785142246968" calcext:value-type="percentage">
            <text:p>6.5%</text:p>
          </table:table-cell>
          <table:table-cell table:style-name="ce55" table:formula="of:=[.D217]-[.D210]" office:value-type="float" office:value="38229" calcext:value-type="float">
            <text:p><text:s/>38,229 </text:p>
          </table:table-cell>
          <table:table-cell table:style-name="ce55" table:formula="of:=SUM([.E211:.E217])" office:value-type="float" office:value="3595" calcext:value-type="float">
            <text:p><text:s/>3,595 </text:p>
          </table:table-cell>
          <table:table-cell table:style-name="ce72" table:formula="of:=SUM([.L211:.L217])" office:value-type="float" office:value="105395" calcext:value-type="float">
            <text:p><text:s/>105,395 </text:p>
          </table:table-cell>
          <table:table-cell table:style-name="ce72" table:formula="of:=SUM([.M211:.M217])" office:value-type="float" office:value="3815" calcext:value-type="float">
            <text:p><text:s/>3,815 </text:p>
          </table:table-cell>
          <table:table-cell table:style-name="ce82" table:formula="of:=[.R217]/[.Q217]" office:value-type="percentage" office:value="0.0361971630532758" calcext:value-type="percentage">
            <text:p>3.6%</text:p>
          </table:table-cell>
          <table:table-cell table:style-name="ce63" table:formula="of:=[.Q217]/5463.3" office:value-type="float" office:value="19.2914538831842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30" calcext:value-type="date">
            <text:p>9/30/2020</text:p>
          </table:table-cell>
          <table:table-cell table:style-name="ce19" office:value-type="float" office:value="747715" calcext:value-type="float">
            <text:p>747,715</text:p>
          </table:table-cell>
          <table:table-cell table:style-name="ce19" office:value-type="float" office:value="29244" calcext:value-type="float">
            <text:p>29,244</text:p>
          </table:table-cell>
          <table:table-cell table:style-name="ce26" office:value-type="float" office:value="776959" calcext:value-type="float">
            <text:p>776,959</text:p>
          </table:table-cell>
          <table:table-cell table:style-name="ce26" office:value-type="float" office:value="640" calcext:value-type="float">
            <text:p>640</text:p>
          </table:table-cell>
          <table:table-cell table:style-name="ce31" table:formula="of:=([.C218]-[.C217])-[.E218]" office:value-type="float" office:value="0" calcext:value-type="float">
            <text:p>0</text:p>
          </table:table-cell>
          <table:table-cell table:style-name="ce40" table:formula="of:=[.E218]/([.D218]-[.D217])" office:value-type="percentage" office:value="0.102728731942215" calcext:value-type="percentage">
            <text:p>10.3%</text:p>
          </table:table-cell>
          <table:table-cell table:style-name="ce19" office:value-type="float" office:value="5349" calcext:value-type="float">
            <text:p>5,349</text:p>
          </table:table-cell>
          <table:table-cell table:style-name="ce26" office:value-type="float" office:value="676615" calcext:value-type="float">
            <text:p>676,615</text:p>
          </table:table-cell>
          <table:table-cell table:style-name="ce58" office:value-type="float" office:value="10280" calcext:value-type="float">
            <text:p><text:s/>10,280 </text:p>
          </table:table-cell>
          <table:table-cell table:style-name="ce68" office:value-type="float" office:value="974767" calcext:value-type="float">
            <text:p><text:s/>974,767 </text:p>
          </table:table-cell>
          <table:table-cell table:style-name="ce74" table:formula="of:=[.H218]+[.J218]" office:value-type="float" office:value="15629" calcext:value-type="float">
            <text:p><text:s/>15,629 </text:p>
          </table:table-cell>
          <table:table-cell table:style-name="ce74" office:value-type="float" office:value="709" calcext:value-type="float">
            <text:p><text:s/>709 </text:p>
          </table:table-cell>
          <table:table-cell table:style-name="ce79" table:formula="of:=[.M218]/[.L218]" office:value-type="percentage" office:value="0.0453643867170004" calcext:value-type="percentage">
            <text:p>4.5%</text:p>
          </table:table-cell>
          <table:table-cell table:style-name="ce55" table:formula="of:=[.D218]-[.D211]" office:value-type="float" office:value="38226" calcext:value-type="float">
            <text:p><text:s/>38,226 </text:p>
          </table:table-cell>
          <table:table-cell table:style-name="ce55" table:formula="of:=SUM([.E212:.E218])" office:value-type="float" office:value="3749" calcext:value-type="float">
            <text:p><text:s/>3,749 </text:p>
          </table:table-cell>
          <table:table-cell table:style-name="ce72" table:formula="of:=SUM([.L212:.L218])" office:value-type="float" office:value="109068" calcext:value-type="float">
            <text:p><text:s/>109,068 </text:p>
          </table:table-cell>
          <table:table-cell table:style-name="ce72" table:formula="of:=SUM([.M212:.M218])" office:value-type="float" office:value="4006" calcext:value-type="float">
            <text:p><text:s/>4,006 </text:p>
          </table:table-cell>
          <table:table-cell table:style-name="ce82" table:formula="of:=[.R218]/[.Q218]" office:value-type="percentage" office:value="0.0367293798364323" calcext:value-type="percentage">
            <text:p>3.7%</text:p>
          </table:table-cell>
          <table:table-cell table:style-name="ce63" table:formula="of:=[.Q218]/5463.3" office:value-type="float" office:value="19.9637581681401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1" calcext:value-type="date">
            <text:p>10/1/2020</text:p>
          </table:table-cell>
          <table:table-cell table:style-name="ce19" office:value-type="float" office:value="753239" calcext:value-type="float">
            <text:p>753,239</text:p>
          </table:table-cell>
          <table:table-cell table:style-name="ce19" office:value-type="float" office:value="29912" calcext:value-type="float">
            <text:p>29,912</text:p>
          </table:table-cell>
          <table:table-cell table:style-name="ce26" office:value-type="float" office:value="783151" calcext:value-type="float">
            <text:p>783,151</text:p>
          </table:table-cell>
          <table:table-cell table:style-name="ce26" office:value-type="float" office:value="668" calcext:value-type="float">
            <text:p>668</text:p>
          </table:table-cell>
          <table:table-cell table:style-name="ce31" table:formula="of:=([.C219]-[.C218])-[.E219]" office:value-type="float" office:value="0" calcext:value-type="float">
            <text:p>0</text:p>
          </table:table-cell>
          <table:table-cell table:style-name="ce40" table:formula="of:=[.E219]/([.D219]-[.D218])" office:value-type="percentage" office:value="0.107881136950904" calcext:value-type="percentage">
            <text:p>10.8%</text:p>
          </table:table-cell>
          <table:table-cell table:style-name="ce19" office:value-type="float" office:value="7321" calcext:value-type="float">
            <text:p>7,321</text:p>
          </table:table-cell>
          <table:table-cell table:style-name="ce26" office:value-type="float" office:value="683936" calcext:value-type="float">
            <text:p>683,936</text:p>
          </table:table-cell>
          <table:table-cell table:style-name="ce58" office:value-type="float" office:value="6995" calcext:value-type="float">
            <text:p><text:s/>6,995 </text:p>
          </table:table-cell>
          <table:table-cell table:style-name="ce68" office:value-type="float" office:value="981762" calcext:value-type="float">
            <text:p><text:s/>981,762 </text:p>
          </table:table-cell>
          <table:table-cell table:style-name="ce74" table:formula="of:=[.H219]+[.J219]" office:value-type="float" office:value="14316" calcext:value-type="float">
            <text:p><text:s/>14,316 </text:p>
          </table:table-cell>
          <table:table-cell table:style-name="ce74" office:value-type="float" office:value="706" calcext:value-type="float">
            <text:p><text:s/>706 </text:p>
          </table:table-cell>
          <table:table-cell table:style-name="ce79" table:formula="of:=[.M219]/[.L219]" office:value-type="percentage" office:value="0.0493154512433641" calcext:value-type="percentage">
            <text:p>4.9%</text:p>
          </table:table-cell>
          <table:table-cell table:style-name="ce55" table:formula="of:=[.D219]-[.D212]" office:value-type="float" office:value="38498" calcext:value-type="float">
            <text:p><text:s/>38,498 </text:p>
          </table:table-cell>
          <table:table-cell table:style-name="ce55" table:formula="of:=SUM([.E213:.E219])" office:value-type="float" office:value="3952" calcext:value-type="float">
            <text:p><text:s/>3,952 </text:p>
          </table:table-cell>
          <table:table-cell table:style-name="ce72" table:formula="of:=SUM([.L213:.L219])" office:value-type="float" office:value="108022" calcext:value-type="float">
            <text:p><text:s/>108,022 </text:p>
          </table:table-cell>
          <table:table-cell table:style-name="ce72" table:formula="of:=SUM([.M213:.M219])" office:value-type="float" office:value="4210" calcext:value-type="float">
            <text:p><text:s/>4,210 </text:p>
          </table:table-cell>
          <table:table-cell table:style-name="ce82" table:formula="of:=[.R219]/[.Q219]" office:value-type="percentage" office:value="0.0389735424265427" calcext:value-type="percentage">
            <text:p>3.9%</text:p>
          </table:table-cell>
          <table:table-cell table:style-name="ce63" table:formula="of:=[.Q219]/5463.3" office:value-type="float" office:value="19.7722987937693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2" calcext:value-type="date">
            <text:p>10/2/2020</text:p>
          </table:table-cell>
          <table:table-cell table:style-name="ce19" office:value-type="float" office:value="758614" calcext:value-type="float">
            <text:p>758,614</text:p>
          </table:table-cell>
          <table:table-cell table:style-name="ce19" office:value-type="float" office:value="30687" calcext:value-type="float">
            <text:p>30,687</text:p>
          </table:table-cell>
          <table:table-cell table:style-name="ce26" office:value-type="float" office:value="789301" calcext:value-type="float">
            <text:p>789,301</text:p>
          </table:table-cell>
          <table:table-cell table:style-name="ce26" office:value-type="float" office:value="775" calcext:value-type="float">
            <text:p>775</text:p>
          </table:table-cell>
          <table:table-cell table:style-name="ce31" table:formula="of:=([.C220]-[.C219])-[.E220]" office:value-type="float" office:value="0" calcext:value-type="float">
            <text:p>0</text:p>
          </table:table-cell>
          <table:table-cell table:style-name="ce40" table:formula="of:=[.E220]/([.D220]-[.D219])" office:value-type="percentage" office:value="0.126016260162602" calcext:value-type="percentage">
            <text:p>12.6%</text:p>
          </table:table-cell>
          <table:table-cell table:style-name="ce19" office:value-type="float" office:value="5867" calcext:value-type="float">
            <text:p>5,867</text:p>
          </table:table-cell>
          <table:table-cell table:style-name="ce26" office:value-type="float" office:value="689803" calcext:value-type="float">
            <text:p>689,803</text:p>
          </table:table-cell>
          <table:table-cell table:style-name="ce58" office:value-type="float" office:value="11918" calcext:value-type="float">
            <text:p><text:s/>11,918 </text:p>
          </table:table-cell>
          <table:table-cell table:style-name="ce68" office:value-type="float" office:value="993680" calcext:value-type="float">
            <text:p><text:s/>993,680 </text:p>
          </table:table-cell>
          <table:table-cell table:style-name="ce74" table:formula="of:=[.H220]+[.J220]" office:value-type="float" office:value="17785" calcext:value-type="float">
            <text:p><text:s/>17,785 </text:p>
          </table:table-cell>
          <table:table-cell table:style-name="ce74" office:value-type="float" office:value="842" calcext:value-type="float">
            <text:p><text:s/>842 </text:p>
          </table:table-cell>
          <table:table-cell table:style-name="ce79" table:formula="of:=[.M220]/[.L220]" office:value-type="percentage" office:value="0.0473432667978634" calcext:value-type="percentage">
            <text:p>4.7%</text:p>
          </table:table-cell>
          <table:table-cell table:style-name="ce55" table:formula="of:=[.D220]-[.D213]" office:value-type="float" office:value="38772" calcext:value-type="float">
            <text:p><text:s/>38,772 </text:p>
          </table:table-cell>
          <table:table-cell table:style-name="ce55" table:formula="of:=SUM([.E214:.E220])" office:value-type="float" office:value="4169" calcext:value-type="float">
            <text:p><text:s/>4,169 </text:p>
          </table:table-cell>
          <table:table-cell table:style-name="ce72" table:formula="of:=SUM([.L214:.L220])" office:value-type="float" office:value="109083" calcext:value-type="float">
            <text:p><text:s/>109,083 </text:p>
          </table:table-cell>
          <table:table-cell table:style-name="ce72" table:formula="of:=SUM([.M214:.M220])" office:value-type="float" office:value="4474" calcext:value-type="float">
            <text:p><text:s/>4,474 </text:p>
          </table:table-cell>
          <table:table-cell table:style-name="ce82" table:formula="of:=[.R220]/[.Q220]" office:value-type="percentage" office:value="0.0410146402280832" calcext:value-type="percentage">
            <text:p>4.1%</text:p>
          </table:table-cell>
          <table:table-cell table:style-name="ce63" table:formula="of:=[.Q220]/5463.3" office:value-type="float" office:value="19.9665037614629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3" calcext:value-type="date">
            <text:p>10/3/2020</text:p>
          </table:table-cell>
          <table:table-cell table:style-name="ce19" office:value-type="float" office:value="764178" calcext:value-type="float">
            <text:p>764,178</text:p>
          </table:table-cell>
          <table:table-cell table:style-name="ce19" office:value-type="float" office:value="31451" calcext:value-type="float">
            <text:p>31,451</text:p>
          </table:table-cell>
          <table:table-cell table:style-name="ce26" office:value-type="float" office:value="795629" calcext:value-type="float">
            <text:p>795,629</text:p>
          </table:table-cell>
          <table:table-cell table:style-name="ce36" office:value-type="float" office:value="764" calcext:value-type="float">
            <text:p>764</text:p>
          </table:table-cell>
          <table:table-cell table:style-name="ce31" table:formula="of:=([.C221]-[.C220])-[.E221]" office:value-type="float" office:value="0" calcext:value-type="float">
            <text:p>0</text:p>
          </table:table-cell>
          <table:table-cell table:style-name="ce40" table:formula="of:=[.E221]/([.D221]-[.D220])" office:value-type="percentage" office:value="0.120733249051833" calcext:value-type="percentage">
            <text:p>12.1%</text:p>
          </table:table-cell>
          <table:table-cell table:style-name="ce19" office:value-type="float" office:value="6112" calcext:value-type="float">
            <text:p>6,112</text:p>
          </table:table-cell>
          <table:table-cell table:style-name="ce49" office:value-type="float" office:value="695915" calcext:value-type="float">
            <text:p>695,915</text:p>
          </table:table-cell>
          <table:table-cell table:style-name="ce58" office:value-type="float" office:value="16032" calcext:value-type="float">
            <text:p><text:s/>16,032 </text:p>
          </table:table-cell>
          <table:table-cell table:style-name="ce68" office:value-type="float" office:value="1009712" calcext:value-type="float">
            <text:p><text:s/>1,009,712 </text:p>
          </table:table-cell>
          <table:table-cell table:style-name="ce74" table:formula="of:=[.H221]+[.J221]" office:value-type="float" office:value="22144" calcext:value-type="float">
            <text:p><text:s/>22,144 </text:p>
          </table:table-cell>
          <table:table-cell table:style-name="ce74" office:value-type="float" office:value="835" calcext:value-type="float">
            <text:p><text:s/>835 </text:p>
          </table:table-cell>
          <table:table-cell table:style-name="ce79" table:formula="of:=[.M221]/[.L221]" office:value-type="percentage" office:value="0.0377077312138728" calcext:value-type="percentage">
            <text:p>3.8%</text:p>
          </table:table-cell>
          <table:table-cell table:style-name="ce55" table:formula="of:=[.D221]-[.D214]" office:value-type="float" office:value="38879" calcext:value-type="float">
            <text:p><text:s/>38,879 </text:p>
          </table:table-cell>
          <table:table-cell table:style-name="ce55" table:formula="of:=SUM([.E215:.E221])" office:value-type="float" office:value="4219" calcext:value-type="float">
            <text:p><text:s/>4,219 </text:p>
          </table:table-cell>
          <table:table-cell table:style-name="ce72" table:formula="of:=SUM([.L215:.L221])" office:value-type="float" office:value="113709" calcext:value-type="float">
            <text:p><text:s/>113,709 </text:p>
          </table:table-cell>
          <table:table-cell table:style-name="ce72" table:formula="of:=SUM([.M215:.M221])" office:value-type="float" office:value="4561" calcext:value-type="float">
            <text:p><text:s/>4,561 </text:p>
          </table:table-cell>
          <table:table-cell table:style-name="ce82" table:formula="of:=[.R221]/[.Q221]" office:value-type="percentage" office:value="0.0401111609459234" calcext:value-type="percentage">
            <text:p>4.0%</text:p>
          </table:table-cell>
          <table:table-cell table:style-name="ce63" table:formula="of:=[.Q221]/5463.3" office:value-type="float" office:value="20.8132447421888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4" calcext:value-type="date">
            <text:p>10/4/2020</text:p>
          </table:table-cell>
          <table:table-cell table:style-name="ce19" office:value-type="float" office:value="769110" calcext:value-type="float">
            <text:p>769,110</text:p>
          </table:table-cell>
          <table:table-cell table:style-name="ce19" office:value-type="float" office:value="32209" calcext:value-type="float">
            <text:p>32,209</text:p>
          </table:table-cell>
          <table:table-cell table:style-name="ce26" office:value-type="float" office:value="801319" calcext:value-type="float">
            <text:p>801,319</text:p>
          </table:table-cell>
          <table:table-cell table:style-name="ce36" office:value-type="float" office:value="758" calcext:value-type="float">
            <text:p>758</text:p>
          </table:table-cell>
          <table:table-cell table:style-name="ce31" table:formula="of:=([.C222]-[.C221])-[.E222]" office:value-type="float" office:value="0" calcext:value-type="float">
            <text:p>0</text:p>
          </table:table-cell>
          <table:table-cell table:style-name="ce40" table:formula="of:=[.E222]/([.D222]-[.D221])" office:value-type="percentage" office:value="0.133216168717047" calcext:value-type="percentage">
            <text:p>13.3%</text:p>
          </table:table-cell>
          <table:table-cell table:style-name="ce19" office:value-type="float" office:value="5094" calcext:value-type="float">
            <text:p>5,094</text:p>
          </table:table-cell>
          <table:table-cell table:style-name="ce49" office:value-type="float" office:value="701009" calcext:value-type="float">
            <text:p>701,009</text:p>
          </table:table-cell>
          <table:table-cell table:style-name="ce58" office:value-type="float" office:value="9000" calcext:value-type="float">
            <text:p><text:s/>9,000 </text:p>
          </table:table-cell>
          <table:table-cell table:style-name="ce68" office:value-type="float" office:value="1018712" calcext:value-type="float">
            <text:p><text:s/>1,018,712 </text:p>
          </table:table-cell>
          <table:table-cell table:style-name="ce74" table:formula="of:=[.H222]+[.J222]" office:value-type="float" office:value="14094" calcext:value-type="float">
            <text:p><text:s/>14,094 </text:p>
          </table:table-cell>
          <table:table-cell table:style-name="ce74" office:value-type="float" office:value="805" calcext:value-type="float">
            <text:p><text:s/>805 </text:p>
          </table:table-cell>
          <table:table-cell table:style-name="ce79" table:formula="of:=[.M222]/[.L222]" office:value-type="percentage" office:value="0.0571165034766567" calcext:value-type="percentage">
            <text:p>5.7%</text:p>
          </table:table-cell>
          <table:table-cell table:style-name="ce55" table:formula="of:=[.D222]-[.D215]" office:value-type="float" office:value="40799" calcext:value-type="float">
            <text:p><text:s/>40,799 </text:p>
          </table:table-cell>
          <table:table-cell table:style-name="ce55" table:formula="of:=SUM([.E216:.E222])" office:value-type="float" office:value="4633" calcext:value-type="float">
            <text:p><text:s/>4,633 </text:p>
          </table:table-cell>
          <table:table-cell table:style-name="ce72" table:formula="of:=SUM([.L216:.L222])" office:value-type="float" office:value="110044" calcext:value-type="float">
            <text:p><text:s/>110,044 </text:p>
          </table:table-cell>
          <table:table-cell table:style-name="ce72" table:formula="of:=SUM([.M216:.M222])" office:value-type="float" office:value="4998" calcext:value-type="float">
            <text:p><text:s/>4,998 </text:p>
          </table:table-cell>
          <table:table-cell table:style-name="ce82" table:formula="of:=[.R222]/[.Q222]" office:value-type="percentage" office:value="0.0454181963578205" calcext:value-type="percentage">
            <text:p>4.5%</text:p>
          </table:table-cell>
          <table:table-cell table:style-name="ce63" table:formula="of:=[.Q222]/5463.3" office:value-type="float" office:value="20.1424047736716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5" calcext:value-type="date">
            <text:p>10/5/2020</text:p>
          </table:table-cell>
          <table:table-cell table:style-name="ce19" office:value-type="float" office:value="773873" calcext:value-type="float">
            <text:p>773,873</text:p>
          </table:table-cell>
          <table:table-cell table:style-name="ce19" office:value-type="float" office:value="32906" calcext:value-type="float">
            <text:p>32,906</text:p>
          </table:table-cell>
          <table:table-cell table:style-name="ce26" office:value-type="float" office:value="806779" calcext:value-type="float">
            <text:p>806,779</text:p>
          </table:table-cell>
          <table:table-cell table:style-name="ce36" office:value-type="float" office:value="697" calcext:value-type="float">
            <text:p>697</text:p>
          </table:table-cell>
          <table:table-cell table:style-name="ce31" table:formula="of:=([.C223]-[.C222])-[.E223]" office:value-type="float" office:value="0" calcext:value-type="float">
            <text:p>0</text:p>
          </table:table-cell>
          <table:table-cell table:style-name="ce40" table:formula="of:=[.E223]/([.D223]-[.D222])" office:value-type="percentage" office:value="0.127655677655678" calcext:value-type="percentage">
            <text:p>12.8%</text:p>
          </table:table-cell>
          <table:table-cell table:style-name="ce19" office:value-type="float" office:value="3429" calcext:value-type="float">
            <text:p>3,429</text:p>
          </table:table-cell>
          <table:table-cell table:style-name="ce49" office:value-type="float" office:value="704438" calcext:value-type="float">
            <text:p>704,438</text:p>
          </table:table-cell>
          <table:table-cell table:style-name="ce58" office:value-type="float" office:value="11711" calcext:value-type="float">
            <text:p><text:s/>11,711 </text:p>
          </table:table-cell>
          <table:table-cell table:style-name="ce68" office:value-type="float" office:value="1030423" calcext:value-type="float">
            <text:p><text:s/>1,030,423 </text:p>
          </table:table-cell>
          <table:table-cell table:style-name="ce74" table:formula="of:=[.H223]+[.J223]" office:value-type="float" office:value="15140" calcext:value-type="float">
            <text:p><text:s/>15,140 </text:p>
          </table:table-cell>
          <table:table-cell table:style-name="ce74" office:value-type="float" office:value="750" calcext:value-type="float">
            <text:p><text:s/>750 </text:p>
          </table:table-cell>
          <table:table-cell table:style-name="ce79" table:formula="of:=[.M223]/[.L223]" office:value-type="percentage" office:value="0.0495376486129458" calcext:value-type="percentage">
            <text:p>5.0%</text:p>
          </table:table-cell>
          <table:table-cell table:style-name="ce55" table:formula="of:=[.D223]-[.D216]" office:value-type="float" office:value="43044" calcext:value-type="float">
            <text:p><text:s/>43,044 </text:p>
          </table:table-cell>
          <table:table-cell table:style-name="ce55" table:formula="of:=SUM([.E217:.E223])" office:value-type="float" office:value="5108" calcext:value-type="float">
            <text:p><text:s/>5,108 </text:p>
          </table:table-cell>
          <table:table-cell table:style-name="ce72" table:formula="of:=SUM([.L217:.L223])" office:value-type="float" office:value="112219" calcext:value-type="float">
            <text:p><text:s/>112,219 </text:p>
          </table:table-cell>
          <table:table-cell table:style-name="ce72" table:formula="of:=SUM([.M217:.M223])" office:value-type="float" office:value="5495" calcext:value-type="float">
            <text:p><text:s/>5,495 </text:p>
          </table:table-cell>
          <table:table-cell table:style-name="ce82" table:formula="of:=[.R223]/[.Q223]" office:value-type="percentage" office:value="0.0489667525107157" calcext:value-type="percentage">
            <text:p>4.9%</text:p>
          </table:table-cell>
          <table:table-cell table:style-name="ce63" table:formula="of:=[.Q223]/5463.3" office:value-type="float" office:value="20.5405158054656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6" calcext:value-type="date">
            <text:p>10/6/2020</text:p>
          </table:table-cell>
          <table:table-cell table:style-name="ce19" office:value-type="float" office:value="779156" calcext:value-type="float">
            <text:p>779,156</text:p>
          </table:table-cell>
          <table:table-cell table:style-name="ce19" office:value-type="float" office:value="33706" calcext:value-type="float">
            <text:p>33,706</text:p>
          </table:table-cell>
          <table:table-cell table:style-name="ce26" office:value-type="float" office:value="812862" calcext:value-type="float">
            <text:p>812,862</text:p>
          </table:table-cell>
          <table:table-cell table:style-name="ce36" office:value-type="float" office:value="800" calcext:value-type="float">
            <text:p>800</text:p>
          </table:table-cell>
          <table:table-cell table:style-name="ce31" table:formula="of:=([.C224]-[.C223])-[.E224]" office:value-type="float" office:value="0" calcext:value-type="float">
            <text:p>0</text:p>
          </table:table-cell>
          <table:table-cell table:style-name="ce40" table:formula="of:=[.E224]/([.D224]-[.D223])" office:value-type="percentage" office:value="0.131514055564688" calcext:value-type="percentage">
            <text:p>13.2%</text:p>
          </table:table-cell>
          <table:table-cell table:style-name="ce19" office:value-type="float" office:value="4436" calcext:value-type="float">
            <text:p>4,436</text:p>
          </table:table-cell>
          <table:table-cell table:style-name="ce49" office:value-type="float" office:value="708874" calcext:value-type="float">
            <text:p>708,874</text:p>
          </table:table-cell>
          <table:table-cell table:style-name="ce58" office:value-type="float" office:value="9556" calcext:value-type="float">
            <text:p><text:s/>9,556 </text:p>
          </table:table-cell>
          <table:table-cell table:style-name="ce68" office:value-type="float" office:value="1039979" calcext:value-type="float">
            <text:p><text:s/>1,039,979 </text:p>
          </table:table-cell>
          <table:table-cell table:style-name="ce74" table:formula="of:=[.H224]+[.J224]" office:value-type="float" office:value="13992" calcext:value-type="float">
            <text:p><text:s/>13,992 </text:p>
          </table:table-cell>
          <table:table-cell table:style-name="ce74" office:value-type="float" office:value="866" calcext:value-type="float">
            <text:p><text:s/>866 </text:p>
          </table:table-cell>
          <table:table-cell table:style-name="ce79" table:formula="of:=[.M224]/[.L224]" office:value-type="percentage" office:value="0.0618925100057176" calcext:value-type="percentage">
            <text:p>6.2%</text:p>
          </table:table-cell>
          <table:table-cell table:style-name="ce55" table:formula="of:=[.D224]-[.D217]" office:value-type="float" office:value="42133" calcext:value-type="float">
            <text:p><text:s/>42,133 </text:p>
          </table:table-cell>
          <table:table-cell table:style-name="ce55" table:formula="of:=SUM([.E218:.E224])" office:value-type="float" office:value="5102" calcext:value-type="float">
            <text:p><text:s/>5,102 </text:p>
          </table:table-cell>
          <table:table-cell table:style-name="ce72" table:formula="of:=SUM([.L218:.L224])" office:value-type="float" office:value="113100" calcext:value-type="float">
            <text:p><text:s/>113,100 </text:p>
          </table:table-cell>
          <table:table-cell table:style-name="ce72" table:formula="of:=SUM([.M218:.M224])" office:value-type="float" office:value="5513" calcext:value-type="float">
            <text:p><text:s/>5,513 </text:p>
          </table:table-cell>
          <table:table-cell table:style-name="ce82" table:formula="of:=[.R224]/[.Q224]" office:value-type="percentage" office:value="0.0487444739168877" calcext:value-type="percentage">
            <text:p>4.9%</text:p>
          </table:table-cell>
          <table:table-cell table:style-name="ce63" table:formula="of:=[.Q224]/5463.3" office:value-type="float" office:value="20.7017736532865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7" calcext:value-type="date">
            <text:p>10/7/2020</text:p>
          </table:table-cell>
          <table:table-cell table:style-name="ce19" office:value-type="float" office:value="786226" calcext:value-type="float">
            <text:p>786,226</text:p>
          </table:table-cell>
          <table:table-cell table:style-name="ce19" office:value-type="float" office:value="34760" calcext:value-type="float">
            <text:p>34,760</text:p>
          </table:table-cell>
          <table:table-cell table:style-name="ce26" office:value-type="float" office:value="820986" calcext:value-type="float">
            <text:p>820,986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1" table:formula="of:=([.C225]-[.C224])-[.E225]" office:value-type="float" office:value="0" calcext:value-type="float">
            <text:p>0</text:p>
          </table:table-cell>
          <table:table-cell table:style-name="ce40" table:formula="of:=[.E225]/([.D225]-[.D224])" office:value-type="percentage" office:value="0.129739044805515" calcext:value-type="percentage">
            <text:p>13.0%</text:p>
          </table:table-cell>
          <table:table-cell table:style-name="ce19" office:value-type="float" office:value="6828" calcext:value-type="float">
            <text:p>6,828</text:p>
          </table:table-cell>
          <table:table-cell table:style-name="ce49" office:value-type="float" office:value="715702" calcext:value-type="float">
            <text:p>715,702</text:p>
          </table:table-cell>
          <table:table-cell table:style-name="ce58" office:value-type="float" office:value="10516" calcext:value-type="float">
            <text:p><text:s/>10,516 </text:p>
          </table:table-cell>
          <table:table-cell table:style-name="ce68" office:value-type="float" office:value="1050495" calcext:value-type="float">
            <text:p><text:s/>1,050,495 </text:p>
          </table:table-cell>
          <table:table-cell table:style-name="ce74" table:formula="of:=[.H225]+[.J225]" office:value-type="float" office:value="17344" calcext:value-type="float">
            <text:p><text:s/>17,344 </text:p>
          </table:table-cell>
          <table:table-cell table:style-name="ce74" office:value-type="float" office:value="1136" calcext:value-type="float">
            <text:p><text:s/>1,136 </text:p>
          </table:table-cell>
          <table:table-cell table:style-name="ce79" table:formula="of:=[.M225]/[.L225]" office:value-type="percentage" office:value="0.0654981549815498" calcext:value-type="percentage">
            <text:p>6.5%</text:p>
          </table:table-cell>
          <table:table-cell table:style-name="ce55" table:formula="of:=[.D225]-[.D218]" office:value-type="float" office:value="44027" calcext:value-type="float">
            <text:p><text:s/>44,027 </text:p>
          </table:table-cell>
          <table:table-cell table:style-name="ce55" table:formula="of:=SUM([.E219:.E225])" office:value-type="float" office:value="5516" calcext:value-type="float">
            <text:p><text:s/>5,516 </text:p>
          </table:table-cell>
          <table:table-cell table:style-name="ce72" table:formula="of:=SUM([.L219:.L225])" office:value-type="float" office:value="114815" calcext:value-type="float">
            <text:p><text:s/>114,815 </text:p>
          </table:table-cell>
          <table:table-cell table:style-name="ce72" table:formula="of:=SUM([.M219:.M225])" office:value-type="float" office:value="5940" calcext:value-type="float">
            <text:p><text:s/>5,940 </text:p>
          </table:table-cell>
          <table:table-cell table:style-name="ce82" table:formula="of:=[.R225]/[.Q225]" office:value-type="percentage" office:value="0.0517354004267735" calcext:value-type="percentage">
            <text:p>5.2%</text:p>
          </table:table-cell>
          <table:table-cell table:style-name="ce63" table:formula="of:=[.Q225]/5463.3" office:value-type="float" office:value="21.0156864898505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8" calcext:value-type="date">
            <text:p>10/8/2020</text:p>
          </table:table-cell>
          <table:table-cell table:style-name="ce19" office:value-type="float" office:value="792809" calcext:value-type="float">
            <text:p>792,809</text:p>
          </table:table-cell>
          <table:table-cell table:style-name="ce19" office:value-type="float" office:value="35787" calcext:value-type="float">
            <text:p>35,787</text:p>
          </table:table-cell>
          <table:table-cell table:style-name="ce26" office:value-type="float" office:value="828596" calcext:value-type="float">
            <text:p>828,596</text:p>
          </table:table-cell>
          <table:table-cell table:style-name="ce35" office:value-type="float" office:value="1027" calcext:value-type="float">
            <text:p>1,027</text:p>
          </table:table-cell>
          <table:table-cell table:style-name="ce31" table:formula="of:=([.C226]-[.C225])-[.E226]" office:value-type="float" office:value="0" calcext:value-type="float">
            <text:p>0</text:p>
          </table:table-cell>
          <table:table-cell table:style-name="ce40" table:formula="of:=[.E226]/([.D226]-[.D225])" office:value-type="percentage" office:value="0.134954007884363" calcext:value-type="percentage">
            <text:p>13.5%</text:p>
          </table:table-cell>
          <table:table-cell table:style-name="ce19" office:value-type="float" office:value="8027" calcext:value-type="float">
            <text:p>8,027</text:p>
          </table:table-cell>
          <table:table-cell table:style-name="ce49" office:value-type="float" office:value="723729" calcext:value-type="float">
            <text:p>723,729</text:p>
          </table:table-cell>
          <table:table-cell table:style-name="ce58" office:value-type="float" office:value="10769" calcext:value-type="float">
            <text:p><text:s/>10,769 </text:p>
          </table:table-cell>
          <table:table-cell table:style-name="ce68" office:value-type="float" office:value="1061264" calcext:value-type="float">
            <text:p><text:s/>1,061,264 </text:p>
          </table:table-cell>
          <table:table-cell table:style-name="ce74" table:formula="of:=[.H226]+[.J226]" office:value-type="float" office:value="18796" calcext:value-type="float">
            <text:p><text:s/>18,796 </text:p>
          </table:table-cell>
          <table:table-cell table:style-name="ce74" office:value-type="float" office:value="1104" calcext:value-type="float">
            <text:p><text:s/>1,104 </text:p>
          </table:table-cell>
          <table:table-cell table:style-name="ce79" table:formula="of:=[.M226]/[.L226]" office:value-type="percentage" office:value="0.0587359012555863" calcext:value-type="percentage">
            <text:p>5.9%</text:p>
          </table:table-cell>
          <table:table-cell table:style-name="ce55" table:formula="of:=[.D226]-[.D219]" office:value-type="float" office:value="45445" calcext:value-type="float">
            <text:p><text:s/>45,445 </text:p>
          </table:table-cell>
          <table:table-cell table:style-name="ce55" table:formula="of:=SUM([.E220:.E226])" office:value-type="float" office:value="5875" calcext:value-type="float">
            <text:p><text:s/>5,875 </text:p>
          </table:table-cell>
          <table:table-cell table:style-name="ce72" table:formula="of:=SUM([.L220:.L226])" office:value-type="float" office:value="119295" calcext:value-type="float">
            <text:p><text:s/>119,295 </text:p>
          </table:table-cell>
          <table:table-cell table:style-name="ce72" table:formula="of:=SUM([.M220:.M226])" office:value-type="float" office:value="6338" calcext:value-type="float">
            <text:p><text:s/>6,338 </text:p>
          </table:table-cell>
          <table:table-cell table:style-name="ce82" table:formula="of:=[.R226]/[.Q226]" office:value-type="percentage" office:value="0.0531287983570141" calcext:value-type="percentage">
            <text:p>5.3%</text:p>
          </table:table-cell>
          <table:table-cell table:style-name="ce63" table:formula="of:=[.Q226]/5463.3" office:value-type="float" office:value="21.8357036955686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9" calcext:value-type="date">
            <text:p>10/9/2020</text:p>
          </table:table-cell>
          <table:table-cell table:style-name="ce19" office:value-type="float" office:value="799277" calcext:value-type="float">
            <text:p>799,277</text:p>
          </table:table-cell>
          <table:table-cell table:style-name="ce19" office:value-type="float" office:value="37033" calcext:value-type="float">
            <text:p>37,033</text:p>
          </table:table-cell>
          <table:table-cell table:style-name="ce26" office:value-type="float" office:value="836310" calcext:value-type="float">
            <text:p>836,310</text:p>
          </table:table-cell>
          <table:table-cell table:style-name="ce35" office:value-type="float" office:value="1246" calcext:value-type="float">
            <text:p>1,246</text:p>
          </table:table-cell>
          <table:table-cell table:style-name="ce31" table:formula="of:=([.C227]-[.C226])-[.E227]" office:value-type="float" office:value="0" calcext:value-type="float">
            <text:p>0</text:p>
          </table:table-cell>
          <table:table-cell table:style-name="ce40" table:formula="of:=[.E227]/([.D227]-[.D226])" office:value-type="percentage" office:value="0.161524500907441" calcext:value-type="percentage">
            <text:p>16.2%</text:p>
          </table:table-cell>
          <table:table-cell table:style-name="ce19" office:value-type="float" office:value="7080" calcext:value-type="float">
            <text:p>7,080</text:p>
          </table:table-cell>
          <table:table-cell table:style-name="ce49" office:value-type="float" office:value="730809" calcext:value-type="float">
            <text:p>730,809</text:p>
          </table:table-cell>
          <table:table-cell table:style-name="ce58" office:value-type="float" office:value="11810" calcext:value-type="float">
            <text:p><text:s/>11,810 </text:p>
          </table:table-cell>
          <table:table-cell table:style-name="ce68" office:value-type="float" office:value="1073074" calcext:value-type="float">
            <text:p><text:s/>1,073,074 </text:p>
          </table:table-cell>
          <table:table-cell table:style-name="ce74" table:formula="of:=[.H227]+[.J227]" office:value-type="float" office:value="18890" calcext:value-type="float">
            <text:p><text:s/>18,890 </text:p>
          </table:table-cell>
          <table:table-cell table:style-name="ce74" office:value-type="float" office:value="1328" calcext:value-type="float">
            <text:p><text:s/>1,328 </text:p>
          </table:table-cell>
          <table:table-cell table:style-name="ce79" table:formula="of:=[.M227]/[.L227]" office:value-type="percentage" office:value="0.0703017469560614" calcext:value-type="percentage">
            <text:p>7.0%</text:p>
          </table:table-cell>
          <table:table-cell table:style-name="ce55" table:formula="of:=[.D227]-[.D220]" office:value-type="float" office:value="47009" calcext:value-type="float">
            <text:p><text:s/>47,009 </text:p>
          </table:table-cell>
          <table:table-cell table:style-name="ce55" table:formula="of:=SUM([.E221:.E227])" office:value-type="float" office:value="6346" calcext:value-type="float">
            <text:p><text:s/>6,346 </text:p>
          </table:table-cell>
          <table:table-cell table:style-name="ce72" table:formula="of:=SUM([.L221:.L227])" office:value-type="float" office:value="120400" calcext:value-type="float">
            <text:p><text:s/>120,400 </text:p>
          </table:table-cell>
          <table:table-cell table:style-name="ce72" table:formula="of:=SUM([.M221:.M227])" office:value-type="float" office:value="6824" calcext:value-type="float">
            <text:p><text:s/>6,824 </text:p>
          </table:table-cell>
          <table:table-cell table:style-name="ce82" table:formula="of:=[.R227]/[.Q227]" office:value-type="percentage" office:value="0.0566777408637874" calcext:value-type="percentage">
            <text:p>5.7%</text:p>
          </table:table-cell>
          <table:table-cell table:style-name="ce63" table:formula="of:=[.Q227]/5463.3" office:value-type="float" office:value="22.0379624036754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0" calcext:value-type="date">
            <text:p>10/10/2020</text:p>
          </table:table-cell>
          <table:table-cell table:style-name="ce19" office:value-type="float" office:value="805407" calcext:value-type="float">
            <text:p>805,407</text:p>
          </table:table-cell>
          <table:table-cell table:style-name="ce19" office:value-type="float" office:value="38042" calcext:value-type="float">
            <text:p>38,042</text:p>
          </table:table-cell>
          <table:table-cell table:style-name="ce19" office:value-type="float" office:value="843449" calcext:value-type="float">
            <text:p>843,449</text:p>
          </table:table-cell>
          <table:table-cell table:style-name="ce35" office:value-type="float" office:value="1009" calcext:value-type="float">
            <text:p>1,009</text:p>
          </table:table-cell>
          <table:table-cell table:style-name="ce31" table:formula="of:=([.C228]-[.C227])-[.E228]" office:value-type="float" office:value="0" calcext:value-type="float">
            <text:p>0</text:p>
          </table:table-cell>
          <table:table-cell table:style-name="ce40" table:formula="of:=[.E228]/([.D228]-[.D227])" office:value-type="percentage" office:value="0.141336321613671" calcext:value-type="percentage">
            <text:p>14.1%</text:p>
          </table:table-cell>
          <table:table-cell table:style-name="ce19" office:value-type="float" office:value="6384" calcext:value-type="float">
            <text:p>6,384</text:p>
          </table:table-cell>
          <table:table-cell table:style-name="ce49" office:value-type="float" office:value="737193" calcext:value-type="float">
            <text:p>737,193</text:p>
          </table:table-cell>
          <table:table-cell table:style-name="ce58" office:value-type="float" office:value="13280" calcext:value-type="float">
            <text:p><text:s/>13,280 </text:p>
          </table:table-cell>
          <table:table-cell table:style-name="ce68" office:value-type="float" office:value="1086354" calcext:value-type="float">
            <text:p><text:s/>1,086,354 </text:p>
          </table:table-cell>
          <table:table-cell table:style-name="ce74" table:formula="of:=[.H228]+[.J228]" office:value-type="float" office:value="19664" calcext:value-type="float">
            <text:p><text:s/>19,664 </text:p>
          </table:table-cell>
          <table:table-cell table:style-name="ce74" office:value-type="float" office:value="1098" calcext:value-type="float">
            <text:p><text:s/>1,098 </text:p>
          </table:table-cell>
          <table:table-cell table:style-name="ce79" table:formula="of:=[.M228]/[.L228]" office:value-type="percentage" office:value="0.0558380797396257" calcext:value-type="percentage">
            <text:p>5.6%</text:p>
          </table:table-cell>
          <table:table-cell table:style-name="ce55" table:formula="of:=[.D228]-[.D221]" office:value-type="float" office:value="47820" calcext:value-type="float">
            <text:p><text:s/>47,820 </text:p>
          </table:table-cell>
          <table:table-cell table:style-name="ce55" table:formula="of:=SUM([.E222:.E228])" office:value-type="float" office:value="6591" calcext:value-type="float">
            <text:p><text:s/>6,591 </text:p>
          </table:table-cell>
          <table:table-cell table:style-name="ce72" table:formula="of:=SUM([.L222:.L228])" office:value-type="float" office:value="117920" calcext:value-type="float">
            <text:p><text:s/>117,920 </text:p>
          </table:table-cell>
          <table:table-cell table:style-name="ce72" table:formula="of:=SUM([.M222:.M228])" office:value-type="float" office:value="7087" calcext:value-type="float">
            <text:p><text:s/>7,087 </text:p>
          </table:table-cell>
          <table:table-cell table:style-name="ce82" table:formula="of:=[.R228]/[.Q228]" office:value-type="percentage" office:value="0.0601000678426052" calcext:value-type="percentage">
            <text:p>6.0%</text:p>
          </table:table-cell>
          <table:table-cell table:style-name="ce63" table:formula="of:=[.Q228]/5463.3" office:value-type="float" office:value="21.5840243076529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1" calcext:value-type="date">
            <text:p>10/11/2020</text:p>
          </table:table-cell>
          <table:table-cell table:style-name="ce19" office:value-type="float" office:value="810852" calcext:value-type="float">
            <text:p>810,852</text:p>
          </table:table-cell>
          <table:table-cell table:style-name="ce19" office:value-type="float" office:value="38998" calcext:value-type="float">
            <text:p>38,998</text:p>
          </table:table-cell>
          <table:table-cell table:style-name="ce19" office:value-type="float" office:value="849850" calcext:value-type="float">
            <text:p>849,850</text:p>
          </table:table-cell>
          <table:table-cell table:style-name="ce35" office:value-type="float" office:value="956" calcext:value-type="float">
            <text:p>956</text:p>
          </table:table-cell>
          <table:table-cell table:style-name="ce31" table:formula="of:=([.C229]-[.C228])-[.E229]" office:value-type="float" office:value="0" calcext:value-type="float">
            <text:p>0</text:p>
          </table:table-cell>
          <table:table-cell table:style-name="ce40" table:formula="of:=[.E229]/([.D229]-[.D228])" office:value-type="percentage" office:value="0.149351663802531" calcext:value-type="percentage">
            <text:p>14.9%</text:p>
          </table:table-cell>
          <table:table-cell table:style-name="ce19" office:value-type="float" office:value="4644" calcext:value-type="float">
            <text:p>4,644</text:p>
          </table:table-cell>
          <table:table-cell table:style-name="ce49" office:value-type="float" office:value="741837" calcext:value-type="float">
            <text:p>741,837</text:p>
          </table:table-cell>
          <table:table-cell table:style-name="ce58" office:value-type="float" office:value="13378" calcext:value-type="float">
            <text:p><text:s/>13,378 </text:p>
          </table:table-cell>
          <table:table-cell table:style-name="ce68" office:value-type="float" office:value="1099732" calcext:value-type="float">
            <text:p><text:s/>1,099,732 </text:p>
          </table:table-cell>
          <table:table-cell table:style-name="ce74" table:formula="of:=[.H229]+[.J229]" office:value-type="float" office:value="18022" calcext:value-type="float">
            <text:p><text:s/>18,022 </text:p>
          </table:table-cell>
          <table:table-cell table:style-name="ce74" office:value-type="float" office:value="1032" calcext:value-type="float">
            <text:p><text:s/>1,032 </text:p>
          </table:table-cell>
          <table:table-cell table:style-name="ce79" table:formula="of:=[.M229]/[.L229]" office:value-type="percentage" office:value="0.057263344800799" calcext:value-type="percentage">
            <text:p>5.7%</text:p>
          </table:table-cell>
          <table:table-cell table:style-name="ce55" table:formula="of:=[.D229]-[.D222]" office:value-type="float" office:value="48531" calcext:value-type="float">
            <text:p><text:s/>48,531 </text:p>
          </table:table-cell>
          <table:table-cell table:style-name="ce55" table:formula="of:=SUM([.E223:.E229])" office:value-type="float" office:value="6789" calcext:value-type="float">
            <text:p><text:s/>6,789 </text:p>
          </table:table-cell>
          <table:table-cell table:style-name="ce72" table:formula="of:=SUM([.L223:.L229])" office:value-type="float" office:value="121848" calcext:value-type="float">
            <text:p><text:s/>121,848 </text:p>
          </table:table-cell>
          <table:table-cell table:style-name="ce72" table:formula="of:=SUM([.M223:.M229])" office:value-type="float" office:value="7314" calcext:value-type="float">
            <text:p><text:s/>7,314 </text:p>
          </table:table-cell>
          <table:table-cell table:style-name="ce82" table:formula="of:=[.R229]/[.Q229]" office:value-type="percentage" office:value="0.0600256056726413" calcext:value-type="percentage">
            <text:p>6.0%</text:p>
          </table:table-cell>
          <table:table-cell table:style-name="ce63" table:formula="of:=[.Q229]/5463.3" office:value-type="float" office:value="22.3030036790951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2" calcext:value-type="date">
            <text:p>10/12/2020</text:p>
          </table:table-cell>
          <table:table-cell table:style-name="ce19" office:value-type="float" office:value="815499" calcext:value-type="float">
            <text:p>815,499</text:p>
          </table:table-cell>
          <table:table-cell table:style-name="ce19" office:value-type="float" office:value="39959" calcext:value-type="float">
            <text:p>39,959</text:p>
          </table:table-cell>
          <table:table-cell table:style-name="ce19" office:value-type="float" office:value="855458" calcext:value-type="float">
            <text:p>855,458</text:p>
          </table:table-cell>
          <table:table-cell table:style-name="ce35" office:value-type="float" office:value="961" calcext:value-type="float">
            <text:p>961</text:p>
          </table:table-cell>
          <table:table-cell table:style-name="ce31" table:formula="of:=([.C230]-[.C229])-[.E230]" office:value-type="float" office:value="0" calcext:value-type="float">
            <text:p>0</text:p>
          </table:table-cell>
          <table:table-cell table:style-name="ce40" table:formula="of:=[.E230]/([.D230]-[.D229])" office:value-type="percentage" office:value="0.171362339514979" calcext:value-type="percentage">
            <text:p>17.1%</text:p>
          </table:table-cell>
          <table:table-cell table:style-name="ce19" office:value-type="float" office:value="3845" calcext:value-type="float">
            <text:p>3,845</text:p>
          </table:table-cell>
          <table:table-cell table:style-name="ce49" office:value-type="float" office:value="745682" calcext:value-type="float">
            <text:p>745,682</text:p>
          </table:table-cell>
          <table:table-cell table:style-name="ce58" office:value-type="float" office:value="9149" calcext:value-type="float">
            <text:p><text:s/>9,149 </text:p>
          </table:table-cell>
          <table:table-cell table:style-name="ce68" office:value-type="float" office:value="1108881" calcext:value-type="float">
            <text:p><text:s/>1,108,881 </text:p>
          </table:table-cell>
          <table:table-cell table:style-name="ce74" table:formula="of:=[.H230]+[.J230]" office:value-type="float" office:value="12994" calcext:value-type="float">
            <text:p><text:s/>12,994 </text:p>
          </table:table-cell>
          <table:table-cell table:style-name="ce74" office:value-type="float" office:value="1055" calcext:value-type="float">
            <text:p><text:s/>1,055 </text:p>
          </table:table-cell>
          <table:table-cell table:style-name="ce79" table:formula="of:=[.M230]/[.L230]" office:value-type="percentage" office:value="0.0811913190703402" calcext:value-type="percentage">
            <text:p>8.1%</text:p>
          </table:table-cell>
          <table:table-cell table:style-name="ce55" table:formula="of:=[.D230]-[.D223]" office:value-type="float" office:value="48679" calcext:value-type="float">
            <text:p><text:s/>48,679 </text:p>
          </table:table-cell>
          <table:table-cell table:style-name="ce55" table:formula="of:=SUM([.E224:.E230])" office:value-type="float" office:value="7053" calcext:value-type="float">
            <text:p><text:s/>7,053 </text:p>
          </table:table-cell>
          <table:table-cell table:style-name="ce72" table:formula="of:=SUM([.L224:.L230])" office:value-type="float" office:value="119702" calcext:value-type="float">
            <text:p><text:s/>119,702 </text:p>
          </table:table-cell>
          <table:table-cell table:style-name="ce72" table:formula="of:=SUM([.M224:.M230])" office:value-type="float" office:value="7619" calcext:value-type="float">
            <text:p><text:s/>7,619 </text:p>
          </table:table-cell>
          <table:table-cell table:style-name="ce82" table:formula="of:=[.R230]/[.Q230]" office:value-type="percentage" office:value="0.0636497301632387" calcext:value-type="percentage">
            <text:p>6.4%</text:p>
          </table:table-cell>
          <table:table-cell table:style-name="ce63" table:formula="of:=[.Q230]/5463.3" office:value-type="float" office:value="21.9102007943917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3" calcext:value-type="date">
            <text:p>10/13/2020</text:p>
          </table:table-cell>
          <table:table-cell table:style-name="ce19" office:value-type="float" office:value="821737" calcext:value-type="float">
            <text:p>821,737</text:p>
          </table:table-cell>
          <table:table-cell table:style-name="ce19" office:value-type="float" office:value="41256" calcext:value-type="float">
            <text:p>41,256</text:p>
          </table:table-cell>
          <table:table-cell table:style-name="ce19" office:value-type="float" office:value="862993" calcext:value-type="float">
            <text:p>862,993</text:p>
          </table:table-cell>
          <table:table-cell table:style-name="ce35" office:value-type="float" office:value="1297" calcext:value-type="float">
            <text:p>1,297</text:p>
          </table:table-cell>
          <table:table-cell table:style-name="ce31" table:formula="of:=([.C231]-[.C230])-[.E231]" office:value-type="float" office:value="0" calcext:value-type="float">
            <text:p>0</text:p>
          </table:table-cell>
          <table:table-cell table:style-name="ce40" table:formula="of:=[.E231]/([.D231]-[.D230])" office:value-type="percentage" office:value="0.172130059721301" calcext:value-type="percentage">
            <text:p>17.2%</text:p>
          </table:table-cell>
          <table:table-cell table:style-name="ce19" office:value-type="float" office:value="4407" calcext:value-type="float">
            <text:p>4,407</text:p>
          </table:table-cell>
          <table:table-cell table:style-name="ce49" office:value-type="float" office:value="750089" calcext:value-type="float">
            <text:p>750,089</text:p>
          </table:table-cell>
          <table:table-cell table:style-name="ce58" office:value-type="float" office:value="15166" calcext:value-type="float">
            <text:p><text:s/>15,166 </text:p>
          </table:table-cell>
          <table:table-cell table:style-name="ce68" office:value-type="float" office:value="1124047" calcext:value-type="float">
            <text:p><text:s/>1,124,047 </text:p>
          </table:table-cell>
          <table:table-cell table:style-name="ce74" table:formula="of:=[.H231]+[.J231]" office:value-type="float" office:value="19573" calcext:value-type="float">
            <text:p><text:s/>19,573 </text:p>
          </table:table-cell>
          <table:table-cell table:style-name="ce74" office:value-type="float" office:value="1424" calcext:value-type="float">
            <text:p><text:s/>1,424 </text:p>
          </table:table-cell>
          <table:table-cell table:style-name="ce79" table:formula="of:=[.M231]/[.L231]" office:value-type="percentage" office:value="0.0727532825831503" calcext:value-type="percentage">
            <text:p>7.3%</text:p>
          </table:table-cell>
          <table:table-cell table:style-name="ce55" table:formula="of:=[.D231]-[.D224]" office:value-type="float" office:value="50131" calcext:value-type="float">
            <text:p><text:s/>50,131 </text:p>
          </table:table-cell>
          <table:table-cell table:style-name="ce55" table:formula="of:=SUM([.E225:.E231])" office:value-type="float" office:value="7550" calcext:value-type="float">
            <text:p><text:s/>7,550 </text:p>
          </table:table-cell>
          <table:table-cell table:style-name="ce72" table:formula="of:=SUM([.L225:.L231])" office:value-type="float" office:value="125283" calcext:value-type="float">
            <text:p><text:s/>125,283 </text:p>
          </table:table-cell>
          <table:table-cell table:style-name="ce72" table:formula="of:=SUM([.M225:.M231])" office:value-type="float" office:value="8177" calcext:value-type="float">
            <text:p><text:s/>8,177 </text:p>
          </table:table-cell>
          <table:table-cell table:style-name="ce82" table:formula="of:=[.R231]/[.Q231]" office:value-type="percentage" office:value="0.0652682327211194" calcext:value-type="percentage">
            <text:p>6.5%</text:p>
          </table:table-cell>
          <table:table-cell table:style-name="ce63" table:formula="of:=[.Q231]/5463.3" office:value-type="float" office:value="22.9317445499973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4" calcext:value-type="date">
            <text:p>10/14/2020</text:p>
          </table:table-cell>
          <table:table-cell table:style-name="ce19" office:value-type="float" office:value="829000" calcext:value-type="float">
            <text:p>829,000</text:p>
          </table:table-cell>
          <table:table-cell table:style-name="ce19" office:value-type="float" office:value="42685" calcext:value-type="float">
            <text:p>42,685</text:p>
          </table:table-cell>
          <table:table-cell table:style-name="ce19" office:value-type="float" office:value="871685" calcext:value-type="float">
            <text:p>871,685</text:p>
          </table:table-cell>
          <table:table-cell table:style-name="ce35" office:value-type="float" office:value="1429" calcext:value-type="float">
            <text:p>1,429</text:p>
          </table:table-cell>
          <table:table-cell table:style-name="ce31" table:formula="of:=([.C232]-[.C231])-[.E232]" office:value-type="float" office:value="0" calcext:value-type="float">
            <text:p>0</text:p>
          </table:table-cell>
          <table:table-cell table:style-name="ce40" table:formula="of:=[.E232]/([.D232]-[.D231])" office:value-type="percentage" office:value="0.164404049700874" calcext:value-type="percentage">
            <text:p>16.4%</text:p>
          </table:table-cell>
          <table:table-cell table:style-name="ce19" office:value-type="float" office:value="5134" calcext:value-type="float">
            <text:p>5,134</text:p>
          </table:table-cell>
          <table:table-cell table:style-name="ce49" office:value-type="float" office:value="755223" calcext:value-type="float">
            <text:p>755,223</text:p>
          </table:table-cell>
          <table:table-cell table:style-name="ce58" office:value-type="float" office:value="17018" calcext:value-type="float">
            <text:p><text:s/>17,018 </text:p>
          </table:table-cell>
          <table:table-cell table:style-name="ce68" office:value-type="float" office:value="1141065" calcext:value-type="float">
            <text:p><text:s/>1,141,065 </text:p>
          </table:table-cell>
          <table:table-cell table:style-name="ce74" table:formula="of:=[.H232]+[.J232]" office:value-type="float" office:value="22152" calcext:value-type="float">
            <text:p><text:s/>22,152 </text:p>
          </table:table-cell>
          <table:table-cell table:style-name="ce74" office:value-type="float" office:value="1534" calcext:value-type="float">
            <text:p><text:s/>1,534 </text:p>
          </table:table-cell>
          <table:table-cell table:style-name="ce79" table:formula="of:=[.M232]/[.L232]" office:value-type="percentage" office:value="0.0692488262910798" calcext:value-type="percentage">
            <text:p>6.9%</text:p>
          </table:table-cell>
          <table:table-cell table:style-name="ce55" table:formula="of:=[.D232]-[.D225]" office:value-type="float" office:value="50699" calcext:value-type="float">
            <text:p><text:s/>50,699 </text:p>
          </table:table-cell>
          <table:table-cell table:style-name="ce55" table:formula="of:=SUM([.E226:.E232])" office:value-type="float" office:value="7925" calcext:value-type="float">
            <text:p><text:s/>7,925 </text:p>
          </table:table-cell>
          <table:table-cell table:style-name="ce72" table:formula="of:=SUM([.L226:.L232])" office:value-type="float" office:value="130091" calcext:value-type="float">
            <text:p><text:s/>130,091 </text:p>
          </table:table-cell>
          <table:table-cell table:style-name="ce72" table:formula="of:=SUM([.M226:.M232])" office:value-type="float" office:value="8575" calcext:value-type="float">
            <text:p><text:s/>8,575 </text:p>
          </table:table-cell>
          <table:table-cell table:style-name="ce82" table:formula="of:=[.R232]/[.Q232]" office:value-type="percentage" office:value="0.0659153976831603" calcext:value-type="percentage">
            <text:p>6.6%</text:p>
          </table:table-cell>
          <table:table-cell table:style-name="ce63" table:formula="of:=[.Q232]/5463.3" office:value-type="float" office:value="23.8117987297055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5" calcext:value-type="date">
            <text:p>10/15/2020</text:p>
          </table:table-cell>
          <table:table-cell table:style-name="ce19" office:value-type="float" office:value="835312" calcext:value-type="float">
            <text:p>835,312</text:p>
          </table:table-cell>
          <table:table-cell table:style-name="ce19" office:value-type="float" office:value="44036" calcext:value-type="float">
            <text:p>44,036</text:p>
          </table:table-cell>
          <table:table-cell table:style-name="ce19" office:value-type="float" office:value="879348" calcext:value-type="float">
            <text:p>879,348</text:p>
          </table:table-cell>
          <table:table-cell table:style-name="ce35" office:value-type="float" office:value="1351" calcext:value-type="float">
            <text:p>1,351</text:p>
          </table:table-cell>
          <table:table-cell table:style-name="ce31" table:formula="of:=([.C233]-[.C232])-[.E233]" office:value-type="float" office:value="0" calcext:value-type="float">
            <text:p>0</text:p>
          </table:table-cell>
          <table:table-cell table:style-name="ce40" table:formula="of:=[.E233]/([.D233]-[.D232])" office:value-type="percentage" office:value="0.176301709513245" calcext:value-type="percentage">
            <text:p>17.6%</text:p>
          </table:table-cell>
          <table:table-cell table:style-name="ce19" office:value-type="float" office:value="8113" calcext:value-type="float">
            <text:p>8,113</text:p>
          </table:table-cell>
          <table:table-cell table:style-name="ce49" office:value-type="float" office:value="763336" calcext:value-type="float">
            <text:p>763,336</text:p>
          </table:table-cell>
          <table:table-cell table:style-name="ce58" office:value-type="float" office:value="9972" calcext:value-type="float">
            <text:p><text:s/>9,972 </text:p>
          </table:table-cell>
          <table:table-cell table:style-name="ce68" office:value-type="float" office:value="1151037" calcext:value-type="float">
            <text:p><text:s/>1,151,037 </text:p>
          </table:table-cell>
          <table:table-cell table:style-name="ce74" table:formula="of:=[.H233]+[.J233]" office:value-type="float" office:value="18085" calcext:value-type="float">
            <text:p><text:s/>18,085 </text:p>
          </table:table-cell>
          <table:table-cell table:style-name="ce74" office:value-type="float" office:value="1520" calcext:value-type="float">
            <text:p><text:s/>1,520 </text:p>
          </table:table-cell>
          <table:table-cell table:style-name="ce79" table:formula="of:=[.M233]/[.L233]" office:value-type="percentage" office:value="0.0840475532209013" calcext:value-type="percentage">
            <text:p>8.4%</text:p>
          </table:table-cell>
          <table:table-cell table:style-name="ce55" table:formula="of:=[.D233]-[.D226]" office:value-type="float" office:value="50752" calcext:value-type="float">
            <text:p><text:s/>50,752 </text:p>
          </table:table-cell>
          <table:table-cell table:style-name="ce55" table:formula="of:=SUM([.E227:.E233])" office:value-type="float" office:value="8249" calcext:value-type="float">
            <text:p><text:s/>8,249 </text:p>
          </table:table-cell>
          <table:table-cell table:style-name="ce72" table:formula="of:=SUM([.L227:.L233])" office:value-type="float" office:value="129380" calcext:value-type="float">
            <text:p><text:s/>129,380 </text:p>
          </table:table-cell>
          <table:table-cell table:style-name="ce72" table:formula="of:=SUM([.M227:.M233])" office:value-type="float" office:value="8991" calcext:value-type="float">
            <text:p><text:s/>8,991 </text:p>
          </table:table-cell>
          <table:table-cell table:style-name="ce82" table:formula="of:=[.R233]/[.Q233]" office:value-type="percentage" office:value="0.0694929664554027" calcext:value-type="percentage">
            <text:p>6.9%</text:p>
          </table:table-cell>
          <table:table-cell table:style-name="ce63" table:formula="of:=[.Q233]/5463.3" office:value-type="float" office:value="23.6816576062087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6" calcext:value-type="date">
            <text:p>10/16/2020</text:p>
          </table:table-cell>
          <table:table-cell table:style-name="ce19" office:value-type="float" office:value="841175" calcext:value-type="float">
            <text:p>841,175</text:p>
          </table:table-cell>
          <table:table-cell table:style-name="ce19" office:value-type="float" office:value="45232" calcext:value-type="float">
            <text:p>45,232</text:p>
          </table:table-cell>
          <table:table-cell table:style-name="ce19" office:value-type="float" office:value="886407" calcext:value-type="float">
            <text:p>886,407</text:p>
          </table:table-cell>
          <table:table-cell table:style-name="ce35" office:value-type="float" office:value="1196" calcext:value-type="float">
            <text:p>1,196</text:p>
          </table:table-cell>
          <table:table-cell table:style-name="ce31" table:formula="of:=([.C234]-[.C233])-[.E234]" office:value-type="float" office:value="0" calcext:value-type="float">
            <text:p>0</text:p>
          </table:table-cell>
          <table:table-cell table:style-name="ce40" table:formula="of:=[.E234]/([.D234]-[.D233])" office:value-type="percentage" office:value="0.169429097605893" calcext:value-type="percentage">
            <text:p>16.9%</text:p>
          </table:table-cell>
          <table:table-cell table:style-name="ce19" office:value-type="float" office:value="6472" calcext:value-type="float">
            <text:p>6,472</text:p>
          </table:table-cell>
          <table:table-cell table:style-name="ce49" office:value-type="float" office:value="769808" calcext:value-type="float">
            <text:p>769,808</text:p>
          </table:table-cell>
          <table:table-cell table:style-name="ce58" office:value-type="float" office:value="14585" calcext:value-type="float">
            <text:p><text:s/>14,585 </text:p>
          </table:table-cell>
          <table:table-cell table:style-name="ce68" office:value-type="float" office:value="1165622" calcext:value-type="float">
            <text:p><text:s/>1,165,622 </text:p>
          </table:table-cell>
          <table:table-cell table:style-name="ce74" table:formula="of:=[.H234]+[.J234]" office:value-type="float" office:value="21057" calcext:value-type="float">
            <text:p><text:s/>21,057 </text:p>
          </table:table-cell>
          <table:table-cell table:style-name="ce74" office:value-type="float" office:value="1333" calcext:value-type="float">
            <text:p><text:s/>1,333 </text:p>
          </table:table-cell>
          <table:table-cell table:style-name="ce79" table:formula="of:=[.M234]/[.L234]" office:value-type="percentage" office:value="0.0633043643443985" calcext:value-type="percentage">
            <text:p>6.3%</text:p>
          </table:table-cell>
          <table:table-cell table:style-name="ce55" table:formula="of:=[.D234]-[.D227]" office:value-type="float" office:value="50097" calcext:value-type="float">
            <text:p><text:s/>50,097 </text:p>
          </table:table-cell>
          <table:table-cell table:style-name="ce55" table:formula="of:=SUM([.E228:.E234])" office:value-type="float" office:value="8199" calcext:value-type="float">
            <text:p><text:s/>8,199 </text:p>
          </table:table-cell>
          <table:table-cell table:style-name="ce72" table:formula="of:=SUM([.L228:.L234])" office:value-type="float" office:value="131547" calcext:value-type="float">
            <text:p><text:s/>131,547 </text:p>
          </table:table-cell>
          <table:table-cell table:style-name="ce72" table:formula="of:=SUM([.M228:.M234])" office:value-type="float" office:value="8996" calcext:value-type="float">
            <text:p><text:s/>8,996 </text:p>
          </table:table-cell>
          <table:table-cell table:style-name="ce82" table:formula="of:=[.R234]/[.Q234]" office:value-type="percentage" office:value="0.0683862041703726" calcext:value-type="percentage">
            <text:p>6.8%</text:p>
          </table:table-cell>
          <table:table-cell table:style-name="ce63" table:formula="of:=[.Q234]/5463.3" office:value-type="float" office:value="24.0783043215639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7" calcext:value-type="date">
            <text:p>10/17/2020</text:p>
          </table:table-cell>
          <table:table-cell table:style-name="ce19" office:value-type="float" office:value="846642" calcext:value-type="float">
            <text:p>846,642</text:p>
          </table:table-cell>
          <table:table-cell table:style-name="ce19" office:value-type="float" office:value="46399" calcext:value-type="float">
            <text:p>46,399</text:p>
          </table:table-cell>
          <table:table-cell table:style-name="ce19" office:value-type="float" office:value="893041" calcext:value-type="float">
            <text:p>893,041</text:p>
          </table:table-cell>
          <table:table-cell table:style-name="ce35" office:value-type="float" office:value="1167" calcext:value-type="float">
            <text:p>1,167</text:p>
          </table:table-cell>
          <table:table-cell table:style-name="ce31" table:formula="of:=([.C235]-[.C234])-[.E235]" office:value-type="float" office:value="0" calcext:value-type="float">
            <text:p>0</text:p>
          </table:table-cell>
          <table:table-cell table:style-name="ce40" table:formula="of:=[.E235]/([.D235]-[.D234])" office:value-type="percentage" office:value="0.175911968646367" calcext:value-type="percentage">
            <text:p>17.6%</text:p>
          </table:table-cell>
          <table:table-cell table:style-name="ce19" office:value-type="float" office:value="6159" calcext:value-type="float">
            <text:p>6,159</text:p>
          </table:table-cell>
          <table:table-cell table:style-name="ce49" office:value-type="float" office:value="775967" calcext:value-type="float">
            <text:p>775,967</text:p>
          </table:table-cell>
          <table:table-cell table:style-name="ce58" office:value-type="float" office:value="8930" calcext:value-type="float">
            <text:p><text:s/>8,930 </text:p>
          </table:table-cell>
          <table:table-cell table:style-name="ce68" office:value-type="float" office:value="1174552" calcext:value-type="float">
            <text:p><text:s/>1,174,552 </text:p>
          </table:table-cell>
          <table:table-cell table:style-name="ce74" table:formula="of:=[.H235]+[.J235]" office:value-type="float" office:value="15089" calcext:value-type="float">
            <text:p><text:s/>15,089 </text:p>
          </table:table-cell>
          <table:table-cell table:style-name="ce74" office:value-type="float" office:value="1307" calcext:value-type="float">
            <text:p><text:s/>1,307 </text:p>
          </table:table-cell>
          <table:table-cell table:style-name="ce79" table:formula="of:=[.M235]/[.L235]" office:value-type="percentage" office:value="0.086619391609782" calcext:value-type="percentage">
            <text:p>8.7%</text:p>
          </table:table-cell>
          <table:table-cell table:style-name="ce55" table:formula="of:=[.D235]-[.D228]" office:value-type="float" office:value="49592" calcext:value-type="float">
            <text:p><text:s/>49,592 </text:p>
          </table:table-cell>
          <table:table-cell table:style-name="ce55" table:formula="of:=SUM([.E229:.E235])" office:value-type="float" office:value="8357" calcext:value-type="float">
            <text:p><text:s/>8,357 </text:p>
          </table:table-cell>
          <table:table-cell table:style-name="ce72" table:formula="of:=SUM([.L229:.L235])" office:value-type="float" office:value="126972" calcext:value-type="float">
            <text:p><text:s/>126,972 </text:p>
          </table:table-cell>
          <table:table-cell table:style-name="ce72" table:formula="of:=SUM([.M229:.M235])" office:value-type="float" office:value="9205" calcext:value-type="float">
            <text:p><text:s/>9,205 </text:p>
          </table:table-cell>
          <table:table-cell table:style-name="ce82" table:formula="of:=[.R235]/[.Q235]" office:value-type="percentage" office:value="0.0724962983964969" calcext:value-type="percentage">
            <text:p>7.2%</text:p>
          </table:table-cell>
          <table:table-cell table:style-name="ce63" table:formula="of:=[.Q235]/5463.3" office:value-type="float" office:value="23.2408983581352" calcext:value-type="float">
            <text:p><text:s/>23 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0-10-18" calcext:value-type="date">
            <text:p>10/18/2020</text:p>
          </table:table-cell>
          <table:table-cell table:style-name="ce19" office:value-type="float" office:value="849138" calcext:value-type="float">
            <text:p>849,138</text:p>
          </table:table-cell>
          <table:table-cell table:style-name="ce19" office:value-type="float" office:value="46715" calcext:value-type="float">
            <text:p>46,715</text:p>
          </table:table-cell>
          <table:table-cell table:style-name="ce19" office:value-type="float" office:value="895853" calcext:value-type="float">
            <text:p>895,853</text:p>
          </table:table-cell>
          <table:table-cell table:style-name="ce35" office:value-type="float" office:value="316" calcext:value-type="float">
            <text:p>316</text:p>
          </table:table-cell>
          <table:table-cell table:style-name="ce31" table:formula="of:=([.C236]-[.C235])-[.E236]" office:value-type="float" office:value="0" calcext:value-type="float">
            <text:p>0</text:p>
          </table:table-cell>
          <table:table-cell table:style-name="ce40" table:formula="of:=[.E236]/([.D236]-[.D235])" office:value-type="percentage" office:value="0.112375533428165" calcext:value-type="percentage">
            <text:p>11.2%</text:p>
          </table:table-cell>
          <table:table-cell table:style-name="ce19" office:value-type="float" office:value="4746" calcext:value-type="float">
            <text:p>4,746</text:p>
          </table:table-cell>
          <table:table-cell table:style-name="ce49" office:value-type="float" office:value="780713" calcext:value-type="float">
            <text:p>780,713</text:p>
          </table:table-cell>
          <table:table-cell table:style-name="ce58" office:value-type="float" office:value="11045" calcext:value-type="float">
            <text:p><text:s/>11,045 </text:p>
          </table:table-cell>
          <table:table-cell table:style-name="ce68" office:value-type="float" office:value="1185597" calcext:value-type="float">
            <text:p><text:s/>1,185,597 </text:p>
          </table:table-cell>
          <table:table-cell table:style-name="ce74" table:formula="of:=[.H236]+[.J236]" office:value-type="float" office:value="15791" calcext:value-type="float">
            <text:p><text:s/>15,791 </text:p>
          </table:table-cell>
          <table:table-cell table:style-name="ce74" office:value-type="float" office:value="374" calcext:value-type="float">
            <text:p><text:s/>374 </text:p>
          </table:table-cell>
          <table:table-cell table:style-name="ce79" table:formula="of:=[.M236]/[.L236]" office:value-type="percentage" office:value="0.0236843771768729" calcext:value-type="percentage">
            <text:p>2.4%</text:p>
          </table:table-cell>
          <table:table-cell table:style-name="ce55" table:formula="of:=[.D236]-[.D229]" office:value-type="float" office:value="46003" calcext:value-type="float">
            <text:p><text:s/>46,003 </text:p>
          </table:table-cell>
          <table:table-cell table:style-name="ce55" table:formula="of:=SUM([.E230:.E236])" office:value-type="float" office:value="7717" calcext:value-type="float">
            <text:p><text:s/>7,717 </text:p>
          </table:table-cell>
          <table:table-cell table:style-name="ce72" table:formula="of:=SUM([.L230:.L236])" office:value-type="float" office:value="124741" calcext:value-type="float">
            <text:p><text:s/>124,741 </text:p>
          </table:table-cell>
          <table:table-cell table:style-name="ce72" table:formula="of:=SUM([.M230:.M236])" office:value-type="float" office:value="8547" calcext:value-type="float">
            <text:p><text:s/>8,547 </text:p>
          </table:table-cell>
          <table:table-cell table:style-name="ce82" table:formula="of:=[.R236]/[.Q236]" office:value-type="percentage" office:value="0.0685179692322492" calcext:value-type="percentage">
            <text:p>6.9%</text:p>
          </table:table-cell>
          <table:table-cell table:style-name="ce63" table:formula="of:=[.Q236]/5463.3" office:value-type="float" office:value="22.8325371112697" calcext:value-type="float">
            <text:p><text:s/>23 </text:p>
          </table:table-cell>
          <table:table-cell/>
          <table:table-cell table:style-name="ce88" office:value-type="string" calcext:value-type="string">
            <text:p>Figures for 18 October 2020 do not reflect the total number of new cases or new tests as there has been a processing delay as a result of a capacity issue.</text:p>
          </table:table-cell>
          <table:table-cell table:number-columns-repeated="1002"/>
        </table:table-row>
        <table:table-row table:style-name="ro1">
          <table:table-cell table:style-name="ce7" office:value-type="date" office:date-value="2020-10-19" calcext:value-type="date">
            <text:p>10/19/2020</text:p>
          </table:table-cell>
          <table:table-cell table:style-name="ce19" office:value-type="float" office:value="853959" calcext:value-type="float">
            <text:p>853,959</text:p>
          </table:table-cell>
          <table:table-cell table:style-name="ce19" office:value-type="float" office:value="47708" calcext:value-type="float">
            <text:p>47,708</text:p>
          </table:table-cell>
          <table:table-cell table:style-name="ce19" office:value-type="float" office:value="901667" calcext:value-type="float">
            <text:p>901,667</text:p>
          </table:table-cell>
          <table:table-cell table:style-name="ce35" office:value-type="float" office:value="993" calcext:value-type="float">
            <text:p>993</text:p>
          </table:table-cell>
          <table:table-cell table:style-name="ce31" table:formula="of:=([.C237]-[.C236])-[.E237]" office:value-type="float" office:value="0" calcext:value-type="float">
            <text:p>0</text:p>
          </table:table-cell>
          <table:table-cell table:style-name="ce40" table:formula="of:=[.E237]/([.D237]-[.D236])" office:value-type="percentage" office:value="0.170794633642931" calcext:value-type="percentage">
            <text:p>17.1%</text:p>
          </table:table-cell>
          <table:table-cell table:style-name="ce19" office:value-type="float" office:value="3634" calcext:value-type="float">
            <text:p>3,634</text:p>
          </table:table-cell>
          <table:table-cell table:style-name="ce49" office:value-type="float" office:value="784347" calcext:value-type="float">
            <text:p>784,347</text:p>
          </table:table-cell>
          <table:table-cell table:style-name="ce58" office:value-type="float" office:value="13286" calcext:value-type="float">
            <text:p><text:s/>13,286 </text:p>
          </table:table-cell>
          <table:table-cell table:style-name="ce68" office:value-type="float" office:value="1198883" calcext:value-type="float">
            <text:p><text:s/>1,198,883 </text:p>
          </table:table-cell>
          <table:table-cell table:style-name="ce74" table:formula="of:=[.H237]+[.J237]" office:value-type="float" office:value="16920" calcext:value-type="float">
            <text:p><text:s/>16,920 </text:p>
          </table:table-cell>
          <table:table-cell table:style-name="ce74" office:value-type="float" office:value="1089" calcext:value-type="float">
            <text:p><text:s/>1,089 </text:p>
          </table:table-cell>
          <table:table-cell table:style-name="ce79" table:formula="of:=[.M237]/[.L237]" office:value-type="percentage" office:value="0.0643617021276596" calcext:value-type="percentage">
            <text:p>6.4%</text:p>
          </table:table-cell>
          <table:table-cell table:style-name="ce55" table:formula="of:=[.D237]-[.D230]" office:value-type="float" office:value="46209" calcext:value-type="float">
            <text:p><text:s/>46,209 </text:p>
          </table:table-cell>
          <table:table-cell table:style-name="ce55" table:formula="of:=SUM([.E231:.E237])" office:value-type="float" office:value="7749" calcext:value-type="float">
            <text:p><text:s/>7,749 </text:p>
          </table:table-cell>
          <table:table-cell table:style-name="ce72" table:formula="of:=SUM([.L231:.L237])" office:value-type="float" office:value="128667" calcext:value-type="float">
            <text:p><text:s/>128,667 </text:p>
          </table:table-cell>
          <table:table-cell table:style-name="ce72" table:formula="of:=SUM([.M231:.M237])" office:value-type="float" office:value="8581" calcext:value-type="float">
            <text:p><text:s/>8,581 </text:p>
          </table:table-cell>
          <table:table-cell table:style-name="ce82" table:formula="of:=[.R237]/[.Q237]" office:value-type="percentage" office:value="0.0666915370685568" calcext:value-type="percentage">
            <text:p>6.7%</text:p>
          </table:table-cell>
          <table:table-cell table:style-name="ce63" table:formula="of:=[.Q237]/5463.3" office:value-type="float" office:value="23.5511504036022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0" calcext:value-type="date">
            <text:p>10/20/2020</text:p>
          </table:table-cell>
          <table:table-cell table:style-name="ce19" office:value-type="float" office:value="859804" calcext:value-type="float">
            <text:p>859,804</text:p>
          </table:table-cell>
          <table:table-cell table:style-name="ce19" office:value-type="float" office:value="49164" calcext:value-type="float">
            <text:p>49,164</text:p>
          </table:table-cell>
          <table:table-cell table:style-name="ce19" office:value-type="float" office:value="908968" calcext:value-type="float">
            <text:p>908,968</text:p>
          </table:table-cell>
          <table:table-cell table:style-name="ce35" office:value-type="float" office:value="1456" calcext:value-type="float">
            <text:p>1,456</text:p>
          </table:table-cell>
          <table:table-cell table:style-name="ce31" table:formula="of:=([.C238]-[.C237])-[.E238]" office:value-type="float" office:value="0" calcext:value-type="float">
            <text:p>0</text:p>
          </table:table-cell>
          <table:table-cell table:style-name="ce40" table:formula="of:=[.E238]/([.D238]-[.D237])" office:value-type="percentage" office:value="0.199424736337488" calcext:value-type="percentage">
            <text:p>19.9%</text:p>
          </table:table-cell>
          <table:table-cell table:style-name="ce19" office:value-type="float" office:value="4426" calcext:value-type="float">
            <text:p>4,426</text:p>
          </table:table-cell>
          <table:table-cell table:style-name="ce49" office:value-type="float" office:value="788773" calcext:value-type="float">
            <text:p>788,773</text:p>
          </table:table-cell>
          <table:table-cell table:style-name="ce58" office:value-type="float" office:value="9681" calcext:value-type="float">
            <text:p><text:s/>9,681 </text:p>
          </table:table-cell>
          <table:table-cell table:style-name="ce68" office:value-type="float" office:value="1208564" calcext:value-type="float">
            <text:p><text:s/>1,208,564 </text:p>
          </table:table-cell>
          <table:table-cell table:style-name="ce74" table:formula="of:=[.H238]+[.J238]" office:value-type="float" office:value="14107" calcext:value-type="float">
            <text:p><text:s/>14,107 </text:p>
          </table:table-cell>
          <table:table-cell table:style-name="ce74" office:value-type="float" office:value="1602" calcext:value-type="float">
            <text:p><text:s/>1,602 </text:p>
          </table:table-cell>
          <table:table-cell table:style-name="ce79" table:formula="of:=[.M238]/[.L238]" office:value-type="percentage" office:value="0.113560643652088" calcext:value-type="percentage">
            <text:p>11.4%</text:p>
          </table:table-cell>
          <table:table-cell table:style-name="ce55" table:formula="of:=[.D238]-[.D231]" office:value-type="float" office:value="45975" calcext:value-type="float">
            <text:p><text:s/>45,975 </text:p>
          </table:table-cell>
          <table:table-cell table:style-name="ce55" table:formula="of:=SUM([.E232:.E238])" office:value-type="float" office:value="7908" calcext:value-type="float">
            <text:p><text:s/>7,908 </text:p>
          </table:table-cell>
          <table:table-cell table:style-name="ce72" table:formula="of:=SUM([.L232:.L238])" office:value-type="float" office:value="123201" calcext:value-type="float">
            <text:p><text:s/>123,201 </text:p>
          </table:table-cell>
          <table:table-cell table:style-name="ce72" table:formula="of:=SUM([.M232:.M238])" office:value-type="float" office:value="8759" calcext:value-type="float">
            <text:p><text:s/>8,759 </text:p>
          </table:table-cell>
          <table:table-cell table:style-name="ce82" table:formula="of:=[.R238]/[.Q238]" office:value-type="percentage" office:value="0.0710952021493332" calcext:value-type="percentage">
            <text:p>7.1%</text:p>
          </table:table-cell>
          <table:table-cell table:style-name="ce63" table:formula="of:=[.Q238]/5463.3" office:value-type="float" office:value="22.5506561968041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1" calcext:value-type="date">
            <text:p>10/21/2020</text:p>
          </table:table-cell>
          <table:table-cell table:style-name="ce19" office:value-type="float" office:value="866847" calcext:value-type="float">
            <text:p>866,847</text:p>
          </table:table-cell>
          <table:table-cell table:style-name="ce19" office:value-type="float" office:value="50903" calcext:value-type="float">
            <text:p>50,903</text:p>
          </table:table-cell>
          <table:table-cell table:style-name="ce19" office:value-type="float" office:value="917750" calcext:value-type="float">
            <text:p>917,750</text:p>
          </table:table-cell>
          <table:table-cell table:style-name="ce35" office:value-type="float" office:value="1739" calcext:value-type="float">
            <text:p>1,739</text:p>
          </table:table-cell>
          <table:table-cell table:style-name="ce31" table:formula="of:=([.C239]-[.C238])-[.E239]" office:value-type="float" office:value="0" calcext:value-type="float">
            <text:p>0</text:p>
          </table:table-cell>
          <table:table-cell table:style-name="ce40" table:formula="of:=[.E239]/([.D239]-[.D238])" office:value-type="percentage" office:value="0.198018674561603" calcext:value-type="percentage">
            <text:p>19.8%</text:p>
          </table:table-cell>
          <table:table-cell table:style-name="ce19" office:value-type="float" office:value="6176" calcext:value-type="float">
            <text:p>6,176</text:p>
          </table:table-cell>
          <table:table-cell table:style-name="ce49" office:value-type="float" office:value="794949" calcext:value-type="float">
            <text:p>794,949</text:p>
          </table:table-cell>
          <table:table-cell table:style-name="ce58" office:value-type="float" office:value="13825" calcext:value-type="float">
            <text:p><text:s/>13,825 </text:p>
          </table:table-cell>
          <table:table-cell table:style-name="ce68" office:value-type="float" office:value="1222389" calcext:value-type="float">
            <text:p><text:s/>1,222,389 </text:p>
          </table:table-cell>
          <table:table-cell table:style-name="ce74" table:formula="of:=[.H239]+[.J239]" office:value-type="float" office:value="20001" calcext:value-type="float">
            <text:p><text:s/>20,001 </text:p>
          </table:table-cell>
          <table:table-cell table:style-name="ce74" office:value-type="float" office:value="1947" calcext:value-type="float">
            <text:p><text:s/>1,947 </text:p>
          </table:table-cell>
          <table:table-cell table:style-name="ce79" table:formula="of:=[.M239]/[.L239]" office:value-type="percentage" office:value="0.0973451327433628" calcext:value-type="percentage">
            <text:p>9.7%</text:p>
          </table:table-cell>
          <table:table-cell table:style-name="ce55" table:formula="of:=[.D239]-[.D232]" office:value-type="float" office:value="46065" calcext:value-type="float">
            <text:p><text:s/>46,065 </text:p>
          </table:table-cell>
          <table:table-cell table:style-name="ce55" table:formula="of:=SUM([.E233:.E239])" office:value-type="float" office:value="8218" calcext:value-type="float">
            <text:p><text:s/>8,218 </text:p>
          </table:table-cell>
          <table:table-cell table:style-name="ce72" table:formula="of:=SUM([.L233:.L239])" office:value-type="float" office:value="121050" calcext:value-type="float">
            <text:p><text:s/>121,050 </text:p>
          </table:table-cell>
          <table:table-cell table:style-name="ce72" table:formula="of:=SUM([.M233:.M239])" office:value-type="float" office:value="9172" calcext:value-type="float">
            <text:p><text:s/>9,172 </text:p>
          </table:table-cell>
          <table:table-cell table:style-name="ce82" table:formula="of:=[.R239]/[.Q239]" office:value-type="percentage" office:value="0.0757703428335399" calcext:value-type="percentage">
            <text:p>7.6%</text:p>
          </table:table-cell>
          <table:table-cell table:style-name="ce63" table:formula="of:=[.Q239]/5463.3" office:value-type="float" office:value="22.1569381143265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2" calcext:value-type="date">
            <text:p>10/22/2020</text:p>
          </table:table-cell>
          <table:table-cell table:style-name="ce19" office:value-type="float" office:value="873781" calcext:value-type="float">
            <text:p>873,781</text:p>
          </table:table-cell>
          <table:table-cell table:style-name="ce19" office:value-type="float" office:value="52615" calcext:value-type="float">
            <text:p>52,615</text:p>
          </table:table-cell>
          <table:table-cell table:style-name="ce19" office:value-type="float" office:value="926396" calcext:value-type="float">
            <text:p>926,396</text:p>
          </table:table-cell>
          <table:table-cell table:style-name="ce35" office:value-type="float" office:value="1712" calcext:value-type="float">
            <text:p>1,712</text:p>
          </table:table-cell>
          <table:table-cell table:style-name="ce31" table:formula="of:=([.C240]-[.C239])-[.E240]" office:value-type="float" office:value="0" calcext:value-type="float">
            <text:p>0</text:p>
          </table:table-cell>
          <table:table-cell table:style-name="ce40" table:formula="of:=[.E240]/([.D240]-[.D239])" office:value-type="percentage" office:value="0.198010640758732" calcext:value-type="percentage">
            <text:p>19.8%</text:p>
          </table:table-cell>
          <table:table-cell table:style-name="ce19" office:value-type="float" office:value="6999" calcext:value-type="float">
            <text:p>6,999</text:p>
          </table:table-cell>
          <table:table-cell table:style-name="ce49" office:value-type="float" office:value="801948" calcext:value-type="float">
            <text:p>801,948</text:p>
          </table:table-cell>
          <table:table-cell table:style-name="ce58" office:value-type="float" office:value="13690" calcext:value-type="float">
            <text:p><text:s/>13,690 </text:p>
          </table:table-cell>
          <table:table-cell table:style-name="ce68" office:value-type="float" office:value="1236079" calcext:value-type="float">
            <text:p><text:s/>1,236,079 </text:p>
          </table:table-cell>
          <table:table-cell table:style-name="ce74" table:formula="of:=[.H240]+[.J240]" office:value-type="float" office:value="20689" calcext:value-type="float">
            <text:p><text:s/>20,689 </text:p>
          </table:table-cell>
          <table:table-cell table:style-name="ce74" office:value-type="float" office:value="1898" calcext:value-type="float">
            <text:p><text:s/>1,898 </text:p>
          </table:table-cell>
          <table:table-cell table:style-name="ce79" table:formula="of:=[.M240]/[.L240]" office:value-type="percentage" office:value="0.0917395717531055" calcext:value-type="percentage">
            <text:p>9.2%</text:p>
          </table:table-cell>
          <table:table-cell table:style-name="ce55" table:formula="of:=[.D240]-[.D233]" office:value-type="float" office:value="47048" calcext:value-type="float">
            <text:p><text:s/>47,048 </text:p>
          </table:table-cell>
          <table:table-cell table:style-name="ce55" table:formula="of:=SUM([.E234:.E240])" office:value-type="float" office:value="8579" calcext:value-type="float">
            <text:p><text:s/>8,579 </text:p>
          </table:table-cell>
          <table:table-cell table:style-name="ce72" table:formula="of:=SUM([.L234:.L240])" office:value-type="float" office:value="123654" calcext:value-type="float">
            <text:p><text:s/>123,654 </text:p>
          </table:table-cell>
          <table:table-cell table:style-name="ce72" table:formula="of:=SUM([.M234:.M240])" office:value-type="float" office:value="9550" calcext:value-type="float">
            <text:p><text:s/>9,550 </text:p>
          </table:table-cell>
          <table:table-cell table:style-name="ce82" table:formula="of:=[.R240]/[.Q240]" office:value-type="percentage" office:value="0.0772316301939282" calcext:value-type="percentage">
            <text:p>7.7%</text:p>
          </table:table-cell>
          <table:table-cell table:style-name="ce63" table:formula="of:=[.Q240]/5463.3" office:value-type="float" office:value="22.6335731151502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3" calcext:value-type="date">
            <text:p>10/23/2020</text:p>
          </table:table-cell>
          <table:table-cell table:style-name="ce19" office:value-type="float" office:value="879179" calcext:value-type="float">
            <text:p>879,179</text:p>
          </table:table-cell>
          <table:table-cell table:style-name="ce19" office:value-type="float" office:value="54016" calcext:value-type="float">
            <text:p>54,016</text:p>
          </table:table-cell>
          <table:table-cell table:style-name="ce26" office:value-type="float" office:value="933195" calcext:value-type="float">
            <text:p>933,195</text:p>
          </table:table-cell>
          <table:table-cell table:style-name="ce19" office:value-type="float" office:value="1401" calcext:value-type="float">
            <text:p>1,401</text:p>
          </table:table-cell>
          <table:table-cell table:style-name="ce31" table:formula="of:=([.C241]-[.C240])-[.E241]" office:value-type="float" office:value="0" calcext:value-type="float">
            <text:p>0</text:p>
          </table:table-cell>
          <table:table-cell table:style-name="ce40" table:formula="of:=[.E241]/([.D241]-[.D240])" office:value-type="percentage" office:value="0.206059714663921" calcext:value-type="percentage">
            <text:p>20.6%</text:p>
          </table:table-cell>
          <table:table-cell table:style-name="ce19" office:value-type="float" office:value="6382" calcext:value-type="float">
            <text:p>6,382</text:p>
          </table:table-cell>
          <table:table-cell table:style-name="ce49" office:value-type="float" office:value="808330" calcext:value-type="float">
            <text:p>808,330</text:p>
          </table:table-cell>
          <table:table-cell table:style-name="ce58" office:value-type="float" office:value="12632" calcext:value-type="float">
            <text:p><text:s/>12,632 </text:p>
          </table:table-cell>
          <table:table-cell table:style-name="ce68" office:value-type="float" office:value="1248711" calcext:value-type="float">
            <text:p><text:s/>1,248,711 </text:p>
          </table:table-cell>
          <table:table-cell table:style-name="ce74" table:formula="of:=[.H241]+[.J241]" office:value-type="float" office:value="19014" calcext:value-type="float">
            <text:p><text:s/>19,014 </text:p>
          </table:table-cell>
          <table:table-cell table:style-name="ce74" table:formula="of:=1277+249" office:value-type="float" office:value="1526" calcext:value-type="float">
            <text:p><text:s/>1,526 </text:p>
          </table:table-cell>
          <table:table-cell table:style-name="ce79" table:formula="of:=[.M241]/[.L241]" office:value-type="percentage" office:value="0.0802566529925318" calcext:value-type="percentage">
            <text:p>8.0%</text:p>
          </table:table-cell>
          <table:table-cell table:style-name="ce55" table:formula="of:=[.D241]-[.D234]" office:value-type="float" office:value="46788" calcext:value-type="float">
            <text:p><text:s/>46,788 </text:p>
          </table:table-cell>
          <table:table-cell table:style-name="ce55" table:formula="of:=SUM([.E235:.E241])" office:value-type="float" office:value="8784" calcext:value-type="float">
            <text:p><text:s/>8,784 </text:p>
          </table:table-cell>
          <table:table-cell table:style-name="ce72" table:formula="of:=SUM([.L235:.L241])" office:value-type="float" office:value="121611" calcext:value-type="float">
            <text:p><text:s/>121,611 </text:p>
          </table:table-cell>
          <table:table-cell table:style-name="ce72" table:formula="of:=SUM([.M235:.M241])" office:value-type="float" office:value="9743" calcext:value-type="float">
            <text:p><text:s/>9,743 </text:p>
          </table:table-cell>
          <table:table-cell table:style-name="ce82" table:formula="of:=[.R241]/[.Q241]" office:value-type="percentage" office:value="0.0801161079178693" calcext:value-type="percentage">
            <text:p>8.0%</text:p>
          </table:table-cell>
          <table:table-cell table:style-name="ce63" table:formula="of:=[.Q241]/5463.3" office:value-type="float" office:value="22.2596233045961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4" calcext:value-type="date">
            <text:p>10/24/2020</text:p>
          </table:table-cell>
          <table:table-cell table:style-name="ce19" office:value-type="float" office:value="885248" calcext:value-type="float">
            <text:p>885,248</text:p>
          </table:table-cell>
          <table:table-cell table:style-name="ce19" office:value-type="float" office:value="55449" calcext:value-type="float">
            <text:p>55,449</text:p>
          </table:table-cell>
          <table:table-cell table:style-name="ce26" office:value-type="float" office:value="940697" calcext:value-type="float">
            <text:p>940,697</text:p>
          </table:table-cell>
          <table:table-cell table:style-name="ce19" office:value-type="float" office:value="1433" calcext:value-type="float">
            <text:p>1,433</text:p>
          </table:table-cell>
          <table:table-cell table:style-name="ce31" table:formula="of:=([.C242]-[.C241])-[.E242]" office:value-type="float" office:value="0" calcext:value-type="float">
            <text:p>0</text:p>
          </table:table-cell>
          <table:table-cell table:style-name="ce40" table:formula="of:=[.E242]/([.D242]-[.D241])" office:value-type="percentage" office:value="0.191015729138896" calcext:value-type="percentage">
            <text:p>19.1%</text:p>
          </table:table-cell>
          <table:table-cell table:style-name="ce19" office:value-type="float" office:value="7548" calcext:value-type="float">
            <text:p>7,548</text:p>
          </table:table-cell>
          <table:table-cell table:style-name="ce49" office:value-type="float" office:value="815878" calcext:value-type="float">
            <text:p>815,878</text:p>
          </table:table-cell>
          <table:table-cell table:style-name="ce58" office:value-type="float" office:value="10745" calcext:value-type="float">
            <text:p><text:s/>10,745 </text:p>
          </table:table-cell>
          <table:table-cell table:style-name="ce68" office:value-type="float" office:value="1259456" calcext:value-type="float">
            <text:p><text:s/>1,259,456 </text:p>
          </table:table-cell>
          <table:table-cell table:style-name="ce74" table:formula="of:=[.H242]+[.J242]" office:value-type="float" office:value="18293" calcext:value-type="float">
            <text:p><text:s/>18,293 </text:p>
          </table:table-cell>
          <table:table-cell table:style-name="ce74" office:value-type="float" office:value="1597" calcext:value-type="float">
            <text:p><text:s/>1,597 </text:p>
          </table:table-cell>
          <table:table-cell table:style-name="ce79" table:formula="of:=[.M242]/[.L242]" office:value-type="percentage" office:value="0.0873011534466736" calcext:value-type="percentage">
            <text:p>8.7%</text:p>
          </table:table-cell>
          <table:table-cell table:style-name="ce55" table:formula="of:=[.D242]-[.D235]" office:value-type="float" office:value="47656" calcext:value-type="float">
            <text:p><text:s/>47,656 </text:p>
          </table:table-cell>
          <table:table-cell table:style-name="ce55" table:formula="of:=SUM([.E236:.E242])" office:value-type="float" office:value="9050" calcext:value-type="float">
            <text:p><text:s/>9,050 </text:p>
          </table:table-cell>
          <table:table-cell table:style-name="ce72" table:formula="of:=SUM([.L236:.L242])" office:value-type="float" office:value="124815" calcext:value-type="float">
            <text:p><text:s/>124,815 </text:p>
          </table:table-cell>
          <table:table-cell table:style-name="ce72" table:formula="of:=SUM([.M236:.M242])" office:value-type="float" office:value="10033" calcext:value-type="float">
            <text:p><text:s/>10,033 </text:p>
          </table:table-cell>
          <table:table-cell table:style-name="ce82" table:formula="of:=[.R242]/[.Q242]" office:value-type="percentage" office:value="0.0803829667908505" calcext:value-type="percentage">
            <text:p>8.0%</text:p>
          </table:table-cell>
          <table:table-cell table:style-name="ce63" table:formula="of:=[.Q242]/5463.3" office:value-type="float" office:value="22.846082038328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5" calcext:value-type="date">
            <text:p>10/25/2020</text:p>
          </table:table-cell>
          <table:table-cell table:style-name="ce19" office:value-type="float" office:value="890792" calcext:value-type="float">
            <text:p>890,792</text:p>
          </table:table-cell>
          <table:table-cell table:style-name="ce19" office:value-type="float" office:value="56752" calcext:value-type="float">
            <text:p>56,752</text:p>
          </table:table-cell>
          <table:table-cell table:style-name="ce26" office:value-type="float" office:value="947544" calcext:value-type="float">
            <text:p>947,544</text:p>
          </table:table-cell>
          <table:table-cell table:style-name="ce19" office:value-type="float" office:value="1303" calcext:value-type="float">
            <text:p>1,303</text:p>
          </table:table-cell>
          <table:table-cell table:style-name="ce31" table:formula="of:=([.C243]-[.C242])-[.E243]" office:value-type="float" office:value="0" calcext:value-type="float">
            <text:p>0</text:p>
          </table:table-cell>
          <table:table-cell table:style-name="ce40" table:formula="of:=[.E243]/([.D243]-[.D242])" office:value-type="percentage" office:value="0.190302322184899" calcext:value-type="percentage">
            <text:p>19.0%</text:p>
          </table:table-cell>
          <table:table-cell table:style-name="ce19" office:value-type="float" office:value="5021" calcext:value-type="float">
            <text:p>5,021</text:p>
          </table:table-cell>
          <table:table-cell table:style-name="ce49" office:value-type="float" office:value="820899" calcext:value-type="float">
            <text:p>820,899</text:p>
          </table:table-cell>
          <table:table-cell table:style-name="ce58" office:value-type="float" office:value="13005" calcext:value-type="float">
            <text:p><text:s/>13,005 </text:p>
          </table:table-cell>
          <table:table-cell table:style-name="ce68" office:value-type="float" office:value="1272461" calcext:value-type="float">
            <text:p><text:s/>1,272,461 </text:p>
          </table:table-cell>
          <table:table-cell table:style-name="ce74" table:formula="of:=[.H243]+[.J243]" office:value-type="float" office:value="18026" calcext:value-type="float">
            <text:p><text:s/>18,026 </text:p>
          </table:table-cell>
          <table:table-cell table:style-name="ce74" office:value-type="float" office:value="1433" calcext:value-type="float">
            <text:p><text:s/>1,433 </text:p>
          </table:table-cell>
          <table:table-cell table:style-name="ce79" table:formula="of:=[.M243]/[.L243]" office:value-type="percentage" office:value="0.0794962831465661" calcext:value-type="percentage">
            <text:p>7.9%</text:p>
          </table:table-cell>
          <table:table-cell table:style-name="ce55" table:formula="of:=[.D243]-[.D236]" office:value-type="float" office:value="51691" calcext:value-type="float">
            <text:p><text:s/>51,691 </text:p>
          </table:table-cell>
          <table:table-cell table:style-name="ce55" table:formula="of:=SUM([.E237:.E243])" office:value-type="float" office:value="10037" calcext:value-type="float">
            <text:p><text:s/>10,037 </text:p>
          </table:table-cell>
          <table:table-cell table:style-name="ce72" table:formula="of:=SUM([.L237:.L243])" office:value-type="float" office:value="127050" calcext:value-type="float">
            <text:p><text:s/>127,050 </text:p>
          </table:table-cell>
          <table:table-cell table:style-name="ce72" table:formula="of:=SUM([.M237:.M243])" office:value-type="float" office:value="11092" calcext:value-type="float">
            <text:p><text:s/>11,092 </text:p>
          </table:table-cell>
          <table:table-cell table:style-name="ce82" table:formula="of:=[.R243]/[.Q243]" office:value-type="percentage" office:value="0.0873042109405746" calcext:value-type="percentage">
            <text:p>8.7%</text:p>
          </table:table-cell>
          <table:table-cell table:style-name="ce63" table:formula="of:=[.Q243]/5463.3" office:value-type="float" office:value="23.2551754434133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6" calcext:value-type="date">
            <text:p>10/26/2020</text:p>
          </table:table-cell>
          <table:table-cell table:style-name="ce19" office:value-type="float" office:value="895790" calcext:value-type="float">
            <text:p>895,790</text:p>
          </table:table-cell>
          <table:table-cell table:style-name="ce19" office:value-type="float" office:value="57874" calcext:value-type="float">
            <text:p>57,874</text:p>
          </table:table-cell>
          <table:table-cell table:style-name="ce26" office:value-type="float" office:value="953664" calcext:value-type="float">
            <text:p>953,664</text:p>
          </table:table-cell>
          <table:table-cell table:style-name="ce19" office:value-type="float" office:value="1122" calcext:value-type="float">
            <text:p>1,122</text:p>
          </table:table-cell>
          <table:table-cell table:style-name="ce31" table:formula="of:=([.C244]-[.C243])-[.E244]" office:value-type="float" office:value="0" calcext:value-type="float">
            <text:p>0</text:p>
          </table:table-cell>
          <table:table-cell table:style-name="ce40" table:formula="of:=[.E244]/([.D244]-[.D243])" office:value-type="percentage" office:value="0.183333333333333" calcext:value-type="percentage">
            <text:p>18.3%</text:p>
          </table:table-cell>
          <table:table-cell table:style-name="ce19" office:value-type="float" office:value="3582" calcext:value-type="float">
            <text:p>3,582</text:p>
          </table:table-cell>
          <table:table-cell table:style-name="ce49" office:value-type="float" office:value="824481" calcext:value-type="float">
            <text:p>824,481</text:p>
          </table:table-cell>
          <table:table-cell table:style-name="ce58" office:value-type="float" office:value="14099" calcext:value-type="float">
            <text:p><text:s/>14,099 </text:p>
          </table:table-cell>
          <table:table-cell table:style-name="ce68" office:value-type="float" office:value="1286560" calcext:value-type="float">
            <text:p><text:s/>1,286,560 </text:p>
          </table:table-cell>
          <table:table-cell table:style-name="ce74" table:formula="of:=[.H244]+[.J244]" office:value-type="float" office:value="17681" calcext:value-type="float">
            <text:p><text:s/>17,681 </text:p>
          </table:table-cell>
          <table:table-cell table:style-name="ce74" office:value-type="float" office:value="1253" calcext:value-type="float">
            <text:p><text:s/>1,253 </text:p>
          </table:table-cell>
          <table:table-cell table:style-name="ce79" table:formula="of:=[.M244]/[.L244]" office:value-type="percentage" office:value="0.0708670324076693" calcext:value-type="percentage">
            <text:p>7.1%</text:p>
          </table:table-cell>
          <table:table-cell table:style-name="ce55" table:formula="of:=[.D244]-[.D237]" office:value-type="float" office:value="51997" calcext:value-type="float">
            <text:p><text:s/>51,997 </text:p>
          </table:table-cell>
          <table:table-cell table:style-name="ce55" table:formula="of:=SUM([.E238:.E244])" office:value-type="float" office:value="10166" calcext:value-type="float">
            <text:p><text:s/>10,166 </text:p>
          </table:table-cell>
          <table:table-cell table:style-name="ce72" table:formula="of:=SUM([.L238:.L244])" office:value-type="float" office:value="127811" calcext:value-type="float">
            <text:p><text:s/>127,811 </text:p>
          </table:table-cell>
          <table:table-cell table:style-name="ce72" table:formula="of:=SUM([.M238:.M244])" office:value-type="float" office:value="11256" calcext:value-type="float">
            <text:p><text:s/>11,256 </text:p>
          </table:table-cell>
          <table:table-cell table:style-name="ce82" table:formula="of:=[.R244]/[.Q244]" office:value-type="percentage" office:value="0.0880675372229307" calcext:value-type="percentage">
            <text:p>8.8%</text:p>
          </table:table-cell>
          <table:table-cell table:style-name="ce63" table:formula="of:=[.Q244]/5463.3" office:value-type="float" office:value="23.394468544652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7" calcext:value-type="date">
            <text:p>10/27/2020</text:p>
          </table:table-cell>
          <table:table-cell table:style-name="ce19" office:value-type="float" office:value="901441" calcext:value-type="float">
            <text:p>901,441</text:p>
          </table:table-cell>
          <table:table-cell table:style-name="ce19" office:value-type="float" office:value="59201" calcext:value-type="float">
            <text:p>59,201</text:p>
          </table:table-cell>
          <table:table-cell table:style-name="ce26" office:value-type="float" office:value="960642" calcext:value-type="float">
            <text:p>960,642</text:p>
          </table:table-cell>
          <table:table-cell table:style-name="ce19" office:value-type="float" office:value="1327" calcext:value-type="float">
            <text:p>1,327</text:p>
          </table:table-cell>
          <table:table-cell table:style-name="ce31" table:formula="of:=([.C245]-[.C244])-[.E245]" office:value-type="float" office:value="0" calcext:value-type="float">
            <text:p>0</text:p>
          </table:table-cell>
          <table:table-cell table:style-name="ce40" table:formula="of:=[.E245]/([.D245]-[.D244])" office:value-type="percentage" office:value="0.190169102894812" calcext:value-type="percentage">
            <text:p>19.0%</text:p>
          </table:table-cell>
          <table:table-cell table:style-name="ce19" office:value-type="float" office:value="5137" calcext:value-type="float">
            <text:p>5,137</text:p>
          </table:table-cell>
          <table:table-cell table:style-name="ce49" office:value-type="float" office:value="829618" calcext:value-type="float">
            <text:p>829,618</text:p>
          </table:table-cell>
          <table:table-cell table:style-name="ce58" office:value-type="float" office:value="12006" calcext:value-type="float">
            <text:p><text:s/>12,006 </text:p>
          </table:table-cell>
          <table:table-cell table:style-name="ce68" office:value-type="float" office:value="1298566" calcext:value-type="float">
            <text:p><text:s/>1,298,566 </text:p>
          </table:table-cell>
          <table:table-cell table:style-name="ce74" table:formula="of:=[.H245]+[.J245]" office:value-type="float" office:value="17143" calcext:value-type="float">
            <text:p><text:s/>17,143 </text:p>
          </table:table-cell>
          <table:table-cell table:style-name="ce74" office:value-type="float" office:value="1496" calcext:value-type="float">
            <text:p><text:s/>1,496 </text:p>
          </table:table-cell>
          <table:table-cell table:style-name="ce79" table:formula="of:=[.M245]/[.L245]" office:value-type="percentage" office:value="0.0872659394505046" calcext:value-type="percentage">
            <text:p>8.7%</text:p>
          </table:table-cell>
          <table:table-cell table:style-name="ce55" table:formula="of:=[.D245]-[.D238]" office:value-type="float" office:value="51674" calcext:value-type="float">
            <text:p><text:s/>51,674 </text:p>
          </table:table-cell>
          <table:table-cell table:style-name="ce55" table:formula="of:=SUM([.E239:.E245])" office:value-type="float" office:value="10037" calcext:value-type="float">
            <text:p><text:s/>10,037 </text:p>
          </table:table-cell>
          <table:table-cell table:style-name="ce72" table:formula="of:=SUM([.L239:.L245])" office:value-type="float" office:value="130847" calcext:value-type="float">
            <text:p><text:s/>130,847 </text:p>
          </table:table-cell>
          <table:table-cell table:style-name="ce72" table:formula="of:=SUM([.M239:.M245])" office:value-type="float" office:value="11150" calcext:value-type="float">
            <text:p><text:s/>11,150 </text:p>
          </table:table-cell>
          <table:table-cell table:style-name="ce82" table:formula="of:=[.R245]/[.Q245]" office:value-type="percentage" office:value="0.0852140285982865" calcext:value-type="percentage">
            <text:p>8.5%</text:p>
          </table:table-cell>
          <table:table-cell table:style-name="ce63" table:formula="of:=[.Q245]/5463.3" office:value-type="float" office:value="23.9501766331704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8" calcext:value-type="date">
            <text:p>10/28/2020</text:p>
          </table:table-cell>
          <table:table-cell table:style-name="ce19" office:value-type="float" office:value="907766" calcext:value-type="float">
            <text:p>907,766</text:p>
          </table:table-cell>
          <table:table-cell table:style-name="ce19" office:value-type="float" office:value="60403" calcext:value-type="float">
            <text:p>60,403</text:p>
          </table:table-cell>
          <table:table-cell table:style-name="ce26" office:value-type="float" office:value="968169" calcext:value-type="float">
            <text:p>968,169</text:p>
          </table:table-cell>
          <table:table-cell table:style-name="ce19" office:value-type="float" office:value="1202" calcext:value-type="float">
            <text:p>1,202</text:p>
          </table:table-cell>
          <table:table-cell table:style-name="ce31" table:formula="of:=([.C246]-[.C245])-[.E246]" office:value-type="float" office:value="0" calcext:value-type="float">
            <text:p>0</text:p>
          </table:table-cell>
          <table:table-cell table:style-name="ce40" table:formula="of:=[.E246]/([.D246]-[.D245])" office:value-type="percentage" office:value="0.159691776272087" calcext:value-type="percentage">
            <text:p>16.0%</text:p>
          </table:table-cell>
          <table:table-cell table:style-name="ce19" office:value-type="float" office:value="6447" calcext:value-type="float">
            <text:p>6,447</text:p>
          </table:table-cell>
          <table:table-cell table:style-name="ce49" office:value-type="float" office:value="836065" calcext:value-type="float">
            <text:p>836,065</text:p>
          </table:table-cell>
          <table:table-cell table:style-name="ce58" office:value-type="float" office:value="13682" calcext:value-type="float">
            <text:p><text:s/>13,682 </text:p>
          </table:table-cell>
          <table:table-cell table:style-name="ce68" office:value-type="float" office:value="1312248" calcext:value-type="float">
            <text:p><text:s/>1,312,248 </text:p>
          </table:table-cell>
          <table:table-cell table:style-name="ce74" table:formula="of:=[.H246]+[.J246]" office:value-type="float" office:value="20129" calcext:value-type="float">
            <text:p><text:s/>20,129 </text:p>
          </table:table-cell>
          <table:table-cell table:style-name="ce74" office:value-type="float" office:value="1376" calcext:value-type="float">
            <text:p><text:s/>1,376 </text:p>
          </table:table-cell>
          <table:table-cell table:style-name="ce79" table:formula="of:=[.M246]/[.L246]" office:value-type="percentage" office:value="0.0683590839087883" calcext:value-type="percentage">
            <text:p>6.8%</text:p>
          </table:table-cell>
          <table:table-cell table:style-name="ce55" table:formula="of:=[.D246]-[.D239]" office:value-type="float" office:value="50419" calcext:value-type="float">
            <text:p><text:s/>50,419 </text:p>
          </table:table-cell>
          <table:table-cell table:style-name="ce55" table:formula="of:=SUM([.E240:.E246])" office:value-type="float" office:value="9500" calcext:value-type="float">
            <text:p><text:s/>9,500 </text:p>
          </table:table-cell>
          <table:table-cell table:style-name="ce72" table:formula="of:=SUM([.L240:.L246])" office:value-type="float" office:value="130975" calcext:value-type="float">
            <text:p><text:s/>130,975 </text:p>
          </table:table-cell>
          <table:table-cell table:style-name="ce72" table:formula="of:=SUM([.M240:.M246])" office:value-type="float" office:value="10579" calcext:value-type="float">
            <text:p><text:s/>10,579 </text:p>
          </table:table-cell>
          <table:table-cell table:style-name="ce82" table:formula="of:=[.R246]/[.Q246]" office:value-type="percentage" office:value="0.0807711395304447" calcext:value-type="percentage">
            <text:p>8.1%</text:p>
          </table:table-cell>
          <table:table-cell table:style-name="ce63" table:formula="of:=[.Q246]/5463.3" office:value-type="float" office:value="23.9736056961909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9" calcext:value-type="date">
            <text:p>10/29/2020</text:p>
          </table:table-cell>
          <table:table-cell table:style-name="ce19" office:value-type="float" office:value="913115" calcext:value-type="float">
            <text:p>913,115</text:p>
          </table:table-cell>
          <table:table-cell table:style-name="ce19" office:value-type="float" office:value="61531" calcext:value-type="float">
            <text:p>61,531</text:p>
          </table:table-cell>
          <table:table-cell table:style-name="ce26" office:value-type="float" office:value="974646" calcext:value-type="float">
            <text:p>974,646</text:p>
          </table:table-cell>
          <table:table-cell table:style-name="ce19" office:value-type="float" office:value="1128" calcext:value-type="float">
            <text:p>1,128</text:p>
          </table:table-cell>
          <table:table-cell table:style-name="ce31" table:formula="of:=([.C247]-[.C246])-[.E247]" office:value-type="float" office:value="0" calcext:value-type="float">
            <text:p>0</text:p>
          </table:table-cell>
          <table:table-cell table:style-name="ce40" table:formula="of:=[.E247]/([.D247]-[.D246])" office:value-type="percentage" office:value="0.174154701250579" calcext:value-type="percentage">
            <text:p>17.4%</text:p>
          </table:table-cell>
          <table:table-cell table:style-name="ce19" office:value-type="float" office:value="6582" calcext:value-type="float">
            <text:p>6,582</text:p>
          </table:table-cell>
          <table:table-cell table:style-name="ce49" office:value-type="float" office:value="842647" calcext:value-type="float">
            <text:p>842,647</text:p>
          </table:table-cell>
          <table:table-cell table:style-name="ce58" office:value-type="float" office:value="11515" calcext:value-type="float">
            <text:p><text:s/>11,515 </text:p>
          </table:table-cell>
          <table:table-cell table:style-name="ce68" office:value-type="float" office:value="1323763" calcext:value-type="float">
            <text:p><text:s/>1,323,763 </text:p>
          </table:table-cell>
          <table:table-cell table:style-name="ce74" table:formula="of:=[.H247]+[.J247]" office:value-type="float" office:value="18097" calcext:value-type="float">
            <text:p><text:s/>18,097 </text:p>
          </table:table-cell>
          <table:table-cell table:style-name="ce74" office:value-type="float" office:value="1280" calcext:value-type="float">
            <text:p><text:s/>1,280 </text:p>
          </table:table-cell>
          <table:table-cell table:style-name="ce79" table:formula="of:=[.M247]/[.L247]" office:value-type="percentage" office:value="0.0707299552412002" calcext:value-type="percentage">
            <text:p>7.1%</text:p>
          </table:table-cell>
          <table:table-cell table:style-name="ce55" table:formula="of:=[.D247]-[.D240]" office:value-type="float" office:value="48250" calcext:value-type="float">
            <text:p><text:s/>48,250 </text:p>
          </table:table-cell>
          <table:table-cell table:style-name="ce55" table:formula="of:=SUM([.E241:.E247])" office:value-type="float" office:value="8916" calcext:value-type="float">
            <text:p><text:s/>8,916 </text:p>
          </table:table-cell>
          <table:table-cell table:style-name="ce72" table:formula="of:=SUM([.L241:.L247])" office:value-type="float" office:value="128383" calcext:value-type="float">
            <text:p><text:s/>128,383 </text:p>
          </table:table-cell>
          <table:table-cell table:style-name="ce72" table:formula="of:=SUM([.M241:.M247])" office:value-type="float" office:value="9961" calcext:value-type="float">
            <text:p><text:s/>9,961 </text:p>
          </table:table-cell>
          <table:table-cell table:style-name="ce82" table:formula="of:=[.R247]/[.Q247]" office:value-type="percentage" office:value="0.07758815419487" calcext:value-type="percentage">
            <text:p>7.8%</text:p>
          </table:table-cell>
          <table:table-cell table:style-name="ce63" table:formula="of:=[.Q247]/5463.3" office:value-type="float" office:value="23.4991671700254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30" calcext:value-type="date">
            <text:p>10/30/2020</text:p>
          </table:table-cell>
          <table:table-cell table:style-name="ce19" office:value-type="float" office:value="918468" calcext:value-type="float">
            <text:p>918,468</text:p>
          </table:table-cell>
          <table:table-cell table:style-name="ce19" office:value-type="float" office:value="62812" calcext:value-type="float">
            <text:p>62,812</text:p>
          </table:table-cell>
          <table:table-cell table:style-name="ce26" office:value-type="float" office:value="981280" calcext:value-type="float">
            <text:p>981,280</text:p>
          </table:table-cell>
          <table:table-cell table:style-name="ce19" office:value-type="float" office:value="1281" calcext:value-type="float">
            <text:p>1,281</text:p>
          </table:table-cell>
          <table:table-cell table:style-name="ce31" table:formula="of:=([.C248]-[.C247])-[.E248]" office:value-type="float" office:value="0" calcext:value-type="float">
            <text:p>0</text:p>
          </table:table-cell>
          <table:table-cell table:style-name="ce40" table:formula="of:=[.E248]/([.D248]-[.D247])" office:value-type="percentage" office:value="0.193096171239071" calcext:value-type="percentage">
            <text:p>19.3%</text:p>
          </table:table-cell>
          <table:table-cell table:style-name="ce19" office:value-type="float" office:value="7325" calcext:value-type="float">
            <text:p>7,325</text:p>
          </table:table-cell>
          <table:table-cell table:style-name="ce49" office:value-type="float" office:value="849972" calcext:value-type="float">
            <text:p>849,972</text:p>
          </table:table-cell>
          <table:table-cell table:style-name="ce58" office:value-type="float" office:value="17729" calcext:value-type="float">
            <text:p><text:s/>17,729 </text:p>
          </table:table-cell>
          <table:table-cell table:style-name="ce68" office:value-type="float" office:value="1341492" calcext:value-type="float">
            <text:p><text:s/>1,341,492 </text:p>
          </table:table-cell>
          <table:table-cell table:style-name="ce74" table:formula="of:=[.H248]+[.J248]" office:value-type="float" office:value="25054" calcext:value-type="float">
            <text:p><text:s/>25,054 </text:p>
          </table:table-cell>
          <table:table-cell table:style-name="ce74" office:value-type="float" office:value="1492" calcext:value-type="float">
            <text:p><text:s/>1,492 </text:p>
          </table:table-cell>
          <table:table-cell table:style-name="ce79" table:formula="of:=[.M248]/[.L248]" office:value-type="percentage" office:value="0.0595513690428674" calcext:value-type="percentage">
            <text:p>6.0%</text:p>
          </table:table-cell>
          <table:table-cell table:style-name="ce55" table:formula="of:=[.D248]-[.D241]" office:value-type="float" office:value="48085" calcext:value-type="float">
            <text:p><text:s/>48,085 </text:p>
          </table:table-cell>
          <table:table-cell table:style-name="ce55" table:formula="of:=SUM([.E242:.E248])" office:value-type="float" office:value="8796" calcext:value-type="float">
            <text:p><text:s/>8,796 </text:p>
          </table:table-cell>
          <table:table-cell table:style-name="ce72" table:formula="of:=SUM([.L242:.L248])" office:value-type="float" office:value="134423" calcext:value-type="float">
            <text:p><text:s/>134,423 </text:p>
          </table:table-cell>
          <table:table-cell table:style-name="ce72" table:formula="of:=SUM([.M242:.M248])" office:value-type="float" office:value="9927" calcext:value-type="float">
            <text:p><text:s/>9,927 </text:p>
          </table:table-cell>
          <table:table-cell table:style-name="ce82" table:formula="of:=[.R248]/[.Q248]" office:value-type="percentage" office:value="0.0738489692984088" calcext:value-type="percentage">
            <text:p>7.4%</text:p>
          </table:table-cell>
          <table:table-cell table:style-name="ce63" table:formula="of:=[.Q248]/5463.3" office:value-type="float" office:value="24.6047260813062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31" calcext:value-type="date">
            <text:p>10/31/2020</text:p>
          </table:table-cell>
          <table:table-cell table:style-name="ce19" office:value-type="float" office:value="923576" calcext:value-type="float">
            <text:p>923,576</text:p>
          </table:table-cell>
          <table:table-cell table:style-name="ce19" office:value-type="float" office:value="63913" calcext:value-type="float">
            <text:p>63,913</text:p>
          </table:table-cell>
          <table:table-cell table:style-name="ce26" office:value-type="float" office:value="987489" calcext:value-type="float">
            <text:p>987,489</text:p>
          </table:table-cell>
          <table:table-cell table:style-name="ce19" office:value-type="float" office:value="1101" calcext:value-type="float">
            <text:p>1,101</text:p>
          </table:table-cell>
          <table:table-cell table:style-name="ce31" table:formula="of:=([.C249]-[.C248])-[.E249]" office:value-type="float" office:value="0" calcext:value-type="float">
            <text:p>0</text:p>
          </table:table-cell>
          <table:table-cell table:style-name="ce40" table:formula="of:=[.E249]/([.D249]-[.D248])" office:value-type="percentage" office:value="0.177323240457401" calcext:value-type="percentage">
            <text:p>17.7%</text:p>
          </table:table-cell>
          <table:table-cell table:style-name="ce19" office:value-type="float" office:value="7168" calcext:value-type="float">
            <text:p>7,168</text:p>
          </table:table-cell>
          <table:table-cell table:style-name="ce26" office:value-type="float" office:value="857140" calcext:value-type="float">
            <text:p>857,140</text:p>
          </table:table-cell>
          <table:table-cell table:style-name="ce58" office:value-type="float" office:value="13402" calcext:value-type="float">
            <text:p><text:s/>13,402 </text:p>
          </table:table-cell>
          <table:table-cell table:style-name="ce68" office:value-type="float" office:value="1354894" calcext:value-type="float">
            <text:p><text:s/>1,354,894 </text:p>
          </table:table-cell>
          <table:table-cell table:style-name="ce74" table:formula="of:=[.H249]+[.J249]" office:value-type="float" office:value="20570" calcext:value-type="float">
            <text:p><text:s/>20,570 </text:p>
          </table:table-cell>
          <table:table-cell table:style-name="ce74" office:value-type="float" office:value="1278" calcext:value-type="float">
            <text:p><text:s/>1,278 </text:p>
          </table:table-cell>
          <table:table-cell table:style-name="ce79" table:formula="of:=[.M249]/[.L249]" office:value-type="percentage" office:value="0.0621293145357317" calcext:value-type="percentage">
            <text:p>6.2%</text:p>
          </table:table-cell>
          <table:table-cell table:style-name="ce55" table:formula="of:=[.D249]-[.D242]" office:value-type="float" office:value="46792" calcext:value-type="float">
            <text:p><text:s/>46,792 </text:p>
          </table:table-cell>
          <table:table-cell table:style-name="ce55" table:formula="of:=SUM([.E243:.E249])" office:value-type="float" office:value="8464" calcext:value-type="float">
            <text:p><text:s/>8,464 </text:p>
          </table:table-cell>
          <table:table-cell table:style-name="ce72" table:formula="of:=SUM([.L243:.L249])" office:value-type="float" office:value="136700" calcext:value-type="float">
            <text:p><text:s/>136,700 </text:p>
          </table:table-cell>
          <table:table-cell table:style-name="ce72" table:formula="of:=SUM([.M243:.M249])" office:value-type="float" office:value="9608" calcext:value-type="float">
            <text:p><text:s/>9,608 </text:p>
          </table:table-cell>
          <table:table-cell table:style-name="ce82" table:formula="of:=[.R249]/[.Q249]" office:value-type="percentage" office:value="0.0702852962692026" calcext:value-type="percentage">
            <text:p>7.0%</text:p>
          </table:table-cell>
          <table:table-cell table:style-name="ce63" table:formula="of:=[.Q249]/5463.3" office:value-type="float" office:value="25.0215071476946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1" calcext:value-type="date">
            <text:p>11/1/2020</text:p>
          </table:table-cell>
          <table:table-cell table:style-name="ce19" office:value-type="float" office:value="928496" calcext:value-type="float">
            <text:p>928,496</text:p>
          </table:table-cell>
          <table:table-cell table:style-name="ce19" office:value-type="float" office:value="65061" calcext:value-type="float">
            <text:p>65,061</text:p>
          </table:table-cell>
          <table:table-cell table:style-name="ce26" office:value-type="float" office:value="993557" calcext:value-type="float">
            <text:p>993,557</text:p>
          </table:table-cell>
          <table:table-cell table:style-name="ce19" office:value-type="float" office:value="1148" calcext:value-type="float">
            <text:p>1,148</text:p>
          </table:table-cell>
          <table:table-cell table:style-name="ce31" table:formula="of:=([.C250]-[.C249])-[.E250]" office:value-type="float" office:value="0" calcext:value-type="float">
            <text:p>0</text:p>
          </table:table-cell>
          <table:table-cell table:style-name="ce40" table:formula="of:=[.E250]/([.D250]-[.D249])" office:value-type="percentage" office:value="0.189189189189189" calcext:value-type="percentage">
            <text:p>18.9%</text:p>
          </table:table-cell>
          <table:table-cell table:style-name="ce19" office:value-type="float" office:value="6220" calcext:value-type="float">
            <text:p>6,220</text:p>
          </table:table-cell>
          <table:table-cell table:style-name="ce26" office:value-type="float" office:value="863360" calcext:value-type="float">
            <text:p>863,360</text:p>
          </table:table-cell>
          <table:table-cell table:style-name="ce58" office:value-type="float" office:value="12345" calcext:value-type="float">
            <text:p><text:s/>12,345 </text:p>
          </table:table-cell>
          <table:table-cell table:style-name="ce68" office:value-type="float" office:value="1367239" calcext:value-type="float">
            <text:p><text:s/>1,367,239 </text:p>
          </table:table-cell>
          <table:table-cell table:style-name="ce74" table:formula="of:=[.H250]+[.J250]" office:value-type="float" office:value="18565" calcext:value-type="float">
            <text:p><text:s/>18,565 </text:p>
          </table:table-cell>
          <table:table-cell table:style-name="ce74" office:value-type="float" office:value="1304" calcext:value-type="float">
            <text:p><text:s/>1,304 </text:p>
          </table:table-cell>
          <table:table-cell table:style-name="ce79" table:formula="of:=[.M250]/[.L250]" office:value-type="percentage" office:value="0.0702396983571236" calcext:value-type="percentage">
            <text:p>7.0%</text:p>
          </table:table-cell>
          <table:table-cell table:style-name="ce55" table:formula="of:=[.D250]-[.D243]" office:value-type="float" office:value="46013" calcext:value-type="float">
            <text:p><text:s/>46,013 </text:p>
          </table:table-cell>
          <table:table-cell table:style-name="ce55" table:formula="of:=SUM([.E244:.E250])" office:value-type="float" office:value="8309" calcext:value-type="float">
            <text:p><text:s/>8,309 </text:p>
          </table:table-cell>
          <table:table-cell table:style-name="ce72" table:formula="of:=SUM([.L244:.L250])" office:value-type="float" office:value="137239" calcext:value-type="float">
            <text:p><text:s/>137,239 </text:p>
          </table:table-cell>
          <table:table-cell table:style-name="ce72" table:formula="of:=SUM([.M244:.M250])" office:value-type="float" office:value="9479" calcext:value-type="float">
            <text:p><text:s/>9,479 </text:p>
          </table:table-cell>
          <table:table-cell table:style-name="ce82" table:formula="of:=[.R250]/[.Q250]" office:value-type="percentage" office:value="0.0690692878846392" calcext:value-type="percentage">
            <text:p>6.9%</text:p>
          </table:table-cell>
          <table:table-cell table:style-name="ce63" table:formula="of:=[.Q250]/5463.3" office:value-type="float" office:value="25.1201654677576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2" calcext:value-type="date">
            <text:p>11/2/2020</text:p>
          </table:table-cell>
          <table:table-cell table:style-name="ce19" office:value-type="float" office:value="932376" calcext:value-type="float">
            <text:p>932,376</text:p>
          </table:table-cell>
          <table:table-cell table:style-name="ce19" office:value-type="float" office:value="66012" calcext:value-type="float">
            <text:p>66,012</text:p>
          </table:table-cell>
          <table:table-cell table:style-name="ce26" office:value-type="float" office:value="998388" calcext:value-type="float">
            <text:p>998,388</text:p>
          </table:table-cell>
          <table:table-cell table:style-name="ce19" office:value-type="float" office:value="951" calcext:value-type="float">
            <text:p>951</text:p>
          </table:table-cell>
          <table:table-cell table:style-name="ce31" table:formula="of:=([.C251]-[.C250])-[.E251]" office:value-type="float" office:value="0" calcext:value-type="float">
            <text:p>0</text:p>
          </table:table-cell>
          <table:table-cell table:style-name="ce40" table:formula="of:=[.E251]/([.D251]-[.D250])" office:value-type="percentage" office:value="0.196853653487891" calcext:value-type="percentage">
            <text:p>19.7%</text:p>
          </table:table-cell>
          <table:table-cell table:style-name="ce19" office:value-type="float" office:value="4921" calcext:value-type="float">
            <text:p>4,921</text:p>
          </table:table-cell>
          <table:table-cell table:style-name="ce26" office:value-type="float" office:value="868281" calcext:value-type="float">
            <text:p>868,281</text:p>
          </table:table-cell>
          <table:table-cell table:style-name="ce58" office:value-type="float" office:value="6169" calcext:value-type="float">
            <text:p><text:s/>6,169 </text:p>
          </table:table-cell>
          <table:table-cell table:style-name="ce68" office:value-type="float" office:value="1373408" calcext:value-type="float">
            <text:p><text:s/>1,373,408 </text:p>
          </table:table-cell>
          <table:table-cell table:style-name="ce74" table:formula="of:=[.H251]+[.J251]" office:value-type="float" office:value="11090" calcext:value-type="float">
            <text:p><text:s/>11,090 </text:p>
          </table:table-cell>
          <table:table-cell table:style-name="ce74" office:value-type="float" office:value="1066" calcext:value-type="float">
            <text:p><text:s/>1,066 </text:p>
          </table:table-cell>
          <table:table-cell table:style-name="ce79" table:formula="of:=[.M251]/[.L251]" office:value-type="percentage" office:value="0.0961226330027052" calcext:value-type="percentage">
            <text:p>9.6%</text:p>
          </table:table-cell>
          <table:table-cell table:style-name="ce55" table:formula="of:=[.D251]-[.D244]" office:value-type="float" office:value="44724" calcext:value-type="float">
            <text:p><text:s/>44,724 </text:p>
          </table:table-cell>
          <table:table-cell table:style-name="ce55" table:formula="of:=SUM([.E245:.E251])" office:value-type="float" office:value="8138" calcext:value-type="float">
            <text:p><text:s/>8,138 </text:p>
          </table:table-cell>
          <table:table-cell table:style-name="ce72" table:formula="of:=SUM([.L245:.L251])" office:value-type="float" office:value="130648" calcext:value-type="float">
            <text:p><text:s/>130,648 </text:p>
          </table:table-cell>
          <table:table-cell table:style-name="ce72" table:formula="of:=SUM([.M245:.M251])" office:value-type="float" office:value="9292" calcext:value-type="float">
            <text:p><text:s/>9,292 </text:p>
          </table:table-cell>
          <table:table-cell table:style-name="ce82" table:formula="of:=[.R251]/[.Q251]" office:value-type="percentage" office:value="0.0711224052415651" calcext:value-type="percentage">
            <text:p>7.1%</text:p>
          </table:table-cell>
          <table:table-cell table:style-name="ce63" table:formula="of:=[.Q251]/5463.3" office:value-type="float" office:value="23.9137517617557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3" calcext:value-type="date">
            <text:p>11/3/2020</text:p>
          </table:table-cell>
          <table:table-cell table:style-name="ce19" office:value-type="float" office:value="936481" calcext:value-type="float">
            <text:p>936,481</text:p>
          </table:table-cell>
          <table:table-cell table:style-name="ce19" office:value-type="float" office:value="67011" calcext:value-type="float">
            <text:p>67,011</text:p>
          </table:table-cell>
          <table:table-cell table:style-name="ce26" office:value-type="float" office:value="1003492" calcext:value-type="float">
            <text:p>1,003,492</text:p>
          </table:table-cell>
          <table:table-cell table:style-name="ce19" office:value-type="float" office:value="999" calcext:value-type="float">
            <text:p>999</text:p>
          </table:table-cell>
          <table:table-cell table:style-name="ce31" table:formula="of:=([.C252]-[.C251])-[.E252]" office:value-type="float" office:value="0" calcext:value-type="float">
            <text:p>0</text:p>
          </table:table-cell>
          <table:table-cell table:style-name="ce40" table:formula="of:=[.E252]/([.D252]-[.D251])" office:value-type="percentage" office:value="0.195728840125392" calcext:value-type="percentage">
            <text:p>19.6%</text:p>
          </table:table-cell>
          <table:table-cell table:style-name="ce19" office:value-type="float" office:value="5597" calcext:value-type="float">
            <text:p>5,597</text:p>
          </table:table-cell>
          <table:table-cell table:style-name="ce26" office:value-type="float" office:value="873878" calcext:value-type="float">
            <text:p>873,878</text:p>
          </table:table-cell>
          <table:table-cell table:style-name="ce58" office:value-type="float" office:value="5527" calcext:value-type="float">
            <text:p><text:s/>5,527 </text:p>
          </table:table-cell>
          <table:table-cell table:style-name="ce68" office:value-type="float" office:value="1378935" calcext:value-type="float">
            <text:p><text:s/>1,378,935 </text:p>
          </table:table-cell>
          <table:table-cell table:style-name="ce74" table:formula="of:=[.H252]+[.J252]" office:value-type="float" office:value="11124" calcext:value-type="float">
            <text:p><text:s/>11,124 </text:p>
          </table:table-cell>
          <table:table-cell table:style-name="ce74" office:value-type="float" office:value="1147" calcext:value-type="float">
            <text:p><text:s/>1,147 </text:p>
          </table:table-cell>
          <table:table-cell table:style-name="ce79" table:formula="of:=[.M252]/[.L252]" office:value-type="percentage" office:value="0.103110391945343" calcext:value-type="percentage">
            <text:p>10.3%</text:p>
          </table:table-cell>
          <table:table-cell table:style-name="ce55" table:formula="of:=[.D252]-[.D245]" office:value-type="float" office:value="42850" calcext:value-type="float">
            <text:p><text:s/>42,850 </text:p>
          </table:table-cell>
          <table:table-cell table:style-name="ce55" table:formula="of:=SUM([.E246:.E252])" office:value-type="float" office:value="7810" calcext:value-type="float">
            <text:p><text:s/>7,810 </text:p>
          </table:table-cell>
          <table:table-cell table:style-name="ce72" table:formula="of:=SUM([.L246:.L252])" office:value-type="float" office:value="124629" calcext:value-type="float">
            <text:p><text:s/>124,629 </text:p>
          </table:table-cell>
          <table:table-cell table:style-name="ce72" table:formula="of:=SUM([.M246:.M252])" office:value-type="float" office:value="8943" calcext:value-type="float">
            <text:p><text:s/>8,943 </text:p>
          </table:table-cell>
          <table:table-cell table:style-name="ce82" table:formula="of:=[.R252]/[.Q252]" office:value-type="percentage" office:value="0.0717569747009123" calcext:value-type="percentage">
            <text:p>7.2%</text:p>
          </table:table-cell>
          <table:table-cell table:style-name="ce63" table:formula="of:=[.Q252]/5463.3" office:value-type="float" office:value="22.8120366811268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4" calcext:value-type="date">
            <text:p>11/4/2020</text:p>
          </table:table-cell>
          <table:table-cell table:style-name="ce19" office:value-type="float" office:value="943063" calcext:value-type="float">
            <text:p>943,063</text:p>
          </table:table-cell>
          <table:table-cell table:style-name="ce19" office:value-type="float" office:value="68444" calcext:value-type="float">
            <text:p>68,444</text:p>
          </table:table-cell>
          <table:table-cell table:style-name="ce26" office:value-type="float" office:value="1011507" calcext:value-type="float">
            <text:p>1,011,507</text:p>
          </table:table-cell>
          <table:table-cell table:style-name="ce19" office:value-type="float" office:value="1433" calcext:value-type="float">
            <text:p>1,433</text:p>
          </table:table-cell>
          <table:table-cell table:style-name="ce31" table:formula="of:=([.C253]-[.C252])-[.E253]" office:value-type="float" office:value="0" calcext:value-type="float">
            <text:p>0</text:p>
          </table:table-cell>
          <table:table-cell table:style-name="ce40" table:formula="of:=[.E253]/([.D253]-[.D252])" office:value-type="percentage" office:value="0.178789769182782" calcext:value-type="percentage">
            <text:p>17.9%</text:p>
          </table:table-cell>
          <table:table-cell table:style-name="ce19" office:value-type="float" office:value="7051" calcext:value-type="float">
            <text:p>7,051</text:p>
          </table:table-cell>
          <table:table-cell table:style-name="ce26" office:value-type="float" office:value="880929" calcext:value-type="float">
            <text:p>880,929</text:p>
          </table:table-cell>
          <table:table-cell table:style-name="ce58" office:value-type="float" office:value="13369" calcext:value-type="float">
            <text:p><text:s/>13,369 </text:p>
          </table:table-cell>
          <table:table-cell table:style-name="ce68" office:value-type="float" office:value="1392304" calcext:value-type="float">
            <text:p><text:s/>1,392,304 </text:p>
          </table:table-cell>
          <table:table-cell table:style-name="ce74" table:formula="of:=[.H253]+[.J253]" office:value-type="float" office:value="20420" calcext:value-type="float">
            <text:p><text:s/>20,420 </text:p>
          </table:table-cell>
          <table:table-cell table:style-name="ce74" office:value-type="float" office:value="1619" calcext:value-type="float">
            <text:p><text:s/>1,619 </text:p>
          </table:table-cell>
          <table:table-cell table:style-name="ce79" table:formula="of:=[.M253]/[.L253]" office:value-type="percentage" office:value="0.0792850146914789" calcext:value-type="percentage">
            <text:p>7.9%</text:p>
          </table:table-cell>
          <table:table-cell table:style-name="ce55" table:formula="of:=[.D253]-[.D246]" office:value-type="float" office:value="43338" calcext:value-type="float">
            <text:p><text:s/>43,338 </text:p>
          </table:table-cell>
          <table:table-cell table:style-name="ce55" table:formula="of:=SUM([.E247:.E253])" office:value-type="float" office:value="8041" calcext:value-type="float">
            <text:p><text:s/>8,041 </text:p>
          </table:table-cell>
          <table:table-cell table:style-name="ce72" table:formula="of:=SUM([.L247:.L253])" office:value-type="float" office:value="124920" calcext:value-type="float">
            <text:p><text:s/>124,920 </text:p>
          </table:table-cell>
          <table:table-cell table:style-name="ce72" table:formula="of:=SUM([.M247:.M253])" office:value-type="float" office:value="9186" calcext:value-type="float">
            <text:p><text:s/>9,186 </text:p>
          </table:table-cell>
          <table:table-cell table:style-name="ce82" table:formula="of:=[.R253]/[.Q253]" office:value-type="percentage" office:value="0.0735350624399616" calcext:value-type="percentage">
            <text:p>7.4%</text:p>
          </table:table-cell>
          <table:table-cell table:style-name="ce63" table:formula="of:=[.Q253]/5463.3" office:value-type="float" office:value="22.865301191587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5" calcext:value-type="date">
            <text:p>11/5/2020</text:p>
          </table:table-cell>
          <table:table-cell table:style-name="ce19" office:value-type="float" office:value="948922" calcext:value-type="float">
            <text:p>948,922</text:p>
          </table:table-cell>
          <table:table-cell table:style-name="ce19" office:value-type="float" office:value="69660" calcext:value-type="float">
            <text:p>69,660</text:p>
          </table:table-cell>
          <table:table-cell table:style-name="ce26" office:value-type="float" office:value="1018582" calcext:value-type="float">
            <text:p>1,018,582</text:p>
          </table:table-cell>
          <table:table-cell table:style-name="ce19" office:value-type="float" office:value="1216" calcext:value-type="float">
            <text:p>1,216</text:p>
          </table:table-cell>
          <table:table-cell table:style-name="ce31" table:formula="of:=([.C254]-[.C253])-[.E254]" office:value-type="float" office:value="0" calcext:value-type="float">
            <text:p>0</text:p>
          </table:table-cell>
          <table:table-cell table:style-name="ce40" table:formula="of:=[.E254]/([.D254]-[.D253])" office:value-type="percentage" office:value="0.171872791519435" calcext:value-type="percentage">
            <text:p>17.2%</text:p>
          </table:table-cell>
          <table:table-cell table:style-name="ce19" office:value-type="float" office:value="7413" calcext:value-type="float">
            <text:p>7,413</text:p>
          </table:table-cell>
          <table:table-cell table:style-name="ce26" office:value-type="float" office:value="888342" calcext:value-type="float">
            <text:p>888,342</text:p>
          </table:table-cell>
          <table:table-cell table:style-name="ce58" office:value-type="float" office:value="11364" calcext:value-type="float">
            <text:p><text:s/>11,364 </text:p>
          </table:table-cell>
          <table:table-cell table:style-name="ce68" office:value-type="float" office:value="1403668" calcext:value-type="float">
            <text:p><text:s/>1,403,668 </text:p>
          </table:table-cell>
          <table:table-cell table:style-name="ce74" table:formula="of:=[.H254]+[.J254]" office:value-type="float" office:value="18777" calcext:value-type="float">
            <text:p><text:s/>18,777 </text:p>
          </table:table-cell>
          <table:table-cell table:style-name="ce74" office:value-type="float" office:value="1421" calcext:value-type="float">
            <text:p><text:s/>1,421 </text:p>
          </table:table-cell>
          <table:table-cell table:style-name="ce79" table:formula="of:=[.M254]/[.L254]" office:value-type="percentage" office:value="0.0756776907919263" calcext:value-type="percentage">
            <text:p>7.6%</text:p>
          </table:table-cell>
          <table:table-cell table:style-name="ce55" table:formula="of:=[.D254]-[.D247]" office:value-type="float" office:value="43936" calcext:value-type="float">
            <text:p><text:s/>43,936 </text:p>
          </table:table-cell>
          <table:table-cell table:style-name="ce55" table:formula="of:=SUM([.E248:.E254])" office:value-type="float" office:value="8129" calcext:value-type="float">
            <text:p><text:s/>8,129 </text:p>
          </table:table-cell>
          <table:table-cell table:style-name="ce72" table:formula="of:=SUM([.L248:.L254])" office:value-type="float" office:value="125600" calcext:value-type="float">
            <text:p><text:s/>125,600 </text:p>
          </table:table-cell>
          <table:table-cell table:style-name="ce72" table:formula="of:=SUM([.M248:.M254])" office:value-type="float" office:value="9327" calcext:value-type="float">
            <text:p><text:s/>9,327 </text:p>
          </table:table-cell>
          <table:table-cell table:style-name="ce82" table:formula="of:=[.R254]/[.Q254]" office:value-type="percentage" office:value="0.0742595541401274" calcext:value-type="percentage">
            <text:p>7.4%</text:p>
          </table:table-cell>
          <table:table-cell table:style-name="ce63" table:formula="of:=[.Q254]/5463.3" office:value-type="float" office:value="22.989768088884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6" calcext:value-type="date">
            <text:p>11/6/2020</text:p>
          </table:table-cell>
          <table:table-cell table:style-name="ce19" office:value-type="float" office:value="954093" calcext:value-type="float">
            <text:p>954,093</text:p>
          </table:table-cell>
          <table:table-cell table:style-name="ce19" office:value-type="float" office:value="70732" calcext:value-type="float">
            <text:p>70,732</text:p>
          </table:table-cell>
          <table:table-cell table:style-name="ce26" office:value-type="float" office:value="1024825" calcext:value-type="float">
            <text:p>1,024,825</text:p>
          </table:table-cell>
          <table:table-cell table:style-name="ce19" office:value-type="float" office:value="1072" calcext:value-type="float">
            <text:p>1,072</text:p>
          </table:table-cell>
          <table:table-cell table:style-name="ce31" table:formula="of:=([.C255]-[.C254])-[.E255]" office:value-type="float" office:value="0" calcext:value-type="float">
            <text:p>0</text:p>
          </table:table-cell>
          <table:table-cell table:style-name="ce40" table:formula="of:=[.E255]/([.D255]-[.D254])" office:value-type="percentage" office:value="0.171712317795931" calcext:value-type="percentage">
            <text:p>17.2%</text:p>
          </table:table-cell>
          <table:table-cell table:style-name="ce19" office:value-type="float" office:value="6675" calcext:value-type="float">
            <text:p>6,675</text:p>
          </table:table-cell>
          <table:table-cell table:style-name="ce26" office:value-type="float" office:value="895017" calcext:value-type="float">
            <text:p>895,017</text:p>
          </table:table-cell>
          <table:table-cell table:style-name="ce58" office:value-type="float" office:value="16109" calcext:value-type="float">
            <text:p><text:s/>16,109 </text:p>
          </table:table-cell>
          <table:table-cell table:style-name="ce68" office:value-type="float" office:value="1419777" calcext:value-type="float">
            <text:p><text:s/>1,419,777 </text:p>
          </table:table-cell>
          <table:table-cell table:style-name="ce74" table:formula="of:=[.H255]+[.J255]" office:value-type="float" office:value="22784" calcext:value-type="float">
            <text:p><text:s/>22,784 </text:p>
          </table:table-cell>
          <table:table-cell table:style-name="ce74" office:value-type="float" office:value="1242" calcext:value-type="float">
            <text:p><text:s/>1,242 </text:p>
          </table:table-cell>
          <table:table-cell table:style-name="ce79" table:formula="of:=[.M255]/[.L255]" office:value-type="percentage" office:value="0.0545119382022472" calcext:value-type="percentage">
            <text:p>5.5%</text:p>
          </table:table-cell>
          <table:table-cell table:style-name="ce55" table:formula="of:=[.D255]-[.D248]" office:value-type="float" office:value="43545" calcext:value-type="float">
            <text:p><text:s/>43,545 </text:p>
          </table:table-cell>
          <table:table-cell table:style-name="ce55" table:formula="of:=SUM([.E249:.E255])" office:value-type="float" office:value="7920" calcext:value-type="float">
            <text:p><text:s/>7,920 </text:p>
          </table:table-cell>
          <table:table-cell table:style-name="ce72" table:formula="of:=SUM([.L249:.L255])" office:value-type="float" office:value="123330" calcext:value-type="float">
            <text:p><text:s/>123,330 </text:p>
          </table:table-cell>
          <table:table-cell table:style-name="ce72" table:formula="of:=SUM([.M249:.M255])" office:value-type="float" office:value="9077" calcext:value-type="float">
            <text:p><text:s/>9,077 </text:p>
          </table:table-cell>
          <table:table-cell table:style-name="ce82" table:formula="of:=[.R255]/[.Q255]" office:value-type="percentage" office:value="0.0735992864672018" calcext:value-type="percentage">
            <text:p>7.4%</text:p>
          </table:table-cell>
          <table:table-cell table:style-name="ce63" table:formula="of:=[.Q255]/5463.3" office:value-type="float" office:value="22.574268299379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7" calcext:value-type="date">
            <text:p>11/7/2020</text:p>
          </table:table-cell>
          <table:table-cell table:style-name="ce19" office:value-type="float" office:value="961653" calcext:value-type="float">
            <text:p>961,653</text:p>
          </table:table-cell>
          <table:table-cell table:style-name="ce19" office:value-type="float" office:value="72328" calcext:value-type="float">
            <text:p>72,328</text:p>
          </table:table-cell>
          <table:table-cell table:style-name="ce26" office:value-type="float" office:value="1033981" calcext:value-type="float">
            <text:p>1,033,981</text:p>
          </table:table-cell>
          <table:table-cell table:style-name="ce19" office:value-type="float" office:value="1596" calcext:value-type="float">
            <text:p>1,596</text:p>
          </table:table-cell>
          <table:table-cell table:style-name="ce31" table:formula="of:=([.C256]-[.C255])-[.E256]" office:value-type="float" office:value="0" calcext:value-type="float">
            <text:p>0</text:p>
          </table:table-cell>
          <table:table-cell table:style-name="ce40" table:formula="of:=[.E256]/([.D256]-[.D255])" office:value-type="percentage" office:value="0.174311926605505" calcext:value-type="percentage">
            <text:p>17.4%</text:p>
          </table:table-cell>
          <table:table-cell table:style-name="ce19" office:value-type="float" office:value="7356" calcext:value-type="float">
            <text:p>7,356</text:p>
          </table:table-cell>
          <table:table-cell table:style-name="ce26" office:value-type="float" office:value="902373" calcext:value-type="float">
            <text:p>902,373</text:p>
          </table:table-cell>
          <table:table-cell table:style-name="ce58" office:value-type="float" office:value="22288" calcext:value-type="float">
            <text:p><text:s/>22,288 </text:p>
          </table:table-cell>
          <table:table-cell table:style-name="ce68" office:value-type="float" office:value="1442065" calcext:value-type="float">
            <text:p><text:s/>1,442,065 </text:p>
          </table:table-cell>
          <table:table-cell table:style-name="ce74" table:formula="of:=[.H256]+[.J256]" office:value-type="float" office:value="29644" calcext:value-type="float">
            <text:p><text:s/>29,644 </text:p>
          </table:table-cell>
          <table:table-cell table:style-name="ce74" office:value-type="float" office:value="1878" calcext:value-type="float">
            <text:p><text:s/>1,878 </text:p>
          </table:table-cell>
          <table:table-cell table:style-name="ce79" table:formula="of:=[.M256]/[.L256]" office:value-type="percentage" office:value="0.0633517743894211" calcext:value-type="percentage">
            <text:p>6.3%</text:p>
          </table:table-cell>
          <table:table-cell table:style-name="ce55" table:formula="of:=[.D256]-[.D249]" office:value-type="float" office:value="46492" calcext:value-type="float">
            <text:p><text:s/>46,492 </text:p>
          </table:table-cell>
          <table:table-cell table:style-name="ce55" table:formula="of:=SUM([.E250:.E256])" office:value-type="float" office:value="8415" calcext:value-type="float">
            <text:p><text:s/>8,415 </text:p>
          </table:table-cell>
          <table:table-cell table:style-name="ce72" table:formula="of:=SUM([.L250:.L256])" office:value-type="float" office:value="132404" calcext:value-type="float">
            <text:p><text:s/>132,404 </text:p>
          </table:table-cell>
          <table:table-cell table:style-name="ce72" table:formula="of:=SUM([.M250:.M256])" office:value-type="float" office:value="9677" calcext:value-type="float">
            <text:p><text:s/>9,677 </text:p>
          </table:table-cell>
          <table:table-cell table:style-name="ce82" table:formula="of:=[.R256]/[.Q256]" office:value-type="percentage" office:value="0.0730869158031479" calcext:value-type="percentage">
            <text:p>7.3%</text:p>
          </table:table-cell>
          <table:table-cell table:style-name="ce63" table:formula="of:=[.Q256]/5463.3" office:value-type="float" office:value="24.2351692200685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8" calcext:value-type="date">
            <text:p>11/8/2020</text:p>
          </table:table-cell>
          <table:table-cell table:style-name="ce19" office:value-type="float" office:value="967109" calcext:value-type="float">
            <text:p>967,109</text:p>
          </table:table-cell>
          <table:table-cell table:style-name="ce19" office:value-type="float" office:value="73443" calcext:value-type="float">
            <text:p>73,443</text:p>
          </table:table-cell>
          <table:table-cell table:style-name="ce26" office:value-type="float" office:value="1040552" calcext:value-type="float">
            <text:p>1,040,552</text:p>
          </table:table-cell>
          <table:table-cell table:style-name="ce19" office:value-type="float" office:value="1115" calcext:value-type="float">
            <text:p>1,115</text:p>
          </table:table-cell>
          <table:table-cell table:style-name="ce31" table:formula="of:=([.C257]-[.C256])-[.E257]" office:value-type="float" office:value="0" calcext:value-type="float">
            <text:p>0</text:p>
          </table:table-cell>
          <table:table-cell table:style-name="ce40" table:formula="of:=[.E257]/([.D257]-[.D256])" office:value-type="percentage" office:value="0.169684979455182" calcext:value-type="percentage">
            <text:p>17.0%</text:p>
          </table:table-cell>
          <table:table-cell table:style-name="ce19" office:value-type="float" office:value="5894" calcext:value-type="float">
            <text:p>5,894</text:p>
          </table:table-cell>
          <table:table-cell table:style-name="ce26" office:value-type="float" office:value="908267" calcext:value-type="float">
            <text:p>908,267</text:p>
          </table:table-cell>
          <table:table-cell table:style-name="ce58" office:value-type="float" office:value="11335" calcext:value-type="float">
            <text:p><text:s/>11,335 </text:p>
          </table:table-cell>
          <table:table-cell table:style-name="ce68" office:value-type="float" office:value="1453400" calcext:value-type="float">
            <text:p><text:s/>1,453,400 </text:p>
          </table:table-cell>
          <table:table-cell table:style-name="ce74" table:formula="of:=[.H257]+[.J257]" office:value-type="float" office:value="17229" calcext:value-type="float">
            <text:p><text:s/>17,229 </text:p>
          </table:table-cell>
          <table:table-cell table:style-name="ce74" office:value-type="float" office:value="1262" calcext:value-type="float">
            <text:p><text:s/>1,262 </text:p>
          </table:table-cell>
          <table:table-cell table:style-name="ce79" table:formula="of:=[.M257]/[.L257]" office:value-type="percentage" office:value="0.0732485924894074" calcext:value-type="percentage">
            <text:p>7.3%</text:p>
          </table:table-cell>
          <table:table-cell table:style-name="ce55" table:formula="of:=[.D257]-[.D250]" office:value-type="float" office:value="46995" calcext:value-type="float">
            <text:p><text:s/>46,995 </text:p>
          </table:table-cell>
          <table:table-cell table:style-name="ce55" table:formula="of:=SUM([.E251:.E257])" office:value-type="float" office:value="8382" calcext:value-type="float">
            <text:p><text:s/>8,382 </text:p>
          </table:table-cell>
          <table:table-cell table:style-name="ce72" table:formula="of:=SUM([.L251:.L257])" office:value-type="float" office:value="131068" calcext:value-type="float">
            <text:p><text:s/>131,068 </text:p>
          </table:table-cell>
          <table:table-cell table:style-name="ce72" table:formula="of:=SUM([.M251:.M257])" office:value-type="float" office:value="9635" calcext:value-type="float">
            <text:p><text:s/>9,635 </text:p>
          </table:table-cell>
          <table:table-cell table:style-name="ce82" table:formula="of:=[.R257]/[.Q257]" office:value-type="percentage" office:value="0.0735114597003082" calcext:value-type="percentage">
            <text:p>7.4%</text:p>
          </table:table-cell>
          <table:table-cell table:style-name="ce63" table:formula="of:=[.Q257]/5463.3" office:value-type="float" office:value="23.9906283747918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9" calcext:value-type="date">
            <text:p>11/9/2020</text:p>
          </table:table-cell>
          <table:table-cell table:style-name="ce19" office:value-type="float" office:value="971144" calcext:value-type="float">
            <text:p>971,144</text:p>
          </table:table-cell>
          <table:table-cell table:style-name="ce19" office:value-type="float" office:value="74355" calcext:value-type="float">
            <text:p>74,355</text:p>
          </table:table-cell>
          <table:table-cell table:style-name="ce26" office:value-type="float" office:value="1045499" calcext:value-type="float">
            <text:p>1,045,499</text:p>
          </table:table-cell>
          <table:table-cell table:style-name="ce19" office:value-type="float" office:value="912" calcext:value-type="float">
            <text:p>912</text:p>
          </table:table-cell>
          <table:table-cell table:style-name="ce31" table:formula="of:=([.C258]-[.C257])-[.E258]" office:value-type="float" office:value="0" calcext:value-type="float">
            <text:p>0</text:p>
          </table:table-cell>
          <table:table-cell table:style-name="ce40" table:formula="of:=[.E258]/([.D258]-[.D257])" office:value-type="percentage" office:value="0.184354154032747" calcext:value-type="percentage">
            <text:p>18.4%</text:p>
          </table:table-cell>
          <table:table-cell table:style-name="ce19" office:value-type="float" office:value="5315" calcext:value-type="float">
            <text:p>5,315</text:p>
          </table:table-cell>
          <table:table-cell table:style-name="ce26" office:value-type="float" office:value="913582" calcext:value-type="float">
            <text:p>913,582</text:p>
          </table:table-cell>
          <table:table-cell table:style-name="ce58" office:value-type="float" office:value="6164" calcext:value-type="float">
            <text:p><text:s/>6,164 </text:p>
          </table:table-cell>
          <table:table-cell table:style-name="ce68" office:value-type="float" office:value="1459564" calcext:value-type="float">
            <text:p><text:s/>1,459,564 </text:p>
          </table:table-cell>
          <table:table-cell table:style-name="ce74" table:formula="of:=[.H258]+[.J258]" office:value-type="float" office:value="11479" calcext:value-type="float">
            <text:p><text:s/>11,479 </text:p>
          </table:table-cell>
          <table:table-cell table:style-name="ce74" office:value-type="float" office:value="1044" calcext:value-type="float">
            <text:p><text:s/>1,044 </text:p>
          </table:table-cell>
          <table:table-cell table:style-name="ce79" table:formula="of:=[.M258]/[.L258]" office:value-type="percentage" office:value="0.0909486889101838" calcext:value-type="percentage">
            <text:p>9.1%</text:p>
          </table:table-cell>
          <table:table-cell table:style-name="ce55" table:formula="of:=[.D258]-[.D251]" office:value-type="float" office:value="47111" calcext:value-type="float">
            <text:p><text:s/>47,111 </text:p>
          </table:table-cell>
          <table:table-cell table:style-name="ce55" table:formula="of:=SUM([.E252:.E258])" office:value-type="float" office:value="8343" calcext:value-type="float">
            <text:p><text:s/>8,343 </text:p>
          </table:table-cell>
          <table:table-cell table:style-name="ce72" table:formula="of:=SUM([.L252:.L258])" office:value-type="float" office:value="131457" calcext:value-type="float">
            <text:p><text:s/>131,457 </text:p>
          </table:table-cell>
          <table:table-cell table:style-name="ce72" table:formula="of:=SUM([.M252:.M258])" office:value-type="float" office:value="9613" calcext:value-type="float">
            <text:p><text:s/>9,613 </text:p>
          </table:table-cell>
          <table:table-cell table:style-name="ce82" table:formula="of:=[.R258]/[.Q258]" office:value-type="percentage" office:value="0.0731265737085131" calcext:value-type="percentage">
            <text:p>7.3%</text:p>
          </table:table-cell>
          <table:table-cell table:style-name="ce63" table:formula="of:=[.Q258]/5463.3" office:value-type="float" office:value="24.0618307616276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0" calcext:value-type="date">
            <text:p>11/10/2020</text:p>
          </table:table-cell>
          <table:table-cell table:style-name="ce19" office:value-type="float" office:value="974613" calcext:value-type="float">
            <text:p>974,613</text:p>
          </table:table-cell>
          <table:table-cell table:style-name="ce19" office:value-type="float" office:value="75187" calcext:value-type="float">
            <text:p>75,187</text:p>
          </table:table-cell>
          <table:table-cell table:style-name="ce26" office:value-type="float" office:value="1049800" calcext:value-type="float">
            <text:p>1,049,800</text:p>
          </table:table-cell>
          <table:table-cell table:style-name="ce19" office:value-type="float" office:value="832" calcext:value-type="float">
            <text:p>832</text:p>
          </table:table-cell>
          <table:table-cell table:style-name="ce31" table:formula="of:=([.C259]-[.C258])-[.E259]" office:value-type="float" office:value="0" calcext:value-type="float">
            <text:p>0</text:p>
          </table:table-cell>
          <table:table-cell table:style-name="ce40" table:formula="of:=[.E259]/([.D259]-[.D258])" office:value-type="percentage" office:value="0.193443385259242" calcext:value-type="percentage">
            <text:p>19.3%</text:p>
          </table:table-cell>
          <table:table-cell table:style-name="ce19" office:value-type="float" office:value="5907" calcext:value-type="float">
            <text:p>5,907</text:p>
          </table:table-cell>
          <table:table-cell table:style-name="ce26" office:value-type="float" office:value="919489" calcext:value-type="float">
            <text:p>919,489</text:p>
          </table:table-cell>
          <table:table-cell table:style-name="ce58" office:value-type="float" office:value="4592" calcext:value-type="float">
            <text:p><text:s/>4,592 </text:p>
          </table:table-cell>
          <table:table-cell table:style-name="ce68" office:value-type="float" office:value="1464156" calcext:value-type="float">
            <text:p><text:s/>1,464,156 </text:p>
          </table:table-cell>
          <table:table-cell table:style-name="ce74" table:formula="of:=[.H259]+[.J259]" office:value-type="float" office:value="10499" calcext:value-type="float">
            <text:p><text:s/>10,499 </text:p>
          </table:table-cell>
          <table:table-cell table:style-name="ce74" office:value-type="float" office:value="993" calcext:value-type="float">
            <text:p><text:s/>993 </text:p>
          </table:table-cell>
          <table:table-cell table:style-name="ce79" table:formula="of:=[.M259]/[.L259]" office:value-type="percentage" office:value="0.0945804362320221" calcext:value-type="percentage">
            <text:p>9.5%</text:p>
          </table:table-cell>
          <table:table-cell table:style-name="ce55" table:formula="of:=[.D259]-[.D252]" office:value-type="float" office:value="46308" calcext:value-type="float">
            <text:p><text:s/>46,308 </text:p>
          </table:table-cell>
          <table:table-cell table:style-name="ce55" table:formula="of:=SUM([.E253:.E259])" office:value-type="float" office:value="8176" calcext:value-type="float">
            <text:p><text:s/>8,176 </text:p>
          </table:table-cell>
          <table:table-cell table:style-name="ce72" table:formula="of:=SUM([.L253:.L259])" office:value-type="float" office:value="130832" calcext:value-type="float">
            <text:p><text:s/>130,832 </text:p>
          </table:table-cell>
          <table:table-cell table:style-name="ce72" table:formula="of:=SUM([.M253:.M259])" office:value-type="float" office:value="9459" calcext:value-type="float">
            <text:p><text:s/>9,459 </text:p>
          </table:table-cell>
          <table:table-cell table:style-name="ce82" table:formula="of:=[.R259]/[.Q259]" office:value-type="percentage" office:value="0.0722988259752966" calcext:value-type="percentage">
            <text:p>7.2%</text:p>
          </table:table-cell>
          <table:table-cell table:style-name="ce63" table:formula="of:=[.Q259]/5463.3" office:value-type="float" office:value="23.9474310398477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1" calcext:value-type="date">
            <text:p>11/11/2020</text:p>
          </table:table-cell>
          <table:table-cell table:style-name="ce19" office:value-type="float" office:value="981481" calcext:value-type="float">
            <text:p>981,481</text:p>
          </table:table-cell>
          <table:table-cell table:style-name="ce19" office:value-type="float" office:value="76448" calcext:value-type="float">
            <text:p>76,448</text:p>
          </table:table-cell>
          <table:table-cell table:style-name="ce26" office:value-type="float" office:value="1057929" calcext:value-type="float">
            <text:p>1,057,929</text:p>
          </table:table-cell>
          <table:table-cell table:style-name="ce19" office:value-type="float" office:value="1261" calcext:value-type="float">
            <text:p>1,261</text:p>
          </table:table-cell>
          <table:table-cell table:style-name="ce31" table:formula="of:=([.C260]-[.C259])-[.E260]" office:value-type="float" office:value="0" calcext:value-type="float">
            <text:p>0</text:p>
          </table:table-cell>
          <table:table-cell table:style-name="ce40" table:formula="of:=[.E260]/([.D260]-[.D259])" office:value-type="percentage" office:value="0.155123631442982" calcext:value-type="percentage">
            <text:p>15.5%</text:p>
          </table:table-cell>
          <table:table-cell table:style-name="ce19" office:value-type="float" office:value="8268" calcext:value-type="float">
            <text:p>8,268</text:p>
          </table:table-cell>
          <table:table-cell table:style-name="ce26" office:value-type="float" office:value="927757" calcext:value-type="float">
            <text:p>927,757</text:p>
          </table:table-cell>
          <table:table-cell table:style-name="ce58" office:value-type="float" office:value="13828" calcext:value-type="float">
            <text:p><text:s/>13,828 </text:p>
          </table:table-cell>
          <table:table-cell table:style-name="ce68" office:value-type="float" office:value="1477984" calcext:value-type="float">
            <text:p><text:s/>1,477,984 </text:p>
          </table:table-cell>
          <table:table-cell table:style-name="ce74" table:formula="of:=[.H260]+[.J260]" office:value-type="float" office:value="22096" calcext:value-type="float">
            <text:p><text:s/>22,096 </text:p>
          </table:table-cell>
          <table:table-cell table:style-name="ce74" office:value-type="float" office:value="1443" calcext:value-type="float">
            <text:p><text:s/>1,443 </text:p>
          </table:table-cell>
          <table:table-cell table:style-name="ce79" table:formula="of:=[.M260]/[.L260]" office:value-type="percentage" office:value="0.0653059377262853" calcext:value-type="percentage">
            <text:p>6.5%</text:p>
          </table:table-cell>
          <table:table-cell table:style-name="ce55" table:formula="of:=[.D260]-[.D253]" office:value-type="float" office:value="46422" calcext:value-type="float">
            <text:p><text:s/>46,422 </text:p>
          </table:table-cell>
          <table:table-cell table:style-name="ce55" table:formula="of:=SUM([.E254:.E260])" office:value-type="float" office:value="8004" calcext:value-type="float">
            <text:p><text:s/>8,004 </text:p>
          </table:table-cell>
          <table:table-cell table:style-name="ce72" table:formula="of:=SUM([.L254:.L260])" office:value-type="float" office:value="132508" calcext:value-type="float">
            <text:p><text:s/>132,508 </text:p>
          </table:table-cell>
          <table:table-cell table:style-name="ce72" table:formula="of:=SUM([.M254:.M260])" office:value-type="float" office:value="9283" calcext:value-type="float">
            <text:p><text:s/>9,283 </text:p>
          </table:table-cell>
          <table:table-cell table:style-name="ce82" table:formula="of:=[.R260]/[.Q260]" office:value-type="percentage" office:value="0.0700561475533553" calcext:value-type="percentage">
            <text:p>7.0%</text:p>
          </table:table-cell>
          <table:table-cell table:style-name="ce63" table:formula="of:=[.Q260]/5463.3" office:value-type="float" office:value="24.2542053337726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2" calcext:value-type="date">
            <text:p>11/12/2020</text:p>
          </table:table-cell>
          <table:table-cell table:style-name="ce19" office:value-type="float" office:value="987330" calcext:value-type="float">
            <text:p>987,330</text:p>
          </table:table-cell>
          <table:table-cell table:style-name="ce19" office:value-type="float" office:value="77660" calcext:value-type="float">
            <text:p>77,660</text:p>
          </table:table-cell>
          <table:table-cell table:style-name="ce26" office:value-type="float" office:value="1064990" calcext:value-type="float">
            <text:p>1,064,990</text:p>
          </table:table-cell>
          <table:table-cell table:style-name="ce19" office:value-type="float" office:value="1212" calcext:value-type="float">
            <text:p>1,212</text:p>
          </table:table-cell>
          <table:table-cell table:style-name="ce31" table:formula="of:=([.C261]-[.C260])-[.E261]" office:value-type="float" office:value="0" calcext:value-type="float">
            <text:p>0</text:p>
          </table:table-cell>
          <table:table-cell table:style-name="ce40" table:formula="of:=[.E261]/([.D261]-[.D260])" office:value-type="percentage" office:value="0.171647075485059" calcext:value-type="percentage">
            <text:p>17.2%</text:p>
          </table:table-cell>
          <table:table-cell table:style-name="ce19" office:value-type="float" office:value="8575" calcext:value-type="float">
            <text:p>8,575</text:p>
          </table:table-cell>
          <table:table-cell table:style-name="ce26" office:value-type="float" office:value="936332" calcext:value-type="float">
            <text:p>936,332</text:p>
          </table:table-cell>
          <table:table-cell table:style-name="ce58" office:value-type="float" office:value="14308" calcext:value-type="float">
            <text:p><text:s/>14,308 </text:p>
          </table:table-cell>
          <table:table-cell table:style-name="ce68" office:value-type="float" office:value="1492292" calcext:value-type="float">
            <text:p><text:s/>1,492,292 </text:p>
          </table:table-cell>
          <table:table-cell table:style-name="ce74" table:formula="of:=[.H261]+[.J261]" office:value-type="float" office:value="22883" calcext:value-type="float">
            <text:p><text:s/>22,883 </text:p>
          </table:table-cell>
          <table:table-cell table:style-name="ce74" office:value-type="float" office:value="1389" calcext:value-type="float">
            <text:p><text:s/>1,389 </text:p>
          </table:table-cell>
          <table:table-cell table:style-name="ce79" table:formula="of:=[.M261]/[.L261]" office:value-type="percentage" office:value="0.0607000830310711" calcext:value-type="percentage">
            <text:p>6.1%</text:p>
          </table:table-cell>
          <table:table-cell table:style-name="ce55" table:formula="of:=[.D261]-[.D254]" office:value-type="float" office:value="46408" calcext:value-type="float">
            <text:p><text:s/>46,408 </text:p>
          </table:table-cell>
          <table:table-cell table:style-name="ce55" table:formula="of:=SUM([.E255:.E261])" office:value-type="float" office:value="8000" calcext:value-type="float">
            <text:p><text:s/>8,000 </text:p>
          </table:table-cell>
          <table:table-cell table:style-name="ce72" table:formula="of:=SUM([.L255:.L261])" office:value-type="float" office:value="136614" calcext:value-type="float">
            <text:p><text:s/>136,614 </text:p>
          </table:table-cell>
          <table:table-cell table:style-name="ce72" table:formula="of:=SUM([.M255:.M261])" office:value-type="float" office:value="9251" calcext:value-type="float">
            <text:p><text:s/>9,251 </text:p>
          </table:table-cell>
          <table:table-cell table:style-name="ce82" table:formula="of:=[.R261]/[.Q261]" office:value-type="percentage" office:value="0.0677163394674045" calcext:value-type="percentage">
            <text:p>6.8%</text:p>
          </table:table-cell>
          <table:table-cell table:style-name="ce63" table:formula="of:=[.Q261]/5463.3" office:value-type="float" office:value="25.0057657459777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3" calcext:value-type="date">
            <text:p>11/13/2020</text:p>
          </table:table-cell>
          <table:table-cell table:style-name="ce19" office:value-type="float" office:value="993626" calcext:value-type="float">
            <text:p>993,626</text:p>
          </table:table-cell>
          <table:table-cell table:style-name="ce19" office:value-type="float" office:value="79017" calcext:value-type="float">
            <text:p>79,017</text:p>
          </table:table-cell>
          <table:table-cell table:style-name="ce26" office:value-type="float" office:value="1072643" calcext:value-type="float">
            <text:p>1,072,643</text:p>
          </table:table-cell>
          <table:table-cell table:style-name="ce19" office:value-type="float" office:value="1357" calcext:value-type="float">
            <text:p>1,357</text:p>
          </table:table-cell>
          <table:table-cell table:style-name="ce31" table:formula="of:=([.C262]-[.C261])-[.E262]" office:value-type="float" office:value="0" calcext:value-type="float">
            <text:p>0</text:p>
          </table:table-cell>
          <table:table-cell table:style-name="ce40" table:formula="of:=[.E262]/([.D262]-[.D261])" office:value-type="percentage" office:value="0.177316085195348" calcext:value-type="percentage">
            <text:p>17.7%</text:p>
          </table:table-cell>
          <table:table-cell table:style-name="ce19" office:value-type="float" office:value="8967" calcext:value-type="float">
            <text:p>8,967</text:p>
          </table:table-cell>
          <table:table-cell table:style-name="ce26" office:value-type="float" office:value="945299" calcext:value-type="float">
            <text:p>945,299</text:p>
          </table:table-cell>
          <table:table-cell table:style-name="ce58" office:value-type="float" office:value="18028" calcext:value-type="float">
            <text:p><text:s/>18,028 </text:p>
          </table:table-cell>
          <table:table-cell table:style-name="ce68" office:value-type="float" office:value="1510320" calcext:value-type="float">
            <text:p><text:s/>1,510,320 </text:p>
          </table:table-cell>
          <table:table-cell table:style-name="ce74" table:formula="of:=[.H262]+[.J262]" office:value-type="float" office:value="26995" calcext:value-type="float">
            <text:p><text:s/>26,995 </text:p>
          </table:table-cell>
          <table:table-cell table:style-name="ce74" office:value-type="float" office:value="1530" calcext:value-type="float">
            <text:p><text:s/>1,530 </text:p>
          </table:table-cell>
          <table:table-cell table:style-name="ce79" table:formula="of:=[.M262]/[.L262]" office:value-type="percentage" office:value="0.0566771624374884" calcext:value-type="percentage">
            <text:p>5.7%</text:p>
          </table:table-cell>
          <table:table-cell table:style-name="ce55" table:formula="of:=[.D262]-[.D255]" office:value-type="float" office:value="47818" calcext:value-type="float">
            <text:p><text:s/>47,818 </text:p>
          </table:table-cell>
          <table:table-cell table:style-name="ce55" table:formula="of:=SUM([.E256:.E262])" office:value-type="float" office:value="8285" calcext:value-type="float">
            <text:p><text:s/>8,285 </text:p>
          </table:table-cell>
          <table:table-cell table:style-name="ce72" table:formula="of:=SUM([.L256:.L262])" office:value-type="float" office:value="140825" calcext:value-type="float">
            <text:p><text:s/>140,825 </text:p>
          </table:table-cell>
          <table:table-cell table:style-name="ce72" table:formula="of:=SUM([.M256:.M262])" office:value-type="float" office:value="9539" calcext:value-type="float">
            <text:p><text:s/>9,539 </text:p>
          </table:table-cell>
          <table:table-cell table:style-name="ce82" table:formula="of:=[.R262]/[.Q262]" office:value-type="percentage" office:value="0.0677365524587254" calcext:value-type="percentage">
            <text:p>6.8%</text:p>
          </table:table-cell>
          <table:table-cell table:style-name="ce63" table:formula="of:=[.Q262]/5463.3" office:value-type="float" office:value="25.7765453114418" calcext:value-type="float">
            <text:p><text:s/>2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4" calcext:value-type="date">
            <text:p>11/14/2020</text:p>
          </table:table-cell>
          <table:table-cell table:style-name="ce19" office:value-type="float" office:value="999237" calcext:value-type="float">
            <text:p>999,237</text:p>
          </table:table-cell>
          <table:table-cell table:style-name="ce19" office:value-type="float" office:value="80135" calcext:value-type="float">
            <text:p>80,135</text:p>
          </table:table-cell>
          <table:table-cell table:style-name="ce26" office:value-type="float" office:value="1079372" calcext:value-type="float">
            <text:p>1,079,372</text:p>
          </table:table-cell>
          <table:table-cell table:style-name="ce19" office:value-type="float" office:value="1118" calcext:value-type="float">
            <text:p>1,118</text:p>
          </table:table-cell>
          <table:table-cell table:style-name="ce31" table:formula="of:=([.C263]-[.C262])-[.E263]" office:value-type="float" office:value="0" calcext:value-type="float">
            <text:p>0</text:p>
          </table:table-cell>
          <table:table-cell table:style-name="ce40" table:formula="of:=[.E263]/([.D263]-[.D262])" office:value-type="percentage" office:value="0.166146529945014" calcext:value-type="percentage">
            <text:p>16.6%</text:p>
          </table:table-cell>
          <table:table-cell table:style-name="ce19" office:value-type="float" office:value="7576" calcext:value-type="float">
            <text:p>7,576</text:p>
          </table:table-cell>
          <table:table-cell table:style-name="ce26" office:value-type="float" office:value="952875" calcext:value-type="float">
            <text:p>952,875</text:p>
          </table:table-cell>
          <table:table-cell table:style-name="ce58" office:value-type="float" office:value="14590" calcext:value-type="float">
            <text:p><text:s/>14,590 </text:p>
          </table:table-cell>
          <table:table-cell table:style-name="ce68" office:value-type="float" office:value="1524910" calcext:value-type="float">
            <text:p><text:s/>1,524,910 </text:p>
          </table:table-cell>
          <table:table-cell table:style-name="ce74" table:formula="of:=[.H263]+[.J263]" office:value-type="float" office:value="22166" calcext:value-type="float">
            <text:p><text:s/>22,166 </text:p>
          </table:table-cell>
          <table:table-cell table:style-name="ce74" office:value-type="float" office:value="1282" calcext:value-type="float">
            <text:p><text:s/>1,282 </text:p>
          </table:table-cell>
          <table:table-cell table:style-name="ce79" table:formula="of:=[.M263]/[.L263]" office:value-type="percentage" office:value="0.0578363259045385" calcext:value-type="percentage">
            <text:p>5.8%</text:p>
          </table:table-cell>
          <table:table-cell table:style-name="ce55" table:formula="of:=[.D263]-[.D256]" office:value-type="float" office:value="45391" calcext:value-type="float">
            <text:p><text:s/>45,391 </text:p>
          </table:table-cell>
          <table:table-cell table:style-name="ce55" table:formula="of:=SUM([.E257:.E263])" office:value-type="float" office:value="7807" calcext:value-type="float">
            <text:p><text:s/>7,807 </text:p>
          </table:table-cell>
          <table:table-cell table:style-name="ce72" table:formula="of:=SUM([.L257:.L263])" office:value-type="float" office:value="133347" calcext:value-type="float">
            <text:p><text:s/>133,347 </text:p>
          </table:table-cell>
          <table:table-cell table:style-name="ce72" table:formula="of:=SUM([.M257:.M263])" office:value-type="float" office:value="8943" calcext:value-type="float">
            <text:p><text:s/>8,943 </text:p>
          </table:table-cell>
          <table:table-cell table:style-name="ce82" table:formula="of:=[.R263]/[.Q263]" office:value-type="percentage" office:value="0.0670656257733582" calcext:value-type="percentage">
            <text:p>6.7%</text:p>
          </table:table-cell>
          <table:table-cell table:style-name="ce63" table:formula="of:=[.Q263]/5463.3" office:value-type="float" office:value="24.4077755202899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5" calcext:value-type="date">
            <text:p>11/15/2020</text:p>
          </table:table-cell>
          <table:table-cell table:style-name="ce19" office:value-type="float" office:value="1005059" calcext:value-type="float">
            <text:p>1,005,059</text:p>
          </table:table-cell>
          <table:table-cell table:style-name="ce19" office:value-type="float" office:value="81294" calcext:value-type="float">
            <text:p>81,294</text:p>
          </table:table-cell>
          <table:table-cell table:style-name="ce26" office:value-type="float" office:value="1086353" calcext:value-type="float">
            <text:p>1,086,353</text:p>
          </table:table-cell>
          <table:table-cell table:style-name="ce19" office:value-type="float" office:value="1159" calcext:value-type="float">
            <text:p>1,159</text:p>
          </table:table-cell>
          <table:table-cell table:style-name="ce31" table:formula="of:=([.C264]-[.C263])-[.E264]" office:value-type="float" office:value="0" calcext:value-type="float">
            <text:p>0</text:p>
          </table:table-cell>
          <table:table-cell table:style-name="ce40" table:formula="of:=[.E264]/([.D264]-[.D263])" office:value-type="percentage" office:value="0.166022059876808" calcext:value-type="percentage">
            <text:p>16.6%</text:p>
          </table:table-cell>
          <table:table-cell table:style-name="ce19" office:value-type="float" office:value="6484" calcext:value-type="float">
            <text:p>6,484</text:p>
          </table:table-cell>
          <table:table-cell table:style-name="ce26" office:value-type="float" office:value="959359" calcext:value-type="float">
            <text:p>959,359</text:p>
          </table:table-cell>
          <table:table-cell table:style-name="ce58" office:value-type="float" office:value="12248" calcext:value-type="float">
            <text:p><text:s/>12,248 </text:p>
          </table:table-cell>
          <table:table-cell table:style-name="ce68" office:value-type="float" office:value="1537158" calcext:value-type="float">
            <text:p><text:s/>1,537,158 </text:p>
          </table:table-cell>
          <table:table-cell table:style-name="ce74" table:formula="of:=[.H264]+[.J264]" office:value-type="float" office:value="18732" calcext:value-type="float">
            <text:p><text:s/>18,732 </text:p>
          </table:table-cell>
          <table:table-cell table:style-name="ce74" office:value-type="float" office:value="1350" calcext:value-type="float">
            <text:p><text:s/>1,350 </text:p>
          </table:table-cell>
          <table:table-cell table:style-name="ce79" table:formula="of:=[.M264]/[.L264]" office:value-type="percentage" office:value="0.0720691864189622" calcext:value-type="percentage">
            <text:p>7.2%</text:p>
          </table:table-cell>
          <table:table-cell table:style-name="ce55" table:formula="of:=[.D264]-[.D257]" office:value-type="float" office:value="45801" calcext:value-type="float">
            <text:p><text:s/>45,801 </text:p>
          </table:table-cell>
          <table:table-cell table:style-name="ce55" table:formula="of:=SUM([.E258:.E264])" office:value-type="float" office:value="7851" calcext:value-type="float">
            <text:p><text:s/>7,851 </text:p>
          </table:table-cell>
          <table:table-cell table:style-name="ce72" table:formula="of:=SUM([.L258:.L264])" office:value-type="float" office:value="134850" calcext:value-type="float">
            <text:p><text:s/>134,850 </text:p>
          </table:table-cell>
          <table:table-cell table:style-name="ce72" table:formula="of:=SUM([.M258:.M264])" office:value-type="float" office:value="9031" calcext:value-type="float">
            <text:p><text:s/>9,031 </text:p>
          </table:table-cell>
          <table:table-cell table:style-name="ce82" table:formula="of:=[.R264]/[.Q264]" office:value-type="percentage" office:value="0.06697070819429" calcext:value-type="percentage">
            <text:p>6.7%</text:p>
          </table:table-cell>
          <table:table-cell table:style-name="ce63" table:formula="of:=[.Q264]/5463.3" office:value-type="float" office:value="24.6828839712262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6" calcext:value-type="date">
            <text:p>11/16/2020</text:p>
          </table:table-cell>
          <table:table-cell table:style-name="ce19" office:value-type="float" office:value="1009174" calcext:value-type="float">
            <text:p>1,009,174</text:p>
          </table:table-cell>
          <table:table-cell table:style-name="ce19" office:value-type="float" office:value="82011" calcext:value-type="float">
            <text:p>82,011</text:p>
          </table:table-cell>
          <table:table-cell table:style-name="ce26" office:value-type="float" office:value="1091185" calcext:value-type="float">
            <text:p>1,091,185</text:p>
          </table:table-cell>
          <table:table-cell table:style-name="ce19" office:value-type="float" office:value="717" calcext:value-type="float">
            <text:p>717</text:p>
          </table:table-cell>
          <table:table-cell table:style-name="ce31" table:formula="of:=([.C265]-[.C264])-[.E265]" office:value-type="float" office:value="0" calcext:value-type="float">
            <text:p>0</text:p>
          </table:table-cell>
          <table:table-cell table:style-name="ce40" table:formula="of:=[.E265]/([.D265]-[.D264])" office:value-type="percentage" office:value="0.148385761589404" calcext:value-type="percentage">
            <text:p>14.8%</text:p>
          </table:table-cell>
          <table:table-cell table:style-name="ce19" office:value-type="float" office:value="3951" calcext:value-type="float">
            <text:p>3,951</text:p>
          </table:table-cell>
          <table:table-cell table:style-name="ce26" office:value-type="float" office:value="963310" calcext:value-type="float">
            <text:p>963,310</text:p>
          </table:table-cell>
          <table:table-cell table:style-name="ce58" office:value-type="float" office:value="6142" calcext:value-type="float">
            <text:p><text:s/>6,142 </text:p>
          </table:table-cell>
          <table:table-cell table:style-name="ce68" office:value-type="float" office:value="1543300" calcext:value-type="float">
            <text:p><text:s/>1,543,300 </text:p>
          </table:table-cell>
          <table:table-cell table:style-name="ce74" table:formula="of:=[.H265]+[.J265]" office:value-type="float" office:value="10093" calcext:value-type="float">
            <text:p><text:s/>10,093 </text:p>
          </table:table-cell>
          <table:table-cell table:style-name="ce74" office:value-type="float" office:value="838" calcext:value-type="float">
            <text:p><text:s/>838 </text:p>
          </table:table-cell>
          <table:table-cell table:style-name="ce79" table:formula="of:=[.M265]/[.L265]" office:value-type="percentage" office:value="0.0830278410779748" calcext:value-type="percentage">
            <text:p>8.3%</text:p>
          </table:table-cell>
          <table:table-cell table:style-name="ce55" table:formula="of:=[.D265]-[.D258]" office:value-type="float" office:value="45686" calcext:value-type="float">
            <text:p><text:s/>45,686 </text:p>
          </table:table-cell>
          <table:table-cell table:style-name="ce55" table:formula="of:=SUM([.E259:.E265])" office:value-type="float" office:value="7656" calcext:value-type="float">
            <text:p><text:s/>7,656 </text:p>
          </table:table-cell>
          <table:table-cell table:style-name="ce72" table:formula="of:=SUM([.L259:.L265])" office:value-type="float" office:value="133464" calcext:value-type="float">
            <text:p><text:s/>133,464 </text:p>
          </table:table-cell>
          <table:table-cell table:style-name="ce72" table:formula="of:=SUM([.M259:.M265])" office:value-type="float" office:value="8825" calcext:value-type="float">
            <text:p><text:s/>8,825 </text:p>
          </table:table-cell>
          <table:table-cell table:style-name="ce82" table:formula="of:=[.R265]/[.Q265]" office:value-type="percentage" office:value="0.0661226997542408" calcext:value-type="percentage">
            <text:p>6.6%</text:p>
          </table:table-cell>
          <table:table-cell table:style-name="ce63" table:formula="of:=[.Q265]/5463.3" office:value-type="float" office:value="24.4291911482071" calcext:value-type="float">
            <text:p><text:s/>24 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9"/>
          <table:table-cell table:number-columns-repeated="1021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urier" table:style-name="ta1">
        <table:table-column table:style-name="co1" table:number-columns-repeated="2" table:default-cell-style-name="Default"/>
        <table:table-column table:style-name="co1" table:default-cell-style-name="ce92"/>
        <table:table-column table:style-name="co1" table:number-columns-repeated="2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" table:number-columns-repeated="3" table:default-cell-style-name="ce94"/>
        <table:table-column table:style-name="co1" table:default-cell-style-name="Default"/>
        <table:table-row table:style-name="ro1">
          <table:table-cell office:value-type="string" calcext:value-type="string">
            <text:p><text:span text:style-name="T7">Fourier Transform</text:span>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7">Fourier Transform</text:span></text:p>
          </table:table-cell>
          <table:table-cell/>
          <table:table-cell table:style-name="Default"/>
          <table:table-cell table:style-name="Default" table:formula="of:=COUNT([.F4:.F263])" office:value-type="float" office:value="260" calcext:value-type="float">
            <text:p>26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put data range : $'Table 5 - Testing'.$E$6:$E$26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Input data range : $F$4:$F$263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style-name="Default"/>
          <table:table-cell/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in 2pi/7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style-name="Default"/>
          <table:table-cell table:style-name="Default" office:value-type="string" calcext:value-type="string">
            <text:p>Frequency</text:p>
          </table:table-cell>
          <table:table-cell table:style-name="Default" office:value-type="string" calcext:value-type="string">
            <text:p>Period</text:p>
          </table:table-cell>
          <table:table-cell/>
        </table:table-row>
        <table:table-row table:style-name="ro1">
          <table:table-cell table:number-matrix-columns-spanned="2" table:number-matrix-rows-spanned="260" table:formula="of:=ORG.LIBREOFFICE.FOURIER([$'Table 5 - Testing'.$E$6:$'Table 5 - Testing'.$E$265];1;0)" office:value-type="float" office:value="79765" calcext:value-type="float">
            <text:p>79765</text:p>
          </table:table-cell>
          <table:table-cell office:value-type="float" office:value="-0.00000000000247433762533727" calcext:value-type="float">
            <text:p>-2.47433762533727E-12</text:p>
          </table:table-cell>
          <table:table-cell table:formula="of:=SQRT([.A4]^2+[.B4]^2)" office:value-type="float" office:value="79765" calcext:value-type="float">
            <text:p>79,765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2*PI()*[.E4]/7)" office:value-type="float" office:value="0" calcext:value-type="float">
            <text:p>0.000</text:p>
          </table:table-cell>
          <table:table-cell/>
          <table:table-cell table:number-matrix-columns-spanned="2" table:number-matrix-rows-spanned="260" table:formula="of:=ORG.LIBREOFFICE.FOURIER([.$F$4:.$F$263];1;0)" office:value-type="float" office:value="-0.0000000000000626443341644745" calcext:value-type="float">
            <text:p>-6.26443341644745E-14</text:p>
          </table:table-cell>
          <table:table-cell office:value-type="float" office:value="-1.47439703868305E-017" calcext:value-type="float">
            <text:p>-1.47439703868305E-17</text:p>
          </table:table-cell>
          <table:table-cell table:formula="of:=SQRT([.H4]^2+[.I4]^2)" office:value-type="float" office:value="0.0000000000000626443358995449" calcext:value-type="float">
            <text:p>0.000</text:p>
          </table:table-cell>
          <table:table-cell table:style-name="Default" table:formula="of:=2*PI()*[.E4]/[.$K$1]" office:value-type="float" office:value="0" calcext:value-type="float">
            <text:p>0</text:p>
          </table:table-cell>
          <table:table-cell table:style-name="Default" table:formula="of:=2*PI()/[.K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7788.6717662719" calcext:value-type="float">
            <text:p>47788.6717662719</text:p>
          </table:table-cell>
          <table:table-cell office:value-type="float" office:value="23264.3342789066" calcext:value-type="float">
            <text:p>23264.3342789066</text:p>
          </table:table-cell>
          <table:table-cell table:formula="of:=SQRT([.A5]^2+[.B5]^2)" office:value-type="float" office:value="53150.6011125479" calcext:value-type="float">
            <text:p>53,151</text:p>
          </table:table-cell>
          <table:table-cell/>
          <table:table-cell office:value-type="float" office:value="1" calcext:value-type="float">
            <text:p>1</text:p>
          </table:table-cell>
          <table:table-cell table:formula="of:=SIN(2*PI()*[.E5]/7)" office:value-type="float" office:value="0.78183148246803" calcext:value-type="float">
            <text:p>0.782</text:p>
          </table:table-cell>
          <table:table-cell/>
          <table:table-cell office:value-type="float" office:value="0.000303392787819429" calcext:value-type="float">
            <text:p>0.000303392787819</text:p>
          </table:table-cell>
          <table:table-cell office:value-type="float" office:value="-0.02510773820385" calcext:value-type="float">
            <text:p>-0.02510773820385</text:p>
          </table:table-cell>
          <table:table-cell table:formula="of:=SQRT([.H5]^2+[.I5]^2)" office:value-type="float" office:value="0.025109571181061" calcext:value-type="float">
            <text:p>0.025</text:p>
          </table:table-cell>
          <table:table-cell table:formula="of:=2*PI()*[.E5]/[.$K$1]" office:value-type="float" office:value="0.0241660973353061" calcext:value-type="float">
            <text:p>0.024</text:p>
          </table:table-cell>
          <table:table-cell table:formula="of:=2*PI()/[.K5]" office:value-type="float" office:value="260" calcext:value-type="float">
            <text:p>260.000</text:p>
          </table:table-cell>
          <table:table-cell/>
        </table:table-row>
        <table:table-row table:style-name="ro1">
          <table:table-cell office:value-type="float" office:value="3850.6127280848" calcext:value-type="float">
            <text:p>3850.6127280848</text:p>
          </table:table-cell>
          <table:table-cell office:value-type="float" office:value="32240.9804684524" calcext:value-type="float">
            <text:p>32240.9804684524</text:p>
          </table:table-cell>
          <table:table-cell table:formula="of:=SQRT([.A6]^2+[.B6]^2)" office:value-type="float" office:value="32470.1099466697" calcext:value-type="float">
            <text:p>32,4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IN(2*PI()*[.E6]/7)" office:value-type="float" office:value="0.974927912181824" calcext:value-type="float">
            <text:p>0.975</text:p>
          </table:table-cell>
          <table:table-cell/>
          <table:table-cell office:value-type="float" office:value="0.0012162251934063" calcext:value-type="float">
            <text:p>0.001216225193406</text:p>
          </table:table-cell>
          <table:table-cell office:value-type="float" office:value="-0.0503179478577527" calcext:value-type="float">
            <text:p>-0.050317947857753</text:p>
          </table:table-cell>
          <table:table-cell table:formula="of:=SQRT([.H6]^2+[.I6]^2)" office:value-type="float" office:value="0.0503326442811879" calcext:value-type="float">
            <text:p>0.050</text:p>
          </table:table-cell>
          <table:table-cell table:formula="of:=2*PI()*[.E6]/[.$K$1]" office:value-type="float" office:value="0.0483321946706122" calcext:value-type="float">
            <text:p>0.048</text:p>
          </table:table-cell>
          <table:table-cell table:formula="of:=2*PI()/[.K6]" office:value-type="float" office:value="130" calcext:value-type="float">
            <text:p>130.000</text:p>
          </table:table-cell>
          <table:table-cell/>
        </table:table-row>
        <table:table-row table:style-name="ro1">
          <table:table-cell office:value-type="float" office:value="-12040.3677571356" calcext:value-type="float">
            <text:p>-12040.3677571356</text:p>
          </table:table-cell>
          <table:table-cell office:value-type="float" office:value="28386.8133028344" calcext:value-type="float">
            <text:p>28386.8133028344</text:p>
          </table:table-cell>
          <table:table-cell table:formula="of:=SQRT([.A7]^2+[.B7]^2)" office:value-type="float" office:value="30834.7470431824" calcext:value-type="float">
            <text:p>30,835</text:p>
          </table:table-cell>
          <table:table-cell/>
          <table:table-cell office:value-type="float" office:value="3" calcext:value-type="float">
            <text:p>3</text:p>
          </table:table-cell>
          <table:table-cell table:formula="of:=SIN(2*PI()*[.E7]/7)" office:value-type="float" office:value="0.433883739117558" calcext:value-type="float">
            <text:p>0.434</text:p>
          </table:table-cell>
          <table:table-cell/>
          <table:table-cell office:value-type="float" office:value="0.00274651744005856" calcext:value-type="float">
            <text:p>0.002746517440059</text:p>
          </table:table-cell>
          <table:table-cell office:value-type="float" office:value="-0.0757345941200782" calcext:value-type="float">
            <text:p>-0.075734594120078</text:p>
          </table:table-cell>
          <table:table-cell table:formula="of:=SQRT([.H7]^2+[.I7]^2)" office:value-type="float" office:value="0.0757843790274852" calcext:value-type="float">
            <text:p>0.076</text:p>
          </table:table-cell>
          <table:table-cell table:formula="of:=2*PI()*[.E7]/[.$K$1]" office:value-type="float" office:value="0.0724982920059183" calcext:value-type="float">
            <text:p>0.072</text:p>
          </table:table-cell>
          <table:table-cell table:formula="of:=2*PI()/[.K7]" office:value-type="float" office:value="86.6666666666667" calcext:value-type="float">
            <text:p>86.667</text:p>
          </table:table-cell>
          <table:table-cell/>
        </table:table-row>
        <table:table-row table:style-name="ro1">
          <table:table-cell office:value-type="float" office:value="-10396.6376568696" calcext:value-type="float">
            <text:p>-10396.6376568696</text:p>
          </table:table-cell>
          <table:table-cell office:value-type="float" office:value="16965.4479674834" calcext:value-type="float">
            <text:p>16965.4479674834</text:p>
          </table:table-cell>
          <table:table-cell table:formula="of:=SQRT([.A8]^2+[.B8]^2)" office:value-type="float" office:value="19897.6505976365" calcext:value-type="float">
            <text:p>19,898</text:p>
          </table:table-cell>
          <table:table-cell/>
          <table:table-cell office:value-type="float" office:value="4" calcext:value-type="float">
            <text:p>4</text:p>
          </table:table-cell>
          <table:table-cell table:formula="of:=SIN(2*PI()*[.E8]/7)" office:value-type="float" office:value="-0.433883739117558" calcext:value-type="float">
            <text:p>-0.434</text:p>
          </table:table-cell>
          <table:table-cell/>
          <table:table-cell office:value-type="float" office:value="0.00490783261452277" calcext:value-type="float">
            <text:p>0.004907832614523</text:p>
          </table:table-cell>
          <table:table-cell office:value-type="float" office:value="-0.101464675568359" calcext:value-type="float">
            <text:p>-0.101464675568359</text:p>
          </table:table-cell>
          <table:table-cell table:formula="of:=SQRT([.H8]^2+[.I8]^2)" office:value-type="float" office:value="0.101583301822516" calcext:value-type="float">
            <text:p>0.102</text:p>
          </table:table-cell>
          <table:table-cell table:formula="of:=2*PI()*[.E8]/[.$K$1]" office:value-type="float" office:value="0.0966643893412244" calcext:value-type="float">
            <text:p>0.097</text:p>
          </table:table-cell>
          <table:table-cell table:formula="of:=2*PI()/[.K8]" office:value-type="float" office:value="65" calcext:value-type="float">
            <text:p>65.000</text:p>
          </table:table-cell>
          <table:table-cell/>
        </table:table-row>
        <table:table-row table:style-name="ro1">
          <table:table-cell office:value-type="float" office:value="-4744.96838924407" calcext:value-type="float">
            <text:p>-4744.96838924407</text:p>
          </table:table-cell>
          <table:table-cell office:value-type="float" office:value="7896.56289977958" calcext:value-type="float">
            <text:p>7896.56289977958</text:p>
          </table:table-cell>
          <table:table-cell table:formula="of:=SQRT([.A9]^2+[.B9]^2)" office:value-type="float" office:value="9212.51489253074" calcext:value-type="float">
            <text:p>9,213</text:p>
          </table:table-cell>
          <table:table-cell/>
          <table:table-cell office:value-type="float" office:value="5" calcext:value-type="float">
            <text:p>5</text:p>
          </table:table-cell>
          <table:table-cell table:formula="of:=SIN(2*PI()*[.E9]/7)" office:value-type="float" office:value="-0.974927912181824" calcext:value-type="float">
            <text:p>-0.975</text:p>
          </table:table-cell>
          <table:table-cell/>
          <table:table-cell office:value-type="float" office:value="0.0077195792436807" calcext:value-type="float">
            <text:p>0.007719579243681</text:p>
          </table:table-cell>
          <table:table-cell office:value-type="float" office:value="-0.1276198583732" calcext:value-type="float">
            <text:p>-0.1276198583732</text:p>
          </table:table-cell>
          <table:table-cell table:formula="of:=SQRT([.H9]^2+[.I9]^2)" office:value-type="float" office:value="0.127853119457036" calcext:value-type="float">
            <text:p>0.128</text:p>
          </table:table-cell>
          <table:table-cell table:formula="of:=2*PI()*[.E9]/[.$K$1]" office:value-type="float" office:value="0.120830486676531" calcext:value-type="float">
            <text:p>0.121</text:p>
          </table:table-cell>
          <table:table-cell table:formula="of:=2*PI()/[.K9]" office:value-type="float" office:value="52" calcext:value-type="float">
            <text:p>52.000</text:p>
          </table:table-cell>
          <table:table-cell/>
        </table:table-row>
        <table:table-row table:style-name="ro1">
          <table:table-cell office:value-type="float" office:value="-754.334118687165" calcext:value-type="float">
            <text:p>-754.334118687165</text:p>
          </table:table-cell>
          <table:table-cell office:value-type="float" office:value="5612.41658103533" calcext:value-type="float">
            <text:p>5612.41658103533</text:p>
          </table:table-cell>
          <table:table-cell table:formula="of:=SQRT([.A10]^2+[.B10]^2)" office:value-type="float" office:value="5662.88264417477" calcext:value-type="float">
            <text:p>5,663</text:p>
          </table:table-cell>
          <table:table-cell/>
          <table:table-cell office:value-type="float" office:value="6" calcext:value-type="float">
            <text:p>6</text:p>
          </table:table-cell>
          <table:table-cell table:formula="of:=SIN(2*PI()*[.E10]/7)" office:value-type="float" office:value="-0.78183148246803" calcext:value-type="float">
            <text:p>-0.782</text:p>
          </table:table-cell>
          <table:table-cell/>
          <table:table-cell office:value-type="float" office:value="0.0112074525137908" calcext:value-type="float">
            <text:p>0.011207452513791</text:p>
          </table:table-cell>
          <table:table-cell office:value-type="float" office:value="-0.154318258472662" calcext:value-type="float">
            <text:p>-0.154318258472662</text:p>
          </table:table-cell>
          <table:table-cell table:formula="of:=SQRT([.H10]^2+[.I10]^2)" office:value-type="float" office:value="0.154724697090944" calcext:value-type="float">
            <text:p>0.155</text:p>
          </table:table-cell>
          <table:table-cell table:formula="of:=2*PI()*[.E10]/[.$K$1]" office:value-type="float" office:value="0.144996584011837" calcext:value-type="float">
            <text:p>0.145</text:p>
          </table:table-cell>
          <table:table-cell table:formula="of:=2*PI()/[.K10]" office:value-type="float" office:value="43.3333333333333" calcext:value-type="float">
            <text:p>43.333</text:p>
          </table:table-cell>
          <table:table-cell/>
        </table:table-row>
        <table:table-row table:style-name="ro1">
          <table:table-cell office:value-type="float" office:value="1462.89691936017" calcext:value-type="float">
            <text:p>1462.89691936017</text:p>
          </table:table-cell>
          <table:table-cell office:value-type="float" office:value="5794.16555581668" calcext:value-type="float">
            <text:p>5794.16555581668</text:p>
          </table:table-cell>
          <table:table-cell table:formula="of:=SQRT([.A11]^2+[.B11]^2)" office:value-type="float" office:value="5975.98710548189" calcext:value-type="float">
            <text:p>5,976</text:p>
          </table:table-cell>
          <table:table-cell/>
          <table:table-cell office:value-type="float" office:value="7" calcext:value-type="float">
            <text:p>7</text:p>
          </table:table-cell>
          <table:table-cell table:formula="of:=SIN(2*PI()*[.E11]/7)" office:value-type="float" office:value="-2.44929359829471E-016" calcext:value-type="float">
            <text:p>0.000</text:p>
          </table:table-cell>
          <table:table-cell/>
          <table:table-cell office:value-type="float" office:value="0.0154040331554175" calcext:value-type="float">
            <text:p>0.015404033155418</text:p>
          </table:table-cell>
          <table:table-cell office:value-type="float" office:value="-0.181686433447842" calcext:value-type="float">
            <text:p>-0.181686433447842</text:p>
          </table:table-cell>
          <table:table-cell table:formula="of:=SQRT([.H11]^2+[.I11]^2)" office:value-type="float" office:value="0.182338268985011" calcext:value-type="float">
            <text:p>0.182</text:p>
          </table:table-cell>
          <table:table-cell table:formula="of:=2*PI()*[.E11]/[.$K$1]" office:value-type="float" office:value="0.169162681347143" calcext:value-type="float">
            <text:p>0.169</text:p>
          </table:table-cell>
          <table:table-cell table:formula="of:=2*PI()/[.K11]" office:value-type="float" office:value="37.1428571428571" calcext:value-type="float">
            <text:p>37.143</text:p>
          </table:table-cell>
          <table:table-cell/>
        </table:table-row>
        <table:table-row table:style-name="ro1">
          <table:table-cell office:value-type="float" office:value="1130.39231760392" calcext:value-type="float">
            <text:p>1130.39231760392</text:p>
          </table:table-cell>
          <table:table-cell office:value-type="float" office:value="5540.36312221508" calcext:value-type="float">
            <text:p>5540.36312221508</text:p>
          </table:table-cell>
          <table:table-cell table:formula="of:=SQRT([.A12]^2+[.B12]^2)" office:value-type="float" office:value="5654.50354299109" calcext:value-type="float">
            <text:p>5,655</text:p>
          </table:table-cell>
          <table:table-cell/>
          <table:table-cell office:value-type="float" office:value="8" calcext:value-type="float">
            <text:p>8</text:p>
          </table:table-cell>
          <table:table-cell table:formula="of:=SIN(2*PI()*[.E12]/7)" office:value-type="float" office:value="0.78183148246803" calcext:value-type="float">
            <text:p>0.782</text:p>
          </table:table-cell>
          <table:table-cell/>
          <table:table-cell office:value-type="float" office:value="0.0203495706670185" calcext:value-type="float">
            <text:p>0.020349570667019</text:p>
          </table:table-cell>
          <table:table-cell office:value-type="float" office:value="-0.209861657737458" calcext:value-type="float">
            <text:p>-0.209861657737458</text:p>
          </table:table-cell>
          <table:table-cell table:formula="of:=SQRT([.H12]^2+[.I12]^2)" office:value-type="float" office:value="0.21084596371438" calcext:value-type="float">
            <text:p>0.211</text:p>
          </table:table-cell>
          <table:table-cell table:formula="of:=2*PI()*[.E12]/[.$K$1]" office:value-type="float" office:value="0.193328778682449" calcext:value-type="float">
            <text:p>0.193</text:p>
          </table:table-cell>
          <table:table-cell table:formula="of:=2*PI()/[.K12]" office:value-type="float" office:value="32.5" calcext:value-type="float">
            <text:p>32.500</text:p>
          </table:table-cell>
          <table:table-cell/>
        </table:table-row>
        <table:table-row table:style-name="ro1">
          <table:table-cell office:value-type="float" office:value="154.467966149214" calcext:value-type="float">
            <text:p>154.467966149214</text:p>
          </table:table-cell>
          <table:table-cell office:value-type="float" office:value="4581.07813978249" calcext:value-type="float">
            <text:p>4581.07813978249</text:p>
          </table:table-cell>
          <table:table-cell table:formula="of:=SQRT([.A13]^2+[.B13]^2)" office:value-type="float" office:value="4583.68162892661" calcext:value-type="float">
            <text:p>4,584</text:p>
          </table:table-cell>
          <table:table-cell/>
          <table:table-cell office:value-type="float" office:value="9" calcext:value-type="float">
            <text:p>9</text:p>
          </table:table-cell>
          <table:table-cell table:formula="of:=SIN(2*PI()*[.E13]/7)" office:value-type="float" office:value="0.974927912181824" calcext:value-type="float">
            <text:p>0.975</text:p>
          </table:table-cell>
          <table:table-cell/>
          <table:table-cell office:value-type="float" office:value="0.0260929871430499" calcext:value-type="float">
            <text:p>0.02609298714305</text:p>
          </table:table-cell>
          <table:table-cell office:value-type="float" office:value="-0.238994571573919" calcext:value-type="float">
            <text:p>-0.238994571573919</text:p>
          </table:table-cell>
          <table:table-cell table:formula="of:=SQRT([.H13]^2+[.I13]^2)" office:value-type="float" office:value="0.240414744181484" calcext:value-type="float">
            <text:p>0.240</text:p>
          </table:table-cell>
          <table:table-cell table:formula="of:=2*PI()*[.E13]/[.$K$1]" office:value-type="float" office:value="0.217494876017755" calcext:value-type="float">
            <text:p>0.217</text:p>
          </table:table-cell>
          <table:table-cell table:formula="of:=2*PI()/[.K13]" office:value-type="float" office:value="28.8888888888889" calcext:value-type="float">
            <text:p>28.889</text:p>
          </table:table-cell>
          <table:table-cell/>
        </table:table-row>
        <table:table-row table:style-name="ro1">
          <table:table-cell office:value-type="float" office:value="349.561007893257" calcext:value-type="float">
            <text:p>349.561007893257</text:p>
          </table:table-cell>
          <table:table-cell office:value-type="float" office:value="3693.63166650898" calcext:value-type="float">
            <text:p>3693.63166650898</text:p>
          </table:table-cell>
          <table:table-cell table:formula="of:=SQRT([.A14]^2+[.B14]^2)" office:value-type="float" office:value="3710.13581774" calcext:value-type="float">
            <text:p>3,7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IN(2*PI()*[.E14]/7)" office:value-type="float" office:value="0.433883739117558" calcext:value-type="float">
            <text:p>0.434</text:p>
          </table:table-cell>
          <table:table-cell/>
          <table:table-cell office:value-type="float" office:value="0.0326931503370803" calcext:value-type="float">
            <text:p>0.03269315033708</text:p>
          </table:table-cell>
          <table:table-cell office:value-type="float" office:value="-0.26925231716133" calcext:value-type="float">
            <text:p>-0.26925231716133</text:p>
          </table:table-cell>
          <table:table-cell table:formula="of:=SQRT([.H14]^2+[.I14]^2)" office:value-type="float" office:value="0.271229888426236" calcext:value-type="float">
            <text:p>0.271</text:p>
          </table:table-cell>
          <table:table-cell table:formula="of:=2*PI()*[.E14]/[.$K$1]" office:value-type="float" office:value="0.241660973353061" calcext:value-type="float">
            <text:p>0.242</text:p>
          </table:table-cell>
          <table:table-cell table:formula="of:=2*PI()/[.K14]" office:value-type="float" office:value="26" calcext:value-type="float">
            <text:p>26.000</text:p>
          </table:table-cell>
          <table:table-cell/>
        </table:table-row>
        <table:table-row table:style-name="ro1">
          <table:table-cell office:value-type="float" office:value="-334.366067845711" calcext:value-type="float">
            <text:p>-334.366067845711</text:p>
          </table:table-cell>
          <table:table-cell office:value-type="float" office:value="4073.75789761776" calcext:value-type="float">
            <text:p>4073.75789761776</text:p>
          </table:table-cell>
          <table:table-cell table:formula="of:=SQRT([.A15]^2+[.B15]^2)" office:value-type="float" office:value="4087.45692035154" calcext:value-type="float">
            <text:p>4,08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IN(2*PI()*[.E15]/7)" office:value-type="float" office:value="-0.433883739117556" calcext:value-type="float">
            <text:p>-0.434</text:p>
          </table:table-cell>
          <table:table-cell/>
          <table:table-cell office:value-type="float" office:value="0.0402204809087657" calcext:value-type="float">
            <text:p>0.040220480908766</text:p>
          </table:table-cell>
          <table:table-cell office:value-type="float" office:value="-0.300822307402816" calcext:value-type="float">
            <text:p>-0.300822307402816</text:p>
          </table:table-cell>
          <table:table-cell table:formula="of:=SQRT([.H15]^2+[.I15]^2)" office:value-type="float" office:value="0.30349917251236" calcext:value-type="float">
            <text:p>0.303</text:p>
          </table:table-cell>
          <table:table-cell table:formula="of:=2*PI()*[.E15]/[.$K$1]" office:value-type="float" office:value="0.265827070688367" calcext:value-type="float">
            <text:p>0.266</text:p>
          </table:table-cell>
          <table:table-cell table:formula="of:=2*PI()/[.K15]" office:value-type="float" office:value="23.6363636363636" calcext:value-type="float">
            <text:p>23.636</text:p>
          </table:table-cell>
          <table:table-cell/>
        </table:table-row>
        <table:table-row table:style-name="ro1">
          <table:table-cell office:value-type="float" office:value="-1356.7299126471" calcext:value-type="float">
            <text:p>-1356.7299126471</text:p>
          </table:table-cell>
          <table:table-cell office:value-type="float" office:value="3917.25229245183" calcext:value-type="float">
            <text:p>3917.25229245183</text:p>
          </table:table-cell>
          <table:table-cell table:formula="of:=SQRT([.A16]^2+[.B16]^2)" office:value-type="float" office:value="4145.5496111602" calcext:value-type="float">
            <text:p>4,14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IN(2*PI()*[.E16]/7)" office:value-type="float" office:value="-0.974927912181824" calcext:value-type="float">
            <text:p>-0.975</text:p>
          </table:table-cell>
          <table:table-cell/>
          <table:table-cell office:value-type="float" office:value="0.0487589806743057" calcext:value-type="float">
            <text:p>0.048758980674306</text:p>
          </table:table-cell>
          <table:table-cell office:value-type="float" office:value="-0.333916816201684" calcext:value-type="float">
            <text:p>-0.333916816201684</text:p>
          </table:table-cell>
          <table:table-cell table:formula="of:=SQRT([.H16]^2+[.I16]^2)" office:value-type="float" office:value="0.337457965291482" calcext:value-type="float">
            <text:p>0.337</text:p>
          </table:table-cell>
          <table:table-cell table:formula="of:=2*PI()*[.E16]/[.$K$1]" office:value-type="float" office:value="0.289993168023673" calcext:value-type="float">
            <text:p>0.290</text:p>
          </table:table-cell>
          <table:table-cell table:formula="of:=2*PI()/[.K16]" office:value-type="float" office:value="21.6666666666667" calcext:value-type="float">
            <text:p>21.667</text:p>
          </table:table-cell>
          <table:table-cell/>
        </table:table-row>
        <table:table-row table:style-name="ro1">
          <table:table-cell office:value-type="float" office:value="-1401.6004921784" calcext:value-type="float">
            <text:p>-1401.6004921784</text:p>
          </table:table-cell>
          <table:table-cell office:value-type="float" office:value="4407.1773127871" calcext:value-type="float">
            <text:p>4407.1773127871</text:p>
          </table:table-cell>
          <table:table-cell table:formula="of:=SQRT([.A17]^2+[.B17]^2)" office:value-type="float" office:value="4624.68331953876" calcext:value-type="float">
            <text:p>4,6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IN(2*PI()*[.E17]/7)" office:value-type="float" office:value="-0.781831482468029" calcext:value-type="float">
            <text:p>-0.782</text:p>
          </table:table-cell>
          <table:table-cell/>
          <table:table-cell office:value-type="float" office:value="0.0584087984759538" calcext:value-type="float">
            <text:p>0.058408798475954</text:p>
          </table:table-cell>
          <table:table-cell office:value-type="float" office:value="-0.368778639850129" calcext:value-type="float">
            <text:p>-0.368778639850129</text:p>
          </table:table-cell>
          <table:table-cell table:formula="of:=SQRT([.H17]^2+[.I17]^2)" office:value-type="float" office:value="0.373375511983734" calcext:value-type="float">
            <text:p>0.373</text:p>
          </table:table-cell>
          <table:table-cell table:formula="of:=2*PI()*[.E17]/[.$K$1]" office:value-type="float" office:value="0.314159265358979" calcext:value-type="float">
            <text:p>0.314</text:p>
          </table:table-cell>
          <table:table-cell table:formula="of:=2*PI()/[.K17]" office:value-type="float" office:value="20" calcext:value-type="float">
            <text:p>20.000</text:p>
          </table:table-cell>
          <table:table-cell/>
        </table:table-row>
        <table:table-row table:style-name="ro1">
          <table:table-cell office:value-type="float" office:value="-1190.62034130357" calcext:value-type="float">
            <text:p>-1190.62034130357</text:p>
          </table:table-cell>
          <table:table-cell office:value-type="float" office:value="4948.2054799832" calcext:value-type="float">
            <text:p>4948.2054799832</text:p>
          </table:table-cell>
          <table:table-cell table:formula="of:=SQRT([.A18]^2+[.B18]^2)" office:value-type="float" office:value="5089.43162536463" calcext:value-type="float">
            <text:p>5,08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IN(2*PI()*[.E18]/7)" office:value-type="float" office:value="-4.89858719658941E-016" calcext:value-type="float">
            <text:p>0.000</text:p>
          </table:table-cell>
          <table:table-cell/>
          <table:table-cell office:value-type="float" office:value="0.0692894914976445" calcext:value-type="float">
            <text:p>0.069289491497645</text:p>
          </table:table-cell>
          <table:table-cell office:value-type="float" office:value="-0.405688163424342" calcext:value-type="float">
            <text:p>-0.405688163424342</text:p>
          </table:table-cell>
          <table:table-cell table:formula="of:=SQRT([.H18]^2+[.I18]^2)" office:value-type="float" office:value="0.41156277719762" calcext:value-type="float">
            <text:p>0.412</text:p>
          </table:table-cell>
          <table:table-cell table:formula="of:=2*PI()*[.E18]/[.$K$1]" office:value-type="float" office:value="0.338325362694285" calcext:value-type="float">
            <text:p>0.338</text:p>
          </table:table-cell>
          <table:table-cell table:formula="of:=2*PI()/[.K18]" office:value-type="float" office:value="18.5714285714286" calcext:value-type="float">
            <text:p>18.571</text:p>
          </table:table-cell>
          <table:table-cell/>
        </table:table-row>
        <table:table-row table:style-name="ro1">
          <table:table-cell office:value-type="float" office:value="-1501.31060457703" calcext:value-type="float">
            <text:p>-1501.31060457703</text:p>
          </table:table-cell>
          <table:table-cell office:value-type="float" office:value="4809.45728778475" calcext:value-type="float">
            <text:p>4809.45728778475</text:p>
          </table:table-cell>
          <table:table-cell table:formula="of:=SQRT([.A19]^2+[.B19]^2)" office:value-type="float" office:value="5038.33434127206" calcext:value-type="float">
            <text:p>5,03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IN(2*PI()*[.E19]/7)" office:value-type="float" office:value="0.781831482468028" calcext:value-type="float">
            <text:p>0.782</text:p>
          </table:table-cell>
          <table:table-cell/>
          <table:table-cell office:value-type="float" office:value="0.0815441976333481" calcext:value-type="float">
            <text:p>0.081544197633348</text:p>
          </table:table-cell>
          <table:table-cell office:value-type="float" office:value="-0.444972285163303" calcext:value-type="float">
            <text:p>-0.444972285163303</text:p>
          </table:table-cell>
          <table:table-cell table:formula="of:=SQRT([.H19]^2+[.I19]^2)" office:value-type="float" office:value="0.45238235015429" calcext:value-type="float">
            <text:p>0.452</text:p>
          </table:table-cell>
          <table:table-cell table:formula="of:=2*PI()*[.E19]/[.$K$1]" office:value-type="float" office:value="0.362491460029591" calcext:value-type="float">
            <text:p>0.362</text:p>
          </table:table-cell>
          <table:table-cell table:formula="of:=2*PI()/[.K19]" office:value-type="float" office:value="17.3333333333333" calcext:value-type="float">
            <text:p>17.333</text:p>
          </table:table-cell>
          <table:table-cell/>
        </table:table-row>
        <table:table-row table:style-name="ro1">
          <table:table-cell office:value-type="float" office:value="-2479.10176117986" calcext:value-type="float">
            <text:p>-2479.10176117986</text:p>
          </table:table-cell>
          <table:table-cell office:value-type="float" office:value="3673.1905441618" calcext:value-type="float">
            <text:p>3673.1905441618</text:p>
          </table:table-cell>
          <table:table-cell table:formula="of:=SQRT([.A20]^2+[.B20]^2)" office:value-type="float" office:value="4431.50925938384" calcext:value-type="float">
            <text:p>4,43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IN(2*PI()*[.E20]/7)" office:value-type="float" office:value="0.974927912181824" calcext:value-type="float">
            <text:p>0.975</text:p>
          </table:table-cell>
          <table:table-cell/>
          <table:table-cell office:value-type="float" office:value="0.0953450167758698" calcext:value-type="float">
            <text:p>0.09534501677587</text:p>
          </table:table-cell>
          <table:table-cell office:value-type="float" office:value="-0.487015821792599" calcext:value-type="float">
            <text:p>-0.487015821792599</text:p>
          </table:table-cell>
          <table:table-cell table:formula="of:=SQRT([.H20]^2+[.I20]^2)" office:value-type="float" office:value="0.496261103553675" calcext:value-type="float">
            <text:p>0.496</text:p>
          </table:table-cell>
          <table:table-cell table:formula="of:=2*PI()*[.E20]/[.$K$1]" office:value-type="float" office:value="0.386657557364898" calcext:value-type="float">
            <text:p>0.387</text:p>
          </table:table-cell>
          <table:table-cell table:formula="of:=2*PI()/[.K20]" office:value-type="float" office:value="16.25" calcext:value-type="float">
            <text:p>16.250</text:p>
          </table:table-cell>
          <table:table-cell/>
        </table:table-row>
        <table:table-row table:style-name="ro1">
          <table:table-cell office:value-type="float" office:value="-2144.16158104302" calcext:value-type="float">
            <text:p>-2144.16158104302</text:p>
          </table:table-cell>
          <table:table-cell office:value-type="float" office:value="1364.07122770709" calcext:value-type="float">
            <text:p>1364.07122770709</text:p>
          </table:table-cell>
          <table:table-cell table:formula="of:=SQRT([.A21]^2+[.B21]^2)" office:value-type="float" office:value="2541.28298303814" calcext:value-type="float">
            <text:p>2,54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SIN(2*PI()*[.E21]/7)" office:value-type="float" office:value="0.433883739117557" calcext:value-type="float">
            <text:p>0.434</text:p>
          </table:table-cell>
          <table:table-cell/>
          <table:table-cell office:value-type="float" office:value="0.110900017762673" calcext:value-type="float">
            <text:p>0.110900017762673</text:p>
          </table:table-cell>
          <table:table-cell office:value-type="float" office:value="-0.53227626398353" calcext:value-type="float">
            <text:p>-0.53227626398353</text:p>
          </table:table-cell>
          <table:table-cell table:formula="of:=SQRT([.H21]^2+[.I21]^2)" office:value-type="float" office:value="0.543706570808212" calcext:value-type="float">
            <text:p>0.544</text:p>
          </table:table-cell>
          <table:table-cell table:formula="of:=2*PI()*[.E21]/[.$K$1]" office:value-type="float" office:value="0.410823654700204" calcext:value-type="float">
            <text:p>0.411</text:p>
          </table:table-cell>
          <table:table-cell table:formula="of:=2*PI()/[.K21]" office:value-type="float" office:value="15.2941176470588" calcext:value-type="float">
            <text:p>15.294</text:p>
          </table:table-cell>
          <table:table-cell/>
        </table:table-row>
        <table:table-row table:style-name="ro1">
          <table:table-cell office:value-type="float" office:value="-1424.0424964928" calcext:value-type="float">
            <text:p>-1424.0424964928</text:p>
          </table:table-cell>
          <table:table-cell office:value-type="float" office:value="313.046137824216" calcext:value-type="float">
            <text:p>313.046137824216</text:p>
          </table:table-cell>
          <table:table-cell table:formula="of:=SQRT([.A22]^2+[.B22]^2)" office:value-type="float" office:value="1458.04489513324" calcext:value-type="float">
            <text:p>1,4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IN(2*PI()*[.E22]/7)" office:value-type="float" office:value="-0.433883739117558" calcext:value-type="float">
            <text:p>-0.434</text:p>
          </table:table-cell>
          <table:table-cell/>
          <table:table-cell office:value-type="float" office:value="0.128462462406337" calcext:value-type="float">
            <text:p>0.128462462406337</text:p>
          </table:table-cell>
          <table:table-cell office:value-type="float" office:value="-0.581303113295194" calcext:value-type="float">
            <text:p>-0.581303113295194</text:p>
          </table:table-cell>
          <table:table-cell table:formula="of:=SQRT([.H22]^2+[.I22]^2)" office:value-type="float" office:value="0.59532840833794" calcext:value-type="float">
            <text:p>0.595</text:p>
          </table:table-cell>
          <table:table-cell table:formula="of:=2*PI()*[.E22]/[.$K$1]" office:value-type="float" office:value="0.43498975203551" calcext:value-type="float">
            <text:p>0.435</text:p>
          </table:table-cell>
          <table:table-cell table:formula="of:=2*PI()/[.K22]" office:value-type="float" office:value="14.4444444444444" calcext:value-type="float">
            <text:p>14.444</text:p>
          </table:table-cell>
          <table:table-cell/>
        </table:table-row>
        <table:table-row table:style-name="ro1">
          <table:table-cell office:value-type="float" office:value="-609.116331913108" calcext:value-type="float">
            <text:p>-609.116331913108</text:p>
          </table:table-cell>
          <table:table-cell office:value-type="float" office:value="-49.7741303263865" calcext:value-type="float">
            <text:p>-49.7741303263865</text:p>
          </table:table-cell>
          <table:table-cell table:formula="of:=SQRT([.A23]^2+[.B23]^2)" office:value-type="float" office:value="611.146602586506" calcext:value-type="float">
            <text:p>61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IN(2*PI()*[.E23]/7)" office:value-type="float" office:value="-0.974927912181824" calcext:value-type="float">
            <text:p>-0.975</text:p>
          </table:table-cell>
          <table:table-cell/>
          <table:table-cell office:value-type="float" office:value="0.14834309927849" calcext:value-type="float">
            <text:p>0.14834309927849</text:p>
          </table:table-cell>
          <table:table-cell office:value-type="float" office:value="-0.634763573960744" calcext:value-type="float">
            <text:p>-0.634763573960744</text:p>
          </table:table-cell>
          <table:table-cell table:formula="of:=SQRT([.H23]^2+[.I23]^2)" office:value-type="float" office:value="0.651866911210382" calcext:value-type="float">
            <text:p>0.652</text:p>
          </table:table-cell>
          <table:table-cell table:formula="of:=2*PI()*[.E23]/[.$K$1]" office:value-type="float" office:value="0.459155849370816" calcext:value-type="float">
            <text:p>0.459</text:p>
          </table:table-cell>
          <table:table-cell table:formula="of:=2*PI()/[.K23]" office:value-type="float" office:value="13.6842105263158" calcext:value-type="float">
            <text:p>13.684</text:p>
          </table:table-cell>
          <table:table-cell/>
        </table:table-row>
        <table:table-row table:style-name="ro1">
          <table:table-cell office:value-type="float" office:value="749.620777601991" calcext:value-type="float">
            <text:p>749.620777601991</text:p>
          </table:table-cell>
          <table:table-cell office:value-type="float" office:value="688.173000756534" calcext:value-type="float">
            <text:p>688.173000756534</text:p>
          </table:table-cell>
          <table:table-cell table:formula="of:=SQRT([.A24]^2+[.B24]^2)" office:value-type="float" office:value="1017.60178320543" calcext:value-type="float">
            <text:p>1,01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IN(2*PI()*[.E24]/7)" office:value-type="float" office:value="-0.78183148246803" calcext:value-type="float">
            <text:p>-0.782</text:p>
          </table:table-cell>
          <table:table-cell/>
          <table:table-cell office:value-type="float" office:value="0.170926778219922" calcext:value-type="float">
            <text:p>0.170926778219922</text:p>
          </table:table-cell>
          <table:table-cell office:value-type="float" office:value="-0.693477199605083" calcext:value-type="float">
            <text:p>-0.693477199605083</text:p>
          </table:table-cell>
          <table:table-cell table:formula="of:=SQRT([.H24]^2+[.I24]^2)" office:value-type="float" office:value="0.714231468002321" calcext:value-type="float">
            <text:p>0.714</text:p>
          </table:table-cell>
          <table:table-cell table:formula="of:=2*PI()*[.E24]/[.$K$1]" office:value-type="float" office:value="0.483321946706122" calcext:value-type="float">
            <text:p>0.483</text:p>
          </table:table-cell>
          <table:table-cell table:formula="of:=2*PI()/[.K24]" office:value-type="float" office:value="13" calcext:value-type="float">
            <text:p>13.000</text:p>
          </table:table-cell>
          <table:table-cell/>
        </table:table-row>
        <table:table-row table:style-name="ro1">
          <table:table-cell office:value-type="float" office:value="1265.78713650047" calcext:value-type="float">
            <text:p>1265.78713650047</text:p>
          </table:table-cell>
          <table:table-cell office:value-type="float" office:value="2505.80320690316" calcext:value-type="float">
            <text:p>2505.80320690316</text:p>
          </table:table-cell>
          <table:table-cell table:formula="of:=SQRT([.A25]^2+[.B25]^2)" office:value-type="float" office:value="2807.35939748658" calcext:value-type="float">
            <text:p>2,80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SIN(2*PI()*[.E25]/7)" office:value-type="float" office:value="-7.34788079488412E-016" calcext:value-type="float">
            <text:p>0.000</text:p>
          </table:table-cell>
          <table:table-cell/>
          <table:table-cell office:value-type="float" office:value="0.196695256884924" calcext:value-type="float">
            <text:p>0.196695256884924</text:p>
          </table:table-cell>
          <table:table-cell office:value-type="float" office:value="-0.758463382757207" calcext:value-type="float">
            <text:p>-0.758463382757207</text:p>
          </table:table-cell>
          <table:table-cell table:formula="of:=SQRT([.H25]^2+[.I25]^2)" office:value-type="float" office:value="0.783553270087319" calcext:value-type="float">
            <text:p>0.784</text:p>
          </table:table-cell>
          <table:table-cell table:formula="of:=2*PI()*[.E25]/[.$K$1]" office:value-type="float" office:value="0.507488044041428" calcext:value-type="float">
            <text:p>0.507</text:p>
          </table:table-cell>
          <table:table-cell table:formula="of:=2*PI()/[.K25]" office:value-type="float" office:value="12.3809523809524" calcext:value-type="float">
            <text:p>12.381</text:p>
          </table:table-cell>
          <table:table-cell/>
        </table:table-row>
        <table:table-row table:style-name="ro1">
          <table:table-cell office:value-type="float" office:value="923.57403650307" calcext:value-type="float">
            <text:p>923.57403650307</text:p>
          </table:table-cell>
          <table:table-cell office:value-type="float" office:value="3196.12457397408" calcext:value-type="float">
            <text:p>3196.12457397408</text:p>
          </table:table-cell>
          <table:table-cell table:formula="of:=SQRT([.A26]^2+[.B26]^2)" office:value-type="float" office:value="3326.89063440077" calcext:value-type="float">
            <text:p>3,3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SIN(2*PI()*[.E26]/7)" office:value-type="float" office:value="0.781831482468027" calcext:value-type="float">
            <text:p>0.782</text:p>
          </table:table-cell>
          <table:table-cell/>
          <table:table-cell office:value-type="float" office:value="0.226259059562675" calcext:value-type="float">
            <text:p>0.226259059562675</text:p>
          </table:table-cell>
          <table:table-cell office:value-type="float" office:value="-0.831007628303244" calcext:value-type="float">
            <text:p>-0.831007628303244</text:p>
          </table:table-cell>
          <table:table-cell table:formula="of:=SQRT([.H26]^2+[.I26]^2)" office:value-type="float" office:value="0.861258869523194" calcext:value-type="float">
            <text:p>0.861</text:p>
          </table:table-cell>
          <table:table-cell table:formula="of:=2*PI()*[.E26]/[.$K$1]" office:value-type="float" office:value="0.531654141376734" calcext:value-type="float">
            <text:p>0.532</text:p>
          </table:table-cell>
          <table:table-cell table:formula="of:=2*PI()/[.K26]" office:value-type="float" office:value="11.8181818181818" calcext:value-type="float">
            <text:p>11.818</text:p>
          </table:table-cell>
          <table:table-cell/>
        </table:table-row>
        <table:table-row table:style-name="ro1">
          <table:table-cell office:value-type="float" office:value="202.073221254661" calcext:value-type="float">
            <text:p>202.073221254661</text:p>
          </table:table-cell>
          <table:table-cell office:value-type="float" office:value="3321.86130742549" calcext:value-type="float">
            <text:p>3321.86130742549</text:p>
          </table:table-cell>
          <table:table-cell table:formula="of:=SQRT([.A27]^2+[.B27]^2)" office:value-type="float" office:value="3328.00182279379" calcext:value-type="float">
            <text:p>3,3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SIN(2*PI()*[.E27]/7)" office:value-type="float" office:value="0.974927912181824" calcext:value-type="float">
            <text:p>0.975</text:p>
          </table:table-cell>
          <table:table-cell/>
          <table:table-cell office:value-type="float" office:value="0.26040286673678" calcext:value-type="float">
            <text:p>0.26040286673678</text:p>
          </table:table-cell>
          <table:table-cell office:value-type="float" office:value="-0.912755912049935" calcext:value-type="float">
            <text:p>-0.912755912049935</text:p>
          </table:table-cell>
          <table:table-cell table:formula="of:=SQRT([.H27]^2+[.I27]^2)" office:value-type="float" office:value="0.949174909058832" calcext:value-type="float">
            <text:p>0.949</text:p>
          </table:table-cell>
          <table:table-cell table:formula="of:=2*PI()*[.E27]/[.$K$1]" office:value-type="float" office:value="0.55582023871204" calcext:value-type="float">
            <text:p>0.556</text:p>
          </table:table-cell>
          <table:table-cell table:formula="of:=2*PI()/[.K27]" office:value-type="float" office:value="11.304347826087" calcext:value-type="float">
            <text:p>11.304</text:p>
          </table:table-cell>
          <table:table-cell/>
        </table:table-row>
        <table:table-row table:style-name="ro1">
          <table:table-cell office:value-type="float" office:value="-755.120585072743" calcext:value-type="float">
            <text:p>-755.120585072743</text:p>
          </table:table-cell>
          <table:table-cell office:value-type="float" office:value="4049.69957448646" calcext:value-type="float">
            <text:p>4049.69957448646</text:p>
          </table:table-cell>
          <table:table-cell table:formula="of:=SQRT([.A28]^2+[.B28]^2)" office:value-type="float" office:value="4119.49921004926" calcext:value-type="float">
            <text:p>4,11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SIN(2*PI()*[.E28]/7)" office:value-type="float" office:value="0.433883739117559" calcext:value-type="float">
            <text:p>0.434</text:p>
          </table:table-cell>
          <table:table-cell/>
          <table:table-cell office:value-type="float" office:value="0.3001516401409" calcext:value-type="float">
            <text:p>0.3001516401409</text:p>
          </table:table-cell>
          <table:table-cell office:value-type="float" office:value="-1.00585208657785" calcext:value-type="float">
            <text:p>-1.00585208657785</text:p>
          </table:table-cell>
          <table:table-cell table:formula="of:=SQRT([.H28]^2+[.I28]^2)" office:value-type="float" office:value="1.04968063102655" calcext:value-type="float">
            <text:p>1.050</text:p>
          </table:table-cell>
          <table:table-cell table:formula="of:=2*PI()*[.E28]/[.$K$1]" office:value-type="float" office:value="0.579986336047346" calcext:value-type="float">
            <text:p>0.580</text:p>
          </table:table-cell>
          <table:table-cell table:formula="of:=2*PI()/[.K28]" office:value-type="float" office:value="10.8333333333333" calcext:value-type="float">
            <text:p>10.833</text:p>
          </table:table-cell>
          <table:table-cell/>
        </table:table-row>
        <table:table-row table:style-name="ro1">
          <table:table-cell office:value-type="float" office:value="-2042.38753285063" calcext:value-type="float">
            <text:p>-2042.38753285063</text:p>
          </table:table-cell>
          <table:table-cell office:value-type="float" office:value="3565.1535330632" calcext:value-type="float">
            <text:p>3565.1535330632</text:p>
          </table:table-cell>
          <table:table-cell table:formula="of:=SQRT([.A29]^2+[.B29]^2)" office:value-type="float" office:value="4108.73052762733" calcext:value-type="float">
            <text:p>4,10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IN(2*PI()*[.E29]/7)" office:value-type="float" office:value="-0.433883739117557" calcext:value-type="float">
            <text:p>-0.434</text:p>
          </table:table-cell>
          <table:table-cell/>
          <table:table-cell office:value-type="float" office:value="0.346869434984369" calcext:value-type="float">
            <text:p>0.346869434984369</text:p>
          </table:table-cell>
          <table:table-cell office:value-type="float" office:value="-1.11314315346455" calcext:value-type="float">
            <text:p>-1.11314315346455</text:p>
          </table:table-cell>
          <table:table-cell table:formula="of:=SQRT([.H29]^2+[.I29]^2)" office:value-type="float" office:value="1.16593571222061" calcext:value-type="float">
            <text:p>1.166</text:p>
          </table:table-cell>
          <table:table-cell table:formula="of:=2*PI()*[.E29]/[.$K$1]" office:value-type="float" office:value="0.604152433382653" calcext:value-type="float">
            <text:p>0.604</text:p>
          </table:table-cell>
          <table:table-cell table:formula="of:=2*PI()/[.K29]" office:value-type="float" office:value="10.4" calcext:value-type="float">
            <text:p>10.400</text:p>
          </table:table-cell>
          <table:table-cell/>
        </table:table-row>
        <table:table-row table:style-name="ro1">
          <table:table-cell office:value-type="float" office:value="-2609.28595139622" calcext:value-type="float">
            <text:p>-2609.28595139622</text:p>
          </table:table-cell>
          <table:table-cell office:value-type="float" office:value="1687.32552891914" calcext:value-type="float">
            <text:p>1687.32552891914</text:p>
          </table:table-cell>
          <table:table-cell table:formula="of:=SQRT([.A30]^2+[.B30]^2)" office:value-type="float" office:value="3107.32048824963" calcext:value-type="float">
            <text:p>3,10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IN(2*PI()*[.E30]/7)" office:value-type="float" office:value="-0.974927912181824" calcext:value-type="float">
            <text:p>-0.975</text:p>
          </table:table-cell>
          <table:table-cell/>
          <table:table-cell office:value-type="float" office:value="0.402411431954731" calcext:value-type="float">
            <text:p>0.402411431954731</text:p>
          </table:table-cell>
          <table:table-cell office:value-type="float" office:value="-1.23849503929853" calcext:value-type="float">
            <text:p>-1.23849503929853</text:p>
          </table:table-cell>
          <table:table-cell table:formula="of:=SQRT([.H30]^2+[.I30]^2)" office:value-type="float" office:value="1.30223074872886" calcext:value-type="float">
            <text:p>1.302</text:p>
          </table:table-cell>
          <table:table-cell table:formula="of:=2*PI()*[.E30]/[.$K$1]" office:value-type="float" office:value="0.628318530717959" calcext:value-type="float">
            <text:p>0.628</text:p>
          </table:table-cell>
          <table:table-cell table:formula="of:=2*PI()/[.K30]" office:value-type="float" office:value="10" calcext:value-type="float">
            <text:p>10.000</text:p>
          </table:table-cell>
          <table:table-cell/>
        </table:table-row>
        <table:table-row table:style-name="ro1">
          <table:table-cell office:value-type="float" office:value="-2026.93930745948" calcext:value-type="float">
            <text:p>-2026.93930745948</text:p>
          </table:table-cell>
          <table:table-cell office:value-type="float" office:value="577.768819550996" calcext:value-type="float">
            <text:p>577.768819550996</text:p>
          </table:table-cell>
          <table:table-cell table:formula="of:=SQRT([.A31]^2+[.B31]^2)" office:value-type="float" office:value="2107.67639000148" calcext:value-type="float">
            <text:p>2,10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SIN(2*PI()*[.E31]/7)" office:value-type="float" office:value="-0.78183148246803" calcext:value-type="float">
            <text:p>-0.782</text:p>
          </table:table-cell>
          <table:table-cell/>
          <table:table-cell office:value-type="float" office:value="0.469365916553865" calcext:value-type="float">
            <text:p>0.469365916553865</text:p>
          </table:table-cell>
          <table:table-cell office:value-type="float" office:value="-1.38729514194208" calcext:value-type="float">
            <text:p>-1.38729514194208</text:p>
          </table:table-cell>
          <table:table-cell table:formula="of:=SQRT([.H31]^2+[.I31]^2)" office:value-type="float" office:value="1.46454504009899" calcext:value-type="float">
            <text:p>1.465</text:p>
          </table:table-cell>
          <table:table-cell table:formula="of:=2*PI()*[.E31]/[.$K$1]" office:value-type="float" office:value="0.652484628053265" calcext:value-type="float">
            <text:p>0.652</text:p>
          </table:table-cell>
          <table:table-cell table:formula="of:=2*PI()/[.K31]" office:value-type="float" office:value="9.62962962962963" calcext:value-type="float">
            <text:p>9.630</text:p>
          </table:table-cell>
          <table:table-cell/>
        </table:table-row>
        <table:table-row table:style-name="ro1">
          <table:table-cell office:value-type="float" office:value="-834.890873736499" calcext:value-type="float">
            <text:p>-834.890873736499</text:p>
          </table:table-cell>
          <table:table-cell office:value-type="float" office:value="6.49960206219853" calcext:value-type="float">
            <text:p>6.49960206219853</text:p>
          </table:table-cell>
          <table:table-cell table:formula="of:=SQRT([.A32]^2+[.B32]^2)" office:value-type="float" office:value="834.916172963168" calcext:value-type="float">
            <text:p>83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IN(2*PI()*[.E32]/7)" office:value-type="float" office:value="-9.79717439317883E-016" calcext:value-type="float">
            <text:p>0.000</text:p>
          </table:table-cell>
          <table:table-cell/>
          <table:table-cell office:value-type="float" office:value="0.551455070162414" calcext:value-type="float">
            <text:p>0.551455070162414</text:p>
          </table:table-cell>
          <table:table-cell office:value-type="float" office:value="-1.56728464621109" calcext:value-type="float">
            <text:p>-1.56728464621109</text:p>
          </table:table-cell>
          <table:table-cell table:formula="of:=SQRT([.H32]^2+[.I32]^2)" office:value-type="float" office:value="1.66147038994285" calcext:value-type="float">
            <text:p>1.661</text:p>
          </table:table-cell>
          <table:table-cell table:formula="of:=2*PI()*[.E32]/[.$K$1]" office:value-type="float" office:value="0.676650725388571" calcext:value-type="float">
            <text:p>0.677</text:p>
          </table:table-cell>
          <table:table-cell table:formula="of:=2*PI()/[.K32]" office:value-type="float" office:value="9.28571428571429" calcext:value-type="float">
            <text:p>9.286</text:p>
          </table:table-cell>
          <table:table-cell/>
        </table:table-row>
        <table:table-row table:style-name="ro1">
          <table:table-cell office:value-type="float" office:value="34.1077973734418" calcext:value-type="float">
            <text:p>34.1077973734418</text:p>
          </table:table-cell>
          <table:table-cell office:value-type="float" office:value="226.300374898979" calcext:value-type="float">
            <text:p>226.300374898979</text:p>
          </table:table-cell>
          <table:table-cell table:formula="of:=SQRT([.A33]^2+[.B33]^2)" office:value-type="float" office:value="228.85629010601" calcext:value-type="float">
            <text:p>2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SIN(2*PI()*[.E33]/7)" office:value-type="float" office:value="0.781831482468029" calcext:value-type="float">
            <text:p>0.782</text:p>
          </table:table-cell>
          <table:table-cell/>
          <table:table-cell office:value-type="float" office:value="0.654231093671853" calcext:value-type="float">
            <text:p>0.654231093671853</text:p>
          </table:table-cell>
          <table:table-cell office:value-type="float" office:value="-1.79000409811492" calcext:value-type="float">
            <text:p>-1.79000409811492</text:p>
          </table:table-cell>
          <table:table-cell table:formula="of:=SQRT([.H33]^2+[.I33]^2)" office:value-type="float" office:value="1.90581557218827" calcext:value-type="float">
            <text:p>1.906</text:p>
          </table:table-cell>
          <table:table-cell table:formula="of:=2*PI()*[.E33]/[.$K$1]" office:value-type="float" office:value="0.700816822723877" calcext:value-type="float">
            <text:p>0.701</text:p>
          </table:table-cell>
          <table:table-cell table:formula="of:=2*PI()/[.K33]" office:value-type="float" office:value="8.96551724137931" calcext:value-type="float">
            <text:p>8.966</text:p>
          </table:table-cell>
          <table:table-cell/>
        </table:table-row>
        <table:table-row table:style-name="ro1">
          <table:table-cell office:value-type="float" office:value="398.723102956396" calcext:value-type="float">
            <text:p>398.723102956396</text:p>
          </table:table-cell>
          <table:table-cell office:value-type="float" office:value="2066.08336858301" calcext:value-type="float">
            <text:p>2066.08336858301</text:p>
          </table:table-cell>
          <table:table-cell table:formula="of:=SQRT([.A34]^2+[.B34]^2)" office:value-type="float" office:value="2104.20545545498" calcext:value-type="float">
            <text:p>2,10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IN(2*PI()*[.E34]/7)" office:value-type="float" office:value="0.974927912181825" calcext:value-type="float">
            <text:p>0.975</text:p>
          </table:table-cell>
          <table:table-cell/>
          <table:table-cell office:value-type="float" office:value="0.786357088079125" calcext:value-type="float">
            <text:p>0.786357088079125</text:p>
          </table:table-cell>
          <table:table-cell office:value-type="float" office:value="-2.07345323420903" calcext:value-type="float">
            <text:p>-2.07345323420903</text:p>
          </table:table-cell>
          <table:table-cell table:formula="of:=SQRT([.H34]^2+[.I34]^2)" office:value-type="float" office:value="2.21755851882745" calcext:value-type="float">
            <text:p>2.218</text:p>
          </table:table-cell>
          <table:table-cell table:formula="of:=2*PI()*[.E34]/[.$K$1]" office:value-type="float" office:value="0.724982920059183" calcext:value-type="float">
            <text:p>0.725</text:p>
          </table:table-cell>
          <table:table-cell table:formula="of:=2*PI()/[.K34]" office:value-type="float" office:value="8.66666666666667" calcext:value-type="float">
            <text:p>8.667</text:p>
          </table:table-cell>
          <table:table-cell/>
        </table:table-row>
        <table:table-row table:style-name="ro1">
          <table:table-cell office:value-type="float" office:value="-595.677326761154" calcext:value-type="float">
            <text:p>-595.677326761154</text:p>
          </table:table-cell>
          <table:table-cell office:value-type="float" office:value="3384.16059995442" calcext:value-type="float">
            <text:p>3384.16059995442</text:p>
          </table:table-cell>
          <table:table-cell table:formula="of:=SQRT([.A35]^2+[.B35]^2)" office:value-type="float" office:value="3436.18603162011" calcext:value-type="float">
            <text:p>3,4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SIN(2*PI()*[.E35]/7)" office:value-type="float" office:value="0.433883739117559" calcext:value-type="float">
            <text:p>0.434</text:p>
          </table:table-cell>
          <table:table-cell/>
          <table:table-cell office:value-type="float" office:value="0.962139041435572" calcext:value-type="float">
            <text:p>0.962139041435572</text:p>
          </table:table-cell>
          <table:table-cell office:value-type="float" office:value="-2.44734875537087" calcext:value-type="float">
            <text:p>-2.44734875537087</text:p>
          </table:table-cell>
          <table:table-cell table:formula="of:=SQRT([.H35]^2+[.I35]^2)" office:value-type="float" office:value="2.6296820084318" calcext:value-type="float">
            <text:p>2.630</text:p>
          </table:table-cell>
          <table:table-cell table:formula="of:=2*PI()*[.E35]/[.$K$1]" office:value-type="float" office:value="0.749149017394489" calcext:value-type="float">
            <text:p>0.749</text:p>
          </table:table-cell>
          <table:table-cell table:formula="of:=2*PI()/[.K35]" office:value-type="float" office:value="8.38709677419355" calcext:value-type="float">
            <text:p>8.387</text:p>
          </table:table-cell>
          <table:table-cell/>
        </table:table-row>
        <table:table-row table:style-name="ro1">
          <table:table-cell office:value-type="float" office:value="-1258.51803331708" calcext:value-type="float">
            <text:p>-1258.51803331708</text:p>
          </table:table-cell>
          <table:table-cell office:value-type="float" office:value="3201.60038989736" calcext:value-type="float">
            <text:p>3201.60038989736</text:p>
          </table:table-cell>
          <table:table-cell table:formula="of:=SQRT([.A36]^2+[.B36]^2)" office:value-type="float" office:value="3440.07451907298" calcext:value-type="float">
            <text:p>3,44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SIN(2*PI()*[.E36]/7)" office:value-type="float" office:value="-0.433883739117557" calcext:value-type="float">
            <text:p>-0.434</text:p>
          </table:table-cell>
          <table:table-cell/>
          <table:table-cell office:value-type="float" office:value="1.20701181526096" calcext:value-type="float">
            <text:p>1.20701181526096</text:p>
          </table:table-cell>
          <table:table-cell office:value-type="float" office:value="-2.96451613944751" calcext:value-type="float">
            <text:p>-2.96451613944751</text:p>
          </table:table-cell>
          <table:table-cell table:formula="of:=SQRT([.H36]^2+[.I36]^2)" office:value-type="float" office:value="3.20081762417423" calcext:value-type="float">
            <text:p>3.201</text:p>
          </table:table-cell>
          <table:table-cell table:formula="of:=2*PI()*[.E36]/[.$K$1]" office:value-type="float" office:value="0.773315114729795" calcext:value-type="float">
            <text:p>0.773</text:p>
          </table:table-cell>
          <table:table-cell table:formula="of:=2*PI()/[.K36]" office:value-type="float" office:value="8.125" calcext:value-type="float">
            <text:p>8.125</text:p>
          </table:table-cell>
          <table:table-cell/>
        </table:table-row>
        <table:table-row table:style-name="ro1">
          <table:table-cell office:value-type="float" office:value="-1692.11013430647" calcext:value-type="float">
            <text:p>-1692.11013430647</text:p>
          </table:table-cell>
          <table:table-cell office:value-type="float" office:value="3730.02944568437" calcext:value-type="float">
            <text:p>3730.02944568437</text:p>
          </table:table-cell>
          <table:table-cell table:formula="of:=SQRT([.A37]^2+[.B37]^2)" office:value-type="float" office:value="4095.89506363323" calcext:value-type="float">
            <text:p>4,0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SIN(2*PI()*[.E37]/7)" office:value-type="float" office:value="-0.974927912181823" calcext:value-type="float">
            <text:p>-0.975</text:p>
          </table:table-cell>
          <table:table-cell/>
          <table:table-cell office:value-type="float" office:value="1.57097036907005" calcext:value-type="float">
            <text:p>1.57097036907005</text:p>
          </table:table-cell>
          <table:table-cell office:value-type="float" office:value="-3.72877990705931" calcext:value-type="float">
            <text:p>-3.72877990705931</text:p>
          </table:table-cell>
          <table:table-cell table:formula="of:=SQRT([.H37]^2+[.I37]^2)" office:value-type="float" office:value="4.04620161333877" calcext:value-type="float">
            <text:p>4.046</text:p>
          </table:table-cell>
          <table:table-cell table:formula="of:=2*PI()*[.E37]/[.$K$1]" office:value-type="float" office:value="0.797481212065101" calcext:value-type="float">
            <text:p>0.797</text:p>
          </table:table-cell>
          <table:table-cell table:formula="of:=2*PI()/[.K37]" office:value-type="float" office:value="7.87878787878788" calcext:value-type="float">
            <text:p>7.879</text:p>
          </table:table-cell>
          <table:table-cell/>
        </table:table-row>
        <table:table-row table:style-name="ro1">
          <table:table-cell office:value-type="float" office:value="-3083.9351411407" calcext:value-type="float">
            <text:p>-3083.9351411407</text:p>
          </table:table-cell>
          <table:table-cell office:value-type="float" office:value="3742.12232997582" calcext:value-type="float">
            <text:p>3742.12232997582</text:p>
          </table:table-cell>
          <table:table-cell table:formula="of:=SQRT([.A38]^2+[.B38]^2)" office:value-type="float" office:value="4849.13760242645" calcext:value-type="float">
            <text:p>4,8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SIN(2*PI()*[.E38]/7)" office:value-type="float" office:value="-0.781831482468028" calcext:value-type="float">
            <text:p>-0.782</text:p>
          </table:table-cell>
          <table:table-cell/>
          <table:table-cell office:value-type="float" office:value="2.16764243306591" calcext:value-type="float">
            <text:p>2.16764243306591</text:p>
          </table:table-cell>
          <table:table-cell office:value-type="float" office:value="-4.97609889972936" calcext:value-type="float">
            <text:p>-4.97609889972936</text:p>
          </table:table-cell>
          <table:table-cell table:formula="of:=SQRT([.H38]^2+[.I38]^2)" office:value-type="float" office:value="5.42772825199601" calcext:value-type="float">
            <text:p>5.428</text:p>
          </table:table-cell>
          <table:table-cell table:formula="of:=2*PI()*[.E38]/[.$K$1]" office:value-type="float" office:value="0.821647309400407" calcext:value-type="float">
            <text:p>0.822</text:p>
          </table:table-cell>
          <table:table-cell table:formula="of:=2*PI()/[.K38]" office:value-type="float" office:value="7.64705882352941" calcext:value-type="float">
            <text:p>7.647</text:p>
          </table:table-cell>
          <table:table-cell/>
        </table:table-row>
        <table:table-row table:style-name="ro1">
          <table:table-cell office:value-type="float" office:value="-4023.82203584698" calcext:value-type="float">
            <text:p>-4023.82203584698</text:p>
          </table:table-cell>
          <table:table-cell office:value-type="float" office:value="890.038873000718" calcext:value-type="float">
            <text:p>890.038873000718</text:p>
          </table:table-cell>
          <table:table-cell table:formula="of:=SQRT([.A39]^2+[.B39]^2)" office:value-type="float" office:value="4121.08152935854" calcext:value-type="float">
            <text:p>4,1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IN(2*PI()*[.E39]/7)" office:value-type="float" office:value="-1.22464679914735E-015" calcext:value-type="float">
            <text:p>0.000</text:p>
          </table:table-cell>
          <table:table-cell/>
          <table:table-cell office:value-type="float" office:value="3.32276469021637" calcext:value-type="float">
            <text:p>3.32276469021637</text:p>
          </table:table-cell>
          <table:table-cell office:value-type="float" office:value="-7.38288028302094" calcext:value-type="float">
            <text:p>-7.38288028302094</text:p>
          </table:table-cell>
          <table:table-cell table:formula="of:=SQRT([.H39]^2+[.I39]^2)" office:value-type="float" office:value="8.09615257143589" calcext:value-type="float">
            <text:p>8.096</text:p>
          </table:table-cell>
          <table:table-cell table:formula="of:=2*PI()*[.E39]/[.$K$1]" office:value-type="float" office:value="0.845813406735713" calcext:value-type="float">
            <text:p>0.846</text:p>
          </table:table-cell>
          <table:table-cell table:formula="of:=2*PI()/[.K39]" office:value-type="float" office:value="7.42857142857143" calcext:value-type="float">
            <text:p>7.429</text:p>
          </table:table-cell>
          <table:table-cell/>
        </table:table-row>
        <table:table-row table:style-name="ro1">
          <table:table-cell office:value-type="float" office:value="-4700.66947931985" calcext:value-type="float">
            <text:p>-4700.66947931985</text:p>
          </table:table-cell>
          <table:table-cell office:value-type="float" office:value="-2704.03061737447" calcext:value-type="float">
            <text:p>-2704.03061737447</text:p>
          </table:table-cell>
          <table:table-cell table:formula="of:=SQRT([.A40]^2+[.B40]^2)" office:value-type="float" office:value="5422.92127303243" calcext:value-type="float">
            <text:p>5,42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IN(2*PI()*[.E40]/7)" office:value-type="float" office:value="0.781831482468029" calcext:value-type="float">
            <text:p>0.782</text:p>
          </table:table-cell>
          <table:table-cell/>
          <table:table-cell office:value-type="float" office:value="6.50215895807662" calcext:value-type="float">
            <text:p>6.50215895807662</text:p>
          </table:table-cell>
          <table:table-cell office:value-type="float" office:value="-13.9929419749833" calcext:value-type="float">
            <text:p>-13.9929419749833</text:p>
          </table:table-cell>
          <table:table-cell table:formula="of:=SQRT([.H40]^2+[.I40]^2)" office:value-type="float" office:value="15.4298572978283" calcext:value-type="float">
            <text:p>15.430</text:p>
          </table:table-cell>
          <table:table-cell table:formula="of:=2*PI()*[.E40]/[.$K$1]" office:value-type="float" office:value="0.86997950407102" calcext:value-type="float">
            <text:p>0.870</text:p>
          </table:table-cell>
          <table:table-cell table:formula="of:=2*PI()/[.K40]" office:value-type="float" office:value="7.22222222222222" calcext:value-type="float">
            <text:p>7.222</text:p>
          </table:table-cell>
          <table:table-cell/>
        </table:table-row>
        <table:table-row table:style-name="ro1">
          <table:table-cell table:style-name="ce91" office:value-type="float" office:value="-4094.50082018515" calcext:value-type="float">
            <text:p>-4094.50082018515</text:p>
          </table:table-cell>
          <table:table-cell table:style-name="ce91" office:value-type="float" office:value="-3549.27169596843" calcext:value-type="float">
            <text:p>-3549.27169596843</text:p>
          </table:table-cell>
          <table:table-cell table:style-name="ce93" table:formula="of:=SQRT([.A41]^2+[.B41]^2)" office:value-type="float" office:value="5418.69601825933" calcext:value-type="float">
            <text:p>5,419</text:p>
          </table:table-cell>
          <table:table-cell table:style-name="ce91"/>
          <table:table-cell table:style-name="ce91" office:value-type="float" office:value="37" calcext:value-type="float">
            <text:p>37</text:p>
          </table:table-cell>
          <table:table-cell table:style-name="ce95" table:formula="of:=SIN(2*PI()*[.E41]/7)" office:value-type="float" office:value="0.974927912181824" calcext:value-type="float">
            <text:p>0.975</text:p>
          </table:table-cell>
          <table:table-cell table:style-name="ce91"/>
          <table:table-cell table:style-name="ce91" office:value-type="float" office:value="54.214708324869" calcext:value-type="float">
            <text:p>54.214708324869</text:p>
          </table:table-cell>
          <table:table-cell table:style-name="ce91" office:value-type="float" office:value="-113.076896408492" calcext:value-type="float">
            <text:p>-113.076896408492</text:p>
          </table:table-cell>
          <table:table-cell table:style-name="ce95" table:formula="of:=SQRT([.H41]^2+[.I41]^2)" office:value-type="float" office:value="125.401830529412" calcext:value-type="float">
            <text:p>125.402</text:p>
          </table:table-cell>
          <table:table-cell table:style-name="ce95" table:formula="of:=2*PI()*[.E41]/[.$K$1]" office:value-type="float" office:value="0.894145601406326" calcext:value-type="float">
            <text:p>0.894</text:p>
          </table:table-cell>
          <table:table-cell table:style-name="ce95" table:formula="of:=2*PI()/[.K41]" office:value-type="float" office:value="7.02702702702703" calcext:value-type="float">
            <text:p>7.027</text:p>
          </table:table-cell>
          <table:table-cell office:value-type="string" calcext:value-type="string">
            <text:p>7 day period!</text:p>
          </table:table-cell>
        </table:table-row>
        <table:table-row table:style-name="ro1">
          <table:table-cell office:value-type="float" office:value="185.125128605913" calcext:value-type="float">
            <text:p>185.125128605913</text:p>
          </table:table-cell>
          <table:table-cell office:value-type="float" office:value="-1891.50405545346" calcext:value-type="float">
            <text:p>-1891.50405545346</text:p>
          </table:table-cell>
          <table:table-cell table:formula="of:=SQRT([.A42]^2+[.B42]^2)" office:value-type="float" office:value="1900.54173988319" calcext:value-type="float">
            <text:p>1,90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SIN(2*PI()*[.E42]/7)" office:value-type="float" office:value="0.433883739117559" calcext:value-type="float">
            <text:p>0.434</text:p>
          </table:table-cell>
          <table:table-cell/>
          <table:table-cell office:value-type="float" office:value="-9.40549971502405" calcext:value-type="float">
            <text:p>-9.40549971502405</text:p>
          </table:table-cell>
          <table:table-cell office:value-type="float" office:value="19.0241519428693" calcext:value-type="float">
            <text:p>19.0241519428693</text:p>
          </table:table-cell>
          <table:table-cell table:formula="of:=SQRT([.H42]^2+[.I42]^2)" office:value-type="float" office:value="21.2222002166292" calcext:value-type="float">
            <text:p>21.222</text:p>
          </table:table-cell>
          <table:table-cell table:formula="of:=2*PI()*[.E42]/[.$K$1]" office:value-type="float" office:value="0.918311698741632" calcext:value-type="float">
            <text:p>0.918</text:p>
          </table:table-cell>
          <table:table-cell table:formula="of:=2*PI()/[.K42]" office:value-type="float" office:value="6.8421052631579" calcext:value-type="float">
            <text:p>6.842</text:p>
          </table:table-cell>
          <table:table-cell/>
        </table:table-row>
        <table:table-row table:style-name="ro1">
          <table:table-cell office:value-type="float" office:value="2768.40917651867" calcext:value-type="float">
            <text:p>2768.40917651867</text:p>
          </table:table-cell>
          <table:table-cell office:value-type="float" office:value="401.083310063482" calcext:value-type="float">
            <text:p>401.083310063482</text:p>
          </table:table-cell>
          <table:table-cell table:formula="of:=SQRT([.A43]^2+[.B43]^2)" office:value-type="float" office:value="2797.31249420658" calcext:value-type="float">
            <text:p>2,79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SIN(2*PI()*[.E43]/7)" office:value-type="float" office:value="-0.433883739117557" calcext:value-type="float">
            <text:p>-0.434</text:p>
          </table:table-cell>
          <table:table-cell/>
          <table:table-cell office:value-type="float" office:value="-4.51318489114721" calcext:value-type="float">
            <text:p>-4.51318489114721</text:p>
          </table:table-cell>
          <table:table-cell office:value-type="float" office:value="8.85762408065322" calcext:value-type="float">
            <text:p>8.85762408065322</text:p>
          </table:table-cell>
          <table:table-cell table:formula="of:=SQRT([.H43]^2+[.I43]^2)" office:value-type="float" office:value="9.94114390881891" calcext:value-type="float">
            <text:p>9.941</text:p>
          </table:table-cell>
          <table:table-cell table:formula="of:=2*PI()*[.E43]/[.$K$1]" office:value-type="float" office:value="0.942477796076938" calcext:value-type="float">
            <text:p>0.942</text:p>
          </table:table-cell>
          <table:table-cell table:formula="of:=2*PI()/[.K43]" office:value-type="float" office:value="6.66666666666667" calcext:value-type="float">
            <text:p>6.667</text:p>
          </table:table-cell>
          <table:table-cell/>
        </table:table-row>
        <table:table-row table:style-name="ro1">
          <table:table-cell office:value-type="float" office:value="1539.83299248795" calcext:value-type="float">
            <text:p>1539.83299248795</text:p>
          </table:table-cell>
          <table:table-cell office:value-type="float" office:value="1776.66140972247" calcext:value-type="float">
            <text:p>1776.66140972247</text:p>
          </table:table-cell>
          <table:table-cell table:formula="of:=SQRT([.A44]^2+[.B44]^2)" office:value-type="float" office:value="2351.0872824188" calcext:value-type="float">
            <text:p>2,35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IN(2*PI()*[.E44]/7)" office:value-type="float" office:value="-0.974927912181823" calcext:value-type="float">
            <text:p>-0.975</text:p>
          </table:table-cell>
          <table:table-cell/>
          <table:table-cell office:value-type="float" office:value="-3.04646137578074" calcext:value-type="float">
            <text:p>-3.04646137578074</text:p>
          </table:table-cell>
          <table:table-cell office:value-type="float" office:value="5.8045471893335" calcext:value-type="float">
            <text:p>5.8045471893335</text:p>
          </table:table-cell>
          <table:table-cell table:formula="of:=SQRT([.H44]^2+[.I44]^2)" office:value-type="float" office:value="6.5554324790454" calcext:value-type="float">
            <text:p>6.555</text:p>
          </table:table-cell>
          <table:table-cell table:formula="of:=2*PI()*[.E44]/[.$K$1]" office:value-type="float" office:value="0.966643893412244" calcext:value-type="float">
            <text:p>0.967</text:p>
          </table:table-cell>
          <table:table-cell table:formula="of:=2*PI()/[.K44]" office:value-type="float" office:value="6.5" calcext:value-type="float">
            <text:p>6.500</text:p>
          </table:table-cell>
          <table:table-cell/>
        </table:table-row>
        <table:table-row table:style-name="ro1">
          <table:table-cell office:value-type="float" office:value="-1620.94680520276" calcext:value-type="float">
            <text:p>-1620.94680520276</text:p>
          </table:table-cell>
          <table:table-cell office:value-type="float" office:value="2542.70451146366" calcext:value-type="float">
            <text:p>2542.70451146366</text:p>
          </table:table-cell>
          <table:table-cell table:formula="of:=SQRT([.A45]^2+[.B45]^2)" office:value-type="float" office:value="3015.42945165605" calcext:value-type="float">
            <text:p>3,01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SIN(2*PI()*[.E45]/7)" office:value-type="float" office:value="-0.781831482468031" calcext:value-type="float">
            <text:p>-0.782</text:p>
          </table:table-cell>
          <table:table-cell/>
          <table:table-cell office:value-type="float" office:value="-2.34095600374805" calcext:value-type="float">
            <text:p>-2.34095600374805</text:p>
          </table:table-cell>
          <table:table-cell office:value-type="float" office:value="4.33228755970785" calcext:value-type="float">
            <text:p>4.33228755970785</text:p>
          </table:table-cell>
          <table:table-cell table:formula="of:=SQRT([.H45]^2+[.I45]^2)" office:value-type="float" office:value="4.92430609441406" calcext:value-type="float">
            <text:p>4.924</text:p>
          </table:table-cell>
          <table:table-cell table:formula="of:=2*PI()*[.E45]/[.$K$1]" office:value-type="float" office:value="0.99080999074755" calcext:value-type="float">
            <text:p>0.991</text:p>
          </table:table-cell>
          <table:table-cell table:formula="of:=2*PI()/[.K45]" office:value-type="float" office:value="6.34146341463415" calcext:value-type="float">
            <text:p>6.341</text:p>
          </table:table-cell>
          <table:table-cell/>
        </table:table-row>
        <table:table-row table:style-name="ro1">
          <table:table-cell office:value-type="float" office:value="-2919.31523239194" calcext:value-type="float">
            <text:p>-2919.31523239194</text:p>
          </table:table-cell>
          <table:table-cell office:value-type="float" office:value="1213.77137050735" calcext:value-type="float">
            <text:p>1213.77137050735</text:p>
          </table:table-cell>
          <table:table-cell table:formula="of:=SQRT([.A46]^2+[.B46]^2)" office:value-type="float" office:value="3161.58858264938" calcext:value-type="float">
            <text:p>3,16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SIN(2*PI()*[.E46]/7)" office:value-type="float" office:value="-1.46957615897682E-015" calcext:value-type="float">
            <text:p>0.000</text:p>
          </table:table-cell>
          <table:table-cell/>
          <table:table-cell office:value-type="float" office:value="-1.92648634416185" calcext:value-type="float">
            <text:p>-1.92648634416185</text:p>
          </table:table-cell>
          <table:table-cell office:value-type="float" office:value="3.46449577127582" calcext:value-type="float">
            <text:p>3.46449577127582</text:p>
          </table:table-cell>
          <table:table-cell table:formula="of:=SQRT([.H46]^2+[.I46]^2)" office:value-type="float" office:value="3.96409896236587" calcext:value-type="float">
            <text:p>3.964</text:p>
          </table:table-cell>
          <table:table-cell table:formula="of:=2*PI()*[.E46]/[.$K$1]" office:value-type="float" office:value="1.01497608808286" calcext:value-type="float">
            <text:p>1.015</text:p>
          </table:table-cell>
          <table:table-cell table:formula="of:=2*PI()/[.K46]" office:value-type="float" office:value="6.19047619047619" calcext:value-type="float">
            <text:p>6.190</text:p>
          </table:table-cell>
          <table:table-cell/>
        </table:table-row>
        <table:table-row table:style-name="ro1">
          <table:table-cell office:value-type="float" office:value="-2332.91700601523" calcext:value-type="float">
            <text:p>-2332.91700601523</text:p>
          </table:table-cell>
          <table:table-cell office:value-type="float" office:value="-244.225103120875" calcext:value-type="float">
            <text:p>-244.225103120875</text:p>
          </table:table-cell>
          <table:table-cell table:formula="of:=SQRT([.A47]^2+[.B47]^2)" office:value-type="float" office:value="2345.66571743492" calcext:value-type="float">
            <text:p>2,34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SIN(2*PI()*[.E47]/7)" office:value-type="float" office:value="0.781831482468029" calcext:value-type="float">
            <text:p>0.782</text:p>
          </table:table-cell>
          <table:table-cell/>
          <table:table-cell office:value-type="float" office:value="-1.65397099576412" calcext:value-type="float">
            <text:p>-1.65397099576412</text:p>
          </table:table-cell>
          <table:table-cell office:value-type="float" office:value="2.89159582495544" calcext:value-type="float">
            <text:p>2.89159582495544</text:p>
          </table:table-cell>
          <table:table-cell table:formula="of:=SQRT([.H47]^2+[.I47]^2)" office:value-type="float" office:value="3.3312079595439" calcext:value-type="float">
            <text:p>3.331</text:p>
          </table:table-cell>
          <table:table-cell table:formula="of:=2*PI()*[.E47]/[.$K$1]" office:value-type="float" office:value="1.03914218541816" calcext:value-type="float">
            <text:p>1.039</text:p>
          </table:table-cell>
          <table:table-cell table:formula="of:=2*PI()/[.K47]" office:value-type="float" office:value="6.04651162790698" calcext:value-type="float">
            <text:p>6.047</text:p>
          </table:table-cell>
          <table:table-cell/>
        </table:table-row>
        <table:table-row table:style-name="ro1">
          <table:table-cell office:value-type="float" office:value="-1350.38008383834" calcext:value-type="float">
            <text:p>-1350.38008383834</text:p>
          </table:table-cell>
          <table:table-cell office:value-type="float" office:value="-1002.4433504891" calcext:value-type="float">
            <text:p>-1002.4433504891</text:p>
          </table:table-cell>
          <table:table-cell table:formula="of:=SQRT([.A48]^2+[.B48]^2)" office:value-type="float" office:value="1681.79042742164" calcext:value-type="float">
            <text:p>1,68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SIN(2*PI()*[.E48]/7)" office:value-type="float" office:value="0.974927912181825" calcext:value-type="float">
            <text:p>0.975</text:p>
          </table:table-cell>
          <table:table-cell/>
          <table:table-cell office:value-type="float" office:value="-1.46129337728265" calcext:value-type="float">
            <text:p>-1.46129337728265</text:p>
          </table:table-cell>
          <table:table-cell office:value-type="float" office:value="2.48459627750667" calcext:value-type="float">
            <text:p>2.48459627750667</text:p>
          </table:table-cell>
          <table:table-cell table:formula="of:=SQRT([.H48]^2+[.I48]^2)" office:value-type="float" office:value="2.88246370257981" calcext:value-type="float">
            <text:p>2.882</text:p>
          </table:table-cell>
          <table:table-cell table:formula="of:=2*PI()*[.E48]/[.$K$1]" office:value-type="float" office:value="1.06330828275347" calcext:value-type="float">
            <text:p>1.063</text:p>
          </table:table-cell>
          <table:table-cell table:formula="of:=2*PI()/[.K48]" office:value-type="float" office:value="5.90909090909091" calcext:value-type="float">
            <text:p>5.909</text:p>
          </table:table-cell>
          <table:table-cell/>
        </table:table-row>
        <table:table-row table:style-name="ro1">
          <table:table-cell office:value-type="float" office:value="-495.255198950639" calcext:value-type="float">
            <text:p>-495.255198950639</text:p>
          </table:table-cell>
          <table:table-cell office:value-type="float" office:value="-1739.90877675296" calcext:value-type="float">
            <text:p>-1739.90877675296</text:p>
          </table:table-cell>
          <table:table-cell table:formula="of:=SQRT([.A49]^2+[.B49]^2)" office:value-type="float" office:value="1809.0219079684" calcext:value-type="float">
            <text:p>1,80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SIN(2*PI()*[.E49]/7)" office:value-type="float" office:value="0.43388373911756" calcext:value-type="float">
            <text:p>0.434</text:p>
          </table:table-cell>
          <table:table-cell/>
          <table:table-cell office:value-type="float" office:value="-1.31796044426807" calcext:value-type="float">
            <text:p>-1.31796044426807</text:p>
          </table:table-cell>
          <table:table-cell office:value-type="float" office:value="2.18017286757135" calcext:value-type="float">
            <text:p>2.18017286757135</text:p>
          </table:table-cell>
          <table:table-cell table:formula="of:=SQRT([.H49]^2+[.I49]^2)" office:value-type="float" office:value="2.54758188585756" calcext:value-type="float">
            <text:p>2.548</text:p>
          </table:table-cell>
          <table:table-cell table:formula="of:=2*PI()*[.E49]/[.$K$1]" office:value-type="float" office:value="1.08747438008877" calcext:value-type="float">
            <text:p>1.087</text:p>
          </table:table-cell>
          <table:table-cell table:formula="of:=2*PI()/[.K49]" office:value-type="float" office:value="5.77777777777778" calcext:value-type="float">
            <text:p>5.778</text:p>
          </table:table-cell>
          <table:table-cell/>
        </table:table-row>
        <table:table-row table:style-name="ro1">
          <table:table-cell office:value-type="float" office:value="102.892089347782" calcext:value-type="float">
            <text:p>102.892089347782</text:p>
          </table:table-cell>
          <table:table-cell office:value-type="float" office:value="-1701.4223988443" calcext:value-type="float">
            <text:p>-1701.4223988443</text:p>
          </table:table-cell>
          <table:table-cell table:formula="of:=SQRT([.A50]^2+[.B50]^2)" office:value-type="float" office:value="1704.53071586858" calcext:value-type="float">
            <text:p>1,70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SIN(2*PI()*[.E50]/7)" office:value-type="float" office:value="-0.433883739117557" calcext:value-type="float">
            <text:p>-0.434</text:p>
          </table:table-cell>
          <table:table-cell/>
          <table:table-cell office:value-type="float" office:value="-1.20725066449991" calcext:value-type="float">
            <text:p>-1.20725066449991</text:p>
          </table:table-cell>
          <table:table-cell office:value-type="float" office:value="1.94359839038446" calcext:value-type="float">
            <text:p>1.94359839038446</text:p>
          </table:table-cell>
          <table:table-cell table:formula="of:=SQRT([.H50]^2+[.I50]^2)" office:value-type="float" office:value="2.28801854669942" calcext:value-type="float">
            <text:p>2.288</text:p>
          </table:table-cell>
          <table:table-cell table:formula="of:=2*PI()*[.E50]/[.$K$1]" office:value-type="float" office:value="1.11164047742408" calcext:value-type="float">
            <text:p>1.112</text:p>
          </table:table-cell>
          <table:table-cell table:formula="of:=2*PI()/[.K50]" office:value-type="float" office:value="5.65217391304348" calcext:value-type="float">
            <text:p>5.652</text:p>
          </table:table-cell>
          <table:table-cell/>
        </table:table-row>
        <table:table-row table:style-name="ro1">
          <table:table-cell office:value-type="float" office:value="1261.46934019313" calcext:value-type="float">
            <text:p>1261.46934019313</text:p>
          </table:table-cell>
          <table:table-cell office:value-type="float" office:value="-530.758151330736" calcext:value-type="float">
            <text:p>-530.758151330736</text:p>
          </table:table-cell>
          <table:table-cell table:formula="of:=SQRT([.A51]^2+[.B51]^2)" office:value-type="float" office:value="1368.57923097324" calcext:value-type="float">
            <text:p>1,36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IN(2*PI()*[.E51]/7)" office:value-type="float" office:value="-0.974927912181823" calcext:value-type="float">
            <text:p>-0.975</text:p>
          </table:table-cell>
          <table:table-cell/>
          <table:table-cell office:value-type="float" office:value="-1.1192284449904" calcext:value-type="float">
            <text:p>-1.1192284449904</text:p>
          </table:table-cell>
          <table:table-cell office:value-type="float" office:value="1.75423699272735" calcext:value-type="float">
            <text:p>1.75423699272735</text:p>
          </table:table-cell>
          <table:table-cell table:formula="of:=SQRT([.H51]^2+[.I51]^2)" office:value-type="float" office:value="2.08086994757691" calcext:value-type="float">
            <text:p>2.081</text:p>
          </table:table-cell>
          <table:table-cell table:formula="of:=2*PI()*[.E51]/[.$K$1]" office:value-type="float" office:value="1.13580657475939" calcext:value-type="float">
            <text:p>1.136</text:p>
          </table:table-cell>
          <table:table-cell table:formula="of:=2*PI()/[.K51]" office:value-type="float" office:value="5.53191489361702" calcext:value-type="float">
            <text:p>5.532</text:p>
          </table:table-cell>
          <table:table-cell/>
        </table:table-row>
        <table:table-row table:style-name="ro1">
          <table:table-cell office:value-type="float" office:value="1341.39543590786" calcext:value-type="float">
            <text:p>1341.39543590786</text:p>
          </table:table-cell>
          <table:table-cell office:value-type="float" office:value="552.057056506589" calcext:value-type="float">
            <text:p>552.057056506589</text:p>
          </table:table-cell>
          <table:table-cell table:formula="of:=SQRT([.A52]^2+[.B52]^2)" office:value-type="float" office:value="1450.55462120982" calcext:value-type="float">
            <text:p>1,45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SIN(2*PI()*[.E52]/7)" office:value-type="float" office:value="-0.781831482468031" calcext:value-type="float">
            <text:p>-0.782</text:p>
          </table:table-cell>
          <table:table-cell/>
          <table:table-cell office:value-type="float" office:value="-1.04761900876233" calcext:value-type="float">
            <text:p>-1.04761900876233</text:p>
          </table:table-cell>
          <table:table-cell office:value-type="float" office:value="1.59905477535824" calcext:value-type="float">
            <text:p>1.59905477535824</text:p>
          </table:table-cell>
          <table:table-cell table:formula="of:=SQRT([.H52]^2+[.I52]^2)" office:value-type="float" office:value="1.91166988837408" calcext:value-type="float">
            <text:p>1.912</text:p>
          </table:table-cell>
          <table:table-cell table:formula="of:=2*PI()*[.E52]/[.$K$1]" office:value-type="float" office:value="1.15997267209469" calcext:value-type="float">
            <text:p>1.160</text:p>
          </table:table-cell>
          <table:table-cell table:formula="of:=2*PI()/[.K52]" office:value-type="float" office:value="5.41666666666667" calcext:value-type="float">
            <text:p>5.417</text:p>
          </table:table-cell>
          <table:table-cell/>
        </table:table-row>
        <table:table-row table:style-name="ro1">
          <table:table-cell office:value-type="float" office:value="284.189472048998" calcext:value-type="float">
            <text:p>284.189472048998</text:p>
          </table:table-cell>
          <table:table-cell office:value-type="float" office:value="793.438768733221" calcext:value-type="float">
            <text:p>793.438768733221</text:p>
          </table:table-cell>
          <table:table-cell table:formula="of:=SQRT([.A53]^2+[.B53]^2)" office:value-type="float" office:value="842.798158370305" calcext:value-type="float">
            <text:p>84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SIN(2*PI()*[.E53]/7)" office:value-type="float" office:value="-1.71450551880629E-015" calcext:value-type="float">
            <text:p>0.000</text:p>
          </table:table-cell>
          <table:table-cell/>
          <table:table-cell office:value-type="float" office:value="-0.988264660573538" calcext:value-type="float">
            <text:p>-0.988264660573538</text:p>
          </table:table-cell>
          <table:table-cell office:value-type="float" office:value="1.46941418427973" calcext:value-type="float">
            <text:p>1.46941418427973</text:p>
          </table:table-cell>
          <table:table-cell table:formula="of:=SQRT([.H53]^2+[.I53]^2)" office:value-type="float" office:value="1.77083174929212" calcext:value-type="float">
            <text:p>1.771</text:p>
          </table:table-cell>
          <table:table-cell table:formula="of:=2*PI()*[.E53]/[.$K$1]" office:value-type="float" office:value="1.18413876943" calcext:value-type="float">
            <text:p>1.184</text:p>
          </table:table-cell>
          <table:table-cell table:formula="of:=2*PI()/[.K53]" office:value-type="float" office:value="5.30612244897959" calcext:value-type="float">
            <text:p>5.306</text:p>
          </table:table-cell>
          <table:table-cell/>
        </table:table-row>
        <table:table-row table:style-name="ro1">
          <table:table-cell office:value-type="float" office:value="-815.979437672564" calcext:value-type="float">
            <text:p>-815.979437672564</text:p>
          </table:table-cell>
          <table:table-cell office:value-type="float" office:value="1148.43102830763" calcext:value-type="float">
            <text:p>1148.43102830763</text:p>
          </table:table-cell>
          <table:table-cell table:formula="of:=SQRT([.A54]^2+[.B54]^2)" office:value-type="float" office:value="1408.79958456984" calcext:value-type="float">
            <text:p>1,40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SIN(2*PI()*[.E54]/7)" office:value-type="float" office:value="0.781831482468029" calcext:value-type="float">
            <text:p>0.782</text:p>
          </table:table-cell>
          <table:table-cell/>
          <table:table-cell office:value-type="float" office:value="-0.938301463073829" calcext:value-type="float">
            <text:p>-0.938301463073829</text:p>
          </table:table-cell>
          <table:table-cell office:value-type="float" office:value="1.35936435045116" calcext:value-type="float">
            <text:p>1.35936435045116</text:p>
          </table:table-cell>
          <table:table-cell table:formula="of:=SQRT([.H54]^2+[.I54]^2)" office:value-type="float" office:value="1.65175091127082" calcext:value-type="float">
            <text:p>1.652</text:p>
          </table:table-cell>
          <table:table-cell table:formula="of:=2*PI()*[.E54]/[.$K$1]" office:value-type="float" office:value="1.20830486676531" calcext:value-type="float">
            <text:p>1.208</text:p>
          </table:table-cell>
          <table:table-cell table:formula="of:=2*PI()/[.K54]" office:value-type="float" office:value="5.2" calcext:value-type="float">
            <text:p>5.200</text:p>
          </table:table-cell>
          <table:table-cell/>
        </table:table-row>
        <table:table-row table:style-name="ro1">
          <table:table-cell office:value-type="float" office:value="-1510.45854990348" calcext:value-type="float">
            <text:p>-1510.45854990348</text:p>
          </table:table-cell>
          <table:table-cell office:value-type="float" office:value="1484.23528548901" calcext:value-type="float">
            <text:p>1484.23528548901</text:p>
          </table:table-cell>
          <table:table-cell table:formula="of:=SQRT([.A55]^2+[.B55]^2)" office:value-type="float" office:value="2117.64950208177" calcext:value-type="float">
            <text:p>2,11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SIN(2*PI()*[.E55]/7)" office:value-type="float" office:value="0.974927912181824" calcext:value-type="float">
            <text:p>0.975</text:p>
          </table:table-cell>
          <table:table-cell/>
          <table:table-cell office:value-type="float" office:value="-0.895692404636765" calcext:value-type="float">
            <text:p>-0.895692404636765</text:p>
          </table:table-cell>
          <table:table-cell office:value-type="float" office:value="1.26467169281337" calcext:value-type="float">
            <text:p>1.26467169281337</text:p>
          </table:table-cell>
          <table:table-cell table:formula="of:=SQRT([.H55]^2+[.I55]^2)" office:value-type="float" office:value="1.54972880670375" calcext:value-type="float">
            <text:p>1.550</text:p>
          </table:table-cell>
          <table:table-cell table:formula="of:=2*PI()*[.E55]/[.$K$1]" office:value-type="float" office:value="1.23247096410061" calcext:value-type="float">
            <text:p>1.232</text:p>
          </table:table-cell>
          <table:table-cell table:formula="of:=2*PI()/[.K55]" office:value-type="float" office:value="5.09803921568628" calcext:value-type="float">
            <text:p>5.098</text:p>
          </table:table-cell>
          <table:table-cell/>
        </table:table-row>
        <table:table-row table:style-name="ro1">
          <table:table-cell office:value-type="float" office:value="-1265.72601798013" calcext:value-type="float">
            <text:p>-1265.72601798013</text:p>
          </table:table-cell>
          <table:table-cell office:value-type="float" office:value="588.49971401204" calcext:value-type="float">
            <text:p>588.49971401204</text:p>
          </table:table-cell>
          <table:table-cell table:formula="of:=SQRT([.A56]^2+[.B56]^2)" office:value-type="float" office:value="1395.84894096176" calcext:value-type="float">
            <text:p>1,39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SIN(2*PI()*[.E56]/7)" office:value-type="float" office:value="0.433883739117553" calcext:value-type="float">
            <text:p>0.434</text:p>
          </table:table-cell>
          <table:table-cell/>
          <table:table-cell office:value-type="float" office:value="-0.858949096379167" calcext:value-type="float">
            <text:p>-0.858949096379167</text:p>
          </table:table-cell>
          <table:table-cell office:value-type="float" office:value="1.18224200686143" calcext:value-type="float">
            <text:p>1.18224200686143</text:p>
          </table:table-cell>
          <table:table-cell table:formula="of:=SQRT([.H56]^2+[.I56]^2)" office:value-type="float" office:value="1.46133148633646" calcext:value-type="float">
            <text:p>1.461</text:p>
          </table:table-cell>
          <table:table-cell table:formula="of:=2*PI()*[.E56]/[.$K$1]" office:value-type="float" office:value="1.25663706143592" calcext:value-type="float">
            <text:p>1.257</text:p>
          </table:table-cell>
          <table:table-cell table:formula="of:=2*PI()/[.K56]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-336.752500899908" calcext:value-type="float">
            <text:p>-336.752500899908</text:p>
          </table:table-cell>
          <table:table-cell office:value-type="float" office:value="-553.389517562977" calcext:value-type="float">
            <text:p>-553.389517562977</text:p>
          </table:table-cell>
          <table:table-cell table:formula="of:=SQRT([.A57]^2+[.B57]^2)" office:value-type="float" office:value="647.797966198511" calcext:value-type="float">
            <text:p>64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SIN(2*PI()*[.E57]/7)" office:value-type="float" office:value="-0.433883739117556" calcext:value-type="float">
            <text:p>-0.434</text:p>
          </table:table-cell>
          <table:table-cell/>
          <table:table-cell office:value-type="float" office:value="-0.826958773711728" calcext:value-type="float">
            <text:p>-0.826958773711728</text:p>
          </table:table-cell>
          <table:table-cell office:value-type="float" office:value="1.10976122093539" calcext:value-type="float">
            <text:p>1.10976122093539</text:p>
          </table:table-cell>
          <table:table-cell table:formula="of:=SQRT([.H57]^2+[.I57]^2)" office:value-type="float" office:value="1.38399088902738" calcext:value-type="float">
            <text:p>1.384</text:p>
          </table:table-cell>
          <table:table-cell table:formula="of:=2*PI()*[.E57]/[.$K$1]" office:value-type="float" office:value="1.28080315877122" calcext:value-type="float">
            <text:p>1.281</text:p>
          </table:table-cell>
          <table:table-cell table:formula="of:=2*PI()/[.K57]" office:value-type="float" office:value="4.90566037735849" calcext:value-type="float">
            <text:p>4.906</text:p>
          </table:table-cell>
          <table:table-cell/>
        </table:table-row>
        <table:table-row table:style-name="ro1">
          <table:table-cell office:value-type="float" office:value="450.563587718146" calcext:value-type="float">
            <text:p>450.563587718146</text:p>
          </table:table-cell>
          <table:table-cell office:value-type="float" office:value="-481.787160974592" calcext:value-type="float">
            <text:p>-481.787160974592</text:p>
          </table:table-cell>
          <table:table-cell table:formula="of:=SQRT([.A58]^2+[.B58]^2)" office:value-type="float" office:value="659.641125959718" calcext:value-type="float">
            <text:p>66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SIN(2*PI()*[.E58]/7)" office:value-type="float" office:value="-0.974927912181823" calcext:value-type="float">
            <text:p>-0.975</text:p>
          </table:table-cell>
          <table:table-cell/>
          <table:table-cell office:value-type="float" office:value="-0.798872874221046" calcext:value-type="float">
            <text:p>-0.798872874221046</text:p>
          </table:table-cell>
          <table:table-cell office:value-type="float" office:value="1.04546401764055" calcext:value-type="float">
            <text:p>1.04546401764055</text:p>
          </table:table-cell>
          <table:table-cell table:formula="of:=SQRT([.H58]^2+[.I58]^2)" office:value-type="float" office:value="1.31574803110144" calcext:value-type="float">
            <text:p>1.316</text:p>
          </table:table-cell>
          <table:table-cell table:formula="of:=2*PI()*[.E58]/[.$K$1]" office:value-type="float" office:value="1.30496925610653" calcext:value-type="float">
            <text:p>1.305</text:p>
          </table:table-cell>
          <table:table-cell table:formula="of:=2*PI()/[.K58]" office:value-type="float" office:value="4.81481481481482" calcext:value-type="float">
            <text:p>4.815</text:p>
          </table:table-cell>
          <table:table-cell/>
        </table:table-row>
        <table:table-row table:style-name="ro1">
          <table:table-cell office:value-type="float" office:value="510.659216169746" calcext:value-type="float">
            <text:p>510.659216169746</text:p>
          </table:table-cell>
          <table:table-cell office:value-type="float" office:value="30.2334677657269" calcext:value-type="float">
            <text:p>30.2334677657269</text:p>
          </table:table-cell>
          <table:table-cell table:formula="of:=SQRT([.A59]^2+[.B59]^2)" office:value-type="float" office:value="511.553416206206" calcext:value-type="float">
            <text:p>51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SIN(2*PI()*[.E59]/7)" office:value-type="float" office:value="-0.781831482468031" calcext:value-type="float">
            <text:p>-0.782</text:p>
          </table:table-cell>
          <table:table-cell/>
          <table:table-cell office:value-type="float" office:value="-0.774033053916892" calcext:value-type="float">
            <text:p>-0.774033053916892</text:p>
          </table:table-cell>
          <table:table-cell office:value-type="float" office:value="0.987980197349702" calcext:value-type="float">
            <text:p>0.987980197349702</text:p>
          </table:table-cell>
          <table:table-cell table:formula="of:=SQRT([.H59]^2+[.I59]^2)" office:value-type="float" office:value="1.25508248291141" calcext:value-type="float">
            <text:p>1.255</text:p>
          </table:table-cell>
          <table:table-cell table:formula="of:=2*PI()*[.E59]/[.$K$1]" office:value-type="float" office:value="1.32913535344184" calcext:value-type="float">
            <text:p>1.329</text:p>
          </table:table-cell>
          <table:table-cell table:formula="of:=2*PI()/[.K59]" office:value-type="float" office:value="4.72727272727273" calcext:value-type="float">
            <text:p>4.727</text:p>
          </table:table-cell>
          <table:table-cell/>
        </table:table-row>
        <table:table-row table:style-name="ro1">
          <table:table-cell office:value-type="float" office:value="136.002526077498" calcext:value-type="float">
            <text:p>136.002526077498</text:p>
          </table:table-cell>
          <table:table-cell office:value-type="float" office:value="-230.948377125411" calcext:value-type="float">
            <text:p>-230.948377125411</text:p>
          </table:table-cell>
          <table:table-cell table:formula="of:=SQRT([.A60]^2+[.B60]^2)" office:value-type="float" office:value="268.01835757336" calcext:value-type="float">
            <text:p>26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SIN(2*PI()*[.E60]/7)" office:value-type="float" office:value="-1.95943487863577E-015" calcext:value-type="float">
            <text:p>0.000</text:p>
          </table:table-cell>
          <table:table-cell/>
          <table:table-cell office:value-type="float" office:value="-0.751920744232943" calcext:value-type="float">
            <text:p>-0.751920744232943</text:p>
          </table:table-cell>
          <table:table-cell office:value-type="float" office:value="0.936229925062603" calcext:value-type="float">
            <text:p>0.936229925062603</text:p>
          </table:table-cell>
          <table:table-cell table:formula="of:=SQRT([.H60]^2+[.I60]^2)" office:value-type="float" office:value="1.20079610183851" calcext:value-type="float">
            <text:p>1.201</text:p>
          </table:table-cell>
          <table:table-cell table:formula="of:=2*PI()*[.E60]/[.$K$1]" office:value-type="float" office:value="1.35330145077714" calcext:value-type="float">
            <text:p>1.353</text:p>
          </table:table-cell>
          <table:table-cell table:formula="of:=2*PI()/[.K60]" office:value-type="float" office:value="4.64285714285714" calcext:value-type="float">
            <text:p>4.643</text:p>
          </table:table-cell>
          <table:table-cell/>
        </table:table-row>
        <table:table-row table:style-name="ro1">
          <table:table-cell office:value-type="float" office:value="-102.947932642743" calcext:value-type="float">
            <text:p>-102.947932642743</text:p>
          </table:table-cell>
          <table:table-cell office:value-type="float" office:value="-344.238043951698" calcext:value-type="float">
            <text:p>-344.238043951698</text:p>
          </table:table-cell>
          <table:table-cell table:formula="of:=SQRT([.A61]^2+[.B61]^2)" office:value-type="float" office:value="359.302251230222" calcext:value-type="float">
            <text:p>35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SIN(2*PI()*[.E61]/7)" office:value-type="float" office:value="0.781831482468029" calcext:value-type="float">
            <text:p>0.782</text:p>
          </table:table-cell>
          <table:table-cell/>
          <table:table-cell office:value-type="float" office:value="-0.732121951212385" calcext:value-type="float">
            <text:p>-0.732121951212385</text:p>
          </table:table-cell>
          <table:table-cell office:value-type="float" office:value="0.889350628426993" calcext:value-type="float">
            <text:p>0.889350628426993</text:p>
          </table:table-cell>
          <table:table-cell table:formula="of:=SQRT([.H61]^2+[.I61]^2)" office:value-type="float" office:value="1.15193189543936" calcext:value-type="float">
            <text:p>1.152</text:p>
          </table:table-cell>
          <table:table-cell table:formula="of:=2*PI()*[.E61]/[.$K$1]" office:value-type="float" office:value="1.37746754811245" calcext:value-type="float">
            <text:p>1.377</text:p>
          </table:table-cell>
          <table:table-cell table:formula="of:=2*PI()/[.K61]" office:value-type="float" office:value="4.56140350877193" calcext:value-type="float">
            <text:p>4.561</text:p>
          </table:table-cell>
          <table:table-cell/>
        </table:table-row>
        <table:table-row table:style-name="ro1">
          <table:table-cell office:value-type="float" office:value="347.51130546562" calcext:value-type="float">
            <text:p>347.51130546562</text:p>
          </table:table-cell>
          <table:table-cell office:value-type="float" office:value="552.148382194622" calcext:value-type="float">
            <text:p>552.148382194622</text:p>
          </table:table-cell>
          <table:table-cell table:formula="of:=SQRT([.A62]^2+[.B62]^2)" office:value-type="float" office:value="652.404738936312" calcext:value-type="float">
            <text:p>65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SIN(2*PI()*[.E62]/7)" office:value-type="float" office:value="0.974927912181824" calcext:value-type="float">
            <text:p>0.975</text:p>
          </table:table-cell>
          <table:table-cell/>
          <table:table-cell office:value-type="float" office:value="-0.714302181320458" calcext:value-type="float">
            <text:p>-0.714302181320458</text:p>
          </table:table-cell>
          <table:table-cell office:value-type="float" office:value="0.846644924324616" calcext:value-type="float">
            <text:p>0.846644924324616</text:p>
          </table:table-cell>
          <table:table-cell table:formula="of:=SQRT([.H62]^2+[.I62]^2)" office:value-type="float" office:value="1.10771622454661" calcext:value-type="float">
            <text:p>1.108</text:p>
          </table:table-cell>
          <table:table-cell table:formula="of:=2*PI()*[.E62]/[.$K$1]" office:value-type="float" office:value="1.40163364544775" calcext:value-type="float">
            <text:p>1.402</text:p>
          </table:table-cell>
          <table:table-cell table:formula="of:=2*PI()/[.K62]" office:value-type="float" office:value="4.48275862068966" calcext:value-type="float">
            <text:p>4.483</text:p>
          </table:table-cell>
          <table:table-cell/>
        </table:table-row>
        <table:table-row table:style-name="ro1">
          <table:table-cell office:value-type="float" office:value="784.414899885112" calcext:value-type="float">
            <text:p>784.414899885112</text:p>
          </table:table-cell>
          <table:table-cell office:value-type="float" office:value="1611.99336204456" calcext:value-type="float">
            <text:p>1611.99336204456</text:p>
          </table:table-cell>
          <table:table-cell table:formula="of:=SQRT([.A63]^2+[.B63]^2)" office:value-type="float" office:value="1792.71563122473" calcext:value-type="float">
            <text:p>1,79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SIN(2*PI()*[.E63]/7)" office:value-type="float" office:value="0.43388373911756" calcext:value-type="float">
            <text:p>0.434</text:p>
          </table:table-cell>
          <table:table-cell/>
          <table:table-cell office:value-type="float" office:value="-0.698188250692604" calcext:value-type="float">
            <text:p>-0.698188250692604</text:p>
          </table:table-cell>
          <table:table-cell office:value-type="float" office:value="0.807542839438812" calcext:value-type="float">
            <text:p>0.807542839438812</text:p>
          </table:table-cell>
          <table:table-cell table:formula="of:=SQRT([.H63]^2+[.I63]^2)" office:value-type="float" office:value="1.06751687149857" calcext:value-type="float">
            <text:p>1.068</text:p>
          </table:table-cell>
          <table:table-cell table:formula="of:=2*PI()*[.E63]/[.$K$1]" office:value-type="float" office:value="1.42579974278306" calcext:value-type="float">
            <text:p>1.426</text:p>
          </table:table-cell>
          <table:table-cell table:formula="of:=2*PI()/[.K63]" office:value-type="float" office:value="4.40677966101695" calcext:value-type="float">
            <text:p>4.407</text:p>
          </table:table-cell>
          <table:table-cell/>
        </table:table-row>
        <table:table-row table:style-name="ro1">
          <table:table-cell office:value-type="float" office:value="169.82207846705" calcext:value-type="float">
            <text:p>169.82207846705</text:p>
          </table:table-cell>
          <table:table-cell office:value-type="float" office:value="2418.911869045" calcext:value-type="float">
            <text:p>2418.911869045</text:p>
          </table:table-cell>
          <table:table-cell table:formula="of:=SQRT([.A64]^2+[.B64]^2)" office:value-type="float" office:value="2424.86580423363" calcext:value-type="float">
            <text:p>2,42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IN(2*PI()*[.E64]/7)" office:value-type="float" office:value="-0.43388373911755" calcext:value-type="float">
            <text:p>-0.434</text:p>
          </table:table-cell>
          <table:table-cell/>
          <table:table-cell office:value-type="float" office:value="-0.683554869746366" calcext:value-type="float">
            <text:p>-0.683554869746366</text:p>
          </table:table-cell>
          <table:table-cell office:value-type="float" office:value="0.771573947310462" calcext:value-type="float">
            <text:p>0.771573947310462</text:p>
          </table:table-cell>
          <table:table-cell table:formula="of:=SQRT([.H64]^2+[.I64]^2)" office:value-type="float" office:value="1.03081211485033" calcext:value-type="float">
            <text:p>1.031</text:p>
          </table:table-cell>
          <table:table-cell table:formula="of:=2*PI()*[.E64]/[.$K$1]" office:value-type="float" office:value="1.44996584011837" calcext:value-type="float">
            <text:p>1.450</text:p>
          </table:table-cell>
          <table:table-cell table:formula="of:=2*PI()/[.K64]" office:value-type="float" office:value="4.33333333333333" calcext:value-type="float">
            <text:p>4.333</text:p>
          </table:table-cell>
          <table:table-cell/>
        </table:table-row>
        <table:table-row table:style-name="ro1">
          <table:table-cell office:value-type="float" office:value="-1078.74111506797" calcext:value-type="float">
            <text:p>-1078.74111506797</text:p>
          </table:table-cell>
          <table:table-cell office:value-type="float" office:value="2120.67761857884" calcext:value-type="float">
            <text:p>2120.67761857884</text:p>
          </table:table-cell>
          <table:table-cell table:formula="of:=SQRT([.A65]^2+[.B65]^2)" office:value-type="float" office:value="2379.27635117892" calcext:value-type="float">
            <text:p>2,37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IN(2*PI()*[.E65]/7)" office:value-type="float" office:value="-0.974927912181823" calcext:value-type="float">
            <text:p>-0.975</text:p>
          </table:table-cell>
          <table:table-cell/>
          <table:table-cell office:value-type="float" office:value="-0.670214601980543" calcext:value-type="float">
            <text:p>-0.670214601980543</text:p>
          </table:table-cell>
          <table:table-cell office:value-type="float" office:value="0.73834651229588" calcext:value-type="float">
            <text:p>0.73834651229588</text:p>
          </table:table-cell>
          <table:table-cell table:formula="of:=SQRT([.H65]^2+[.I65]^2)" office:value-type="float" office:value="0.997167581165487" calcext:value-type="float">
            <text:p>0.997</text:p>
          </table:table-cell>
          <table:table-cell table:formula="of:=2*PI()*[.E65]/[.$K$1]" office:value-type="float" office:value="1.47413193745367" calcext:value-type="float">
            <text:p>1.474</text:p>
          </table:table-cell>
          <table:table-cell table:formula="of:=2*PI()/[.K65]" office:value-type="float" office:value="4.26229508196721" calcext:value-type="float">
            <text:p>4.262</text:p>
          </table:table-cell>
          <table:table-cell/>
        </table:table-row>
        <table:table-row table:style-name="ro1">
          <table:table-cell office:value-type="float" office:value="-1573.4455945523" calcext:value-type="float">
            <text:p>-1573.4455945523</text:p>
          </table:table-cell>
          <table:table-cell office:value-type="float" office:value="588.430134744607" calcext:value-type="float">
            <text:p>588.430134744607</text:p>
          </table:table-cell>
          <table:table-cell table:formula="of:=SQRT([.A66]^2+[.B66]^2)" office:value-type="float" office:value="1679.87531159059" calcext:value-type="float">
            <text:p>1,68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SIN(2*PI()*[.E66]/7)" office:value-type="float" office:value="-0.781831482468031" calcext:value-type="float">
            <text:p>-0.782</text:p>
          </table:table-cell>
          <table:table-cell/>
          <table:table-cell office:value-type="float" office:value="-0.658010246746525" calcext:value-type="float">
            <text:p>-0.658010246746525</text:p>
          </table:table-cell>
          <table:table-cell office:value-type="float" office:value="0.707531667252467" calcext:value-type="float">
            <text:p>0.707531667252467</text:p>
          </table:table-cell>
          <table:table-cell table:formula="of:=SQRT([.H66]^2+[.I66]^2)" office:value-type="float" office:value="0.96621868383326" calcext:value-type="float">
            <text:p>0.966</text:p>
          </table:table-cell>
          <table:table-cell table:formula="of:=2*PI()*[.E66]/[.$K$1]" office:value-type="float" office:value="1.49829803478898" calcext:value-type="float">
            <text:p>1.498</text:p>
          </table:table-cell>
          <table:table-cell table:formula="of:=2*PI()/[.K66]" office:value-type="float" office:value="4.19354838709677" calcext:value-type="float">
            <text:p>4.194</text:p>
          </table:table-cell>
          <table:table-cell/>
        </table:table-row>
        <table:table-row table:style-name="ro1">
          <table:table-cell office:value-type="float" office:value="-769.170455324254" calcext:value-type="float">
            <text:p>-769.170455324254</text:p>
          </table:table-cell>
          <table:table-cell office:value-type="float" office:value="-118.0712287563" calcext:value-type="float">
            <text:p>-118.0712287563</text:p>
          </table:table-cell>
          <table:table-cell table:formula="of:=SQRT([.A67]^2+[.B67]^2)" office:value-type="float" office:value="778.179930609716" calcext:value-type="float">
            <text:p>77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SIN(2*PI()*[.E67]/7)" office:value-type="float" office:value="-2.20436423846524E-015" calcext:value-type="float">
            <text:p>0.000</text:p>
          </table:table-cell>
          <table:table-cell/>
          <table:table-cell office:value-type="float" office:value="-0.646808989763661" calcext:value-type="float">
            <text:p>-0.646808989763661</text:p>
          </table:table-cell>
          <table:table-cell office:value-type="float" office:value="0.678851262255701" calcext:value-type="float">
            <text:p>0.678851262255701</text:p>
          </table:table-cell>
          <table:table-cell table:formula="of:=SQRT([.H67]^2+[.I67]^2)" office:value-type="float" office:value="0.937657136433807" calcext:value-type="float">
            <text:p>0.938</text:p>
          </table:table-cell>
          <table:table-cell table:formula="of:=2*PI()*[.E67]/[.$K$1]" office:value-type="float" office:value="1.52246413212428" calcext:value-type="float">
            <text:p>1.522</text:p>
          </table:table-cell>
          <table:table-cell table:formula="of:=2*PI()/[.K67]" office:value-type="float" office:value="4.12698412698413" calcext:value-type="float">
            <text:p>4.127</text:p>
          </table:table-cell>
          <table:table-cell/>
        </table:table-row>
        <table:table-row table:style-name="ro1">
          <table:table-cell office:value-type="float" office:value="-116.055813042275" calcext:value-type="float">
            <text:p>-116.055813042275</text:p>
          </table:table-cell>
          <table:table-cell office:value-type="float" office:value="305.707261989448" calcext:value-type="float">
            <text:p>305.707261989448</text:p>
          </table:table-cell>
          <table:table-cell table:formula="of:=SQRT([.A68]^2+[.B68]^2)" office:value-type="float" office:value="326.995232035558" calcext:value-type="float">
            <text:p>32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SIN(2*PI()*[.E68]/7)" office:value-type="float" office:value="0.781831482468028" calcext:value-type="float">
            <text:p>0.782</text:p>
          </table:table-cell>
          <table:table-cell/>
          <table:table-cell office:value-type="float" office:value="-0.636497860619927" calcext:value-type="float">
            <text:p>-0.636497860619927</text:p>
          </table:table-cell>
          <table:table-cell office:value-type="float" office:value="0.65206842756691" calcext:value-type="float">
            <text:p>0.65206842756691</text:p>
          </table:table-cell>
          <table:table-cell table:formula="of:=SQRT([.H68]^2+[.I68]^2)" office:value-type="float" office:value="0.911220478700587" calcext:value-type="float">
            <text:p>0.911</text:p>
          </table:table-cell>
          <table:table-cell table:formula="of:=2*PI()*[.E68]/[.$K$1]" office:value-type="float" office:value="1.54663022945959" calcext:value-type="float">
            <text:p>1.547</text:p>
          </table:table-cell>
          <table:table-cell table:formula="of:=2*PI()/[.K68]" office:value-type="float" office:value="4.0625" calcext:value-type="float">
            <text:p>4.063</text:p>
          </table:table-cell>
          <table:table-cell/>
        </table:table-row>
        <table:table-row table:style-name="ro1">
          <table:table-cell office:value-type="float" office:value="71.9999999999839" calcext:value-type="float">
            <text:p>71.9999999999839</text:p>
          </table:table-cell>
          <table:table-cell office:value-type="float" office:value="516.999999999974" calcext:value-type="float">
            <text:p>516.999999999974</text:p>
          </table:table-cell>
          <table:table-cell table:formula="of:=SQRT([.A69]^2+[.B69]^2)" office:value-type="float" office:value="521.989463495165" calcext:value-type="float">
            <text:p>52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SIN(2*PI()*[.E69]/7)" office:value-type="float" office:value="0.974927912181824" calcext:value-type="float">
            <text:p>0.975</text:p>
          </table:table-cell>
          <table:table-cell/>
          <table:table-cell office:value-type="float" office:value="-0.626980168831343" calcext:value-type="float">
            <text:p>-0.626980168831343</text:p>
          </table:table-cell>
          <table:table-cell office:value-type="float" office:value="0.626980168831274" calcext:value-type="float">
            <text:p>0.626980168831274</text:p>
          </table:table-cell>
          <table:table-cell table:formula="of:=SQRT([.H69]^2+[.I69]^2)" office:value-type="float" office:value="0.886683858100209" calcext:value-type="float">
            <text:p>0.887</text:p>
          </table:table-cell>
          <table:table-cell table:formula="of:=2*PI()*[.E69]/[.$K$1]" office:value-type="float" office:value="1.5707963267949" calcext:value-type="float">
            <text:p>1.571</text:p>
          </table:table-cell>
          <table:table-cell table:formula="of:=2*PI()/[.K69]" office:value-type="float" office:value="4" calcext:value-type="float">
            <text:p>4.000</text:p>
          </table:table-cell>
          <table:table-cell/>
        </table:table-row>
        <table:table-row table:style-name="ro1">
          <table:table-cell office:value-type="float" office:value="-515.146983358552" calcext:value-type="float">
            <text:p>-515.146983358552</text:p>
          </table:table-cell>
          <table:table-cell office:value-type="float" office:value="934.193388407572" calcext:value-type="float">
            <text:p>934.193388407572</text:p>
          </table:table-cell>
          <table:table-cell table:formula="of:=SQRT([.A70]^2+[.B70]^2)" office:value-type="float" office:value="1066.8147455898" calcext:value-type="float">
            <text:p>1,06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SIN(2*PI()*[.E70]/7)" office:value-type="float" office:value="0.43388373911756" calcext:value-type="float">
            <text:p>0.434</text:p>
          </table:table-cell>
          <table:table-cell/>
          <table:table-cell office:value-type="float" office:value="-0.618172681072829" calcext:value-type="float">
            <text:p>-0.618172681072829</text:p>
          </table:table-cell>
          <table:table-cell office:value-type="float" office:value="0.603411501557708" calcext:value-type="float">
            <text:p>0.603411501557708</text:p>
          </table:table-cell>
          <table:table-cell table:formula="of:=SQRT([.H70]^2+[.I70]^2)" office:value-type="float" office:value="0.863853519896109" calcext:value-type="float">
            <text:p>0.864</text:p>
          </table:table-cell>
          <table:table-cell table:formula="of:=2*PI()*[.E70]/[.$K$1]" office:value-type="float" office:value="1.5949624241302" calcext:value-type="float">
            <text:p>1.595</text:p>
          </table:table-cell>
          <table:table-cell table:formula="of:=2*PI()/[.K70]" office:value-type="float" office:value="3.93939393939394" calcext:value-type="float">
            <text:p>3.939</text:p>
          </table:table-cell>
          <table:table-cell/>
        </table:table-row>
        <table:table-row table:style-name="ro1">
          <table:table-cell office:value-type="float" office:value="-1527.57176218516" calcext:value-type="float">
            <text:p>-1527.57176218516</text:p>
          </table:table-cell>
          <table:table-cell office:value-type="float" office:value="1021.17250033135" calcext:value-type="float">
            <text:p>1021.17250033135</text:p>
          </table:table-cell>
          <table:table-cell table:formula="of:=SQRT([.A71]^2+[.B71]^2)" office:value-type="float" office:value="1837.4625884786" calcext:value-type="float">
            <text:p>1,83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SIN(2*PI()*[.E71]/7)" office:value-type="float" office:value="-0.433883739117556" calcext:value-type="float">
            <text:p>-0.434</text:p>
          </table:table-cell>
          <table:table-cell/>
          <table:table-cell office:value-type="float" office:value="-0.610003365804703" calcext:value-type="float">
            <text:p>-0.610003365804703</text:p>
          </table:table-cell>
          <table:table-cell office:value-type="float" office:value="0.581210764015841" calcext:value-type="float">
            <text:p>0.581210764015841</text:p>
          </table:table-cell>
          <table:table-cell table:formula="of:=SQRT([.H71]^2+[.I71]^2)" office:value-type="float" office:value="0.842561605166615" calcext:value-type="float">
            <text:p>0.843</text:p>
          </table:table-cell>
          <table:table-cell table:formula="of:=2*PI()*[.E71]/[.$K$1]" office:value-type="float" office:value="1.61912852146551" calcext:value-type="float">
            <text:p>1.619</text:p>
          </table:table-cell>
          <table:table-cell table:formula="of:=2*PI()/[.K71]" office:value-type="float" office:value="3.88059701492537" calcext:value-type="float">
            <text:p>3.881</text:p>
          </table:table-cell>
          <table:table-cell/>
        </table:table-row>
        <table:table-row table:style-name="ro1">
          <table:table-cell office:value-type="float" office:value="-2165.05202526017" calcext:value-type="float">
            <text:p>-2165.05202526017</text:p>
          </table:table-cell>
          <table:table-cell office:value-type="float" office:value="1070.49089617252" calcext:value-type="float">
            <text:p>1070.49089617252</text:p>
          </table:table-cell>
          <table:table-cell table:formula="of:=SQRT([.A72]^2+[.B72]^2)" office:value-type="float" office:value="2415.24347237942" calcext:value-type="float">
            <text:p>2,415</text:p>
          </table:table-cell>
          <table:table-cell/>
          <table:table-cell office:value-type="float" office:value="68" calcext:value-type="float">
            <text:p>68</text:p>
          </table:table-cell>
          <table:table-cell table:formula="of:=SIN(2*PI()*[.E72]/7)" office:value-type="float" office:value="-0.974927912181825" calcext:value-type="float">
            <text:p>-0.975</text:p>
          </table:table-cell>
          <table:table-cell/>
          <table:table-cell office:value-type="float" office:value="-0.602409576573654" calcext:value-type="float">
            <text:p>-0.602409576573654</text:p>
          </table:table-cell>
          <table:table-cell office:value-type="float" office:value="0.560245841239936" calcext:value-type="float">
            <text:p>0.560245841239936</text:p>
          </table:table-cell>
          <table:table-cell table:formula="of:=SQRT([.H72]^2+[.I72]^2)" office:value-type="float" office:value="0.822661960087066" calcext:value-type="float">
            <text:p>0.823</text:p>
          </table:table-cell>
          <table:table-cell table:formula="of:=2*PI()*[.E72]/[.$K$1]" office:value-type="float" office:value="1.64329461880082" calcext:value-type="float">
            <text:p>1.643</text:p>
          </table:table-cell>
          <table:table-cell table:formula="of:=2*PI()/[.K72]" office:value-type="float" office:value="3.82352941176471" calcext:value-type="float">
            <text:p>3.824</text:p>
          </table:table-cell>
          <table:table-cell/>
        </table:table-row>
        <table:table-row table:style-name="ro1">
          <table:table-cell office:value-type="float" office:value="-1960.57503870096" calcext:value-type="float">
            <text:p>-1960.57503870096</text:p>
          </table:table-cell>
          <table:table-cell office:value-type="float" office:value="1033.92624820718" calcext:value-type="float">
            <text:p>1033.92624820718</text:p>
          </table:table-cell>
          <table:table-cell table:formula="of:=SQRT([.A73]^2+[.B73]^2)" office:value-type="float" office:value="2216.49677850185" calcext:value-type="float">
            <text:p>2,21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SIN(2*PI()*[.E73]/7)" office:value-type="float" office:value="-0.781831482468031" calcext:value-type="float">
            <text:p>-0.782</text:p>
          </table:table-cell>
          <table:table-cell/>
          <table:table-cell office:value-type="float" office:value="-0.59533657758974" calcext:value-type="float">
            <text:p>-0.59533657758974</text:p>
          </table:table-cell>
          <table:table-cell office:value-type="float" office:value="0.5404010999563" calcext:value-type="float">
            <text:p>0.5404010999563</text:p>
          </table:table-cell>
          <table:table-cell table:formula="of:=SQRT([.H73]^2+[.I73]^2)" office:value-type="float" office:value="0.804026734288259" calcext:value-type="float">
            <text:p>0.804</text:p>
          </table:table-cell>
          <table:table-cell table:formula="of:=2*PI()*[.E73]/[.$K$1]" office:value-type="float" office:value="1.66746071613612" calcext:value-type="float">
            <text:p>1.667</text:p>
          </table:table-cell>
          <table:table-cell table:formula="of:=2*PI()/[.K73]" office:value-type="float" office:value="3.76811594202899" calcext:value-type="float">
            <text:p>3.768</text:p>
          </table:table-cell>
          <table:table-cell/>
        </table:table-row>
        <table:table-row table:style-name="ro1">
          <table:table-cell office:value-type="float" office:value="-1432.45154238099" calcext:value-type="float">
            <text:p>-1432.45154238099</text:p>
          </table:table-cell>
          <table:table-cell office:value-type="float" office:value="987.77866753873" calcext:value-type="float">
            <text:p>987.77866753873</text:p>
          </table:table-cell>
          <table:table-cell table:formula="of:=SQRT([.A74]^2+[.B74]^2)" office:value-type="float" office:value="1740.00693024892" calcext:value-type="float">
            <text:p>1,74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IN(2*PI()*[.E74]/7)" office:value-type="float" office:value="-2.44929359829471E-015" calcext:value-type="float">
            <text:p>0.000</text:p>
          </table:table-cell>
          <table:table-cell/>
          <table:table-cell office:value-type="float" office:value="-0.588736338654609" calcext:value-type="float">
            <text:p>-0.588736338654609</text:p>
          </table:table-cell>
          <table:table-cell office:value-type="float" office:value="0.521574882986722" calcext:value-type="float">
            <text:p>0.521574882986722</text:p>
          </table:table-cell>
          <table:table-cell table:formula="of:=SQRT([.H74]^2+[.I74]^2)" office:value-type="float" office:value="0.786543600199663" calcext:value-type="float">
            <text:p>0.787</text:p>
          </table:table-cell>
          <table:table-cell table:formula="of:=2*PI()*[.E74]/[.$K$1]" office:value-type="float" office:value="1.69162681347143" calcext:value-type="float">
            <text:p>1.692</text:p>
          </table:table-cell>
          <table:table-cell table:formula="of:=2*PI()/[.K74]" office:value-type="float" office:value="3.71428571428571" calcext:value-type="float">
            <text:p>3.714</text:p>
          </table:table-cell>
          <table:table-cell/>
        </table:table-row>
        <table:table-row table:style-name="ro1">
          <table:table-cell office:value-type="float" office:value="-1411.32509302424" calcext:value-type="float">
            <text:p>-1411.32509302424</text:p>
          </table:table-cell>
          <table:table-cell office:value-type="float" office:value="182.066190956279" calcext:value-type="float">
            <text:p>182.066190956279</text:p>
          </table:table-cell>
          <table:table-cell table:formula="of:=SQRT([.A75]^2+[.B75]^2)" office:value-type="float" office:value="1423.0202444411" calcext:value-type="float">
            <text:p>1,42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SIN(2*PI()*[.E75]/7)" office:value-type="float" office:value="0.781831482468028" calcext:value-type="float">
            <text:p>0.782</text:p>
          </table:table-cell>
          <table:table-cell/>
          <table:table-cell office:value-type="float" office:value="-0.582566543746163" calcext:value-type="float">
            <text:p>-0.582566543746163</text:p>
          </table:table-cell>
          <table:table-cell office:value-type="float" office:value="0.503677447468622" calcext:value-type="float">
            <text:p>0.503677447468622</text:p>
          </table:table-cell>
          <table:table-cell table:formula="of:=SQRT([.H75]^2+[.I75]^2)" office:value-type="float" office:value="0.770113465004253" calcext:value-type="float">
            <text:p>0.770</text:p>
          </table:table-cell>
          <table:table-cell table:formula="of:=2*PI()*[.E75]/[.$K$1]" office:value-type="float" office:value="1.71579291080673" calcext:value-type="float">
            <text:p>1.716</text:p>
          </table:table-cell>
          <table:table-cell table:formula="of:=2*PI()/[.K75]" office:value-type="float" office:value="3.66197183098591" calcext:value-type="float">
            <text:p>3.662</text:p>
          </table:table-cell>
          <table:table-cell/>
        </table:table-row>
        <table:table-row table:style-name="ro1">
          <table:table-cell office:value-type="float" office:value="-1844.31079348668" calcext:value-type="float">
            <text:p>-1844.31079348668</text:p>
          </table:table-cell>
          <table:table-cell office:value-type="float" office:value="-1714.78131016174" calcext:value-type="float">
            <text:p>-1714.78131016174</text:p>
          </table:table-cell>
          <table:table-cell table:formula="of:=SQRT([.A76]^2+[.B76]^2)" office:value-type="float" office:value="2518.3242929876" calcext:value-type="float">
            <text:p>2,5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SIN(2*PI()*[.E76]/7)" office:value-type="float" office:value="0.974927912181824" calcext:value-type="float">
            <text:p>0.975</text:p>
          </table:table-cell>
          <table:table-cell/>
          <table:table-cell office:value-type="float" office:value="-0.576789770348768" calcext:value-type="float">
            <text:p>-0.576789770348768</text:p>
          </table:table-cell>
          <table:table-cell office:value-type="float" office:value="0.486629257775502" calcext:value-type="float">
            <text:p>0.486629257775502</text:p>
          </table:table-cell>
          <table:table-cell table:formula="of:=SQRT([.H76]^2+[.I76]^2)" office:value-type="float" office:value="0.754648576293708" calcext:value-type="float">
            <text:p>0.755</text:p>
          </table:table-cell>
          <table:table-cell table:formula="of:=2*PI()*[.E76]/[.$K$1]" office:value-type="float" office:value="1.73995900814204" calcext:value-type="float">
            <text:p>1.740</text:p>
          </table:table-cell>
          <table:table-cell table:formula="of:=2*PI()/[.K76]" office:value-type="float" office:value="3.61111111111111" calcext:value-type="float">
            <text:p>3.611</text:p>
          </table:table-cell>
          <table:table-cell/>
        </table:table-row>
        <table:table-row table:style-name="ro1">
          <table:table-cell office:value-type="float" office:value="-1884.8134782783" calcext:value-type="float">
            <text:p>-1884.8134782783</text:p>
          </table:table-cell>
          <table:table-cell office:value-type="float" office:value="-3010.5503390334" calcext:value-type="float">
            <text:p>-3010.5503390334</text:p>
          </table:table-cell>
          <table:table-cell table:formula="of:=SQRT([.A77]^2+[.B77]^2)" office:value-type="float" office:value="3551.89177646978" calcext:value-type="float">
            <text:p>3,55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SIN(2*PI()*[.E77]/7)" office:value-type="float" office:value="0.433883739117567" calcext:value-type="float">
            <text:p>0.434</text:p>
          </table:table-cell>
          <table:table-cell/>
          <table:table-cell office:value-type="float" office:value="-0.571372806192227" calcext:value-type="float">
            <text:p>-0.571372806192227</text:p>
          </table:table-cell>
          <table:table-cell office:value-type="float" office:value="0.470359563898039" calcext:value-type="float">
            <text:p>0.470359563898039</text:p>
          </table:table-cell>
          <table:table-cell table:formula="of:=SQRT([.H77]^2+[.I77]^2)" office:value-type="float" office:value="0.740070944576487" calcext:value-type="float">
            <text:p>0.740</text:p>
          </table:table-cell>
          <table:table-cell table:formula="of:=2*PI()*[.E77]/[.$K$1]" office:value-type="float" office:value="1.76412510547735" calcext:value-type="float">
            <text:p>1.764</text:p>
          </table:table-cell>
          <table:table-cell table:formula="of:=2*PI()/[.K77]" office:value-type="float" office:value="3.56164383561644" calcext:value-type="float">
            <text:p>3.562</text:p>
          </table:table-cell>
          <table:table-cell/>
        </table:table-row>
        <table:table-row table:style-name="ro1">
          <table:table-cell office:value-type="float" office:value="-273.424319277853" calcext:value-type="float">
            <text:p>-273.424319277853</text:p>
          </table:table-cell>
          <table:table-cell office:value-type="float" office:value="-2611.59815387006" calcext:value-type="float">
            <text:p>-2611.59815387006</text:p>
          </table:table-cell>
          <table:table-cell table:formula="of:=SQRT([.A78]^2+[.B78]^2)" office:value-type="float" office:value="2625.87238373651" calcext:value-type="float">
            <text:p>2,62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IN(2*PI()*[.E78]/7)" office:value-type="float" office:value="-0.433883739117556" calcext:value-type="float">
            <text:p>-0.434</text:p>
          </table:table-cell>
          <table:table-cell/>
          <table:table-cell office:value-type="float" office:value="-0.566286077297604" calcext:value-type="float">
            <text:p>-0.566286077297604</text:p>
          </table:table-cell>
          <table:table-cell office:value-type="float" office:value="0.454805211083137" calcext:value-type="float">
            <text:p>0.454805211083137</text:p>
          </table:table-cell>
          <table:table-cell table:formula="of:=SQRT([.H78]^2+[.I78]^2)" office:value-type="float" office:value="0.726311022475554" calcext:value-type="float">
            <text:p>0.726</text:p>
          </table:table-cell>
          <table:table-cell table:formula="of:=2*PI()*[.E78]/[.$K$1]" office:value-type="float" office:value="1.78829120281265" calcext:value-type="float">
            <text:p>1.788</text:p>
          </table:table-cell>
          <table:table-cell table:formula="of:=2*PI()/[.K78]" office:value-type="float" office:value="3.51351351351351" calcext:value-type="float">
            <text:p>3.514</text:p>
          </table:table-cell>
          <table:table-cell/>
        </table:table-row>
        <table:table-row table:style-name="ro1">
          <table:table-cell office:value-type="float" office:value="1647.06656052815" calcext:value-type="float">
            <text:p>1647.06656052815</text:p>
          </table:table-cell>
          <table:table-cell office:value-type="float" office:value="-28.1036121528477" calcext:value-type="float">
            <text:p>-28.1036121528477</text:p>
          </table:table-cell>
          <table:table-cell table:formula="of:=SQRT([.A79]^2+[.B79]^2)" office:value-type="float" office:value="1647.3063066188" calcext:value-type="float">
            <text:p>1,64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IN(2*PI()*[.E79]/7)" office:value-type="float" office:value="-0.974927912181821" calcext:value-type="float">
            <text:p>-0.975</text:p>
          </table:table-cell>
          <table:table-cell/>
          <table:table-cell office:value-type="float" office:value="-0.561503166747223" calcext:value-type="float">
            <text:p>-0.561503166747223</text:p>
          </table:table-cell>
          <table:table-cell office:value-type="float" office:value="0.439909637973742" calcext:value-type="float">
            <text:p>0.439909637973742</text:p>
          </table:table-cell>
          <table:table-cell table:formula="of:=SQRT([.H79]^2+[.I79]^2)" office:value-type="float" office:value="0.71330659316268" calcext:value-type="float">
            <text:p>0.713</text:p>
          </table:table-cell>
          <table:table-cell table:formula="of:=2*PI()*[.E79]/[.$K$1]" office:value-type="float" office:value="1.81245730014796" calcext:value-type="float">
            <text:p>1.812</text:p>
          </table:table-cell>
          <table:table-cell table:formula="of:=2*PI()/[.K79]" office:value-type="float" office:value="3.46666666666667" calcext:value-type="float">
            <text:p>3.467</text:p>
          </table:table-cell>
          <table:table-cell/>
        </table:table-row>
        <table:table-row table:style-name="ro1">
          <table:table-cell office:value-type="float" office:value="1061.13747147094" calcext:value-type="float">
            <text:p>1061.13747147094</text:p>
          </table:table-cell>
          <table:table-cell office:value-type="float" office:value="1433.02028091202" calcext:value-type="float">
            <text:p>1433.02028091202</text:p>
          </table:table-cell>
          <table:table-cell table:formula="of:=SQRT([.A80]^2+[.B80]^2)" office:value-type="float" office:value="1783.13203629594" calcext:value-type="float">
            <text:p>1,78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IN(2*PI()*[.E80]/7)" office:value-type="float" office:value="-0.781831482468031" calcext:value-type="float">
            <text:p>-0.782</text:p>
          </table:table-cell>
          <table:table-cell/>
          <table:table-cell office:value-type="float" office:value="-0.557000407830573" calcext:value-type="float">
            <text:p>-0.557000407830573</text:p>
          </table:table-cell>
          <table:table-cell office:value-type="float" office:value="0.425622029297507" calcext:value-type="float">
            <text:p>0.425622029297507</text:p>
          </table:table-cell>
          <table:table-cell table:formula="of:=SQRT([.H80]^2+[.I80]^2)" office:value-type="float" office:value="0.701001830344795" calcext:value-type="float">
            <text:p>0.701</text:p>
          </table:table-cell>
          <table:table-cell table:formula="of:=2*PI()*[.E80]/[.$K$1]" office:value-type="float" office:value="1.83662339748326" calcext:value-type="float">
            <text:p>1.837</text:p>
          </table:table-cell>
          <table:table-cell table:formula="of:=2*PI()/[.K80]" office:value-type="float" office:value="3.42105263157895" calcext:value-type="float">
            <text:p>3.421</text:p>
          </table:table-cell>
          <table:table-cell/>
        </table:table-row>
        <table:table-row table:style-name="ro1">
          <table:table-cell office:value-type="float" office:value="-820.322509287468" calcext:value-type="float">
            <text:p>-820.322509287468</text:p>
          </table:table-cell>
          <table:table-cell office:value-type="float" office:value="334.500063743939" calcext:value-type="float">
            <text:p>334.500063743939</text:p>
          </table:table-cell>
          <table:table-cell table:formula="of:=SQRT([.A81]^2+[.B81]^2)" office:value-type="float" office:value="885.90028326465" calcext:value-type="float">
            <text:p>88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SIN(2*PI()*[.E81]/7)" office:value-type="float" office:value="4.41120439947682E-015" calcext:value-type="float">
            <text:p>0.000</text:p>
          </table:table-cell>
          <table:table-cell/>
          <table:table-cell office:value-type="float" office:value="-0.552756538501671" calcext:value-type="float">
            <text:p>-0.552756538501671</text:p>
          </table:table-cell>
          <table:table-cell office:value-type="float" office:value="0.411896595967892" calcext:value-type="float">
            <text:p>0.411896595967892</text:p>
          </table:table-cell>
          <table:table-cell table:formula="of:=SQRT([.H81]^2+[.I81]^2)" office:value-type="float" office:value="0.689346499683785" calcext:value-type="float">
            <text:p>0.689</text:p>
          </table:table-cell>
          <table:table-cell table:formula="of:=2*PI()*[.E81]/[.$K$1]" office:value-type="float" office:value="1.86078949481857" calcext:value-type="float">
            <text:p>1.861</text:p>
          </table:table-cell>
          <table:table-cell table:formula="of:=2*PI()/[.K81]" office:value-type="float" office:value="3.37662337662338" calcext:value-type="float">
            <text:p>3.377</text:p>
          </table:table-cell>
          <table:table-cell/>
        </table:table-row>
        <table:table-row table:style-name="ro1">
          <table:table-cell office:value-type="float" office:value="-1296.71404860394" calcext:value-type="float">
            <text:p>-1296.71404860394</text:p>
          </table:table-cell>
          <table:table-cell office:value-type="float" office:value="-1002.08036576825" calcext:value-type="float">
            <text:p>-1002.08036576825</text:p>
          </table:table-cell>
          <table:table-cell table:formula="of:=SQRT([.A82]^2+[.B82]^2)" office:value-type="float" office:value="1638.78991432858" calcext:value-type="float">
            <text:p>1,639</text:p>
          </table:table-cell>
          <table:table-cell/>
          <table:table-cell office:value-type="float" office:value="78" calcext:value-type="float">
            <text:p>78</text:p>
          </table:table-cell>
          <table:table-cell table:formula="of:=SIN(2*PI()*[.E82]/7)" office:value-type="float" office:value="0.781831482468028" calcext:value-type="float">
            <text:p>0.782</text:p>
          </table:table-cell>
          <table:table-cell/>
          <table:table-cell office:value-type="float" office:value="-0.54875240664242" calcext:value-type="float">
            <text:p>-0.54875240664242</text:p>
          </table:table-cell>
          <table:table-cell office:value-type="float" office:value="0.398691960771297" calcext:value-type="float">
            <text:p>0.398691960771297</text:p>
          </table:table-cell>
          <table:table-cell table:formula="of:=SQRT([.H82]^2+[.I82]^2)" office:value-type="float" office:value="0.678295277426808" calcext:value-type="float">
            <text:p>0.678</text:p>
          </table:table-cell>
          <table:table-cell table:formula="of:=2*PI()*[.E82]/[.$K$1]" office:value-type="float" office:value="1.88495559215388" calcext:value-type="float">
            <text:p>1.885</text:p>
          </table:table-cell>
          <table:table-cell table:formula="of:=2*PI()/[.K82]" office:value-type="float" office:value="3.33333333333333" calcext:value-type="float">
            <text:p>3.333</text:p>
          </table:table-cell>
          <table:table-cell/>
        </table:table-row>
        <table:table-row table:style-name="ro1">
          <table:table-cell office:value-type="float" office:value="-122.517537757491" calcext:value-type="float">
            <text:p>-122.517537757491</text:p>
          </table:table-cell>
          <table:table-cell office:value-type="float" office:value="-1044.54674595769" calcext:value-type="float">
            <text:p>-1044.54674595769</text:p>
          </table:table-cell>
          <table:table-cell table:formula="of:=SQRT([.A83]^2+[.B83]^2)" office:value-type="float" office:value="1051.70739825721" calcext:value-type="float">
            <text:p>1,05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SIN(2*PI()*[.E83]/7)" office:value-type="float" office:value="0.974927912181823" calcext:value-type="float">
            <text:p>0.975</text:p>
          </table:table-cell>
          <table:table-cell/>
          <table:table-cell office:value-type="float" office:value="-0.544970717630662" calcext:value-type="float">
            <text:p>-0.544970717630662</text:p>
          </table:table-cell>
          <table:table-cell office:value-type="float" office:value="0.385970631987421" calcext:value-type="float">
            <text:p>0.385970631987421</text:p>
          </table:table-cell>
          <table:table-cell table:formula="of:=SQRT([.H83]^2+[.I83]^2)" office:value-type="float" office:value="0.667807166651907" calcext:value-type="float">
            <text:p>0.668</text:p>
          </table:table-cell>
          <table:table-cell table:formula="of:=2*PI()*[.E83]/[.$K$1]" office:value-type="float" office:value="1.90912168948918" calcext:value-type="float">
            <text:p>1.909</text:p>
          </table:table-cell>
          <table:table-cell table:formula="of:=2*PI()/[.K83]" office:value-type="float" office:value="3.29113924050633" calcext:value-type="float">
            <text:p>3.291</text:p>
          </table:table-cell>
          <table:table-cell/>
        </table:table-row>
        <table:table-row table:style-name="ro1">
          <table:table-cell office:value-type="float" office:value="854.288754529081" calcext:value-type="float">
            <text:p>854.288754529081</text:p>
          </table:table-cell>
          <table:table-cell office:value-type="float" office:value="85.5494754816047" calcext:value-type="float">
            <text:p>85.5494754816047</text:p>
          </table:table-cell>
          <table:table-cell table:formula="of:=SQRT([.A84]^2+[.B84]^2)" office:value-type="float" office:value="858.561581291654" calcext:value-type="float">
            <text:p>85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SIN(2*PI()*[.E84]/7)" office:value-type="float" office:value="0.433883739117561" calcext:value-type="float">
            <text:p>0.434</text:p>
          </table:table-cell>
          <table:table-cell/>
          <table:table-cell office:value-type="float" office:value="-0.541395817303072" calcext:value-type="float">
            <text:p>-0.541395817303072</text:p>
          </table:table-cell>
          <table:table-cell office:value-type="float" office:value="0.373698550583032" calcext:value-type="float">
            <text:p>0.373698550583032</text:p>
          </table:table-cell>
          <table:table-cell table:formula="of:=SQRT([.H84]^2+[.I84]^2)" office:value-type="float" office:value="0.657844995193488" calcext:value-type="float">
            <text:p>0.658</text:p>
          </table:table-cell>
          <table:table-cell table:formula="of:=2*PI()*[.E84]/[.$K$1]" office:value-type="float" office:value="1.93328778682449" calcext:value-type="float">
            <text:p>1.933</text:p>
          </table:table-cell>
          <table:table-cell table:formula="of:=2*PI()/[.K84]" office:value-type="float" office:value="3.25" calcext:value-type="float">
            <text:p>3.250</text:p>
          </table:table-cell>
          <table:table-cell/>
        </table:table-row>
        <table:table-row table:style-name="ro1">
          <table:table-cell office:value-type="float" office:value="580.899713666406" calcext:value-type="float">
            <text:p>580.899713666406</text:p>
          </table:table-cell>
          <table:table-cell office:value-type="float" office:value="722.671575092631" calcext:value-type="float">
            <text:p>722.671575092631</text:p>
          </table:table-cell>
          <table:table-cell table:formula="of:=SQRT([.A85]^2+[.B85]^2)" office:value-type="float" office:value="927.199375962137" calcext:value-type="float">
            <text:p>92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SIN(2*PI()*[.E85]/7)" office:value-type="float" office:value="-0.433883739117549" calcext:value-type="float">
            <text:p>-0.434</text:p>
          </table:table-cell>
          <table:table-cell/>
          <table:table-cell office:value-type="float" office:value="-0.538013504664423" calcext:value-type="float">
            <text:p>-0.538013504664423</text:p>
          </table:table-cell>
          <table:table-cell office:value-type="float" office:value="0.361844699241122" calcext:value-type="float">
            <text:p>0.361844699241122</text:p>
          </table:table-cell>
          <table:table-cell table:formula="of:=SQRT([.H85]^2+[.I85]^2)" office:value-type="float" office:value="0.648374982221085" calcext:value-type="float">
            <text:p>0.648</text:p>
          </table:table-cell>
          <table:table-cell table:formula="of:=2*PI()*[.E85]/[.$K$1]" office:value-type="float" office:value="1.95745388415979" calcext:value-type="float">
            <text:p>1.957</text:p>
          </table:table-cell>
          <table:table-cell table:formula="of:=2*PI()/[.K85]" office:value-type="float" office:value="3.20987654320988" calcext:value-type="float">
            <text:p>3.210</text:p>
          </table:table-cell>
          <table:table-cell/>
        </table:table-row>
        <table:table-row table:style-name="ro1">
          <table:table-cell office:value-type="float" office:value="312.320005113923" calcext:value-type="float">
            <text:p>312.320005113923</text:p>
          </table:table-cell>
          <table:table-cell office:value-type="float" office:value="23.6381428739446" calcext:value-type="float">
            <text:p>23.6381428739446</text:p>
          </table:table-cell>
          <table:table-cell table:formula="of:=SQRT([.A86]^2+[.B86]^2)" office:value-type="float" office:value="313.213261840698" calcext:value-type="float">
            <text:p>31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SIN(2*PI()*[.E86]/7)" office:value-type="float" office:value="-0.974927912181823" calcext:value-type="float">
            <text:p>-0.975</text:p>
          </table:table-cell>
          <table:table-cell/>
          <table:table-cell office:value-type="float" office:value="-0.534810869696058" calcext:value-type="float">
            <text:p>-0.534810869696058</text:p>
          </table:table-cell>
          <table:table-cell office:value-type="float" office:value="0.350380763573834" calcext:value-type="float">
            <text:p>0.350380763573834</text:p>
          </table:table-cell>
          <table:table-cell table:formula="of:=SQRT([.H86]^2+[.I86]^2)" office:value-type="float" office:value="0.639366362758972" calcext:value-type="float">
            <text:p>0.639</text:p>
          </table:table-cell>
          <table:table-cell table:formula="of:=2*PI()*[.E86]/[.$K$1]" office:value-type="float" office:value="1.9816199814951" calcext:value-type="float">
            <text:p>1.982</text:p>
          </table:table-cell>
          <table:table-cell table:formula="of:=2*PI()/[.K86]" office:value-type="float" office:value="3.17073170731707" calcext:value-type="float">
            <text:p>3.171</text:p>
          </table:table-cell>
          <table:table-cell/>
        </table:table-row>
        <table:table-row table:style-name="ro1">
          <table:table-cell office:value-type="float" office:value="452.743342597596" calcext:value-type="float">
            <text:p>452.743342597596</text:p>
          </table:table-cell>
          <table:table-cell office:value-type="float" office:value="-547.31550077631" calcext:value-type="float">
            <text:p>-547.31550077631</text:p>
          </table:table-cell>
          <table:table-cell table:formula="of:=SQRT([.A87]^2+[.B87]^2)" office:value-type="float" office:value="710.303309619537" calcext:value-type="float">
            <text:p>71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SIN(2*PI()*[.E87]/7)" office:value-type="float" office:value="-0.781831482468027" calcext:value-type="float">
            <text:p>-0.782</text:p>
          </table:table-cell>
          <table:table-cell/>
          <table:table-cell office:value-type="float" office:value="-0.531776152432869" calcext:value-type="float">
            <text:p>-0.531776152432869</text:p>
          </table:table-cell>
          <table:table-cell office:value-type="float" office:value="0.339280837559581" calcext:value-type="float">
            <text:p>0.339280837559581</text:p>
          </table:table-cell>
          <table:table-cell table:formula="of:=SQRT([.H87]^2+[.I87]^2)" office:value-type="float" office:value="0.630791061312252" calcext:value-type="float">
            <text:p>0.631</text:p>
          </table:table-cell>
          <table:table-cell table:formula="of:=2*PI()*[.E87]/[.$K$1]" office:value-type="float" office:value="2.00578607883041" calcext:value-type="float">
            <text:p>2.006</text:p>
          </table:table-cell>
          <table:table-cell table:formula="of:=2*PI()/[.K87]" office:value-type="float" office:value="3.13253012048193" calcext:value-type="float">
            <text:p>3.133</text:p>
          </table:table-cell>
          <table:table-cell/>
        </table:table-row>
        <table:table-row table:style-name="ro1">
          <table:table-cell office:value-type="float" office:value="463.727181434095" calcext:value-type="float">
            <text:p>463.727181434095</text:p>
          </table:table-cell>
          <table:table-cell office:value-type="float" office:value="167.212819538734" calcext:value-type="float">
            <text:p>167.212819538734</text:p>
          </table:table-cell>
          <table:table-cell table:formula="of:=SQRT([.A88]^2+[.B88]^2)" office:value-type="float" office:value="492.953370836333" calcext:value-type="float">
            <text:p>49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SIN(2*PI()*[.E88]/7)" office:value-type="float" office:value="-2.93915231795365E-015" calcext:value-type="float">
            <text:p>0.000</text:p>
          </table:table-cell>
          <table:table-cell/>
          <table:table-cell office:value-type="float" office:value="-0.528898620131629" calcext:value-type="float">
            <text:p>-0.528898620131629</text:p>
          </table:table-cell>
          <table:table-cell office:value-type="float" office:value="0.328521166597904" calcext:value-type="float">
            <text:p>0.328521166597904</text:p>
          </table:table-cell>
          <table:table-cell table:formula="of:=SQRT([.H88]^2+[.I88]^2)" office:value-type="float" office:value="0.622623407269586" calcext:value-type="float">
            <text:p>0.623</text:p>
          </table:table-cell>
          <table:table-cell table:formula="of:=2*PI()*[.E88]/[.$K$1]" office:value-type="float" office:value="2.02995217616571" calcext:value-type="float">
            <text:p>2.030</text:p>
          </table:table-cell>
          <table:table-cell table:formula="of:=2*PI()/[.K88]" office:value-type="float" office:value="3.0952380952381" calcext:value-type="float">
            <text:p>3.095</text:p>
          </table:table-cell>
          <table:table-cell/>
        </table:table-row>
        <table:table-row table:style-name="ro1">
          <table:table-cell office:value-type="float" office:value="144.43171643803" calcext:value-type="float">
            <text:p>144.43171643803</text:p>
          </table:table-cell>
          <table:table-cell office:value-type="float" office:value="1170.44867030939" calcext:value-type="float">
            <text:p>1170.44867030939</text:p>
          </table:table-cell>
          <table:table-cell table:formula="of:=SQRT([.A89]^2+[.B89]^2)" office:value-type="float" office:value="1179.32633759374" calcext:value-type="float">
            <text:p>1,17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SIN(2*PI()*[.E89]/7)" office:value-type="float" office:value="0.781831482468032" calcext:value-type="float">
            <text:p>0.782</text:p>
          </table:table-cell>
          <table:table-cell/>
          <table:table-cell office:value-type="float" office:value="-0.52616845988227" calcext:value-type="float">
            <text:p>-0.52616845988227</text:p>
          </table:table-cell>
          <table:table-cell office:value-type="float" office:value="0.318079922680056" calcext:value-type="float">
            <text:p>0.318079922680056</text:p>
          </table:table-cell>
          <table:table-cell table:formula="of:=SQRT([.H89]^2+[.I89]^2)" office:value-type="float" office:value="0.61483988597604" calcext:value-type="float">
            <text:p>0.615</text:p>
          </table:table-cell>
          <table:table-cell table:formula="of:=2*PI()*[.E89]/[.$K$1]" office:value-type="float" office:value="2.05411827350102" calcext:value-type="float">
            <text:p>2.054</text:p>
          </table:table-cell>
          <table:table-cell table:formula="of:=2*PI()/[.K89]" office:value-type="float" office:value="3.05882352941176" calcext:value-type="float">
            <text:p>3.059</text:p>
          </table:table-cell>
          <table:table-cell/>
        </table:table-row>
        <table:table-row table:style-name="ro1">
          <table:table-cell office:value-type="float" office:value="-825.602034331523" calcext:value-type="float">
            <text:p>-825.602034331523</text:p>
          </table:table-cell>
          <table:table-cell office:value-type="float" office:value="1745.63695704876" calcext:value-type="float">
            <text:p>1745.63695704876</text:p>
          </table:table-cell>
          <table:table-cell table:formula="of:=SQRT([.A90]^2+[.B90]^2)" office:value-type="float" office:value="1931.0274738871" calcext:value-type="float">
            <text:p>1,93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SIN(2*PI()*[.E90]/7)" office:value-type="float" office:value="0.974927912181824" calcext:value-type="float">
            <text:p>0.975</text:p>
          </table:table-cell>
          <table:table-cell/>
          <table:table-cell office:value-type="float" office:value="-0.523576684450302" calcext:value-type="float">
            <text:p>-0.523576684450302</text:p>
          </table:table-cell>
          <table:table-cell office:value-type="float" office:value="0.307937007075867" calcext:value-type="float">
            <text:p>0.307937007075867</text:p>
          </table:table-cell>
          <table:table-cell table:formula="of:=SQRT([.H90]^2+[.I90]^2)" office:value-type="float" office:value="0.607418920372764" calcext:value-type="float">
            <text:p>0.607</text:p>
          </table:table-cell>
          <table:table-cell table:formula="of:=2*PI()*[.E90]/[.$K$1]" office:value-type="float" office:value="2.07828437083632" calcext:value-type="float">
            <text:p>2.078</text:p>
          </table:table-cell>
          <table:table-cell table:formula="of:=2*PI()/[.K90]" office:value-type="float" office:value="3.02325581395349" calcext:value-type="float">
            <text:p>3.023</text:p>
          </table:table-cell>
          <table:table-cell/>
        </table:table-row>
        <table:table-row table:style-name="ro1">
          <table:table-cell office:value-type="float" office:value="-1273.86251153819" calcext:value-type="float">
            <text:p>-1273.86251153819</text:p>
          </table:table-cell>
          <table:table-cell office:value-type="float" office:value="972.246393844324" calcext:value-type="float">
            <text:p>972.246393844324</text:p>
          </table:table-cell>
          <table:table-cell table:formula="of:=SQRT([.A91]^2+[.B91]^2)" office:value-type="float" office:value="1602.49453934972" calcext:value-type="float">
            <text:p>1,60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SIN(2*PI()*[.E91]/7)" office:value-type="float" office:value="0.433883739117567" calcext:value-type="float">
            <text:p>0.434</text:p>
          </table:table-cell>
          <table:table-cell/>
          <table:table-cell office:value-type="float" office:value="-0.521115049491629" calcext:value-type="float">
            <text:p>-0.521115049491629</text:p>
          </table:table-cell>
          <table:table-cell office:value-type="float" office:value="0.298073876672901" calcext:value-type="float">
            <text:p>0.298073876672901</text:p>
          </table:table-cell>
          <table:table-cell table:formula="of:=SQRT([.H91]^2+[.I91]^2)" office:value-type="float" office:value="0.600340678916125" calcext:value-type="float">
            <text:p>0.600</text:p>
          </table:table-cell>
          <table:table-cell table:formula="of:=2*PI()*[.E91]/[.$K$1]" office:value-type="float" office:value="2.10245046817163" calcext:value-type="float">
            <text:p>2.102</text:p>
          </table:table-cell>
          <table:table-cell table:formula="of:=2*PI()/[.K91]" office:value-type="float" office:value="2.98850574712644" calcext:value-type="float">
            <text:p>2.989</text:p>
          </table:table-cell>
          <table:table-cell/>
        </table:table-row>
        <table:table-row table:style-name="ro1">
          <table:table-cell office:value-type="float" office:value="-1003.61105401125" calcext:value-type="float">
            <text:p>-1003.61105401125</text:p>
          </table:table-cell>
          <table:table-cell office:value-type="float" office:value="392.658826447357" calcext:value-type="float">
            <text:p>392.658826447357</text:p>
          </table:table-cell>
          <table:table-cell table:formula="of:=SQRT([.A92]^2+[.B92]^2)" office:value-type="float" office:value="1077.6901696316" calcext:value-type="float">
            <text:p>1,07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SIN(2*PI()*[.E92]/7)" office:value-type="float" office:value="-0.433883739117543" calcext:value-type="float">
            <text:p>-0.434</text:p>
          </table:table-cell>
          <table:table-cell/>
          <table:table-cell office:value-type="float" office:value="-0.518775980574099" calcext:value-type="float">
            <text:p>-0.518775980574099</text:p>
          </table:table-cell>
          <table:table-cell office:value-type="float" office:value="0.288473390714395" calcext:value-type="float">
            <text:p>0.288473390714395</text:p>
          </table:table-cell>
          <table:table-cell table:formula="of:=SQRT([.H92]^2+[.I92]^2)" office:value-type="float" office:value="0.593586906165288" calcext:value-type="float">
            <text:p>0.594</text:p>
          </table:table-cell>
          <table:table-cell table:formula="of:=2*PI()*[.E92]/[.$K$1]" office:value-type="float" office:value="2.12661656550694" calcext:value-type="float">
            <text:p>2.127</text:p>
          </table:table-cell>
          <table:table-cell table:formula="of:=2*PI()/[.K92]" office:value-type="float" office:value="2.95454545454546" calcext:value-type="float">
            <text:p>2.955</text:p>
          </table:table-cell>
          <table:table-cell/>
        </table:table-row>
        <table:table-row table:style-name="ro1">
          <table:table-cell office:value-type="float" office:value="-352.130065979768" calcext:value-type="float">
            <text:p>-352.130065979768</text:p>
          </table:table-cell>
          <table:table-cell office:value-type="float" office:value="104.956908978779" calcext:value-type="float">
            <text:p>104.956908978779</text:p>
          </table:table-cell>
          <table:table-cell table:formula="of:=SQRT([.A93]^2+[.B93]^2)" office:value-type="float" office:value="367.439159738446" calcext:value-type="float">
            <text:p>36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IN(2*PI()*[.E93]/7)" office:value-type="float" office:value="-0.974927912181824" calcext:value-type="float">
            <text:p>-0.975</text:p>
          </table:table-cell>
          <table:table-cell/>
          <table:table-cell office:value-type="float" office:value="-0.516552508683239" calcext:value-type="float">
            <text:p>-0.516552508683239</text:p>
          </table:table-cell>
          <table:table-cell office:value-type="float" office:value="0.27911967518028" calcext:value-type="float">
            <text:p>0.27911967518028</text:p>
          </table:table-cell>
          <table:table-cell table:formula="of:=SQRT([.H93]^2+[.I93]^2)" office:value-type="float" office:value="0.587140772983526" calcext:value-type="float">
            <text:p>0.587</text:p>
          </table:table-cell>
          <table:table-cell table:formula="of:=2*PI()*[.E93]/[.$K$1]" office:value-type="float" office:value="2.15078266284224" calcext:value-type="float">
            <text:p>2.151</text:p>
          </table:table-cell>
          <table:table-cell table:formula="of:=2*PI()/[.K93]" office:value-type="float" office:value="2.92134831460674" calcext:value-type="float">
            <text:p>2.921</text:p>
          </table:table-cell>
          <table:table-cell/>
        </table:table-row>
        <table:table-row table:style-name="ro1">
          <table:table-cell office:value-type="float" office:value="528.632853282104" calcext:value-type="float">
            <text:p>528.632853282104</text:p>
          </table:table-cell>
          <table:table-cell office:value-type="float" office:value="-0.623999045714072" calcext:value-type="float">
            <text:p>-0.623999045714072</text:p>
          </table:table-cell>
          <table:table-cell table:formula="of:=SQRT([.A94]^2+[.B94]^2)" office:value-type="float" office:value="528.6332215667" calcext:value-type="float">
            <text:p>52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SIN(2*PI()*[.E94]/7)" office:value-type="float" office:value="-0.781831482468032" calcext:value-type="float">
            <text:p>-0.782</text:p>
          </table:table-cell>
          <table:table-cell/>
          <table:table-cell office:value-type="float" office:value="-0.51443821308647" calcext:value-type="float">
            <text:p>-0.51443821308647</text:p>
          </table:table-cell>
          <table:table-cell office:value-type="float" office:value="0.269998002475074" calcext:value-type="float">
            <text:p>0.269998002475074</text:p>
          </table:table-cell>
          <table:table-cell table:formula="of:=SQRT([.H94]^2+[.I94]^2)" office:value-type="float" office:value="0.580986743759382" calcext:value-type="float">
            <text:p>0.581</text:p>
          </table:table-cell>
          <table:table-cell table:formula="of:=2*PI()*[.E94]/[.$K$1]" office:value-type="float" office:value="2.17494876017755" calcext:value-type="float">
            <text:p>2.175</text:p>
          </table:table-cell>
          <table:table-cell table:formula="of:=2*PI()/[.K94]" office:value-type="float" office:value="2.88888888888889" calcext:value-type="float">
            <text:p>2.889</text:p>
          </table:table-cell>
          <table:table-cell/>
        </table:table-row>
        <table:table-row table:style-name="ro1">
          <table:table-cell office:value-type="float" office:value="-209.788943117795" calcext:value-type="float">
            <text:p>-209.788943117795</text:p>
          </table:table-cell>
          <table:table-cell office:value-type="float" office:value="304.88134187484" calcext:value-type="float">
            <text:p>304.88134187484</text:p>
          </table:table-cell>
          <table:table-cell table:formula="of:=SQRT([.A95]^2+[.B95]^2)" office:value-type="float" office:value="370.086521340463" calcext:value-type="float">
            <text:p>37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IN(2*PI()*[.E95]/7)" office:value-type="float" office:value="-0.0000000000000102895090353841" calcext:value-type="float">
            <text:p>0.000</text:p>
          </table:table-cell>
          <table:table-cell/>
          <table:table-cell office:value-type="float" office:value="-0.512427170602821" calcext:value-type="float">
            <text:p>-0.512427170602821</text:p>
          </table:table-cell>
          <table:table-cell office:value-type="float" office:value="0.261094684434536" calcext:value-type="float">
            <text:p>0.261094684434536</text:p>
          </table:table-cell>
          <table:table-cell table:formula="of:=SQRT([.H95]^2+[.I95]^2)" office:value-type="float" office:value="0.575110458444274" calcext:value-type="float">
            <text:p>0.575</text:p>
          </table:table-cell>
          <table:table-cell table:formula="of:=2*PI()*[.E95]/[.$K$1]" office:value-type="float" office:value="2.19911485751286" calcext:value-type="float">
            <text:p>2.199</text:p>
          </table:table-cell>
          <table:table-cell table:formula="of:=2*PI()/[.K95]" office:value-type="float" office:value="2.85714285714286" calcext:value-type="float">
            <text:p>2.857</text:p>
          </table:table-cell>
          <table:table-cell/>
        </table:table-row>
        <table:table-row table:style-name="ro1">
          <table:table-cell office:value-type="float" office:value="-1555.90752811367" calcext:value-type="float">
            <text:p>-1555.90752811367</text:p>
          </table:table-cell>
          <table:table-cell office:value-type="float" office:value="579.68381645428" calcext:value-type="float">
            <text:p>579.68381645428</text:p>
          </table:table-cell>
          <table:table-cell table:formula="of:=SQRT([.A96]^2+[.B96]^2)" office:value-type="float" office:value="1660.38596811097" calcext:value-type="float">
            <text:p>1,66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SIN(2*PI()*[.E96]/7)" office:value-type="float" office:value="0.781831482468028" calcext:value-type="float">
            <text:p>0.782</text:p>
          </table:table-cell>
          <table:table-cell/>
          <table:table-cell office:value-type="float" office:value="-0.510513910458235" calcext:value-type="float">
            <text:p>-0.510513910458235</text:p>
          </table:table-cell>
          <table:table-cell office:value-type="float" office:value="0.25239697694566" calcext:value-type="float">
            <text:p>0.25239697694566</text:p>
          </table:table-cell>
          <table:table-cell table:formula="of:=SQRT([.H96]^2+[.I96]^2)" office:value-type="float" office:value="0.569498627516052" calcext:value-type="float">
            <text:p>0.569</text:p>
          </table:table-cell>
          <table:table-cell table:formula="of:=2*PI()*[.E96]/[.$K$1]" office:value-type="float" office:value="2.22328095484816" calcext:value-type="float">
            <text:p>2.223</text:p>
          </table:table-cell>
          <table:table-cell table:formula="of:=2*PI()/[.K96]" office:value-type="float" office:value="2.82608695652174" calcext:value-type="float">
            <text:p>2.826</text:p>
          </table:table-cell>
          <table:table-cell/>
        </table:table-row>
        <table:table-row table:style-name="ro1">
          <table:table-cell office:value-type="float" office:value="-2062.15793820591" calcext:value-type="float">
            <text:p>-2062.15793820591</text:p>
          </table:table-cell>
          <table:table-cell office:value-type="float" office:value="330.801839109618" calcext:value-type="float">
            <text:p>330.801839109618</text:p>
          </table:table-cell>
          <table:table-cell table:formula="of:=SQRT([.A97]^2+[.B97]^2)" office:value-type="float" office:value="2088.52225721057" calcext:value-type="float">
            <text:p>2,08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IN(2*PI()*[.E97]/7)" office:value-type="float" office:value="0.974927912181826" calcext:value-type="float">
            <text:p>0.975</text:p>
          </table:table-cell>
          <table:table-cell/>
          <table:table-cell office:value-type="float" office:value="-0.508693374026953" calcext:value-type="float">
            <text:p>-0.508693374026953</text:p>
          </table:table-cell>
          <table:table-cell office:value-type="float" office:value="0.243892994726872" calcext:value-type="float">
            <text:p>0.243892994726872</text:p>
          </table:table-cell>
          <table:table-cell table:formula="of:=SQRT([.H97]^2+[.I97]^2)" office:value-type="float" office:value="0.564138938255256" calcext:value-type="float">
            <text:p>0.564</text:p>
          </table:table-cell>
          <table:table-cell table:formula="of:=2*PI()*[.E97]/[.$K$1]" office:value-type="float" office:value="2.24744705218347" calcext:value-type="float">
            <text:p>2.247</text:p>
          </table:table-cell>
          <table:table-cell table:formula="of:=2*PI()/[.K97]" office:value-type="float" office:value="2.79569892473118" calcext:value-type="float">
            <text:p>2.796</text:p>
          </table:table-cell>
          <table:table-cell/>
        </table:table-row>
        <table:table-row table:style-name="ro1">
          <table:table-cell office:value-type="float" office:value="-1930.96214276305" calcext:value-type="float">
            <text:p>-1930.96214276305</text:p>
          </table:table-cell>
          <table:table-cell office:value-type="float" office:value="-456.283071241377" calcext:value-type="float">
            <text:p>-456.283071241377</text:p>
          </table:table-cell>
          <table:table-cell table:formula="of:=SQRT([.A98]^2+[.B98]^2)" office:value-type="float" office:value="1984.13936957199" calcext:value-type="float">
            <text:p>1,98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SIN(2*PI()*[.E98]/7)" office:value-type="float" office:value="0.433883739117561" calcext:value-type="float">
            <text:p>0.434</text:p>
          </table:table-cell>
          <table:table-cell/>
          <table:table-cell office:value-type="float" office:value="-0.506960878859211" calcext:value-type="float">
            <text:p>-0.506960878859211</text:p>
          </table:table-cell>
          <table:table-cell office:value-type="float" office:value="0.235571635025754" calcext:value-type="float">
            <text:p>0.235571635025754</text:p>
          </table:table-cell>
          <table:table-cell table:formula="of:=SQRT([.H98]^2+[.I98]^2)" office:value-type="float" office:value="0.559019970951316" calcext:value-type="float">
            <text:p>0.559</text:p>
          </table:table-cell>
          <table:table-cell table:formula="of:=2*PI()*[.E98]/[.$K$1]" office:value-type="float" office:value="2.27161314951877" calcext:value-type="float">
            <text:p>2.272</text:p>
          </table:table-cell>
          <table:table-cell table:formula="of:=2*PI()/[.K98]" office:value-type="float" office:value="2.76595744680851" calcext:value-type="float">
            <text:p>2.766</text:p>
          </table:table-cell>
          <table:table-cell/>
        </table:table-row>
        <table:table-row table:style-name="ro1">
          <table:table-cell office:value-type="float" office:value="-1311.12364145476" calcext:value-type="float">
            <text:p>-1311.12364145476</text:p>
          </table:table-cell>
          <table:table-cell office:value-type="float" office:value="-495.39220315321" calcext:value-type="float">
            <text:p>-495.39220315321</text:p>
          </table:table-cell>
          <table:table-cell table:formula="of:=SQRT([.A99]^2+[.B99]^2)" office:value-type="float" office:value="1401.59146620068" calcext:value-type="float">
            <text:p>1,40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SIN(2*PI()*[.E99]/7)" office:value-type="float" office:value="-0.433883739117561" calcext:value-type="float">
            <text:p>-0.434</text:p>
          </table:table-cell>
          <table:table-cell/>
          <table:table-cell office:value-type="float" office:value="-0.505312086483901" calcext:value-type="float">
            <text:p>-0.505312086483901</text:p>
          </table:table-cell>
          <table:table-cell office:value-type="float" office:value="0.227422509121343" calcext:value-type="float">
            <text:p>0.227422509121343</text:p>
          </table:table-cell>
          <table:table-cell table:formula="of:=SQRT([.H99]^2+[.I99]^2)" office:value-type="float" office:value="0.554131123834207" calcext:value-type="float">
            <text:p>0.554</text:p>
          </table:table-cell>
          <table:table-cell table:formula="of:=2*PI()*[.E99]/[.$K$1]" office:value-type="float" office:value="2.29577924685408" calcext:value-type="float">
            <text:p>2.296</text:p>
          </table:table-cell>
          <table:table-cell table:formula="of:=2*PI()/[.K99]" office:value-type="float" office:value="2.73684210526316" calcext:value-type="float">
            <text:p>2.737</text:p>
          </table:table-cell>
          <table:table-cell/>
        </table:table-row>
        <table:table-row table:style-name="ro1">
          <table:table-cell office:value-type="float" office:value="-707.577706001368" calcext:value-type="float">
            <text:p>-707.577706001368</text:p>
          </table:table-cell>
          <table:table-cell office:value-type="float" office:value="-240.421977372062" calcext:value-type="float">
            <text:p>-240.421977372062</text:p>
          </table:table-cell>
          <table:table-cell table:formula="of:=SQRT([.A100]^2+[.B100]^2)" office:value-type="float" office:value="747.307792836158" calcext:value-type="float">
            <text:p>74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IN(2*PI()*[.E100]/7)" office:value-type="float" office:value="-0.974927912181823" calcext:value-type="float">
            <text:p>-0.975</text:p>
          </table:table-cell>
          <table:table-cell/>
          <table:table-cell office:value-type="float" office:value="-0.503742973517257" calcext:value-type="float">
            <text:p>-0.503742973517257</text:p>
          </table:table-cell>
          <table:table-cell office:value-type="float" office:value="0.219435880748692" calcext:value-type="float">
            <text:p>0.219435880748692</text:p>
          </table:table-cell>
          <table:table-cell table:formula="of:=SQRT([.H100]^2+[.I100]^2)" office:value-type="float" office:value="0.549462545700762" calcext:value-type="float">
            <text:p>0.549</text:p>
          </table:table-cell>
          <table:table-cell table:formula="of:=2*PI()*[.E100]/[.$K$1]" office:value-type="float" office:value="2.31994534418939" calcext:value-type="float">
            <text:p>2.320</text:p>
          </table:table-cell>
          <table:table-cell table:formula="of:=2*PI()/[.K100]" office:value-type="float" office:value="2.70833333333333" calcext:value-type="float">
            <text:p>2.708</text:p>
          </table:table-cell>
          <table:table-cell/>
        </table:table-row>
        <table:table-row table:style-name="ro1">
          <table:table-cell office:value-type="float" office:value="-722.129336230756" calcext:value-type="float">
            <text:p>-722.129336230756</text:p>
          </table:table-cell>
          <table:table-cell office:value-type="float" office:value="-1152.85596661332" calcext:value-type="float">
            <text:p>-1152.85596661332</text:p>
          </table:table-cell>
          <table:table-cell table:formula="of:=SQRT([.A101]^2+[.B101]^2)" office:value-type="float" office:value="1360.34835906139" calcext:value-type="float">
            <text:p>1,36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SIN(2*PI()*[.E101]/7)" office:value-type="float" office:value="-0.781831482468036" calcext:value-type="float">
            <text:p>-0.782</text:p>
          </table:table-cell>
          <table:table-cell/>
          <table:table-cell office:value-type="float" office:value="-0.502249805719248" calcext:value-type="float">
            <text:p>-0.502249805719248</text:p>
          </table:table-cell>
          <table:table-cell office:value-type="float" office:value="0.211602610591762" calcext:value-type="float">
            <text:p>0.211602610591762</text:p>
          </table:table-cell>
          <table:table-cell table:formula="of:=SQRT([.H101]^2+[.I101]^2)" office:value-type="float" office:value="0.545005075347259" calcext:value-type="float">
            <text:p>0.545</text:p>
          </table:table-cell>
          <table:table-cell table:formula="of:=2*PI()*[.E101]/[.$K$1]" office:value-type="float" office:value="2.34411144152469" calcext:value-type="float">
            <text:p>2.344</text:p>
          </table:table-cell>
          <table:table-cell table:formula="of:=2*PI()/[.K101]" office:value-type="float" office:value="2.68041237113402" calcext:value-type="float">
            <text:p>2.680</text:p>
          </table:table-cell>
          <table:table-cell/>
        </table:table-row>
        <table:table-row table:style-name="ro1">
          <table:table-cell office:value-type="float" office:value="-283.75799445357" calcext:value-type="float">
            <text:p>-283.75799445357</text:p>
          </table:table-cell>
          <table:table-cell office:value-type="float" office:value="-1774.05086605858" calcext:value-type="float">
            <text:p>-1774.05086605858</text:p>
          </table:table-cell>
          <table:table-cell table:formula="of:=SQRT([.A102]^2+[.B102]^2)" office:value-type="float" office:value="1796.60097817504" calcext:value-type="float">
            <text:p>1,79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IN(2*PI()*[.E102]/7)" office:value-type="float" office:value="-3.42901103761259E-015" calcext:value-type="float">
            <text:p>0.000</text:p>
          </table:table-cell>
          <table:table-cell/>
          <table:table-cell office:value-type="float" office:value="-0.500829114640477" calcext:value-type="float">
            <text:p>-0.500829114640477</text:p>
          </table:table-cell>
          <table:table-cell office:value-type="float" office:value="0.203914106168574" calcext:value-type="float">
            <text:p>0.203914106168574</text:p>
          </table:table-cell>
          <table:table-cell table:formula="of:=SQRT([.H102]^2+[.I102]^2)" office:value-type="float" office:value="0.540750187023632" calcext:value-type="float">
            <text:p>0.541</text:p>
          </table:table-cell>
          <table:table-cell table:formula="of:=2*PI()*[.E102]/[.$K$1]" office:value-type="float" office:value="2.36827753886" calcext:value-type="float">
            <text:p>2.368</text:p>
          </table:table-cell>
          <table:table-cell table:formula="of:=2*PI()/[.K102]" office:value-type="float" office:value="2.6530612244898" calcext:value-type="float">
            <text:p>2.653</text:p>
          </table:table-cell>
          <table:table-cell/>
        </table:table-row>
        <table:table-row table:style-name="ro1">
          <table:table-cell office:value-type="float" office:value="917.310411241783" calcext:value-type="float">
            <text:p>917.310411241783</text:p>
          </table:table-cell>
          <table:table-cell office:value-type="float" office:value="-1482.13764398889" calcext:value-type="float">
            <text:p>-1482.13764398889</text:p>
          </table:table-cell>
          <table:table-cell table:formula="of:=SQRT([.A103]^2+[.B103]^2)" office:value-type="float" office:value="1743.04055784756" calcext:value-type="float">
            <text:p>1,74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SIN(2*PI()*[.E103]/7)" office:value-type="float" office:value="0.781831482468032" calcext:value-type="float">
            <text:p>0.782</text:p>
          </table:table-cell>
          <table:table-cell/>
          <table:table-cell office:value-type="float" office:value="-0.499477676573311" calcext:value-type="float">
            <text:p>-0.499477676573311</text:p>
          </table:table-cell>
          <table:table-cell office:value-type="float" office:value="0.196362276484885" calcext:value-type="float">
            <text:p>0.196362276484885</text:p>
          </table:table-cell>
          <table:table-cell table:formula="of:=SQRT([.H103]^2+[.I103]^2)" office:value-type="float" office:value="0.53668994123367" calcext:value-type="float">
            <text:p>0.537</text:p>
          </table:table-cell>
          <table:table-cell table:formula="of:=2*PI()*[.E103]/[.$K$1]" office:value-type="float" office:value="2.3924436361953" calcext:value-type="float">
            <text:p>2.392</text:p>
          </table:table-cell>
          <table:table-cell table:formula="of:=2*PI()/[.K103]" office:value-type="float" office:value="2.62626262626263" calcext:value-type="float">
            <text:p>2.626</text:p>
          </table:table-cell>
          <table:table-cell/>
        </table:table-row>
        <table:table-row table:style-name="ro1">
          <table:table-cell office:value-type="float" office:value="1942.0436440027" calcext:value-type="float">
            <text:p>1942.0436440027</text:p>
          </table:table-cell>
          <table:table-cell office:value-type="float" office:value="-757.465529642727" calcext:value-type="float">
            <text:p>-757.465529642727</text:p>
          </table:table-cell>
          <table:table-cell table:formula="of:=SQRT([.A104]^2+[.B104]^2)" office:value-type="float" office:value="2084.53533042936" calcext:value-type="float">
            <text:p>2,08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IN(2*PI()*[.E104]/7)" office:value-type="float" office:value="0.974927912181824" calcext:value-type="float">
            <text:p>0.975</text:p>
          </table:table-cell>
          <table:table-cell/>
          <table:table-cell office:value-type="float" office:value="-0.498192493554214" calcext:value-type="float">
            <text:p>-0.498192493554214</text:p>
          </table:table-cell>
          <table:table-cell office:value-type="float" office:value="0.188939490927859" calcext:value-type="float">
            <text:p>0.188939490927859</text:p>
          </table:table-cell>
          <table:table-cell table:formula="of:=SQRT([.H104]^2+[.I104]^2)" office:value-type="float" office:value="0.532816940295487" calcext:value-type="float">
            <text:p>0.533</text:p>
          </table:table-cell>
          <table:table-cell table:formula="of:=2*PI()*[.E104]/[.$K$1]" office:value-type="float" office:value="2.41660973353061" calcext:value-type="float">
            <text:p>2.417</text:p>
          </table:table-cell>
          <table:table-cell table:formula="of:=2*PI()/[.K104]" office:value-type="float" office:value="2.6" calcext:value-type="float">
            <text:p>2.600</text:p>
          </table:table-cell>
          <table:table-cell/>
        </table:table-row>
        <table:table-row table:style-name="ro1">
          <table:table-cell office:value-type="float" office:value="1615.12428007137" calcext:value-type="float">
            <text:p>1615.12428007137</text:p>
          </table:table-cell>
          <table:table-cell office:value-type="float" office:value="678.030683485254" calcext:value-type="float">
            <text:p>678.030683485254</text:p>
          </table:table-cell>
          <table:table-cell table:formula="of:=SQRT([.A105]^2+[.B105]^2)" office:value-type="float" office:value="1751.67121567478" calcext:value-type="float">
            <text:p>1,752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SIN(2*PI()*[.E105]/7)" office:value-type="float" office:value="0.433883739117555" calcext:value-type="float">
            <text:p>0.434</text:p>
          </table:table-cell>
          <table:table-cell/>
          <table:table-cell office:value-type="float" office:value="-0.496970776188363" calcext:value-type="float">
            <text:p>-0.496970776188363</text:p>
          </table:table-cell>
          <table:table-cell office:value-type="float" office:value="0.181638541928933" calcext:value-type="float">
            <text:p>0.181638541928933</text:p>
          </table:table-cell>
          <table:table-cell table:formula="of:=SQRT([.H105]^2+[.I105]^2)" office:value-type="float" office:value="0.529124288139689" calcext:value-type="float">
            <text:p>0.529</text:p>
          </table:table-cell>
          <table:table-cell table:formula="of:=2*PI()*[.E105]/[.$K$1]" office:value-type="float" office:value="2.44077583086592" calcext:value-type="float">
            <text:p>2.441</text:p>
          </table:table-cell>
          <table:table-cell table:formula="of:=2*PI()/[.K105]" office:value-type="float" office:value="2.57425742574257" calcext:value-type="float">
            <text:p>2.574</text:p>
          </table:table-cell>
          <table:table-cell/>
        </table:table-row>
        <table:table-row table:style-name="ro1">
          <table:table-cell office:value-type="float" office:value="244.563784124885" calcext:value-type="float">
            <text:p>244.563784124885</text:p>
          </table:table-cell>
          <table:table-cell office:value-type="float" office:value="1486.03136775621" calcext:value-type="float">
            <text:p>1486.03136775621</text:p>
          </table:table-cell>
          <table:table-cell table:formula="of:=SQRT([.A106]^2+[.B106]^2)" office:value-type="float" office:value="1506.02147078349" calcext:value-type="float">
            <text:p>1,506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SIN(2*PI()*[.E106]/7)" office:value-type="float" office:value="-0.433883739117555" calcext:value-type="float">
            <text:p>-0.434</text:p>
          </table:table-cell>
          <table:table-cell/>
          <table:table-cell office:value-type="float" office:value="-0.495809928109697" calcext:value-type="float">
            <text:p>-0.495809928109697</text:p>
          </table:table-cell>
          <table:table-cell office:value-type="float" office:value="0.17445261098799" calcext:value-type="float">
            <text:p>0.17445261098799</text:p>
          </table:table-cell>
          <table:table-cell table:formula="of:=SQRT([.H106]^2+[.I106]^2)" office:value-type="float" office:value="0.525605553902039" calcext:value-type="float">
            <text:p>0.526</text:p>
          </table:table-cell>
          <table:table-cell table:formula="of:=2*PI()*[.E106]/[.$K$1]" office:value-type="float" office:value="2.46494192820122" calcext:value-type="float">
            <text:p>2.465</text:p>
          </table:table-cell>
          <table:table-cell table:formula="of:=2*PI()/[.K106]" office:value-type="float" office:value="2.54901960784314" calcext:value-type="float">
            <text:p>2.549</text:p>
          </table:table-cell>
          <table:table-cell/>
        </table:table-row>
        <table:table-row table:style-name="ro1">
          <table:table-cell office:value-type="float" office:value="-1252.60817584792" calcext:value-type="float">
            <text:p>-1252.60817584792</text:p>
          </table:table-cell>
          <table:table-cell office:value-type="float" office:value="1178.56164925357" calcext:value-type="float">
            <text:p>1178.56164925357</text:p>
          </table:table-cell>
          <table:table-cell table:formula="of:=SQRT([.A107]^2+[.B107]^2)" office:value-type="float" office:value="1719.89383488992" calcext:value-type="float">
            <text:p>1,72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SIN(2*PI()*[.E107]/7)" office:value-type="float" office:value="-0.974927912181821" calcext:value-type="float">
            <text:p>-0.975</text:p>
          </table:table-cell>
          <table:table-cell/>
          <table:table-cell office:value-type="float" office:value="-0.494707531893558" calcext:value-type="float">
            <text:p>-0.494707531893558</text:p>
          </table:table-cell>
          <table:table-cell office:value-type="float" office:value="0.167375237693218" calcext:value-type="float">
            <text:p>0.167375237693218</text:p>
          </table:table-cell>
          <table:table-cell table:formula="of:=SQRT([.H107]^2+[.I107]^2)" office:value-type="float" office:value="0.522254738901503" calcext:value-type="float">
            <text:p>0.522</text:p>
          </table:table-cell>
          <table:table-cell table:formula="of:=2*PI()*[.E107]/[.$K$1]" office:value-type="float" office:value="2.48910802553653" calcext:value-type="float">
            <text:p>2.489</text:p>
          </table:table-cell>
          <table:table-cell table:formula="of:=2*PI()/[.K107]" office:value-type="float" office:value="2.52427184466019" calcext:value-type="float">
            <text:p>2.524</text:p>
          </table:table-cell>
          <table:table-cell/>
        </table:table-row>
        <table:table-row table:style-name="ro1">
          <table:table-cell office:value-type="float" office:value="-1659.27398201995" calcext:value-type="float">
            <text:p>-1659.27398201995</text:p>
          </table:table-cell>
          <table:table-cell office:value-type="float" office:value="393.942364575757" calcext:value-type="float">
            <text:p>393.942364575757</text:p>
          </table:table-cell>
          <table:table-cell table:formula="of:=SQRT([.A108]^2+[.B108]^2)" office:value-type="float" office:value="1705.39752961469" calcext:value-type="float">
            <text:p>1,705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SIN(2*PI()*[.E108]/7)" office:value-type="float" office:value="-0.781831482468023" calcext:value-type="float">
            <text:p>-0.782</text:p>
          </table:table-cell>
          <table:table-cell/>
          <table:table-cell office:value-type="float" office:value="-0.493661336281467" calcext:value-type="float">
            <text:p>-0.493661336281467</text:p>
          </table:table-cell>
          <table:table-cell office:value-type="float" office:value="0.160400291426351" calcext:value-type="float">
            <text:p>0.160400291426351</text:p>
          </table:table-cell>
          <table:table-cell table:formula="of:=SQRT([.H108]^2+[.I108]^2)" office:value-type="float" office:value="0.519066246666899" calcext:value-type="float">
            <text:p>0.519</text:p>
          </table:table-cell>
          <table:table-cell table:formula="of:=2*PI()*[.E108]/[.$K$1]" office:value-type="float" office:value="2.51327412287183" calcext:value-type="float">
            <text:p>2.513</text:p>
          </table:table-cell>
          <table:table-cell table:formula="of:=2*PI()/[.K108]" office:value-type="float" office:value="2.5" calcext:value-type="float">
            <text:p>2.500</text:p>
          </table:table-cell>
          <table:table-cell/>
        </table:table-row>
        <table:table-row table:style-name="ro1">
          <table:table-cell office:value-type="float" office:value="-964.831579556481" calcext:value-type="float">
            <text:p>-964.831579556481</text:p>
          </table:table-cell>
          <table:table-cell office:value-type="float" office:value="-321.949713475481" calcext:value-type="float">
            <text:p>-321.949713475481</text:p>
          </table:table-cell>
          <table:table-cell table:formula="of:=SQRT([.A109]^2+[.B109]^2)" office:value-type="float" office:value="1017.12909451868" calcext:value-type="float">
            <text:p>1,01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SIN(2*PI()*[.E109]/7)" office:value-type="float" office:value="3.43148696015894E-015" calcext:value-type="float">
            <text:p>0.000</text:p>
          </table:table-cell>
          <table:table-cell/>
          <table:table-cell office:value-type="float" office:value="-0.492669244577758" calcext:value-type="float">
            <text:p>-0.492669244577758</text:p>
          </table:table-cell>
          <table:table-cell office:value-type="float" office:value="0.153521945464816" calcext:value-type="float">
            <text:p>0.153521945464816</text:p>
          </table:table-cell>
          <table:table-cell table:formula="of:=SQRT([.H109]^2+[.I109]^2)" office:value-type="float" office:value="0.516034855694962" calcext:value-type="float">
            <text:p>0.516</text:p>
          </table:table-cell>
          <table:table-cell table:formula="of:=2*PI()*[.E109]/[.$K$1]" office:value-type="float" office:value="2.53744022020714" calcext:value-type="float">
            <text:p>2.537</text:p>
          </table:table-cell>
          <table:table-cell table:formula="of:=2*PI()/[.K109]" office:value-type="float" office:value="2.47619047619048" calcext:value-type="float">
            <text:p>2.476</text:p>
          </table:table-cell>
          <table:table-cell/>
        </table:table-row>
        <table:table-row table:style-name="ro1">
          <table:table-cell office:value-type="float" office:value="-220.033695605311" calcext:value-type="float">
            <text:p>-220.033695605311</text:p>
          </table:table-cell>
          <table:table-cell office:value-type="float" office:value="-287.096630441935" calcext:value-type="float">
            <text:p>-287.096630441935</text:p>
          </table:table-cell>
          <table:table-cell table:formula="of:=SQRT([.A110]^2+[.B110]^2)" office:value-type="float" office:value="361.717158029369" calcext:value-type="float">
            <text:p>362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SIN(2*PI()*[.E110]/7)" office:value-type="float" office:value="0.781831482468027" calcext:value-type="float">
            <text:p>0.782</text:p>
          </table:table-cell>
          <table:table-cell/>
          <table:table-cell office:value-type="float" office:value="-0.491729304105642" calcext:value-type="float">
            <text:p>-0.491729304105642</text:p>
          </table:table-cell>
          <table:table-cell office:value-type="float" office:value="0.146734653237939" calcext:value-type="float">
            <text:p>0.146734653237939</text:p>
          </table:table-cell>
          <table:table-cell table:formula="of:=SQRT([.H110]^2+[.I110]^2)" office:value-type="float" office:value="0.513155694674703" calcext:value-type="float">
            <text:p>0.513</text:p>
          </table:table-cell>
          <table:table-cell table:formula="of:=2*PI()*[.E110]/[.$K$1]" office:value-type="float" office:value="2.56160631754245" calcext:value-type="float">
            <text:p>2.562</text:p>
          </table:table-cell>
          <table:table-cell table:formula="of:=2*PI()/[.K110]" office:value-type="float" office:value="2.45283018867925" calcext:value-type="float">
            <text:p>2.453</text:p>
          </table:table-cell>
          <table:table-cell/>
        </table:table-row>
        <table:table-row table:style-name="ro1">
          <table:table-cell office:value-type="float" office:value="378.686869553622" calcext:value-type="float">
            <text:p>378.686869553622</text:p>
          </table:table-cell>
          <table:table-cell office:value-type="float" office:value="95.898589209367" calcext:value-type="float">
            <text:p>95.898589209367</text:p>
          </table:table-cell>
          <table:table-cell table:formula="of:=SQRT([.A111]^2+[.B111]^2)" office:value-type="float" office:value="390.640863946245" calcext:value-type="float">
            <text:p>391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SIN(2*PI()*[.E111]/7)" office:value-type="float" office:value="0.974927912181826" calcext:value-type="float">
            <text:p>0.975</text:p>
          </table:table-cell>
          <table:table-cell/>
          <table:table-cell office:value-type="float" office:value="-0.490839696615124" calcext:value-type="float">
            <text:p>-0.490839696615124</text:p>
          </table:table-cell>
          <table:table-cell office:value-type="float" office:value="0.140033126512348" calcext:value-type="float">
            <text:p>0.140033126512348</text:p>
          </table:table-cell>
          <table:table-cell table:formula="of:=SQRT([.H111]^2+[.I111]^2)" office:value-type="float" office:value="0.510424219932842" calcext:value-type="float">
            <text:p>0.510</text:p>
          </table:table-cell>
          <table:table-cell table:formula="of:=2*PI()*[.E111]/[.$K$1]" office:value-type="float" office:value="2.58577241487775" calcext:value-type="float">
            <text:p>2.586</text:p>
          </table:table-cell>
          <table:table-cell table:formula="of:=2*PI()/[.K111]" office:value-type="float" office:value="2.42990654205607" calcext:value-type="float">
            <text:p>2.430</text:p>
          </table:table-cell>
          <table:table-cell/>
        </table:table-row>
        <table:table-row table:style-name="ro1">
          <table:table-cell office:value-type="float" office:value="229.263892340009" calcext:value-type="float">
            <text:p>229.263892340009</text:p>
          </table:table-cell>
          <table:table-cell office:value-type="float" office:value="173.329163108878" calcext:value-type="float">
            <text:p>173.329163108878</text:p>
          </table:table-cell>
          <table:table-cell table:formula="of:=SQRT([.A112]^2+[.B112]^2)" office:value-type="float" office:value="287.410735907542" calcext:value-type="float">
            <text:p>287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SIN(2*PI()*[.E112]/7)" office:value-type="float" office:value="0.433883739117561" calcext:value-type="float">
            <text:p>0.434</text:p>
          </table:table-cell>
          <table:table-cell/>
          <table:table-cell office:value-type="float" office:value="-0.489998729552278" calcext:value-type="float">
            <text:p>-0.489998729552278</text:p>
          </table:table-cell>
          <table:table-cell office:value-type="float" office:value="0.133412315313809" calcext:value-type="float">
            <text:p>0.133412315313809</text:p>
          </table:table-cell>
          <table:table-cell table:formula="of:=SQRT([.H112]^2+[.I112]^2)" office:value-type="float" office:value="0.507836194889886" calcext:value-type="float">
            <text:p>0.508</text:p>
          </table:table-cell>
          <table:table-cell table:formula="of:=2*PI()*[.E112]/[.$K$1]" office:value-type="float" office:value="2.60993851221306" calcext:value-type="float">
            <text:p>2.610</text:p>
          </table:table-cell>
          <table:table-cell table:formula="of:=2*PI()/[.K112]" office:value-type="float" office:value="2.40740740740741" calcext:value-type="float">
            <text:p>2.407</text:p>
          </table:table-cell>
          <table:table-cell/>
        </table:table-row>
        <table:table-row table:style-name="ro1">
          <table:table-cell office:value-type="float" office:value="-578.52305407796" calcext:value-type="float">
            <text:p>-578.52305407796</text:p>
          </table:table-cell>
          <table:table-cell office:value-type="float" office:value="-25.1910337565703" calcext:value-type="float">
            <text:p>-25.1910337565703</text:p>
          </table:table-cell>
          <table:table-cell table:formula="of:=SQRT([.A113]^2+[.B113]^2)" office:value-type="float" office:value="579.071249745154" calcext:value-type="float">
            <text:p>57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SIN(2*PI()*[.E113]/7)" office:value-type="float" office:value="-0.433883739117548" calcext:value-type="float">
            <text:p>-0.434</text:p>
          </table:table-cell>
          <table:table-cell/>
          <table:table-cell office:value-type="float" office:value="-0.489204828111032" calcext:value-type="float">
            <text:p>-0.489204828111032</text:p>
          </table:table-cell>
          <table:table-cell office:value-type="float" office:value="0.126867389411742" calcext:value-type="float">
            <text:p>0.126867389411742</text:p>
          </table:table-cell>
          <table:table-cell table:formula="of:=SQRT([.H113]^2+[.I113]^2)" office:value-type="float" office:value="0.505387671340819" calcext:value-type="float">
            <text:p>0.505</text:p>
          </table:table-cell>
          <table:table-cell table:formula="of:=2*PI()*[.E113]/[.$K$1]" office:value-type="float" office:value="2.63410460954836" calcext:value-type="float">
            <text:p>2.634</text:p>
          </table:table-cell>
          <table:table-cell table:formula="of:=2*PI()/[.K113]" office:value-type="float" office:value="2.38532110091743" calcext:value-type="float">
            <text:p>2.385</text:p>
          </table:table-cell>
          <table:table-cell/>
        </table:table-row>
        <table:table-row table:style-name="ro1">
          <table:table-cell office:value-type="float" office:value="-653.485984077634" calcext:value-type="float">
            <text:p>-653.485984077634</text:p>
          </table:table-cell>
          <table:table-cell office:value-type="float" office:value="-122.385513962265" calcext:value-type="float">
            <text:p>-122.385513962265</text:p>
          </table:table-cell>
          <table:table-cell table:formula="of:=SQRT([.A114]^2+[.B114]^2)" office:value-type="float" office:value="664.847460259661" calcext:value-type="float">
            <text:p>66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SIN(2*PI()*[.E114]/7)" office:value-type="float" office:value="-0.974927912181823" calcext:value-type="float">
            <text:p>-0.975</text:p>
          </table:table-cell>
          <table:table-cell/>
          <table:table-cell office:value-type="float" office:value="-0.488456527990396" calcext:value-type="float">
            <text:p>-0.488456527990396</text:p>
          </table:table-cell>
          <table:table-cell office:value-type="float" office:value="0.120393721203077" calcext:value-type="float">
            <text:p>0.120393721203077</text:p>
          </table:table-cell>
          <table:table-cell table:formula="of:=SQRT([.H114]^2+[.I114]^2)" office:value-type="float" office:value="0.503074972386379" calcext:value-type="float">
            <text:p>0.503</text:p>
          </table:table-cell>
          <table:table-cell table:formula="of:=2*PI()*[.E114]/[.$K$1]" office:value-type="float" office:value="2.65827070688367" calcext:value-type="float">
            <text:p>2.658</text:p>
          </table:table-cell>
          <table:table-cell table:formula="of:=2*PI()/[.K114]" office:value-type="float" office:value="2.36363636363636" calcext:value-type="float">
            <text:p>2.364</text:p>
          </table:table-cell>
          <table:table-cell/>
        </table:table-row>
        <table:table-row table:style-name="ro1">
          <table:table-cell office:value-type="float" office:value="-379.971938175018" calcext:value-type="float">
            <text:p>-379.971938175018</text:p>
          </table:table-cell>
          <table:table-cell office:value-type="float" office:value="44.3649811672827" calcext:value-type="float">
            <text:p>44.3649811672827</text:p>
          </table:table-cell>
          <table:table-cell table:formula="of:=SQRT([.A115]^2+[.B115]^2)" office:value-type="float" office:value="382.553166702948" calcext:value-type="float">
            <text:p>38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SIN(2*PI()*[.E115]/7)" office:value-type="float" office:value="-0.781831482468028" calcext:value-type="float">
            <text:p>-0.782</text:p>
          </table:table-cell>
          <table:table-cell/>
          <table:table-cell office:value-type="float" office:value="-0.487752468797363" calcext:value-type="float">
            <text:p>-0.487752468797363</text:p>
          </table:table-cell>
          <table:table-cell office:value-type="float" office:value="0.113986869868489" calcext:value-type="float">
            <text:p>0.113986869868489</text:p>
          </table:table-cell>
          <table:table-cell table:formula="of:=SQRT([.H115]^2+[.I115]^2)" office:value-type="float" office:value="0.50089467687363" calcext:value-type="float">
            <text:p>0.501</text:p>
          </table:table-cell>
          <table:table-cell table:formula="of:=2*PI()*[.E115]/[.$K$1]" office:value-type="float" office:value="2.68243680421898" calcext:value-type="float">
            <text:p>2.682</text:p>
          </table:table-cell>
          <table:table-cell table:formula="of:=2*PI()/[.K115]" office:value-type="float" office:value="2.34234234234234" calcext:value-type="float">
            <text:p>2.342</text:p>
          </table:table-cell>
          <table:table-cell/>
        </table:table-row>
        <table:table-row table:style-name="ro1">
          <table:table-cell office:value-type="float" office:value="-658.644974921474" calcext:value-type="float">
            <text:p>-658.644974921474</text:p>
          </table:table-cell>
          <table:table-cell office:value-type="float" office:value="354.383276939531" calcext:value-type="float">
            <text:p>354.383276939531</text:p>
          </table:table-cell>
          <table:table-cell table:formula="of:=SQRT([.A116]^2+[.B116]^2)" office:value-type="float" office:value="747.930952671241" calcext:value-type="float">
            <text:p>74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SIN(2*PI()*[.E116]/7)" office:value-type="float" office:value="-3.91886975727153E-015" calcext:value-type="float">
            <text:p>0.000</text:p>
          </table:table-cell>
          <table:table-cell/>
          <table:table-cell office:value-type="float" office:value="-0.487091388034125" calcext:value-type="float">
            <text:p>-0.487091388034125</text:p>
          </table:table-cell>
          <table:table-cell office:value-type="float" office:value="0.107642566662198" calcext:value-type="float">
            <text:p>0.107642566662198</text:p>
          </table:table-cell>
          <table:table-cell table:formula="of:=SQRT([.H116]^2+[.I116]^2)" office:value-type="float" office:value="0.498843605205716" calcext:value-type="float">
            <text:p>0.499</text:p>
          </table:table-cell>
          <table:table-cell table:formula="of:=2*PI()*[.E116]/[.$K$1]" office:value-type="float" office:value="2.70660290155428" calcext:value-type="float">
            <text:p>2.707</text:p>
          </table:table-cell>
          <table:table-cell table:formula="of:=2*PI()/[.K116]" office:value-type="float" office:value="2.32142857142857" calcext:value-type="float">
            <text:p>2.321</text:p>
          </table:table-cell>
          <table:table-cell/>
        </table:table-row>
        <table:table-row table:style-name="ro1">
          <table:table-cell office:value-type="float" office:value="-1475.88165159139" calcext:value-type="float">
            <text:p>-1475.88165159139</text:p>
          </table:table-cell>
          <table:table-cell office:value-type="float" office:value="176.124657322297" calcext:value-type="float">
            <text:p>176.124657322297</text:p>
          </table:table-cell>
          <table:table-cell table:formula="of:=SQRT([.A117]^2+[.B117]^2)" office:value-type="float" office:value="1486.35343859427" calcext:value-type="float">
            <text:p>1,486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SIN(2*PI()*[.E117]/7)" office:value-type="float" office:value="0.781831482468023" calcext:value-type="float">
            <text:p>0.782</text:p>
          </table:table-cell>
          <table:table-cell/>
          <table:table-cell office:value-type="float" office:value="-0.486472115624091" calcext:value-type="float">
            <text:p>-0.486472115624091</text:p>
          </table:table-cell>
          <table:table-cell office:value-type="float" office:value="0.101356701236396" calcext:value-type="float">
            <text:p>0.101356701236396</text:p>
          </table:table-cell>
          <table:table-cell table:formula="of:=SQRT([.H117]^2+[.I117]^2)" office:value-type="float" office:value="0.496918806411372" calcext:value-type="float">
            <text:p>0.497</text:p>
          </table:table-cell>
          <table:table-cell table:formula="of:=2*PI()*[.E117]/[.$K$1]" office:value-type="float" office:value="2.73076899888959" calcext:value-type="float">
            <text:p>2.731</text:p>
          </table:table-cell>
          <table:table-cell table:formula="of:=2*PI()/[.K117]" office:value-type="float" office:value="2.30088495575221" calcext:value-type="float">
            <text:p>2.301</text:p>
          </table:table-cell>
          <table:table-cell/>
        </table:table-row>
        <table:table-row table:style-name="ro1">
          <table:table-cell office:value-type="float" office:value="-1181.9461472662" calcext:value-type="float">
            <text:p>-1181.9461472662</text:p>
          </table:table-cell>
          <table:table-cell office:value-type="float" office:value="-375.039047792773" calcext:value-type="float">
            <text:p>-375.039047792773</text:p>
          </table:table-cell>
          <table:table-cell table:formula="of:=SQRT([.A118]^2+[.B118]^2)" office:value-type="float" office:value="1240.02055725167" calcext:value-type="float">
            <text:p>1,24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SIN(2*PI()*[.E118]/7)" office:value-type="float" office:value="0.974927912181824" calcext:value-type="float">
            <text:p>0.975</text:p>
          </table:table-cell>
          <table:table-cell/>
          <table:table-cell office:value-type="float" office:value="-0.485893568925309" calcext:value-type="float">
            <text:p>-0.485893568925309</text:p>
          </table:table-cell>
          <table:table-cell office:value-type="float" office:value="0.0951253088863921" calcext:value-type="float">
            <text:p>0.095125308886392</text:p>
          </table:table-cell>
          <table:table-cell table:formula="of:=SQRT([.H118]^2+[.I118]^2)" office:value-type="float" office:value="0.49511754636016" calcext:value-type="float">
            <text:p>0.495</text:p>
          </table:table-cell>
          <table:table-cell table:formula="of:=2*PI()*[.E118]/[.$K$1]" office:value-type="float" office:value="2.7549350962249" calcext:value-type="float">
            <text:p>2.755</text:p>
          </table:table-cell>
          <table:table-cell table:formula="of:=2*PI()/[.K118]" office:value-type="float" office:value="2.28070175438596" calcext:value-type="float">
            <text:p>2.281</text:p>
          </table:table-cell>
          <table:table-cell/>
        </table:table-row>
        <table:table-row table:style-name="ro1">
          <table:table-cell office:value-type="float" office:value="-284.614924987066" calcext:value-type="float">
            <text:p>-284.614924987066</text:p>
          </table:table-cell>
          <table:table-cell office:value-type="float" office:value="-902.417463036409" calcext:value-type="float">
            <text:p>-902.417463036409</text:p>
          </table:table-cell>
          <table:table-cell table:formula="of:=SQRT([.A119]^2+[.B119]^2)" office:value-type="float" office:value="946.236193092645" calcext:value-type="float">
            <text:p>946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SIN(2*PI()*[.E119]/7)" office:value-type="float" office:value="0.433883739117555" calcext:value-type="float">
            <text:p>0.434</text:p>
          </table:table-cell>
          <table:table-cell/>
          <table:table-cell office:value-type="float" office:value="-0.485354748194431" calcext:value-type="float">
            <text:p>-0.485354748194431</text:p>
          </table:table-cell>
          <table:table-cell office:value-type="float" office:value="0.0889445586358397" calcext:value-type="float">
            <text:p>0.08894455863584</text:p>
          </table:table-cell>
          <table:table-cell table:formula="of:=SQRT([.H119]^2+[.I119]^2)" office:value-type="float" office:value="0.493437297035605" calcext:value-type="float">
            <text:p>0.493</text:p>
          </table:table-cell>
          <table:table-cell table:formula="of:=2*PI()*[.E119]/[.$K$1]" office:value-type="float" office:value="2.7791011935602" calcext:value-type="float">
            <text:p>2.779</text:p>
          </table:table-cell>
          <table:table-cell table:formula="of:=2*PI()/[.K119]" office:value-type="float" office:value="2.26086956521739" calcext:value-type="float">
            <text:p>2.261</text:p>
          </table:table-cell>
          <table:table-cell/>
        </table:table-row>
        <table:table-row table:style-name="ro1">
          <table:table-cell office:value-type="float" office:value="374.969905830049" calcext:value-type="float">
            <text:p>374.969905830049</text:p>
          </table:table-cell>
          <table:table-cell office:value-type="float" office:value="-813.123482132418" calcext:value-type="float">
            <text:p>-813.123482132418</text:p>
          </table:table-cell>
          <table:table-cell table:formula="of:=SQRT([.A120]^2+[.B120]^2)" office:value-type="float" office:value="895.417348208837" calcext:value-type="float">
            <text:p>895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SIN(2*PI()*[.E120]/7)" office:value-type="float" office:value="-0.433883739117554" calcext:value-type="float">
            <text:p>-0.434</text:p>
          </table:table-cell>
          <table:table-cell/>
          <table:table-cell office:value-type="float" office:value="-0.484854732468366" calcext:value-type="float">
            <text:p>-0.484854732468366</text:p>
          </table:table-cell>
          <table:table-cell office:value-type="float" office:value="0.0828107420718763" calcext:value-type="float">
            <text:p>0.082810742071876</text:p>
          </table:table-cell>
          <table:table-cell table:formula="of:=SQRT([.H120]^2+[.I120]^2)" office:value-type="float" office:value="0.491875726784181" calcext:value-type="float">
            <text:p>0.492</text:p>
          </table:table-cell>
          <table:table-cell table:formula="of:=2*PI()*[.E120]/[.$K$1]" office:value-type="float" office:value="2.80326729089551" calcext:value-type="float">
            <text:p>2.803</text:p>
          </table:table-cell>
          <table:table-cell table:formula="of:=2*PI()/[.K120]" office:value-type="float" office:value="2.24137931034483" calcext:value-type="float">
            <text:p>2.241</text:p>
          </table:table-cell>
          <table:table-cell/>
        </table:table-row>
        <table:table-row table:style-name="ro1">
          <table:table-cell office:value-type="float" office:value="-134.019741221956" calcext:value-type="float">
            <text:p>-134.019741221956</text:p>
          </table:table-cell>
          <table:table-cell office:value-type="float" office:value="-728.212660848272" calcext:value-type="float">
            <text:p>-728.212660848272</text:p>
          </table:table-cell>
          <table:table-cell table:formula="of:=SQRT([.A121]^2+[.B121]^2)" office:value-type="float" office:value="740.442415355118" calcext:value-type="float">
            <text:p>74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SIN(2*PI()*[.E121]/7)" office:value-type="float" office:value="-0.974927912181824" calcext:value-type="float">
            <text:p>-0.975</text:p>
          </table:table-cell>
          <table:table-cell/>
          <table:table-cell office:value-type="float" office:value="-0.484392675822418" calcext:value-type="float">
            <text:p>-0.484392675822418</text:p>
          </table:table-cell>
          <table:table-cell office:value-type="float" office:value="0.0767202628573338" calcext:value-type="float">
            <text:p>0.076720262857334</text:p>
          </table:table-cell>
          <table:table-cell table:formula="of:=SQRT([.H121]^2+[.I121]^2)" office:value-type="float" office:value="0.490430691457316" calcext:value-type="float">
            <text:p>0.490</text:p>
          </table:table-cell>
          <table:table-cell table:formula="of:=2*PI()*[.E121]/[.$K$1]" office:value-type="float" office:value="2.82743338823081" calcext:value-type="float">
            <text:p>2.827</text:p>
          </table:table-cell>
          <table:table-cell table:formula="of:=2*PI()/[.K121]" office:value-type="float" office:value="2.22222222222222" calcext:value-type="float">
            <text:p>2.222</text:p>
          </table:table-cell>
          <table:table-cell/>
        </table:table-row>
        <table:table-row table:style-name="ro1">
          <table:table-cell office:value-type="float" office:value="-640.437784072284" calcext:value-type="float">
            <text:p>-640.437784072284</text:p>
          </table:table-cell>
          <table:table-cell office:value-type="float" office:value="-699.901031996605" calcext:value-type="float">
            <text:p>-699.901031996605</text:p>
          </table:table-cell>
          <table:table-cell table:formula="of:=SQRT([.A122]^2+[.B122]^2)" office:value-type="float" office:value="948.694898192949" calcext:value-type="float">
            <text:p>949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SIN(2*PI()*[.E122]/7)" office:value-type="float" office:value="-0.781831482468032" calcext:value-type="float">
            <text:p>-0.782</text:p>
          </table:table-cell>
          <table:table-cell/>
          <table:table-cell office:value-type="float" office:value="-0.483967803984901" calcext:value-type="float">
            <text:p>-0.483967803984901</text:p>
          </table:table-cell>
          <table:table-cell office:value-type="float" office:value="0.070669626855327" calcext:value-type="float">
            <text:p>0.070669626855327</text:p>
          </table:table-cell>
          <table:table-cell table:formula="of:=SQRT([.H122]^2+[.I122]^2)" office:value-type="float" office:value="0.489100226389069" calcext:value-type="float">
            <text:p>0.489</text:p>
          </table:table-cell>
          <table:table-cell table:formula="of:=2*PI()*[.E122]/[.$K$1]" office:value-type="float" office:value="2.85159948556612" calcext:value-type="float">
            <text:p>2.852</text:p>
          </table:table-cell>
          <table:table-cell table:formula="of:=2*PI()/[.K122]" office:value-type="float" office:value="2.20338983050847" calcext:value-type="float">
            <text:p>2.203</text:p>
          </table:table-cell>
          <table:table-cell/>
        </table:table-row>
        <table:table-row table:style-name="ro1">
          <table:table-cell office:value-type="float" office:value="-134.193050481266" calcext:value-type="float">
            <text:p>-134.193050481266</text:p>
          </table:table-cell>
          <table:table-cell office:value-type="float" office:value="-351.339108398838" calcext:value-type="float">
            <text:p>-351.339108398838</text:p>
          </table:table-cell>
          <table:table-cell table:formula="of:=SQRT([.A123]^2+[.B123]^2)" office:value-type="float" office:value="376.094328444286" calcext:value-type="float">
            <text:p>376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SIN(2*PI()*[.E123]/7)" office:value-type="float" office:value="-0.000000000000011269226474702" calcext:value-type="float">
            <text:p>0.000</text:p>
          </table:table-cell>
          <table:table-cell/>
          <table:table-cell office:value-type="float" office:value="-0.483579411281062" calcext:value-type="float">
            <text:p>-0.483579411281062</text:p>
          </table:table-cell>
          <table:table-cell office:value-type="float" office:value="0.0646554327944315" calcext:value-type="float">
            <text:p>0.064655432794432</text:p>
          </table:table-cell>
          <table:table-cell table:formula="of:=SQRT([.H123]^2+[.I123]^2)" office:value-type="float" office:value="0.487882539147256" calcext:value-type="float">
            <text:p>0.488</text:p>
          </table:table-cell>
          <table:table-cell table:formula="of:=2*PI()*[.E123]/[.$K$1]" office:value-type="float" office:value="2.87576558290143" calcext:value-type="float">
            <text:p>2.876</text:p>
          </table:table-cell>
          <table:table-cell table:formula="of:=2*PI()/[.K123]" office:value-type="float" office:value="2.18487394957983" calcext:value-type="float">
            <text:p>2.185</text:p>
          </table:table-cell>
          <table:table-cell/>
        </table:table-row>
        <table:table-row table:style-name="ro1">
          <table:table-cell office:value-type="float" office:value="69.3917529110814" calcext:value-type="float">
            <text:p>69.3917529110814</text:p>
          </table:table-cell>
          <table:table-cell office:value-type="float" office:value="499.564094661011" calcext:value-type="float">
            <text:p>499.564094661011</text:p>
          </table:table-cell>
          <table:table-cell table:formula="of:=SQRT([.A124]^2+[.B124]^2)" office:value-type="float" office:value="504.360486206591" calcext:value-type="float">
            <text:p>504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SIN(2*PI()*[.E124]/7)" office:value-type="float" office:value="0.781831482468018" calcext:value-type="float">
            <text:p>0.782</text:p>
          </table:table-cell>
          <table:table-cell/>
          <table:table-cell office:value-type="float" office:value="-0.483226857878135" calcext:value-type="float">
            <text:p>-0.483226857878135</text:p>
          </table:table-cell>
          <table:table-cell office:value-type="float" office:value="0.0586743634297692" calcext:value-type="float">
            <text:p>0.058674363429769</text:p>
          </table:table-cell>
          <table:table-cell table:formula="of:=SQRT([.H124]^2+[.I124]^2)" office:value-type="float" office:value="0.486776003002063" calcext:value-type="float">
            <text:p>0.487</text:p>
          </table:table-cell>
          <table:table-cell table:formula="of:=2*PI()*[.E124]/[.$K$1]" office:value-type="float" office:value="2.89993168023673" calcext:value-type="float">
            <text:p>2.900</text:p>
          </table:table-cell>
          <table:table-cell table:formula="of:=2*PI()/[.K124]" office:value-type="float" office:value="2.16666666666667" calcext:value-type="float">
            <text:p>2.167</text:p>
          </table:table-cell>
          <table:table-cell/>
        </table:table-row>
        <table:table-row table:style-name="ro1">
          <table:table-cell office:value-type="float" office:value="-711.08663455921" calcext:value-type="float">
            <text:p>-711.08663455921</text:p>
          </table:table-cell>
          <table:table-cell office:value-type="float" office:value="28.4774778776464" calcext:value-type="float">
            <text:p>28.4774778776464</text:p>
          </table:table-cell>
          <table:table-cell table:formula="of:=SQRT([.A125]^2+[.B125]^2)" office:value-type="float" office:value="711.656636725195" calcext:value-type="float">
            <text:p>712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SIN(2*PI()*[.E125]/7)" office:value-type="float" office:value="0.974927912181823" calcext:value-type="float">
            <text:p>0.975</text:p>
          </table:table-cell>
          <table:table-cell/>
          <table:table-cell office:value-type="float" office:value="-0.482909567320586" calcext:value-type="float">
            <text:p>-0.482909567320586</text:p>
          </table:table-cell>
          <table:table-cell office:value-type="float" office:value="0.052723177134871" calcext:value-type="float">
            <text:p>0.052723177134871</text:p>
          </table:table-cell>
          <table:table-cell table:formula="of:=SQRT([.H125]^2+[.I125]^2)" office:value-type="float" office:value="0.485779151072738" calcext:value-type="float">
            <text:p>0.486</text:p>
          </table:table-cell>
          <table:table-cell table:formula="of:=2*PI()*[.E125]/[.$K$1]" office:value-type="float" office:value="2.92409777757204" calcext:value-type="float">
            <text:p>2.924</text:p>
          </table:table-cell>
          <table:table-cell table:formula="of:=2*PI()/[.K125]" office:value-type="float" office:value="2.14876033057851" calcext:value-type="float">
            <text:p>2.149</text:p>
          </table:table-cell>
          <table:table-cell/>
        </table:table-row>
        <table:table-row table:style-name="ro1">
          <table:table-cell office:value-type="float" office:value="-758.591211256949" calcext:value-type="float">
            <text:p>-758.591211256949</text:p>
          </table:table-cell>
          <table:table-cell office:value-type="float" office:value="-1214.02789255309" calcext:value-type="float">
            <text:p>-1214.02789255309</text:p>
          </table:table-cell>
          <table:table-cell table:formula="of:=SQRT([.A126]^2+[.B126]^2)" office:value-type="float" office:value="1431.54613956141" calcext:value-type="float">
            <text:p>1,4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SIN(2*PI()*[.E126]/7)" office:value-type="float" office:value="0.433883739117562" calcext:value-type="float">
            <text:p>0.434</text:p>
          </table:table-cell>
          <table:table-cell/>
          <table:table-cell office:value-type="float" office:value="-0.482627024331512" calcext:value-type="float">
            <text:p>-0.482627024331512</text:p>
          </table:table-cell>
          <table:table-cell office:value-type="float" office:value="0.0467986998832733" calcext:value-type="float">
            <text:p>0.046798699883273</text:p>
          </table:table-cell>
          <table:table-cell table:formula="of:=SQRT([.H126]^2+[.I126]^2)" office:value-type="float" office:value="0.484890671106235" calcext:value-type="float">
            <text:p>0.485</text:p>
          </table:table-cell>
          <table:table-cell table:formula="of:=2*PI()*[.E126]/[.$K$1]" office:value-type="float" office:value="2.94826387490734" calcext:value-type="float">
            <text:p>2.948</text:p>
          </table:table-cell>
          <table:table-cell table:formula="of:=2*PI()/[.K126]" office:value-type="float" office:value="2.13114754098361" calcext:value-type="float">
            <text:p>2.131</text:p>
          </table:table-cell>
          <table:table-cell/>
        </table:table-row>
        <table:table-row table:style-name="ro1">
          <table:table-cell office:value-type="float" office:value="-367.720976835522" calcext:value-type="float">
            <text:p>-367.720976835522</text:p>
          </table:table-cell>
          <table:table-cell office:value-type="float" office:value="-1120.14213008812" calcext:value-type="float">
            <text:p>-1120.14213008812</text:p>
          </table:table-cell>
          <table:table-cell table:formula="of:=SQRT([.A127]^2+[.B127]^2)" office:value-type="float" office:value="1178.95593997537" calcext:value-type="float">
            <text:p>1,179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SIN(2*PI()*[.E127]/7)" office:value-type="float" office:value="-0.433883739117548" calcext:value-type="float">
            <text:p>-0.434</text:p>
          </table:table-cell>
          <table:table-cell/>
          <table:table-cell office:value-type="float" office:value="-0.482378772864759" calcext:value-type="float">
            <text:p>-0.482378772864759</text:p>
          </table:table-cell>
          <table:table-cell office:value-type="float" office:value="0.0408978175732601" calcext:value-type="float">
            <text:p>0.04089781757326</text:p>
          </table:table-cell>
          <table:table-cell table:formula="of:=SQRT([.H127]^2+[.I127]^2)" office:value-type="float" office:value="0.484109400851467" calcext:value-type="float">
            <text:p>0.484</text:p>
          </table:table-cell>
          <table:table-cell table:formula="of:=2*PI()*[.E127]/[.$K$1]" office:value-type="float" office:value="2.97242997224265" calcext:value-type="float">
            <text:p>2.972</text:p>
          </table:table-cell>
          <table:table-cell table:formula="of:=2*PI()/[.K127]" office:value-type="float" office:value="2.11382113821138" calcext:value-type="float">
            <text:p>2.114</text:p>
          </table:table-cell>
          <table:table-cell/>
        </table:table-row>
        <table:table-row table:style-name="ro1">
          <table:table-cell office:value-type="float" office:value="288.927706203232" calcext:value-type="float">
            <text:p>288.927706203232</text:p>
          </table:table-cell>
          <table:table-cell office:value-type="float" office:value="-961.090054548175" calcext:value-type="float">
            <text:p>-961.090054548175</text:p>
          </table:table-cell>
          <table:table-cell table:formula="of:=SQRT([.A128]^2+[.B128]^2)" office:value-type="float" office:value="1003.580247097" calcext:value-type="float">
            <text:p>1,00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IN(2*PI()*[.E128]/7)" office:value-type="float" office:value="-0.974927912181823" calcext:value-type="float">
            <text:p>-0.975</text:p>
          </table:table-cell>
          <table:table-cell/>
          <table:table-cell office:value-type="float" office:value="-0.482164414398405" calcext:value-type="float">
            <text:p>-0.482164414398405</text:p>
          </table:table-cell>
          <table:table-cell office:value-type="float" office:value="0.0350174686503538" calcext:value-type="float">
            <text:p>0.035017468650354</text:p>
          </table:table-cell>
          <table:table-cell table:formula="of:=SQRT([.H128]^2+[.I128]^2)" office:value-type="float" office:value="0.48343432400155" calcext:value-type="float">
            <text:p>0.483</text:p>
          </table:table-cell>
          <table:table-cell table:formula="of:=2*PI()*[.E128]/[.$K$1]" office:value-type="float" office:value="2.99659606957796" calcext:value-type="float">
            <text:p>2.997</text:p>
          </table:table-cell>
          <table:table-cell table:formula="of:=2*PI()/[.K128]" office:value-type="float" office:value="2.09677419354839" calcext:value-type="float">
            <text:p>2.097</text:p>
          </table:table-cell>
          <table:table-cell/>
        </table:table-row>
        <table:table-row table:style-name="ro1">
          <table:table-cell office:value-type="float" office:value="488.156414333475" calcext:value-type="float">
            <text:p>488.156414333475</text:p>
          </table:table-cell>
          <table:table-cell office:value-type="float" office:value="-1388.49026271439" calcext:value-type="float">
            <text:p>-1388.49026271439</text:p>
          </table:table-cell>
          <table:table-cell table:formula="of:=SQRT([.A129]^2+[.B129]^2)" office:value-type="float" office:value="1471.80226066805" calcext:value-type="float">
            <text:p>1,472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IN(2*PI()*[.E129]/7)" office:value-type="float" office:value="-0.781831482468037" calcext:value-type="float">
            <text:p>-0.782</text:p>
          </table:table-cell>
          <table:table-cell/>
          <table:table-cell office:value-type="float" office:value="-0.481983606452504" calcext:value-type="float">
            <text:p>-0.481983606452504</text:p>
          </table:table-cell>
          <table:table-cell office:value-type="float" office:value="0.029154636994014" calcext:value-type="float">
            <text:p>0.029154636994014</text:p>
          </table:table-cell>
          <table:table-cell table:formula="of:=SQRT([.H129]^2+[.I129]^2)" office:value-type="float" office:value="0.482864566671873" calcext:value-type="float">
            <text:p>0.483</text:p>
          </table:table-cell>
          <table:table-cell table:formula="of:=2*PI()*[.E129]/[.$K$1]" office:value-type="float" office:value="3.02076216691326" calcext:value-type="float">
            <text:p>3.021</text:p>
          </table:table-cell>
          <table:table-cell table:formula="of:=2*PI()/[.K129]" office:value-type="float" office:value="2.08" calcext:value-type="float">
            <text:p>2.080</text:p>
          </table:table-cell>
          <table:table-cell/>
        </table:table-row>
        <table:table-row table:style-name="ro1">
          <table:table-cell office:value-type="float" office:value="1063.43257199233" calcext:value-type="float">
            <text:p>1063.43257199233</text:p>
          </table:table-cell>
          <table:table-cell office:value-type="float" office:value="-1116.0937228319" calcext:value-type="float">
            <text:p>-1116.0937228319</text:p>
          </table:table-cell>
          <table:table-cell table:formula="of:=SQRT([.A130]^2+[.B130]^2)" office:value-type="float" office:value="1541.60761327875" calcext:value-type="float">
            <text:p>1,54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SIN(2*PI()*[.E130]/7)" office:value-type="float" office:value="-4.40872847693047E-015" calcext:value-type="float">
            <text:p>0.000</text:p>
          </table:table-cell>
          <table:table-cell/>
          <table:table-cell office:value-type="float" office:value="-0.481836061327924" calcext:value-type="float">
            <text:p>-0.481836061327924</text:p>
          </table:table-cell>
          <table:table-cell office:value-type="float" office:value="0.0233063450243551" calcext:value-type="float">
            <text:p>0.023306345024355</text:p>
          </table:table-cell>
          <table:table-cell table:formula="of:=SQRT([.H130]^2+[.I130]^2)" office:value-type="float" office:value="0.482399394396802" calcext:value-type="float">
            <text:p>0.482</text:p>
          </table:table-cell>
          <table:table-cell table:formula="of:=2*PI()*[.E130]/[.$K$1]" office:value-type="float" office:value="3.04492826424857" calcext:value-type="float">
            <text:p>3.045</text:p>
          </table:table-cell>
          <table:table-cell table:formula="of:=2*PI()/[.K130]" office:value-type="float" office:value="2.06349206349206" calcext:value-type="float">
            <text:p>2.063</text:p>
          </table:table-cell>
          <table:table-cell/>
        </table:table-row>
        <table:table-row table:style-name="ro1">
          <table:table-cell office:value-type="float" office:value="1554.62330038615" calcext:value-type="float">
            <text:p>1554.62330038615</text:p>
          </table:table-cell>
          <table:table-cell office:value-type="float" office:value="139.527534884081" calcext:value-type="float">
            <text:p>139.527534884081</text:p>
          </table:table-cell>
          <table:table-cell table:formula="of:=SQRT([.A131]^2+[.B131]^2)" office:value-type="float" office:value="1560.87204443361" calcext:value-type="float">
            <text:p>1,561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SIN(2*PI()*[.E131]/7)" office:value-type="float" office:value="0.781831482468031" calcext:value-type="float">
            <text:p>0.782</text:p>
          </table:table-cell>
          <table:table-cell/>
          <table:table-cell office:value-type="float" office:value="-0.481721545048474" calcext:value-type="float">
            <text:p>-0.481721545048474</text:p>
          </table:table-cell>
          <table:table-cell office:value-type="float" office:value="0.0174696469982533" calcext:value-type="float">
            <text:p>0.017469646998253</text:p>
          </table:table-cell>
          <table:table-cell table:formula="of:=SQRT([.H131]^2+[.I131]^2)" office:value-type="float" office:value="0.482038209616346" calcext:value-type="float">
            <text:p>0.482</text:p>
          </table:table-cell>
          <table:table-cell table:formula="of:=2*PI()*[.E131]/[.$K$1]" office:value-type="float" office:value="3.06909436158387" calcext:value-type="float">
            <text:p>3.069</text:p>
          </table:table-cell>
          <table:table-cell table:formula="of:=2*PI()/[.K131]" office:value-type="float" office:value="2.04724409448819" calcext:value-type="float">
            <text:p>2.047</text:p>
          </table:table-cell>
          <table:table-cell/>
        </table:table-row>
        <table:table-row table:style-name="ro1">
          <table:table-cell office:value-type="float" office:value="1262.39184395217" calcext:value-type="float">
            <text:p>1262.39184395217</text:p>
          </table:table-cell>
          <table:table-cell office:value-type="float" office:value="729.872804549275" calcext:value-type="float">
            <text:p>729.872804549275</text:p>
          </table:table-cell>
          <table:table-cell table:formula="of:=SQRT([.A132]^2+[.B132]^2)" office:value-type="float" office:value="1458.20008177807" calcext:value-type="float">
            <text:p>1,458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IN(2*PI()*[.E132]/7)" office:value-type="float" office:value="0.974927912181825" calcext:value-type="float">
            <text:p>0.975</text:p>
          </table:table-cell>
          <table:table-cell/>
          <table:table-cell office:value-type="float" office:value="-0.481639876507708" calcext:value-type="float">
            <text:p>-0.481639876507708</text:p>
          </table:table-cell>
          <table:table-cell office:value-type="float" office:value="0.0116416224616417" calcext:value-type="float">
            <text:p>0.011641622461642</text:p>
          </table:table-cell>
          <table:table-cell table:formula="of:=SQRT([.H132]^2+[.I132]^2)" office:value-type="float" office:value="0.481780549644649" calcext:value-type="float">
            <text:p>0.482</text:p>
          </table:table-cell>
          <table:table-cell table:formula="of:=2*PI()*[.E132]/[.$K$1]" office:value-type="float" office:value="3.09326045891918" calcext:value-type="float">
            <text:p>3.093</text:p>
          </table:table-cell>
          <table:table-cell table:formula="of:=2*PI()/[.K132]" office:value-type="float" office:value="2.03125" calcext:value-type="float">
            <text:p>2.031</text:p>
          </table:table-cell>
          <table:table-cell/>
        </table:table-row>
        <table:table-row table:style-name="ro1">
          <table:table-cell office:value-type="float" office:value="-32.9019920888849" calcext:value-type="float">
            <text:p>-32.9019920888849</text:p>
          </table:table-cell>
          <table:table-cell office:value-type="float" office:value="689.8537980443" calcext:value-type="float">
            <text:p>689.8537980443</text:p>
          </table:table-cell>
          <table:table-cell table:formula="of:=SQRT([.A133]^2+[.B133]^2)" office:value-type="float" office:value="690.63796866344" calcext:value-type="float">
            <text:p>69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SIN(2*PI()*[.E133]/7)" office:value-type="float" office:value="0.433883739117569" calcext:value-type="float">
            <text:p>0.434</text:p>
          </table:table-cell>
          <table:table-cell/>
          <table:table-cell office:value-type="float" office:value="-0.481590926811262" calcext:value-type="float">
            <text:p>-0.481590926811262</text:p>
          </table:table-cell>
          <table:table-cell office:value-type="float" office:value="0.00581936981885019" calcext:value-type="float">
            <text:p>0.00581936981885</text:p>
          </table:table-cell>
          <table:table-cell table:formula="of:=SQRT([.H133]^2+[.I133]^2)" office:value-type="float" office:value="0.481626085103391" calcext:value-type="float">
            <text:p>0.482</text:p>
          </table:table-cell>
          <table:table-cell table:formula="of:=2*PI()*[.E133]/[.$K$1]" office:value-type="float" office:value="3.11742655625449" calcext:value-type="float">
            <text:p>3.117</text:p>
          </table:table-cell>
          <table:table-cell table:formula="of:=2*PI()/[.K133]" office:value-type="float" office:value="2.01550387596899" calcext:value-type="float">
            <text:p>2.016</text:p>
          </table:table-cell>
          <table:table-cell/>
        </table:table-row>
        <table:table-row table:style-name="ro1">
          <table:table-cell office:value-type="float" office:value="-1053.00000000001" calcext:value-type="float">
            <text:p>-1053.00000000001</text:p>
          </table:table-cell>
          <table:table-cell office:value-type="float" office:value="0" calcext:value-type="float">
            <text:p>0</text:p>
          </table:table-cell>
          <table:table-cell table:formula="of:=SQRT([.A134]^2+[.B134]^2)" office:value-type="float" office:value="1053.00000000001" calcext:value-type="float">
            <text:p>1,053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SIN(2*PI()*[.E134]/7)" office:value-type="float" office:value="-0.433883739117554" calcext:value-type="float">
            <text:p>-0.434</text:p>
          </table:table-cell>
          <table:table-cell/>
          <table:table-cell office:value-type="float" office:value="-0.481574618807568" calcext:value-type="float">
            <text:p>-0.481574618807568</text:p>
          </table:table-cell>
          <table:table-cell office:value-type="float" office:value="0" calcext:value-type="float">
            <text:p>0</text:p>
          </table:table-cell>
          <table:table-cell table:formula="of:=SQRT([.H134]^2+[.I134]^2)" office:value-type="float" office:value="0.481574618807568" calcext:value-type="float">
            <text:p>0.482</text:p>
          </table:table-cell>
          <table:table-cell table:formula="of:=2*PI()*[.E134]/[.$K$1]" office:value-type="float" office:value="3.14159265358979" calcext:value-type="float">
            <text:p>3.142</text:p>
          </table:table-cell>
          <table:table-cell table:formula="of:=2*PI()/[.K134]" office:value-type="float" office:value="2" calcext:value-type="float">
            <text:p>2.000</text:p>
          </table:table-cell>
          <table:table-cell/>
        </table:table-row>
        <table:table-row table:style-name="ro1">
          <table:table-cell office:value-type="float" office:value="-32.9019920888849" calcext:value-type="float">
            <text:p>-32.9019920888849</text:p>
          </table:table-cell>
          <table:table-cell office:value-type="float" office:value="-689.8537980443" calcext:value-type="float">
            <text:p>-689.8537980443</text:p>
          </table:table-cell>
          <table:table-cell table:formula="of:=SQRT([.A135]^2+[.B135]^2)" office:value-type="float" office:value="690.63796866344" calcext:value-type="float">
            <text:p>69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SIN(2*PI()*[.E135]/7)" office:value-type="float" office:value="-0.974927912181824" calcext:value-type="float">
            <text:p>-0.975</text:p>
          </table:table-cell>
          <table:table-cell/>
          <table:table-cell office:value-type="float" office:value="-0.481590926811262" calcext:value-type="float">
            <text:p>-0.481590926811262</text:p>
          </table:table-cell>
          <table:table-cell office:value-type="float" office:value="-0.00581936981885019" calcext:value-type="float">
            <text:p>-0.00581936981885</text:p>
          </table:table-cell>
          <table:table-cell table:formula="of:=SQRT([.H135]^2+[.I135]^2)" office:value-type="float" office:value="0.481626085103391" calcext:value-type="float">
            <text:p>0.482</text:p>
          </table:table-cell>
          <table:table-cell table:formula="of:=2*PI()*[.E135]/[.$K$1]" office:value-type="float" office:value="3.1657587509251" calcext:value-type="float">
            <text:p>3.166</text:p>
          </table:table-cell>
          <table:table-cell table:formula="of:=2*PI()/[.K135]" office:value-type="float" office:value="1.98473282442748" calcext:value-type="float">
            <text:p>1.985</text:p>
          </table:table-cell>
          <table:table-cell/>
        </table:table-row>
        <table:table-row table:style-name="ro1">
          <table:table-cell office:value-type="float" office:value="1262.39184395217" calcext:value-type="float">
            <text:p>1262.39184395217</text:p>
          </table:table-cell>
          <table:table-cell office:value-type="float" office:value="-729.872804549275" calcext:value-type="float">
            <text:p>-729.872804549275</text:p>
          </table:table-cell>
          <table:table-cell table:formula="of:=SQRT([.A136]^2+[.B136]^2)" office:value-type="float" office:value="1458.20008177807" calcext:value-type="float">
            <text:p>1,458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SIN(2*PI()*[.E136]/7)" office:value-type="float" office:value="-0.781831482468033" calcext:value-type="float">
            <text:p>-0.782</text:p>
          </table:table-cell>
          <table:table-cell/>
          <table:table-cell office:value-type="float" office:value="-0.481639876507708" calcext:value-type="float">
            <text:p>-0.481639876507708</text:p>
          </table:table-cell>
          <table:table-cell office:value-type="float" office:value="-0.0116416224616417" calcext:value-type="float">
            <text:p>-0.011641622461642</text:p>
          </table:table-cell>
          <table:table-cell table:formula="of:=SQRT([.H136]^2+[.I136]^2)" office:value-type="float" office:value="0.481780549644649" calcext:value-type="float">
            <text:p>0.482</text:p>
          </table:table-cell>
          <table:table-cell table:formula="of:=2*PI()*[.E136]/[.$K$1]" office:value-type="float" office:value="3.18992484826041" calcext:value-type="float">
            <text:p>3.190</text:p>
          </table:table-cell>
          <table:table-cell table:formula="of:=2*PI()/[.K136]" office:value-type="float" office:value="1.96969696969697" calcext:value-type="float">
            <text:p>1.970</text:p>
          </table:table-cell>
          <table:table-cell/>
        </table:table-row>
        <table:table-row table:style-name="ro1">
          <table:table-cell office:value-type="float" office:value="1554.62330038615" calcext:value-type="float">
            <text:p>1554.62330038615</text:p>
          </table:table-cell>
          <table:table-cell office:value-type="float" office:value="-139.527534884081" calcext:value-type="float">
            <text:p>-139.527534884081</text:p>
          </table:table-cell>
          <table:table-cell table:formula="of:=SQRT([.A137]^2+[.B137]^2)" office:value-type="float" office:value="1560.87204443361" calcext:value-type="float">
            <text:p>1,561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IN(2*PI()*[.E137]/7)" office:value-type="float" office:value="2.45176952084106E-015" calcext:value-type="float">
            <text:p>0.000</text:p>
          </table:table-cell>
          <table:table-cell/>
          <table:table-cell office:value-type="float" office:value="-0.481721545048474" calcext:value-type="float">
            <text:p>-0.481721545048474</text:p>
          </table:table-cell>
          <table:table-cell office:value-type="float" office:value="-0.0174696469982533" calcext:value-type="float">
            <text:p>-0.017469646998253</text:p>
          </table:table-cell>
          <table:table-cell table:formula="of:=SQRT([.H137]^2+[.I137]^2)" office:value-type="float" office:value="0.482038209616346" calcext:value-type="float">
            <text:p>0.482</text:p>
          </table:table-cell>
          <table:table-cell table:formula="of:=2*PI()*[.E137]/[.$K$1]" office:value-type="float" office:value="3.21409094559571" calcext:value-type="float">
            <text:p>3.214</text:p>
          </table:table-cell>
          <table:table-cell table:formula="of:=2*PI()/[.K137]" office:value-type="float" office:value="1.95488721804511" calcext:value-type="float">
            <text:p>1.955</text:p>
          </table:table-cell>
          <table:table-cell/>
        </table:table-row>
        <table:table-row table:style-name="ro1">
          <table:table-cell office:value-type="float" office:value="1063.43257199233" calcext:value-type="float">
            <text:p>1063.43257199233</text:p>
          </table:table-cell>
          <table:table-cell office:value-type="float" office:value="1116.0937228319" calcext:value-type="float">
            <text:p>1116.0937228319</text:p>
          </table:table-cell>
          <table:table-cell table:formula="of:=SQRT([.A138]^2+[.B138]^2)" office:value-type="float" office:value="1541.60761327875" calcext:value-type="float">
            <text:p>1,542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SIN(2*PI()*[.E138]/7)" office:value-type="float" office:value="0.781831482468027" calcext:value-type="float">
            <text:p>0.782</text:p>
          </table:table-cell>
          <table:table-cell/>
          <table:table-cell office:value-type="float" office:value="-0.481836061327924" calcext:value-type="float">
            <text:p>-0.481836061327924</text:p>
          </table:table-cell>
          <table:table-cell office:value-type="float" office:value="-0.0233063450243551" calcext:value-type="float">
            <text:p>-0.023306345024355</text:p>
          </table:table-cell>
          <table:table-cell table:formula="of:=SQRT([.H138]^2+[.I138]^2)" office:value-type="float" office:value="0.482399394396802" calcext:value-type="float">
            <text:p>0.482</text:p>
          </table:table-cell>
          <table:table-cell table:formula="of:=2*PI()*[.E138]/[.$K$1]" office:value-type="float" office:value="3.23825704293102" calcext:value-type="float">
            <text:p>3.238</text:p>
          </table:table-cell>
          <table:table-cell table:formula="of:=2*PI()/[.K138]" office:value-type="float" office:value="1.94029850746269" calcext:value-type="float">
            <text:p>1.940</text:p>
          </table:table-cell>
          <table:table-cell/>
        </table:table-row>
        <table:table-row table:style-name="ro1">
          <table:table-cell office:value-type="float" office:value="488.156414333475" calcext:value-type="float">
            <text:p>488.156414333475</text:p>
          </table:table-cell>
          <table:table-cell office:value-type="float" office:value="1388.49026271439" calcext:value-type="float">
            <text:p>1388.49026271439</text:p>
          </table:table-cell>
          <table:table-cell table:formula="of:=SQRT([.A139]^2+[.B139]^2)" office:value-type="float" office:value="1471.80226066805" calcext:value-type="float">
            <text:p>1,472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SIN(2*PI()*[.E139]/7)" office:value-type="float" office:value="0.974927912181826" calcext:value-type="float">
            <text:p>0.975</text:p>
          </table:table-cell>
          <table:table-cell/>
          <table:table-cell office:value-type="float" office:value="-0.481983606452504" calcext:value-type="float">
            <text:p>-0.481983606452504</text:p>
          </table:table-cell>
          <table:table-cell office:value-type="float" office:value="-0.029154636994014" calcext:value-type="float">
            <text:p>-0.029154636994014</text:p>
          </table:table-cell>
          <table:table-cell table:formula="of:=SQRT([.H139]^2+[.I139]^2)" office:value-type="float" office:value="0.482864566671873" calcext:value-type="float">
            <text:p>0.483</text:p>
          </table:table-cell>
          <table:table-cell table:formula="of:=2*PI()*[.E139]/[.$K$1]" office:value-type="float" office:value="3.26242314026632" calcext:value-type="float">
            <text:p>3.262</text:p>
          </table:table-cell>
          <table:table-cell table:formula="of:=2*PI()/[.K139]" office:value-type="float" office:value="1.92592592592593" calcext:value-type="float">
            <text:p>1.926</text:p>
          </table:table-cell>
          <table:table-cell/>
        </table:table-row>
        <table:table-row table:style-name="ro1">
          <table:table-cell office:value-type="float" office:value="288.927706203232" calcext:value-type="float">
            <text:p>288.927706203232</text:p>
          </table:table-cell>
          <table:table-cell office:value-type="float" office:value="961.090054548175" calcext:value-type="float">
            <text:p>961.090054548175</text:p>
          </table:table-cell>
          <table:table-cell table:formula="of:=SQRT([.A140]^2+[.B140]^2)" office:value-type="float" office:value="1003.580247097" calcext:value-type="float">
            <text:p>1,004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SIN(2*PI()*[.E140]/7)" office:value-type="float" office:value="0.43388373911755" calcext:value-type="float">
            <text:p>0.434</text:p>
          </table:table-cell>
          <table:table-cell/>
          <table:table-cell office:value-type="float" office:value="-0.482164414398405" calcext:value-type="float">
            <text:p>-0.482164414398405</text:p>
          </table:table-cell>
          <table:table-cell office:value-type="float" office:value="-0.0350174686503538" calcext:value-type="float">
            <text:p>-0.035017468650354</text:p>
          </table:table-cell>
          <table:table-cell table:formula="of:=SQRT([.H140]^2+[.I140]^2)" office:value-type="float" office:value="0.48343432400155" calcext:value-type="float">
            <text:p>0.483</text:p>
          </table:table-cell>
          <table:table-cell table:formula="of:=2*PI()*[.E140]/[.$K$1]" office:value-type="float" office:value="3.28658923760163" calcext:value-type="float">
            <text:p>3.287</text:p>
          </table:table-cell>
          <table:table-cell table:formula="of:=2*PI()/[.K140]" office:value-type="float" office:value="1.91176470588235" calcext:value-type="float">
            <text:p>1.912</text:p>
          </table:table-cell>
          <table:table-cell/>
        </table:table-row>
        <table:table-row table:style-name="ro1">
          <table:table-cell office:value-type="float" office:value="-367.720976835522" calcext:value-type="float">
            <text:p>-367.720976835522</text:p>
          </table:table-cell>
          <table:table-cell office:value-type="float" office:value="1120.14213008812" calcext:value-type="float">
            <text:p>1120.14213008812</text:p>
          </table:table-cell>
          <table:table-cell table:formula="of:=SQRT([.A141]^2+[.B141]^2)" office:value-type="float" office:value="1178.95593997537" calcext:value-type="float">
            <text:p>1,179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SIN(2*PI()*[.E141]/7)" office:value-type="float" office:value="-0.43388373911756" calcext:value-type="float">
            <text:p>-0.434</text:p>
          </table:table-cell>
          <table:table-cell/>
          <table:table-cell office:value-type="float" office:value="-0.482378772864759" calcext:value-type="float">
            <text:p>-0.482378772864759</text:p>
          </table:table-cell>
          <table:table-cell office:value-type="float" office:value="-0.0408978175732601" calcext:value-type="float">
            <text:p>-0.04089781757326</text:p>
          </table:table-cell>
          <table:table-cell table:formula="of:=SQRT([.H141]^2+[.I141]^2)" office:value-type="float" office:value="0.484109400851467" calcext:value-type="float">
            <text:p>0.484</text:p>
          </table:table-cell>
          <table:table-cell table:formula="of:=2*PI()*[.E141]/[.$K$1]" office:value-type="float" office:value="3.31075533493694" calcext:value-type="float">
            <text:p>3.311</text:p>
          </table:table-cell>
          <table:table-cell table:formula="of:=2*PI()/[.K141]" office:value-type="float" office:value="1.8978102189781" calcext:value-type="float">
            <text:p>1.898</text:p>
          </table:table-cell>
          <table:table-cell/>
        </table:table-row>
        <table:table-row table:style-name="ro1">
          <table:table-cell office:value-type="float" office:value="-758.591211256949" calcext:value-type="float">
            <text:p>-758.591211256949</text:p>
          </table:table-cell>
          <table:table-cell office:value-type="float" office:value="1214.02789255309" calcext:value-type="float">
            <text:p>1214.02789255309</text:p>
          </table:table-cell>
          <table:table-cell table:formula="of:=SQRT([.A142]^2+[.B142]^2)" office:value-type="float" office:value="1431.54613956141" calcext:value-type="float">
            <text:p>1,43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SIN(2*PI()*[.E142]/7)" office:value-type="float" office:value="-0.974927912181822" calcext:value-type="float">
            <text:p>-0.975</text:p>
          </table:table-cell>
          <table:table-cell/>
          <table:table-cell office:value-type="float" office:value="-0.482627024331512" calcext:value-type="float">
            <text:p>-0.482627024331512</text:p>
          </table:table-cell>
          <table:table-cell office:value-type="float" office:value="-0.0467986998832733" calcext:value-type="float">
            <text:p>-0.046798699883273</text:p>
          </table:table-cell>
          <table:table-cell table:formula="of:=SQRT([.H142]^2+[.I142]^2)" office:value-type="float" office:value="0.484890671106235" calcext:value-type="float">
            <text:p>0.485</text:p>
          </table:table-cell>
          <table:table-cell table:formula="of:=2*PI()*[.E142]/[.$K$1]" office:value-type="float" office:value="3.33492143227224" calcext:value-type="float">
            <text:p>3.335</text:p>
          </table:table-cell>
          <table:table-cell table:formula="of:=2*PI()/[.K142]" office:value-type="float" office:value="1.88405797101449" calcext:value-type="float">
            <text:p>1.884</text:p>
          </table:table-cell>
          <table:table-cell/>
        </table:table-row>
        <table:table-row table:style-name="ro1">
          <table:table-cell office:value-type="float" office:value="-711.08663455921" calcext:value-type="float">
            <text:p>-711.08663455921</text:p>
          </table:table-cell>
          <table:table-cell office:value-type="float" office:value="-28.4774778776464" calcext:value-type="float">
            <text:p>-28.4774778776464</text:p>
          </table:table-cell>
          <table:table-cell table:formula="of:=SQRT([.A143]^2+[.B143]^2)" office:value-type="float" office:value="711.656636725195" calcext:value-type="float">
            <text:p>712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SIN(2*PI()*[.E143]/7)" office:value-type="float" office:value="-0.781831482468037" calcext:value-type="float">
            <text:p>-0.782</text:p>
          </table:table-cell>
          <table:table-cell/>
          <table:table-cell office:value-type="float" office:value="-0.482909567320586" calcext:value-type="float">
            <text:p>-0.482909567320586</text:p>
          </table:table-cell>
          <table:table-cell office:value-type="float" office:value="-0.052723177134871" calcext:value-type="float">
            <text:p>-0.052723177134871</text:p>
          </table:table-cell>
          <table:table-cell table:formula="of:=SQRT([.H143]^2+[.I143]^2)" office:value-type="float" office:value="0.485779151072738" calcext:value-type="float">
            <text:p>0.486</text:p>
          </table:table-cell>
          <table:table-cell table:formula="of:=2*PI()*[.E143]/[.$K$1]" office:value-type="float" office:value="3.35908752960755" calcext:value-type="float">
            <text:p>3.359</text:p>
          </table:table-cell>
          <table:table-cell table:formula="of:=2*PI()/[.K143]" office:value-type="float" office:value="1.8705035971223" calcext:value-type="float">
            <text:p>1.871</text:p>
          </table:table-cell>
          <table:table-cell/>
        </table:table-row>
        <table:table-row table:style-name="ro1">
          <table:table-cell office:value-type="float" office:value="69.3917529110814" calcext:value-type="float">
            <text:p>69.3917529110814</text:p>
          </table:table-cell>
          <table:table-cell office:value-type="float" office:value="-499.564094661011" calcext:value-type="float">
            <text:p>-499.564094661011</text:p>
          </table:table-cell>
          <table:table-cell table:formula="of:=SQRT([.A144]^2+[.B144]^2)" office:value-type="float" office:value="504.360486206591" calcext:value-type="float">
            <text:p>50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SIN(2*PI()*[.E144]/7)" office:value-type="float" office:value="-4.89858719658941E-015" calcext:value-type="float">
            <text:p>0.000</text:p>
          </table:table-cell>
          <table:table-cell/>
          <table:table-cell office:value-type="float" office:value="-0.483226857878135" calcext:value-type="float">
            <text:p>-0.483226857878135</text:p>
          </table:table-cell>
          <table:table-cell office:value-type="float" office:value="-0.0586743634297692" calcext:value-type="float">
            <text:p>-0.058674363429769</text:p>
          </table:table-cell>
          <table:table-cell table:formula="of:=SQRT([.H144]^2+[.I144]^2)" office:value-type="float" office:value="0.486776003002063" calcext:value-type="float">
            <text:p>0.487</text:p>
          </table:table-cell>
          <table:table-cell table:formula="of:=2*PI()*[.E144]/[.$K$1]" office:value-type="float" office:value="3.38325362694285" calcext:value-type="float">
            <text:p>3.383</text:p>
          </table:table-cell>
          <table:table-cell table:formula="of:=2*PI()/[.K144]" office:value-type="float" office:value="1.85714285714286" calcext:value-type="float">
            <text:p>1.857</text:p>
          </table:table-cell>
          <table:table-cell/>
        </table:table-row>
        <table:table-row table:style-name="ro1">
          <table:table-cell office:value-type="float" office:value="-134.193050481266" calcext:value-type="float">
            <text:p>-134.193050481266</text:p>
          </table:table-cell>
          <table:table-cell office:value-type="float" office:value="351.339108398838" calcext:value-type="float">
            <text:p>351.339108398838</text:p>
          </table:table-cell>
          <table:table-cell table:formula="of:=SQRT([.A145]^2+[.B145]^2)" office:value-type="float" office:value="376.094328444286" calcext:value-type="float">
            <text:p>376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SIN(2*PI()*[.E145]/7)" office:value-type="float" office:value="0.781831482468022" calcext:value-type="float">
            <text:p>0.782</text:p>
          </table:table-cell>
          <table:table-cell/>
          <table:table-cell office:value-type="float" office:value="-0.483579411281062" calcext:value-type="float">
            <text:p>-0.483579411281062</text:p>
          </table:table-cell>
          <table:table-cell office:value-type="float" office:value="-0.0646554327944315" calcext:value-type="float">
            <text:p>-0.064655432794432</text:p>
          </table:table-cell>
          <table:table-cell table:formula="of:=SQRT([.H145]^2+[.I145]^2)" office:value-type="float" office:value="0.487882539147256" calcext:value-type="float">
            <text:p>0.488</text:p>
          </table:table-cell>
          <table:table-cell table:formula="of:=2*PI()*[.E145]/[.$K$1]" office:value-type="float" office:value="3.40741972427816" calcext:value-type="float">
            <text:p>3.407</text:p>
          </table:table-cell>
          <table:table-cell table:formula="of:=2*PI()/[.K145]" office:value-type="float" office:value="1.84397163120567" calcext:value-type="float">
            <text:p>1.844</text:p>
          </table:table-cell>
          <table:table-cell/>
        </table:table-row>
        <table:table-row table:style-name="ro1">
          <table:table-cell office:value-type="float" office:value="-640.437784072284" calcext:value-type="float">
            <text:p>-640.437784072284</text:p>
          </table:table-cell>
          <table:table-cell office:value-type="float" office:value="699.901031996605" calcext:value-type="float">
            <text:p>699.901031996605</text:p>
          </table:table-cell>
          <table:table-cell table:formula="of:=SQRT([.A146]^2+[.B146]^2)" office:value-type="float" office:value="948.694898192949" calcext:value-type="float">
            <text:p>949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SIN(2*PI()*[.E146]/7)" office:value-type="float" office:value="0.974927912181825" calcext:value-type="float">
            <text:p>0.975</text:p>
          </table:table-cell>
          <table:table-cell/>
          <table:table-cell office:value-type="float" office:value="-0.483967803984901" calcext:value-type="float">
            <text:p>-0.483967803984901</text:p>
          </table:table-cell>
          <table:table-cell office:value-type="float" office:value="-0.070669626855327" calcext:value-type="float">
            <text:p>-0.070669626855327</text:p>
          </table:table-cell>
          <table:table-cell table:formula="of:=SQRT([.H146]^2+[.I146]^2)" office:value-type="float" office:value="0.489100226389069" calcext:value-type="float">
            <text:p>0.489</text:p>
          </table:table-cell>
          <table:table-cell table:formula="of:=2*PI()*[.E146]/[.$K$1]" office:value-type="float" office:value="3.43158582161347" calcext:value-type="float">
            <text:p>3.432</text:p>
          </table:table-cell>
          <table:table-cell table:formula="of:=2*PI()/[.K146]" office:value-type="float" office:value="1.83098591549296" calcext:value-type="float">
            <text:p>1.831</text:p>
          </table:table-cell>
          <table:table-cell/>
        </table:table-row>
        <table:table-row table:style-name="ro1">
          <table:table-cell office:value-type="float" office:value="-134.019741221956" calcext:value-type="float">
            <text:p>-134.019741221956</text:p>
          </table:table-cell>
          <table:table-cell office:value-type="float" office:value="728.212660848272" calcext:value-type="float">
            <text:p>728.212660848272</text:p>
          </table:table-cell>
          <table:table-cell table:formula="of:=SQRT([.A147]^2+[.B147]^2)" office:value-type="float" office:value="740.442415355118" calcext:value-type="float">
            <text:p>740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SIN(2*PI()*[.E147]/7)" office:value-type="float" office:value="0.433883739117556" calcext:value-type="float">
            <text:p>0.434</text:p>
          </table:table-cell>
          <table:table-cell/>
          <table:table-cell office:value-type="float" office:value="-0.484392675822418" calcext:value-type="float">
            <text:p>-0.484392675822418</text:p>
          </table:table-cell>
          <table:table-cell office:value-type="float" office:value="-0.0767202628573338" calcext:value-type="float">
            <text:p>-0.076720262857334</text:p>
          </table:table-cell>
          <table:table-cell table:formula="of:=SQRT([.H147]^2+[.I147]^2)" office:value-type="float" office:value="0.490430691457316" calcext:value-type="float">
            <text:p>0.490</text:p>
          </table:table-cell>
          <table:table-cell table:formula="of:=2*PI()*[.E147]/[.$K$1]" office:value-type="float" office:value="3.45575191894877" calcext:value-type="float">
            <text:p>3.456</text:p>
          </table:table-cell>
          <table:table-cell table:formula="of:=2*PI()/[.K147]" office:value-type="float" office:value="1.81818181818182" calcext:value-type="float">
            <text:p>1.818</text:p>
          </table:table-cell>
          <table:table-cell/>
        </table:table-row>
        <table:table-row table:style-name="ro1">
          <table:table-cell office:value-type="float" office:value="374.969905830049" calcext:value-type="float">
            <text:p>374.969905830049</text:p>
          </table:table-cell>
          <table:table-cell office:value-type="float" office:value="813.123482132418" calcext:value-type="float">
            <text:p>813.123482132418</text:p>
          </table:table-cell>
          <table:table-cell table:formula="of:=SQRT([.A148]^2+[.B148]^2)" office:value-type="float" office:value="895.417348208837" calcext:value-type="float">
            <text:p>895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SIN(2*PI()*[.E148]/7)" office:value-type="float" office:value="-0.433883739117554" calcext:value-type="float">
            <text:p>-0.434</text:p>
          </table:table-cell>
          <table:table-cell/>
          <table:table-cell office:value-type="float" office:value="-0.484854732468366" calcext:value-type="float">
            <text:p>-0.484854732468366</text:p>
          </table:table-cell>
          <table:table-cell office:value-type="float" office:value="-0.0828107420718763" calcext:value-type="float">
            <text:p>-0.082810742071876</text:p>
          </table:table-cell>
          <table:table-cell table:formula="of:=SQRT([.H148]^2+[.I148]^2)" office:value-type="float" office:value="0.491875726784181" calcext:value-type="float">
            <text:p>0.492</text:p>
          </table:table-cell>
          <table:table-cell table:formula="of:=2*PI()*[.E148]/[.$K$1]" office:value-type="float" office:value="3.47991801628408" calcext:value-type="float">
            <text:p>3.480</text:p>
          </table:table-cell>
          <table:table-cell table:formula="of:=2*PI()/[.K148]" office:value-type="float" office:value="1.80555555555556" calcext:value-type="float">
            <text:p>1.806</text:p>
          </table:table-cell>
          <table:table-cell/>
        </table:table-row>
        <table:table-row table:style-name="ro1">
          <table:table-cell office:value-type="float" office:value="-284.614924987066" calcext:value-type="float">
            <text:p>-284.614924987066</text:p>
          </table:table-cell>
          <table:table-cell office:value-type="float" office:value="902.417463036409" calcext:value-type="float">
            <text:p>902.417463036409</text:p>
          </table:table-cell>
          <table:table-cell table:formula="of:=SQRT([.A149]^2+[.B149]^2)" office:value-type="float" office:value="946.236193092645" calcext:value-type="float">
            <text:p>946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IN(2*PI()*[.E149]/7)" office:value-type="float" office:value="-0.974927912181821" calcext:value-type="float">
            <text:p>-0.975</text:p>
          </table:table-cell>
          <table:table-cell/>
          <table:table-cell office:value-type="float" office:value="-0.485354748194431" calcext:value-type="float">
            <text:p>-0.485354748194431</text:p>
          </table:table-cell>
          <table:table-cell office:value-type="float" office:value="-0.0889445586358397" calcext:value-type="float">
            <text:p>-0.08894455863584</text:p>
          </table:table-cell>
          <table:table-cell table:formula="of:=SQRT([.H149]^2+[.I149]^2)" office:value-type="float" office:value="0.493437297035605" calcext:value-type="float">
            <text:p>0.493</text:p>
          </table:table-cell>
          <table:table-cell table:formula="of:=2*PI()*[.E149]/[.$K$1]" office:value-type="float" office:value="3.50408411361938" calcext:value-type="float">
            <text:p>3.504</text:p>
          </table:table-cell>
          <table:table-cell table:formula="of:=2*PI()/[.K149]" office:value-type="float" office:value="1.79310344827586" calcext:value-type="float">
            <text:p>1.793</text:p>
          </table:table-cell>
          <table:table-cell/>
        </table:table-row>
        <table:table-row table:style-name="ro1">
          <table:table-cell office:value-type="float" office:value="-1181.9461472662" calcext:value-type="float">
            <text:p>-1181.9461472662</text:p>
          </table:table-cell>
          <table:table-cell office:value-type="float" office:value="375.039047792773" calcext:value-type="float">
            <text:p>375.039047792773</text:p>
          </table:table-cell>
          <table:table-cell table:formula="of:=SQRT([.A150]^2+[.B150]^2)" office:value-type="float" office:value="1240.02055725167" calcext:value-type="float">
            <text:p>1,24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SIN(2*PI()*[.E150]/7)" office:value-type="float" office:value="-0.781831482468042" calcext:value-type="float">
            <text:p>-0.782</text:p>
          </table:table-cell>
          <table:table-cell/>
          <table:table-cell office:value-type="float" office:value="-0.485893568925309" calcext:value-type="float">
            <text:p>-0.485893568925309</text:p>
          </table:table-cell>
          <table:table-cell office:value-type="float" office:value="-0.0951253088863921" calcext:value-type="float">
            <text:p>-0.095125308886392</text:p>
          </table:table-cell>
          <table:table-cell table:formula="of:=SQRT([.H150]^2+[.I150]^2)" office:value-type="float" office:value="0.49511754636016" calcext:value-type="float">
            <text:p>0.495</text:p>
          </table:table-cell>
          <table:table-cell table:formula="of:=2*PI()*[.E150]/[.$K$1]" office:value-type="float" office:value="3.52825021095469" calcext:value-type="float">
            <text:p>3.528</text:p>
          </table:table-cell>
          <table:table-cell table:formula="of:=2*PI()/[.K150]" office:value-type="float" office:value="1.78082191780822" calcext:value-type="float">
            <text:p>1.781</text:p>
          </table:table-cell>
          <table:table-cell/>
        </table:table-row>
        <table:table-row table:style-name="ro1">
          <table:table-cell office:value-type="float" office:value="-1475.88165159139" calcext:value-type="float">
            <text:p>-1475.88165159139</text:p>
          </table:table-cell>
          <table:table-cell office:value-type="float" office:value="-176.124657322297" calcext:value-type="float">
            <text:p>-176.124657322297</text:p>
          </table:table-cell>
          <table:table-cell table:formula="of:=SQRT([.A151]^2+[.B151]^2)" office:value-type="float" office:value="1486.35343859427" calcext:value-type="float">
            <text:p>1,486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SIN(2*PI()*[.E151]/7)" office:value-type="float" office:value="1.96191080118212E-015" calcext:value-type="float">
            <text:p>0.000</text:p>
          </table:table-cell>
          <table:table-cell/>
          <table:table-cell office:value-type="float" office:value="-0.486472115624091" calcext:value-type="float">
            <text:p>-0.486472115624091</text:p>
          </table:table-cell>
          <table:table-cell office:value-type="float" office:value="-0.101356701236396" calcext:value-type="float">
            <text:p>-0.101356701236396</text:p>
          </table:table-cell>
          <table:table-cell table:formula="of:=SQRT([.H151]^2+[.I151]^2)" office:value-type="float" office:value="0.496918806411372" calcext:value-type="float">
            <text:p>0.497</text:p>
          </table:table-cell>
          <table:table-cell table:formula="of:=2*PI()*[.E151]/[.$K$1]" office:value-type="float" office:value="3.55241630829" calcext:value-type="float">
            <text:p>3.552</text:p>
          </table:table-cell>
          <table:table-cell table:formula="of:=2*PI()/[.K151]" office:value-type="float" office:value="1.7687074829932" calcext:value-type="float">
            <text:p>1.769</text:p>
          </table:table-cell>
          <table:table-cell/>
        </table:table-row>
        <table:table-row table:style-name="ro1">
          <table:table-cell office:value-type="float" office:value="-658.644974921474" calcext:value-type="float">
            <text:p>-658.644974921474</text:p>
          </table:table-cell>
          <table:table-cell office:value-type="float" office:value="-354.383276939531" calcext:value-type="float">
            <text:p>-354.383276939531</text:p>
          </table:table-cell>
          <table:table-cell table:formula="of:=SQRT([.A152]^2+[.B152]^2)" office:value-type="float" office:value="747.930952671241" calcext:value-type="float">
            <text:p>74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IN(2*PI()*[.E152]/7)" office:value-type="float" office:value="0.781831482468027" calcext:value-type="float">
            <text:p>0.782</text:p>
          </table:table-cell>
          <table:table-cell/>
          <table:table-cell office:value-type="float" office:value="-0.487091388034125" calcext:value-type="float">
            <text:p>-0.487091388034125</text:p>
          </table:table-cell>
          <table:table-cell office:value-type="float" office:value="-0.107642566662198" calcext:value-type="float">
            <text:p>-0.107642566662198</text:p>
          </table:table-cell>
          <table:table-cell table:formula="of:=SQRT([.H152]^2+[.I152]^2)" office:value-type="float" office:value="0.498843605205716" calcext:value-type="float">
            <text:p>0.499</text:p>
          </table:table-cell>
          <table:table-cell table:formula="of:=2*PI()*[.E152]/[.$K$1]" office:value-type="float" office:value="3.5765824056253" calcext:value-type="float">
            <text:p>3.577</text:p>
          </table:table-cell>
          <table:table-cell table:formula="of:=2*PI()/[.K152]" office:value-type="float" office:value="1.75675675675676" calcext:value-type="float">
            <text:p>1.757</text:p>
          </table:table-cell>
          <table:table-cell/>
        </table:table-row>
        <table:table-row table:style-name="ro1">
          <table:table-cell office:value-type="float" office:value="-379.971938175018" calcext:value-type="float">
            <text:p>-379.971938175018</text:p>
          </table:table-cell>
          <table:table-cell office:value-type="float" office:value="-44.3649811672827" calcext:value-type="float">
            <text:p>-44.3649811672827</text:p>
          </table:table-cell>
          <table:table-cell table:formula="of:=SQRT([.A153]^2+[.B153]^2)" office:value-type="float" office:value="382.553166702948" calcext:value-type="float">
            <text:p>383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SIN(2*PI()*[.E153]/7)" office:value-type="float" office:value="0.974927912181826" calcext:value-type="float">
            <text:p>0.975</text:p>
          </table:table-cell>
          <table:table-cell/>
          <table:table-cell office:value-type="float" office:value="-0.487752468797363" calcext:value-type="float">
            <text:p>-0.487752468797363</text:p>
          </table:table-cell>
          <table:table-cell office:value-type="float" office:value="-0.113986869868489" calcext:value-type="float">
            <text:p>-0.113986869868489</text:p>
          </table:table-cell>
          <table:table-cell table:formula="of:=SQRT([.H153]^2+[.I153]^2)" office:value-type="float" office:value="0.50089467687363" calcext:value-type="float">
            <text:p>0.501</text:p>
          </table:table-cell>
          <table:table-cell table:formula="of:=2*PI()*[.E153]/[.$K$1]" office:value-type="float" office:value="3.60074850296061" calcext:value-type="float">
            <text:p>3.601</text:p>
          </table:table-cell>
          <table:table-cell table:formula="of:=2*PI()/[.K153]" office:value-type="float" office:value="1.74496644295302" calcext:value-type="float">
            <text:p>1.745</text:p>
          </table:table-cell>
          <table:table-cell/>
        </table:table-row>
        <table:table-row table:style-name="ro1">
          <table:table-cell office:value-type="float" office:value="-653.485984077634" calcext:value-type="float">
            <text:p>-653.485984077634</text:p>
          </table:table-cell>
          <table:table-cell office:value-type="float" office:value="122.385513962265" calcext:value-type="float">
            <text:p>122.385513962265</text:p>
          </table:table-cell>
          <table:table-cell table:formula="of:=SQRT([.A154]^2+[.B154]^2)" office:value-type="float" office:value="664.847460259661" calcext:value-type="float">
            <text:p>66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IN(2*PI()*[.E154]/7)" office:value-type="float" office:value="0.433883739117576" calcext:value-type="float">
            <text:p>0.434</text:p>
          </table:table-cell>
          <table:table-cell/>
          <table:table-cell office:value-type="float" office:value="-0.488456527990396" calcext:value-type="float">
            <text:p>-0.488456527990396</text:p>
          </table:table-cell>
          <table:table-cell office:value-type="float" office:value="-0.120393721203077" calcext:value-type="float">
            <text:p>-0.120393721203077</text:p>
          </table:table-cell>
          <table:table-cell table:formula="of:=SQRT([.H154]^2+[.I154]^2)" office:value-type="float" office:value="0.503074972386379" calcext:value-type="float">
            <text:p>0.503</text:p>
          </table:table-cell>
          <table:table-cell table:formula="of:=2*PI()*[.E154]/[.$K$1]" office:value-type="float" office:value="3.62491460029592" calcext:value-type="float">
            <text:p>3.625</text:p>
          </table:table-cell>
          <table:table-cell table:formula="of:=2*PI()/[.K154]" office:value-type="float" office:value="1.73333333333333" calcext:value-type="float">
            <text:p>1.733</text:p>
          </table:table-cell>
          <table:table-cell/>
        </table:table-row>
        <table:table-row table:style-name="ro1">
          <table:table-cell office:value-type="float" office:value="-578.52305407796" calcext:value-type="float">
            <text:p>-578.52305407796</text:p>
          </table:table-cell>
          <table:table-cell office:value-type="float" office:value="25.1910337565703" calcext:value-type="float">
            <text:p>25.1910337565703</text:p>
          </table:table-cell>
          <table:table-cell table:formula="of:=SQRT([.A155]^2+[.B155]^2)" office:value-type="float" office:value="579.071249745154" calcext:value-type="float">
            <text:p>579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SIN(2*PI()*[.E155]/7)" office:value-type="float" office:value="-0.43388373911756" calcext:value-type="float">
            <text:p>-0.434</text:p>
          </table:table-cell>
          <table:table-cell/>
          <table:table-cell office:value-type="float" office:value="-0.489204828111032" calcext:value-type="float">
            <text:p>-0.489204828111032</text:p>
          </table:table-cell>
          <table:table-cell office:value-type="float" office:value="-0.126867389411742" calcext:value-type="float">
            <text:p>-0.126867389411742</text:p>
          </table:table-cell>
          <table:table-cell table:formula="of:=SQRT([.H155]^2+[.I155]^2)" office:value-type="float" office:value="0.505387671340819" calcext:value-type="float">
            <text:p>0.505</text:p>
          </table:table-cell>
          <table:table-cell table:formula="of:=2*PI()*[.E155]/[.$K$1]" office:value-type="float" office:value="3.64908069763122" calcext:value-type="float">
            <text:p>3.649</text:p>
          </table:table-cell>
          <table:table-cell table:formula="of:=2*PI()/[.K155]" office:value-type="float" office:value="1.72185430463576" calcext:value-type="float">
            <text:p>1.722</text:p>
          </table:table-cell>
          <table:table-cell/>
        </table:table-row>
        <table:table-row table:style-name="ro1">
          <table:table-cell office:value-type="float" office:value="229.263892340009" calcext:value-type="float">
            <text:p>229.263892340009</text:p>
          </table:table-cell>
          <table:table-cell office:value-type="float" office:value="-173.329163108878" calcext:value-type="float">
            <text:p>-173.329163108878</text:p>
          </table:table-cell>
          <table:table-cell table:formula="of:=SQRT([.A156]^2+[.B156]^2)" office:value-type="float" office:value="287.410735907542" calcext:value-type="float">
            <text:p>287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SIN(2*PI()*[.E156]/7)" office:value-type="float" office:value="-0.974927912181822" calcext:value-type="float">
            <text:p>-0.975</text:p>
          </table:table-cell>
          <table:table-cell/>
          <table:table-cell office:value-type="float" office:value="-0.489998729552278" calcext:value-type="float">
            <text:p>-0.489998729552278</text:p>
          </table:table-cell>
          <table:table-cell office:value-type="float" office:value="-0.133412315313809" calcext:value-type="float">
            <text:p>-0.133412315313809</text:p>
          </table:table-cell>
          <table:table-cell table:formula="of:=SQRT([.H156]^2+[.I156]^2)" office:value-type="float" office:value="0.507836194889886" calcext:value-type="float">
            <text:p>0.508</text:p>
          </table:table-cell>
          <table:table-cell table:formula="of:=2*PI()*[.E156]/[.$K$1]" office:value-type="float" office:value="3.67324679496653" calcext:value-type="float">
            <text:p>3.673</text:p>
          </table:table-cell>
          <table:table-cell table:formula="of:=2*PI()/[.K156]" office:value-type="float" office:value="1.71052631578947" calcext:value-type="float">
            <text:p>1.711</text:p>
          </table:table-cell>
          <table:table-cell/>
        </table:table-row>
        <table:table-row table:style-name="ro1">
          <table:table-cell office:value-type="float" office:value="378.686869553622" calcext:value-type="float">
            <text:p>378.686869553622</text:p>
          </table:table-cell>
          <table:table-cell office:value-type="float" office:value="-95.898589209367" calcext:value-type="float">
            <text:p>-95.898589209367</text:p>
          </table:table-cell>
          <table:table-cell table:formula="of:=SQRT([.A157]^2+[.B157]^2)" office:value-type="float" office:value="390.640863946245" calcext:value-type="float">
            <text:p>39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SIN(2*PI()*[.E157]/7)" office:value-type="float" office:value="-0.781831482468038" calcext:value-type="float">
            <text:p>-0.782</text:p>
          </table:table-cell>
          <table:table-cell/>
          <table:table-cell office:value-type="float" office:value="-0.490839696615124" calcext:value-type="float">
            <text:p>-0.490839696615124</text:p>
          </table:table-cell>
          <table:table-cell office:value-type="float" office:value="-0.140033126512348" calcext:value-type="float">
            <text:p>-0.140033126512348</text:p>
          </table:table-cell>
          <table:table-cell table:formula="of:=SQRT([.H157]^2+[.I157]^2)" office:value-type="float" office:value="0.510424219932842" calcext:value-type="float">
            <text:p>0.510</text:p>
          </table:table-cell>
          <table:table-cell table:formula="of:=2*PI()*[.E157]/[.$K$1]" office:value-type="float" office:value="3.69741289230183" calcext:value-type="float">
            <text:p>3.697</text:p>
          </table:table-cell>
          <table:table-cell table:formula="of:=2*PI()/[.K157]" office:value-type="float" office:value="1.69934640522876" calcext:value-type="float">
            <text:p>1.699</text:p>
          </table:table-cell>
          <table:table-cell/>
        </table:table-row>
        <table:table-row table:style-name="ro1">
          <table:table-cell office:value-type="float" office:value="-220.033695605311" calcext:value-type="float">
            <text:p>-220.033695605311</text:p>
          </table:table-cell>
          <table:table-cell office:value-type="float" office:value="287.096630441935" calcext:value-type="float">
            <text:p>287.096630441935</text:p>
          </table:table-cell>
          <table:table-cell table:formula="of:=SQRT([.A158]^2+[.B158]^2)" office:value-type="float" office:value="361.717158029369" calcext:value-type="float">
            <text:p>362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SIN(2*PI()*[.E158]/7)" office:value-type="float" office:value="8.82240879895365E-015" calcext:value-type="float">
            <text:p>0.000</text:p>
          </table:table-cell>
          <table:table-cell/>
          <table:table-cell office:value-type="float" office:value="-0.491729304105642" calcext:value-type="float">
            <text:p>-0.491729304105642</text:p>
          </table:table-cell>
          <table:table-cell office:value-type="float" office:value="-0.146734653237939" calcext:value-type="float">
            <text:p>-0.146734653237939</text:p>
          </table:table-cell>
          <table:table-cell table:formula="of:=SQRT([.H158]^2+[.I158]^2)" office:value-type="float" office:value="0.513155694674703" calcext:value-type="float">
            <text:p>0.513</text:p>
          </table:table-cell>
          <table:table-cell table:formula="of:=2*PI()*[.E158]/[.$K$1]" office:value-type="float" office:value="3.72157898963714" calcext:value-type="float">
            <text:p>3.722</text:p>
          </table:table-cell>
          <table:table-cell table:formula="of:=2*PI()/[.K158]" office:value-type="float" office:value="1.68831168831169" calcext:value-type="float">
            <text:p>1.688</text:p>
          </table:table-cell>
          <table:table-cell/>
        </table:table-row>
        <table:table-row table:style-name="ro1">
          <table:table-cell office:value-type="float" office:value="-964.831579556481" calcext:value-type="float">
            <text:p>-964.831579556481</text:p>
          </table:table-cell>
          <table:table-cell office:value-type="float" office:value="321.949713475481" calcext:value-type="float">
            <text:p>321.949713475481</text:p>
          </table:table-cell>
          <table:table-cell table:formula="of:=SQRT([.A159]^2+[.B159]^2)" office:value-type="float" office:value="1017.12909451868" calcext:value-type="float">
            <text:p>1,017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SIN(2*PI()*[.E159]/7)" office:value-type="float" office:value="0.781831482468031" calcext:value-type="float">
            <text:p>0.782</text:p>
          </table:table-cell>
          <table:table-cell/>
          <table:table-cell office:value-type="float" office:value="-0.492669244577758" calcext:value-type="float">
            <text:p>-0.492669244577758</text:p>
          </table:table-cell>
          <table:table-cell office:value-type="float" office:value="-0.153521945464816" calcext:value-type="float">
            <text:p>-0.153521945464816</text:p>
          </table:table-cell>
          <table:table-cell table:formula="of:=SQRT([.H159]^2+[.I159]^2)" office:value-type="float" office:value="0.516034855694962" calcext:value-type="float">
            <text:p>0.516</text:p>
          </table:table-cell>
          <table:table-cell table:formula="of:=2*PI()*[.E159]/[.$K$1]" office:value-type="float" office:value="3.74574508697245" calcext:value-type="float">
            <text:p>3.746</text:p>
          </table:table-cell>
          <table:table-cell table:formula="of:=2*PI()/[.K159]" office:value-type="float" office:value="1.67741935483871" calcext:value-type="float">
            <text:p>1.677</text:p>
          </table:table-cell>
          <table:table-cell/>
        </table:table-row>
        <table:table-row table:style-name="ro1">
          <table:table-cell office:value-type="float" office:value="-1659.27398201995" calcext:value-type="float">
            <text:p>-1659.27398201995</text:p>
          </table:table-cell>
          <table:table-cell office:value-type="float" office:value="-393.942364575757" calcext:value-type="float">
            <text:p>-393.942364575757</text:p>
          </table:table-cell>
          <table:table-cell table:formula="of:=SQRT([.A160]^2+[.B160]^2)" office:value-type="float" office:value="1705.39752961469" calcext:value-type="float">
            <text:p>1,705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SIN(2*PI()*[.E160]/7)" office:value-type="float" office:value="0.974927912181825" calcext:value-type="float">
            <text:p>0.975</text:p>
          </table:table-cell>
          <table:table-cell/>
          <table:table-cell office:value-type="float" office:value="-0.493661336281467" calcext:value-type="float">
            <text:p>-0.493661336281467</text:p>
          </table:table-cell>
          <table:table-cell office:value-type="float" office:value="-0.160400291426351" calcext:value-type="float">
            <text:p>-0.160400291426351</text:p>
          </table:table-cell>
          <table:table-cell table:formula="of:=SQRT([.H160]^2+[.I160]^2)" office:value-type="float" office:value="0.519066246666899" calcext:value-type="float">
            <text:p>0.519</text:p>
          </table:table-cell>
          <table:table-cell table:formula="of:=2*PI()*[.E160]/[.$K$1]" office:value-type="float" office:value="3.76991118430775" calcext:value-type="float">
            <text:p>3.770</text:p>
          </table:table-cell>
          <table:table-cell table:formula="of:=2*PI()/[.K160]" office:value-type="float" office:value="1.66666666666667" calcext:value-type="float">
            <text:p>1.667</text:p>
          </table:table-cell>
          <table:table-cell/>
        </table:table-row>
        <table:table-row table:style-name="ro1">
          <table:table-cell office:value-type="float" office:value="-1252.60817584792" calcext:value-type="float">
            <text:p>-1252.60817584792</text:p>
          </table:table-cell>
          <table:table-cell office:value-type="float" office:value="-1178.56164925357" calcext:value-type="float">
            <text:p>-1178.56164925357</text:p>
          </table:table-cell>
          <table:table-cell table:formula="of:=SQRT([.A161]^2+[.B161]^2)" office:value-type="float" office:value="1719.89383488992" calcext:value-type="float">
            <text:p>1,72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SIN(2*PI()*[.E161]/7)" office:value-type="float" office:value="0.433883739117569" calcext:value-type="float">
            <text:p>0.434</text:p>
          </table:table-cell>
          <table:table-cell/>
          <table:table-cell office:value-type="float" office:value="-0.494707531893558" calcext:value-type="float">
            <text:p>-0.494707531893558</text:p>
          </table:table-cell>
          <table:table-cell office:value-type="float" office:value="-0.167375237693218" calcext:value-type="float">
            <text:p>-0.167375237693218</text:p>
          </table:table-cell>
          <table:table-cell table:formula="of:=SQRT([.H161]^2+[.I161]^2)" office:value-type="float" office:value="0.522254738901503" calcext:value-type="float">
            <text:p>0.522</text:p>
          </table:table-cell>
          <table:table-cell table:formula="of:=2*PI()*[.E161]/[.$K$1]" office:value-type="float" office:value="3.79407728164306" calcext:value-type="float">
            <text:p>3.794</text:p>
          </table:table-cell>
          <table:table-cell table:formula="of:=2*PI()/[.K161]" office:value-type="float" office:value="1.65605095541401" calcext:value-type="float">
            <text:p>1.656</text:p>
          </table:table-cell>
          <table:table-cell/>
        </table:table-row>
        <table:table-row table:style-name="ro1">
          <table:table-cell office:value-type="float" office:value="244.563784124885" calcext:value-type="float">
            <text:p>244.563784124885</text:p>
          </table:table-cell>
          <table:table-cell office:value-type="float" office:value="-1486.03136775621" calcext:value-type="float">
            <text:p>-1486.03136775621</text:p>
          </table:table-cell>
          <table:table-cell table:formula="of:=SQRT([.A162]^2+[.B162]^2)" office:value-type="float" office:value="1506.02147078349" calcext:value-type="float">
            <text:p>1,506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SIN(2*PI()*[.E162]/7)" office:value-type="float" office:value="-0.433883739117566" calcext:value-type="float">
            <text:p>-0.434</text:p>
          </table:table-cell>
          <table:table-cell/>
          <table:table-cell office:value-type="float" office:value="-0.495809928109697" calcext:value-type="float">
            <text:p>-0.495809928109697</text:p>
          </table:table-cell>
          <table:table-cell office:value-type="float" office:value="-0.17445261098799" calcext:value-type="float">
            <text:p>-0.17445261098799</text:p>
          </table:table-cell>
          <table:table-cell table:formula="of:=SQRT([.H162]^2+[.I162]^2)" office:value-type="float" office:value="0.525605553902039" calcext:value-type="float">
            <text:p>0.526</text:p>
          </table:table-cell>
          <table:table-cell table:formula="of:=2*PI()*[.E162]/[.$K$1]" office:value-type="float" office:value="3.81824337897836" calcext:value-type="float">
            <text:p>3.818</text:p>
          </table:table-cell>
          <table:table-cell table:formula="of:=2*PI()/[.K162]" office:value-type="float" office:value="1.64556962025316" calcext:value-type="float">
            <text:p>1.646</text:p>
          </table:table-cell>
          <table:table-cell/>
        </table:table-row>
        <table:table-row table:style-name="ro1">
          <table:table-cell office:value-type="float" office:value="1615.12428007137" calcext:value-type="float">
            <text:p>1615.12428007137</text:p>
          </table:table-cell>
          <table:table-cell office:value-type="float" office:value="-678.030683485254" calcext:value-type="float">
            <text:p>-678.030683485254</text:p>
          </table:table-cell>
          <table:table-cell table:formula="of:=SQRT([.A163]^2+[.B163]^2)" office:value-type="float" office:value="1751.67121567478" calcext:value-type="float">
            <text:p>1,75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SIN(2*PI()*[.E163]/7)" office:value-type="float" office:value="-0.974927912181824" calcext:value-type="float">
            <text:p>-0.975</text:p>
          </table:table-cell>
          <table:table-cell/>
          <table:table-cell office:value-type="float" office:value="-0.496970776188363" calcext:value-type="float">
            <text:p>-0.496970776188363</text:p>
          </table:table-cell>
          <table:table-cell office:value-type="float" office:value="-0.181638541928933" calcext:value-type="float">
            <text:p>-0.181638541928933</text:p>
          </table:table-cell>
          <table:table-cell table:formula="of:=SQRT([.H163]^2+[.I163]^2)" office:value-type="float" office:value="0.529124288139689" calcext:value-type="float">
            <text:p>0.529</text:p>
          </table:table-cell>
          <table:table-cell table:formula="of:=2*PI()*[.E163]/[.$K$1]" office:value-type="float" office:value="3.84240947631367" calcext:value-type="float">
            <text:p>3.842</text:p>
          </table:table-cell>
          <table:table-cell table:formula="of:=2*PI()/[.K163]" office:value-type="float" office:value="1.63522012578616" calcext:value-type="float">
            <text:p>1.635</text:p>
          </table:table-cell>
          <table:table-cell/>
        </table:table-row>
        <table:table-row table:style-name="ro1">
          <table:table-cell office:value-type="float" office:value="1942.0436440027" calcext:value-type="float">
            <text:p>1942.0436440027</text:p>
          </table:table-cell>
          <table:table-cell office:value-type="float" office:value="757.465529642727" calcext:value-type="float">
            <text:p>757.465529642727</text:p>
          </table:table-cell>
          <table:table-cell table:formula="of:=SQRT([.A164]^2+[.B164]^2)" office:value-type="float" office:value="2084.53533042936" calcext:value-type="float">
            <text:p>2,085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SIN(2*PI()*[.E164]/7)" office:value-type="float" office:value="-0.781831482468033" calcext:value-type="float">
            <text:p>-0.782</text:p>
          </table:table-cell>
          <table:table-cell/>
          <table:table-cell office:value-type="float" office:value="-0.498192493554214" calcext:value-type="float">
            <text:p>-0.498192493554214</text:p>
          </table:table-cell>
          <table:table-cell office:value-type="float" office:value="-0.188939490927859" calcext:value-type="float">
            <text:p>-0.188939490927859</text:p>
          </table:table-cell>
          <table:table-cell table:formula="of:=SQRT([.H164]^2+[.I164]^2)" office:value-type="float" office:value="0.532816940295487" calcext:value-type="float">
            <text:p>0.533</text:p>
          </table:table-cell>
          <table:table-cell table:formula="of:=2*PI()*[.E164]/[.$K$1]" office:value-type="float" office:value="3.86657557364898" calcext:value-type="float">
            <text:p>3.867</text:p>
          </table:table-cell>
          <table:table-cell table:formula="of:=2*PI()/[.K164]" office:value-type="float" office:value="1.625" calcext:value-type="float">
            <text:p>1.625</text:p>
          </table:table-cell>
          <table:table-cell/>
        </table:table-row>
        <table:table-row table:style-name="ro1">
          <table:table-cell office:value-type="float" office:value="917.310411241783" calcext:value-type="float">
            <text:p>917.310411241783</text:p>
          </table:table-cell>
          <table:table-cell office:value-type="float" office:value="1482.13764398889" calcext:value-type="float">
            <text:p>1482.13764398889</text:p>
          </table:table-cell>
          <table:table-cell table:formula="of:=SQRT([.A165]^2+[.B165]^2)" office:value-type="float" office:value="1743.04055784756" calcext:value-type="float">
            <text:p>1,743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SIN(2*PI()*[.E165]/7)" office:value-type="float" office:value="-0.0000000000000127388026336788" calcext:value-type="float">
            <text:p>0.000</text:p>
          </table:table-cell>
          <table:table-cell/>
          <table:table-cell office:value-type="float" office:value="-0.499477676573311" calcext:value-type="float">
            <text:p>-0.499477676573311</text:p>
          </table:table-cell>
          <table:table-cell office:value-type="float" office:value="-0.196362276484885" calcext:value-type="float">
            <text:p>-0.196362276484885</text:p>
          </table:table-cell>
          <table:table-cell table:formula="of:=SQRT([.H165]^2+[.I165]^2)" office:value-type="float" office:value="0.53668994123367" calcext:value-type="float">
            <text:p>0.537</text:p>
          </table:table-cell>
          <table:table-cell table:formula="of:=2*PI()*[.E165]/[.$K$1]" office:value-type="float" office:value="3.89074167098428" calcext:value-type="float">
            <text:p>3.891</text:p>
          </table:table-cell>
          <table:table-cell table:formula="of:=2*PI()/[.K165]" office:value-type="float" office:value="1.61490683229814" calcext:value-type="float">
            <text:p>1.615</text:p>
          </table:table-cell>
          <table:table-cell/>
        </table:table-row>
        <table:table-row table:style-name="ro1">
          <table:table-cell office:value-type="float" office:value="-283.75799445357" calcext:value-type="float">
            <text:p>-283.75799445357</text:p>
          </table:table-cell>
          <table:table-cell office:value-type="float" office:value="1774.05086605858" calcext:value-type="float">
            <text:p>1774.05086605858</text:p>
          </table:table-cell>
          <table:table-cell table:formula="of:=SQRT([.A166]^2+[.B166]^2)" office:value-type="float" office:value="1796.60097817504" calcext:value-type="float">
            <text:p>1,797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SIN(2*PI()*[.E166]/7)" office:value-type="float" office:value="0.781831482468017" calcext:value-type="float">
            <text:p>0.782</text:p>
          </table:table-cell>
          <table:table-cell/>
          <table:table-cell office:value-type="float" office:value="-0.500829114640477" calcext:value-type="float">
            <text:p>-0.500829114640477</text:p>
          </table:table-cell>
          <table:table-cell office:value-type="float" office:value="-0.203914106168574" calcext:value-type="float">
            <text:p>-0.203914106168574</text:p>
          </table:table-cell>
          <table:table-cell table:formula="of:=SQRT([.H166]^2+[.I166]^2)" office:value-type="float" office:value="0.540750187023632" calcext:value-type="float">
            <text:p>0.541</text:p>
          </table:table-cell>
          <table:table-cell table:formula="of:=2*PI()*[.E166]/[.$K$1]" office:value-type="float" office:value="3.91490776831959" calcext:value-type="float">
            <text:p>3.915</text:p>
          </table:table-cell>
          <table:table-cell table:formula="of:=2*PI()/[.K166]" office:value-type="float" office:value="1.60493827160494" calcext:value-type="float">
            <text:p>1.605</text:p>
          </table:table-cell>
          <table:table-cell/>
        </table:table-row>
        <table:table-row table:style-name="ro1">
          <table:table-cell office:value-type="float" office:value="-722.129336230756" calcext:value-type="float">
            <text:p>-722.129336230756</text:p>
          </table:table-cell>
          <table:table-cell office:value-type="float" office:value="1152.85596661332" calcext:value-type="float">
            <text:p>1152.85596661332</text:p>
          </table:table-cell>
          <table:table-cell table:formula="of:=SQRT([.A167]^2+[.B167]^2)" office:value-type="float" office:value="1360.34835906139" calcext:value-type="float">
            <text:p>1,36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SIN(2*PI()*[.E167]/7)" office:value-type="float" office:value="0.97492791218183" calcext:value-type="float">
            <text:p>0.975</text:p>
          </table:table-cell>
          <table:table-cell/>
          <table:table-cell office:value-type="float" office:value="-0.502249805719248" calcext:value-type="float">
            <text:p>-0.502249805719248</text:p>
          </table:table-cell>
          <table:table-cell office:value-type="float" office:value="-0.211602610591762" calcext:value-type="float">
            <text:p>-0.211602610591762</text:p>
          </table:table-cell>
          <table:table-cell table:formula="of:=SQRT([.H167]^2+[.I167]^2)" office:value-type="float" office:value="0.545005075347259" calcext:value-type="float">
            <text:p>0.545</text:p>
          </table:table-cell>
          <table:table-cell table:formula="of:=2*PI()*[.E167]/[.$K$1]" office:value-type="float" office:value="3.93907386565489" calcext:value-type="float">
            <text:p>3.939</text:p>
          </table:table-cell>
          <table:table-cell table:formula="of:=2*PI()/[.K167]" office:value-type="float" office:value="1.59509202453988" calcext:value-type="float">
            <text:p>1.595</text:p>
          </table:table-cell>
          <table:table-cell/>
        </table:table-row>
        <table:table-row table:style-name="ro1">
          <table:table-cell office:value-type="float" office:value="-707.577706001368" calcext:value-type="float">
            <text:p>-707.577706001368</text:p>
          </table:table-cell>
          <table:table-cell office:value-type="float" office:value="240.421977372062" calcext:value-type="float">
            <text:p>240.421977372062</text:p>
          </table:table-cell>
          <table:table-cell table:formula="of:=SQRT([.A168]^2+[.B168]^2)" office:value-type="float" office:value="747.307792836158" calcext:value-type="float">
            <text:p>747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SIN(2*PI()*[.E168]/7)" office:value-type="float" office:value="0.433883739117563" calcext:value-type="float">
            <text:p>0.434</text:p>
          </table:table-cell>
          <table:table-cell/>
          <table:table-cell office:value-type="float" office:value="-0.503742973517257" calcext:value-type="float">
            <text:p>-0.503742973517257</text:p>
          </table:table-cell>
          <table:table-cell office:value-type="float" office:value="-0.219435880748692" calcext:value-type="float">
            <text:p>-0.219435880748692</text:p>
          </table:table-cell>
          <table:table-cell table:formula="of:=SQRT([.H168]^2+[.I168]^2)" office:value-type="float" office:value="0.549462545700762" calcext:value-type="float">
            <text:p>0.549</text:p>
          </table:table-cell>
          <table:table-cell table:formula="of:=2*PI()*[.E168]/[.$K$1]" office:value-type="float" office:value="3.9632399629902" calcext:value-type="float">
            <text:p>3.963</text:p>
          </table:table-cell>
          <table:table-cell table:formula="of:=2*PI()/[.K168]" office:value-type="float" office:value="1.58536585365854" calcext:value-type="float">
            <text:p>1.585</text:p>
          </table:table-cell>
          <table:table-cell/>
        </table:table-row>
        <table:table-row table:style-name="ro1">
          <table:table-cell office:value-type="float" office:value="-1311.12364145476" calcext:value-type="float">
            <text:p>-1311.12364145476</text:p>
          </table:table-cell>
          <table:table-cell office:value-type="float" office:value="495.39220315321" calcext:value-type="float">
            <text:p>495.39220315321</text:p>
          </table:table-cell>
          <table:table-cell table:formula="of:=SQRT([.A169]^2+[.B169]^2)" office:value-type="float" office:value="1401.59146620068" calcext:value-type="float">
            <text:p>1,402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SIN(2*PI()*[.E169]/7)" office:value-type="float" office:value="-0.433883739117547" calcext:value-type="float">
            <text:p>-0.434</text:p>
          </table:table-cell>
          <table:table-cell/>
          <table:table-cell office:value-type="float" office:value="-0.505312086483901" calcext:value-type="float">
            <text:p>-0.505312086483901</text:p>
          </table:table-cell>
          <table:table-cell office:value-type="float" office:value="-0.227422509121343" calcext:value-type="float">
            <text:p>-0.227422509121343</text:p>
          </table:table-cell>
          <table:table-cell table:formula="of:=SQRT([.H169]^2+[.I169]^2)" office:value-type="float" office:value="0.554131123834207" calcext:value-type="float">
            <text:p>0.554</text:p>
          </table:table-cell>
          <table:table-cell table:formula="of:=2*PI()*[.E169]/[.$K$1]" office:value-type="float" office:value="3.98740606032551" calcext:value-type="float">
            <text:p>3.987</text:p>
          </table:table-cell>
          <table:table-cell table:formula="of:=2*PI()/[.K169]" office:value-type="float" office:value="1.57575757575758" calcext:value-type="float">
            <text:p>1.576</text:p>
          </table:table-cell>
          <table:table-cell/>
        </table:table-row>
        <table:table-row table:style-name="ro1">
          <table:table-cell office:value-type="float" office:value="-1930.96214276305" calcext:value-type="float">
            <text:p>-1930.96214276305</text:p>
          </table:table-cell>
          <table:table-cell office:value-type="float" office:value="456.283071241377" calcext:value-type="float">
            <text:p>456.283071241377</text:p>
          </table:table-cell>
          <table:table-cell table:formula="of:=SQRT([.A170]^2+[.B170]^2)" office:value-type="float" office:value="1984.13936957199" calcext:value-type="float">
            <text:p>1,984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SIN(2*PI()*[.E170]/7)" office:value-type="float" office:value="-0.974927912181825" calcext:value-type="float">
            <text:p>-0.975</text:p>
          </table:table-cell>
          <table:table-cell/>
          <table:table-cell office:value-type="float" office:value="-0.506960878859211" calcext:value-type="float">
            <text:p>-0.506960878859211</text:p>
          </table:table-cell>
          <table:table-cell office:value-type="float" office:value="-0.235571635025754" calcext:value-type="float">
            <text:p>-0.235571635025754</text:p>
          </table:table-cell>
          <table:table-cell table:formula="of:=SQRT([.H170]^2+[.I170]^2)" office:value-type="float" office:value="0.559019970951316" calcext:value-type="float">
            <text:p>0.559</text:p>
          </table:table-cell>
          <table:table-cell table:formula="of:=2*PI()*[.E170]/[.$K$1]" office:value-type="float" office:value="4.01157215766081" calcext:value-type="float">
            <text:p>4.012</text:p>
          </table:table-cell>
          <table:table-cell table:formula="of:=2*PI()/[.K170]" office:value-type="float" office:value="1.56626506024096" calcext:value-type="float">
            <text:p>1.566</text:p>
          </table:table-cell>
          <table:table-cell/>
        </table:table-row>
        <table:table-row table:style-name="ro1">
          <table:table-cell office:value-type="float" office:value="-2062.15793820591" calcext:value-type="float">
            <text:p>-2062.15793820591</text:p>
          </table:table-cell>
          <table:table-cell office:value-type="float" office:value="-330.801839109618" calcext:value-type="float">
            <text:p>-330.801839109618</text:p>
          </table:table-cell>
          <table:table-cell table:formula="of:=SQRT([.A171]^2+[.B171]^2)" office:value-type="float" office:value="2088.52225721057" calcext:value-type="float">
            <text:p>2,089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SIN(2*PI()*[.E171]/7)" office:value-type="float" office:value="-0.781831482468029" calcext:value-type="float">
            <text:p>-0.782</text:p>
          </table:table-cell>
          <table:table-cell/>
          <table:table-cell office:value-type="float" office:value="-0.508693374026953" calcext:value-type="float">
            <text:p>-0.508693374026953</text:p>
          </table:table-cell>
          <table:table-cell office:value-type="float" office:value="-0.243892994726872" calcext:value-type="float">
            <text:p>-0.243892994726872</text:p>
          </table:table-cell>
          <table:table-cell table:formula="of:=SQRT([.H171]^2+[.I171]^2)" office:value-type="float" office:value="0.564138938255256" calcext:value-type="float">
            <text:p>0.564</text:p>
          </table:table-cell>
          <table:table-cell table:formula="of:=2*PI()*[.E171]/[.$K$1]" office:value-type="float" office:value="4.03573825499612" calcext:value-type="float">
            <text:p>4.036</text:p>
          </table:table-cell>
          <table:table-cell table:formula="of:=2*PI()/[.K171]" office:value-type="float" office:value="1.55688622754491" calcext:value-type="float">
            <text:p>1.557</text:p>
          </table:table-cell>
          <table:table-cell/>
        </table:table-row>
        <table:table-row table:style-name="ro1">
          <table:table-cell office:value-type="float" office:value="-1555.90752811367" calcext:value-type="float">
            <text:p>-1555.90752811367</text:p>
          </table:table-cell>
          <table:table-cell office:value-type="float" office:value="-579.68381645428" calcext:value-type="float">
            <text:p>-579.68381645428</text:p>
          </table:table-cell>
          <table:table-cell table:formula="of:=SQRT([.A172]^2+[.B172]^2)" office:value-type="float" office:value="1660.38596811097" calcext:value-type="float">
            <text:p>1,66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SIN(2*PI()*[.E172]/7)" office:value-type="float" office:value="-5.8783046359073E-015" calcext:value-type="float">
            <text:p>0.000</text:p>
          </table:table-cell>
          <table:table-cell/>
          <table:table-cell office:value-type="float" office:value="-0.510513910458235" calcext:value-type="float">
            <text:p>-0.510513910458235</text:p>
          </table:table-cell>
          <table:table-cell office:value-type="float" office:value="-0.25239697694566" calcext:value-type="float">
            <text:p>-0.25239697694566</text:p>
          </table:table-cell>
          <table:table-cell table:formula="of:=SQRT([.H172]^2+[.I172]^2)" office:value-type="float" office:value="0.569498627516052" calcext:value-type="float">
            <text:p>0.569</text:p>
          </table:table-cell>
          <table:table-cell table:formula="of:=2*PI()*[.E172]/[.$K$1]" office:value-type="float" office:value="4.05990435233143" calcext:value-type="float">
            <text:p>4.060</text:p>
          </table:table-cell>
          <table:table-cell table:formula="of:=2*PI()/[.K172]" office:value-type="float" office:value="1.54761904761905" calcext:value-type="float">
            <text:p>1.548</text:p>
          </table:table-cell>
          <table:table-cell/>
        </table:table-row>
        <table:table-row table:style-name="ro1">
          <table:table-cell office:value-type="float" office:value="-209.788943117795" calcext:value-type="float">
            <text:p>-209.788943117795</text:p>
          </table:table-cell>
          <table:table-cell office:value-type="float" office:value="-304.88134187484" calcext:value-type="float">
            <text:p>-304.88134187484</text:p>
          </table:table-cell>
          <table:table-cell table:formula="of:=SQRT([.A173]^2+[.B173]^2)" office:value-type="float" office:value="370.086521340463" calcext:value-type="float">
            <text:p>37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SIN(2*PI()*[.E173]/7)" office:value-type="float" office:value="0.781831482468022" calcext:value-type="float">
            <text:p>0.782</text:p>
          </table:table-cell>
          <table:table-cell/>
          <table:table-cell office:value-type="float" office:value="-0.512427170602821" calcext:value-type="float">
            <text:p>-0.512427170602821</text:p>
          </table:table-cell>
          <table:table-cell office:value-type="float" office:value="-0.261094684434536" calcext:value-type="float">
            <text:p>-0.261094684434536</text:p>
          </table:table-cell>
          <table:table-cell table:formula="of:=SQRT([.H173]^2+[.I173]^2)" office:value-type="float" office:value="0.575110458444274" calcext:value-type="float">
            <text:p>0.575</text:p>
          </table:table-cell>
          <table:table-cell table:formula="of:=2*PI()*[.E173]/[.$K$1]" office:value-type="float" office:value="4.08407044966673" calcext:value-type="float">
            <text:p>4.084</text:p>
          </table:table-cell>
          <table:table-cell table:formula="of:=2*PI()/[.K173]" office:value-type="float" office:value="1.53846153846154" calcext:value-type="float">
            <text:p>1.538</text:p>
          </table:table-cell>
          <table:table-cell/>
        </table:table-row>
        <table:table-row table:style-name="ro1">
          <table:table-cell office:value-type="float" office:value="528.632853282104" calcext:value-type="float">
            <text:p>528.632853282104</text:p>
          </table:table-cell>
          <table:table-cell office:value-type="float" office:value="0.623999045714072" calcext:value-type="float">
            <text:p>0.623999045714072</text:p>
          </table:table-cell>
          <table:table-cell table:formula="of:=SQRT([.A174]^2+[.B174]^2)" office:value-type="float" office:value="528.6332215667" calcext:value-type="float">
            <text:p>529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SIN(2*PI()*[.E174]/7)" office:value-type="float" office:value="0.974927912181822" calcext:value-type="float">
            <text:p>0.975</text:p>
          </table:table-cell>
          <table:table-cell/>
          <table:table-cell office:value-type="float" office:value="-0.51443821308647" calcext:value-type="float">
            <text:p>-0.51443821308647</text:p>
          </table:table-cell>
          <table:table-cell office:value-type="float" office:value="-0.269998002475074" calcext:value-type="float">
            <text:p>-0.269998002475074</text:p>
          </table:table-cell>
          <table:table-cell table:formula="of:=SQRT([.H174]^2+[.I174]^2)" office:value-type="float" office:value="0.580986743759382" calcext:value-type="float">
            <text:p>0.581</text:p>
          </table:table-cell>
          <table:table-cell table:formula="of:=2*PI()*[.E174]/[.$K$1]" office:value-type="float" office:value="4.10823654700204" calcext:value-type="float">
            <text:p>4.108</text:p>
          </table:table-cell>
          <table:table-cell table:formula="of:=2*PI()/[.K174]" office:value-type="float" office:value="1.52941176470588" calcext:value-type="float">
            <text:p>1.529</text:p>
          </table:table-cell>
          <table:table-cell/>
        </table:table-row>
        <table:table-row table:style-name="ro1">
          <table:table-cell office:value-type="float" office:value="-352.130065979768" calcext:value-type="float">
            <text:p>-352.130065979768</text:p>
          </table:table-cell>
          <table:table-cell office:value-type="float" office:value="-104.956908978779" calcext:value-type="float">
            <text:p>-104.956908978779</text:p>
          </table:table-cell>
          <table:table-cell table:formula="of:=SQRT([.A175]^2+[.B175]^2)" office:value-type="float" office:value="367.439159738446" calcext:value-type="float">
            <text:p>367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IN(2*PI()*[.E175]/7)" office:value-type="float" office:value="0.433883739117557" calcext:value-type="float">
            <text:p>0.434</text:p>
          </table:table-cell>
          <table:table-cell/>
          <table:table-cell office:value-type="float" office:value="-0.516552508683239" calcext:value-type="float">
            <text:p>-0.516552508683239</text:p>
          </table:table-cell>
          <table:table-cell office:value-type="float" office:value="-0.27911967518028" calcext:value-type="float">
            <text:p>-0.27911967518028</text:p>
          </table:table-cell>
          <table:table-cell table:formula="of:=SQRT([.H175]^2+[.I175]^2)" office:value-type="float" office:value="0.587140772983526" calcext:value-type="float">
            <text:p>0.587</text:p>
          </table:table-cell>
          <table:table-cell table:formula="of:=2*PI()*[.E175]/[.$K$1]" office:value-type="float" office:value="4.13240264433734" calcext:value-type="float">
            <text:p>4.132</text:p>
          </table:table-cell>
          <table:table-cell table:formula="of:=2*PI()/[.K175]" office:value-type="float" office:value="1.52046783625731" calcext:value-type="float">
            <text:p>1.520</text:p>
          </table:table-cell>
          <table:table-cell/>
        </table:table-row>
        <table:table-row table:style-name="ro1">
          <table:table-cell office:value-type="float" office:value="-1003.61105401125" calcext:value-type="float">
            <text:p>-1003.61105401125</text:p>
          </table:table-cell>
          <table:table-cell office:value-type="float" office:value="-392.658826447357" calcext:value-type="float">
            <text:p>-392.658826447357</text:p>
          </table:table-cell>
          <table:table-cell table:formula="of:=SQRT([.A176]^2+[.B176]^2)" office:value-type="float" office:value="1077.6901696316" calcext:value-type="float">
            <text:p>1,078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SIN(2*PI()*[.E176]/7)" office:value-type="float" office:value="-0.433883739117553" calcext:value-type="float">
            <text:p>-0.434</text:p>
          </table:table-cell>
          <table:table-cell/>
          <table:table-cell office:value-type="float" office:value="-0.518775980574099" calcext:value-type="float">
            <text:p>-0.518775980574099</text:p>
          </table:table-cell>
          <table:table-cell office:value-type="float" office:value="-0.288473390714395" calcext:value-type="float">
            <text:p>-0.288473390714395</text:p>
          </table:table-cell>
          <table:table-cell table:formula="of:=SQRT([.H176]^2+[.I176]^2)" office:value-type="float" office:value="0.593586906165288" calcext:value-type="float">
            <text:p>0.594</text:p>
          </table:table-cell>
          <table:table-cell table:formula="of:=2*PI()*[.E176]/[.$K$1]" office:value-type="float" office:value="4.15656874167265" calcext:value-type="float">
            <text:p>4.157</text:p>
          </table:table-cell>
          <table:table-cell table:formula="of:=2*PI()/[.K176]" office:value-type="float" office:value="1.51162790697674" calcext:value-type="float">
            <text:p>1.512</text:p>
          </table:table-cell>
          <table:table-cell/>
        </table:table-row>
        <table:table-row table:style-name="ro1">
          <table:table-cell office:value-type="float" office:value="-1273.86251153819" calcext:value-type="float">
            <text:p>-1273.86251153819</text:p>
          </table:table-cell>
          <table:table-cell office:value-type="float" office:value="-972.246393844324" calcext:value-type="float">
            <text:p>-972.246393844324</text:p>
          </table:table-cell>
          <table:table-cell table:formula="of:=SQRT([.A177]^2+[.B177]^2)" office:value-type="float" office:value="1602.49453934972" calcext:value-type="float">
            <text:p>1,60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SIN(2*PI()*[.E177]/7)" office:value-type="float" office:value="-0.974927912181821" calcext:value-type="float">
            <text:p>-0.975</text:p>
          </table:table-cell>
          <table:table-cell/>
          <table:table-cell office:value-type="float" office:value="-0.521115049491629" calcext:value-type="float">
            <text:p>-0.521115049491629</text:p>
          </table:table-cell>
          <table:table-cell office:value-type="float" office:value="-0.298073876672901" calcext:value-type="float">
            <text:p>-0.298073876672901</text:p>
          </table:table-cell>
          <table:table-cell table:formula="of:=SQRT([.H177]^2+[.I177]^2)" office:value-type="float" office:value="0.600340678916125" calcext:value-type="float">
            <text:p>0.600</text:p>
          </table:table-cell>
          <table:table-cell table:formula="of:=2*PI()*[.E177]/[.$K$1]" office:value-type="float" office:value="4.18073483900796" calcext:value-type="float">
            <text:p>4.181</text:p>
          </table:table-cell>
          <table:table-cell table:formula="of:=2*PI()/[.K177]" office:value-type="float" office:value="1.5028901734104" calcext:value-type="float">
            <text:p>1.503</text:p>
          </table:table-cell>
          <table:table-cell/>
        </table:table-row>
        <table:table-row table:style-name="ro1">
          <table:table-cell office:value-type="float" office:value="-825.602034331523" calcext:value-type="float">
            <text:p>-825.602034331523</text:p>
          </table:table-cell>
          <table:table-cell office:value-type="float" office:value="-1745.63695704876" calcext:value-type="float">
            <text:p>-1745.63695704876</text:p>
          </table:table-cell>
          <table:table-cell table:formula="of:=SQRT([.A178]^2+[.B178]^2)" office:value-type="float" office:value="1931.0274738871" calcext:value-type="float">
            <text:p>1,931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SIN(2*PI()*[.E178]/7)" office:value-type="float" office:value="-0.781831482468042" calcext:value-type="float">
            <text:p>-0.782</text:p>
          </table:table-cell>
          <table:table-cell/>
          <table:table-cell office:value-type="float" office:value="-0.523576684450302" calcext:value-type="float">
            <text:p>-0.523576684450302</text:p>
          </table:table-cell>
          <table:table-cell office:value-type="float" office:value="-0.307937007075867" calcext:value-type="float">
            <text:p>-0.307937007075867</text:p>
          </table:table-cell>
          <table:table-cell table:formula="of:=SQRT([.H178]^2+[.I178]^2)" office:value-type="float" office:value="0.607418920372764" calcext:value-type="float">
            <text:p>0.607</text:p>
          </table:table-cell>
          <table:table-cell table:formula="of:=2*PI()*[.E178]/[.$K$1]" office:value-type="float" office:value="4.20490093634326" calcext:value-type="float">
            <text:p>4.205</text:p>
          </table:table-cell>
          <table:table-cell table:formula="of:=2*PI()/[.K178]" office:value-type="float" office:value="1.49425287356322" calcext:value-type="float">
            <text:p>1.494</text:p>
          </table:table-cell>
          <table:table-cell/>
        </table:table-row>
        <table:table-row table:style-name="ro1">
          <table:table-cell office:value-type="float" office:value="144.43171643803" calcext:value-type="float">
            <text:p>144.43171643803</text:p>
          </table:table-cell>
          <table:table-cell office:value-type="float" office:value="-1170.44867030939" calcext:value-type="float">
            <text:p>-1170.44867030939</text:p>
          </table:table-cell>
          <table:table-cell table:formula="of:=SQRT([.A179]^2+[.B179]^2)" office:value-type="float" office:value="1179.32633759374" calcext:value-type="float">
            <text:p>1,179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SIN(2*PI()*[.E179]/7)" office:value-type="float" office:value="-0.0000000000000274395160685398" calcext:value-type="float">
            <text:p>0.000</text:p>
          </table:table-cell>
          <table:table-cell/>
          <table:table-cell office:value-type="float" office:value="-0.52616845988227" calcext:value-type="float">
            <text:p>-0.52616845988227</text:p>
          </table:table-cell>
          <table:table-cell office:value-type="float" office:value="-0.318079922680056" calcext:value-type="float">
            <text:p>-0.318079922680056</text:p>
          </table:table-cell>
          <table:table-cell table:formula="of:=SQRT([.H179]^2+[.I179]^2)" office:value-type="float" office:value="0.61483988597604" calcext:value-type="float">
            <text:p>0.615</text:p>
          </table:table-cell>
          <table:table-cell table:formula="of:=2*PI()*[.E179]/[.$K$1]" office:value-type="float" office:value="4.22906703367857" calcext:value-type="float">
            <text:p>4.229</text:p>
          </table:table-cell>
          <table:table-cell table:formula="of:=2*PI()/[.K179]" office:value-type="float" office:value="1.48571428571429" calcext:value-type="float">
            <text:p>1.486</text:p>
          </table:table-cell>
          <table:table-cell/>
        </table:table-row>
        <table:table-row table:style-name="ro1">
          <table:table-cell office:value-type="float" office:value="463.727181434095" calcext:value-type="float">
            <text:p>463.727181434095</text:p>
          </table:table-cell>
          <table:table-cell office:value-type="float" office:value="-167.212819538734" calcext:value-type="float">
            <text:p>-167.212819538734</text:p>
          </table:table-cell>
          <table:table-cell table:formula="of:=SQRT([.A180]^2+[.B180]^2)" office:value-type="float" office:value="492.953370836333" calcext:value-type="float">
            <text:p>49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SIN(2*PI()*[.E180]/7)" office:value-type="float" office:value="0.781831482468008" calcext:value-type="float">
            <text:p>0.782</text:p>
          </table:table-cell>
          <table:table-cell/>
          <table:table-cell office:value-type="float" office:value="-0.528898620131629" calcext:value-type="float">
            <text:p>-0.528898620131629</text:p>
          </table:table-cell>
          <table:table-cell office:value-type="float" office:value="-0.328521166597904" calcext:value-type="float">
            <text:p>-0.328521166597904</text:p>
          </table:table-cell>
          <table:table-cell table:formula="of:=SQRT([.H180]^2+[.I180]^2)" office:value-type="float" office:value="0.622623407269586" calcext:value-type="float">
            <text:p>0.623</text:p>
          </table:table-cell>
          <table:table-cell table:formula="of:=2*PI()*[.E180]/[.$K$1]" office:value-type="float" office:value="4.25323313101387" calcext:value-type="float">
            <text:p>4.253</text:p>
          </table:table-cell>
          <table:table-cell table:formula="of:=2*PI()/[.K180]" office:value-type="float" office:value="1.47727272727273" calcext:value-type="float">
            <text:p>1.477</text:p>
          </table:table-cell>
          <table:table-cell/>
        </table:table-row>
        <table:table-row table:style-name="ro1">
          <table:table-cell office:value-type="float" office:value="452.743342597596" calcext:value-type="float">
            <text:p>452.743342597596</text:p>
          </table:table-cell>
          <table:table-cell office:value-type="float" office:value="547.31550077631" calcext:value-type="float">
            <text:p>547.31550077631</text:p>
          </table:table-cell>
          <table:table-cell table:formula="of:=SQRT([.A181]^2+[.B181]^2)" office:value-type="float" office:value="710.303309619537" calcext:value-type="float">
            <text:p>710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IN(2*PI()*[.E181]/7)" office:value-type="float" office:value="0.97492791218182" calcext:value-type="float">
            <text:p>0.975</text:p>
          </table:table-cell>
          <table:table-cell/>
          <table:table-cell office:value-type="float" office:value="-0.531776152432869" calcext:value-type="float">
            <text:p>-0.531776152432869</text:p>
          </table:table-cell>
          <table:table-cell office:value-type="float" office:value="-0.339280837559581" calcext:value-type="float">
            <text:p>-0.339280837559581</text:p>
          </table:table-cell>
          <table:table-cell table:formula="of:=SQRT([.H181]^2+[.I181]^2)" office:value-type="float" office:value="0.630791061312252" calcext:value-type="float">
            <text:p>0.631</text:p>
          </table:table-cell>
          <table:table-cell table:formula="of:=2*PI()*[.E181]/[.$K$1]" office:value-type="float" office:value="4.27739922834918" calcext:value-type="float">
            <text:p>4.277</text:p>
          </table:table-cell>
          <table:table-cell table:formula="of:=2*PI()/[.K181]" office:value-type="float" office:value="1.46892655367232" calcext:value-type="float">
            <text:p>1.469</text:p>
          </table:table-cell>
          <table:table-cell/>
        </table:table-row>
        <table:table-row table:style-name="ro1">
          <table:table-cell office:value-type="float" office:value="312.320005113923" calcext:value-type="float">
            <text:p>312.320005113923</text:p>
          </table:table-cell>
          <table:table-cell office:value-type="float" office:value="-23.6381428739446" calcext:value-type="float">
            <text:p>-23.6381428739446</text:p>
          </table:table-cell>
          <table:table-cell table:formula="of:=SQRT([.A182]^2+[.B182]^2)" office:value-type="float" office:value="313.213261840698" calcext:value-type="float">
            <text:p>313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IN(2*PI()*[.E182]/7)" office:value-type="float" office:value="0.433883739117551" calcext:value-type="float">
            <text:p>0.434</text:p>
          </table:table-cell>
          <table:table-cell/>
          <table:table-cell office:value-type="float" office:value="-0.534810869696058" calcext:value-type="float">
            <text:p>-0.534810869696058</text:p>
          </table:table-cell>
          <table:table-cell office:value-type="float" office:value="-0.350380763573834" calcext:value-type="float">
            <text:p>-0.350380763573834</text:p>
          </table:table-cell>
          <table:table-cell table:formula="of:=SQRT([.H182]^2+[.I182]^2)" office:value-type="float" office:value="0.639366362758972" calcext:value-type="float">
            <text:p>0.639</text:p>
          </table:table-cell>
          <table:table-cell table:formula="of:=2*PI()*[.E182]/[.$K$1]" office:value-type="float" office:value="4.30156532568449" calcext:value-type="float">
            <text:p>4.302</text:p>
          </table:table-cell>
          <table:table-cell table:formula="of:=2*PI()/[.K182]" office:value-type="float" office:value="1.46067415730337" calcext:value-type="float">
            <text:p>1.461</text:p>
          </table:table-cell>
          <table:table-cell/>
        </table:table-row>
        <table:table-row table:style-name="ro1">
          <table:table-cell office:value-type="float" office:value="580.899713666406" calcext:value-type="float">
            <text:p>580.899713666406</text:p>
          </table:table-cell>
          <table:table-cell office:value-type="float" office:value="-722.671575092631" calcext:value-type="float">
            <text:p>-722.671575092631</text:p>
          </table:table-cell>
          <table:table-cell table:formula="of:=SQRT([.A183]^2+[.B183]^2)" office:value-type="float" office:value="927.199375962137" calcext:value-type="float">
            <text:p>927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SIN(2*PI()*[.E183]/7)" office:value-type="float" office:value="-0.433883739117559" calcext:value-type="float">
            <text:p>-0.434</text:p>
          </table:table-cell>
          <table:table-cell/>
          <table:table-cell office:value-type="float" office:value="-0.538013504664423" calcext:value-type="float">
            <text:p>-0.538013504664423</text:p>
          </table:table-cell>
          <table:table-cell office:value-type="float" office:value="-0.361844699241122" calcext:value-type="float">
            <text:p>-0.361844699241122</text:p>
          </table:table-cell>
          <table:table-cell table:formula="of:=SQRT([.H183]^2+[.I183]^2)" office:value-type="float" office:value="0.648374982221085" calcext:value-type="float">
            <text:p>0.648</text:p>
          </table:table-cell>
          <table:table-cell table:formula="of:=2*PI()*[.E183]/[.$K$1]" office:value-type="float" office:value="4.32573142301979" calcext:value-type="float">
            <text:p>4.326</text:p>
          </table:table-cell>
          <table:table-cell table:formula="of:=2*PI()/[.K183]" office:value-type="float" office:value="1.45251396648045" calcext:value-type="float">
            <text:p>1.453</text:p>
          </table:table-cell>
          <table:table-cell/>
        </table:table-row>
        <table:table-row table:style-name="ro1">
          <table:table-cell office:value-type="float" office:value="854.288754529081" calcext:value-type="float">
            <text:p>854.288754529081</text:p>
          </table:table-cell>
          <table:table-cell office:value-type="float" office:value="-85.5494754816047" calcext:value-type="float">
            <text:p>-85.5494754816047</text:p>
          </table:table-cell>
          <table:table-cell table:formula="of:=SQRT([.A184]^2+[.B184]^2)" office:value-type="float" office:value="858.561581291654" calcext:value-type="float">
            <text:p>859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IN(2*PI()*[.E184]/7)" office:value-type="float" office:value="-0.974927912181822" calcext:value-type="float">
            <text:p>-0.975</text:p>
          </table:table-cell>
          <table:table-cell/>
          <table:table-cell office:value-type="float" office:value="-0.541395817303072" calcext:value-type="float">
            <text:p>-0.541395817303072</text:p>
          </table:table-cell>
          <table:table-cell office:value-type="float" office:value="-0.373698550583032" calcext:value-type="float">
            <text:p>-0.373698550583032</text:p>
          </table:table-cell>
          <table:table-cell table:formula="of:=SQRT([.H184]^2+[.I184]^2)" office:value-type="float" office:value="0.657844995193488" calcext:value-type="float">
            <text:p>0.658</text:p>
          </table:table-cell>
          <table:table-cell table:formula="of:=2*PI()*[.E184]/[.$K$1]" office:value-type="float" office:value="4.3498975203551" calcext:value-type="float">
            <text:p>4.350</text:p>
          </table:table-cell>
          <table:table-cell table:formula="of:=2*PI()/[.K184]" office:value-type="float" office:value="1.44444444444444" calcext:value-type="float">
            <text:p>1.444</text:p>
          </table:table-cell>
          <table:table-cell/>
        </table:table-row>
        <table:table-row table:style-name="ro1">
          <table:table-cell office:value-type="float" office:value="-122.517537757491" calcext:value-type="float">
            <text:p>-122.517537757491</text:p>
          </table:table-cell>
          <table:table-cell office:value-type="float" office:value="1044.54674595769" calcext:value-type="float">
            <text:p>1044.54674595769</text:p>
          </table:table-cell>
          <table:table-cell table:formula="of:=SQRT([.A185]^2+[.B185]^2)" office:value-type="float" office:value="1051.70739825721" calcext:value-type="float">
            <text:p>1,052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SIN(2*PI()*[.E185]/7)" office:value-type="float" office:value="-0.781831482468038" calcext:value-type="float">
            <text:p>-0.782</text:p>
          </table:table-cell>
          <table:table-cell/>
          <table:table-cell office:value-type="float" office:value="-0.544970717630662" calcext:value-type="float">
            <text:p>-0.544970717630662</text:p>
          </table:table-cell>
          <table:table-cell office:value-type="float" office:value="-0.385970631987421" calcext:value-type="float">
            <text:p>-0.385970631987421</text:p>
          </table:table-cell>
          <table:table-cell table:formula="of:=SQRT([.H185]^2+[.I185]^2)" office:value-type="float" office:value="0.667807166651907" calcext:value-type="float">
            <text:p>0.668</text:p>
          </table:table-cell>
          <table:table-cell table:formula="of:=2*PI()*[.E185]/[.$K$1]" office:value-type="float" office:value="4.3740636176904" calcext:value-type="float">
            <text:p>4.374</text:p>
          </table:table-cell>
          <table:table-cell table:formula="of:=2*PI()/[.K185]" office:value-type="float" office:value="1.43646408839779" calcext:value-type="float">
            <text:p>1.436</text:p>
          </table:table-cell>
          <table:table-cell/>
        </table:table-row>
        <table:table-row table:style-name="ro1">
          <table:table-cell office:value-type="float" office:value="-1296.71404860394" calcext:value-type="float">
            <text:p>-1296.71404860394</text:p>
          </table:table-cell>
          <table:table-cell office:value-type="float" office:value="1002.08036576825" calcext:value-type="float">
            <text:p>1002.08036576825</text:p>
          </table:table-cell>
          <table:table-cell table:formula="of:=SQRT([.A186]^2+[.B186]^2)" office:value-type="float" office:value="1638.78991432858" calcext:value-type="float">
            <text:p>1,639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SIN(2*PI()*[.E186]/7)" office:value-type="float" office:value="-0.0000000000000205790180707682" calcext:value-type="float">
            <text:p>0.000</text:p>
          </table:table-cell>
          <table:table-cell/>
          <table:table-cell office:value-type="float" office:value="-0.54875240664242" calcext:value-type="float">
            <text:p>-0.54875240664242</text:p>
          </table:table-cell>
          <table:table-cell office:value-type="float" office:value="-0.398691960771297" calcext:value-type="float">
            <text:p>-0.398691960771297</text:p>
          </table:table-cell>
          <table:table-cell table:formula="of:=SQRT([.H186]^2+[.I186]^2)" office:value-type="float" office:value="0.678295277426808" calcext:value-type="float">
            <text:p>0.678</text:p>
          </table:table-cell>
          <table:table-cell table:formula="of:=2*PI()*[.E186]/[.$K$1]" office:value-type="float" office:value="4.39822971502571" calcext:value-type="float">
            <text:p>4.398</text:p>
          </table:table-cell>
          <table:table-cell table:formula="of:=2*PI()/[.K186]" office:value-type="float" office:value="1.42857142857143" calcext:value-type="float">
            <text:p>1.429</text:p>
          </table:table-cell>
          <table:table-cell/>
        </table:table-row>
        <table:table-row table:style-name="ro1">
          <table:table-cell office:value-type="float" office:value="-820.322509287468" calcext:value-type="float">
            <text:p>-820.322509287468</text:p>
          </table:table-cell>
          <table:table-cell office:value-type="float" office:value="-334.500063743939" calcext:value-type="float">
            <text:p>-334.500063743939</text:p>
          </table:table-cell>
          <table:table-cell table:formula="of:=SQRT([.A187]^2+[.B187]^2)" office:value-type="float" office:value="885.90028326465" calcext:value-type="float">
            <text:p>886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SIN(2*PI()*[.E187]/7)" office:value-type="float" office:value="0.78183148246803" calcext:value-type="float">
            <text:p>0.782</text:p>
          </table:table-cell>
          <table:table-cell/>
          <table:table-cell office:value-type="float" office:value="-0.552756538501671" calcext:value-type="float">
            <text:p>-0.552756538501671</text:p>
          </table:table-cell>
          <table:table-cell office:value-type="float" office:value="-0.411896595967892" calcext:value-type="float">
            <text:p>-0.411896595967892</text:p>
          </table:table-cell>
          <table:table-cell table:formula="of:=SQRT([.H187]^2+[.I187]^2)" office:value-type="float" office:value="0.689346499683785" calcext:value-type="float">
            <text:p>0.689</text:p>
          </table:table-cell>
          <table:table-cell table:formula="of:=2*PI()*[.E187]/[.$K$1]" office:value-type="float" office:value="4.42239581236102" calcext:value-type="float">
            <text:p>4.422</text:p>
          </table:table-cell>
          <table:table-cell table:formula="of:=2*PI()/[.K187]" office:value-type="float" office:value="1.4207650273224" calcext:value-type="float">
            <text:p>1.421</text:p>
          </table:table-cell>
          <table:table-cell/>
        </table:table-row>
        <table:table-row table:style-name="ro1">
          <table:table-cell office:value-type="float" office:value="1061.13747147094" calcext:value-type="float">
            <text:p>1061.13747147094</text:p>
          </table:table-cell>
          <table:table-cell office:value-type="float" office:value="-1433.02028091202" calcext:value-type="float">
            <text:p>-1433.02028091202</text:p>
          </table:table-cell>
          <table:table-cell table:formula="of:=SQRT([.A188]^2+[.B188]^2)" office:value-type="float" office:value="1783.13203629594" calcext:value-type="float">
            <text:p>1,783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SIN(2*PI()*[.E188]/7)" office:value-type="float" office:value="0.974927912181825" calcext:value-type="float">
            <text:p>0.975</text:p>
          </table:table-cell>
          <table:table-cell/>
          <table:table-cell office:value-type="float" office:value="-0.557000407830573" calcext:value-type="float">
            <text:p>-0.557000407830573</text:p>
          </table:table-cell>
          <table:table-cell office:value-type="float" office:value="-0.425622029297507" calcext:value-type="float">
            <text:p>-0.425622029297507</text:p>
          </table:table-cell>
          <table:table-cell table:formula="of:=SQRT([.H188]^2+[.I188]^2)" office:value-type="float" office:value="0.701001830344795" calcext:value-type="float">
            <text:p>0.701</text:p>
          </table:table-cell>
          <table:table-cell table:formula="of:=2*PI()*[.E188]/[.$K$1]" office:value-type="float" office:value="4.44656190969632" calcext:value-type="float">
            <text:p>4.447</text:p>
          </table:table-cell>
          <table:table-cell table:formula="of:=2*PI()/[.K188]" office:value-type="float" office:value="1.41304347826087" calcext:value-type="float">
            <text:p>1.413</text:p>
          </table:table-cell>
          <table:table-cell/>
        </table:table-row>
        <table:table-row table:style-name="ro1">
          <table:table-cell office:value-type="float" office:value="1647.06656052815" calcext:value-type="float">
            <text:p>1647.06656052815</text:p>
          </table:table-cell>
          <table:table-cell office:value-type="float" office:value="28.1036121528477" calcext:value-type="float">
            <text:p>28.1036121528477</text:p>
          </table:table-cell>
          <table:table-cell table:formula="of:=SQRT([.A189]^2+[.B189]^2)" office:value-type="float" office:value="1647.3063066188" calcext:value-type="float">
            <text:p>1,647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SIN(2*PI()*[.E189]/7)" office:value-type="float" office:value="0.43388373911757" calcext:value-type="float">
            <text:p>0.434</text:p>
          </table:table-cell>
          <table:table-cell/>
          <table:table-cell office:value-type="float" office:value="-0.561503166747223" calcext:value-type="float">
            <text:p>-0.561503166747223</text:p>
          </table:table-cell>
          <table:table-cell office:value-type="float" office:value="-0.439909637973742" calcext:value-type="float">
            <text:p>-0.439909637973742</text:p>
          </table:table-cell>
          <table:table-cell table:formula="of:=SQRT([.H189]^2+[.I189]^2)" office:value-type="float" office:value="0.71330659316268" calcext:value-type="float">
            <text:p>0.713</text:p>
          </table:table-cell>
          <table:table-cell table:formula="of:=2*PI()*[.E189]/[.$K$1]" office:value-type="float" office:value="4.47072800703163" calcext:value-type="float">
            <text:p>4.471</text:p>
          </table:table-cell>
          <table:table-cell table:formula="of:=2*PI()/[.K189]" office:value-type="float" office:value="1.40540540540541" calcext:value-type="float">
            <text:p>1.405</text:p>
          </table:table-cell>
          <table:table-cell/>
        </table:table-row>
        <table:table-row table:style-name="ro1">
          <table:table-cell office:value-type="float" office:value="-273.424319277853" calcext:value-type="float">
            <text:p>-273.424319277853</text:p>
          </table:table-cell>
          <table:table-cell office:value-type="float" office:value="2611.59815387006" calcext:value-type="float">
            <text:p>2611.59815387006</text:p>
          </table:table-cell>
          <table:table-cell table:formula="of:=SQRT([.A190]^2+[.B190]^2)" office:value-type="float" office:value="2625.87238373651" calcext:value-type="float">
            <text:p>2,626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SIN(2*PI()*[.E190]/7)" office:value-type="float" office:value="-0.433883739117539" calcext:value-type="float">
            <text:p>-0.434</text:p>
          </table:table-cell>
          <table:table-cell/>
          <table:table-cell office:value-type="float" office:value="-0.566286077297604" calcext:value-type="float">
            <text:p>-0.566286077297604</text:p>
          </table:table-cell>
          <table:table-cell office:value-type="float" office:value="-0.454805211083137" calcext:value-type="float">
            <text:p>-0.454805211083137</text:p>
          </table:table-cell>
          <table:table-cell table:formula="of:=SQRT([.H190]^2+[.I190]^2)" office:value-type="float" office:value="0.726311022475554" calcext:value-type="float">
            <text:p>0.726</text:p>
          </table:table-cell>
          <table:table-cell table:formula="of:=2*PI()*[.E190]/[.$K$1]" office:value-type="float" office:value="4.49489410436693" calcext:value-type="float">
            <text:p>4.495</text:p>
          </table:table-cell>
          <table:table-cell table:formula="of:=2*PI()/[.K190]" office:value-type="float" office:value="1.39784946236559" calcext:value-type="float">
            <text:p>1.398</text:p>
          </table:table-cell>
          <table:table-cell/>
        </table:table-row>
        <table:table-row table:style-name="ro1">
          <table:table-cell office:value-type="float" office:value="-1884.8134782783" calcext:value-type="float">
            <text:p>-1884.8134782783</text:p>
          </table:table-cell>
          <table:table-cell office:value-type="float" office:value="3010.5503390334" calcext:value-type="float">
            <text:p>3010.5503390334</text:p>
          </table:table-cell>
          <table:table-cell table:formula="of:=SQRT([.A191]^2+[.B191]^2)" office:value-type="float" office:value="3551.89177646978" calcext:value-type="float">
            <text:p>3,55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IN(2*PI()*[.E191]/7)" office:value-type="float" office:value="-0.974927912181824" calcext:value-type="float">
            <text:p>-0.975</text:p>
          </table:table-cell>
          <table:table-cell/>
          <table:table-cell office:value-type="float" office:value="-0.571372806192227" calcext:value-type="float">
            <text:p>-0.571372806192227</text:p>
          </table:table-cell>
          <table:table-cell office:value-type="float" office:value="-0.470359563898039" calcext:value-type="float">
            <text:p>-0.470359563898039</text:p>
          </table:table-cell>
          <table:table-cell table:formula="of:=SQRT([.H191]^2+[.I191]^2)" office:value-type="float" office:value="0.740070944576487" calcext:value-type="float">
            <text:p>0.740</text:p>
          </table:table-cell>
          <table:table-cell table:formula="of:=2*PI()*[.E191]/[.$K$1]" office:value-type="float" office:value="4.51906020170224" calcext:value-type="float">
            <text:p>4.519</text:p>
          </table:table-cell>
          <table:table-cell table:formula="of:=2*PI()/[.K191]" office:value-type="float" office:value="1.3903743315508" calcext:value-type="float">
            <text:p>1.390</text:p>
          </table:table-cell>
          <table:table-cell/>
        </table:table-row>
        <table:table-row table:style-name="ro1">
          <table:table-cell office:value-type="float" office:value="-1844.31079348668" calcext:value-type="float">
            <text:p>-1844.31079348668</text:p>
          </table:table-cell>
          <table:table-cell office:value-type="float" office:value="1714.78131016174" calcext:value-type="float">
            <text:p>1714.78131016174</text:p>
          </table:table-cell>
          <table:table-cell table:formula="of:=SQRT([.A192]^2+[.B192]^2)" office:value-type="float" office:value="2518.3242929876" calcext:value-type="float">
            <text:p>2,518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SIN(2*PI()*[.E192]/7)" office:value-type="float" office:value="-0.781831482468034" calcext:value-type="float">
            <text:p>-0.782</text:p>
          </table:table-cell>
          <table:table-cell/>
          <table:table-cell office:value-type="float" office:value="-0.576789770348768" calcext:value-type="float">
            <text:p>-0.576789770348768</text:p>
          </table:table-cell>
          <table:table-cell office:value-type="float" office:value="-0.486629257775502" calcext:value-type="float">
            <text:p>-0.486629257775502</text:p>
          </table:table-cell>
          <table:table-cell table:formula="of:=SQRT([.H192]^2+[.I192]^2)" office:value-type="float" office:value="0.754648576293708" calcext:value-type="float">
            <text:p>0.755</text:p>
          </table:table-cell>
          <table:table-cell table:formula="of:=2*PI()*[.E192]/[.$K$1]" office:value-type="float" office:value="4.54322629903755" calcext:value-type="float">
            <text:p>4.543</text:p>
          </table:table-cell>
          <table:table-cell table:formula="of:=2*PI()/[.K192]" office:value-type="float" office:value="1.38297872340426" calcext:value-type="float">
            <text:p>1.383</text:p>
          </table:table-cell>
          <table:table-cell/>
        </table:table-row>
        <table:table-row table:style-name="ro1">
          <table:table-cell office:value-type="float" office:value="-1411.32509302424" calcext:value-type="float">
            <text:p>-1411.32509302424</text:p>
          </table:table-cell>
          <table:table-cell office:value-type="float" office:value="-182.066190956279" calcext:value-type="float">
            <text:p>-182.066190956279</text:p>
          </table:table-cell>
          <table:table-cell table:formula="of:=SQRT([.A193]^2+[.B193]^2)" office:value-type="float" office:value="1423.0202444411" calcext:value-type="float">
            <text:p>1,423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SIN(2*PI()*[.E193]/7)" office:value-type="float" office:value="0.0000000000000147031893574073" calcext:value-type="float">
            <text:p>0.000</text:p>
          </table:table-cell>
          <table:table-cell/>
          <table:table-cell office:value-type="float" office:value="-0.582566543746163" calcext:value-type="float">
            <text:p>-0.582566543746163</text:p>
          </table:table-cell>
          <table:table-cell office:value-type="float" office:value="-0.503677447468622" calcext:value-type="float">
            <text:p>-0.503677447468622</text:p>
          </table:table-cell>
          <table:table-cell table:formula="of:=SQRT([.H193]^2+[.I193]^2)" office:value-type="float" office:value="0.770113465004253" calcext:value-type="float">
            <text:p>0.770</text:p>
          </table:table-cell>
          <table:table-cell table:formula="of:=2*PI()*[.E193]/[.$K$1]" office:value-type="float" office:value="4.56739239637285" calcext:value-type="float">
            <text:p>4.567</text:p>
          </table:table-cell>
          <table:table-cell table:formula="of:=2*PI()/[.K193]" office:value-type="float" office:value="1.37566137566138" calcext:value-type="float">
            <text:p>1.376</text:p>
          </table:table-cell>
          <table:table-cell/>
        </table:table-row>
        <table:table-row table:style-name="ro1">
          <table:table-cell office:value-type="float" office:value="-1432.45154238099" calcext:value-type="float">
            <text:p>-1432.45154238099</text:p>
          </table:table-cell>
          <table:table-cell office:value-type="float" office:value="-987.77866753873" calcext:value-type="float">
            <text:p>-987.77866753873</text:p>
          </table:table-cell>
          <table:table-cell table:formula="of:=SQRT([.A194]^2+[.B194]^2)" office:value-type="float" office:value="1740.00693024892" calcext:value-type="float">
            <text:p>1,74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SIN(2*PI()*[.E194]/7)" office:value-type="float" office:value="0.781831482468035" calcext:value-type="float">
            <text:p>0.782</text:p>
          </table:table-cell>
          <table:table-cell/>
          <table:table-cell office:value-type="float" office:value="-0.588736338654609" calcext:value-type="float">
            <text:p>-0.588736338654609</text:p>
          </table:table-cell>
          <table:table-cell office:value-type="float" office:value="-0.521574882986722" calcext:value-type="float">
            <text:p>-0.521574882986722</text:p>
          </table:table-cell>
          <table:table-cell table:formula="of:=SQRT([.H194]^2+[.I194]^2)" office:value-type="float" office:value="0.786543600199663" calcext:value-type="float">
            <text:p>0.787</text:p>
          </table:table-cell>
          <table:table-cell table:formula="of:=2*PI()*[.E194]/[.$K$1]" office:value-type="float" office:value="4.59155849370816" calcext:value-type="float">
            <text:p>4.592</text:p>
          </table:table-cell>
          <table:table-cell table:formula="of:=2*PI()/[.K194]" office:value-type="float" office:value="1.36842105263158" calcext:value-type="float">
            <text:p>1.368</text:p>
          </table:table-cell>
          <table:table-cell/>
        </table:table-row>
        <table:table-row table:style-name="ro1">
          <table:table-cell office:value-type="float" office:value="-1960.57503870096" calcext:value-type="float">
            <text:p>-1960.57503870096</text:p>
          </table:table-cell>
          <table:table-cell office:value-type="float" office:value="-1033.92624820718" calcext:value-type="float">
            <text:p>-1033.92624820718</text:p>
          </table:table-cell>
          <table:table-cell table:formula="of:=SQRT([.A195]^2+[.B195]^2)" office:value-type="float" office:value="2216.49677850185" calcext:value-type="float">
            <text:p>2,216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SIN(2*PI()*[.E195]/7)" office:value-type="float" office:value="0.974927912181824" calcext:value-type="float">
            <text:p>0.975</text:p>
          </table:table-cell>
          <table:table-cell/>
          <table:table-cell office:value-type="float" office:value="-0.59533657758974" calcext:value-type="float">
            <text:p>-0.59533657758974</text:p>
          </table:table-cell>
          <table:table-cell office:value-type="float" office:value="-0.5404010999563" calcext:value-type="float">
            <text:p>-0.5404010999563</text:p>
          </table:table-cell>
          <table:table-cell table:formula="of:=SQRT([.H195]^2+[.I195]^2)" office:value-type="float" office:value="0.804026734288259" calcext:value-type="float">
            <text:p>0.804</text:p>
          </table:table-cell>
          <table:table-cell table:formula="of:=2*PI()*[.E195]/[.$K$1]" office:value-type="float" office:value="4.61572459104347" calcext:value-type="float">
            <text:p>4.616</text:p>
          </table:table-cell>
          <table:table-cell table:formula="of:=2*PI()/[.K195]" office:value-type="float" office:value="1.36125654450262" calcext:value-type="float">
            <text:p>1.361</text:p>
          </table:table-cell>
          <table:table-cell/>
        </table:table-row>
        <table:table-row table:style-name="ro1">
          <table:table-cell office:value-type="float" office:value="-2165.05202526017" calcext:value-type="float">
            <text:p>-2165.05202526017</text:p>
          </table:table-cell>
          <table:table-cell office:value-type="float" office:value="-1070.49089617252" calcext:value-type="float">
            <text:p>-1070.49089617252</text:p>
          </table:table-cell>
          <table:table-cell table:formula="of:=SQRT([.A196]^2+[.B196]^2)" office:value-type="float" office:value="2415.24347237942" calcext:value-type="float">
            <text:p>2,415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SIN(2*PI()*[.E196]/7)" office:value-type="float" office:value="0.433883739117564" calcext:value-type="float">
            <text:p>0.434</text:p>
          </table:table-cell>
          <table:table-cell/>
          <table:table-cell office:value-type="float" office:value="-0.602409576573654" calcext:value-type="float">
            <text:p>-0.602409576573654</text:p>
          </table:table-cell>
          <table:table-cell office:value-type="float" office:value="-0.560245841239936" calcext:value-type="float">
            <text:p>-0.560245841239936</text:p>
          </table:table-cell>
          <table:table-cell table:formula="of:=SQRT([.H196]^2+[.I196]^2)" office:value-type="float" office:value="0.822661960087066" calcext:value-type="float">
            <text:p>0.823</text:p>
          </table:table-cell>
          <table:table-cell table:formula="of:=2*PI()*[.E196]/[.$K$1]" office:value-type="float" office:value="4.63989068837877" calcext:value-type="float">
            <text:p>4.640</text:p>
          </table:table-cell>
          <table:table-cell table:formula="of:=2*PI()/[.K196]" office:value-type="float" office:value="1.35416666666667" calcext:value-type="float">
            <text:p>1.354</text:p>
          </table:table-cell>
          <table:table-cell/>
        </table:table-row>
        <table:table-row table:style-name="ro1">
          <table:table-cell office:value-type="float" office:value="-1527.57176218516" calcext:value-type="float">
            <text:p>-1527.57176218516</text:p>
          </table:table-cell>
          <table:table-cell office:value-type="float" office:value="-1021.17250033135" calcext:value-type="float">
            <text:p>-1021.17250033135</text:p>
          </table:table-cell>
          <table:table-cell table:formula="of:=SQRT([.A197]^2+[.B197]^2)" office:value-type="float" office:value="1837.4625884786" calcext:value-type="float">
            <text:p>1,837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SIN(2*PI()*[.E197]/7)" office:value-type="float" office:value="-0.433883739117546" calcext:value-type="float">
            <text:p>-0.434</text:p>
          </table:table-cell>
          <table:table-cell/>
          <table:table-cell office:value-type="float" office:value="-0.610003365804703" calcext:value-type="float">
            <text:p>-0.610003365804703</text:p>
          </table:table-cell>
          <table:table-cell office:value-type="float" office:value="-0.581210764015841" calcext:value-type="float">
            <text:p>-0.581210764015841</text:p>
          </table:table-cell>
          <table:table-cell table:formula="of:=SQRT([.H197]^2+[.I197]^2)" office:value-type="float" office:value="0.842561605166615" calcext:value-type="float">
            <text:p>0.843</text:p>
          </table:table-cell>
          <table:table-cell table:formula="of:=2*PI()*[.E197]/[.$K$1]" office:value-type="float" office:value="4.66405678571408" calcext:value-type="float">
            <text:p>4.664</text:p>
          </table:table-cell>
          <table:table-cell table:formula="of:=2*PI()/[.K197]" office:value-type="float" office:value="1.34715025906736" calcext:value-type="float">
            <text:p>1.347</text:p>
          </table:table-cell>
          <table:table-cell/>
        </table:table-row>
        <table:table-row table:style-name="ro1">
          <table:table-cell office:value-type="float" office:value="-515.146983358552" calcext:value-type="float">
            <text:p>-515.146983358552</text:p>
          </table:table-cell>
          <table:table-cell office:value-type="float" office:value="-934.193388407572" calcext:value-type="float">
            <text:p>-934.193388407572</text:p>
          </table:table-cell>
          <table:table-cell table:formula="of:=SQRT([.A198]^2+[.B198]^2)" office:value-type="float" office:value="1066.8147455898" calcext:value-type="float">
            <text:p>1,067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SIN(2*PI()*[.E198]/7)" office:value-type="float" office:value="-0.974927912181819" calcext:value-type="float">
            <text:p>-0.975</text:p>
          </table:table-cell>
          <table:table-cell/>
          <table:table-cell office:value-type="float" office:value="-0.618172681072829" calcext:value-type="float">
            <text:p>-0.618172681072829</text:p>
          </table:table-cell>
          <table:table-cell office:value-type="float" office:value="-0.603411501557708" calcext:value-type="float">
            <text:p>-0.603411501557708</text:p>
          </table:table-cell>
          <table:table-cell table:formula="of:=SQRT([.H198]^2+[.I198]^2)" office:value-type="float" office:value="0.863853519896109" calcext:value-type="float">
            <text:p>0.864</text:p>
          </table:table-cell>
          <table:table-cell table:formula="of:=2*PI()*[.E198]/[.$K$1]" office:value-type="float" office:value="4.68822288304938" calcext:value-type="float">
            <text:p>4.688</text:p>
          </table:table-cell>
          <table:table-cell table:formula="of:=2*PI()/[.K198]" office:value-type="float" office:value="1.34020618556701" calcext:value-type="float">
            <text:p>1.340</text:p>
          </table:table-cell>
          <table:table-cell/>
        </table:table-row>
        <table:table-row table:style-name="ro1">
          <table:table-cell office:value-type="float" office:value="71.9999999999839" calcext:value-type="float">
            <text:p>71.9999999999839</text:p>
          </table:table-cell>
          <table:table-cell office:value-type="float" office:value="-516.999999999974" calcext:value-type="float">
            <text:p>-516.999999999974</text:p>
          </table:table-cell>
          <table:table-cell table:formula="of:=SQRT([.A199]^2+[.B199]^2)" office:value-type="float" office:value="521.989463495165" calcext:value-type="float">
            <text:p>522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SIN(2*PI()*[.E199]/7)" office:value-type="float" office:value="-0.781831482468047" calcext:value-type="float">
            <text:p>-0.782</text:p>
          </table:table-cell>
          <table:table-cell/>
          <table:table-cell office:value-type="float" office:value="-0.626980168831343" calcext:value-type="float">
            <text:p>-0.626980168831343</text:p>
          </table:table-cell>
          <table:table-cell office:value-type="float" office:value="-0.626980168831274" calcext:value-type="float">
            <text:p>-0.626980168831274</text:p>
          </table:table-cell>
          <table:table-cell table:formula="of:=SQRT([.H199]^2+[.I199]^2)" office:value-type="float" office:value="0.886683858100209" calcext:value-type="float">
            <text:p>0.887</text:p>
          </table:table-cell>
          <table:table-cell table:formula="of:=2*PI()*[.E199]/[.$K$1]" office:value-type="float" office:value="4.71238898038469" calcext:value-type="float">
            <text:p>4.712</text:p>
          </table:table-cell>
          <table:table-cell table:formula="of:=2*PI()/[.K199]" office:value-type="float" office:value="1.33333333333333" calcext:value-type="float">
            <text:p>1.333</text:p>
          </table:table-cell>
          <table:table-cell/>
        </table:table-row>
        <table:table-row table:style-name="ro1">
          <table:table-cell office:value-type="float" office:value="-116.055813042275" calcext:value-type="float">
            <text:p>-116.055813042275</text:p>
          </table:table-cell>
          <table:table-cell office:value-type="float" office:value="-305.707261989448" calcext:value-type="float">
            <text:p>-305.707261989448</text:p>
          </table:table-cell>
          <table:table-cell table:formula="of:=SQRT([.A200]^2+[.B200]^2)" office:value-type="float" office:value="326.995232035558" calcext:value-type="float">
            <text:p>327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IN(2*PI()*[.E200]/7)" office:value-type="float" office:value="-6.85802207522518E-015" calcext:value-type="float">
            <text:p>0.000</text:p>
          </table:table-cell>
          <table:table-cell/>
          <table:table-cell office:value-type="float" office:value="-0.636497860619927" calcext:value-type="float">
            <text:p>-0.636497860619927</text:p>
          </table:table-cell>
          <table:table-cell office:value-type="float" office:value="-0.65206842756691" calcext:value-type="float">
            <text:p>-0.65206842756691</text:p>
          </table:table-cell>
          <table:table-cell table:formula="of:=SQRT([.H200]^2+[.I200]^2)" office:value-type="float" office:value="0.911220478700587" calcext:value-type="float">
            <text:p>0.911</text:p>
          </table:table-cell>
          <table:table-cell table:formula="of:=2*PI()*[.E200]/[.$K$1]" office:value-type="float" office:value="4.73655507772" calcext:value-type="float">
            <text:p>4.737</text:p>
          </table:table-cell>
          <table:table-cell table:formula="of:=2*PI()/[.K200]" office:value-type="float" office:value="1.3265306122449" calcext:value-type="float">
            <text:p>1.327</text:p>
          </table:table-cell>
          <table:table-cell/>
        </table:table-row>
        <table:table-row table:style-name="ro1">
          <table:table-cell office:value-type="float" office:value="-769.170455324254" calcext:value-type="float">
            <text:p>-769.170455324254</text:p>
          </table:table-cell>
          <table:table-cell office:value-type="float" office:value="118.0712287563" calcext:value-type="float">
            <text:p>118.0712287563</text:p>
          </table:table-cell>
          <table:table-cell table:formula="of:=SQRT([.A201]^2+[.B201]^2)" office:value-type="float" office:value="778.179930609716" calcext:value-type="float">
            <text:p>778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SIN(2*PI()*[.E201]/7)" office:value-type="float" office:value="0.781831482468021" calcext:value-type="float">
            <text:p>0.782</text:p>
          </table:table-cell>
          <table:table-cell/>
          <table:table-cell office:value-type="float" office:value="-0.646808989763661" calcext:value-type="float">
            <text:p>-0.646808989763661</text:p>
          </table:table-cell>
          <table:table-cell office:value-type="float" office:value="-0.678851262255701" calcext:value-type="float">
            <text:p>-0.678851262255701</text:p>
          </table:table-cell>
          <table:table-cell table:formula="of:=SQRT([.H201]^2+[.I201]^2)" office:value-type="float" office:value="0.937657136433807" calcext:value-type="float">
            <text:p>0.938</text:p>
          </table:table-cell>
          <table:table-cell table:formula="of:=2*PI()*[.E201]/[.$K$1]" office:value-type="float" office:value="4.7607211750553" calcext:value-type="float">
            <text:p>4.761</text:p>
          </table:table-cell>
          <table:table-cell table:formula="of:=2*PI()/[.K201]" office:value-type="float" office:value="1.31979695431472" calcext:value-type="float">
            <text:p>1.320</text:p>
          </table:table-cell>
          <table:table-cell/>
        </table:table-row>
        <table:table-row table:style-name="ro1">
          <table:table-cell office:value-type="float" office:value="-1573.4455945523" calcext:value-type="float">
            <text:p>-1573.4455945523</text:p>
          </table:table-cell>
          <table:table-cell office:value-type="float" office:value="-588.430134744607" calcext:value-type="float">
            <text:p>-588.430134744607</text:p>
          </table:table-cell>
          <table:table-cell table:formula="of:=SQRT([.A202]^2+[.B202]^2)" office:value-type="float" office:value="1679.87531159059" calcext:value-type="float">
            <text:p>1,68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SIN(2*PI()*[.E202]/7)" office:value-type="float" office:value="0.974927912181822" calcext:value-type="float">
            <text:p>0.975</text:p>
          </table:table-cell>
          <table:table-cell/>
          <table:table-cell office:value-type="float" office:value="-0.658010246746525" calcext:value-type="float">
            <text:p>-0.658010246746525</text:p>
          </table:table-cell>
          <table:table-cell office:value-type="float" office:value="-0.707531667252467" calcext:value-type="float">
            <text:p>-0.707531667252467</text:p>
          </table:table-cell>
          <table:table-cell table:formula="of:=SQRT([.H202]^2+[.I202]^2)" office:value-type="float" office:value="0.96621868383326" calcext:value-type="float">
            <text:p>0.966</text:p>
          </table:table-cell>
          <table:table-cell table:formula="of:=2*PI()*[.E202]/[.$K$1]" office:value-type="float" office:value="4.78488727239061" calcext:value-type="float">
            <text:p>4.785</text:p>
          </table:table-cell>
          <table:table-cell table:formula="of:=2*PI()/[.K202]" office:value-type="float" office:value="1.31313131313131" calcext:value-type="float">
            <text:p>1.313</text:p>
          </table:table-cell>
          <table:table-cell/>
        </table:table-row>
        <table:table-row table:style-name="ro1">
          <table:table-cell office:value-type="float" office:value="-1078.74111506797" calcext:value-type="float">
            <text:p>-1078.74111506797</text:p>
          </table:table-cell>
          <table:table-cell office:value-type="float" office:value="-2120.67761857884" calcext:value-type="float">
            <text:p>-2120.67761857884</text:p>
          </table:table-cell>
          <table:table-cell table:formula="of:=SQRT([.A203]^2+[.B203]^2)" office:value-type="float" office:value="2379.27635117892" calcext:value-type="float">
            <text:p>2,379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SIN(2*PI()*[.E203]/7)" office:value-type="float" office:value="0.433883739117558" calcext:value-type="float">
            <text:p>0.434</text:p>
          </table:table-cell>
          <table:table-cell/>
          <table:table-cell office:value-type="float" office:value="-0.670214601980543" calcext:value-type="float">
            <text:p>-0.670214601980543</text:p>
          </table:table-cell>
          <table:table-cell office:value-type="float" office:value="-0.73834651229588" calcext:value-type="float">
            <text:p>-0.73834651229588</text:p>
          </table:table-cell>
          <table:table-cell table:formula="of:=SQRT([.H203]^2+[.I203]^2)" office:value-type="float" office:value="0.997167581165487" calcext:value-type="float">
            <text:p>0.997</text:p>
          </table:table-cell>
          <table:table-cell table:formula="of:=2*PI()*[.E203]/[.$K$1]" office:value-type="float" office:value="4.80905336972591" calcext:value-type="float">
            <text:p>4.809</text:p>
          </table:table-cell>
          <table:table-cell table:formula="of:=2*PI()/[.K203]" office:value-type="float" office:value="1.30653266331658" calcext:value-type="float">
            <text:p>1.307</text:p>
          </table:table-cell>
          <table:table-cell/>
        </table:table-row>
        <table:table-row table:style-name="ro1">
          <table:table-cell office:value-type="float" office:value="169.82207846705" calcext:value-type="float">
            <text:p>169.82207846705</text:p>
          </table:table-cell>
          <table:table-cell office:value-type="float" office:value="-2418.911869045" calcext:value-type="float">
            <text:p>-2418.911869045</text:p>
          </table:table-cell>
          <table:table-cell table:formula="of:=SQRT([.A204]^2+[.B204]^2)" office:value-type="float" office:value="2424.86580423363" calcext:value-type="float">
            <text:p>2,42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SIN(2*PI()*[.E204]/7)" office:value-type="float" office:value="-0.433883739117552" calcext:value-type="float">
            <text:p>-0.434</text:p>
          </table:table-cell>
          <table:table-cell/>
          <table:table-cell office:value-type="float" office:value="-0.683554869746366" calcext:value-type="float">
            <text:p>-0.683554869746366</text:p>
          </table:table-cell>
          <table:table-cell office:value-type="float" office:value="-0.771573947310462" calcext:value-type="float">
            <text:p>-0.771573947310462</text:p>
          </table:table-cell>
          <table:table-cell table:formula="of:=SQRT([.H204]^2+[.I204]^2)" office:value-type="float" office:value="1.03081211485033" calcext:value-type="float">
            <text:p>1.031</text:p>
          </table:table-cell>
          <table:table-cell table:formula="of:=2*PI()*[.E204]/[.$K$1]" office:value-type="float" office:value="4.83321946706122" calcext:value-type="float">
            <text:p>4.833</text:p>
          </table:table-cell>
          <table:table-cell table:formula="of:=2*PI()/[.K204]" office:value-type="float" office:value="1.3" calcext:value-type="float">
            <text:p>1.300</text:p>
          </table:table-cell>
          <table:table-cell/>
        </table:table-row>
        <table:table-row table:style-name="ro1">
          <table:table-cell office:value-type="float" office:value="784.414899885112" calcext:value-type="float">
            <text:p>784.414899885112</text:p>
          </table:table-cell>
          <table:table-cell office:value-type="float" office:value="-1611.99336204456" calcext:value-type="float">
            <text:p>-1611.99336204456</text:p>
          </table:table-cell>
          <table:table-cell table:formula="of:=SQRT([.A205]^2+[.B205]^2)" office:value-type="float" office:value="1792.71563122473" calcext:value-type="float">
            <text:p>1,793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SIN(2*PI()*[.E205]/7)" office:value-type="float" office:value="-0.974927912181821" calcext:value-type="float">
            <text:p>-0.975</text:p>
          </table:table-cell>
          <table:table-cell/>
          <table:table-cell office:value-type="float" office:value="-0.698188250692604" calcext:value-type="float">
            <text:p>-0.698188250692604</text:p>
          </table:table-cell>
          <table:table-cell office:value-type="float" office:value="-0.807542839438812" calcext:value-type="float">
            <text:p>-0.807542839438812</text:p>
          </table:table-cell>
          <table:table-cell table:formula="of:=SQRT([.H205]^2+[.I205]^2)" office:value-type="float" office:value="1.06751687149857" calcext:value-type="float">
            <text:p>1.068</text:p>
          </table:table-cell>
          <table:table-cell table:formula="of:=2*PI()*[.E205]/[.$K$1]" office:value-type="float" office:value="4.85738556439653" calcext:value-type="float">
            <text:p>4.857</text:p>
          </table:table-cell>
          <table:table-cell table:formula="of:=2*PI()/[.K205]" office:value-type="float" office:value="1.29353233830846" calcext:value-type="float">
            <text:p>1.294</text:p>
          </table:table-cell>
          <table:table-cell/>
        </table:table-row>
        <table:table-row table:style-name="ro1">
          <table:table-cell office:value-type="float" office:value="347.51130546562" calcext:value-type="float">
            <text:p>347.51130546562</text:p>
          </table:table-cell>
          <table:table-cell office:value-type="float" office:value="-552.148382194622" calcext:value-type="float">
            <text:p>-552.148382194622</text:p>
          </table:table-cell>
          <table:table-cell table:formula="of:=SQRT([.A206]^2+[.B206]^2)" office:value-type="float" office:value="652.404738936312" calcext:value-type="float">
            <text:p>652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SIN(2*PI()*[.E206]/7)" office:value-type="float" office:value="-0.781831482468025" calcext:value-type="float">
            <text:p>-0.782</text:p>
          </table:table-cell>
          <table:table-cell/>
          <table:table-cell office:value-type="float" office:value="-0.714302181320458" calcext:value-type="float">
            <text:p>-0.714302181320458</text:p>
          </table:table-cell>
          <table:table-cell office:value-type="float" office:value="-0.846644924324616" calcext:value-type="float">
            <text:p>-0.846644924324616</text:p>
          </table:table-cell>
          <table:table-cell table:formula="of:=SQRT([.H206]^2+[.I206]^2)" office:value-type="float" office:value="1.10771622454661" calcext:value-type="float">
            <text:p>1.108</text:p>
          </table:table-cell>
          <table:table-cell table:formula="of:=2*PI()*[.E206]/[.$K$1]" office:value-type="float" office:value="4.88155166173183" calcext:value-type="float">
            <text:p>4.882</text:p>
          </table:table-cell>
          <table:table-cell table:formula="of:=2*PI()/[.K206]" office:value-type="float" office:value="1.28712871287129" calcext:value-type="float">
            <text:p>1.287</text:p>
          </table:table-cell>
          <table:table-cell/>
        </table:table-row>
        <table:table-row table:style-name="ro1">
          <table:table-cell office:value-type="float" office:value="-102.947932642743" calcext:value-type="float">
            <text:p>-102.947932642743</text:p>
          </table:table-cell>
          <table:table-cell office:value-type="float" office:value="344.238043951698" calcext:value-type="float">
            <text:p>344.238043951698</text:p>
          </table:table-cell>
          <table:table-cell table:formula="of:=SQRT([.A207]^2+[.B207]^2)" office:value-type="float" office:value="359.302251230222" calcext:value-type="float">
            <text:p>359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SIN(2*PI()*[.E207]/7)" office:value-type="float" office:value="2.47592254635343E-018" calcext:value-type="float">
            <text:p>0.000</text:p>
          </table:table-cell>
          <table:table-cell/>
          <table:table-cell office:value-type="float" office:value="-0.732121951212385" calcext:value-type="float">
            <text:p>-0.732121951212385</text:p>
          </table:table-cell>
          <table:table-cell office:value-type="float" office:value="-0.889350628426993" calcext:value-type="float">
            <text:p>-0.889350628426993</text:p>
          </table:table-cell>
          <table:table-cell table:formula="of:=SQRT([.H207]^2+[.I207]^2)" office:value-type="float" office:value="1.15193189543936" calcext:value-type="float">
            <text:p>1.152</text:p>
          </table:table-cell>
          <table:table-cell table:formula="of:=2*PI()*[.E207]/[.$K$1]" office:value-type="float" office:value="4.90571775906714" calcext:value-type="float">
            <text:p>4.906</text:p>
          </table:table-cell>
          <table:table-cell table:formula="of:=2*PI()/[.K207]" office:value-type="float" office:value="1.2807881773399" calcext:value-type="float">
            <text:p>1.281</text:p>
          </table:table-cell>
          <table:table-cell/>
        </table:table-row>
        <table:table-row table:style-name="ro1">
          <table:table-cell office:value-type="float" office:value="136.002526077498" calcext:value-type="float">
            <text:p>136.002526077498</text:p>
          </table:table-cell>
          <table:table-cell office:value-type="float" office:value="230.948377125411" calcext:value-type="float">
            <text:p>230.948377125411</text:p>
          </table:table-cell>
          <table:table-cell table:formula="of:=SQRT([.A208]^2+[.B208]^2)" office:value-type="float" office:value="268.01835757336" calcext:value-type="float">
            <text:p>268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SIN(2*PI()*[.E208]/7)" office:value-type="float" office:value="0.781831482468025" calcext:value-type="float">
            <text:p>0.782</text:p>
          </table:table-cell>
          <table:table-cell/>
          <table:table-cell office:value-type="float" office:value="-0.751920744232943" calcext:value-type="float">
            <text:p>-0.751920744232943</text:p>
          </table:table-cell>
          <table:table-cell office:value-type="float" office:value="-0.936229925062603" calcext:value-type="float">
            <text:p>-0.936229925062603</text:p>
          </table:table-cell>
          <table:table-cell table:formula="of:=SQRT([.H208]^2+[.I208]^2)" office:value-type="float" office:value="1.20079610183851" calcext:value-type="float">
            <text:p>1.201</text:p>
          </table:table-cell>
          <table:table-cell table:formula="of:=2*PI()*[.E208]/[.$K$1]" office:value-type="float" office:value="4.92988385640244" calcext:value-type="float">
            <text:p>4.930</text:p>
          </table:table-cell>
          <table:table-cell table:formula="of:=2*PI()/[.K208]" office:value-type="float" office:value="1.27450980392157" calcext:value-type="float">
            <text:p>1.275</text:p>
          </table:table-cell>
          <table:table-cell/>
        </table:table-row>
        <table:table-row table:style-name="ro1">
          <table:table-cell office:value-type="float" office:value="510.659216169746" calcext:value-type="float">
            <text:p>510.659216169746</text:p>
          </table:table-cell>
          <table:table-cell office:value-type="float" office:value="-30.2334677657269" calcext:value-type="float">
            <text:p>-30.2334677657269</text:p>
          </table:table-cell>
          <table:table-cell table:formula="of:=SQRT([.A209]^2+[.B209]^2)" office:value-type="float" office:value="511.553416206206" calcext:value-type="float">
            <text:p>512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SIN(2*PI()*[.E209]/7)" office:value-type="float" office:value="0.974927912181827" calcext:value-type="float">
            <text:p>0.975</text:p>
          </table:table-cell>
          <table:table-cell/>
          <table:table-cell office:value-type="float" office:value="-0.774033053916892" calcext:value-type="float">
            <text:p>-0.774033053916892</text:p>
          </table:table-cell>
          <table:table-cell office:value-type="float" office:value="-0.987980197349702" calcext:value-type="float">
            <text:p>-0.987980197349702</text:p>
          </table:table-cell>
          <table:table-cell table:formula="of:=SQRT([.H209]^2+[.I209]^2)" office:value-type="float" office:value="1.25508248291141" calcext:value-type="float">
            <text:p>1.255</text:p>
          </table:table-cell>
          <table:table-cell table:formula="of:=2*PI()*[.E209]/[.$K$1]" office:value-type="float" office:value="4.95404995373775" calcext:value-type="float">
            <text:p>4.954</text:p>
          </table:table-cell>
          <table:table-cell table:formula="of:=2*PI()/[.K209]" office:value-type="float" office:value="1.26829268292683" calcext:value-type="float">
            <text:p>1.268</text:p>
          </table:table-cell>
          <table:table-cell/>
        </table:table-row>
        <table:table-row table:style-name="ro1">
          <table:table-cell office:value-type="float" office:value="450.563587718146" calcext:value-type="float">
            <text:p>450.563587718146</text:p>
          </table:table-cell>
          <table:table-cell office:value-type="float" office:value="481.787160974592" calcext:value-type="float">
            <text:p>481.787160974592</text:p>
          </table:table-cell>
          <table:table-cell table:formula="of:=SQRT([.A210]^2+[.B210]^2)" office:value-type="float" office:value="659.641125959718" calcext:value-type="float">
            <text:p>66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SIN(2*PI()*[.E210]/7)" office:value-type="float" office:value="0.433883739117577" calcext:value-type="float">
            <text:p>0.434</text:p>
          </table:table-cell>
          <table:table-cell/>
          <table:table-cell office:value-type="float" office:value="-0.798872874221046" calcext:value-type="float">
            <text:p>-0.798872874221046</text:p>
          </table:table-cell>
          <table:table-cell office:value-type="float" office:value="-1.04546401764055" calcext:value-type="float">
            <text:p>-1.04546401764055</text:p>
          </table:table-cell>
          <table:table-cell table:formula="of:=SQRT([.H210]^2+[.I210]^2)" office:value-type="float" office:value="1.31574803110144" calcext:value-type="float">
            <text:p>1.316</text:p>
          </table:table-cell>
          <table:table-cell table:formula="of:=2*PI()*[.E210]/[.$K$1]" office:value-type="float" office:value="4.97821605107306" calcext:value-type="float">
            <text:p>4.978</text:p>
          </table:table-cell>
          <table:table-cell table:formula="of:=2*PI()/[.K210]" office:value-type="float" office:value="1.2621359223301" calcext:value-type="float">
            <text:p>1.262</text:p>
          </table:table-cell>
          <table:table-cell/>
        </table:table-row>
        <table:table-row table:style-name="ro1">
          <table:table-cell office:value-type="float" office:value="-336.752500899908" calcext:value-type="float">
            <text:p>-336.752500899908</text:p>
          </table:table-cell>
          <table:table-cell office:value-type="float" office:value="553.389517562977" calcext:value-type="float">
            <text:p>553.389517562977</text:p>
          </table:table-cell>
          <table:table-cell table:formula="of:=SQRT([.A211]^2+[.B211]^2)" office:value-type="float" office:value="647.797966198511" calcext:value-type="float">
            <text:p>648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SIN(2*PI()*[.E211]/7)" office:value-type="float" office:value="-0.433883739117532" calcext:value-type="float">
            <text:p>-0.434</text:p>
          </table:table-cell>
          <table:table-cell/>
          <table:table-cell office:value-type="float" office:value="-0.826958773711728" calcext:value-type="float">
            <text:p>-0.826958773711728</text:p>
          </table:table-cell>
          <table:table-cell office:value-type="float" office:value="-1.10976122093539" calcext:value-type="float">
            <text:p>-1.10976122093539</text:p>
          </table:table-cell>
          <table:table-cell table:formula="of:=SQRT([.H211]^2+[.I211]^2)" office:value-type="float" office:value="1.38399088902738" calcext:value-type="float">
            <text:p>1.384</text:p>
          </table:table-cell>
          <table:table-cell table:formula="of:=2*PI()*[.E211]/[.$K$1]" office:value-type="float" office:value="5.00238214840836" calcext:value-type="float">
            <text:p>5.002</text:p>
          </table:table-cell>
          <table:table-cell table:formula="of:=2*PI()/[.K211]" office:value-type="float" office:value="1.256038647343" calcext:value-type="float">
            <text:p>1.256</text:p>
          </table:table-cell>
          <table:table-cell/>
        </table:table-row>
        <table:table-row table:style-name="ro1">
          <table:table-cell office:value-type="float" office:value="-1265.72601798013" calcext:value-type="float">
            <text:p>-1265.72601798013</text:p>
          </table:table-cell>
          <table:table-cell office:value-type="float" office:value="-588.49971401204" calcext:value-type="float">
            <text:p>-588.49971401204</text:p>
          </table:table-cell>
          <table:table-cell table:formula="of:=SQRT([.A212]^2+[.B212]^2)" office:value-type="float" office:value="1395.84894096176" calcext:value-type="float">
            <text:p>1,396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SIN(2*PI()*[.E212]/7)" office:value-type="float" office:value="-0.974927912181828" calcext:value-type="float">
            <text:p>-0.975</text:p>
          </table:table-cell>
          <table:table-cell/>
          <table:table-cell office:value-type="float" office:value="-0.858949096379167" calcext:value-type="float">
            <text:p>-0.858949096379167</text:p>
          </table:table-cell>
          <table:table-cell office:value-type="float" office:value="-1.18224200686143" calcext:value-type="float">
            <text:p>-1.18224200686143</text:p>
          </table:table-cell>
          <table:table-cell table:formula="of:=SQRT([.H212]^2+[.I212]^2)" office:value-type="float" office:value="1.46133148633646" calcext:value-type="float">
            <text:p>1.461</text:p>
          </table:table-cell>
          <table:table-cell table:formula="of:=2*PI()*[.E212]/[.$K$1]" office:value-type="float" office:value="5.02654824574367" calcext:value-type="float">
            <text:p>5.027</text:p>
          </table:table-cell>
          <table:table-cell table:formula="of:=2*PI()/[.K212]" office:value-type="float" office:value="1.25" calcext:value-type="float">
            <text:p>1.250</text:p>
          </table:table-cell>
          <table:table-cell/>
        </table:table-row>
        <table:table-row table:style-name="ro1">
          <table:table-cell office:value-type="float" office:value="-1510.45854990348" calcext:value-type="float">
            <text:p>-1510.45854990348</text:p>
          </table:table-cell>
          <table:table-cell office:value-type="float" office:value="-1484.23528548901" calcext:value-type="float">
            <text:p>-1484.23528548901</text:p>
          </table:table-cell>
          <table:table-cell table:formula="of:=SQRT([.A213]^2+[.B213]^2)" office:value-type="float" office:value="2117.64950208177" calcext:value-type="float">
            <text:p>2,118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SIN(2*PI()*[.E213]/7)" office:value-type="float" office:value="-0.781831482468021" calcext:value-type="float">
            <text:p>-0.782</text:p>
          </table:table-cell>
          <table:table-cell/>
          <table:table-cell office:value-type="float" office:value="-0.895692404636765" calcext:value-type="float">
            <text:p>-0.895692404636765</text:p>
          </table:table-cell>
          <table:table-cell office:value-type="float" office:value="-1.26467169281337" calcext:value-type="float">
            <text:p>-1.26467169281337</text:p>
          </table:table-cell>
          <table:table-cell table:formula="of:=SQRT([.H213]^2+[.I213]^2)" office:value-type="float" office:value="1.54972880670375" calcext:value-type="float">
            <text:p>1.550</text:p>
          </table:table-cell>
          <table:table-cell table:formula="of:=2*PI()*[.E213]/[.$K$1]" office:value-type="float" office:value="5.05071434307898" calcext:value-type="float">
            <text:p>5.051</text:p>
          </table:table-cell>
          <table:table-cell table:formula="of:=2*PI()/[.K213]" office:value-type="float" office:value="1.24401913875598" calcext:value-type="float">
            <text:p>1.244</text:p>
          </table:table-cell>
          <table:table-cell/>
        </table:table-row>
        <table:table-row table:style-name="ro1">
          <table:table-cell office:value-type="float" office:value="-815.979437672564" calcext:value-type="float">
            <text:p>-815.979437672564</text:p>
          </table:table-cell>
          <table:table-cell office:value-type="float" office:value="-1148.43102830763" calcext:value-type="float">
            <text:p>-1148.43102830763</text:p>
          </table:table-cell>
          <table:table-cell table:formula="of:=SQRT([.A214]^2+[.B214]^2)" office:value-type="float" office:value="1408.79958456984" calcext:value-type="float">
            <text:p>1,409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SIN(2*PI()*[.E214]/7)" office:value-type="float" office:value="6.86297392031788E-015" calcext:value-type="float">
            <text:p>0.000</text:p>
          </table:table-cell>
          <table:table-cell/>
          <table:table-cell office:value-type="float" office:value="-0.938301463073829" calcext:value-type="float">
            <text:p>-0.938301463073829</text:p>
          </table:table-cell>
          <table:table-cell office:value-type="float" office:value="-1.35936435045116" calcext:value-type="float">
            <text:p>-1.35936435045116</text:p>
          </table:table-cell>
          <table:table-cell table:formula="of:=SQRT([.H214]^2+[.I214]^2)" office:value-type="float" office:value="1.65175091127082" calcext:value-type="float">
            <text:p>1.652</text:p>
          </table:table-cell>
          <table:table-cell table:formula="of:=2*PI()*[.E214]/[.$K$1]" office:value-type="float" office:value="5.07488044041428" calcext:value-type="float">
            <text:p>5.075</text:p>
          </table:table-cell>
          <table:table-cell table:formula="of:=2*PI()/[.K214]" office:value-type="float" office:value="1.23809523809524" calcext:value-type="float">
            <text:p>1.238</text:p>
          </table:table-cell>
          <table:table-cell/>
        </table:table-row>
        <table:table-row table:style-name="ro1">
          <table:table-cell office:value-type="float" office:value="284.189472048998" calcext:value-type="float">
            <text:p>284.189472048998</text:p>
          </table:table-cell>
          <table:table-cell office:value-type="float" office:value="-793.438768733221" calcext:value-type="float">
            <text:p>-793.438768733221</text:p>
          </table:table-cell>
          <table:table-cell table:formula="of:=SQRT([.A215]^2+[.B215]^2)" office:value-type="float" office:value="842.798158370305" calcext:value-type="float">
            <text:p>84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SIN(2*PI()*[.E215]/7)" office:value-type="float" office:value="0.78183148246803" calcext:value-type="float">
            <text:p>0.782</text:p>
          </table:table-cell>
          <table:table-cell/>
          <table:table-cell office:value-type="float" office:value="-0.988264660573538" calcext:value-type="float">
            <text:p>-0.988264660573538</text:p>
          </table:table-cell>
          <table:table-cell office:value-type="float" office:value="-1.46941418427973" calcext:value-type="float">
            <text:p>-1.46941418427973</text:p>
          </table:table-cell>
          <table:table-cell table:formula="of:=SQRT([.H215]^2+[.I215]^2)" office:value-type="float" office:value="1.77083174929212" calcext:value-type="float">
            <text:p>1.771</text:p>
          </table:table-cell>
          <table:table-cell table:formula="of:=2*PI()*[.E215]/[.$K$1]" office:value-type="float" office:value="5.09904653774959" calcext:value-type="float">
            <text:p>5.099</text:p>
          </table:table-cell>
          <table:table-cell table:formula="of:=2*PI()/[.K215]" office:value-type="float" office:value="1.23222748815166" calcext:value-type="float">
            <text:p>1.232</text:p>
          </table:table-cell>
          <table:table-cell/>
        </table:table-row>
        <table:table-row table:style-name="ro1">
          <table:table-cell office:value-type="float" office:value="1341.39543590786" calcext:value-type="float">
            <text:p>1341.39543590786</text:p>
          </table:table-cell>
          <table:table-cell office:value-type="float" office:value="-552.057056506589" calcext:value-type="float">
            <text:p>-552.057056506589</text:p>
          </table:table-cell>
          <table:table-cell table:formula="of:=SQRT([.A216]^2+[.B216]^2)" office:value-type="float" office:value="1450.55462120982" calcext:value-type="float">
            <text:p>1,451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SIN(2*PI()*[.E216]/7)" office:value-type="float" office:value="0.974927912181825" calcext:value-type="float">
            <text:p>0.975</text:p>
          </table:table-cell>
          <table:table-cell/>
          <table:table-cell office:value-type="float" office:value="-1.04761900876233" calcext:value-type="float">
            <text:p>-1.04761900876233</text:p>
          </table:table-cell>
          <table:table-cell office:value-type="float" office:value="-1.59905477535824" calcext:value-type="float">
            <text:p>-1.59905477535824</text:p>
          </table:table-cell>
          <table:table-cell table:formula="of:=SQRT([.H216]^2+[.I216]^2)" office:value-type="float" office:value="1.91166988837408" calcext:value-type="float">
            <text:p>1.912</text:p>
          </table:table-cell>
          <table:table-cell table:formula="of:=2*PI()*[.E216]/[.$K$1]" office:value-type="float" office:value="5.12321263508489" calcext:value-type="float">
            <text:p>5.123</text:p>
          </table:table-cell>
          <table:table-cell table:formula="of:=2*PI()/[.K216]" office:value-type="float" office:value="1.22641509433962" calcext:value-type="float">
            <text:p>1.226</text:p>
          </table:table-cell>
          <table:table-cell/>
        </table:table-row>
        <table:table-row table:style-name="ro1">
          <table:table-cell office:value-type="float" office:value="1261.46934019313" calcext:value-type="float">
            <text:p>1261.46934019313</text:p>
          </table:table-cell>
          <table:table-cell office:value-type="float" office:value="530.758151330736" calcext:value-type="float">
            <text:p>530.758151330736</text:p>
          </table:table-cell>
          <table:table-cell table:formula="of:=SQRT([.A217]^2+[.B217]^2)" office:value-type="float" office:value="1368.57923097324" calcext:value-type="float">
            <text:p>1,36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SIN(2*PI()*[.E217]/7)" office:value-type="float" office:value="0.433883739117571" calcext:value-type="float">
            <text:p>0.434</text:p>
          </table:table-cell>
          <table:table-cell/>
          <table:table-cell office:value-type="float" office:value="-1.1192284449904" calcext:value-type="float">
            <text:p>-1.1192284449904</text:p>
          </table:table-cell>
          <table:table-cell office:value-type="float" office:value="-1.75423699272735" calcext:value-type="float">
            <text:p>-1.75423699272735</text:p>
          </table:table-cell>
          <table:table-cell table:formula="of:=SQRT([.H217]^2+[.I217]^2)" office:value-type="float" office:value="2.08086994757691" calcext:value-type="float">
            <text:p>2.081</text:p>
          </table:table-cell>
          <table:table-cell table:formula="of:=2*PI()*[.E217]/[.$K$1]" office:value-type="float" office:value="5.1473787324202" calcext:value-type="float">
            <text:p>5.147</text:p>
          </table:table-cell>
          <table:table-cell table:formula="of:=2*PI()/[.K217]" office:value-type="float" office:value="1.22065727699531" calcext:value-type="float">
            <text:p>1.221</text:p>
          </table:table-cell>
          <table:table-cell/>
        </table:table-row>
        <table:table-row table:style-name="ro1">
          <table:table-cell office:value-type="float" office:value="102.892089347782" calcext:value-type="float">
            <text:p>102.892089347782</text:p>
          </table:table-cell>
          <table:table-cell office:value-type="float" office:value="1701.4223988443" calcext:value-type="float">
            <text:p>1701.4223988443</text:p>
          </table:table-cell>
          <table:table-cell table:formula="of:=SQRT([.A218]^2+[.B218]^2)" office:value-type="float" office:value="1704.53071586858" calcext:value-type="float">
            <text:p>1,705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SIN(2*PI()*[.E218]/7)" office:value-type="float" office:value="-0.433883739117539" calcext:value-type="float">
            <text:p>-0.434</text:p>
          </table:table-cell>
          <table:table-cell/>
          <table:table-cell office:value-type="float" office:value="-1.20725066449991" calcext:value-type="float">
            <text:p>-1.20725066449991</text:p>
          </table:table-cell>
          <table:table-cell office:value-type="float" office:value="-1.94359839038446" calcext:value-type="float">
            <text:p>-1.94359839038446</text:p>
          </table:table-cell>
          <table:table-cell table:formula="of:=SQRT([.H218]^2+[.I218]^2)" office:value-type="float" office:value="2.28801854669942" calcext:value-type="float">
            <text:p>2.288</text:p>
          </table:table-cell>
          <table:table-cell table:formula="of:=2*PI()*[.E218]/[.$K$1]" office:value-type="float" office:value="5.17154482975551" calcext:value-type="float">
            <text:p>5.172</text:p>
          </table:table-cell>
          <table:table-cell table:formula="of:=2*PI()/[.K218]" office:value-type="float" office:value="1.21495327102804" calcext:value-type="float">
            <text:p>1.215</text:p>
          </table:table-cell>
          <table:table-cell/>
        </table:table-row>
        <table:table-row table:style-name="ro1">
          <table:table-cell office:value-type="float" office:value="-495.255198950639" calcext:value-type="float">
            <text:p>-495.255198950639</text:p>
          </table:table-cell>
          <table:table-cell office:value-type="float" office:value="1739.90877675296" calcext:value-type="float">
            <text:p>1739.90877675296</text:p>
          </table:table-cell>
          <table:table-cell table:formula="of:=SQRT([.A219]^2+[.B219]^2)" office:value-type="float" office:value="1809.0219079684" calcext:value-type="float">
            <text:p>1,809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SIN(2*PI()*[.E219]/7)" office:value-type="float" office:value="-0.974927912181824" calcext:value-type="float">
            <text:p>-0.975</text:p>
          </table:table-cell>
          <table:table-cell/>
          <table:table-cell office:value-type="float" office:value="-1.31796044426807" calcext:value-type="float">
            <text:p>-1.31796044426807</text:p>
          </table:table-cell>
          <table:table-cell office:value-type="float" office:value="-2.18017286757135" calcext:value-type="float">
            <text:p>-2.18017286757135</text:p>
          </table:table-cell>
          <table:table-cell table:formula="of:=SQRT([.H219]^2+[.I219]^2)" office:value-type="float" office:value="2.54758188585756" calcext:value-type="float">
            <text:p>2.548</text:p>
          </table:table-cell>
          <table:table-cell table:formula="of:=2*PI()*[.E219]/[.$K$1]" office:value-type="float" office:value="5.19571092709081" calcext:value-type="float">
            <text:p>5.196</text:p>
          </table:table-cell>
          <table:table-cell table:formula="of:=2*PI()/[.K219]" office:value-type="float" office:value="1.2093023255814" calcext:value-type="float">
            <text:p>1.209</text:p>
          </table:table-cell>
          <table:table-cell/>
        </table:table-row>
        <table:table-row table:style-name="ro1">
          <table:table-cell office:value-type="float" office:value="-1350.38008383834" calcext:value-type="float">
            <text:p>-1350.38008383834</text:p>
          </table:table-cell>
          <table:table-cell office:value-type="float" office:value="1002.4433504891" calcext:value-type="float">
            <text:p>1002.4433504891</text:p>
          </table:table-cell>
          <table:table-cell table:formula="of:=SQRT([.A220]^2+[.B220]^2)" office:value-type="float" office:value="1681.79042742164" calcext:value-type="float">
            <text:p>1,682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SIN(2*PI()*[.E220]/7)" office:value-type="float" office:value="-0.781831482468034" calcext:value-type="float">
            <text:p>-0.782</text:p>
          </table:table-cell>
          <table:table-cell/>
          <table:table-cell office:value-type="float" office:value="-1.46129337728265" calcext:value-type="float">
            <text:p>-1.46129337728265</text:p>
          </table:table-cell>
          <table:table-cell office:value-type="float" office:value="-2.48459627750667" calcext:value-type="float">
            <text:p>-2.48459627750667</text:p>
          </table:table-cell>
          <table:table-cell table:formula="of:=SQRT([.H220]^2+[.I220]^2)" office:value-type="float" office:value="2.88246370257981" calcext:value-type="float">
            <text:p>2.882</text:p>
          </table:table-cell>
          <table:table-cell table:formula="of:=2*PI()*[.E220]/[.$K$1]" office:value-type="float" office:value="5.21987702442612" calcext:value-type="float">
            <text:p>5.220</text:p>
          </table:table-cell>
          <table:table-cell table:formula="of:=2*PI()/[.K220]" office:value-type="float" office:value="1.2037037037037" calcext:value-type="float">
            <text:p>1.204</text:p>
          </table:table-cell>
          <table:table-cell/>
        </table:table-row>
        <table:table-row table:style-name="ro1">
          <table:table-cell office:value-type="float" office:value="-2332.91700601523" calcext:value-type="float">
            <text:p>-2332.91700601523</text:p>
          </table:table-cell>
          <table:table-cell office:value-type="float" office:value="244.225103120875" calcext:value-type="float">
            <text:p>244.225103120875</text:p>
          </table:table-cell>
          <table:table-cell table:formula="of:=SQRT([.A221]^2+[.B221]^2)" office:value-type="float" office:value="2345.66571743492" calcext:value-type="float">
            <text:p>2,346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SIN(2*PI()*[.E221]/7)" office:value-type="float" office:value="-0.0000000000000146982375123146" calcext:value-type="float">
            <text:p>0.000</text:p>
          </table:table-cell>
          <table:table-cell/>
          <table:table-cell office:value-type="float" office:value="-1.65397099576412" calcext:value-type="float">
            <text:p>-1.65397099576412</text:p>
          </table:table-cell>
          <table:table-cell office:value-type="float" office:value="-2.89159582495544" calcext:value-type="float">
            <text:p>-2.89159582495544</text:p>
          </table:table-cell>
          <table:table-cell table:formula="of:=SQRT([.H221]^2+[.I221]^2)" office:value-type="float" office:value="3.3312079595439" calcext:value-type="float">
            <text:p>3.331</text:p>
          </table:table-cell>
          <table:table-cell table:formula="of:=2*PI()*[.E221]/[.$K$1]" office:value-type="float" office:value="5.24404312176142" calcext:value-type="float">
            <text:p>5.244</text:p>
          </table:table-cell>
          <table:table-cell table:formula="of:=2*PI()/[.K221]" office:value-type="float" office:value="1.19815668202765" calcext:value-type="float">
            <text:p>1.198</text:p>
          </table:table-cell>
          <table:table-cell/>
        </table:table-row>
        <table:table-row table:style-name="ro1">
          <table:table-cell office:value-type="float" office:value="-2919.31523239194" calcext:value-type="float">
            <text:p>-2919.31523239194</text:p>
          </table:table-cell>
          <table:table-cell office:value-type="float" office:value="-1213.77137050735" calcext:value-type="float">
            <text:p>-1213.77137050735</text:p>
          </table:table-cell>
          <table:table-cell table:formula="of:=SQRT([.A222]^2+[.B222]^2)" office:value-type="float" office:value="3161.58858264938" calcext:value-type="float">
            <text:p>3,162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SIN(2*PI()*[.E222]/7)" office:value-type="float" office:value="0.781831482468016" calcext:value-type="float">
            <text:p>0.782</text:p>
          </table:table-cell>
          <table:table-cell/>
          <table:table-cell office:value-type="float" office:value="-1.92648634416185" calcext:value-type="float">
            <text:p>-1.92648634416185</text:p>
          </table:table-cell>
          <table:table-cell office:value-type="float" office:value="-3.46449577127582" calcext:value-type="float">
            <text:p>-3.46449577127582</text:p>
          </table:table-cell>
          <table:table-cell table:formula="of:=SQRT([.H222]^2+[.I222]^2)" office:value-type="float" office:value="3.96409896236587" calcext:value-type="float">
            <text:p>3.964</text:p>
          </table:table-cell>
          <table:table-cell table:formula="of:=2*PI()*[.E222]/[.$K$1]" office:value-type="float" office:value="5.26820921909673" calcext:value-type="float">
            <text:p>5.268</text:p>
          </table:table-cell>
          <table:table-cell table:formula="of:=2*PI()/[.K222]" office:value-type="float" office:value="1.19266055045872" calcext:value-type="float">
            <text:p>1.193</text:p>
          </table:table-cell>
          <table:table-cell/>
        </table:table-row>
        <table:table-row table:style-name="ro1">
          <table:table-cell office:value-type="float" office:value="-1620.94680520276" calcext:value-type="float">
            <text:p>-1620.94680520276</text:p>
          </table:table-cell>
          <table:table-cell office:value-type="float" office:value="-2542.70451146366" calcext:value-type="float">
            <text:p>-2542.70451146366</text:p>
          </table:table-cell>
          <table:table-cell table:formula="of:=SQRT([.A223]^2+[.B223]^2)" office:value-type="float" office:value="3015.42945165605" calcext:value-type="float">
            <text:p>3,015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SIN(2*PI()*[.E223]/7)" office:value-type="float" office:value="0.974927912181824" calcext:value-type="float">
            <text:p>0.975</text:p>
          </table:table-cell>
          <table:table-cell/>
          <table:table-cell office:value-type="float" office:value="-2.34095600374805" calcext:value-type="float">
            <text:p>-2.34095600374805</text:p>
          </table:table-cell>
          <table:table-cell office:value-type="float" office:value="-4.33228755970785" calcext:value-type="float">
            <text:p>-4.33228755970785</text:p>
          </table:table-cell>
          <table:table-cell table:formula="of:=SQRT([.H223]^2+[.I223]^2)" office:value-type="float" office:value="4.92430609441406" calcext:value-type="float">
            <text:p>4.924</text:p>
          </table:table-cell>
          <table:table-cell table:formula="of:=2*PI()*[.E223]/[.$K$1]" office:value-type="float" office:value="5.29237531643204" calcext:value-type="float">
            <text:p>5.292</text:p>
          </table:table-cell>
          <table:table-cell table:formula="of:=2*PI()/[.K223]" office:value-type="float" office:value="1.18721461187215" calcext:value-type="float">
            <text:p>1.187</text:p>
          </table:table-cell>
          <table:table-cell/>
        </table:table-row>
        <table:table-row table:style-name="ro1">
          <table:table-cell office:value-type="float" office:value="1539.83299248795" calcext:value-type="float">
            <text:p>1539.83299248795</text:p>
          </table:table-cell>
          <table:table-cell office:value-type="float" office:value="-1776.66140972247" calcext:value-type="float">
            <text:p>-1776.66140972247</text:p>
          </table:table-cell>
          <table:table-cell table:formula="of:=SQRT([.A224]^2+[.B224]^2)" office:value-type="float" office:value="2351.0872824188" calcext:value-type="float">
            <text:p>2,3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SIN(2*PI()*[.E224]/7)" office:value-type="float" office:value="0.433883739117565" calcext:value-type="float">
            <text:p>0.434</text:p>
          </table:table-cell>
          <table:table-cell/>
          <table:table-cell office:value-type="float" office:value="-3.04646137578074" calcext:value-type="float">
            <text:p>-3.04646137578074</text:p>
          </table:table-cell>
          <table:table-cell office:value-type="float" office:value="-5.8045471893335" calcext:value-type="float">
            <text:p>-5.8045471893335</text:p>
          </table:table-cell>
          <table:table-cell table:formula="of:=SQRT([.H224]^2+[.I224]^2)" office:value-type="float" office:value="6.5554324790454" calcext:value-type="float">
            <text:p>6.555</text:p>
          </table:table-cell>
          <table:table-cell table:formula="of:=2*PI()*[.E224]/[.$K$1]" office:value-type="float" office:value="5.31654141376734" calcext:value-type="float">
            <text:p>5.317</text:p>
          </table:table-cell>
          <table:table-cell table:formula="of:=2*PI()/[.K224]" office:value-type="float" office:value="1.18181818181818" calcext:value-type="float">
            <text:p>1.182</text:p>
          </table:table-cell>
          <table:table-cell/>
        </table:table-row>
        <table:table-row table:style-name="ro1">
          <table:table-cell office:value-type="float" office:value="2768.40917651867" calcext:value-type="float">
            <text:p>2768.40917651867</text:p>
          </table:table-cell>
          <table:table-cell office:value-type="float" office:value="-401.083310063482" calcext:value-type="float">
            <text:p>-401.083310063482</text:p>
          </table:table-cell>
          <table:table-cell table:formula="of:=SQRT([.A225]^2+[.B225]^2)" office:value-type="float" office:value="2797.31249420658" calcext:value-type="float">
            <text:p>2,797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SIN(2*PI()*[.E225]/7)" office:value-type="float" office:value="-0.43388373911757" calcext:value-type="float">
            <text:p>-0.434</text:p>
          </table:table-cell>
          <table:table-cell/>
          <table:table-cell office:value-type="float" office:value="-4.51318489114721" calcext:value-type="float">
            <text:p>-4.51318489114721</text:p>
          </table:table-cell>
          <table:table-cell office:value-type="float" office:value="-8.85762408065322" calcext:value-type="float">
            <text:p>-8.85762408065322</text:p>
          </table:table-cell>
          <table:table-cell table:formula="of:=SQRT([.H225]^2+[.I225]^2)" office:value-type="float" office:value="9.94114390881891" calcext:value-type="float">
            <text:p>9.941</text:p>
          </table:table-cell>
          <table:table-cell table:formula="of:=2*PI()*[.E225]/[.$K$1]" office:value-type="float" office:value="5.34070751110265" calcext:value-type="float">
            <text:p>5.341</text:p>
          </table:table-cell>
          <table:table-cell table:formula="of:=2*PI()/[.K225]" office:value-type="float" office:value="1.17647058823529" calcext:value-type="float">
            <text:p>1.176</text:p>
          </table:table-cell>
          <table:table-cell/>
        </table:table-row>
        <table:table-row table:style-name="ro1">
          <table:table-cell office:value-type="float" office:value="185.125128605913" calcext:value-type="float">
            <text:p>185.125128605913</text:p>
          </table:table-cell>
          <table:table-cell office:value-type="float" office:value="1891.50405545346" calcext:value-type="float">
            <text:p>1891.50405545346</text:p>
          </table:table-cell>
          <table:table-cell table:formula="of:=SQRT([.A226]^2+[.B226]^2)" office:value-type="float" office:value="1900.54173988319" calcext:value-type="float">
            <text:p>1,901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SIN(2*PI()*[.E226]/7)" office:value-type="float" office:value="-0.974927912181825" calcext:value-type="float">
            <text:p>-0.975</text:p>
          </table:table-cell>
          <table:table-cell/>
          <table:table-cell office:value-type="float" office:value="-9.40549971502405" calcext:value-type="float">
            <text:p>-9.40549971502405</text:p>
          </table:table-cell>
          <table:table-cell office:value-type="float" office:value="-19.0241519428693" calcext:value-type="float">
            <text:p>-19.0241519428693</text:p>
          </table:table-cell>
          <table:table-cell table:formula="of:=SQRT([.H226]^2+[.I226]^2)" office:value-type="float" office:value="21.2222002166292" calcext:value-type="float">
            <text:p>21.222</text:p>
          </table:table-cell>
          <table:table-cell table:formula="of:=2*PI()*[.E226]/[.$K$1]" office:value-type="float" office:value="5.36487360843795" calcext:value-type="float">
            <text:p>5.365</text:p>
          </table:table-cell>
          <table:table-cell table:formula="of:=2*PI()/[.K226]" office:value-type="float" office:value="1.17117117117117" calcext:value-type="float">
            <text:p>1.171</text:p>
          </table:table-cell>
          <table:table-cell/>
        </table:table-row>
        <table:table-row table:style-name="ro1">
          <table:table-cell office:value-type="float" office:value="-4094.50082018515" calcext:value-type="float">
            <text:p>-4094.50082018515</text:p>
          </table:table-cell>
          <table:table-cell office:value-type="float" office:value="3549.27169596843" calcext:value-type="float">
            <text:p>3549.27169596843</text:p>
          </table:table-cell>
          <table:table-cell table:formula="of:=SQRT([.A227]^2+[.B227]^2)" office:value-type="float" office:value="5418.69601825933" calcext:value-type="float">
            <text:p>5,419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SIN(2*PI()*[.E227]/7)" office:value-type="float" office:value="-0.78183148246803" calcext:value-type="float">
            <text:p>-0.782</text:p>
          </table:table-cell>
          <table:table-cell/>
          <table:table-cell office:value-type="float" office:value="54.214708324869" calcext:value-type="float">
            <text:p>54.214708324869</text:p>
          </table:table-cell>
          <table:table-cell office:value-type="float" office:value="113.076896408492" calcext:value-type="float">
            <text:p>113.076896408492</text:p>
          </table:table-cell>
          <table:table-cell table:formula="of:=SQRT([.H227]^2+[.I227]^2)" office:value-type="float" office:value="125.401830529412" calcext:value-type="float">
            <text:p>125.402</text:p>
          </table:table-cell>
          <table:table-cell table:formula="of:=2*PI()*[.E227]/[.$K$1]" office:value-type="float" office:value="5.38903970577326" calcext:value-type="float">
            <text:p>5.389</text:p>
          </table:table-cell>
          <table:table-cell table:formula="of:=2*PI()/[.K227]" office:value-type="float" office:value="1.16591928251121" calcext:value-type="float">
            <text:p>1.166</text:p>
          </table:table-cell>
          <table:table-cell/>
        </table:table-row>
        <table:table-row table:style-name="ro1">
          <table:table-cell office:value-type="float" office:value="-4700.66947931985" calcext:value-type="float">
            <text:p>-4700.66947931985</text:p>
          </table:table-cell>
          <table:table-cell office:value-type="float" office:value="2704.03061737447" calcext:value-type="float">
            <text:p>2704.03061737447</text:p>
          </table:table-cell>
          <table:table-cell table:formula="of:=SQRT([.A228]^2+[.B228]^2)" office:value-type="float" office:value="5422.92127303243" calcext:value-type="float">
            <text:p>5,423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SIN(2*PI()*[.E228]/7)" office:value-type="float" office:value="-7.83773951454306E-015" calcext:value-type="float">
            <text:p>0.000</text:p>
          </table:table-cell>
          <table:table-cell/>
          <table:table-cell office:value-type="float" office:value="6.50215895807662" calcext:value-type="float">
            <text:p>6.50215895807662</text:p>
          </table:table-cell>
          <table:table-cell office:value-type="float" office:value="13.9929419749833" calcext:value-type="float">
            <text:p>13.9929419749833</text:p>
          </table:table-cell>
          <table:table-cell table:formula="of:=SQRT([.H228]^2+[.I228]^2)" office:value-type="float" office:value="15.4298572978283" calcext:value-type="float">
            <text:p>15.430</text:p>
          </table:table-cell>
          <table:table-cell table:formula="of:=2*PI()*[.E228]/[.$K$1]" office:value-type="float" office:value="5.41320580310857" calcext:value-type="float">
            <text:p>5.413</text:p>
          </table:table-cell>
          <table:table-cell table:formula="of:=2*PI()/[.K228]" office:value-type="float" office:value="1.16071428571429" calcext:value-type="float">
            <text:p>1.161</text:p>
          </table:table-cell>
          <table:table-cell/>
        </table:table-row>
        <table:table-row table:style-name="ro1">
          <table:table-cell office:value-type="float" office:value="-4023.82203584698" calcext:value-type="float">
            <text:p>-4023.82203584698</text:p>
          </table:table-cell>
          <table:table-cell office:value-type="float" office:value="-890.038873000718" calcext:value-type="float">
            <text:p>-890.038873000718</text:p>
          </table:table-cell>
          <table:table-cell table:formula="of:=SQRT([.A229]^2+[.B229]^2)" office:value-type="float" office:value="4121.08152935854" calcext:value-type="float">
            <text:p>4,121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SIN(2*PI()*[.E229]/7)" office:value-type="float" office:value="0.78183148246802" calcext:value-type="float">
            <text:p>0.782</text:p>
          </table:table-cell>
          <table:table-cell/>
          <table:table-cell office:value-type="float" office:value="3.32276469021637" calcext:value-type="float">
            <text:p>3.32276469021637</text:p>
          </table:table-cell>
          <table:table-cell office:value-type="float" office:value="7.38288028302094" calcext:value-type="float">
            <text:p>7.38288028302094</text:p>
          </table:table-cell>
          <table:table-cell table:formula="of:=SQRT([.H229]^2+[.I229]^2)" office:value-type="float" office:value="8.09615257143589" calcext:value-type="float">
            <text:p>8.096</text:p>
          </table:table-cell>
          <table:table-cell table:formula="of:=2*PI()*[.E229]/[.$K$1]" office:value-type="float" office:value="5.43737190044387" calcext:value-type="float">
            <text:p>5.437</text:p>
          </table:table-cell>
          <table:table-cell table:formula="of:=2*PI()/[.K229]" office:value-type="float" office:value="1.15555555555556" calcext:value-type="float">
            <text:p>1.156</text:p>
          </table:table-cell>
          <table:table-cell/>
        </table:table-row>
        <table:table-row table:style-name="ro1">
          <table:table-cell office:value-type="float" office:value="-3083.9351411407" calcext:value-type="float">
            <text:p>-3083.9351411407</text:p>
          </table:table-cell>
          <table:table-cell office:value-type="float" office:value="-3742.12232997582" calcext:value-type="float">
            <text:p>-3742.12232997582</text:p>
          </table:table-cell>
          <table:table-cell table:formula="of:=SQRT([.A230]^2+[.B230]^2)" office:value-type="float" office:value="4849.13760242645" calcext:value-type="float">
            <text:p>4,849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SIN(2*PI()*[.E230]/7)" office:value-type="float" office:value="0.974927912181829" calcext:value-type="float">
            <text:p>0.975</text:p>
          </table:table-cell>
          <table:table-cell/>
          <table:table-cell office:value-type="float" office:value="2.16764243306591" calcext:value-type="float">
            <text:p>2.16764243306591</text:p>
          </table:table-cell>
          <table:table-cell office:value-type="float" office:value="4.97609889972936" calcext:value-type="float">
            <text:p>4.97609889972936</text:p>
          </table:table-cell>
          <table:table-cell table:formula="of:=SQRT([.H230]^2+[.I230]^2)" office:value-type="float" office:value="5.42772825199601" calcext:value-type="float">
            <text:p>5.428</text:p>
          </table:table-cell>
          <table:table-cell table:formula="of:=2*PI()*[.E230]/[.$K$1]" office:value-type="float" office:value="5.46153799777918" calcext:value-type="float">
            <text:p>5.462</text:p>
          </table:table-cell>
          <table:table-cell table:formula="of:=2*PI()/[.K230]" office:value-type="float" office:value="1.15044247787611" calcext:value-type="float">
            <text:p>1.150</text:p>
          </table:table-cell>
          <table:table-cell/>
        </table:table-row>
        <table:table-row table:style-name="ro1">
          <table:table-cell office:value-type="float" office:value="-1692.11013430647" calcext:value-type="float">
            <text:p>-1692.11013430647</text:p>
          </table:table-cell>
          <table:table-cell office:value-type="float" office:value="-3730.02944568437" calcext:value-type="float">
            <text:p>-3730.02944568437</text:p>
          </table:table-cell>
          <table:table-cell table:formula="of:=SQRT([.A231]^2+[.B231]^2)" office:value-type="float" office:value="4095.89506363323" calcext:value-type="float">
            <text:p>4,096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SIN(2*PI()*[.E231]/7)" office:value-type="float" office:value="0.433883739117584" calcext:value-type="float">
            <text:p>0.434</text:p>
          </table:table-cell>
          <table:table-cell/>
          <table:table-cell office:value-type="float" office:value="1.57097036907005" calcext:value-type="float">
            <text:p>1.57097036907005</text:p>
          </table:table-cell>
          <table:table-cell office:value-type="float" office:value="3.72877990705931" calcext:value-type="float">
            <text:p>3.72877990705931</text:p>
          </table:table-cell>
          <table:table-cell table:formula="of:=SQRT([.H231]^2+[.I231]^2)" office:value-type="float" office:value="4.04620161333877" calcext:value-type="float">
            <text:p>4.046</text:p>
          </table:table-cell>
          <table:table-cell table:formula="of:=2*PI()*[.E231]/[.$K$1]" office:value-type="float" office:value="5.48570409511448" calcext:value-type="float">
            <text:p>5.486</text:p>
          </table:table-cell>
          <table:table-cell table:formula="of:=2*PI()/[.K231]" office:value-type="float" office:value="1.14537444933921" calcext:value-type="float">
            <text:p>1.145</text:p>
          </table:table-cell>
          <table:table-cell/>
        </table:table-row>
        <table:table-row table:style-name="ro1">
          <table:table-cell office:value-type="float" office:value="-1258.51803331708" calcext:value-type="float">
            <text:p>-1258.51803331708</text:p>
          </table:table-cell>
          <table:table-cell office:value-type="float" office:value="-3201.60038989736" calcext:value-type="float">
            <text:p>-3201.60038989736</text:p>
          </table:table-cell>
          <table:table-cell table:formula="of:=SQRT([.A232]^2+[.B232]^2)" office:value-type="float" office:value="3440.07451907298" calcext:value-type="float">
            <text:p>3,440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SIN(2*PI()*[.E232]/7)" office:value-type="float" office:value="-0.433883739117551" calcext:value-type="float">
            <text:p>-0.434</text:p>
          </table:table-cell>
          <table:table-cell/>
          <table:table-cell office:value-type="float" office:value="1.20701181526096" calcext:value-type="float">
            <text:p>1.20701181526096</text:p>
          </table:table-cell>
          <table:table-cell office:value-type="float" office:value="2.96451613944751" calcext:value-type="float">
            <text:p>2.96451613944751</text:p>
          </table:table-cell>
          <table:table-cell table:formula="of:=SQRT([.H232]^2+[.I232]^2)" office:value-type="float" office:value="3.20081762417423" calcext:value-type="float">
            <text:p>3.201</text:p>
          </table:table-cell>
          <table:table-cell table:formula="of:=2*PI()*[.E232]/[.$K$1]" office:value-type="float" office:value="5.50987019244979" calcext:value-type="float">
            <text:p>5.510</text:p>
          </table:table-cell>
          <table:table-cell table:formula="of:=2*PI()/[.K232]" office:value-type="float" office:value="1.14035087719298" calcext:value-type="float">
            <text:p>1.140</text:p>
          </table:table-cell>
          <table:table-cell/>
        </table:table-row>
        <table:table-row table:style-name="ro1">
          <table:table-cell office:value-type="float" office:value="-595.677326761154" calcext:value-type="float">
            <text:p>-595.677326761154</text:p>
          </table:table-cell>
          <table:table-cell office:value-type="float" office:value="-3384.16059995442" calcext:value-type="float">
            <text:p>-3384.16059995442</text:p>
          </table:table-cell>
          <table:table-cell table:formula="of:=SQRT([.A233]^2+[.B233]^2)" office:value-type="float" office:value="3436.18603162011" calcext:value-type="float">
            <text:p>3,436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SIN(2*PI()*[.E233]/7)" office:value-type="float" office:value="-0.97492791218182" calcext:value-type="float">
            <text:p>-0.975</text:p>
          </table:table-cell>
          <table:table-cell/>
          <table:table-cell office:value-type="float" office:value="0.962139041435572" calcext:value-type="float">
            <text:p>0.962139041435572</text:p>
          </table:table-cell>
          <table:table-cell office:value-type="float" office:value="2.44734875537087" calcext:value-type="float">
            <text:p>2.44734875537087</text:p>
          </table:table-cell>
          <table:table-cell table:formula="of:=SQRT([.H233]^2+[.I233]^2)" office:value-type="float" office:value="2.6296820084318" calcext:value-type="float">
            <text:p>2.630</text:p>
          </table:table-cell>
          <table:table-cell table:formula="of:=2*PI()*[.E233]/[.$K$1]" office:value-type="float" office:value="5.5340362897851" calcext:value-type="float">
            <text:p>5.534</text:p>
          </table:table-cell>
          <table:table-cell table:formula="of:=2*PI()/[.K233]" office:value-type="float" office:value="1.1353711790393" calcext:value-type="float">
            <text:p>1.135</text:p>
          </table:table-cell>
          <table:table-cell/>
        </table:table-row>
        <table:table-row table:style-name="ro1">
          <table:table-cell office:value-type="float" office:value="398.723102956396" calcext:value-type="float">
            <text:p>398.723102956396</text:p>
          </table:table-cell>
          <table:table-cell office:value-type="float" office:value="-2066.08336858301" calcext:value-type="float">
            <text:p>-2066.08336858301</text:p>
          </table:table-cell>
          <table:table-cell table:formula="of:=SQRT([.A234]^2+[.B234]^2)" office:value-type="float" office:value="2104.20545545498" calcext:value-type="float">
            <text:p>2,104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SIN(2*PI()*[.E234]/7)" office:value-type="float" office:value="-0.781831482468026" calcext:value-type="float">
            <text:p>-0.782</text:p>
          </table:table-cell>
          <table:table-cell/>
          <table:table-cell office:value-type="float" office:value="0.786357088079125" calcext:value-type="float">
            <text:p>0.786357088079125</text:p>
          </table:table-cell>
          <table:table-cell office:value-type="float" office:value="2.07345323420903" calcext:value-type="float">
            <text:p>2.07345323420903</text:p>
          </table:table-cell>
          <table:table-cell table:formula="of:=SQRT([.H234]^2+[.I234]^2)" office:value-type="float" office:value="2.21755851882745" calcext:value-type="float">
            <text:p>2.218</text:p>
          </table:table-cell>
          <table:table-cell table:formula="of:=2*PI()*[.E234]/[.$K$1]" office:value-type="float" office:value="5.5582023871204" calcext:value-type="float">
            <text:p>5.558</text:p>
          </table:table-cell>
          <table:table-cell table:formula="of:=2*PI()/[.K234]" office:value-type="float" office:value="1.1304347826087" calcext:value-type="float">
            <text:p>1.130</text:p>
          </table:table-cell>
          <table:table-cell/>
        </table:table-row>
        <table:table-row table:style-name="ro1">
          <table:table-cell office:value-type="float" office:value="34.1077973734418" calcext:value-type="float">
            <text:p>34.1077973734418</text:p>
          </table:table-cell>
          <table:table-cell office:value-type="float" office:value="-226.300374898979" calcext:value-type="float">
            <text:p>-226.300374898979</text:p>
          </table:table-cell>
          <table:table-cell table:formula="of:=SQRT([.A235]^2+[.B235]^2)" office:value-type="float" office:value="228.85629010601" calcext:value-type="float">
            <text:p>229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SIN(2*PI()*[.E235]/7)" office:value-type="float" office:value="-9.77241516771529E-016" calcext:value-type="float">
            <text:p>0.000</text:p>
          </table:table-cell>
          <table:table-cell/>
          <table:table-cell office:value-type="float" office:value="0.654231093671853" calcext:value-type="float">
            <text:p>0.654231093671853</text:p>
          </table:table-cell>
          <table:table-cell office:value-type="float" office:value="1.79000409811492" calcext:value-type="float">
            <text:p>1.79000409811492</text:p>
          </table:table-cell>
          <table:table-cell table:formula="of:=SQRT([.H235]^2+[.I235]^2)" office:value-type="float" office:value="1.90581557218827" calcext:value-type="float">
            <text:p>1.906</text:p>
          </table:table-cell>
          <table:table-cell table:formula="of:=2*PI()*[.E235]/[.$K$1]" office:value-type="float" office:value="5.58236848445571" calcext:value-type="float">
            <text:p>5.582</text:p>
          </table:table-cell>
          <table:table-cell table:formula="of:=2*PI()/[.K235]" office:value-type="float" office:value="1.12554112554113" calcext:value-type="float">
            <text:p>1.126</text:p>
          </table:table-cell>
          <table:table-cell/>
        </table:table-row>
        <table:table-row table:style-name="ro1">
          <table:table-cell office:value-type="float" office:value="-834.890873736499" calcext:value-type="float">
            <text:p>-834.890873736499</text:p>
          </table:table-cell>
          <table:table-cell office:value-type="float" office:value="-6.49960206219853" calcext:value-type="float">
            <text:p>-6.49960206219853</text:p>
          </table:table-cell>
          <table:table-cell table:formula="of:=SQRT([.A236]^2+[.B236]^2)" office:value-type="float" office:value="834.916172963168" calcext:value-type="float">
            <text:p>835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SIN(2*PI()*[.E236]/7)" office:value-type="float" office:value="0.781831482468025" calcext:value-type="float">
            <text:p>0.782</text:p>
          </table:table-cell>
          <table:table-cell/>
          <table:table-cell office:value-type="float" office:value="0.551455070162414" calcext:value-type="float">
            <text:p>0.551455070162414</text:p>
          </table:table-cell>
          <table:table-cell office:value-type="float" office:value="1.56728464621109" calcext:value-type="float">
            <text:p>1.56728464621109</text:p>
          </table:table-cell>
          <table:table-cell table:formula="of:=SQRT([.H236]^2+[.I236]^2)" office:value-type="float" office:value="1.66147038994285" calcext:value-type="float">
            <text:p>1.661</text:p>
          </table:table-cell>
          <table:table-cell table:formula="of:=2*PI()*[.E236]/[.$K$1]" office:value-type="float" office:value="5.60653458179102" calcext:value-type="float">
            <text:p>5.607</text:p>
          </table:table-cell>
          <table:table-cell table:formula="of:=2*PI()/[.K236]" office:value-type="float" office:value="1.12068965517241" calcext:value-type="float">
            <text:p>1.121</text:p>
          </table:table-cell>
          <table:table-cell/>
        </table:table-row>
        <table:table-row table:style-name="ro1">
          <table:table-cell office:value-type="float" office:value="-2026.93930745948" calcext:value-type="float">
            <text:p>-2026.93930745948</text:p>
          </table:table-cell>
          <table:table-cell office:value-type="float" office:value="-577.768819550996" calcext:value-type="float">
            <text:p>-577.768819550996</text:p>
          </table:table-cell>
          <table:table-cell table:formula="of:=SQRT([.A237]^2+[.B237]^2)" office:value-type="float" office:value="2107.67639000148" calcext:value-type="float">
            <text:p>2,108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SIN(2*PI()*[.E237]/7)" office:value-type="float" office:value="0.974927912181827" calcext:value-type="float">
            <text:p>0.975</text:p>
          </table:table-cell>
          <table:table-cell/>
          <table:table-cell office:value-type="float" office:value="0.469365916553865" calcext:value-type="float">
            <text:p>0.469365916553865</text:p>
          </table:table-cell>
          <table:table-cell office:value-type="float" office:value="1.38729514194208" calcext:value-type="float">
            <text:p>1.38729514194208</text:p>
          </table:table-cell>
          <table:table-cell table:formula="of:=SQRT([.H237]^2+[.I237]^2)" office:value-type="float" office:value="1.46454504009899" calcext:value-type="float">
            <text:p>1.465</text:p>
          </table:table-cell>
          <table:table-cell table:formula="of:=2*PI()*[.E237]/[.$K$1]" office:value-type="float" office:value="5.63070067912632" calcext:value-type="float">
            <text:p>5.631</text:p>
          </table:table-cell>
          <table:table-cell table:formula="of:=2*PI()/[.K237]" office:value-type="float" office:value="1.11587982832618" calcext:value-type="float">
            <text:p>1.116</text:p>
          </table:table-cell>
          <table:table-cell/>
        </table:table-row>
        <table:table-row table:style-name="ro1">
          <table:table-cell office:value-type="float" office:value="-2609.28595139622" calcext:value-type="float">
            <text:p>-2609.28595139622</text:p>
          </table:table-cell>
          <table:table-cell office:value-type="float" office:value="-1687.32552891914" calcext:value-type="float">
            <text:p>-1687.32552891914</text:p>
          </table:table-cell>
          <table:table-cell table:formula="of:=SQRT([.A238]^2+[.B238]^2)" office:value-type="float" office:value="3107.32048824963" calcext:value-type="float">
            <text:p>3,107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SIN(2*PI()*[.E238]/7)" office:value-type="float" office:value="0.433883739117553" calcext:value-type="float">
            <text:p>0.434</text:p>
          </table:table-cell>
          <table:table-cell/>
          <table:table-cell office:value-type="float" office:value="0.402411431954731" calcext:value-type="float">
            <text:p>0.402411431954731</text:p>
          </table:table-cell>
          <table:table-cell office:value-type="float" office:value="1.23849503929853" calcext:value-type="float">
            <text:p>1.23849503929853</text:p>
          </table:table-cell>
          <table:table-cell table:formula="of:=SQRT([.H238]^2+[.I238]^2)" office:value-type="float" office:value="1.30223074872886" calcext:value-type="float">
            <text:p>1.302</text:p>
          </table:table-cell>
          <table:table-cell table:formula="of:=2*PI()*[.E238]/[.$K$1]" office:value-type="float" office:value="5.65486677646163" calcext:value-type="float">
            <text:p>5.655</text:p>
          </table:table-cell>
          <table:table-cell table:formula="of:=2*PI()/[.K238]" office:value-type="float" office:value="1.11111111111111" calcext:value-type="float">
            <text:p>1.111</text:p>
          </table:table-cell>
          <table:table-cell/>
        </table:table-row>
        <table:table-row table:style-name="ro1">
          <table:table-cell office:value-type="float" office:value="-2042.38753285063" calcext:value-type="float">
            <text:p>-2042.38753285063</text:p>
          </table:table-cell>
          <table:table-cell office:value-type="float" office:value="-3565.1535330632" calcext:value-type="float">
            <text:p>-3565.1535330632</text:p>
          </table:table-cell>
          <table:table-cell table:formula="of:=SQRT([.A239]^2+[.B239]^2)" office:value-type="float" office:value="4108.73052762733" calcext:value-type="float">
            <text:p>4,109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SIN(2*PI()*[.E239]/7)" office:value-type="float" office:value="-0.433883739117557" calcext:value-type="float">
            <text:p>-0.434</text:p>
          </table:table-cell>
          <table:table-cell/>
          <table:table-cell office:value-type="float" office:value="0.346869434984369" calcext:value-type="float">
            <text:p>0.346869434984369</text:p>
          </table:table-cell>
          <table:table-cell office:value-type="float" office:value="1.11314315346455" calcext:value-type="float">
            <text:p>1.11314315346455</text:p>
          </table:table-cell>
          <table:table-cell table:formula="of:=SQRT([.H239]^2+[.I239]^2)" office:value-type="float" office:value="1.16593571222061" calcext:value-type="float">
            <text:p>1.166</text:p>
          </table:table-cell>
          <table:table-cell table:formula="of:=2*PI()*[.E239]/[.$K$1]" office:value-type="float" office:value="5.67903287379693" calcext:value-type="float">
            <text:p>5.679</text:p>
          </table:table-cell>
          <table:table-cell table:formula="of:=2*PI()/[.K239]" office:value-type="float" office:value="1.1063829787234" calcext:value-type="float">
            <text:p>1.106</text:p>
          </table:table-cell>
          <table:table-cell/>
        </table:table-row>
        <table:table-row table:style-name="ro1">
          <table:table-cell office:value-type="float" office:value="-755.120585072743" calcext:value-type="float">
            <text:p>-755.120585072743</text:p>
          </table:table-cell>
          <table:table-cell office:value-type="float" office:value="-4049.69957448646" calcext:value-type="float">
            <text:p>-4049.69957448646</text:p>
          </table:table-cell>
          <table:table-cell table:formula="of:=SQRT([.A240]^2+[.B240]^2)" office:value-type="float" office:value="4119.49921004926" calcext:value-type="float">
            <text:p>4,119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SIN(2*PI()*[.E240]/7)" office:value-type="float" office:value="-0.974927912181822" calcext:value-type="float">
            <text:p>-0.975</text:p>
          </table:table-cell>
          <table:table-cell/>
          <table:table-cell office:value-type="float" office:value="0.3001516401409" calcext:value-type="float">
            <text:p>0.3001516401409</text:p>
          </table:table-cell>
          <table:table-cell office:value-type="float" office:value="1.00585208657785" calcext:value-type="float">
            <text:p>1.00585208657785</text:p>
          </table:table-cell>
          <table:table-cell table:formula="of:=SQRT([.H240]^2+[.I240]^2)" office:value-type="float" office:value="1.04968063102655" calcext:value-type="float">
            <text:p>1.050</text:p>
          </table:table-cell>
          <table:table-cell table:formula="of:=2*PI()*[.E240]/[.$K$1]" office:value-type="float" office:value="5.70319897113224" calcext:value-type="float">
            <text:p>5.703</text:p>
          </table:table-cell>
          <table:table-cell table:formula="of:=2*PI()/[.K240]" office:value-type="float" office:value="1.10169491525424" calcext:value-type="float">
            <text:p>1.102</text:p>
          </table:table-cell>
          <table:table-cell/>
        </table:table-row>
        <table:table-row table:style-name="ro1">
          <table:table-cell office:value-type="float" office:value="202.073221254661" calcext:value-type="float">
            <text:p>202.073221254661</text:p>
          </table:table-cell>
          <table:table-cell office:value-type="float" office:value="-3321.86130742549" calcext:value-type="float">
            <text:p>-3321.86130742549</text:p>
          </table:table-cell>
          <table:table-cell table:formula="of:=SQRT([.A241]^2+[.B241]^2)" office:value-type="float" office:value="3328.00182279379" calcext:value-type="float">
            <text:p>3,328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SIN(2*PI()*[.E241]/7)" office:value-type="float" office:value="-0.781831482468039" calcext:value-type="float">
            <text:p>-0.782</text:p>
          </table:table-cell>
          <table:table-cell/>
          <table:table-cell office:value-type="float" office:value="0.26040286673678" calcext:value-type="float">
            <text:p>0.26040286673678</text:p>
          </table:table-cell>
          <table:table-cell office:value-type="float" office:value="0.912755912049935" calcext:value-type="float">
            <text:p>0.912755912049935</text:p>
          </table:table-cell>
          <table:table-cell table:formula="of:=SQRT([.H241]^2+[.I241]^2)" office:value-type="float" office:value="0.949174909058832" calcext:value-type="float">
            <text:p>0.949</text:p>
          </table:table-cell>
          <table:table-cell table:formula="of:=2*PI()*[.E241]/[.$K$1]" office:value-type="float" office:value="5.72736506846755" calcext:value-type="float">
            <text:p>5.727</text:p>
          </table:table-cell>
          <table:table-cell table:formula="of:=2*PI()/[.K241]" office:value-type="float" office:value="1.09704641350211" calcext:value-type="float">
            <text:p>1.097</text:p>
          </table:table-cell>
          <table:table-cell/>
        </table:table-row>
        <table:table-row table:style-name="ro1">
          <table:table-cell office:value-type="float" office:value="923.57403650307" calcext:value-type="float">
            <text:p>923.57403650307</text:p>
          </table:table-cell>
          <table:table-cell office:value-type="float" office:value="-3196.12457397408" calcext:value-type="float">
            <text:p>-3196.12457397408</text:p>
          </table:table-cell>
          <table:table-cell table:formula="of:=SQRT([.A242]^2+[.B242]^2)" office:value-type="float" office:value="3326.89063440077" calcext:value-type="float">
            <text:p>3,327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SIN(2*PI()*[.E242]/7)" office:value-type="float" office:value="-0.000000000000022538452949404" calcext:value-type="float">
            <text:p>0.000</text:p>
          </table:table-cell>
          <table:table-cell/>
          <table:table-cell office:value-type="float" office:value="0.226259059562675" calcext:value-type="float">
            <text:p>0.226259059562675</text:p>
          </table:table-cell>
          <table:table-cell office:value-type="float" office:value="0.831007628303244" calcext:value-type="float">
            <text:p>0.831007628303244</text:p>
          </table:table-cell>
          <table:table-cell table:formula="of:=SQRT([.H242]^2+[.I242]^2)" office:value-type="float" office:value="0.861258869523194" calcext:value-type="float">
            <text:p>0.861</text:p>
          </table:table-cell>
          <table:table-cell table:formula="of:=2*PI()*[.E242]/[.$K$1]" office:value-type="float" office:value="5.75153116580285" calcext:value-type="float">
            <text:p>5.752</text:p>
          </table:table-cell>
          <table:table-cell table:formula="of:=2*PI()/[.K242]" office:value-type="float" office:value="1.09243697478992" calcext:value-type="float">
            <text:p>1.092</text:p>
          </table:table-cell>
          <table:table-cell/>
        </table:table-row>
        <table:table-row table:style-name="ro1">
          <table:table-cell office:value-type="float" office:value="1265.78713650047" calcext:value-type="float">
            <text:p>1265.78713650047</text:p>
          </table:table-cell>
          <table:table-cell office:value-type="float" office:value="-2505.80320690316" calcext:value-type="float">
            <text:p>-2505.80320690316</text:p>
          </table:table-cell>
          <table:table-cell table:formula="of:=SQRT([.A243]^2+[.B243]^2)" office:value-type="float" office:value="2807.35939748658" calcext:value-type="float">
            <text:p>2,807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SIN(2*PI()*[.E243]/7)" office:value-type="float" office:value="0.781831482468011" calcext:value-type="float">
            <text:p>0.782</text:p>
          </table:table-cell>
          <table:table-cell/>
          <table:table-cell office:value-type="float" office:value="0.196695256884924" calcext:value-type="float">
            <text:p>0.196695256884924</text:p>
          </table:table-cell>
          <table:table-cell office:value-type="float" office:value="0.758463382757207" calcext:value-type="float">
            <text:p>0.758463382757207</text:p>
          </table:table-cell>
          <table:table-cell table:formula="of:=SQRT([.H243]^2+[.I243]^2)" office:value-type="float" office:value="0.783553270087319" calcext:value-type="float">
            <text:p>0.784</text:p>
          </table:table-cell>
          <table:table-cell table:formula="of:=2*PI()*[.E243]/[.$K$1]" office:value-type="float" office:value="5.77569726313816" calcext:value-type="float">
            <text:p>5.776</text:p>
          </table:table-cell>
          <table:table-cell table:formula="of:=2*PI()/[.K243]" office:value-type="float" office:value="1.08786610878661" calcext:value-type="float">
            <text:p>1.088</text:p>
          </table:table-cell>
          <table:table-cell/>
        </table:table-row>
        <table:table-row table:style-name="ro1">
          <table:table-cell office:value-type="float" office:value="749.620777601991" calcext:value-type="float">
            <text:p>749.620777601991</text:p>
          </table:table-cell>
          <table:table-cell office:value-type="float" office:value="-688.173000756534" calcext:value-type="float">
            <text:p>-688.173000756534</text:p>
          </table:table-cell>
          <table:table-cell table:formula="of:=SQRT([.A244]^2+[.B244]^2)" office:value-type="float" office:value="1017.60178320543" calcext:value-type="float">
            <text:p>1,01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SIN(2*PI()*[.E244]/7)" office:value-type="float" office:value="0.974927912181832" calcext:value-type="float">
            <text:p>0.975</text:p>
          </table:table-cell>
          <table:table-cell/>
          <table:table-cell office:value-type="float" office:value="0.170926778219922" calcext:value-type="float">
            <text:p>0.170926778219922</text:p>
          </table:table-cell>
          <table:table-cell office:value-type="float" office:value="0.693477199605083" calcext:value-type="float">
            <text:p>0.693477199605083</text:p>
          </table:table-cell>
          <table:table-cell table:formula="of:=SQRT([.H244]^2+[.I244]^2)" office:value-type="float" office:value="0.714231468002321" calcext:value-type="float">
            <text:p>0.714</text:p>
          </table:table-cell>
          <table:table-cell table:formula="of:=2*PI()*[.E244]/[.$K$1]" office:value-type="float" office:value="5.79986336047346" calcext:value-type="float">
            <text:p>5.800</text:p>
          </table:table-cell>
          <table:table-cell table:formula="of:=2*PI()/[.K244]" office:value-type="float" office:value="1.08333333333333" calcext:value-type="float">
            <text:p>1.083</text:p>
          </table:table-cell>
          <table:table-cell/>
        </table:table-row>
        <table:table-row table:style-name="ro1">
          <table:table-cell office:value-type="float" office:value="-609.116331913108" calcext:value-type="float">
            <text:p>-609.116331913108</text:p>
          </table:table-cell>
          <table:table-cell office:value-type="float" office:value="49.7741303263865" calcext:value-type="float">
            <text:p>49.7741303263865</text:p>
          </table:table-cell>
          <table:table-cell table:formula="of:=SQRT([.A245]^2+[.B245]^2)" office:value-type="float" office:value="611.146602586506" calcext:value-type="float">
            <text:p>611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SIN(2*PI()*[.E245]/7)" office:value-type="float" office:value="0.433883739117547" calcext:value-type="float">
            <text:p>0.434</text:p>
          </table:table-cell>
          <table:table-cell/>
          <table:table-cell office:value-type="float" office:value="0.14834309927849" calcext:value-type="float">
            <text:p>0.14834309927849</text:p>
          </table:table-cell>
          <table:table-cell office:value-type="float" office:value="0.634763573960744" calcext:value-type="float">
            <text:p>0.634763573960744</text:p>
          </table:table-cell>
          <table:table-cell table:formula="of:=SQRT([.H245]^2+[.I245]^2)" office:value-type="float" office:value="0.651866911210382" calcext:value-type="float">
            <text:p>0.652</text:p>
          </table:table-cell>
          <table:table-cell table:formula="of:=2*PI()*[.E245]/[.$K$1]" office:value-type="float" office:value="5.82402945780877" calcext:value-type="float">
            <text:p>5.824</text:p>
          </table:table-cell>
          <table:table-cell table:formula="of:=2*PI()/[.K245]" office:value-type="float" office:value="1.07883817427386" calcext:value-type="float">
            <text:p>1.079</text:p>
          </table:table-cell>
          <table:table-cell/>
        </table:table-row>
        <table:table-row table:style-name="ro1">
          <table:table-cell office:value-type="float" office:value="-1424.0424964928" calcext:value-type="float">
            <text:p>-1424.0424964928</text:p>
          </table:table-cell>
          <table:table-cell office:value-type="float" office:value="-313.046137824216" calcext:value-type="float">
            <text:p>-313.046137824216</text:p>
          </table:table-cell>
          <table:table-cell table:formula="of:=SQRT([.A246]^2+[.B246]^2)" office:value-type="float" office:value="1458.04489513324" calcext:value-type="float">
            <text:p>1,458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SIN(2*PI()*[.E246]/7)" office:value-type="float" office:value="-0.433883739117563" calcext:value-type="float">
            <text:p>-0.434</text:p>
          </table:table-cell>
          <table:table-cell/>
          <table:table-cell office:value-type="float" office:value="0.128462462406337" calcext:value-type="float">
            <text:p>0.128462462406337</text:p>
          </table:table-cell>
          <table:table-cell office:value-type="float" office:value="0.581303113295194" calcext:value-type="float">
            <text:p>0.581303113295194</text:p>
          </table:table-cell>
          <table:table-cell table:formula="of:=SQRT([.H246]^2+[.I246]^2)" office:value-type="float" office:value="0.59532840833794" calcext:value-type="float">
            <text:p>0.595</text:p>
          </table:table-cell>
          <table:table-cell table:formula="of:=2*PI()*[.E246]/[.$K$1]" office:value-type="float" office:value="5.84819555514408" calcext:value-type="float">
            <text:p>5.848</text:p>
          </table:table-cell>
          <table:table-cell table:formula="of:=2*PI()/[.K246]" office:value-type="float" office:value="1.07438016528926" calcext:value-type="float">
            <text:p>1.074</text:p>
          </table:table-cell>
          <table:table-cell/>
        </table:table-row>
        <table:table-row table:style-name="ro1">
          <table:table-cell office:value-type="float" office:value="-2144.16158104302" calcext:value-type="float">
            <text:p>-2144.16158104302</text:p>
          </table:table-cell>
          <table:table-cell office:value-type="float" office:value="-1364.07122770709" calcext:value-type="float">
            <text:p>-1364.07122770709</text:p>
          </table:table-cell>
          <table:table-cell table:formula="of:=SQRT([.A247]^2+[.B247]^2)" office:value-type="float" office:value="2541.28298303814" calcext:value-type="float">
            <text:p>2,541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SIN(2*PI()*[.E247]/7)" office:value-type="float" office:value="-0.974927912181823" calcext:value-type="float">
            <text:p>-0.975</text:p>
          </table:table-cell>
          <table:table-cell/>
          <table:table-cell office:value-type="float" office:value="0.110900017762673" calcext:value-type="float">
            <text:p>0.110900017762673</text:p>
          </table:table-cell>
          <table:table-cell office:value-type="float" office:value="0.53227626398353" calcext:value-type="float">
            <text:p>0.53227626398353</text:p>
          </table:table-cell>
          <table:table-cell table:formula="of:=SQRT([.H247]^2+[.I247]^2)" office:value-type="float" office:value="0.543706570808212" calcext:value-type="float">
            <text:p>0.544</text:p>
          </table:table-cell>
          <table:table-cell table:formula="of:=2*PI()*[.E247]/[.$K$1]" office:value-type="float" office:value="5.87236165247938" calcext:value-type="float">
            <text:p>5.872</text:p>
          </table:table-cell>
          <table:table-cell table:formula="of:=2*PI()/[.K247]" office:value-type="float" office:value="1.06995884773663" calcext:value-type="float">
            <text:p>1.070</text:p>
          </table:table-cell>
          <table:table-cell/>
        </table:table-row>
        <table:table-row table:style-name="ro1">
          <table:table-cell office:value-type="float" office:value="-2479.10176117986" calcext:value-type="float">
            <text:p>-2479.10176117986</text:p>
          </table:table-cell>
          <table:table-cell office:value-type="float" office:value="-3673.1905441618" calcext:value-type="float">
            <text:p>-3673.1905441618</text:p>
          </table:table-cell>
          <table:table-cell table:formula="of:=SQRT([.A248]^2+[.B248]^2)" office:value-type="float" office:value="4431.50925938384" calcext:value-type="float">
            <text:p>4,432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SIN(2*PI()*[.E248]/7)" office:value-type="float" office:value="-0.781831482468035" calcext:value-type="float">
            <text:p>-0.782</text:p>
          </table:table-cell>
          <table:table-cell/>
          <table:table-cell office:value-type="float" office:value="0.0953450167758698" calcext:value-type="float">
            <text:p>0.09534501677587</text:p>
          </table:table-cell>
          <table:table-cell office:value-type="float" office:value="0.487015821792599" calcext:value-type="float">
            <text:p>0.487015821792599</text:p>
          </table:table-cell>
          <table:table-cell table:formula="of:=SQRT([.H248]^2+[.I248]^2)" office:value-type="float" office:value="0.496261103553675" calcext:value-type="float">
            <text:p>0.496</text:p>
          </table:table-cell>
          <table:table-cell table:formula="of:=2*PI()*[.E248]/[.$K$1]" office:value-type="float" office:value="5.89652774981469" calcext:value-type="float">
            <text:p>5.897</text:p>
          </table:table-cell>
          <table:table-cell table:formula="of:=2*PI()/[.K248]" office:value-type="float" office:value="1.0655737704918" calcext:value-type="float">
            <text:p>1.066</text:p>
          </table:table-cell>
          <table:table-cell/>
        </table:table-row>
        <table:table-row table:style-name="ro1">
          <table:table-cell office:value-type="float" office:value="-1501.31060457703" calcext:value-type="float">
            <text:p>-1501.31060457703</text:p>
          </table:table-cell>
          <table:table-cell office:value-type="float" office:value="-4809.45728778475" calcext:value-type="float">
            <text:p>-4809.45728778475</text:p>
          </table:table-cell>
          <table:table-cell table:formula="of:=SQRT([.A249]^2+[.B249]^2)" office:value-type="float" office:value="5038.33434127206" calcext:value-type="float">
            <text:p>5,038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SIN(2*PI()*[.E249]/7)" office:value-type="float" office:value="-0.0000000000000156779549516325" calcext:value-type="float">
            <text:p>0.000</text:p>
          </table:table-cell>
          <table:table-cell/>
          <table:table-cell office:value-type="float" office:value="0.0815441976333481" calcext:value-type="float">
            <text:p>0.081544197633348</text:p>
          </table:table-cell>
          <table:table-cell office:value-type="float" office:value="0.444972285163303" calcext:value-type="float">
            <text:p>0.444972285163303</text:p>
          </table:table-cell>
          <table:table-cell table:formula="of:=SQRT([.H249]^2+[.I249]^2)" office:value-type="float" office:value="0.45238235015429" calcext:value-type="float">
            <text:p>0.452</text:p>
          </table:table-cell>
          <table:table-cell table:formula="of:=2*PI()*[.E249]/[.$K$1]" office:value-type="float" office:value="5.92069384714999" calcext:value-type="float">
            <text:p>5.921</text:p>
          </table:table-cell>
          <table:table-cell table:formula="of:=2*PI()/[.K249]" office:value-type="float" office:value="1.06122448979592" calcext:value-type="float">
            <text:p>1.061</text:p>
          </table:table-cell>
          <table:table-cell/>
        </table:table-row>
        <table:table-row table:style-name="ro1">
          <table:table-cell office:value-type="float" office:value="-1190.62034130357" calcext:value-type="float">
            <text:p>-1190.62034130357</text:p>
          </table:table-cell>
          <table:table-cell office:value-type="float" office:value="-4948.2054799832" calcext:value-type="float">
            <text:p>-4948.2054799832</text:p>
          </table:table-cell>
          <table:table-cell table:formula="of:=SQRT([.A250]^2+[.B250]^2)" office:value-type="float" office:value="5089.43162536463" calcext:value-type="float">
            <text:p>5,089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SIN(2*PI()*[.E250]/7)" office:value-type="float" office:value="0.781831482468016" calcext:value-type="float">
            <text:p>0.782</text:p>
          </table:table-cell>
          <table:table-cell/>
          <table:table-cell office:value-type="float" office:value="0.0692894914976445" calcext:value-type="float">
            <text:p>0.069289491497645</text:p>
          </table:table-cell>
          <table:table-cell office:value-type="float" office:value="0.405688163424342" calcext:value-type="float">
            <text:p>0.405688163424342</text:p>
          </table:table-cell>
          <table:table-cell table:formula="of:=SQRT([.H250]^2+[.I250]^2)" office:value-type="float" office:value="0.41156277719762" calcext:value-type="float">
            <text:p>0.412</text:p>
          </table:table-cell>
          <table:table-cell table:formula="of:=2*PI()*[.E250]/[.$K$1]" office:value-type="float" office:value="5.9448599444853" calcext:value-type="float">
            <text:p>5.945</text:p>
          </table:table-cell>
          <table:table-cell table:formula="of:=2*PI()/[.K250]" office:value-type="float" office:value="1.05691056910569" calcext:value-type="float">
            <text:p>1.057</text:p>
          </table:table-cell>
          <table:table-cell/>
        </table:table-row>
        <table:table-row table:style-name="ro1">
          <table:table-cell office:value-type="float" office:value="-1401.6004921784" calcext:value-type="float">
            <text:p>-1401.6004921784</text:p>
          </table:table-cell>
          <table:table-cell office:value-type="float" office:value="-4407.1773127871" calcext:value-type="float">
            <text:p>-4407.1773127871</text:p>
          </table:table-cell>
          <table:table-cell table:formula="of:=SQRT([.A251]^2+[.B251]^2)" office:value-type="float" office:value="4624.68331953876" calcext:value-type="float">
            <text:p>4,625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SIN(2*PI()*[.E251]/7)" office:value-type="float" office:value="0.974927912181824" calcext:value-type="float">
            <text:p>0.975</text:p>
          </table:table-cell>
          <table:table-cell/>
          <table:table-cell office:value-type="float" office:value="0.0584087984759538" calcext:value-type="float">
            <text:p>0.058408798475954</text:p>
          </table:table-cell>
          <table:table-cell office:value-type="float" office:value="0.368778639850129" calcext:value-type="float">
            <text:p>0.368778639850129</text:p>
          </table:table-cell>
          <table:table-cell table:formula="of:=SQRT([.H251]^2+[.I251]^2)" office:value-type="float" office:value="0.373375511983734" calcext:value-type="float">
            <text:p>0.373</text:p>
          </table:table-cell>
          <table:table-cell table:formula="of:=2*PI()*[.E251]/[.$K$1]" office:value-type="float" office:value="5.96902604182061" calcext:value-type="float">
            <text:p>5.969</text:p>
          </table:table-cell>
          <table:table-cell table:formula="of:=2*PI()/[.K251]" office:value-type="float" office:value="1.05263157894737" calcext:value-type="float">
            <text:p>1.053</text:p>
          </table:table-cell>
          <table:table-cell/>
        </table:table-row>
        <table:table-row table:style-name="ro1">
          <table:table-cell office:value-type="float" office:value="-1356.7299126471" calcext:value-type="float">
            <text:p>-1356.7299126471</text:p>
          </table:table-cell>
          <table:table-cell office:value-type="float" office:value="-3917.25229245183" calcext:value-type="float">
            <text:p>-3917.25229245183</text:p>
          </table:table-cell>
          <table:table-cell table:formula="of:=SQRT([.A252]^2+[.B252]^2)" office:value-type="float" office:value="4145.5496111602" calcext:value-type="float">
            <text:p>4,146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SIN(2*PI()*[.E252]/7)" office:value-type="float" office:value="0.433883739117566" calcext:value-type="float">
            <text:p>0.434</text:p>
          </table:table-cell>
          <table:table-cell/>
          <table:table-cell office:value-type="float" office:value="0.0487589806743057" calcext:value-type="float">
            <text:p>0.048758980674306</text:p>
          </table:table-cell>
          <table:table-cell office:value-type="float" office:value="0.333916816201684" calcext:value-type="float">
            <text:p>0.333916816201684</text:p>
          </table:table-cell>
          <table:table-cell table:formula="of:=SQRT([.H252]^2+[.I252]^2)" office:value-type="float" office:value="0.337457965291482" calcext:value-type="float">
            <text:p>0.337</text:p>
          </table:table-cell>
          <table:table-cell table:formula="of:=2*PI()*[.E252]/[.$K$1]" office:value-type="float" office:value="5.99319213915591" calcext:value-type="float">
            <text:p>5.993</text:p>
          </table:table-cell>
          <table:table-cell table:formula="of:=2*PI()/[.K252]" office:value-type="float" office:value="1.04838709677419" calcext:value-type="float">
            <text:p>1.048</text:p>
          </table:table-cell>
          <table:table-cell/>
        </table:table-row>
        <table:table-row table:style-name="ro1">
          <table:table-cell office:value-type="float" office:value="-334.366067845711" calcext:value-type="float">
            <text:p>-334.366067845711</text:p>
          </table:table-cell>
          <table:table-cell office:value-type="float" office:value="-4073.75789761776" calcext:value-type="float">
            <text:p>-4073.75789761776</text:p>
          </table:table-cell>
          <table:table-cell table:formula="of:=SQRT([.A253]^2+[.B253]^2)" office:value-type="float" office:value="4087.45692035154" calcext:value-type="float">
            <text:p>4,087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SIN(2*PI()*[.E253]/7)" office:value-type="float" office:value="-0.433883739117544" calcext:value-type="float">
            <text:p>-0.434</text:p>
          </table:table-cell>
          <table:table-cell/>
          <table:table-cell office:value-type="float" office:value="0.0402204809087657" calcext:value-type="float">
            <text:p>0.040220480908766</text:p>
          </table:table-cell>
          <table:table-cell office:value-type="float" office:value="0.300822307402816" calcext:value-type="float">
            <text:p>0.300822307402816</text:p>
          </table:table-cell>
          <table:table-cell table:formula="of:=SQRT([.H253]^2+[.I253]^2)" office:value-type="float" office:value="0.30349917251236" calcext:value-type="float">
            <text:p>0.303</text:p>
          </table:table-cell>
          <table:table-cell table:formula="of:=2*PI()*[.E253]/[.$K$1]" office:value-type="float" office:value="6.01735823649122" calcext:value-type="float">
            <text:p>6.017</text:p>
          </table:table-cell>
          <table:table-cell table:formula="of:=2*PI()/[.K253]" office:value-type="float" office:value="1.04417670682731" calcext:value-type="float">
            <text:p>1.044</text:p>
          </table:table-cell>
          <table:table-cell/>
        </table:table-row>
        <table:table-row table:style-name="ro1">
          <table:table-cell office:value-type="float" office:value="349.561007893257" calcext:value-type="float">
            <text:p>349.561007893257</text:p>
          </table:table-cell>
          <table:table-cell office:value-type="float" office:value="-3693.63166650898" calcext:value-type="float">
            <text:p>-3693.63166650898</text:p>
          </table:table-cell>
          <table:table-cell table:formula="of:=SQRT([.A254]^2+[.B254]^2)" office:value-type="float" office:value="3710.13581774" calcext:value-type="float">
            <text:p>3,71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SIN(2*PI()*[.E254]/7)" office:value-type="float" office:value="-0.974927912181819" calcext:value-type="float">
            <text:p>-0.975</text:p>
          </table:table-cell>
          <table:table-cell/>
          <table:table-cell office:value-type="float" office:value="0.0326931503370803" calcext:value-type="float">
            <text:p>0.03269315033708</text:p>
          </table:table-cell>
          <table:table-cell office:value-type="float" office:value="0.26925231716133" calcext:value-type="float">
            <text:p>0.26925231716133</text:p>
          </table:table-cell>
          <table:table-cell table:formula="of:=SQRT([.H254]^2+[.I254]^2)" office:value-type="float" office:value="0.271229888426236" calcext:value-type="float">
            <text:p>0.271</text:p>
          </table:table-cell>
          <table:table-cell table:formula="of:=2*PI()*[.E254]/[.$K$1]" office:value-type="float" office:value="6.04152433382652" calcext:value-type="float">
            <text:p>6.042</text:p>
          </table:table-cell>
          <table:table-cell table:formula="of:=2*PI()/[.K254]" office:value-type="float" office:value="1.04" calcext:value-type="float">
            <text:p>1.040</text:p>
          </table:table-cell>
          <table:table-cell/>
        </table:table-row>
        <table:table-row table:style-name="ro1">
          <table:table-cell office:value-type="float" office:value="154.467966149214" calcext:value-type="float">
            <text:p>154.467966149214</text:p>
          </table:table-cell>
          <table:table-cell office:value-type="float" office:value="-4581.07813978249" calcext:value-type="float">
            <text:p>-4581.07813978249</text:p>
          </table:table-cell>
          <table:table-cell table:formula="of:=SQRT([.A255]^2+[.B255]^2)" office:value-type="float" office:value="4583.68162892661" calcext:value-type="float">
            <text:p>4,584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SIN(2*PI()*[.E255]/7)" office:value-type="float" office:value="-0.781831482468031" calcext:value-type="float">
            <text:p>-0.782</text:p>
          </table:table-cell>
          <table:table-cell/>
          <table:table-cell office:value-type="float" office:value="0.0260929871430499" calcext:value-type="float">
            <text:p>0.02609298714305</text:p>
          </table:table-cell>
          <table:table-cell office:value-type="float" office:value="0.238994571573919" calcext:value-type="float">
            <text:p>0.238994571573919</text:p>
          </table:table-cell>
          <table:table-cell table:formula="of:=SQRT([.H255]^2+[.I255]^2)" office:value-type="float" office:value="0.240414744181484" calcext:value-type="float">
            <text:p>0.240</text:p>
          </table:table-cell>
          <table:table-cell table:formula="of:=2*PI()*[.E255]/[.$K$1]" office:value-type="float" office:value="6.06569043116183" calcext:value-type="float">
            <text:p>6.066</text:p>
          </table:table-cell>
          <table:table-cell table:formula="of:=2*PI()/[.K255]" office:value-type="float" office:value="1.03585657370518" calcext:value-type="float">
            <text:p>1.036</text:p>
          </table:table-cell>
          <table:table-cell/>
        </table:table-row>
        <table:table-row table:style-name="ro1">
          <table:table-cell office:value-type="float" office:value="1130.39231760392" calcext:value-type="float">
            <text:p>1130.39231760392</text:p>
          </table:table-cell>
          <table:table-cell office:value-type="float" office:value="-5540.36312221508" calcext:value-type="float">
            <text:p>-5540.36312221508</text:p>
          </table:table-cell>
          <table:table-cell table:formula="of:=SQRT([.A256]^2+[.B256]^2)" office:value-type="float" office:value="5654.50354299109" calcext:value-type="float">
            <text:p>5,655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SIN(2*PI()*[.E256]/7)" office:value-type="float" office:value="-8.81745695386094E-015" calcext:value-type="float">
            <text:p>0.000</text:p>
          </table:table-cell>
          <table:table-cell/>
          <table:table-cell office:value-type="float" office:value="0.0203495706670185" calcext:value-type="float">
            <text:p>0.020349570667019</text:p>
          </table:table-cell>
          <table:table-cell office:value-type="float" office:value="0.209861657737458" calcext:value-type="float">
            <text:p>0.209861657737458</text:p>
          </table:table-cell>
          <table:table-cell table:formula="of:=SQRT([.H256]^2+[.I256]^2)" office:value-type="float" office:value="0.21084596371438" calcext:value-type="float">
            <text:p>0.211</text:p>
          </table:table-cell>
          <table:table-cell table:formula="of:=2*PI()*[.E256]/[.$K$1]" office:value-type="float" office:value="6.08985652849714" calcext:value-type="float">
            <text:p>6.090</text:p>
          </table:table-cell>
          <table:table-cell table:formula="of:=2*PI()/[.K256]" office:value-type="float" office:value="1.03174603174603" calcext:value-type="float">
            <text:p>1.032</text:p>
          </table:table-cell>
          <table:table-cell/>
        </table:table-row>
        <table:table-row table:style-name="ro1">
          <table:table-cell office:value-type="float" office:value="1462.89691936017" calcext:value-type="float">
            <text:p>1462.89691936017</text:p>
          </table:table-cell>
          <table:table-cell office:value-type="float" office:value="-5794.16555581668" calcext:value-type="float">
            <text:p>-5794.16555581668</text:p>
          </table:table-cell>
          <table:table-cell table:formula="of:=SQRT([.A257]^2+[.B257]^2)" office:value-type="float" office:value="5975.98710548189" calcext:value-type="float">
            <text:p>5,976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SIN(2*PI()*[.E257]/7)" office:value-type="float" office:value="0.781831482468038" calcext:value-type="float">
            <text:p>0.782</text:p>
          </table:table-cell>
          <table:table-cell/>
          <table:table-cell office:value-type="float" office:value="0.0154040331554175" calcext:value-type="float">
            <text:p>0.015404033155418</text:p>
          </table:table-cell>
          <table:table-cell office:value-type="float" office:value="0.181686433447842" calcext:value-type="float">
            <text:p>0.181686433447842</text:p>
          </table:table-cell>
          <table:table-cell table:formula="of:=SQRT([.H257]^2+[.I257]^2)" office:value-type="float" office:value="0.182338268985011" calcext:value-type="float">
            <text:p>0.182</text:p>
          </table:table-cell>
          <table:table-cell table:formula="of:=2*PI()*[.E257]/[.$K$1]" office:value-type="float" office:value="6.11402262583244" calcext:value-type="float">
            <text:p>6.114</text:p>
          </table:table-cell>
          <table:table-cell table:formula="of:=2*PI()/[.K257]" office:value-type="float" office:value="1.02766798418972" calcext:value-type="float">
            <text:p>1.028</text:p>
          </table:table-cell>
          <table:table-cell/>
        </table:table-row>
        <table:table-row table:style-name="ro1">
          <table:table-cell office:value-type="float" office:value="-754.334118687165" calcext:value-type="float">
            <text:p>-754.334118687165</text:p>
          </table:table-cell>
          <table:table-cell office:value-type="float" office:value="-5612.41658103533" calcext:value-type="float">
            <text:p>-5612.41658103533</text:p>
          </table:table-cell>
          <table:table-cell table:formula="of:=SQRT([.A258]^2+[.B258]^2)" office:value-type="float" office:value="5662.88264417477" calcext:value-type="float">
            <text:p>5,66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SIN(2*PI()*[.E258]/7)" office:value-type="float" office:value="0.974927912181822" calcext:value-type="float">
            <text:p>0.975</text:p>
          </table:table-cell>
          <table:table-cell/>
          <table:table-cell office:value-type="float" office:value="0.0112074525137908" calcext:value-type="float">
            <text:p>0.011207452513791</text:p>
          </table:table-cell>
          <table:table-cell office:value-type="float" office:value="0.154318258472662" calcext:value-type="float">
            <text:p>0.154318258472662</text:p>
          </table:table-cell>
          <table:table-cell table:formula="of:=SQRT([.H258]^2+[.I258]^2)" office:value-type="float" office:value="0.154724697090944" calcext:value-type="float">
            <text:p>0.155</text:p>
          </table:table-cell>
          <table:table-cell table:formula="of:=2*PI()*[.E258]/[.$K$1]" office:value-type="float" office:value="6.13818872316775" calcext:value-type="float">
            <text:p>6.138</text:p>
          </table:table-cell>
          <table:table-cell table:formula="of:=2*PI()/[.K258]" office:value-type="float" office:value="1.02362204724409" calcext:value-type="float">
            <text:p>1.024</text:p>
          </table:table-cell>
          <table:table-cell/>
        </table:table-row>
        <table:table-row table:style-name="ro1">
          <table:table-cell office:value-type="float" office:value="-4744.96838924407" calcext:value-type="float">
            <text:p>-4744.96838924407</text:p>
          </table:table-cell>
          <table:table-cell office:value-type="float" office:value="-7896.56289977958" calcext:value-type="float">
            <text:p>-7896.56289977958</text:p>
          </table:table-cell>
          <table:table-cell table:formula="of:=SQRT([.A259]^2+[.B259]^2)" office:value-type="float" office:value="9212.51489253074" calcext:value-type="float">
            <text:p>9,213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SIN(2*PI()*[.E259]/7)" office:value-type="float" office:value="0.43388373911756" calcext:value-type="float">
            <text:p>0.434</text:p>
          </table:table-cell>
          <table:table-cell/>
          <table:table-cell office:value-type="float" office:value="0.0077195792436807" calcext:value-type="float">
            <text:p>0.007719579243681</text:p>
          </table:table-cell>
          <table:table-cell office:value-type="float" office:value="0.1276198583732" calcext:value-type="float">
            <text:p>0.1276198583732</text:p>
          </table:table-cell>
          <table:table-cell table:formula="of:=SQRT([.H259]^2+[.I259]^2)" office:value-type="float" office:value="0.127853119457036" calcext:value-type="float">
            <text:p>0.128</text:p>
          </table:table-cell>
          <table:table-cell table:formula="of:=2*PI()*[.E259]/[.$K$1]" office:value-type="float" office:value="6.16235482050306" calcext:value-type="float">
            <text:p>6.162</text:p>
          </table:table-cell>
          <table:table-cell table:formula="of:=2*PI()/[.K259]" office:value-type="float" office:value="1.01960784313726" calcext:value-type="float">
            <text:p>1.020</text:p>
          </table:table-cell>
          <table:table-cell/>
        </table:table-row>
        <table:table-row table:style-name="ro1">
          <table:table-cell office:value-type="float" office:value="-10396.6376568696" calcext:value-type="float">
            <text:p>-10396.6376568696</text:p>
          </table:table-cell>
          <table:table-cell office:value-type="float" office:value="-16965.4479674834" calcext:value-type="float">
            <text:p>-16965.4479674834</text:p>
          </table:table-cell>
          <table:table-cell table:formula="of:=SQRT([.A260]^2+[.B260]^2)" office:value-type="float" office:value="19897.6505976365" calcext:value-type="float">
            <text:p>19,898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SIN(2*PI()*[.E260]/7)" office:value-type="float" office:value="-0.43388373911755" calcext:value-type="float">
            <text:p>-0.434</text:p>
          </table:table-cell>
          <table:table-cell/>
          <table:table-cell office:value-type="float" office:value="0.00490783261452277" calcext:value-type="float">
            <text:p>0.004907832614523</text:p>
          </table:table-cell>
          <table:table-cell office:value-type="float" office:value="0.101464675568359" calcext:value-type="float">
            <text:p>0.101464675568359</text:p>
          </table:table-cell>
          <table:table-cell table:formula="of:=SQRT([.H260]^2+[.I260]^2)" office:value-type="float" office:value="0.101583301822516" calcext:value-type="float">
            <text:p>0.102</text:p>
          </table:table-cell>
          <table:table-cell table:formula="of:=2*PI()*[.E260]/[.$K$1]" office:value-type="float" office:value="6.18652091783836" calcext:value-type="float">
            <text:p>6.187</text:p>
          </table:table-cell>
          <table:table-cell table:formula="of:=2*PI()/[.K260]" office:value-type="float" office:value="1.015625" calcext:value-type="float">
            <text:p>1.016</text:p>
          </table:table-cell>
          <table:table-cell/>
        </table:table-row>
        <table:table-row table:style-name="ro1">
          <table:table-cell office:value-type="float" office:value="-12040.3677571356" calcext:value-type="float">
            <text:p>-12040.3677571356</text:p>
          </table:table-cell>
          <table:table-cell office:value-type="float" office:value="-28386.8133028344" calcext:value-type="float">
            <text:p>-28386.8133028344</text:p>
          </table:table-cell>
          <table:table-cell table:formula="of:=SQRT([.A261]^2+[.B261]^2)" office:value-type="float" office:value="30834.7470431824" calcext:value-type="float">
            <text:p>30,835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SIN(2*PI()*[.E261]/7)" office:value-type="float" office:value="-0.97492791218182" calcext:value-type="float">
            <text:p>-0.975</text:p>
          </table:table-cell>
          <table:table-cell/>
          <table:table-cell office:value-type="float" office:value="0.00274651744005856" calcext:value-type="float">
            <text:p>0.002746517440059</text:p>
          </table:table-cell>
          <table:table-cell office:value-type="float" office:value="0.0757345941200782" calcext:value-type="float">
            <text:p>0.075734594120078</text:p>
          </table:table-cell>
          <table:table-cell table:formula="of:=SQRT([.H261]^2+[.I261]^2)" office:value-type="float" office:value="0.0757843790274852" calcext:value-type="float">
            <text:p>0.076</text:p>
          </table:table-cell>
          <table:table-cell table:formula="of:=2*PI()*[.E261]/[.$K$1]" office:value-type="float" office:value="6.21068701517367" calcext:value-type="float">
            <text:p>6.211</text:p>
          </table:table-cell>
          <table:table-cell table:formula="of:=2*PI()/[.K261]" office:value-type="float" office:value="1.01167315175097" calcext:value-type="float">
            <text:p>1.012</text:p>
          </table:table-cell>
          <table:table-cell/>
        </table:table-row>
        <table:table-row table:style-name="ro1">
          <table:table-cell office:value-type="float" office:value="3850.6127280848" calcext:value-type="float">
            <text:p>3850.6127280848</text:p>
          </table:table-cell>
          <table:table-cell office:value-type="float" office:value="-32240.9804684524" calcext:value-type="float">
            <text:p>-32240.9804684524</text:p>
          </table:table-cell>
          <table:table-cell table:formula="of:=SQRT([.A262]^2+[.B262]^2)" office:value-type="float" office:value="32470.1099466697" calcext:value-type="float">
            <text:p>32,470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SIN(2*PI()*[.E262]/7)" office:value-type="float" office:value="-0.781831482468044" calcext:value-type="float">
            <text:p>-0.782</text:p>
          </table:table-cell>
          <table:table-cell/>
          <table:table-cell office:value-type="float" office:value="0.0012162251934063" calcext:value-type="float">
            <text:p>0.001216225193406</text:p>
          </table:table-cell>
          <table:table-cell office:value-type="float" office:value="0.0503179478577527" calcext:value-type="float">
            <text:p>0.050317947857753</text:p>
          </table:table-cell>
          <table:table-cell table:formula="of:=SQRT([.H262]^2+[.I262]^2)" office:value-type="float" office:value="0.0503326442811879" calcext:value-type="float">
            <text:p>0.050</text:p>
          </table:table-cell>
          <table:table-cell table:formula="of:=2*PI()*[.E262]/[.$K$1]" office:value-type="float" office:value="6.23485311250897" calcext:value-type="float">
            <text:p>6.235</text:p>
          </table:table-cell>
          <table:table-cell table:formula="of:=2*PI()/[.K262]" office:value-type="float" office:value="1.0077519379845" calcext:value-type="float">
            <text:p>1.008</text:p>
          </table:table-cell>
          <table:table-cell/>
        </table:table-row>
        <table:table-row table:style-name="ro1">
          <table:table-cell office:value-type="float" office:value="47788.6717662719" calcext:value-type="float">
            <text:p>47788.6717662719</text:p>
          </table:table-cell>
          <table:table-cell office:value-type="float" office:value="-23264.3342789066" calcext:value-type="float">
            <text:p>-23264.3342789066</text:p>
          </table:table-cell>
          <table:table-cell table:formula="of:=SQRT([.A263]^2+[.B263]^2)" office:value-type="float" office:value="53150.6011125479" calcext:value-type="float">
            <text:p>53,15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SIN(2*PI()*[.E263]/7)" office:value-type="float" office:value="-0.0000000000000303786683864934" calcext:value-type="float">
            <text:p>0.000</text:p>
          </table:table-cell>
          <table:table-cell/>
          <table:table-cell office:value-type="float" office:value="0.000303392787819429" calcext:value-type="float">
            <text:p>0.000303392787819</text:p>
          </table:table-cell>
          <table:table-cell office:value-type="float" office:value="0.02510773820385" calcext:value-type="float">
            <text:p>0.02510773820385</text:p>
          </table:table-cell>
          <table:table-cell table:formula="of:=SQRT([.H263]^2+[.I263]^2)" office:value-type="float" office:value="0.025109571181061" calcext:value-type="float">
            <text:p>0.025</text:p>
          </table:table-cell>
          <table:table-cell table:formula="of:=2*PI()*[.E263]/[.$K$1]" office:value-type="float" office:value="6.25901920984428" calcext:value-type="float">
            <text:p>6.259</text:p>
          </table:table-cell>
          <table:table-cell table:formula="of:=2*PI()/[.K263]" office:value-type="float" office:value="1.003861003861" calcext:value-type="float">
            <text:p>1.004</text:p>
          </table:table-cell>
          <table:table-cell/>
        </table:table-row>
      </table:table>
      <table:table table:name="CSV covid_growth" table:style-name="ta1">
        <table:shapes>
          <draw:frame draw:z-index="0" draw:style-name="gr5" draw:text-style-name="P5" svg:width="6.2988in" svg:height="3.5429in" svg:x="3.7476in" svg:y="0.5638in">
            <draw:object draw:notify-on-update-of-ranges="'CSV covid_growth'.A3:'CSV covid_growth'.A262 'CSV covid_growth'.B1:'CSV covid_growth'.B1 'CSV covid_growth'.B3:'CSV covid_growth'.B2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87"/>
        <table:table-column table:style-name="co1" table:default-cell-style-name="ce92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office:value-type="date" office:date-value="2020-03-01" calcext:value-type="date">
            <text:p>01-Mar-2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$'Table 5 - Testing'.A6]" office:value-type="date" office:date-value="2020-03-02" calcext:value-type="date">
            <text:p>02-Mar-20</text:p>
          </table:table-cell>
          <table:table-cell table:formula="of:=[$'Table 5 - Testing'.C6]" office:value-type="float" office:value="1" calcext:value-type="float">
            <text:p>1</text:p>
          </table:table-cell>
        </table:table-row>
        <table:table-row table:style-name="ro1">
          <table:table-cell table:formula="of:=[$'Table 5 - Testing'.A7]" office:value-type="date" office:date-value="2020-03-03" calcext:value-type="date">
            <text:p>03-Mar-20</text:p>
          </table:table-cell>
          <table:table-cell table:formula="of:=[$'Table 5 - Testing'.C7]" office:value-type="float" office:value="1" calcext:value-type="float">
            <text:p>1</text:p>
          </table:table-cell>
        </table:table-row>
        <table:table-row table:style-name="ro1">
          <table:table-cell table:formula="of:=[$'Table 5 - Testing'.A8]" office:value-type="date" office:date-value="2020-03-04" calcext:value-type="date">
            <text:p>04-Mar-20</text:p>
          </table:table-cell>
          <table:table-cell table:formula="of:=[$'Table 5 - Testing'.C8]" office:value-type="float" office:value="3" calcext:value-type="float">
            <text:p>3</text:p>
          </table:table-cell>
        </table:table-row>
        <table:table-row table:style-name="ro1">
          <table:table-cell table:formula="of:=[$'Table 5 - Testing'.A9]" office:value-type="date" office:date-value="2020-03-05" calcext:value-type="date">
            <text:p>05-Mar-20</text:p>
          </table:table-cell>
          <table:table-cell table:formula="of:=[$'Table 5 - Testing'.C9]" office:value-type="float" office:value="6" calcext:value-type="float">
            <text:p>6</text:p>
          </table:table-cell>
        </table:table-row>
        <table:table-row table:style-name="ro1">
          <table:table-cell table:formula="of:=[$'Table 5 - Testing'.A10]" office:value-type="date" office:date-value="2020-03-06" calcext:value-type="date">
            <text:p>06-Mar-20</text:p>
          </table:table-cell>
          <table:table-cell table:formula="of:=[$'Table 5 - Testing'.C10]" office:value-type="float" office:value="11" calcext:value-type="float">
            <text:p>11</text:p>
          </table:table-cell>
        </table:table-row>
        <table:table-row table:style-name="ro1">
          <table:table-cell table:formula="of:=[$'Table 5 - Testing'.A11]" office:value-type="date" office:date-value="2020-03-07" calcext:value-type="date">
            <text:p>07-Mar-20</text:p>
          </table:table-cell>
          <table:table-cell table:formula="of:=[$'Table 5 - Testing'.C11]" office:value-type="float" office:value="16" calcext:value-type="float">
            <text:p>16</text:p>
          </table:table-cell>
        </table:table-row>
        <table:table-row table:style-name="ro1">
          <table:table-cell table:formula="of:=[$'Table 5 - Testing'.A12]" office:value-type="date" office:date-value="2020-03-08" calcext:value-type="date">
            <text:p>08-Mar-20</text:p>
          </table:table-cell>
          <table:table-cell table:formula="of:=[$'Table 5 - Testing'.C12]" office:value-type="float" office:value="18" calcext:value-type="float">
            <text:p>18</text:p>
          </table:table-cell>
        </table:table-row>
        <table:table-row table:style-name="ro1">
          <table:table-cell table:formula="of:=[$'Table 5 - Testing'.A13]" office:value-type="date" office:date-value="2020-03-09" calcext:value-type="date">
            <text:p>09-Mar-20</text:p>
          </table:table-cell>
          <table:table-cell table:formula="of:=[$'Table 5 - Testing'.C13]" office:value-type="float" office:value="23" calcext:value-type="float">
            <text:p>23</text:p>
          </table:table-cell>
        </table:table-row>
        <table:table-row table:style-name="ro1">
          <table:table-cell table:formula="of:=[$'Table 5 - Testing'.A14]" office:value-type="date" office:date-value="2020-03-10" calcext:value-type="date">
            <text:p>10-Mar-20</text:p>
          </table:table-cell>
          <table:table-cell table:formula="of:=[$'Table 5 - Testing'.C14]" office:value-type="float" office:value="27" calcext:value-type="float">
            <text:p>27</text:p>
          </table:table-cell>
        </table:table-row>
        <table:table-row table:style-name="ro1">
          <table:table-cell table:formula="of:=[$'Table 5 - Testing'.A15]" office:value-type="date" office:date-value="2020-03-11" calcext:value-type="date">
            <text:p>11-Mar-20</text:p>
          </table:table-cell>
          <table:table-cell table:formula="of:=[$'Table 5 - Testing'.C15]" office:value-type="float" office:value="36" calcext:value-type="float">
            <text:p>36</text:p>
          </table:table-cell>
        </table:table-row>
        <table:table-row table:style-name="ro1">
          <table:table-cell table:formula="of:=[$'Table 5 - Testing'.A16]" office:value-type="date" office:date-value="2020-03-12" calcext:value-type="date">
            <text:p>12-Mar-20</text:p>
          </table:table-cell>
          <table:table-cell table:formula="of:=[$'Table 5 - Testing'.C16]" office:value-type="float" office:value="60" calcext:value-type="float">
            <text:p>60</text:p>
          </table:table-cell>
        </table:table-row>
        <table:table-row table:style-name="ro1">
          <table:table-cell table:formula="of:=[$'Table 5 - Testing'.A17]" office:value-type="date" office:date-value="2020-03-13" calcext:value-type="date">
            <text:p>13-Mar-20</text:p>
          </table:table-cell>
          <table:table-cell table:formula="of:=[$'Table 5 - Testing'.C17]" office:value-type="float" office:value="85" calcext:value-type="float">
            <text:p>85</text:p>
          </table:table-cell>
        </table:table-row>
        <table:table-row table:style-name="ro1">
          <table:table-cell table:formula="of:=[$'Table 5 - Testing'.A18]" office:value-type="date" office:date-value="2020-03-14" calcext:value-type="date">
            <text:p>14-Mar-20</text:p>
          </table:table-cell>
          <table:table-cell table:formula="of:=[$'Table 5 - Testing'.C18]" office:value-type="float" office:value="121" calcext:value-type="float">
            <text:p>121</text:p>
          </table:table-cell>
        </table:table-row>
        <table:table-row table:style-name="ro1">
          <table:table-cell table:formula="of:=[$'Table 5 - Testing'.A19]" office:value-type="date" office:date-value="2020-03-15" calcext:value-type="date">
            <text:p>15-Mar-20</text:p>
          </table:table-cell>
          <table:table-cell table:formula="of:=[$'Table 5 - Testing'.C19]" office:value-type="float" office:value="153" calcext:value-type="float">
            <text:p>153</text:p>
          </table:table-cell>
        </table:table-row>
        <table:table-row table:style-name="ro1">
          <table:table-cell table:formula="of:=[$'Table 5 - Testing'.A20]" office:value-type="date" office:date-value="2020-03-16" calcext:value-type="date">
            <text:p>16-Mar-20</text:p>
          </table:table-cell>
          <table:table-cell table:formula="of:=[$'Table 5 - Testing'.C20]" office:value-type="float" office:value="171" calcext:value-type="float">
            <text:p>171</text:p>
          </table:table-cell>
        </table:table-row>
        <table:table-row table:style-name="ro1">
          <table:table-cell table:formula="of:=[$'Table 5 - Testing'.A21]" office:value-type="date" office:date-value="2020-03-17" calcext:value-type="date">
            <text:p>17-Mar-20</text:p>
          </table:table-cell>
          <table:table-cell table:formula="of:=[$'Table 5 - Testing'.C21]" office:value-type="float" office:value="195" calcext:value-type="float">
            <text:p>195</text:p>
          </table:table-cell>
        </table:table-row>
        <table:table-row table:style-name="ro1">
          <table:table-cell table:formula="of:=[$'Table 5 - Testing'.A22]" office:value-type="date" office:date-value="2020-03-18" calcext:value-type="date">
            <text:p>18-Mar-20</text:p>
          </table:table-cell>
          <table:table-cell table:formula="of:=[$'Table 5 - Testing'.C22]" office:value-type="float" office:value="227" calcext:value-type="float">
            <text:p>227</text:p>
          </table:table-cell>
        </table:table-row>
        <table:table-row table:style-name="ro1">
          <table:table-cell table:formula="of:=[$'Table 5 - Testing'.A23]" office:value-type="date" office:date-value="2020-03-19" calcext:value-type="date">
            <text:p>19-Mar-20</text:p>
          </table:table-cell>
          <table:table-cell table:formula="of:=[$'Table 5 - Testing'.C23]" office:value-type="float" office:value="266" calcext:value-type="float">
            <text:p>266</text:p>
          </table:table-cell>
        </table:table-row>
        <table:table-row table:style-name="ro1">
          <table:table-cell table:formula="of:=[$'Table 5 - Testing'.A24]" office:value-type="date" office:date-value="2020-03-20" calcext:value-type="date">
            <text:p>20-Mar-20</text:p>
          </table:table-cell>
          <table:table-cell table:formula="of:=[$'Table 5 - Testing'.C24]" office:value-type="float" office:value="322" calcext:value-type="float">
            <text:p>322</text:p>
          </table:table-cell>
        </table:table-row>
        <table:table-row table:style-name="ro1">
          <table:table-cell table:formula="of:=[$'Table 5 - Testing'.A25]" office:value-type="date" office:date-value="2020-03-21" calcext:value-type="date">
            <text:p>21-Mar-20</text:p>
          </table:table-cell>
          <table:table-cell table:formula="of:=[$'Table 5 - Testing'.C25]" office:value-type="float" office:value="373" calcext:value-type="float">
            <text:p>373</text:p>
          </table:table-cell>
        </table:table-row>
        <table:table-row table:style-name="ro1">
          <table:table-cell table:formula="of:=[$'Table 5 - Testing'.A26]" office:value-type="date" office:date-value="2020-03-22" calcext:value-type="date">
            <text:p>22-Mar-20</text:p>
          </table:table-cell>
          <table:table-cell table:formula="of:=[$'Table 5 - Testing'.C26]" office:value-type="float" office:value="416" calcext:value-type="float">
            <text:p>416</text:p>
          </table:table-cell>
        </table:table-row>
        <table:table-row table:style-name="ro1">
          <table:table-cell table:formula="of:=[$'Table 5 - Testing'.A27]" office:value-type="date" office:date-value="2020-03-23" calcext:value-type="date">
            <text:p>23-Mar-20</text:p>
          </table:table-cell>
          <table:table-cell table:formula="of:=[$'Table 5 - Testing'.C27]" office:value-type="float" office:value="499" calcext:value-type="float">
            <text:p>499</text:p>
          </table:table-cell>
        </table:table-row>
        <table:table-row table:style-name="ro1">
          <table:table-cell table:formula="of:=[$'Table 5 - Testing'.A28]" office:value-type="date" office:date-value="2020-03-24" calcext:value-type="date">
            <text:p>24-Mar-20</text:p>
          </table:table-cell>
          <table:table-cell table:formula="of:=[$'Table 5 - Testing'.C28]" office:value-type="float" office:value="584" calcext:value-type="float">
            <text:p>584</text:p>
          </table:table-cell>
        </table:table-row>
        <table:table-row table:style-name="ro1">
          <table:table-cell table:formula="of:=[$'Table 5 - Testing'.A29]" office:value-type="date" office:date-value="2020-03-25" calcext:value-type="date">
            <text:p>25-Mar-20</text:p>
          </table:table-cell>
          <table:table-cell table:formula="of:=[$'Table 5 - Testing'.C29]" office:value-type="float" office:value="719" calcext:value-type="float">
            <text:p>719</text:p>
          </table:table-cell>
        </table:table-row>
        <table:table-row table:style-name="ro1">
          <table:table-cell table:formula="of:=[$'Table 5 - Testing'.A30]" office:value-type="date" office:date-value="2020-03-26" calcext:value-type="date">
            <text:p>26-Mar-20</text:p>
          </table:table-cell>
          <table:table-cell table:formula="of:=[$'Table 5 - Testing'.C30]" office:value-type="float" office:value="894" calcext:value-type="float">
            <text:p>894</text:p>
          </table:table-cell>
        </table:table-row>
        <table:table-row table:style-name="ro1">
          <table:table-cell table:formula="of:=[$'Table 5 - Testing'.A31]" office:value-type="date" office:date-value="2020-03-27" calcext:value-type="date">
            <text:p>27-Mar-20</text:p>
          </table:table-cell>
          <table:table-cell table:formula="of:=[$'Table 5 - Testing'.C31]" office:value-type="float" office:value="1059" calcext:value-type="float">
            <text:p>1,059</text:p>
          </table:table-cell>
        </table:table-row>
        <table:table-row table:style-name="ro1">
          <table:table-cell table:formula="of:=[$'Table 5 - Testing'.A32]" office:value-type="date" office:date-value="2020-03-28" calcext:value-type="date">
            <text:p>28-Mar-20</text:p>
          </table:table-cell>
          <table:table-cell table:formula="of:=[$'Table 5 - Testing'.C32]" office:value-type="float" office:value="1245" calcext:value-type="float">
            <text:p>1,245</text:p>
          </table:table-cell>
        </table:table-row>
        <table:table-row table:style-name="ro1">
          <table:table-cell table:formula="of:=[$'Table 5 - Testing'.A33]" office:value-type="date" office:date-value="2020-03-29" calcext:value-type="date">
            <text:p>29-Mar-20</text:p>
          </table:table-cell>
          <table:table-cell table:formula="of:=[$'Table 5 - Testing'.C33]" office:value-type="float" office:value="1384" calcext:value-type="float">
            <text:p>1,384</text:p>
          </table:table-cell>
        </table:table-row>
        <table:table-row table:style-name="ro1">
          <table:table-cell table:formula="of:=[$'Table 5 - Testing'.A34]" office:value-type="date" office:date-value="2020-03-30" calcext:value-type="date">
            <text:p>30-Mar-20</text:p>
          </table:table-cell>
          <table:table-cell table:formula="of:=[$'Table 5 - Testing'.C34]" office:value-type="float" office:value="1563" calcext:value-type="float">
            <text:p>1,563</text:p>
          </table:table-cell>
        </table:table-row>
        <table:table-row table:style-name="ro1">
          <table:table-cell table:formula="of:=[$'Table 5 - Testing'.A35]" office:value-type="date" office:date-value="2020-03-31" calcext:value-type="date">
            <text:p>31-Mar-20</text:p>
          </table:table-cell>
          <table:table-cell table:formula="of:=[$'Table 5 - Testing'.C35]" office:value-type="float" office:value="1993" calcext:value-type="float">
            <text:p>1,993</text:p>
          </table:table-cell>
        </table:table-row>
        <table:table-row table:style-name="ro1">
          <table:table-cell table:formula="of:=[$'Table 5 - Testing'.A36]" office:value-type="date" office:date-value="2020-04-01" calcext:value-type="date">
            <text:p>01-Apr-20</text:p>
          </table:table-cell>
          <table:table-cell table:formula="of:=[$'Table 5 - Testing'.C36]" office:value-type="float" office:value="2310" calcext:value-type="float">
            <text:p>2,310</text:p>
          </table:table-cell>
        </table:table-row>
        <table:table-row table:style-name="ro1">
          <table:table-cell table:formula="of:=[$'Table 5 - Testing'.A37]" office:value-type="date" office:date-value="2020-04-02" calcext:value-type="date">
            <text:p>02-Apr-20</text:p>
          </table:table-cell>
          <table:table-cell table:formula="of:=[$'Table 5 - Testing'.C37]" office:value-type="float" office:value="2602" calcext:value-type="float">
            <text:p>2,602</text:p>
          </table:table-cell>
        </table:table-row>
        <table:table-row table:style-name="ro1">
          <table:table-cell table:formula="of:=[$'Table 5 - Testing'.A38]" office:value-type="date" office:date-value="2020-04-03" calcext:value-type="date">
            <text:p>03-Apr-20</text:p>
          </table:table-cell>
          <table:table-cell table:formula="of:=[$'Table 5 - Testing'.C38]" office:value-type="float" office:value="3001" calcext:value-type="float">
            <text:p>3,001</text:p>
          </table:table-cell>
        </table:table-row>
        <table:table-row table:style-name="ro1">
          <table:table-cell table:formula="of:=[$'Table 5 - Testing'.A39]" office:value-type="date" office:date-value="2020-04-04" calcext:value-type="date">
            <text:p>04-Apr-20</text:p>
          </table:table-cell>
          <table:table-cell table:formula="of:=[$'Table 5 - Testing'.C39]" office:value-type="float" office:value="3345" calcext:value-type="float">
            <text:p>3,345</text:p>
          </table:table-cell>
        </table:table-row>
        <table:table-row table:style-name="ro1">
          <table:table-cell table:formula="of:=[$'Table 5 - Testing'.A40]" office:value-type="date" office:date-value="2020-04-05" calcext:value-type="date">
            <text:p>05-Apr-20</text:p>
          </table:table-cell>
          <table:table-cell table:formula="of:=[$'Table 5 - Testing'.C40]" office:value-type="float" office:value="3706" calcext:value-type="float">
            <text:p>3,706</text:p>
          </table:table-cell>
        </table:table-row>
        <table:table-row table:style-name="ro1">
          <table:table-cell table:formula="of:=[$'Table 5 - Testing'.A41]" office:value-type="date" office:date-value="2020-04-06" calcext:value-type="date">
            <text:p>06-Apr-20</text:p>
          </table:table-cell>
          <table:table-cell table:formula="of:=[$'Table 5 - Testing'.C41]" office:value-type="float" office:value="3961" calcext:value-type="float">
            <text:p>3,961</text:p>
          </table:table-cell>
        </table:table-row>
        <table:table-row table:style-name="ro1">
          <table:table-cell table:formula="of:=[$'Table 5 - Testing'.A42]" office:value-type="date" office:date-value="2020-04-07" calcext:value-type="date">
            <text:p>07-Apr-20</text:p>
          </table:table-cell>
          <table:table-cell table:formula="of:=[$'Table 5 - Testing'.C42]" office:value-type="float" office:value="4229" calcext:value-type="float">
            <text:p>4,229</text:p>
          </table:table-cell>
        </table:table-row>
        <table:table-row table:style-name="ro1">
          <table:table-cell table:formula="of:=[$'Table 5 - Testing'.A43]" office:value-type="date" office:date-value="2020-04-08" calcext:value-type="date">
            <text:p>08-Apr-20</text:p>
          </table:table-cell>
          <table:table-cell table:formula="of:=[$'Table 5 - Testing'.C43]" office:value-type="float" office:value="4565" calcext:value-type="float">
            <text:p>4,565</text:p>
          </table:table-cell>
        </table:table-row>
        <table:table-row table:style-name="ro1">
          <table:table-cell table:formula="of:=[$'Table 5 - Testing'.A44]" office:value-type="date" office:date-value="2020-04-09" calcext:value-type="date">
            <text:p>09-Apr-20</text:p>
          </table:table-cell>
          <table:table-cell table:formula="of:=[$'Table 5 - Testing'.C44]" office:value-type="float" office:value="4957" calcext:value-type="float">
            <text:p>4,957</text:p>
          </table:table-cell>
        </table:table-row>
        <table:table-row table:style-name="ro1">
          <table:table-cell table:formula="of:=[$'Table 5 - Testing'.A45]" office:value-type="date" office:date-value="2020-04-10" calcext:value-type="date">
            <text:p>10-Apr-20</text:p>
          </table:table-cell>
          <table:table-cell table:formula="of:=[$'Table 5 - Testing'.C45]" office:value-type="float" office:value="5275" calcext:value-type="float">
            <text:p>5,275</text:p>
          </table:table-cell>
        </table:table-row>
        <table:table-row table:style-name="ro1">
          <table:table-cell table:formula="of:=[$'Table 5 - Testing'.A46]" office:value-type="date" office:date-value="2020-04-11" calcext:value-type="date">
            <text:p>11-Apr-20</text:p>
          </table:table-cell>
          <table:table-cell table:formula="of:=[$'Table 5 - Testing'.C46]" office:value-type="float" office:value="5590" calcext:value-type="float">
            <text:p>5,590</text:p>
          </table:table-cell>
        </table:table-row>
        <table:table-row table:style-name="ro1">
          <table:table-cell table:formula="of:=[$'Table 5 - Testing'.A47]" office:value-type="date" office:date-value="2020-04-12" calcext:value-type="date">
            <text:p>12-Apr-20</text:p>
          </table:table-cell>
          <table:table-cell table:formula="of:=[$'Table 5 - Testing'.C47]" office:value-type="float" office:value="5912" calcext:value-type="float">
            <text:p>5,912</text:p>
          </table:table-cell>
        </table:table-row>
        <table:table-row table:style-name="ro1">
          <table:table-cell table:formula="of:=[$'Table 5 - Testing'.A48]" office:value-type="date" office:date-value="2020-04-13" calcext:value-type="date">
            <text:p>13-Apr-20</text:p>
          </table:table-cell>
          <table:table-cell table:formula="of:=[$'Table 5 - Testing'.C48]" office:value-type="float" office:value="6067" calcext:value-type="float">
            <text:p>6,067</text:p>
          </table:table-cell>
        </table:table-row>
        <table:table-row table:style-name="ro1">
          <table:table-cell table:formula="of:=[$'Table 5 - Testing'.A49]" office:value-type="date" office:date-value="2020-04-14" calcext:value-type="date">
            <text:p>14-Apr-20</text:p>
          </table:table-cell>
          <table:table-cell table:formula="of:=[$'Table 5 - Testing'.C49]" office:value-type="float" office:value="6358" calcext:value-type="float">
            <text:p>6,358</text:p>
          </table:table-cell>
        </table:table-row>
        <table:table-row table:style-name="ro1">
          <table:table-cell table:formula="of:=[$'Table 5 - Testing'.A50]" office:value-type="date" office:date-value="2020-04-15" calcext:value-type="date">
            <text:p>15-Apr-20</text:p>
          </table:table-cell>
          <table:table-cell table:formula="of:=[$'Table 5 - Testing'.C50]" office:value-type="float" office:value="6748" calcext:value-type="float">
            <text:p>6,748</text:p>
          </table:table-cell>
        </table:table-row>
        <table:table-row table:style-name="ro1">
          <table:table-cell table:formula="of:=[$'Table 5 - Testing'.A51]" office:value-type="date" office:date-value="2020-04-16" calcext:value-type="date">
            <text:p>16-Apr-20</text:p>
          </table:table-cell>
          <table:table-cell table:formula="of:=[$'Table 5 - Testing'.C51]" office:value-type="float" office:value="7102" calcext:value-type="float">
            <text:p>7,102</text:p>
          </table:table-cell>
        </table:table-row>
        <table:table-row table:style-name="ro1">
          <table:table-cell table:formula="of:=[$'Table 5 - Testing'.A52]" office:value-type="date" office:date-value="2020-04-17" calcext:value-type="date">
            <text:p>17-Apr-20</text:p>
          </table:table-cell>
          <table:table-cell table:formula="of:=[$'Table 5 - Testing'.C52]" office:value-type="float" office:value="7409" calcext:value-type="float">
            <text:p>7,409</text:p>
          </table:table-cell>
        </table:table-row>
        <table:table-row table:style-name="ro1">
          <table:table-cell table:formula="of:=[$'Table 5 - Testing'.A53]" office:value-type="date" office:date-value="2020-04-18" calcext:value-type="date">
            <text:p>18-Apr-20</text:p>
          </table:table-cell>
          <table:table-cell table:formula="of:=[$'Table 5 - Testing'.C53]" office:value-type="float" office:value="7820" calcext:value-type="float">
            <text:p>7,820</text:p>
          </table:table-cell>
        </table:table-row>
        <table:table-row table:style-name="ro1">
          <table:table-cell table:formula="of:=[$'Table 5 - Testing'.A54]" office:value-type="date" office:date-value="2020-04-19" calcext:value-type="date">
            <text:p>19-Apr-20</text:p>
          </table:table-cell>
          <table:table-cell table:formula="of:=[$'Table 5 - Testing'.C54]" office:value-type="float" office:value="8187" calcext:value-type="float">
            <text:p>8,187</text:p>
          </table:table-cell>
        </table:table-row>
        <table:table-row table:style-name="ro1">
          <table:table-cell table:formula="of:=[$'Table 5 - Testing'.A55]" office:value-type="date" office:date-value="2020-04-20" calcext:value-type="date">
            <text:p>20-Apr-20</text:p>
          </table:table-cell>
          <table:table-cell table:formula="of:=[$'Table 5 - Testing'.C55]" office:value-type="float" office:value="8450" calcext:value-type="float">
            <text:p>8,450</text:p>
          </table:table-cell>
        </table:table-row>
        <table:table-row table:style-name="ro1">
          <table:table-cell table:formula="of:=[$'Table 5 - Testing'.A56]" office:value-type="date" office:date-value="2020-04-21" calcext:value-type="date">
            <text:p>21-Apr-20</text:p>
          </table:table-cell>
          <table:table-cell table:formula="of:=[$'Table 5 - Testing'.C56]" office:value-type="float" office:value="8672" calcext:value-type="float">
            <text:p>8,672</text:p>
          </table:table-cell>
        </table:table-row>
        <table:table-row table:style-name="ro1">
          <table:table-cell table:formula="of:=[$'Table 5 - Testing'.A57]" office:value-type="date" office:date-value="2020-04-22" calcext:value-type="date">
            <text:p>22-Apr-20</text:p>
          </table:table-cell>
          <table:table-cell table:formula="of:=[$'Table 5 - Testing'.C57]" office:value-type="float" office:value="9038" calcext:value-type="float">
            <text:p>9,038</text:p>
          </table:table-cell>
        </table:table-row>
        <table:table-row table:style-name="ro1">
          <table:table-cell table:formula="of:=[$'Table 5 - Testing'.A58]" office:value-type="date" office:date-value="2020-04-23" calcext:value-type="date">
            <text:p>23-Apr-20</text:p>
          </table:table-cell>
          <table:table-cell table:formula="of:=[$'Table 5 - Testing'.C58]" office:value-type="float" office:value="9409" calcext:value-type="float">
            <text:p>9,409</text:p>
          </table:table-cell>
        </table:table-row>
        <table:table-row table:style-name="ro1">
          <table:table-cell table:formula="of:=[$'Table 5 - Testing'.A59]" office:value-type="date" office:date-value="2020-04-24" calcext:value-type="date">
            <text:p>24-Apr-20</text:p>
          </table:table-cell>
          <table:table-cell table:formula="of:=[$'Table 5 - Testing'.C59]" office:value-type="float" office:value="9697" calcext:value-type="float">
            <text:p>9,697</text:p>
          </table:table-cell>
        </table:table-row>
        <table:table-row table:style-name="ro1">
          <table:table-cell table:formula="of:=[$'Table 5 - Testing'.A60]" office:value-type="date" office:date-value="2020-04-25" calcext:value-type="date">
            <text:p>25-Apr-20</text:p>
          </table:table-cell>
          <table:table-cell table:formula="of:=[$'Table 5 - Testing'.C60]" office:value-type="float" office:value="10051" calcext:value-type="float">
            <text:p>10,051</text:p>
          </table:table-cell>
        </table:table-row>
        <table:table-row table:style-name="ro1">
          <table:table-cell table:formula="of:=[$'Table 5 - Testing'.A61]" office:value-type="date" office:date-value="2020-04-26" calcext:value-type="date">
            <text:p>26-Apr-20</text:p>
          </table:table-cell>
          <table:table-cell table:formula="of:=[$'Table 5 - Testing'.C61]" office:value-type="float" office:value="10324" calcext:value-type="float">
            <text:p>10,324</text:p>
          </table:table-cell>
        </table:table-row>
        <table:table-row table:style-name="ro1">
          <table:table-cell table:formula="of:=[$'Table 5 - Testing'.A62]" office:value-type="date" office:date-value="2020-04-27" calcext:value-type="date">
            <text:p>27-Apr-20</text:p>
          </table:table-cell>
          <table:table-cell table:formula="of:=[$'Table 5 - Testing'.C62]" office:value-type="float" office:value="10521" calcext:value-type="float">
            <text:p>10,521</text:p>
          </table:table-cell>
        </table:table-row>
        <table:table-row table:style-name="ro1">
          <table:table-cell table:formula="of:=[$'Table 5 - Testing'.A63]" office:value-type="date" office:date-value="2020-04-28" calcext:value-type="date">
            <text:p>28-Apr-20</text:p>
          </table:table-cell>
          <table:table-cell table:formula="of:=[$'Table 5 - Testing'.C63]" office:value-type="float" office:value="10721" calcext:value-type="float">
            <text:p>10,721</text:p>
          </table:table-cell>
        </table:table-row>
        <table:table-row table:style-name="ro1">
          <table:table-cell table:formula="of:=[$'Table 5 - Testing'.A64]" office:value-type="date" office:date-value="2020-04-29" calcext:value-type="date">
            <text:p>29-Apr-20</text:p>
          </table:table-cell>
          <table:table-cell table:formula="of:=[$'Table 5 - Testing'.C64]" office:value-type="float" office:value="11034" calcext:value-type="float">
            <text:p>11,034</text:p>
          </table:table-cell>
        </table:table-row>
        <table:table-row table:style-name="ro1">
          <table:table-cell table:formula="of:=[$'Table 5 - Testing'.A65]" office:value-type="date" office:date-value="2020-04-30" calcext:value-type="date">
            <text:p>30-Apr-20</text:p>
          </table:table-cell>
          <table:table-cell table:formula="of:=[$'Table 5 - Testing'.C65]" office:value-type="float" office:value="11353" calcext:value-type="float">
            <text:p>11,353</text:p>
          </table:table-cell>
        </table:table-row>
        <table:table-row table:style-name="ro1">
          <table:table-cell table:formula="of:=[$'Table 5 - Testing'.A66]" office:value-type="date" office:date-value="2020-05-01" calcext:value-type="date">
            <text:p>01-May-20</text:p>
          </table:table-cell>
          <table:table-cell table:formula="of:=[$'Table 5 - Testing'.C66]" office:value-type="float" office:value="11654" calcext:value-type="float">
            <text:p>11,654</text:p>
          </table:table-cell>
        </table:table-row>
        <table:table-row table:style-name="ro1">
          <table:table-cell table:formula="of:=[$'Table 5 - Testing'.A67]" office:value-type="date" office:date-value="2020-05-02" calcext:value-type="date">
            <text:p>02-May-20</text:p>
          </table:table-cell>
          <table:table-cell table:formula="of:=[$'Table 5 - Testing'.C67]" office:value-type="float" office:value="11927" calcext:value-type="float">
            <text:p>11,927</text:p>
          </table:table-cell>
        </table:table-row>
        <table:table-row table:style-name="ro1">
          <table:table-cell table:formula="of:=[$'Table 5 - Testing'.A68]" office:value-type="date" office:date-value="2020-05-03" calcext:value-type="date">
            <text:p>03-May-20</text:p>
          </table:table-cell>
          <table:table-cell table:formula="of:=[$'Table 5 - Testing'.C68]" office:value-type="float" office:value="12097" calcext:value-type="float">
            <text:p>12,097</text:p>
          </table:table-cell>
        </table:table-row>
        <table:table-row table:style-name="ro1">
          <table:table-cell table:formula="of:=[$'Table 5 - Testing'.A69]" office:value-type="date" office:date-value="2020-05-04" calcext:value-type="date">
            <text:p>04-May-20</text:p>
          </table:table-cell>
          <table:table-cell table:formula="of:=[$'Table 5 - Testing'.C69]" office:value-type="float" office:value="12266" calcext:value-type="float">
            <text:p>12,266</text:p>
          </table:table-cell>
        </table:table-row>
        <table:table-row table:style-name="ro1">
          <table:table-cell table:formula="of:=[$'Table 5 - Testing'.A70]" office:value-type="date" office:date-value="2020-05-05" calcext:value-type="date">
            <text:p>05-May-20</text:p>
          </table:table-cell>
          <table:table-cell table:formula="of:=[$'Table 5 - Testing'.C70]" office:value-type="float" office:value="12437" calcext:value-type="float">
            <text:p>12,437</text:p>
          </table:table-cell>
        </table:table-row>
        <table:table-row table:style-name="ro1">
          <table:table-cell table:formula="of:=[$'Table 5 - Testing'.A71]" office:value-type="date" office:date-value="2020-05-06" calcext:value-type="date">
            <text:p>06-May-20</text:p>
          </table:table-cell>
          <table:table-cell table:formula="of:=[$'Table 5 - Testing'.C71]" office:value-type="float" office:value="12709" calcext:value-type="float">
            <text:p>12,709</text:p>
          </table:table-cell>
        </table:table-row>
        <table:table-row table:style-name="ro1">
          <table:table-cell table:formula="of:=[$'Table 5 - Testing'.A72]" office:value-type="date" office:date-value="2020-05-07" calcext:value-type="date">
            <text:p>07-May-20</text:p>
          </table:table-cell>
          <table:table-cell table:formula="of:=[$'Table 5 - Testing'.C72]" office:value-type="float" office:value="12924" calcext:value-type="float">
            <text:p>12,924</text:p>
          </table:table-cell>
        </table:table-row>
        <table:table-row table:style-name="ro1">
          <table:table-cell table:formula="of:=[$'Table 5 - Testing'.A73]" office:value-type="date" office:date-value="2020-05-08" calcext:value-type="date">
            <text:p>08-May-20</text:p>
          </table:table-cell>
          <table:table-cell table:formula="of:=[$'Table 5 - Testing'.C73]" office:value-type="float" office:value="13149" calcext:value-type="float">
            <text:p>13,149</text:p>
          </table:table-cell>
        </table:table-row>
        <table:table-row table:style-name="ro1">
          <table:table-cell table:formula="of:=[$'Table 5 - Testing'.A74]" office:value-type="date" office:date-value="2020-05-09" calcext:value-type="date">
            <text:p>09-May-20</text:p>
          </table:table-cell>
          <table:table-cell table:formula="of:=[$'Table 5 - Testing'.C74]" office:value-type="float" office:value="13305" calcext:value-type="float">
            <text:p>13,305</text:p>
          </table:table-cell>
        </table:table-row>
        <table:table-row table:style-name="ro1">
          <table:table-cell table:formula="of:=[$'Table 5 - Testing'.A75]" office:value-type="date" office:date-value="2020-05-10" calcext:value-type="date">
            <text:p>10-May-20</text:p>
          </table:table-cell>
          <table:table-cell table:formula="of:=[$'Table 5 - Testing'.C75]" office:value-type="float" office:value="13486" calcext:value-type="float">
            <text:p>13,486</text:p>
          </table:table-cell>
        </table:table-row>
        <table:table-row table:style-name="ro1">
          <table:table-cell table:formula="of:=[$'Table 5 - Testing'.A76]" office:value-type="date" office:date-value="2020-05-11" calcext:value-type="date">
            <text:p>11-May-20</text:p>
          </table:table-cell>
          <table:table-cell table:formula="of:=[$'Table 5 - Testing'.C76]" office:value-type="float" office:value="13627" calcext:value-type="float">
            <text:p>13,627</text:p>
          </table:table-cell>
        </table:table-row>
        <table:table-row table:style-name="ro1">
          <table:table-cell table:formula="of:=[$'Table 5 - Testing'.A77]" office:value-type="date" office:date-value="2020-05-12" calcext:value-type="date">
            <text:p>12-May-20</text:p>
          </table:table-cell>
          <table:table-cell table:formula="of:=[$'Table 5 - Testing'.C77]" office:value-type="float" office:value="13763" calcext:value-type="float">
            <text:p>13,763</text:p>
          </table:table-cell>
        </table:table-row>
        <table:table-row table:style-name="ro1">
          <table:table-cell table:formula="of:=[$'Table 5 - Testing'.A78]" office:value-type="date" office:date-value="2020-05-13" calcext:value-type="date">
            <text:p>13-May-20</text:p>
          </table:table-cell>
          <table:table-cell table:formula="of:=[$'Table 5 - Testing'.C78]" office:value-type="float" office:value="13929" calcext:value-type="float">
            <text:p>13,929</text:p>
          </table:table-cell>
        </table:table-row>
        <table:table-row table:style-name="ro1">
          <table:table-cell table:formula="of:=[$'Table 5 - Testing'.A79]" office:value-type="date" office:date-value="2020-05-14" calcext:value-type="date">
            <text:p>14-May-20</text:p>
          </table:table-cell>
          <table:table-cell table:formula="of:=[$'Table 5 - Testing'.C79]" office:value-type="float" office:value="14117" calcext:value-type="float">
            <text:p>14,117</text:p>
          </table:table-cell>
        </table:table-row>
        <table:table-row table:style-name="ro1">
          <table:table-cell table:formula="of:=[$'Table 5 - Testing'.A80]" office:value-type="date" office:date-value="2020-05-15" calcext:value-type="date">
            <text:p>15-May-20</text:p>
          </table:table-cell>
          <table:table-cell table:formula="of:=[$'Table 5 - Testing'.C80]" office:value-type="float" office:value="14260" calcext:value-type="float">
            <text:p>14,260</text:p>
          </table:table-cell>
        </table:table-row>
        <table:table-row table:style-name="ro1">
          <table:table-cell table:formula="of:=[$'Table 5 - Testing'.A81]" office:value-type="date" office:date-value="2020-05-16" calcext:value-type="date">
            <text:p>16-May-20</text:p>
          </table:table-cell>
          <table:table-cell table:formula="of:=[$'Table 5 - Testing'.C81]" office:value-type="float" office:value="14447" calcext:value-type="float">
            <text:p>14,447</text:p>
          </table:table-cell>
        </table:table-row>
        <table:table-row table:style-name="ro1">
          <table:table-cell table:formula="of:=[$'Table 5 - Testing'.A82]" office:value-type="date" office:date-value="2020-05-17" calcext:value-type="date">
            <text:p>17-May-20</text:p>
          </table:table-cell>
          <table:table-cell table:formula="of:=[$'Table 5 - Testing'.C82]" office:value-type="float" office:value="14537" calcext:value-type="float">
            <text:p>14,537</text:p>
          </table:table-cell>
        </table:table-row>
        <table:table-row table:style-name="ro1">
          <table:table-cell table:formula="of:=[$'Table 5 - Testing'.A83]" office:value-type="date" office:date-value="2020-05-18" calcext:value-type="date">
            <text:p>18-May-20</text:p>
          </table:table-cell>
          <table:table-cell table:formula="of:=[$'Table 5 - Testing'.C83]" office:value-type="float" office:value="14594" calcext:value-type="float">
            <text:p>14,594</text:p>
          </table:table-cell>
        </table:table-row>
        <table:table-row table:style-name="ro1">
          <table:table-cell table:formula="of:=[$'Table 5 - Testing'.A84]" office:value-type="date" office:date-value="2020-05-19" calcext:value-type="date">
            <text:p>19-May-20</text:p>
          </table:table-cell>
          <table:table-cell table:formula="of:=[$'Table 5 - Testing'.C84]" office:value-type="float" office:value="14655" calcext:value-type="float">
            <text:p>14,655</text:p>
          </table:table-cell>
        </table:table-row>
        <table:table-row table:style-name="ro1">
          <table:table-cell table:formula="of:=[$'Table 5 - Testing'.A85]" office:value-type="date" office:date-value="2020-05-20" calcext:value-type="date">
            <text:p>20-May-20</text:p>
          </table:table-cell>
          <table:table-cell table:formula="of:=[$'Table 5 - Testing'.C85]" office:value-type="float" office:value="14751" calcext:value-type="float">
            <text:p>14,751</text:p>
          </table:table-cell>
        </table:table-row>
        <table:table-row table:style-name="ro1">
          <table:table-cell table:formula="of:=[$'Table 5 - Testing'.A86]" office:value-type="date" office:date-value="2020-05-21" calcext:value-type="date">
            <text:p>21-May-20</text:p>
          </table:table-cell>
          <table:table-cell table:formula="of:=[$'Table 5 - Testing'.C86]" office:value-type="float" office:value="14856" calcext:value-type="float">
            <text:p>14,856</text:p>
          </table:table-cell>
        </table:table-row>
        <table:table-row table:style-name="ro1">
          <table:table-cell table:formula="of:=[$'Table 5 - Testing'.A87]" office:value-type="date" office:date-value="2020-05-22" calcext:value-type="date">
            <text:p>22-May-20</text:p>
          </table:table-cell>
          <table:table-cell table:formula="of:=[$'Table 5 - Testing'.C87]" office:value-type="float" office:value="14969" calcext:value-type="float">
            <text:p>14,969</text:p>
          </table:table-cell>
        </table:table-row>
        <table:table-row table:style-name="ro1">
          <table:table-cell table:formula="of:=[$'Table 5 - Testing'.A88]" office:value-type="date" office:date-value="2020-05-23" calcext:value-type="date">
            <text:p>23-May-20</text:p>
          </table:table-cell>
          <table:table-cell table:formula="of:=[$'Table 5 - Testing'.C88]" office:value-type="float" office:value="15041" calcext:value-type="float">
            <text:p>15,041</text:p>
          </table:table-cell>
        </table:table-row>
        <table:table-row table:style-name="ro1">
          <table:table-cell table:formula="of:=[$'Table 5 - Testing'.A89]" office:value-type="date" office:date-value="2020-05-24" calcext:value-type="date">
            <text:p>24-May-20</text:p>
          </table:table-cell>
          <table:table-cell table:formula="of:=[$'Table 5 - Testing'.C89]" office:value-type="float" office:value="15101" calcext:value-type="float">
            <text:p>15,101</text:p>
          </table:table-cell>
        </table:table-row>
        <table:table-row table:style-name="ro1">
          <table:table-cell table:formula="of:=[$'Table 5 - Testing'.A90]" office:value-type="date" office:date-value="2020-05-25" calcext:value-type="date">
            <text:p>25-May-20</text:p>
          </table:table-cell>
          <table:table-cell table:formula="of:=[$'Table 5 - Testing'.C90]" office:value-type="float" office:value="15156" calcext:value-type="float">
            <text:p>15,156</text:p>
          </table:table-cell>
        </table:table-row>
        <table:table-row table:style-name="ro1">
          <table:table-cell table:formula="of:=[$'Table 5 - Testing'.A91]" office:value-type="date" office:date-value="2020-05-26" calcext:value-type="date">
            <text:p>26-May-20</text:p>
          </table:table-cell>
          <table:table-cell table:formula="of:=[$'Table 5 - Testing'.C91]" office:value-type="float" office:value="15185" calcext:value-type="float">
            <text:p>15,185</text:p>
          </table:table-cell>
        </table:table-row>
        <table:table-row table:style-name="ro1">
          <table:table-cell table:formula="of:=[$'Table 5 - Testing'.A92]" office:value-type="date" office:date-value="2020-05-27" calcext:value-type="date">
            <text:p>27-May-20</text:p>
          </table:table-cell>
          <table:table-cell table:formula="of:=[$'Table 5 - Testing'.C92]" office:value-type="float" office:value="15240" calcext:value-type="float">
            <text:p>15,240</text:p>
          </table:table-cell>
        </table:table-row>
        <table:table-row table:style-name="ro1">
          <table:table-cell table:formula="of:=[$'Table 5 - Testing'.A93]" office:value-type="date" office:date-value="2020-05-28" calcext:value-type="date">
            <text:p>28-May-20</text:p>
          </table:table-cell>
          <table:table-cell table:formula="of:=[$'Table 5 - Testing'.C93]" office:value-type="float" office:value="15288" calcext:value-type="float">
            <text:p>15,288</text:p>
          </table:table-cell>
        </table:table-row>
        <table:table-row table:style-name="ro1">
          <table:table-cell table:formula="of:=[$'Table 5 - Testing'.A94]" office:value-type="date" office:date-value="2020-05-29" calcext:value-type="date">
            <text:p>29-May-20</text:p>
          </table:table-cell>
          <table:table-cell table:formula="of:=[$'Table 5 - Testing'.C94]" office:value-type="float" office:value="15327" calcext:value-type="float">
            <text:p>15,327</text:p>
          </table:table-cell>
        </table:table-row>
        <table:table-row table:style-name="ro1">
          <table:table-cell table:formula="of:=[$'Table 5 - Testing'.A95]" office:value-type="date" office:date-value="2020-05-30" calcext:value-type="date">
            <text:p>30-May-20</text:p>
          </table:table-cell>
          <table:table-cell table:formula="of:=[$'Table 5 - Testing'.C95]" office:value-type="float" office:value="15382" calcext:value-type="float">
            <text:p>15,382</text:p>
          </table:table-cell>
        </table:table-row>
        <table:table-row table:style-name="ro1">
          <table:table-cell table:formula="of:=[$'Table 5 - Testing'.A96]" office:value-type="date" office:date-value="2020-05-31" calcext:value-type="date">
            <text:p>31-May-20</text:p>
          </table:table-cell>
          <table:table-cell table:formula="of:=[$'Table 5 - Testing'.C96]" office:value-type="float" office:value="15400" calcext:value-type="float">
            <text:p>15,400</text:p>
          </table:table-cell>
        </table:table-row>
        <table:table-row table:style-name="ro1">
          <table:table-cell table:formula="of:=[$'Table 5 - Testing'.A97]" office:value-type="date" office:date-value="2020-06-01" calcext:value-type="date">
            <text:p>01-Jun-20</text:p>
          </table:table-cell>
          <table:table-cell table:formula="of:=[$'Table 5 - Testing'.C97]" office:value-type="float" office:value="15418" calcext:value-type="float">
            <text:p>15,418</text:p>
          </table:table-cell>
        </table:table-row>
        <table:table-row table:style-name="ro1">
          <table:table-cell table:formula="of:=[$'Table 5 - Testing'.A98]" office:value-type="date" office:date-value="2020-06-02" calcext:value-type="date">
            <text:p>02-Jun-20</text:p>
          </table:table-cell>
          <table:table-cell table:formula="of:=[$'Table 5 - Testing'.C98]" office:value-type="float" office:value="15471" calcext:value-type="float">
            <text:p>15,471</text:p>
          </table:table-cell>
        </table:table-row>
        <table:table-row table:style-name="ro1">
          <table:table-cell table:formula="of:=[$'Table 5 - Testing'.A99]" office:value-type="date" office:date-value="2020-06-03" calcext:value-type="date">
            <text:p>03-Jun-20</text:p>
          </table:table-cell>
          <table:table-cell table:formula="of:=[$'Table 5 - Testing'.C99]" office:value-type="float" office:value="15504" calcext:value-type="float">
            <text:p>15,504</text:p>
          </table:table-cell>
        </table:table-row>
        <table:table-row table:style-name="ro1">
          <table:table-cell table:formula="of:=[$'Table 5 - Testing'.A100]" office:value-type="date" office:date-value="2020-06-04" calcext:value-type="date">
            <text:p>04-Jun-20</text:p>
          </table:table-cell>
          <table:table-cell table:formula="of:=[$'Table 5 - Testing'.C100]" office:value-type="float" office:value="15553" calcext:value-type="float">
            <text:p>15,553</text:p>
          </table:table-cell>
        </table:table-row>
        <table:table-row table:style-name="ro1">
          <table:table-cell table:formula="of:=[$'Table 5 - Testing'.A101]" office:value-type="date" office:date-value="2020-06-05" calcext:value-type="date">
            <text:p>05-Jun-20</text:p>
          </table:table-cell>
          <table:table-cell table:formula="of:=[$'Table 5 - Testing'.C101]" office:value-type="float" office:value="15582" calcext:value-type="float">
            <text:p>15,582</text:p>
          </table:table-cell>
        </table:table-row>
        <table:table-row table:style-name="ro1">
          <table:table-cell table:formula="of:=[$'Table 5 - Testing'.A102]" office:value-type="date" office:date-value="2020-06-06" calcext:value-type="date">
            <text:p>06-Jun-20</text:p>
          </table:table-cell>
          <table:table-cell table:formula="of:=[$'Table 5 - Testing'.C102]" office:value-type="float" office:value="15603" calcext:value-type="float">
            <text:p>15,603</text:p>
          </table:table-cell>
        </table:table-row>
        <table:table-row table:style-name="ro1">
          <table:table-cell table:formula="of:=[$'Table 5 - Testing'.A103]" office:value-type="date" office:date-value="2020-06-07" calcext:value-type="date">
            <text:p>07-Jun-20</text:p>
          </table:table-cell>
          <table:table-cell table:formula="of:=[$'Table 5 - Testing'.C103]" office:value-type="float" office:value="15621" calcext:value-type="float">
            <text:p>15,621</text:p>
          </table:table-cell>
        </table:table-row>
        <table:table-row table:style-name="ro1">
          <table:table-cell table:formula="of:=[$'Table 5 - Testing'.A104]" office:value-type="date" office:date-value="2020-06-08" calcext:value-type="date">
            <text:p>08-Jun-20</text:p>
          </table:table-cell>
          <table:table-cell table:formula="of:=[$'Table 5 - Testing'.C104]" office:value-type="float" office:value="15639" calcext:value-type="float">
            <text:p>15,639</text:p>
          </table:table-cell>
        </table:table-row>
        <table:table-row table:style-name="ro1">
          <table:table-cell table:formula="of:=[$'Table 5 - Testing'.A105]" office:value-type="date" office:date-value="2020-06-09" calcext:value-type="date">
            <text:p>09-Jun-20</text:p>
          </table:table-cell>
          <table:table-cell table:formula="of:=[$'Table 5 - Testing'.C105]" office:value-type="float" office:value="15653" calcext:value-type="float">
            <text:p>15,653</text:p>
          </table:table-cell>
        </table:table-row>
        <table:table-row table:style-name="ro1">
          <table:table-cell table:formula="of:=[$'Table 5 - Testing'.A106]" office:value-type="date" office:date-value="2020-06-10" calcext:value-type="date">
            <text:p>10-Jun-20</text:p>
          </table:table-cell>
          <table:table-cell table:formula="of:=[$'Table 5 - Testing'.C106]" office:value-type="float" office:value="15665" calcext:value-type="float">
            <text:p>15,665</text:p>
          </table:table-cell>
        </table:table-row>
        <table:table-row table:style-name="ro1">
          <table:table-cell table:formula="of:=[$'Table 5 - Testing'.A107]" office:value-type="date" office:date-value="2020-06-11" calcext:value-type="date">
            <text:p>11-Jun-20</text:p>
          </table:table-cell>
          <table:table-cell table:formula="of:=[$'Table 5 - Testing'.C107]" office:value-type="float" office:value="15682" calcext:value-type="float">
            <text:p>15,682</text:p>
          </table:table-cell>
        </table:table-row>
        <table:table-row table:style-name="ro1">
          <table:table-cell table:formula="of:=[$'Table 5 - Testing'.A108]" office:value-type="date" office:date-value="2020-06-12" calcext:value-type="date">
            <text:p>12-Jun-20</text:p>
          </table:table-cell>
          <table:table-cell table:formula="of:=[$'Table 5 - Testing'.C108]" office:value-type="float" office:value="15709" calcext:value-type="float">
            <text:p>15,709</text:p>
          </table:table-cell>
        </table:table-row>
        <table:table-row table:style-name="ro1">
          <table:table-cell table:formula="of:=[$'Table 5 - Testing'.A109]" office:value-type="date" office:date-value="2020-06-13" calcext:value-type="date">
            <text:p>13-Jun-20</text:p>
          </table:table-cell>
          <table:table-cell table:formula="of:=[$'Table 5 - Testing'.C109]" office:value-type="float" office:value="15730" calcext:value-type="float">
            <text:p>15,730</text:p>
          </table:table-cell>
        </table:table-row>
        <table:table-row table:style-name="ro1">
          <table:table-cell table:formula="of:=[$'Table 5 - Testing'.A110]" office:value-type="date" office:date-value="2020-06-14" calcext:value-type="date">
            <text:p>14-Jun-20</text:p>
          </table:table-cell>
          <table:table-cell table:formula="of:=[$'Table 5 - Testing'.C110]" office:value-type="float" office:value="15755" calcext:value-type="float">
            <text:p>15,755</text:p>
          </table:table-cell>
        </table:table-row>
        <table:table-row table:style-name="ro1">
          <table:table-cell table:formula="of:=[$'Table 5 - Testing'.A111]" office:value-type="date" office:date-value="2020-06-15" calcext:value-type="date">
            <text:p>15-Jun-20</text:p>
          </table:table-cell>
          <table:table-cell table:formula="of:=[$'Table 5 - Testing'.C111]" office:value-type="float" office:value="18030" calcext:value-type="float">
            <text:p>18,030</text:p>
          </table:table-cell>
        </table:table-row>
        <table:table-row table:style-name="ro1">
          <table:table-cell table:formula="of:=[$'Table 5 - Testing'.A112]" office:value-type="date" office:date-value="2020-06-16" calcext:value-type="date">
            <text:p>16-Jun-20</text:p>
          </table:table-cell>
          <table:table-cell table:formula="of:=[$'Table 5 - Testing'.C112]" office:value-type="float" office:value="18045" calcext:value-type="float">
            <text:p>18,045</text:p>
          </table:table-cell>
        </table:table-row>
        <table:table-row table:style-name="ro1">
          <table:table-cell table:formula="of:=[$'Table 5 - Testing'.A113]" office:value-type="date" office:date-value="2020-06-17" calcext:value-type="date">
            <text:p>17-Jun-20</text:p>
          </table:table-cell>
          <table:table-cell table:formula="of:=[$'Table 5 - Testing'.C113]" office:value-type="float" office:value="18066" calcext:value-type="float">
            <text:p>18,066</text:p>
          </table:table-cell>
        </table:table-row>
        <table:table-row table:style-name="ro1">
          <table:table-cell table:formula="of:=[$'Table 5 - Testing'.A114]" office:value-type="date" office:date-value="2020-06-18" calcext:value-type="date">
            <text:p>18-Jun-20</text:p>
          </table:table-cell>
          <table:table-cell table:formula="of:=[$'Table 5 - Testing'.C114]" office:value-type="float" office:value="18077" calcext:value-type="float">
            <text:p>18,077</text:p>
          </table:table-cell>
        </table:table-row>
        <table:table-row table:style-name="ro1">
          <table:table-cell table:formula="of:=[$'Table 5 - Testing'.A115]" office:value-type="date" office:date-value="2020-06-19" calcext:value-type="date">
            <text:p>19-Jun-20</text:p>
          </table:table-cell>
          <table:table-cell table:formula="of:=[$'Table 5 - Testing'.C115]" office:value-type="float" office:value="18104" calcext:value-type="float">
            <text:p>18,104</text:p>
          </table:table-cell>
        </table:table-row>
        <table:table-row table:style-name="ro1">
          <table:table-cell table:formula="of:=[$'Table 5 - Testing'.A116]" office:value-type="date" office:date-value="2020-06-20" calcext:value-type="date">
            <text:p>20-Jun-20</text:p>
          </table:table-cell>
          <table:table-cell table:formula="of:=[$'Table 5 - Testing'.C116]" office:value-type="float" office:value="18130" calcext:value-type="float">
            <text:p>18,130</text:p>
          </table:table-cell>
        </table:table-row>
        <table:table-row table:style-name="ro1">
          <table:table-cell table:formula="of:=[$'Table 5 - Testing'.A117]" office:value-type="date" office:date-value="2020-06-21" calcext:value-type="date">
            <text:p>21-Jun-20</text:p>
          </table:table-cell>
          <table:table-cell table:formula="of:=[$'Table 5 - Testing'.C117]" office:value-type="float" office:value="18156" calcext:value-type="float">
            <text:p>18,156</text:p>
          </table:table-cell>
        </table:table-row>
        <table:table-row table:style-name="ro1">
          <table:table-cell table:formula="of:=[$'Table 5 - Testing'.A118]" office:value-type="date" office:date-value="2020-06-22" calcext:value-type="date">
            <text:p>22-Jun-20</text:p>
          </table:table-cell>
          <table:table-cell table:formula="of:=[$'Table 5 - Testing'.C118]" office:value-type="float" office:value="18170" calcext:value-type="float">
            <text:p>18,170</text:p>
          </table:table-cell>
        </table:table-row>
        <table:table-row table:style-name="ro1">
          <table:table-cell table:formula="of:=[$'Table 5 - Testing'.A119]" office:value-type="date" office:date-value="2020-06-23" calcext:value-type="date">
            <text:p>23-Jun-20</text:p>
          </table:table-cell>
          <table:table-cell table:formula="of:=[$'Table 5 - Testing'.C119]" office:value-type="float" office:value="18182" calcext:value-type="float">
            <text:p>18,182</text:p>
          </table:table-cell>
        </table:table-row>
        <table:table-row table:style-name="ro1">
          <table:table-cell table:formula="of:=[$'Table 5 - Testing'.A120]" office:value-type="date" office:date-value="2020-06-24" calcext:value-type="date">
            <text:p>24-Jun-20</text:p>
          </table:table-cell>
          <table:table-cell table:formula="of:=[$'Table 5 - Testing'.C120]" office:value-type="float" office:value="18191" calcext:value-type="float">
            <text:p>18,191</text:p>
          </table:table-cell>
        </table:table-row>
        <table:table-row table:style-name="ro1">
          <table:table-cell table:formula="of:=[$'Table 5 - Testing'.A121]" office:value-type="date" office:date-value="2020-06-25" calcext:value-type="date">
            <text:p>25-Jun-20</text:p>
          </table:table-cell>
          <table:table-cell table:formula="of:=[$'Table 5 - Testing'.C121]" office:value-type="float" office:value="18196" calcext:value-type="float">
            <text:p>18,196</text:p>
          </table:table-cell>
        </table:table-row>
        <table:table-row table:style-name="ro1">
          <table:table-cell table:formula="of:=[$'Table 5 - Testing'.A122]" office:value-type="date" office:date-value="2020-06-26" calcext:value-type="date">
            <text:p>26-Jun-20</text:p>
          </table:table-cell>
          <table:table-cell table:formula="of:=[$'Table 5 - Testing'.C122]" office:value-type="float" office:value="18213" calcext:value-type="float">
            <text:p>18,213</text:p>
          </table:table-cell>
        </table:table-row>
        <table:table-row table:style-name="ro1">
          <table:table-cell table:formula="of:=[$'Table 5 - Testing'.A123]" office:value-type="date" office:date-value="2020-06-27" calcext:value-type="date">
            <text:p>27-Jun-20</text:p>
          </table:table-cell>
          <table:table-cell table:formula="of:=[$'Table 5 - Testing'.C123]" office:value-type="float" office:value="18228" calcext:value-type="float">
            <text:p>18,228</text:p>
          </table:table-cell>
        </table:table-row>
        <table:table-row table:style-name="ro1">
          <table:table-cell table:formula="of:=[$'Table 5 - Testing'.A124]" office:value-type="date" office:date-value="2020-06-28" calcext:value-type="date">
            <text:p>28-Jun-20</text:p>
          </table:table-cell>
          <table:table-cell table:formula="of:=[$'Table 5 - Testing'.C124]" office:value-type="float" office:value="18236" calcext:value-type="float">
            <text:p>18,236</text:p>
          </table:table-cell>
        </table:table-row>
        <table:table-row table:style-name="ro1">
          <table:table-cell table:formula="of:=[$'Table 5 - Testing'.A125]" office:value-type="date" office:date-value="2020-06-29" calcext:value-type="date">
            <text:p>29-Jun-20</text:p>
          </table:table-cell>
          <table:table-cell table:formula="of:=[$'Table 5 - Testing'.C125]" office:value-type="float" office:value="18241" calcext:value-type="float">
            <text:p>18,241</text:p>
          </table:table-cell>
        </table:table-row>
        <table:table-row table:style-name="ro1">
          <table:table-cell table:formula="of:=[$'Table 5 - Testing'.A126]" office:value-type="date" office:date-value="2020-06-30" calcext:value-type="date">
            <text:p>30-Jun-20</text:p>
          </table:table-cell>
          <table:table-cell table:formula="of:=[$'Table 5 - Testing'.C126]" office:value-type="float" office:value="18251" calcext:value-type="float">
            <text:p>18,251</text:p>
          </table:table-cell>
        </table:table-row>
        <table:table-row table:style-name="ro1">
          <table:table-cell table:formula="of:=[$'Table 5 - Testing'.A127]" office:value-type="date" office:date-value="2020-07-01" calcext:value-type="date">
            <text:p>01-Jul-20</text:p>
          </table:table-cell>
          <table:table-cell table:formula="of:=[$'Table 5 - Testing'.C127]" office:value-type="float" office:value="18259" calcext:value-type="float">
            <text:p>18,259</text:p>
          </table:table-cell>
        </table:table-row>
        <table:table-row table:style-name="ro1">
          <table:table-cell table:formula="of:=[$'Table 5 - Testing'.A128]" office:value-type="date" office:date-value="2020-07-02" calcext:value-type="date">
            <text:p>02-Jul-20</text:p>
          </table:table-cell>
          <table:table-cell table:formula="of:=[$'Table 5 - Testing'.C128]" office:value-type="float" office:value="18264" calcext:value-type="float">
            <text:p>18,264</text:p>
          </table:table-cell>
        </table:table-row>
        <table:table-row table:style-name="ro1">
          <table:table-cell table:formula="of:=[$'Table 5 - Testing'.A129]" office:value-type="date" office:date-value="2020-07-03" calcext:value-type="date">
            <text:p>03-Jul-20</text:p>
          </table:table-cell>
          <table:table-cell table:formula="of:=[$'Table 5 - Testing'.C129]" office:value-type="float" office:value="18276" calcext:value-type="float">
            <text:p>18,276</text:p>
          </table:table-cell>
        </table:table-row>
        <table:table-row table:style-name="ro1">
          <table:table-cell table:formula="of:=[$'Table 5 - Testing'.A130]" office:value-type="date" office:date-value="2020-07-04" calcext:value-type="date">
            <text:p>04-Jul-20</text:p>
          </table:table-cell>
          <table:table-cell table:formula="of:=[$'Table 5 - Testing'.C130]" office:value-type="float" office:value="18287" calcext:value-type="float">
            <text:p>18,287</text:p>
          </table:table-cell>
        </table:table-row>
        <table:table-row table:style-name="ro1">
          <table:table-cell table:formula="of:=[$'Table 5 - Testing'.A131]" office:value-type="date" office:date-value="2020-07-05" calcext:value-type="date">
            <text:p>05-Jul-20</text:p>
          </table:table-cell>
          <table:table-cell table:formula="of:=[$'Table 5 - Testing'.C131]" office:value-type="float" office:value="18296" calcext:value-type="float">
            <text:p>18,296</text:p>
          </table:table-cell>
        </table:table-row>
        <table:table-row table:style-name="ro1">
          <table:table-cell table:formula="of:=[$'Table 5 - Testing'.A132]" office:value-type="date" office:date-value="2020-07-06" calcext:value-type="date">
            <text:p>06-Jul-20</text:p>
          </table:table-cell>
          <table:table-cell table:formula="of:=[$'Table 5 - Testing'.C132]" office:value-type="float" office:value="18300" calcext:value-type="float">
            <text:p>18,300</text:p>
          </table:table-cell>
        </table:table-row>
        <table:table-row table:style-name="ro1">
          <table:table-cell table:formula="of:=[$'Table 5 - Testing'.A133]" office:value-type="date" office:date-value="2020-07-07" calcext:value-type="date">
            <text:p>07-Jul-20</text:p>
          </table:table-cell>
          <table:table-cell table:formula="of:=[$'Table 5 - Testing'.C133]" office:value-type="float" office:value="18302" calcext:value-type="float">
            <text:p>18,302</text:p>
          </table:table-cell>
        </table:table-row>
        <table:table-row table:style-name="ro1">
          <table:table-cell table:formula="of:=[$'Table 5 - Testing'.A134]" office:value-type="date" office:date-value="2020-07-08" calcext:value-type="date">
            <text:p>08-Jul-20</text:p>
          </table:table-cell>
          <table:table-cell table:formula="of:=[$'Table 5 - Testing'.C134]" office:value-type="float" office:value="18309" calcext:value-type="float">
            <text:p>18,309</text:p>
          </table:table-cell>
        </table:table-row>
        <table:table-row table:style-name="ro1">
          <table:table-cell table:formula="of:=[$'Table 5 - Testing'.A135]" office:value-type="date" office:date-value="2020-07-09" calcext:value-type="date">
            <text:p>09-Jul-20</text:p>
          </table:table-cell>
          <table:table-cell table:formula="of:=[$'Table 5 - Testing'.C135]" office:value-type="float" office:value="18315" calcext:value-type="float">
            <text:p>18,315</text:p>
          </table:table-cell>
        </table:table-row>
        <table:table-row table:style-name="ro1">
          <table:table-cell table:formula="of:=[$'Table 5 - Testing'.A136]" office:value-type="date" office:date-value="2020-07-10" calcext:value-type="date">
            <text:p>10-Jul-20</text:p>
          </table:table-cell>
          <table:table-cell table:formula="of:=[$'Table 5 - Testing'.C136]" office:value-type="float" office:value="18333" calcext:value-type="float">
            <text:p>18,333</text:p>
          </table:table-cell>
        </table:table-row>
        <table:table-row table:style-name="ro1">
          <table:table-cell table:formula="of:=[$'Table 5 - Testing'.A137]" office:value-type="date" office:date-value="2020-07-11" calcext:value-type="date">
            <text:p>11-Jul-20</text:p>
          </table:table-cell>
          <table:table-cell table:formula="of:=[$'Table 5 - Testing'.C137]" office:value-type="float" office:value="18340" calcext:value-type="float">
            <text:p>18,340</text:p>
          </table:table-cell>
        </table:table-row>
        <table:table-row table:style-name="ro1">
          <table:table-cell table:formula="of:=[$'Table 5 - Testing'.A138]" office:value-type="date" office:date-value="2020-07-12" calcext:value-type="date">
            <text:p>12-Jul-20</text:p>
          </table:table-cell>
          <table:table-cell table:formula="of:=[$'Table 5 - Testing'.C138]" office:value-type="float" office:value="18359" calcext:value-type="float">
            <text:p>18,359</text:p>
          </table:table-cell>
        </table:table-row>
        <table:table-row table:style-name="ro1">
          <table:table-cell table:formula="of:=[$'Table 5 - Testing'.A139]" office:value-type="date" office:date-value="2020-07-13" calcext:value-type="date">
            <text:p>13-Jul-20</text:p>
          </table:table-cell>
          <table:table-cell table:formula="of:=[$'Table 5 - Testing'.C139]" office:value-type="float" office:value="18365" calcext:value-type="float">
            <text:p>18,365</text:p>
          </table:table-cell>
        </table:table-row>
        <table:table-row table:style-name="ro1">
          <table:table-cell table:formula="of:=[$'Table 5 - Testing'.A140]" office:value-type="date" office:date-value="2020-07-14" calcext:value-type="date">
            <text:p>14-Jul-20</text:p>
          </table:table-cell>
          <table:table-cell table:formula="of:=[$'Table 5 - Testing'.C140]" office:value-type="float" office:value="18368" calcext:value-type="float">
            <text:p>18,368</text:p>
          </table:table-cell>
        </table:table-row>
        <table:table-row table:style-name="ro1">
          <table:table-cell table:formula="of:=[$'Table 5 - Testing'.A141]" office:value-type="date" office:date-value="2020-07-15" calcext:value-type="date">
            <text:p>15-Jul-20</text:p>
          </table:table-cell>
          <table:table-cell table:formula="of:=[$'Table 5 - Testing'.C141]" office:value-type="float" office:value="18373" calcext:value-type="float">
            <text:p>18,373</text:p>
          </table:table-cell>
        </table:table-row>
        <table:table-row table:style-name="ro1">
          <table:table-cell table:formula="of:=[$'Table 5 - Testing'.A142]" office:value-type="date" office:date-value="2020-07-16" calcext:value-type="date">
            <text:p>16-Jul-20</text:p>
          </table:table-cell>
          <table:table-cell table:formula="of:=[$'Table 5 - Testing'.C142]" office:value-type="float" office:value="18384" calcext:value-type="float">
            <text:p>18,384</text:p>
          </table:table-cell>
        </table:table-row>
        <table:table-row table:style-name="ro1">
          <table:table-cell table:formula="of:=[$'Table 5 - Testing'.A143]" office:value-type="date" office:date-value="2020-07-17" calcext:value-type="date">
            <text:p>17-Jul-20</text:p>
          </table:table-cell>
          <table:table-cell table:formula="of:=[$'Table 5 - Testing'.C143]" office:value-type="float" office:value="18401" calcext:value-type="float">
            <text:p>18,401</text:p>
          </table:table-cell>
        </table:table-row>
        <table:table-row table:style-name="ro1">
          <table:table-cell table:formula="of:=[$'Table 5 - Testing'.A144]" office:value-type="date" office:date-value="2020-07-18" calcext:value-type="date">
            <text:p>18-Jul-20</text:p>
          </table:table-cell>
          <table:table-cell table:formula="of:=[$'Table 5 - Testing'.C144]" office:value-type="float" office:value="18422" calcext:value-type="float">
            <text:p>18,422</text:p>
          </table:table-cell>
        </table:table-row>
        <table:table-row table:style-name="ro1">
          <table:table-cell table:formula="of:=[$'Table 5 - Testing'.A145]" office:value-type="date" office:date-value="2020-07-19" calcext:value-type="date">
            <text:p>19-Jul-20</text:p>
          </table:table-cell>
          <table:table-cell table:formula="of:=[$'Table 5 - Testing'.C145]" office:value-type="float" office:value="18445" calcext:value-type="float">
            <text:p>18,445</text:p>
          </table:table-cell>
        </table:table-row>
        <table:table-row table:style-name="ro1">
          <table:table-cell table:formula="of:=[$'Table 5 - Testing'.A146]" office:value-type="date" office:date-value="2020-07-20" calcext:value-type="date">
            <text:p>20-Jul-20</text:p>
          </table:table-cell>
          <table:table-cell table:formula="of:=[$'Table 5 - Testing'.C146]" office:value-type="float" office:value="18452" calcext:value-type="float">
            <text:p>18,452</text:p>
          </table:table-cell>
        </table:table-row>
        <table:table-row table:style-name="ro1">
          <table:table-cell table:formula="of:=[$'Table 5 - Testing'.A147]" office:value-type="date" office:date-value="2020-07-21" calcext:value-type="date">
            <text:p>21-Jul-20</text:p>
          </table:table-cell>
          <table:table-cell table:formula="of:=[$'Table 5 - Testing'.C147]" office:value-type="float" office:value="18474" calcext:value-type="float">
            <text:p>18,474</text:p>
          </table:table-cell>
        </table:table-row>
        <table:table-row table:style-name="ro1">
          <table:table-cell table:formula="of:=[$'Table 5 - Testing'.A148]" office:value-type="date" office:date-value="2020-07-22" calcext:value-type="date">
            <text:p>22-Jul-20</text:p>
          </table:table-cell>
          <table:table-cell table:formula="of:=[$'Table 5 - Testing'.C148]" office:value-type="float" office:value="18484" calcext:value-type="float">
            <text:p>18,484</text:p>
          </table:table-cell>
        </table:table-row>
        <table:table-row table:style-name="ro1">
          <table:table-cell table:formula="of:=[$'Table 5 - Testing'.A149]" office:value-type="date" office:date-value="2020-07-23" calcext:value-type="date">
            <text:p>23-Jul-20</text:p>
          </table:table-cell>
          <table:table-cell table:formula="of:=[$'Table 5 - Testing'.C149]" office:value-type="float" office:value="18500" calcext:value-type="float">
            <text:p>18,500</text:p>
          </table:table-cell>
        </table:table-row>
        <table:table-row table:style-name="ro1">
          <table:table-cell table:formula="of:=[$'Table 5 - Testing'.A150]" office:value-type="date" office:date-value="2020-07-24" calcext:value-type="date">
            <text:p>24-Jul-20</text:p>
          </table:table-cell>
          <table:table-cell table:formula="of:=[$'Table 5 - Testing'.C150]" office:value-type="float" office:value="18520" calcext:value-type="float">
            <text:p>18,520</text:p>
          </table:table-cell>
        </table:table-row>
        <table:table-row table:style-name="ro1">
          <table:table-cell table:formula="of:=[$'Table 5 - Testing'.A151]" office:value-type="date" office:date-value="2020-07-25" calcext:value-type="date">
            <text:p>25-Jul-20</text:p>
          </table:table-cell>
          <table:table-cell table:formula="of:=[$'Table 5 - Testing'.C151]" office:value-type="float" office:value="18547" calcext:value-type="float">
            <text:p>18,547</text:p>
          </table:table-cell>
        </table:table-row>
        <table:table-row table:style-name="ro1">
          <table:table-cell table:formula="of:=[$'Table 5 - Testing'.A152]" office:value-type="date" office:date-value="2020-07-26" calcext:value-type="date">
            <text:p>26-Jul-20</text:p>
          </table:table-cell>
          <table:table-cell table:formula="of:=[$'Table 5 - Testing'.C152]" office:value-type="float" office:value="18551" calcext:value-type="float">
            <text:p>18,551</text:p>
          </table:table-cell>
        </table:table-row>
        <table:table-row table:style-name="ro1">
          <table:table-cell table:formula="of:=[$'Table 5 - Testing'.A153]" office:value-type="date" office:date-value="2020-07-27" calcext:value-type="date">
            <text:p>27-Jul-20</text:p>
          </table:table-cell>
          <table:table-cell table:formula="of:=[$'Table 5 - Testing'.C153]" office:value-type="float" office:value="18554" calcext:value-type="float">
            <text:p>18,554</text:p>
          </table:table-cell>
        </table:table-row>
        <table:table-row table:style-name="ro1">
          <table:table-cell table:formula="of:=[$'Table 5 - Testing'.A154]" office:value-type="date" office:date-value="2020-07-28" calcext:value-type="date">
            <text:p>28-Jul-20</text:p>
          </table:table-cell>
          <table:table-cell table:formula="of:=[$'Table 5 - Testing'.C154]" office:value-type="float" office:value="18558" calcext:value-type="float">
            <text:p>18,558</text:p>
          </table:table-cell>
        </table:table-row>
        <table:table-row table:style-name="ro1">
          <table:table-cell table:formula="of:=[$'Table 5 - Testing'.A155]" office:value-type="date" office:date-value="2020-07-29" calcext:value-type="date">
            <text:p>29-Jul-20</text:p>
          </table:table-cell>
          <table:table-cell table:formula="of:=[$'Table 5 - Testing'.C155]" office:value-type="float" office:value="18580" calcext:value-type="float">
            <text:p>18,580</text:p>
          </table:table-cell>
        </table:table-row>
        <table:table-row table:style-name="ro1">
          <table:table-cell table:formula="of:=[$'Table 5 - Testing'.A156]" office:value-type="date" office:date-value="2020-07-30" calcext:value-type="date">
            <text:p>30-Jul-20</text:p>
          </table:table-cell>
          <table:table-cell table:formula="of:=[$'Table 5 - Testing'.C156]" office:value-type="float" office:value="18597" calcext:value-type="float">
            <text:p>18,597</text:p>
          </table:table-cell>
        </table:table-row>
        <table:table-row table:style-name="ro1">
          <table:table-cell table:formula="of:=[$'Table 5 - Testing'.A157]" office:value-type="date" office:date-value="2020-07-31" calcext:value-type="date">
            <text:p>31-Jul-20</text:p>
          </table:table-cell>
          <table:table-cell table:formula="of:=[$'Table 5 - Testing'.C157]" office:value-type="float" office:value="18627" calcext:value-type="float">
            <text:p>18,627</text:p>
          </table:table-cell>
        </table:table-row>
        <table:table-row table:style-name="ro1">
          <table:table-cell table:formula="of:=[$'Table 5 - Testing'.A158]" office:value-type="date" office:date-value="2020-08-01" calcext:value-type="date">
            <text:p>01-Aug-20</text:p>
          </table:table-cell>
          <table:table-cell table:formula="of:=[$'Table 5 - Testing'.C158]" office:value-type="float" office:value="18645" calcext:value-type="float">
            <text:p>18,645</text:p>
          </table:table-cell>
        </table:table-row>
        <table:table-row table:style-name="ro1">
          <table:table-cell table:formula="of:=[$'Table 5 - Testing'.A159]" office:value-type="date" office:date-value="2020-08-02" calcext:value-type="date">
            <text:p>02-Aug-20</text:p>
          </table:table-cell>
          <table:table-cell table:formula="of:=[$'Table 5 - Testing'.C159]" office:value-type="float" office:value="18676" calcext:value-type="float">
            <text:p>18,676</text:p>
          </table:table-cell>
        </table:table-row>
        <table:table-row table:style-name="ro1">
          <table:table-cell table:formula="of:=[$'Table 5 - Testing'.A160]" office:value-type="date" office:date-value="2020-08-03" calcext:value-type="date">
            <text:p>03-Aug-20</text:p>
          </table:table-cell>
          <table:table-cell table:formula="of:=[$'Table 5 - Testing'.C160]" office:value-type="float" office:value="18694" calcext:value-type="float">
            <text:p>18,694</text:p>
          </table:table-cell>
        </table:table-row>
        <table:table-row table:style-name="ro1">
          <table:table-cell table:formula="of:=[$'Table 5 - Testing'.A161]" office:value-type="date" office:date-value="2020-08-04" calcext:value-type="date">
            <text:p>04-Aug-20</text:p>
          </table:table-cell>
          <table:table-cell table:formula="of:=[$'Table 5 - Testing'.C161]" office:value-type="float" office:value="18717" calcext:value-type="float">
            <text:p>18,717</text:p>
          </table:table-cell>
        </table:table-row>
        <table:table-row table:style-name="ro1">
          <table:table-cell table:formula="of:=[$'Table 5 - Testing'.A162]" office:value-type="date" office:date-value="2020-08-05" calcext:value-type="date">
            <text:p>05-Aug-20</text:p>
          </table:table-cell>
          <table:table-cell table:formula="of:=[$'Table 5 - Testing'.C162]" office:value-type="float" office:value="18781" calcext:value-type="float">
            <text:p>18,781</text:p>
          </table:table-cell>
        </table:table-row>
        <table:table-row table:style-name="ro1">
          <table:table-cell table:formula="of:=[$'Table 5 - Testing'.A163]" office:value-type="date" office:date-value="2020-08-06" calcext:value-type="date">
            <text:p>06-Aug-20</text:p>
          </table:table-cell>
          <table:table-cell table:formula="of:=[$'Table 5 - Testing'.C163]" office:value-type="float" office:value="18847" calcext:value-type="float">
            <text:p>18,847</text:p>
          </table:table-cell>
        </table:table-row>
        <table:table-row table:style-name="ro1">
          <table:table-cell table:formula="of:=[$'Table 5 - Testing'.A164]" office:value-type="date" office:date-value="2020-08-07" calcext:value-type="date">
            <text:p>07-Aug-20</text:p>
          </table:table-cell>
          <table:table-cell table:formula="of:=[$'Table 5 - Testing'.C164]" office:value-type="float" office:value="18890" calcext:value-type="float">
            <text:p>18,890</text:p>
          </table:table-cell>
        </table:table-row>
        <table:table-row table:style-name="ro1">
          <table:table-cell table:formula="of:=[$'Table 5 - Testing'.A165]" office:value-type="date" office:date-value="2020-08-08" calcext:value-type="date">
            <text:p>08-Aug-20</text:p>
          </table:table-cell>
          <table:table-cell table:formula="of:=[$'Table 5 - Testing'.C165]" office:value-type="float" office:value="18950" calcext:value-type="float">
            <text:p>18,950</text:p>
          </table:table-cell>
        </table:table-row>
        <table:table-row table:style-name="ro1">
          <table:table-cell table:formula="of:=[$'Table 5 - Testing'.A166]" office:value-type="date" office:date-value="2020-08-09" calcext:value-type="date">
            <text:p>09-Aug-20</text:p>
          </table:table-cell>
          <table:table-cell table:formula="of:=[$'Table 5 - Testing'.C166]" office:value-type="float" office:value="18998" calcext:value-type="float">
            <text:p>18,998</text:p>
          </table:table-cell>
        </table:table-row>
        <table:table-row table:style-name="ro1">
          <table:table-cell table:formula="of:=[$'Table 5 - Testing'.A167]" office:value-type="date" office:date-value="2020-08-10" calcext:value-type="date">
            <text:p>10-Aug-20</text:p>
          </table:table-cell>
          <table:table-cell table:formula="of:=[$'Table 5 - Testing'.C167]" office:value-type="float" office:value="19027" calcext:value-type="float">
            <text:p>19,027</text:p>
          </table:table-cell>
        </table:table-row>
        <table:table-row table:style-name="ro1">
          <table:table-cell table:formula="of:=[$'Table 5 - Testing'.A168]" office:value-type="date" office:date-value="2020-08-11" calcext:value-type="date">
            <text:p>11-Aug-20</text:p>
          </table:table-cell>
          <table:table-cell table:formula="of:=[$'Table 5 - Testing'.C168]" office:value-type="float" office:value="19079" calcext:value-type="float">
            <text:p>19,079</text:p>
          </table:table-cell>
        </table:table-row>
        <table:table-row table:style-name="ro1">
          <table:table-cell table:formula="of:=[$'Table 5 - Testing'.A169]" office:value-type="date" office:date-value="2020-08-12" calcext:value-type="date">
            <text:p>12-Aug-20</text:p>
          </table:table-cell>
          <table:table-cell table:formula="of:=[$'Table 5 - Testing'.C169]" office:value-type="float" office:value="19126" calcext:value-type="float">
            <text:p>19,126</text:p>
          </table:table-cell>
        </table:table-row>
        <table:table-row table:style-name="ro1">
          <table:table-cell table:formula="of:=[$'Table 5 - Testing'.A170]" office:value-type="date" office:date-value="2020-08-13" calcext:value-type="date">
            <text:p>13-Aug-20</text:p>
          </table:table-cell>
          <table:table-cell table:formula="of:=[$'Table 5 - Testing'.C170]" office:value-type="float" office:value="19173" calcext:value-type="float">
            <text:p>19,173</text:p>
          </table:table-cell>
        </table:table-row>
        <table:table-row table:style-name="ro1">
          <table:table-cell table:formula="of:=[$'Table 5 - Testing'.A171]" office:value-type="date" office:date-value="2020-08-14" calcext:value-type="date">
            <text:p>14-Aug-20</text:p>
          </table:table-cell>
          <table:table-cell table:formula="of:=[$'Table 5 - Testing'.C171]" office:value-type="float" office:value="19238" calcext:value-type="float">
            <text:p>19,238</text:p>
          </table:table-cell>
        </table:table-row>
        <table:table-row table:style-name="ro1">
          <table:table-cell table:formula="of:=[$'Table 5 - Testing'.A172]" office:value-type="date" office:date-value="2020-08-15" calcext:value-type="date">
            <text:p>15-Aug-20</text:p>
          </table:table-cell>
          <table:table-cell table:formula="of:=[$'Table 5 - Testing'.C172]" office:value-type="float" office:value="19289" calcext:value-type="float">
            <text:p>19,289</text:p>
          </table:table-cell>
        </table:table-row>
        <table:table-row table:style-name="ro1">
          <table:table-cell table:formula="of:=[$'Table 5 - Testing'.A173]" office:value-type="date" office:date-value="2020-08-16" calcext:value-type="date">
            <text:p>16-Aug-20</text:p>
          </table:table-cell>
          <table:table-cell table:formula="of:=[$'Table 5 - Testing'.C173]" office:value-type="float" office:value="19332" calcext:value-type="float">
            <text:p>19,332</text:p>
          </table:table-cell>
        </table:table-row>
        <table:table-row table:style-name="ro1">
          <table:table-cell table:formula="of:=[$'Table 5 - Testing'.A174]" office:value-type="date" office:date-value="2020-08-17" calcext:value-type="date">
            <text:p>17-Aug-20</text:p>
          </table:table-cell>
          <table:table-cell table:formula="of:=[$'Table 5 - Testing'.C174]" office:value-type="float" office:value="19358" calcext:value-type="float">
            <text:p>19,358</text:p>
          </table:table-cell>
        </table:table-row>
        <table:table-row table:style-name="ro1">
          <table:table-cell table:formula="of:=[$'Table 5 - Testing'.A175]" office:value-type="date" office:date-value="2020-08-18" calcext:value-type="date">
            <text:p>18-Aug-20</text:p>
          </table:table-cell>
          <table:table-cell table:formula="of:=[$'Table 5 - Testing'.C175]" office:value-type="float" office:value="19407" calcext:value-type="float">
            <text:p>19,407</text:p>
          </table:table-cell>
        </table:table-row>
        <table:table-row table:style-name="ro1">
          <table:table-cell table:formula="of:=[$'Table 5 - Testing'.A176]" office:value-type="date" office:date-value="2020-08-19" calcext:value-type="date">
            <text:p>19-Aug-20</text:p>
          </table:table-cell>
          <table:table-cell table:formula="of:=[$'Table 5 - Testing'.C176]" office:value-type="float" office:value="19457" calcext:value-type="float">
            <text:p>19,457</text:p>
          </table:table-cell>
        </table:table-row>
        <table:table-row table:style-name="ro1">
          <table:table-cell table:formula="of:=[$'Table 5 - Testing'.A177]" office:value-type="date" office:date-value="2020-08-20" calcext:value-type="date">
            <text:p>20-Aug-20</text:p>
          </table:table-cell>
          <table:table-cell table:formula="of:=[$'Table 5 - Testing'.C177]" office:value-type="float" office:value="19534" calcext:value-type="float">
            <text:p>19,534</text:p>
          </table:table-cell>
        </table:table-row>
        <table:table-row table:style-name="ro1">
          <table:table-cell table:formula="of:=[$'Table 5 - Testing'.A178]" office:value-type="date" office:date-value="2020-08-21" calcext:value-type="date">
            <text:p>21-Aug-20</text:p>
          </table:table-cell>
          <table:table-cell table:formula="of:=[$'Table 5 - Testing'.C178]" office:value-type="float" office:value="19605" calcext:value-type="float">
            <text:p>19,605</text:p>
          </table:table-cell>
        </table:table-row>
        <table:table-row table:style-name="ro1">
          <table:table-cell table:formula="of:=[$'Table 5 - Testing'.A179]" office:value-type="date" office:date-value="2020-08-22" calcext:value-type="date">
            <text:p>22-Aug-20</text:p>
          </table:table-cell>
          <table:table-cell table:formula="of:=[$'Table 5 - Testing'.C179]" office:value-type="float" office:value="19728" calcext:value-type="float">
            <text:p>19,728</text:p>
          </table:table-cell>
        </table:table-row>
        <table:table-row table:style-name="ro1">
          <table:table-cell table:formula="of:=[$'Table 5 - Testing'.A180]" office:value-type="date" office:date-value="2020-08-23" calcext:value-type="date">
            <text:p>23-Aug-20</text:p>
          </table:table-cell>
          <table:table-cell table:formula="of:=[$'Table 5 - Testing'.C180]" office:value-type="float" office:value="19811" calcext:value-type="float">
            <text:p>19,811</text:p>
          </table:table-cell>
        </table:table-row>
        <table:table-row table:style-name="ro1">
          <table:table-cell table:formula="of:=[$'Table 5 - Testing'.A181]" office:value-type="date" office:date-value="2020-08-24" calcext:value-type="date">
            <text:p>24-Aug-20</text:p>
          </table:table-cell>
          <table:table-cell table:formula="of:=[$'Table 5 - Testing'.C181]" office:value-type="float" office:value="19877" calcext:value-type="float">
            <text:p>19,877</text:p>
          </table:table-cell>
        </table:table-row>
        <table:table-row table:style-name="ro1">
          <table:table-cell table:formula="of:=[$'Table 5 - Testing'.A182]" office:value-type="date" office:date-value="2020-08-25" calcext:value-type="date">
            <text:p>25-Aug-20</text:p>
          </table:table-cell>
          <table:table-cell table:formula="of:=[$'Table 5 - Testing'.C182]" office:value-type="float" office:value="19921" calcext:value-type="float">
            <text:p>19,921</text:p>
          </table:table-cell>
        </table:table-row>
        <table:table-row table:style-name="ro1">
          <table:table-cell table:formula="of:=[$'Table 5 - Testing'.A183]" office:value-type="date" office:date-value="2020-08-26" calcext:value-type="date">
            <text:p>26-Aug-20</text:p>
          </table:table-cell>
          <table:table-cell table:formula="of:=[$'Table 5 - Testing'.C183]" office:value-type="float" office:value="19988" calcext:value-type="float">
            <text:p>19,988</text:p>
          </table:table-cell>
        </table:table-row>
        <table:table-row table:style-name="ro1">
          <table:table-cell table:formula="of:=[$'Table 5 - Testing'.A184]" office:value-type="date" office:date-value="2020-08-27" calcext:value-type="date">
            <text:p>27-Aug-20</text:p>
          </table:table-cell>
          <table:table-cell table:formula="of:=[$'Table 5 - Testing'.C184]" office:value-type="float" office:value="20056" calcext:value-type="float">
            <text:p>20,056</text:p>
          </table:table-cell>
        </table:table-row>
        <table:table-row table:style-name="ro1">
          <table:table-cell table:formula="of:=[$'Table 5 - Testing'.A185]" office:value-type="date" office:date-value="2020-08-28" calcext:value-type="date">
            <text:p>28-Aug-20</text:p>
          </table:table-cell>
          <table:table-cell table:formula="of:=[$'Table 5 - Testing'.C185]" office:value-type="float" office:value="20107" calcext:value-type="float">
            <text:p>20,107</text:p>
          </table:table-cell>
        </table:table-row>
        <table:table-row table:style-name="ro1">
          <table:table-cell table:formula="of:=[$'Table 5 - Testing'.A186]" office:value-type="date" office:date-value="2020-08-29" calcext:value-type="date">
            <text:p>29-Aug-20</text:p>
          </table:table-cell>
          <table:table-cell table:formula="of:=[$'Table 5 - Testing'.C186]" office:value-type="float" office:value="20195" calcext:value-type="float">
            <text:p>20,195</text:p>
          </table:table-cell>
        </table:table-row>
        <table:table-row table:style-name="ro1">
          <table:table-cell table:formula="of:=[$'Table 5 - Testing'.A187]" office:value-type="date" office:date-value="2020-08-30" calcext:value-type="date">
            <text:p>30-Aug-20</text:p>
          </table:table-cell>
          <table:table-cell table:formula="of:=[$'Table 5 - Testing'.C187]" office:value-type="float" office:value="20318" calcext:value-type="float">
            <text:p>20,318</text:p>
          </table:table-cell>
        </table:table-row>
        <table:table-row table:style-name="ro1">
          <table:table-cell table:formula="of:=[$'Table 5 - Testing'.A188]" office:value-type="date" office:date-value="2020-08-31" calcext:value-type="date">
            <text:p>31-Aug-20</text:p>
          </table:table-cell>
          <table:table-cell table:formula="of:=[$'Table 5 - Testing'.C188]" office:value-type="float" office:value="20478" calcext:value-type="float">
            <text:p>20,478</text:p>
          </table:table-cell>
        </table:table-row>
        <table:table-row table:style-name="ro1">
          <table:table-cell table:formula="of:=[$'Table 5 - Testing'.A189]" office:value-type="date" office:date-value="2020-09-01" calcext:value-type="date">
            <text:p>01-Sep-20</text:p>
          </table:table-cell>
          <table:table-cell table:formula="of:=[$'Table 5 - Testing'.C189]" office:value-type="float" office:value="20632" calcext:value-type="float">
            <text:p>20,632</text:p>
          </table:table-cell>
        </table:table-row>
        <table:table-row table:style-name="ro1">
          <table:table-cell table:formula="of:=[$'Table 5 - Testing'.A190]" office:value-type="date" office:date-value="2020-09-02" calcext:value-type="date">
            <text:p>02-Sep-20</text:p>
          </table:table-cell>
          <table:table-cell table:formula="of:=[$'Table 5 - Testing'.C190]" office:value-type="float" office:value="20788" calcext:value-type="float">
            <text:p>20,788</text:p>
          </table:table-cell>
        </table:table-row>
        <table:table-row table:style-name="ro1">
          <table:table-cell table:formula="of:=[$'Table 5 - Testing'.A191]" office:value-type="date" office:date-value="2020-09-03" calcext:value-type="date">
            <text:p>03-Sep-20</text:p>
          </table:table-cell>
          <table:table-cell table:formula="of:=[$'Table 5 - Testing'.C191]" office:value-type="float" office:value="20889" calcext:value-type="float">
            <text:p>20,889</text:p>
          </table:table-cell>
        </table:table-row>
        <table:table-row table:style-name="ro1">
          <table:table-cell table:formula="of:=[$'Table 5 - Testing'.A192]" office:value-type="date" office:date-value="2020-09-04" calcext:value-type="date">
            <text:p>04-Sep-20</text:p>
          </table:table-cell>
          <table:table-cell table:formula="of:=[$'Table 5 - Testing'.C192]" office:value-type="float" office:value="21048" calcext:value-type="float">
            <text:p>21,048</text:p>
          </table:table-cell>
        </table:table-row>
        <table:table-row table:style-name="ro1">
          <table:table-cell table:formula="of:=[$'Table 5 - Testing'.A193]" office:value-type="date" office:date-value="2020-09-05" calcext:value-type="date">
            <text:p>05-Sep-20</text:p>
          </table:table-cell>
          <table:table-cell table:formula="of:=[$'Table 5 - Testing'.C193]" office:value-type="float" office:value="21189" calcext:value-type="float">
            <text:p>21,189</text:p>
          </table:table-cell>
        </table:table-row>
        <table:table-row table:style-name="ro1">
          <table:table-cell table:formula="of:=[$'Table 5 - Testing'.A194]" office:value-type="date" office:date-value="2020-09-06" calcext:value-type="date">
            <text:p>06-Sep-20</text:p>
          </table:table-cell>
          <table:table-cell table:formula="of:=[$'Table 5 - Testing'.C194]" office:value-type="float" office:value="21397" calcext:value-type="float">
            <text:p>21,397</text:p>
          </table:table-cell>
        </table:table-row>
        <table:table-row table:style-name="ro1">
          <table:table-cell table:formula="of:=[$'Table 5 - Testing'.A195]" office:value-type="date" office:date-value="2020-09-07" calcext:value-type="date">
            <text:p>07-Sep-20</text:p>
          </table:table-cell>
          <table:table-cell table:formula="of:=[$'Table 5 - Testing'.C195]" office:value-type="float" office:value="21543" calcext:value-type="float">
            <text:p>21,543</text:p>
          </table:table-cell>
        </table:table-row>
        <table:table-row table:style-name="ro1">
          <table:table-cell table:formula="of:=[$'Table 5 - Testing'.A196]" office:value-type="date" office:date-value="2020-09-08" calcext:value-type="date">
            <text:p>08-Sep-20</text:p>
          </table:table-cell>
          <table:table-cell table:formula="of:=[$'Table 5 - Testing'.C196]" office:value-type="float" office:value="21719" calcext:value-type="float">
            <text:p>21,719</text:p>
          </table:table-cell>
        </table:table-row>
        <table:table-row table:style-name="ro1">
          <table:table-cell table:formula="of:=[$'Table 5 - Testing'.A197]" office:value-type="date" office:date-value="2020-09-09" calcext:value-type="date">
            <text:p>09-Sep-20</text:p>
          </table:table-cell>
          <table:table-cell table:formula="of:=[$'Table 5 - Testing'.C197]" office:value-type="float" office:value="21878" calcext:value-type="float">
            <text:p>21,878</text:p>
          </table:table-cell>
        </table:table-row>
        <table:table-row table:style-name="ro1">
          <table:table-cell table:formula="of:=[$'Table 5 - Testing'.A198]" office:value-type="date" office:date-value="2020-09-10" calcext:value-type="date">
            <text:p>10-Sep-20</text:p>
          </table:table-cell>
          <table:table-cell table:formula="of:=[$'Table 5 - Testing'.C198]" office:value-type="float" office:value="22039" calcext:value-type="float">
            <text:p>22,039</text:p>
          </table:table-cell>
        </table:table-row>
        <table:table-row table:style-name="ro1">
          <table:table-cell table:formula="of:=[$'Table 5 - Testing'.A199]" office:value-type="date" office:date-value="2020-09-11" calcext:value-type="date">
            <text:p>11-Sep-20</text:p>
          </table:table-cell>
          <table:table-cell table:formula="of:=[$'Table 5 - Testing'.C199]" office:value-type="float" office:value="22214" calcext:value-type="float">
            <text:p>22,214</text:p>
          </table:table-cell>
        </table:table-row>
        <table:table-row table:style-name="ro1">
          <table:table-cell table:formula="of:=[$'Table 5 - Testing'.A200]" office:value-type="date" office:date-value="2020-09-12" calcext:value-type="date">
            <text:p>12-Sep-20</text:p>
          </table:table-cell>
          <table:table-cell table:formula="of:=[$'Table 5 - Testing'.C200]" office:value-type="float" office:value="22435" calcext:value-type="float">
            <text:p>22,435</text:p>
          </table:table-cell>
        </table:table-row>
        <table:table-row table:style-name="ro1">
          <table:table-cell table:formula="of:=[$'Table 5 - Testing'.A201]" office:value-type="date" office:date-value="2020-09-13" calcext:value-type="date">
            <text:p>13-Sep-20</text:p>
          </table:table-cell>
          <table:table-cell table:formula="of:=[$'Table 5 - Testing'.C201]" office:value-type="float" office:value="22679" calcext:value-type="float">
            <text:p>22,679</text:p>
          </table:table-cell>
        </table:table-row>
        <table:table-row table:style-name="ro1">
          <table:table-cell table:formula="of:=[$'Table 5 - Testing'.A202]" office:value-type="date" office:date-value="2020-09-14" calcext:value-type="date">
            <text:p>14-Sep-20</text:p>
          </table:table-cell>
          <table:table-cell table:formula="of:=[$'Table 5 - Testing'.C202]" office:value-type="float" office:value="22749" calcext:value-type="float">
            <text:p>22,749</text:p>
          </table:table-cell>
        </table:table-row>
        <table:table-row table:style-name="ro1">
          <table:table-cell table:formula="of:=[$'Table 5 - Testing'.A203]" office:value-type="date" office:date-value="2020-09-15" calcext:value-type="date">
            <text:p>15-Sep-20</text:p>
          </table:table-cell>
          <table:table-cell table:formula="of:=[$'Table 5 - Testing'.C203]" office:value-type="float" office:value="23016" calcext:value-type="float">
            <text:p>23,016</text:p>
          </table:table-cell>
        </table:table-row>
        <table:table-row table:style-name="ro1">
          <table:table-cell table:formula="of:=[$'Table 5 - Testing'.A204]" office:value-type="date" office:date-value="2020-09-16" calcext:value-type="date">
            <text:p>16-Sep-20</text:p>
          </table:table-cell>
          <table:table-cell table:formula="of:=[$'Table 5 - Testing'.C204]" office:value-type="float" office:value="23283" calcext:value-type="float">
            <text:p>23,283</text:p>
          </table:table-cell>
        </table:table-row>
        <table:table-row table:style-name="ro1">
          <table:table-cell table:formula="of:=[$'Table 5 - Testing'.A205]" office:value-type="date" office:date-value="2020-09-17" calcext:value-type="date">
            <text:p>17-Sep-20</text:p>
          </table:table-cell>
          <table:table-cell table:formula="of:=[$'Table 5 - Testing'.C205]" office:value-type="float" office:value="23573" calcext:value-type="float">
            <text:p>23,573</text:p>
          </table:table-cell>
        </table:table-row>
        <table:table-row table:style-name="ro1">
          <table:table-cell table:formula="of:=[$'Table 5 - Testing'.A206]" office:value-type="date" office:date-value="2020-09-18" calcext:value-type="date">
            <text:p>18-Sep-20</text:p>
          </table:table-cell>
          <table:table-cell table:formula="of:=[$'Table 5 - Testing'.C206]" office:value-type="float" office:value="23776" calcext:value-type="float">
            <text:p>23,776</text:p>
          </table:table-cell>
        </table:table-row>
        <table:table-row table:style-name="ro1">
          <table:table-cell table:formula="of:=[$'Table 5 - Testing'.A207]" office:value-type="date" office:date-value="2020-09-19" calcext:value-type="date">
            <text:p>19-Sep-20</text:p>
          </table:table-cell>
          <table:table-cell table:formula="of:=[$'Table 5 - Testing'.C207]" office:value-type="float" office:value="24126" calcext:value-type="float">
            <text:p>24,126</text:p>
          </table:table-cell>
        </table:table-row>
        <table:table-row table:style-name="ro1">
          <table:table-cell table:formula="of:=[$'Table 5 - Testing'.A208]" office:value-type="date" office:date-value="2020-09-20" calcext:value-type="date">
            <text:p>20-Sep-20</text:p>
          </table:table-cell>
          <table:table-cell table:formula="of:=[$'Table 5 - Testing'.C208]" office:value-type="float" office:value="24371" calcext:value-type="float">
            <text:p>24,371</text:p>
          </table:table-cell>
        </table:table-row>
        <table:table-row table:style-name="ro1">
          <table:table-cell table:formula="of:=[$'Table 5 - Testing'.A209]" office:value-type="date" office:date-value="2020-09-21" calcext:value-type="date">
            <text:p>21-Sep-20</text:p>
          </table:table-cell>
          <table:table-cell table:formula="of:=[$'Table 5 - Testing'.C209]" office:value-type="float" office:value="24626" calcext:value-type="float">
            <text:p>24,626</text:p>
          </table:table-cell>
        </table:table-row>
        <table:table-row table:style-name="ro1">
          <table:table-cell table:formula="of:=[$'Table 5 - Testing'.A210]" office:value-type="date" office:date-value="2020-09-22" calcext:value-type="date">
            <text:p>22-Sep-20</text:p>
          </table:table-cell>
          <table:table-cell table:formula="of:=[$'Table 5 - Testing'.C210]" office:value-type="float" office:value="25009" calcext:value-type="float">
            <text:p>25,009</text:p>
          </table:table-cell>
        </table:table-row>
        <table:table-row table:style-name="ro1">
          <table:table-cell table:formula="of:=[$'Table 5 - Testing'.A211]" office:value-type="date" office:date-value="2020-09-23" calcext:value-type="date">
            <text:p>23-Sep-20</text:p>
          </table:table-cell>
          <table:table-cell table:formula="of:=[$'Table 5 - Testing'.C211]" office:value-type="float" office:value="25495" calcext:value-type="float">
            <text:p>25,495</text:p>
          </table:table-cell>
        </table:table-row>
        <table:table-row table:style-name="ro1">
          <table:table-cell table:formula="of:=[$'Table 5 - Testing'.A212]" office:value-type="date" office:date-value="2020-09-24" calcext:value-type="date">
            <text:p>24-Sep-20</text:p>
          </table:table-cell>
          <table:table-cell table:formula="of:=[$'Table 5 - Testing'.C212]" office:value-type="float" office:value="25960" calcext:value-type="float">
            <text:p>25,960</text:p>
          </table:table-cell>
        </table:table-row>
        <table:table-row table:style-name="ro1">
          <table:table-cell table:formula="of:=[$'Table 5 - Testing'.A213]" office:value-type="date" office:date-value="2020-09-25" calcext:value-type="date">
            <text:p>25-Sep-20</text:p>
          </table:table-cell>
          <table:table-cell table:formula="of:=[$'Table 5 - Testing'.C213]" office:value-type="float" office:value="26518" calcext:value-type="float">
            <text:p>26,518</text:p>
          </table:table-cell>
        </table:table-row>
        <table:table-row table:style-name="ro1">
          <table:table-cell table:formula="of:=[$'Table 5 - Testing'.A214]" office:value-type="date" office:date-value="2020-09-26" calcext:value-type="date">
            <text:p>26-Sep-20</text:p>
          </table:table-cell>
          <table:table-cell table:formula="of:=[$'Table 5 - Testing'.C214]" office:value-type="float" office:value="27232" calcext:value-type="float">
            <text:p>27,232</text:p>
          </table:table-cell>
        </table:table-row>
        <table:table-row table:style-name="ro1">
          <table:table-cell table:formula="of:=[$'Table 5 - Testing'.A215]" office:value-type="date" office:date-value="2020-09-27" calcext:value-type="date">
            <text:p>27-Sep-20</text:p>
          </table:table-cell>
          <table:table-cell table:formula="of:=[$'Table 5 - Testing'.C215]" office:value-type="float" office:value="27576" calcext:value-type="float">
            <text:p>27,576</text:p>
          </table:table-cell>
        </table:table-row>
        <table:table-row table:style-name="ro1">
          <table:table-cell table:formula="of:=[$'Table 5 - Testing'.A216]" office:value-type="date" office:date-value="2020-09-28" calcext:value-type="date">
            <text:p>28-Sep-20</text:p>
          </table:table-cell>
          <table:table-cell table:formula="of:=[$'Table 5 - Testing'.C216]" office:value-type="float" office:value="27798" calcext:value-type="float">
            <text:p>27,798</text:p>
          </table:table-cell>
        </table:table-row>
        <table:table-row table:style-name="ro1">
          <table:table-cell table:formula="of:=[$'Table 5 - Testing'.A217]" office:value-type="date" office:date-value="2020-09-29" calcext:value-type="date">
            <text:p>29-Sep-20</text:p>
          </table:table-cell>
          <table:table-cell table:formula="of:=[$'Table 5 - Testing'.C217]" office:value-type="float" office:value="28604" calcext:value-type="float">
            <text:p>28,604</text:p>
          </table:table-cell>
        </table:table-row>
        <table:table-row table:style-name="ro1">
          <table:table-cell table:formula="of:=[$'Table 5 - Testing'.A218]" office:value-type="date" office:date-value="2020-09-30" calcext:value-type="date">
            <text:p>30-Sep-20</text:p>
          </table:table-cell>
          <table:table-cell table:formula="of:=[$'Table 5 - Testing'.C218]" office:value-type="float" office:value="29244" calcext:value-type="float">
            <text:p>29,244</text:p>
          </table:table-cell>
        </table:table-row>
        <table:table-row table:style-name="ro1">
          <table:table-cell table:formula="of:=[$'Table 5 - Testing'.A219]" office:value-type="date" office:date-value="2020-10-01" calcext:value-type="date">
            <text:p>01-Oct-20</text:p>
          </table:table-cell>
          <table:table-cell table:formula="of:=[$'Table 5 - Testing'.C219]" office:value-type="float" office:value="29912" calcext:value-type="float">
            <text:p>29,912</text:p>
          </table:table-cell>
        </table:table-row>
        <table:table-row table:style-name="ro1">
          <table:table-cell table:formula="of:=[$'Table 5 - Testing'.A220]" office:value-type="date" office:date-value="2020-10-02" calcext:value-type="date">
            <text:p>02-Oct-20</text:p>
          </table:table-cell>
          <table:table-cell table:formula="of:=[$'Table 5 - Testing'.C220]" office:value-type="float" office:value="30687" calcext:value-type="float">
            <text:p>30,687</text:p>
          </table:table-cell>
        </table:table-row>
        <table:table-row table:style-name="ro1">
          <table:table-cell table:formula="of:=[$'Table 5 - Testing'.A221]" office:value-type="date" office:date-value="2020-10-03" calcext:value-type="date">
            <text:p>03-Oct-20</text:p>
          </table:table-cell>
          <table:table-cell table:formula="of:=[$'Table 5 - Testing'.C221]" office:value-type="float" office:value="31451" calcext:value-type="float">
            <text:p>31,451</text:p>
          </table:table-cell>
        </table:table-row>
        <table:table-row table:style-name="ro1">
          <table:table-cell table:formula="of:=[$'Table 5 - Testing'.A222]" office:value-type="date" office:date-value="2020-10-04" calcext:value-type="date">
            <text:p>04-Oct-20</text:p>
          </table:table-cell>
          <table:table-cell table:formula="of:=[$'Table 5 - Testing'.C222]" office:value-type="float" office:value="32209" calcext:value-type="float">
            <text:p>32,209</text:p>
          </table:table-cell>
        </table:table-row>
        <table:table-row table:style-name="ro1">
          <table:table-cell table:formula="of:=[$'Table 5 - Testing'.A223]" office:value-type="date" office:date-value="2020-10-05" calcext:value-type="date">
            <text:p>05-Oct-20</text:p>
          </table:table-cell>
          <table:table-cell table:formula="of:=[$'Table 5 - Testing'.C223]" office:value-type="float" office:value="32906" calcext:value-type="float">
            <text:p>32,906</text:p>
          </table:table-cell>
        </table:table-row>
        <table:table-row table:style-name="ro1">
          <table:table-cell table:formula="of:=[$'Table 5 - Testing'.A224]" office:value-type="date" office:date-value="2020-10-06" calcext:value-type="date">
            <text:p>06-Oct-20</text:p>
          </table:table-cell>
          <table:table-cell table:formula="of:=[$'Table 5 - Testing'.C224]" office:value-type="float" office:value="33706" calcext:value-type="float">
            <text:p>33,706</text:p>
          </table:table-cell>
        </table:table-row>
        <table:table-row table:style-name="ro1">
          <table:table-cell table:formula="of:=[$'Table 5 - Testing'.A225]" office:value-type="date" office:date-value="2020-10-07" calcext:value-type="date">
            <text:p>07-Oct-20</text:p>
          </table:table-cell>
          <table:table-cell table:formula="of:=[$'Table 5 - Testing'.C225]" office:value-type="float" office:value="34760" calcext:value-type="float">
            <text:p>34,760</text:p>
          </table:table-cell>
        </table:table-row>
        <table:table-row table:style-name="ro1">
          <table:table-cell table:formula="of:=[$'Table 5 - Testing'.A226]" office:value-type="date" office:date-value="2020-10-08" calcext:value-type="date">
            <text:p>08-Oct-20</text:p>
          </table:table-cell>
          <table:table-cell table:formula="of:=[$'Table 5 - Testing'.C226]" office:value-type="float" office:value="35787" calcext:value-type="float">
            <text:p>35,787</text:p>
          </table:table-cell>
        </table:table-row>
        <table:table-row table:style-name="ro1">
          <table:table-cell table:formula="of:=[$'Table 5 - Testing'.A227]" office:value-type="date" office:date-value="2020-10-09" calcext:value-type="date">
            <text:p>09-Oct-20</text:p>
          </table:table-cell>
          <table:table-cell table:formula="of:=[$'Table 5 - Testing'.C227]" office:value-type="float" office:value="37033" calcext:value-type="float">
            <text:p>37,033</text:p>
          </table:table-cell>
        </table:table-row>
        <table:table-row table:style-name="ro1">
          <table:table-cell table:formula="of:=[$'Table 5 - Testing'.A228]" office:value-type="date" office:date-value="2020-10-10" calcext:value-type="date">
            <text:p>10-Oct-20</text:p>
          </table:table-cell>
          <table:table-cell table:formula="of:=[$'Table 5 - Testing'.C228]" office:value-type="float" office:value="38042" calcext:value-type="float">
            <text:p>38,042</text:p>
          </table:table-cell>
        </table:table-row>
        <table:table-row table:style-name="ro1">
          <table:table-cell table:formula="of:=[$'Table 5 - Testing'.A229]" office:value-type="date" office:date-value="2020-10-11" calcext:value-type="date">
            <text:p>11-Oct-20</text:p>
          </table:table-cell>
          <table:table-cell table:formula="of:=[$'Table 5 - Testing'.C229]" office:value-type="float" office:value="38998" calcext:value-type="float">
            <text:p>38,998</text:p>
          </table:table-cell>
        </table:table-row>
        <table:table-row table:style-name="ro1">
          <table:table-cell table:formula="of:=[$'Table 5 - Testing'.A230]" office:value-type="date" office:date-value="2020-10-12" calcext:value-type="date">
            <text:p>12-Oct-20</text:p>
          </table:table-cell>
          <table:table-cell table:formula="of:=[$'Table 5 - Testing'.C230]" office:value-type="float" office:value="39959" calcext:value-type="float">
            <text:p>39,959</text:p>
          </table:table-cell>
        </table:table-row>
        <table:table-row table:style-name="ro1">
          <table:table-cell table:formula="of:=[$'Table 5 - Testing'.A231]" office:value-type="date" office:date-value="2020-10-13" calcext:value-type="date">
            <text:p>13-Oct-20</text:p>
          </table:table-cell>
          <table:table-cell table:formula="of:=[$'Table 5 - Testing'.C231]" office:value-type="float" office:value="41256" calcext:value-type="float">
            <text:p>41,256</text:p>
          </table:table-cell>
        </table:table-row>
        <table:table-row table:style-name="ro1">
          <table:table-cell table:formula="of:=[$'Table 5 - Testing'.A232]" office:value-type="date" office:date-value="2020-10-14" calcext:value-type="date">
            <text:p>14-Oct-20</text:p>
          </table:table-cell>
          <table:table-cell table:formula="of:=[$'Table 5 - Testing'.C232]" office:value-type="float" office:value="42685" calcext:value-type="float">
            <text:p>42,685</text:p>
          </table:table-cell>
        </table:table-row>
        <table:table-row table:style-name="ro1">
          <table:table-cell table:formula="of:=[$'Table 5 - Testing'.A233]" office:value-type="date" office:date-value="2020-10-15" calcext:value-type="date">
            <text:p>15-Oct-20</text:p>
          </table:table-cell>
          <table:table-cell table:formula="of:=[$'Table 5 - Testing'.C233]" office:value-type="float" office:value="44036" calcext:value-type="float">
            <text:p>44,036</text:p>
          </table:table-cell>
        </table:table-row>
        <table:table-row table:style-name="ro1">
          <table:table-cell table:formula="of:=[$'Table 5 - Testing'.A234]" office:value-type="date" office:date-value="2020-10-16" calcext:value-type="date">
            <text:p>16-Oct-20</text:p>
          </table:table-cell>
          <table:table-cell table:formula="of:=[$'Table 5 - Testing'.C234]" office:value-type="float" office:value="45232" calcext:value-type="float">
            <text:p>45,232</text:p>
          </table:table-cell>
        </table:table-row>
        <table:table-row table:style-name="ro1">
          <table:table-cell table:formula="of:=[$'Table 5 - Testing'.A235]" office:value-type="date" office:date-value="2020-10-17" calcext:value-type="date">
            <text:p>17-Oct-20</text:p>
          </table:table-cell>
          <table:table-cell table:formula="of:=[$'Table 5 - Testing'.C235]" office:value-type="float" office:value="46399" calcext:value-type="float">
            <text:p>46,399</text:p>
          </table:table-cell>
        </table:table-row>
        <table:table-row table:style-name="ro1">
          <table:table-cell table:formula="of:=[$'Table 5 - Testing'.A236]" office:value-type="date" office:date-value="2020-10-18" calcext:value-type="date">
            <text:p>18-Oct-20</text:p>
          </table:table-cell>
          <table:table-cell table:formula="of:=[$'Table 5 - Testing'.C236]" office:value-type="float" office:value="46715" calcext:value-type="float">
            <text:p>46,715</text:p>
          </table:table-cell>
        </table:table-row>
        <table:table-row table:style-name="ro1">
          <table:table-cell table:formula="of:=[$'Table 5 - Testing'.A237]" office:value-type="date" office:date-value="2020-10-19" calcext:value-type="date">
            <text:p>19-Oct-20</text:p>
          </table:table-cell>
          <table:table-cell table:formula="of:=[$'Table 5 - Testing'.C237]" office:value-type="float" office:value="47708" calcext:value-type="float">
            <text:p>47,708</text:p>
          </table:table-cell>
        </table:table-row>
        <table:table-row table:style-name="ro1">
          <table:table-cell table:formula="of:=[$'Table 5 - Testing'.A238]" office:value-type="date" office:date-value="2020-10-20" calcext:value-type="date">
            <text:p>20-Oct-20</text:p>
          </table:table-cell>
          <table:table-cell table:formula="of:=[$'Table 5 - Testing'.C238]" office:value-type="float" office:value="49164" calcext:value-type="float">
            <text:p>49,164</text:p>
          </table:table-cell>
        </table:table-row>
        <table:table-row table:style-name="ro1">
          <table:table-cell table:formula="of:=[$'Table 5 - Testing'.A239]" office:value-type="date" office:date-value="2020-10-21" calcext:value-type="date">
            <text:p>21-Oct-20</text:p>
          </table:table-cell>
          <table:table-cell table:formula="of:=[$'Table 5 - Testing'.C239]" office:value-type="float" office:value="50903" calcext:value-type="float">
            <text:p>50,903</text:p>
          </table:table-cell>
        </table:table-row>
        <table:table-row table:style-name="ro1">
          <table:table-cell table:formula="of:=[$'Table 5 - Testing'.A240]" office:value-type="date" office:date-value="2020-10-22" calcext:value-type="date">
            <text:p>22-Oct-20</text:p>
          </table:table-cell>
          <table:table-cell table:formula="of:=[$'Table 5 - Testing'.C240]" office:value-type="float" office:value="52615" calcext:value-type="float">
            <text:p>52,615</text:p>
          </table:table-cell>
        </table:table-row>
        <table:table-row table:style-name="ro1">
          <table:table-cell table:formula="of:=[$'Table 5 - Testing'.A241]" office:value-type="date" office:date-value="2020-10-23" calcext:value-type="date">
            <text:p>23-Oct-20</text:p>
          </table:table-cell>
          <table:table-cell table:formula="of:=[$'Table 5 - Testing'.C241]" office:value-type="float" office:value="54016" calcext:value-type="float">
            <text:p>54,016</text:p>
          </table:table-cell>
        </table:table-row>
        <table:table-row table:style-name="ro1">
          <table:table-cell table:formula="of:=[$'Table 5 - Testing'.A242]" office:value-type="date" office:date-value="2020-10-24" calcext:value-type="date">
            <text:p>24-Oct-20</text:p>
          </table:table-cell>
          <table:table-cell table:formula="of:=[$'Table 5 - Testing'.C242]" office:value-type="float" office:value="55449" calcext:value-type="float">
            <text:p>55,449</text:p>
          </table:table-cell>
        </table:table-row>
        <table:table-row table:style-name="ro1">
          <table:table-cell table:formula="of:=[$'Table 5 - Testing'.A243]" office:value-type="date" office:date-value="2020-10-25" calcext:value-type="date">
            <text:p>25-Oct-20</text:p>
          </table:table-cell>
          <table:table-cell table:formula="of:=[$'Table 5 - Testing'.C243]" office:value-type="float" office:value="56752" calcext:value-type="float">
            <text:p>56,752</text:p>
          </table:table-cell>
        </table:table-row>
        <table:table-row table:style-name="ro1">
          <table:table-cell table:formula="of:=[$'Table 5 - Testing'.A244]" office:value-type="date" office:date-value="2020-10-26" calcext:value-type="date">
            <text:p>26-Oct-20</text:p>
          </table:table-cell>
          <table:table-cell table:formula="of:=[$'Table 5 - Testing'.C244]" office:value-type="float" office:value="57874" calcext:value-type="float">
            <text:p>57,874</text:p>
          </table:table-cell>
        </table:table-row>
        <table:table-row table:style-name="ro1">
          <table:table-cell table:formula="of:=[$'Table 5 - Testing'.A245]" office:value-type="date" office:date-value="2020-10-27" calcext:value-type="date">
            <text:p>27-Oct-20</text:p>
          </table:table-cell>
          <table:table-cell table:formula="of:=[$'Table 5 - Testing'.C245]" office:value-type="float" office:value="59201" calcext:value-type="float">
            <text:p>59,201</text:p>
          </table:table-cell>
        </table:table-row>
        <table:table-row table:style-name="ro1">
          <table:table-cell table:formula="of:=[$'Table 5 - Testing'.A246]" office:value-type="date" office:date-value="2020-10-28" calcext:value-type="date">
            <text:p>28-Oct-20</text:p>
          </table:table-cell>
          <table:table-cell table:formula="of:=[$'Table 5 - Testing'.C246]" office:value-type="float" office:value="60403" calcext:value-type="float">
            <text:p>60,403</text:p>
          </table:table-cell>
        </table:table-row>
        <table:table-row table:style-name="ro1">
          <table:table-cell table:formula="of:=[$'Table 5 - Testing'.A247]" office:value-type="date" office:date-value="2020-10-29" calcext:value-type="date">
            <text:p>29-Oct-20</text:p>
          </table:table-cell>
          <table:table-cell table:formula="of:=[$'Table 5 - Testing'.C247]" office:value-type="float" office:value="61531" calcext:value-type="float">
            <text:p>61,531</text:p>
          </table:table-cell>
        </table:table-row>
        <table:table-row table:style-name="ro1">
          <table:table-cell table:formula="of:=[$'Table 5 - Testing'.A248]" office:value-type="date" office:date-value="2020-10-30" calcext:value-type="date">
            <text:p>30-Oct-20</text:p>
          </table:table-cell>
          <table:table-cell table:formula="of:=[$'Table 5 - Testing'.C248]" office:value-type="float" office:value="62812" calcext:value-type="float">
            <text:p>62,812</text:p>
          </table:table-cell>
        </table:table-row>
        <table:table-row table:style-name="ro1">
          <table:table-cell table:formula="of:=[$'Table 5 - Testing'.A249]" office:value-type="date" office:date-value="2020-10-31" calcext:value-type="date">
            <text:p>31-Oct-20</text:p>
          </table:table-cell>
          <table:table-cell table:formula="of:=[$'Table 5 - Testing'.C249]" office:value-type="float" office:value="63913" calcext:value-type="float">
            <text:p>63,913</text:p>
          </table:table-cell>
        </table:table-row>
        <table:table-row table:style-name="ro1">
          <table:table-cell table:formula="of:=[$'Table 5 - Testing'.A250]" office:value-type="date" office:date-value="2020-11-01" calcext:value-type="date">
            <text:p>01-Nov-20</text:p>
          </table:table-cell>
          <table:table-cell table:formula="of:=[$'Table 5 - Testing'.C250]" office:value-type="float" office:value="65061" calcext:value-type="float">
            <text:p>65,061</text:p>
          </table:table-cell>
        </table:table-row>
        <table:table-row table:style-name="ro1">
          <table:table-cell table:formula="of:=[$'Table 5 - Testing'.A251]" office:value-type="date" office:date-value="2020-11-02" calcext:value-type="date">
            <text:p>02-Nov-20</text:p>
          </table:table-cell>
          <table:table-cell table:formula="of:=[$'Table 5 - Testing'.C251]" office:value-type="float" office:value="66012" calcext:value-type="float">
            <text:p>66,012</text:p>
          </table:table-cell>
        </table:table-row>
        <table:table-row table:style-name="ro1">
          <table:table-cell table:formula="of:=[$'Table 5 - Testing'.A252]" office:value-type="date" office:date-value="2020-11-03" calcext:value-type="date">
            <text:p>03-Nov-20</text:p>
          </table:table-cell>
          <table:table-cell table:formula="of:=[$'Table 5 - Testing'.C252]" office:value-type="float" office:value="67011" calcext:value-type="float">
            <text:p>67,011</text:p>
          </table:table-cell>
        </table:table-row>
        <table:table-row table:style-name="ro1">
          <table:table-cell table:formula="of:=[$'Table 5 - Testing'.A253]" office:value-type="date" office:date-value="2020-11-04" calcext:value-type="date">
            <text:p>04-Nov-20</text:p>
          </table:table-cell>
          <table:table-cell table:formula="of:=[$'Table 5 - Testing'.C253]" office:value-type="float" office:value="68444" calcext:value-type="float">
            <text:p>68,444</text:p>
          </table:table-cell>
        </table:table-row>
        <table:table-row table:style-name="ro1">
          <table:table-cell table:formula="of:=[$'Table 5 - Testing'.A254]" office:value-type="date" office:date-value="2020-11-05" calcext:value-type="date">
            <text:p>05-Nov-20</text:p>
          </table:table-cell>
          <table:table-cell table:formula="of:=[$'Table 5 - Testing'.C254]" office:value-type="float" office:value="69660" calcext:value-type="float">
            <text:p>69,660</text:p>
          </table:table-cell>
        </table:table-row>
        <table:table-row table:style-name="ro1">
          <table:table-cell table:formula="of:=[$'Table 5 - Testing'.A255]" office:value-type="date" office:date-value="2020-11-06" calcext:value-type="date">
            <text:p>06-Nov-20</text:p>
          </table:table-cell>
          <table:table-cell table:formula="of:=[$'Table 5 - Testing'.C255]" office:value-type="float" office:value="70732" calcext:value-type="float">
            <text:p>70,732</text:p>
          </table:table-cell>
        </table:table-row>
        <table:table-row table:style-name="ro1">
          <table:table-cell table:formula="of:=[$'Table 5 - Testing'.A256]" office:value-type="date" office:date-value="2020-11-07" calcext:value-type="date">
            <text:p>07-Nov-20</text:p>
          </table:table-cell>
          <table:table-cell table:formula="of:=[$'Table 5 - Testing'.C256]" office:value-type="float" office:value="72328" calcext:value-type="float">
            <text:p>72,328</text:p>
          </table:table-cell>
        </table:table-row>
        <table:table-row table:style-name="ro1">
          <table:table-cell table:formula="of:=[$'Table 5 - Testing'.A257]" office:value-type="date" office:date-value="2020-11-08" calcext:value-type="date">
            <text:p>08-Nov-20</text:p>
          </table:table-cell>
          <table:table-cell table:formula="of:=[$'Table 5 - Testing'.C257]" office:value-type="float" office:value="73443" calcext:value-type="float">
            <text:p>73,443</text:p>
          </table:table-cell>
        </table:table-row>
        <table:table-row table:style-name="ro1">
          <table:table-cell table:formula="of:=[$'Table 5 - Testing'.A258]" office:value-type="date" office:date-value="2020-11-09" calcext:value-type="date">
            <text:p>09-Nov-20</text:p>
          </table:table-cell>
          <table:table-cell table:formula="of:=[$'Table 5 - Testing'.C258]" office:value-type="float" office:value="74355" calcext:value-type="float">
            <text:p>74,355</text:p>
          </table:table-cell>
        </table:table-row>
        <table:table-row table:style-name="ro1">
          <table:table-cell table:formula="of:=[$'Table 5 - Testing'.A259]" office:value-type="date" office:date-value="2020-11-10" calcext:value-type="date">
            <text:p>10-Nov-20</text:p>
          </table:table-cell>
          <table:table-cell table:formula="of:=[$'Table 5 - Testing'.C259]" office:value-type="float" office:value="75187" calcext:value-type="float">
            <text:p>75,187</text:p>
          </table:table-cell>
        </table:table-row>
        <table:table-row table:style-name="ro1">
          <table:table-cell table:formula="of:=[$'Table 5 - Testing'.A260]" office:value-type="date" office:date-value="2020-11-11" calcext:value-type="date">
            <text:p>11-Nov-20</text:p>
          </table:table-cell>
          <table:table-cell table:formula="of:=[$'Table 5 - Testing'.C260]" office:value-type="float" office:value="76448" calcext:value-type="float">
            <text:p>76,448</text:p>
          </table:table-cell>
        </table:table-row>
        <table:table-row table:style-name="ro1">
          <table:table-cell table:formula="of:=[$'Table 5 - Testing'.A261]" office:value-type="date" office:date-value="2020-11-12" calcext:value-type="date">
            <text:p>12-Nov-20</text:p>
          </table:table-cell>
          <table:table-cell table:formula="of:=[$'Table 5 - Testing'.C261]" office:value-type="float" office:value="77660" calcext:value-type="float">
            <text:p>77,660</text:p>
          </table:table-cell>
        </table:table-row>
        <table:table-row table:style-name="ro1">
          <table:table-cell table:formula="of:=[$'Table 5 - Testing'.A262]" office:value-type="date" office:date-value="2020-11-13" calcext:value-type="date">
            <text:p>13-Nov-20</text:p>
          </table:table-cell>
          <table:table-cell table:formula="of:=[$'Table 5 - Testing'.C262]" office:value-type="float" office:value="79017" calcext:value-type="float">
            <text:p>79,017</text:p>
          </table:table-cell>
        </table:table-row>
        <table:table-row table:style-name="ro1">
          <table:table-cell table:formula="of:=[$'Table 5 - Testing'.A263]" office:value-type="date" office:date-value="2020-11-14" calcext:value-type="date">
            <text:p>14-Nov-20</text:p>
          </table:table-cell>
          <table:table-cell table:formula="of:=[$'Table 5 - Testing'.C263]" office:value-type="float" office:value="80135" calcext:value-type="float">
            <text:p>80,135</text:p>
          </table:table-cell>
        </table:table-row>
        <table:table-row table:style-name="ro1">
          <table:table-cell table:formula="of:=[$'Table 5 - Testing'.A264]" office:value-type="date" office:date-value="2020-11-15" calcext:value-type="date">
            <text:p>15-Nov-20</text:p>
          </table:table-cell>
          <table:table-cell table:formula="of:=[$'Table 5 - Testing'.C264]" office:value-type="float" office:value="81294" calcext:value-type="float">
            <text:p>81,294</text:p>
          </table:table-cell>
        </table:table-row>
        <table:table-row table:style-name="ro1">
          <table:table-cell table:formula="of:=[$'Table 5 - Testing'.A265]" office:value-type="date" office:date-value="2020-11-16" calcext:value-type="date">
            <text:p>16-Nov-20</text:p>
          </table:table-cell>
          <table:table-cell table:formula="of:=[$'Table 5 - Testing'.C265]" office:value-type="float" office:value="82011" calcext:value-type="float">
            <text:p>82,011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table:style-name="Default" office:value-type="float" office:value="80" calcext:value-type="float">
            <text:p>80</text:p>
          </table:table-cell>
        </table:table-row>
        <table:table-row table:style-name="ro1">
          <table:table-cell table:style-name="Default"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</table:table-row>
        <table:table-row table:style-name="ro1" table:number-rows-repeated="128">
          <table:table-cell table:style-name="Default"/>
          <table:table-cell/>
        </table:table-row>
        <table:table-row table:style-name="ro1">
          <table:table-cell table:style-name="Default"/>
          <table:table-cell/>
        </table:table-row>
      </table:table>
      <table:table table:name="CSV log_covid_growth" table:style-name="ta1">
        <table:shapes>
          <draw:frame draw:z-index="0" draw:style-name="gr5" draw:text-style-name="P5" svg:width="7.9988in" svg:height="4.5961in" svg:x="5.2075in" svg:y="0.4087in">
            <draw:object draw:notify-on-update-of-ranges="'CSV log_covid_growth'.A2:'CSV log_covid_growth'.A261 'CSV log_covid_growth'.B1:'CSV log_covid_growth'.B1 'CSV log_covid_growth'.B2:'CSV log_covid_growth'.B2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1" table:default-cell-style-name="ce94"/>
        <table:table-row table:style-name="ro1">
          <table:table-cell table:formula="of:=[$'CSV covid_growth'.A1]" office:value-type="string" office:string-value="Date" calcext:value-type="string">
            <text:p>Date</text:p>
          </table:table-cell>
          <table:table-cell table:formula="of:=COM.MICROSOFT.CONCAT(&quot;log &quot;;[$'CSV covid_growth'.B1])" office:value-type="string" office:string-value="log Cumulative number of people with a positive test" calcext:value-type="string">
            <text:p>log Cumulative number of people with a positive test</text:p>
          </table:table-cell>
        </table:table-row>
        <table:table-row table:style-name="ro1">
          <table:table-cell table:style-name="ce187" table:formula="of:=[$'CSV covid_growth'.A2]" office:value-type="date" office:date-value="2020-03-01" calcext:value-type="date">
            <text:p>01-Mar-20</text:p>
          </table:table-cell>
          <table:table-cell/>
        </table:table-row>
        <table:table-row table:style-name="ro1">
          <table:table-cell table:style-name="ce187" table:formula="of:=[$'CSV covid_growth'.A3]" office:value-type="date" office:date-value="2020-03-02" calcext:value-type="date">
            <text:p>02-Mar-20</text:p>
          </table:table-cell>
          <table:table-cell table:formula="of:=LOG10([$'CSV covid_growth'.B3])" office:value-type="float" office:value="0" calcext:value-type="float">
            <text:p>0.000</text:p>
          </table:table-cell>
        </table:table-row>
        <table:table-row table:style-name="ro1">
          <table:table-cell table:style-name="ce187" table:formula="of:=[$'CSV covid_growth'.A4]" office:value-type="date" office:date-value="2020-03-03" calcext:value-type="date">
            <text:p>03-Mar-20</text:p>
          </table:table-cell>
          <table:table-cell table:formula="of:=LOG10([$'CSV covid_growth'.B4])" office:value-type="float" office:value="0" calcext:value-type="float">
            <text:p>0.000</text:p>
          </table:table-cell>
        </table:table-row>
        <table:table-row table:style-name="ro1">
          <table:table-cell table:style-name="ce187" table:formula="of:=[$'CSV covid_growth'.A5]" office:value-type="date" office:date-value="2020-03-04" calcext:value-type="date">
            <text:p>04-Mar-20</text:p>
          </table:table-cell>
          <table:table-cell table:formula="of:=LOG10([$'CSV covid_growth'.B5])" office:value-type="float" office:value="0.477121254719662" calcext:value-type="float">
            <text:p>0.477</text:p>
          </table:table-cell>
        </table:table-row>
        <table:table-row table:style-name="ro1">
          <table:table-cell table:style-name="ce187" table:formula="of:=[$'CSV covid_growth'.A6]" office:value-type="date" office:date-value="2020-03-05" calcext:value-type="date">
            <text:p>05-Mar-20</text:p>
          </table:table-cell>
          <table:table-cell table:formula="of:=LOG10([$'CSV covid_growth'.B6])" office:value-type="float" office:value="0.778151250383644" calcext:value-type="float">
            <text:p>0.778</text:p>
          </table:table-cell>
        </table:table-row>
        <table:table-row table:style-name="ro1">
          <table:table-cell table:style-name="ce187" table:formula="of:=[$'CSV covid_growth'.A7]" office:value-type="date" office:date-value="2020-03-06" calcext:value-type="date">
            <text:p>06-Mar-20</text:p>
          </table:table-cell>
          <table:table-cell table:formula="of:=LOG10([$'CSV covid_growth'.B7])" office:value-type="float" office:value="1.04139268515823" calcext:value-type="float">
            <text:p>1.041</text:p>
          </table:table-cell>
        </table:table-row>
        <table:table-row table:style-name="ro1">
          <table:table-cell table:style-name="ce187" table:formula="of:=[$'CSV covid_growth'.A8]" office:value-type="date" office:date-value="2020-03-07" calcext:value-type="date">
            <text:p>07-Mar-20</text:p>
          </table:table-cell>
          <table:table-cell table:formula="of:=LOG10([$'CSV covid_growth'.B8])" office:value-type="float" office:value="1.20411998265592" calcext:value-type="float">
            <text:p>1.204</text:p>
          </table:table-cell>
        </table:table-row>
        <table:table-row table:style-name="ro1">
          <table:table-cell table:style-name="ce187" table:formula="of:=[$'CSV covid_growth'.A9]" office:value-type="date" office:date-value="2020-03-08" calcext:value-type="date">
            <text:p>08-Mar-20</text:p>
          </table:table-cell>
          <table:table-cell table:formula="of:=LOG10([$'CSV covid_growth'.B9])" office:value-type="float" office:value="1.25527250510331" calcext:value-type="float">
            <text:p>1.255</text:p>
          </table:table-cell>
        </table:table-row>
        <table:table-row table:style-name="ro1">
          <table:table-cell table:style-name="ce187" table:formula="of:=[$'CSV covid_growth'.A10]" office:value-type="date" office:date-value="2020-03-09" calcext:value-type="date">
            <text:p>09-Mar-20</text:p>
          </table:table-cell>
          <table:table-cell table:formula="of:=LOG10([$'CSV covid_growth'.B10])" office:value-type="float" office:value="1.36172783601759" calcext:value-type="float">
            <text:p>1.362</text:p>
          </table:table-cell>
        </table:table-row>
        <table:table-row table:style-name="ro1">
          <table:table-cell table:style-name="ce187" table:formula="of:=[$'CSV covid_growth'.A11]" office:value-type="date" office:date-value="2020-03-10" calcext:value-type="date">
            <text:p>10-Mar-20</text:p>
          </table:table-cell>
          <table:table-cell table:formula="of:=LOG10([$'CSV covid_growth'.B11])" office:value-type="float" office:value="1.43136376415899" calcext:value-type="float">
            <text:p>1.431</text:p>
          </table:table-cell>
        </table:table-row>
        <table:table-row table:style-name="ro1">
          <table:table-cell table:style-name="ce187" table:formula="of:=[$'CSV covid_growth'.A12]" office:value-type="date" office:date-value="2020-03-11" calcext:value-type="date">
            <text:p>11-Mar-20</text:p>
          </table:table-cell>
          <table:table-cell table:formula="of:=LOG10([$'CSV covid_growth'.B12])" office:value-type="float" office:value="1.55630250076729" calcext:value-type="float">
            <text:p>1.556</text:p>
          </table:table-cell>
        </table:table-row>
        <table:table-row table:style-name="ro1">
          <table:table-cell table:style-name="ce187" table:formula="of:=[$'CSV covid_growth'.A13]" office:value-type="date" office:date-value="2020-03-12" calcext:value-type="date">
            <text:p>12-Mar-20</text:p>
          </table:table-cell>
          <table:table-cell table:formula="of:=LOG10([$'CSV covid_growth'.B13])" office:value-type="float" office:value="1.77815125038364" calcext:value-type="float">
            <text:p>1.778</text:p>
          </table:table-cell>
        </table:table-row>
        <table:table-row table:style-name="ro1">
          <table:table-cell table:style-name="ce187" table:formula="of:=[$'CSV covid_growth'.A14]" office:value-type="date" office:date-value="2020-03-13" calcext:value-type="date">
            <text:p>13-Mar-20</text:p>
          </table:table-cell>
          <table:table-cell table:formula="of:=LOG10([$'CSV covid_growth'.B14])" office:value-type="float" office:value="1.92941892571429" calcext:value-type="float">
            <text:p>1.929</text:p>
          </table:table-cell>
        </table:table-row>
        <table:table-row table:style-name="ro1">
          <table:table-cell table:style-name="ce187" table:formula="of:=[$'CSV covid_growth'.A15]" office:value-type="date" office:date-value="2020-03-14" calcext:value-type="date">
            <text:p>14-Mar-20</text:p>
          </table:table-cell>
          <table:table-cell table:formula="of:=LOG10([$'CSV covid_growth'.B15])" office:value-type="float" office:value="2.08278537031645" calcext:value-type="float">
            <text:p>2.083</text:p>
          </table:table-cell>
        </table:table-row>
        <table:table-row table:style-name="ro1">
          <table:table-cell table:style-name="ce187" table:formula="of:=[$'CSV covid_growth'.A16]" office:value-type="date" office:date-value="2020-03-15" calcext:value-type="date">
            <text:p>15-Mar-20</text:p>
          </table:table-cell>
          <table:table-cell table:formula="of:=LOG10([$'CSV covid_growth'.B16])" office:value-type="float" office:value="2.1846914308176" calcext:value-type="float">
            <text:p>2.185</text:p>
          </table:table-cell>
        </table:table-row>
        <table:table-row table:style-name="ro1">
          <table:table-cell table:style-name="ce187" table:formula="of:=[$'CSV covid_growth'.A17]" office:value-type="date" office:date-value="2020-03-16" calcext:value-type="date">
            <text:p>16-Mar-20</text:p>
          </table:table-cell>
          <table:table-cell table:formula="of:=LOG10([$'CSV covid_growth'.B17])" office:value-type="float" office:value="2.23299611039215" calcext:value-type="float">
            <text:p>2.233</text:p>
          </table:table-cell>
        </table:table-row>
        <table:table-row table:style-name="ro1">
          <table:table-cell table:style-name="ce187" table:formula="of:=[$'CSV covid_growth'.A18]" office:value-type="date" office:date-value="2020-03-17" calcext:value-type="date">
            <text:p>17-Mar-20</text:p>
          </table:table-cell>
          <table:table-cell table:formula="of:=LOG10([$'CSV covid_growth'.B18])" office:value-type="float" office:value="2.29003461136252" calcext:value-type="float">
            <text:p>2.290</text:p>
          </table:table-cell>
        </table:table-row>
        <table:table-row table:style-name="ro1">
          <table:table-cell table:style-name="ce187" table:formula="of:=[$'CSV covid_growth'.A19]" office:value-type="date" office:date-value="2020-03-18" calcext:value-type="date">
            <text:p>18-Mar-20</text:p>
          </table:table-cell>
          <table:table-cell table:formula="of:=LOG10([$'CSV covid_growth'.B19])" office:value-type="float" office:value="2.35602585719312" calcext:value-type="float">
            <text:p>2.356</text:p>
          </table:table-cell>
        </table:table-row>
        <table:table-row table:style-name="ro1">
          <table:table-cell table:style-name="ce187" table:formula="of:=[$'CSV covid_growth'.A20]" office:value-type="date" office:date-value="2020-03-19" calcext:value-type="date">
            <text:p>19-Mar-20</text:p>
          </table:table-cell>
          <table:table-cell table:formula="of:=LOG10([$'CSV covid_growth'.B20])" office:value-type="float" office:value="2.42488163663107" calcext:value-type="float">
            <text:p>2.425</text:p>
          </table:table-cell>
        </table:table-row>
        <table:table-row table:style-name="ro1">
          <table:table-cell table:style-name="ce187" table:formula="of:=[$'CSV covid_growth'.A21]" office:value-type="date" office:date-value="2020-03-20" calcext:value-type="date">
            <text:p>20-Mar-20</text:p>
          </table:table-cell>
          <table:table-cell table:formula="of:=LOG10([$'CSV covid_growth'.B21])" office:value-type="float" office:value="2.50785587169583" calcext:value-type="float">
            <text:p>2.508</text:p>
          </table:table-cell>
        </table:table-row>
        <table:table-row table:style-name="ro1">
          <table:table-cell table:style-name="ce187" table:formula="of:=[$'CSV covid_growth'.A22]" office:value-type="date" office:date-value="2020-03-21" calcext:value-type="date">
            <text:p>21-Mar-20</text:p>
          </table:table-cell>
          <table:table-cell table:formula="of:=LOG10([$'CSV covid_growth'.B22])" office:value-type="float" office:value="2.57170883180869" calcext:value-type="float">
            <text:p>2.572</text:p>
          </table:table-cell>
        </table:table-row>
        <table:table-row table:style-name="ro1">
          <table:table-cell table:style-name="ce187" table:formula="of:=[$'CSV covid_growth'.A23]" office:value-type="date" office:date-value="2020-03-22" calcext:value-type="date">
            <text:p>22-Mar-20</text:p>
          </table:table-cell>
          <table:table-cell table:formula="of:=LOG10([$'CSV covid_growth'.B23])" office:value-type="float" office:value="2.61909333062674" calcext:value-type="float">
            <text:p>2.619</text:p>
          </table:table-cell>
        </table:table-row>
        <table:table-row table:style-name="ro1">
          <table:table-cell table:style-name="ce187" table:formula="of:=[$'CSV covid_growth'.A24]" office:value-type="date" office:date-value="2020-03-23" calcext:value-type="date">
            <text:p>23-Mar-20</text:p>
          </table:table-cell>
          <table:table-cell table:formula="of:=LOG10([$'CSV covid_growth'.B24])" office:value-type="float" office:value="2.69810054562339" calcext:value-type="float">
            <text:p>2.698</text:p>
          </table:table-cell>
        </table:table-row>
        <table:table-row table:style-name="ro1">
          <table:table-cell table:style-name="ce187" table:formula="of:=[$'CSV covid_growth'.A25]" office:value-type="date" office:date-value="2020-03-24" calcext:value-type="date">
            <text:p>24-Mar-20</text:p>
          </table:table-cell>
          <table:table-cell table:formula="of:=LOG10([$'CSV covid_growth'.B25])" office:value-type="float" office:value="2.7664128471124" calcext:value-type="float">
            <text:p>2.766</text:p>
          </table:table-cell>
        </table:table-row>
        <table:table-row table:style-name="ro1">
          <table:table-cell table:style-name="ce187" table:formula="of:=[$'CSV covid_growth'.A26]" office:value-type="date" office:date-value="2020-03-25" calcext:value-type="date">
            <text:p>25-Mar-20</text:p>
          </table:table-cell>
          <table:table-cell table:formula="of:=LOG10([$'CSV covid_growth'.B26])" office:value-type="float" office:value="2.85672889038288" calcext:value-type="float">
            <text:p>2.857</text:p>
          </table:table-cell>
        </table:table-row>
        <table:table-row table:style-name="ro1">
          <table:table-cell table:style-name="ce187" table:formula="of:=[$'CSV covid_growth'.A27]" office:value-type="date" office:date-value="2020-03-26" calcext:value-type="date">
            <text:p>26-Mar-20</text:p>
          </table:table-cell>
          <table:table-cell table:formula="of:=LOG10([$'CSV covid_growth'.B27])" office:value-type="float" office:value="2.95133751879592" calcext:value-type="float">
            <text:p>2.951</text:p>
          </table:table-cell>
        </table:table-row>
        <table:table-row table:style-name="ro1">
          <table:table-cell table:style-name="ce187" table:formula="of:=[$'CSV covid_growth'.A28]" office:value-type="date" office:date-value="2020-03-27" calcext:value-type="date">
            <text:p>27-Mar-20</text:p>
          </table:table-cell>
          <table:table-cell table:formula="of:=LOG10([$'CSV covid_growth'.B28])" office:value-type="float" office:value="3.02489596010748" calcext:value-type="float">
            <text:p>3.025</text:p>
          </table:table-cell>
        </table:table-row>
        <table:table-row table:style-name="ro1">
          <table:table-cell table:style-name="ce187" table:formula="of:=[$'CSV covid_growth'.A29]" office:value-type="date" office:date-value="2020-03-28" calcext:value-type="date">
            <text:p>28-Mar-20</text:p>
          </table:table-cell>
          <table:table-cell table:formula="of:=LOG10([$'CSV covid_growth'.B29])" office:value-type="float" office:value="3.09516935143175" calcext:value-type="float">
            <text:p>3.095</text:p>
          </table:table-cell>
        </table:table-row>
        <table:table-row table:style-name="ro1">
          <table:table-cell table:style-name="ce187" table:formula="of:=[$'CSV covid_growth'.A30]" office:value-type="date" office:date-value="2020-03-29" calcext:value-type="date">
            <text:p>29-Mar-20</text:p>
          </table:table-cell>
          <table:table-cell table:formula="of:=LOG10([$'CSV covid_growth'.B30])" office:value-type="float" office:value="3.14113609012074" calcext:value-type="float">
            <text:p>3.141</text:p>
          </table:table-cell>
        </table:table-row>
        <table:table-row table:style-name="ro1">
          <table:table-cell table:style-name="ce187" table:formula="of:=[$'CSV covid_growth'.A31]" office:value-type="date" office:date-value="2020-03-30" calcext:value-type="date">
            <text:p>30-Mar-20</text:p>
          </table:table-cell>
          <table:table-cell table:formula="of:=LOG10([$'CSV covid_growth'.B31])" office:value-type="float" office:value="3.19395897801919" calcext:value-type="float">
            <text:p>3.194</text:p>
          </table:table-cell>
        </table:table-row>
        <table:table-row table:style-name="ro1">
          <table:table-cell table:style-name="ce187" table:formula="of:=[$'CSV covid_growth'.A32]" office:value-type="date" office:date-value="2020-03-31" calcext:value-type="date">
            <text:p>31-Mar-20</text:p>
          </table:table-cell>
          <table:table-cell table:formula="of:=LOG10([$'CSV covid_growth'.B32])" office:value-type="float" office:value="3.29950729870049" calcext:value-type="float">
            <text:p>3.300</text:p>
          </table:table-cell>
        </table:table-row>
        <table:table-row table:style-name="ro1">
          <table:table-cell table:style-name="ce187" table:formula="of:=[$'CSV covid_growth'.A33]" office:value-type="date" office:date-value="2020-04-01" calcext:value-type="date">
            <text:p>01-Apr-20</text:p>
          </table:table-cell>
          <table:table-cell table:formula="of:=LOG10([$'CSV covid_growth'.B33])" office:value-type="float" office:value="3.36361197989214" calcext:value-type="float">
            <text:p>3.364</text:p>
          </table:table-cell>
        </table:table-row>
        <table:table-row table:style-name="ro1">
          <table:table-cell table:style-name="ce187" table:formula="of:=[$'CSV covid_growth'.A34]" office:value-type="date" office:date-value="2020-04-02" calcext:value-type="date">
            <text:p>02-Apr-20</text:p>
          </table:table-cell>
          <table:table-cell table:formula="of:=LOG10([$'CSV covid_growth'.B34])" office:value-type="float" office:value="3.41530729222557" calcext:value-type="float">
            <text:p>3.415</text:p>
          </table:table-cell>
        </table:table-row>
        <table:table-row table:style-name="ro1">
          <table:table-cell table:style-name="ce187" table:formula="of:=[$'CSV covid_growth'.A35]" office:value-type="date" office:date-value="2020-04-03" calcext:value-type="date">
            <text:p>03-Apr-20</text:p>
          </table:table-cell>
          <table:table-cell table:formula="of:=LOG10([$'CSV covid_growth'.B35])" office:value-type="float" office:value="3.47726599542485" calcext:value-type="float">
            <text:p>3.477</text:p>
          </table:table-cell>
        </table:table-row>
        <table:table-row table:style-name="ro1">
          <table:table-cell table:style-name="ce187" table:formula="of:=[$'CSV covid_growth'.A36]" office:value-type="date" office:date-value="2020-04-04" calcext:value-type="date">
            <text:p>04-Apr-20</text:p>
          </table:table-cell>
          <table:table-cell table:formula="of:=LOG10([$'CSV covid_growth'.B36])" office:value-type="float" office:value="3.52439612210384" calcext:value-type="float">
            <text:p>3.524</text:p>
          </table:table-cell>
        </table:table-row>
        <table:table-row table:style-name="ro1">
          <table:table-cell table:style-name="ce187" table:formula="of:=[$'CSV covid_growth'.A37]" office:value-type="date" office:date-value="2020-04-05" calcext:value-type="date">
            <text:p>05-Apr-20</text:p>
          </table:table-cell>
          <table:table-cell table:formula="of:=LOG10([$'CSV covid_growth'.B37])" office:value-type="float" office:value="3.56890541498288" calcext:value-type="float">
            <text:p>3.569</text:p>
          </table:table-cell>
        </table:table-row>
        <table:table-row table:style-name="ro1">
          <table:table-cell table:style-name="ce187" table:formula="of:=[$'CSV covid_growth'.A38]" office:value-type="date" office:date-value="2020-04-06" calcext:value-type="date">
            <text:p>06-Apr-20</text:p>
          </table:table-cell>
          <table:table-cell table:formula="of:=LOG10([$'CSV covid_growth'.B38])" office:value-type="float" office:value="3.59780484240429" calcext:value-type="float">
            <text:p>3.598</text:p>
          </table:table-cell>
        </table:table-row>
        <table:table-row table:style-name="ro1">
          <table:table-cell table:style-name="ce187" table:formula="of:=[$'CSV covid_growth'.A39]" office:value-type="date" office:date-value="2020-04-07" calcext:value-type="date">
            <text:p>07-Apr-20</text:p>
          </table:table-cell>
          <table:table-cell table:formula="of:=LOG10([$'CSV covid_growth'.B39])" office:value-type="float" office:value="3.6262376851469" calcext:value-type="float">
            <text:p>3.626</text:p>
          </table:table-cell>
        </table:table-row>
        <table:table-row table:style-name="ro1">
          <table:table-cell table:style-name="ce187" table:formula="of:=[$'CSV covid_growth'.A40]" office:value-type="date" office:date-value="2020-04-08" calcext:value-type="date">
            <text:p>08-Apr-20</text:p>
          </table:table-cell>
          <table:table-cell table:formula="of:=LOG10([$'CSV covid_growth'.B40])" office:value-type="float" office:value="3.65944078187032" calcext:value-type="float">
            <text:p>3.659</text:p>
          </table:table-cell>
        </table:table-row>
        <table:table-row table:style-name="ro1">
          <table:table-cell table:style-name="ce187" table:formula="of:=[$'CSV covid_growth'.A41]" office:value-type="date" office:date-value="2020-04-09" calcext:value-type="date">
            <text:p>09-Apr-20</text:p>
          </table:table-cell>
          <table:table-cell table:formula="of:=LOG10([$'CSV covid_growth'.B41])" office:value-type="float" office:value="3.69521891890515" calcext:value-type="float">
            <text:p>3.695</text:p>
          </table:table-cell>
        </table:table-row>
        <table:table-row table:style-name="ro1">
          <table:table-cell table:style-name="ce187" table:formula="of:=[$'CSV covid_growth'.A42]" office:value-type="date" office:date-value="2020-04-10" calcext:value-type="date">
            <text:p>10-Apr-20</text:p>
          </table:table-cell>
          <table:table-cell table:formula="of:=LOG10([$'CSV covid_growth'.B42])" office:value-type="float" office:value="3.72222246396973" calcext:value-type="float">
            <text:p>3.722</text:p>
          </table:table-cell>
        </table:table-row>
        <table:table-row table:style-name="ro1">
          <table:table-cell table:style-name="ce187" table:formula="of:=[$'CSV covid_growth'.A43]" office:value-type="date" office:date-value="2020-04-11" calcext:value-type="date">
            <text:p>11-Apr-20</text:p>
          </table:table-cell>
          <table:table-cell table:formula="of:=LOG10([$'CSV covid_growth'.B43])" office:value-type="float" office:value="3.74741180788642" calcext:value-type="float">
            <text:p>3.747</text:p>
          </table:table-cell>
        </table:table-row>
        <table:table-row table:style-name="ro1">
          <table:table-cell table:style-name="ce187" table:formula="of:=[$'CSV covid_growth'.A44]" office:value-type="date" office:date-value="2020-04-12" calcext:value-type="date">
            <text:p>12-Apr-20</text:p>
          </table:table-cell>
          <table:table-cell table:formula="of:=LOG10([$'CSV covid_growth'.B44])" office:value-type="float" office:value="3.77173442538677" calcext:value-type="float">
            <text:p>3.772</text:p>
          </table:table-cell>
        </table:table-row>
        <table:table-row table:style-name="ro1">
          <table:table-cell table:style-name="ce187" table:formula="of:=[$'CSV covid_growth'.A45]" office:value-type="date" office:date-value="2020-04-13" calcext:value-type="date">
            <text:p>13-Apr-20</text:p>
          </table:table-cell>
          <table:table-cell table:formula="of:=LOG10([$'CSV covid_growth'.B45])" office:value-type="float" office:value="3.78297399494405" calcext:value-type="float">
            <text:p>3.783</text:p>
          </table:table-cell>
        </table:table-row>
        <table:table-row table:style-name="ro1">
          <table:table-cell table:style-name="ce187" table:formula="of:=[$'CSV covid_growth'.A46]" office:value-type="date" office:date-value="2020-04-14" calcext:value-type="date">
            <text:p>14-Apr-20</text:p>
          </table:table-cell>
          <table:table-cell table:formula="of:=LOG10([$'CSV covid_growth'.B46])" office:value-type="float" office:value="3.80332052357875" calcext:value-type="float">
            <text:p>3.803</text:p>
          </table:table-cell>
        </table:table-row>
        <table:table-row table:style-name="ro1">
          <table:table-cell table:style-name="ce187" table:formula="of:=[$'CSV covid_growth'.A47]" office:value-type="date" office:date-value="2020-04-15" calcext:value-type="date">
            <text:p>15-Apr-20</text:p>
          </table:table-cell>
          <table:table-cell table:formula="of:=LOG10([$'CSV covid_growth'.B47])" office:value-type="float" office:value="3.82917507391709" calcext:value-type="float">
            <text:p>3.829</text:p>
          </table:table-cell>
        </table:table-row>
        <table:table-row table:style-name="ro1">
          <table:table-cell table:style-name="ce187" table:formula="of:=[$'CSV covid_growth'.A48]" office:value-type="date" office:date-value="2020-04-16" calcext:value-type="date">
            <text:p>16-Apr-20</text:p>
          </table:table-cell>
          <table:table-cell table:formula="of:=LOG10([$'CSV covid_growth'.B48])" office:value-type="float" office:value="3.8513806679656" calcext:value-type="float">
            <text:p>3.851</text:p>
          </table:table-cell>
        </table:table-row>
        <table:table-row table:style-name="ro1">
          <table:table-cell table:style-name="ce187" table:formula="of:=[$'CSV covid_growth'.A49]" office:value-type="date" office:date-value="2020-04-17" calcext:value-type="date">
            <text:p>17-Apr-20</text:p>
          </table:table-cell>
          <table:table-cell table:formula="of:=LOG10([$'CSV covid_growth'.B49])" office:value-type="float" office:value="3.86975959478241" calcext:value-type="float">
            <text:p>3.870</text:p>
          </table:table-cell>
        </table:table-row>
        <table:table-row table:style-name="ro1">
          <table:table-cell table:style-name="ce187" table:formula="of:=[$'CSV covid_growth'.A50]" office:value-type="date" office:date-value="2020-04-18" calcext:value-type="date">
            <text:p>18-Apr-20</text:p>
          </table:table-cell>
          <table:table-cell table:formula="of:=LOG10([$'CSV covid_growth'.B50])" office:value-type="float" office:value="3.89320675305985" calcext:value-type="float">
            <text:p>3.893</text:p>
          </table:table-cell>
        </table:table-row>
        <table:table-row table:style-name="ro1">
          <table:table-cell table:style-name="ce187" table:formula="of:=[$'CSV covid_growth'.A51]" office:value-type="date" office:date-value="2020-04-19" calcext:value-type="date">
            <text:p>19-Apr-20</text:p>
          </table:table-cell>
          <table:table-cell table:formula="of:=LOG10([$'CSV covid_growth'.B51])" office:value-type="float" office:value="3.91312479038956" calcext:value-type="float">
            <text:p>3.913</text:p>
          </table:table-cell>
        </table:table-row>
        <table:table-row table:style-name="ro1">
          <table:table-cell table:style-name="ce187" table:formula="of:=[$'CSV covid_growth'.A52]" office:value-type="date" office:date-value="2020-04-20" calcext:value-type="date">
            <text:p>20-Apr-20</text:p>
          </table:table-cell>
          <table:table-cell table:formula="of:=LOG10([$'CSV covid_growth'.B52])" office:value-type="float" office:value="3.92685670894969" calcext:value-type="float">
            <text:p>3.927</text:p>
          </table:table-cell>
        </table:table-row>
        <table:table-row table:style-name="ro1">
          <table:table-cell table:style-name="ce187" table:formula="of:=[$'CSV covid_growth'.A53]" office:value-type="date" office:date-value="2020-04-21" calcext:value-type="date">
            <text:p>21-Apr-20</text:p>
          </table:table-cell>
          <table:table-cell table:formula="of:=LOG10([$'CSV covid_growth'.B53])" office:value-type="float" office:value="3.93811926919431" calcext:value-type="float">
            <text:p>3.938</text:p>
          </table:table-cell>
        </table:table-row>
        <table:table-row table:style-name="ro1">
          <table:table-cell table:style-name="ce187" table:formula="of:=[$'CSV covid_growth'.A54]" office:value-type="date" office:date-value="2020-04-22" calcext:value-type="date">
            <text:p>22-Apr-20</text:p>
          </table:table-cell>
          <table:table-cell table:formula="of:=LOG10([$'CSV covid_growth'.B54])" office:value-type="float" office:value="3.95607233699518" calcext:value-type="float">
            <text:p>3.956</text:p>
          </table:table-cell>
        </table:table-row>
        <table:table-row table:style-name="ro1">
          <table:table-cell table:style-name="ce187" table:formula="of:=[$'CSV covid_growth'.A55]" office:value-type="date" office:date-value="2020-04-23" calcext:value-type="date">
            <text:p>23-Apr-20</text:p>
          </table:table-cell>
          <table:table-cell table:formula="of:=LOG10([$'CSV covid_growth'.B55])" office:value-type="float" office:value="3.97354346853249" calcext:value-type="float">
            <text:p>3.974</text:p>
          </table:table-cell>
        </table:table-row>
        <table:table-row table:style-name="ro1">
          <table:table-cell table:style-name="ce187" table:formula="of:=[$'CSV covid_growth'.A56]" office:value-type="date" office:date-value="2020-04-24" calcext:value-type="date">
            <text:p>24-Apr-20</text:p>
          </table:table-cell>
          <table:table-cell table:formula="of:=LOG10([$'CSV covid_growth'.B56])" office:value-type="float" office:value="3.98663739561015" calcext:value-type="float">
            <text:p>3.987</text:p>
          </table:table-cell>
        </table:table-row>
        <table:table-row table:style-name="ro1">
          <table:table-cell table:style-name="ce187" table:formula="of:=[$'CSV covid_growth'.A57]" office:value-type="date" office:date-value="2020-04-25" calcext:value-type="date">
            <text:p>25-Apr-20</text:p>
          </table:table-cell>
          <table:table-cell table:formula="of:=LOG10([$'CSV covid_growth'.B57])" office:value-type="float" office:value="4.00220927298802" calcext:value-type="float">
            <text:p>4.002</text:p>
          </table:table-cell>
        </table:table-row>
        <table:table-row table:style-name="ro1">
          <table:table-cell table:style-name="ce187" table:formula="of:=[$'CSV covid_growth'.A58]" office:value-type="date" office:date-value="2020-04-26" calcext:value-type="date">
            <text:p>26-Apr-20</text:p>
          </table:table-cell>
          <table:table-cell table:formula="of:=LOG10([$'CSV covid_growth'.B58])" office:value-type="float" office:value="4.01384799587183" calcext:value-type="float">
            <text:p>4.014</text:p>
          </table:table-cell>
        </table:table-row>
        <table:table-row table:style-name="ro1">
          <table:table-cell table:style-name="ce187" table:formula="of:=[$'CSV covid_growth'.A59]" office:value-type="date" office:date-value="2020-04-27" calcext:value-type="date">
            <text:p>27-Apr-20</text:p>
          </table:table-cell>
          <table:table-cell table:formula="of:=LOG10([$'CSV covid_growth'.B59])" office:value-type="float" office:value="4.02205702060117" calcext:value-type="float">
            <text:p>4.022</text:p>
          </table:table-cell>
        </table:table-row>
        <table:table-row table:style-name="ro1">
          <table:table-cell table:style-name="ce187" table:formula="of:=[$'CSV covid_growth'.A60]" office:value-type="date" office:date-value="2020-04-28" calcext:value-type="date">
            <text:p>28-Apr-20</text:p>
          </table:table-cell>
          <table:table-cell table:formula="of:=LOG10([$'CSV covid_growth'.B60])" office:value-type="float" office:value="4.03023529601225" calcext:value-type="float">
            <text:p>4.030</text:p>
          </table:table-cell>
        </table:table-row>
        <table:table-row table:style-name="ro1">
          <table:table-cell table:style-name="ce187" table:formula="of:=[$'CSV covid_growth'.A61]" office:value-type="date" office:date-value="2020-04-29" calcext:value-type="date">
            <text:p>29-Apr-20</text:p>
          </table:table-cell>
          <table:table-cell table:formula="of:=LOG10([$'CSV covid_growth'.B61])" office:value-type="float" office:value="4.04273297962172" calcext:value-type="float">
            <text:p>4.043</text:p>
          </table:table-cell>
        </table:table-row>
        <table:table-row table:style-name="ro1">
          <table:table-cell table:style-name="ce187" table:formula="of:=[$'CSV covid_growth'.A62]" office:value-type="date" office:date-value="2020-04-30" calcext:value-type="date">
            <text:p>30-Apr-20</text:p>
          </table:table-cell>
          <table:table-cell table:formula="of:=LOG10([$'CSV covid_growth'.B62])" office:value-type="float" office:value="4.05511063785415" calcext:value-type="float">
            <text:p>4.055</text:p>
          </table:table-cell>
        </table:table-row>
        <table:table-row table:style-name="ro1">
          <table:table-cell table:style-name="ce187" table:formula="of:=[$'CSV covid_growth'.A63]" office:value-type="date" office:date-value="2020-05-01" calcext:value-type="date">
            <text:p>01-May-20</text:p>
          </table:table-cell>
          <table:table-cell table:formula="of:=LOG10([$'CSV covid_growth'.B63])" office:value-type="float" office:value="4.06647501375413" calcext:value-type="float">
            <text:p>4.066</text:p>
          </table:table-cell>
        </table:table-row>
        <table:table-row table:style-name="ro1">
          <table:table-cell table:style-name="ce187" table:formula="of:=[$'CSV covid_growth'.A64]" office:value-type="date" office:date-value="2020-05-02" calcext:value-type="date">
            <text:p>02-May-20</text:p>
          </table:table-cell>
          <table:table-cell table:formula="of:=LOG10([$'CSV covid_growth'.B64])" office:value-type="float" office:value="4.07653121925381" calcext:value-type="float">
            <text:p>4.077</text:p>
          </table:table-cell>
        </table:table-row>
        <table:table-row table:style-name="ro1">
          <table:table-cell table:style-name="ce187" table:formula="of:=[$'CSV covid_growth'.A65]" office:value-type="date" office:date-value="2020-05-03" calcext:value-type="date">
            <text:p>03-May-20</text:p>
          </table:table-cell>
          <table:table-cell table:formula="of:=LOG10([$'CSV covid_growth'.B65])" office:value-type="float" office:value="4.08267768064811" calcext:value-type="float">
            <text:p>4.083</text:p>
          </table:table-cell>
        </table:table-row>
        <table:table-row table:style-name="ro1">
          <table:table-cell table:style-name="ce187" table:formula="of:=[$'CSV covid_growth'.A66]" office:value-type="date" office:date-value="2020-05-04" calcext:value-type="date">
            <text:p>04-May-20</text:p>
          </table:table-cell>
          <table:table-cell table:formula="of:=LOG10([$'CSV covid_growth'.B66])" office:value-type="float" office:value="4.08870296035147" calcext:value-type="float">
            <text:p>4.089</text:p>
          </table:table-cell>
        </table:table-row>
        <table:table-row table:style-name="ro1">
          <table:table-cell table:style-name="ce187" table:formula="of:=[$'CSV covid_growth'.A67]" office:value-type="date" office:date-value="2020-05-05" calcext:value-type="date">
            <text:p>05-May-20</text:p>
          </table:table-cell>
          <table:table-cell table:formula="of:=LOG10([$'CSV covid_growth'.B67])" office:value-type="float" office:value="4.09471563432819" calcext:value-type="float">
            <text:p>4.095</text:p>
          </table:table-cell>
        </table:table-row>
        <table:table-row table:style-name="ro1">
          <table:table-cell table:style-name="ce187" table:formula="of:=[$'CSV covid_growth'.A68]" office:value-type="date" office:date-value="2020-05-06" calcext:value-type="date">
            <text:p>06-May-20</text:p>
          </table:table-cell>
          <table:table-cell table:formula="of:=LOG10([$'CSV covid_growth'.B68])" office:value-type="float" office:value="4.10411137969897" calcext:value-type="float">
            <text:p>4.104</text:p>
          </table:table-cell>
        </table:table-row>
        <table:table-row table:style-name="ro1">
          <table:table-cell table:style-name="ce187" table:formula="of:=[$'CSV covid_growth'.A69]" office:value-type="date" office:date-value="2020-05-07" calcext:value-type="date">
            <text:p>07-May-20</text:p>
          </table:table-cell>
          <table:table-cell table:formula="of:=LOG10([$'CSV covid_growth'.B69])" office:value-type="float" office:value="4.11139694934561" calcext:value-type="float">
            <text:p>4.111</text:p>
          </table:table-cell>
        </table:table-row>
        <table:table-row table:style-name="ro1">
          <table:table-cell table:style-name="ce187" table:formula="of:=[$'CSV covid_growth'.A70]" office:value-type="date" office:date-value="2020-05-08" calcext:value-type="date">
            <text:p>08-May-20</text:p>
          </table:table-cell>
          <table:table-cell table:formula="of:=LOG10([$'CSV covid_growth'.B70])" office:value-type="float" office:value="4.11889272537362" calcext:value-type="float">
            <text:p>4.119</text:p>
          </table:table-cell>
        </table:table-row>
        <table:table-row table:style-name="ro1">
          <table:table-cell table:style-name="ce187" table:formula="of:=[$'CSV covid_growth'.A71]" office:value-type="date" office:date-value="2020-05-09" calcext:value-type="date">
            <text:p>09-May-20</text:p>
          </table:table-cell>
          <table:table-cell table:formula="of:=LOG10([$'CSV covid_growth'.B71])" office:value-type="float" office:value="4.12401487888741" calcext:value-type="float">
            <text:p>4.124</text:p>
          </table:table-cell>
        </table:table-row>
        <table:table-row table:style-name="ro1">
          <table:table-cell table:style-name="ce187" table:formula="of:=[$'CSV covid_growth'.A72]" office:value-type="date" office:date-value="2020-05-10" calcext:value-type="date">
            <text:p>10-May-20</text:p>
          </table:table-cell>
          <table:table-cell table:formula="of:=LOG10([$'CSV covid_growth'.B72])" office:value-type="float" office:value="4.12988315534062" calcext:value-type="float">
            <text:p>4.130</text:p>
          </table:table-cell>
        </table:table-row>
        <table:table-row table:style-name="ro1">
          <table:table-cell table:style-name="ce187" table:formula="of:=[$'CSV covid_growth'.A73]" office:value-type="date" office:date-value="2020-05-11" calcext:value-type="date">
            <text:p>11-May-20</text:p>
          </table:table-cell>
          <table:table-cell table:formula="of:=LOG10([$'CSV covid_growth'.B73])" office:value-type="float" office:value="4.13440025591898" calcext:value-type="float">
            <text:p>4.134</text:p>
          </table:table-cell>
        </table:table-row>
        <table:table-row table:style-name="ro1">
          <table:table-cell table:style-name="ce187" table:formula="of:=[$'CSV covid_growth'.A74]" office:value-type="date" office:date-value="2020-05-12" calcext:value-type="date">
            <text:p>12-May-20</text:p>
          </table:table-cell>
          <table:table-cell table:formula="of:=LOG10([$'CSV covid_growth'.B74])" office:value-type="float" office:value="4.13871310987601" calcext:value-type="float">
            <text:p>4.139</text:p>
          </table:table-cell>
        </table:table-row>
        <table:table-row table:style-name="ro1">
          <table:table-cell table:style-name="ce187" table:formula="of:=[$'CSV covid_growth'.A75]" office:value-type="date" office:date-value="2020-05-13" calcext:value-type="date">
            <text:p>13-May-20</text:p>
          </table:table-cell>
          <table:table-cell table:formula="of:=LOG10([$'CSV covid_growth'.B75])" office:value-type="float" office:value="4.14391993838584" calcext:value-type="float">
            <text:p>4.144</text:p>
          </table:table-cell>
        </table:table-row>
        <table:table-row table:style-name="ro1">
          <table:table-cell table:style-name="ce187" table:formula="of:=[$'CSV covid_growth'.A76]" office:value-type="date" office:date-value="2020-05-14" calcext:value-type="date">
            <text:p>14-May-20</text:p>
          </table:table-cell>
          <table:table-cell table:formula="of:=LOG10([$'CSV covid_growth'.B76])" office:value-type="float" office:value="4.1497424147134" calcext:value-type="float">
            <text:p>4.150</text:p>
          </table:table-cell>
        </table:table-row>
        <table:table-row table:style-name="ro1">
          <table:table-cell table:style-name="ce187" table:formula="of:=[$'CSV covid_growth'.A77]" office:value-type="date" office:date-value="2020-05-15" calcext:value-type="date">
            <text:p>15-May-20</text:p>
          </table:table-cell>
          <table:table-cell table:formula="of:=LOG10([$'CSV covid_growth'.B77])" office:value-type="float" office:value="4.15411952551585" calcext:value-type="float">
            <text:p>4.154</text:p>
          </table:table-cell>
        </table:table-row>
        <table:table-row table:style-name="ro1">
          <table:table-cell table:style-name="ce187" table:formula="of:=[$'CSV covid_growth'.A78]" office:value-type="date" office:date-value="2020-05-16" calcext:value-type="date">
            <text:p>16-May-20</text:p>
          </table:table-cell>
          <table:table-cell table:formula="of:=LOG10([$'CSV covid_growth'.B78])" office:value-type="float" office:value="4.15977767278725" calcext:value-type="float">
            <text:p>4.160</text:p>
          </table:table-cell>
        </table:table-row>
        <table:table-row table:style-name="ro1">
          <table:table-cell table:style-name="ce187" table:formula="of:=[$'CSV covid_growth'.A79]" office:value-type="date" office:date-value="2020-05-17" calcext:value-type="date">
            <text:p>17-May-20</text:p>
          </table:table-cell>
          <table:table-cell table:formula="of:=LOG10([$'CSV covid_growth'.B79])" office:value-type="float" office:value="4.16247479043812" calcext:value-type="float">
            <text:p>4.162</text:p>
          </table:table-cell>
        </table:table-row>
        <table:table-row table:style-name="ro1">
          <table:table-cell table:style-name="ce187" table:formula="of:=[$'CSV covid_growth'.A80]" office:value-type="date" office:date-value="2020-05-18" calcext:value-type="date">
            <text:p>18-May-20</text:p>
          </table:table-cell>
          <table:table-cell table:formula="of:=LOG10([$'CSV covid_growth'.B80])" office:value-type="float" office:value="4.16417434191665" calcext:value-type="float">
            <text:p>4.164</text:p>
          </table:table-cell>
        </table:table-row>
        <table:table-row table:style-name="ro1">
          <table:table-cell table:style-name="ce187" table:formula="of:=[$'CSV covid_growth'.A81]" office:value-type="date" office:date-value="2020-05-19" calcext:value-type="date">
            <text:p>19-May-20</text:p>
          </table:table-cell>
          <table:table-cell table:formula="of:=LOG10([$'CSV covid_growth'.B81])" office:value-type="float" office:value="4.16598582277445" calcext:value-type="float">
            <text:p>4.166</text:p>
          </table:table-cell>
        </table:table-row>
        <table:table-row table:style-name="ro1">
          <table:table-cell table:style-name="ce187" table:formula="of:=[$'CSV covid_growth'.A82]" office:value-type="date" office:date-value="2020-05-20" calcext:value-type="date">
            <text:p>20-May-20</text:p>
          </table:table-cell>
          <table:table-cell table:formula="of:=LOG10([$'CSV covid_growth'.B82])" office:value-type="float" office:value="4.16882146300982" calcext:value-type="float">
            <text:p>4.169</text:p>
          </table:table-cell>
        </table:table-row>
        <table:table-row table:style-name="ro1">
          <table:table-cell table:style-name="ce187" table:formula="of:=[$'CSV covid_growth'.A83]" office:value-type="date" office:date-value="2020-05-21" calcext:value-type="date">
            <text:p>21-May-20</text:p>
          </table:table-cell>
          <table:table-cell table:formula="of:=LOG10([$'CSV covid_growth'.B83])" office:value-type="float" office:value="4.17190189073172" calcext:value-type="float">
            <text:p>4.172</text:p>
          </table:table-cell>
        </table:table-row>
        <table:table-row table:style-name="ro1">
          <table:table-cell table:style-name="ce187" table:formula="of:=[$'CSV covid_growth'.A84]" office:value-type="date" office:date-value="2020-05-22" calcext:value-type="date">
            <text:p>22-May-20</text:p>
          </table:table-cell>
          <table:table-cell table:formula="of:=LOG10([$'CSV covid_growth'.B84])" office:value-type="float" office:value="4.1751927883866" calcext:value-type="float">
            <text:p>4.175</text:p>
          </table:table-cell>
        </table:table-row>
        <table:table-row table:style-name="ro1">
          <table:table-cell table:style-name="ce187" table:formula="of:=[$'CSV covid_growth'.A85]" office:value-type="date" office:date-value="2020-05-23" calcext:value-type="date">
            <text:p>23-May-20</text:p>
          </table:table-cell>
          <table:table-cell table:formula="of:=LOG10([$'CSV covid_growth'.B85])" office:value-type="float" office:value="4.17727671125859" calcext:value-type="float">
            <text:p>4.177</text:p>
          </table:table-cell>
        </table:table-row>
        <table:table-row table:style-name="ro1">
          <table:table-cell table:style-name="ce187" table:formula="of:=[$'CSV covid_growth'.A86]" office:value-type="date" office:date-value="2020-05-24" calcext:value-type="date">
            <text:p>24-May-20</text:p>
          </table:table-cell>
          <table:table-cell table:formula="of:=LOG10([$'CSV covid_growth'.B86])" office:value-type="float" office:value="4.17900570756482" calcext:value-type="float">
            <text:p>4.179</text:p>
          </table:table-cell>
        </table:table-row>
        <table:table-row table:style-name="ro1">
          <table:table-cell table:style-name="ce187" table:formula="of:=[$'CSV covid_growth'.A87]" office:value-type="date" office:date-value="2020-05-25" calcext:value-type="date">
            <text:p>25-May-20</text:p>
          </table:table-cell>
          <table:table-cell table:formula="of:=LOG10([$'CSV covid_growth'.B87])" office:value-type="float" office:value="4.18058459660296" calcext:value-type="float">
            <text:p>4.181</text:p>
          </table:table-cell>
        </table:table-row>
        <table:table-row table:style-name="ro1">
          <table:table-cell table:style-name="ce187" table:formula="of:=[$'CSV covid_growth'.A88]" office:value-type="date" office:date-value="2020-05-26" calcext:value-type="date">
            <text:p>26-May-20</text:p>
          </table:table-cell>
          <table:table-cell table:formula="of:=LOG10([$'CSV covid_growth'.B88])" office:value-type="float" office:value="4.18141479625428" calcext:value-type="float">
            <text:p>4.181</text:p>
          </table:table-cell>
        </table:table-row>
        <table:table-row table:style-name="ro1">
          <table:table-cell table:style-name="ce187" table:formula="of:=[$'CSV covid_growth'.A89]" office:value-type="date" office:date-value="2020-05-27" calcext:value-type="date">
            <text:p>27-May-20</text:p>
          </table:table-cell>
          <table:table-cell table:formula="of:=LOG10([$'CSV covid_growth'.B89])" office:value-type="float" office:value="4.18298496700358" calcext:value-type="float">
            <text:p>4.183</text:p>
          </table:table-cell>
        </table:table-row>
        <table:table-row table:style-name="ro1">
          <table:table-cell table:style-name="ce187" table:formula="of:=[$'CSV covid_growth'.A90]" office:value-type="date" office:date-value="2020-05-28" calcext:value-type="date">
            <text:p>28-May-20</text:p>
          </table:table-cell>
          <table:table-cell table:formula="of:=LOG10([$'CSV covid_growth'.B90])" office:value-type="float" office:value="4.18435067404696" calcext:value-type="float">
            <text:p>4.184</text:p>
          </table:table-cell>
        </table:table-row>
        <table:table-row table:style-name="ro1">
          <table:table-cell table:style-name="ce187" table:formula="of:=[$'CSV covid_growth'.A91]" office:value-type="date" office:date-value="2020-05-29" calcext:value-type="date">
            <text:p>29-May-20</text:p>
          </table:table-cell>
          <table:table-cell table:formula="of:=LOG10([$'CSV covid_growth'.B91])" office:value-type="float" office:value="4.18545715740193" calcext:value-type="float">
            <text:p>4.185</text:p>
          </table:table-cell>
        </table:table-row>
        <table:table-row table:style-name="ro1">
          <table:table-cell table:style-name="ce187" table:formula="of:=[$'CSV covid_growth'.A92]" office:value-type="date" office:date-value="2020-05-30" calcext:value-type="date">
            <text:p>30-May-20</text:p>
          </table:table-cell>
          <table:table-cell table:formula="of:=LOG10([$'CSV covid_growth'.B92])" office:value-type="float" office:value="4.18701280701895" calcext:value-type="float">
            <text:p>4.187</text:p>
          </table:table-cell>
        </table:table-row>
        <table:table-row table:style-name="ro1">
          <table:table-cell table:style-name="ce187" table:formula="of:=[$'CSV covid_growth'.A93]" office:value-type="date" office:date-value="2020-05-31" calcext:value-type="date">
            <text:p>31-May-20</text:p>
          </table:table-cell>
          <table:table-cell table:formula="of:=LOG10([$'CSV covid_growth'.B93])" office:value-type="float" office:value="4.18752072083646" calcext:value-type="float">
            <text:p>4.188</text:p>
          </table:table-cell>
        </table:table-row>
        <table:table-row table:style-name="ro1">
          <table:table-cell table:style-name="ce187" table:formula="of:=[$'CSV covid_growth'.A94]" office:value-type="date" office:date-value="2020-06-01" calcext:value-type="date">
            <text:p>01-Jun-20</text:p>
          </table:table-cell>
          <table:table-cell table:formula="of:=LOG10([$'CSV covid_growth'.B94])" office:value-type="float" office:value="4.18802804133508" calcext:value-type="float">
            <text:p>4.188</text:p>
          </table:table-cell>
        </table:table-row>
        <table:table-row table:style-name="ro1">
          <table:table-cell table:style-name="ce187" table:formula="of:=[$'CSV covid_growth'.A95]" office:value-type="date" office:date-value="2020-06-02" calcext:value-type="date">
            <text:p>02-Jun-20</text:p>
          </table:table-cell>
          <table:table-cell table:formula="of:=LOG10([$'CSV covid_growth'.B95])" office:value-type="float" office:value="4.18951838612638" calcext:value-type="float">
            <text:p>4.190</text:p>
          </table:table-cell>
        </table:table-row>
        <table:table-row table:style-name="ro1">
          <table:table-cell table:style-name="ce187" table:formula="of:=[$'CSV covid_growth'.A96]" office:value-type="date" office:date-value="2020-06-03" calcext:value-type="date">
            <text:p>03-Jun-20</text:p>
          </table:table-cell>
          <table:table-cell table:formula="of:=LOG10([$'CSV covid_growth'.B96])" office:value-type="float" office:value="4.19044375970669" calcext:value-type="float">
            <text:p>4.190</text:p>
          </table:table-cell>
        </table:table-row>
        <table:table-row table:style-name="ro1">
          <table:table-cell table:style-name="ce187" table:formula="of:=[$'CSV covid_growth'.A97]" office:value-type="date" office:date-value="2020-06-04" calcext:value-type="date">
            <text:p>04-Jun-20</text:p>
          </table:table-cell>
          <table:table-cell table:formula="of:=LOG10([$'CSV covid_growth'.B97])" office:value-type="float" office:value="4.19181417199834" calcext:value-type="float">
            <text:p>4.192</text:p>
          </table:table-cell>
        </table:table-row>
        <table:table-row table:style-name="ro1">
          <table:table-cell table:style-name="ce187" table:formula="of:=[$'CSV covid_growth'.A98]" office:value-type="date" office:date-value="2020-06-05" calcext:value-type="date">
            <text:p>05-Jun-20</text:p>
          </table:table-cell>
          <table:table-cell table:formula="of:=LOG10([$'CSV covid_growth'.B98])" office:value-type="float" office:value="4.19262320001295" calcext:value-type="float">
            <text:p>4.193</text:p>
          </table:table-cell>
        </table:table-row>
        <table:table-row table:style-name="ro1">
          <table:table-cell table:style-name="ce187" table:formula="of:=[$'CSV covid_growth'.A99]" office:value-type="date" office:date-value="2020-06-06" calcext:value-type="date">
            <text:p>06-Jun-20</text:p>
          </table:table-cell>
          <table:table-cell table:formula="of:=LOG10([$'CSV covid_growth'.B99])" office:value-type="float" office:value="4.19320810849449" calcext:value-type="float">
            <text:p>4.193</text:p>
          </table:table-cell>
        </table:table-row>
        <table:table-row table:style-name="ro1">
          <table:table-cell table:style-name="ce187" table:formula="of:=[$'CSV covid_growth'.A100]" office:value-type="date" office:date-value="2020-06-07" calcext:value-type="date">
            <text:p>07-Jun-20</text:p>
          </table:table-cell>
          <table:table-cell table:formula="of:=LOG10([$'CSV covid_growth'.B100])" office:value-type="float" office:value="4.19370883239535" calcext:value-type="float">
            <text:p>4.194</text:p>
          </table:table-cell>
        </table:table-row>
        <table:table-row table:style-name="ro1">
          <table:table-cell table:style-name="ce187" table:formula="of:=[$'CSV covid_growth'.A101]" office:value-type="date" office:date-value="2020-06-08" calcext:value-type="date">
            <text:p>08-Jun-20</text:p>
          </table:table-cell>
          <table:table-cell table:formula="of:=LOG10([$'CSV covid_growth'.B101])" office:value-type="float" office:value="4.19420897964668" calcext:value-type="float">
            <text:p>4.194</text:p>
          </table:table-cell>
        </table:table-row>
        <table:table-row table:style-name="ro1">
          <table:table-cell table:style-name="ce187" table:formula="of:=[$'CSV covid_growth'.A102]" office:value-type="date" office:date-value="2020-06-09" calcext:value-type="date">
            <text:p>09-Jun-20</text:p>
          </table:table-cell>
          <table:table-cell table:formula="of:=LOG10([$'CSV covid_growth'.B102])" office:value-type="float" office:value="4.19459758524251" calcext:value-type="float">
            <text:p>4.195</text:p>
          </table:table-cell>
        </table:table-row>
        <table:table-row table:style-name="ro1">
          <table:table-cell table:style-name="ce187" table:formula="of:=[$'CSV covid_growth'.A103]" office:value-type="date" office:date-value="2020-06-10" calcext:value-type="date">
            <text:p>10-Jun-20</text:p>
          </table:table-cell>
          <table:table-cell table:formula="of:=LOG10([$'CSV covid_growth'.B103])" office:value-type="float" office:value="4.19493039921772" calcext:value-type="float">
            <text:p>4.195</text:p>
          </table:table-cell>
        </table:table-row>
        <table:table-row table:style-name="ro1">
          <table:table-cell table:style-name="ce187" table:formula="of:=[$'CSV covid_growth'.A104]" office:value-type="date" office:date-value="2020-06-11" calcext:value-type="date">
            <text:p>11-Jun-20</text:p>
          </table:table-cell>
          <table:table-cell table:formula="of:=LOG10([$'CSV covid_growth'.B104])" office:value-type="float" office:value="4.19540144952022" calcext:value-type="float">
            <text:p>4.195</text:p>
          </table:table-cell>
        </table:table-row>
        <table:table-row table:style-name="ro1">
          <table:table-cell table:style-name="ce187" table:formula="of:=[$'CSV covid_growth'.A105]" office:value-type="date" office:date-value="2020-06-12" calcext:value-type="date">
            <text:p>12-Jun-20</text:p>
          </table:table-cell>
          <table:table-cell table:formula="of:=LOG10([$'CSV covid_growth'.B105])" office:value-type="float" office:value="4.19614853969913" calcext:value-type="float">
            <text:p>4.196</text:p>
          </table:table-cell>
        </table:table-row>
        <table:table-row table:style-name="ro1">
          <table:table-cell table:style-name="ce187" table:formula="of:=[$'CSV covid_growth'.A106]" office:value-type="date" office:date-value="2020-06-13" calcext:value-type="date">
            <text:p>13-Jun-20</text:p>
          </table:table-cell>
          <table:table-cell table:formula="of:=LOG10([$'CSV covid_growth'.B106])" office:value-type="float" office:value="4.19672872262329" calcext:value-type="float">
            <text:p>4.197</text:p>
          </table:table-cell>
        </table:table-row>
        <table:table-row table:style-name="ro1">
          <table:table-cell table:style-name="ce187" table:formula="of:=[$'CSV covid_growth'.A107]" office:value-type="date" office:date-value="2020-06-14" calcext:value-type="date">
            <text:p>14-Jun-20</text:p>
          </table:table-cell>
          <table:table-cell table:formula="of:=LOG10([$'CSV covid_growth'.B107])" office:value-type="float" office:value="4.19741840751002" calcext:value-type="float">
            <text:p>4.197</text:p>
          </table:table-cell>
        </table:table-row>
        <table:table-row table:style-name="ro1">
          <table:table-cell table:style-name="ce187" table:formula="of:=[$'CSV covid_growth'.A108]" office:value-type="date" office:date-value="2020-06-15" calcext:value-type="date">
            <text:p>15-Jun-20</text:p>
          </table:table-cell>
          <table:table-cell table:formula="of:=LOG10([$'CSV covid_growth'.B108])" office:value-type="float" office:value="4.2559957267224" calcext:value-type="float">
            <text:p>4.256</text:p>
          </table:table-cell>
        </table:table-row>
        <table:table-row table:style-name="ro1">
          <table:table-cell table:style-name="ce187" table:formula="of:=[$'CSV covid_growth'.A109]" office:value-type="date" office:date-value="2020-06-16" calcext:value-type="date">
            <text:p>16-Jun-20</text:p>
          </table:table-cell>
          <table:table-cell table:formula="of:=LOG10([$'CSV covid_growth'.B109])" office:value-type="float" office:value="4.25635688639553" calcext:value-type="float">
            <text:p>4.256</text:p>
          </table:table-cell>
        </table:table-row>
        <table:table-row table:style-name="ro1">
          <table:table-cell table:style-name="ce187" table:formula="of:=[$'CSV covid_growth'.A110]" office:value-type="date" office:date-value="2020-06-17" calcext:value-type="date">
            <text:p>17-Jun-20</text:p>
          </table:table-cell>
          <table:table-cell table:formula="of:=LOG10([$'CSV covid_growth'.B110])" office:value-type="float" office:value="4.2568620058964" calcext:value-type="float">
            <text:p>4.257</text:p>
          </table:table-cell>
        </table:table-row>
        <table:table-row table:style-name="ro1">
          <table:table-cell table:style-name="ce187" table:formula="of:=[$'CSV covid_growth'.A111]" office:value-type="date" office:date-value="2020-06-18" calcext:value-type="date">
            <text:p>18-Jun-20</text:p>
          </table:table-cell>
          <table:table-cell table:formula="of:=LOG10([$'CSV covid_growth'.B111])" office:value-type="float" office:value="4.25712635802259" calcext:value-type="float">
            <text:p>4.257</text:p>
          </table:table-cell>
        </table:table-row>
        <table:table-row table:style-name="ro1">
          <table:table-cell table:style-name="ce187" table:formula="of:=[$'CSV covid_growth'.A112]" office:value-type="date" office:date-value="2020-06-19" calcext:value-type="date">
            <text:p>19-Jun-20</text:p>
          </table:table-cell>
          <table:table-cell table:formula="of:=LOG10([$'CSV covid_growth'.B112])" office:value-type="float" office:value="4.25777454094667" calcext:value-type="float">
            <text:p>4.258</text:p>
          </table:table-cell>
        </table:table-row>
        <table:table-row table:style-name="ro1">
          <table:table-cell table:style-name="ce187" table:formula="of:=[$'CSV covid_growth'.A113]" office:value-type="date" office:date-value="2020-06-20" calcext:value-type="date">
            <text:p>20-Jun-20</text:p>
          </table:table-cell>
          <table:table-cell table:formula="of:=LOG10([$'CSV covid_growth'.B113])" office:value-type="float" office:value="4.25839780409551" calcext:value-type="float">
            <text:p>4.258</text:p>
          </table:table-cell>
        </table:table-row>
        <table:table-row table:style-name="ro1">
          <table:table-cell table:style-name="ce187" table:formula="of:=[$'CSV covid_growth'.A114]" office:value-type="date" office:date-value="2020-06-21" calcext:value-type="date">
            <text:p>21-Jun-20</text:p>
          </table:table-cell>
          <table:table-cell table:formula="of:=LOG10([$'CSV covid_growth'.B114])" office:value-type="float" office:value="4.25902017407081" calcext:value-type="float">
            <text:p>4.259</text:p>
          </table:table-cell>
        </table:table-row>
        <table:table-row table:style-name="ro1">
          <table:table-cell table:style-name="ce187" table:formula="of:=[$'CSV covid_growth'.A115]" office:value-type="date" office:date-value="2020-06-22" calcext:value-type="date">
            <text:p>22-Jun-20</text:p>
          </table:table-cell>
          <table:table-cell table:formula="of:=LOG10([$'CSV covid_growth'.B115])" office:value-type="float" office:value="4.25935492730803" calcext:value-type="float">
            <text:p>4.259</text:p>
          </table:table-cell>
        </table:table-row>
        <table:table-row table:style-name="ro1">
          <table:table-cell table:style-name="ce187" table:formula="of:=[$'CSV covid_growth'.A116]" office:value-type="date" office:date-value="2020-06-23" calcext:value-type="date">
            <text:p>23-Jun-20</text:p>
          </table:table-cell>
          <table:table-cell table:formula="of:=LOG10([$'CSV covid_growth'.B116])" office:value-type="float" office:value="4.25964165342886" calcext:value-type="float">
            <text:p>4.260</text:p>
          </table:table-cell>
        </table:table-row>
        <table:table-row table:style-name="ro1">
          <table:table-cell table:style-name="ce187" table:formula="of:=[$'CSV covid_growth'.A117]" office:value-type="date" office:date-value="2020-06-24" calcext:value-type="date">
            <text:p>24-Jun-20</text:p>
          </table:table-cell>
          <table:table-cell table:formula="of:=LOG10([$'CSV covid_growth'.B117])" office:value-type="float" office:value="4.25985657385978" calcext:value-type="float">
            <text:p>4.260</text:p>
          </table:table-cell>
        </table:table-row>
        <table:table-row table:style-name="ro1">
          <table:table-cell table:style-name="ce187" table:formula="of:=[$'CSV covid_growth'.A118]" office:value-type="date" office:date-value="2020-06-25" calcext:value-type="date">
            <text:p>25-Jun-20</text:p>
          </table:table-cell>
          <table:table-cell table:formula="of:=LOG10([$'CSV covid_growth'.B118])" office:value-type="float" office:value="4.25997592815792" calcext:value-type="float">
            <text:p>4.260</text:p>
          </table:table-cell>
        </table:table-row>
        <table:table-row table:style-name="ro1">
          <table:table-cell table:style-name="ce187" table:formula="of:=[$'CSV covid_growth'.A119]" office:value-type="date" office:date-value="2020-06-26" calcext:value-type="date">
            <text:p>26-Jun-20</text:p>
          </table:table-cell>
          <table:table-cell table:formula="of:=LOG10([$'CSV covid_growth'.B119])" office:value-type="float" office:value="4.26038148759261" calcext:value-type="float">
            <text:p>4.260</text:p>
          </table:table-cell>
        </table:table-row>
        <table:table-row table:style-name="ro1">
          <table:table-cell table:style-name="ce187" table:formula="of:=[$'CSV covid_growth'.A120]" office:value-type="date" office:date-value="2020-06-27" calcext:value-type="date">
            <text:p>27-Jun-20</text:p>
          </table:table-cell>
          <table:table-cell table:formula="of:=LOG10([$'CSV covid_growth'.B120])" office:value-type="float" office:value="4.26073901991041" calcext:value-type="float">
            <text:p>4.261</text:p>
          </table:table-cell>
        </table:table-row>
        <table:table-row table:style-name="ro1">
          <table:table-cell table:style-name="ce187" table:formula="of:=[$'CSV covid_growth'.A121]" office:value-type="date" office:date-value="2020-06-28" calcext:value-type="date">
            <text:p>28-Jun-20</text:p>
          </table:table-cell>
          <table:table-cell table:formula="of:=LOG10([$'CSV covid_growth'.B121])" office:value-type="float" office:value="4.26092958352993" calcext:value-type="float">
            <text:p>4.261</text:p>
          </table:table-cell>
        </table:table-row>
        <table:table-row table:style-name="ro1">
          <table:table-cell table:style-name="ce187" table:formula="of:=[$'CSV covid_growth'.A122]" office:value-type="date" office:date-value="2020-06-29" calcext:value-type="date">
            <text:p>29-Jun-20</text:p>
          </table:table-cell>
          <table:table-cell table:formula="of:=LOG10([$'CSV covid_growth'.B122])" office:value-type="float" office:value="4.26104864334423" calcext:value-type="float">
            <text:p>4.261</text:p>
          </table:table-cell>
        </table:table-row>
        <table:table-row table:style-name="ro1">
          <table:table-cell table:style-name="ce187" table:formula="of:=[$'CSV covid_growth'.A123]" office:value-type="date" office:date-value="2020-06-30" calcext:value-type="date">
            <text:p>30-Jun-20</text:p>
          </table:table-cell>
          <table:table-cell table:formula="of:=LOG10([$'CSV covid_growth'.B123])" office:value-type="float" office:value="4.26128666509846" calcext:value-type="float">
            <text:p>4.261</text:p>
          </table:table-cell>
        </table:table-row>
        <table:table-row table:style-name="ro1">
          <table:table-cell table:style-name="ce187" table:formula="of:=[$'CSV covid_growth'.A124]" office:value-type="date" office:date-value="2020-07-01" calcext:value-type="date">
            <text:p>01-Jul-20</text:p>
          </table:table-cell>
          <table:table-cell table:formula="of:=LOG10([$'CSV covid_growth'.B124])" office:value-type="float" office:value="4.26147698862137" calcext:value-type="float">
            <text:p>4.261</text:p>
          </table:table-cell>
        </table:table-row>
        <table:table-row table:style-name="ro1">
          <table:table-cell table:style-name="ce187" table:formula="of:=[$'CSV covid_growth'.A125]" office:value-type="date" office:date-value="2020-07-02" calcext:value-type="date">
            <text:p>02-Jul-20</text:p>
          </table:table-cell>
          <table:table-cell table:formula="of:=LOG10([$'CSV covid_growth'.B125])" office:value-type="float" office:value="4.26159589848218" calcext:value-type="float">
            <text:p>4.262</text:p>
          </table:table-cell>
        </table:table-row>
        <table:table-row table:style-name="ro1">
          <table:table-cell table:style-name="ce187" table:formula="of:=[$'CSV covid_growth'.A126]" office:value-type="date" office:date-value="2020-07-03" calcext:value-type="date">
            <text:p>03-Jul-20</text:p>
          </table:table-cell>
          <table:table-cell table:formula="of:=LOG10([$'CSV covid_growth'.B126])" office:value-type="float" office:value="4.26188114938367" calcext:value-type="float">
            <text:p>4.262</text:p>
          </table:table-cell>
        </table:table-row>
        <table:table-row table:style-name="ro1">
          <table:table-cell table:style-name="ce187" table:formula="of:=[$'CSV covid_growth'.A127]" office:value-type="date" office:date-value="2020-07-04" calcext:value-type="date">
            <text:p>04-Jul-20</text:p>
          </table:table-cell>
          <table:table-cell table:formula="of:=LOG10([$'CSV covid_growth'.B127])" office:value-type="float" office:value="4.26214246489088" calcext:value-type="float">
            <text:p>4.262</text:p>
          </table:table-cell>
        </table:table-row>
        <table:table-row table:style-name="ro1">
          <table:table-cell table:style-name="ce187" table:formula="of:=[$'CSV covid_growth'.A128]" office:value-type="date" office:date-value="2020-07-05" calcext:value-type="date">
            <text:p>05-Jul-20</text:p>
          </table:table-cell>
          <table:table-cell table:formula="of:=LOG10([$'CSV covid_growth'.B128])" office:value-type="float" office:value="4.26235615159869" calcext:value-type="float">
            <text:p>4.262</text:p>
          </table:table-cell>
        </table:table-row>
        <table:table-row table:style-name="ro1">
          <table:table-cell table:style-name="ce187" table:formula="of:=[$'CSV covid_growth'.A129]" office:value-type="date" office:date-value="2020-07-06" calcext:value-type="date">
            <text:p>06-Jul-20</text:p>
          </table:table-cell>
          <table:table-cell table:formula="of:=LOG10([$'CSV covid_growth'.B129])" office:value-type="float" office:value="4.26245108973043" calcext:value-type="float">
            <text:p>4.262</text:p>
          </table:table-cell>
        </table:table-row>
        <table:table-row table:style-name="ro1">
          <table:table-cell table:style-name="ce187" table:formula="of:=[$'CSV covid_growth'.A130]" office:value-type="date" office:date-value="2020-07-07" calcext:value-type="date">
            <text:p>07-Jul-20</text:p>
          </table:table-cell>
          <table:table-cell table:formula="of:=LOG10([$'CSV covid_growth'.B130])" office:value-type="float" office:value="4.26249855101477" calcext:value-type="float">
            <text:p>4.262</text:p>
          </table:table-cell>
        </table:table-row>
        <table:table-row table:style-name="ro1">
          <table:table-cell table:style-name="ce187" table:formula="of:=[$'CSV covid_growth'.A131]" office:value-type="date" office:date-value="2020-07-08" calcext:value-type="date">
            <text:p>08-Jul-20</text:p>
          </table:table-cell>
          <table:table-cell table:formula="of:=LOG10([$'CSV covid_growth'.B131])" office:value-type="float" office:value="4.26266462467626" calcext:value-type="float">
            <text:p>4.263</text:p>
          </table:table-cell>
        </table:table-row>
        <table:table-row table:style-name="ro1">
          <table:table-cell table:style-name="ce187" table:formula="of:=[$'CSV covid_growth'.A132]" office:value-type="date" office:date-value="2020-07-09" calcext:value-type="date">
            <text:p>09-Jul-20</text:p>
          </table:table-cell>
          <table:table-cell table:formula="of:=LOG10([$'CSV covid_growth'.B132])" office:value-type="float" office:value="4.26280692300056" calcext:value-type="float">
            <text:p>4.263</text:p>
          </table:table-cell>
        </table:table-row>
        <table:table-row table:style-name="ro1">
          <table:table-cell table:style-name="ce187" table:formula="of:=[$'CSV covid_growth'.A133]" office:value-type="date" office:date-value="2020-07-10" calcext:value-type="date">
            <text:p>10-Jul-20</text:p>
          </table:table-cell>
          <table:table-cell table:formula="of:=LOG10([$'CSV covid_growth'.B133])" office:value-type="float" office:value="4.26323353843949" calcext:value-type="float">
            <text:p>4.263</text:p>
          </table:table-cell>
        </table:table-row>
        <table:table-row table:style-name="ro1">
          <table:table-cell table:style-name="ce187" table:formula="of:=[$'CSV covid_growth'.A134]" office:value-type="date" office:date-value="2020-07-11" calcext:value-type="date">
            <text:p>11-Jul-20</text:p>
          </table:table-cell>
          <table:table-cell table:formula="of:=LOG10([$'CSV covid_growth'.B134])" office:value-type="float" office:value="4.263399331334" calcext:value-type="float">
            <text:p>4.263</text:p>
          </table:table-cell>
        </table:table-row>
        <table:table-row table:style-name="ro1">
          <table:table-cell table:style-name="ce187" table:formula="of:=[$'CSV covid_growth'.A135]" office:value-type="date" office:date-value="2020-07-12" calcext:value-type="date">
            <text:p>12-Jul-20</text:p>
          </table:table-cell>
          <table:table-cell table:formula="of:=LOG10([$'CSV covid_growth'.B135])" office:value-type="float" office:value="4.26384902183747" calcext:value-type="float">
            <text:p>4.264</text:p>
          </table:table-cell>
        </table:table-row>
        <table:table-row table:style-name="ro1">
          <table:table-cell table:style-name="ce187" table:formula="of:=[$'CSV covid_growth'.A136]" office:value-type="date" office:date-value="2020-07-13" calcext:value-type="date">
            <text:p>13-Jul-20</text:p>
          </table:table-cell>
          <table:table-cell table:formula="of:=LOG10([$'CSV covid_growth'.B136])" office:value-type="float" office:value="4.26399093268131" calcext:value-type="float">
            <text:p>4.264</text:p>
          </table:table-cell>
        </table:table-row>
        <table:table-row table:style-name="ro1">
          <table:table-cell table:style-name="ce187" table:formula="of:=[$'CSV covid_growth'.A137]" office:value-type="date" office:date-value="2020-07-14" calcext:value-type="date">
            <text:p>14-Jul-20</text:p>
          </table:table-cell>
          <table:table-cell table:formula="of:=LOG10([$'CSV covid_growth'.B137])" office:value-type="float" office:value="4.26406187071788" calcext:value-type="float">
            <text:p>4.264</text:p>
          </table:table-cell>
        </table:table-row>
        <table:table-row table:style-name="ro1">
          <table:table-cell table:style-name="ce187" table:formula="of:=[$'CSV covid_growth'.A138]" office:value-type="date" office:date-value="2020-07-15" calcext:value-type="date">
            <text:p>15-Jul-20</text:p>
          </table:table-cell>
          <table:table-cell table:formula="of:=LOG10([$'CSV covid_growth'.B138])" office:value-type="float" office:value="4.26418007503583" calcext:value-type="float">
            <text:p>4.264</text:p>
          </table:table-cell>
        </table:table-row>
        <table:table-row table:style-name="ro1">
          <table:table-cell table:style-name="ce187" table:formula="of:=[$'CSV covid_growth'.A139]" office:value-type="date" office:date-value="2020-07-16" calcext:value-type="date">
            <text:p>16-Jul-20</text:p>
          </table:table-cell>
          <table:table-cell table:formula="of:=LOG10([$'CSV covid_growth'.B139])" office:value-type="float" office:value="4.26444001134421" calcext:value-type="float">
            <text:p>4.264</text:p>
          </table:table-cell>
        </table:table-row>
        <table:table-row table:style-name="ro1">
          <table:table-cell table:style-name="ce187" table:formula="of:=[$'CSV covid_growth'.A140]" office:value-type="date" office:date-value="2020-07-17" calcext:value-type="date">
            <text:p>17-Jul-20</text:p>
          </table:table-cell>
          <table:table-cell table:formula="of:=LOG10([$'CSV covid_growth'.B140])" office:value-type="float" office:value="4.26484142532915" calcext:value-type="float">
            <text:p>4.265</text:p>
          </table:table-cell>
        </table:table-row>
        <table:table-row table:style-name="ro1">
          <table:table-cell table:style-name="ce187" table:formula="of:=[$'CSV covid_growth'.A141]" office:value-type="date" office:date-value="2020-07-18" calcext:value-type="date">
            <text:p>18-Jul-20</text:p>
          </table:table-cell>
          <table:table-cell table:formula="of:=LOG10([$'CSV covid_growth'.B141])" office:value-type="float" office:value="4.26533677796792" calcext:value-type="float">
            <text:p>4.265</text:p>
          </table:table-cell>
        </table:table-row>
        <table:table-row table:style-name="ro1">
          <table:table-cell table:style-name="ce187" table:formula="of:=[$'CSV covid_growth'.A142]" office:value-type="date" office:date-value="2020-07-19" calcext:value-type="date">
            <text:p>19-Jul-20</text:p>
          </table:table-cell>
          <table:table-cell table:formula="of:=LOG10([$'CSV covid_growth'.B142])" office:value-type="float" office:value="4.26587865956282" calcext:value-type="float">
            <text:p>4.266</text:p>
          </table:table-cell>
        </table:table-row>
        <table:table-row table:style-name="ro1">
          <table:table-cell table:style-name="ce187" table:formula="of:=[$'CSV covid_growth'.A143]" office:value-type="date" office:date-value="2020-07-20" calcext:value-type="date">
            <text:p>20-Jul-20</text:p>
          </table:table-cell>
          <table:table-cell table:formula="of:=LOG10([$'CSV covid_growth'.B143])" office:value-type="float" office:value="4.26604344593623" calcext:value-type="float">
            <text:p>4.266</text:p>
          </table:table-cell>
        </table:table-row>
        <table:table-row table:style-name="ro1">
          <table:table-cell table:style-name="ce187" table:formula="of:=[$'CSV covid_growth'.A144]" office:value-type="date" office:date-value="2020-07-21" calcext:value-type="date">
            <text:p>21-Jul-20</text:p>
          </table:table-cell>
          <table:table-cell table:formula="of:=LOG10([$'CSV covid_growth'.B144])" office:value-type="float" office:value="4.26656093928684" calcext:value-type="float">
            <text:p>4.267</text:p>
          </table:table-cell>
        </table:table-row>
        <table:table-row table:style-name="ro1">
          <table:table-cell table:style-name="ce187" table:formula="of:=[$'CSV covid_growth'.A145]" office:value-type="date" office:date-value="2020-07-22" calcext:value-type="date">
            <text:p>22-Jul-20</text:p>
          </table:table-cell>
          <table:table-cell table:formula="of:=LOG10([$'CSV covid_growth'.B145])" office:value-type="float" office:value="4.26679595984667" calcext:value-type="float">
            <text:p>4.267</text:p>
          </table:table-cell>
        </table:table-row>
        <table:table-row table:style-name="ro1">
          <table:table-cell table:style-name="ce187" table:formula="of:=[$'CSV covid_growth'.A146]" office:value-type="date" office:date-value="2020-07-23" calcext:value-type="date">
            <text:p>23-Jul-20</text:p>
          </table:table-cell>
          <table:table-cell table:formula="of:=LOG10([$'CSV covid_growth'.B146])" office:value-type="float" office:value="4.26717172840301" calcext:value-type="float">
            <text:p>4.267</text:p>
          </table:table-cell>
        </table:table-row>
        <table:table-row table:style-name="ro1">
          <table:table-cell table:style-name="ce187" table:formula="of:=[$'CSV covid_growth'.A147]" office:value-type="date" office:date-value="2020-07-24" calcext:value-type="date">
            <text:p>24-Jul-20</text:p>
          </table:table-cell>
          <table:table-cell table:formula="of:=LOG10([$'CSV covid_growth'.B147])" office:value-type="float" office:value="4.26764098234592" calcext:value-type="float">
            <text:p>4.268</text:p>
          </table:table-cell>
        </table:table-row>
        <table:table-row table:style-name="ro1">
          <table:table-cell table:style-name="ce187" table:formula="of:=[$'CSV covid_growth'.A148]" office:value-type="date" office:date-value="2020-07-25" calcext:value-type="date">
            <text:p>25-Jul-20</text:p>
          </table:table-cell>
          <table:table-cell table:formula="of:=LOG10([$'CSV covid_growth'.B148])" office:value-type="float" office:value="4.26827367196662" calcext:value-type="float">
            <text:p>4.268</text:p>
          </table:table-cell>
        </table:table-row>
        <table:table-row table:style-name="ro1">
          <table:table-cell table:style-name="ce187" table:formula="of:=[$'CSV covid_growth'.A149]" office:value-type="date" office:date-value="2020-07-26" calcext:value-type="date">
            <text:p>26-Jul-20</text:p>
          </table:table-cell>
          <table:table-cell table:formula="of:=LOG10([$'CSV covid_growth'.B149])" office:value-type="float" office:value="4.26836732542148" calcext:value-type="float">
            <text:p>4.268</text:p>
          </table:table-cell>
        </table:table-row>
        <table:table-row table:style-name="ro1">
          <table:table-cell table:style-name="ce187" table:formula="of:=[$'CSV covid_growth'.A150]" office:value-type="date" office:date-value="2020-07-27" calcext:value-type="date">
            <text:p>27-Jul-20</text:p>
          </table:table-cell>
          <table:table-cell table:formula="of:=LOG10([$'CSV covid_growth'.B150])" office:value-type="float" office:value="4.26843755226145" calcext:value-type="float">
            <text:p>4.268</text:p>
          </table:table-cell>
        </table:table-row>
        <table:table-row table:style-name="ro1">
          <table:table-cell table:style-name="ce187" table:formula="of:=[$'CSV covid_growth'.A151]" office:value-type="date" office:date-value="2020-07-28" calcext:value-type="date">
            <text:p>28-Jul-20</text:p>
          </table:table-cell>
          <table:table-cell table:formula="of:=LOG10([$'CSV covid_growth'.B151])" office:value-type="float" office:value="4.26853117038682" calcext:value-type="float">
            <text:p>4.269</text:p>
          </table:table-cell>
        </table:table-row>
        <table:table-row table:style-name="ro1">
          <table:table-cell table:style-name="ce187" table:formula="of:=[$'CSV covid_growth'.A152]" office:value-type="date" office:date-value="2020-07-29" calcext:value-type="date">
            <text:p>29-Jul-20</text:p>
          </table:table-cell>
          <table:table-cell table:formula="of:=LOG10([$'CSV covid_growth'.B152])" office:value-type="float" office:value="4.26904570965762" calcext:value-type="float">
            <text:p>4.269</text:p>
          </table:table-cell>
        </table:table-row>
        <table:table-row table:style-name="ro1">
          <table:table-cell table:style-name="ce187" table:formula="of:=[$'CSV covid_growth'.A153]" office:value-type="date" office:date-value="2020-07-30" calcext:value-type="date">
            <text:p>30-Jul-20</text:p>
          </table:table-cell>
          <table:table-cell table:formula="of:=LOG10([$'CSV covid_growth'.B153])" office:value-type="float" office:value="4.26944289107124" calcext:value-type="float">
            <text:p>4.269</text:p>
          </table:table-cell>
        </table:table-row>
        <table:table-row table:style-name="ro1">
          <table:table-cell table:style-name="ce187" table:formula="of:=[$'CSV covid_growth'.A154]" office:value-type="date" office:date-value="2020-07-31" calcext:value-type="date">
            <text:p>31-Jul-20</text:p>
          </table:table-cell>
          <table:table-cell table:formula="of:=LOG10([$'CSV covid_growth'.B154])" office:value-type="float" office:value="4.27014291456565" calcext:value-type="float">
            <text:p>4.270</text:p>
          </table:table-cell>
        </table:table-row>
        <table:table-row table:style-name="ro1">
          <table:table-cell table:style-name="ce187" table:formula="of:=[$'CSV covid_growth'.A155]" office:value-type="date" office:date-value="2020-08-01" calcext:value-type="date">
            <text:p>01-Aug-20</text:p>
          </table:table-cell>
          <table:table-cell table:formula="of:=LOG10([$'CSV covid_growth'.B155])" office:value-type="float" office:value="4.27056238769733" calcext:value-type="float">
            <text:p>4.271</text:p>
          </table:table-cell>
        </table:table-row>
        <table:table-row table:style-name="ro1">
          <table:table-cell table:style-name="ce187" table:formula="of:=[$'CSV covid_growth'.A156]" office:value-type="date" office:date-value="2020-08-02" calcext:value-type="date">
            <text:p>02-Aug-20</text:p>
          </table:table-cell>
          <table:table-cell table:formula="of:=LOG10([$'CSV covid_growth'.B156])" office:value-type="float" office:value="4.27128386525877" calcext:value-type="float">
            <text:p>4.271</text:p>
          </table:table-cell>
        </table:table-row>
        <table:table-row table:style-name="ro1">
          <table:table-cell table:style-name="ce187" table:formula="of:=[$'CSV covid_growth'.A157]" office:value-type="date" office:date-value="2020-08-03" calcext:value-type="date">
            <text:p>03-Aug-20</text:p>
          </table:table-cell>
          <table:table-cell table:formula="of:=LOG10([$'CSV covid_growth'.B157])" office:value-type="float" office:value="4.2717022383537" calcext:value-type="float">
            <text:p>4.272</text:p>
          </table:table-cell>
        </table:table-row>
        <table:table-row table:style-name="ro1">
          <table:table-cell table:style-name="ce187" table:formula="of:=[$'CSV covid_growth'.A158]" office:value-type="date" office:date-value="2020-08-04" calcext:value-type="date">
            <text:p>04-Aug-20</text:p>
          </table:table-cell>
          <table:table-cell table:formula="of:=LOG10([$'CSV covid_growth'.B158])" office:value-type="float" office:value="4.27223624035003" calcext:value-type="float">
            <text:p>4.272</text:p>
          </table:table-cell>
        </table:table-row>
        <table:table-row table:style-name="ro1">
          <table:table-cell table:style-name="ce187" table:formula="of:=[$'CSV covid_growth'.A159]" office:value-type="date" office:date-value="2020-08-05" calcext:value-type="date">
            <text:p>05-Aug-20</text:p>
          </table:table-cell>
          <table:table-cell table:formula="of:=LOG10([$'CSV covid_growth'.B159])" office:value-type="float" office:value="4.2737187126862" calcext:value-type="float">
            <text:p>4.274</text:p>
          </table:table-cell>
        </table:table-row>
        <table:table-row table:style-name="ro1">
          <table:table-cell table:style-name="ce187" table:formula="of:=[$'CSV covid_growth'.A160]" office:value-type="date" office:date-value="2020-08-06" calcext:value-type="date">
            <text:p>06-Aug-20</text:p>
          </table:table-cell>
          <table:table-cell table:formula="of:=LOG10([$'CSV covid_growth'.B160])" office:value-type="float" office:value="4.2752422305559" calcext:value-type="float">
            <text:p>4.275</text:p>
          </table:table-cell>
        </table:table-row>
        <table:table-row table:style-name="ro1">
          <table:table-cell table:style-name="ce187" table:formula="of:=[$'CSV covid_growth'.A161]" office:value-type="date" office:date-value="2020-08-07" calcext:value-type="date">
            <text:p>07-Aug-20</text:p>
          </table:table-cell>
          <table:table-cell table:formula="of:=LOG10([$'CSV covid_growth'.B161])" office:value-type="float" office:value="4.27623195792183" calcext:value-type="float">
            <text:p>4.276</text:p>
          </table:table-cell>
        </table:table-row>
        <table:table-row table:style-name="ro1">
          <table:table-cell table:style-name="ce187" table:formula="of:=[$'CSV covid_growth'.A162]" office:value-type="date" office:date-value="2020-08-08" calcext:value-type="date">
            <text:p>08-Aug-20</text:p>
          </table:table-cell>
          <table:table-cell table:formula="of:=LOG10([$'CSV covid_growth'.B162])" office:value-type="float" office:value="4.27760921430409" calcext:value-type="float">
            <text:p>4.278</text:p>
          </table:table-cell>
        </table:table-row>
        <table:table-row table:style-name="ro1">
          <table:table-cell table:style-name="ce187" table:formula="of:=[$'CSV covid_growth'.A163]" office:value-type="date" office:date-value="2020-08-09" calcext:value-type="date">
            <text:p>09-Aug-20</text:p>
          </table:table-cell>
          <table:table-cell table:formula="of:=LOG10([$'CSV covid_growth'.B163])" office:value-type="float" office:value="4.27870788333798" calcext:value-type="float">
            <text:p>4.279</text:p>
          </table:table-cell>
        </table:table-row>
        <table:table-row table:style-name="ro1">
          <table:table-cell table:style-name="ce187" table:formula="of:=[$'CSV covid_growth'.A164]" office:value-type="date" office:date-value="2020-08-10" calcext:value-type="date">
            <text:p>10-Aug-20</text:p>
          </table:table-cell>
          <table:table-cell table:formula="of:=LOG10([$'CSV covid_growth'.B164])" office:value-type="float" office:value="4.27937031817911" calcext:value-type="float">
            <text:p>4.279</text:p>
          </table:table-cell>
        </table:table-row>
        <table:table-row table:style-name="ro1">
          <table:table-cell table:style-name="ce187" table:formula="of:=[$'CSV covid_growth'.A165]" office:value-type="date" office:date-value="2020-08-11" calcext:value-type="date">
            <text:p>11-Aug-20</text:p>
          </table:table-cell>
          <table:table-cell table:formula="of:=LOG10([$'CSV covid_growth'.B165])" office:value-type="float" office:value="4.28055560800627" calcext:value-type="float">
            <text:p>4.281</text:p>
          </table:table-cell>
        </table:table-row>
        <table:table-row table:style-name="ro1">
          <table:table-cell table:style-name="ce187" table:formula="of:=[$'CSV covid_growth'.A166]" office:value-type="date" office:date-value="2020-08-12" calcext:value-type="date">
            <text:p>12-Aug-20</text:p>
          </table:table-cell>
          <table:table-cell table:formula="of:=LOG10([$'CSV covid_growth'.B166])" office:value-type="float" office:value="4.2816241514402" calcext:value-type="float">
            <text:p>4.282</text:p>
          </table:table-cell>
        </table:table-row>
        <table:table-row table:style-name="ro1">
          <table:table-cell table:style-name="ce187" table:formula="of:=[$'CSV covid_growth'.A167]" office:value-type="date" office:date-value="2020-08-13" calcext:value-type="date">
            <text:p>13-Aug-20</text:p>
          </table:table-cell>
          <table:table-cell table:formula="of:=LOG10([$'CSV covid_growth'.B167])" office:value-type="float" office:value="4.28269007226822" calcext:value-type="float">
            <text:p>4.283</text:p>
          </table:table-cell>
        </table:table-row>
        <table:table-row table:style-name="ro1">
          <table:table-cell table:style-name="ce187" table:formula="of:=[$'CSV covid_growth'.A168]" office:value-type="date" office:date-value="2020-08-14" calcext:value-type="date">
            <text:p>14-Aug-20</text:p>
          </table:table-cell>
          <table:table-cell table:formula="of:=LOG10([$'CSV covid_growth'.B168])" office:value-type="float" office:value="4.28415992039868" calcext:value-type="float">
            <text:p>4.284</text:p>
          </table:table-cell>
        </table:table-row>
        <table:table-row table:style-name="ro1">
          <table:table-cell table:style-name="ce187" table:formula="of:=[$'CSV covid_growth'.A169]" office:value-type="date" office:date-value="2020-08-15" calcext:value-type="date">
            <text:p>15-Aug-20</text:p>
          </table:table-cell>
          <table:table-cell table:formula="of:=LOG10([$'CSV covid_growth'.B169])" office:value-type="float" office:value="4.28530971309027" calcext:value-type="float">
            <text:p>4.285</text:p>
          </table:table-cell>
        </table:table-row>
        <table:table-row table:style-name="ro1">
          <table:table-cell table:style-name="ce187" table:formula="of:=[$'CSV covid_growth'.A170]" office:value-type="date" office:date-value="2020-08-16" calcext:value-type="date">
            <text:p>16-Aug-20</text:p>
          </table:table-cell>
          <table:table-cell table:formula="of:=LOG10([$'CSV covid_growth'.B170])" office:value-type="float" office:value="4.28627678646684" calcext:value-type="float">
            <text:p>4.286</text:p>
          </table:table-cell>
        </table:table-row>
        <table:table-row table:style-name="ro1">
          <table:table-cell table:style-name="ce187" table:formula="of:=[$'CSV covid_growth'.A171]" office:value-type="date" office:date-value="2020-08-17" calcext:value-type="date">
            <text:p>17-Aug-20</text:p>
          </table:table-cell>
          <table:table-cell table:formula="of:=LOG10([$'CSV covid_growth'.B171])" office:value-type="float" office:value="4.28686048552237" calcext:value-type="float">
            <text:p>4.287</text:p>
          </table:table-cell>
        </table:table-row>
        <table:table-row table:style-name="ro1">
          <table:table-cell table:style-name="ce187" table:formula="of:=[$'CSV covid_growth'.A172]" office:value-type="date" office:date-value="2020-08-18" calcext:value-type="date">
            <text:p>18-Aug-20</text:p>
          </table:table-cell>
          <table:table-cell table:formula="of:=LOG10([$'CSV covid_growth'.B172])" office:value-type="float" office:value="4.28795840586015" calcext:value-type="float">
            <text:p>4.288</text:p>
          </table:table-cell>
        </table:table-row>
        <table:table-row table:style-name="ro1">
          <table:table-cell table:style-name="ce187" table:formula="of:=[$'CSV covid_growth'.A173]" office:value-type="date" office:date-value="2020-08-19" calcext:value-type="date">
            <text:p>19-Aug-20</text:p>
          </table:table-cell>
          <table:table-cell table:formula="of:=LOG10([$'CSV covid_growth'.B173])" office:value-type="float" office:value="4.28907587889822" calcext:value-type="float">
            <text:p>4.289</text:p>
          </table:table-cell>
        </table:table-row>
        <table:table-row table:style-name="ro1">
          <table:table-cell table:style-name="ce187" table:formula="of:=[$'CSV covid_growth'.A174]" office:value-type="date" office:date-value="2020-08-20" calcext:value-type="date">
            <text:p>20-Aug-20</text:p>
          </table:table-cell>
          <table:table-cell table:formula="of:=LOG10([$'CSV covid_growth'.B174])" office:value-type="float" office:value="4.29079118338276" calcext:value-type="float">
            <text:p>4.291</text:p>
          </table:table-cell>
        </table:table-row>
        <table:table-row table:style-name="ro1">
          <table:table-cell table:style-name="ce187" table:formula="of:=[$'CSV covid_growth'.A175]" office:value-type="date" office:date-value="2020-08-21" calcext:value-type="date">
            <text:p>21-Aug-20</text:p>
          </table:table-cell>
          <table:table-cell table:formula="of:=LOG10([$'CSV covid_growth'.B175])" office:value-type="float" office:value="4.29236684663623" calcext:value-type="float">
            <text:p>4.292</text:p>
          </table:table-cell>
        </table:table-row>
        <table:table-row table:style-name="ro1">
          <table:table-cell table:style-name="ce187" table:formula="of:=[$'CSV covid_growth'.A176]" office:value-type="date" office:date-value="2020-08-22" calcext:value-type="date">
            <text:p>22-Aug-20</text:p>
          </table:table-cell>
          <table:table-cell table:formula="of:=LOG10([$'CSV covid_growth'.B176])" office:value-type="float" office:value="4.29508305925166" calcext:value-type="float">
            <text:p>4.295</text:p>
          </table:table-cell>
        </table:table-row>
        <table:table-row table:style-name="ro1">
          <table:table-cell table:style-name="ce187" table:formula="of:=[$'CSV covid_growth'.A177]" office:value-type="date" office:date-value="2020-08-23" calcext:value-type="date">
            <text:p>23-Aug-20</text:p>
          </table:table-cell>
          <table:table-cell table:formula="of:=LOG10([$'CSV covid_growth'.B177])" office:value-type="float" office:value="4.29690639797776" calcext:value-type="float">
            <text:p>4.297</text:p>
          </table:table-cell>
        </table:table-row>
        <table:table-row table:style-name="ro1">
          <table:table-cell table:style-name="ce187" table:formula="of:=[$'CSV covid_growth'.A178]" office:value-type="date" office:date-value="2020-08-24" calcext:value-type="date">
            <text:p>24-Aug-20</text:p>
          </table:table-cell>
          <table:table-cell table:formula="of:=LOG10([$'CSV covid_growth'.B178])" office:value-type="float" office:value="4.29835083771916" calcext:value-type="float">
            <text:p>4.298</text:p>
          </table:table-cell>
        </table:table-row>
        <table:table-row table:style-name="ro1">
          <table:table-cell table:style-name="ce187" table:formula="of:=[$'CSV covid_growth'.A179]" office:value-type="date" office:date-value="2020-08-25" calcext:value-type="date">
            <text:p>25-Aug-20</text:p>
          </table:table-cell>
          <table:table-cell table:formula="of:=LOG10([$'CSV covid_growth'.B179])" office:value-type="float" office:value="4.29931113547228" calcext:value-type="float">
            <text:p>4.299</text:p>
          </table:table-cell>
        </table:table-row>
        <table:table-row table:style-name="ro1">
          <table:table-cell table:style-name="ce187" table:formula="of:=[$'CSV covid_growth'.A180]" office:value-type="date" office:date-value="2020-08-26" calcext:value-type="date">
            <text:p>26-Aug-20</text:p>
          </table:table-cell>
          <table:table-cell table:formula="of:=LOG10([$'CSV covid_growth'.B180])" office:value-type="float" office:value="4.30076934077055" calcext:value-type="float">
            <text:p>4.301</text:p>
          </table:table-cell>
        </table:table-row>
        <table:table-row table:style-name="ro1">
          <table:table-cell table:style-name="ce187" table:formula="of:=[$'CSV covid_growth'.A181]" office:value-type="date" office:date-value="2020-08-27" calcext:value-type="date">
            <text:p>27-Aug-20</text:p>
          </table:table-cell>
          <table:table-cell table:formula="of:=LOG10([$'CSV covid_growth'.B181])" office:value-type="float" office:value="4.30224432095016" calcext:value-type="float">
            <text:p>4.302</text:p>
          </table:table-cell>
        </table:table-row>
        <table:table-row table:style-name="ro1">
          <table:table-cell table:style-name="ce187" table:formula="of:=[$'CSV covid_growth'.A182]" office:value-type="date" office:date-value="2020-08-28" calcext:value-type="date">
            <text:p>28-Aug-20</text:p>
          </table:table-cell>
          <table:table-cell table:formula="of:=LOG10([$'CSV covid_growth'.B182])" office:value-type="float" office:value="4.30334727792458" calcext:value-type="float">
            <text:p>4.303</text:p>
          </table:table-cell>
        </table:table-row>
        <table:table-row table:style-name="ro1">
          <table:table-cell table:style-name="ce187" table:formula="of:=[$'CSV covid_growth'.A183]" office:value-type="date" office:date-value="2020-08-29" calcext:value-type="date">
            <text:p>29-Aug-20</text:p>
          </table:table-cell>
          <table:table-cell table:formula="of:=LOG10([$'CSV covid_growth'.B183])" office:value-type="float" office:value="4.30524385750601" calcext:value-type="float">
            <text:p>4.305</text:p>
          </table:table-cell>
        </table:table-row>
        <table:table-row table:style-name="ro1">
          <table:table-cell table:style-name="ce187" table:formula="of:=[$'CSV covid_growth'.A184]" office:value-type="date" office:date-value="2020-08-30" calcext:value-type="date">
            <text:p>30-Aug-20</text:p>
          </table:table-cell>
          <table:table-cell table:formula="of:=LOG10([$'CSV covid_growth'.B184])" office:value-type="float" office:value="4.30788095598825" calcext:value-type="float">
            <text:p>4.308</text:p>
          </table:table-cell>
        </table:table-row>
        <table:table-row table:style-name="ro1">
          <table:table-cell table:style-name="ce187" table:formula="of:=[$'CSV covid_growth'.A185]" office:value-type="date" office:date-value="2020-08-31" calcext:value-type="date">
            <text:p>31-Aug-20</text:p>
          </table:table-cell>
          <table:table-cell table:formula="of:=LOG10([$'CSV covid_growth'.B185])" office:value-type="float" office:value="4.31128753866228" calcext:value-type="float">
            <text:p>4.311</text:p>
          </table:table-cell>
        </table:table-row>
        <table:table-row table:style-name="ro1">
          <table:table-cell table:style-name="ce187" table:formula="of:=[$'CSV covid_growth'.A186]" office:value-type="date" office:date-value="2020-09-01" calcext:value-type="date">
            <text:p>01-Sep-20</text:p>
          </table:table-cell>
          <table:table-cell table:formula="of:=LOG10([$'CSV covid_growth'.B186])" office:value-type="float" office:value="4.31454132912988" calcext:value-type="float">
            <text:p>4.315</text:p>
          </table:table-cell>
        </table:table-row>
        <table:table-row table:style-name="ro1">
          <table:table-cell table:style-name="ce187" table:formula="of:=[$'CSV covid_growth'.A187]" office:value-type="date" office:date-value="2020-09-02" calcext:value-type="date">
            <text:p>02-Sep-20</text:p>
          </table:table-cell>
          <table:table-cell table:formula="of:=LOG10([$'CSV covid_growth'.B187])" office:value-type="float" office:value="4.31781270815082" calcext:value-type="float">
            <text:p>4.318</text:p>
          </table:table-cell>
        </table:table-row>
        <table:table-row table:style-name="ro1">
          <table:table-cell table:style-name="ce187" table:formula="of:=[$'CSV covid_growth'.A188]" office:value-type="date" office:date-value="2020-09-03" calcext:value-type="date">
            <text:p>03-Sep-20</text:p>
          </table:table-cell>
          <table:table-cell table:formula="of:=LOG10([$'CSV covid_growth'.B188])" office:value-type="float" office:value="4.31991764989524" calcext:value-type="float">
            <text:p>4.320</text:p>
          </table:table-cell>
        </table:table-row>
        <table:table-row table:style-name="ro1">
          <table:table-cell table:style-name="ce187" table:formula="of:=[$'CSV covid_growth'.A189]" office:value-type="date" office:date-value="2020-09-04" calcext:value-type="date">
            <text:p>04-Sep-20</text:p>
          </table:table-cell>
          <table:table-cell table:formula="of:=LOG10([$'CSV covid_growth'.B189])" office:value-type="float" office:value="4.32321083507765" calcext:value-type="float">
            <text:p>4.323</text:p>
          </table:table-cell>
        </table:table-row>
        <table:table-row table:style-name="ro1">
          <table:table-cell table:style-name="ce187" table:formula="of:=[$'CSV covid_growth'.A190]" office:value-type="date" office:date-value="2020-09-05" calcext:value-type="date">
            <text:p>05-Sep-20</text:p>
          </table:table-cell>
          <table:table-cell table:formula="of:=LOG10([$'CSV covid_growth'.B190])" office:value-type="float" office:value="4.32611046097083" calcext:value-type="float">
            <text:p>4.326</text:p>
          </table:table-cell>
        </table:table-row>
        <table:table-row table:style-name="ro1">
          <table:table-cell table:style-name="ce187" table:formula="of:=[$'CSV covid_growth'.A191]" office:value-type="date" office:date-value="2020-09-06" calcext:value-type="date">
            <text:p>06-Sep-20</text:p>
          </table:table-cell>
          <table:table-cell table:formula="of:=LOG10([$'CSV covid_growth'.B191])" office:value-type="float" office:value="4.33035288667733" calcext:value-type="float">
            <text:p>4.330</text:p>
          </table:table-cell>
        </table:table-row>
        <table:table-row table:style-name="ro1">
          <table:table-cell table:style-name="ce187" table:formula="of:=[$'CSV covid_growth'.A192]" office:value-type="date" office:date-value="2020-09-07" calcext:value-type="date">
            <text:p>07-Sep-20</text:p>
          </table:table-cell>
          <table:table-cell table:formula="of:=LOG10([$'CSV covid_growth'.B192])" office:value-type="float" office:value="4.33330618144683" calcext:value-type="float">
            <text:p>4.333</text:p>
          </table:table-cell>
        </table:table-row>
        <table:table-row table:style-name="ro1">
          <table:table-cell table:style-name="ce187" table:formula="of:=[$'CSV covid_growth'.A193]" office:value-type="date" office:date-value="2020-09-08" calcext:value-type="date">
            <text:p>08-Sep-20</text:p>
          </table:table-cell>
          <table:table-cell table:formula="of:=LOG10([$'CSV covid_growth'.B193])" office:value-type="float" office:value="4.33683982531461" calcext:value-type="float">
            <text:p>4.337</text:p>
          </table:table-cell>
        </table:table-row>
        <table:table-row table:style-name="ro1">
          <table:table-cell table:style-name="ce187" table:formula="of:=[$'CSV covid_growth'.A194]" office:value-type="date" office:date-value="2020-09-09" calcext:value-type="date">
            <text:p>09-Sep-20</text:p>
          </table:table-cell>
          <table:table-cell table:formula="of:=LOG10([$'CSV covid_growth'.B194])" office:value-type="float" office:value="4.34000761799667" calcext:value-type="float">
            <text:p>4.340</text:p>
          </table:table-cell>
        </table:table-row>
        <table:table-row table:style-name="ro1">
          <table:table-cell table:style-name="ce187" table:formula="of:=[$'CSV covid_growth'.A195]" office:value-type="date" office:date-value="2020-09-10" calcext:value-type="date">
            <text:p>10-Sep-20</text:p>
          </table:table-cell>
          <table:table-cell table:formula="of:=LOG10([$'CSV covid_growth'.B195])" office:value-type="float" office:value="4.34319188490141" calcext:value-type="float">
            <text:p>4.343</text:p>
          </table:table-cell>
        </table:table-row>
        <table:table-row table:style-name="ro1">
          <table:table-cell table:style-name="ce187" table:formula="of:=[$'CSV covid_growth'.A196]" office:value-type="date" office:date-value="2020-09-11" calcext:value-type="date">
            <text:p>11-Sep-20</text:p>
          </table:table-cell>
          <table:table-cell table:formula="of:=LOG10([$'CSV covid_growth'.B196])" office:value-type="float" office:value="4.34662676753156" calcext:value-type="float">
            <text:p>4.347</text:p>
          </table:table-cell>
        </table:table-row>
        <table:table-row table:style-name="ro1">
          <table:table-cell table:style-name="ce187" table:formula="of:=[$'CSV covid_growth'.A197]" office:value-type="date" office:date-value="2020-09-12" calcext:value-type="date">
            <text:p>12-Sep-20</text:p>
          </table:table-cell>
          <table:table-cell table:formula="of:=LOG10([$'CSV covid_growth'.B197])" office:value-type="float" office:value="4.35092607386909" calcext:value-type="float">
            <text:p>4.351</text:p>
          </table:table-cell>
        </table:table-row>
        <table:table-row table:style-name="ro1">
          <table:table-cell table:style-name="ce187" table:formula="of:=[$'CSV covid_growth'.A198]" office:value-type="date" office:date-value="2020-09-13" calcext:value-type="date">
            <text:p>13-Sep-20</text:p>
          </table:table-cell>
          <table:table-cell table:formula="of:=LOG10([$'CSV covid_growth'.B198])" office:value-type="float" office:value="4.35562390101203" calcext:value-type="float">
            <text:p>4.356</text:p>
          </table:table-cell>
        </table:table-row>
        <table:table-row table:style-name="ro1">
          <table:table-cell table:style-name="ce187" table:formula="of:=[$'CSV covid_growth'.A199]" office:value-type="date" office:date-value="2020-09-14" calcext:value-type="date">
            <text:p>14-Sep-20</text:p>
          </table:table-cell>
          <table:table-cell table:formula="of:=LOG10([$'CSV covid_growth'.B199])" office:value-type="float" office:value="4.35696231070622" calcext:value-type="float">
            <text:p>4.357</text:p>
          </table:table-cell>
        </table:table-row>
        <table:table-row table:style-name="ro1">
          <table:table-cell table:style-name="ce187" table:formula="of:=[$'CSV covid_growth'.A200]" office:value-type="date" office:date-value="2020-09-15" calcext:value-type="date">
            <text:p>15-Sep-20</text:p>
          </table:table-cell>
          <table:table-cell table:formula="of:=LOG10([$'CSV covid_growth'.B200])" office:value-type="float" office:value="4.36202984888227" calcext:value-type="float">
            <text:p>4.362</text:p>
          </table:table-cell>
        </table:table-row>
        <table:table-row table:style-name="ro1">
          <table:table-cell table:style-name="ce187" table:formula="of:=[$'CSV covid_growth'.A201]" office:value-type="date" office:date-value="2020-09-16" calcext:value-type="date">
            <text:p>16-Sep-20</text:p>
          </table:table-cell>
          <table:table-cell table:formula="of:=LOG10([$'CSV covid_growth'.B201])" office:value-type="float" office:value="4.36703893815587" calcext:value-type="float">
            <text:p>4.367</text:p>
          </table:table-cell>
        </table:table-row>
        <table:table-row table:style-name="ro1">
          <table:table-cell table:style-name="ce187" table:formula="of:=[$'CSV covid_growth'.A202]" office:value-type="date" office:date-value="2020-09-17" calcext:value-type="date">
            <text:p>17-Sep-20</text:p>
          </table:table-cell>
          <table:table-cell table:formula="of:=LOG10([$'CSV covid_growth'.B202])" office:value-type="float" office:value="4.37241485620005" calcext:value-type="float">
            <text:p>4.372</text:p>
          </table:table-cell>
        </table:table-row>
        <table:table-row table:style-name="ro1">
          <table:table-cell table:style-name="ce187" table:formula="of:=[$'CSV covid_growth'.A203]" office:value-type="date" office:date-value="2020-09-18" calcext:value-type="date">
            <text:p>18-Sep-20</text:p>
          </table:table-cell>
          <table:table-cell table:formula="of:=LOG10([$'CSV covid_growth'.B203])" office:value-type="float" office:value="4.37613879208048" calcext:value-type="float">
            <text:p>4.376</text:p>
          </table:table-cell>
        </table:table-row>
        <table:table-row table:style-name="ro1">
          <table:table-cell table:style-name="ce187" table:formula="of:=[$'CSV covid_growth'.A204]" office:value-type="date" office:date-value="2020-09-19" calcext:value-type="date">
            <text:p>19-Sep-20</text:p>
          </table:table-cell>
          <table:table-cell table:formula="of:=LOG10([$'CSV covid_growth'.B204])" office:value-type="float" office:value="4.38248532348656" calcext:value-type="float">
            <text:p>4.382</text:p>
          </table:table-cell>
        </table:table-row>
        <table:table-row table:style-name="ro1">
          <table:table-cell table:style-name="ce187" table:formula="of:=[$'CSV covid_growth'.A205]" office:value-type="date" office:date-value="2020-09-20" calcext:value-type="date">
            <text:p>20-Sep-20</text:p>
          </table:table-cell>
          <table:table-cell table:formula="of:=LOG10([$'CSV covid_growth'.B205])" office:value-type="float" office:value="4.38687334968418" calcext:value-type="float">
            <text:p>4.387</text:p>
          </table:table-cell>
        </table:table-row>
        <table:table-row table:style-name="ro1">
          <table:table-cell table:style-name="ce187" table:formula="of:=[$'CSV covid_growth'.A206]" office:value-type="date" office:date-value="2020-09-21" calcext:value-type="date">
            <text:p>21-Sep-20</text:p>
          </table:table-cell>
          <table:table-cell table:formula="of:=LOG10([$'CSV covid_growth'.B206])" office:value-type="float" office:value="4.3913938751357" calcext:value-type="float">
            <text:p>4.391</text:p>
          </table:table-cell>
        </table:table-row>
        <table:table-row table:style-name="ro1">
          <table:table-cell table:style-name="ce187" table:formula="of:=[$'CSV covid_growth'.A207]" office:value-type="date" office:date-value="2020-09-22" calcext:value-type="date">
            <text:p>22-Sep-20</text:p>
          </table:table-cell>
          <table:table-cell table:formula="of:=LOG10([$'CSV covid_growth'.B207])" office:value-type="float" office:value="4.39809632654999" calcext:value-type="float">
            <text:p>4.398</text:p>
          </table:table-cell>
        </table:table-row>
        <table:table-row table:style-name="ro1">
          <table:table-cell table:style-name="ce187" table:formula="of:=[$'CSV covid_growth'.A208]" office:value-type="date" office:date-value="2020-09-23" calcext:value-type="date">
            <text:p>23-Sep-20</text:p>
          </table:table-cell>
          <table:table-cell table:formula="of:=LOG10([$'CSV covid_growth'.B208])" office:value-type="float" office:value="4.40645501630349" calcext:value-type="float">
            <text:p>4.406</text:p>
          </table:table-cell>
        </table:table-row>
        <table:table-row table:style-name="ro1">
          <table:table-cell table:style-name="ce187" table:formula="of:=[$'CSV covid_growth'.A209]" office:value-type="date" office:date-value="2020-09-24" calcext:value-type="date">
            <text:p>24-Sep-20</text:p>
          </table:table-cell>
          <table:table-cell table:formula="of:=LOG10([$'CSV covid_growth'.B209])" office:value-type="float" office:value="4.41430468812833" calcext:value-type="float">
            <text:p>4.414</text:p>
          </table:table-cell>
        </table:table-row>
        <table:table-row table:style-name="ro1">
          <table:table-cell table:style-name="ce187" table:formula="of:=[$'CSV covid_growth'.A210]" office:value-type="date" office:date-value="2020-09-25" calcext:value-type="date">
            <text:p>25-Sep-20</text:p>
          </table:table-cell>
          <table:table-cell table:formula="of:=LOG10([$'CSV covid_growth'.B210])" office:value-type="float" office:value="4.4235407662743" calcext:value-type="float">
            <text:p>4.424</text:p>
          </table:table-cell>
        </table:table-row>
        <table:table-row table:style-name="ro1">
          <table:table-cell table:style-name="ce187" table:formula="of:=[$'CSV covid_growth'.A211]" office:value-type="date" office:date-value="2020-09-26" calcext:value-type="date">
            <text:p>26-Sep-20</text:p>
          </table:table-cell>
          <table:table-cell table:formula="of:=LOG10([$'CSV covid_growth'.B211])" office:value-type="float" office:value="4.43507953840449" calcext:value-type="float">
            <text:p>4.435</text:p>
          </table:table-cell>
        </table:table-row>
        <table:table-row table:style-name="ro1">
          <table:table-cell table:style-name="ce187" table:formula="of:=[$'CSV covid_growth'.A212]" office:value-type="date" office:date-value="2020-09-27" calcext:value-type="date">
            <text:p>27-Sep-20</text:p>
          </table:table-cell>
          <table:table-cell table:formula="of:=LOG10([$'CSV covid_growth'.B212])" office:value-type="float" office:value="4.44053127039989" calcext:value-type="float">
            <text:p>4.441</text:p>
          </table:table-cell>
        </table:table-row>
        <table:table-row table:style-name="ro1">
          <table:table-cell table:style-name="ce187" table:formula="of:=[$'CSV covid_growth'.A213]" office:value-type="date" office:date-value="2020-09-28" calcext:value-type="date">
            <text:p>28-Sep-20</text:p>
          </table:table-cell>
          <table:table-cell table:formula="of:=LOG10([$'CSV covid_growth'.B213])" office:value-type="float" office:value="4.4440135505868" calcext:value-type="float">
            <text:p>4.444</text:p>
          </table:table-cell>
        </table:table-row>
        <table:table-row table:style-name="ro1">
          <table:table-cell table:style-name="ce187" table:formula="of:=[$'CSV covid_growth'.A214]" office:value-type="date" office:date-value="2020-09-29" calcext:value-type="date">
            <text:p>29-Sep-20</text:p>
          </table:table-cell>
          <table:table-cell table:formula="of:=LOG10([$'CSV covid_growth'.B214])" office:value-type="float" office:value="4.45642676936883" calcext:value-type="float">
            <text:p>4.456</text:p>
          </table:table-cell>
        </table:table-row>
        <table:table-row table:style-name="ro1">
          <table:table-cell table:style-name="ce187" table:formula="of:=[$'CSV covid_growth'.A215]" office:value-type="date" office:date-value="2020-09-30" calcext:value-type="date">
            <text:p>30-Sep-20</text:p>
          </table:table-cell>
          <table:table-cell table:formula="of:=LOG10([$'CSV covid_growth'.B215])" office:value-type="float" office:value="4.46603677523235" calcext:value-type="float">
            <text:p>4.466</text:p>
          </table:table-cell>
        </table:table-row>
        <table:table-row table:style-name="ro1">
          <table:table-cell table:style-name="ce187" table:formula="of:=[$'CSV covid_growth'.A216]" office:value-type="date" office:date-value="2020-10-01" calcext:value-type="date">
            <text:p>01-Oct-20</text:p>
          </table:table-cell>
          <table:table-cell table:formula="of:=LOG10([$'CSV covid_growth'.B216])" office:value-type="float" office:value="4.47584545214616" calcext:value-type="float">
            <text:p>4.476</text:p>
          </table:table-cell>
        </table:table-row>
        <table:table-row table:style-name="ro1">
          <table:table-cell table:style-name="ce187" table:formula="of:=[$'CSV covid_growth'.A217]" office:value-type="date" office:date-value="2020-10-02" calcext:value-type="date">
            <text:p>02-Oct-20</text:p>
          </table:table-cell>
          <table:table-cell table:formula="of:=LOG10([$'CSV covid_growth'.B217])" office:value-type="float" office:value="4.48695443332823" calcext:value-type="float">
            <text:p>4.487</text:p>
          </table:table-cell>
        </table:table-row>
        <table:table-row table:style-name="ro1">
          <table:table-cell table:style-name="ce187" table:formula="of:=[$'CSV covid_growth'.A218]" office:value-type="date" office:date-value="2020-10-03" calcext:value-type="date">
            <text:p>03-Oct-20</text:p>
          </table:table-cell>
          <table:table-cell table:formula="of:=LOG10([$'CSV covid_growth'.B218])" office:value-type="float" office:value="4.49763445860728" calcext:value-type="float">
            <text:p>4.498</text:p>
          </table:table-cell>
        </table:table-row>
        <table:table-row table:style-name="ro1">
          <table:table-cell table:style-name="ce187" table:formula="of:=[$'CSV covid_growth'.A219]" office:value-type="date" office:date-value="2020-10-04" calcext:value-type="date">
            <text:p>04-Oct-20</text:p>
          </table:table-cell>
          <table:table-cell table:formula="of:=LOG10([$'CSV covid_growth'.B219])" office:value-type="float" office:value="4.50797724139145" calcext:value-type="float">
            <text:p>4.508</text:p>
          </table:table-cell>
        </table:table-row>
        <table:table-row table:style-name="ro1">
          <table:table-cell table:style-name="ce187" table:formula="of:=[$'CSV covid_growth'.A220]" office:value-type="date" office:date-value="2020-10-05" calcext:value-type="date">
            <text:p>05-Oct-20</text:p>
          </table:table-cell>
          <table:table-cell table:formula="of:=LOG10([$'CSV covid_growth'.B220])" office:value-type="float" office:value="4.5172750933698" calcext:value-type="float">
            <text:p>4.517</text:p>
          </table:table-cell>
        </table:table-row>
        <table:table-row table:style-name="ro1">
          <table:table-cell table:style-name="ce187" table:formula="of:=[$'CSV covid_growth'.A221]" office:value-type="date" office:date-value="2020-10-06" calcext:value-type="date">
            <text:p>06-Oct-20</text:p>
          </table:table-cell>
          <table:table-cell table:formula="of:=LOG10([$'CSV covid_growth'.B221])" office:value-type="float" office:value="4.52770721644854" calcext:value-type="float">
            <text:p>4.528</text:p>
          </table:table-cell>
        </table:table-row>
        <table:table-row table:style-name="ro1">
          <table:table-cell table:style-name="ce187" table:formula="of:=[$'CSV covid_growth'.A222]" office:value-type="date" office:date-value="2020-10-07" calcext:value-type="date">
            <text:p>07-Oct-20</text:p>
          </table:table-cell>
          <table:table-cell table:formula="of:=LOG10([$'CSV covid_growth'.B222])" office:value-type="float" office:value="4.54107976777663" calcext:value-type="float">
            <text:p>4.541</text:p>
          </table:table-cell>
        </table:table-row>
        <table:table-row table:style-name="ro1">
          <table:table-cell table:style-name="ce187" table:formula="of:=[$'CSV covid_growth'.A223]" office:value-type="date" office:date-value="2020-10-08" calcext:value-type="date">
            <text:p>08-Oct-20</text:p>
          </table:table-cell>
          <table:table-cell table:formula="of:=LOG10([$'CSV covid_growth'.B223])" office:value-type="float" office:value="4.55372529330327" calcext:value-type="float">
            <text:p>4.554</text:p>
          </table:table-cell>
        </table:table-row>
        <table:table-row table:style-name="ro1">
          <table:table-cell table:style-name="ce187" table:formula="of:=[$'CSV covid_growth'.A224]" office:value-type="date" office:date-value="2020-10-09" calcext:value-type="date">
            <text:p>09-Oct-20</text:p>
          </table:table-cell>
          <table:table-cell table:formula="of:=LOG10([$'CSV covid_growth'.B224])" office:value-type="float" office:value="4.56858889516237" calcext:value-type="float">
            <text:p>4.569</text:p>
          </table:table-cell>
        </table:table-row>
        <table:table-row table:style-name="ro1">
          <table:table-cell table:style-name="ce187" table:formula="of:=[$'CSV covid_growth'.A225]" office:value-type="date" office:date-value="2020-10-10" calcext:value-type="date">
            <text:p>10-Oct-20</text:p>
          </table:table-cell>
          <table:table-cell table:formula="of:=LOG10([$'CSV covid_growth'.B225])" office:value-type="float" office:value="4.58026334123412" calcext:value-type="float">
            <text:p>4.580</text:p>
          </table:table-cell>
        </table:table-row>
        <table:table-row table:style-name="ro1">
          <table:table-cell table:style-name="ce187" table:formula="of:=[$'CSV covid_growth'.A226]" office:value-type="date" office:date-value="2020-10-11" calcext:value-type="date">
            <text:p>11-Oct-20</text:p>
          </table:table-cell>
          <table:table-cell table:formula="of:=LOG10([$'CSV covid_growth'.B226])" office:value-type="float" office:value="4.59104233494352" calcext:value-type="float">
            <text:p>4.591</text:p>
          </table:table-cell>
        </table:table-row>
        <table:table-row table:style-name="ro1">
          <table:table-cell table:style-name="ce187" table:formula="of:=[$'CSV covid_growth'.A227]" office:value-type="date" office:date-value="2020-10-12" calcext:value-type="date">
            <text:p>12-Oct-20</text:p>
          </table:table-cell>
          <table:table-cell table:formula="of:=LOG10([$'CSV covid_growth'.B227])" office:value-type="float" office:value="4.60161461118768" calcext:value-type="float">
            <text:p>4.602</text:p>
          </table:table-cell>
        </table:table-row>
        <table:table-row table:style-name="ro1">
          <table:table-cell table:style-name="ce187" table:formula="of:=[$'CSV covid_growth'.A228]" office:value-type="date" office:date-value="2020-10-13" calcext:value-type="date">
            <text:p>13-Oct-20</text:p>
          </table:table-cell>
          <table:table-cell table:formula="of:=LOG10([$'CSV covid_growth'.B228])" office:value-type="float" office:value="4.61548711839866" calcext:value-type="float">
            <text:p>4.615</text:p>
          </table:table-cell>
        </table:table-row>
        <table:table-row table:style-name="ro1">
          <table:table-cell table:style-name="ce187" table:formula="of:=[$'CSV covid_growth'.A229]" office:value-type="date" office:date-value="2020-10-14" calcext:value-type="date">
            <text:p>14-Oct-20</text:p>
          </table:table-cell>
          <table:table-cell table:formula="of:=LOG10([$'CSV covid_growth'.B229])" office:value-type="float" office:value="4.63027528575769" calcext:value-type="float">
            <text:p>4.630</text:p>
          </table:table-cell>
        </table:table-row>
        <table:table-row table:style-name="ro1">
          <table:table-cell table:style-name="ce187" table:formula="of:=[$'CSV covid_growth'.A230]" office:value-type="date" office:date-value="2020-10-15" calcext:value-type="date">
            <text:p>15-Oct-20</text:p>
          </table:table-cell>
          <table:table-cell table:formula="of:=LOG10([$'CSV covid_growth'.B230])" office:value-type="float" office:value="4.64380786305123" calcext:value-type="float">
            <text:p>4.644</text:p>
          </table:table-cell>
        </table:table-row>
        <table:table-row table:style-name="ro1">
          <table:table-cell table:style-name="ce187" table:formula="of:=[$'CSV covid_growth'.A231]" office:value-type="date" office:date-value="2020-10-16" calcext:value-type="date">
            <text:p>16-Oct-20</text:p>
          </table:table-cell>
          <table:table-cell table:formula="of:=LOG10([$'CSV covid_growth'.B231])" office:value-type="float" office:value="4.65544579114544" calcext:value-type="float">
            <text:p>4.655</text:p>
          </table:table-cell>
        </table:table-row>
        <table:table-row table:style-name="ro1">
          <table:table-cell table:style-name="ce187" table:formula="of:=[$'CSV covid_growth'.A232]" office:value-type="date" office:date-value="2020-10-17" calcext:value-type="date">
            <text:p>17-Oct-20</text:p>
          </table:table-cell>
          <table:table-cell table:formula="of:=LOG10([$'CSV covid_growth'.B232])" office:value-type="float" office:value="4.66650862065915" calcext:value-type="float">
            <text:p>4.667</text:p>
          </table:table-cell>
        </table:table-row>
        <table:table-row table:style-name="ro1">
          <table:table-cell table:style-name="ce187" table:formula="of:=[$'CSV covid_growth'.A233]" office:value-type="date" office:date-value="2020-10-18" calcext:value-type="date">
            <text:p>18-Oct-20</text:p>
          </table:table-cell>
          <table:table-cell table:formula="of:=LOG10([$'CSV covid_growth'.B233])" office:value-type="float" office:value="4.66945635318367" calcext:value-type="float">
            <text:p>4.669</text:p>
          </table:table-cell>
        </table:table-row>
        <table:table-row table:style-name="ro1">
          <table:table-cell table:style-name="ce187" table:formula="of:=[$'CSV covid_growth'.A234]" office:value-type="date" office:date-value="2020-10-19" calcext:value-type="date">
            <text:p>19-Oct-20</text:p>
          </table:table-cell>
          <table:table-cell table:formula="of:=LOG10([$'CSV covid_growth'.B234])" office:value-type="float" office:value="4.67859121058177" calcext:value-type="float">
            <text:p>4.679</text:p>
          </table:table-cell>
        </table:table-row>
        <table:table-row table:style-name="ro1">
          <table:table-cell table:style-name="ce187" table:formula="of:=[$'CSV covid_growth'.A235]" office:value-type="date" office:date-value="2020-10-20" calcext:value-type="date">
            <text:p>20-Oct-20</text:p>
          </table:table-cell>
          <table:table-cell table:formula="of:=LOG10([$'CSV covid_growth'.B235])" office:value-type="float" office:value="4.69164721000077" calcext:value-type="float">
            <text:p>4.692</text:p>
          </table:table-cell>
        </table:table-row>
        <table:table-row table:style-name="ro1">
          <table:table-cell table:style-name="ce187" table:formula="of:=[$'CSV covid_growth'.A236]" office:value-type="date" office:date-value="2020-10-21" calcext:value-type="date">
            <text:p>21-Oct-20</text:p>
          </table:table-cell>
          <table:table-cell table:formula="of:=LOG10([$'CSV covid_growth'.B236])" office:value-type="float" office:value="4.70674337850674" calcext:value-type="float">
            <text:p>4.707</text:p>
          </table:table-cell>
        </table:table-row>
        <table:table-row table:style-name="ro1">
          <table:table-cell table:style-name="ce187" table:formula="of:=[$'CSV covid_growth'.A237]" office:value-type="date" office:date-value="2020-10-22" calcext:value-type="date">
            <text:p>22-Oct-20</text:p>
          </table:table-cell>
          <table:table-cell table:formula="of:=LOG10([$'CSV covid_growth'.B237])" office:value-type="float" office:value="4.72110957473441" calcext:value-type="float">
            <text:p>4.721</text:p>
          </table:table-cell>
        </table:table-row>
        <table:table-row table:style-name="ro1">
          <table:table-cell table:style-name="ce187" table:formula="of:=[$'CSV covid_growth'.A238]" office:value-type="date" office:date-value="2020-10-23" calcext:value-type="date">
            <text:p>23-Oct-20</text:p>
          </table:table-cell>
          <table:table-cell table:formula="of:=LOG10([$'CSV covid_growth'.B238])" office:value-type="float" office:value="4.73252242060954" calcext:value-type="float">
            <text:p>4.733</text:p>
          </table:table-cell>
        </table:table-row>
        <table:table-row table:style-name="ro1">
          <table:table-cell table:style-name="ce187" table:formula="of:=[$'CSV covid_growth'.A239]" office:value-type="date" office:date-value="2020-10-24" calcext:value-type="date">
            <text:p>24-Oct-20</text:p>
          </table:table-cell>
          <table:table-cell table:formula="of:=LOG10([$'CSV covid_growth'.B239])" office:value-type="float" office:value="4.74389371823273" calcext:value-type="float">
            <text:p>4.744</text:p>
          </table:table-cell>
        </table:table-row>
        <table:table-row table:style-name="ro1">
          <table:table-cell table:style-name="ce187" table:formula="of:=[$'CSV covid_growth'.A240]" office:value-type="date" office:date-value="2020-10-25" calcext:value-type="date">
            <text:p>25-Oct-20</text:p>
          </table:table-cell>
          <table:table-cell table:formula="of:=LOG10([$'CSV covid_growth'.B240])" office:value-type="float" office:value="4.75398117112787" calcext:value-type="float">
            <text:p>4.754</text:p>
          </table:table-cell>
        </table:table-row>
        <table:table-row table:style-name="ro1">
          <table:table-cell table:style-name="ce187" table:formula="of:=[$'CSV covid_growth'.A241]" office:value-type="date" office:date-value="2020-10-26" calcext:value-type="date">
            <text:p>26-Oct-20</text:p>
          </table:table-cell>
          <table:table-cell table:formula="of:=LOG10([$'CSV covid_growth'.B241])" office:value-type="float" office:value="4.76248349995285" calcext:value-type="float">
            <text:p>4.762</text:p>
          </table:table-cell>
        </table:table-row>
        <table:table-row table:style-name="ro1">
          <table:table-cell table:style-name="ce187" table:formula="of:=[$'CSV covid_growth'.A242]" office:value-type="date" office:date-value="2020-10-27" calcext:value-type="date">
            <text:p>27-Oct-20</text:p>
          </table:table-cell>
          <table:table-cell table:formula="of:=LOG10([$'CSV covid_growth'.B242])" office:value-type="float" office:value="4.7723290427164" calcext:value-type="float">
            <text:p>4.772</text:p>
          </table:table-cell>
        </table:table-row>
        <table:table-row table:style-name="ro1">
          <table:table-cell table:style-name="ce187" table:formula="of:=[$'CSV covid_growth'.A243]" office:value-type="date" office:date-value="2020-10-28" calcext:value-type="date">
            <text:p>28-Oct-20</text:p>
          </table:table-cell>
          <table:table-cell table:formula="of:=LOG10([$'CSV covid_growth'.B243])" office:value-type="float" office:value="4.78105850900342" calcext:value-type="float">
            <text:p>4.781</text:p>
          </table:table-cell>
        </table:table-row>
        <table:table-row table:style-name="ro1">
          <table:table-cell table:style-name="ce187" table:formula="of:=[$'CSV covid_growth'.A244]" office:value-type="date" office:date-value="2020-10-29" calcext:value-type="date">
            <text:p>29-Oct-20</text:p>
          </table:table-cell>
          <table:table-cell table:formula="of:=LOG10([$'CSV covid_growth'.B244])" office:value-type="float" office:value="4.78909397328651" calcext:value-type="float">
            <text:p>4.789</text:p>
          </table:table-cell>
        </table:table-row>
        <table:table-row table:style-name="ro1">
          <table:table-cell table:style-name="ce187" table:formula="of:=[$'CSV covid_growth'.A245]" office:value-type="date" office:date-value="2020-10-30" calcext:value-type="date">
            <text:p>30-Oct-20</text:p>
          </table:table-cell>
          <table:table-cell table:formula="of:=LOG10([$'CSV covid_growth'.B245])" office:value-type="float" office:value="4.79804262201632" calcext:value-type="float">
            <text:p>4.798</text:p>
          </table:table-cell>
        </table:table-row>
        <table:table-row table:style-name="ro1">
          <table:table-cell table:style-name="ce187" table:formula="of:=[$'CSV covid_growth'.A246]" office:value-type="date" office:date-value="2020-10-31" calcext:value-type="date">
            <text:p>31-Oct-20</text:p>
          </table:table-cell>
          <table:table-cell table:formula="of:=LOG10([$'CSV covid_growth'.B246])" office:value-type="float" office:value="4.80558920329206" calcext:value-type="float">
            <text:p>4.806</text:p>
          </table:table-cell>
        </table:table-row>
        <table:table-row table:style-name="ro1">
          <table:table-cell table:style-name="ce187" table:formula="of:=[$'CSV covid_growth'.A247]" office:value-type="date" office:date-value="2020-11-01" calcext:value-type="date">
            <text:p>01-Nov-20</text:p>
          </table:table-cell>
          <table:table-cell table:formula="of:=LOG10([$'CSV covid_growth'.B247])" office:value-type="float" office:value="4.81332073418629" calcext:value-type="float">
            <text:p>4.813</text:p>
          </table:table-cell>
        </table:table-row>
        <table:table-row table:style-name="ro1">
          <table:table-cell table:style-name="ce187" table:formula="of:=[$'CSV covid_growth'.A248]" office:value-type="date" office:date-value="2020-11-02" calcext:value-type="date">
            <text:p>02-Nov-20</text:p>
          </table:table-cell>
          <table:table-cell table:formula="of:=LOG10([$'CSV covid_growth'.B248])" office:value-type="float" office:value="4.81962289099739" calcext:value-type="float">
            <text:p>4.820</text:p>
          </table:table-cell>
        </table:table-row>
        <table:table-row table:style-name="ro1">
          <table:table-cell table:style-name="ce187" table:formula="of:=[$'CSV covid_growth'.A249]" office:value-type="date" office:date-value="2020-11-03" calcext:value-type="date">
            <text:p>03-Nov-20</text:p>
          </table:table-cell>
          <table:table-cell table:formula="of:=LOG10([$'CSV covid_growth'.B249])" office:value-type="float" office:value="4.82614609892743" calcext:value-type="float">
            <text:p>4.826</text:p>
          </table:table-cell>
        </table:table-row>
        <table:table-row table:style-name="ro1">
          <table:table-cell table:style-name="ce187" table:formula="of:=[$'CSV covid_growth'.A250]" office:value-type="date" office:date-value="2020-11-04" calcext:value-type="date">
            <text:p>04-Nov-20</text:p>
          </table:table-cell>
          <table:table-cell table:formula="of:=LOG10([$'CSV covid_growth'.B250])" office:value-type="float" office:value="4.83533538262191" calcext:value-type="float">
            <text:p>4.835</text:p>
          </table:table-cell>
        </table:table-row>
        <table:table-row table:style-name="ro1">
          <table:table-cell table:style-name="ce187" table:formula="of:=[$'CSV covid_growth'.A251]" office:value-type="date" office:date-value="2020-11-05" calcext:value-type="date">
            <text:p>05-Nov-20</text:p>
          </table:table-cell>
          <table:table-cell table:formula="of:=LOG10([$'CSV covid_growth'.B251])" office:value-type="float" office:value="4.84298347012222" calcext:value-type="float">
            <text:p>4.843</text:p>
          </table:table-cell>
        </table:table-row>
        <table:table-row table:style-name="ro1">
          <table:table-cell table:style-name="ce187" table:formula="of:=[$'CSV covid_growth'.A252]" office:value-type="date" office:date-value="2020-11-06" calcext:value-type="date">
            <text:p>06-Nov-20</text:p>
          </table:table-cell>
          <table:table-cell table:formula="of:=LOG10([$'CSV covid_growth'.B252])" office:value-type="float" office:value="4.84961593825612" calcext:value-type="float">
            <text:p>4.850</text:p>
          </table:table-cell>
        </table:table-row>
        <table:table-row table:style-name="ro1">
          <table:table-cell table:style-name="ce187" table:formula="of:=[$'CSV covid_growth'.A253]" office:value-type="date" office:date-value="2020-11-07" calcext:value-type="date">
            <text:p>07-Nov-20</text:p>
          </table:table-cell>
          <table:table-cell table:formula="of:=LOG10([$'CSV covid_growth'.B253])" office:value-type="float" office:value="4.85930645623533" calcext:value-type="float">
            <text:p>4.859</text:p>
          </table:table-cell>
        </table:table-row>
        <table:table-row table:style-name="ro1">
          <table:table-cell table:style-name="ce187" table:formula="of:=[$'CSV covid_growth'.A254]" office:value-type="date" office:date-value="2020-11-08" calcext:value-type="date">
            <text:p>08-Nov-20</text:p>
          </table:table-cell>
          <table:table-cell table:formula="of:=LOG10([$'CSV covid_growth'.B254])" office:value-type="float" office:value="4.8659504086185" calcext:value-type="float">
            <text:p>4.866</text:p>
          </table:table-cell>
        </table:table-row>
        <table:table-row table:style-name="ro1">
          <table:table-cell table:style-name="ce187" table:formula="of:=[$'CSV covid_growth'.A255]" office:value-type="date" office:date-value="2020-11-09" calcext:value-type="date">
            <text:p>09-Nov-20</text:p>
          </table:table-cell>
          <table:table-cell table:formula="of:=LOG10([$'CSV covid_growth'.B255])" office:value-type="float" office:value="4.87131017796083" calcext:value-type="float">
            <text:p>4.871</text:p>
          </table:table-cell>
        </table:table-row>
        <table:table-row table:style-name="ro1">
          <table:table-cell table:style-name="ce187" table:formula="of:=[$'CSV covid_growth'.A256]" office:value-type="date" office:date-value="2020-11-10" calcext:value-type="date">
            <text:p>10-Nov-20</text:p>
          </table:table-cell>
          <table:table-cell table:formula="of:=LOG10([$'CSV covid_growth'.B256])" office:value-type="float" office:value="4.87614275659796" calcext:value-type="float">
            <text:p>4.876</text:p>
          </table:table-cell>
        </table:table-row>
        <table:table-row table:style-name="ro1">
          <table:table-cell table:style-name="ce187" table:formula="of:=[$'CSV covid_growth'.A257]" office:value-type="date" office:date-value="2020-11-11" calcext:value-type="date">
            <text:p>11-Nov-20</text:p>
          </table:table-cell>
          <table:table-cell table:formula="of:=LOG10([$'CSV covid_growth'.B257])" office:value-type="float" office:value="4.88336612806978" calcext:value-type="float">
            <text:p>4.883</text:p>
          </table:table-cell>
        </table:table-row>
        <table:table-row table:style-name="ro1">
          <table:table-cell table:style-name="ce187" table:formula="of:=[$'CSV covid_growth'.A258]" office:value-type="date" office:date-value="2020-11-12" calcext:value-type="date">
            <text:p>12-Nov-20</text:p>
          </table:table-cell>
          <table:table-cell table:formula="of:=LOG10([$'CSV covid_growth'.B258])" office:value-type="float" office:value="4.89019738621003" calcext:value-type="float">
            <text:p>4.890</text:p>
          </table:table-cell>
        </table:table-row>
        <table:table-row table:style-name="ro1">
          <table:table-cell table:style-name="ce187" table:formula="of:=[$'CSV covid_growth'.A259]" office:value-type="date" office:date-value="2020-11-13" calcext:value-type="date">
            <text:p>13-Nov-20</text:p>
          </table:table-cell>
          <table:table-cell table:formula="of:=LOG10([$'CSV covid_growth'.B259])" office:value-type="float" office:value="4.8977205370111" calcext:value-type="float">
            <text:p>4.898</text:p>
          </table:table-cell>
        </table:table-row>
        <table:table-row table:style-name="ro1">
          <table:table-cell table:style-name="ce187" table:formula="of:=[$'CSV covid_growth'.A260]" office:value-type="date" office:date-value="2020-11-14" calcext:value-type="date">
            <text:p>14-Nov-20</text:p>
          </table:table-cell>
          <table:table-cell table:formula="of:=LOG10([$'CSV covid_growth'.B260])" office:value-type="float" office:value="4.90382224126423" calcext:value-type="float">
            <text:p>4.904</text:p>
          </table:table-cell>
        </table:table-row>
        <table:table-row table:style-name="ro1">
          <table:table-cell table:style-name="ce187" table:formula="of:=[$'CSV covid_growth'.A261]" office:value-type="date" office:date-value="2020-11-15" calcext:value-type="date">
            <text:p>15-Nov-20</text:p>
          </table:table-cell>
          <table:table-cell table:formula="of:=LOG10([$'CSV covid_growth'.B261])" office:value-type="float" office:value="4.91005849315803" calcext:value-type="float">
            <text:p>4.910</text:p>
          </table:table-cell>
        </table:table-row>
        <table:table-row table:style-name="ro1">
          <table:table-cell table:style-name="ce187" table:formula="of:=[$'CSV covid_growth'.A262]" office:value-type="date" office:date-value="2020-11-16" calcext:value-type="date">
            <text:p>16-Nov-20</text:p>
          </table:table-cell>
          <table:table-cell table:formula="of:=LOG10([$'CSV covid_growth'.B262])" office:value-type="float" office:value="4.91387210749231" calcext:value-type="float">
            <text:p>4.914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</table:table-row>
        <table:table-row table:style-name="ro1">
          <table:table-cell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</table:table-row>
        <table:table-row table:style-name="ro1" table:number-rows-repeated="104830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SV new_covid_cases" table:style-name="ta1">
        <table:table-column table:style-name="co16" table:default-cell-style-name="ce187"/>
        <table:table-column table:style-name="co17" table:default-cell-style-name="Default"/>
        <table:table-row table:style-name="ro1">
          <table:table-cell table:style-name="Default" table:formula="of:=[$'CSV covid_growth'.A1]" office:value-type="string" office:string-value="Date" calcext:value-type="string">
            <text:p>Date</text:p>
          </table:table-cell>
          <table:table-cell office:value-type="string" calcext:value-type="string">
            <text:p>Number of people testing positive</text:p>
          </table:table-cell>
        </table:table-row>
        <table:table-row table:style-name="ro1">
          <table:table-cell table:formula="of:=[$'CSV covid_growth'.A2]" office:value-type="date" office:date-value="2020-03-01" calcext:value-type="date">
            <text:p>01-Mar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CSV covid_growth'.A3]" office:value-type="date" office:date-value="2020-03-02" calcext:value-type="date">
            <text:p>02-Mar-20</text:p>
          </table:table-cell>
          <table:table-cell table:formula="of:=[$'CSV covid_growth'.B3]-[$'CSV covid_growth'.B2]" office:value-type="float" office:value="1" calcext:value-type="float">
            <text:p>1</text:p>
          </table:table-cell>
        </table:table-row>
        <table:table-row table:style-name="ro1">
          <table:table-cell table:formula="of:=[$'CSV covid_growth'.A4]" office:value-type="date" office:date-value="2020-03-03" calcext:value-type="date">
            <text:p>03-Mar-20</text:p>
          </table:table-cell>
          <table:table-cell table:formula="of:=[$'CSV covid_growth'.B4]-[$'CSV covid_growth'.B3]" office:value-type="float" office:value="0" calcext:value-type="float">
            <text:p>0</text:p>
          </table:table-cell>
        </table:table-row>
        <table:table-row table:style-name="ro1">
          <table:table-cell table:formula="of:=[$'CSV covid_growth'.A5]" office:value-type="date" office:date-value="2020-03-04" calcext:value-type="date">
            <text:p>04-Mar-20</text:p>
          </table:table-cell>
          <table:table-cell table:formula="of:=[$'CSV covid_growth'.B5]-[$'CSV covid_growth'.B4]" office:value-type="float" office:value="2" calcext:value-type="float">
            <text:p>2</text:p>
          </table:table-cell>
        </table:table-row>
        <table:table-row table:style-name="ro1">
          <table:table-cell table:formula="of:=[$'CSV covid_growth'.A6]" office:value-type="date" office:date-value="2020-03-05" calcext:value-type="date">
            <text:p>05-Mar-20</text:p>
          </table:table-cell>
          <table:table-cell table:formula="of:=[$'CSV covid_growth'.B6]-[$'CSV covid_growth'.B5]" office:value-type="float" office:value="3" calcext:value-type="float">
            <text:p>3</text:p>
          </table:table-cell>
        </table:table-row>
        <table:table-row table:style-name="ro1">
          <table:table-cell table:formula="of:=[$'CSV covid_growth'.A7]" office:value-type="date" office:date-value="2020-03-06" calcext:value-type="date">
            <text:p>06-Mar-20</text:p>
          </table:table-cell>
          <table:table-cell table:formula="of:=[$'CSV covid_growth'.B7]-[$'CSV covid_growth'.B6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8]" office:value-type="date" office:date-value="2020-03-07" calcext:value-type="date">
            <text:p>07-Mar-20</text:p>
          </table:table-cell>
          <table:table-cell table:formula="of:=[$'CSV covid_growth'.B8]-[$'CSV covid_growth'.B7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9]" office:value-type="date" office:date-value="2020-03-08" calcext:value-type="date">
            <text:p>08-Mar-20</text:p>
          </table:table-cell>
          <table:table-cell table:formula="of:=[$'CSV covid_growth'.B9]-[$'CSV covid_growth'.B8]" office:value-type="float" office:value="2" calcext:value-type="float">
            <text:p>2</text:p>
          </table:table-cell>
        </table:table-row>
        <table:table-row table:style-name="ro1">
          <table:table-cell table:formula="of:=[$'CSV covid_growth'.A10]" office:value-type="date" office:date-value="2020-03-09" calcext:value-type="date">
            <text:p>09-Mar-20</text:p>
          </table:table-cell>
          <table:table-cell table:formula="of:=[$'CSV covid_growth'.B10]-[$'CSV covid_growth'.B9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1]" office:value-type="date" office:date-value="2020-03-10" calcext:value-type="date">
            <text:p>10-Mar-20</text:p>
          </table:table-cell>
          <table:table-cell table:formula="of:=[$'CSV covid_growth'.B11]-[$'CSV covid_growth'.B10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2]" office:value-type="date" office:date-value="2020-03-11" calcext:value-type="date">
            <text:p>11-Mar-20</text:p>
          </table:table-cell>
          <table:table-cell table:formula="of:=[$'CSV covid_growth'.B12]-[$'CSV covid_growth'.B11]" office:value-type="float" office:value="9" calcext:value-type="float">
            <text:p>9</text:p>
          </table:table-cell>
        </table:table-row>
        <table:table-row table:style-name="ro1">
          <table:table-cell table:formula="of:=[$'CSV covid_growth'.A13]" office:value-type="date" office:date-value="2020-03-12" calcext:value-type="date">
            <text:p>12-Mar-20</text:p>
          </table:table-cell>
          <table:table-cell table:formula="of:=[$'CSV covid_growth'.B13]-[$'CSV covid_growth'.B12]" office:value-type="float" office:value="24" calcext:value-type="float">
            <text:p>24</text:p>
          </table:table-cell>
        </table:table-row>
        <table:table-row table:style-name="ro1">
          <table:table-cell table:formula="of:=[$'CSV covid_growth'.A14]" office:value-type="date" office:date-value="2020-03-13" calcext:value-type="date">
            <text:p>13-Mar-20</text:p>
          </table:table-cell>
          <table:table-cell table:formula="of:=[$'CSV covid_growth'.B14]-[$'CSV covid_growth'.B13]" office:value-type="float" office:value="25" calcext:value-type="float">
            <text:p>25</text:p>
          </table:table-cell>
        </table:table-row>
        <table:table-row table:style-name="ro1">
          <table:table-cell table:formula="of:=[$'CSV covid_growth'.A15]" office:value-type="date" office:date-value="2020-03-14" calcext:value-type="date">
            <text:p>14-Mar-20</text:p>
          </table:table-cell>
          <table:table-cell table:formula="of:=[$'CSV covid_growth'.B15]-[$'CSV covid_growth'.B14]" office:value-type="float" office:value="36" calcext:value-type="float">
            <text:p>36</text:p>
          </table:table-cell>
        </table:table-row>
        <table:table-row table:style-name="ro1">
          <table:table-cell table:formula="of:=[$'CSV covid_growth'.A16]" office:value-type="date" office:date-value="2020-03-15" calcext:value-type="date">
            <text:p>15-Mar-20</text:p>
          </table:table-cell>
          <table:table-cell table:formula="of:=[$'CSV covid_growth'.B16]-[$'CSV covid_growth'.B15]" office:value-type="float" office:value="32" calcext:value-type="float">
            <text:p>32</text:p>
          </table:table-cell>
        </table:table-row>
        <table:table-row table:style-name="ro1">
          <table:table-cell table:formula="of:=[$'CSV covid_growth'.A17]" office:value-type="date" office:date-value="2020-03-16" calcext:value-type="date">
            <text:p>16-Mar-20</text:p>
          </table:table-cell>
          <table:table-cell table:formula="of:=[$'CSV covid_growth'.B17]-[$'CSV covid_growth'.B16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8]" office:value-type="date" office:date-value="2020-03-17" calcext:value-type="date">
            <text:p>17-Mar-20</text:p>
          </table:table-cell>
          <table:table-cell table:formula="of:=[$'CSV covid_growth'.B18]-[$'CSV covid_growth'.B17]" office:value-type="float" office:value="24" calcext:value-type="float">
            <text:p>24</text:p>
          </table:table-cell>
        </table:table-row>
        <table:table-row table:style-name="ro1">
          <table:table-cell table:formula="of:=[$'CSV covid_growth'.A19]" office:value-type="date" office:date-value="2020-03-18" calcext:value-type="date">
            <text:p>18-Mar-20</text:p>
          </table:table-cell>
          <table:table-cell table:formula="of:=[$'CSV covid_growth'.B19]-[$'CSV covid_growth'.B18]" office:value-type="float" office:value="32" calcext:value-type="float">
            <text:p>32</text:p>
          </table:table-cell>
        </table:table-row>
        <table:table-row table:style-name="ro1">
          <table:table-cell table:formula="of:=[$'CSV covid_growth'.A20]" office:value-type="date" office:date-value="2020-03-19" calcext:value-type="date">
            <text:p>19-Mar-20</text:p>
          </table:table-cell>
          <table:table-cell table:formula="of:=[$'CSV covid_growth'.B20]-[$'CSV covid_growth'.B19]" office:value-type="float" office:value="39" calcext:value-type="float">
            <text:p>39</text:p>
          </table:table-cell>
        </table:table-row>
        <table:table-row table:style-name="ro1">
          <table:table-cell table:formula="of:=[$'CSV covid_growth'.A21]" office:value-type="date" office:date-value="2020-03-20" calcext:value-type="date">
            <text:p>20-Mar-20</text:p>
          </table:table-cell>
          <table:table-cell table:formula="of:=[$'CSV covid_growth'.B21]-[$'CSV covid_growth'.B20]" office:value-type="float" office:value="56" calcext:value-type="float">
            <text:p>56</text:p>
          </table:table-cell>
        </table:table-row>
        <table:table-row table:style-name="ro1">
          <table:table-cell table:formula="of:=[$'CSV covid_growth'.A22]" office:value-type="date" office:date-value="2020-03-21" calcext:value-type="date">
            <text:p>21-Mar-20</text:p>
          </table:table-cell>
          <table:table-cell table:formula="of:=[$'CSV covid_growth'.B22]-[$'CSV covid_growth'.B21]" office:value-type="float" office:value="51" calcext:value-type="float">
            <text:p>51</text:p>
          </table:table-cell>
        </table:table-row>
        <table:table-row table:style-name="ro1">
          <table:table-cell table:formula="of:=[$'CSV covid_growth'.A23]" office:value-type="date" office:date-value="2020-03-22" calcext:value-type="date">
            <text:p>22-Mar-20</text:p>
          </table:table-cell>
          <table:table-cell table:formula="of:=[$'CSV covid_growth'.B23]-[$'CSV covid_growth'.B22]" office:value-type="float" office:value="43" calcext:value-type="float">
            <text:p>43</text:p>
          </table:table-cell>
        </table:table-row>
        <table:table-row table:style-name="ro1">
          <table:table-cell table:formula="of:=[$'CSV covid_growth'.A24]" office:value-type="date" office:date-value="2020-03-23" calcext:value-type="date">
            <text:p>23-Mar-20</text:p>
          </table:table-cell>
          <table:table-cell table:formula="of:=[$'CSV covid_growth'.B24]-[$'CSV covid_growth'.B23]" office:value-type="float" office:value="83" calcext:value-type="float">
            <text:p>83</text:p>
          </table:table-cell>
        </table:table-row>
        <table:table-row table:style-name="ro1">
          <table:table-cell table:formula="of:=[$'CSV covid_growth'.A25]" office:value-type="date" office:date-value="2020-03-24" calcext:value-type="date">
            <text:p>24-Mar-20</text:p>
          </table:table-cell>
          <table:table-cell table:formula="of:=[$'CSV covid_growth'.B25]-[$'CSV covid_growth'.B24]" office:value-type="float" office:value="85" calcext:value-type="float">
            <text:p>85</text:p>
          </table:table-cell>
        </table:table-row>
        <table:table-row table:style-name="ro1">
          <table:table-cell table:formula="of:=[$'CSV covid_growth'.A26]" office:value-type="date" office:date-value="2020-03-25" calcext:value-type="date">
            <text:p>25-Mar-20</text:p>
          </table:table-cell>
          <table:table-cell table:formula="of:=[$'CSV covid_growth'.B26]-[$'CSV covid_growth'.B25]" office:value-type="float" office:value="135" calcext:value-type="float">
            <text:p>135</text:p>
          </table:table-cell>
        </table:table-row>
        <table:table-row table:style-name="ro1">
          <table:table-cell table:formula="of:=[$'CSV covid_growth'.A27]" office:value-type="date" office:date-value="2020-03-26" calcext:value-type="date">
            <text:p>26-Mar-20</text:p>
          </table:table-cell>
          <table:table-cell table:formula="of:=[$'CSV covid_growth'.B27]-[$'CSV covid_growth'.B26]" office:value-type="float" office:value="175" calcext:value-type="float">
            <text:p>175</text:p>
          </table:table-cell>
        </table:table-row>
        <table:table-row table:style-name="ro1">
          <table:table-cell table:formula="of:=[$'CSV covid_growth'.A28]" office:value-type="date" office:date-value="2020-03-27" calcext:value-type="date">
            <text:p>27-Mar-20</text:p>
          </table:table-cell>
          <table:table-cell table:formula="of:=[$'CSV covid_growth'.B28]-[$'CSV covid_growth'.B27]" office:value-type="float" office:value="165" calcext:value-type="float">
            <text:p>165</text:p>
          </table:table-cell>
        </table:table-row>
        <table:table-row table:style-name="ro1">
          <table:table-cell table:formula="of:=[$'CSV covid_growth'.A29]" office:value-type="date" office:date-value="2020-03-28" calcext:value-type="date">
            <text:p>28-Mar-20</text:p>
          </table:table-cell>
          <table:table-cell table:formula="of:=[$'CSV covid_growth'.B29]-[$'CSV covid_growth'.B28]" office:value-type="float" office:value="186" calcext:value-type="float">
            <text:p>186</text:p>
          </table:table-cell>
        </table:table-row>
        <table:table-row table:style-name="ro1">
          <table:table-cell table:formula="of:=[$'CSV covid_growth'.A30]" office:value-type="date" office:date-value="2020-03-29" calcext:value-type="date">
            <text:p>29-Mar-20</text:p>
          </table:table-cell>
          <table:table-cell table:formula="of:=[$'CSV covid_growth'.B30]-[$'CSV covid_growth'.B29]" office:value-type="float" office:value="139" calcext:value-type="float">
            <text:p>139</text:p>
          </table:table-cell>
        </table:table-row>
        <table:table-row table:style-name="ro1">
          <table:table-cell table:formula="of:=[$'CSV covid_growth'.A31]" office:value-type="date" office:date-value="2020-03-30" calcext:value-type="date">
            <text:p>30-Mar-20</text:p>
          </table:table-cell>
          <table:table-cell table:formula="of:=[$'CSV covid_growth'.B31]-[$'CSV covid_growth'.B30]" office:value-type="float" office:value="179" calcext:value-type="float">
            <text:p>179</text:p>
          </table:table-cell>
        </table:table-row>
        <table:table-row table:style-name="ro1">
          <table:table-cell table:formula="of:=[$'CSV covid_growth'.A32]" office:value-type="date" office:date-value="2020-03-31" calcext:value-type="date">
            <text:p>31-Mar-20</text:p>
          </table:table-cell>
          <table:table-cell table:formula="of:=[$'CSV covid_growth'.B32]-[$'CSV covid_growth'.B31]" office:value-type="float" office:value="430" calcext:value-type="float">
            <text:p>430</text:p>
          </table:table-cell>
        </table:table-row>
        <table:table-row table:style-name="ro1">
          <table:table-cell table:formula="of:=[$'CSV covid_growth'.A33]" office:value-type="date" office:date-value="2020-04-01" calcext:value-type="date">
            <text:p>01-Apr-20</text:p>
          </table:table-cell>
          <table:table-cell table:formula="of:=[$'CSV covid_growth'.B33]-[$'CSV covid_growth'.B32]" office:value-type="float" office:value="317" calcext:value-type="float">
            <text:p>317</text:p>
          </table:table-cell>
        </table:table-row>
        <table:table-row table:style-name="ro1">
          <table:table-cell table:formula="of:=[$'CSV covid_growth'.A34]" office:value-type="date" office:date-value="2020-04-02" calcext:value-type="date">
            <text:p>02-Apr-20</text:p>
          </table:table-cell>
          <table:table-cell table:formula="of:=[$'CSV covid_growth'.B34]-[$'CSV covid_growth'.B33]" office:value-type="float" office:value="292" calcext:value-type="float">
            <text:p>292</text:p>
          </table:table-cell>
        </table:table-row>
        <table:table-row table:style-name="ro1">
          <table:table-cell table:formula="of:=[$'CSV covid_growth'.A35]" office:value-type="date" office:date-value="2020-04-03" calcext:value-type="date">
            <text:p>03-Apr-20</text:p>
          </table:table-cell>
          <table:table-cell table:formula="of:=[$'CSV covid_growth'.B35]-[$'CSV covid_growth'.B34]" office:value-type="float" office:value="399" calcext:value-type="float">
            <text:p>399</text:p>
          </table:table-cell>
        </table:table-row>
        <table:table-row table:style-name="ro1">
          <table:table-cell table:formula="of:=[$'CSV covid_growth'.A36]" office:value-type="date" office:date-value="2020-04-04" calcext:value-type="date">
            <text:p>04-Apr-20</text:p>
          </table:table-cell>
          <table:table-cell table:formula="of:=[$'CSV covid_growth'.B36]-[$'CSV covid_growth'.B35]" office:value-type="float" office:value="344" calcext:value-type="float">
            <text:p>344</text:p>
          </table:table-cell>
        </table:table-row>
        <table:table-row table:style-name="ro1">
          <table:table-cell table:formula="of:=[$'CSV covid_growth'.A37]" office:value-type="date" office:date-value="2020-04-05" calcext:value-type="date">
            <text:p>05-Apr-20</text:p>
          </table:table-cell>
          <table:table-cell table:formula="of:=[$'CSV covid_growth'.B37]-[$'CSV covid_growth'.B36]" office:value-type="float" office:value="361" calcext:value-type="float">
            <text:p>361</text:p>
          </table:table-cell>
        </table:table-row>
        <table:table-row table:style-name="ro1">
          <table:table-cell table:formula="of:=[$'CSV covid_growth'.A38]" office:value-type="date" office:date-value="2020-04-06" calcext:value-type="date">
            <text:p>06-Apr-20</text:p>
          </table:table-cell>
          <table:table-cell table:formula="of:=[$'CSV covid_growth'.B38]-[$'CSV covid_growth'.B37]" office:value-type="float" office:value="255" calcext:value-type="float">
            <text:p>255</text:p>
          </table:table-cell>
        </table:table-row>
        <table:table-row table:style-name="ro1">
          <table:table-cell table:formula="of:=[$'CSV covid_growth'.A39]" office:value-type="date" office:date-value="2020-04-07" calcext:value-type="date">
            <text:p>07-Apr-20</text:p>
          </table:table-cell>
          <table:table-cell table:formula="of:=[$'CSV covid_growth'.B39]-[$'CSV covid_growth'.B38]" office:value-type="float" office:value="268" calcext:value-type="float">
            <text:p>268</text:p>
          </table:table-cell>
        </table:table-row>
        <table:table-row table:style-name="ro1">
          <table:table-cell table:formula="of:=[$'CSV covid_growth'.A40]" office:value-type="date" office:date-value="2020-04-08" calcext:value-type="date">
            <text:p>08-Apr-20</text:p>
          </table:table-cell>
          <table:table-cell table:formula="of:=[$'CSV covid_growth'.B40]-[$'CSV covid_growth'.B39]" office:value-type="float" office:value="336" calcext:value-type="float">
            <text:p>336</text:p>
          </table:table-cell>
        </table:table-row>
        <table:table-row table:style-name="ro1">
          <table:table-cell table:formula="of:=[$'CSV covid_growth'.A41]" office:value-type="date" office:date-value="2020-04-09" calcext:value-type="date">
            <text:p>09-Apr-20</text:p>
          </table:table-cell>
          <table:table-cell table:formula="of:=[$'CSV covid_growth'.B41]-[$'CSV covid_growth'.B40]" office:value-type="float" office:value="392" calcext:value-type="float">
            <text:p>392</text:p>
          </table:table-cell>
        </table:table-row>
        <table:table-row table:style-name="ro1">
          <table:table-cell table:formula="of:=[$'CSV covid_growth'.A42]" office:value-type="date" office:date-value="2020-04-10" calcext:value-type="date">
            <text:p>10-Apr-20</text:p>
          </table:table-cell>
          <table:table-cell table:formula="of:=[$'CSV covid_growth'.B42]-[$'CSV covid_growth'.B41]" office:value-type="float" office:value="318" calcext:value-type="float">
            <text:p>318</text:p>
          </table:table-cell>
        </table:table-row>
        <table:table-row table:style-name="ro1">
          <table:table-cell table:formula="of:=[$'CSV covid_growth'.A43]" office:value-type="date" office:date-value="2020-04-11" calcext:value-type="date">
            <text:p>11-Apr-20</text:p>
          </table:table-cell>
          <table:table-cell table:formula="of:=[$'CSV covid_growth'.B43]-[$'CSV covid_growth'.B42]" office:value-type="float" office:value="315" calcext:value-type="float">
            <text:p>315</text:p>
          </table:table-cell>
        </table:table-row>
        <table:table-row table:style-name="ro1">
          <table:table-cell table:formula="of:=[$'CSV covid_growth'.A44]" office:value-type="date" office:date-value="2020-04-12" calcext:value-type="date">
            <text:p>12-Apr-20</text:p>
          </table:table-cell>
          <table:table-cell table:formula="of:=[$'CSV covid_growth'.B44]-[$'CSV covid_growth'.B43]" office:value-type="float" office:value="322" calcext:value-type="float">
            <text:p>322</text:p>
          </table:table-cell>
        </table:table-row>
        <table:table-row table:style-name="ro1">
          <table:table-cell table:formula="of:=[$'CSV covid_growth'.A45]" office:value-type="date" office:date-value="2020-04-13" calcext:value-type="date">
            <text:p>13-Apr-20</text:p>
          </table:table-cell>
          <table:table-cell table:formula="of:=[$'CSV covid_growth'.B45]-[$'CSV covid_growth'.B44]" office:value-type="float" office:value="155" calcext:value-type="float">
            <text:p>155</text:p>
          </table:table-cell>
        </table:table-row>
        <table:table-row table:style-name="ro1">
          <table:table-cell table:formula="of:=[$'CSV covid_growth'.A46]" office:value-type="date" office:date-value="2020-04-14" calcext:value-type="date">
            <text:p>14-Apr-20</text:p>
          </table:table-cell>
          <table:table-cell table:formula="of:=[$'CSV covid_growth'.B46]-[$'CSV covid_growth'.B45]" office:value-type="float" office:value="291" calcext:value-type="float">
            <text:p>291</text:p>
          </table:table-cell>
        </table:table-row>
        <table:table-row table:style-name="ro1">
          <table:table-cell table:formula="of:=[$'CSV covid_growth'.A47]" office:value-type="date" office:date-value="2020-04-15" calcext:value-type="date">
            <text:p>15-Apr-20</text:p>
          </table:table-cell>
          <table:table-cell table:formula="of:=[$'CSV covid_growth'.B47]-[$'CSV covid_growth'.B46]" office:value-type="float" office:value="390" calcext:value-type="float">
            <text:p>390</text:p>
          </table:table-cell>
        </table:table-row>
        <table:table-row table:style-name="ro1">
          <table:table-cell table:formula="of:=[$'CSV covid_growth'.A48]" office:value-type="date" office:date-value="2020-04-16" calcext:value-type="date">
            <text:p>16-Apr-20</text:p>
          </table:table-cell>
          <table:table-cell table:formula="of:=[$'CSV covid_growth'.B48]-[$'CSV covid_growth'.B47]" office:value-type="float" office:value="354" calcext:value-type="float">
            <text:p>354</text:p>
          </table:table-cell>
        </table:table-row>
        <table:table-row table:style-name="ro1">
          <table:table-cell table:formula="of:=[$'CSV covid_growth'.A49]" office:value-type="date" office:date-value="2020-04-17" calcext:value-type="date">
            <text:p>17-Apr-20</text:p>
          </table:table-cell>
          <table:table-cell table:formula="of:=[$'CSV covid_growth'.B49]-[$'CSV covid_growth'.B48]" office:value-type="float" office:value="307" calcext:value-type="float">
            <text:p>307</text:p>
          </table:table-cell>
        </table:table-row>
        <table:table-row table:style-name="ro1">
          <table:table-cell table:formula="of:=[$'CSV covid_growth'.A50]" office:value-type="date" office:date-value="2020-04-18" calcext:value-type="date">
            <text:p>18-Apr-20</text:p>
          </table:table-cell>
          <table:table-cell table:formula="of:=[$'CSV covid_growth'.B50]-[$'CSV covid_growth'.B49]" office:value-type="float" office:value="411" calcext:value-type="float">
            <text:p>411</text:p>
          </table:table-cell>
        </table:table-row>
        <table:table-row table:style-name="ro1">
          <table:table-cell table:formula="of:=[$'CSV covid_growth'.A51]" office:value-type="date" office:date-value="2020-04-19" calcext:value-type="date">
            <text:p>19-Apr-20</text:p>
          </table:table-cell>
          <table:table-cell table:formula="of:=[$'CSV covid_growth'.B51]-[$'CSV covid_growth'.B50]" office:value-type="float" office:value="367" calcext:value-type="float">
            <text:p>367</text:p>
          </table:table-cell>
        </table:table-row>
        <table:table-row table:style-name="ro1">
          <table:table-cell table:formula="of:=[$'CSV covid_growth'.A52]" office:value-type="date" office:date-value="2020-04-20" calcext:value-type="date">
            <text:p>20-Apr-20</text:p>
          </table:table-cell>
          <table:table-cell table:formula="of:=[$'CSV covid_growth'.B52]-[$'CSV covid_growth'.B51]" office:value-type="float" office:value="263" calcext:value-type="float">
            <text:p>263</text:p>
          </table:table-cell>
        </table:table-row>
        <table:table-row table:style-name="ro1">
          <table:table-cell table:formula="of:=[$'CSV covid_growth'.A53]" office:value-type="date" office:date-value="2020-04-21" calcext:value-type="date">
            <text:p>21-Apr-20</text:p>
          </table:table-cell>
          <table:table-cell table:formula="of:=[$'CSV covid_growth'.B53]-[$'CSV covid_growth'.B52]" office:value-type="float" office:value="222" calcext:value-type="float">
            <text:p>222</text:p>
          </table:table-cell>
        </table:table-row>
        <table:table-row table:style-name="ro1">
          <table:table-cell table:formula="of:=[$'CSV covid_growth'.A54]" office:value-type="date" office:date-value="2020-04-22" calcext:value-type="date">
            <text:p>22-Apr-20</text:p>
          </table:table-cell>
          <table:table-cell table:formula="of:=[$'CSV covid_growth'.B54]-[$'CSV covid_growth'.B53]" office:value-type="float" office:value="366" calcext:value-type="float">
            <text:p>366</text:p>
          </table:table-cell>
        </table:table-row>
        <table:table-row table:style-name="ro1">
          <table:table-cell table:formula="of:=[$'CSV covid_growth'.A55]" office:value-type="date" office:date-value="2020-04-23" calcext:value-type="date">
            <text:p>23-Apr-20</text:p>
          </table:table-cell>
          <table:table-cell table:formula="of:=[$'CSV covid_growth'.B55]-[$'CSV covid_growth'.B54]" office:value-type="float" office:value="371" calcext:value-type="float">
            <text:p>371</text:p>
          </table:table-cell>
        </table:table-row>
        <table:table-row table:style-name="ro1">
          <table:table-cell table:formula="of:=[$'CSV covid_growth'.A56]" office:value-type="date" office:date-value="2020-04-24" calcext:value-type="date">
            <text:p>24-Apr-20</text:p>
          </table:table-cell>
          <table:table-cell table:formula="of:=[$'CSV covid_growth'.B56]-[$'CSV covid_growth'.B55]" office:value-type="float" office:value="288" calcext:value-type="float">
            <text:p>288</text:p>
          </table:table-cell>
        </table:table-row>
        <table:table-row table:style-name="ro1">
          <table:table-cell table:formula="of:=[$'CSV covid_growth'.A57]" office:value-type="date" office:date-value="2020-04-25" calcext:value-type="date">
            <text:p>25-Apr-20</text:p>
          </table:table-cell>
          <table:table-cell table:formula="of:=[$'CSV covid_growth'.B57]-[$'CSV covid_growth'.B56]" office:value-type="float" office:value="354" calcext:value-type="float">
            <text:p>354</text:p>
          </table:table-cell>
        </table:table-row>
        <table:table-row table:style-name="ro1">
          <table:table-cell table:formula="of:=[$'CSV covid_growth'.A58]" office:value-type="date" office:date-value="2020-04-26" calcext:value-type="date">
            <text:p>26-Apr-20</text:p>
          </table:table-cell>
          <table:table-cell table:formula="of:=[$'CSV covid_growth'.B58]-[$'CSV covid_growth'.B57]" office:value-type="float" office:value="273" calcext:value-type="float">
            <text:p>273</text:p>
          </table:table-cell>
        </table:table-row>
        <table:table-row table:style-name="ro1">
          <table:table-cell table:formula="of:=[$'CSV covid_growth'.A59]" office:value-type="date" office:date-value="2020-04-27" calcext:value-type="date">
            <text:p>27-Apr-20</text:p>
          </table:table-cell>
          <table:table-cell table:formula="of:=[$'CSV covid_growth'.B59]-[$'CSV covid_growth'.B58]" office:value-type="float" office:value="197" calcext:value-type="float">
            <text:p>197</text:p>
          </table:table-cell>
        </table:table-row>
        <table:table-row table:style-name="ro1">
          <table:table-cell table:formula="of:=[$'CSV covid_growth'.A60]" office:value-type="date" office:date-value="2020-04-28" calcext:value-type="date">
            <text:p>28-Apr-20</text:p>
          </table:table-cell>
          <table:table-cell table:formula="of:=[$'CSV covid_growth'.B60]-[$'CSV covid_growth'.B59]" office:value-type="float" office:value="200" calcext:value-type="float">
            <text:p>200</text:p>
          </table:table-cell>
        </table:table-row>
        <table:table-row table:style-name="ro1">
          <table:table-cell table:formula="of:=[$'CSV covid_growth'.A61]" office:value-type="date" office:date-value="2020-04-29" calcext:value-type="date">
            <text:p>29-Apr-20</text:p>
          </table:table-cell>
          <table:table-cell table:formula="of:=[$'CSV covid_growth'.B61]-[$'CSV covid_growth'.B60]" office:value-type="float" office:value="313" calcext:value-type="float">
            <text:p>313</text:p>
          </table:table-cell>
        </table:table-row>
        <table:table-row table:style-name="ro1">
          <table:table-cell table:formula="of:=[$'CSV covid_growth'.A62]" office:value-type="date" office:date-value="2020-04-30" calcext:value-type="date">
            <text:p>30-Apr-20</text:p>
          </table:table-cell>
          <table:table-cell table:formula="of:=[$'CSV covid_growth'.B62]-[$'CSV covid_growth'.B61]" office:value-type="float" office:value="319" calcext:value-type="float">
            <text:p>319</text:p>
          </table:table-cell>
        </table:table-row>
        <table:table-row table:style-name="ro1">
          <table:table-cell table:formula="of:=[$'CSV covid_growth'.A63]" office:value-type="date" office:date-value="2020-05-01" calcext:value-type="date">
            <text:p>01-May-20</text:p>
          </table:table-cell>
          <table:table-cell table:formula="of:=[$'CSV covid_growth'.B63]-[$'CSV covid_growth'.B62]" office:value-type="float" office:value="301" calcext:value-type="float">
            <text:p>301</text:p>
          </table:table-cell>
        </table:table-row>
        <table:table-row table:style-name="ro1">
          <table:table-cell table:formula="of:=[$'CSV covid_growth'.A64]" office:value-type="date" office:date-value="2020-05-02" calcext:value-type="date">
            <text:p>02-May-20</text:p>
          </table:table-cell>
          <table:table-cell table:formula="of:=[$'CSV covid_growth'.B64]-[$'CSV covid_growth'.B63]" office:value-type="float" office:value="273" calcext:value-type="float">
            <text:p>273</text:p>
          </table:table-cell>
        </table:table-row>
        <table:table-row table:style-name="ro1">
          <table:table-cell table:formula="of:=[$'CSV covid_growth'.A65]" office:value-type="date" office:date-value="2020-05-03" calcext:value-type="date">
            <text:p>03-May-20</text:p>
          </table:table-cell>
          <table:table-cell table:formula="of:=[$'CSV covid_growth'.B65]-[$'CSV covid_growth'.B64]" office:value-type="float" office:value="170" calcext:value-type="float">
            <text:p>170</text:p>
          </table:table-cell>
        </table:table-row>
        <table:table-row table:style-name="ro1">
          <table:table-cell table:formula="of:=[$'CSV covid_growth'.A66]" office:value-type="date" office:date-value="2020-05-04" calcext:value-type="date">
            <text:p>04-May-20</text:p>
          </table:table-cell>
          <table:table-cell table:formula="of:=[$'CSV covid_growth'.B66]-[$'CSV covid_growth'.B65]" office:value-type="float" office:value="169" calcext:value-type="float">
            <text:p>169</text:p>
          </table:table-cell>
        </table:table-row>
        <table:table-row table:style-name="ro1">
          <table:table-cell table:formula="of:=[$'CSV covid_growth'.A67]" office:value-type="date" office:date-value="2020-05-05" calcext:value-type="date">
            <text:p>05-May-20</text:p>
          </table:table-cell>
          <table:table-cell table:formula="of:=[$'CSV covid_growth'.B67]-[$'CSV covid_growth'.B66]" office:value-type="float" office:value="171" calcext:value-type="float">
            <text:p>171</text:p>
          </table:table-cell>
        </table:table-row>
        <table:table-row table:style-name="ro1">
          <table:table-cell table:formula="of:=[$'CSV covid_growth'.A68]" office:value-type="date" office:date-value="2020-05-06" calcext:value-type="date">
            <text:p>06-May-20</text:p>
          </table:table-cell>
          <table:table-cell table:formula="of:=[$'CSV covid_growth'.B68]-[$'CSV covid_growth'.B67]" office:value-type="float" office:value="272" calcext:value-type="float">
            <text:p>272</text:p>
          </table:table-cell>
        </table:table-row>
        <table:table-row table:style-name="ro1">
          <table:table-cell table:formula="of:=[$'CSV covid_growth'.A69]" office:value-type="date" office:date-value="2020-05-07" calcext:value-type="date">
            <text:p>07-May-20</text:p>
          </table:table-cell>
          <table:table-cell table:formula="of:=[$'CSV covid_growth'.B69]-[$'CSV covid_growth'.B68]" office:value-type="float" office:value="215" calcext:value-type="float">
            <text:p>215</text:p>
          </table:table-cell>
        </table:table-row>
        <table:table-row table:style-name="ro1">
          <table:table-cell table:formula="of:=[$'CSV covid_growth'.A70]" office:value-type="date" office:date-value="2020-05-08" calcext:value-type="date">
            <text:p>08-May-20</text:p>
          </table:table-cell>
          <table:table-cell table:formula="of:=[$'CSV covid_growth'.B70]-[$'CSV covid_growth'.B69]" office:value-type="float" office:value="225" calcext:value-type="float">
            <text:p>225</text:p>
          </table:table-cell>
        </table:table-row>
        <table:table-row table:style-name="ro1">
          <table:table-cell table:formula="of:=[$'CSV covid_growth'.A71]" office:value-type="date" office:date-value="2020-05-09" calcext:value-type="date">
            <text:p>09-May-20</text:p>
          </table:table-cell>
          <table:table-cell table:formula="of:=[$'CSV covid_growth'.B71]-[$'CSV covid_growth'.B70]" office:value-type="float" office:value="156" calcext:value-type="float">
            <text:p>156</text:p>
          </table:table-cell>
        </table:table-row>
        <table:table-row table:style-name="ro1">
          <table:table-cell table:formula="of:=[$'CSV covid_growth'.A72]" office:value-type="date" office:date-value="2020-05-10" calcext:value-type="date">
            <text:p>10-May-20</text:p>
          </table:table-cell>
          <table:table-cell table:formula="of:=[$'CSV covid_growth'.B72]-[$'CSV covid_growth'.B71]" office:value-type="float" office:value="181" calcext:value-type="float">
            <text:p>181</text:p>
          </table:table-cell>
        </table:table-row>
        <table:table-row table:style-name="ro1">
          <table:table-cell table:formula="of:=[$'CSV covid_growth'.A73]" office:value-type="date" office:date-value="2020-05-11" calcext:value-type="date">
            <text:p>11-May-20</text:p>
          </table:table-cell>
          <table:table-cell table:formula="of:=[$'CSV covid_growth'.B73]-[$'CSV covid_growth'.B72]" office:value-type="float" office:value="141" calcext:value-type="float">
            <text:p>141</text:p>
          </table:table-cell>
        </table:table-row>
        <table:table-row table:style-name="ro1">
          <table:table-cell table:formula="of:=[$'CSV covid_growth'.A74]" office:value-type="date" office:date-value="2020-05-12" calcext:value-type="date">
            <text:p>12-May-20</text:p>
          </table:table-cell>
          <table:table-cell table:formula="of:=[$'CSV covid_growth'.B74]-[$'CSV covid_growth'.B73]" office:value-type="float" office:value="136" calcext:value-type="float">
            <text:p>136</text:p>
          </table:table-cell>
        </table:table-row>
        <table:table-row table:style-name="ro1">
          <table:table-cell table:formula="of:=[$'CSV covid_growth'.A75]" office:value-type="date" office:date-value="2020-05-13" calcext:value-type="date">
            <text:p>13-May-20</text:p>
          </table:table-cell>
          <table:table-cell table:formula="of:=[$'CSV covid_growth'.B75]-[$'CSV covid_growth'.B74]" office:value-type="float" office:value="166" calcext:value-type="float">
            <text:p>166</text:p>
          </table:table-cell>
        </table:table-row>
        <table:table-row table:style-name="ro1">
          <table:table-cell table:formula="of:=[$'CSV covid_growth'.A76]" office:value-type="date" office:date-value="2020-05-14" calcext:value-type="date">
            <text:p>14-May-20</text:p>
          </table:table-cell>
          <table:table-cell table:formula="of:=[$'CSV covid_growth'.B76]-[$'CSV covid_growth'.B75]" office:value-type="float" office:value="188" calcext:value-type="float">
            <text:p>188</text:p>
          </table:table-cell>
        </table:table-row>
        <table:table-row table:style-name="ro1">
          <table:table-cell table:formula="of:=[$'CSV covid_growth'.A77]" office:value-type="date" office:date-value="2020-05-15" calcext:value-type="date">
            <text:p>15-May-20</text:p>
          </table:table-cell>
          <table:table-cell table:formula="of:=[$'CSV covid_growth'.B77]-[$'CSV covid_growth'.B76]" office:value-type="float" office:value="143" calcext:value-type="float">
            <text:p>143</text:p>
          </table:table-cell>
        </table:table-row>
        <table:table-row table:style-name="ro1">
          <table:table-cell table:formula="of:=[$'CSV covid_growth'.A78]" office:value-type="date" office:date-value="2020-05-16" calcext:value-type="date">
            <text:p>16-May-20</text:p>
          </table:table-cell>
          <table:table-cell table:formula="of:=[$'CSV covid_growth'.B78]-[$'CSV covid_growth'.B77]" office:value-type="float" office:value="187" calcext:value-type="float">
            <text:p>187</text:p>
          </table:table-cell>
        </table:table-row>
        <table:table-row table:style-name="ro1">
          <table:table-cell table:formula="of:=[$'CSV covid_growth'.A79]" office:value-type="date" office:date-value="2020-05-17" calcext:value-type="date">
            <text:p>17-May-20</text:p>
          </table:table-cell>
          <table:table-cell table:formula="of:=[$'CSV covid_growth'.B79]-[$'CSV covid_growth'.B78]" office:value-type="float" office:value="90" calcext:value-type="float">
            <text:p>90</text:p>
          </table:table-cell>
        </table:table-row>
        <table:table-row table:style-name="ro1">
          <table:table-cell table:formula="of:=[$'CSV covid_growth'.A80]" office:value-type="date" office:date-value="2020-05-18" calcext:value-type="date">
            <text:p>18-May-20</text:p>
          </table:table-cell>
          <table:table-cell table:formula="of:=[$'CSV covid_growth'.B80]-[$'CSV covid_growth'.B79]" office:value-type="float" office:value="57" calcext:value-type="float">
            <text:p>57</text:p>
          </table:table-cell>
        </table:table-row>
        <table:table-row table:style-name="ro1">
          <table:table-cell table:formula="of:=[$'CSV covid_growth'.A81]" office:value-type="date" office:date-value="2020-05-19" calcext:value-type="date">
            <text:p>19-May-20</text:p>
          </table:table-cell>
          <table:table-cell table:formula="of:=[$'CSV covid_growth'.B81]-[$'CSV covid_growth'.B80]" office:value-type="float" office:value="61" calcext:value-type="float">
            <text:p>61</text:p>
          </table:table-cell>
        </table:table-row>
        <table:table-row table:style-name="ro1">
          <table:table-cell table:formula="of:=[$'CSV covid_growth'.A82]" office:value-type="date" office:date-value="2020-05-20" calcext:value-type="date">
            <text:p>20-May-20</text:p>
          </table:table-cell>
          <table:table-cell table:formula="of:=[$'CSV covid_growth'.B82]-[$'CSV covid_growth'.B81]" office:value-type="float" office:value="96" calcext:value-type="float">
            <text:p>96</text:p>
          </table:table-cell>
        </table:table-row>
        <table:table-row table:style-name="ro1">
          <table:table-cell table:formula="of:=[$'CSV covid_growth'.A83]" office:value-type="date" office:date-value="2020-05-21" calcext:value-type="date">
            <text:p>21-May-20</text:p>
          </table:table-cell>
          <table:table-cell table:formula="of:=[$'CSV covid_growth'.B83]-[$'CSV covid_growth'.B82]" office:value-type="float" office:value="105" calcext:value-type="float">
            <text:p>105</text:p>
          </table:table-cell>
        </table:table-row>
        <table:table-row table:style-name="ro1">
          <table:table-cell table:formula="of:=[$'CSV covid_growth'.A84]" office:value-type="date" office:date-value="2020-05-22" calcext:value-type="date">
            <text:p>22-May-20</text:p>
          </table:table-cell>
          <table:table-cell table:formula="of:=[$'CSV covid_growth'.B84]-[$'CSV covid_growth'.B83]" office:value-type="float" office:value="113" calcext:value-type="float">
            <text:p>113</text:p>
          </table:table-cell>
        </table:table-row>
        <table:table-row table:style-name="ro1">
          <table:table-cell table:formula="of:=[$'CSV covid_growth'.A85]" office:value-type="date" office:date-value="2020-05-23" calcext:value-type="date">
            <text:p>23-May-20</text:p>
          </table:table-cell>
          <table:table-cell table:formula="of:=[$'CSV covid_growth'.B85]-[$'CSV covid_growth'.B84]" office:value-type="float" office:value="72" calcext:value-type="float">
            <text:p>72</text:p>
          </table:table-cell>
        </table:table-row>
        <table:table-row table:style-name="ro1">
          <table:table-cell table:formula="of:=[$'CSV covid_growth'.A86]" office:value-type="date" office:date-value="2020-05-24" calcext:value-type="date">
            <text:p>24-May-20</text:p>
          </table:table-cell>
          <table:table-cell table:formula="of:=[$'CSV covid_growth'.B86]-[$'CSV covid_growth'.B85]" office:value-type="float" office:value="60" calcext:value-type="float">
            <text:p>60</text:p>
          </table:table-cell>
        </table:table-row>
        <table:table-row table:style-name="ro1">
          <table:table-cell table:formula="of:=[$'CSV covid_growth'.A87]" office:value-type="date" office:date-value="2020-05-25" calcext:value-type="date">
            <text:p>25-May-20</text:p>
          </table:table-cell>
          <table:table-cell table:formula="of:=[$'CSV covid_growth'.B87]-[$'CSV covid_growth'.B86]" office:value-type="float" office:value="55" calcext:value-type="float">
            <text:p>55</text:p>
          </table:table-cell>
        </table:table-row>
        <table:table-row table:style-name="ro1">
          <table:table-cell table:formula="of:=[$'CSV covid_growth'.A88]" office:value-type="date" office:date-value="2020-05-26" calcext:value-type="date">
            <text:p>26-May-20</text:p>
          </table:table-cell>
          <table:table-cell table:formula="of:=[$'CSV covid_growth'.B88]-[$'CSV covid_growth'.B87]" office:value-type="float" office:value="29" calcext:value-type="float">
            <text:p>29</text:p>
          </table:table-cell>
        </table:table-row>
        <table:table-row table:style-name="ro1">
          <table:table-cell table:formula="of:=[$'CSV covid_growth'.A89]" office:value-type="date" office:date-value="2020-05-27" calcext:value-type="date">
            <text:p>27-May-20</text:p>
          </table:table-cell>
          <table:table-cell table:formula="of:=[$'CSV covid_growth'.B89]-[$'CSV covid_growth'.B88]" office:value-type="float" office:value="55" calcext:value-type="float">
            <text:p>55</text:p>
          </table:table-cell>
        </table:table-row>
        <table:table-row table:style-name="ro1">
          <table:table-cell table:formula="of:=[$'CSV covid_growth'.A90]" office:value-type="date" office:date-value="2020-05-28" calcext:value-type="date">
            <text:p>28-May-20</text:p>
          </table:table-cell>
          <table:table-cell table:formula="of:=[$'CSV covid_growth'.B90]-[$'CSV covid_growth'.B89]" office:value-type="float" office:value="48" calcext:value-type="float">
            <text:p>48</text:p>
          </table:table-cell>
        </table:table-row>
        <table:table-row table:style-name="ro1">
          <table:table-cell table:formula="of:=[$'CSV covid_growth'.A91]" office:value-type="date" office:date-value="2020-05-29" calcext:value-type="date">
            <text:p>29-May-20</text:p>
          </table:table-cell>
          <table:table-cell table:formula="of:=[$'CSV covid_growth'.B91]-[$'CSV covid_growth'.B90]" office:value-type="float" office:value="39" calcext:value-type="float">
            <text:p>39</text:p>
          </table:table-cell>
        </table:table-row>
        <table:table-row table:style-name="ro1">
          <table:table-cell table:formula="of:=[$'CSV covid_growth'.A92]" office:value-type="date" office:date-value="2020-05-30" calcext:value-type="date">
            <text:p>30-May-20</text:p>
          </table:table-cell>
          <table:table-cell table:formula="of:=[$'CSV covid_growth'.B92]-[$'CSV covid_growth'.B91]" office:value-type="float" office:value="55" calcext:value-type="float">
            <text:p>55</text:p>
          </table:table-cell>
        </table:table-row>
        <table:table-row table:style-name="ro1">
          <table:table-cell table:formula="of:=[$'CSV covid_growth'.A93]" office:value-type="date" office:date-value="2020-05-31" calcext:value-type="date">
            <text:p>31-May-20</text:p>
          </table:table-cell>
          <table:table-cell table:formula="of:=[$'CSV covid_growth'.B93]-[$'CSV covid_growth'.B92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94]" office:value-type="date" office:date-value="2020-06-01" calcext:value-type="date">
            <text:p>01-Jun-20</text:p>
          </table:table-cell>
          <table:table-cell table:formula="of:=[$'CSV covid_growth'.B94]-[$'CSV covid_growth'.B93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95]" office:value-type="date" office:date-value="2020-06-02" calcext:value-type="date">
            <text:p>02-Jun-20</text:p>
          </table:table-cell>
          <table:table-cell table:formula="of:=[$'CSV covid_growth'.B95]-[$'CSV covid_growth'.B94]" office:value-type="float" office:value="53" calcext:value-type="float">
            <text:p>53</text:p>
          </table:table-cell>
        </table:table-row>
        <table:table-row table:style-name="ro1">
          <table:table-cell table:formula="of:=[$'CSV covid_growth'.A96]" office:value-type="date" office:date-value="2020-06-03" calcext:value-type="date">
            <text:p>03-Jun-20</text:p>
          </table:table-cell>
          <table:table-cell table:formula="of:=[$'CSV covid_growth'.B96]-[$'CSV covid_growth'.B95]" office:value-type="float" office:value="33" calcext:value-type="float">
            <text:p>33</text:p>
          </table:table-cell>
        </table:table-row>
        <table:table-row table:style-name="ro1">
          <table:table-cell table:formula="of:=[$'CSV covid_growth'.A97]" office:value-type="date" office:date-value="2020-06-04" calcext:value-type="date">
            <text:p>04-Jun-20</text:p>
          </table:table-cell>
          <table:table-cell table:formula="of:=[$'CSV covid_growth'.B97]-[$'CSV covid_growth'.B96]" office:value-type="float" office:value="49" calcext:value-type="float">
            <text:p>49</text:p>
          </table:table-cell>
        </table:table-row>
        <table:table-row table:style-name="ro1">
          <table:table-cell table:formula="of:=[$'CSV covid_growth'.A98]" office:value-type="date" office:date-value="2020-06-05" calcext:value-type="date">
            <text:p>05-Jun-20</text:p>
          </table:table-cell>
          <table:table-cell table:formula="of:=[$'CSV covid_growth'.B98]-[$'CSV covid_growth'.B97]" office:value-type="float" office:value="29" calcext:value-type="float">
            <text:p>29</text:p>
          </table:table-cell>
        </table:table-row>
        <table:table-row table:style-name="ro1">
          <table:table-cell table:formula="of:=[$'CSV covid_growth'.A99]" office:value-type="date" office:date-value="2020-06-06" calcext:value-type="date">
            <text:p>06-Jun-20</text:p>
          </table:table-cell>
          <table:table-cell table:formula="of:=[$'CSV covid_growth'.B99]-[$'CSV covid_growth'.B98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00]" office:value-type="date" office:date-value="2020-06-07" calcext:value-type="date">
            <text:p>07-Jun-20</text:p>
          </table:table-cell>
          <table:table-cell table:formula="of:=[$'CSV covid_growth'.B100]-[$'CSV covid_growth'.B99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01]" office:value-type="date" office:date-value="2020-06-08" calcext:value-type="date">
            <text:p>08-Jun-20</text:p>
          </table:table-cell>
          <table:table-cell table:formula="of:=[$'CSV covid_growth'.B101]-[$'CSV covid_growth'.B100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02]" office:value-type="date" office:date-value="2020-06-09" calcext:value-type="date">
            <text:p>09-Jun-20</text:p>
          </table:table-cell>
          <table:table-cell table:formula="of:=[$'CSV covid_growth'.B102]-[$'CSV covid_growth'.B101]" office:value-type="float" office:value="14" calcext:value-type="float">
            <text:p>14</text:p>
          </table:table-cell>
        </table:table-row>
        <table:table-row table:style-name="ro1">
          <table:table-cell table:formula="of:=[$'CSV covid_growth'.A103]" office:value-type="date" office:date-value="2020-06-10" calcext:value-type="date">
            <text:p>10-Jun-20</text:p>
          </table:table-cell>
          <table:table-cell table:formula="of:=[$'CSV covid_growth'.B103]-[$'CSV covid_growth'.B102]" office:value-type="float" office:value="12" calcext:value-type="float">
            <text:p>12</text:p>
          </table:table-cell>
        </table:table-row>
        <table:table-row table:style-name="ro1">
          <table:table-cell table:formula="of:=[$'CSV covid_growth'.A104]" office:value-type="date" office:date-value="2020-06-11" calcext:value-type="date">
            <text:p>11-Jun-20</text:p>
          </table:table-cell>
          <table:table-cell table:formula="of:=[$'CSV covid_growth'.B104]-[$'CSV covid_growth'.B103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05]" office:value-type="date" office:date-value="2020-06-12" calcext:value-type="date">
            <text:p>12-Jun-20</text:p>
          </table:table-cell>
          <table:table-cell table:formula="of:=[$'CSV covid_growth'.B105]-[$'CSV covid_growth'.B104]" office:value-type="float" office:value="27" calcext:value-type="float">
            <text:p>27</text:p>
          </table:table-cell>
        </table:table-row>
        <table:table-row table:style-name="ro1">
          <table:table-cell table:formula="of:=[$'CSV covid_growth'.A106]" office:value-type="date" office:date-value="2020-06-13" calcext:value-type="date">
            <text:p>13-Jun-20</text:p>
          </table:table-cell>
          <table:table-cell table:formula="of:=[$'CSV covid_growth'.B106]-[$'CSV covid_growth'.B105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07]" office:value-type="date" office:date-value="2020-06-14" calcext:value-type="date">
            <text:p>14-Jun-20</text:p>
          </table:table-cell>
          <table:table-cell table:formula="of:=[$'CSV covid_growth'.B107]-[$'CSV covid_growth'.B106]" office:value-type="float" office:value="25" calcext:value-type="float">
            <text:p>25</text:p>
          </table:table-cell>
        </table:table-row>
        <table:table-row table:style-name="ro1">
          <table:table-cell table:formula="of:=[$'CSV covid_growth'.A108]" office:value-type="date" office:date-value="2020-06-15" calcext:value-type="date">
            <text:p>15-Jun-20</text:p>
          </table:table-cell>
          <table:table-cell table:formula="of:=[$'CSV covid_growth'.B108]-[$'CSV covid_growth'.B107]" office:value-type="float" office:value="2275" calcext:value-type="float">
            <text:p>2275</text:p>
          </table:table-cell>
        </table:table-row>
        <table:table-row table:style-name="ro1">
          <table:table-cell table:formula="of:=[$'CSV covid_growth'.A109]" office:value-type="date" office:date-value="2020-06-16" calcext:value-type="date">
            <text:p>16-Jun-20</text:p>
          </table:table-cell>
          <table:table-cell table:formula="of:=[$'CSV covid_growth'.B109]-[$'CSV covid_growth'.B108]" office:value-type="float" office:value="15" calcext:value-type="float">
            <text:p>15</text:p>
          </table:table-cell>
        </table:table-row>
        <table:table-row table:style-name="ro1">
          <table:table-cell table:formula="of:=[$'CSV covid_growth'.A110]" office:value-type="date" office:date-value="2020-06-17" calcext:value-type="date">
            <text:p>17-Jun-20</text:p>
          </table:table-cell>
          <table:table-cell table:formula="of:=[$'CSV covid_growth'.B110]-[$'CSV covid_growth'.B109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11]" office:value-type="date" office:date-value="2020-06-18" calcext:value-type="date">
            <text:p>18-Jun-20</text:p>
          </table:table-cell>
          <table:table-cell table:formula="of:=[$'CSV covid_growth'.B111]-[$'CSV covid_growth'.B110]" office:value-type="float" office:value="11" calcext:value-type="float">
            <text:p>11</text:p>
          </table:table-cell>
        </table:table-row>
        <table:table-row table:style-name="ro1">
          <table:table-cell table:formula="of:=[$'CSV covid_growth'.A112]" office:value-type="date" office:date-value="2020-06-19" calcext:value-type="date">
            <text:p>19-Jun-20</text:p>
          </table:table-cell>
          <table:table-cell table:formula="of:=[$'CSV covid_growth'.B112]-[$'CSV covid_growth'.B111]" office:value-type="float" office:value="27" calcext:value-type="float">
            <text:p>27</text:p>
          </table:table-cell>
        </table:table-row>
        <table:table-row table:style-name="ro1">
          <table:table-cell table:formula="of:=[$'CSV covid_growth'.A113]" office:value-type="date" office:date-value="2020-06-20" calcext:value-type="date">
            <text:p>20-Jun-20</text:p>
          </table:table-cell>
          <table:table-cell table:formula="of:=[$'CSV covid_growth'.B113]-[$'CSV covid_growth'.B112]" office:value-type="float" office:value="26" calcext:value-type="float">
            <text:p>26</text:p>
          </table:table-cell>
        </table:table-row>
        <table:table-row table:style-name="ro1">
          <table:table-cell table:formula="of:=[$'CSV covid_growth'.A114]" office:value-type="date" office:date-value="2020-06-21" calcext:value-type="date">
            <text:p>21-Jun-20</text:p>
          </table:table-cell>
          <table:table-cell table:formula="of:=[$'CSV covid_growth'.B114]-[$'CSV covid_growth'.B113]" office:value-type="float" office:value="26" calcext:value-type="float">
            <text:p>26</text:p>
          </table:table-cell>
        </table:table-row>
        <table:table-row table:style-name="ro1">
          <table:table-cell table:formula="of:=[$'CSV covid_growth'.A115]" office:value-type="date" office:date-value="2020-06-22" calcext:value-type="date">
            <text:p>22-Jun-20</text:p>
          </table:table-cell>
          <table:table-cell table:formula="of:=[$'CSV covid_growth'.B115]-[$'CSV covid_growth'.B114]" office:value-type="float" office:value="14" calcext:value-type="float">
            <text:p>14</text:p>
          </table:table-cell>
        </table:table-row>
        <table:table-row table:style-name="ro1">
          <table:table-cell table:formula="of:=[$'CSV covid_growth'.A116]" office:value-type="date" office:date-value="2020-06-23" calcext:value-type="date">
            <text:p>23-Jun-20</text:p>
          </table:table-cell>
          <table:table-cell table:formula="of:=[$'CSV covid_growth'.B116]-[$'CSV covid_growth'.B115]" office:value-type="float" office:value="12" calcext:value-type="float">
            <text:p>12</text:p>
          </table:table-cell>
        </table:table-row>
        <table:table-row table:style-name="ro1">
          <table:table-cell table:formula="of:=[$'CSV covid_growth'.A117]" office:value-type="date" office:date-value="2020-06-24" calcext:value-type="date">
            <text:p>24-Jun-20</text:p>
          </table:table-cell>
          <table:table-cell table:formula="of:=[$'CSV covid_growth'.B117]-[$'CSV covid_growth'.B116]" office:value-type="float" office:value="9" calcext:value-type="float">
            <text:p>9</text:p>
          </table:table-cell>
        </table:table-row>
        <table:table-row table:style-name="ro1">
          <table:table-cell table:formula="of:=[$'CSV covid_growth'.A118]" office:value-type="date" office:date-value="2020-06-25" calcext:value-type="date">
            <text:p>25-Jun-20</text:p>
          </table:table-cell>
          <table:table-cell table:formula="of:=[$'CSV covid_growth'.B118]-[$'CSV covid_growth'.B117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19]" office:value-type="date" office:date-value="2020-06-26" calcext:value-type="date">
            <text:p>26-Jun-20</text:p>
          </table:table-cell>
          <table:table-cell table:formula="of:=[$'CSV covid_growth'.B119]-[$'CSV covid_growth'.B118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20]" office:value-type="date" office:date-value="2020-06-27" calcext:value-type="date">
            <text:p>27-Jun-20</text:p>
          </table:table-cell>
          <table:table-cell table:formula="of:=[$'CSV covid_growth'.B120]-[$'CSV covid_growth'.B119]" office:value-type="float" office:value="15" calcext:value-type="float">
            <text:p>15</text:p>
          </table:table-cell>
        </table:table-row>
        <table:table-row table:style-name="ro1">
          <table:table-cell table:formula="of:=[$'CSV covid_growth'.A121]" office:value-type="date" office:date-value="2020-06-28" calcext:value-type="date">
            <text:p>28-Jun-20</text:p>
          </table:table-cell>
          <table:table-cell table:formula="of:=[$'CSV covid_growth'.B121]-[$'CSV covid_growth'.B120]" office:value-type="float" office:value="8" calcext:value-type="float">
            <text:p>8</text:p>
          </table:table-cell>
        </table:table-row>
        <table:table-row table:style-name="ro1">
          <table:table-cell table:formula="of:=[$'CSV covid_growth'.A122]" office:value-type="date" office:date-value="2020-06-29" calcext:value-type="date">
            <text:p>29-Jun-20</text:p>
          </table:table-cell>
          <table:table-cell table:formula="of:=[$'CSV covid_growth'.B122]-[$'CSV covid_growth'.B121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23]" office:value-type="date" office:date-value="2020-06-30" calcext:value-type="date">
            <text:p>30-Jun-20</text:p>
          </table:table-cell>
          <table:table-cell table:formula="of:=[$'CSV covid_growth'.B123]-[$'CSV covid_growth'.B122]" office:value-type="float" office:value="10" calcext:value-type="float">
            <text:p>10</text:p>
          </table:table-cell>
        </table:table-row>
        <table:table-row table:style-name="ro1">
          <table:table-cell table:formula="of:=[$'CSV covid_growth'.A124]" office:value-type="date" office:date-value="2020-07-01" calcext:value-type="date">
            <text:p>01-Jul-20</text:p>
          </table:table-cell>
          <table:table-cell table:formula="of:=[$'CSV covid_growth'.B124]-[$'CSV covid_growth'.B123]" office:value-type="float" office:value="8" calcext:value-type="float">
            <text:p>8</text:p>
          </table:table-cell>
        </table:table-row>
        <table:table-row table:style-name="ro1">
          <table:table-cell table:formula="of:=[$'CSV covid_growth'.A125]" office:value-type="date" office:date-value="2020-07-02" calcext:value-type="date">
            <text:p>02-Jul-20</text:p>
          </table:table-cell>
          <table:table-cell table:formula="of:=[$'CSV covid_growth'.B125]-[$'CSV covid_growth'.B124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26]" office:value-type="date" office:date-value="2020-07-03" calcext:value-type="date">
            <text:p>03-Jul-20</text:p>
          </table:table-cell>
          <table:table-cell table:formula="of:=[$'CSV covid_growth'.B126]-[$'CSV covid_growth'.B125]" office:value-type="float" office:value="12" calcext:value-type="float">
            <text:p>12</text:p>
          </table:table-cell>
        </table:table-row>
        <table:table-row table:style-name="ro1">
          <table:table-cell table:formula="of:=[$'CSV covid_growth'.A127]" office:value-type="date" office:date-value="2020-07-04" calcext:value-type="date">
            <text:p>04-Jul-20</text:p>
          </table:table-cell>
          <table:table-cell table:formula="of:=[$'CSV covid_growth'.B127]-[$'CSV covid_growth'.B126]" office:value-type="float" office:value="11" calcext:value-type="float">
            <text:p>11</text:p>
          </table:table-cell>
        </table:table-row>
        <table:table-row table:style-name="ro1">
          <table:table-cell table:formula="of:=[$'CSV covid_growth'.A128]" office:value-type="date" office:date-value="2020-07-05" calcext:value-type="date">
            <text:p>05-Jul-20</text:p>
          </table:table-cell>
          <table:table-cell table:formula="of:=[$'CSV covid_growth'.B128]-[$'CSV covid_growth'.B127]" office:value-type="float" office:value="9" calcext:value-type="float">
            <text:p>9</text:p>
          </table:table-cell>
        </table:table-row>
        <table:table-row table:style-name="ro1">
          <table:table-cell table:formula="of:=[$'CSV covid_growth'.A129]" office:value-type="date" office:date-value="2020-07-06" calcext:value-type="date">
            <text:p>06-Jul-20</text:p>
          </table:table-cell>
          <table:table-cell table:formula="of:=[$'CSV covid_growth'.B129]-[$'CSV covid_growth'.B128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30]" office:value-type="date" office:date-value="2020-07-07" calcext:value-type="date">
            <text:p>07-Jul-20</text:p>
          </table:table-cell>
          <table:table-cell table:formula="of:=[$'CSV covid_growth'.B130]-[$'CSV covid_growth'.B129]" office:value-type="float" office:value="2" calcext:value-type="float">
            <text:p>2</text:p>
          </table:table-cell>
        </table:table-row>
        <table:table-row table:style-name="ro1">
          <table:table-cell table:formula="of:=[$'CSV covid_growth'.A131]" office:value-type="date" office:date-value="2020-07-08" calcext:value-type="date">
            <text:p>08-Jul-20</text:p>
          </table:table-cell>
          <table:table-cell table:formula="of:=[$'CSV covid_growth'.B131]-[$'CSV covid_growth'.B130]" office:value-type="float" office:value="7" calcext:value-type="float">
            <text:p>7</text:p>
          </table:table-cell>
        </table:table-row>
        <table:table-row table:style-name="ro1">
          <table:table-cell table:formula="of:=[$'CSV covid_growth'.A132]" office:value-type="date" office:date-value="2020-07-09" calcext:value-type="date">
            <text:p>09-Jul-20</text:p>
          </table:table-cell>
          <table:table-cell table:formula="of:=[$'CSV covid_growth'.B132]-[$'CSV covid_growth'.B131]" office:value-type="float" office:value="6" calcext:value-type="float">
            <text:p>6</text:p>
          </table:table-cell>
        </table:table-row>
        <table:table-row table:style-name="ro1">
          <table:table-cell table:formula="of:=[$'CSV covid_growth'.A133]" office:value-type="date" office:date-value="2020-07-10" calcext:value-type="date">
            <text:p>10-Jul-20</text:p>
          </table:table-cell>
          <table:table-cell table:formula="of:=[$'CSV covid_growth'.B133]-[$'CSV covid_growth'.B132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34]" office:value-type="date" office:date-value="2020-07-11" calcext:value-type="date">
            <text:p>11-Jul-20</text:p>
          </table:table-cell>
          <table:table-cell table:formula="of:=[$'CSV covid_growth'.B134]-[$'CSV covid_growth'.B133]" office:value-type="float" office:value="7" calcext:value-type="float">
            <text:p>7</text:p>
          </table:table-cell>
        </table:table-row>
        <table:table-row table:style-name="ro1">
          <table:table-cell table:formula="of:=[$'CSV covid_growth'.A135]" office:value-type="date" office:date-value="2020-07-12" calcext:value-type="date">
            <text:p>12-Jul-20</text:p>
          </table:table-cell>
          <table:table-cell table:formula="of:=[$'CSV covid_growth'.B135]-[$'CSV covid_growth'.B134]" office:value-type="float" office:value="19" calcext:value-type="float">
            <text:p>19</text:p>
          </table:table-cell>
        </table:table-row>
        <table:table-row table:style-name="ro1">
          <table:table-cell table:formula="of:=[$'CSV covid_growth'.A136]" office:value-type="date" office:date-value="2020-07-13" calcext:value-type="date">
            <text:p>13-Jul-20</text:p>
          </table:table-cell>
          <table:table-cell table:formula="of:=[$'CSV covid_growth'.B136]-[$'CSV covid_growth'.B135]" office:value-type="float" office:value="6" calcext:value-type="float">
            <text:p>6</text:p>
          </table:table-cell>
        </table:table-row>
        <table:table-row table:style-name="ro1">
          <table:table-cell table:formula="of:=[$'CSV covid_growth'.A137]" office:value-type="date" office:date-value="2020-07-14" calcext:value-type="date">
            <text:p>14-Jul-20</text:p>
          </table:table-cell>
          <table:table-cell table:formula="of:=[$'CSV covid_growth'.B137]-[$'CSV covid_growth'.B136]" office:value-type="float" office:value="3" calcext:value-type="float">
            <text:p>3</text:p>
          </table:table-cell>
        </table:table-row>
        <table:table-row table:style-name="ro1">
          <table:table-cell table:formula="of:=[$'CSV covid_growth'.A138]" office:value-type="date" office:date-value="2020-07-15" calcext:value-type="date">
            <text:p>15-Jul-20</text:p>
          </table:table-cell>
          <table:table-cell table:formula="of:=[$'CSV covid_growth'.B138]-[$'CSV covid_growth'.B137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39]" office:value-type="date" office:date-value="2020-07-16" calcext:value-type="date">
            <text:p>16-Jul-20</text:p>
          </table:table-cell>
          <table:table-cell table:formula="of:=[$'CSV covid_growth'.B139]-[$'CSV covid_growth'.B138]" office:value-type="float" office:value="11" calcext:value-type="float">
            <text:p>11</text:p>
          </table:table-cell>
        </table:table-row>
        <table:table-row table:style-name="ro1">
          <table:table-cell table:formula="of:=[$'CSV covid_growth'.A140]" office:value-type="date" office:date-value="2020-07-17" calcext:value-type="date">
            <text:p>17-Jul-20</text:p>
          </table:table-cell>
          <table:table-cell table:formula="of:=[$'CSV covid_growth'.B140]-[$'CSV covid_growth'.B139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41]" office:value-type="date" office:date-value="2020-07-18" calcext:value-type="date">
            <text:p>18-Jul-20</text:p>
          </table:table-cell>
          <table:table-cell table:formula="of:=[$'CSV covid_growth'.B141]-[$'CSV covid_growth'.B140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42]" office:value-type="date" office:date-value="2020-07-19" calcext:value-type="date">
            <text:p>19-Jul-20</text:p>
          </table:table-cell>
          <table:table-cell table:formula="of:=[$'CSV covid_growth'.B142]-[$'CSV covid_growth'.B141]" office:value-type="float" office:value="23" calcext:value-type="float">
            <text:p>23</text:p>
          </table:table-cell>
        </table:table-row>
        <table:table-row table:style-name="ro1">
          <table:table-cell table:formula="of:=[$'CSV covid_growth'.A143]" office:value-type="date" office:date-value="2020-07-20" calcext:value-type="date">
            <text:p>20-Jul-20</text:p>
          </table:table-cell>
          <table:table-cell table:formula="of:=[$'CSV covid_growth'.B143]-[$'CSV covid_growth'.B142]" office:value-type="float" office:value="7" calcext:value-type="float">
            <text:p>7</text:p>
          </table:table-cell>
        </table:table-row>
        <table:table-row table:style-name="ro1">
          <table:table-cell table:formula="of:=[$'CSV covid_growth'.A144]" office:value-type="date" office:date-value="2020-07-21" calcext:value-type="date">
            <text:p>21-Jul-20</text:p>
          </table:table-cell>
          <table:table-cell table:formula="of:=[$'CSV covid_growth'.B144]-[$'CSV covid_growth'.B143]" office:value-type="float" office:value="22" calcext:value-type="float">
            <text:p>22</text:p>
          </table:table-cell>
        </table:table-row>
        <table:table-row table:style-name="ro1">
          <table:table-cell table:formula="of:=[$'CSV covid_growth'.A145]" office:value-type="date" office:date-value="2020-07-22" calcext:value-type="date">
            <text:p>22-Jul-20</text:p>
          </table:table-cell>
          <table:table-cell table:formula="of:=[$'CSV covid_growth'.B145]-[$'CSV covid_growth'.B144]" office:value-type="float" office:value="10" calcext:value-type="float">
            <text:p>10</text:p>
          </table:table-cell>
        </table:table-row>
        <table:table-row table:style-name="ro1">
          <table:table-cell table:formula="of:=[$'CSV covid_growth'.A146]" office:value-type="date" office:date-value="2020-07-23" calcext:value-type="date">
            <text:p>23-Jul-20</text:p>
          </table:table-cell>
          <table:table-cell table:formula="of:=[$'CSV covid_growth'.B146]-[$'CSV covid_growth'.B145]" office:value-type="float" office:value="16" calcext:value-type="float">
            <text:p>16</text:p>
          </table:table-cell>
        </table:table-row>
        <table:table-row table:style-name="ro1">
          <table:table-cell table:formula="of:=[$'CSV covid_growth'.A147]" office:value-type="date" office:date-value="2020-07-24" calcext:value-type="date">
            <text:p>24-Jul-20</text:p>
          </table:table-cell>
          <table:table-cell table:formula="of:=[$'CSV covid_growth'.B147]-[$'CSV covid_growth'.B146]" office:value-type="float" office:value="20" calcext:value-type="float">
            <text:p>20</text:p>
          </table:table-cell>
        </table:table-row>
        <table:table-row table:style-name="ro1">
          <table:table-cell table:formula="of:=[$'CSV covid_growth'.A148]" office:value-type="date" office:date-value="2020-07-25" calcext:value-type="date">
            <text:p>25-Jul-20</text:p>
          </table:table-cell>
          <table:table-cell table:formula="of:=[$'CSV covid_growth'.B148]-[$'CSV covid_growth'.B147]" office:value-type="float" office:value="27" calcext:value-type="float">
            <text:p>27</text:p>
          </table:table-cell>
        </table:table-row>
        <table:table-row table:style-name="ro1">
          <table:table-cell table:formula="of:=[$'CSV covid_growth'.A149]" office:value-type="date" office:date-value="2020-07-26" calcext:value-type="date">
            <text:p>26-Jul-20</text:p>
          </table:table-cell>
          <table:table-cell table:formula="of:=[$'CSV covid_growth'.B149]-[$'CSV covid_growth'.B148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50]" office:value-type="date" office:date-value="2020-07-27" calcext:value-type="date">
            <text:p>27-Jul-20</text:p>
          </table:table-cell>
          <table:table-cell table:formula="of:=[$'CSV covid_growth'.B150]-[$'CSV covid_growth'.B149]" office:value-type="float" office:value="3" calcext:value-type="float">
            <text:p>3</text:p>
          </table:table-cell>
        </table:table-row>
        <table:table-row table:style-name="ro1">
          <table:table-cell table:formula="of:=[$'CSV covid_growth'.A151]" office:value-type="date" office:date-value="2020-07-28" calcext:value-type="date">
            <text:p>28-Jul-20</text:p>
          </table:table-cell>
          <table:table-cell table:formula="of:=[$'CSV covid_growth'.B151]-[$'CSV covid_growth'.B150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52]" office:value-type="date" office:date-value="2020-07-29" calcext:value-type="date">
            <text:p>29-Jul-20</text:p>
          </table:table-cell>
          <table:table-cell table:formula="of:=[$'CSV covid_growth'.B152]-[$'CSV covid_growth'.B151]" office:value-type="float" office:value="22" calcext:value-type="float">
            <text:p>22</text:p>
          </table:table-cell>
        </table:table-row>
        <table:table-row table:style-name="ro1">
          <table:table-cell table:formula="of:=[$'CSV covid_growth'.A153]" office:value-type="date" office:date-value="2020-07-30" calcext:value-type="date">
            <text:p>30-Jul-20</text:p>
          </table:table-cell>
          <table:table-cell table:formula="of:=[$'CSV covid_growth'.B153]-[$'CSV covid_growth'.B152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54]" office:value-type="date" office:date-value="2020-07-31" calcext:value-type="date">
            <text:p>31-Jul-20</text:p>
          </table:table-cell>
          <table:table-cell table:formula="of:=[$'CSV covid_growth'.B154]-[$'CSV covid_growth'.B153]" office:value-type="float" office:value="30" calcext:value-type="float">
            <text:p>30</text:p>
          </table:table-cell>
        </table:table-row>
        <table:table-row table:style-name="ro1">
          <table:table-cell table:formula="of:=[$'CSV covid_growth'.A155]" office:value-type="date" office:date-value="2020-08-01" calcext:value-type="date">
            <text:p>01-Aug-20</text:p>
          </table:table-cell>
          <table:table-cell table:formula="of:=[$'CSV covid_growth'.B155]-[$'CSV covid_growth'.B154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56]" office:value-type="date" office:date-value="2020-08-02" calcext:value-type="date">
            <text:p>02-Aug-20</text:p>
          </table:table-cell>
          <table:table-cell table:formula="of:=[$'CSV covid_growth'.B156]-[$'CSV covid_growth'.B155]" office:value-type="float" office:value="31" calcext:value-type="float">
            <text:p>31</text:p>
          </table:table-cell>
        </table:table-row>
        <table:table-row table:style-name="ro1">
          <table:table-cell table:formula="of:=[$'CSV covid_growth'.A157]" office:value-type="date" office:date-value="2020-08-03" calcext:value-type="date">
            <text:p>03-Aug-20</text:p>
          </table:table-cell>
          <table:table-cell table:formula="of:=[$'CSV covid_growth'.B157]-[$'CSV covid_growth'.B156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58]" office:value-type="date" office:date-value="2020-08-04" calcext:value-type="date">
            <text:p>04-Aug-20</text:p>
          </table:table-cell>
          <table:table-cell table:formula="of:=[$'CSV covid_growth'.B158]-[$'CSV covid_growth'.B157]" office:value-type="float" office:value="23" calcext:value-type="float">
            <text:p>23</text:p>
          </table:table-cell>
        </table:table-row>
        <table:table-row table:style-name="ro1">
          <table:table-cell table:formula="of:=[$'CSV covid_growth'.A159]" office:value-type="date" office:date-value="2020-08-05" calcext:value-type="date">
            <text:p>05-Aug-20</text:p>
          </table:table-cell>
          <table:table-cell table:formula="of:=[$'CSV covid_growth'.B159]-[$'CSV covid_growth'.B158]" office:value-type="float" office:value="64" calcext:value-type="float">
            <text:p>64</text:p>
          </table:table-cell>
        </table:table-row>
        <table:table-row table:style-name="ro1">
          <table:table-cell table:formula="of:=[$'CSV covid_growth'.A160]" office:value-type="date" office:date-value="2020-08-06" calcext:value-type="date">
            <text:p>06-Aug-20</text:p>
          </table:table-cell>
          <table:table-cell table:formula="of:=[$'CSV covid_growth'.B160]-[$'CSV covid_growth'.B159]" office:value-type="float" office:value="66" calcext:value-type="float">
            <text:p>66</text:p>
          </table:table-cell>
        </table:table-row>
        <table:table-row table:style-name="ro1">
          <table:table-cell table:formula="of:=[$'CSV covid_growth'.A161]" office:value-type="date" office:date-value="2020-08-07" calcext:value-type="date">
            <text:p>07-Aug-20</text:p>
          </table:table-cell>
          <table:table-cell table:formula="of:=[$'CSV covid_growth'.B161]-[$'CSV covid_growth'.B160]" office:value-type="float" office:value="43" calcext:value-type="float">
            <text:p>43</text:p>
          </table:table-cell>
        </table:table-row>
        <table:table-row table:style-name="ro1">
          <table:table-cell table:formula="of:=[$'CSV covid_growth'.A162]" office:value-type="date" office:date-value="2020-08-08" calcext:value-type="date">
            <text:p>08-Aug-20</text:p>
          </table:table-cell>
          <table:table-cell table:formula="of:=[$'CSV covid_growth'.B162]-[$'CSV covid_growth'.B161]" office:value-type="float" office:value="60" calcext:value-type="float">
            <text:p>60</text:p>
          </table:table-cell>
        </table:table-row>
        <table:table-row table:style-name="ro1">
          <table:table-cell table:formula="of:=[$'CSV covid_growth'.A163]" office:value-type="date" office:date-value="2020-08-09" calcext:value-type="date">
            <text:p>09-Aug-20</text:p>
          </table:table-cell>
          <table:table-cell table:formula="of:=[$'CSV covid_growth'.B163]-[$'CSV covid_growth'.B162]" office:value-type="float" office:value="48" calcext:value-type="float">
            <text:p>48</text:p>
          </table:table-cell>
        </table:table-row>
        <table:table-row table:style-name="ro1">
          <table:table-cell table:formula="of:=[$'CSV covid_growth'.A164]" office:value-type="date" office:date-value="2020-08-10" calcext:value-type="date">
            <text:p>10-Aug-20</text:p>
          </table:table-cell>
          <table:table-cell table:formula="of:=[$'CSV covid_growth'.B164]-[$'CSV covid_growth'.B163]" office:value-type="float" office:value="29" calcext:value-type="float">
            <text:p>29</text:p>
          </table:table-cell>
        </table:table-row>
        <table:table-row table:style-name="ro1">
          <table:table-cell table:formula="of:=[$'CSV covid_growth'.A165]" office:value-type="date" office:date-value="2020-08-11" calcext:value-type="date">
            <text:p>11-Aug-20</text:p>
          </table:table-cell>
          <table:table-cell table:formula="of:=[$'CSV covid_growth'.B165]-[$'CSV covid_growth'.B164]" office:value-type="float" office:value="52" calcext:value-type="float">
            <text:p>52</text:p>
          </table:table-cell>
        </table:table-row>
        <table:table-row table:style-name="ro1">
          <table:table-cell table:formula="of:=[$'CSV covid_growth'.A166]" office:value-type="date" office:date-value="2020-08-12" calcext:value-type="date">
            <text:p>12-Aug-20</text:p>
          </table:table-cell>
          <table:table-cell table:formula="of:=[$'CSV covid_growth'.B166]-[$'CSV covid_growth'.B165]" office:value-type="float" office:value="47" calcext:value-type="float">
            <text:p>47</text:p>
          </table:table-cell>
        </table:table-row>
        <table:table-row table:style-name="ro1">
          <table:table-cell table:formula="of:=[$'CSV covid_growth'.A167]" office:value-type="date" office:date-value="2020-08-13" calcext:value-type="date">
            <text:p>13-Aug-20</text:p>
          </table:table-cell>
          <table:table-cell table:formula="of:=[$'CSV covid_growth'.B167]-[$'CSV covid_growth'.B166]" office:value-type="float" office:value="47" calcext:value-type="float">
            <text:p>47</text:p>
          </table:table-cell>
        </table:table-row>
        <table:table-row table:style-name="ro1">
          <table:table-cell table:formula="of:=[$'CSV covid_growth'.A168]" office:value-type="date" office:date-value="2020-08-14" calcext:value-type="date">
            <text:p>14-Aug-20</text:p>
          </table:table-cell>
          <table:table-cell table:formula="of:=[$'CSV covid_growth'.B168]-[$'CSV covid_growth'.B167]" office:value-type="float" office:value="65" calcext:value-type="float">
            <text:p>65</text:p>
          </table:table-cell>
        </table:table-row>
        <table:table-row table:style-name="ro1">
          <table:table-cell table:formula="of:=[$'CSV covid_growth'.A169]" office:value-type="date" office:date-value="2020-08-15" calcext:value-type="date">
            <text:p>15-Aug-20</text:p>
          </table:table-cell>
          <table:table-cell table:formula="of:=[$'CSV covid_growth'.B169]-[$'CSV covid_growth'.B168]" office:value-type="float" office:value="51" calcext:value-type="float">
            <text:p>51</text:p>
          </table:table-cell>
        </table:table-row>
        <table:table-row table:style-name="ro1">
          <table:table-cell table:formula="of:=[$'CSV covid_growth'.A170]" office:value-type="date" office:date-value="2020-08-16" calcext:value-type="date">
            <text:p>16-Aug-20</text:p>
          </table:table-cell>
          <table:table-cell table:formula="of:=[$'CSV covid_growth'.B170]-[$'CSV covid_growth'.B169]" office:value-type="float" office:value="43" calcext:value-type="float">
            <text:p>43</text:p>
          </table:table-cell>
        </table:table-row>
        <table:table-row table:style-name="ro1">
          <table:table-cell table:formula="of:=[$'CSV covid_growth'.A171]" office:value-type="date" office:date-value="2020-08-17" calcext:value-type="date">
            <text:p>17-Aug-20</text:p>
          </table:table-cell>
          <table:table-cell table:formula="of:=[$'CSV covid_growth'.B171]-[$'CSV covid_growth'.B170]" office:value-type="float" office:value="26" calcext:value-type="float">
            <text:p>26</text:p>
          </table:table-cell>
        </table:table-row>
        <table:table-row table:style-name="ro1">
          <table:table-cell table:formula="of:=[$'CSV covid_growth'.A172]" office:value-type="date" office:date-value="2020-08-18" calcext:value-type="date">
            <text:p>18-Aug-20</text:p>
          </table:table-cell>
          <table:table-cell table:formula="of:=[$'CSV covid_growth'.B172]-[$'CSV covid_growth'.B171]" office:value-type="float" office:value="49" calcext:value-type="float">
            <text:p>49</text:p>
          </table:table-cell>
        </table:table-row>
        <table:table-row table:style-name="ro1">
          <table:table-cell table:formula="of:=[$'CSV covid_growth'.A173]" office:value-type="date" office:date-value="2020-08-19" calcext:value-type="date">
            <text:p>19-Aug-20</text:p>
          </table:table-cell>
          <table:table-cell table:formula="of:=[$'CSV covid_growth'.B173]-[$'CSV covid_growth'.B172]" office:value-type="float" office:value="50" calcext:value-type="float">
            <text:p>50</text:p>
          </table:table-cell>
        </table:table-row>
        <table:table-row table:style-name="ro1">
          <table:table-cell table:formula="of:=[$'CSV covid_growth'.A174]" office:value-type="date" office:date-value="2020-08-20" calcext:value-type="date">
            <text:p>20-Aug-20</text:p>
          </table:table-cell>
          <table:table-cell table:formula="of:=[$'CSV covid_growth'.B174]-[$'CSV covid_growth'.B173]" office:value-type="float" office:value="77" calcext:value-type="float">
            <text:p>77</text:p>
          </table:table-cell>
        </table:table-row>
        <table:table-row table:style-name="ro1">
          <table:table-cell table:formula="of:=[$'CSV covid_growth'.A175]" office:value-type="date" office:date-value="2020-08-21" calcext:value-type="date">
            <text:p>21-Aug-20</text:p>
          </table:table-cell>
          <table:table-cell table:formula="of:=[$'CSV covid_growth'.B175]-[$'CSV covid_growth'.B174]" office:value-type="float" office:value="71" calcext:value-type="float">
            <text:p>71</text:p>
          </table:table-cell>
        </table:table-row>
        <table:table-row table:style-name="ro1">
          <table:table-cell table:formula="of:=[$'CSV covid_growth'.A176]" office:value-type="date" office:date-value="2020-08-22" calcext:value-type="date">
            <text:p>22-Aug-20</text:p>
          </table:table-cell>
          <table:table-cell table:formula="of:=[$'CSV covid_growth'.B176]-[$'CSV covid_growth'.B175]" office:value-type="float" office:value="123" calcext:value-type="float">
            <text:p>123</text:p>
          </table:table-cell>
        </table:table-row>
        <table:table-row table:style-name="ro1">
          <table:table-cell table:formula="of:=[$'CSV covid_growth'.A177]" office:value-type="date" office:date-value="2020-08-23" calcext:value-type="date">
            <text:p>23-Aug-20</text:p>
          </table:table-cell>
          <table:table-cell table:formula="of:=[$'CSV covid_growth'.B177]-[$'CSV covid_growth'.B176]" office:value-type="float" office:value="83" calcext:value-type="float">
            <text:p>83</text:p>
          </table:table-cell>
        </table:table-row>
        <table:table-row table:style-name="ro1">
          <table:table-cell table:formula="of:=[$'CSV covid_growth'.A178]" office:value-type="date" office:date-value="2020-08-24" calcext:value-type="date">
            <text:p>24-Aug-20</text:p>
          </table:table-cell>
          <table:table-cell table:formula="of:=[$'CSV covid_growth'.B178]-[$'CSV covid_growth'.B177]" office:value-type="float" office:value="66" calcext:value-type="float">
            <text:p>66</text:p>
          </table:table-cell>
        </table:table-row>
        <table:table-row table:style-name="ro1">
          <table:table-cell table:formula="of:=[$'CSV covid_growth'.A179]" office:value-type="date" office:date-value="2020-08-25" calcext:value-type="date">
            <text:p>25-Aug-20</text:p>
          </table:table-cell>
          <table:table-cell table:formula="of:=[$'CSV covid_growth'.B179]-[$'CSV covid_growth'.B178]" office:value-type="float" office:value="44" calcext:value-type="float">
            <text:p>44</text:p>
          </table:table-cell>
        </table:table-row>
        <table:table-row table:style-name="ro1">
          <table:table-cell table:formula="of:=[$'CSV covid_growth'.A180]" office:value-type="date" office:date-value="2020-08-26" calcext:value-type="date">
            <text:p>26-Aug-20</text:p>
          </table:table-cell>
          <table:table-cell table:formula="of:=[$'CSV covid_growth'.B180]-[$'CSV covid_growth'.B179]" office:value-type="float" office:value="67" calcext:value-type="float">
            <text:p>67</text:p>
          </table:table-cell>
        </table:table-row>
        <table:table-row table:style-name="ro1">
          <table:table-cell table:formula="of:=[$'CSV covid_growth'.A181]" office:value-type="date" office:date-value="2020-08-27" calcext:value-type="date">
            <text:p>27-Aug-20</text:p>
          </table:table-cell>
          <table:table-cell table:formula="of:=[$'CSV covid_growth'.B181]-[$'CSV covid_growth'.B180]" office:value-type="float" office:value="68" calcext:value-type="float">
            <text:p>68</text:p>
          </table:table-cell>
        </table:table-row>
        <table:table-row table:style-name="ro1">
          <table:table-cell table:formula="of:=[$'CSV covid_growth'.A182]" office:value-type="date" office:date-value="2020-08-28" calcext:value-type="date">
            <text:p>28-Aug-20</text:p>
          </table:table-cell>
          <table:table-cell table:formula="of:=[$'CSV covid_growth'.B182]-[$'CSV covid_growth'.B181]" office:value-type="float" office:value="51" calcext:value-type="float">
            <text:p>51</text:p>
          </table:table-cell>
        </table:table-row>
        <table:table-row table:style-name="ro1">
          <table:table-cell table:formula="of:=[$'CSV covid_growth'.A183]" office:value-type="date" office:date-value="2020-08-29" calcext:value-type="date">
            <text:p>29-Aug-20</text:p>
          </table:table-cell>
          <table:table-cell table:formula="of:=[$'CSV covid_growth'.B183]-[$'CSV covid_growth'.B182]" office:value-type="float" office:value="88" calcext:value-type="float">
            <text:p>88</text:p>
          </table:table-cell>
        </table:table-row>
        <table:table-row table:style-name="ro1">
          <table:table-cell table:formula="of:=[$'CSV covid_growth'.A184]" office:value-type="date" office:date-value="2020-08-30" calcext:value-type="date">
            <text:p>30-Aug-20</text:p>
          </table:table-cell>
          <table:table-cell table:formula="of:=[$'CSV covid_growth'.B184]-[$'CSV covid_growth'.B183]" office:value-type="float" office:value="123" calcext:value-type="float">
            <text:p>123</text:p>
          </table:table-cell>
        </table:table-row>
        <table:table-row table:style-name="ro1">
          <table:table-cell table:formula="of:=[$'CSV covid_growth'.A185]" office:value-type="date" office:date-value="2020-08-31" calcext:value-type="date">
            <text:p>31-Aug-20</text:p>
          </table:table-cell>
          <table:table-cell table:formula="of:=[$'CSV covid_growth'.B185]-[$'CSV covid_growth'.B184]" office:value-type="float" office:value="160" calcext:value-type="float">
            <text:p>160</text:p>
          </table:table-cell>
        </table:table-row>
        <table:table-row table:style-name="ro1">
          <table:table-cell table:formula="of:=[$'CSV covid_growth'.A186]" office:value-type="date" office:date-value="2020-09-01" calcext:value-type="date">
            <text:p>01-Sep-20</text:p>
          </table:table-cell>
          <table:table-cell table:formula="of:=[$'CSV covid_growth'.B186]-[$'CSV covid_growth'.B185]" office:value-type="float" office:value="154" calcext:value-type="float">
            <text:p>154</text:p>
          </table:table-cell>
        </table:table-row>
        <table:table-row table:style-name="ro1">
          <table:table-cell table:formula="of:=[$'CSV covid_growth'.A187]" office:value-type="date" office:date-value="2020-09-02" calcext:value-type="date">
            <text:p>02-Sep-20</text:p>
          </table:table-cell>
          <table:table-cell table:formula="of:=[$'CSV covid_growth'.B187]-[$'CSV covid_growth'.B186]" office:value-type="float" office:value="156" calcext:value-type="float">
            <text:p>156</text:p>
          </table:table-cell>
        </table:table-row>
        <table:table-row table:style-name="ro1">
          <table:table-cell table:formula="of:=[$'CSV covid_growth'.A188]" office:value-type="date" office:date-value="2020-09-03" calcext:value-type="date">
            <text:p>03-Sep-20</text:p>
          </table:table-cell>
          <table:table-cell table:formula="of:=[$'CSV covid_growth'.B188]-[$'CSV covid_growth'.B187]" office:value-type="float" office:value="101" calcext:value-type="float">
            <text:p>101</text:p>
          </table:table-cell>
        </table:table-row>
        <table:table-row table:style-name="ro1">
          <table:table-cell table:formula="of:=[$'CSV covid_growth'.A189]" office:value-type="date" office:date-value="2020-09-04" calcext:value-type="date">
            <text:p>04-Sep-20</text:p>
          </table:table-cell>
          <table:table-cell table:formula="of:=[$'CSV covid_growth'.B189]-[$'CSV covid_growth'.B188]" office:value-type="float" office:value="159" calcext:value-type="float">
            <text:p>159</text:p>
          </table:table-cell>
        </table:table-row>
        <table:table-row table:style-name="ro1">
          <table:table-cell table:formula="of:=[$'CSV covid_growth'.A190]" office:value-type="date" office:date-value="2020-09-05" calcext:value-type="date">
            <text:p>05-Sep-20</text:p>
          </table:table-cell>
          <table:table-cell table:formula="of:=[$'CSV covid_growth'.B190]-[$'CSV covid_growth'.B189]" office:value-type="float" office:value="141" calcext:value-type="float">
            <text:p>141</text:p>
          </table:table-cell>
        </table:table-row>
        <table:table-row table:style-name="ro1">
          <table:table-cell table:formula="of:=[$'CSV covid_growth'.A191]" office:value-type="date" office:date-value="2020-09-06" calcext:value-type="date">
            <text:p>06-Sep-20</text:p>
          </table:table-cell>
          <table:table-cell table:formula="of:=[$'CSV covid_growth'.B191]-[$'CSV covid_growth'.B190]" office:value-type="float" office:value="208" calcext:value-type="float">
            <text:p>208</text:p>
          </table:table-cell>
        </table:table-row>
        <table:table-row table:style-name="ro1">
          <table:table-cell table:formula="of:=[$'CSV covid_growth'.A192]" office:value-type="date" office:date-value="2020-09-07" calcext:value-type="date">
            <text:p>07-Sep-20</text:p>
          </table:table-cell>
          <table:table-cell table:formula="of:=[$'CSV covid_growth'.B192]-[$'CSV covid_growth'.B191]" office:value-type="float" office:value="146" calcext:value-type="float">
            <text:p>146</text:p>
          </table:table-cell>
        </table:table-row>
        <table:table-row table:style-name="ro1">
          <table:table-cell table:formula="of:=[$'CSV covid_growth'.A193]" office:value-type="date" office:date-value="2020-09-08" calcext:value-type="date">
            <text:p>08-Sep-20</text:p>
          </table:table-cell>
          <table:table-cell table:formula="of:=[$'CSV covid_growth'.B193]-[$'CSV covid_growth'.B192]" office:value-type="float" office:value="176" calcext:value-type="float">
            <text:p>176</text:p>
          </table:table-cell>
        </table:table-row>
        <table:table-row table:style-name="ro1">
          <table:table-cell table:formula="of:=[$'CSV covid_growth'.A194]" office:value-type="date" office:date-value="2020-09-09" calcext:value-type="date">
            <text:p>09-Sep-20</text:p>
          </table:table-cell>
          <table:table-cell table:formula="of:=[$'CSV covid_growth'.B194]-[$'CSV covid_growth'.B193]" office:value-type="float" office:value="159" calcext:value-type="float">
            <text:p>159</text:p>
          </table:table-cell>
        </table:table-row>
        <table:table-row table:style-name="ro1">
          <table:table-cell table:formula="of:=[$'CSV covid_growth'.A195]" office:value-type="date" office:date-value="2020-09-10" calcext:value-type="date">
            <text:p>10-Sep-20</text:p>
          </table:table-cell>
          <table:table-cell table:formula="of:=[$'CSV covid_growth'.B195]-[$'CSV covid_growth'.B194]" office:value-type="float" office:value="161" calcext:value-type="float">
            <text:p>161</text:p>
          </table:table-cell>
        </table:table-row>
        <table:table-row table:style-name="ro1">
          <table:table-cell table:formula="of:=[$'CSV covid_growth'.A196]" office:value-type="date" office:date-value="2020-09-11" calcext:value-type="date">
            <text:p>11-Sep-20</text:p>
          </table:table-cell>
          <table:table-cell table:formula="of:=[$'CSV covid_growth'.B196]-[$'CSV covid_growth'.B195]" office:value-type="float" office:value="175" calcext:value-type="float">
            <text:p>175</text:p>
          </table:table-cell>
        </table:table-row>
        <table:table-row table:style-name="ro1">
          <table:table-cell table:formula="of:=[$'CSV covid_growth'.A197]" office:value-type="date" office:date-value="2020-09-12" calcext:value-type="date">
            <text:p>12-Sep-20</text:p>
          </table:table-cell>
          <table:table-cell table:formula="of:=[$'CSV covid_growth'.B197]-[$'CSV covid_growth'.B196]" office:value-type="float" office:value="221" calcext:value-type="float">
            <text:p>221</text:p>
          </table:table-cell>
        </table:table-row>
        <table:table-row table:style-name="ro1">
          <table:table-cell table:formula="of:=[$'CSV covid_growth'.A198]" office:value-type="date" office:date-value="2020-09-13" calcext:value-type="date">
            <text:p>13-Sep-20</text:p>
          </table:table-cell>
          <table:table-cell table:formula="of:=[$'CSV covid_growth'.B198]-[$'CSV covid_growth'.B197]" office:value-type="float" office:value="244" calcext:value-type="float">
            <text:p>244</text:p>
          </table:table-cell>
        </table:table-row>
        <table:table-row table:style-name="ro1">
          <table:table-cell table:formula="of:=[$'CSV covid_growth'.A199]" office:value-type="date" office:date-value="2020-09-14" calcext:value-type="date">
            <text:p>14-Sep-20</text:p>
          </table:table-cell>
          <table:table-cell table:formula="of:=[$'CSV covid_growth'.B199]-[$'CSV covid_growth'.B198]" office:value-type="float" office:value="70" calcext:value-type="float">
            <text:p>70</text:p>
          </table:table-cell>
        </table:table-row>
        <table:table-row table:style-name="ro1">
          <table:table-cell table:formula="of:=[$'CSV covid_growth'.A200]" office:value-type="date" office:date-value="2020-09-15" calcext:value-type="date">
            <text:p>15-Sep-20</text:p>
          </table:table-cell>
          <table:table-cell table:formula="of:=[$'CSV covid_growth'.B200]-[$'CSV covid_growth'.B199]" office:value-type="float" office:value="267" calcext:value-type="float">
            <text:p>267</text:p>
          </table:table-cell>
        </table:table-row>
        <table:table-row table:style-name="ro1">
          <table:table-cell table:formula="of:=[$'CSV covid_growth'.A201]" office:value-type="date" office:date-value="2020-09-16" calcext:value-type="date">
            <text:p>16-Sep-20</text:p>
          </table:table-cell>
          <table:table-cell table:formula="of:=[$'CSV covid_growth'.B201]-[$'CSV covid_growth'.B200]" office:value-type="float" office:value="267" calcext:value-type="float">
            <text:p>267</text:p>
          </table:table-cell>
        </table:table-row>
        <table:table-row table:style-name="ro1">
          <table:table-cell table:formula="of:=[$'CSV covid_growth'.A202]" office:value-type="date" office:date-value="2020-09-17" calcext:value-type="date">
            <text:p>17-Sep-20</text:p>
          </table:table-cell>
          <table:table-cell table:formula="of:=[$'CSV covid_growth'.B202]-[$'CSV covid_growth'.B201]" office:value-type="float" office:value="290" calcext:value-type="float">
            <text:p>290</text:p>
          </table:table-cell>
        </table:table-row>
        <table:table-row table:style-name="ro1">
          <table:table-cell table:formula="of:=[$'CSV covid_growth'.A203]" office:value-type="date" office:date-value="2020-09-18" calcext:value-type="date">
            <text:p>18-Sep-20</text:p>
          </table:table-cell>
          <table:table-cell table:formula="of:=[$'CSV covid_growth'.B203]-[$'CSV covid_growth'.B202]" office:value-type="float" office:value="203" calcext:value-type="float">
            <text:p>203</text:p>
          </table:table-cell>
        </table:table-row>
        <table:table-row table:style-name="ro1">
          <table:table-cell table:formula="of:=[$'CSV covid_growth'.A204]" office:value-type="date" office:date-value="2020-09-19" calcext:value-type="date">
            <text:p>19-Sep-20</text:p>
          </table:table-cell>
          <table:table-cell table:formula="of:=[$'CSV covid_growth'.B204]-[$'CSV covid_growth'.B203]" office:value-type="float" office:value="350" calcext:value-type="float">
            <text:p>350</text:p>
          </table:table-cell>
        </table:table-row>
        <table:table-row table:style-name="ro1">
          <table:table-cell table:formula="of:=[$'CSV covid_growth'.A205]" office:value-type="date" office:date-value="2020-09-20" calcext:value-type="date">
            <text:p>20-Sep-20</text:p>
          </table:table-cell>
          <table:table-cell table:formula="of:=[$'CSV covid_growth'.B205]-[$'CSV covid_growth'.B204]" office:value-type="float" office:value="245" calcext:value-type="float">
            <text:p>245</text:p>
          </table:table-cell>
        </table:table-row>
        <table:table-row table:style-name="ro1">
          <table:table-cell table:formula="of:=[$'CSV covid_growth'.A206]" office:value-type="date" office:date-value="2020-09-21" calcext:value-type="date">
            <text:p>21-Sep-20</text:p>
          </table:table-cell>
          <table:table-cell table:formula="of:=[$'CSV covid_growth'.B206]-[$'CSV covid_growth'.B205]" office:value-type="float" office:value="255" calcext:value-type="float">
            <text:p>255</text:p>
          </table:table-cell>
        </table:table-row>
        <table:table-row table:style-name="ro1">
          <table:table-cell table:formula="of:=[$'CSV covid_growth'.A207]" office:value-type="date" office:date-value="2020-09-22" calcext:value-type="date">
            <text:p>22-Sep-20</text:p>
          </table:table-cell>
          <table:table-cell table:formula="of:=[$'CSV covid_growth'.B207]-[$'CSV covid_growth'.B206]" office:value-type="float" office:value="383" calcext:value-type="float">
            <text:p>383</text:p>
          </table:table-cell>
        </table:table-row>
        <table:table-row table:style-name="ro1">
          <table:table-cell table:formula="of:=[$'CSV covid_growth'.A208]" office:value-type="date" office:date-value="2020-09-23" calcext:value-type="date">
            <text:p>23-Sep-20</text:p>
          </table:table-cell>
          <table:table-cell table:formula="of:=[$'CSV covid_growth'.B208]-[$'CSV covid_growth'.B207]" office:value-type="float" office:value="486" calcext:value-type="float">
            <text:p>486</text:p>
          </table:table-cell>
        </table:table-row>
        <table:table-row table:style-name="ro1">
          <table:table-cell table:formula="of:=[$'CSV covid_growth'.A209]" office:value-type="date" office:date-value="2020-09-24" calcext:value-type="date">
            <text:p>24-Sep-20</text:p>
          </table:table-cell>
          <table:table-cell table:formula="of:=[$'CSV covid_growth'.B209]-[$'CSV covid_growth'.B208]" office:value-type="float" office:value="465" calcext:value-type="float">
            <text:p>465</text:p>
          </table:table-cell>
        </table:table-row>
        <table:table-row table:style-name="ro1">
          <table:table-cell table:formula="of:=[$'CSV covid_growth'.A210]" office:value-type="date" office:date-value="2020-09-25" calcext:value-type="date">
            <text:p>25-Sep-20</text:p>
          </table:table-cell>
          <table:table-cell table:formula="of:=[$'CSV covid_growth'.B210]-[$'CSV covid_growth'.B209]" office:value-type="float" office:value="558" calcext:value-type="float">
            <text:p>558</text:p>
          </table:table-cell>
        </table:table-row>
        <table:table-row table:style-name="ro1">
          <table:table-cell table:formula="of:=[$'CSV covid_growth'.A211]" office:value-type="date" office:date-value="2020-09-26" calcext:value-type="date">
            <text:p>26-Sep-20</text:p>
          </table:table-cell>
          <table:table-cell table:formula="of:=[$'CSV covid_growth'.B211]-[$'CSV covid_growth'.B210]" office:value-type="float" office:value="714" calcext:value-type="float">
            <text:p>714</text:p>
          </table:table-cell>
        </table:table-row>
        <table:table-row table:style-name="ro1">
          <table:table-cell table:formula="of:=[$'CSV covid_growth'.A212]" office:value-type="date" office:date-value="2020-09-27" calcext:value-type="date">
            <text:p>27-Sep-20</text:p>
          </table:table-cell>
          <table:table-cell table:formula="of:=[$'CSV covid_growth'.B212]-[$'CSV covid_growth'.B211]" office:value-type="float" office:value="344" calcext:value-type="float">
            <text:p>344</text:p>
          </table:table-cell>
        </table:table-row>
        <table:table-row table:style-name="ro1">
          <table:table-cell table:formula="of:=[$'CSV covid_growth'.A213]" office:value-type="date" office:date-value="2020-09-28" calcext:value-type="date">
            <text:p>28-Sep-20</text:p>
          </table:table-cell>
          <table:table-cell table:formula="of:=[$'CSV covid_growth'.B213]-[$'CSV covid_growth'.B212]" office:value-type="float" office:value="222" calcext:value-type="float">
            <text:p>222</text:p>
          </table:table-cell>
        </table:table-row>
        <table:table-row table:style-name="ro1">
          <table:table-cell table:formula="of:=[$'CSV covid_growth'.A214]" office:value-type="date" office:date-value="2020-09-29" calcext:value-type="date">
            <text:p>29-Sep-20</text:p>
          </table:table-cell>
          <table:table-cell table:formula="of:=[$'CSV covid_growth'.B214]-[$'CSV covid_growth'.B213]" office:value-type="float" office:value="806" calcext:value-type="float">
            <text:p>806</text:p>
          </table:table-cell>
        </table:table-row>
        <table:table-row table:style-name="ro1">
          <table:table-cell table:formula="of:=[$'CSV covid_growth'.A215]" office:value-type="date" office:date-value="2020-09-30" calcext:value-type="date">
            <text:p>30-Sep-20</text:p>
          </table:table-cell>
          <table:table-cell table:formula="of:=[$'CSV covid_growth'.B215]-[$'CSV covid_growth'.B214]" office:value-type="float" office:value="640" calcext:value-type="float">
            <text:p>640</text:p>
          </table:table-cell>
        </table:table-row>
        <table:table-row table:style-name="ro1">
          <table:table-cell table:formula="of:=[$'CSV covid_growth'.A216]" office:value-type="date" office:date-value="2020-10-01" calcext:value-type="date">
            <text:p>01-Oct-20</text:p>
          </table:table-cell>
          <table:table-cell table:formula="of:=[$'CSV covid_growth'.B216]-[$'CSV covid_growth'.B215]" office:value-type="float" office:value="668" calcext:value-type="float">
            <text:p>668</text:p>
          </table:table-cell>
        </table:table-row>
        <table:table-row table:style-name="ro1">
          <table:table-cell table:formula="of:=[$'CSV covid_growth'.A217]" office:value-type="date" office:date-value="2020-10-02" calcext:value-type="date">
            <text:p>02-Oct-20</text:p>
          </table:table-cell>
          <table:table-cell table:formula="of:=[$'CSV covid_growth'.B217]-[$'CSV covid_growth'.B216]" office:value-type="float" office:value="775" calcext:value-type="float">
            <text:p>775</text:p>
          </table:table-cell>
        </table:table-row>
        <table:table-row table:style-name="ro1">
          <table:table-cell table:formula="of:=[$'CSV covid_growth'.A218]" office:value-type="date" office:date-value="2020-10-03" calcext:value-type="date">
            <text:p>03-Oct-20</text:p>
          </table:table-cell>
          <table:table-cell table:formula="of:=[$'CSV covid_growth'.B218]-[$'CSV covid_growth'.B217]" office:value-type="float" office:value="764" calcext:value-type="float">
            <text:p>764</text:p>
          </table:table-cell>
        </table:table-row>
        <table:table-row table:style-name="ro1">
          <table:table-cell table:formula="of:=[$'CSV covid_growth'.A219]" office:value-type="date" office:date-value="2020-10-04" calcext:value-type="date">
            <text:p>04-Oct-20</text:p>
          </table:table-cell>
          <table:table-cell table:formula="of:=[$'CSV covid_growth'.B219]-[$'CSV covid_growth'.B218]" office:value-type="float" office:value="758" calcext:value-type="float">
            <text:p>758</text:p>
          </table:table-cell>
        </table:table-row>
        <table:table-row table:style-name="ro1">
          <table:table-cell table:formula="of:=[$'CSV covid_growth'.A220]" office:value-type="date" office:date-value="2020-10-05" calcext:value-type="date">
            <text:p>05-Oct-20</text:p>
          </table:table-cell>
          <table:table-cell table:formula="of:=[$'CSV covid_growth'.B220]-[$'CSV covid_growth'.B219]" office:value-type="float" office:value="697" calcext:value-type="float">
            <text:p>697</text:p>
          </table:table-cell>
        </table:table-row>
        <table:table-row table:style-name="ro1">
          <table:table-cell table:formula="of:=[$'CSV covid_growth'.A221]" office:value-type="date" office:date-value="2020-10-06" calcext:value-type="date">
            <text:p>06-Oct-20</text:p>
          </table:table-cell>
          <table:table-cell table:formula="of:=[$'CSV covid_growth'.B221]-[$'CSV covid_growth'.B220]" office:value-type="float" office:value="800" calcext:value-type="float">
            <text:p>800</text:p>
          </table:table-cell>
        </table:table-row>
        <table:table-row table:style-name="ro1">
          <table:table-cell table:formula="of:=[$'CSV covid_growth'.A222]" office:value-type="date" office:date-value="2020-10-07" calcext:value-type="date">
            <text:p>07-Oct-20</text:p>
          </table:table-cell>
          <table:table-cell table:formula="of:=[$'CSV covid_growth'.B222]-[$'CSV covid_growth'.B221]" office:value-type="float" office:value="1054" calcext:value-type="float">
            <text:p>1054</text:p>
          </table:table-cell>
        </table:table-row>
        <table:table-row table:style-name="ro1">
          <table:table-cell table:formula="of:=[$'CSV covid_growth'.A223]" office:value-type="date" office:date-value="2020-10-08" calcext:value-type="date">
            <text:p>08-Oct-20</text:p>
          </table:table-cell>
          <table:table-cell table:formula="of:=[$'CSV covid_growth'.B223]-[$'CSV covid_growth'.B222]" office:value-type="float" office:value="1027" calcext:value-type="float">
            <text:p>1027</text:p>
          </table:table-cell>
        </table:table-row>
        <table:table-row table:style-name="ro1">
          <table:table-cell table:formula="of:=[$'CSV covid_growth'.A224]" office:value-type="date" office:date-value="2020-10-09" calcext:value-type="date">
            <text:p>09-Oct-20</text:p>
          </table:table-cell>
          <table:table-cell table:formula="of:=[$'CSV covid_growth'.B224]-[$'CSV covid_growth'.B223]" office:value-type="float" office:value="1246" calcext:value-type="float">
            <text:p>1246</text:p>
          </table:table-cell>
        </table:table-row>
        <table:table-row table:style-name="ro1">
          <table:table-cell table:formula="of:=[$'CSV covid_growth'.A225]" office:value-type="date" office:date-value="2020-10-10" calcext:value-type="date">
            <text:p>10-Oct-20</text:p>
          </table:table-cell>
          <table:table-cell table:formula="of:=[$'CSV covid_growth'.B225]-[$'CSV covid_growth'.B224]" office:value-type="float" office:value="1009" calcext:value-type="float">
            <text:p>1009</text:p>
          </table:table-cell>
        </table:table-row>
        <table:table-row table:style-name="ro1">
          <table:table-cell table:formula="of:=[$'CSV covid_growth'.A226]" office:value-type="date" office:date-value="2020-10-11" calcext:value-type="date">
            <text:p>11-Oct-20</text:p>
          </table:table-cell>
          <table:table-cell table:formula="of:=[$'CSV covid_growth'.B226]-[$'CSV covid_growth'.B225]" office:value-type="float" office:value="956" calcext:value-type="float">
            <text:p>956</text:p>
          </table:table-cell>
        </table:table-row>
        <table:table-row table:style-name="ro1">
          <table:table-cell table:formula="of:=[$'CSV covid_growth'.A227]" office:value-type="date" office:date-value="2020-10-12" calcext:value-type="date">
            <text:p>12-Oct-20</text:p>
          </table:table-cell>
          <table:table-cell table:formula="of:=[$'CSV covid_growth'.B227]-[$'CSV covid_growth'.B226]" office:value-type="float" office:value="961" calcext:value-type="float">
            <text:p>961</text:p>
          </table:table-cell>
        </table:table-row>
        <table:table-row table:style-name="ro1">
          <table:table-cell table:formula="of:=[$'CSV covid_growth'.A228]" office:value-type="date" office:date-value="2020-10-13" calcext:value-type="date">
            <text:p>13-Oct-20</text:p>
          </table:table-cell>
          <table:table-cell table:formula="of:=[$'CSV covid_growth'.B228]-[$'CSV covid_growth'.B227]" office:value-type="float" office:value="1297" calcext:value-type="float">
            <text:p>1297</text:p>
          </table:table-cell>
        </table:table-row>
        <table:table-row table:style-name="ro1">
          <table:table-cell table:formula="of:=[$'CSV covid_growth'.A229]" office:value-type="date" office:date-value="2020-10-14" calcext:value-type="date">
            <text:p>14-Oct-20</text:p>
          </table:table-cell>
          <table:table-cell table:formula="of:=[$'CSV covid_growth'.B229]-[$'CSV covid_growth'.B228]" office:value-type="float" office:value="1429" calcext:value-type="float">
            <text:p>1429</text:p>
          </table:table-cell>
        </table:table-row>
        <table:table-row table:style-name="ro1">
          <table:table-cell table:formula="of:=[$'CSV covid_growth'.A230]" office:value-type="date" office:date-value="2020-10-15" calcext:value-type="date">
            <text:p>15-Oct-20</text:p>
          </table:table-cell>
          <table:table-cell table:formula="of:=[$'CSV covid_growth'.B230]-[$'CSV covid_growth'.B229]" office:value-type="float" office:value="1351" calcext:value-type="float">
            <text:p>1351</text:p>
          </table:table-cell>
        </table:table-row>
        <table:table-row table:style-name="ro1">
          <table:table-cell table:formula="of:=[$'CSV covid_growth'.A231]" office:value-type="date" office:date-value="2020-10-16" calcext:value-type="date">
            <text:p>16-Oct-20</text:p>
          </table:table-cell>
          <table:table-cell table:formula="of:=[$'CSV covid_growth'.B231]-[$'CSV covid_growth'.B230]" office:value-type="float" office:value="1196" calcext:value-type="float">
            <text:p>1196</text:p>
          </table:table-cell>
        </table:table-row>
        <table:table-row table:style-name="ro1">
          <table:table-cell table:formula="of:=[$'CSV covid_growth'.A232]" office:value-type="date" office:date-value="2020-10-17" calcext:value-type="date">
            <text:p>17-Oct-20</text:p>
          </table:table-cell>
          <table:table-cell table:formula="of:=[$'CSV covid_growth'.B232]-[$'CSV covid_growth'.B231]" office:value-type="float" office:value="1167" calcext:value-type="float">
            <text:p>1167</text:p>
          </table:table-cell>
        </table:table-row>
        <table:table-row table:style-name="ro1">
          <table:table-cell table:formula="of:=[$'CSV covid_growth'.A233]" office:value-type="date" office:date-value="2020-10-18" calcext:value-type="date">
            <text:p>18-Oct-20</text:p>
          </table:table-cell>
          <table:table-cell table:formula="of:=[$'CSV covid_growth'.B233]-[$'CSV covid_growth'.B232]" office:value-type="float" office:value="316" calcext:value-type="float">
            <text:p>316</text:p>
          </table:table-cell>
        </table:table-row>
        <table:table-row table:style-name="ro1">
          <table:table-cell table:formula="of:=[$'CSV covid_growth'.A234]" office:value-type="date" office:date-value="2020-10-19" calcext:value-type="date">
            <text:p>19-Oct-20</text:p>
          </table:table-cell>
          <table:table-cell table:formula="of:=[$'CSV covid_growth'.B234]-[$'CSV covid_growth'.B233]" office:value-type="float" office:value="993" calcext:value-type="float">
            <text:p>993</text:p>
          </table:table-cell>
        </table:table-row>
        <table:table-row table:style-name="ro1">
          <table:table-cell table:formula="of:=[$'CSV covid_growth'.A235]" office:value-type="date" office:date-value="2020-10-20" calcext:value-type="date">
            <text:p>20-Oct-20</text:p>
          </table:table-cell>
          <table:table-cell table:formula="of:=[$'CSV covid_growth'.B235]-[$'CSV covid_growth'.B234]" office:value-type="float" office:value="1456" calcext:value-type="float">
            <text:p>1456</text:p>
          </table:table-cell>
        </table:table-row>
        <table:table-row table:style-name="ro1">
          <table:table-cell table:formula="of:=[$'CSV covid_growth'.A236]" office:value-type="date" office:date-value="2020-10-21" calcext:value-type="date">
            <text:p>21-Oct-20</text:p>
          </table:table-cell>
          <table:table-cell table:formula="of:=[$'CSV covid_growth'.B236]-[$'CSV covid_growth'.B235]" office:value-type="float" office:value="1739" calcext:value-type="float">
            <text:p>1739</text:p>
          </table:table-cell>
        </table:table-row>
        <table:table-row table:style-name="ro1">
          <table:table-cell table:formula="of:=[$'CSV covid_growth'.A237]" office:value-type="date" office:date-value="2020-10-22" calcext:value-type="date">
            <text:p>22-Oct-20</text:p>
          </table:table-cell>
          <table:table-cell table:formula="of:=[$'CSV covid_growth'.B237]-[$'CSV covid_growth'.B236]" office:value-type="float" office:value="1712" calcext:value-type="float">
            <text:p>1712</text:p>
          </table:table-cell>
        </table:table-row>
        <table:table-row table:style-name="ro1">
          <table:table-cell table:formula="of:=[$'CSV covid_growth'.A238]" office:value-type="date" office:date-value="2020-10-23" calcext:value-type="date">
            <text:p>23-Oct-20</text:p>
          </table:table-cell>
          <table:table-cell table:formula="of:=[$'CSV covid_growth'.B238]-[$'CSV covid_growth'.B237]" office:value-type="float" office:value="1401" calcext:value-type="float">
            <text:p>1401</text:p>
          </table:table-cell>
        </table:table-row>
        <table:table-row table:style-name="ro1">
          <table:table-cell table:formula="of:=[$'CSV covid_growth'.A239]" office:value-type="date" office:date-value="2020-10-24" calcext:value-type="date">
            <text:p>24-Oct-20</text:p>
          </table:table-cell>
          <table:table-cell table:formula="of:=[$'CSV covid_growth'.B239]-[$'CSV covid_growth'.B238]" office:value-type="float" office:value="1433" calcext:value-type="float">
            <text:p>1433</text:p>
          </table:table-cell>
        </table:table-row>
        <table:table-row table:style-name="ro1">
          <table:table-cell table:formula="of:=[$'CSV covid_growth'.A240]" office:value-type="date" office:date-value="2020-10-25" calcext:value-type="date">
            <text:p>25-Oct-20</text:p>
          </table:table-cell>
          <table:table-cell table:formula="of:=[$'CSV covid_growth'.B240]-[$'CSV covid_growth'.B239]" office:value-type="float" office:value="1303" calcext:value-type="float">
            <text:p>1303</text:p>
          </table:table-cell>
        </table:table-row>
        <table:table-row table:style-name="ro1">
          <table:table-cell table:formula="of:=[$'CSV covid_growth'.A241]" office:value-type="date" office:date-value="2020-10-26" calcext:value-type="date">
            <text:p>26-Oct-20</text:p>
          </table:table-cell>
          <table:table-cell table:formula="of:=[$'CSV covid_growth'.B241]-[$'CSV covid_growth'.B240]" office:value-type="float" office:value="1122" calcext:value-type="float">
            <text:p>1122</text:p>
          </table:table-cell>
        </table:table-row>
        <table:table-row table:style-name="ro1">
          <table:table-cell table:formula="of:=[$'CSV covid_growth'.A242]" office:value-type="date" office:date-value="2020-10-27" calcext:value-type="date">
            <text:p>27-Oct-20</text:p>
          </table:table-cell>
          <table:table-cell table:formula="of:=[$'CSV covid_growth'.B242]-[$'CSV covid_growth'.B241]" office:value-type="float" office:value="1327" calcext:value-type="float">
            <text:p>1327</text:p>
          </table:table-cell>
        </table:table-row>
        <table:table-row table:style-name="ro1">
          <table:table-cell table:formula="of:=[$'CSV covid_growth'.A243]" office:value-type="date" office:date-value="2020-10-28" calcext:value-type="date">
            <text:p>28-Oct-20</text:p>
          </table:table-cell>
          <table:table-cell table:formula="of:=[$'CSV covid_growth'.B243]-[$'CSV covid_growth'.B242]" office:value-type="float" office:value="1202" calcext:value-type="float">
            <text:p>1202</text:p>
          </table:table-cell>
        </table:table-row>
        <table:table-row table:style-name="ro1">
          <table:table-cell table:formula="of:=[$'CSV covid_growth'.A244]" office:value-type="date" office:date-value="2020-10-29" calcext:value-type="date">
            <text:p>29-Oct-20</text:p>
          </table:table-cell>
          <table:table-cell table:formula="of:=[$'CSV covid_growth'.B244]-[$'CSV covid_growth'.B243]" office:value-type="float" office:value="1128" calcext:value-type="float">
            <text:p>1128</text:p>
          </table:table-cell>
        </table:table-row>
        <table:table-row table:style-name="ro1">
          <table:table-cell table:formula="of:=[$'CSV covid_growth'.A245]" office:value-type="date" office:date-value="2020-10-30" calcext:value-type="date">
            <text:p>30-Oct-20</text:p>
          </table:table-cell>
          <table:table-cell table:formula="of:=[$'CSV covid_growth'.B245]-[$'CSV covid_growth'.B244]" office:value-type="float" office:value="1281" calcext:value-type="float">
            <text:p>1281</text:p>
          </table:table-cell>
        </table:table-row>
        <table:table-row table:style-name="ro1">
          <table:table-cell table:formula="of:=[$'CSV covid_growth'.A246]" office:value-type="date" office:date-value="2020-10-31" calcext:value-type="date">
            <text:p>31-Oct-20</text:p>
          </table:table-cell>
          <table:table-cell table:formula="of:=[$'CSV covid_growth'.B246]-[$'CSV covid_growth'.B245]" office:value-type="float" office:value="1101" calcext:value-type="float">
            <text:p>1101</text:p>
          </table:table-cell>
        </table:table-row>
        <table:table-row table:style-name="ro1">
          <table:table-cell table:formula="of:=[$'CSV covid_growth'.A247]" office:value-type="date" office:date-value="2020-11-01" calcext:value-type="date">
            <text:p>01-Nov-20</text:p>
          </table:table-cell>
          <table:table-cell table:formula="of:=[$'CSV covid_growth'.B247]-[$'CSV covid_growth'.B246]" office:value-type="float" office:value="1148" calcext:value-type="float">
            <text:p>1148</text:p>
          </table:table-cell>
        </table:table-row>
        <table:table-row table:style-name="ro1">
          <table:table-cell table:formula="of:=[$'CSV covid_growth'.A248]" office:value-type="date" office:date-value="2020-11-02" calcext:value-type="date">
            <text:p>02-Nov-20</text:p>
          </table:table-cell>
          <table:table-cell table:formula="of:=[$'CSV covid_growth'.B248]-[$'CSV covid_growth'.B247]" office:value-type="float" office:value="951" calcext:value-type="float">
            <text:p>951</text:p>
          </table:table-cell>
        </table:table-row>
        <table:table-row table:style-name="ro1">
          <table:table-cell table:formula="of:=[$'CSV covid_growth'.A249]" office:value-type="date" office:date-value="2020-11-03" calcext:value-type="date">
            <text:p>03-Nov-20</text:p>
          </table:table-cell>
          <table:table-cell table:formula="of:=[$'CSV covid_growth'.B249]-[$'CSV covid_growth'.B248]" office:value-type="float" office:value="999" calcext:value-type="float">
            <text:p>999</text:p>
          </table:table-cell>
        </table:table-row>
        <table:table-row table:style-name="ro1">
          <table:table-cell table:formula="of:=[$'CSV covid_growth'.A250]" office:value-type="date" office:date-value="2020-11-04" calcext:value-type="date">
            <text:p>04-Nov-20</text:p>
          </table:table-cell>
          <table:table-cell table:formula="of:=[$'CSV covid_growth'.B250]-[$'CSV covid_growth'.B249]" office:value-type="float" office:value="1433" calcext:value-type="float">
            <text:p>1433</text:p>
          </table:table-cell>
        </table:table-row>
        <table:table-row table:style-name="ro1">
          <table:table-cell table:formula="of:=[$'CSV covid_growth'.A251]" office:value-type="date" office:date-value="2020-11-05" calcext:value-type="date">
            <text:p>05-Nov-20</text:p>
          </table:table-cell>
          <table:table-cell table:formula="of:=[$'CSV covid_growth'.B251]-[$'CSV covid_growth'.B250]" office:value-type="float" office:value="1216" calcext:value-type="float">
            <text:p>1216</text:p>
          </table:table-cell>
        </table:table-row>
        <table:table-row table:style-name="ro1">
          <table:table-cell table:formula="of:=[$'CSV covid_growth'.A252]" office:value-type="date" office:date-value="2020-11-06" calcext:value-type="date">
            <text:p>06-Nov-20</text:p>
          </table:table-cell>
          <table:table-cell table:formula="of:=[$'CSV covid_growth'.B252]-[$'CSV covid_growth'.B251]" office:value-type="float" office:value="1072" calcext:value-type="float">
            <text:p>1072</text:p>
          </table:table-cell>
        </table:table-row>
        <table:table-row table:style-name="ro1">
          <table:table-cell table:formula="of:=[$'CSV covid_growth'.A253]" office:value-type="date" office:date-value="2020-11-07" calcext:value-type="date">
            <text:p>07-Nov-20</text:p>
          </table:table-cell>
          <table:table-cell table:formula="of:=[$'CSV covid_growth'.B253]-[$'CSV covid_growth'.B252]" office:value-type="float" office:value="1596" calcext:value-type="float">
            <text:p>1596</text:p>
          </table:table-cell>
        </table:table-row>
        <table:table-row table:style-name="ro1">
          <table:table-cell table:formula="of:=[$'CSV covid_growth'.A254]" office:value-type="date" office:date-value="2020-11-08" calcext:value-type="date">
            <text:p>08-Nov-20</text:p>
          </table:table-cell>
          <table:table-cell table:formula="of:=[$'CSV covid_growth'.B254]-[$'CSV covid_growth'.B253]" office:value-type="float" office:value="1115" calcext:value-type="float">
            <text:p>1115</text:p>
          </table:table-cell>
        </table:table-row>
        <table:table-row table:style-name="ro1">
          <table:table-cell table:formula="of:=[$'CSV covid_growth'.A255]" office:value-type="date" office:date-value="2020-11-09" calcext:value-type="date">
            <text:p>09-Nov-20</text:p>
          </table:table-cell>
          <table:table-cell table:formula="of:=[$'CSV covid_growth'.B255]-[$'CSV covid_growth'.B254]" office:value-type="float" office:value="912" calcext:value-type="float">
            <text:p>912</text:p>
          </table:table-cell>
        </table:table-row>
        <table:table-row table:style-name="ro1">
          <table:table-cell table:formula="of:=[$'CSV covid_growth'.A256]" office:value-type="date" office:date-value="2020-11-10" calcext:value-type="date">
            <text:p>10-Nov-20</text:p>
          </table:table-cell>
          <table:table-cell table:formula="of:=[$'CSV covid_growth'.B256]-[$'CSV covid_growth'.B255]" office:value-type="float" office:value="832" calcext:value-type="float">
            <text:p>832</text:p>
          </table:table-cell>
        </table:table-row>
        <table:table-row table:style-name="ro1">
          <table:table-cell table:formula="of:=[$'CSV covid_growth'.A257]" office:value-type="date" office:date-value="2020-11-11" calcext:value-type="date">
            <text:p>11-Nov-20</text:p>
          </table:table-cell>
          <table:table-cell table:formula="of:=[$'CSV covid_growth'.B257]-[$'CSV covid_growth'.B256]" office:value-type="float" office:value="1261" calcext:value-type="float">
            <text:p>1261</text:p>
          </table:table-cell>
        </table:table-row>
        <table:table-row table:style-name="ro1">
          <table:table-cell table:formula="of:=[$'CSV covid_growth'.A258]" office:value-type="date" office:date-value="2020-11-12" calcext:value-type="date">
            <text:p>12-Nov-20</text:p>
          </table:table-cell>
          <table:table-cell table:formula="of:=[$'CSV covid_growth'.B258]-[$'CSV covid_growth'.B257]" office:value-type="float" office:value="1212" calcext:value-type="float">
            <text:p>1212</text:p>
          </table:table-cell>
        </table:table-row>
        <table:table-row table:style-name="ro1">
          <table:table-cell table:formula="of:=[$'CSV covid_growth'.A259]" office:value-type="date" office:date-value="2020-11-13" calcext:value-type="date">
            <text:p>13-Nov-20</text:p>
          </table:table-cell>
          <table:table-cell table:formula="of:=[$'CSV covid_growth'.B259]-[$'CSV covid_growth'.B258]" office:value-type="float" office:value="1357" calcext:value-type="float">
            <text:p>1357</text:p>
          </table:table-cell>
        </table:table-row>
        <table:table-row table:style-name="ro1">
          <table:table-cell table:formula="of:=[$'CSV covid_growth'.A260]" office:value-type="date" office:date-value="2020-11-14" calcext:value-type="date">
            <text:p>14-Nov-20</text:p>
          </table:table-cell>
          <table:table-cell table:formula="of:=[$'CSV covid_growth'.B260]-[$'CSV covid_growth'.B259]" office:value-type="float" office:value="1118" calcext:value-type="float">
            <text:p>1118</text:p>
          </table:table-cell>
        </table:table-row>
        <table:table-row table:style-name="ro1">
          <table:table-cell table:formula="of:=[$'CSV covid_growth'.A261]" office:value-type="date" office:date-value="2020-11-15" calcext:value-type="date">
            <text:p>15-Nov-20</text:p>
          </table:table-cell>
          <table:table-cell table:formula="of:=[$'CSV covid_growth'.B261]-[$'CSV covid_growth'.B260]" office:value-type="float" office:value="1159" calcext:value-type="float">
            <text:p>1159</text:p>
          </table:table-cell>
        </table:table-row>
        <table:table-row table:style-name="ro1">
          <table:table-cell table:formula="of:=[$'CSV covid_growth'.A262]" office:value-type="date" office:date-value="2020-11-16" calcext:value-type="date">
            <text:p>16-Nov-20</text:p>
          </table:table-cell>
          <table:table-cell table:formula="of:=[$'CSV covid_growth'.B262]-[$'CSV covid_growth'.B261]" office:value-type="float" office:value="717" calcext:value-type="float">
            <text:p>717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</table:table-row>
        <table:table-row table:style-name="ro1">
          <table:table-cell table:style-name="Default" office:value-type="string" calcext:value-type="string">
            <text:p>XAXISTITLE</text:p>
          </table:table-cell>
          <table:table-cell table:formula="of:=[.A1]" office:value-type="string" office:string-value="Date" calcext:value-type="string">
            <text:p>Date</text:p>
          </table:table-cell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formula="of:=[.B1]" office:value-type="string" office:string-value="Number of people testing positive" calcext:value-type="string">
            <text:p>Number of people testing positive</text:p>
          </table:table-cell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</table:table-row>
      </table:table>
      <table:table table:name="PHS specimen dat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ce98"/>
        <table:table-column table:style-name="co25" table:default-cell-style-name="Default"/>
        <table:table-column table:style-name="co1" table:number-columns-repeated="4" table:default-cell-style-name="Default"/>
        <table:table-row table:style-name="ro5">
          <table:table-cell table:style-name="ce97" office:value-type="string" calcext:value-type="string">
            <text:p>_id</text:p>
          </table:table-cell>
          <table:table-cell table:style-name="ce97" office:value-type="string" calcext:value-type="string">
            <text:p>Date</text:p>
          </table:table-cell>
          <table:table-cell table:style-name="ce97" office:value-type="string" calcext:value-type="string">
            <text:p>DailyCases</text:p>
          </table:table-cell>
          <table:table-cell table:style-name="ce97" office:value-type="string" calcext:value-type="string">
            <text:p>CumulativeCases</text:p>
          </table:table-cell>
          <table:table-cell table:style-name="ce97" office:value-type="string" calcext:value-type="string">
            <text:p>Deaths</text:p>
          </table:table-cell>
          <table:table-cell table:style-name="ce97" office:value-type="string" calcext:value-type="string">
            <text:p>Diff with reporting</text:p>
          </table:table-cell>
          <table:table-cell table:style-name="ce97" office:value-type="string" calcext:value-type="string">
            <text:p>Cumulative diff</text:p>
          </table:table-cell>
          <table:table-cell table:style-name="ce97" office:value-type="string" calcext:value-type="string">
            <text:p>Check</text:p>
          </table:table-cell>
          <table:table-cell table:style-name="ce97" office:value-type="string" calcext:value-type="string">
            <text:p>Specimen 7 day trailing sum of people +ve</text:p>
          </table:table-cell>
          <table:table-cell table:style-name="ce97" office:value-type="string" calcext:value-type="string">
            <text:p>Reported 7 day trailing sum of people +ve</text:p>
          </table:table-cell>
          <table:table-cell table:style-name="ce97" office:value-type="string" calcext:value-type="string">
            <text:p>Reported 7 day trailing sum of people tested</text:p>
          </table:table-cell>
          <table:table-cell table:style-name="ce97" office:value-type="string" calcext:value-type="string">
            <text:p>Day of week</text:p>
          </table:table-cell>
          <table:table-cell office:value-type="string" calcext:value-type="string">
            <text:p>Day no.</text:p>
          </table:table-cell>
          <table:table-cell office:value-type="string" calcext:value-type="string">
            <text:p>https://www.opendata.nhs.scot/dataset/covid-19-in-scotland/resource/287fc645-4352-4477-9c8c-55bc054b7e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228" calcext:value-type="float">
            <text:p>20200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-0" office:value-type="float" office:value="1" calcext:value-type="float">
            <text:p>1</text:p>
          </table:table-cell>
          <table:table-cell table:formula="of:=[.D2]-0" office:value-type="float" office:value="1" calcext:value-type="float">
            <text:p>1</text:p>
          </table:table-cell>
          <table:table-cell table:formula="of:=SUM([.F$2:.F2])-[.G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ri</text:p>
          </table:table-cell>
          <table:table-cell table:formula="of:=MOD([.A2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00229" calcext:value-type="float">
            <text:p>20200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0" office:value-type="float" office:value="0" calcext:value-type="float">
            <text:p>0</text:p>
          </table:table-cell>
          <table:table-cell table:formula="of:=[.D3]-0" office:value-type="float" office:value="1" calcext:value-type="float">
            <text:p>1</text:p>
          </table:table-cell>
          <table:table-cell table:formula="of:=SUM([.F$2:.F3])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</text:p>
          </table:table-cell>
          <table:table-cell table:formula="of:=MOD([.A3]-4;7)"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float" office:value="0" calcext:value-type="float">
            <text:p>0</text:p>
          </table:table-cell>
          <table:table-cell table:formula="of:=SUMIF([.M$2:.M$265];[.O3];[.C$2:.C$265])" office:value-type="float" office:value="14386" calcext:value-type="float">
            <text:p>14386</text:p>
          </table:table-cell>
          <table:table-cell table:style-name="ce99" table:formula="of:=[.P3]/[.P$10]" office:value-type="percentage" office:value="0.170206220939175" calcext:value-type="percentage">
            <text:p>17.0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00301" calcext:value-type="float">
            <text:p>202003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-0" office:value-type="float" office:value="2" calcext:value-type="float">
            <text:p>2</text:p>
          </table:table-cell>
          <table:table-cell table:formula="of:=[.D4]-0" office:value-type="float" office:value="3" calcext:value-type="float">
            <text:p>3</text:p>
          </table:table-cell>
          <table:table-cell table:formula="of:=SUM([.F$2:.F4])-[.G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un</text:p>
          </table:table-cell>
          <table:table-cell table:formula="of:=MOD([.A4]-4;7)" office:value-type="float" office:value="6" calcext:value-type="float">
            <text:p>6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table:formula="of:=SUMIF([.M$2:.M$265];[.O4];[.C$2:.C$265])" office:value-type="float" office:value="13662" calcext:value-type="float">
            <text:p>13662</text:p>
          </table:table-cell>
          <table:table-cell table:style-name="ce99" table:formula="of:=[.P4]/[.P$10]" office:value-type="percentage" office:value="0.161640302410052" calcext:value-type="percentage">
            <text:p>16.2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00302" calcext:value-type="float">
            <text:p>202003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-[$'Table 5 - Testing'.E6]" office:value-type="float" office:value="0" calcext:value-type="float">
            <text:p>0</text:p>
          </table:table-cell>
          <table:table-cell table:formula="of:=[.D5]-[$'Table 5 - Testing'.C6]" office:value-type="float" office:value="3" calcext:value-type="float">
            <text:p>3</text:p>
          </table:table-cell>
          <table:table-cell table:formula="of:=SUM([.F$2:.F5])-[.G5]" office:value-type="float" office:value="0" calcext:value-type="float">
            <text:p>0</text:p>
          </table:table-cell>
          <table:table-cell table:number-columns-repeated="3"/>
          <table:table-cell table:formula="of:=TEXT([$'Table 5 - Testing'.A6];&quot;DDD&quot;)" office:value-type="string" office:string-value="Mon" calcext:value-type="string">
            <text:p>Mon</text:p>
          </table:table-cell>
          <table:table-cell table:formula="of:=MOD([.A5]-4;7)" office:value-type="float" office:value="0" calcext:value-type="float">
            <text:p>0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table:formula="of:=SUMIF([.M$2:.M$265];[.O5];[.C$2:.C$265])" office:value-type="float" office:value="13274" calcext:value-type="float">
            <text:p>13274</text:p>
          </table:table-cell>
          <table:table-cell table:style-name="ce99" table:formula="of:=[.P5]/[.P$10]" office:value-type="percentage" office:value="0.15704972728671" calcext:value-type="percentage">
            <text:p>15.7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0303" calcext:value-type="float">
            <text:p>202003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6]-[$'Table 5 - Testing'.E7]" office:value-type="float" office:value="3" calcext:value-type="float">
            <text:p>3</text:p>
          </table:table-cell>
          <table:table-cell table:formula="of:=[.D6]-[$'Table 5 - Testing'.C7]" office:value-type="float" office:value="6" calcext:value-type="float">
            <text:p>6</text:p>
          </table:table-cell>
          <table:table-cell table:formula="of:=SUM([.F$2:.F6])-[.G6]" office:value-type="float" office:value="0" calcext:value-type="float">
            <text:p>0</text:p>
          </table:table-cell>
          <table:table-cell table:number-columns-repeated="3"/>
          <table:table-cell table:formula="of:=TEXT([$'Table 5 - Testing'.A7];&quot;DDD&quot;)" office:value-type="string" office:string-value="Tue" calcext:value-type="string">
            <text:p>Tue</text:p>
          </table:table-cell>
          <table:table-cell table:formula="of:=MOD([.A6]-4;7)" office:value-type="float" office:value="1" calcext:value-type="float">
            <text:p>1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table:formula="of:=SUMIF([.M$2:.M$265];[.O6];[.C$2:.C$265])" office:value-type="float" office:value="12998" calcext:value-type="float">
            <text:p>12998</text:p>
          </table:table-cell>
          <table:table-cell table:style-name="ce99" table:formula="of:=[.P6]/[.P$10]" office:value-type="percentage" office:value="0.153784266631961" calcext:value-type="percentage">
            <text:p>15.4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0304" calcext:value-type="float">
            <text:p>202003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7]-[$'Table 5 - Testing'.E8]" office:value-type="float" office:value="4" calcext:value-type="float">
            <text:p>4</text:p>
          </table:table-cell>
          <table:table-cell table:formula="of:=[.D7]-[$'Table 5 - Testing'.C8]" office:value-type="float" office:value="10" calcext:value-type="float">
            <text:p>10</text:p>
          </table:table-cell>
          <table:table-cell table:formula="of:=SUM([.F$2:.F7])-[.G7]" office:value-type="float" office:value="0" calcext:value-type="float">
            <text:p>0</text:p>
          </table:table-cell>
          <table:table-cell table:number-columns-repeated="3"/>
          <table:table-cell table:formula="of:=TEXT([$'Table 5 - Testing'.A8];&quot;DDD&quot;)" office:value-type="string" office:string-value="Wed" calcext:value-type="string">
            <text:p>Wed</text:p>
          </table:table-cell>
          <table:table-cell table:formula="of:=MOD([.A7]-4;7)" office:value-type="float" office:value="2" calcext:value-type="float">
            <text:p>2</text:p>
          </table:table-cell>
          <table:table-cell office:value-type="string" calcext:value-type="string">
            <text:p>Fri</text:p>
          </table:table-cell>
          <table:table-cell office:value-type="float" office:value="4" calcext:value-type="float">
            <text:p>4</text:p>
          </table:table-cell>
          <table:table-cell table:formula="of:=SUMIF([.M$2:.M$265];[.O7];[.C$2:.C$265])" office:value-type="float" office:value="12121" calcext:value-type="float">
            <text:p>12121</text:p>
          </table:table-cell>
          <table:table-cell table:style-name="ce99" table:formula="of:=[.P7]/[.P$10]" office:value-type="percentage" office:value="0.143408147087706" calcext:value-type="percentage">
            <text:p>14.3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0305" calcext:value-type="float">
            <text:p>2020030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8]-[$'Table 5 - Testing'.E9]" office:value-type="float" office:value="-1" calcext:value-type="float">
            <text:p>-1</text:p>
          </table:table-cell>
          <table:table-cell table:formula="of:=[.D8]-[$'Table 5 - Testing'.C9]" office:value-type="float" office:value="9" calcext:value-type="float">
            <text:p>9</text:p>
          </table:table-cell>
          <table:table-cell table:formula="of:=SUM([.F$2:.F8])-[.G8]" office:value-type="float" office:value="0" calcext:value-type="float">
            <text:p>0</text:p>
          </table:table-cell>
          <table:table-cell table:formula="of:=SUM([.C2:.C8])" office:value-type="float" office:value="15" calcext:value-type="float">
            <text:p>15</text:p>
          </table:table-cell>
          <table:table-cell table:formula="of:=[$'Table 5 - Testing'.C9]-0" office:value-type="float" office:value="6" calcext:value-type="float">
            <text:p>6</text:p>
          </table:table-cell>
          <table:table-cell table:formula="of:=[$'Table 5 - Testing'.D9]-0" office:value-type="float" office:value="1256" calcext:value-type="float">
            <text:p>1256</text:p>
          </table:table-cell>
          <table:table-cell table:formula="of:=TEXT([$'Table 5 - Testing'.A9];&quot;DDD&quot;)" office:value-type="string" office:string-value="Thu" calcext:value-type="string">
            <text:p>Thu</text:p>
          </table:table-cell>
          <table:table-cell table:formula="of:=MOD([.A8]-4;7)"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office:value-type="float" office:value="5" calcext:value-type="float">
            <text:p>5</text:p>
          </table:table-cell>
          <table:table-cell table:formula="of:=SUMIF([.M$2:.M$265];[.O8];[.C$2:.C$265])" office:value-type="float" office:value="9053" calcext:value-type="float">
            <text:p>9053</text:p>
          </table:table-cell>
          <table:table-cell table:style-name="ce99" table:formula="of:=[.P8]/[.P$10]" office:value-type="percentage" office:value="0.107109475751588" calcext:value-type="percentage">
            <text:p>10.7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0306" calcext:value-type="float">
            <text:p>2020030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-[$'Table 5 - Testing'.E10]" office:value-type="float" office:value="1" calcext:value-type="float">
            <text:p>1</text:p>
          </table:table-cell>
          <table:table-cell table:formula="of:=[.D9]-[$'Table 5 - Testing'.C10]" office:value-type="float" office:value="10" calcext:value-type="float">
            <text:p>10</text:p>
          </table:table-cell>
          <table:table-cell table:formula="of:=SUM([.F$2:.F9])-[.G9]" office:value-type="float" office:value="0" calcext:value-type="float">
            <text:p>0</text:p>
          </table:table-cell>
          <table:table-cell table:formula="of:=SUM([.C3:.C9])" office:value-type="float" office:value="20" calcext:value-type="float">
            <text:p>20</text:p>
          </table:table-cell>
          <table:table-cell table:formula="of:=[$'Table 5 - Testing'.C10]-0" office:value-type="float" office:value="11" calcext:value-type="float">
            <text:p>11</text:p>
          </table:table-cell>
          <table:table-cell table:formula="of:=[$'Table 5 - Testing'.D10]-0" office:value-type="float" office:value="1525" calcext:value-type="float">
            <text:p>1525</text:p>
          </table:table-cell>
          <table:table-cell table:formula="of:=TEXT([$'Table 5 - Testing'.A10];&quot;DDD&quot;)" office:value-type="string" office:string-value="Fri" calcext:value-type="string">
            <text:p>Fri</text:p>
          </table:table-cell>
          <table:table-cell table:formula="of:=MOD([.A9]-4;7)"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 table:formula="of:=SUMIF([.M$2:.M$265];[.O9];[.C$2:.C$265])" office:value-type="float" office:value="9027" calcext:value-type="float">
            <text:p>9027</text:p>
          </table:table-cell>
          <table:table-cell table:style-name="ce99" table:formula="of:=[.P9]/[.P$10]" office:value-type="percentage" office:value="0.106801859892808" calcext:value-type="percentage">
            <text:p>10.7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00307" calcext:value-type="float">
            <text:p>2020030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10]-[$'Table 5 - Testing'.E11]" office:value-type="float" office:value="1" calcext:value-type="float">
            <text:p>1</text:p>
          </table:table-cell>
          <table:table-cell table:formula="of:=[.D10]-[$'Table 5 - Testing'.C11]" office:value-type="float" office:value="11" calcext:value-type="float">
            <text:p>11</text:p>
          </table:table-cell>
          <table:table-cell table:formula="of:=SUM([.F$2:.F10])-[.G10]" office:value-type="float" office:value="0" calcext:value-type="float">
            <text:p>0</text:p>
          </table:table-cell>
          <table:table-cell table:formula="of:=SUM([.C4:.C10])" office:value-type="float" office:value="26" calcext:value-type="float">
            <text:p>26</text:p>
          </table:table-cell>
          <table:table-cell table:formula="of:=[$'Table 5 - Testing'.C11]-0" office:value-type="float" office:value="16" calcext:value-type="float">
            <text:p>16</text:p>
          </table:table-cell>
          <table:table-cell table:formula="of:=[$'Table 5 - Testing'.D11]-0" office:value-type="float" office:value="1680" calcext:value-type="float">
            <text:p>1680</text:p>
          </table:table-cell>
          <table:table-cell table:formula="of:=TEXT([$'Table 5 - Testing'.A11];&quot;DDD&quot;)" office:value-type="string" office:string-value="Sat" calcext:value-type="string">
            <text:p>Sat</text:p>
          </table:table-cell>
          <table:table-cell table:formula="of:=MOD([.A10]-4;7)" office:value-type="float" office:value="5" calcext:value-type="float">
            <text:p>5</text:p>
          </table:table-cell>
          <table:table-cell/>
          <table:table-cell office:value-type="string" calcext:value-type="string">
            <text:p>Total</text:p>
          </table:table-cell>
          <table:table-cell table:formula="of:=SUM([.P3:.P9])" office:value-type="float" office:value="84521" calcext:value-type="float">
            <text:p>84521</text:p>
          </table:table-cell>
          <table:table-cell table:style-name="ce99" table:formula="of:=[.P10]/[.P$10]" office:value-type="percentage" office:value="1" calcext:value-type="percentage">
            <text:p>100.0%</text:p>
          </table:table-cell>
          <table:table-cell table:style-name="ce100" table:formula="of:=[.Q10]/7" office:value-type="percentage" office:value="0.142857142857143" calcext:value-type="percentage">
            <text:p>1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0308" calcext:value-type="float">
            <text:p>202003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1]-[$'Table 5 - Testing'.E12]" office:value-type="float" office:value="1" calcext:value-type="float">
            <text:p>1</text:p>
          </table:table-cell>
          <table:table-cell table:formula="of:=[.D11]-[$'Table 5 - Testing'.C12]" office:value-type="float" office:value="12" calcext:value-type="float">
            <text:p>12</text:p>
          </table:table-cell>
          <table:table-cell table:formula="of:=SUM([.F$2:.F11])-[.G11]" office:value-type="float" office:value="0" calcext:value-type="float">
            <text:p>0</text:p>
          </table:table-cell>
          <table:table-cell table:formula="of:=SUM([.C5:.C11])" office:value-type="float" office:value="27" calcext:value-type="float">
            <text:p>27</text:p>
          </table:table-cell>
          <table:table-cell table:formula="of:=[$'Table 5 - Testing'.C12]-0" office:value-type="float" office:value="18" calcext:value-type="float">
            <text:p>18</text:p>
          </table:table-cell>
          <table:table-cell table:formula="of:=[$'Table 5 - Testing'.D12]-0" office:value-type="float" office:value="1957" calcext:value-type="float">
            <text:p>1957</text:p>
          </table:table-cell>
          <table:table-cell table:formula="of:=TEXT([$'Table 5 - Testing'.A12];&quot;DDD&quot;)" office:value-type="string" office:string-value="Sun" calcext:value-type="string">
            <text:p>Sun</text:p>
          </table:table-cell>
          <table:table-cell table:formula="of:=MOD([.A11]-4;7)" office:value-type="float" office:value="6" calcext:value-type="float">
            <text:p>6</text:p>
          </table:table-cell>
          <table:table-cell/>
          <table:table-cell office:value-type="string" calcext:value-type="string">
            <text:p>Check</text:p>
          </table:table-cell>
          <table:table-cell table:formula="of:=[.P10]-[.D2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00309" calcext:value-type="float">
            <text:p>2020030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]-[$'Table 5 - Testing'.E13]" office:value-type="float" office:value="11" calcext:value-type="float">
            <text:p>11</text:p>
          </table:table-cell>
          <table:table-cell table:formula="of:=[.D12]-[$'Table 5 - Testing'.C13]" office:value-type="float" office:value="23" calcext:value-type="float">
            <text:p>23</text:p>
          </table:table-cell>
          <table:table-cell table:formula="of:=SUM([.F$2:.F12])-[.G12]" office:value-type="float" office:value="0" calcext:value-type="float">
            <text:p>0</text:p>
          </table:table-cell>
          <table:table-cell table:formula="of:=SUM([.C6:.C12])" office:value-type="float" office:value="42" calcext:value-type="float">
            <text:p>42</text:p>
          </table:table-cell>
          <table:table-cell table:formula="of:=[$'Table 5 - Testing'.C13]-[$'Table 5 - Testing'.C6]" office:value-type="float" office:value="22" calcext:value-type="float">
            <text:p>22</text:p>
          </table:table-cell>
          <table:table-cell table:formula="of:=[$'Table 5 - Testing'.D13]-[$'Table 5 - Testing'.D6]" office:value-type="float" office:value="1286" calcext:value-type="float">
            <text:p>1286</text:p>
          </table:table-cell>
          <table:table-cell table:formula="of:=TEXT([$'Table 5 - Testing'.A13];&quot;DDD&quot;)" office:value-type="string" office:string-value="Mon" calcext:value-type="string">
            <text:p>Mon</text:p>
          </table:table-cell>
          <table:table-cell table:formula="of:=MOD([.A12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00310" calcext:value-type="float">
            <text:p>2020031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13]-[$'Table 5 - Testing'.E14]" office:value-type="float" office:value="17" calcext:value-type="float">
            <text:p>17</text:p>
          </table:table-cell>
          <table:table-cell table:formula="of:=[.D13]-[$'Table 5 - Testing'.C14]" office:value-type="float" office:value="40" calcext:value-type="float">
            <text:p>40</text:p>
          </table:table-cell>
          <table:table-cell table:formula="of:=SUM([.F$2:.F13])-[.G13]" office:value-type="float" office:value="0" calcext:value-type="float">
            <text:p>0</text:p>
          </table:table-cell>
          <table:table-cell table:formula="of:=SUM([.C7:.C13])" office:value-type="float" office:value="60" calcext:value-type="float">
            <text:p>60</text:p>
          </table:table-cell>
          <table:table-cell table:formula="of:=[$'Table 5 - Testing'.C14]-[$'Table 5 - Testing'.C7]" office:value-type="float" office:value="26" calcext:value-type="float">
            <text:p>26</text:p>
          </table:table-cell>
          <table:table-cell table:formula="of:=[$'Table 5 - Testing'.D14]-[$'Table 5 - Testing'.D7]" office:value-type="float" office:value="1319" calcext:value-type="float">
            <text:p>1319</text:p>
          </table:table-cell>
          <table:table-cell table:formula="of:=TEXT([$'Table 5 - Testing'.A14];&quot;DDD&quot;)" office:value-type="string" office:string-value="Tue" calcext:value-type="string">
            <text:p>Tue</text:p>
          </table:table-cell>
          <table:table-cell table:formula="of:=MOD([.A13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00311" calcext:value-type="float">
            <text:p>20200311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4]-[$'Table 5 - Testing'.E15]" office:value-type="float" office:value="17" calcext:value-type="float">
            <text:p>17</text:p>
          </table:table-cell>
          <table:table-cell table:formula="of:=[.D14]-[$'Table 5 - Testing'.C15]" office:value-type="float" office:value="57" calcext:value-type="float">
            <text:p>57</text:p>
          </table:table-cell>
          <table:table-cell table:formula="of:=SUM([.F$2:.F14])-[.G14]" office:value-type="float" office:value="0" calcext:value-type="float">
            <text:p>0</text:p>
          </table:table-cell>
          <table:table-cell table:formula="of:=SUM([.C8:.C14])" office:value-type="float" office:value="80" calcext:value-type="float">
            <text:p>80</text:p>
          </table:table-cell>
          <table:table-cell table:formula="of:=[$'Table 5 - Testing'.C15]-[$'Table 5 - Testing'.C8]" office:value-type="float" office:value="33" calcext:value-type="float">
            <text:p>33</text:p>
          </table:table-cell>
          <table:table-cell table:formula="of:=[$'Table 5 - Testing'.D15]-[$'Table 5 - Testing'.D8]" office:value-type="float" office:value="1270" calcext:value-type="float">
            <text:p>1270</text:p>
          </table:table-cell>
          <table:table-cell table:formula="of:=TEXT([$'Table 5 - Testing'.A15];&quot;DDD&quot;)" office:value-type="string" office:string-value="Wed" calcext:value-type="string">
            <text:p>Wed</text:p>
          </table:table-cell>
          <table:table-cell table:formula="of:=MOD([.A14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00312" calcext:value-type="float">
            <text:p>20200312</text:p>
          </table:table-cell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[.C15]-[$'Table 5 - Testing'.E16]" office:value-type="float" office:value="14" calcext:value-type="float">
            <text:p>14</text:p>
          </table:table-cell>
          <table:table-cell table:formula="of:=[.D15]-[$'Table 5 - Testing'.C16]" office:value-type="float" office:value="71" calcext:value-type="float">
            <text:p>71</text:p>
          </table:table-cell>
          <table:table-cell table:formula="of:=SUM([.F$2:.F15])-[.G15]" office:value-type="float" office:value="0" calcext:value-type="float">
            <text:p>0</text:p>
          </table:table-cell>
          <table:table-cell table:formula="of:=SUM([.C9:.C15])" office:value-type="float" office:value="116" calcext:value-type="float">
            <text:p>116</text:p>
          </table:table-cell>
          <table:table-cell table:formula="of:=[$'Table 5 - Testing'.C16]-[$'Table 5 - Testing'.C9]" office:value-type="float" office:value="54" calcext:value-type="float">
            <text:p>54</text:p>
          </table:table-cell>
          <table:table-cell table:formula="of:=[$'Table 5 - Testing'.D16]-[$'Table 5 - Testing'.D9]" office:value-type="float" office:value="1636" calcext:value-type="float">
            <text:p>1636</text:p>
          </table:table-cell>
          <table:table-cell table:formula="of:=TEXT([$'Table 5 - Testing'.A16];&quot;DDD&quot;)" office:value-type="string" office:string-value="Thu" calcext:value-type="string">
            <text:p>Thu</text:p>
          </table:table-cell>
          <table:table-cell table:formula="of:=MOD([.A15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00313" calcext:value-type="float">
            <text:p>20200313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[.C16]-[$'Table 5 - Testing'.E17]" office:value-type="float" office:value="23" calcext:value-type="float">
            <text:p>23</text:p>
          </table:table-cell>
          <table:table-cell table:formula="of:=[.D16]-[$'Table 5 - Testing'.C17]" office:value-type="float" office:value="94" calcext:value-type="float">
            <text:p>94</text:p>
          </table:table-cell>
          <table:table-cell table:formula="of:=SUM([.F$2:.F16])-[.G16]" office:value-type="float" office:value="0" calcext:value-type="float">
            <text:p>0</text:p>
          </table:table-cell>
          <table:table-cell table:formula="of:=SUM([.C10:.C16])" office:value-type="float" office:value="158" calcext:value-type="float">
            <text:p>158</text:p>
          </table:table-cell>
          <table:table-cell table:formula="of:=[$'Table 5 - Testing'.C17]-[$'Table 5 - Testing'.C10]" office:value-type="float" office:value="74" calcext:value-type="float">
            <text:p>74</text:p>
          </table:table-cell>
          <table:table-cell table:formula="of:=[$'Table 5 - Testing'.D17]-[$'Table 5 - Testing'.D10]" office:value-type="float" office:value="1789" calcext:value-type="float">
            <text:p>1789</text:p>
          </table:table-cell>
          <table:table-cell table:formula="of:=TEXT([$'Table 5 - Testing'.A17];&quot;DDD&quot;)" office:value-type="string" office:string-value="Fri" calcext:value-type="string">
            <text:p>Fri</text:p>
          </table:table-cell>
          <table:table-cell table:formula="of:=MOD([.A16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00314" calcext:value-type="float">
            <text:p>20200314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[.C17]-[$'Table 5 - Testing'.E18]" office:value-type="float" office:value="-17" calcext:value-type="float">
            <text:p>-17</text:p>
          </table:table-cell>
          <table:table-cell table:formula="of:=[.D17]-[$'Table 5 - Testing'.C18]" office:value-type="float" office:value="77" calcext:value-type="float">
            <text:p>77</text:p>
          </table:table-cell>
          <table:table-cell table:formula="of:=SUM([.F$2:.F17])-[.G17]" office:value-type="float" office:value="0" calcext:value-type="float">
            <text:p>0</text:p>
          </table:table-cell>
          <table:table-cell table:formula="of:=SUM([.C11:.C17])" office:value-type="float" office:value="171" calcext:value-type="float">
            <text:p>171</text:p>
          </table:table-cell>
          <table:table-cell table:formula="of:=[$'Table 5 - Testing'.C18]-[$'Table 5 - Testing'.C11]" office:value-type="float" office:value="105" calcext:value-type="float">
            <text:p>105</text:p>
          </table:table-cell>
          <table:table-cell table:formula="of:=[$'Table 5 - Testing'.D18]-[$'Table 5 - Testing'.D11]" office:value-type="float" office:value="2035" calcext:value-type="float">
            <text:p>2035</text:p>
          </table:table-cell>
          <table:table-cell table:formula="of:=TEXT([$'Table 5 - Testing'.A18];&quot;DDD&quot;)" office:value-type="string" office:string-value="Sat" calcext:value-type="string">
            <text:p>Sat</text:p>
          </table:table-cell>
          <table:table-cell table:formula="of:=MOD([.A17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00315" calcext:value-type="float">
            <text:p>20200315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formula="of:=[.C18]-[$'Table 5 - Testing'.E19]" office:value-type="float" office:value="-20" calcext:value-type="float">
            <text:p>-20</text:p>
          </table:table-cell>
          <table:table-cell table:formula="of:=[.D18]-[$'Table 5 - Testing'.C19]" office:value-type="float" office:value="57" calcext:value-type="float">
            <text:p>57</text:p>
          </table:table-cell>
          <table:table-cell table:formula="of:=SUM([.F$2:.F18])-[.G18]" office:value-type="float" office:value="0" calcext:value-type="float">
            <text:p>0</text:p>
          </table:table-cell>
          <table:table-cell table:formula="of:=SUM([.C12:.C18])" office:value-type="float" office:value="180" calcext:value-type="float">
            <text:p>180</text:p>
          </table:table-cell>
          <table:table-cell table:formula="of:=[$'Table 5 - Testing'.C19]-[$'Table 5 - Testing'.C12]" office:value-type="float" office:value="135" calcext:value-type="float">
            <text:p>135</text:p>
          </table:table-cell>
          <table:table-cell table:formula="of:=[$'Table 5 - Testing'.D19]-[$'Table 5 - Testing'.D12]" office:value-type="float" office:value="2283" calcext:value-type="float">
            <text:p>2283</text:p>
          </table:table-cell>
          <table:table-cell table:formula="of:=TEXT([$'Table 5 - Testing'.A19];&quot;DDD&quot;)" office:value-type="string" office:string-value="Sun" calcext:value-type="string">
            <text:p>Sun</text:p>
          </table:table-cell>
          <table:table-cell table:formula="of:=MOD([.A18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00316" calcext:value-type="float">
            <text:p>20200316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formula="of:=[.C19]-[$'Table 5 - Testing'.E20]" office:value-type="float" office:value="3" calcext:value-type="float">
            <text:p>3</text:p>
          </table:table-cell>
          <table:table-cell table:formula="of:=[.D19]-[$'Table 5 - Testing'.C20]" office:value-type="float" office:value="60" calcext:value-type="float">
            <text:p>60</text:p>
          </table:table-cell>
          <table:table-cell table:formula="of:=SUM([.F$2:.F19])-[.G19]" office:value-type="float" office:value="0" calcext:value-type="float">
            <text:p>0</text:p>
          </table:table-cell>
          <table:table-cell table:formula="of:=SUM([.C13:.C19])" office:value-type="float" office:value="185" calcext:value-type="float">
            <text:p>185</text:p>
          </table:table-cell>
          <table:table-cell table:formula="of:=[$'Table 5 - Testing'.C20]-[$'Table 5 - Testing'.C13]" office:value-type="float" office:value="148" calcext:value-type="float">
            <text:p>148</text:p>
          </table:table-cell>
          <table:table-cell table:formula="of:=[$'Table 5 - Testing'.D20]-[$'Table 5 - Testing'.D13]" office:value-type="float" office:value="2794" calcext:value-type="float">
            <text:p>2794</text:p>
          </table:table-cell>
          <table:table-cell table:formula="of:=TEXT([$'Table 5 - Testing'.A20];&quot;DDD&quot;)" office:value-type="string" office:string-value="Mon" calcext:value-type="string">
            <text:p>Mon</text:p>
          </table:table-cell>
          <table:table-cell table:formula="of:=MOD([.A19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00317" calcext:value-type="float">
            <text:p>20200317</text:p>
          </table:table-cell>
          <table:table-cell office:value-type="float" office:value="43" calcext:value-type="float">
            <text:p>43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table:formula="of:=[.C20]-[$'Table 5 - Testing'.E21]" office:value-type="float" office:value="19" calcext:value-type="float">
            <text:p>19</text:p>
          </table:table-cell>
          <table:table-cell table:formula="of:=[.D20]-[$'Table 5 - Testing'.C21]" office:value-type="float" office:value="79" calcext:value-type="float">
            <text:p>79</text:p>
          </table:table-cell>
          <table:table-cell table:formula="of:=SUM([.F$2:.F20])-[.G20]" office:value-type="float" office:value="0" calcext:value-type="float">
            <text:p>0</text:p>
          </table:table-cell>
          <table:table-cell table:formula="of:=SUM([.C14:.C20])" office:value-type="float" office:value="207" calcext:value-type="float">
            <text:p>207</text:p>
          </table:table-cell>
          <table:table-cell table:formula="of:=[$'Table 5 - Testing'.C21]-[$'Table 5 - Testing'.C14]" office:value-type="float" office:value="168" calcext:value-type="float">
            <text:p>168</text:p>
          </table:table-cell>
          <table:table-cell table:formula="of:=[$'Table 5 - Testing'.D21]-[$'Table 5 - Testing'.D14]" office:value-type="float" office:value="3012" calcext:value-type="float">
            <text:p>3012</text:p>
          </table:table-cell>
          <table:table-cell table:formula="of:=TEXT([$'Table 5 - Testing'.A21];&quot;DDD&quot;)" office:value-type="string" office:string-value="Tue" calcext:value-type="string">
            <text:p>Tue</text:p>
          </table:table-cell>
          <table:table-cell table:formula="of:=MOD([.A20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00318" calcext:value-type="float">
            <text:p>20200318</text:p>
          </table:table-cell>
          <table:table-cell office:value-type="float" office:value="41" calcext:value-type="float">
            <text:p>4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formula="of:=[.C21]-[$'Table 5 - Testing'.E22]" office:value-type="float" office:value="9" calcext:value-type="float">
            <text:p>9</text:p>
          </table:table-cell>
          <table:table-cell table:formula="of:=[.D21]-[$'Table 5 - Testing'.C22]" office:value-type="float" office:value="88" calcext:value-type="float">
            <text:p>88</text:p>
          </table:table-cell>
          <table:table-cell table:formula="of:=SUM([.F$2:.F21])-[.G21]" office:value-type="float" office:value="0" calcext:value-type="float">
            <text:p>0</text:p>
          </table:table-cell>
          <table:table-cell table:formula="of:=SUM([.C15:.C21])" office:value-type="float" office:value="222" calcext:value-type="float">
            <text:p>222</text:p>
          </table:table-cell>
          <table:table-cell table:formula="of:=[$'Table 5 - Testing'.C22]-[$'Table 5 - Testing'.C15]" office:value-type="float" office:value="191" calcext:value-type="float">
            <text:p>191</text:p>
          </table:table-cell>
          <table:table-cell table:formula="of:=[$'Table 5 - Testing'.D22]-[$'Table 5 - Testing'.D15]" office:value-type="float" office:value="3775" calcext:value-type="float">
            <text:p>3775</text:p>
          </table:table-cell>
          <table:table-cell table:formula="of:=TEXT([$'Table 5 - Testing'.A22];&quot;DDD&quot;)" office:value-type="string" office:string-value="Wed" calcext:value-type="string">
            <text:p>Wed</text:p>
          </table:table-cell>
          <table:table-cell table:formula="of:=MOD([.A21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00319" calcext:value-type="float">
            <text:p>20200319</text:p>
          </table:table-cell>
          <table:table-cell office:value-type="float" office:value="49" calcext:value-type="float">
            <text:p>49</text:p>
          </table:table-cell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table:formula="of:=[.C22]-[$'Table 5 - Testing'.E23]" office:value-type="float" office:value="10" calcext:value-type="float">
            <text:p>10</text:p>
          </table:table-cell>
          <table:table-cell table:formula="of:=[.D22]-[$'Table 5 - Testing'.C23]" office:value-type="float" office:value="98" calcext:value-type="float">
            <text:p>98</text:p>
          </table:table-cell>
          <table:table-cell table:formula="of:=SUM([.F$2:.F22])-[.G22]" office:value-type="float" office:value="0" calcext:value-type="float">
            <text:p>0</text:p>
          </table:table-cell>
          <table:table-cell table:formula="of:=SUM([.C16:.C22])" office:value-type="float" office:value="233" calcext:value-type="float">
            <text:p>233</text:p>
          </table:table-cell>
          <table:table-cell table:formula="of:=[$'Table 5 - Testing'.C23]-[$'Table 5 - Testing'.C16]" office:value-type="float" office:value="206" calcext:value-type="float">
            <text:p>206</text:p>
          </table:table-cell>
          <table:table-cell table:formula="of:=[$'Table 5 - Testing'.D23]-[$'Table 5 - Testing'.D16]" office:value-type="float" office:value="3880" calcext:value-type="float">
            <text:p>3880</text:p>
          </table:table-cell>
          <table:table-cell table:formula="of:=TEXT([$'Table 5 - Testing'.A23];&quot;DDD&quot;)" office:value-type="string" office:string-value="Thu" calcext:value-type="string">
            <text:p>Thu</text:p>
          </table:table-cell>
          <table:table-cell table:formula="of:=MOD([.A22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00320" calcext:value-type="float">
            <text:p>20200320</text:p>
          </table:table-cell>
          <table:table-cell office:value-type="float" office:value="83" calcext:value-type="float">
            <text:p>83</text:p>
          </table:table-cell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table:formula="of:=[.C23]-[$'Table 5 - Testing'.E24]" office:value-type="float" office:value="27" calcext:value-type="float">
            <text:p>27</text:p>
          </table:table-cell>
          <table:table-cell table:formula="of:=[.D23]-[$'Table 5 - Testing'.C24]" office:value-type="float" office:value="125" calcext:value-type="float">
            <text:p>125</text:p>
          </table:table-cell>
          <table:table-cell table:formula="of:=SUM([.F$2:.F23])-[.G23]" office:value-type="float" office:value="0" calcext:value-type="float">
            <text:p>0</text:p>
          </table:table-cell>
          <table:table-cell table:formula="of:=SUM([.C17:.C23])" office:value-type="float" office:value="268" calcext:value-type="float">
            <text:p>268</text:p>
          </table:table-cell>
          <table:table-cell table:formula="of:=[$'Table 5 - Testing'.C24]-[$'Table 5 - Testing'.C17]" office:value-type="float" office:value="237" calcext:value-type="float">
            <text:p>237</text:p>
          </table:table-cell>
          <table:table-cell table:formula="of:=[$'Table 5 - Testing'.D24]-[$'Table 5 - Testing'.D17]" office:value-type="float" office:value="4236" calcext:value-type="float">
            <text:p>4236</text:p>
          </table:table-cell>
          <table:table-cell table:formula="of:=TEXT([$'Table 5 - Testing'.A24];&quot;DDD&quot;)" office:value-type="string" office:string-value="Fri" calcext:value-type="string">
            <text:p>Fri</text:p>
          </table:table-cell>
          <table:table-cell table:formula="of:=MOD([.A23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00321" calcext:value-type="float">
            <text:p>20200321</text:p>
          </table:table-cell>
          <table:table-cell office:value-type="float" office:value="66" calcext:value-type="float">
            <text:p>66</text:p>
          </table:table-cell>
          <table:table-cell office:value-type="float" office:value="513" calcext:value-type="float">
            <text:p>513</text:p>
          </table:table-cell>
          <table:table-cell office:value-type="float" office:value="20" calcext:value-type="float">
            <text:p>20</text:p>
          </table:table-cell>
          <table:table-cell table:formula="of:=[.C24]-[$'Table 5 - Testing'.E25]" office:value-type="float" office:value="15" calcext:value-type="float">
            <text:p>15</text:p>
          </table:table-cell>
          <table:table-cell table:formula="of:=[.D24]-[$'Table 5 - Testing'.C25]" office:value-type="float" office:value="140" calcext:value-type="float">
            <text:p>140</text:p>
          </table:table-cell>
          <table:table-cell table:formula="of:=SUM([.F$2:.F24])-[.G24]" office:value-type="float" office:value="0" calcext:value-type="float">
            <text:p>0</text:p>
          </table:table-cell>
          <table:table-cell table:formula="of:=SUM([.C18:.C24])" office:value-type="float" office:value="315" calcext:value-type="float">
            <text:p>315</text:p>
          </table:table-cell>
          <table:table-cell table:formula="of:=[$'Table 5 - Testing'.C25]-[$'Table 5 - Testing'.C18]" office:value-type="float" office:value="252" calcext:value-type="float">
            <text:p>252</text:p>
          </table:table-cell>
          <table:table-cell table:formula="of:=[$'Table 5 - Testing'.D25]-[$'Table 5 - Testing'.D18]" office:value-type="float" office:value="4544" calcext:value-type="float">
            <text:p>4544</text:p>
          </table:table-cell>
          <table:table-cell table:formula="of:=TEXT([$'Table 5 - Testing'.A25];&quot;DDD&quot;)" office:value-type="string" office:string-value="Sat" calcext:value-type="string">
            <text:p>Sat</text:p>
          </table:table-cell>
          <table:table-cell table:formula="of:=MOD([.A24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00322" calcext:value-type="float">
            <text:p>20200322</text:p>
          </table:table-cell>
          <table:table-cell office:value-type="float" office:value="75" calcext:value-type="float">
            <text:p>75</text:p>
          </table:table-cell>
          <table:table-cell office:value-type="float" office:value="588" calcext:value-type="float">
            <text:p>588</text:p>
          </table:table-cell>
          <table:table-cell office:value-type="float" office:value="25" calcext:value-type="float">
            <text:p>25</text:p>
          </table:table-cell>
          <table:table-cell table:formula="of:=[.C25]-[$'Table 5 - Testing'.E26]" office:value-type="float" office:value="32" calcext:value-type="float">
            <text:p>32</text:p>
          </table:table-cell>
          <table:table-cell table:formula="of:=[.D25]-[$'Table 5 - Testing'.C26]" office:value-type="float" office:value="172" calcext:value-type="float">
            <text:p>172</text:p>
          </table:table-cell>
          <table:table-cell table:formula="of:=SUM([.F$2:.F25])-[.G25]" office:value-type="float" office:value="0" calcext:value-type="float">
            <text:p>0</text:p>
          </table:table-cell>
          <table:table-cell table:formula="of:=SUM([.C19:.C25])" office:value-type="float" office:value="378" calcext:value-type="float">
            <text:p>378</text:p>
          </table:table-cell>
          <table:table-cell table:formula="of:=[$'Table 5 - Testing'.C26]-[$'Table 5 - Testing'.C19]" office:value-type="float" office:value="263" calcext:value-type="float">
            <text:p>263</text:p>
          </table:table-cell>
          <table:table-cell table:formula="of:=[$'Table 5 - Testing'.D26]-[$'Table 5 - Testing'.D19]" office:value-type="float" office:value="4439" calcext:value-type="float">
            <text:p>4439</text:p>
          </table:table-cell>
          <table:table-cell table:formula="of:=TEXT([$'Table 5 - Testing'.A26];&quot;DDD&quot;)" office:value-type="string" office:string-value="Sun" calcext:value-type="string">
            <text:p>Sun</text:p>
          </table:table-cell>
          <table:table-cell table:formula="of:=MOD([.A25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00323" calcext:value-type="float">
            <text:p>20200323</text:p>
          </table:table-cell>
          <table:table-cell office:value-type="float" office:value="138" calcext:value-type="float">
            <text:p>138</text:p>
          </table:table-cell>
          <table:table-cell office:value-type="float" office:value="726" calcext:value-type="float">
            <text:p>726</text:p>
          </table:table-cell>
          <table:table-cell office:value-type="float" office:value="29" calcext:value-type="float">
            <text:p>29</text:p>
          </table:table-cell>
          <table:table-cell table:formula="of:=[.C26]-[$'Table 5 - Testing'.E27]" office:value-type="float" office:value="55" calcext:value-type="float">
            <text:p>55</text:p>
          </table:table-cell>
          <table:table-cell table:formula="of:=[.D26]-[$'Table 5 - Testing'.C27]" office:value-type="float" office:value="227" calcext:value-type="float">
            <text:p>227</text:p>
          </table:table-cell>
          <table:table-cell table:formula="of:=SUM([.F$2:.F26])-[.G26]" office:value-type="float" office:value="0" calcext:value-type="float">
            <text:p>0</text:p>
          </table:table-cell>
          <table:table-cell table:formula="of:=SUM([.C20:.C26])" office:value-type="float" office:value="495" calcext:value-type="float">
            <text:p>495</text:p>
          </table:table-cell>
          <table:table-cell table:formula="of:=[$'Table 5 - Testing'.C27]-[$'Table 5 - Testing'.C20]" office:value-type="float" office:value="328" calcext:value-type="float">
            <text:p>328</text:p>
          </table:table-cell>
          <table:table-cell table:formula="of:=[$'Table 5 - Testing'.D27]-[$'Table 5 - Testing'.D20]" office:value-type="float" office:value="4469" calcext:value-type="float">
            <text:p>4469</text:p>
          </table:table-cell>
          <table:table-cell table:formula="of:=TEXT([$'Table 5 - Testing'.A27];&quot;DDD&quot;)" office:value-type="string" office:string-value="Mon" calcext:value-type="string">
            <text:p>Mon</text:p>
          </table:table-cell>
          <table:table-cell table:formula="of:=MOD([.A26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00324" calcext:value-type="float">
            <text:p>20200324</text:p>
          </table:table-cell>
          <table:table-cell office:value-type="float" office:value="167" calcext:value-type="float">
            <text:p>167</text:p>
          </table:table-cell>
          <table:table-cell office:value-type="float" office:value="893" calcext:value-type="float">
            <text:p>893</text:p>
          </table:table-cell>
          <table:table-cell office:value-type="float" office:value="36" calcext:value-type="float">
            <text:p>36</text:p>
          </table:table-cell>
          <table:table-cell table:formula="of:=[.C27]-[$'Table 5 - Testing'.E28]" office:value-type="float" office:value="82" calcext:value-type="float">
            <text:p>82</text:p>
          </table:table-cell>
          <table:table-cell table:formula="of:=[.D27]-[$'Table 5 - Testing'.C28]" office:value-type="float" office:value="309" calcext:value-type="float">
            <text:p>309</text:p>
          </table:table-cell>
          <table:table-cell table:formula="of:=SUM([.F$2:.F27])-[.G27]" office:value-type="float" office:value="0" calcext:value-type="float">
            <text:p>0</text:p>
          </table:table-cell>
          <table:table-cell table:formula="of:=SUM([.C21:.C27])" office:value-type="float" office:value="619" calcext:value-type="float">
            <text:p>619</text:p>
          </table:table-cell>
          <table:table-cell table:formula="of:=[$'Table 5 - Testing'.C28]-[$'Table 5 - Testing'.C21]" office:value-type="float" office:value="389" calcext:value-type="float">
            <text:p>389</text:p>
          </table:table-cell>
          <table:table-cell table:formula="of:=[$'Table 5 - Testing'.D28]-[$'Table 5 - Testing'.D21]" office:value-type="float" office:value="4722" calcext:value-type="float">
            <text:p>4722</text:p>
          </table:table-cell>
          <table:table-cell table:formula="of:=TEXT([$'Table 5 - Testing'.A28];&quot;DDD&quot;)" office:value-type="string" office:string-value="Tue" calcext:value-type="string">
            <text:p>Tue</text:p>
          </table:table-cell>
          <table:table-cell table:formula="of:=MOD([.A27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00325" calcext:value-type="float">
            <text:p>20200325</text:p>
          </table:table-cell>
          <table:table-cell office:value-type="float" office:value="187" calcext:value-type="float">
            <text:p>187</text:p>
          </table:table-cell>
          <table:table-cell office:value-type="float" office:value="1080" calcext:value-type="float">
            <text:p>1080</text:p>
          </table:table-cell>
          <table:table-cell office:value-type="float" office:value="46" calcext:value-type="float">
            <text:p>46</text:p>
          </table:table-cell>
          <table:table-cell table:formula="of:=[.C28]-[$'Table 5 - Testing'.E29]" office:value-type="float" office:value="52" calcext:value-type="float">
            <text:p>52</text:p>
          </table:table-cell>
          <table:table-cell table:formula="of:=[.D28]-[$'Table 5 - Testing'.C29]" office:value-type="float" office:value="361" calcext:value-type="float">
            <text:p>361</text:p>
          </table:table-cell>
          <table:table-cell table:formula="of:=SUM([.F$2:.F28])-[.G28]" office:value-type="float" office:value="0" calcext:value-type="float">
            <text:p>0</text:p>
          </table:table-cell>
          <table:table-cell table:formula="of:=SUM([.C22:.C28])" office:value-type="float" office:value="765" calcext:value-type="float">
            <text:p>765</text:p>
          </table:table-cell>
          <table:table-cell table:formula="of:=[$'Table 5 - Testing'.C29]-[$'Table 5 - Testing'.C22]" office:value-type="float" office:value="492" calcext:value-type="float">
            <text:p>492</text:p>
          </table:table-cell>
          <table:table-cell table:formula="of:=[$'Table 5 - Testing'.D29]-[$'Table 5 - Testing'.D22]" office:value-type="float" office:value="4585" calcext:value-type="float">
            <text:p>4585</text:p>
          </table:table-cell>
          <table:table-cell table:formula="of:=TEXT([$'Table 5 - Testing'.A29];&quot;DDD&quot;)" office:value-type="string" office:string-value="Wed" calcext:value-type="string">
            <text:p>Wed</text:p>
          </table:table-cell>
          <table:table-cell table:formula="of:=MOD([.A28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00326" calcext:value-type="float">
            <text:p>20200326</text:p>
          </table:table-cell>
          <table:table-cell office:value-type="float" office:value="223" calcext:value-type="float">
            <text:p>223</text:p>
          </table:table-cell>
          <table:table-cell office:value-type="float" office:value="1303" calcext:value-type="float">
            <text:p>1303</text:p>
          </table:table-cell>
          <table:table-cell office:value-type="float" office:value="57" calcext:value-type="float">
            <text:p>57</text:p>
          </table:table-cell>
          <table:table-cell table:formula="of:=[.C29]-[$'Table 5 - Testing'.E30]" office:value-type="float" office:value="48" calcext:value-type="float">
            <text:p>48</text:p>
          </table:table-cell>
          <table:table-cell table:formula="of:=[.D29]-[$'Table 5 - Testing'.C30]" office:value-type="float" office:value="409" calcext:value-type="float">
            <text:p>409</text:p>
          </table:table-cell>
          <table:table-cell table:formula="of:=SUM([.F$2:.F29])-[.G29]" office:value-type="float" office:value="0" calcext:value-type="float">
            <text:p>0</text:p>
          </table:table-cell>
          <table:table-cell table:formula="of:=SUM([.C23:.C29])" office:value-type="float" office:value="939" calcext:value-type="float">
            <text:p>939</text:p>
          </table:table-cell>
          <table:table-cell table:formula="of:=[$'Table 5 - Testing'.C30]-[$'Table 5 - Testing'.C23]" office:value-type="float" office:value="628" calcext:value-type="float">
            <text:p>628</text:p>
          </table:table-cell>
          <table:table-cell table:formula="of:=[$'Table 5 - Testing'.D30]-[$'Table 5 - Testing'.D23]" office:value-type="float" office:value="4715" calcext:value-type="float">
            <text:p>4715</text:p>
          </table:table-cell>
          <table:table-cell table:formula="of:=TEXT([$'Table 5 - Testing'.A30];&quot;DDD&quot;)" office:value-type="string" office:string-value="Thu" calcext:value-type="string">
            <text:p>Thu</text:p>
          </table:table-cell>
          <table:table-cell table:formula="of:=MOD([.A29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00327" calcext:value-type="float">
            <text:p>20200327</text:p>
          </table:table-cell>
          <table:table-cell office:value-type="float" office:value="274" calcext:value-type="float">
            <text:p>274</text:p>
          </table:table-cell>
          <table:table-cell office:value-type="float" office:value="1577" calcext:value-type="float">
            <text:p>1577</text:p>
          </table:table-cell>
          <table:table-cell office:value-type="float" office:value="68" calcext:value-type="float">
            <text:p>68</text:p>
          </table:table-cell>
          <table:table-cell table:formula="of:=[.C30]-[$'Table 5 - Testing'.E31]" office:value-type="float" office:value="109" calcext:value-type="float">
            <text:p>109</text:p>
          </table:table-cell>
          <table:table-cell table:formula="of:=[.D30]-[$'Table 5 - Testing'.C31]" office:value-type="float" office:value="518" calcext:value-type="float">
            <text:p>518</text:p>
          </table:table-cell>
          <table:table-cell table:formula="of:=SUM([.F$2:.F30])-[.G30]" office:value-type="float" office:value="0" calcext:value-type="float">
            <text:p>0</text:p>
          </table:table-cell>
          <table:table-cell table:formula="of:=SUM([.C24:.C30])" office:value-type="float" office:value="1130" calcext:value-type="float">
            <text:p>1130</text:p>
          </table:table-cell>
          <table:table-cell table:formula="of:=[$'Table 5 - Testing'.C31]-[$'Table 5 - Testing'.C24]" office:value-type="float" office:value="737" calcext:value-type="float">
            <text:p>737</text:p>
          </table:table-cell>
          <table:table-cell table:formula="of:=[$'Table 5 - Testing'.D31]-[$'Table 5 - Testing'.D24]" office:value-type="float" office:value="4723" calcext:value-type="float">
            <text:p>4723</text:p>
          </table:table-cell>
          <table:table-cell table:formula="of:=TEXT([$'Table 5 - Testing'.A31];&quot;DDD&quot;)" office:value-type="string" office:string-value="Fri" calcext:value-type="string">
            <text:p>Fri</text:p>
          </table:table-cell>
          <table:table-cell table:formula="of:=MOD([.A30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00328" calcext:value-type="float">
            <text:p>20200328</text:p>
          </table:table-cell>
          <table:table-cell office:value-type="float" office:value="205" calcext:value-type="float">
            <text:p>205</text:p>
          </table:table-cell>
          <table:table-cell office:value-type="float" office:value="1782" calcext:value-type="float">
            <text:p>1782</text:p>
          </table:table-cell>
          <table:table-cell office:value-type="float" office:value="97" calcext:value-type="float">
            <text:p>97</text:p>
          </table:table-cell>
          <table:table-cell table:formula="of:=[.C31]-[$'Table 5 - Testing'.E32]" office:value-type="float" office:value="19" calcext:value-type="float">
            <text:p>19</text:p>
          </table:table-cell>
          <table:table-cell table:formula="of:=[.D31]-[$'Table 5 - Testing'.C32]" office:value-type="float" office:value="537" calcext:value-type="float">
            <text:p>537</text:p>
          </table:table-cell>
          <table:table-cell table:formula="of:=SUM([.F$2:.F31])-[.G31]" office:value-type="float" office:value="0" calcext:value-type="float">
            <text:p>0</text:p>
          </table:table-cell>
          <table:table-cell table:formula="of:=SUM([.C25:.C31])" office:value-type="float" office:value="1269" calcext:value-type="float">
            <text:p>1269</text:p>
          </table:table-cell>
          <table:table-cell table:formula="of:=[$'Table 5 - Testing'.C32]-[$'Table 5 - Testing'.C25]" office:value-type="float" office:value="872" calcext:value-type="float">
            <text:p>872</text:p>
          </table:table-cell>
          <table:table-cell table:formula="of:=[$'Table 5 - Testing'.D32]-[$'Table 5 - Testing'.D25]" office:value-type="float" office:value="4874" calcext:value-type="float">
            <text:p>4874</text:p>
          </table:table-cell>
          <table:table-cell table:formula="of:=TEXT([$'Table 5 - Testing'.A32];&quot;DDD&quot;)" office:value-type="string" office:string-value="Sat" calcext:value-type="string">
            <text:p>Sat</text:p>
          </table:table-cell>
          <table:table-cell table:formula="of:=MOD([.A31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00329" calcext:value-type="float">
            <text:p>20200329</text:p>
          </table:table-cell>
          <table:table-cell office:value-type="float" office:value="197" calcext:value-type="float">
            <text:p>197</text:p>
          </table:table-cell>
          <table:table-cell office:value-type="float" office:value="1979" calcext:value-type="float">
            <text:p>1979</text:p>
          </table:table-cell>
          <table:table-cell office:value-type="float" office:value="117" calcext:value-type="float">
            <text:p>117</text:p>
          </table:table-cell>
          <table:table-cell table:formula="of:=[.C32]-[$'Table 5 - Testing'.E33]" office:value-type="float" office:value="58" calcext:value-type="float">
            <text:p>58</text:p>
          </table:table-cell>
          <table:table-cell table:formula="of:=[.D32]-[$'Table 5 - Testing'.C33]" office:value-type="float" office:value="595" calcext:value-type="float">
            <text:p>595</text:p>
          </table:table-cell>
          <table:table-cell table:formula="of:=SUM([.F$2:.F32])-[.G32]" office:value-type="float" office:value="0" calcext:value-type="float">
            <text:p>0</text:p>
          </table:table-cell>
          <table:table-cell table:formula="of:=SUM([.C26:.C32])" office:value-type="float" office:value="1391" calcext:value-type="float">
            <text:p>1391</text:p>
          </table:table-cell>
          <table:table-cell table:formula="of:=[$'Table 5 - Testing'.C33]-[$'Table 5 - Testing'.C26]" office:value-type="float" office:value="968" calcext:value-type="float">
            <text:p>968</text:p>
          </table:table-cell>
          <table:table-cell table:formula="of:=[$'Table 5 - Testing'.D33]-[$'Table 5 - Testing'.D26]" office:value-type="float" office:value="5210" calcext:value-type="float">
            <text:p>5210</text:p>
          </table:table-cell>
          <table:table-cell table:formula="of:=TEXT([$'Table 5 - Testing'.A33];&quot;DDD&quot;)" office:value-type="string" office:string-value="Sun" calcext:value-type="string">
            <text:p>Sun</text:p>
          </table:table-cell>
          <table:table-cell table:formula="of:=MOD([.A32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00330" calcext:value-type="float">
            <text:p>20200330</text:p>
          </table:table-cell>
          <table:table-cell office:value-type="float" office:value="321" calcext:value-type="float">
            <text:p>321</text:p>
          </table:table-cell>
          <table:table-cell office:value-type="float" office:value="2300" calcext:value-type="float">
            <text:p>2300</text:p>
          </table:table-cell>
          <table:table-cell office:value-type="float" office:value="144" calcext:value-type="float">
            <text:p>144</text:p>
          </table:table-cell>
          <table:table-cell table:formula="of:=[.C33]-[$'Table 5 - Testing'.E34]" office:value-type="float" office:value="142" calcext:value-type="float">
            <text:p>142</text:p>
          </table:table-cell>
          <table:table-cell table:formula="of:=[.D33]-[$'Table 5 - Testing'.C34]" office:value-type="float" office:value="737" calcext:value-type="float">
            <text:p>737</text:p>
          </table:table-cell>
          <table:table-cell table:formula="of:=SUM([.F$2:.F33])-[.G33]" office:value-type="float" office:value="0" calcext:value-type="float">
            <text:p>0</text:p>
          </table:table-cell>
          <table:table-cell table:formula="of:=SUM([.C27:.C33])" office:value-type="float" office:value="1574" calcext:value-type="float">
            <text:p>1574</text:p>
          </table:table-cell>
          <table:table-cell table:formula="of:=[$'Table 5 - Testing'.C34]-[$'Table 5 - Testing'.C27]" office:value-type="float" office:value="1064" calcext:value-type="float">
            <text:p>1064</text:p>
          </table:table-cell>
          <table:table-cell table:formula="of:=[$'Table 5 - Testing'.D34]-[$'Table 5 - Testing'.D27]" office:value-type="float" office:value="5260" calcext:value-type="float">
            <text:p>5260</text:p>
          </table:table-cell>
          <table:table-cell table:formula="of:=TEXT([$'Table 5 - Testing'.A34];&quot;DDD&quot;)" office:value-type="string" office:string-value="Mon" calcext:value-type="string">
            <text:p>Mon</text:p>
          </table:table-cell>
          <table:table-cell table:formula="of:=MOD([.A33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00331" calcext:value-type="float">
            <text:p>20200331</text:p>
          </table:table-cell>
          <table:table-cell office:value-type="float" office:value="340" calcext:value-type="float">
            <text:p>340</text:p>
          </table:table-cell>
          <table:table-cell office:value-type="float" office:value="2640" calcext:value-type="float">
            <text:p>2640</text:p>
          </table:table-cell>
          <table:table-cell office:value-type="float" office:value="182" calcext:value-type="float">
            <text:p>182</text:p>
          </table:table-cell>
          <table:table-cell table:formula="of:=[.C34]-[$'Table 5 - Testing'.E35]" office:value-type="float" office:value="-90" calcext:value-type="float">
            <text:p>-90</text:p>
          </table:table-cell>
          <table:table-cell table:formula="of:=[.D34]-[$'Table 5 - Testing'.C35]" office:value-type="float" office:value="647" calcext:value-type="float">
            <text:p>647</text:p>
          </table:table-cell>
          <table:table-cell table:formula="of:=SUM([.F$2:.F34])-[.G34]" office:value-type="float" office:value="0" calcext:value-type="float">
            <text:p>0</text:p>
          </table:table-cell>
          <table:table-cell table:formula="of:=SUM([.C28:.C34])" office:value-type="float" office:value="1747" calcext:value-type="float">
            <text:p>1747</text:p>
          </table:table-cell>
          <table:table-cell table:formula="of:=[$'Table 5 - Testing'.C35]-[$'Table 5 - Testing'.C28]" office:value-type="float" office:value="1409" calcext:value-type="float">
            <text:p>1409</text:p>
          </table:table-cell>
          <table:table-cell table:formula="of:=[$'Table 5 - Testing'.D35]-[$'Table 5 - Testing'.D28]" office:value-type="float" office:value="5927" calcext:value-type="float">
            <text:p>5927</text:p>
          </table:table-cell>
          <table:table-cell table:formula="of:=TEXT([$'Table 5 - Testing'.A35];&quot;DDD&quot;)" office:value-type="string" office:string-value="Tue" calcext:value-type="string">
            <text:p>Tue</text:p>
          </table:table-cell>
          <table:table-cell table:formula="of:=MOD([.A34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00401" calcext:value-type="float">
            <text:p>20200401</text:p>
          </table:table-cell>
          <table:table-cell office:value-type="float" office:value="384" calcext:value-type="float">
            <text:p>384</text:p>
          </table:table-cell>
          <table:table-cell office:value-type="float" office:value="3024" calcext:value-type="float">
            <text:p>3024</text:p>
          </table:table-cell>
          <table:table-cell office:value-type="float" office:value="226" calcext:value-type="float">
            <text:p>226</text:p>
          </table:table-cell>
          <table:table-cell table:formula="of:=[.C35]-[$'Table 5 - Testing'.E36]" office:value-type="float" office:value="67" calcext:value-type="float">
            <text:p>67</text:p>
          </table:table-cell>
          <table:table-cell table:formula="of:=[.D35]-[$'Table 5 - Testing'.C36]" office:value-type="float" office:value="714" calcext:value-type="float">
            <text:p>714</text:p>
          </table:table-cell>
          <table:table-cell table:formula="of:=SUM([.F$2:.F35])-[.G35]" office:value-type="float" office:value="0" calcext:value-type="float">
            <text:p>0</text:p>
          </table:table-cell>
          <table:table-cell table:formula="of:=SUM([.C29:.C35])" office:value-type="float" office:value="1944" calcext:value-type="float">
            <text:p>1944</text:p>
          </table:table-cell>
          <table:table-cell table:formula="of:=[$'Table 5 - Testing'.C36]-[$'Table 5 - Testing'.C29]" office:value-type="float" office:value="1591" calcext:value-type="float">
            <text:p>1591</text:p>
          </table:table-cell>
          <table:table-cell table:formula="of:=[$'Table 5 - Testing'.D36]-[$'Table 5 - Testing'.D29]" office:value-type="float" office:value="6331" calcext:value-type="float">
            <text:p>6331</text:p>
          </table:table-cell>
          <table:table-cell table:formula="of:=TEXT([$'Table 5 - Testing'.A36];&quot;DDD&quot;)" office:value-type="string" office:string-value="Wed" calcext:value-type="string">
            <text:p>Wed</text:p>
          </table:table-cell>
          <table:table-cell table:formula="of:=MOD([.A35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00402" calcext:value-type="float">
            <text:p>20200402</text:p>
          </table:table-cell>
          <table:table-cell office:value-type="float" office:value="355" calcext:value-type="float">
            <text:p>355</text:p>
          </table:table-cell>
          <table:table-cell office:value-type="float" office:value="3379" calcext:value-type="float">
            <text:p>3379</text:p>
          </table:table-cell>
          <table:table-cell office:value-type="float" office:value="262" calcext:value-type="float">
            <text:p>262</text:p>
          </table:table-cell>
          <table:table-cell table:formula="of:=[.C36]-[$'Table 5 - Testing'.E37]" office:value-type="float" office:value="63" calcext:value-type="float">
            <text:p>63</text:p>
          </table:table-cell>
          <table:table-cell table:formula="of:=[.D36]-[$'Table 5 - Testing'.C37]" office:value-type="float" office:value="777" calcext:value-type="float">
            <text:p>777</text:p>
          </table:table-cell>
          <table:table-cell table:formula="of:=SUM([.F$2:.F36])-[.G36]" office:value-type="float" office:value="0" calcext:value-type="float">
            <text:p>0</text:p>
          </table:table-cell>
          <table:table-cell table:formula="of:=SUM([.C30:.C36])" office:value-type="float" office:value="2076" calcext:value-type="float">
            <text:p>2076</text:p>
          </table:table-cell>
          <table:table-cell table:formula="of:=[$'Table 5 - Testing'.C37]-[$'Table 5 - Testing'.C30]" office:value-type="float" office:value="1708" calcext:value-type="float">
            <text:p>1708</text:p>
          </table:table-cell>
          <table:table-cell table:formula="of:=[$'Table 5 - Testing'.D37]-[$'Table 5 - Testing'.D30]" office:value-type="float" office:value="6641" calcext:value-type="float">
            <text:p>6641</text:p>
          </table:table-cell>
          <table:table-cell table:formula="of:=TEXT([$'Table 5 - Testing'.A37];&quot;DDD&quot;)" office:value-type="string" office:string-value="Thu" calcext:value-type="string">
            <text:p>Thu</text:p>
          </table:table-cell>
          <table:table-cell table:formula="of:=MOD([.A36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00403" calcext:value-type="float">
            <text:p>20200403</text:p>
          </table:table-cell>
          <table:table-cell office:value-type="float" office:value="379" calcext:value-type="float">
            <text:p>379</text:p>
          </table:table-cell>
          <table:table-cell office:value-type="float" office:value="3758" calcext:value-type="float">
            <text:p>3758</text:p>
          </table:table-cell>
          <table:table-cell office:value-type="float" office:value="319" calcext:value-type="float">
            <text:p>319</text:p>
          </table:table-cell>
          <table:table-cell table:formula="of:=[.C37]-[$'Table 5 - Testing'.E38]" office:value-type="float" office:value="-20" calcext:value-type="float">
            <text:p>-20</text:p>
          </table:table-cell>
          <table:table-cell table:formula="of:=[.D37]-[$'Table 5 - Testing'.C38]" office:value-type="float" office:value="757" calcext:value-type="float">
            <text:p>757</text:p>
          </table:table-cell>
          <table:table-cell table:formula="of:=SUM([.F$2:.F37])-[.G37]" office:value-type="float" office:value="0" calcext:value-type="float">
            <text:p>0</text:p>
          </table:table-cell>
          <table:table-cell table:formula="of:=SUM([.C31:.C37])" office:value-type="float" office:value="2181" calcext:value-type="float">
            <text:p>2181</text:p>
          </table:table-cell>
          <table:table-cell table:formula="of:=[$'Table 5 - Testing'.C38]-[$'Table 5 - Testing'.C31]" office:value-type="float" office:value="1942" calcext:value-type="float">
            <text:p>1942</text:p>
          </table:table-cell>
          <table:table-cell table:formula="of:=[$'Table 5 - Testing'.D38]-[$'Table 5 - Testing'.D31]" office:value-type="float" office:value="7262" calcext:value-type="float">
            <text:p>7262</text:p>
          </table:table-cell>
          <table:table-cell table:formula="of:=TEXT([$'Table 5 - Testing'.A38];&quot;DDD&quot;)" office:value-type="string" office:string-value="Fri" calcext:value-type="string">
            <text:p>Fri</text:p>
          </table:table-cell>
          <table:table-cell table:formula="of:=MOD([.A37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00404" calcext:value-type="float">
            <text:p>20200404</text:p>
          </table:table-cell>
          <table:table-cell office:value-type="float" office:value="259" calcext:value-type="float">
            <text:p>259</text:p>
          </table:table-cell>
          <table:table-cell office:value-type="float" office:value="4017" calcext:value-type="float">
            <text:p>4017</text:p>
          </table:table-cell>
          <table:table-cell office:value-type="float" office:value="346" calcext:value-type="float">
            <text:p>346</text:p>
          </table:table-cell>
          <table:table-cell table:formula="of:=[.C38]-[$'Table 5 - Testing'.E39]" office:value-type="float" office:value="-85" calcext:value-type="float">
            <text:p>-85</text:p>
          </table:table-cell>
          <table:table-cell table:formula="of:=[.D38]-[$'Table 5 - Testing'.C39]" office:value-type="float" office:value="672" calcext:value-type="float">
            <text:p>672</text:p>
          </table:table-cell>
          <table:table-cell table:formula="of:=SUM([.F$2:.F38])-[.G38]" office:value-type="float" office:value="0" calcext:value-type="float">
            <text:p>0</text:p>
          </table:table-cell>
          <table:table-cell table:formula="of:=SUM([.C32:.C38])" office:value-type="float" office:value="2235" calcext:value-type="float">
            <text:p>2235</text:p>
          </table:table-cell>
          <table:table-cell table:formula="of:=[$'Table 5 - Testing'.C39]-[$'Table 5 - Testing'.C32]" office:value-type="float" office:value="2100" calcext:value-type="float">
            <text:p>2100</text:p>
          </table:table-cell>
          <table:table-cell table:formula="of:=[$'Table 5 - Testing'.D39]-[$'Table 5 - Testing'.D32]" office:value-type="float" office:value="7665" calcext:value-type="float">
            <text:p>7665</text:p>
          </table:table-cell>
          <table:table-cell table:formula="of:=TEXT([$'Table 5 - Testing'.A39];&quot;DDD&quot;)" office:value-type="string" office:string-value="Sat" calcext:value-type="string">
            <text:p>Sat</text:p>
          </table:table-cell>
          <table:table-cell table:formula="of:=MOD([.A38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00405" calcext:value-type="float">
            <text:p>20200405</text:p>
          </table:table-cell>
          <table:table-cell office:value-type="float" office:value="225" calcext:value-type="float">
            <text:p>225</text:p>
          </table:table-cell>
          <table:table-cell office:value-type="float" office:value="4242" calcext:value-type="float">
            <text:p>4242</text:p>
          </table:table-cell>
          <table:table-cell office:value-type="float" office:value="390" calcext:value-type="float">
            <text:p>390</text:p>
          </table:table-cell>
          <table:table-cell table:formula="of:=[.C39]-[$'Table 5 - Testing'.E40]" office:value-type="float" office:value="-136" calcext:value-type="float">
            <text:p>-136</text:p>
          </table:table-cell>
          <table:table-cell table:formula="of:=[.D39]-[$'Table 5 - Testing'.C40]" office:value-type="float" office:value="536" calcext:value-type="float">
            <text:p>536</text:p>
          </table:table-cell>
          <table:table-cell table:formula="of:=SUM([.F$2:.F39])-[.G39]" office:value-type="float" office:value="0" calcext:value-type="float">
            <text:p>0</text:p>
          </table:table-cell>
          <table:table-cell table:formula="of:=SUM([.C33:.C39])" office:value-type="float" office:value="2263" calcext:value-type="float">
            <text:p>2263</text:p>
          </table:table-cell>
          <table:table-cell table:formula="of:=[$'Table 5 - Testing'.C40]-[$'Table 5 - Testing'.C33]" office:value-type="float" office:value="2322" calcext:value-type="float">
            <text:p>2322</text:p>
          </table:table-cell>
          <table:table-cell table:formula="of:=[$'Table 5 - Testing'.D40]-[$'Table 5 - Testing'.D33]" office:value-type="float" office:value="9254" calcext:value-type="float">
            <text:p>9254</text:p>
          </table:table-cell>
          <table:table-cell table:formula="of:=TEXT([$'Table 5 - Testing'.A40];&quot;DDD&quot;)" office:value-type="string" office:string-value="Sun" calcext:value-type="string">
            <text:p>Sun</text:p>
          </table:table-cell>
          <table:table-cell table:formula="of:=MOD([.A39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00406" calcext:value-type="float">
            <text:p>20200406</text:p>
          </table:table-cell>
          <table:table-cell office:value-type="float" office:value="404" calcext:value-type="float">
            <text:p>404</text:p>
          </table:table-cell>
          <table:table-cell office:value-type="float" office:value="4646" calcext:value-type="float">
            <text:p>4646</text:p>
          </table:table-cell>
          <table:table-cell office:value-type="float" office:value="452" calcext:value-type="float">
            <text:p>452</text:p>
          </table:table-cell>
          <table:table-cell table:formula="of:=[.C40]-[$'Table 5 - Testing'.E41]" office:value-type="float" office:value="149" calcext:value-type="float">
            <text:p>149</text:p>
          </table:table-cell>
          <table:table-cell table:formula="of:=[.D40]-[$'Table 5 - Testing'.C41]" office:value-type="float" office:value="685" calcext:value-type="float">
            <text:p>685</text:p>
          </table:table-cell>
          <table:table-cell table:formula="of:=SUM([.F$2:.F40])-[.G40]" office:value-type="float" office:value="0" calcext:value-type="float">
            <text:p>0</text:p>
          </table:table-cell>
          <table:table-cell table:formula="of:=SUM([.C34:.C40])" office:value-type="float" office:value="2346" calcext:value-type="float">
            <text:p>2346</text:p>
          </table:table-cell>
          <table:table-cell table:formula="of:=[$'Table 5 - Testing'.C41]-[$'Table 5 - Testing'.C34]" office:value-type="float" office:value="2398" calcext:value-type="float">
            <text:p>2398</text:p>
          </table:table-cell>
          <table:table-cell table:formula="of:=[$'Table 5 - Testing'.D41]-[$'Table 5 - Testing'.D34]" office:value-type="float" office:value="9412" calcext:value-type="float">
            <text:p>9412</text:p>
          </table:table-cell>
          <table:table-cell table:formula="of:=TEXT([$'Table 5 - Testing'.A41];&quot;DDD&quot;)" office:value-type="string" office:string-value="Mon" calcext:value-type="string">
            <text:p>Mon</text:p>
          </table:table-cell>
          <table:table-cell table:formula="of:=MOD([.A40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00407" calcext:value-type="float">
            <text:p>20200407</text:p>
          </table:table-cell>
          <table:table-cell office:value-type="float" office:value="351" calcext:value-type="float">
            <text:p>351</text:p>
          </table:table-cell>
          <table:table-cell office:value-type="float" office:value="4997" calcext:value-type="float">
            <text:p>4997</text:p>
          </table:table-cell>
          <table:table-cell office:value-type="float" office:value="499" calcext:value-type="float">
            <text:p>499</text:p>
          </table:table-cell>
          <table:table-cell table:formula="of:=[.C41]-[$'Table 5 - Testing'.E42]" office:value-type="float" office:value="83" calcext:value-type="float">
            <text:p>83</text:p>
          </table:table-cell>
          <table:table-cell table:formula="of:=[.D41]-[$'Table 5 - Testing'.C42]" office:value-type="float" office:value="768" calcext:value-type="float">
            <text:p>768</text:p>
          </table:table-cell>
          <table:table-cell table:formula="of:=SUM([.F$2:.F41])-[.G41]" office:value-type="float" office:value="0" calcext:value-type="float">
            <text:p>0</text:p>
          </table:table-cell>
          <table:table-cell table:formula="of:=SUM([.C35:.C41])" office:value-type="float" office:value="2357" calcext:value-type="float">
            <text:p>2357</text:p>
          </table:table-cell>
          <table:table-cell table:formula="of:=[$'Table 5 - Testing'.C42]-[$'Table 5 - Testing'.C35]" office:value-type="float" office:value="2236" calcext:value-type="float">
            <text:p>2236</text:p>
          </table:table-cell>
          <table:table-cell table:formula="of:=[$'Table 5 - Testing'.D42]-[$'Table 5 - Testing'.D35]" office:value-type="float" office:value="9127" calcext:value-type="float">
            <text:p>9127</text:p>
          </table:table-cell>
          <table:table-cell table:formula="of:=TEXT([$'Table 5 - Testing'.A42];&quot;DDD&quot;)" office:value-type="string" office:string-value="Tue" calcext:value-type="string">
            <text:p>Tue</text:p>
          </table:table-cell>
          <table:table-cell table:formula="of:=MOD([.A41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00408" calcext:value-type="float">
            <text:p>20200408</text:p>
          </table:table-cell>
          <table:table-cell office:value-type="float" office:value="343" calcext:value-type="float">
            <text:p>343</text:p>
          </table:table-cell>
          <table:table-cell office:value-type="float" office:value="5340" calcext:value-type="float">
            <text:p>5340</text:p>
          </table:table-cell>
          <table:table-cell office:value-type="float" office:value="551" calcext:value-type="float">
            <text:p>551</text:p>
          </table:table-cell>
          <table:table-cell table:formula="of:=[.C42]-[$'Table 5 - Testing'.E43]" office:value-type="float" office:value="7" calcext:value-type="float">
            <text:p>7</text:p>
          </table:table-cell>
          <table:table-cell table:formula="of:=[.D42]-[$'Table 5 - Testing'.C43]" office:value-type="float" office:value="775" calcext:value-type="float">
            <text:p>775</text:p>
          </table:table-cell>
          <table:table-cell table:formula="of:=SUM([.F$2:.F42])-[.G42]" office:value-type="float" office:value="0" calcext:value-type="float">
            <text:p>0</text:p>
          </table:table-cell>
          <table:table-cell table:formula="of:=SUM([.C36:.C42])" office:value-type="float" office:value="2316" calcext:value-type="float">
            <text:p>2316</text:p>
          </table:table-cell>
          <table:table-cell table:formula="of:=[$'Table 5 - Testing'.C43]-[$'Table 5 - Testing'.C36]" office:value-type="float" office:value="2255" calcext:value-type="float">
            <text:p>2255</text:p>
          </table:table-cell>
          <table:table-cell table:formula="of:=[$'Table 5 - Testing'.D43]-[$'Table 5 - Testing'.D36]" office:value-type="float" office:value="9219" calcext:value-type="float">
            <text:p>9219</text:p>
          </table:table-cell>
          <table:table-cell table:formula="of:=TEXT([$'Table 5 - Testing'.A43];&quot;DDD&quot;)" office:value-type="string" office:string-value="Wed" calcext:value-type="string">
            <text:p>Wed</text:p>
          </table:table-cell>
          <table:table-cell table:formula="of:=MOD([.A42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00409" calcext:value-type="float">
            <text:p>20200409</text:p>
          </table:table-cell>
          <table:table-cell office:value-type="float" office:value="304" calcext:value-type="float">
            <text:p>304</text:p>
          </table:table-cell>
          <table:table-cell office:value-type="float" office:value="5644" calcext:value-type="float">
            <text:p>5644</text:p>
          </table:table-cell>
          <table:table-cell office:value-type="float" office:value="614" calcext:value-type="float">
            <text:p>614</text:p>
          </table:table-cell>
          <table:table-cell table:formula="of:=[.C43]-[$'Table 5 - Testing'.E44]" office:value-type="float" office:value="-88" calcext:value-type="float">
            <text:p>-88</text:p>
          </table:table-cell>
          <table:table-cell table:formula="of:=[.D43]-[$'Table 5 - Testing'.C44]" office:value-type="float" office:value="687" calcext:value-type="float">
            <text:p>687</text:p>
          </table:table-cell>
          <table:table-cell table:formula="of:=SUM([.F$2:.F43])-[.G43]" office:value-type="float" office:value="0" calcext:value-type="float">
            <text:p>0</text:p>
          </table:table-cell>
          <table:table-cell table:formula="of:=SUM([.C37:.C43])" office:value-type="float" office:value="2265" calcext:value-type="float">
            <text:p>2265</text:p>
          </table:table-cell>
          <table:table-cell table:formula="of:=[$'Table 5 - Testing'.C44]-[$'Table 5 - Testing'.C37]" office:value-type="float" office:value="2355" calcext:value-type="float">
            <text:p>2355</text:p>
          </table:table-cell>
          <table:table-cell table:formula="of:=[$'Table 5 - Testing'.D44]-[$'Table 5 - Testing'.D37]" office:value-type="float" office:value="9390" calcext:value-type="float">
            <text:p>9390</text:p>
          </table:table-cell>
          <table:table-cell table:formula="of:=TEXT([$'Table 5 - Testing'.A44];&quot;DDD&quot;)" office:value-type="string" office:string-value="Thu" calcext:value-type="string">
            <text:p>Thu</text:p>
          </table:table-cell>
          <table:table-cell table:formula="of:=MOD([.A43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00410" calcext:value-type="float">
            <text:p>20200410</text:p>
          </table:table-cell>
          <table:table-cell office:value-type="float" office:value="329" calcext:value-type="float">
            <text:p>329</text:p>
          </table:table-cell>
          <table:table-cell office:value-type="float" office:value="5973" calcext:value-type="float">
            <text:p>5973</text:p>
          </table:table-cell>
          <table:table-cell office:value-type="float" office:value="669" calcext:value-type="float">
            <text:p>669</text:p>
          </table:table-cell>
          <table:table-cell table:formula="of:=[.C44]-[$'Table 5 - Testing'.E45]" office:value-type="float" office:value="11" calcext:value-type="float">
            <text:p>11</text:p>
          </table:table-cell>
          <table:table-cell table:formula="of:=[.D44]-[$'Table 5 - Testing'.C45]" office:value-type="float" office:value="698" calcext:value-type="float">
            <text:p>698</text:p>
          </table:table-cell>
          <table:table-cell table:formula="of:=SUM([.F$2:.F44])-[.G44]" office:value-type="float" office:value="0" calcext:value-type="float">
            <text:p>0</text:p>
          </table:table-cell>
          <table:table-cell table:formula="of:=SUM([.C38:.C44])" office:value-type="float" office:value="2215" calcext:value-type="float">
            <text:p>2215</text:p>
          </table:table-cell>
          <table:table-cell table:formula="of:=[$'Table 5 - Testing'.C45]-[$'Table 5 - Testing'.C38]" office:value-type="float" office:value="2274" calcext:value-type="float">
            <text:p>2274</text:p>
          </table:table-cell>
          <table:table-cell table:formula="of:=[$'Table 5 - Testing'.D45]-[$'Table 5 - Testing'.D38]" office:value-type="float" office:value="9117" calcext:value-type="float">
            <text:p>9117</text:p>
          </table:table-cell>
          <table:table-cell table:formula="of:=TEXT([$'Table 5 - Testing'.A45];&quot;DDD&quot;)" office:value-type="string" office:string-value="Fri" calcext:value-type="string">
            <text:p>Fri</text:p>
          </table:table-cell>
          <table:table-cell table:formula="of:=MOD([.A44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200411" calcext:value-type="float">
            <text:p>20200411</text:p>
          </table:table-cell>
          <table:table-cell office:value-type="float" office:value="185" calcext:value-type="float">
            <text:p>185</text:p>
          </table:table-cell>
          <table:table-cell office:value-type="float" office:value="6158" calcext:value-type="float">
            <text:p>6158</text:p>
          </table:table-cell>
          <table:table-cell office:value-type="float" office:value="721" calcext:value-type="float">
            <text:p>721</text:p>
          </table:table-cell>
          <table:table-cell table:formula="of:=[.C45]-[$'Table 5 - Testing'.E46]" office:value-type="float" office:value="-130" calcext:value-type="float">
            <text:p>-130</text:p>
          </table:table-cell>
          <table:table-cell table:formula="of:=[.D45]-[$'Table 5 - Testing'.C46]" office:value-type="float" office:value="568" calcext:value-type="float">
            <text:p>568</text:p>
          </table:table-cell>
          <table:table-cell table:formula="of:=SUM([.F$2:.F45])-[.G45]" office:value-type="float" office:value="0" calcext:value-type="float">
            <text:p>0</text:p>
          </table:table-cell>
          <table:table-cell table:formula="of:=SUM([.C39:.C45])" office:value-type="float" office:value="2141" calcext:value-type="float">
            <text:p>2141</text:p>
          </table:table-cell>
          <table:table-cell table:formula="of:=[$'Table 5 - Testing'.C46]-[$'Table 5 - Testing'.C39]" office:value-type="float" office:value="2245" calcext:value-type="float">
            <text:p>2245</text:p>
          </table:table-cell>
          <table:table-cell table:formula="of:=[$'Table 5 - Testing'.D46]-[$'Table 5 - Testing'.D39]" office:value-type="float" office:value="9105" calcext:value-type="float">
            <text:p>9105</text:p>
          </table:table-cell>
          <table:table-cell table:formula="of:=TEXT([$'Table 5 - Testing'.A46];&quot;DDD&quot;)" office:value-type="string" office:string-value="Sat" calcext:value-type="string">
            <text:p>Sat</text:p>
          </table:table-cell>
          <table:table-cell table:formula="of:=MOD([.A45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00412" calcext:value-type="float">
            <text:p>20200412</text:p>
          </table:table-cell>
          <table:table-cell office:value-type="float" office:value="220" calcext:value-type="float">
            <text:p>220</text:p>
          </table:table-cell>
          <table:table-cell office:value-type="float" office:value="6378" calcext:value-type="float">
            <text:p>6378</text:p>
          </table:table-cell>
          <table:table-cell office:value-type="float" office:value="767" calcext:value-type="float">
            <text:p>767</text:p>
          </table:table-cell>
          <table:table-cell table:formula="of:=[.C46]-[$'Table 5 - Testing'.E47]" office:value-type="float" office:value="-102" calcext:value-type="float">
            <text:p>-102</text:p>
          </table:table-cell>
          <table:table-cell table:formula="of:=[.D46]-[$'Table 5 - Testing'.C47]" office:value-type="float" office:value="466" calcext:value-type="float">
            <text:p>466</text:p>
          </table:table-cell>
          <table:table-cell table:formula="of:=SUM([.F$2:.F46])-[.G46]" office:value-type="float" office:value="0" calcext:value-type="float">
            <text:p>0</text:p>
          </table:table-cell>
          <table:table-cell table:formula="of:=SUM([.C40:.C46])" office:value-type="float" office:value="2136" calcext:value-type="float">
            <text:p>2136</text:p>
          </table:table-cell>
          <table:table-cell table:formula="of:=[$'Table 5 - Testing'.C47]-[$'Table 5 - Testing'.C40]" office:value-type="float" office:value="2206" calcext:value-type="float">
            <text:p>2206</text:p>
          </table:table-cell>
          <table:table-cell table:formula="of:=[$'Table 5 - Testing'.D47]-[$'Table 5 - Testing'.D40]" office:value-type="float" office:value="7971" calcext:value-type="float">
            <text:p>7971</text:p>
          </table:table-cell>
          <table:table-cell table:formula="of:=TEXT([$'Table 5 - Testing'.A47];&quot;DDD&quot;)" office:value-type="string" office:string-value="Sun" calcext:value-type="string">
            <text:p>Sun</text:p>
          </table:table-cell>
          <table:table-cell table:formula="of:=MOD([.A46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00413" calcext:value-type="float">
            <text:p>20200413</text:p>
          </table:table-cell>
          <table:table-cell office:value-type="float" office:value="359" calcext:value-type="float">
            <text:p>359</text:p>
          </table:table-cell>
          <table:table-cell office:value-type="float" office:value="6737" calcext:value-type="float">
            <text:p>6737</text:p>
          </table:table-cell>
          <table:table-cell office:value-type="float" office:value="806" calcext:value-type="float">
            <text:p>806</text:p>
          </table:table-cell>
          <table:table-cell table:formula="of:=[.C47]-[$'Table 5 - Testing'.E48]" office:value-type="float" office:value="204" calcext:value-type="float">
            <text:p>204</text:p>
          </table:table-cell>
          <table:table-cell table:formula="of:=[.D47]-[$'Table 5 - Testing'.C48]" office:value-type="float" office:value="670" calcext:value-type="float">
            <text:p>670</text:p>
          </table:table-cell>
          <table:table-cell table:formula="of:=SUM([.F$2:.F47])-[.G47]" office:value-type="float" office:value="0" calcext:value-type="float">
            <text:p>0</text:p>
          </table:table-cell>
          <table:table-cell table:formula="of:=SUM([.C41:.C47])" office:value-type="float" office:value="2091" calcext:value-type="float">
            <text:p>2091</text:p>
          </table:table-cell>
          <table:table-cell table:formula="of:=[$'Table 5 - Testing'.C48]-[$'Table 5 - Testing'.C41]" office:value-type="float" office:value="2106" calcext:value-type="float">
            <text:p>2106</text:p>
          </table:table-cell>
          <table:table-cell table:formula="of:=[$'Table 5 - Testing'.D48]-[$'Table 5 - Testing'.D41]" office:value-type="float" office:value="7777" calcext:value-type="float">
            <text:p>7777</text:p>
          </table:table-cell>
          <table:table-cell table:formula="of:=TEXT([$'Table 5 - Testing'.A48];&quot;DDD&quot;)" office:value-type="string" office:string-value="Mon" calcext:value-type="string">
            <text:p>Mon</text:p>
          </table:table-cell>
          <table:table-cell table:formula="of:=MOD([.A47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200414" calcext:value-type="float">
            <text:p>20200414</text:p>
          </table:table-cell>
          <table:table-cell office:value-type="float" office:value="346" calcext:value-type="float">
            <text:p>346</text:p>
          </table:table-cell>
          <table:table-cell office:value-type="float" office:value="7083" calcext:value-type="float">
            <text:p>7083</text:p>
          </table:table-cell>
          <table:table-cell office:value-type="float" office:value="856" calcext:value-type="float">
            <text:p>856</text:p>
          </table:table-cell>
          <table:table-cell table:formula="of:=[.C48]-[$'Table 5 - Testing'.E49]" office:value-type="float" office:value="55" calcext:value-type="float">
            <text:p>55</text:p>
          </table:table-cell>
          <table:table-cell table:formula="of:=[.D48]-[$'Table 5 - Testing'.C49]" office:value-type="float" office:value="725" calcext:value-type="float">
            <text:p>725</text:p>
          </table:table-cell>
          <table:table-cell table:formula="of:=SUM([.F$2:.F48])-[.G48]" office:value-type="float" office:value="0" calcext:value-type="float">
            <text:p>0</text:p>
          </table:table-cell>
          <table:table-cell table:formula="of:=SUM([.C42:.C48])" office:value-type="float" office:value="2086" calcext:value-type="float">
            <text:p>2086</text:p>
          </table:table-cell>
          <table:table-cell table:formula="of:=[$'Table 5 - Testing'.C49]-[$'Table 5 - Testing'.C42]" office:value-type="float" office:value="2129" calcext:value-type="float">
            <text:p>2129</text:p>
          </table:table-cell>
          <table:table-cell table:formula="of:=[$'Table 5 - Testing'.D49]-[$'Table 5 - Testing'.D42]" office:value-type="float" office:value="7833" calcext:value-type="float">
            <text:p>7833</text:p>
          </table:table-cell>
          <table:table-cell table:formula="of:=TEXT([$'Table 5 - Testing'.A49];&quot;DDD&quot;)" office:value-type="string" office:string-value="Tue" calcext:value-type="string">
            <text:p>Tue</text:p>
          </table:table-cell>
          <table:table-cell table:formula="of:=MOD([.A48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200415" calcext:value-type="float">
            <text:p>20200415</text:p>
          </table:table-cell>
          <table:table-cell office:value-type="float" office:value="331" calcext:value-type="float">
            <text:p>331</text:p>
          </table:table-cell>
          <table:table-cell office:value-type="float" office:value="7414" calcext:value-type="float">
            <text:p>7414</text:p>
          </table:table-cell>
          <table:table-cell office:value-type="float" office:value="897" calcext:value-type="float">
            <text:p>897</text:p>
          </table:table-cell>
          <table:table-cell table:formula="of:=[.C49]-[$'Table 5 - Testing'.E50]" office:value-type="float" office:value="-59" calcext:value-type="float">
            <text:p>-59</text:p>
          </table:table-cell>
          <table:table-cell table:formula="of:=[.D49]-[$'Table 5 - Testing'.C50]" office:value-type="float" office:value="666" calcext:value-type="float">
            <text:p>666</text:p>
          </table:table-cell>
          <table:table-cell table:formula="of:=SUM([.F$2:.F49])-[.G49]" office:value-type="float" office:value="0" calcext:value-type="float">
            <text:p>0</text:p>
          </table:table-cell>
          <table:table-cell table:formula="of:=SUM([.C43:.C49])" office:value-type="float" office:value="2074" calcext:value-type="float">
            <text:p>2074</text:p>
          </table:table-cell>
          <table:table-cell table:formula="of:=[$'Table 5 - Testing'.C50]-[$'Table 5 - Testing'.C43]" office:value-type="float" office:value="2183" calcext:value-type="float">
            <text:p>2183</text:p>
          </table:table-cell>
          <table:table-cell table:formula="of:=[$'Table 5 - Testing'.D50]-[$'Table 5 - Testing'.D43]" office:value-type="float" office:value="7838" calcext:value-type="float">
            <text:p>7838</text:p>
          </table:table-cell>
          <table:table-cell table:formula="of:=TEXT([$'Table 5 - Testing'.A50];&quot;DDD&quot;)" office:value-type="string" office:string-value="Wed" calcext:value-type="string">
            <text:p>Wed</text:p>
          </table:table-cell>
          <table:table-cell table:formula="of:=MOD([.A49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427" calcext:value-type="float">
            <text:p>427</text:p>
          </table:table-cell>
          <table:table-cell office:value-type="float" office:value="7841" calcext:value-type="float">
            <text:p>7841</text:p>
          </table:table-cell>
          <table:table-cell office:value-type="float" office:value="938" calcext:value-type="float">
            <text:p>938</text:p>
          </table:table-cell>
          <table:table-cell table:formula="of:=[.C50]-[$'Table 5 - Testing'.E51]" office:value-type="float" office:value="73" calcext:value-type="float">
            <text:p>73</text:p>
          </table:table-cell>
          <table:table-cell table:formula="of:=[.D50]-[$'Table 5 - Testing'.C51]" office:value-type="float" office:value="739" calcext:value-type="float">
            <text:p>739</text:p>
          </table:table-cell>
          <table:table-cell table:formula="of:=SUM([.F$2:.F50])-[.G50]" office:value-type="float" office:value="0" calcext:value-type="float">
            <text:p>0</text:p>
          </table:table-cell>
          <table:table-cell table:formula="of:=SUM([.C44:.C50])" office:value-type="float" office:value="2197" calcext:value-type="float">
            <text:p>2197</text:p>
          </table:table-cell>
          <table:table-cell table:formula="of:=[$'Table 5 - Testing'.C51]-[$'Table 5 - Testing'.C44]" office:value-type="float" office:value="2145" calcext:value-type="float">
            <text:p>2145</text:p>
          </table:table-cell>
          <table:table-cell table:formula="of:=[$'Table 5 - Testing'.D51]-[$'Table 5 - Testing'.D44]" office:value-type="float" office:value="7874" calcext:value-type="float">
            <text:p>7874</text:p>
          </table:table-cell>
          <table:table-cell table:formula="of:=TEXT([$'Table 5 - Testing'.A51];&quot;DDD&quot;)" office:value-type="string" office:string-value="Thu" calcext:value-type="string">
            <text:p>Thu</text:p>
          </table:table-cell>
          <table:table-cell table:formula="of:=MOD([.A50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394" calcext:value-type="float">
            <text:p>394</text:p>
          </table:table-cell>
          <table:table-cell office:value-type="float" office:value="8235" calcext:value-type="float">
            <text:p>8235</text:p>
          </table:table-cell>
          <table:table-cell office:value-type="float" office:value="975" calcext:value-type="float">
            <text:p>975</text:p>
          </table:table-cell>
          <table:table-cell table:formula="of:=[.C51]-[$'Table 5 - Testing'.E52]" office:value-type="float" office:value="87" calcext:value-type="float">
            <text:p>87</text:p>
          </table:table-cell>
          <table:table-cell table:formula="of:=[.D51]-[$'Table 5 - Testing'.C52]" office:value-type="float" office:value="826" calcext:value-type="float">
            <text:p>826</text:p>
          </table:table-cell>
          <table:table-cell table:formula="of:=SUM([.F$2:.F51])-[.G51]" office:value-type="float" office:value="0" calcext:value-type="float">
            <text:p>0</text:p>
          </table:table-cell>
          <table:table-cell table:formula="of:=SUM([.C45:.C51])" office:value-type="float" office:value="2262" calcext:value-type="float">
            <text:p>2262</text:p>
          </table:table-cell>
          <table:table-cell table:formula="of:=[$'Table 5 - Testing'.C52]-[$'Table 5 - Testing'.C45]" office:value-type="float" office:value="2134" calcext:value-type="float">
            <text:p>2134</text:p>
          </table:table-cell>
          <table:table-cell table:formula="of:=[$'Table 5 - Testing'.D52]-[$'Table 5 - Testing'.D45]" office:value-type="float" office:value="7985" calcext:value-type="float">
            <text:p>7985</text:p>
          </table:table-cell>
          <table:table-cell table:formula="of:=TEXT([$'Table 5 - Testing'.A52];&quot;DDD&quot;)" office:value-type="string" office:string-value="Fri" calcext:value-type="string">
            <text:p>Fri</text:p>
          </table:table-cell>
          <table:table-cell table:formula="of:=MOD([.A51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00418" calcext:value-type="float">
            <text:p>20200418</text:p>
          </table:table-cell>
          <table:table-cell office:value-type="float" office:value="264" calcext:value-type="float">
            <text:p>264</text:p>
          </table:table-cell>
          <table:table-cell office:value-type="float" office:value="8499" calcext:value-type="float">
            <text:p>8499</text:p>
          </table:table-cell>
          <table:table-cell office:value-type="float" office:value="1026" calcext:value-type="float">
            <text:p>1026</text:p>
          </table:table-cell>
          <table:table-cell table:formula="of:=[.C52]-[$'Table 5 - Testing'.E53]" office:value-type="float" office:value="-147" calcext:value-type="float">
            <text:p>-147</text:p>
          </table:table-cell>
          <table:table-cell table:formula="of:=[.D52]-[$'Table 5 - Testing'.C53]" office:value-type="float" office:value="679" calcext:value-type="float">
            <text:p>679</text:p>
          </table:table-cell>
          <table:table-cell table:formula="of:=SUM([.F$2:.F52])-[.G52]" office:value-type="float" office:value="0" calcext:value-type="float">
            <text:p>0</text:p>
          </table:table-cell>
          <table:table-cell table:formula="of:=SUM([.C46:.C52])" office:value-type="float" office:value="2341" calcext:value-type="float">
            <text:p>2341</text:p>
          </table:table-cell>
          <table:table-cell table:formula="of:=[$'Table 5 - Testing'.C53]-[$'Table 5 - Testing'.C46]" office:value-type="float" office:value="2230" calcext:value-type="float">
            <text:p>2230</text:p>
          </table:table-cell>
          <table:table-cell table:formula="of:=[$'Table 5 - Testing'.D53]-[$'Table 5 - Testing'.D46]" office:value-type="float" office:value="8330" calcext:value-type="float">
            <text:p>8330</text:p>
          </table:table-cell>
          <table:table-cell table:formula="of:=TEXT([$'Table 5 - Testing'.A53];&quot;DDD&quot;)" office:value-type="string" office:string-value="Sat" calcext:value-type="string">
            <text:p>Sat</text:p>
          </table:table-cell>
          <table:table-cell table:formula="of:=MOD([.A52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200419" calcext:value-type="float">
            <text:p>20200419</text:p>
          </table:table-cell>
          <table:table-cell office:value-type="float" office:value="159" calcext:value-type="float">
            <text:p>159</text:p>
          </table:table-cell>
          <table:table-cell office:value-type="float" office:value="8658" calcext:value-type="float">
            <text:p>8658</text:p>
          </table:table-cell>
          <table:table-cell office:value-type="float" office:value="1070" calcext:value-type="float">
            <text:p>1070</text:p>
          </table:table-cell>
          <table:table-cell table:formula="of:=[.C53]-[$'Table 5 - Testing'.E54]" office:value-type="float" office:value="-208" calcext:value-type="float">
            <text:p>-208</text:p>
          </table:table-cell>
          <table:table-cell table:formula="of:=[.D53]-[$'Table 5 - Testing'.C54]" office:value-type="float" office:value="471" calcext:value-type="float">
            <text:p>471</text:p>
          </table:table-cell>
          <table:table-cell table:formula="of:=SUM([.F$2:.F53])-[.G53]" office:value-type="float" office:value="0" calcext:value-type="float">
            <text:p>0</text:p>
          </table:table-cell>
          <table:table-cell table:formula="of:=SUM([.C47:.C53])" office:value-type="float" office:value="2280" calcext:value-type="float">
            <text:p>2280</text:p>
          </table:table-cell>
          <table:table-cell table:formula="of:=[$'Table 5 - Testing'.C54]-[$'Table 5 - Testing'.C47]" office:value-type="float" office:value="2275" calcext:value-type="float">
            <text:p>2275</text:p>
          </table:table-cell>
          <table:table-cell table:formula="of:=[$'Table 5 - Testing'.D54]-[$'Table 5 - Testing'.D47]" office:value-type="float" office:value="8498" calcext:value-type="float">
            <text:p>8498</text:p>
          </table:table-cell>
          <table:table-cell table:formula="of:=TEXT([$'Table 5 - Testing'.A54];&quot;DDD&quot;)" office:value-type="string" office:string-value="Sun" calcext:value-type="string">
            <text:p>Sun</text:p>
          </table:table-cell>
          <table:table-cell table:formula="of:=MOD([.A53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200420" calcext:value-type="float">
            <text:p>20200420</text:p>
          </table:table-cell>
          <table:table-cell office:value-type="float" office:value="776" calcext:value-type="float">
            <text:p>776</text:p>
          </table:table-cell>
          <table:table-cell office:value-type="float" office:value="9434" calcext:value-type="float">
            <text:p>9434</text:p>
          </table:table-cell>
          <table:table-cell office:value-type="float" office:value="1131" calcext:value-type="float">
            <text:p>1131</text:p>
          </table:table-cell>
          <table:table-cell table:formula="of:=[.C54]-[$'Table 5 - Testing'.E55]" office:value-type="float" office:value="513" calcext:value-type="float">
            <text:p>513</text:p>
          </table:table-cell>
          <table:table-cell table:formula="of:=[.D54]-[$'Table 5 - Testing'.C55]" office:value-type="float" office:value="984" calcext:value-type="float">
            <text:p>984</text:p>
          </table:table-cell>
          <table:table-cell table:formula="of:=SUM([.F$2:.F54])-[.G54]" office:value-type="float" office:value="0" calcext:value-type="float">
            <text:p>0</text:p>
          </table:table-cell>
          <table:table-cell table:formula="of:=SUM([.C48:.C54])" office:value-type="float" office:value="2697" calcext:value-type="float">
            <text:p>2697</text:p>
          </table:table-cell>
          <table:table-cell table:formula="of:=[$'Table 5 - Testing'.C55]-[$'Table 5 - Testing'.C48]" office:value-type="float" office:value="2383" calcext:value-type="float">
            <text:p>2383</text:p>
          </table:table-cell>
          <table:table-cell table:formula="of:=[$'Table 5 - Testing'.D55]-[$'Table 5 - Testing'.D48]" office:value-type="float" office:value="8887" calcext:value-type="float">
            <text:p>8887</text:p>
          </table:table-cell>
          <table:table-cell table:formula="of:=TEXT([$'Table 5 - Testing'.A55];&quot;DDD&quot;)" office:value-type="string" office:string-value="Mon" calcext:value-type="string">
            <text:p>Mon</text:p>
          </table:table-cell>
          <table:table-cell table:formula="of:=MOD([.A54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200421" calcext:value-type="float">
            <text:p>20200421</text:p>
          </table:table-cell>
          <table:table-cell office:value-type="float" office:value="399" calcext:value-type="float">
            <text:p>399</text:p>
          </table:table-cell>
          <table:table-cell office:value-type="float" office:value="9833" calcext:value-type="float">
            <text:p>9833</text:p>
          </table:table-cell>
          <table:table-cell office:value-type="float" office:value="1181" calcext:value-type="float">
            <text:p>1181</text:p>
          </table:table-cell>
          <table:table-cell table:formula="of:=[.C55]-[$'Table 5 - Testing'.E56]" office:value-type="float" office:value="177" calcext:value-type="float">
            <text:p>177</text:p>
          </table:table-cell>
          <table:table-cell table:formula="of:=[.D55]-[$'Table 5 - Testing'.C56]" office:value-type="float" office:value="1161" calcext:value-type="float">
            <text:p>1161</text:p>
          </table:table-cell>
          <table:table-cell table:formula="of:=SUM([.F$2:.F55])-[.G55]" office:value-type="float" office:value="0" calcext:value-type="float">
            <text:p>0</text:p>
          </table:table-cell>
          <table:table-cell table:formula="of:=SUM([.C49:.C55])" office:value-type="float" office:value="2750" calcext:value-type="float">
            <text:p>2750</text:p>
          </table:table-cell>
          <table:table-cell table:formula="of:=[$'Table 5 - Testing'.C56]-[$'Table 5 - Testing'.C49]" office:value-type="float" office:value="2314" calcext:value-type="float">
            <text:p>2314</text:p>
          </table:table-cell>
          <table:table-cell table:formula="of:=[$'Table 5 - Testing'.D56]-[$'Table 5 - Testing'.D49]" office:value-type="float" office:value="8844" calcext:value-type="float">
            <text:p>8844</text:p>
          </table:table-cell>
          <table:table-cell table:formula="of:=TEXT([$'Table 5 - Testing'.A56];&quot;DDD&quot;)" office:value-type="string" office:string-value="Tue" calcext:value-type="string">
            <text:p>Tue</text:p>
          </table:table-cell>
          <table:table-cell table:formula="of:=MOD([.A55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200422" calcext:value-type="float">
            <text:p>20200422</text:p>
          </table:table-cell>
          <table:table-cell office:value-type="float" office:value="340" calcext:value-type="float">
            <text:p>340</text:p>
          </table:table-cell>
          <table:table-cell office:value-type="float" office:value="10173" calcext:value-type="float">
            <text:p>10173</text:p>
          </table:table-cell>
          <table:table-cell office:value-type="float" office:value="1225" calcext:value-type="float">
            <text:p>1225</text:p>
          </table:table-cell>
          <table:table-cell table:formula="of:=[.C56]-[$'Table 5 - Testing'.E57]" office:value-type="float" office:value="-26" calcext:value-type="float">
            <text:p>-26</text:p>
          </table:table-cell>
          <table:table-cell table:formula="of:=[.D56]-[$'Table 5 - Testing'.C57]" office:value-type="float" office:value="1135" calcext:value-type="float">
            <text:p>1135</text:p>
          </table:table-cell>
          <table:table-cell table:formula="of:=SUM([.F$2:.F56])-[.G56]" office:value-type="float" office:value="0" calcext:value-type="float">
            <text:p>0</text:p>
          </table:table-cell>
          <table:table-cell table:formula="of:=SUM([.C50:.C56])" office:value-type="float" office:value="2759" calcext:value-type="float">
            <text:p>2759</text:p>
          </table:table-cell>
          <table:table-cell table:formula="of:=[$'Table 5 - Testing'.C57]-[$'Table 5 - Testing'.C50]" office:value-type="float" office:value="2290" calcext:value-type="float">
            <text:p>2290</text:p>
          </table:table-cell>
          <table:table-cell table:formula="of:=[$'Table 5 - Testing'.D57]-[$'Table 5 - Testing'.D50]" office:value-type="float" office:value="9245" calcext:value-type="float">
            <text:p>9245</text:p>
          </table:table-cell>
          <table:table-cell table:formula="of:=TEXT([$'Table 5 - Testing'.A57];&quot;DDD&quot;)" office:value-type="string" office:string-value="Wed" calcext:value-type="string">
            <text:p>Wed</text:p>
          </table:table-cell>
          <table:table-cell table:formula="of:=MOD([.A56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00423" calcext:value-type="float">
            <text:p>20200423</text:p>
          </table:table-cell>
          <table:table-cell office:value-type="float" office:value="314" calcext:value-type="float">
            <text:p>314</text:p>
          </table:table-cell>
          <table:table-cell office:value-type="float" office:value="10487" calcext:value-type="float">
            <text:p>10487</text:p>
          </table:table-cell>
          <table:table-cell office:value-type="float" office:value="1273" calcext:value-type="float">
            <text:p>1273</text:p>
          </table:table-cell>
          <table:table-cell table:formula="of:=[.C57]-[$'Table 5 - Testing'.E58]" office:value-type="float" office:value="-57" calcext:value-type="float">
            <text:p>-57</text:p>
          </table:table-cell>
          <table:table-cell table:formula="of:=[.D57]-[$'Table 5 - Testing'.C58]" office:value-type="float" office:value="1078" calcext:value-type="float">
            <text:p>1078</text:p>
          </table:table-cell>
          <table:table-cell table:formula="of:=SUM([.F$2:.F57])-[.G57]" office:value-type="float" office:value="0" calcext:value-type="float">
            <text:p>0</text:p>
          </table:table-cell>
          <table:table-cell table:formula="of:=SUM([.C51:.C57])" office:value-type="float" office:value="2646" calcext:value-type="float">
            <text:p>2646</text:p>
          </table:table-cell>
          <table:table-cell table:formula="of:=[$'Table 5 - Testing'.C58]-[$'Table 5 - Testing'.C51]" office:value-type="float" office:value="2307" calcext:value-type="float">
            <text:p>2307</text:p>
          </table:table-cell>
          <table:table-cell table:formula="of:=[$'Table 5 - Testing'.D58]-[$'Table 5 - Testing'.D51]" office:value-type="float" office:value="9407" calcext:value-type="float">
            <text:p>9407</text:p>
          </table:table-cell>
          <table:table-cell table:formula="of:=TEXT([$'Table 5 - Testing'.A58];&quot;DDD&quot;)" office:value-type="string" office:string-value="Thu" calcext:value-type="string">
            <text:p>Thu</text:p>
          </table:table-cell>
          <table:table-cell table:formula="of:=MOD([.A57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00424" calcext:value-type="float">
            <text:p>20200424</text:p>
          </table:table-cell>
          <table:table-cell office:value-type="float" office:value="305" calcext:value-type="float">
            <text:p>305</text:p>
          </table:table-cell>
          <table:table-cell office:value-type="float" office:value="10792" calcext:value-type="float">
            <text:p>10792</text:p>
          </table:table-cell>
          <table:table-cell office:value-type="float" office:value="1311" calcext:value-type="float">
            <text:p>1311</text:p>
          </table:table-cell>
          <table:table-cell table:formula="of:=[.C58]-[$'Table 5 - Testing'.E59]" office:value-type="float" office:value="17" calcext:value-type="float">
            <text:p>17</text:p>
          </table:table-cell>
          <table:table-cell table:formula="of:=[.D58]-[$'Table 5 - Testing'.C59]" office:value-type="float" office:value="1095" calcext:value-type="float">
            <text:p>1095</text:p>
          </table:table-cell>
          <table:table-cell table:formula="of:=SUM([.F$2:.F58])-[.G58]" office:value-type="float" office:value="0" calcext:value-type="float">
            <text:p>0</text:p>
          </table:table-cell>
          <table:table-cell table:formula="of:=SUM([.C52:.C58])" office:value-type="float" office:value="2557" calcext:value-type="float">
            <text:p>2557</text:p>
          </table:table-cell>
          <table:table-cell table:formula="of:=[$'Table 5 - Testing'.C59]-[$'Table 5 - Testing'.C52]" office:value-type="float" office:value="2288" calcext:value-type="float">
            <text:p>2288</text:p>
          </table:table-cell>
          <table:table-cell table:formula="of:=[$'Table 5 - Testing'.D59]-[$'Table 5 - Testing'.D52]" office:value-type="float" office:value="9452" calcext:value-type="float">
            <text:p>9452</text:p>
          </table:table-cell>
          <table:table-cell table:formula="of:=TEXT([$'Table 5 - Testing'.A59];&quot;DDD&quot;)" office:value-type="string" office:string-value="Fri" calcext:value-type="string">
            <text:p>Fri</text:p>
          </table:table-cell>
          <table:table-cell table:formula="of:=MOD([.A58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00425" calcext:value-type="float">
            <text:p>20200425</text:p>
          </table:table-cell>
          <table:table-cell office:value-type="float" office:value="184" calcext:value-type="float">
            <text:p>184</text:p>
          </table:table-cell>
          <table:table-cell office:value-type="float" office:value="10976" calcext:value-type="float">
            <text:p>10976</text:p>
          </table:table-cell>
          <table:table-cell office:value-type="float" office:value="1358" calcext:value-type="float">
            <text:p>1358</text:p>
          </table:table-cell>
          <table:table-cell table:formula="of:=[.C59]-[$'Table 5 - Testing'.E60]" office:value-type="float" office:value="-170" calcext:value-type="float">
            <text:p>-170</text:p>
          </table:table-cell>
          <table:table-cell table:formula="of:=[.D59]-[$'Table 5 - Testing'.C60]" office:value-type="float" office:value="925" calcext:value-type="float">
            <text:p>925</text:p>
          </table:table-cell>
          <table:table-cell table:formula="of:=SUM([.F$2:.F59])-[.G59]" office:value-type="float" office:value="0" calcext:value-type="float">
            <text:p>0</text:p>
          </table:table-cell>
          <table:table-cell table:formula="of:=SUM([.C53:.C59])" office:value-type="float" office:value="2477" calcext:value-type="float">
            <text:p>2477</text:p>
          </table:table-cell>
          <table:table-cell table:formula="of:=[$'Table 5 - Testing'.C60]-[$'Table 5 - Testing'.C53]" office:value-type="float" office:value="2231" calcext:value-type="float">
            <text:p>2231</text:p>
          </table:table-cell>
          <table:table-cell table:formula="of:=[$'Table 5 - Testing'.D60]-[$'Table 5 - Testing'.D53]" office:value-type="float" office:value="9516" calcext:value-type="float">
            <text:p>9516</text:p>
          </table:table-cell>
          <table:table-cell table:formula="of:=TEXT([$'Table 5 - Testing'.A60];&quot;DDD&quot;)" office:value-type="string" office:string-value="Sat" calcext:value-type="string">
            <text:p>Sat</text:p>
          </table:table-cell>
          <table:table-cell table:formula="of:=MOD([.A59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00426" calcext:value-type="float">
            <text:p>20200426</text:p>
          </table:table-cell>
          <table:table-cell office:value-type="float" office:value="172" calcext:value-type="float">
            <text:p>172</text:p>
          </table:table-cell>
          <table:table-cell office:value-type="float" office:value="11148" calcext:value-type="float">
            <text:p>11148</text:p>
          </table:table-cell>
          <table:table-cell office:value-type="float" office:value="1401" calcext:value-type="float">
            <text:p>1401</text:p>
          </table:table-cell>
          <table:table-cell table:formula="of:=[.C60]-[$'Table 5 - Testing'.E61]" office:value-type="float" office:value="-101" calcext:value-type="float">
            <text:p>-101</text:p>
          </table:table-cell>
          <table:table-cell table:formula="of:=[.D60]-[$'Table 5 - Testing'.C61]" office:value-type="float" office:value="824" calcext:value-type="float">
            <text:p>824</text:p>
          </table:table-cell>
          <table:table-cell table:formula="of:=SUM([.F$2:.F60])-[.G60]" office:value-type="float" office:value="0" calcext:value-type="float">
            <text:p>0</text:p>
          </table:table-cell>
          <table:table-cell table:formula="of:=SUM([.C54:.C60])" office:value-type="float" office:value="2490" calcext:value-type="float">
            <text:p>2490</text:p>
          </table:table-cell>
          <table:table-cell table:formula="of:=[$'Table 5 - Testing'.C61]-[$'Table 5 - Testing'.C54]" office:value-type="float" office:value="2137" calcext:value-type="float">
            <text:p>2137</text:p>
          </table:table-cell>
          <table:table-cell table:formula="of:=[$'Table 5 - Testing'.D61]-[$'Table 5 - Testing'.D54]" office:value-type="float" office:value="9545" calcext:value-type="float">
            <text:p>9545</text:p>
          </table:table-cell>
          <table:table-cell table:formula="of:=TEXT([$'Table 5 - Testing'.A61];&quot;DDD&quot;)" office:value-type="string" office:string-value="Sun" calcext:value-type="string">
            <text:p>Sun</text:p>
          </table:table-cell>
          <table:table-cell table:formula="of:=MOD([.A60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00427" calcext:value-type="float">
            <text:p>20200427</text:p>
          </table:table-cell>
          <table:table-cell office:value-type="float" office:value="430" calcext:value-type="float">
            <text:p>430</text:p>
          </table:table-cell>
          <table:table-cell office:value-type="float" office:value="11578" calcext:value-type="float">
            <text:p>11578</text:p>
          </table:table-cell>
          <table:table-cell office:value-type="float" office:value="1461" calcext:value-type="float">
            <text:p>1461</text:p>
          </table:table-cell>
          <table:table-cell table:formula="of:=[.C61]-[$'Table 5 - Testing'.E62]" office:value-type="float" office:value="233" calcext:value-type="float">
            <text:p>233</text:p>
          </table:table-cell>
          <table:table-cell table:formula="of:=[.D61]-[$'Table 5 - Testing'.C62]" office:value-type="float" office:value="1057" calcext:value-type="float">
            <text:p>1057</text:p>
          </table:table-cell>
          <table:table-cell table:formula="of:=SUM([.F$2:.F61])-[.G61]" office:value-type="float" office:value="0" calcext:value-type="float">
            <text:p>0</text:p>
          </table:table-cell>
          <table:table-cell table:formula="of:=SUM([.C55:.C61])" office:value-type="float" office:value="2144" calcext:value-type="float">
            <text:p>2144</text:p>
          </table:table-cell>
          <table:table-cell table:formula="of:=[$'Table 5 - Testing'.C62]-[$'Table 5 - Testing'.C55]" office:value-type="float" office:value="2071" calcext:value-type="float">
            <text:p>2071</text:p>
          </table:table-cell>
          <table:table-cell table:formula="of:=[$'Table 5 - Testing'.D62]-[$'Table 5 - Testing'.D55]" office:value-type="float" office:value="9594" calcext:value-type="float">
            <text:p>9594</text:p>
          </table:table-cell>
          <table:table-cell table:formula="of:=TEXT([$'Table 5 - Testing'.A62];&quot;DDD&quot;)" office:value-type="string" office:string-value="Mon" calcext:value-type="string">
            <text:p>Mon</text:p>
          </table:table-cell>
          <table:table-cell table:formula="of:=MOD([.A61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00428" calcext:value-type="float">
            <text:p>20200428</text:p>
          </table:table-cell>
          <table:table-cell office:value-type="float" office:value="380" calcext:value-type="float">
            <text:p>380</text:p>
          </table:table-cell>
          <table:table-cell office:value-type="float" office:value="11958" calcext:value-type="float">
            <text:p>11958</text:p>
          </table:table-cell>
          <table:table-cell office:value-type="float" office:value="1501" calcext:value-type="float">
            <text:p>1501</text:p>
          </table:table-cell>
          <table:table-cell table:formula="of:=[.C62]-[$'Table 5 - Testing'.E63]" office:value-type="float" office:value="180" calcext:value-type="float">
            <text:p>180</text:p>
          </table:table-cell>
          <table:table-cell table:formula="of:=[.D62]-[$'Table 5 - Testing'.C63]" office:value-type="float" office:value="1237" calcext:value-type="float">
            <text:p>1237</text:p>
          </table:table-cell>
          <table:table-cell table:formula="of:=SUM([.F$2:.F62])-[.G62]" office:value-type="float" office:value="0" calcext:value-type="float">
            <text:p>0</text:p>
          </table:table-cell>
          <table:table-cell table:formula="of:=SUM([.C56:.C62])" office:value-type="float" office:value="2125" calcext:value-type="float">
            <text:p>2125</text:p>
          </table:table-cell>
          <table:table-cell table:formula="of:=[$'Table 5 - Testing'.C63]-[$'Table 5 - Testing'.C56]" office:value-type="float" office:value="2049" calcext:value-type="float">
            <text:p>2049</text:p>
          </table:table-cell>
          <table:table-cell table:formula="of:=[$'Table 5 - Testing'.D63]-[$'Table 5 - Testing'.D56]" office:value-type="float" office:value="9750" calcext:value-type="float">
            <text:p>9750</text:p>
          </table:table-cell>
          <table:table-cell table:formula="of:=TEXT([$'Table 5 - Testing'.A63];&quot;DDD&quot;)" office:value-type="string" office:string-value="Tue" calcext:value-type="string">
            <text:p>Tue</text:p>
          </table:table-cell>
          <table:table-cell table:formula="of:=MOD([.A62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200429" calcext:value-type="float">
            <text:p>20200429</text:p>
          </table:table-cell>
          <table:table-cell office:value-type="float" office:value="430" calcext:value-type="float">
            <text:p>430</text:p>
          </table:table-cell>
          <table:table-cell office:value-type="float" office:value="12388" calcext:value-type="float">
            <text:p>12388</text:p>
          </table:table-cell>
          <table:table-cell office:value-type="float" office:value="1538" calcext:value-type="float">
            <text:p>1538</text:p>
          </table:table-cell>
          <table:table-cell table:formula="of:=[.C63]-[$'Table 5 - Testing'.E64]" office:value-type="float" office:value="117" calcext:value-type="float">
            <text:p>117</text:p>
          </table:table-cell>
          <table:table-cell table:formula="of:=[.D63]-[$'Table 5 - Testing'.C64]" office:value-type="float" office:value="1354" calcext:value-type="float">
            <text:p>1354</text:p>
          </table:table-cell>
          <table:table-cell table:formula="of:=SUM([.F$2:.F63])-[.G63]" office:value-type="float" office:value="0" calcext:value-type="float">
            <text:p>0</text:p>
          </table:table-cell>
          <table:table-cell table:formula="of:=SUM([.C57:.C63])" office:value-type="float" office:value="2215" calcext:value-type="float">
            <text:p>2215</text:p>
          </table:table-cell>
          <table:table-cell table:formula="of:=[$'Table 5 - Testing'.C64]-[$'Table 5 - Testing'.C57]" office:value-type="float" office:value="1996" calcext:value-type="float">
            <text:p>1996</text:p>
          </table:table-cell>
          <table:table-cell table:formula="of:=[$'Table 5 - Testing'.D64]-[$'Table 5 - Testing'.D57]" office:value-type="float" office:value="9773" calcext:value-type="float">
            <text:p>9773</text:p>
          </table:table-cell>
          <table:table-cell table:formula="of:=TEXT([$'Table 5 - Testing'.A64];&quot;DDD&quot;)" office:value-type="string" office:string-value="Wed" calcext:value-type="string">
            <text:p>Wed</text:p>
          </table:table-cell>
          <table:table-cell table:formula="of:=MOD([.A63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00430" calcext:value-type="float">
            <text:p>20200430</text:p>
          </table:table-cell>
          <table:table-cell office:value-type="float" office:value="335" calcext:value-type="float">
            <text:p>335</text:p>
          </table:table-cell>
          <table:table-cell office:value-type="float" office:value="12723" calcext:value-type="float">
            <text:p>12723</text:p>
          </table:table-cell>
          <table:table-cell office:value-type="float" office:value="1581" calcext:value-type="float">
            <text:p>1581</text:p>
          </table:table-cell>
          <table:table-cell table:formula="of:=[.C64]-[$'Table 5 - Testing'.E65]" office:value-type="float" office:value="16" calcext:value-type="float">
            <text:p>16</text:p>
          </table:table-cell>
          <table:table-cell table:formula="of:=[.D64]-[$'Table 5 - Testing'.C65]" office:value-type="float" office:value="1370" calcext:value-type="float">
            <text:p>1370</text:p>
          </table:table-cell>
          <table:table-cell table:formula="of:=SUM([.F$2:.F64])-[.G64]" office:value-type="float" office:value="0" calcext:value-type="float">
            <text:p>0</text:p>
          </table:table-cell>
          <table:table-cell table:formula="of:=SUM([.C58:.C64])" office:value-type="float" office:value="2236" calcext:value-type="float">
            <text:p>2236</text:p>
          </table:table-cell>
          <table:table-cell table:formula="of:=[$'Table 5 - Testing'.C65]-[$'Table 5 - Testing'.C58]" office:value-type="float" office:value="1944" calcext:value-type="float">
            <text:p>1944</text:p>
          </table:table-cell>
          <table:table-cell table:formula="of:=[$'Table 5 - Testing'.D65]-[$'Table 5 - Testing'.D58]" office:value-type="float" office:value="9840" calcext:value-type="float">
            <text:p>9840</text:p>
          </table:table-cell>
          <table:table-cell table:formula="of:=TEXT([$'Table 5 - Testing'.A65];&quot;DDD&quot;)" office:value-type="string" office:string-value="Thu" calcext:value-type="string">
            <text:p>Thu</text:p>
          </table:table-cell>
          <table:table-cell table:formula="of:=MOD([.A64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200501" calcext:value-type="float">
            <text:p>20200501</text:p>
          </table:table-cell>
          <table:table-cell office:value-type="float" office:value="368" calcext:value-type="float">
            <text:p>368</text:p>
          </table:table-cell>
          <table:table-cell office:value-type="float" office:value="13091" calcext:value-type="float">
            <text:p>13091</text:p>
          </table:table-cell>
          <table:table-cell office:value-type="float" office:value="1629" calcext:value-type="float">
            <text:p>1629</text:p>
          </table:table-cell>
          <table:table-cell table:formula="of:=[.C65]-[$'Table 5 - Testing'.E66]" office:value-type="float" office:value="67" calcext:value-type="float">
            <text:p>67</text:p>
          </table:table-cell>
          <table:table-cell table:formula="of:=[.D65]-[$'Table 5 - Testing'.C66]" office:value-type="float" office:value="1437" calcext:value-type="float">
            <text:p>1437</text:p>
          </table:table-cell>
          <table:table-cell table:formula="of:=SUM([.F$2:.F65])-[.G65]" office:value-type="float" office:value="0" calcext:value-type="float">
            <text:p>0</text:p>
          </table:table-cell>
          <table:table-cell table:formula="of:=SUM([.C59:.C65])" office:value-type="float" office:value="2299" calcext:value-type="float">
            <text:p>2299</text:p>
          </table:table-cell>
          <table:table-cell table:formula="of:=[$'Table 5 - Testing'.C66]-[$'Table 5 - Testing'.C59]" office:value-type="float" office:value="1957" calcext:value-type="float">
            <text:p>1957</text:p>
          </table:table-cell>
          <table:table-cell table:formula="of:=[$'Table 5 - Testing'.D66]-[$'Table 5 - Testing'.D59]" office:value-type="float" office:value="10613" calcext:value-type="float">
            <text:p>10613</text:p>
          </table:table-cell>
          <table:table-cell table:formula="of:=TEXT([$'Table 5 - Testing'.A66];&quot;DDD&quot;)" office:value-type="string" office:string-value="Fri" calcext:value-type="string">
            <text:p>Fri</text:p>
          </table:table-cell>
          <table:table-cell table:formula="of:=MOD([.A65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200502" calcext:value-type="float">
            <text:p>20200502</text:p>
          </table:table-cell>
          <table:table-cell office:value-type="float" office:value="217" calcext:value-type="float">
            <text:p>217</text:p>
          </table:table-cell>
          <table:table-cell office:value-type="float" office:value="13308" calcext:value-type="float">
            <text:p>13308</text:p>
          </table:table-cell>
          <table:table-cell office:value-type="float" office:value="1673" calcext:value-type="float">
            <text:p>1673</text:p>
          </table:table-cell>
          <table:table-cell table:formula="of:=[.C66]-[$'Table 5 - Testing'.E67]" office:value-type="float" office:value="-56" calcext:value-type="float">
            <text:p>-56</text:p>
          </table:table-cell>
          <table:table-cell table:formula="of:=[.D66]-[$'Table 5 - Testing'.C67]" office:value-type="float" office:value="1381" calcext:value-type="float">
            <text:p>1381</text:p>
          </table:table-cell>
          <table:table-cell table:formula="of:=SUM([.F$2:.F66])-[.G66]" office:value-type="float" office:value="0" calcext:value-type="float">
            <text:p>0</text:p>
          </table:table-cell>
          <table:table-cell table:formula="of:=SUM([.C60:.C66])" office:value-type="float" office:value="2332" calcext:value-type="float">
            <text:p>2332</text:p>
          </table:table-cell>
          <table:table-cell table:formula="of:=[$'Table 5 - Testing'.C67]-[$'Table 5 - Testing'.C60]" office:value-type="float" office:value="1876" calcext:value-type="float">
            <text:p>1876</text:p>
          </table:table-cell>
          <table:table-cell table:formula="of:=[$'Table 5 - Testing'.D67]-[$'Table 5 - Testing'.D60]" office:value-type="float" office:value="11084" calcext:value-type="float">
            <text:p>11084</text:p>
          </table:table-cell>
          <table:table-cell table:formula="of:=TEXT([$'Table 5 - Testing'.A67];&quot;DDD&quot;)" office:value-type="string" office:string-value="Sat" calcext:value-type="string">
            <text:p>Sat</text:p>
          </table:table-cell>
          <table:table-cell table:formula="of:=MOD([.A66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200503" calcext:value-type="float">
            <text:p>20200503</text:p>
          </table:table-cell>
          <table:table-cell office:value-type="float" office:value="189" calcext:value-type="float">
            <text:p>189</text:p>
          </table:table-cell>
          <table:table-cell office:value-type="float" office:value="13497" calcext:value-type="float">
            <text:p>13497</text:p>
          </table:table-cell>
          <table:table-cell office:value-type="float" office:value="1709" calcext:value-type="float">
            <text:p>1709</text:p>
          </table:table-cell>
          <table:table-cell table:formula="of:=[.C67]-[$'Table 5 - Testing'.E68]" office:value-type="float" office:value="19" calcext:value-type="float">
            <text:p>19</text:p>
          </table:table-cell>
          <table:table-cell table:formula="of:=[.D67]-[$'Table 5 - Testing'.C68]" office:value-type="float" office:value="1400" calcext:value-type="float">
            <text:p>1400</text:p>
          </table:table-cell>
          <table:table-cell table:formula="of:=SUM([.F$2:.F67])-[.G67]" office:value-type="float" office:value="0" calcext:value-type="float">
            <text:p>0</text:p>
          </table:table-cell>
          <table:table-cell table:formula="of:=SUM([.C61:.C67])" office:value-type="float" office:value="2349" calcext:value-type="float">
            <text:p>2349</text:p>
          </table:table-cell>
          <table:table-cell table:formula="of:=[$'Table 5 - Testing'.C68]-[$'Table 5 - Testing'.C61]" office:value-type="float" office:value="1773" calcext:value-type="float">
            <text:p>1773</text:p>
          </table:table-cell>
          <table:table-cell table:formula="of:=[$'Table 5 - Testing'.D68]-[$'Table 5 - Testing'.D61]" office:value-type="float" office:value="11138" calcext:value-type="float">
            <text:p>11138</text:p>
          </table:table-cell>
          <table:table-cell table:formula="of:=TEXT([$'Table 5 - Testing'.A68];&quot;DDD&quot;)" office:value-type="string" office:string-value="Sun" calcext:value-type="string">
            <text:p>Sun</text:p>
          </table:table-cell>
          <table:table-cell table:formula="of:=MOD([.A67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200504" calcext:value-type="float">
            <text:p>20200504</text:p>
          </table:table-cell>
          <table:table-cell office:value-type="float" office:value="330" calcext:value-type="float">
            <text:p>330</text:p>
          </table:table-cell>
          <table:table-cell office:value-type="float" office:value="13827" calcext:value-type="float">
            <text:p>13827</text:p>
          </table:table-cell>
          <table:table-cell office:value-type="float" office:value="1749" calcext:value-type="float">
            <text:p>1749</text:p>
          </table:table-cell>
          <table:table-cell table:formula="of:=[.C68]-[$'Table 5 - Testing'.E69]" office:value-type="float" office:value="161" calcext:value-type="float">
            <text:p>161</text:p>
          </table:table-cell>
          <table:table-cell table:formula="of:=[.D68]-[$'Table 5 - Testing'.C69]" office:value-type="float" office:value="1561" calcext:value-type="float">
            <text:p>1561</text:p>
          </table:table-cell>
          <table:table-cell table:formula="of:=SUM([.F$2:.F68])-[.G68]" office:value-type="float" office:value="0" calcext:value-type="float">
            <text:p>0</text:p>
          </table:table-cell>
          <table:table-cell table:formula="of:=SUM([.C62:.C68])" office:value-type="float" office:value="2249" calcext:value-type="float">
            <text:p>2249</text:p>
          </table:table-cell>
          <table:table-cell table:formula="of:=[$'Table 5 - Testing'.C69]-[$'Table 5 - Testing'.C62]" office:value-type="float" office:value="1745" calcext:value-type="float">
            <text:p>1745</text:p>
          </table:table-cell>
          <table:table-cell table:formula="of:=[$'Table 5 - Testing'.D69]-[$'Table 5 - Testing'.D62]" office:value-type="float" office:value="11402" calcext:value-type="float">
            <text:p>11402</text:p>
          </table:table-cell>
          <table:table-cell table:formula="of:=TEXT([$'Table 5 - Testing'.A69];&quot;DDD&quot;)" office:value-type="string" office:string-value="Mon" calcext:value-type="string">
            <text:p>Mon</text:p>
          </table:table-cell>
          <table:table-cell table:formula="of:=MOD([.A68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200505" calcext:value-type="float">
            <text:p>20200505</text:p>
          </table:table-cell>
          <table:table-cell office:value-type="float" office:value="289" calcext:value-type="float">
            <text:p>289</text:p>
          </table:table-cell>
          <table:table-cell office:value-type="float" office:value="14116" calcext:value-type="float">
            <text:p>14116</text:p>
          </table:table-cell>
          <table:table-cell office:value-type="float" office:value="1799" calcext:value-type="float">
            <text:p>1799</text:p>
          </table:table-cell>
          <table:table-cell table:formula="of:=[.C69]-[$'Table 5 - Testing'.E70]" office:value-type="float" office:value="118" calcext:value-type="float">
            <text:p>118</text:p>
          </table:table-cell>
          <table:table-cell table:formula="of:=[.D69]-[$'Table 5 - Testing'.C70]" office:value-type="float" office:value="1679" calcext:value-type="float">
            <text:p>1679</text:p>
          </table:table-cell>
          <table:table-cell table:formula="of:=SUM([.F$2:.F69])-[.G69]" office:value-type="float" office:value="0" calcext:value-type="float">
            <text:p>0</text:p>
          </table:table-cell>
          <table:table-cell table:formula="of:=SUM([.C63:.C69])" office:value-type="float" office:value="2158" calcext:value-type="float">
            <text:p>2158</text:p>
          </table:table-cell>
          <table:table-cell table:formula="of:=[$'Table 5 - Testing'.C70]-[$'Table 5 - Testing'.C63]" office:value-type="float" office:value="1716" calcext:value-type="float">
            <text:p>1716</text:p>
          </table:table-cell>
          <table:table-cell table:formula="of:=[$'Table 5 - Testing'.D70]-[$'Table 5 - Testing'.D63]" office:value-type="float" office:value="11862" calcext:value-type="float">
            <text:p>11862</text:p>
          </table:table-cell>
          <table:table-cell table:formula="of:=TEXT([$'Table 5 - Testing'.A70];&quot;DDD&quot;)" office:value-type="string" office:string-value="Tue" calcext:value-type="string">
            <text:p>Tue</text:p>
          </table:table-cell>
          <table:table-cell table:formula="of:=MOD([.A69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200506" calcext:value-type="float">
            <text:p>20200506</text:p>
          </table:table-cell>
          <table:table-cell office:value-type="float" office:value="306" calcext:value-type="float">
            <text:p>306</text:p>
          </table:table-cell>
          <table:table-cell office:value-type="float" office:value="14422" calcext:value-type="float">
            <text:p>14422</text:p>
          </table:table-cell>
          <table:table-cell office:value-type="float" office:value="1842" calcext:value-type="float">
            <text:p>1842</text:p>
          </table:table-cell>
          <table:table-cell table:formula="of:=[.C70]-[$'Table 5 - Testing'.E71]" office:value-type="float" office:value="34" calcext:value-type="float">
            <text:p>34</text:p>
          </table:table-cell>
          <table:table-cell table:formula="of:=[.D70]-[$'Table 5 - Testing'.C71]" office:value-type="float" office:value="1713" calcext:value-type="float">
            <text:p>1713</text:p>
          </table:table-cell>
          <table:table-cell table:formula="of:=SUM([.F$2:.F70])-[.G70]" office:value-type="float" office:value="0" calcext:value-type="float">
            <text:p>0</text:p>
          </table:table-cell>
          <table:table-cell table:formula="of:=SUM([.C64:.C70])" office:value-type="float" office:value="2034" calcext:value-type="float">
            <text:p>2034</text:p>
          </table:table-cell>
          <table:table-cell table:formula="of:=[$'Table 5 - Testing'.C71]-[$'Table 5 - Testing'.C64]" office:value-type="float" office:value="1675" calcext:value-type="float">
            <text:p>1675</text:p>
          </table:table-cell>
          <table:table-cell table:formula="of:=[$'Table 5 - Testing'.D71]-[$'Table 5 - Testing'.D64]" office:value-type="float" office:value="12043" calcext:value-type="float">
            <text:p>12043</text:p>
          </table:table-cell>
          <table:table-cell table:formula="of:=TEXT([$'Table 5 - Testing'.A71];&quot;DDD&quot;)" office:value-type="string" office:string-value="Wed" calcext:value-type="string">
            <text:p>Wed</text:p>
          </table:table-cell>
          <table:table-cell table:formula="of:=MOD([.A70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200507" calcext:value-type="float">
            <text:p>20200507</text:p>
          </table:table-cell>
          <table:table-cell office:value-type="float" office:value="290" calcext:value-type="float">
            <text:p>290</text:p>
          </table:table-cell>
          <table:table-cell office:value-type="float" office:value="14712" calcext:value-type="float">
            <text:p>14712</text:p>
          </table:table-cell>
          <table:table-cell office:value-type="float" office:value="1881" calcext:value-type="float">
            <text:p>1881</text:p>
          </table:table-cell>
          <table:table-cell table:formula="of:=[.C71]-[$'Table 5 - Testing'.E72]" office:value-type="float" office:value="75" calcext:value-type="float">
            <text:p>75</text:p>
          </table:table-cell>
          <table:table-cell table:formula="of:=[.D71]-[$'Table 5 - Testing'.C72]" office:value-type="float" office:value="1788" calcext:value-type="float">
            <text:p>1788</text:p>
          </table:table-cell>
          <table:table-cell table:formula="of:=SUM([.F$2:.F71])-[.G71]" office:value-type="float" office:value="0" calcext:value-type="float">
            <text:p>0</text:p>
          </table:table-cell>
          <table:table-cell table:formula="of:=SUM([.C65:.C71])" office:value-type="float" office:value="1989" calcext:value-type="float">
            <text:p>1989</text:p>
          </table:table-cell>
          <table:table-cell table:formula="of:=[$'Table 5 - Testing'.C72]-[$'Table 5 - Testing'.C65]" office:value-type="float" office:value="1571" calcext:value-type="float">
            <text:p>1571</text:p>
          </table:table-cell>
          <table:table-cell table:formula="of:=[$'Table 5 - Testing'.D72]-[$'Table 5 - Testing'.D65]" office:value-type="float" office:value="12458" calcext:value-type="float">
            <text:p>12458</text:p>
          </table:table-cell>
          <table:table-cell table:formula="of:=TEXT([$'Table 5 - Testing'.A72];&quot;DDD&quot;)" office:value-type="string" office:string-value="Thu" calcext:value-type="string">
            <text:p>Thu</text:p>
          </table:table-cell>
          <table:table-cell table:formula="of:=MOD([.A71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200508" calcext:value-type="float">
            <text:p>20200508</text:p>
          </table:table-cell>
          <table:table-cell office:value-type="float" office:value="254" calcext:value-type="float">
            <text:p>254</text:p>
          </table:table-cell>
          <table:table-cell office:value-type="float" office:value="14966" calcext:value-type="float">
            <text:p>14966</text:p>
          </table:table-cell>
          <table:table-cell office:value-type="float" office:value="1915" calcext:value-type="float">
            <text:p>1915</text:p>
          </table:table-cell>
          <table:table-cell table:formula="of:=[.C72]-[$'Table 5 - Testing'.E73]" office:value-type="float" office:value="29" calcext:value-type="float">
            <text:p>29</text:p>
          </table:table-cell>
          <table:table-cell table:formula="of:=[.D72]-[$'Table 5 - Testing'.C73]" office:value-type="float" office:value="1817" calcext:value-type="float">
            <text:p>1817</text:p>
          </table:table-cell>
          <table:table-cell table:formula="of:=SUM([.F$2:.F72])-[.G72]" office:value-type="float" office:value="0" calcext:value-type="float">
            <text:p>0</text:p>
          </table:table-cell>
          <table:table-cell table:formula="of:=SUM([.C66:.C72])" office:value-type="float" office:value="1875" calcext:value-type="float">
            <text:p>1875</text:p>
          </table:table-cell>
          <table:table-cell table:formula="of:=[$'Table 5 - Testing'.C73]-[$'Table 5 - Testing'.C66]" office:value-type="float" office:value="1495" calcext:value-type="float">
            <text:p>1495</text:p>
          </table:table-cell>
          <table:table-cell table:formula="of:=[$'Table 5 - Testing'.D73]-[$'Table 5 - Testing'.D66]" office:value-type="float" office:value="12489" calcext:value-type="float">
            <text:p>12489</text:p>
          </table:table-cell>
          <table:table-cell table:formula="of:=TEXT([$'Table 5 - Testing'.A73];&quot;DDD&quot;)" office:value-type="string" office:string-value="Fri" calcext:value-type="string">
            <text:p>Fri</text:p>
          </table:table-cell>
          <table:table-cell table:formula="of:=MOD([.A72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200509" calcext:value-type="float">
            <text:p>20200509</text:p>
          </table:table-cell>
          <table:table-cell office:value-type="float" office:value="177" calcext:value-type="float">
            <text:p>177</text:p>
          </table:table-cell>
          <table:table-cell office:value-type="float" office:value="15143" calcext:value-type="float">
            <text:p>15143</text:p>
          </table:table-cell>
          <table:table-cell office:value-type="float" office:value="1949" calcext:value-type="float">
            <text:p>1949</text:p>
          </table:table-cell>
          <table:table-cell table:formula="of:=[.C73]-[$'Table 5 - Testing'.E74]" office:value-type="float" office:value="21" calcext:value-type="float">
            <text:p>21</text:p>
          </table:table-cell>
          <table:table-cell table:formula="of:=[.D73]-[$'Table 5 - Testing'.C74]" office:value-type="float" office:value="1838" calcext:value-type="float">
            <text:p>1838</text:p>
          </table:table-cell>
          <table:table-cell table:formula="of:=SUM([.F$2:.F73])-[.G73]" office:value-type="float" office:value="0" calcext:value-type="float">
            <text:p>0</text:p>
          </table:table-cell>
          <table:table-cell table:formula="of:=SUM([.C67:.C73])" office:value-type="float" office:value="1835" calcext:value-type="float">
            <text:p>1835</text:p>
          </table:table-cell>
          <table:table-cell table:formula="of:=[$'Table 5 - Testing'.C74]-[$'Table 5 - Testing'.C67]" office:value-type="float" office:value="1378" calcext:value-type="float">
            <text:p>1378</text:p>
          </table:table-cell>
          <table:table-cell table:formula="of:=[$'Table 5 - Testing'.D74]-[$'Table 5 - Testing'.D67]" office:value-type="float" office:value="12259" calcext:value-type="float">
            <text:p>12259</text:p>
          </table:table-cell>
          <table:table-cell table:formula="of:=TEXT([$'Table 5 - Testing'.A74];&quot;DDD&quot;)" office:value-type="string" office:string-value="Sat" calcext:value-type="string">
            <text:p>Sat</text:p>
          </table:table-cell>
          <table:table-cell table:formula="of:=MOD([.A73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200510" calcext:value-type="float">
            <text:p>20200510</text:p>
          </table:table-cell>
          <table:table-cell office:value-type="float" office:value="150" calcext:value-type="float">
            <text:p>150</text:p>
          </table:table-cell>
          <table:table-cell office:value-type="float" office:value="15293" calcext:value-type="float">
            <text:p>15293</text:p>
          </table:table-cell>
          <table:table-cell office:value-type="float" office:value="1976" calcext:value-type="float">
            <text:p>1976</text:p>
          </table:table-cell>
          <table:table-cell table:formula="of:=[.C74]-[$'Table 5 - Testing'.E75]" office:value-type="float" office:value="-31" calcext:value-type="float">
            <text:p>-31</text:p>
          </table:table-cell>
          <table:table-cell table:formula="of:=[.D74]-[$'Table 5 - Testing'.C75]" office:value-type="float" office:value="1807" calcext:value-type="float">
            <text:p>1807</text:p>
          </table:table-cell>
          <table:table-cell table:formula="of:=SUM([.F$2:.F74])-[.G74]" office:value-type="float" office:value="0" calcext:value-type="float">
            <text:p>0</text:p>
          </table:table-cell>
          <table:table-cell table:formula="of:=SUM([.C68:.C74])" office:value-type="float" office:value="1796" calcext:value-type="float">
            <text:p>1796</text:p>
          </table:table-cell>
          <table:table-cell table:formula="of:=[$'Table 5 - Testing'.C75]-[$'Table 5 - Testing'.C68]" office:value-type="float" office:value="1389" calcext:value-type="float">
            <text:p>1389</text:p>
          </table:table-cell>
          <table:table-cell table:formula="of:=[$'Table 5 - Testing'.D75]-[$'Table 5 - Testing'.D68]" office:value-type="float" office:value="12388" calcext:value-type="float">
            <text:p>12388</text:p>
          </table:table-cell>
          <table:table-cell table:formula="of:=TEXT([$'Table 5 - Testing'.A75];&quot;DDD&quot;)" office:value-type="string" office:string-value="Sun" calcext:value-type="string">
            <text:p>Sun</text:p>
          </table:table-cell>
          <table:table-cell table:formula="of:=MOD([.A74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200511" calcext:value-type="float">
            <text:p>20200511</text:p>
          </table:table-cell>
          <table:table-cell office:value-type="float" office:value="261" calcext:value-type="float">
            <text:p>261</text:p>
          </table:table-cell>
          <table:table-cell office:value-type="float" office:value="15554" calcext:value-type="float">
            <text:p>15554</text:p>
          </table:table-cell>
          <table:table-cell office:value-type="float" office:value="2007" calcext:value-type="float">
            <text:p>2007</text:p>
          </table:table-cell>
          <table:table-cell table:formula="of:=[.C75]-[$'Table 5 - Testing'.E76]" office:value-type="float" office:value="120" calcext:value-type="float">
            <text:p>120</text:p>
          </table:table-cell>
          <table:table-cell table:formula="of:=[.D75]-[$'Table 5 - Testing'.C76]" office:value-type="float" office:value="1927" calcext:value-type="float">
            <text:p>1927</text:p>
          </table:table-cell>
          <table:table-cell table:formula="of:=SUM([.F$2:.F75])-[.G75]" office:value-type="float" office:value="0" calcext:value-type="float">
            <text:p>0</text:p>
          </table:table-cell>
          <table:table-cell table:formula="of:=SUM([.C69:.C75])" office:value-type="float" office:value="1727" calcext:value-type="float">
            <text:p>1727</text:p>
          </table:table-cell>
          <table:table-cell table:formula="of:=[$'Table 5 - Testing'.C76]-[$'Table 5 - Testing'.C69]" office:value-type="float" office:value="1361" calcext:value-type="float">
            <text:p>1361</text:p>
          </table:table-cell>
          <table:table-cell table:formula="of:=[$'Table 5 - Testing'.D76]-[$'Table 5 - Testing'.D69]" office:value-type="float" office:value="12367" calcext:value-type="float">
            <text:p>12367</text:p>
          </table:table-cell>
          <table:table-cell table:formula="of:=TEXT([$'Table 5 - Testing'.A76];&quot;DDD&quot;)" office:value-type="string" office:string-value="Mon" calcext:value-type="string">
            <text:p>Mon</text:p>
          </table:table-cell>
          <table:table-cell table:formula="of:=MOD([.A75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200512" calcext:value-type="float">
            <text:p>20200512</text:p>
          </table:table-cell>
          <table:table-cell office:value-type="float" office:value="231" calcext:value-type="float">
            <text:p>231</text:p>
          </table:table-cell>
          <table:table-cell office:value-type="float" office:value="15785" calcext:value-type="float">
            <text:p>15785</text:p>
          </table:table-cell>
          <table:table-cell office:value-type="float" office:value="2037" calcext:value-type="float">
            <text:p>2037</text:p>
          </table:table-cell>
          <table:table-cell table:formula="of:=[.C76]-[$'Table 5 - Testing'.E77]" office:value-type="float" office:value="95" calcext:value-type="float">
            <text:p>95</text:p>
          </table:table-cell>
          <table:table-cell table:formula="of:=[.D76]-[$'Table 5 - Testing'.C77]" office:value-type="float" office:value="2022" calcext:value-type="float">
            <text:p>2022</text:p>
          </table:table-cell>
          <table:table-cell table:formula="of:=SUM([.F$2:.F76])-[.G76]" office:value-type="float" office:value="0" calcext:value-type="float">
            <text:p>0</text:p>
          </table:table-cell>
          <table:table-cell table:formula="of:=SUM([.C70:.C76])" office:value-type="float" office:value="1669" calcext:value-type="float">
            <text:p>1669</text:p>
          </table:table-cell>
          <table:table-cell table:formula="of:=[$'Table 5 - Testing'.C77]-[$'Table 5 - Testing'.C70]" office:value-type="float" office:value="1326" calcext:value-type="float">
            <text:p>1326</text:p>
          </table:table-cell>
          <table:table-cell table:formula="of:=[$'Table 5 - Testing'.D77]-[$'Table 5 - Testing'.D70]" office:value-type="float" office:value="12259" calcext:value-type="float">
            <text:p>12259</text:p>
          </table:table-cell>
          <table:table-cell table:formula="of:=TEXT([$'Table 5 - Testing'.A77];&quot;DDD&quot;)" office:value-type="string" office:string-value="Tue" calcext:value-type="string">
            <text:p>Tue</text:p>
          </table:table-cell>
          <table:table-cell table:formula="of:=MOD([.A76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200513" calcext:value-type="float">
            <text:p>20200513</text:p>
          </table:table-cell>
          <table:table-cell office:value-type="float" office:value="198" calcext:value-type="float">
            <text:p>198</text:p>
          </table:table-cell>
          <table:table-cell office:value-type="float" office:value="15983" calcext:value-type="float">
            <text:p>15983</text:p>
          </table:table-cell>
          <table:table-cell office:value-type="float" office:value="2079" calcext:value-type="float">
            <text:p>2079</text:p>
          </table:table-cell>
          <table:table-cell table:formula="of:=[.C77]-[$'Table 5 - Testing'.E78]" office:value-type="float" office:value="32" calcext:value-type="float">
            <text:p>32</text:p>
          </table:table-cell>
          <table:table-cell table:formula="of:=[.D77]-[$'Table 5 - Testing'.C78]" office:value-type="float" office:value="2054" calcext:value-type="float">
            <text:p>2054</text:p>
          </table:table-cell>
          <table:table-cell table:formula="of:=SUM([.F$2:.F77])-[.G77]" office:value-type="float" office:value="0" calcext:value-type="float">
            <text:p>0</text:p>
          </table:table-cell>
          <table:table-cell table:formula="of:=SUM([.C71:.C77])" office:value-type="float" office:value="1561" calcext:value-type="float">
            <text:p>1561</text:p>
          </table:table-cell>
          <table:table-cell table:formula="of:=[$'Table 5 - Testing'.C78]-[$'Table 5 - Testing'.C71]" office:value-type="float" office:value="1220" calcext:value-type="float">
            <text:p>1220</text:p>
          </table:table-cell>
          <table:table-cell table:formula="of:=[$'Table 5 - Testing'.D78]-[$'Table 5 - Testing'.D71]" office:value-type="float" office:value="12625" calcext:value-type="float">
            <text:p>12625</text:p>
          </table:table-cell>
          <table:table-cell table:formula="of:=TEXT([$'Table 5 - Testing'.A78];&quot;DDD&quot;)" office:value-type="string" office:string-value="Wed" calcext:value-type="string">
            <text:p>Wed</text:p>
          </table:table-cell>
          <table:table-cell table:formula="of:=MOD([.A77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200514" calcext:value-type="float">
            <text:p>20200514</text:p>
          </table:table-cell>
          <table:table-cell office:value-type="float" office:value="212" calcext:value-type="float">
            <text:p>212</text:p>
          </table:table-cell>
          <table:table-cell office:value-type="float" office:value="16195" calcext:value-type="float">
            <text:p>16195</text:p>
          </table:table-cell>
          <table:table-cell office:value-type="float" office:value="2113" calcext:value-type="float">
            <text:p>2113</text:p>
          </table:table-cell>
          <table:table-cell table:formula="of:=[.C78]-[$'Table 5 - Testing'.E79]" office:value-type="float" office:value="24" calcext:value-type="float">
            <text:p>24</text:p>
          </table:table-cell>
          <table:table-cell table:formula="of:=[.D78]-[$'Table 5 - Testing'.C79]" office:value-type="float" office:value="2078" calcext:value-type="float">
            <text:p>2078</text:p>
          </table:table-cell>
          <table:table-cell table:formula="of:=SUM([.F$2:.F78])-[.G78]" office:value-type="float" office:value="0" calcext:value-type="float">
            <text:p>0</text:p>
          </table:table-cell>
          <table:table-cell table:formula="of:=SUM([.C72:.C78])" office:value-type="float" office:value="1483" calcext:value-type="float">
            <text:p>1483</text:p>
          </table:table-cell>
          <table:table-cell table:formula="of:=[$'Table 5 - Testing'.C79]-[$'Table 5 - Testing'.C72]" office:value-type="float" office:value="1193" calcext:value-type="float">
            <text:p>1193</text:p>
          </table:table-cell>
          <table:table-cell table:formula="of:=[$'Table 5 - Testing'.D79]-[$'Table 5 - Testing'.D72]" office:value-type="float" office:value="13178" calcext:value-type="float">
            <text:p>13178</text:p>
          </table:table-cell>
          <table:table-cell table:formula="of:=TEXT([$'Table 5 - Testing'.A79];&quot;DDD&quot;)" office:value-type="string" office:string-value="Thu" calcext:value-type="string">
            <text:p>Thu</text:p>
          </table:table-cell>
          <table:table-cell table:formula="of:=MOD([.A78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200515" calcext:value-type="float">
            <text:p>20200515</text:p>
          </table:table-cell>
          <table:table-cell office:value-type="float" office:value="152" calcext:value-type="float">
            <text:p>152</text:p>
          </table:table-cell>
          <table:table-cell office:value-type="float" office:value="16347" calcext:value-type="float">
            <text:p>16347</text:p>
          </table:table-cell>
          <table:table-cell office:value-type="float" office:value="2137" calcext:value-type="float">
            <text:p>2137</text:p>
          </table:table-cell>
          <table:table-cell table:formula="of:=[.C79]-[$'Table 5 - Testing'.E80]" office:value-type="float" office:value="9" calcext:value-type="float">
            <text:p>9</text:p>
          </table:table-cell>
          <table:table-cell table:formula="of:=[.D79]-[$'Table 5 - Testing'.C80]" office:value-type="float" office:value="2087" calcext:value-type="float">
            <text:p>2087</text:p>
          </table:table-cell>
          <table:table-cell table:formula="of:=SUM([.F$2:.F79])-[.G79]" office:value-type="float" office:value="0" calcext:value-type="float">
            <text:p>0</text:p>
          </table:table-cell>
          <table:table-cell table:formula="of:=SUM([.C73:.C79])" office:value-type="float" office:value="1381" calcext:value-type="float">
            <text:p>1381</text:p>
          </table:table-cell>
          <table:table-cell table:formula="of:=[$'Table 5 - Testing'.C80]-[$'Table 5 - Testing'.C73]" office:value-type="float" office:value="1111" calcext:value-type="float">
            <text:p>1111</text:p>
          </table:table-cell>
          <table:table-cell table:formula="of:=[$'Table 5 - Testing'.D80]-[$'Table 5 - Testing'.D73]" office:value-type="float" office:value="13075" calcext:value-type="float">
            <text:p>13075</text:p>
          </table:table-cell>
          <table:table-cell table:formula="of:=TEXT([$'Table 5 - Testing'.A80];&quot;DDD&quot;)" office:value-type="string" office:string-value="Fri" calcext:value-type="string">
            <text:p>Fri</text:p>
          </table:table-cell>
          <table:table-cell table:formula="of:=MOD([.A79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200516" calcext:value-type="float">
            <text:p>20200516</text:p>
          </table:table-cell>
          <table:table-cell office:value-type="float" office:value="103" calcext:value-type="float">
            <text:p>103</text:p>
          </table:table-cell>
          <table:table-cell office:value-type="float" office:value="16450" calcext:value-type="float">
            <text:p>16450</text:p>
          </table:table-cell>
          <table:table-cell office:value-type="float" office:value="2165" calcext:value-type="float">
            <text:p>2165</text:p>
          </table:table-cell>
          <table:table-cell table:formula="of:=[.C80]-[$'Table 5 - Testing'.E81]" office:value-type="float" office:value="-84" calcext:value-type="float">
            <text:p>-84</text:p>
          </table:table-cell>
          <table:table-cell table:formula="of:=[.D80]-[$'Table 5 - Testing'.C81]" office:value-type="float" office:value="2003" calcext:value-type="float">
            <text:p>2003</text:p>
          </table:table-cell>
          <table:table-cell table:formula="of:=SUM([.F$2:.F80])-[.G80]" office:value-type="float" office:value="0" calcext:value-type="float">
            <text:p>0</text:p>
          </table:table-cell>
          <table:table-cell table:formula="of:=SUM([.C74:.C80])" office:value-type="float" office:value="1307" calcext:value-type="float">
            <text:p>1307</text:p>
          </table:table-cell>
          <table:table-cell table:formula="of:=[$'Table 5 - Testing'.C81]-[$'Table 5 - Testing'.C74]" office:value-type="float" office:value="1142" calcext:value-type="float">
            <text:p>1142</text:p>
          </table:table-cell>
          <table:table-cell table:formula="of:=[$'Table 5 - Testing'.D81]-[$'Table 5 - Testing'.D74]" office:value-type="float" office:value="14512" calcext:value-type="float">
            <text:p>14512</text:p>
          </table:table-cell>
          <table:table-cell table:formula="of:=TEXT([$'Table 5 - Testing'.A81];&quot;DDD&quot;)" office:value-type="string" office:string-value="Sat" calcext:value-type="string">
            <text:p>Sat</text:p>
          </table:table-cell>
          <table:table-cell table:formula="of:=MOD([.A80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00517" calcext:value-type="float">
            <text:p>20200517</text:p>
          </table:table-cell>
          <table:table-cell office:value-type="float" office:value="92" calcext:value-type="float">
            <text:p>92</text:p>
          </table:table-cell>
          <table:table-cell office:value-type="float" office:value="16542" calcext:value-type="float">
            <text:p>16542</text:p>
          </table:table-cell>
          <table:table-cell office:value-type="float" office:value="2191" calcext:value-type="float">
            <text:p>2191</text:p>
          </table:table-cell>
          <table:table-cell table:formula="of:=[.C81]-[$'Table 5 - Testing'.E82]" office:value-type="float" office:value="2" calcext:value-type="float">
            <text:p>2</text:p>
          </table:table-cell>
          <table:table-cell table:formula="of:=[.D81]-[$'Table 5 - Testing'.C82]" office:value-type="float" office:value="2005" calcext:value-type="float">
            <text:p>2005</text:p>
          </table:table-cell>
          <table:table-cell table:formula="of:=SUM([.F$2:.F81])-[.G81]" office:value-type="float" office:value="0" calcext:value-type="float">
            <text:p>0</text:p>
          </table:table-cell>
          <table:table-cell table:formula="of:=SUM([.C75:.C81])" office:value-type="float" office:value="1249" calcext:value-type="float">
            <text:p>1249</text:p>
          </table:table-cell>
          <table:table-cell table:formula="of:=[$'Table 5 - Testing'.C82]-[$'Table 5 - Testing'.C75]" office:value-type="float" office:value="1051" calcext:value-type="float">
            <text:p>1051</text:p>
          </table:table-cell>
          <table:table-cell table:formula="of:=[$'Table 5 - Testing'.D82]-[$'Table 5 - Testing'.D75]" office:value-type="float" office:value="14977" calcext:value-type="float">
            <text:p>14977</text:p>
          </table:table-cell>
          <table:table-cell table:formula="of:=TEXT([$'Table 5 - Testing'.A82];&quot;DDD&quot;)" office:value-type="string" office:string-value="Sun" calcext:value-type="string">
            <text:p>Sun</text:p>
          </table:table-cell>
          <table:table-cell table:formula="of:=MOD([.A81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00518" calcext:value-type="float">
            <text:p>20200518</text:p>
          </table:table-cell>
          <table:table-cell office:value-type="float" office:value="140" calcext:value-type="float">
            <text:p>140</text:p>
          </table:table-cell>
          <table:table-cell office:value-type="float" office:value="16682" calcext:value-type="float">
            <text:p>16682</text:p>
          </table:table-cell>
          <table:table-cell office:value-type="float" office:value="2214" calcext:value-type="float">
            <text:p>2214</text:p>
          </table:table-cell>
          <table:table-cell table:formula="of:=[.C82]-[$'Table 5 - Testing'.E83]" office:value-type="float" office:value="83" calcext:value-type="float">
            <text:p>83</text:p>
          </table:table-cell>
          <table:table-cell table:formula="of:=[.D82]-[$'Table 5 - Testing'.C83]" office:value-type="float" office:value="2088" calcext:value-type="float">
            <text:p>2088</text:p>
          </table:table-cell>
          <table:table-cell table:formula="of:=SUM([.F$2:.F82])-[.G82]" office:value-type="float" office:value="0" calcext:value-type="float">
            <text:p>0</text:p>
          </table:table-cell>
          <table:table-cell table:formula="of:=SUM([.C76:.C82])" office:value-type="float" office:value="1128" calcext:value-type="float">
            <text:p>1128</text:p>
          </table:table-cell>
          <table:table-cell table:formula="of:=[$'Table 5 - Testing'.C83]-[$'Table 5 - Testing'.C76]" office:value-type="float" office:value="967" calcext:value-type="float">
            <text:p>967</text:p>
          </table:table-cell>
          <table:table-cell table:formula="of:=[$'Table 5 - Testing'.D83]-[$'Table 5 - Testing'.D76]" office:value-type="float" office:value="14877" calcext:value-type="float">
            <text:p>14877</text:p>
          </table:table-cell>
          <table:table-cell table:formula="of:=TEXT([$'Table 5 - Testing'.A83];&quot;DDD&quot;)" office:value-type="string" office:string-value="Mon" calcext:value-type="string">
            <text:p>Mon</text:p>
          </table:table-cell>
          <table:table-cell table:formula="of:=MOD([.A82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200519" calcext:value-type="float">
            <text:p>20200519</text:p>
          </table:table-cell>
          <table:table-cell office:value-type="float" office:value="182" calcext:value-type="float">
            <text:p>182</text:p>
          </table:table-cell>
          <table:table-cell office:value-type="float" office:value="16864" calcext:value-type="float">
            <text:p>16864</text:p>
          </table:table-cell>
          <table:table-cell office:value-type="float" office:value="2242" calcext:value-type="float">
            <text:p>2242</text:p>
          </table:table-cell>
          <table:table-cell table:formula="of:=[.C83]-[$'Table 5 - Testing'.E84]" office:value-type="float" office:value="121" calcext:value-type="float">
            <text:p>121</text:p>
          </table:table-cell>
          <table:table-cell table:formula="of:=[.D83]-[$'Table 5 - Testing'.C84]" office:value-type="float" office:value="2209" calcext:value-type="float">
            <text:p>2209</text:p>
          </table:table-cell>
          <table:table-cell table:formula="of:=SUM([.F$2:.F83])-[.G83]" office:value-type="float" office:value="0" calcext:value-type="float">
            <text:p>0</text:p>
          </table:table-cell>
          <table:table-cell table:formula="of:=SUM([.C77:.C83])" office:value-type="float" office:value="1079" calcext:value-type="float">
            <text:p>1079</text:p>
          </table:table-cell>
          <table:table-cell table:formula="of:=[$'Table 5 - Testing'.C84]-[$'Table 5 - Testing'.C77]" office:value-type="float" office:value="892" calcext:value-type="float">
            <text:p>892</text:p>
          </table:table-cell>
          <table:table-cell table:formula="of:=[$'Table 5 - Testing'.D84]-[$'Table 5 - Testing'.D77]" office:value-type="float" office:value="14851" calcext:value-type="float">
            <text:p>14851</text:p>
          </table:table-cell>
          <table:table-cell table:formula="of:=TEXT([$'Table 5 - Testing'.A84];&quot;DDD&quot;)" office:value-type="string" office:string-value="Tue" calcext:value-type="string">
            <text:p>Tue</text:p>
          </table:table-cell>
          <table:table-cell table:formula="of:=MOD([.A83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200520" calcext:value-type="float">
            <text:p>20200520</text:p>
          </table:table-cell>
          <table:table-cell office:value-type="float" office:value="121" calcext:value-type="float">
            <text:p>121</text:p>
          </table:table-cell>
          <table:table-cell office:value-type="float" office:value="16985" calcext:value-type="float">
            <text:p>16985</text:p>
          </table:table-cell>
          <table:table-cell office:value-type="float" office:value="2263" calcext:value-type="float">
            <text:p>2263</text:p>
          </table:table-cell>
          <table:table-cell table:formula="of:=[.C84]-[$'Table 5 - Testing'.E85]" office:value-type="float" office:value="25" calcext:value-type="float">
            <text:p>25</text:p>
          </table:table-cell>
          <table:table-cell table:formula="of:=[.D84]-[$'Table 5 - Testing'.C85]" office:value-type="float" office:value="2234" calcext:value-type="float">
            <text:p>2234</text:p>
          </table:table-cell>
          <table:table-cell table:formula="of:=SUM([.F$2:.F84])-[.G84]" office:value-type="float" office:value="0" calcext:value-type="float">
            <text:p>0</text:p>
          </table:table-cell>
          <table:table-cell table:formula="of:=SUM([.C78:.C84])" office:value-type="float" office:value="1002" calcext:value-type="float">
            <text:p>1002</text:p>
          </table:table-cell>
          <table:table-cell table:formula="of:=[$'Table 5 - Testing'.C85]-[$'Table 5 - Testing'.C78]" office:value-type="float" office:value="822" calcext:value-type="float">
            <text:p>822</text:p>
          </table:table-cell>
          <table:table-cell table:formula="of:=[$'Table 5 - Testing'.D85]-[$'Table 5 - Testing'.D78]" office:value-type="float" office:value="14844" calcext:value-type="float">
            <text:p>14844</text:p>
          </table:table-cell>
          <table:table-cell table:formula="of:=TEXT([$'Table 5 - Testing'.A85];&quot;DDD&quot;)" office:value-type="string" office:string-value="Wed" calcext:value-type="string">
            <text:p>Wed</text:p>
          </table:table-cell>
          <table:table-cell table:formula="of:=MOD([.A84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00521" calcext:value-type="float">
            <text:p>20200521</text:p>
          </table:table-cell>
          <table:table-cell office:value-type="float" office:value="111" calcext:value-type="float">
            <text:p>111</text:p>
          </table:table-cell>
          <table:table-cell office:value-type="float" office:value="17096" calcext:value-type="float">
            <text:p>17096</text:p>
          </table:table-cell>
          <table:table-cell office:value-type="float" office:value="2286" calcext:value-type="float">
            <text:p>2286</text:p>
          </table:table-cell>
          <table:table-cell table:formula="of:=[.C85]-[$'Table 5 - Testing'.E86]" office:value-type="float" office:value="6" calcext:value-type="float">
            <text:p>6</text:p>
          </table:table-cell>
          <table:table-cell table:formula="of:=[.D85]-[$'Table 5 - Testing'.C86]" office:value-type="float" office:value="2240" calcext:value-type="float">
            <text:p>2240</text:p>
          </table:table-cell>
          <table:table-cell table:formula="of:=SUM([.F$2:.F85])-[.G85]" office:value-type="float" office:value="0" calcext:value-type="float">
            <text:p>0</text:p>
          </table:table-cell>
          <table:table-cell table:formula="of:=SUM([.C79:.C85])" office:value-type="float" office:value="901" calcext:value-type="float">
            <text:p>901</text:p>
          </table:table-cell>
          <table:table-cell table:formula="of:=[$'Table 5 - Testing'.C86]-[$'Table 5 - Testing'.C79]" office:value-type="float" office:value="739" calcext:value-type="float">
            <text:p>739</text:p>
          </table:table-cell>
          <table:table-cell table:formula="of:=[$'Table 5 - Testing'.D86]-[$'Table 5 - Testing'.D79]" office:value-type="float" office:value="14898" calcext:value-type="float">
            <text:p>14898</text:p>
          </table:table-cell>
          <table:table-cell table:formula="of:=TEXT([$'Table 5 - Testing'.A86];&quot;DDD&quot;)" office:value-type="string" office:string-value="Thu" calcext:value-type="string">
            <text:p>Thu</text:p>
          </table:table-cell>
          <table:table-cell table:formula="of:=MOD([.A85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200522" calcext:value-type="float">
            <text:p>20200522</text:p>
          </table:table-cell>
          <table:table-cell office:value-type="float" office:value="92" calcext:value-type="float">
            <text:p>92</text:p>
          </table:table-cell>
          <table:table-cell office:value-type="float" office:value="17188" calcext:value-type="float">
            <text:p>17188</text:p>
          </table:table-cell>
          <table:table-cell office:value-type="float" office:value="2302" calcext:value-type="float">
            <text:p>2302</text:p>
          </table:table-cell>
          <table:table-cell table:formula="of:=[.C86]-[$'Table 5 - Testing'.E87]" office:value-type="float" office:value="-21" calcext:value-type="float">
            <text:p>-21</text:p>
          </table:table-cell>
          <table:table-cell table:formula="of:=[.D86]-[$'Table 5 - Testing'.C87]" office:value-type="float" office:value="2219" calcext:value-type="float">
            <text:p>2219</text:p>
          </table:table-cell>
          <table:table-cell table:formula="of:=SUM([.F$2:.F86])-[.G86]" office:value-type="float" office:value="0" calcext:value-type="float">
            <text:p>0</text:p>
          </table:table-cell>
          <table:table-cell table:formula="of:=SUM([.C80:.C86])" office:value-type="float" office:value="841" calcext:value-type="float">
            <text:p>841</text:p>
          </table:table-cell>
          <table:table-cell table:formula="of:=[$'Table 5 - Testing'.C87]-[$'Table 5 - Testing'.C80]" office:value-type="float" office:value="709" calcext:value-type="float">
            <text:p>709</text:p>
          </table:table-cell>
          <table:table-cell table:formula="of:=[$'Table 5 - Testing'.D87]-[$'Table 5 - Testing'.D80]" office:value-type="float" office:value="15341" calcext:value-type="float">
            <text:p>15341</text:p>
          </table:table-cell>
          <table:table-cell table:formula="of:=TEXT([$'Table 5 - Testing'.A87];&quot;DDD&quot;)" office:value-type="string" office:string-value="Fri" calcext:value-type="string">
            <text:p>Fri</text:p>
          </table:table-cell>
          <table:table-cell table:formula="of:=MOD([.A86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200523" calcext:value-type="float">
            <text:p>20200523</text:p>
          </table:table-cell>
          <table:table-cell office:value-type="float" office:value="50" calcext:value-type="float">
            <text:p>50</text:p>
          </table:table-cell>
          <table:table-cell office:value-type="float" office:value="17238" calcext:value-type="float">
            <text:p>17238</text:p>
          </table:table-cell>
          <table:table-cell office:value-type="float" office:value="2311" calcext:value-type="float">
            <text:p>2311</text:p>
          </table:table-cell>
          <table:table-cell table:formula="of:=[.C87]-[$'Table 5 - Testing'.E88]" office:value-type="float" office:value="-22" calcext:value-type="float">
            <text:p>-22</text:p>
          </table:table-cell>
          <table:table-cell table:formula="of:=[.D87]-[$'Table 5 - Testing'.C88]" office:value-type="float" office:value="2197" calcext:value-type="float">
            <text:p>2197</text:p>
          </table:table-cell>
          <table:table-cell table:formula="of:=SUM([.F$2:.F87])-[.G87]" office:value-type="float" office:value="0" calcext:value-type="float">
            <text:p>0</text:p>
          </table:table-cell>
          <table:table-cell table:formula="of:=SUM([.C81:.C87])" office:value-type="float" office:value="788" calcext:value-type="float">
            <text:p>788</text:p>
          </table:table-cell>
          <table:table-cell table:formula="of:=[$'Table 5 - Testing'.C88]-[$'Table 5 - Testing'.C81]" office:value-type="float" office:value="594" calcext:value-type="float">
            <text:p>594</text:p>
          </table:table-cell>
          <table:table-cell table:formula="of:=[$'Table 5 - Testing'.D88]-[$'Table 5 - Testing'.D81]" office:value-type="float" office:value="14328" calcext:value-type="float">
            <text:p>14328</text:p>
          </table:table-cell>
          <table:table-cell table:formula="of:=TEXT([$'Table 5 - Testing'.A88];&quot;DDD&quot;)" office:value-type="string" office:string-value="Sat" calcext:value-type="string">
            <text:p>Sat</text:p>
          </table:table-cell>
          <table:table-cell table:formula="of:=MOD([.A87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200524" calcext:value-type="float">
            <text:p>20200524</text:p>
          </table:table-cell>
          <table:table-cell office:value-type="float" office:value="54" calcext:value-type="float">
            <text:p>54</text:p>
          </table:table-cell>
          <table:table-cell office:value-type="float" office:value="17292" calcext:value-type="float">
            <text:p>17292</text:p>
          </table:table-cell>
          <table:table-cell office:value-type="float" office:value="2318" calcext:value-type="float">
            <text:p>2318</text:p>
          </table:table-cell>
          <table:table-cell table:formula="of:=[.C88]-[$'Table 5 - Testing'.E89]" office:value-type="float" office:value="-6" calcext:value-type="float">
            <text:p>-6</text:p>
          </table:table-cell>
          <table:table-cell table:formula="of:=[.D88]-[$'Table 5 - Testing'.C89]" office:value-type="float" office:value="2191" calcext:value-type="float">
            <text:p>2191</text:p>
          </table:table-cell>
          <table:table-cell table:formula="of:=SUM([.F$2:.F88])-[.G88]" office:value-type="float" office:value="0" calcext:value-type="float">
            <text:p>0</text:p>
          </table:table-cell>
          <table:table-cell table:formula="of:=SUM([.C82:.C88])" office:value-type="float" office:value="750" calcext:value-type="float">
            <text:p>750</text:p>
          </table:table-cell>
          <table:table-cell table:formula="of:=[$'Table 5 - Testing'.C89]-[$'Table 5 - Testing'.C82]" office:value-type="float" office:value="564" calcext:value-type="float">
            <text:p>564</text:p>
          </table:table-cell>
          <table:table-cell table:formula="of:=[$'Table 5 - Testing'.D89]-[$'Table 5 - Testing'.D82]" office:value-type="float" office:value="14053" calcext:value-type="float">
            <text:p>14053</text:p>
          </table:table-cell>
          <table:table-cell table:formula="of:=TEXT([$'Table 5 - Testing'.A89];&quot;DDD&quot;)" office:value-type="string" office:string-value="Sun" calcext:value-type="string">
            <text:p>Sun</text:p>
          </table:table-cell>
          <table:table-cell table:formula="of:=MOD([.A88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200525" calcext:value-type="float">
            <text:p>20200525</text:p>
          </table:table-cell>
          <table:table-cell office:value-type="float" office:value="97" calcext:value-type="float">
            <text:p>97</text:p>
          </table:table-cell>
          <table:table-cell office:value-type="float" office:value="17389" calcext:value-type="float">
            <text:p>17389</text:p>
          </table:table-cell>
          <table:table-cell office:value-type="float" office:value="2332" calcext:value-type="float">
            <text:p>2332</text:p>
          </table:table-cell>
          <table:table-cell table:formula="of:=[.C89]-[$'Table 5 - Testing'.E90]" office:value-type="float" office:value="42" calcext:value-type="float">
            <text:p>42</text:p>
          </table:table-cell>
          <table:table-cell table:formula="of:=[.D89]-[$'Table 5 - Testing'.C90]" office:value-type="float" office:value="2233" calcext:value-type="float">
            <text:p>2233</text:p>
          </table:table-cell>
          <table:table-cell table:formula="of:=SUM([.F$2:.F89])-[.G89]" office:value-type="float" office:value="0" calcext:value-type="float">
            <text:p>0</text:p>
          </table:table-cell>
          <table:table-cell table:formula="of:=SUM([.C83:.C89])" office:value-type="float" office:value="707" calcext:value-type="float">
            <text:p>707</text:p>
          </table:table-cell>
          <table:table-cell table:formula="of:=[$'Table 5 - Testing'.C90]-[$'Table 5 - Testing'.C83]" office:value-type="float" office:value="562" calcext:value-type="float">
            <text:p>562</text:p>
          </table:table-cell>
          <table:table-cell table:formula="of:=[$'Table 5 - Testing'.D90]-[$'Table 5 - Testing'.D83]" office:value-type="float" office:value="14568" calcext:value-type="float">
            <text:p>14568</text:p>
          </table:table-cell>
          <table:table-cell table:formula="of:=TEXT([$'Table 5 - Testing'.A90];&quot;DDD&quot;)" office:value-type="string" office:string-value="Mon" calcext:value-type="string">
            <text:p>Mon</text:p>
          </table:table-cell>
          <table:table-cell table:formula="of:=MOD([.A89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200526" calcext:value-type="float">
            <text:p>20200526</text:p>
          </table:table-cell>
          <table:table-cell office:value-type="float" office:value="77" calcext:value-type="float">
            <text:p>77</text:p>
          </table:table-cell>
          <table:table-cell office:value-type="float" office:value="17466" calcext:value-type="float">
            <text:p>17466</text:p>
          </table:table-cell>
          <table:table-cell office:value-type="float" office:value="2345" calcext:value-type="float">
            <text:p>2345</text:p>
          </table:table-cell>
          <table:table-cell table:formula="of:=[.C90]-[$'Table 5 - Testing'.E91]" office:value-type="float" office:value="48" calcext:value-type="float">
            <text:p>48</text:p>
          </table:table-cell>
          <table:table-cell table:formula="of:=[.D90]-[$'Table 5 - Testing'.C91]" office:value-type="float" office:value="2281" calcext:value-type="float">
            <text:p>2281</text:p>
          </table:table-cell>
          <table:table-cell table:formula="of:=SUM([.F$2:.F90])-[.G90]" office:value-type="float" office:value="0" calcext:value-type="float">
            <text:p>0</text:p>
          </table:table-cell>
          <table:table-cell table:formula="of:=SUM([.C84:.C90])" office:value-type="float" office:value="602" calcext:value-type="float">
            <text:p>602</text:p>
          </table:table-cell>
          <table:table-cell table:formula="of:=[$'Table 5 - Testing'.C91]-[$'Table 5 - Testing'.C84]" office:value-type="float" office:value="530" calcext:value-type="float">
            <text:p>530</text:p>
          </table:table-cell>
          <table:table-cell table:formula="of:=[$'Table 5 - Testing'.D91]-[$'Table 5 - Testing'.D84]" office:value-type="float" office:value="14459" calcext:value-type="float">
            <text:p>14459</text:p>
          </table:table-cell>
          <table:table-cell table:formula="of:=TEXT([$'Table 5 - Testing'.A91];&quot;DDD&quot;)" office:value-type="string" office:string-value="Tue" calcext:value-type="string">
            <text:p>Tue</text:p>
          </table:table-cell>
          <table:table-cell table:formula="of:=MOD([.A90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00527" calcext:value-type="float">
            <text:p>20200527</text:p>
          </table:table-cell>
          <table:table-cell office:value-type="float" office:value="66" calcext:value-type="float">
            <text:p>66</text:p>
          </table:table-cell>
          <table:table-cell office:value-type="float" office:value="17532" calcext:value-type="float">
            <text:p>17532</text:p>
          </table:table-cell>
          <table:table-cell office:value-type="float" office:value="2361" calcext:value-type="float">
            <text:p>2361</text:p>
          </table:table-cell>
          <table:table-cell table:formula="of:=[.C91]-[$'Table 5 - Testing'.E92]" office:value-type="float" office:value="11" calcext:value-type="float">
            <text:p>11</text:p>
          </table:table-cell>
          <table:table-cell table:formula="of:=[.D91]-[$'Table 5 - Testing'.C92]" office:value-type="float" office:value="2292" calcext:value-type="float">
            <text:p>2292</text:p>
          </table:table-cell>
          <table:table-cell table:formula="of:=SUM([.F$2:.F91])-[.G91]" office:value-type="float" office:value="0" calcext:value-type="float">
            <text:p>0</text:p>
          </table:table-cell>
          <table:table-cell table:formula="of:=SUM([.C85:.C91])" office:value-type="float" office:value="547" calcext:value-type="float">
            <text:p>547</text:p>
          </table:table-cell>
          <table:table-cell table:formula="of:=[$'Table 5 - Testing'.C92]-[$'Table 5 - Testing'.C85]" office:value-type="float" office:value="489" calcext:value-type="float">
            <text:p>489</text:p>
          </table:table-cell>
          <table:table-cell table:formula="of:=[$'Table 5 - Testing'.D92]-[$'Table 5 - Testing'.D85]" office:value-type="float" office:value="14390" calcext:value-type="float">
            <text:p>14390</text:p>
          </table:table-cell>
          <table:table-cell table:formula="of:=TEXT([$'Table 5 - Testing'.A92];&quot;DDD&quot;)" office:value-type="string" office:string-value="Wed" calcext:value-type="string">
            <text:p>Wed</text:p>
          </table:table-cell>
          <table:table-cell table:formula="of:=MOD([.A91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200528" calcext:value-type="float">
            <text:p>20200528</text:p>
          </table:table-cell>
          <table:table-cell office:value-type="float" office:value="55" calcext:value-type="float">
            <text:p>55</text:p>
          </table:table-cell>
          <table:table-cell office:value-type="float" office:value="17587" calcext:value-type="float">
            <text:p>17587</text:p>
          </table:table-cell>
          <table:table-cell office:value-type="float" office:value="2377" calcext:value-type="float">
            <text:p>2377</text:p>
          </table:table-cell>
          <table:table-cell table:formula="of:=[.C92]-[$'Table 5 - Testing'.E93]" office:value-type="float" office:value="7" calcext:value-type="float">
            <text:p>7</text:p>
          </table:table-cell>
          <table:table-cell table:formula="of:=[.D92]-[$'Table 5 - Testing'.C93]" office:value-type="float" office:value="2299" calcext:value-type="float">
            <text:p>2299</text:p>
          </table:table-cell>
          <table:table-cell table:formula="of:=SUM([.F$2:.F92])-[.G92]" office:value-type="float" office:value="0" calcext:value-type="float">
            <text:p>0</text:p>
          </table:table-cell>
          <table:table-cell table:formula="of:=SUM([.C86:.C92])" office:value-type="float" office:value="491" calcext:value-type="float">
            <text:p>491</text:p>
          </table:table-cell>
          <table:table-cell table:formula="of:=[$'Table 5 - Testing'.C93]-[$'Table 5 - Testing'.C86]" office:value-type="float" office:value="432" calcext:value-type="float">
            <text:p>432</text:p>
          </table:table-cell>
          <table:table-cell table:formula="of:=[$'Table 5 - Testing'.D93]-[$'Table 5 - Testing'.D86]" office:value-type="float" office:value="13858" calcext:value-type="float">
            <text:p>13858</text:p>
          </table:table-cell>
          <table:table-cell table:formula="of:=TEXT([$'Table 5 - Testing'.A93];&quot;DDD&quot;)" office:value-type="string" office:string-value="Thu" calcext:value-type="string">
            <text:p>Thu</text:p>
          </table:table-cell>
          <table:table-cell table:formula="of:=MOD([.A92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200529" calcext:value-type="float">
            <text:p>20200529</text:p>
          </table:table-cell>
          <table:table-cell office:value-type="float" office:value="29" calcext:value-type="float">
            <text:p>29</text:p>
          </table:table-cell>
          <table:table-cell office:value-type="float" office:value="17616" calcext:value-type="float">
            <text:p>17616</text:p>
          </table:table-cell>
          <table:table-cell office:value-type="float" office:value="2388" calcext:value-type="float">
            <text:p>2388</text:p>
          </table:table-cell>
          <table:table-cell table:formula="of:=[.C93]-[$'Table 5 - Testing'.E94]" office:value-type="float" office:value="-10" calcext:value-type="float">
            <text:p>-10</text:p>
          </table:table-cell>
          <table:table-cell table:formula="of:=[.D93]-[$'Table 5 - Testing'.C94]" office:value-type="float" office:value="2289" calcext:value-type="float">
            <text:p>2289</text:p>
          </table:table-cell>
          <table:table-cell table:formula="of:=SUM([.F$2:.F93])-[.G93]" office:value-type="float" office:value="0" calcext:value-type="float">
            <text:p>0</text:p>
          </table:table-cell>
          <table:table-cell table:formula="of:=SUM([.C87:.C93])" office:value-type="float" office:value="428" calcext:value-type="float">
            <text:p>428</text:p>
          </table:table-cell>
          <table:table-cell table:formula="of:=[$'Table 5 - Testing'.C94]-[$'Table 5 - Testing'.C87]" office:value-type="float" office:value="358" calcext:value-type="float">
            <text:p>358</text:p>
          </table:table-cell>
          <table:table-cell table:formula="of:=[$'Table 5 - Testing'.D94]-[$'Table 5 - Testing'.D87]" office:value-type="float" office:value="13478" calcext:value-type="float">
            <text:p>13478</text:p>
          </table:table-cell>
          <table:table-cell table:formula="of:=TEXT([$'Table 5 - Testing'.A94];&quot;DDD&quot;)" office:value-type="string" office:string-value="Fri" calcext:value-type="string">
            <text:p>Fri</text:p>
          </table:table-cell>
          <table:table-cell table:formula="of:=MOD([.A93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200530" calcext:value-type="float">
            <text:p>20200530</text:p>
          </table:table-cell>
          <table:table-cell office:value-type="float" office:value="40" calcext:value-type="float">
            <text:p>40</text:p>
          </table:table-cell>
          <table:table-cell office:value-type="float" office:value="17656" calcext:value-type="float">
            <text:p>17656</text:p>
          </table:table-cell>
          <table:table-cell office:value-type="float" office:value="2394" calcext:value-type="float">
            <text:p>2394</text:p>
          </table:table-cell>
          <table:table-cell table:formula="of:=[.C94]-[$'Table 5 - Testing'.E95]" office:value-type="float" office:value="-15" calcext:value-type="float">
            <text:p>-15</text:p>
          </table:table-cell>
          <table:table-cell table:formula="of:=[.D94]-[$'Table 5 - Testing'.C95]" office:value-type="float" office:value="2274" calcext:value-type="float">
            <text:p>2274</text:p>
          </table:table-cell>
          <table:table-cell table:formula="of:=SUM([.F$2:.F94])-[.G94]" office:value-type="float" office:value="0" calcext:value-type="float">
            <text:p>0</text:p>
          </table:table-cell>
          <table:table-cell table:formula="of:=SUM([.C88:.C94])" office:value-type="float" office:value="418" calcext:value-type="float">
            <text:p>418</text:p>
          </table:table-cell>
          <table:table-cell table:formula="of:=[$'Table 5 - Testing'.C95]-[$'Table 5 - Testing'.C88]" office:value-type="float" office:value="341" calcext:value-type="float">
            <text:p>341</text:p>
          </table:table-cell>
          <table:table-cell table:formula="of:=[$'Table 5 - Testing'.D95]-[$'Table 5 - Testing'.D88]" office:value-type="float" office:value="13052" calcext:value-type="float">
            <text:p>13052</text:p>
          </table:table-cell>
          <table:table-cell table:formula="of:=TEXT([$'Table 5 - Testing'.A95];&quot;DDD&quot;)" office:value-type="string" office:string-value="Sat" calcext:value-type="string">
            <text:p>Sat</text:p>
          </table:table-cell>
          <table:table-cell table:formula="of:=MOD([.A94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200531" calcext:value-type="float">
            <text:p>20200531</text:p>
          </table:table-cell>
          <table:table-cell office:value-type="float" office:value="23" calcext:value-type="float">
            <text:p>23</text:p>
          </table:table-cell>
          <table:table-cell office:value-type="float" office:value="17679" calcext:value-type="float">
            <text:p>17679</text:p>
          </table:table-cell>
          <table:table-cell office:value-type="float" office:value="2400" calcext:value-type="float">
            <text:p>2400</text:p>
          </table:table-cell>
          <table:table-cell table:formula="of:=[.C95]-[$'Table 5 - Testing'.E96]" office:value-type="float" office:value="5" calcext:value-type="float">
            <text:p>5</text:p>
          </table:table-cell>
          <table:table-cell table:formula="of:=[.D95]-[$'Table 5 - Testing'.C96]" office:value-type="float" office:value="2279" calcext:value-type="float">
            <text:p>2279</text:p>
          </table:table-cell>
          <table:table-cell table:formula="of:=SUM([.F$2:.F95])-[.G95]" office:value-type="float" office:value="0" calcext:value-type="float">
            <text:p>0</text:p>
          </table:table-cell>
          <table:table-cell table:formula="of:=SUM([.C89:.C95])" office:value-type="float" office:value="387" calcext:value-type="float">
            <text:p>387</text:p>
          </table:table-cell>
          <table:table-cell table:formula="of:=[$'Table 5 - Testing'.C96]-[$'Table 5 - Testing'.C89]" office:value-type="float" office:value="299" calcext:value-type="float">
            <text:p>299</text:p>
          </table:table-cell>
          <table:table-cell table:formula="of:=[$'Table 5 - Testing'.D96]-[$'Table 5 - Testing'.D89]" office:value-type="float" office:value="12609" calcext:value-type="float">
            <text:p>12609</text:p>
          </table:table-cell>
          <table:table-cell table:formula="of:=TEXT([$'Table 5 - Testing'.A96];&quot;DDD&quot;)" office:value-type="string" office:string-value="Sun" calcext:value-type="string">
            <text:p>Sun</text:p>
          </table:table-cell>
          <table:table-cell table:formula="of:=MOD([.A95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200601" calcext:value-type="float">
            <text:p>20200601</text:p>
          </table:table-cell>
          <table:table-cell office:value-type="float" office:value="38" calcext:value-type="float">
            <text:p>38</text:p>
          </table:table-cell>
          <table:table-cell office:value-type="float" office:value="17717" calcext:value-type="float">
            <text:p>17717</text:p>
          </table:table-cell>
          <table:table-cell office:value-type="float" office:value="2403" calcext:value-type="float">
            <text:p>2403</text:p>
          </table:table-cell>
          <table:table-cell table:formula="of:=[.C96]-[$'Table 5 - Testing'.E97]" office:value-type="float" office:value="20" calcext:value-type="float">
            <text:p>20</text:p>
          </table:table-cell>
          <table:table-cell table:formula="of:=[.D96]-[$'Table 5 - Testing'.C97]" office:value-type="float" office:value="2299" calcext:value-type="float">
            <text:p>2299</text:p>
          </table:table-cell>
          <table:table-cell table:formula="of:=SUM([.F$2:.F96])-[.G96]" office:value-type="float" office:value="0" calcext:value-type="float">
            <text:p>0</text:p>
          </table:table-cell>
          <table:table-cell table:formula="of:=SUM([.C90:.C96])" office:value-type="float" office:value="328" calcext:value-type="float">
            <text:p>328</text:p>
          </table:table-cell>
          <table:table-cell table:formula="of:=[$'Table 5 - Testing'.C97]-[$'Table 5 - Testing'.C90]" office:value-type="float" office:value="262" calcext:value-type="float">
            <text:p>262</text:p>
          </table:table-cell>
          <table:table-cell table:formula="of:=[$'Table 5 - Testing'.D97]-[$'Table 5 - Testing'.D90]" office:value-type="float" office:value="11751" calcext:value-type="float">
            <text:p>11751</text:p>
          </table:table-cell>
          <table:table-cell table:formula="of:=TEXT([$'Table 5 - Testing'.A97];&quot;DDD&quot;)" office:value-type="string" office:string-value="Mon" calcext:value-type="string">
            <text:p>Mon</text:p>
          </table:table-cell>
          <table:table-cell table:formula="of:=MOD([.A96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200602" calcext:value-type="float">
            <text:p>20200602</text:p>
          </table:table-cell>
          <table:table-cell office:value-type="float" office:value="45" calcext:value-type="float">
            <text:p>45</text:p>
          </table:table-cell>
          <table:table-cell office:value-type="float" office:value="17762" calcext:value-type="float">
            <text:p>17762</text:p>
          </table:table-cell>
          <table:table-cell office:value-type="float" office:value="2409" calcext:value-type="float">
            <text:p>2409</text:p>
          </table:table-cell>
          <table:table-cell table:formula="of:=[.C97]-[$'Table 5 - Testing'.E98]" office:value-type="float" office:value="-8" calcext:value-type="float">
            <text:p>-8</text:p>
          </table:table-cell>
          <table:table-cell table:formula="of:=[.D97]-[$'Table 5 - Testing'.C98]" office:value-type="float" office:value="2291" calcext:value-type="float">
            <text:p>2291</text:p>
          </table:table-cell>
          <table:table-cell table:formula="of:=SUM([.F$2:.F97])-[.G97]" office:value-type="float" office:value="0" calcext:value-type="float">
            <text:p>0</text:p>
          </table:table-cell>
          <table:table-cell table:formula="of:=SUM([.C91:.C97])" office:value-type="float" office:value="296" calcext:value-type="float">
            <text:p>296</text:p>
          </table:table-cell>
          <table:table-cell table:formula="of:=[$'Table 5 - Testing'.C98]-[$'Table 5 - Testing'.C91]" office:value-type="float" office:value="286" calcext:value-type="float">
            <text:p>286</text:p>
          </table:table-cell>
          <table:table-cell table:formula="of:=[$'Table 5 - Testing'.D98]-[$'Table 5 - Testing'.D91]" office:value-type="float" office:value="11968" calcext:value-type="float">
            <text:p>11968</text:p>
          </table:table-cell>
          <table:table-cell table:formula="of:=TEXT([$'Table 5 - Testing'.A98];&quot;DDD&quot;)" office:value-type="string" office:string-value="Tue" calcext:value-type="string">
            <text:p>Tue</text:p>
          </table:table-cell>
          <table:table-cell table:formula="of:=MOD([.A97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200603" calcext:value-type="float">
            <text:p>20200603</text:p>
          </table:table-cell>
          <table:table-cell office:value-type="float" office:value="35" calcext:value-type="float">
            <text:p>35</text:p>
          </table:table-cell>
          <table:table-cell office:value-type="float" office:value="17797" calcext:value-type="float">
            <text:p>17797</text:p>
          </table:table-cell>
          <table:table-cell office:value-type="float" office:value="2417" calcext:value-type="float">
            <text:p>2417</text:p>
          </table:table-cell>
          <table:table-cell table:formula="of:=[.C98]-[$'Table 5 - Testing'.E99]" office:value-type="float" office:value="2" calcext:value-type="float">
            <text:p>2</text:p>
          </table:table-cell>
          <table:table-cell table:formula="of:=[.D98]-[$'Table 5 - Testing'.C99]" office:value-type="float" office:value="2293" calcext:value-type="float">
            <text:p>2293</text:p>
          </table:table-cell>
          <table:table-cell table:formula="of:=SUM([.F$2:.F98])-[.G98]" office:value-type="float" office:value="0" calcext:value-type="float">
            <text:p>0</text:p>
          </table:table-cell>
          <table:table-cell table:formula="of:=SUM([.C92:.C98])" office:value-type="float" office:value="265" calcext:value-type="float">
            <text:p>265</text:p>
          </table:table-cell>
          <table:table-cell table:formula="of:=[$'Table 5 - Testing'.C99]-[$'Table 5 - Testing'.C92]" office:value-type="float" office:value="264" calcext:value-type="float">
            <text:p>264</text:p>
          </table:table-cell>
          <table:table-cell table:formula="of:=[$'Table 5 - Testing'.D99]-[$'Table 5 - Testing'.D92]" office:value-type="float" office:value="11589" calcext:value-type="float">
            <text:p>11589</text:p>
          </table:table-cell>
          <table:table-cell table:formula="of:=TEXT([$'Table 5 - Testing'.A99];&quot;DDD&quot;)" office:value-type="string" office:string-value="Wed" calcext:value-type="string">
            <text:p>Wed</text:p>
          </table:table-cell>
          <table:table-cell table:formula="of:=MOD([.A98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200604" calcext:value-type="float">
            <text:p>20200604</text:p>
          </table:table-cell>
          <table:table-cell office:value-type="float" office:value="35" calcext:value-type="float">
            <text:p>35</text:p>
          </table:table-cell>
          <table:table-cell office:value-type="float" office:value="17832" calcext:value-type="float">
            <text:p>17832</text:p>
          </table:table-cell>
          <table:table-cell office:value-type="float" office:value="2419" calcext:value-type="float">
            <text:p>2419</text:p>
          </table:table-cell>
          <table:table-cell table:formula="of:=[.C99]-[$'Table 5 - Testing'.E100]" office:value-type="float" office:value="-14" calcext:value-type="float">
            <text:p>-14</text:p>
          </table:table-cell>
          <table:table-cell table:formula="of:=[.D99]-[$'Table 5 - Testing'.C100]" office:value-type="float" office:value="2279" calcext:value-type="float">
            <text:p>2279</text:p>
          </table:table-cell>
          <table:table-cell table:formula="of:=SUM([.F$2:.F99])-[.G99]" office:value-type="float" office:value="0" calcext:value-type="float">
            <text:p>0</text:p>
          </table:table-cell>
          <table:table-cell table:formula="of:=SUM([.C93:.C99])" office:value-type="float" office:value="245" calcext:value-type="float">
            <text:p>245</text:p>
          </table:table-cell>
          <table:table-cell table:formula="of:=[$'Table 5 - Testing'.C100]-[$'Table 5 - Testing'.C93]" office:value-type="float" office:value="265" calcext:value-type="float">
            <text:p>265</text:p>
          </table:table-cell>
          <table:table-cell table:formula="of:=[$'Table 5 - Testing'.D100]-[$'Table 5 - Testing'.D93]" office:value-type="float" office:value="11570" calcext:value-type="float">
            <text:p>11570</text:p>
          </table:table-cell>
          <table:table-cell table:formula="of:=TEXT([$'Table 5 - Testing'.A100];&quot;DDD&quot;)" office:value-type="string" office:string-value="Thu" calcext:value-type="string">
            <text:p>Thu</text:p>
          </table:table-cell>
          <table:table-cell table:formula="of:=MOD([.A99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00605" calcext:value-type="float">
            <text:p>20200605</text:p>
          </table:table-cell>
          <table:table-cell office:value-type="float" office:value="24" calcext:value-type="float">
            <text:p>24</text:p>
          </table:table-cell>
          <table:table-cell office:value-type="float" office:value="17856" calcext:value-type="float">
            <text:p>17856</text:p>
          </table:table-cell>
          <table:table-cell office:value-type="float" office:value="2428" calcext:value-type="float">
            <text:p>2428</text:p>
          </table:table-cell>
          <table:table-cell table:formula="of:=[.C100]-[$'Table 5 - Testing'.E101]" office:value-type="float" office:value="-5" calcext:value-type="float">
            <text:p>-5</text:p>
          </table:table-cell>
          <table:table-cell table:formula="of:=[.D100]-[$'Table 5 - Testing'.C101]" office:value-type="float" office:value="2274" calcext:value-type="float">
            <text:p>2274</text:p>
          </table:table-cell>
          <table:table-cell table:formula="of:=SUM([.F$2:.F100])-[.G100]" office:value-type="float" office:value="0" calcext:value-type="float">
            <text:p>0</text:p>
          </table:table-cell>
          <table:table-cell table:formula="of:=SUM([.C94:.C100])" office:value-type="float" office:value="240" calcext:value-type="float">
            <text:p>240</text:p>
          </table:table-cell>
          <table:table-cell table:formula="of:=[$'Table 5 - Testing'.C101]-[$'Table 5 - Testing'.C94]" office:value-type="float" office:value="255" calcext:value-type="float">
            <text:p>255</text:p>
          </table:table-cell>
          <table:table-cell table:formula="of:=[$'Table 5 - Testing'.D101]-[$'Table 5 - Testing'.D94]" office:value-type="float" office:value="11677" calcext:value-type="float">
            <text:p>11677</text:p>
          </table:table-cell>
          <table:table-cell table:formula="of:=TEXT([$'Table 5 - Testing'.A101];&quot;DDD&quot;)" office:value-type="string" office:string-value="Fri" calcext:value-type="string">
            <text:p>Fri</text:p>
          </table:table-cell>
          <table:table-cell table:formula="of:=MOD([.A100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00606" calcext:value-type="float">
            <text:p>20200606</text:p>
          </table:table-cell>
          <table:table-cell office:value-type="float" office:value="22" calcext:value-type="float">
            <text:p>22</text:p>
          </table:table-cell>
          <table:table-cell office:value-type="float" office:value="17878" calcext:value-type="float">
            <text:p>17878</text:p>
          </table:table-cell>
          <table:table-cell office:value-type="float" office:value="2431" calcext:value-type="float">
            <text:p>2431</text:p>
          </table:table-cell>
          <table:table-cell table:formula="of:=[.C101]-[$'Table 5 - Testing'.E102]" office:value-type="float" office:value="1" calcext:value-type="float">
            <text:p>1</text:p>
          </table:table-cell>
          <table:table-cell table:formula="of:=[.D101]-[$'Table 5 - Testing'.C102]" office:value-type="float" office:value="2275" calcext:value-type="float">
            <text:p>2275</text:p>
          </table:table-cell>
          <table:table-cell table:formula="of:=SUM([.F$2:.F101])-[.G101]" office:value-type="float" office:value="0" calcext:value-type="float">
            <text:p>0</text:p>
          </table:table-cell>
          <table:table-cell table:formula="of:=SUM([.C95:.C101])" office:value-type="float" office:value="222" calcext:value-type="float">
            <text:p>222</text:p>
          </table:table-cell>
          <table:table-cell table:formula="of:=[$'Table 5 - Testing'.C102]-[$'Table 5 - Testing'.C95]" office:value-type="float" office:value="221" calcext:value-type="float">
            <text:p>221</text:p>
          </table:table-cell>
          <table:table-cell table:formula="of:=[$'Table 5 - Testing'.D102]-[$'Table 5 - Testing'.D95]" office:value-type="float" office:value="11559" calcext:value-type="float">
            <text:p>11559</text:p>
          </table:table-cell>
          <table:table-cell table:formula="of:=TEXT([$'Table 5 - Testing'.A102];&quot;DDD&quot;)" office:value-type="string" office:string-value="Sat" calcext:value-type="string">
            <text:p>Sat</text:p>
          </table:table-cell>
          <table:table-cell table:formula="of:=MOD([.A101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200607" calcext:value-type="float">
            <text:p>20200607</text:p>
          </table:table-cell>
          <table:table-cell office:value-type="float" office:value="17" calcext:value-type="float">
            <text:p>17</text:p>
          </table:table-cell>
          <table:table-cell office:value-type="float" office:value="17895" calcext:value-type="float">
            <text:p>17895</text:p>
          </table:table-cell>
          <table:table-cell office:value-type="float" office:value="2438" calcext:value-type="float">
            <text:p>2438</text:p>
          </table:table-cell>
          <table:table-cell table:formula="of:=[.C102]-[$'Table 5 - Testing'.E103]" office:value-type="float" office:value="-1" calcext:value-type="float">
            <text:p>-1</text:p>
          </table:table-cell>
          <table:table-cell table:formula="of:=[.D102]-[$'Table 5 - Testing'.C103]" office:value-type="float" office:value="2274" calcext:value-type="float">
            <text:p>2274</text:p>
          </table:table-cell>
          <table:table-cell table:formula="of:=SUM([.F$2:.F102])-[.G102]" office:value-type="float" office:value="0" calcext:value-type="float">
            <text:p>0</text:p>
          </table:table-cell>
          <table:table-cell table:formula="of:=SUM([.C96:.C102])" office:value-type="float" office:value="216" calcext:value-type="float">
            <text:p>216</text:p>
          </table:table-cell>
          <table:table-cell table:formula="of:=[$'Table 5 - Testing'.C103]-[$'Table 5 - Testing'.C96]" office:value-type="float" office:value="221" calcext:value-type="float">
            <text:p>221</text:p>
          </table:table-cell>
          <table:table-cell table:formula="of:=[$'Table 5 - Testing'.D103]-[$'Table 5 - Testing'.D96]" office:value-type="float" office:value="11690" calcext:value-type="float">
            <text:p>11690</text:p>
          </table:table-cell>
          <table:table-cell table:formula="of:=TEXT([$'Table 5 - Testing'.A103];&quot;DDD&quot;)" office:value-type="string" office:string-value="Sun" calcext:value-type="string">
            <text:p>Sun</text:p>
          </table:table-cell>
          <table:table-cell table:formula="of:=MOD([.A102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200608" calcext:value-type="float">
            <text:p>20200608</text:p>
          </table:table-cell>
          <table:table-cell office:value-type="float" office:value="18" calcext:value-type="float">
            <text:p>18</text:p>
          </table:table-cell>
          <table:table-cell office:value-type="float" office:value="17913" calcext:value-type="float">
            <text:p>17913</text:p>
          </table:table-cell>
          <table:table-cell office:value-type="float" office:value="2443" calcext:value-type="float">
            <text:p>2443</text:p>
          </table:table-cell>
          <table:table-cell table:formula="of:=[.C103]-[$'Table 5 - Testing'.E104]" office:value-type="float" office:value="0" calcext:value-type="float">
            <text:p>0</text:p>
          </table:table-cell>
          <table:table-cell table:formula="of:=[.D103]-[$'Table 5 - Testing'.C104]" office:value-type="float" office:value="2274" calcext:value-type="float">
            <text:p>2274</text:p>
          </table:table-cell>
          <table:table-cell table:formula="of:=SUM([.F$2:.F103])-[.G103]" office:value-type="float" office:value="0" calcext:value-type="float">
            <text:p>0</text:p>
          </table:table-cell>
          <table:table-cell table:formula="of:=SUM([.C97:.C103])" office:value-type="float" office:value="196" calcext:value-type="float">
            <text:p>196</text:p>
          </table:table-cell>
          <table:table-cell table:formula="of:=[$'Table 5 - Testing'.C104]-[$'Table 5 - Testing'.C97]" office:value-type="float" office:value="221" calcext:value-type="float">
            <text:p>221</text:p>
          </table:table-cell>
          <table:table-cell table:formula="of:=[$'Table 5 - Testing'.D104]-[$'Table 5 - Testing'.D97]" office:value-type="float" office:value="11945" calcext:value-type="float">
            <text:p>11945</text:p>
          </table:table-cell>
          <table:table-cell table:formula="of:=TEXT([$'Table 5 - Testing'.A104];&quot;DDD&quot;)" office:value-type="string" office:string-value="Mon" calcext:value-type="string">
            <text:p>Mon</text:p>
          </table:table-cell>
          <table:table-cell table:formula="of:=MOD([.A103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200609" calcext:value-type="float">
            <text:p>20200609</text:p>
          </table:table-cell>
          <table:table-cell office:value-type="float" office:value="27" calcext:value-type="float">
            <text:p>27</text:p>
          </table:table-cell>
          <table:table-cell office:value-type="float" office:value="17940" calcext:value-type="float">
            <text:p>17940</text:p>
          </table:table-cell>
          <table:table-cell office:value-type="float" office:value="2444" calcext:value-type="float">
            <text:p>2444</text:p>
          </table:table-cell>
          <table:table-cell table:formula="of:=[.C104]-[$'Table 5 - Testing'.E105]" office:value-type="float" office:value="13" calcext:value-type="float">
            <text:p>13</text:p>
          </table:table-cell>
          <table:table-cell table:formula="of:=[.D104]-[$'Table 5 - Testing'.C105]" office:value-type="float" office:value="2287" calcext:value-type="float">
            <text:p>2287</text:p>
          </table:table-cell>
          <table:table-cell table:formula="of:=SUM([.F$2:.F104])-[.G104]" office:value-type="float" office:value="0" calcext:value-type="float">
            <text:p>0</text:p>
          </table:table-cell>
          <table:table-cell table:formula="of:=SUM([.C98:.C104])" office:value-type="float" office:value="178" calcext:value-type="float">
            <text:p>178</text:p>
          </table:table-cell>
          <table:table-cell table:formula="of:=[$'Table 5 - Testing'.C105]-[$'Table 5 - Testing'.C98]" office:value-type="float" office:value="182" calcext:value-type="float">
            <text:p>182</text:p>
          </table:table-cell>
          <table:table-cell table:formula="of:=[$'Table 5 - Testing'.D105]-[$'Table 5 - Testing'.D98]" office:value-type="float" office:value="11647" calcext:value-type="float">
            <text:p>11647</text:p>
          </table:table-cell>
          <table:table-cell table:formula="of:=TEXT([$'Table 5 - Testing'.A105];&quot;DDD&quot;)" office:value-type="string" office:string-value="Tue" calcext:value-type="string">
            <text:p>Tue</text:p>
          </table:table-cell>
          <table:table-cell table:formula="of:=MOD([.A104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200610" calcext:value-type="float">
            <text:p>20200610</text:p>
          </table:table-cell>
          <table:table-cell office:value-type="float" office:value="29" calcext:value-type="float">
            <text:p>29</text:p>
          </table:table-cell>
          <table:table-cell office:value-type="float" office:value="17969" calcext:value-type="float">
            <text:p>17969</text:p>
          </table:table-cell>
          <table:table-cell office:value-type="float" office:value="2449" calcext:value-type="float">
            <text:p>2449</text:p>
          </table:table-cell>
          <table:table-cell table:formula="of:=[.C105]-[$'Table 5 - Testing'.E106]" office:value-type="float" office:value="17" calcext:value-type="float">
            <text:p>17</text:p>
          </table:table-cell>
          <table:table-cell table:formula="of:=[.D105]-[$'Table 5 - Testing'.C106]" office:value-type="float" office:value="2304" calcext:value-type="float">
            <text:p>2304</text:p>
          </table:table-cell>
          <table:table-cell table:formula="of:=SUM([.F$2:.F105])-[.G105]" office:value-type="float" office:value="0" calcext:value-type="float">
            <text:p>0</text:p>
          </table:table-cell>
          <table:table-cell table:formula="of:=SUM([.C99:.C105])" office:value-type="float" office:value="172" calcext:value-type="float">
            <text:p>172</text:p>
          </table:table-cell>
          <table:table-cell table:formula="of:=[$'Table 5 - Testing'.C106]-[$'Table 5 - Testing'.C99]" office:value-type="float" office:value="161" calcext:value-type="float">
            <text:p>161</text:p>
          </table:table-cell>
          <table:table-cell table:formula="of:=[$'Table 5 - Testing'.D106]-[$'Table 5 - Testing'.D99]" office:value-type="float" office:value="11531" calcext:value-type="float">
            <text:p>11531</text:p>
          </table:table-cell>
          <table:table-cell table:formula="of:=TEXT([$'Table 5 - Testing'.A106];&quot;DDD&quot;)" office:value-type="string" office:string-value="Wed" calcext:value-type="string">
            <text:p>Wed</text:p>
          </table:table-cell>
          <table:table-cell table:formula="of:=MOD([.A105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200611" calcext:value-type="float">
            <text:p>20200611</text:p>
          </table:table-cell>
          <table:table-cell office:value-type="float" office:value="21" calcext:value-type="float">
            <text:p>21</text:p>
          </table:table-cell>
          <table:table-cell office:value-type="float" office:value="17990" calcext:value-type="float">
            <text:p>17990</text:p>
          </table:table-cell>
          <table:table-cell office:value-type="float" office:value="2451" calcext:value-type="float">
            <text:p>2451</text:p>
          </table:table-cell>
          <table:table-cell table:formula="of:=[.C106]-[$'Table 5 - Testing'.E107]" office:value-type="float" office:value="4" calcext:value-type="float">
            <text:p>4</text:p>
          </table:table-cell>
          <table:table-cell table:formula="of:=[.D106]-[$'Table 5 - Testing'.C107]" office:value-type="float" office:value="2308" calcext:value-type="float">
            <text:p>2308</text:p>
          </table:table-cell>
          <table:table-cell table:formula="of:=SUM([.F$2:.F106])-[.G106]" office:value-type="float" office:value="0" calcext:value-type="float">
            <text:p>0</text:p>
          </table:table-cell>
          <table:table-cell table:formula="of:=SUM([.C100:.C106])" office:value-type="float" office:value="158" calcext:value-type="float">
            <text:p>158</text:p>
          </table:table-cell>
          <table:table-cell table:formula="of:=[$'Table 5 - Testing'.C107]-[$'Table 5 - Testing'.C100]" office:value-type="float" office:value="129" calcext:value-type="float">
            <text:p>129</text:p>
          </table:table-cell>
          <table:table-cell table:formula="of:=[$'Table 5 - Testing'.D107]-[$'Table 5 - Testing'.D100]" office:value-type="float" office:value="11400" calcext:value-type="float">
            <text:p>11400</text:p>
          </table:table-cell>
          <table:table-cell table:formula="of:=TEXT([$'Table 5 - Testing'.A107];&quot;DDD&quot;)" office:value-type="string" office:string-value="Thu" calcext:value-type="string">
            <text:p>Thu</text:p>
          </table:table-cell>
          <table:table-cell table:formula="of:=MOD([.A106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200612" calcext:value-type="float">
            <text:p>20200612</text:p>
          </table:table-cell>
          <table:table-cell office:value-type="float" office:value="30" calcext:value-type="float">
            <text:p>30</text:p>
          </table:table-cell>
          <table:table-cell office:value-type="float" office:value="18020" calcext:value-type="float">
            <text:p>18020</text:p>
          </table:table-cell>
          <table:table-cell office:value-type="float" office:value="2453" calcext:value-type="float">
            <text:p>2453</text:p>
          </table:table-cell>
          <table:table-cell table:formula="of:=[.C107]-[$'Table 5 - Testing'.E108]" office:value-type="float" office:value="3" calcext:value-type="float">
            <text:p>3</text:p>
          </table:table-cell>
          <table:table-cell table:formula="of:=[.D107]-[$'Table 5 - Testing'.C108]" office:value-type="float" office:value="2311" calcext:value-type="float">
            <text:p>2311</text:p>
          </table:table-cell>
          <table:table-cell table:formula="of:=SUM([.F$2:.F107])-[.G107]" office:value-type="float" office:value="0" calcext:value-type="float">
            <text:p>0</text:p>
          </table:table-cell>
          <table:table-cell table:formula="of:=SUM([.C101:.C107])" office:value-type="float" office:value="164" calcext:value-type="float">
            <text:p>164</text:p>
          </table:table-cell>
          <table:table-cell table:formula="of:=[$'Table 5 - Testing'.C108]-[$'Table 5 - Testing'.C101]" office:value-type="float" office:value="127" calcext:value-type="float">
            <text:p>127</text:p>
          </table:table-cell>
          <table:table-cell table:formula="of:=[$'Table 5 - Testing'.D108]-[$'Table 5 - Testing'.D101]" office:value-type="float" office:value="11132" calcext:value-type="float">
            <text:p>11132</text:p>
          </table:table-cell>
          <table:table-cell table:formula="of:=TEXT([$'Table 5 - Testing'.A108];&quot;DDD&quot;)" office:value-type="string" office:string-value="Fri" calcext:value-type="string">
            <text:p>Fri</text:p>
          </table:table-cell>
          <table:table-cell table:formula="of:=MOD([.A107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200613" calcext:value-type="float">
            <text:p>20200613</text:p>
          </table:table-cell>
          <table:table-cell office:value-type="float" office:value="23" calcext:value-type="float">
            <text:p>23</text:p>
          </table:table-cell>
          <table:table-cell office:value-type="float" office:value="18043" calcext:value-type="float">
            <text:p>18043</text:p>
          </table:table-cell>
          <table:table-cell office:value-type="float" office:value="2456" calcext:value-type="float">
            <text:p>2456</text:p>
          </table:table-cell>
          <table:table-cell table:formula="of:=[.C108]-[$'Table 5 - Testing'.E109]" office:value-type="float" office:value="2" calcext:value-type="float">
            <text:p>2</text:p>
          </table:table-cell>
          <table:table-cell table:formula="of:=[.D108]-[$'Table 5 - Testing'.C109]" office:value-type="float" office:value="2313" calcext:value-type="float">
            <text:p>2313</text:p>
          </table:table-cell>
          <table:table-cell table:formula="of:=SUM([.F$2:.F108])-[.G108]" office:value-type="float" office:value="0" calcext:value-type="float">
            <text:p>0</text:p>
          </table:table-cell>
          <table:table-cell table:formula="of:=SUM([.C102:.C108])" office:value-type="float" office:value="165" calcext:value-type="float">
            <text:p>165</text:p>
          </table:table-cell>
          <table:table-cell table:formula="of:=[$'Table 5 - Testing'.C109]-[$'Table 5 - Testing'.C102]" office:value-type="float" office:value="127" calcext:value-type="float">
            <text:p>127</text:p>
          </table:table-cell>
          <table:table-cell table:formula="of:=[$'Table 5 - Testing'.D109]-[$'Table 5 - Testing'.D102]" office:value-type="float" office:value="11603" calcext:value-type="float">
            <text:p>11603</text:p>
          </table:table-cell>
          <table:table-cell table:formula="of:=TEXT([$'Table 5 - Testing'.A109];&quot;DDD&quot;)" office:value-type="string" office:string-value="Sat" calcext:value-type="string">
            <text:p>Sat</text:p>
          </table:table-cell>
          <table:table-cell table:formula="of:=MOD([.A108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200614" calcext:value-type="float">
            <text:p>20200614</text:p>
          </table:table-cell>
          <table:table-cell office:value-type="float" office:value="13" calcext:value-type="float">
            <text:p>13</text:p>
          </table:table-cell>
          <table:table-cell office:value-type="float" office:value="18056" calcext:value-type="float">
            <text:p>18056</text:p>
          </table:table-cell>
          <table:table-cell office:value-type="float" office:value="2460" calcext:value-type="float">
            <text:p>2460</text:p>
          </table:table-cell>
          <table:table-cell table:formula="of:=[.C109]-[$'Table 5 - Testing'.E110]" office:value-type="float" office:value="-12" calcext:value-type="float">
            <text:p>-12</text:p>
          </table:table-cell>
          <table:table-cell table:formula="of:=[.D109]-[$'Table 5 - Testing'.C110]" office:value-type="float" office:value="2301" calcext:value-type="float">
            <text:p>2301</text:p>
          </table:table-cell>
          <table:table-cell table:formula="of:=SUM([.F$2:.F109])-[.G109]" office:value-type="float" office:value="0" calcext:value-type="float">
            <text:p>0</text:p>
          </table:table-cell>
          <table:table-cell table:formula="of:=SUM([.C103:.C109])" office:value-type="float" office:value="161" calcext:value-type="float">
            <text:p>161</text:p>
          </table:table-cell>
          <table:table-cell table:formula="of:=[$'Table 5 - Testing'.C110]-[$'Table 5 - Testing'.C103]" office:value-type="float" office:value="134" calcext:value-type="float">
            <text:p>134</text:p>
          </table:table-cell>
          <table:table-cell table:formula="of:=[$'Table 5 - Testing'.D110]-[$'Table 5 - Testing'.D103]" office:value-type="float" office:value="11626" calcext:value-type="float">
            <text:p>11626</text:p>
          </table:table-cell>
          <table:table-cell table:formula="of:=TEXT([$'Table 5 - Testing'.A110];&quot;DDD&quot;)" office:value-type="string" office:string-value="Sun" calcext:value-type="string">
            <text:p>Sun</text:p>
          </table:table-cell>
          <table:table-cell table:formula="of:=MOD([.A109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200615" calcext:value-type="float">
            <text:p>20200615</text:p>
          </table:table-cell>
          <table:table-cell office:value-type="float" office:value="21" calcext:value-type="float">
            <text:p>21</text:p>
          </table:table-cell>
          <table:table-cell office:value-type="float" office:value="18077" calcext:value-type="float">
            <text:p>18077</text:p>
          </table:table-cell>
          <table:table-cell office:value-type="float" office:value="2463" calcext:value-type="float">
            <text:p>2463</text:p>
          </table:table-cell>
          <table:table-cell table:formula="of:=[.C110]-[$'Table 5 - Testing'.E111]" office:value-type="float" office:value="-8" calcext:value-type="float">
            <text:p>-8</text:p>
          </table:table-cell>
          <table:table-cell table:formula="of:=[.D110]-[$'Table 5 - Testing'.C111]" office:value-type="float" office:value="47" calcext:value-type="float">
            <text:p>47</text:p>
          </table:table-cell>
          <table:table-cell table:formula="of:=SUM([.F$2:.F110])-[.G110]" office:value-type="float" office:value="2246" calcext:value-type="float">
            <text:p>2246</text:p>
          </table:table-cell>
          <table:table-cell table:formula="of:=SUM([.C104:.C110])" office:value-type="float" office:value="164" calcext:value-type="float">
            <text:p>164</text:p>
          </table:table-cell>
          <table:table-cell table:formula="of:=[$'Table 5 - Testing'.C111]-[$'Table 5 - Testing'.C104]" office:value-type="float" office:value="2391" calcext:value-type="float">
            <text:p>2391</text:p>
          </table:table-cell>
          <table:table-cell table:formula="of:=[$'Table 5 - Testing'.D111]-[$'Table 5 - Testing'.D104]" office:value-type="float" office:value="83755" calcext:value-type="float">
            <text:p>83755</text:p>
          </table:table-cell>
          <table:table-cell table:formula="of:=TEXT([$'Table 5 - Testing'.A111];&quot;DDD&quot;)" office:value-type="string" office:string-value="Mon" calcext:value-type="string">
            <text:p>Mon</text:p>
          </table:table-cell>
          <table:table-cell table:formula="of:=MOD([.A110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200616" calcext:value-type="float">
            <text:p>20200616</text:p>
          </table:table-cell>
          <table:table-cell office:value-type="float" office:value="17" calcext:value-type="float">
            <text:p>17</text:p>
          </table:table-cell>
          <table:table-cell office:value-type="float" office:value="18094" calcext:value-type="float">
            <text:p>18094</text:p>
          </table:table-cell>
          <table:table-cell office:value-type="float" office:value="2469" calcext:value-type="float">
            <text:p>2469</text:p>
          </table:table-cell>
          <table:table-cell table:formula="of:=[.C111]-[$'Table 5 - Testing'.E112]" office:value-type="float" office:value="2" calcext:value-type="float">
            <text:p>2</text:p>
          </table:table-cell>
          <table:table-cell table:formula="of:=[.D111]-[$'Table 5 - Testing'.C112]" office:value-type="float" office:value="49" calcext:value-type="float">
            <text:p>49</text:p>
          </table:table-cell>
          <table:table-cell table:formula="of:=SUM([.F$2:.F111])-[.G111]" office:value-type="float" office:value="2246" calcext:value-type="float">
            <text:p>2246</text:p>
          </table:table-cell>
          <table:table-cell table:formula="of:=SUM([.C105:.C111])" office:value-type="float" office:value="154" calcext:value-type="float">
            <text:p>154</text:p>
          </table:table-cell>
          <table:table-cell table:formula="of:=[$'Table 5 - Testing'.C112]-[$'Table 5 - Testing'.C105]" office:value-type="float" office:value="2392" calcext:value-type="float">
            <text:p>2392</text:p>
          </table:table-cell>
          <table:table-cell table:formula="of:=[$'Table 5 - Testing'.D112]-[$'Table 5 - Testing'.D105]" office:value-type="float" office:value="85032" calcext:value-type="float">
            <text:p>85032</text:p>
          </table:table-cell>
          <table:table-cell table:formula="of:=TEXT([$'Table 5 - Testing'.A112];&quot;DDD&quot;)" office:value-type="string" office:string-value="Tue" calcext:value-type="string">
            <text:p>Tue</text:p>
          </table:table-cell>
          <table:table-cell table:formula="of:=MOD([.A111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200617" calcext:value-type="float">
            <text:p>20200617</text:p>
          </table:table-cell>
          <table:table-cell office:value-type="float" office:value="33" calcext:value-type="float">
            <text:p>33</text:p>
          </table:table-cell>
          <table:table-cell office:value-type="float" office:value="18127" calcext:value-type="float">
            <text:p>18127</text:p>
          </table:table-cell>
          <table:table-cell office:value-type="float" office:value="2472" calcext:value-type="float">
            <text:p>2472</text:p>
          </table:table-cell>
          <table:table-cell table:formula="of:=[.C112]-[$'Table 5 - Testing'.E113]" office:value-type="float" office:value="12" calcext:value-type="float">
            <text:p>12</text:p>
          </table:table-cell>
          <table:table-cell table:formula="of:=[.D112]-[$'Table 5 - Testing'.C113]" office:value-type="float" office:value="61" calcext:value-type="float">
            <text:p>61</text:p>
          </table:table-cell>
          <table:table-cell table:formula="of:=SUM([.F$2:.F112])-[.G112]" office:value-type="float" office:value="2246" calcext:value-type="float">
            <text:p>2246</text:p>
          </table:table-cell>
          <table:table-cell table:formula="of:=SUM([.C106:.C112])" office:value-type="float" office:value="158" calcext:value-type="float">
            <text:p>158</text:p>
          </table:table-cell>
          <table:table-cell table:formula="of:=[$'Table 5 - Testing'.C113]-[$'Table 5 - Testing'.C106]" office:value-type="float" office:value="2401" calcext:value-type="float">
            <text:p>2401</text:p>
          </table:table-cell>
          <table:table-cell table:formula="of:=[$'Table 5 - Testing'.D113]-[$'Table 5 - Testing'.D106]" office:value-type="float" office:value="86639" calcext:value-type="float">
            <text:p>86639</text:p>
          </table:table-cell>
          <table:table-cell table:formula="of:=TEXT([$'Table 5 - Testing'.A113];&quot;DDD&quot;)" office:value-type="string" office:string-value="Wed" calcext:value-type="string">
            <text:p>Wed</text:p>
          </table:table-cell>
          <table:table-cell table:formula="of:=MOD([.A112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200618" calcext:value-type="float">
            <text:p>20200618</text:p>
          </table:table-cell>
          <table:table-cell office:value-type="float" office:value="14" calcext:value-type="float">
            <text:p>14</text:p>
          </table:table-cell>
          <table:table-cell office:value-type="float" office:value="18141" calcext:value-type="float">
            <text:p>18141</text:p>
          </table:table-cell>
          <table:table-cell office:value-type="float" office:value="2475" calcext:value-type="float">
            <text:p>2475</text:p>
          </table:table-cell>
          <table:table-cell table:formula="of:=[.C113]-[$'Table 5 - Testing'.E114]" office:value-type="float" office:value="3" calcext:value-type="float">
            <text:p>3</text:p>
          </table:table-cell>
          <table:table-cell table:formula="of:=[.D113]-[$'Table 5 - Testing'.C114]" office:value-type="float" office:value="64" calcext:value-type="float">
            <text:p>64</text:p>
          </table:table-cell>
          <table:table-cell table:formula="of:=SUM([.F$2:.F113])-[.G113]" office:value-type="float" office:value="2246" calcext:value-type="float">
            <text:p>2246</text:p>
          </table:table-cell>
          <table:table-cell table:formula="of:=SUM([.C107:.C113])" office:value-type="float" office:value="151" calcext:value-type="float">
            <text:p>151</text:p>
          </table:table-cell>
          <table:table-cell table:formula="of:=[$'Table 5 - Testing'.C114]-[$'Table 5 - Testing'.C107]" office:value-type="float" office:value="2395" calcext:value-type="float">
            <text:p>2395</text:p>
          </table:table-cell>
          <table:table-cell table:formula="of:=[$'Table 5 - Testing'.D114]-[$'Table 5 - Testing'.D107]" office:value-type="float" office:value="88197" calcext:value-type="float">
            <text:p>88197</text:p>
          </table:table-cell>
          <table:table-cell table:formula="of:=TEXT([$'Table 5 - Testing'.A114];&quot;DDD&quot;)" office:value-type="string" office:string-value="Thu" calcext:value-type="string">
            <text:p>Thu</text:p>
          </table:table-cell>
          <table:table-cell table:formula="of:=MOD([.A113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00619" calcext:value-type="float">
            <text:p>20200619</text:p>
          </table:table-cell>
          <table:table-cell office:value-type="float" office:value="23" calcext:value-type="float">
            <text:p>23</text:p>
          </table:table-cell>
          <table:table-cell office:value-type="float" office:value="18164" calcext:value-type="float">
            <text:p>18164</text:p>
          </table:table-cell>
          <table:table-cell office:value-type="float" office:value="2475" calcext:value-type="float">
            <text:p>2475</text:p>
          </table:table-cell>
          <table:table-cell table:formula="of:=[.C114]-[$'Table 5 - Testing'.E115]" office:value-type="float" office:value="-4" calcext:value-type="float">
            <text:p>-4</text:p>
          </table:table-cell>
          <table:table-cell table:formula="of:=[.D114]-[$'Table 5 - Testing'.C115]" office:value-type="float" office:value="60" calcext:value-type="float">
            <text:p>60</text:p>
          </table:table-cell>
          <table:table-cell table:formula="of:=SUM([.F$2:.F114])-[.G114]" office:value-type="float" office:value="2246" calcext:value-type="float">
            <text:p>2246</text:p>
          </table:table-cell>
          <table:table-cell table:formula="of:=SUM([.C108:.C114])" office:value-type="float" office:value="144" calcext:value-type="float">
            <text:p>144</text:p>
          </table:table-cell>
          <table:table-cell table:formula="of:=[$'Table 5 - Testing'.C115]-[$'Table 5 - Testing'.C108]" office:value-type="float" office:value="2395" calcext:value-type="float">
            <text:p>2395</text:p>
          </table:table-cell>
          <table:table-cell table:formula="of:=[$'Table 5 - Testing'.D115]-[$'Table 5 - Testing'.D108]" office:value-type="float" office:value="88622" calcext:value-type="float">
            <text:p>88622</text:p>
          </table:table-cell>
          <table:table-cell table:formula="of:=TEXT([$'Table 5 - Testing'.A115];&quot;DDD&quot;)" office:value-type="string" office:string-value="Fri" calcext:value-type="string">
            <text:p>Fri</text:p>
          </table:table-cell>
          <table:table-cell table:formula="of:=MOD([.A114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200620" calcext:value-type="float">
            <text:p>20200620</text:p>
          </table:table-cell>
          <table:table-cell office:value-type="float" office:value="6" calcext:value-type="float">
            <text:p>6</text:p>
          </table:table-cell>
          <table:table-cell office:value-type="float" office:value="18170" calcext:value-type="float">
            <text:p>18170</text:p>
          </table:table-cell>
          <table:table-cell office:value-type="float" office:value="2478" calcext:value-type="float">
            <text:p>2478</text:p>
          </table:table-cell>
          <table:table-cell table:formula="of:=[.C115]-[$'Table 5 - Testing'.E116]" office:value-type="float" office:value="-20" calcext:value-type="float">
            <text:p>-20</text:p>
          </table:table-cell>
          <table:table-cell table:formula="of:=[.D115]-[$'Table 5 - Testing'.C116]" office:value-type="float" office:value="40" calcext:value-type="float">
            <text:p>40</text:p>
          </table:table-cell>
          <table:table-cell table:formula="of:=SUM([.F$2:.F115])-[.G115]" office:value-type="float" office:value="2246" calcext:value-type="float">
            <text:p>2246</text:p>
          </table:table-cell>
          <table:table-cell table:formula="of:=SUM([.C109:.C115])" office:value-type="float" office:value="127" calcext:value-type="float">
            <text:p>127</text:p>
          </table:table-cell>
          <table:table-cell table:formula="of:=[$'Table 5 - Testing'.C116]-[$'Table 5 - Testing'.C109]" office:value-type="float" office:value="2400" calcext:value-type="float">
            <text:p>2400</text:p>
          </table:table-cell>
          <table:table-cell table:formula="of:=[$'Table 5 - Testing'.D116]-[$'Table 5 - Testing'.D109]" office:value-type="float" office:value="91937" calcext:value-type="float">
            <text:p>91937</text:p>
          </table:table-cell>
          <table:table-cell table:formula="of:=TEXT([$'Table 5 - Testing'.A116];&quot;DDD&quot;)" office:value-type="string" office:string-value="Sat" calcext:value-type="string">
            <text:p>Sat</text:p>
          </table:table-cell>
          <table:table-cell table:formula="of:=MOD([.A115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200621" calcext:value-type="float">
            <text:p>20200621</text:p>
          </table:table-cell>
          <table:table-cell office:value-type="float" office:value="9" calcext:value-type="float">
            <text:p>9</text:p>
          </table:table-cell>
          <table:table-cell office:value-type="float" office:value="18179" calcext:value-type="float">
            <text:p>18179</text:p>
          </table:table-cell>
          <table:table-cell office:value-type="float" office:value="2480" calcext:value-type="float">
            <text:p>2480</text:p>
          </table:table-cell>
          <table:table-cell table:formula="of:=[.C116]-[$'Table 5 - Testing'.E117]" office:value-type="float" office:value="-17" calcext:value-type="float">
            <text:p>-17</text:p>
          </table:table-cell>
          <table:table-cell table:formula="of:=[.D116]-[$'Table 5 - Testing'.C117]" office:value-type="float" office:value="23" calcext:value-type="float">
            <text:p>23</text:p>
          </table:table-cell>
          <table:table-cell table:formula="of:=SUM([.F$2:.F116])-[.G116]" office:value-type="float" office:value="2246" calcext:value-type="float">
            <text:p>2246</text:p>
          </table:table-cell>
          <table:table-cell table:formula="of:=SUM([.C110:.C116])" office:value-type="float" office:value="123" calcext:value-type="float">
            <text:p>123</text:p>
          </table:table-cell>
          <table:table-cell table:formula="of:=[$'Table 5 - Testing'.C117]-[$'Table 5 - Testing'.C110]" office:value-type="float" office:value="2401" calcext:value-type="float">
            <text:p>2401</text:p>
          </table:table-cell>
          <table:table-cell table:formula="of:=[$'Table 5 - Testing'.D117]-[$'Table 5 - Testing'.D110]" office:value-type="float" office:value="93887" calcext:value-type="float">
            <text:p>93887</text:p>
          </table:table-cell>
          <table:table-cell table:formula="of:=TEXT([$'Table 5 - Testing'.A117];&quot;DDD&quot;)" office:value-type="string" office:string-value="Sun" calcext:value-type="string">
            <text:p>Sun</text:p>
          </table:table-cell>
          <table:table-cell table:formula="of:=MOD([.A116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200622" calcext:value-type="float">
            <text:p>20200622</text:p>
          </table:table-cell>
          <table:table-cell office:value-type="float" office:value="11" calcext:value-type="float">
            <text:p>11</text:p>
          </table:table-cell>
          <table:table-cell office:value-type="float" office:value="18190" calcext:value-type="float">
            <text:p>18190</text:p>
          </table:table-cell>
          <table:table-cell office:value-type="float" office:value="2483" calcext:value-type="float">
            <text:p>2483</text:p>
          </table:table-cell>
          <table:table-cell table:formula="of:=[.C117]-[$'Table 5 - Testing'.E118]" office:value-type="float" office:value="-3" calcext:value-type="float">
            <text:p>-3</text:p>
          </table:table-cell>
          <table:table-cell table:formula="of:=[.D117]-[$'Table 5 - Testing'.C118]" office:value-type="float" office:value="20" calcext:value-type="float">
            <text:p>20</text:p>
          </table:table-cell>
          <table:table-cell table:formula="of:=SUM([.F$2:.F117])-[.G117]" office:value-type="float" office:value="2246" calcext:value-type="float">
            <text:p>2246</text:p>
          </table:table-cell>
          <table:table-cell table:formula="of:=SUM([.C111:.C117])" office:value-type="float" office:value="113" calcext:value-type="float">
            <text:p>113</text:p>
          </table:table-cell>
          <table:table-cell table:formula="of:=[$'Table 5 - Testing'.C118]-[$'Table 5 - Testing'.C111]" office:value-type="float" office:value="140" calcext:value-type="float">
            <text:p>140</text:p>
          </table:table-cell>
          <table:table-cell table:formula="of:=[$'Table 5 - Testing'.D118]-[$'Table 5 - Testing'.D111]" office:value-type="float" office:value="22576" calcext:value-type="float">
            <text:p>22576</text:p>
          </table:table-cell>
          <table:table-cell table:formula="of:=TEXT([$'Table 5 - Testing'.A118];&quot;DDD&quot;)" office:value-type="string" office:string-value="Mon" calcext:value-type="string">
            <text:p>Mon</text:p>
          </table:table-cell>
          <table:table-cell table:formula="of:=MOD([.A117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200623" calcext:value-type="float">
            <text:p>20200623</text:p>
          </table:table-cell>
          <table:table-cell office:value-type="float" office:value="20" calcext:value-type="float">
            <text:p>20</text:p>
          </table:table-cell>
          <table:table-cell office:value-type="float" office:value="18210" calcext:value-type="float">
            <text:p>18210</text:p>
          </table:table-cell>
          <table:table-cell office:value-type="float" office:value="2484" calcext:value-type="float">
            <text:p>2484</text:p>
          </table:table-cell>
          <table:table-cell table:formula="of:=[.C118]-[$'Table 5 - Testing'.E119]" office:value-type="float" office:value="8" calcext:value-type="float">
            <text:p>8</text:p>
          </table:table-cell>
          <table:table-cell table:formula="of:=[.D118]-[$'Table 5 - Testing'.C119]" office:value-type="float" office:value="28" calcext:value-type="float">
            <text:p>28</text:p>
          </table:table-cell>
          <table:table-cell table:formula="of:=SUM([.F$2:.F118])-[.G118]" office:value-type="float" office:value="2246" calcext:value-type="float">
            <text:p>2246</text:p>
          </table:table-cell>
          <table:table-cell table:formula="of:=SUM([.C112:.C118])" office:value-type="float" office:value="116" calcext:value-type="float">
            <text:p>116</text:p>
          </table:table-cell>
          <table:table-cell table:formula="of:=[$'Table 5 - Testing'.C119]-[$'Table 5 - Testing'.C112]" office:value-type="float" office:value="137" calcext:value-type="float">
            <text:p>137</text:p>
          </table:table-cell>
          <table:table-cell table:formula="of:=[$'Table 5 - Testing'.D119]-[$'Table 5 - Testing'.D112]" office:value-type="float" office:value="21832" calcext:value-type="float">
            <text:p>21832</text:p>
          </table:table-cell>
          <table:table-cell table:formula="of:=TEXT([$'Table 5 - Testing'.A119];&quot;DDD&quot;)" office:value-type="string" office:string-value="Tue" calcext:value-type="string">
            <text:p>Tue</text:p>
          </table:table-cell>
          <table:table-cell table:formula="of:=MOD([.A118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200624" calcext:value-type="float">
            <text:p>20200624</text:p>
          </table:table-cell>
          <table:table-cell office:value-type="float" office:value="8" calcext:value-type="float">
            <text:p>8</text:p>
          </table:table-cell>
          <table:table-cell office:value-type="float" office:value="18218" calcext:value-type="float">
            <text:p>18218</text:p>
          </table:table-cell>
          <table:table-cell office:value-type="float" office:value="2485" calcext:value-type="float">
            <text:p>2485</text:p>
          </table:table-cell>
          <table:table-cell table:formula="of:=[.C119]-[$'Table 5 - Testing'.E120]" office:value-type="float" office:value="-1" calcext:value-type="float">
            <text:p>-1</text:p>
          </table:table-cell>
          <table:table-cell table:formula="of:=[.D119]-[$'Table 5 - Testing'.C120]" office:value-type="float" office:value="27" calcext:value-type="float">
            <text:p>27</text:p>
          </table:table-cell>
          <table:table-cell table:formula="of:=SUM([.F$2:.F119])-[.G119]" office:value-type="float" office:value="2246" calcext:value-type="float">
            <text:p>2246</text:p>
          </table:table-cell>
          <table:table-cell table:formula="of:=SUM([.C113:.C119])" office:value-type="float" office:value="91" calcext:value-type="float">
            <text:p>91</text:p>
          </table:table-cell>
          <table:table-cell table:formula="of:=[$'Table 5 - Testing'.C120]-[$'Table 5 - Testing'.C113]" office:value-type="float" office:value="125" calcext:value-type="float">
            <text:p>125</text:p>
          </table:table-cell>
          <table:table-cell table:formula="of:=[$'Table 5 - Testing'.D120]-[$'Table 5 - Testing'.D113]" office:value-type="float" office:value="21333" calcext:value-type="float">
            <text:p>21333</text:p>
          </table:table-cell>
          <table:table-cell table:formula="of:=TEXT([$'Table 5 - Testing'.A120];&quot;DDD&quot;)" office:value-type="string" office:string-value="Wed" calcext:value-type="string">
            <text:p>Wed</text:p>
          </table:table-cell>
          <table:table-cell table:formula="of:=MOD([.A119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200625" calcext:value-type="float">
            <text:p>20200625</text:p>
          </table:table-cell>
          <table:table-cell office:value-type="float" office:value="19" calcext:value-type="float">
            <text:p>19</text:p>
          </table:table-cell>
          <table:table-cell office:value-type="float" office:value="18237" calcext:value-type="float">
            <text:p>18237</text:p>
          </table:table-cell>
          <table:table-cell office:value-type="float" office:value="2485" calcext:value-type="float">
            <text:p>2485</text:p>
          </table:table-cell>
          <table:table-cell table:formula="of:=[.C120]-[$'Table 5 - Testing'.E121]" office:value-type="float" office:value="14" calcext:value-type="float">
            <text:p>14</text:p>
          </table:table-cell>
          <table:table-cell table:formula="of:=[.D120]-[$'Table 5 - Testing'.C121]" office:value-type="float" office:value="41" calcext:value-type="float">
            <text:p>41</text:p>
          </table:table-cell>
          <table:table-cell table:formula="of:=SUM([.F$2:.F120])-[.G120]" office:value-type="float" office:value="2246" calcext:value-type="float">
            <text:p>2246</text:p>
          </table:table-cell>
          <table:table-cell table:formula="of:=SUM([.C114:.C120])" office:value-type="float" office:value="96" calcext:value-type="float">
            <text:p>96</text:p>
          </table:table-cell>
          <table:table-cell table:formula="of:=[$'Table 5 - Testing'.C121]-[$'Table 5 - Testing'.C114]" office:value-type="float" office:value="119" calcext:value-type="float">
            <text:p>119</text:p>
          </table:table-cell>
          <table:table-cell table:formula="of:=[$'Table 5 - Testing'.D121]-[$'Table 5 - Testing'.D114]" office:value-type="float" office:value="22312" calcext:value-type="float">
            <text:p>22312</text:p>
          </table:table-cell>
          <table:table-cell table:formula="of:=TEXT([$'Table 5 - Testing'.A121];&quot;DDD&quot;)" office:value-type="string" office:string-value="Thu" calcext:value-type="string">
            <text:p>Thu</text:p>
          </table:table-cell>
          <table:table-cell table:formula="of:=MOD([.A120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200626" calcext:value-type="float">
            <text:p>20200626</text:p>
          </table:table-cell>
          <table:table-cell office:value-type="float" office:value="6" calcext:value-type="float">
            <text:p>6</text:p>
          </table:table-cell>
          <table:table-cell office:value-type="float" office:value="18243" calcext:value-type="float">
            <text:p>18243</text:p>
          </table:table-cell>
          <table:table-cell office:value-type="float" office:value="2485" calcext:value-type="float">
            <text:p>2485</text:p>
          </table:table-cell>
          <table:table-cell table:formula="of:=[.C121]-[$'Table 5 - Testing'.E122]" office:value-type="float" office:value="-11" calcext:value-type="float">
            <text:p>-11</text:p>
          </table:table-cell>
          <table:table-cell table:formula="of:=[.D121]-[$'Table 5 - Testing'.C122]" office:value-type="float" office:value="30" calcext:value-type="float">
            <text:p>30</text:p>
          </table:table-cell>
          <table:table-cell table:formula="of:=SUM([.F$2:.F121])-[.G121]" office:value-type="float" office:value="2246" calcext:value-type="float">
            <text:p>2246</text:p>
          </table:table-cell>
          <table:table-cell table:formula="of:=SUM([.C115:.C121])" office:value-type="float" office:value="79" calcext:value-type="float">
            <text:p>79</text:p>
          </table:table-cell>
          <table:table-cell table:formula="of:=[$'Table 5 - Testing'.C122]-[$'Table 5 - Testing'.C115]" office:value-type="float" office:value="109" calcext:value-type="float">
            <text:p>109</text:p>
          </table:table-cell>
          <table:table-cell table:formula="of:=[$'Table 5 - Testing'.D122]-[$'Table 5 - Testing'.D115]" office:value-type="float" office:value="25865" calcext:value-type="float">
            <text:p>25865</text:p>
          </table:table-cell>
          <table:table-cell table:formula="of:=TEXT([$'Table 5 - Testing'.A122];&quot;DDD&quot;)" office:value-type="string" office:string-value="Fri" calcext:value-type="string">
            <text:p>Fri</text:p>
          </table:table-cell>
          <table:table-cell table:formula="of:=MOD([.A121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200627" calcext:value-type="float">
            <text:p>20200627</text:p>
          </table:table-cell>
          <table:table-cell office:value-type="float" office:value="4" calcext:value-type="float">
            <text:p>4</text:p>
          </table:table-cell>
          <table:table-cell office:value-type="float" office:value="18247" calcext:value-type="float">
            <text:p>18247</text:p>
          </table:table-cell>
          <table:table-cell office:value-type="float" office:value="2489" calcext:value-type="float">
            <text:p>2489</text:p>
          </table:table-cell>
          <table:table-cell table:formula="of:=[.C122]-[$'Table 5 - Testing'.E123]" office:value-type="float" office:value="-11" calcext:value-type="float">
            <text:p>-11</text:p>
          </table:table-cell>
          <table:table-cell table:formula="of:=[.D122]-[$'Table 5 - Testing'.C123]" office:value-type="float" office:value="19" calcext:value-type="float">
            <text:p>19</text:p>
          </table:table-cell>
          <table:table-cell table:formula="of:=SUM([.F$2:.F122])-[.G122]" office:value-type="float" office:value="2246" calcext:value-type="float">
            <text:p>2246</text:p>
          </table:table-cell>
          <table:table-cell table:formula="of:=SUM([.C116:.C122])" office:value-type="float" office:value="77" calcext:value-type="float">
            <text:p>77</text:p>
          </table:table-cell>
          <table:table-cell table:formula="of:=[$'Table 5 - Testing'.C123]-[$'Table 5 - Testing'.C116]" office:value-type="float" office:value="98" calcext:value-type="float">
            <text:p>98</text:p>
          </table:table-cell>
          <table:table-cell table:formula="of:=[$'Table 5 - Testing'.D123]-[$'Table 5 - Testing'.D116]" office:value-type="float" office:value="23140" calcext:value-type="float">
            <text:p>23140</text:p>
          </table:table-cell>
          <table:table-cell table:formula="of:=TEXT([$'Table 5 - Testing'.A123];&quot;DDD&quot;)" office:value-type="string" office:string-value="Sat" calcext:value-type="string">
            <text:p>Sat</text:p>
          </table:table-cell>
          <table:table-cell table:formula="of:=MOD([.A122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200628" calcext:value-type="float">
            <text:p>20200628</text:p>
          </table:table-cell>
          <table:table-cell office:value-type="float" office:value="3" calcext:value-type="float">
            <text:p>3</text:p>
          </table:table-cell>
          <table:table-cell office:value-type="float" office:value="18250" calcext:value-type="float">
            <text:p>18250</text:p>
          </table:table-cell>
          <table:table-cell office:value-type="float" office:value="2489" calcext:value-type="float">
            <text:p>2489</text:p>
          </table:table-cell>
          <table:table-cell table:formula="of:=[.C123]-[$'Table 5 - Testing'.E124]" office:value-type="float" office:value="-5" calcext:value-type="float">
            <text:p>-5</text:p>
          </table:table-cell>
          <table:table-cell table:formula="of:=[.D123]-[$'Table 5 - Testing'.C124]" office:value-type="float" office:value="14" calcext:value-type="float">
            <text:p>14</text:p>
          </table:table-cell>
          <table:table-cell table:formula="of:=SUM([.F$2:.F123])-[.G123]" office:value-type="float" office:value="2246" calcext:value-type="float">
            <text:p>2246</text:p>
          </table:table-cell>
          <table:table-cell table:formula="of:=SUM([.C117:.C123])" office:value-type="float" office:value="71" calcext:value-type="float">
            <text:p>71</text:p>
          </table:table-cell>
          <table:table-cell table:formula="of:=[$'Table 5 - Testing'.C124]-[$'Table 5 - Testing'.C117]" office:value-type="float" office:value="80" calcext:value-type="float">
            <text:p>80</text:p>
          </table:table-cell>
          <table:table-cell table:formula="of:=[$'Table 5 - Testing'.D124]-[$'Table 5 - Testing'.D117]" office:value-type="float" office:value="23902" calcext:value-type="float">
            <text:p>23902</text:p>
          </table:table-cell>
          <table:table-cell table:formula="of:=TEXT([$'Table 5 - Testing'.A124];&quot;DDD&quot;)" office:value-type="string" office:string-value="Sun" calcext:value-type="string">
            <text:p>Sun</text:p>
          </table:table-cell>
          <table:table-cell table:formula="of:=MOD([.A123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200629" calcext:value-type="float">
            <text:p>20200629</text:p>
          </table:table-cell>
          <table:table-cell office:value-type="float" office:value="14" calcext:value-type="float">
            <text:p>14</text:p>
          </table:table-cell>
          <table:table-cell office:value-type="float" office:value="18264" calcext:value-type="float">
            <text:p>18264</text:p>
          </table:table-cell>
          <table:table-cell office:value-type="float" office:value="2490" calcext:value-type="float">
            <text:p>2490</text:p>
          </table:table-cell>
          <table:table-cell table:formula="of:=[.C124]-[$'Table 5 - Testing'.E125]" office:value-type="float" office:value="9" calcext:value-type="float">
            <text:p>9</text:p>
          </table:table-cell>
          <table:table-cell table:formula="of:=[.D124]-[$'Table 5 - Testing'.C125]" office:value-type="float" office:value="23" calcext:value-type="float">
            <text:p>23</text:p>
          </table:table-cell>
          <table:table-cell table:formula="of:=SUM([.F$2:.F124])-[.G124]" office:value-type="float" office:value="2246" calcext:value-type="float">
            <text:p>2246</text:p>
          </table:table-cell>
          <table:table-cell table:formula="of:=SUM([.C118:.C124])" office:value-type="float" office:value="74" calcext:value-type="float">
            <text:p>74</text:p>
          </table:table-cell>
          <table:table-cell table:formula="of:=[$'Table 5 - Testing'.C125]-[$'Table 5 - Testing'.C118]" office:value-type="float" office:value="71" calcext:value-type="float">
            <text:p>71</text:p>
          </table:table-cell>
          <table:table-cell table:formula="of:=[$'Table 5 - Testing'.D125]-[$'Table 5 - Testing'.D118]" office:value-type="float" office:value="24864" calcext:value-type="float">
            <text:p>24864</text:p>
          </table:table-cell>
          <table:table-cell table:formula="of:=TEXT([$'Table 5 - Testing'.A125];&quot;DDD&quot;)" office:value-type="string" office:string-value="Mon" calcext:value-type="string">
            <text:p>Mon</text:p>
          </table:table-cell>
          <table:table-cell table:formula="of:=MOD([.A124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200630" calcext:value-type="float">
            <text:p>20200630</text:p>
          </table:table-cell>
          <table:table-cell office:value-type="float" office:value="8" calcext:value-type="float">
            <text:p>8</text:p>
          </table:table-cell>
          <table:table-cell office:value-type="float" office:value="18272" calcext:value-type="float">
            <text:p>18272</text:p>
          </table:table-cell>
          <table:table-cell office:value-type="float" office:value="2490" calcext:value-type="float">
            <text:p>2490</text:p>
          </table:table-cell>
          <table:table-cell table:formula="of:=[.C125]-[$'Table 5 - Testing'.E126]" office:value-type="float" office:value="-2" calcext:value-type="float">
            <text:p>-2</text:p>
          </table:table-cell>
          <table:table-cell table:formula="of:=[.D125]-[$'Table 5 - Testing'.C126]" office:value-type="float" office:value="21" calcext:value-type="float">
            <text:p>21</text:p>
          </table:table-cell>
          <table:table-cell table:formula="of:=SUM([.F$2:.F125])-[.G125]" office:value-type="float" office:value="2246" calcext:value-type="float">
            <text:p>2246</text:p>
          </table:table-cell>
          <table:table-cell table:formula="of:=SUM([.C119:.C125])" office:value-type="float" office:value="62" calcext:value-type="float">
            <text:p>62</text:p>
          </table:table-cell>
          <table:table-cell table:formula="of:=[$'Table 5 - Testing'.C126]-[$'Table 5 - Testing'.C119]" office:value-type="float" office:value="69" calcext:value-type="float">
            <text:p>69</text:p>
          </table:table-cell>
          <table:table-cell table:formula="of:=[$'Table 5 - Testing'.D126]-[$'Table 5 - Testing'.D119]" office:value-type="float" office:value="24977" calcext:value-type="float">
            <text:p>24977</text:p>
          </table:table-cell>
          <table:table-cell table:formula="of:=TEXT([$'Table 5 - Testing'.A126];&quot;DDD&quot;)" office:value-type="string" office:string-value="Tue" calcext:value-type="string">
            <text:p>Tue</text:p>
          </table:table-cell>
          <table:table-cell table:formula="of:=MOD([.A125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200701" calcext:value-type="float">
            <text:p>20200701</text:p>
          </table:table-cell>
          <table:table-cell office:value-type="float" office:value="11" calcext:value-type="float">
            <text:p>11</text:p>
          </table:table-cell>
          <table:table-cell office:value-type="float" office:value="18283" calcext:value-type="float">
            <text:p>18283</text:p>
          </table:table-cell>
          <table:table-cell office:value-type="float" office:value="2490" calcext:value-type="float">
            <text:p>2490</text:p>
          </table:table-cell>
          <table:table-cell table:formula="of:=[.C126]-[$'Table 5 - Testing'.E127]" office:value-type="float" office:value="3" calcext:value-type="float">
            <text:p>3</text:p>
          </table:table-cell>
          <table:table-cell table:formula="of:=[.D126]-[$'Table 5 - Testing'.C127]" office:value-type="float" office:value="24" calcext:value-type="float">
            <text:p>24</text:p>
          </table:table-cell>
          <table:table-cell table:formula="of:=SUM([.F$2:.F126])-[.G126]" office:value-type="float" office:value="2246" calcext:value-type="float">
            <text:p>2246</text:p>
          </table:table-cell>
          <table:table-cell table:formula="of:=SUM([.C120:.C126])" office:value-type="float" office:value="65" calcext:value-type="float">
            <text:p>65</text:p>
          </table:table-cell>
          <table:table-cell table:formula="of:=[$'Table 5 - Testing'.C127]-[$'Table 5 - Testing'.C120]" office:value-type="float" office:value="68" calcext:value-type="float">
            <text:p>68</text:p>
          </table:table-cell>
          <table:table-cell table:formula="of:=[$'Table 5 - Testing'.D127]-[$'Table 5 - Testing'.D120]" office:value-type="float" office:value="25524" calcext:value-type="float">
            <text:p>25524</text:p>
          </table:table-cell>
          <table:table-cell table:formula="of:=TEXT([$'Table 5 - Testing'.A127];&quot;DDD&quot;)" office:value-type="string" office:string-value="Wed" calcext:value-type="string">
            <text:p>Wed</text:p>
          </table:table-cell>
          <table:table-cell table:formula="of:=MOD([.A126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200702" calcext:value-type="float">
            <text:p>20200702</text:p>
          </table:table-cell>
          <table:table-cell office:value-type="float" office:value="13" calcext:value-type="float">
            <text:p>13</text:p>
          </table:table-cell>
          <table:table-cell office:value-type="float" office:value="18296" calcext:value-type="float">
            <text:p>18296</text:p>
          </table:table-cell>
          <table:table-cell office:value-type="float" office:value="2490" calcext:value-type="float">
            <text:p>2490</text:p>
          </table:table-cell>
          <table:table-cell table:formula="of:=[.C127]-[$'Table 5 - Testing'.E128]" office:value-type="float" office:value="8" calcext:value-type="float">
            <text:p>8</text:p>
          </table:table-cell>
          <table:table-cell table:formula="of:=[.D127]-[$'Table 5 - Testing'.C128]" office:value-type="float" office:value="32" calcext:value-type="float">
            <text:p>32</text:p>
          </table:table-cell>
          <table:table-cell table:formula="of:=SUM([.F$2:.F127])-[.G127]" office:value-type="float" office:value="2246" calcext:value-type="float">
            <text:p>2246</text:p>
          </table:table-cell>
          <table:table-cell table:formula="of:=SUM([.C121:.C127])" office:value-type="float" office:value="59" calcext:value-type="float">
            <text:p>59</text:p>
          </table:table-cell>
          <table:table-cell table:formula="of:=[$'Table 5 - Testing'.C128]-[$'Table 5 - Testing'.C121]" office:value-type="float" office:value="68" calcext:value-type="float">
            <text:p>68</text:p>
          </table:table-cell>
          <table:table-cell table:formula="of:=[$'Table 5 - Testing'.D128]-[$'Table 5 - Testing'.D121]" office:value-type="float" office:value="24861" calcext:value-type="float">
            <text:p>24861</text:p>
          </table:table-cell>
          <table:table-cell table:formula="of:=TEXT([$'Table 5 - Testing'.A128];&quot;DDD&quot;)" office:value-type="string" office:string-value="Thu" calcext:value-type="string">
            <text:p>Thu</text:p>
          </table:table-cell>
          <table:table-cell table:formula="of:=MOD([.A127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200703" calcext:value-type="float">
            <text:p>20200703</text:p>
          </table:table-cell>
          <table:table-cell office:value-type="float" office:value="6" calcext:value-type="float">
            <text:p>6</text:p>
          </table:table-cell>
          <table:table-cell office:value-type="float" office:value="18302" calcext:value-type="float">
            <text:p>18302</text:p>
          </table:table-cell>
          <table:table-cell office:value-type="float" office:value="2491" calcext:value-type="float">
            <text:p>2491</text:p>
          </table:table-cell>
          <table:table-cell table:formula="of:=[.C128]-[$'Table 5 - Testing'.E129]" office:value-type="float" office:value="-6" calcext:value-type="float">
            <text:p>-6</text:p>
          </table:table-cell>
          <table:table-cell table:formula="of:=[.D128]-[$'Table 5 - Testing'.C129]" office:value-type="float" office:value="26" calcext:value-type="float">
            <text:p>26</text:p>
          </table:table-cell>
          <table:table-cell table:formula="of:=SUM([.F$2:.F128])-[.G128]" office:value-type="float" office:value="2246" calcext:value-type="float">
            <text:p>2246</text:p>
          </table:table-cell>
          <table:table-cell table:formula="of:=SUM([.C122:.C128])" office:value-type="float" office:value="59" calcext:value-type="float">
            <text:p>59</text:p>
          </table:table-cell>
          <table:table-cell table:formula="of:=[$'Table 5 - Testing'.C129]-[$'Table 5 - Testing'.C122]" office:value-type="float" office:value="63" calcext:value-type="float">
            <text:p>63</text:p>
          </table:table-cell>
          <table:table-cell table:formula="of:=[$'Table 5 - Testing'.D129]-[$'Table 5 - Testing'.D122]" office:value-type="float" office:value="23633" calcext:value-type="float">
            <text:p>23633</text:p>
          </table:table-cell>
          <table:table-cell table:formula="of:=TEXT([$'Table 5 - Testing'.A129];&quot;DDD&quot;)" office:value-type="string" office:string-value="Fri" calcext:value-type="string">
            <text:p>Fri</text:p>
          </table:table-cell>
          <table:table-cell table:formula="of:=MOD([.A128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200704" calcext:value-type="float">
            <text:p>20200704</text:p>
          </table:table-cell>
          <table:table-cell office:value-type="float" office:value="5" calcext:value-type="float">
            <text:p>5</text:p>
          </table:table-cell>
          <table:table-cell office:value-type="float" office:value="18307" calcext:value-type="float">
            <text:p>18307</text:p>
          </table:table-cell>
          <table:table-cell office:value-type="float" office:value="2491" calcext:value-type="float">
            <text:p>2491</text:p>
          </table:table-cell>
          <table:table-cell table:formula="of:=[.C129]-[$'Table 5 - Testing'.E130]" office:value-type="float" office:value="-6" calcext:value-type="float">
            <text:p>-6</text:p>
          </table:table-cell>
          <table:table-cell table:formula="of:=[.D129]-[$'Table 5 - Testing'.C130]" office:value-type="float" office:value="20" calcext:value-type="float">
            <text:p>20</text:p>
          </table:table-cell>
          <table:table-cell table:formula="of:=SUM([.F$2:.F129])-[.G129]" office:value-type="float" office:value="2246" calcext:value-type="float">
            <text:p>2246</text:p>
          </table:table-cell>
          <table:table-cell table:formula="of:=SUM([.C123:.C129])" office:value-type="float" office:value="60" calcext:value-type="float">
            <text:p>60</text:p>
          </table:table-cell>
          <table:table-cell table:formula="of:=[$'Table 5 - Testing'.C130]-[$'Table 5 - Testing'.C123]" office:value-type="float" office:value="59" calcext:value-type="float">
            <text:p>59</text:p>
          </table:table-cell>
          <table:table-cell table:formula="of:=[$'Table 5 - Testing'.D130]-[$'Table 5 - Testing'.D123]" office:value-type="float" office:value="24528" calcext:value-type="float">
            <text:p>24528</text:p>
          </table:table-cell>
          <table:table-cell table:formula="of:=TEXT([$'Table 5 - Testing'.A130];&quot;DDD&quot;)" office:value-type="string" office:string-value="Sat" calcext:value-type="string">
            <text:p>Sat</text:p>
          </table:table-cell>
          <table:table-cell table:formula="of:=MOD([.A129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200705" calcext:value-type="float">
            <text:p>20200705</text:p>
          </table:table-cell>
          <table:table-cell office:value-type="float" office:value="2" calcext:value-type="float">
            <text:p>2</text:p>
          </table:table-cell>
          <table:table-cell office:value-type="float" office:value="18309" calcext:value-type="float">
            <text:p>18309</text:p>
          </table:table-cell>
          <table:table-cell office:value-type="float" office:value="2492" calcext:value-type="float">
            <text:p>2492</text:p>
          </table:table-cell>
          <table:table-cell table:formula="of:=[.C130]-[$'Table 5 - Testing'.E131]" office:value-type="float" office:value="-7" calcext:value-type="float">
            <text:p>-7</text:p>
          </table:table-cell>
          <table:table-cell table:formula="of:=[.D130]-[$'Table 5 - Testing'.C131]" office:value-type="float" office:value="13" calcext:value-type="float">
            <text:p>13</text:p>
          </table:table-cell>
          <table:table-cell table:formula="of:=SUM([.F$2:.F130])-[.G130]" office:value-type="float" office:value="2246" calcext:value-type="float">
            <text:p>2246</text:p>
          </table:table-cell>
          <table:table-cell table:formula="of:=SUM([.C124:.C130])" office:value-type="float" office:value="59" calcext:value-type="float">
            <text:p>59</text:p>
          </table:table-cell>
          <table:table-cell table:formula="of:=[$'Table 5 - Testing'.C131]-[$'Table 5 - Testing'.C124]" office:value-type="float" office:value="60" calcext:value-type="float">
            <text:p>60</text:p>
          </table:table-cell>
          <table:table-cell table:formula="of:=[$'Table 5 - Testing'.D131]-[$'Table 5 - Testing'.D124]" office:value-type="float" office:value="23456" calcext:value-type="float">
            <text:p>23456</text:p>
          </table:table-cell>
          <table:table-cell table:formula="of:=TEXT([$'Table 5 - Testing'.A131];&quot;DDD&quot;)" office:value-type="string" office:string-value="Sun" calcext:value-type="string">
            <text:p>Sun</text:p>
          </table:table-cell>
          <table:table-cell table:formula="of:=MOD([.A130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00706" calcext:value-type="float">
            <text:p>20200706</text:p>
          </table:table-cell>
          <table:table-cell office:value-type="float" office:value="8" calcext:value-type="float">
            <text:p>8</text:p>
          </table:table-cell>
          <table:table-cell office:value-type="float" office:value="18317" calcext:value-type="float">
            <text:p>18317</text:p>
          </table:table-cell>
          <table:table-cell office:value-type="float" office:value="2492" calcext:value-type="float">
            <text:p>2492</text:p>
          </table:table-cell>
          <table:table-cell table:formula="of:=[.C131]-[$'Table 5 - Testing'.E132]" office:value-type="float" office:value="4" calcext:value-type="float">
            <text:p>4</text:p>
          </table:table-cell>
          <table:table-cell table:formula="of:=[.D131]-[$'Table 5 - Testing'.C132]" office:value-type="float" office:value="17" calcext:value-type="float">
            <text:p>17</text:p>
          </table:table-cell>
          <table:table-cell table:formula="of:=SUM([.F$2:.F131])-[.G131]" office:value-type="float" office:value="2246" calcext:value-type="float">
            <text:p>2246</text:p>
          </table:table-cell>
          <table:table-cell table:formula="of:=SUM([.C125:.C131])" office:value-type="float" office:value="53" calcext:value-type="float">
            <text:p>53</text:p>
          </table:table-cell>
          <table:table-cell table:formula="of:=[$'Table 5 - Testing'.C132]-[$'Table 5 - Testing'.C125]" office:value-type="float" office:value="59" calcext:value-type="float">
            <text:p>59</text:p>
          </table:table-cell>
          <table:table-cell table:formula="of:=[$'Table 5 - Testing'.D132]-[$'Table 5 - Testing'.D125]" office:value-type="float" office:value="23342" calcext:value-type="float">
            <text:p>23342</text:p>
          </table:table-cell>
          <table:table-cell table:formula="of:=TEXT([$'Table 5 - Testing'.A132];&quot;DDD&quot;)" office:value-type="string" office:string-value="Mon" calcext:value-type="string">
            <text:p>Mon</text:p>
          </table:table-cell>
          <table:table-cell table:formula="of:=MOD([.A131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200707" calcext:value-type="float">
            <text:p>20200707</text:p>
          </table:table-cell>
          <table:table-cell office:value-type="float" office:value="11" calcext:value-type="float">
            <text:p>11</text:p>
          </table:table-cell>
          <table:table-cell office:value-type="float" office:value="18328" calcext:value-type="float">
            <text:p>18328</text:p>
          </table:table-cell>
          <table:table-cell office:value-type="float" office:value="2492" calcext:value-type="float">
            <text:p>2492</text:p>
          </table:table-cell>
          <table:table-cell table:formula="of:=[.C132]-[$'Table 5 - Testing'.E133]" office:value-type="float" office:value="9" calcext:value-type="float">
            <text:p>9</text:p>
          </table:table-cell>
          <table:table-cell table:formula="of:=[.D132]-[$'Table 5 - Testing'.C133]" office:value-type="float" office:value="26" calcext:value-type="float">
            <text:p>26</text:p>
          </table:table-cell>
          <table:table-cell table:formula="of:=SUM([.F$2:.F132])-[.G132]" office:value-type="float" office:value="2246" calcext:value-type="float">
            <text:p>2246</text:p>
          </table:table-cell>
          <table:table-cell table:formula="of:=SUM([.C126:.C132])" office:value-type="float" office:value="56" calcext:value-type="float">
            <text:p>56</text:p>
          </table:table-cell>
          <table:table-cell table:formula="of:=[$'Table 5 - Testing'.C133]-[$'Table 5 - Testing'.C126]" office:value-type="float" office:value="51" calcext:value-type="float">
            <text:p>51</text:p>
          </table:table-cell>
          <table:table-cell table:formula="of:=[$'Table 5 - Testing'.D133]-[$'Table 5 - Testing'.D126]" office:value-type="float" office:value="23168" calcext:value-type="float">
            <text:p>23168</text:p>
          </table:table-cell>
          <table:table-cell table:formula="of:=TEXT([$'Table 5 - Testing'.A133];&quot;DDD&quot;)" office:value-type="string" office:string-value="Tue" calcext:value-type="string">
            <text:p>Tue</text:p>
          </table:table-cell>
          <table:table-cell table:formula="of:=MOD([.A132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200708" calcext:value-type="float">
            <text:p>20200708</text:p>
          </table:table-cell>
          <table:table-cell office:value-type="float" office:value="10" calcext:value-type="float">
            <text:p>10</text:p>
          </table:table-cell>
          <table:table-cell office:value-type="float" office:value="18338" calcext:value-type="float">
            <text:p>18338</text:p>
          </table:table-cell>
          <table:table-cell office:value-type="float" office:value="2492" calcext:value-type="float">
            <text:p>2492</text:p>
          </table:table-cell>
          <table:table-cell table:formula="of:=[.C133]-[$'Table 5 - Testing'.E134]" office:value-type="float" office:value="3" calcext:value-type="float">
            <text:p>3</text:p>
          </table:table-cell>
          <table:table-cell table:formula="of:=[.D133]-[$'Table 5 - Testing'.C134]" office:value-type="float" office:value="29" calcext:value-type="float">
            <text:p>29</text:p>
          </table:table-cell>
          <table:table-cell table:formula="of:=SUM([.F$2:.F133])-[.G133]" office:value-type="float" office:value="2246" calcext:value-type="float">
            <text:p>2246</text:p>
          </table:table-cell>
          <table:table-cell table:formula="of:=SUM([.C127:.C133])" office:value-type="float" office:value="55" calcext:value-type="float">
            <text:p>55</text:p>
          </table:table-cell>
          <table:table-cell table:formula="of:=[$'Table 5 - Testing'.C134]-[$'Table 5 - Testing'.C127]" office:value-type="float" office:value="50" calcext:value-type="float">
            <text:p>50</text:p>
          </table:table-cell>
          <table:table-cell table:formula="of:=[$'Table 5 - Testing'.D134]-[$'Table 5 - Testing'.D127]" office:value-type="float" office:value="22307" calcext:value-type="float">
            <text:p>22307</text:p>
          </table:table-cell>
          <table:table-cell table:formula="of:=TEXT([$'Table 5 - Testing'.A134];&quot;DDD&quot;)" office:value-type="string" office:string-value="Wed" calcext:value-type="string">
            <text:p>Wed</text:p>
          </table:table-cell>
          <table:table-cell table:formula="of:=MOD([.A133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200709" calcext:value-type="float">
            <text:p>20200709</text:p>
          </table:table-cell>
          <table:table-cell office:value-type="float" office:value="8" calcext:value-type="float">
            <text:p>8</text:p>
          </table:table-cell>
          <table:table-cell office:value-type="float" office:value="18346" calcext:value-type="float">
            <text:p>18346</text:p>
          </table:table-cell>
          <table:table-cell office:value-type="float" office:value="2492" calcext:value-type="float">
            <text:p>2492</text:p>
          </table:table-cell>
          <table:table-cell table:formula="of:=[.C134]-[$'Table 5 - Testing'.E135]" office:value-type="float" office:value="2" calcext:value-type="float">
            <text:p>2</text:p>
          </table:table-cell>
          <table:table-cell table:formula="of:=[.D134]-[$'Table 5 - Testing'.C135]" office:value-type="float" office:value="31" calcext:value-type="float">
            <text:p>31</text:p>
          </table:table-cell>
          <table:table-cell table:formula="of:=SUM([.F$2:.F134])-[.G134]" office:value-type="float" office:value="2246" calcext:value-type="float">
            <text:p>2246</text:p>
          </table:table-cell>
          <table:table-cell table:formula="of:=SUM([.C128:.C134])" office:value-type="float" office:value="50" calcext:value-type="float">
            <text:p>50</text:p>
          </table:table-cell>
          <table:table-cell table:formula="of:=[$'Table 5 - Testing'.C135]-[$'Table 5 - Testing'.C128]" office:value-type="float" office:value="51" calcext:value-type="float">
            <text:p>51</text:p>
          </table:table-cell>
          <table:table-cell table:formula="of:=[$'Table 5 - Testing'.D135]-[$'Table 5 - Testing'.D128]" office:value-type="float" office:value="22275" calcext:value-type="float">
            <text:p>22275</text:p>
          </table:table-cell>
          <table:table-cell table:formula="of:=TEXT([$'Table 5 - Testing'.A135];&quot;DDD&quot;)" office:value-type="string" office:string-value="Thu" calcext:value-type="string">
            <text:p>Thu</text:p>
          </table:table-cell>
          <table:table-cell table:formula="of:=MOD([.A134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200710" calcext:value-type="float">
            <text:p>20200710</text:p>
          </table:table-cell>
          <table:table-cell office:value-type="float" office:value="12" calcext:value-type="float">
            <text:p>12</text:p>
          </table:table-cell>
          <table:table-cell office:value-type="float" office:value="18358" calcext:value-type="float">
            <text:p>18358</text:p>
          </table:table-cell>
          <table:table-cell office:value-type="float" office:value="2492" calcext:value-type="float">
            <text:p>2492</text:p>
          </table:table-cell>
          <table:table-cell table:formula="of:=[.C135]-[$'Table 5 - Testing'.E136]" office:value-type="float" office:value="-6" calcext:value-type="float">
            <text:p>-6</text:p>
          </table:table-cell>
          <table:table-cell table:formula="of:=[.D135]-[$'Table 5 - Testing'.C136]" office:value-type="float" office:value="25" calcext:value-type="float">
            <text:p>25</text:p>
          </table:table-cell>
          <table:table-cell table:formula="of:=SUM([.F$2:.F135])-[.G135]" office:value-type="float" office:value="2246" calcext:value-type="float">
            <text:p>2246</text:p>
          </table:table-cell>
          <table:table-cell table:formula="of:=SUM([.C129:.C135])" office:value-type="float" office:value="56" calcext:value-type="float">
            <text:p>56</text:p>
          </table:table-cell>
          <table:table-cell table:formula="of:=[$'Table 5 - Testing'.C136]-[$'Table 5 - Testing'.C129]" office:value-type="float" office:value="57" calcext:value-type="float">
            <text:p>57</text:p>
          </table:table-cell>
          <table:table-cell table:formula="of:=[$'Table 5 - Testing'.D136]-[$'Table 5 - Testing'.D129]" office:value-type="float" office:value="22361" calcext:value-type="float">
            <text:p>22361</text:p>
          </table:table-cell>
          <table:table-cell table:formula="of:=TEXT([$'Table 5 - Testing'.A136];&quot;DDD&quot;)" office:value-type="string" office:string-value="Fri" calcext:value-type="string">
            <text:p>Fri</text:p>
          </table:table-cell>
          <table:table-cell table:formula="of:=MOD([.A135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200711" calcext:value-type="float">
            <text:p>20200711</text:p>
          </table:table-cell>
          <table:table-cell office:value-type="float" office:value="9" calcext:value-type="float">
            <text:p>9</text:p>
          </table:table-cell>
          <table:table-cell office:value-type="float" office:value="18367" calcext:value-type="float">
            <text:p>18367</text:p>
          </table:table-cell>
          <table:table-cell office:value-type="float" office:value="2492" calcext:value-type="float">
            <text:p>2492</text:p>
          </table:table-cell>
          <table:table-cell table:formula="of:=[.C136]-[$'Table 5 - Testing'.E137]" office:value-type="float" office:value="2" calcext:value-type="float">
            <text:p>2</text:p>
          </table:table-cell>
          <table:table-cell table:formula="of:=[.D136]-[$'Table 5 - Testing'.C137]" office:value-type="float" office:value="27" calcext:value-type="float">
            <text:p>27</text:p>
          </table:table-cell>
          <table:table-cell table:formula="of:=SUM([.F$2:.F136])-[.G136]" office:value-type="float" office:value="2246" calcext:value-type="float">
            <text:p>2246</text:p>
          </table:table-cell>
          <table:table-cell table:formula="of:=SUM([.C130:.C136])" office:value-type="float" office:value="60" calcext:value-type="float">
            <text:p>60</text:p>
          </table:table-cell>
          <table:table-cell table:formula="of:=[$'Table 5 - Testing'.C137]-[$'Table 5 - Testing'.C130]" office:value-type="float" office:value="53" calcext:value-type="float">
            <text:p>53</text:p>
          </table:table-cell>
          <table:table-cell table:formula="of:=[$'Table 5 - Testing'.D137]-[$'Table 5 - Testing'.D130]" office:value-type="float" office:value="21551" calcext:value-type="float">
            <text:p>21551</text:p>
          </table:table-cell>
          <table:table-cell table:formula="of:=TEXT([$'Table 5 - Testing'.A137];&quot;DDD&quot;)" office:value-type="string" office:string-value="Sat" calcext:value-type="string">
            <text:p>Sat</text:p>
          </table:table-cell>
          <table:table-cell table:formula="of:=MOD([.A136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200712" calcext:value-type="float">
            <text:p>20200712</text:p>
          </table:table-cell>
          <table:table-cell office:value-type="float" office:value="2" calcext:value-type="float">
            <text:p>2</text:p>
          </table:table-cell>
          <table:table-cell office:value-type="float" office:value="18369" calcext:value-type="float">
            <text:p>18369</text:p>
          </table:table-cell>
          <table:table-cell office:value-type="float" office:value="2492" calcext:value-type="float">
            <text:p>2492</text:p>
          </table:table-cell>
          <table:table-cell table:formula="of:=[.C137]-[$'Table 5 - Testing'.E138]" office:value-type="float" office:value="-17" calcext:value-type="float">
            <text:p>-17</text:p>
          </table:table-cell>
          <table:table-cell table:formula="of:=[.D137]-[$'Table 5 - Testing'.C138]" office:value-type="float" office:value="10" calcext:value-type="float">
            <text:p>10</text:p>
          </table:table-cell>
          <table:table-cell table:formula="of:=SUM([.F$2:.F137])-[.G137]" office:value-type="float" office:value="2246" calcext:value-type="float">
            <text:p>2246</text:p>
          </table:table-cell>
          <table:table-cell table:formula="of:=SUM([.C131:.C137])" office:value-type="float" office:value="60" calcext:value-type="float">
            <text:p>60</text:p>
          </table:table-cell>
          <table:table-cell table:formula="of:=[$'Table 5 - Testing'.C138]-[$'Table 5 - Testing'.C131]" office:value-type="float" office:value="63" calcext:value-type="float">
            <text:p>63</text:p>
          </table:table-cell>
          <table:table-cell table:formula="of:=[$'Table 5 - Testing'.D138]-[$'Table 5 - Testing'.D131]" office:value-type="float" office:value="21975" calcext:value-type="float">
            <text:p>21975</text:p>
          </table:table-cell>
          <table:table-cell table:formula="of:=TEXT([$'Table 5 - Testing'.A138];&quot;DDD&quot;)" office:value-type="string" office:string-value="Sun" calcext:value-type="string">
            <text:p>Sun</text:p>
          </table:table-cell>
          <table:table-cell table:formula="of:=MOD([.A137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200713" calcext:value-type="float">
            <text:p>20200713</text:p>
          </table:table-cell>
          <table:table-cell office:value-type="float" office:value="17" calcext:value-type="float">
            <text:p>17</text:p>
          </table:table-cell>
          <table:table-cell office:value-type="float" office:value="18386" calcext:value-type="float">
            <text:p>18386</text:p>
          </table:table-cell>
          <table:table-cell office:value-type="float" office:value="2492" calcext:value-type="float">
            <text:p>2492</text:p>
          </table:table-cell>
          <table:table-cell table:formula="of:=[.C138]-[$'Table 5 - Testing'.E139]" office:value-type="float" office:value="11" calcext:value-type="float">
            <text:p>11</text:p>
          </table:table-cell>
          <table:table-cell table:formula="of:=[.D138]-[$'Table 5 - Testing'.C139]" office:value-type="float" office:value="21" calcext:value-type="float">
            <text:p>21</text:p>
          </table:table-cell>
          <table:table-cell table:formula="of:=SUM([.F$2:.F138])-[.G138]" office:value-type="float" office:value="2246" calcext:value-type="float">
            <text:p>2246</text:p>
          </table:table-cell>
          <table:table-cell table:formula="of:=SUM([.C132:.C138])" office:value-type="float" office:value="69" calcext:value-type="float">
            <text:p>69</text:p>
          </table:table-cell>
          <table:table-cell table:formula="of:=[$'Table 5 - Testing'.C139]-[$'Table 5 - Testing'.C132]" office:value-type="float" office:value="65" calcext:value-type="float">
            <text:p>65</text:p>
          </table:table-cell>
          <table:table-cell table:formula="of:=[$'Table 5 - Testing'.D139]-[$'Table 5 - Testing'.D132]" office:value-type="float" office:value="21071" calcext:value-type="float">
            <text:p>21071</text:p>
          </table:table-cell>
          <table:table-cell table:formula="of:=TEXT([$'Table 5 - Testing'.A139];&quot;DDD&quot;)" office:value-type="string" office:string-value="Mon" calcext:value-type="string">
            <text:p>Mon</text:p>
          </table:table-cell>
          <table:table-cell table:formula="of:=MOD([.A138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200714" calcext:value-type="float">
            <text:p>20200714</text:p>
          </table:table-cell>
          <table:table-cell office:value-type="float" office:value="10" calcext:value-type="float">
            <text:p>10</text:p>
          </table:table-cell>
          <table:table-cell office:value-type="float" office:value="18396" calcext:value-type="float">
            <text:p>18396</text:p>
          </table:table-cell>
          <table:table-cell office:value-type="float" office:value="2492" calcext:value-type="float">
            <text:p>2492</text:p>
          </table:table-cell>
          <table:table-cell table:formula="of:=[.C139]-[$'Table 5 - Testing'.E140]" office:value-type="float" office:value="7" calcext:value-type="float">
            <text:p>7</text:p>
          </table:table-cell>
          <table:table-cell table:formula="of:=[.D139]-[$'Table 5 - Testing'.C140]" office:value-type="float" office:value="28" calcext:value-type="float">
            <text:p>28</text:p>
          </table:table-cell>
          <table:table-cell table:formula="of:=SUM([.F$2:.F139])-[.G139]" office:value-type="float" office:value="2246" calcext:value-type="float">
            <text:p>2246</text:p>
          </table:table-cell>
          <table:table-cell table:formula="of:=SUM([.C133:.C139])" office:value-type="float" office:value="68" calcext:value-type="float">
            <text:p>68</text:p>
          </table:table-cell>
          <table:table-cell table:formula="of:=[$'Table 5 - Testing'.C140]-[$'Table 5 - Testing'.C133]" office:value-type="float" office:value="66" calcext:value-type="float">
            <text:p>66</text:p>
          </table:table-cell>
          <table:table-cell table:formula="of:=[$'Table 5 - Testing'.D140]-[$'Table 5 - Testing'.D133]" office:value-type="float" office:value="21469" calcext:value-type="float">
            <text:p>21469</text:p>
          </table:table-cell>
          <table:table-cell table:formula="of:=TEXT([$'Table 5 - Testing'.A140];&quot;DDD&quot;)" office:value-type="string" office:string-value="Tue" calcext:value-type="string">
            <text:p>Tue</text:p>
          </table:table-cell>
          <table:table-cell table:formula="of:=MOD([.A139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00715" calcext:value-type="float">
            <text:p>20200715</text:p>
          </table:table-cell>
          <table:table-cell office:value-type="float" office:value="16" calcext:value-type="float">
            <text:p>16</text:p>
          </table:table-cell>
          <table:table-cell office:value-type="float" office:value="18412" calcext:value-type="float">
            <text:p>18412</text:p>
          </table:table-cell>
          <table:table-cell office:value-type="float" office:value="2492" calcext:value-type="float">
            <text:p>2492</text:p>
          </table:table-cell>
          <table:table-cell table:formula="of:=[.C140]-[$'Table 5 - Testing'.E141]" office:value-type="float" office:value="11" calcext:value-type="float">
            <text:p>11</text:p>
          </table:table-cell>
          <table:table-cell table:formula="of:=[.D140]-[$'Table 5 - Testing'.C141]" office:value-type="float" office:value="39" calcext:value-type="float">
            <text:p>39</text:p>
          </table:table-cell>
          <table:table-cell table:formula="of:=SUM([.F$2:.F140])-[.G140]" office:value-type="float" office:value="2246" calcext:value-type="float">
            <text:p>2246</text:p>
          </table:table-cell>
          <table:table-cell table:formula="of:=SUM([.C134:.C140])" office:value-type="float" office:value="74" calcext:value-type="float">
            <text:p>74</text:p>
          </table:table-cell>
          <table:table-cell table:formula="of:=[$'Table 5 - Testing'.C141]-[$'Table 5 - Testing'.C134]" office:value-type="float" office:value="64" calcext:value-type="float">
            <text:p>64</text:p>
          </table:table-cell>
          <table:table-cell table:formula="of:=[$'Table 5 - Testing'.D141]-[$'Table 5 - Testing'.D134]" office:value-type="float" office:value="22139" calcext:value-type="float">
            <text:p>22139</text:p>
          </table:table-cell>
          <table:table-cell table:formula="of:=TEXT([$'Table 5 - Testing'.A141];&quot;DDD&quot;)" office:value-type="string" office:string-value="Wed" calcext:value-type="string">
            <text:p>Wed</text:p>
          </table:table-cell>
          <table:table-cell table:formula="of:=MOD([.A140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200716" calcext:value-type="float">
            <text:p>20200716</text:p>
          </table:table-cell>
          <table:table-cell office:value-type="float" office:value="21" calcext:value-type="float">
            <text:p>21</text:p>
          </table:table-cell>
          <table:table-cell office:value-type="float" office:value="18433" calcext:value-type="float">
            <text:p>18433</text:p>
          </table:table-cell>
          <table:table-cell office:value-type="float" office:value="2492" calcext:value-type="float">
            <text:p>2492</text:p>
          </table:table-cell>
          <table:table-cell table:formula="of:=[.C141]-[$'Table 5 - Testing'.E142]" office:value-type="float" office:value="10" calcext:value-type="float">
            <text:p>10</text:p>
          </table:table-cell>
          <table:table-cell table:formula="of:=[.D141]-[$'Table 5 - Testing'.C142]" office:value-type="float" office:value="49" calcext:value-type="float">
            <text:p>49</text:p>
          </table:table-cell>
          <table:table-cell table:formula="of:=SUM([.F$2:.F141])-[.G141]" office:value-type="float" office:value="2246" calcext:value-type="float">
            <text:p>2246</text:p>
          </table:table-cell>
          <table:table-cell table:formula="of:=SUM([.C135:.C141])" office:value-type="float" office:value="87" calcext:value-type="float">
            <text:p>87</text:p>
          </table:table-cell>
          <table:table-cell table:formula="of:=[$'Table 5 - Testing'.C142]-[$'Table 5 - Testing'.C135]" office:value-type="float" office:value="69" calcext:value-type="float">
            <text:p>69</text:p>
          </table:table-cell>
          <table:table-cell table:formula="of:=[$'Table 5 - Testing'.D142]-[$'Table 5 - Testing'.D135]" office:value-type="float" office:value="20998" calcext:value-type="float">
            <text:p>20998</text:p>
          </table:table-cell>
          <table:table-cell table:formula="of:=TEXT([$'Table 5 - Testing'.A142];&quot;DDD&quot;)" office:value-type="string" office:string-value="Thu" calcext:value-type="string">
            <text:p>Thu</text:p>
          </table:table-cell>
          <table:table-cell table:formula="of:=MOD([.A141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200717" calcext:value-type="float">
            <text:p>20200717</text:p>
          </table:table-cell>
          <table:table-cell office:value-type="float" office:value="8" calcext:value-type="float">
            <text:p>8</text:p>
          </table:table-cell>
          <table:table-cell office:value-type="float" office:value="18441" calcext:value-type="float">
            <text:p>18441</text:p>
          </table:table-cell>
          <table:table-cell office:value-type="float" office:value="2492" calcext:value-type="float">
            <text:p>2492</text:p>
          </table:table-cell>
          <table:table-cell table:formula="of:=[.C142]-[$'Table 5 - Testing'.E143]" office:value-type="float" office:value="-9" calcext:value-type="float">
            <text:p>-9</text:p>
          </table:table-cell>
          <table:table-cell table:formula="of:=[.D142]-[$'Table 5 - Testing'.C143]" office:value-type="float" office:value="40" calcext:value-type="float">
            <text:p>40</text:p>
          </table:table-cell>
          <table:table-cell table:formula="of:=SUM([.F$2:.F142])-[.G142]" office:value-type="float" office:value="2246" calcext:value-type="float">
            <text:p>2246</text:p>
          </table:table-cell>
          <table:table-cell table:formula="of:=SUM([.C136:.C142])" office:value-type="float" office:value="83" calcext:value-type="float">
            <text:p>83</text:p>
          </table:table-cell>
          <table:table-cell table:formula="of:=[$'Table 5 - Testing'.C143]-[$'Table 5 - Testing'.C136]" office:value-type="float" office:value="68" calcext:value-type="float">
            <text:p>68</text:p>
          </table:table-cell>
          <table:table-cell table:formula="of:=[$'Table 5 - Testing'.D143]-[$'Table 5 - Testing'.D136]" office:value-type="float" office:value="20523" calcext:value-type="float">
            <text:p>20523</text:p>
          </table:table-cell>
          <table:table-cell table:formula="of:=TEXT([$'Table 5 - Testing'.A143];&quot;DDD&quot;)" office:value-type="string" office:string-value="Fri" calcext:value-type="string">
            <text:p>Fri</text:p>
          </table:table-cell>
          <table:table-cell table:formula="of:=MOD([.A142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200718" calcext:value-type="float">
            <text:p>20200718</text:p>
          </table:table-cell>
          <table:table-cell office:value-type="float" office:value="13" calcext:value-type="float">
            <text:p>13</text:p>
          </table:table-cell>
          <table:table-cell office:value-type="float" office:value="18454" calcext:value-type="float">
            <text:p>18454</text:p>
          </table:table-cell>
          <table:table-cell office:value-type="float" office:value="2492" calcext:value-type="float">
            <text:p>2492</text:p>
          </table:table-cell>
          <table:table-cell table:formula="of:=[.C143]-[$'Table 5 - Testing'.E144]" office:value-type="float" office:value="-8" calcext:value-type="float">
            <text:p>-8</text:p>
          </table:table-cell>
          <table:table-cell table:formula="of:=[.D143]-[$'Table 5 - Testing'.C144]" office:value-type="float" office:value="32" calcext:value-type="float">
            <text:p>32</text:p>
          </table:table-cell>
          <table:table-cell table:formula="of:=SUM([.F$2:.F143])-[.G143]" office:value-type="float" office:value="2246" calcext:value-type="float">
            <text:p>2246</text:p>
          </table:table-cell>
          <table:table-cell table:formula="of:=SUM([.C137:.C143])" office:value-type="float" office:value="87" calcext:value-type="float">
            <text:p>87</text:p>
          </table:table-cell>
          <table:table-cell table:formula="of:=[$'Table 5 - Testing'.C144]-[$'Table 5 - Testing'.C137]" office:value-type="float" office:value="82" calcext:value-type="float">
            <text:p>82</text:p>
          </table:table-cell>
          <table:table-cell table:formula="of:=[$'Table 5 - Testing'.D144]-[$'Table 5 - Testing'.D137]" office:value-type="float" office:value="21059" calcext:value-type="float">
            <text:p>21059</text:p>
          </table:table-cell>
          <table:table-cell table:formula="of:=TEXT([$'Table 5 - Testing'.A144];&quot;DDD&quot;)" office:value-type="string" office:string-value="Sat" calcext:value-type="string">
            <text:p>Sat</text:p>
          </table:table-cell>
          <table:table-cell table:formula="of:=MOD([.A143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200719" calcext:value-type="float">
            <text:p>20200719</text:p>
          </table:table-cell>
          <table:table-cell office:value-type="float" office:value="17" calcext:value-type="float">
            <text:p>17</text:p>
          </table:table-cell>
          <table:table-cell office:value-type="float" office:value="18471" calcext:value-type="float">
            <text:p>18471</text:p>
          </table:table-cell>
          <table:table-cell office:value-type="float" office:value="2492" calcext:value-type="float">
            <text:p>2492</text:p>
          </table:table-cell>
          <table:table-cell table:formula="of:=[.C144]-[$'Table 5 - Testing'.E145]" office:value-type="float" office:value="-6" calcext:value-type="float">
            <text:p>-6</text:p>
          </table:table-cell>
          <table:table-cell table:formula="of:=[.D144]-[$'Table 5 - Testing'.C145]" office:value-type="float" office:value="26" calcext:value-type="float">
            <text:p>26</text:p>
          </table:table-cell>
          <table:table-cell table:formula="of:=SUM([.F$2:.F144])-[.G144]" office:value-type="float" office:value="2246" calcext:value-type="float">
            <text:p>2246</text:p>
          </table:table-cell>
          <table:table-cell table:formula="of:=SUM([.C138:.C144])" office:value-type="float" office:value="102" calcext:value-type="float">
            <text:p>102</text:p>
          </table:table-cell>
          <table:table-cell table:formula="of:=[$'Table 5 - Testing'.C145]-[$'Table 5 - Testing'.C138]" office:value-type="float" office:value="86" calcext:value-type="float">
            <text:p>86</text:p>
          </table:table-cell>
          <table:table-cell table:formula="of:=[$'Table 5 - Testing'.D145]-[$'Table 5 - Testing'.D138]" office:value-type="float" office:value="20896" calcext:value-type="float">
            <text:p>20896</text:p>
          </table:table-cell>
          <table:table-cell table:formula="of:=TEXT([$'Table 5 - Testing'.A145];&quot;DDD&quot;)" office:value-type="string" office:string-value="Sun" calcext:value-type="string">
            <text:p>Sun</text:p>
          </table:table-cell>
          <table:table-cell table:formula="of:=MOD([.A144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200720" calcext:value-type="float">
            <text:p>20200720</text:p>
          </table:table-cell>
          <table:table-cell office:value-type="float" office:value="13" calcext:value-type="float">
            <text:p>13</text:p>
          </table:table-cell>
          <table:table-cell office:value-type="float" office:value="18484" calcext:value-type="float">
            <text:p>18484</text:p>
          </table:table-cell>
          <table:table-cell office:value-type="float" office:value="2492" calcext:value-type="float">
            <text:p>2492</text:p>
          </table:table-cell>
          <table:table-cell table:formula="of:=[.C145]-[$'Table 5 - Testing'.E146]" office:value-type="float" office:value="6" calcext:value-type="float">
            <text:p>6</text:p>
          </table:table-cell>
          <table:table-cell table:formula="of:=[.D145]-[$'Table 5 - Testing'.C146]" office:value-type="float" office:value="32" calcext:value-type="float">
            <text:p>32</text:p>
          </table:table-cell>
          <table:table-cell table:formula="of:=SUM([.F$2:.F145])-[.G145]" office:value-type="float" office:value="2246" calcext:value-type="float">
            <text:p>2246</text:p>
          </table:table-cell>
          <table:table-cell table:formula="of:=SUM([.C139:.C145])" office:value-type="float" office:value="98" calcext:value-type="float">
            <text:p>98</text:p>
          </table:table-cell>
          <table:table-cell table:formula="of:=[$'Table 5 - Testing'.C146]-[$'Table 5 - Testing'.C139]" office:value-type="float" office:value="87" calcext:value-type="float">
            <text:p>87</text:p>
          </table:table-cell>
          <table:table-cell table:formula="of:=[$'Table 5 - Testing'.D146]-[$'Table 5 - Testing'.D139]" office:value-type="float" office:value="20640" calcext:value-type="float">
            <text:p>20640</text:p>
          </table:table-cell>
          <table:table-cell table:formula="of:=TEXT([$'Table 5 - Testing'.A146];&quot;DDD&quot;)" office:value-type="string" office:string-value="Mon" calcext:value-type="string">
            <text:p>Mon</text:p>
          </table:table-cell>
          <table:table-cell table:formula="of:=MOD([.A145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200721" calcext:value-type="float">
            <text:p>20200721</text:p>
          </table:table-cell>
          <table:table-cell office:value-type="float" office:value="19" calcext:value-type="float">
            <text:p>19</text:p>
          </table:table-cell>
          <table:table-cell office:value-type="float" office:value="18503" calcext:value-type="float">
            <text:p>18503</text:p>
          </table:table-cell>
          <table:table-cell office:value-type="float" office:value="2492" calcext:value-type="float">
            <text:p>2492</text:p>
          </table:table-cell>
          <table:table-cell table:formula="of:=[.C146]-[$'Table 5 - Testing'.E147]" office:value-type="float" office:value="-3" calcext:value-type="float">
            <text:p>-3</text:p>
          </table:table-cell>
          <table:table-cell table:formula="of:=[.D146]-[$'Table 5 - Testing'.C147]" office:value-type="float" office:value="29" calcext:value-type="float">
            <text:p>29</text:p>
          </table:table-cell>
          <table:table-cell table:formula="of:=SUM([.F$2:.F146])-[.G146]" office:value-type="float" office:value="2246" calcext:value-type="float">
            <text:p>2246</text:p>
          </table:table-cell>
          <table:table-cell table:formula="of:=SUM([.C140:.C146])" office:value-type="float" office:value="107" calcext:value-type="float">
            <text:p>107</text:p>
          </table:table-cell>
          <table:table-cell table:formula="of:=[$'Table 5 - Testing'.C147]-[$'Table 5 - Testing'.C140]" office:value-type="float" office:value="106" calcext:value-type="float">
            <text:p>106</text:p>
          </table:table-cell>
          <table:table-cell table:formula="of:=[$'Table 5 - Testing'.D147]-[$'Table 5 - Testing'.D140]" office:value-type="float" office:value="21394" calcext:value-type="float">
            <text:p>21394</text:p>
          </table:table-cell>
          <table:table-cell table:formula="of:=TEXT([$'Table 5 - Testing'.A147];&quot;DDD&quot;)" office:value-type="string" office:string-value="Tue" calcext:value-type="string">
            <text:p>Tue</text:p>
          </table:table-cell>
          <table:table-cell table:formula="of:=MOD([.A146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16" calcext:value-type="float">
            <text:p>16</text:p>
          </table:table-cell>
          <table:table-cell office:value-type="float" office:value="18519" calcext:value-type="float">
            <text:p>18519</text:p>
          </table:table-cell>
          <table:table-cell office:value-type="float" office:value="2492" calcext:value-type="float">
            <text:p>2492</text:p>
          </table:table-cell>
          <table:table-cell table:formula="of:=[.C147]-[$'Table 5 - Testing'.E148]" office:value-type="float" office:value="6" calcext:value-type="float">
            <text:p>6</text:p>
          </table:table-cell>
          <table:table-cell table:formula="of:=[.D147]-[$'Table 5 - Testing'.C148]" office:value-type="float" office:value="35" calcext:value-type="float">
            <text:p>35</text:p>
          </table:table-cell>
          <table:table-cell table:formula="of:=SUM([.F$2:.F147])-[.G147]" office:value-type="float" office:value="2246" calcext:value-type="float">
            <text:p>2246</text:p>
          </table:table-cell>
          <table:table-cell table:formula="of:=SUM([.C141:.C147])" office:value-type="float" office:value="107" calcext:value-type="float">
            <text:p>107</text:p>
          </table:table-cell>
          <table:table-cell table:formula="of:=[$'Table 5 - Testing'.C148]-[$'Table 5 - Testing'.C141]" office:value-type="float" office:value="111" calcext:value-type="float">
            <text:p>111</text:p>
          </table:table-cell>
          <table:table-cell table:formula="of:=[$'Table 5 - Testing'.D148]-[$'Table 5 - Testing'.D141]" office:value-type="float" office:value="21916" calcext:value-type="float">
            <text:p>21916</text:p>
          </table:table-cell>
          <table:table-cell table:formula="of:=TEXT([$'Table 5 - Testing'.A148];&quot;DDD&quot;)" office:value-type="string" office:string-value="Wed" calcext:value-type="string">
            <text:p>Wed</text:p>
          </table:table-cell>
          <table:table-cell table:formula="of:=MOD([.A147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3" calcext:value-type="float">
            <text:p>23</text:p>
          </table:table-cell>
          <table:table-cell office:value-type="float" office:value="18542" calcext:value-type="float">
            <text:p>18542</text:p>
          </table:table-cell>
          <table:table-cell office:value-type="float" office:value="2492" calcext:value-type="float">
            <text:p>2492</text:p>
          </table:table-cell>
          <table:table-cell table:formula="of:=[.C148]-[$'Table 5 - Testing'.E149]" office:value-type="float" office:value="7" calcext:value-type="float">
            <text:p>7</text:p>
          </table:table-cell>
          <table:table-cell table:formula="of:=[.D148]-[$'Table 5 - Testing'.C149]" office:value-type="float" office:value="42" calcext:value-type="float">
            <text:p>42</text:p>
          </table:table-cell>
          <table:table-cell table:formula="of:=SUM([.F$2:.F148])-[.G148]" office:value-type="float" office:value="2246" calcext:value-type="float">
            <text:p>2246</text:p>
          </table:table-cell>
          <table:table-cell table:formula="of:=SUM([.C142:.C148])" office:value-type="float" office:value="109" calcext:value-type="float">
            <text:p>109</text:p>
          </table:table-cell>
          <table:table-cell table:formula="of:=[$'Table 5 - Testing'.C149]-[$'Table 5 - Testing'.C142]" office:value-type="float" office:value="116" calcext:value-type="float">
            <text:p>116</text:p>
          </table:table-cell>
          <table:table-cell table:formula="of:=[$'Table 5 - Testing'.D149]-[$'Table 5 - Testing'.D142]" office:value-type="float" office:value="22969" calcext:value-type="float">
            <text:p>22969</text:p>
          </table:table-cell>
          <table:table-cell table:formula="of:=TEXT([$'Table 5 - Testing'.A149];&quot;DDD&quot;)" office:value-type="string" office:string-value="Thu" calcext:value-type="string">
            <text:p>Thu</text:p>
          </table:table-cell>
          <table:table-cell table:formula="of:=MOD([.A148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200724" calcext:value-type="float">
            <text:p>20200724</text:p>
          </table:table-cell>
          <table:table-cell office:value-type="float" office:value="11" calcext:value-type="float">
            <text:p>11</text:p>
          </table:table-cell>
          <table:table-cell office:value-type="float" office:value="18553" calcext:value-type="float">
            <text:p>18553</text:p>
          </table:table-cell>
          <table:table-cell office:value-type="float" office:value="2492" calcext:value-type="float">
            <text:p>2492</text:p>
          </table:table-cell>
          <table:table-cell table:formula="of:=[.C149]-[$'Table 5 - Testing'.E150]" office:value-type="float" office:value="-9" calcext:value-type="float">
            <text:p>-9</text:p>
          </table:table-cell>
          <table:table-cell table:formula="of:=[.D149]-[$'Table 5 - Testing'.C150]" office:value-type="float" office:value="33" calcext:value-type="float">
            <text:p>33</text:p>
          </table:table-cell>
          <table:table-cell table:formula="of:=SUM([.F$2:.F149])-[.G149]" office:value-type="float" office:value="2246" calcext:value-type="float">
            <text:p>2246</text:p>
          </table:table-cell>
          <table:table-cell table:formula="of:=SUM([.C143:.C149])" office:value-type="float" office:value="112" calcext:value-type="float">
            <text:p>112</text:p>
          </table:table-cell>
          <table:table-cell table:formula="of:=[$'Table 5 - Testing'.C150]-[$'Table 5 - Testing'.C143]" office:value-type="float" office:value="119" calcext:value-type="float">
            <text:p>119</text:p>
          </table:table-cell>
          <table:table-cell table:formula="of:=[$'Table 5 - Testing'.D150]-[$'Table 5 - Testing'.D143]" office:value-type="float" office:value="22621" calcext:value-type="float">
            <text:p>22621</text:p>
          </table:table-cell>
          <table:table-cell table:formula="of:=TEXT([$'Table 5 - Testing'.A150];&quot;DDD&quot;)" office:value-type="string" office:string-value="Fri" calcext:value-type="string">
            <text:p>Fri</text:p>
          </table:table-cell>
          <table:table-cell table:formula="of:=MOD([.A149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200725" calcext:value-type="float">
            <text:p>20200725</text:p>
          </table:table-cell>
          <table:table-cell office:value-type="float" office:value="3" calcext:value-type="float">
            <text:p>3</text:p>
          </table:table-cell>
          <table:table-cell office:value-type="float" office:value="18556" calcext:value-type="float">
            <text:p>18556</text:p>
          </table:table-cell>
          <table:table-cell office:value-type="float" office:value="2492" calcext:value-type="float">
            <text:p>2492</text:p>
          </table:table-cell>
          <table:table-cell table:formula="of:=[.C150]-[$'Table 5 - Testing'.E151]" office:value-type="float" office:value="-24" calcext:value-type="float">
            <text:p>-24</text:p>
          </table:table-cell>
          <table:table-cell table:formula="of:=[.D150]-[$'Table 5 - Testing'.C151]" office:value-type="float" office:value="9" calcext:value-type="float">
            <text:p>9</text:p>
          </table:table-cell>
          <table:table-cell table:formula="of:=SUM([.F$2:.F150])-[.G150]" office:value-type="float" office:value="2246" calcext:value-type="float">
            <text:p>2246</text:p>
          </table:table-cell>
          <table:table-cell table:formula="of:=SUM([.C144:.C150])" office:value-type="float" office:value="102" calcext:value-type="float">
            <text:p>102</text:p>
          </table:table-cell>
          <table:table-cell table:formula="of:=[$'Table 5 - Testing'.C151]-[$'Table 5 - Testing'.C144]" office:value-type="float" office:value="125" calcext:value-type="float">
            <text:p>125</text:p>
          </table:table-cell>
          <table:table-cell table:formula="of:=[$'Table 5 - Testing'.D151]-[$'Table 5 - Testing'.D144]" office:value-type="float" office:value="23190" calcext:value-type="float">
            <text:p>23190</text:p>
          </table:table-cell>
          <table:table-cell table:formula="of:=TEXT([$'Table 5 - Testing'.A151];&quot;DDD&quot;)" office:value-type="string" office:string-value="Sat" calcext:value-type="string">
            <text:p>Sat</text:p>
          </table:table-cell>
          <table:table-cell table:formula="of:=MOD([.A150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200726" calcext:value-type="float">
            <text:p>20200726</text:p>
          </table:table-cell>
          <table:table-cell office:value-type="float" office:value="7" calcext:value-type="float">
            <text:p>7</text:p>
          </table:table-cell>
          <table:table-cell office:value-type="float" office:value="18563" calcext:value-type="float">
            <text:p>18563</text:p>
          </table:table-cell>
          <table:table-cell office:value-type="float" office:value="2492" calcext:value-type="float">
            <text:p>2492</text:p>
          </table:table-cell>
          <table:table-cell table:formula="of:=[.C151]-[$'Table 5 - Testing'.E152]" office:value-type="float" office:value="3" calcext:value-type="float">
            <text:p>3</text:p>
          </table:table-cell>
          <table:table-cell table:formula="of:=[.D151]-[$'Table 5 - Testing'.C152]" office:value-type="float" office:value="12" calcext:value-type="float">
            <text:p>12</text:p>
          </table:table-cell>
          <table:table-cell table:formula="of:=SUM([.F$2:.F151])-[.G151]" office:value-type="float" office:value="2246" calcext:value-type="float">
            <text:p>2246</text:p>
          </table:table-cell>
          <table:table-cell table:formula="of:=SUM([.C145:.C151])" office:value-type="float" office:value="92" calcext:value-type="float">
            <text:p>92</text:p>
          </table:table-cell>
          <table:table-cell table:formula="of:=[$'Table 5 - Testing'.C152]-[$'Table 5 - Testing'.C145]" office:value-type="float" office:value="106" calcext:value-type="float">
            <text:p>106</text:p>
          </table:table-cell>
          <table:table-cell table:formula="of:=[$'Table 5 - Testing'.D152]-[$'Table 5 - Testing'.D145]" office:value-type="float" office:value="22233" calcext:value-type="float">
            <text:p>22233</text:p>
          </table:table-cell>
          <table:table-cell table:formula="of:=TEXT([$'Table 5 - Testing'.A152];&quot;DDD&quot;)" office:value-type="string" office:string-value="Sun" calcext:value-type="string">
            <text:p>Sun</text:p>
          </table:table-cell>
          <table:table-cell table:formula="of:=MOD([.A151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200727" calcext:value-type="float">
            <text:p>20200727</text:p>
          </table:table-cell>
          <table:table-cell office:value-type="float" office:value="13" calcext:value-type="float">
            <text:p>13</text:p>
          </table:table-cell>
          <table:table-cell office:value-type="float" office:value="18576" calcext:value-type="float">
            <text:p>18576</text:p>
          </table:table-cell>
          <table:table-cell office:value-type="float" office:value="2492" calcext:value-type="float">
            <text:p>2492</text:p>
          </table:table-cell>
          <table:table-cell table:formula="of:=[.C152]-[$'Table 5 - Testing'.E153]" office:value-type="float" office:value="10" calcext:value-type="float">
            <text:p>10</text:p>
          </table:table-cell>
          <table:table-cell table:formula="of:=[.D152]-[$'Table 5 - Testing'.C153]" office:value-type="float" office:value="22" calcext:value-type="float">
            <text:p>22</text:p>
          </table:table-cell>
          <table:table-cell table:formula="of:=SUM([.F$2:.F152])-[.G152]" office:value-type="float" office:value="2246" calcext:value-type="float">
            <text:p>2246</text:p>
          </table:table-cell>
          <table:table-cell table:formula="of:=SUM([.C146:.C152])" office:value-type="float" office:value="92" calcext:value-type="float">
            <text:p>92</text:p>
          </table:table-cell>
          <table:table-cell table:formula="of:=[$'Table 5 - Testing'.C153]-[$'Table 5 - Testing'.C146]" office:value-type="float" office:value="102" calcext:value-type="float">
            <text:p>102</text:p>
          </table:table-cell>
          <table:table-cell table:formula="of:=[$'Table 5 - Testing'.D153]-[$'Table 5 - Testing'.D146]" office:value-type="float" office:value="22803" calcext:value-type="float">
            <text:p>22803</text:p>
          </table:table-cell>
          <table:table-cell table:formula="of:=TEXT([$'Table 5 - Testing'.A153];&quot;DDD&quot;)" office:value-type="string" office:string-value="Mon" calcext:value-type="string">
            <text:p>Mon</text:p>
          </table:table-cell>
          <table:table-cell table:formula="of:=MOD([.A152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200728" calcext:value-type="float">
            <text:p>20200728</text:p>
          </table:table-cell>
          <table:table-cell office:value-type="float" office:value="22" calcext:value-type="float">
            <text:p>22</text:p>
          </table:table-cell>
          <table:table-cell office:value-type="float" office:value="18598" calcext:value-type="float">
            <text:p>18598</text:p>
          </table:table-cell>
          <table:table-cell office:value-type="float" office:value="2492" calcext:value-type="float">
            <text:p>2492</text:p>
          </table:table-cell>
          <table:table-cell table:formula="of:=[.C153]-[$'Table 5 - Testing'.E154]" office:value-type="float" office:value="18" calcext:value-type="float">
            <text:p>18</text:p>
          </table:table-cell>
          <table:table-cell table:formula="of:=[.D153]-[$'Table 5 - Testing'.C154]" office:value-type="float" office:value="40" calcext:value-type="float">
            <text:p>40</text:p>
          </table:table-cell>
          <table:table-cell table:formula="of:=SUM([.F$2:.F153])-[.G153]" office:value-type="float" office:value="2246" calcext:value-type="float">
            <text:p>2246</text:p>
          </table:table-cell>
          <table:table-cell table:formula="of:=SUM([.C147:.C153])" office:value-type="float" office:value="95" calcext:value-type="float">
            <text:p>95</text:p>
          </table:table-cell>
          <table:table-cell table:formula="of:=[$'Table 5 - Testing'.C154]-[$'Table 5 - Testing'.C147]" office:value-type="float" office:value="84" calcext:value-type="float">
            <text:p>84</text:p>
          </table:table-cell>
          <table:table-cell table:formula="of:=[$'Table 5 - Testing'.D154]-[$'Table 5 - Testing'.D147]" office:value-type="float" office:value="22856" calcext:value-type="float">
            <text:p>22856</text:p>
          </table:table-cell>
          <table:table-cell table:formula="of:=TEXT([$'Table 5 - Testing'.A154];&quot;DDD&quot;)" office:value-type="string" office:string-value="Tue" calcext:value-type="string">
            <text:p>Tue</text:p>
          </table:table-cell>
          <table:table-cell table:formula="of:=MOD([.A153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200729" calcext:value-type="float">
            <text:p>20200729</text:p>
          </table:table-cell>
          <table:table-cell office:value-type="float" office:value="28" calcext:value-type="float">
            <text:p>28</text:p>
          </table:table-cell>
          <table:table-cell office:value-type="float" office:value="18626" calcext:value-type="float">
            <text:p>18626</text:p>
          </table:table-cell>
          <table:table-cell office:value-type="float" office:value="2492" calcext:value-type="float">
            <text:p>2492</text:p>
          </table:table-cell>
          <table:table-cell table:formula="of:=[.C154]-[$'Table 5 - Testing'.E155]" office:value-type="float" office:value="6" calcext:value-type="float">
            <text:p>6</text:p>
          </table:table-cell>
          <table:table-cell table:formula="of:=[.D154]-[$'Table 5 - Testing'.C155]" office:value-type="float" office:value="46" calcext:value-type="float">
            <text:p>46</text:p>
          </table:table-cell>
          <table:table-cell table:formula="of:=SUM([.F$2:.F154])-[.G154]" office:value-type="float" office:value="2246" calcext:value-type="float">
            <text:p>2246</text:p>
          </table:table-cell>
          <table:table-cell table:formula="of:=SUM([.C148:.C154])" office:value-type="float" office:value="107" calcext:value-type="float">
            <text:p>107</text:p>
          </table:table-cell>
          <table:table-cell table:formula="of:=[$'Table 5 - Testing'.C155]-[$'Table 5 - Testing'.C148]" office:value-type="float" office:value="96" calcext:value-type="float">
            <text:p>96</text:p>
          </table:table-cell>
          <table:table-cell table:formula="of:=[$'Table 5 - Testing'.D155]-[$'Table 5 - Testing'.D148]" office:value-type="float" office:value="22532" calcext:value-type="float">
            <text:p>22532</text:p>
          </table:table-cell>
          <table:table-cell table:formula="of:=TEXT([$'Table 5 - Testing'.A155];&quot;DDD&quot;)" office:value-type="string" office:string-value="Wed" calcext:value-type="string">
            <text:p>Wed</text:p>
          </table:table-cell>
          <table:table-cell table:formula="of:=MOD([.A154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200730" calcext:value-type="float">
            <text:p>20200730</text:p>
          </table:table-cell>
          <table:table-cell office:value-type="float" office:value="27" calcext:value-type="float">
            <text:p>27</text:p>
          </table:table-cell>
          <table:table-cell office:value-type="float" office:value="18653" calcext:value-type="float">
            <text:p>18653</text:p>
          </table:table-cell>
          <table:table-cell office:value-type="float" office:value="2492" calcext:value-type="float">
            <text:p>2492</text:p>
          </table:table-cell>
          <table:table-cell table:formula="of:=[.C155]-[$'Table 5 - Testing'.E156]" office:value-type="float" office:value="10" calcext:value-type="float">
            <text:p>10</text:p>
          </table:table-cell>
          <table:table-cell table:formula="of:=[.D155]-[$'Table 5 - Testing'.C156]" office:value-type="float" office:value="56" calcext:value-type="float">
            <text:p>56</text:p>
          </table:table-cell>
          <table:table-cell table:formula="of:=SUM([.F$2:.F155])-[.G155]" office:value-type="float" office:value="2246" calcext:value-type="float">
            <text:p>2246</text:p>
          </table:table-cell>
          <table:table-cell table:formula="of:=SUM([.C149:.C155])" office:value-type="float" office:value="111" calcext:value-type="float">
            <text:p>111</text:p>
          </table:table-cell>
          <table:table-cell table:formula="of:=[$'Table 5 - Testing'.C156]-[$'Table 5 - Testing'.C149]" office:value-type="float" office:value="97" calcext:value-type="float">
            <text:p>97</text:p>
          </table:table-cell>
          <table:table-cell table:formula="of:=[$'Table 5 - Testing'.D156]-[$'Table 5 - Testing'.D149]" office:value-type="float" office:value="22285" calcext:value-type="float">
            <text:p>22285</text:p>
          </table:table-cell>
          <table:table-cell table:formula="of:=TEXT([$'Table 5 - Testing'.A156];&quot;DDD&quot;)" office:value-type="string" office:string-value="Thu" calcext:value-type="string">
            <text:p>Thu</text:p>
          </table:table-cell>
          <table:table-cell table:formula="of:=MOD([.A155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200731" calcext:value-type="float">
            <text:p>20200731</text:p>
          </table:table-cell>
          <table:table-cell office:value-type="float" office:value="21" calcext:value-type="float">
            <text:p>21</text:p>
          </table:table-cell>
          <table:table-cell office:value-type="float" office:value="18674" calcext:value-type="float">
            <text:p>18674</text:p>
          </table:table-cell>
          <table:table-cell office:value-type="float" office:value="2492" calcext:value-type="float">
            <text:p>2492</text:p>
          </table:table-cell>
          <table:table-cell table:formula="of:=[.C156]-[$'Table 5 - Testing'.E157]" office:value-type="float" office:value="-9" calcext:value-type="float">
            <text:p>-9</text:p>
          </table:table-cell>
          <table:table-cell table:formula="of:=[.D156]-[$'Table 5 - Testing'.C157]" office:value-type="float" office:value="47" calcext:value-type="float">
            <text:p>47</text:p>
          </table:table-cell>
          <table:table-cell table:formula="of:=SUM([.F$2:.F156])-[.G156]" office:value-type="float" office:value="2246" calcext:value-type="float">
            <text:p>2246</text:p>
          </table:table-cell>
          <table:table-cell table:formula="of:=SUM([.C150:.C156])" office:value-type="float" office:value="121" calcext:value-type="float">
            <text:p>121</text:p>
          </table:table-cell>
          <table:table-cell table:formula="of:=[$'Table 5 - Testing'.C157]-[$'Table 5 - Testing'.C150]" office:value-type="float" office:value="107" calcext:value-type="float">
            <text:p>107</text:p>
          </table:table-cell>
          <table:table-cell table:formula="of:=[$'Table 5 - Testing'.D157]-[$'Table 5 - Testing'.D150]" office:value-type="float" office:value="22018" calcext:value-type="float">
            <text:p>22018</text:p>
          </table:table-cell>
          <table:table-cell table:formula="of:=TEXT([$'Table 5 - Testing'.A157];&quot;DDD&quot;)" office:value-type="string" office:string-value="Fri" calcext:value-type="string">
            <text:p>Fri</text:p>
          </table:table-cell>
          <table:table-cell table:formula="of:=MOD([.A156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00801" calcext:value-type="float">
            <text:p>20200801</text:p>
          </table:table-cell>
          <table:table-cell office:value-type="float" office:value="23" calcext:value-type="float">
            <text:p>23</text:p>
          </table:table-cell>
          <table:table-cell office:value-type="float" office:value="18697" calcext:value-type="float">
            <text:p>18697</text:p>
          </table:table-cell>
          <table:table-cell office:value-type="float" office:value="2492" calcext:value-type="float">
            <text:p>2492</text:p>
          </table:table-cell>
          <table:table-cell table:formula="of:=[.C157]-[$'Table 5 - Testing'.E158]" office:value-type="float" office:value="5" calcext:value-type="float">
            <text:p>5</text:p>
          </table:table-cell>
          <table:table-cell table:formula="of:=[.D157]-[$'Table 5 - Testing'.C158]" office:value-type="float" office:value="52" calcext:value-type="float">
            <text:p>52</text:p>
          </table:table-cell>
          <table:table-cell table:formula="of:=SUM([.F$2:.F157])-[.G157]" office:value-type="float" office:value="2246" calcext:value-type="float">
            <text:p>2246</text:p>
          </table:table-cell>
          <table:table-cell table:formula="of:=SUM([.C151:.C157])" office:value-type="float" office:value="141" calcext:value-type="float">
            <text:p>141</text:p>
          </table:table-cell>
          <table:table-cell table:formula="of:=[$'Table 5 - Testing'.C158]-[$'Table 5 - Testing'.C151]" office:value-type="float" office:value="98" calcext:value-type="float">
            <text:p>98</text:p>
          </table:table-cell>
          <table:table-cell table:formula="of:=[$'Table 5 - Testing'.D158]-[$'Table 5 - Testing'.D151]" office:value-type="float" office:value="21688" calcext:value-type="float">
            <text:p>21688</text:p>
          </table:table-cell>
          <table:table-cell table:formula="of:=TEXT([$'Table 5 - Testing'.A158];&quot;DDD&quot;)" office:value-type="string" office:string-value="Sat" calcext:value-type="string">
            <text:p>Sat</text:p>
          </table:table-cell>
          <table:table-cell table:formula="of:=MOD([.A157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200802" calcext:value-type="float">
            <text:p>20200802</text:p>
          </table:table-cell>
          <table:table-cell office:value-type="float" office:value="19" calcext:value-type="float">
            <text:p>19</text:p>
          </table:table-cell>
          <table:table-cell office:value-type="float" office:value="18716" calcext:value-type="float">
            <text:p>18716</text:p>
          </table:table-cell>
          <table:table-cell office:value-type="float" office:value="2492" calcext:value-type="float">
            <text:p>2492</text:p>
          </table:table-cell>
          <table:table-cell table:formula="of:=[.C158]-[$'Table 5 - Testing'.E159]" office:value-type="float" office:value="-12" calcext:value-type="float">
            <text:p>-12</text:p>
          </table:table-cell>
          <table:table-cell table:formula="of:=[.D158]-[$'Table 5 - Testing'.C159]" office:value-type="float" office:value="40" calcext:value-type="float">
            <text:p>40</text:p>
          </table:table-cell>
          <table:table-cell table:formula="of:=SUM([.F$2:.F158])-[.G158]" office:value-type="float" office:value="2246" calcext:value-type="float">
            <text:p>2246</text:p>
          </table:table-cell>
          <table:table-cell table:formula="of:=SUM([.C152:.C158])" office:value-type="float" office:value="153" calcext:value-type="float">
            <text:p>153</text:p>
          </table:table-cell>
          <table:table-cell table:formula="of:=[$'Table 5 - Testing'.C159]-[$'Table 5 - Testing'.C152]" office:value-type="float" office:value="125" calcext:value-type="float">
            <text:p>125</text:p>
          </table:table-cell>
          <table:table-cell table:formula="of:=[$'Table 5 - Testing'.D159]-[$'Table 5 - Testing'.D152]" office:value-type="float" office:value="22038" calcext:value-type="float">
            <text:p>22038</text:p>
          </table:table-cell>
          <table:table-cell table:formula="of:=TEXT([$'Table 5 - Testing'.A159];&quot;DDD&quot;)" office:value-type="string" office:string-value="Sun" calcext:value-type="string">
            <text:p>Sun</text:p>
          </table:table-cell>
          <table:table-cell table:formula="of:=MOD([.A158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200803" calcext:value-type="float">
            <text:p>20200803</text:p>
          </table:table-cell>
          <table:table-cell office:value-type="float" office:value="62" calcext:value-type="float">
            <text:p>62</text:p>
          </table:table-cell>
          <table:table-cell office:value-type="float" office:value="18778" calcext:value-type="float">
            <text:p>18778</text:p>
          </table:table-cell>
          <table:table-cell office:value-type="float" office:value="2492" calcext:value-type="float">
            <text:p>2492</text:p>
          </table:table-cell>
          <table:table-cell table:formula="of:=[.C159]-[$'Table 5 - Testing'.E160]" office:value-type="float" office:value="44" calcext:value-type="float">
            <text:p>44</text:p>
          </table:table-cell>
          <table:table-cell table:formula="of:=[.D159]-[$'Table 5 - Testing'.C160]" office:value-type="float" office:value="84" calcext:value-type="float">
            <text:p>84</text:p>
          </table:table-cell>
          <table:table-cell table:formula="of:=SUM([.F$2:.F159])-[.G159]" office:value-type="float" office:value="2246" calcext:value-type="float">
            <text:p>2246</text:p>
          </table:table-cell>
          <table:table-cell table:formula="of:=SUM([.C153:.C159])" office:value-type="float" office:value="202" calcext:value-type="float">
            <text:p>202</text:p>
          </table:table-cell>
          <table:table-cell table:formula="of:=[$'Table 5 - Testing'.C160]-[$'Table 5 - Testing'.C153]" office:value-type="float" office:value="140" calcext:value-type="float">
            <text:p>140</text:p>
          </table:table-cell>
          <table:table-cell table:formula="of:=[$'Table 5 - Testing'.D160]-[$'Table 5 - Testing'.D153]" office:value-type="float" office:value="22225" calcext:value-type="float">
            <text:p>22225</text:p>
          </table:table-cell>
          <table:table-cell table:formula="of:=TEXT([$'Table 5 - Testing'.A160];&quot;DDD&quot;)" office:value-type="string" office:string-value="Mon" calcext:value-type="string">
            <text:p>Mon</text:p>
          </table:table-cell>
          <table:table-cell table:formula="of:=MOD([.A159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200804" calcext:value-type="float">
            <text:p>20200804</text:p>
          </table:table-cell>
          <table:table-cell office:value-type="float" office:value="58" calcext:value-type="float">
            <text:p>58</text:p>
          </table:table-cell>
          <table:table-cell office:value-type="float" office:value="18836" calcext:value-type="float">
            <text:p>18836</text:p>
          </table:table-cell>
          <table:table-cell office:value-type="float" office:value="2492" calcext:value-type="float">
            <text:p>2492</text:p>
          </table:table-cell>
          <table:table-cell table:formula="of:=[.C160]-[$'Table 5 - Testing'.E161]" office:value-type="float" office:value="35" calcext:value-type="float">
            <text:p>35</text:p>
          </table:table-cell>
          <table:table-cell table:formula="of:=[.D160]-[$'Table 5 - Testing'.C161]" office:value-type="float" office:value="119" calcext:value-type="float">
            <text:p>119</text:p>
          </table:table-cell>
          <table:table-cell table:formula="of:=SUM([.F$2:.F160])-[.G160]" office:value-type="float" office:value="2246" calcext:value-type="float">
            <text:p>2246</text:p>
          </table:table-cell>
          <table:table-cell table:formula="of:=SUM([.C154:.C160])" office:value-type="float" office:value="238" calcext:value-type="float">
            <text:p>238</text:p>
          </table:table-cell>
          <table:table-cell table:formula="of:=[$'Table 5 - Testing'.C161]-[$'Table 5 - Testing'.C154]" office:value-type="float" office:value="159" calcext:value-type="float">
            <text:p>159</text:p>
          </table:table-cell>
          <table:table-cell table:formula="of:=[$'Table 5 - Testing'.D161]-[$'Table 5 - Testing'.D154]" office:value-type="float" office:value="21842" calcext:value-type="float">
            <text:p>21842</text:p>
          </table:table-cell>
          <table:table-cell table:formula="of:=TEXT([$'Table 5 - Testing'.A161];&quot;DDD&quot;)" office:value-type="string" office:string-value="Tue" calcext:value-type="string">
            <text:p>Tue</text:p>
          </table:table-cell>
          <table:table-cell table:formula="of:=MOD([.A160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200805" calcext:value-type="float">
            <text:p>20200805</text:p>
          </table:table-cell>
          <table:table-cell office:value-type="float" office:value="67" calcext:value-type="float">
            <text:p>67</text:p>
          </table:table-cell>
          <table:table-cell office:value-type="float" office:value="18903" calcext:value-type="float">
            <text:p>18903</text:p>
          </table:table-cell>
          <table:table-cell office:value-type="float" office:value="2492" calcext:value-type="float">
            <text:p>2492</text:p>
          </table:table-cell>
          <table:table-cell table:formula="of:=[.C161]-[$'Table 5 - Testing'.E162]" office:value-type="float" office:value="3" calcext:value-type="float">
            <text:p>3</text:p>
          </table:table-cell>
          <table:table-cell table:formula="of:=[.D161]-[$'Table 5 - Testing'.C162]" office:value-type="float" office:value="122" calcext:value-type="float">
            <text:p>122</text:p>
          </table:table-cell>
          <table:table-cell table:formula="of:=SUM([.F$2:.F161])-[.G161]" office:value-type="float" office:value="2246" calcext:value-type="float">
            <text:p>2246</text:p>
          </table:table-cell>
          <table:table-cell table:formula="of:=SUM([.C155:.C161])" office:value-type="float" office:value="277" calcext:value-type="float">
            <text:p>277</text:p>
          </table:table-cell>
          <table:table-cell table:formula="of:=[$'Table 5 - Testing'.C162]-[$'Table 5 - Testing'.C155]" office:value-type="float" office:value="201" calcext:value-type="float">
            <text:p>201</text:p>
          </table:table-cell>
          <table:table-cell table:formula="of:=[$'Table 5 - Testing'.D162]-[$'Table 5 - Testing'.D155]" office:value-type="float" office:value="23354" calcext:value-type="float">
            <text:p>23354</text:p>
          </table:table-cell>
          <table:table-cell table:formula="of:=TEXT([$'Table 5 - Testing'.A162];&quot;DDD&quot;)" office:value-type="string" office:string-value="Wed" calcext:value-type="string">
            <text:p>Wed</text:p>
          </table:table-cell>
          <table:table-cell table:formula="of:=MOD([.A161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200806" calcext:value-type="float">
            <text:p>20200806</text:p>
          </table:table-cell>
          <table:table-cell office:value-type="float" office:value="65" calcext:value-type="float">
            <text:p>65</text:p>
          </table:table-cell>
          <table:table-cell office:value-type="float" office:value="18968" calcext:value-type="float">
            <text:p>18968</text:p>
          </table:table-cell>
          <table:table-cell office:value-type="float" office:value="2492" calcext:value-type="float">
            <text:p>2492</text:p>
          </table:table-cell>
          <table:table-cell table:formula="of:=[.C162]-[$'Table 5 - Testing'.E163]" office:value-type="float" office:value="-1" calcext:value-type="float">
            <text:p>-1</text:p>
          </table:table-cell>
          <table:table-cell table:formula="of:=[.D162]-[$'Table 5 - Testing'.C163]" office:value-type="float" office:value="121" calcext:value-type="float">
            <text:p>121</text:p>
          </table:table-cell>
          <table:table-cell table:formula="of:=SUM([.F$2:.F162])-[.G162]" office:value-type="float" office:value="2246" calcext:value-type="float">
            <text:p>2246</text:p>
          </table:table-cell>
          <table:table-cell table:formula="of:=SUM([.C156:.C162])" office:value-type="float" office:value="315" calcext:value-type="float">
            <text:p>315</text:p>
          </table:table-cell>
          <table:table-cell table:formula="of:=[$'Table 5 - Testing'.C163]-[$'Table 5 - Testing'.C156]" office:value-type="float" office:value="250" calcext:value-type="float">
            <text:p>250</text:p>
          </table:table-cell>
          <table:table-cell table:formula="of:=[$'Table 5 - Testing'.D163]-[$'Table 5 - Testing'.D156]" office:value-type="float" office:value="25573" calcext:value-type="float">
            <text:p>25573</text:p>
          </table:table-cell>
          <table:table-cell table:formula="of:=TEXT([$'Table 5 - Testing'.A163];&quot;DDD&quot;)" office:value-type="string" office:string-value="Thu" calcext:value-type="string">
            <text:p>Thu</text:p>
          </table:table-cell>
          <table:table-cell table:formula="of:=MOD([.A162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200807" calcext:value-type="float">
            <text:p>20200807</text:p>
          </table:table-cell>
          <table:table-cell office:value-type="float" office:value="46" calcext:value-type="float">
            <text:p>46</text:p>
          </table:table-cell>
          <table:table-cell office:value-type="float" office:value="19014" calcext:value-type="float">
            <text:p>19014</text:p>
          </table:table-cell>
          <table:table-cell office:value-type="float" office:value="2492" calcext:value-type="float">
            <text:p>2492</text:p>
          </table:table-cell>
          <table:table-cell table:formula="of:=[.C163]-[$'Table 5 - Testing'.E164]" office:value-type="float" office:value="3" calcext:value-type="float">
            <text:p>3</text:p>
          </table:table-cell>
          <table:table-cell table:formula="of:=[.D163]-[$'Table 5 - Testing'.C164]" office:value-type="float" office:value="124" calcext:value-type="float">
            <text:p>124</text:p>
          </table:table-cell>
          <table:table-cell table:formula="of:=SUM([.F$2:.F163])-[.G163]" office:value-type="float" office:value="2246" calcext:value-type="float">
            <text:p>2246</text:p>
          </table:table-cell>
          <table:table-cell table:formula="of:=SUM([.C157:.C163])" office:value-type="float" office:value="340" calcext:value-type="float">
            <text:p>340</text:p>
          </table:table-cell>
          <table:table-cell table:formula="of:=[$'Table 5 - Testing'.C164]-[$'Table 5 - Testing'.C157]" office:value-type="float" office:value="263" calcext:value-type="float">
            <text:p>263</text:p>
          </table:table-cell>
          <table:table-cell table:formula="of:=[$'Table 5 - Testing'.D164]-[$'Table 5 - Testing'.D157]" office:value-type="float" office:value="26676" calcext:value-type="float">
            <text:p>26676</text:p>
          </table:table-cell>
          <table:table-cell table:formula="of:=TEXT([$'Table 5 - Testing'.A164];&quot;DDD&quot;)" office:value-type="string" office:string-value="Fri" calcext:value-type="string">
            <text:p>Fri</text:p>
          </table:table-cell>
          <table:table-cell table:formula="of:=MOD([.A163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200808" calcext:value-type="float">
            <text:p>20200808</text:p>
          </table:table-cell>
          <table:table-cell office:value-type="float" office:value="27" calcext:value-type="float">
            <text:p>27</text:p>
          </table:table-cell>
          <table:table-cell office:value-type="float" office:value="19041" calcext:value-type="float">
            <text:p>19041</text:p>
          </table:table-cell>
          <table:table-cell office:value-type="float" office:value="2492" calcext:value-type="float">
            <text:p>2492</text:p>
          </table:table-cell>
          <table:table-cell table:formula="of:=[.C164]-[$'Table 5 - Testing'.E165]" office:value-type="float" office:value="-33" calcext:value-type="float">
            <text:p>-33</text:p>
          </table:table-cell>
          <table:table-cell table:formula="of:=[.D164]-[$'Table 5 - Testing'.C165]" office:value-type="float" office:value="91" calcext:value-type="float">
            <text:p>91</text:p>
          </table:table-cell>
          <table:table-cell table:formula="of:=SUM([.F$2:.F164])-[.G164]" office:value-type="float" office:value="2246" calcext:value-type="float">
            <text:p>2246</text:p>
          </table:table-cell>
          <table:table-cell table:formula="of:=SUM([.C158:.C164])" office:value-type="float" office:value="344" calcext:value-type="float">
            <text:p>344</text:p>
          </table:table-cell>
          <table:table-cell table:formula="of:=[$'Table 5 - Testing'.C165]-[$'Table 5 - Testing'.C158]" office:value-type="float" office:value="305" calcext:value-type="float">
            <text:p>305</text:p>
          </table:table-cell>
          <table:table-cell table:formula="of:=[$'Table 5 - Testing'.D165]-[$'Table 5 - Testing'.D158]" office:value-type="float" office:value="27536" calcext:value-type="float">
            <text:p>27536</text:p>
          </table:table-cell>
          <table:table-cell table:formula="of:=TEXT([$'Table 5 - Testing'.A165];&quot;DDD&quot;)" office:value-type="string" office:string-value="Sat" calcext:value-type="string">
            <text:p>Sat</text:p>
          </table:table-cell>
          <table:table-cell table:formula="of:=MOD([.A164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200809" calcext:value-type="float">
            <text:p>20200809</text:p>
          </table:table-cell>
          <table:table-cell office:value-type="float" office:value="26" calcext:value-type="float">
            <text:p>26</text:p>
          </table:table-cell>
          <table:table-cell office:value-type="float" office:value="19067" calcext:value-type="float">
            <text:p>19067</text:p>
          </table:table-cell>
          <table:table-cell office:value-type="float" office:value="2492" calcext:value-type="float">
            <text:p>2492</text:p>
          </table:table-cell>
          <table:table-cell table:formula="of:=[.C165]-[$'Table 5 - Testing'.E166]" office:value-type="float" office:value="-22" calcext:value-type="float">
            <text:p>-22</text:p>
          </table:table-cell>
          <table:table-cell table:formula="of:=[.D165]-[$'Table 5 - Testing'.C166]" office:value-type="float" office:value="69" calcext:value-type="float">
            <text:p>69</text:p>
          </table:table-cell>
          <table:table-cell table:formula="of:=SUM([.F$2:.F165])-[.G165]" office:value-type="float" office:value="2246" calcext:value-type="float">
            <text:p>2246</text:p>
          </table:table-cell>
          <table:table-cell table:formula="of:=SUM([.C159:.C165])" office:value-type="float" office:value="351" calcext:value-type="float">
            <text:p>351</text:p>
          </table:table-cell>
          <table:table-cell table:formula="of:=[$'Table 5 - Testing'.C166]-[$'Table 5 - Testing'.C159]" office:value-type="float" office:value="322" calcext:value-type="float">
            <text:p>322</text:p>
          </table:table-cell>
          <table:table-cell table:formula="of:=[$'Table 5 - Testing'.D166]-[$'Table 5 - Testing'.D159]" office:value-type="float" office:value="28430" calcext:value-type="float">
            <text:p>28430</text:p>
          </table:table-cell>
          <table:table-cell table:formula="of:=TEXT([$'Table 5 - Testing'.A166];&quot;DDD&quot;)" office:value-type="string" office:string-value="Sun" calcext:value-type="string">
            <text:p>Sun</text:p>
          </table:table-cell>
          <table:table-cell table:formula="of:=MOD([.A165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200810" calcext:value-type="float">
            <text:p>20200810</text:p>
          </table:table-cell>
          <table:table-cell office:value-type="float" office:value="59" calcext:value-type="float">
            <text:p>59</text:p>
          </table:table-cell>
          <table:table-cell office:value-type="float" office:value="19126" calcext:value-type="float">
            <text:p>19126</text:p>
          </table:table-cell>
          <table:table-cell office:value-type="float" office:value="2492" calcext:value-type="float">
            <text:p>2492</text:p>
          </table:table-cell>
          <table:table-cell table:formula="of:=[.C166]-[$'Table 5 - Testing'.E167]" office:value-type="float" office:value="30" calcext:value-type="float">
            <text:p>30</text:p>
          </table:table-cell>
          <table:table-cell table:formula="of:=[.D166]-[$'Table 5 - Testing'.C167]" office:value-type="float" office:value="99" calcext:value-type="float">
            <text:p>99</text:p>
          </table:table-cell>
          <table:table-cell table:formula="of:=SUM([.F$2:.F166])-[.G166]" office:value-type="float" office:value="2246" calcext:value-type="float">
            <text:p>2246</text:p>
          </table:table-cell>
          <table:table-cell table:formula="of:=SUM([.C160:.C166])" office:value-type="float" office:value="348" calcext:value-type="float">
            <text:p>348</text:p>
          </table:table-cell>
          <table:table-cell table:formula="of:=[$'Table 5 - Testing'.C167]-[$'Table 5 - Testing'.C160]" office:value-type="float" office:value="333" calcext:value-type="float">
            <text:p>333</text:p>
          </table:table-cell>
          <table:table-cell table:formula="of:=[$'Table 5 - Testing'.D167]-[$'Table 5 - Testing'.D160]" office:value-type="float" office:value="29680" calcext:value-type="float">
            <text:p>29680</text:p>
          </table:table-cell>
          <table:table-cell table:formula="of:=TEXT([$'Table 5 - Testing'.A167];&quot;DDD&quot;)" office:value-type="string" office:string-value="Mon" calcext:value-type="string">
            <text:p>Mon</text:p>
          </table:table-cell>
          <table:table-cell table:formula="of:=MOD([.A166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200811" calcext:value-type="float">
            <text:p>20200811</text:p>
          </table:table-cell>
          <table:table-cell office:value-type="float" office:value="63" calcext:value-type="float">
            <text:p>63</text:p>
          </table:table-cell>
          <table:table-cell office:value-type="float" office:value="19189" calcext:value-type="float">
            <text:p>19189</text:p>
          </table:table-cell>
          <table:table-cell office:value-type="float" office:value="2492" calcext:value-type="float">
            <text:p>2492</text:p>
          </table:table-cell>
          <table:table-cell table:formula="of:=[.C167]-[$'Table 5 - Testing'.E168]" office:value-type="float" office:value="11" calcext:value-type="float">
            <text:p>11</text:p>
          </table:table-cell>
          <table:table-cell table:formula="of:=[.D167]-[$'Table 5 - Testing'.C168]" office:value-type="float" office:value="110" calcext:value-type="float">
            <text:p>110</text:p>
          </table:table-cell>
          <table:table-cell table:formula="of:=SUM([.F$2:.F167])-[.G167]" office:value-type="float" office:value="2246" calcext:value-type="float">
            <text:p>2246</text:p>
          </table:table-cell>
          <table:table-cell table:formula="of:=SUM([.C161:.C167])" office:value-type="float" office:value="353" calcext:value-type="float">
            <text:p>353</text:p>
          </table:table-cell>
          <table:table-cell table:formula="of:=[$'Table 5 - Testing'.C168]-[$'Table 5 - Testing'.C161]" office:value-type="float" office:value="362" calcext:value-type="float">
            <text:p>362</text:p>
          </table:table-cell>
          <table:table-cell table:formula="of:=[$'Table 5 - Testing'.D168]-[$'Table 5 - Testing'.D161]" office:value-type="float" office:value="31477" calcext:value-type="float">
            <text:p>31477</text:p>
          </table:table-cell>
          <table:table-cell table:formula="of:=TEXT([$'Table 5 - Testing'.A168];&quot;DDD&quot;)" office:value-type="string" office:string-value="Tue" calcext:value-type="string">
            <text:p>Tue</text:p>
          </table:table-cell>
          <table:table-cell table:formula="of:=MOD([.A167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200812" calcext:value-type="float">
            <text:p>20200812</text:p>
          </table:table-cell>
          <table:table-cell office:value-type="float" office:value="49" calcext:value-type="float">
            <text:p>49</text:p>
          </table:table-cell>
          <table:table-cell office:value-type="float" office:value="19238" calcext:value-type="float">
            <text:p>19238</text:p>
          </table:table-cell>
          <table:table-cell office:value-type="float" office:value="2492" calcext:value-type="float">
            <text:p>2492</text:p>
          </table:table-cell>
          <table:table-cell table:formula="of:=[.C168]-[$'Table 5 - Testing'.E169]" office:value-type="float" office:value="2" calcext:value-type="float">
            <text:p>2</text:p>
          </table:table-cell>
          <table:table-cell table:formula="of:=[.D168]-[$'Table 5 - Testing'.C169]" office:value-type="float" office:value="112" calcext:value-type="float">
            <text:p>112</text:p>
          </table:table-cell>
          <table:table-cell table:formula="of:=SUM([.F$2:.F168])-[.G168]" office:value-type="float" office:value="2246" calcext:value-type="float">
            <text:p>2246</text:p>
          </table:table-cell>
          <table:table-cell table:formula="of:=SUM([.C162:.C168])" office:value-type="float" office:value="335" calcext:value-type="float">
            <text:p>335</text:p>
          </table:table-cell>
          <table:table-cell table:formula="of:=[$'Table 5 - Testing'.C169]-[$'Table 5 - Testing'.C162]" office:value-type="float" office:value="345" calcext:value-type="float">
            <text:p>345</text:p>
          </table:table-cell>
          <table:table-cell table:formula="of:=[$'Table 5 - Testing'.D169]-[$'Table 5 - Testing'.D162]" office:value-type="float" office:value="31375" calcext:value-type="float">
            <text:p>31375</text:p>
          </table:table-cell>
          <table:table-cell table:formula="of:=TEXT([$'Table 5 - Testing'.A169];&quot;DDD&quot;)" office:value-type="string" office:string-value="Wed" calcext:value-type="string">
            <text:p>Wed</text:p>
          </table:table-cell>
          <table:table-cell table:formula="of:=MOD([.A168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200813" calcext:value-type="float">
            <text:p>20200813</text:p>
          </table:table-cell>
          <table:table-cell office:value-type="float" office:value="59" calcext:value-type="float">
            <text:p>59</text:p>
          </table:table-cell>
          <table:table-cell office:value-type="float" office:value="19297" calcext:value-type="float">
            <text:p>19297</text:p>
          </table:table-cell>
          <table:table-cell office:value-type="float" office:value="2492" calcext:value-type="float">
            <text:p>2492</text:p>
          </table:table-cell>
          <table:table-cell table:formula="of:=[.C169]-[$'Table 5 - Testing'.E170]" office:value-type="float" office:value="12" calcext:value-type="float">
            <text:p>12</text:p>
          </table:table-cell>
          <table:table-cell table:formula="of:=[.D169]-[$'Table 5 - Testing'.C170]" office:value-type="float" office:value="124" calcext:value-type="float">
            <text:p>124</text:p>
          </table:table-cell>
          <table:table-cell table:formula="of:=SUM([.F$2:.F169])-[.G169]" office:value-type="float" office:value="2246" calcext:value-type="float">
            <text:p>2246</text:p>
          </table:table-cell>
          <table:table-cell table:formula="of:=SUM([.C163:.C169])" office:value-type="float" office:value="329" calcext:value-type="float">
            <text:p>329</text:p>
          </table:table-cell>
          <table:table-cell table:formula="of:=[$'Table 5 - Testing'.C170]-[$'Table 5 - Testing'.C163]" office:value-type="float" office:value="326" calcext:value-type="float">
            <text:p>326</text:p>
          </table:table-cell>
          <table:table-cell table:formula="of:=[$'Table 5 - Testing'.D170]-[$'Table 5 - Testing'.D163]" office:value-type="float" office:value="30232" calcext:value-type="float">
            <text:p>30232</text:p>
          </table:table-cell>
          <table:table-cell table:formula="of:=TEXT([$'Table 5 - Testing'.A170];&quot;DDD&quot;)" office:value-type="string" office:string-value="Thu" calcext:value-type="string">
            <text:p>Thu</text:p>
          </table:table-cell>
          <table:table-cell table:formula="of:=MOD([.A169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200814" calcext:value-type="float">
            <text:p>20200814</text:p>
          </table:table-cell>
          <table:table-cell office:value-type="float" office:value="50" calcext:value-type="float">
            <text:p>50</text:p>
          </table:table-cell>
          <table:table-cell office:value-type="float" office:value="19347" calcext:value-type="float">
            <text:p>19347</text:p>
          </table:table-cell>
          <table:table-cell office:value-type="float" office:value="2492" calcext:value-type="float">
            <text:p>2492</text:p>
          </table:table-cell>
          <table:table-cell table:formula="of:=[.C170]-[$'Table 5 - Testing'.E171]" office:value-type="float" office:value="-15" calcext:value-type="float">
            <text:p>-15</text:p>
          </table:table-cell>
          <table:table-cell table:formula="of:=[.D170]-[$'Table 5 - Testing'.C171]" office:value-type="float" office:value="109" calcext:value-type="float">
            <text:p>109</text:p>
          </table:table-cell>
          <table:table-cell table:formula="of:=SUM([.F$2:.F170])-[.G170]" office:value-type="float" office:value="2246" calcext:value-type="float">
            <text:p>2246</text:p>
          </table:table-cell>
          <table:table-cell table:formula="of:=SUM([.C164:.C170])" office:value-type="float" office:value="333" calcext:value-type="float">
            <text:p>333</text:p>
          </table:table-cell>
          <table:table-cell table:formula="of:=[$'Table 5 - Testing'.C171]-[$'Table 5 - Testing'.C164]" office:value-type="float" office:value="348" calcext:value-type="float">
            <text:p>348</text:p>
          </table:table-cell>
          <table:table-cell table:formula="of:=[$'Table 5 - Testing'.D171]-[$'Table 5 - Testing'.D164]" office:value-type="float" office:value="29655" calcext:value-type="float">
            <text:p>29655</text:p>
          </table:table-cell>
          <table:table-cell table:formula="of:=TEXT([$'Table 5 - Testing'.A171];&quot;DDD&quot;)" office:value-type="string" office:string-value="Fri" calcext:value-type="string">
            <text:p>Fri</text:p>
          </table:table-cell>
          <table:table-cell table:formula="of:=MOD([.A170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200815" calcext:value-type="float">
            <text:p>20200815</text:p>
          </table:table-cell>
          <table:table-cell office:value-type="float" office:value="20" calcext:value-type="float">
            <text:p>20</text:p>
          </table:table-cell>
          <table:table-cell office:value-type="float" office:value="19367" calcext:value-type="float">
            <text:p>19367</text:p>
          </table:table-cell>
          <table:table-cell office:value-type="float" office:value="2492" calcext:value-type="float">
            <text:p>2492</text:p>
          </table:table-cell>
          <table:table-cell table:formula="of:=[.C171]-[$'Table 5 - Testing'.E172]" office:value-type="float" office:value="-31" calcext:value-type="float">
            <text:p>-31</text:p>
          </table:table-cell>
          <table:table-cell table:formula="of:=[.D171]-[$'Table 5 - Testing'.C172]" office:value-type="float" office:value="78" calcext:value-type="float">
            <text:p>78</text:p>
          </table:table-cell>
          <table:table-cell table:formula="of:=SUM([.F$2:.F171])-[.G171]" office:value-type="float" office:value="2246" calcext:value-type="float">
            <text:p>2246</text:p>
          </table:table-cell>
          <table:table-cell table:formula="of:=SUM([.C165:.C171])" office:value-type="float" office:value="326" calcext:value-type="float">
            <text:p>326</text:p>
          </table:table-cell>
          <table:table-cell table:formula="of:=[$'Table 5 - Testing'.C172]-[$'Table 5 - Testing'.C165]" office:value-type="float" office:value="339" calcext:value-type="float">
            <text:p>339</text:p>
          </table:table-cell>
          <table:table-cell table:formula="of:=[$'Table 5 - Testing'.D172]-[$'Table 5 - Testing'.D165]" office:value-type="float" office:value="29547" calcext:value-type="float">
            <text:p>29547</text:p>
          </table:table-cell>
          <table:table-cell table:formula="of:=TEXT([$'Table 5 - Testing'.A172];&quot;DDD&quot;)" office:value-type="string" office:string-value="Sat" calcext:value-type="string">
            <text:p>Sat</text:p>
          </table:table-cell>
          <table:table-cell table:formula="of:=MOD([.A171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200816" calcext:value-type="float">
            <text:p>20200816</text:p>
          </table:table-cell>
          <table:table-cell office:value-type="float" office:value="33" calcext:value-type="float">
            <text:p>33</text:p>
          </table:table-cell>
          <table:table-cell office:value-type="float" office:value="19400" calcext:value-type="float">
            <text:p>19400</text:p>
          </table:table-cell>
          <table:table-cell office:value-type="float" office:value="2492" calcext:value-type="float">
            <text:p>2492</text:p>
          </table:table-cell>
          <table:table-cell table:formula="of:=[.C172]-[$'Table 5 - Testing'.E173]" office:value-type="float" office:value="-10" calcext:value-type="float">
            <text:p>-10</text:p>
          </table:table-cell>
          <table:table-cell table:formula="of:=[.D172]-[$'Table 5 - Testing'.C173]" office:value-type="float" office:value="68" calcext:value-type="float">
            <text:p>68</text:p>
          </table:table-cell>
          <table:table-cell table:formula="of:=SUM([.F$2:.F172])-[.G172]" office:value-type="float" office:value="2246" calcext:value-type="float">
            <text:p>2246</text:p>
          </table:table-cell>
          <table:table-cell table:formula="of:=SUM([.C166:.C172])" office:value-type="float" office:value="333" calcext:value-type="float">
            <text:p>333</text:p>
          </table:table-cell>
          <table:table-cell table:formula="of:=[$'Table 5 - Testing'.C173]-[$'Table 5 - Testing'.C166]" office:value-type="float" office:value="334" calcext:value-type="float">
            <text:p>334</text:p>
          </table:table-cell>
          <table:table-cell table:formula="of:=[$'Table 5 - Testing'.D173]-[$'Table 5 - Testing'.D166]" office:value-type="float" office:value="29956" calcext:value-type="float">
            <text:p>29956</text:p>
          </table:table-cell>
          <table:table-cell table:formula="of:=TEXT([$'Table 5 - Testing'.A173];&quot;DDD&quot;)" office:value-type="string" office:string-value="Sun" calcext:value-type="string">
            <text:p>Sun</text:p>
          </table:table-cell>
          <table:table-cell table:formula="of:=MOD([.A172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200817" calcext:value-type="float">
            <text:p>20200817</text:p>
          </table:table-cell>
          <table:table-cell office:value-type="float" office:value="75" calcext:value-type="float">
            <text:p>75</text:p>
          </table:table-cell>
          <table:table-cell office:value-type="float" office:value="19475" calcext:value-type="float">
            <text:p>19475</text:p>
          </table:table-cell>
          <table:table-cell office:value-type="float" office:value="2492" calcext:value-type="float">
            <text:p>2492</text:p>
          </table:table-cell>
          <table:table-cell table:formula="of:=[.C173]-[$'Table 5 - Testing'.E174]" office:value-type="float" office:value="49" calcext:value-type="float">
            <text:p>49</text:p>
          </table:table-cell>
          <table:table-cell table:formula="of:=[.D173]-[$'Table 5 - Testing'.C174]" office:value-type="float" office:value="117" calcext:value-type="float">
            <text:p>117</text:p>
          </table:table-cell>
          <table:table-cell table:formula="of:=SUM([.F$2:.F173])-[.G173]" office:value-type="float" office:value="2246" calcext:value-type="float">
            <text:p>2246</text:p>
          </table:table-cell>
          <table:table-cell table:formula="of:=SUM([.C167:.C173])" office:value-type="float" office:value="349" calcext:value-type="float">
            <text:p>349</text:p>
          </table:table-cell>
          <table:table-cell table:formula="of:=[$'Table 5 - Testing'.C174]-[$'Table 5 - Testing'.C167]" office:value-type="float" office:value="331" calcext:value-type="float">
            <text:p>331</text:p>
          </table:table-cell>
          <table:table-cell table:formula="of:=[$'Table 5 - Testing'.D174]-[$'Table 5 - Testing'.D167]" office:value-type="float" office:value="29968" calcext:value-type="float">
            <text:p>29968</text:p>
          </table:table-cell>
          <table:table-cell table:formula="of:=TEXT([$'Table 5 - Testing'.A174];&quot;DDD&quot;)" office:value-type="string" office:string-value="Mon" calcext:value-type="string">
            <text:p>Mon</text:p>
          </table:table-cell>
          <table:table-cell table:formula="of:=MOD([.A173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200818" calcext:value-type="float">
            <text:p>20200818</text:p>
          </table:table-cell>
          <table:table-cell office:value-type="float" office:value="78" calcext:value-type="float">
            <text:p>78</text:p>
          </table:table-cell>
          <table:table-cell office:value-type="float" office:value="19553" calcext:value-type="float">
            <text:p>19553</text:p>
          </table:table-cell>
          <table:table-cell office:value-type="float" office:value="2492" calcext:value-type="float">
            <text:p>2492</text:p>
          </table:table-cell>
          <table:table-cell table:formula="of:=[.C174]-[$'Table 5 - Testing'.E175]" office:value-type="float" office:value="29" calcext:value-type="float">
            <text:p>29</text:p>
          </table:table-cell>
          <table:table-cell table:formula="of:=[.D174]-[$'Table 5 - Testing'.C175]" office:value-type="float" office:value="146" calcext:value-type="float">
            <text:p>146</text:p>
          </table:table-cell>
          <table:table-cell table:formula="of:=SUM([.F$2:.F174])-[.G174]" office:value-type="float" office:value="2246" calcext:value-type="float">
            <text:p>2246</text:p>
          </table:table-cell>
          <table:table-cell table:formula="of:=SUM([.C168:.C174])" office:value-type="float" office:value="364" calcext:value-type="float">
            <text:p>364</text:p>
          </table:table-cell>
          <table:table-cell table:formula="of:=[$'Table 5 - Testing'.C175]-[$'Table 5 - Testing'.C168]" office:value-type="float" office:value="328" calcext:value-type="float">
            <text:p>328</text:p>
          </table:table-cell>
          <table:table-cell table:formula="of:=[$'Table 5 - Testing'.D175]-[$'Table 5 - Testing'.D168]" office:value-type="float" office:value="30307" calcext:value-type="float">
            <text:p>30307</text:p>
          </table:table-cell>
          <table:table-cell table:formula="of:=TEXT([$'Table 5 - Testing'.A175];&quot;DDD&quot;)" office:value-type="string" office:string-value="Tue" calcext:value-type="string">
            <text:p>Tue</text:p>
          </table:table-cell>
          <table:table-cell table:formula="of:=MOD([.A174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200819" calcext:value-type="float">
            <text:p>20200819</text:p>
          </table:table-cell>
          <table:table-cell office:value-type="float" office:value="93" calcext:value-type="float">
            <text:p>93</text:p>
          </table:table-cell>
          <table:table-cell office:value-type="float" office:value="19646" calcext:value-type="float">
            <text:p>19646</text:p>
          </table:table-cell>
          <table:table-cell office:value-type="float" office:value="2493" calcext:value-type="float">
            <text:p>2493</text:p>
          </table:table-cell>
          <table:table-cell table:formula="of:=[.C175]-[$'Table 5 - Testing'.E176]" office:value-type="float" office:value="43" calcext:value-type="float">
            <text:p>43</text:p>
          </table:table-cell>
          <table:table-cell table:formula="of:=[.D175]-[$'Table 5 - Testing'.C176]" office:value-type="float" office:value="189" calcext:value-type="float">
            <text:p>189</text:p>
          </table:table-cell>
          <table:table-cell table:formula="of:=SUM([.F$2:.F175])-[.G175]" office:value-type="float" office:value="2246" calcext:value-type="float">
            <text:p>2246</text:p>
          </table:table-cell>
          <table:table-cell table:formula="of:=SUM([.C169:.C175])" office:value-type="float" office:value="408" calcext:value-type="float">
            <text:p>408</text:p>
          </table:table-cell>
          <table:table-cell table:formula="of:=[$'Table 5 - Testing'.C176]-[$'Table 5 - Testing'.C169]" office:value-type="float" office:value="331" calcext:value-type="float">
            <text:p>331</text:p>
          </table:table-cell>
          <table:table-cell table:formula="of:=[$'Table 5 - Testing'.D176]-[$'Table 5 - Testing'.D169]" office:value-type="float" office:value="31034" calcext:value-type="float">
            <text:p>31034</text:p>
          </table:table-cell>
          <table:table-cell table:formula="of:=TEXT([$'Table 5 - Testing'.A176];&quot;DDD&quot;)" office:value-type="string" office:string-value="Wed" calcext:value-type="string">
            <text:p>Wed</text:p>
          </table:table-cell>
          <table:table-cell table:formula="of:=MOD([.A175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200820" calcext:value-type="float">
            <text:p>20200820</text:p>
          </table:table-cell>
          <table:table-cell office:value-type="float" office:value="141" calcext:value-type="float">
            <text:p>141</text:p>
          </table:table-cell>
          <table:table-cell office:value-type="float" office:value="19787" calcext:value-type="float">
            <text:p>19787</text:p>
          </table:table-cell>
          <table:table-cell office:value-type="float" office:value="2493" calcext:value-type="float">
            <text:p>2493</text:p>
          </table:table-cell>
          <table:table-cell table:formula="of:=[.C176]-[$'Table 5 - Testing'.E177]" office:value-type="float" office:value="64" calcext:value-type="float">
            <text:p>64</text:p>
          </table:table-cell>
          <table:table-cell table:formula="of:=[.D176]-[$'Table 5 - Testing'.C177]" office:value-type="float" office:value="253" calcext:value-type="float">
            <text:p>253</text:p>
          </table:table-cell>
          <table:table-cell table:formula="of:=SUM([.F$2:.F176])-[.G176]" office:value-type="float" office:value="2246" calcext:value-type="float">
            <text:p>2246</text:p>
          </table:table-cell>
          <table:table-cell table:formula="of:=SUM([.C170:.C176])" office:value-type="float" office:value="490" calcext:value-type="float">
            <text:p>490</text:p>
          </table:table-cell>
          <table:table-cell table:formula="of:=[$'Table 5 - Testing'.C177]-[$'Table 5 - Testing'.C170]" office:value-type="float" office:value="361" calcext:value-type="float">
            <text:p>361</text:p>
          </table:table-cell>
          <table:table-cell table:formula="of:=[$'Table 5 - Testing'.D177]-[$'Table 5 - Testing'.D170]" office:value-type="float" office:value="34575" calcext:value-type="float">
            <text:p>34575</text:p>
          </table:table-cell>
          <table:table-cell table:formula="of:=TEXT([$'Table 5 - Testing'.A177];&quot;DDD&quot;)" office:value-type="string" office:string-value="Thu" calcext:value-type="string">
            <text:p>Thu</text:p>
          </table:table-cell>
          <table:table-cell table:formula="of:=MOD([.A176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200821" calcext:value-type="float">
            <text:p>20200821</text:p>
          </table:table-cell>
          <table:table-cell office:value-type="float" office:value="91" calcext:value-type="float">
            <text:p>91</text:p>
          </table:table-cell>
          <table:table-cell office:value-type="float" office:value="19878" calcext:value-type="float">
            <text:p>19878</text:p>
          </table:table-cell>
          <table:table-cell office:value-type="float" office:value="2493" calcext:value-type="float">
            <text:p>2493</text:p>
          </table:table-cell>
          <table:table-cell table:formula="of:=[.C177]-[$'Table 5 - Testing'.E178]" office:value-type="float" office:value="20" calcext:value-type="float">
            <text:p>20</text:p>
          </table:table-cell>
          <table:table-cell table:formula="of:=[.D177]-[$'Table 5 - Testing'.C178]" office:value-type="float" office:value="273" calcext:value-type="float">
            <text:p>273</text:p>
          </table:table-cell>
          <table:table-cell table:formula="of:=SUM([.F$2:.F177])-[.G177]" office:value-type="float" office:value="2246" calcext:value-type="float">
            <text:p>2246</text:p>
          </table:table-cell>
          <table:table-cell table:formula="of:=SUM([.C171:.C177])" office:value-type="float" office:value="531" calcext:value-type="float">
            <text:p>531</text:p>
          </table:table-cell>
          <table:table-cell table:formula="of:=[$'Table 5 - Testing'.C178]-[$'Table 5 - Testing'.C171]" office:value-type="float" office:value="367" calcext:value-type="float">
            <text:p>367</text:p>
          </table:table-cell>
          <table:table-cell table:formula="of:=[$'Table 5 - Testing'.D178]-[$'Table 5 - Testing'.D171]" office:value-type="float" office:value="37209" calcext:value-type="float">
            <text:p>37209</text:p>
          </table:table-cell>
          <table:table-cell table:formula="of:=TEXT([$'Table 5 - Testing'.A178];&quot;DDD&quot;)" office:value-type="string" office:string-value="Fri" calcext:value-type="string">
            <text:p>Fri</text:p>
          </table:table-cell>
          <table:table-cell table:formula="of:=MOD([.A177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200822" calcext:value-type="float">
            <text:p>20200822</text:p>
          </table:table-cell>
          <table:table-cell office:value-type="float" office:value="51" calcext:value-type="float">
            <text:p>51</text:p>
          </table:table-cell>
          <table:table-cell office:value-type="float" office:value="19929" calcext:value-type="float">
            <text:p>19929</text:p>
          </table:table-cell>
          <table:table-cell office:value-type="float" office:value="2494" calcext:value-type="float">
            <text:p>2494</text:p>
          </table:table-cell>
          <table:table-cell table:formula="of:=[.C178]-[$'Table 5 - Testing'.E179]" office:value-type="float" office:value="-72" calcext:value-type="float">
            <text:p>-72</text:p>
          </table:table-cell>
          <table:table-cell table:formula="of:=[.D178]-[$'Table 5 - Testing'.C179]" office:value-type="float" office:value="201" calcext:value-type="float">
            <text:p>201</text:p>
          </table:table-cell>
          <table:table-cell table:formula="of:=SUM([.F$2:.F178])-[.G178]" office:value-type="float" office:value="2246" calcext:value-type="float">
            <text:p>2246</text:p>
          </table:table-cell>
          <table:table-cell table:formula="of:=SUM([.C172:.C178])" office:value-type="float" office:value="562" calcext:value-type="float">
            <text:p>562</text:p>
          </table:table-cell>
          <table:table-cell table:formula="of:=[$'Table 5 - Testing'.C179]-[$'Table 5 - Testing'.C172]" office:value-type="float" office:value="439" calcext:value-type="float">
            <text:p>439</text:p>
          </table:table-cell>
          <table:table-cell table:formula="of:=[$'Table 5 - Testing'.D179]-[$'Table 5 - Testing'.D172]" office:value-type="float" office:value="40845" calcext:value-type="float">
            <text:p>40845</text:p>
          </table:table-cell>
          <table:table-cell table:formula="of:=TEXT([$'Table 5 - Testing'.A179];&quot;DDD&quot;)" office:value-type="string" office:string-value="Sat" calcext:value-type="string">
            <text:p>Sat</text:p>
          </table:table-cell>
          <table:table-cell table:formula="of:=MOD([.A178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200823" calcext:value-type="float">
            <text:p>20200823</text:p>
          </table:table-cell>
          <table:table-cell office:value-type="float" office:value="67" calcext:value-type="float">
            <text:p>67</text:p>
          </table:table-cell>
          <table:table-cell office:value-type="float" office:value="19996" calcext:value-type="float">
            <text:p>19996</text:p>
          </table:table-cell>
          <table:table-cell office:value-type="float" office:value="2495" calcext:value-type="float">
            <text:p>2495</text:p>
          </table:table-cell>
          <table:table-cell table:formula="of:=[.C179]-[$'Table 5 - Testing'.E180]" office:value-type="float" office:value="-16" calcext:value-type="float">
            <text:p>-16</text:p>
          </table:table-cell>
          <table:table-cell table:formula="of:=[.D179]-[$'Table 5 - Testing'.C180]" office:value-type="float" office:value="185" calcext:value-type="float">
            <text:p>185</text:p>
          </table:table-cell>
          <table:table-cell table:formula="of:=SUM([.F$2:.F179])-[.G179]" office:value-type="float" office:value="2246" calcext:value-type="float">
            <text:p>2246</text:p>
          </table:table-cell>
          <table:table-cell table:formula="of:=SUM([.C173:.C179])" office:value-type="float" office:value="596" calcext:value-type="float">
            <text:p>596</text:p>
          </table:table-cell>
          <table:table-cell table:formula="of:=[$'Table 5 - Testing'.C180]-[$'Table 5 - Testing'.C173]" office:value-type="float" office:value="479" calcext:value-type="float">
            <text:p>479</text:p>
          </table:table-cell>
          <table:table-cell table:formula="of:=[$'Table 5 - Testing'.D180]-[$'Table 5 - Testing'.D173]" office:value-type="float" office:value="46091" calcext:value-type="float">
            <text:p>46091</text:p>
          </table:table-cell>
          <table:table-cell table:formula="of:=TEXT([$'Table 5 - Testing'.A180];&quot;DDD&quot;)" office:value-type="string" office:string-value="Sun" calcext:value-type="string">
            <text:p>Sun</text:p>
          </table:table-cell>
          <table:table-cell table:formula="of:=MOD([.A179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200824" calcext:value-type="float">
            <text:p>20200824</text:p>
          </table:table-cell>
          <table:table-cell office:value-type="float" office:value="59" calcext:value-type="float">
            <text:p>59</text:p>
          </table:table-cell>
          <table:table-cell office:value-type="float" office:value="20055" calcext:value-type="float">
            <text:p>20055</text:p>
          </table:table-cell>
          <table:table-cell office:value-type="float" office:value="2495" calcext:value-type="float">
            <text:p>2495</text:p>
          </table:table-cell>
          <table:table-cell table:formula="of:=[.C180]-[$'Table 5 - Testing'.E181]" office:value-type="float" office:value="-7" calcext:value-type="float">
            <text:p>-7</text:p>
          </table:table-cell>
          <table:table-cell table:formula="of:=[.D180]-[$'Table 5 - Testing'.C181]" office:value-type="float" office:value="178" calcext:value-type="float">
            <text:p>178</text:p>
          </table:table-cell>
          <table:table-cell table:formula="of:=SUM([.F$2:.F180])-[.G180]" office:value-type="float" office:value="2246" calcext:value-type="float">
            <text:p>2246</text:p>
          </table:table-cell>
          <table:table-cell table:formula="of:=SUM([.C174:.C180])" office:value-type="float" office:value="580" calcext:value-type="float">
            <text:p>580</text:p>
          </table:table-cell>
          <table:table-cell table:formula="of:=[$'Table 5 - Testing'.C181]-[$'Table 5 - Testing'.C174]" office:value-type="float" office:value="519" calcext:value-type="float">
            <text:p>519</text:p>
          </table:table-cell>
          <table:table-cell table:formula="of:=[$'Table 5 - Testing'.D181]-[$'Table 5 - Testing'.D174]" office:value-type="float" office:value="48666" calcext:value-type="float">
            <text:p>48666</text:p>
          </table:table-cell>
          <table:table-cell table:formula="of:=TEXT([$'Table 5 - Testing'.A181];&quot;DDD&quot;)" office:value-type="string" office:string-value="Mon" calcext:value-type="string">
            <text:p>Mon</text:p>
          </table:table-cell>
          <table:table-cell table:formula="of:=MOD([.A180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200825" calcext:value-type="float">
            <text:p>20200825</text:p>
          </table:table-cell>
          <table:table-cell office:value-type="float" office:value="72" calcext:value-type="float">
            <text:p>72</text:p>
          </table:table-cell>
          <table:table-cell office:value-type="float" office:value="20127" calcext:value-type="float">
            <text:p>20127</text:p>
          </table:table-cell>
          <table:table-cell office:value-type="float" office:value="2495" calcext:value-type="float">
            <text:p>2495</text:p>
          </table:table-cell>
          <table:table-cell table:formula="of:=[.C181]-[$'Table 5 - Testing'.E182]" office:value-type="float" office:value="28" calcext:value-type="float">
            <text:p>28</text:p>
          </table:table-cell>
          <table:table-cell table:formula="of:=[.D181]-[$'Table 5 - Testing'.C182]" office:value-type="float" office:value="206" calcext:value-type="float">
            <text:p>206</text:p>
          </table:table-cell>
          <table:table-cell table:formula="of:=SUM([.F$2:.F181])-[.G181]" office:value-type="float" office:value="2246" calcext:value-type="float">
            <text:p>2246</text:p>
          </table:table-cell>
          <table:table-cell table:formula="of:=SUM([.C175:.C181])" office:value-type="float" office:value="574" calcext:value-type="float">
            <text:p>574</text:p>
          </table:table-cell>
          <table:table-cell table:formula="of:=[$'Table 5 - Testing'.C182]-[$'Table 5 - Testing'.C175]" office:value-type="float" office:value="514" calcext:value-type="float">
            <text:p>514</text:p>
          </table:table-cell>
          <table:table-cell table:formula="of:=[$'Table 5 - Testing'.D182]-[$'Table 5 - Testing'.D175]" office:value-type="float" office:value="49345" calcext:value-type="float">
            <text:p>49345</text:p>
          </table:table-cell>
          <table:table-cell table:formula="of:=TEXT([$'Table 5 - Testing'.A182];&quot;DDD&quot;)" office:value-type="string" office:string-value="Tue" calcext:value-type="string">
            <text:p>Tue</text:p>
          </table:table-cell>
          <table:table-cell table:formula="of:=MOD([.A181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200826" calcext:value-type="float">
            <text:p>20200826</text:p>
          </table:table-cell>
          <table:table-cell office:value-type="float" office:value="98" calcext:value-type="float">
            <text:p>98</text:p>
          </table:table-cell>
          <table:table-cell office:value-type="float" office:value="20225" calcext:value-type="float">
            <text:p>20225</text:p>
          </table:table-cell>
          <table:table-cell office:value-type="float" office:value="2495" calcext:value-type="float">
            <text:p>2495</text:p>
          </table:table-cell>
          <table:table-cell table:formula="of:=[.C182]-[$'Table 5 - Testing'.E183]" office:value-type="float" office:value="31" calcext:value-type="float">
            <text:p>31</text:p>
          </table:table-cell>
          <table:table-cell table:formula="of:=[.D182]-[$'Table 5 - Testing'.C183]" office:value-type="float" office:value="237" calcext:value-type="float">
            <text:p>237</text:p>
          </table:table-cell>
          <table:table-cell table:formula="of:=SUM([.F$2:.F182])-[.G182]" office:value-type="float" office:value="2246" calcext:value-type="float">
            <text:p>2246</text:p>
          </table:table-cell>
          <table:table-cell table:formula="of:=SUM([.C176:.C182])" office:value-type="float" office:value="579" calcext:value-type="float">
            <text:p>579</text:p>
          </table:table-cell>
          <table:table-cell table:formula="of:=[$'Table 5 - Testing'.C183]-[$'Table 5 - Testing'.C176]" office:value-type="float" office:value="531" calcext:value-type="float">
            <text:p>531</text:p>
          </table:table-cell>
          <table:table-cell table:formula="of:=[$'Table 5 - Testing'.D183]-[$'Table 5 - Testing'.D176]" office:value-type="float" office:value="56427" calcext:value-type="float">
            <text:p>56427</text:p>
          </table:table-cell>
          <table:table-cell table:formula="of:=TEXT([$'Table 5 - Testing'.A183];&quot;DDD&quot;)" office:value-type="string" office:string-value="Wed" calcext:value-type="string">
            <text:p>Wed</text:p>
          </table:table-cell>
          <table:table-cell table:formula="of:=MOD([.A182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00827" calcext:value-type="float">
            <text:p>20200827</text:p>
          </table:table-cell>
          <table:table-cell office:value-type="float" office:value="97" calcext:value-type="float">
            <text:p>97</text:p>
          </table:table-cell>
          <table:table-cell office:value-type="float" office:value="20322" calcext:value-type="float">
            <text:p>20322</text:p>
          </table:table-cell>
          <table:table-cell office:value-type="float" office:value="2495" calcext:value-type="float">
            <text:p>2495</text:p>
          </table:table-cell>
          <table:table-cell table:formula="of:=[.C183]-[$'Table 5 - Testing'.E184]" office:value-type="float" office:value="29" calcext:value-type="float">
            <text:p>29</text:p>
          </table:table-cell>
          <table:table-cell table:formula="of:=[.D183]-[$'Table 5 - Testing'.C184]" office:value-type="float" office:value="266" calcext:value-type="float">
            <text:p>266</text:p>
          </table:table-cell>
          <table:table-cell table:formula="of:=SUM([.F$2:.F183])-[.G183]" office:value-type="float" office:value="2246" calcext:value-type="float">
            <text:p>2246</text:p>
          </table:table-cell>
          <table:table-cell table:formula="of:=SUM([.C177:.C183])" office:value-type="float" office:value="535" calcext:value-type="float">
            <text:p>535</text:p>
          </table:table-cell>
          <table:table-cell table:formula="of:=[$'Table 5 - Testing'.C184]-[$'Table 5 - Testing'.C177]" office:value-type="float" office:value="522" calcext:value-type="float">
            <text:p>522</text:p>
          </table:table-cell>
          <table:table-cell table:formula="of:=[$'Table 5 - Testing'.D184]-[$'Table 5 - Testing'.D177]" office:value-type="float" office:value="64534" calcext:value-type="float">
            <text:p>64534</text:p>
          </table:table-cell>
          <table:table-cell table:formula="of:=TEXT([$'Table 5 - Testing'.A184];&quot;DDD&quot;)" office:value-type="string" office:string-value="Thu" calcext:value-type="string">
            <text:p>Thu</text:p>
          </table:table-cell>
          <table:table-cell table:formula="of:=MOD([.A183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200828" calcext:value-type="float">
            <text:p>20200828</text:p>
          </table:table-cell>
          <table:table-cell office:value-type="float" office:value="105" calcext:value-type="float">
            <text:p>105</text:p>
          </table:table-cell>
          <table:table-cell office:value-type="float" office:value="20427" calcext:value-type="float">
            <text:p>20427</text:p>
          </table:table-cell>
          <table:table-cell office:value-type="float" office:value="2496" calcext:value-type="float">
            <text:p>2496</text:p>
          </table:table-cell>
          <table:table-cell table:formula="of:=[.C184]-[$'Table 5 - Testing'.E185]" office:value-type="float" office:value="54" calcext:value-type="float">
            <text:p>54</text:p>
          </table:table-cell>
          <table:table-cell table:formula="of:=[.D184]-[$'Table 5 - Testing'.C185]" office:value-type="float" office:value="320" calcext:value-type="float">
            <text:p>320</text:p>
          </table:table-cell>
          <table:table-cell table:formula="of:=SUM([.F$2:.F184])-[.G184]" office:value-type="float" office:value="2246" calcext:value-type="float">
            <text:p>2246</text:p>
          </table:table-cell>
          <table:table-cell table:formula="of:=SUM([.C178:.C184])" office:value-type="float" office:value="549" calcext:value-type="float">
            <text:p>549</text:p>
          </table:table-cell>
          <table:table-cell table:formula="of:=[$'Table 5 - Testing'.C185]-[$'Table 5 - Testing'.C178]" office:value-type="float" office:value="502" calcext:value-type="float">
            <text:p>502</text:p>
          </table:table-cell>
          <table:table-cell table:formula="of:=[$'Table 5 - Testing'.D185]-[$'Table 5 - Testing'.D178]" office:value-type="float" office:value="66685" calcext:value-type="float">
            <text:p>66685</text:p>
          </table:table-cell>
          <table:table-cell table:formula="of:=TEXT([$'Table 5 - Testing'.A185];&quot;DDD&quot;)" office:value-type="string" office:string-value="Fri" calcext:value-type="string">
            <text:p>Fri</text:p>
          </table:table-cell>
          <table:table-cell table:formula="of:=MOD([.A184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200829" calcext:value-type="float">
            <text:p>20200829</text:p>
          </table:table-cell>
          <table:table-cell office:value-type="float" office:value="94" calcext:value-type="float">
            <text:p>94</text:p>
          </table:table-cell>
          <table:table-cell office:value-type="float" office:value="20521" calcext:value-type="float">
            <text:p>20521</text:p>
          </table:table-cell>
          <table:table-cell office:value-type="float" office:value="2496" calcext:value-type="float">
            <text:p>2496</text:p>
          </table:table-cell>
          <table:table-cell table:formula="of:=[.C185]-[$'Table 5 - Testing'.E186]" office:value-type="float" office:value="6" calcext:value-type="float">
            <text:p>6</text:p>
          </table:table-cell>
          <table:table-cell table:formula="of:=[.D185]-[$'Table 5 - Testing'.C186]" office:value-type="float" office:value="326" calcext:value-type="float">
            <text:p>326</text:p>
          </table:table-cell>
          <table:table-cell table:formula="of:=SUM([.F$2:.F185])-[.G185]" office:value-type="float" office:value="2246" calcext:value-type="float">
            <text:p>2246</text:p>
          </table:table-cell>
          <table:table-cell table:formula="of:=SUM([.C179:.C185])" office:value-type="float" office:value="592" calcext:value-type="float">
            <text:p>592</text:p>
          </table:table-cell>
          <table:table-cell table:formula="of:=[$'Table 5 - Testing'.C186]-[$'Table 5 - Testing'.C179]" office:value-type="float" office:value="467" calcext:value-type="float">
            <text:p>467</text:p>
          </table:table-cell>
          <table:table-cell table:formula="of:=[$'Table 5 - Testing'.D186]-[$'Table 5 - Testing'.D179]" office:value-type="float" office:value="70968" calcext:value-type="float">
            <text:p>70968</text:p>
          </table:table-cell>
          <table:table-cell table:formula="of:=TEXT([$'Table 5 - Testing'.A186];&quot;DDD&quot;)" office:value-type="string" office:string-value="Sat" calcext:value-type="string">
            <text:p>Sat</text:p>
          </table:table-cell>
          <table:table-cell table:formula="of:=MOD([.A185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200830" calcext:value-type="float">
            <text:p>20200830</text:p>
          </table:table-cell>
          <table:table-cell office:value-type="float" office:value="102" calcext:value-type="float">
            <text:p>102</text:p>
          </table:table-cell>
          <table:table-cell office:value-type="float" office:value="20623" calcext:value-type="float">
            <text:p>20623</text:p>
          </table:table-cell>
          <table:table-cell office:value-type="float" office:value="2496" calcext:value-type="float">
            <text:p>2496</text:p>
          </table:table-cell>
          <table:table-cell table:formula="of:=[.C186]-[$'Table 5 - Testing'.E187]" office:value-type="float" office:value="-21" calcext:value-type="float">
            <text:p>-21</text:p>
          </table:table-cell>
          <table:table-cell table:formula="of:=[.D186]-[$'Table 5 - Testing'.C187]" office:value-type="float" office:value="305" calcext:value-type="float">
            <text:p>305</text:p>
          </table:table-cell>
          <table:table-cell table:formula="of:=SUM([.F$2:.F186])-[.G186]" office:value-type="float" office:value="2246" calcext:value-type="float">
            <text:p>2246</text:p>
          </table:table-cell>
          <table:table-cell table:formula="of:=SUM([.C180:.C186])" office:value-type="float" office:value="627" calcext:value-type="float">
            <text:p>627</text:p>
          </table:table-cell>
          <table:table-cell table:formula="of:=[$'Table 5 - Testing'.C187]-[$'Table 5 - Testing'.C180]" office:value-type="float" office:value="507" calcext:value-type="float">
            <text:p>507</text:p>
          </table:table-cell>
          <table:table-cell table:formula="of:=[$'Table 5 - Testing'.D187]-[$'Table 5 - Testing'.D180]" office:value-type="float" office:value="77788" calcext:value-type="float">
            <text:p>77788</text:p>
          </table:table-cell>
          <table:table-cell table:formula="of:=TEXT([$'Table 5 - Testing'.A187];&quot;DDD&quot;)" office:value-type="string" office:string-value="Sun" calcext:value-type="string">
            <text:p>Sun</text:p>
          </table:table-cell>
          <table:table-cell table:formula="of:=MOD([.A186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200831" calcext:value-type="float">
            <text:p>20200831</text:p>
          </table:table-cell>
          <table:table-cell office:value-type="float" office:value="143" calcext:value-type="float">
            <text:p>143</text:p>
          </table:table-cell>
          <table:table-cell office:value-type="float" office:value="20766" calcext:value-type="float">
            <text:p>20766</text:p>
          </table:table-cell>
          <table:table-cell office:value-type="float" office:value="2496" calcext:value-type="float">
            <text:p>2496</text:p>
          </table:table-cell>
          <table:table-cell table:formula="of:=[.C187]-[$'Table 5 - Testing'.E188]" office:value-type="float" office:value="-17" calcext:value-type="float">
            <text:p>-17</text:p>
          </table:table-cell>
          <table:table-cell table:formula="of:=[.D187]-[$'Table 5 - Testing'.C188]" office:value-type="float" office:value="288" calcext:value-type="float">
            <text:p>288</text:p>
          </table:table-cell>
          <table:table-cell table:formula="of:=SUM([.F$2:.F187])-[.G187]" office:value-type="float" office:value="2246" calcext:value-type="float">
            <text:p>2246</text:p>
          </table:table-cell>
          <table:table-cell table:formula="of:=SUM([.C181:.C187])" office:value-type="float" office:value="711" calcext:value-type="float">
            <text:p>711</text:p>
          </table:table-cell>
          <table:table-cell table:formula="of:=[$'Table 5 - Testing'.C188]-[$'Table 5 - Testing'.C181]" office:value-type="float" office:value="601" calcext:value-type="float">
            <text:p>601</text:p>
          </table:table-cell>
          <table:table-cell table:formula="of:=[$'Table 5 - Testing'.D188]-[$'Table 5 - Testing'.D181]" office:value-type="float" office:value="88491" calcext:value-type="float">
            <text:p>88491</text:p>
          </table:table-cell>
          <table:table-cell table:formula="of:=TEXT([$'Table 5 - Testing'.A188];&quot;DDD&quot;)" office:value-type="string" office:string-value="Mon" calcext:value-type="string">
            <text:p>Mon</text:p>
          </table:table-cell>
          <table:table-cell table:formula="of:=MOD([.A187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200901" calcext:value-type="float">
            <text:p>20200901</text:p>
          </table:table-cell>
          <table:table-cell office:value-type="float" office:value="199" calcext:value-type="float">
            <text:p>199</text:p>
          </table:table-cell>
          <table:table-cell office:value-type="float" office:value="20965" calcext:value-type="float">
            <text:p>20965</text:p>
          </table:table-cell>
          <table:table-cell office:value-type="float" office:value="2496" calcext:value-type="float">
            <text:p>2496</text:p>
          </table:table-cell>
          <table:table-cell table:formula="of:=[.C188]-[$'Table 5 - Testing'.E189]" office:value-type="float" office:value="45" calcext:value-type="float">
            <text:p>45</text:p>
          </table:table-cell>
          <table:table-cell table:formula="of:=[.D188]-[$'Table 5 - Testing'.C189]" office:value-type="float" office:value="333" calcext:value-type="float">
            <text:p>333</text:p>
          </table:table-cell>
          <table:table-cell table:formula="of:=SUM([.F$2:.F188])-[.G188]" office:value-type="float" office:value="2246" calcext:value-type="float">
            <text:p>2246</text:p>
          </table:table-cell>
          <table:table-cell table:formula="of:=SUM([.C182:.C188])" office:value-type="float" office:value="838" calcext:value-type="float">
            <text:p>838</text:p>
          </table:table-cell>
          <table:table-cell table:formula="of:=[$'Table 5 - Testing'.C189]-[$'Table 5 - Testing'.C182]" office:value-type="float" office:value="711" calcext:value-type="float">
            <text:p>711</text:p>
          </table:table-cell>
          <table:table-cell table:formula="of:=[$'Table 5 - Testing'.D189]-[$'Table 5 - Testing'.D182]" office:value-type="float" office:value="95780" calcext:value-type="float">
            <text:p>95780</text:p>
          </table:table-cell>
          <table:table-cell table:formula="of:=TEXT([$'Table 5 - Testing'.A189];&quot;DDD&quot;)" office:value-type="string" office:string-value="Tue" calcext:value-type="string">
            <text:p>Tue</text:p>
          </table:table-cell>
          <table:table-cell table:formula="of:=MOD([.A188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200902" calcext:value-type="float">
            <text:p>20200902</text:p>
          </table:table-cell>
          <table:table-cell office:value-type="float" office:value="192" calcext:value-type="float">
            <text:p>192</text:p>
          </table:table-cell>
          <table:table-cell office:value-type="float" office:value="21157" calcext:value-type="float">
            <text:p>21157</text:p>
          </table:table-cell>
          <table:table-cell office:value-type="float" office:value="2497" calcext:value-type="float">
            <text:p>2497</text:p>
          </table:table-cell>
          <table:table-cell table:formula="of:=[.C189]-[$'Table 5 - Testing'.E190]" office:value-type="float" office:value="36" calcext:value-type="float">
            <text:p>36</text:p>
          </table:table-cell>
          <table:table-cell table:formula="of:=[.D189]-[$'Table 5 - Testing'.C190]" office:value-type="float" office:value="369" calcext:value-type="float">
            <text:p>369</text:p>
          </table:table-cell>
          <table:table-cell table:formula="of:=SUM([.F$2:.F189])-[.G189]" office:value-type="float" office:value="2246" calcext:value-type="float">
            <text:p>2246</text:p>
          </table:table-cell>
          <table:table-cell table:formula="of:=SUM([.C183:.C189])" office:value-type="float" office:value="932" calcext:value-type="float">
            <text:p>932</text:p>
          </table:table-cell>
          <table:table-cell table:formula="of:=[$'Table 5 - Testing'.C190]-[$'Table 5 - Testing'.C183]" office:value-type="float" office:value="800" calcext:value-type="float">
            <text:p>800</text:p>
          </table:table-cell>
          <table:table-cell table:formula="of:=[$'Table 5 - Testing'.D190]-[$'Table 5 - Testing'.D183]" office:value-type="float" office:value="99171" calcext:value-type="float">
            <text:p>99171</text:p>
          </table:table-cell>
          <table:table-cell table:formula="of:=TEXT([$'Table 5 - Testing'.A190];&quot;DDD&quot;)" office:value-type="string" office:string-value="Wed" calcext:value-type="string">
            <text:p>Wed</text:p>
          </table:table-cell>
          <table:table-cell table:formula="of:=MOD([.A189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00903" calcext:value-type="float">
            <text:p>20200903</text:p>
          </table:table-cell>
          <table:table-cell office:value-type="float" office:value="202" calcext:value-type="float">
            <text:p>202</text:p>
          </table:table-cell>
          <table:table-cell office:value-type="float" office:value="21359" calcext:value-type="float">
            <text:p>21359</text:p>
          </table:table-cell>
          <table:table-cell office:value-type="float" office:value="2498" calcext:value-type="float">
            <text:p>2498</text:p>
          </table:table-cell>
          <table:table-cell table:formula="of:=[.C190]-[$'Table 5 - Testing'.E191]" office:value-type="float" office:value="101" calcext:value-type="float">
            <text:p>101</text:p>
          </table:table-cell>
          <table:table-cell table:formula="of:=[.D190]-[$'Table 5 - Testing'.C191]" office:value-type="float" office:value="470" calcext:value-type="float">
            <text:p>470</text:p>
          </table:table-cell>
          <table:table-cell table:formula="of:=SUM([.F$2:.F190])-[.G190]" office:value-type="float" office:value="2246" calcext:value-type="float">
            <text:p>2246</text:p>
          </table:table-cell>
          <table:table-cell table:formula="of:=SUM([.C184:.C190])" office:value-type="float" office:value="1037" calcext:value-type="float">
            <text:p>1037</text:p>
          </table:table-cell>
          <table:table-cell table:formula="of:=[$'Table 5 - Testing'.C191]-[$'Table 5 - Testing'.C184]" office:value-type="float" office:value="833" calcext:value-type="float">
            <text:p>833</text:p>
          </table:table-cell>
          <table:table-cell table:formula="of:=[$'Table 5 - Testing'.D191]-[$'Table 5 - Testing'.D184]" office:value-type="float" office:value="91983" calcext:value-type="float">
            <text:p>91983</text:p>
          </table:table-cell>
          <table:table-cell table:formula="of:=TEXT([$'Table 5 - Testing'.A191];&quot;DDD&quot;)" office:value-type="string" office:string-value="Thu" calcext:value-type="string">
            <text:p>Thu</text:p>
          </table:table-cell>
          <table:table-cell table:formula="of:=MOD([.A190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00904" calcext:value-type="float">
            <text:p>20200904</text:p>
          </table:table-cell>
          <table:table-cell office:value-type="float" office:value="170" calcext:value-type="float">
            <text:p>170</text:p>
          </table:table-cell>
          <table:table-cell office:value-type="float" office:value="21529" calcext:value-type="float">
            <text:p>21529</text:p>
          </table:table-cell>
          <table:table-cell office:value-type="float" office:value="2499" calcext:value-type="float">
            <text:p>2499</text:p>
          </table:table-cell>
          <table:table-cell table:formula="of:=[.C191]-[$'Table 5 - Testing'.E192]" office:value-type="float" office:value="11" calcext:value-type="float">
            <text:p>11</text:p>
          </table:table-cell>
          <table:table-cell table:formula="of:=[.D191]-[$'Table 5 - Testing'.C192]" office:value-type="float" office:value="481" calcext:value-type="float">
            <text:p>481</text:p>
          </table:table-cell>
          <table:table-cell table:formula="of:=SUM([.F$2:.F191])-[.G191]" office:value-type="float" office:value="2246" calcext:value-type="float">
            <text:p>2246</text:p>
          </table:table-cell>
          <table:table-cell table:formula="of:=SUM([.C185:.C191])" office:value-type="float" office:value="1102" calcext:value-type="float">
            <text:p>1102</text:p>
          </table:table-cell>
          <table:table-cell table:formula="of:=[$'Table 5 - Testing'.C192]-[$'Table 5 - Testing'.C185]" office:value-type="float" office:value="941" calcext:value-type="float">
            <text:p>941</text:p>
          </table:table-cell>
          <table:table-cell table:formula="of:=[$'Table 5 - Testing'.D192]-[$'Table 5 - Testing'.D185]" office:value-type="float" office:value="93228" calcext:value-type="float">
            <text:p>93228</text:p>
          </table:table-cell>
          <table:table-cell table:formula="of:=TEXT([$'Table 5 - Testing'.A192];&quot;DDD&quot;)" office:value-type="string" office:string-value="Fri" calcext:value-type="string">
            <text:p>Fri</text:p>
          </table:table-cell>
          <table:table-cell table:formula="of:=MOD([.A191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200905" calcext:value-type="float">
            <text:p>20200905</text:p>
          </table:table-cell>
          <table:table-cell office:value-type="float" office:value="137" calcext:value-type="float">
            <text:p>137</text:p>
          </table:table-cell>
          <table:table-cell office:value-type="float" office:value="21666" calcext:value-type="float">
            <text:p>21666</text:p>
          </table:table-cell>
          <table:table-cell office:value-type="float" office:value="2499" calcext:value-type="float">
            <text:p>2499</text:p>
          </table:table-cell>
          <table:table-cell table:formula="of:=[.C192]-[$'Table 5 - Testing'.E193]" office:value-type="float" office:value="-4" calcext:value-type="float">
            <text:p>-4</text:p>
          </table:table-cell>
          <table:table-cell table:formula="of:=[.D192]-[$'Table 5 - Testing'.C193]" office:value-type="float" office:value="477" calcext:value-type="float">
            <text:p>477</text:p>
          </table:table-cell>
          <table:table-cell table:formula="of:=SUM([.F$2:.F192])-[.G192]" office:value-type="float" office:value="2246" calcext:value-type="float">
            <text:p>2246</text:p>
          </table:table-cell>
          <table:table-cell table:formula="of:=SUM([.C186:.C192])" office:value-type="float" office:value="1145" calcext:value-type="float">
            <text:p>1145</text:p>
          </table:table-cell>
          <table:table-cell table:formula="of:=[$'Table 5 - Testing'.C193]-[$'Table 5 - Testing'.C186]" office:value-type="float" office:value="994" calcext:value-type="float">
            <text:p>994</text:p>
          </table:table-cell>
          <table:table-cell table:formula="of:=[$'Table 5 - Testing'.D193]-[$'Table 5 - Testing'.D186]" office:value-type="float" office:value="89983" calcext:value-type="float">
            <text:p>89983</text:p>
          </table:table-cell>
          <table:table-cell table:formula="of:=TEXT([$'Table 5 - Testing'.A193];&quot;DDD&quot;)" office:value-type="string" office:string-value="Sat" calcext:value-type="string">
            <text:p>Sat</text:p>
          </table:table-cell>
          <table:table-cell table:formula="of:=MOD([.A192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00906" calcext:value-type="float">
            <text:p>20200906</text:p>
          </table:table-cell>
          <table:table-cell office:value-type="float" office:value="154" calcext:value-type="float">
            <text:p>154</text:p>
          </table:table-cell>
          <table:table-cell office:value-type="float" office:value="21820" calcext:value-type="float">
            <text:p>21820</text:p>
          </table:table-cell>
          <table:table-cell office:value-type="float" office:value="2499" calcext:value-type="float">
            <text:p>2499</text:p>
          </table:table-cell>
          <table:table-cell table:formula="of:=[.C193]-[$'Table 5 - Testing'.E194]" office:value-type="float" office:value="-54" calcext:value-type="float">
            <text:p>-54</text:p>
          </table:table-cell>
          <table:table-cell table:formula="of:=[.D193]-[$'Table 5 - Testing'.C194]" office:value-type="float" office:value="423" calcext:value-type="float">
            <text:p>423</text:p>
          </table:table-cell>
          <table:table-cell table:formula="of:=SUM([.F$2:.F193])-[.G193]" office:value-type="float" office:value="2246" calcext:value-type="float">
            <text:p>2246</text:p>
          </table:table-cell>
          <table:table-cell table:formula="of:=SUM([.C187:.C193])" office:value-type="float" office:value="1197" calcext:value-type="float">
            <text:p>1197</text:p>
          </table:table-cell>
          <table:table-cell table:formula="of:=[$'Table 5 - Testing'.C194]-[$'Table 5 - Testing'.C187]" office:value-type="float" office:value="1079" calcext:value-type="float">
            <text:p>1079</text:p>
          </table:table-cell>
          <table:table-cell table:formula="of:=[$'Table 5 - Testing'.D194]-[$'Table 5 - Testing'.D187]" office:value-type="float" office:value="83063" calcext:value-type="float">
            <text:p>83063</text:p>
          </table:table-cell>
          <table:table-cell table:formula="of:=TEXT([$'Table 5 - Testing'.A194];&quot;DDD&quot;)" office:value-type="string" office:string-value="Sun" calcext:value-type="string">
            <text:p>Sun</text:p>
          </table:table-cell>
          <table:table-cell table:formula="of:=MOD([.A193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200907" calcext:value-type="float">
            <text:p>20200907</text:p>
          </table:table-cell>
          <table:table-cell office:value-type="float" office:value="167" calcext:value-type="float">
            <text:p>167</text:p>
          </table:table-cell>
          <table:table-cell office:value-type="float" office:value="21987" calcext:value-type="float">
            <text:p>21987</text:p>
          </table:table-cell>
          <table:table-cell office:value-type="float" office:value="2499" calcext:value-type="float">
            <text:p>2499</text:p>
          </table:table-cell>
          <table:table-cell table:formula="of:=[.C194]-[$'Table 5 - Testing'.E195]" office:value-type="float" office:value="21" calcext:value-type="float">
            <text:p>21</text:p>
          </table:table-cell>
          <table:table-cell table:formula="of:=[.D194]-[$'Table 5 - Testing'.C195]" office:value-type="float" office:value="444" calcext:value-type="float">
            <text:p>444</text:p>
          </table:table-cell>
          <table:table-cell table:formula="of:=SUM([.F$2:.F194])-[.G194]" office:value-type="float" office:value="2246" calcext:value-type="float">
            <text:p>2246</text:p>
          </table:table-cell>
          <table:table-cell table:formula="of:=SUM([.C188:.C194])" office:value-type="float" office:value="1221" calcext:value-type="float">
            <text:p>1221</text:p>
          </table:table-cell>
          <table:table-cell table:formula="of:=[$'Table 5 - Testing'.C195]-[$'Table 5 - Testing'.C188]" office:value-type="float" office:value="1065" calcext:value-type="float">
            <text:p>1065</text:p>
          </table:table-cell>
          <table:table-cell table:formula="of:=[$'Table 5 - Testing'.D195]-[$'Table 5 - Testing'.D188]" office:value-type="float" office:value="72176" calcext:value-type="float">
            <text:p>72176</text:p>
          </table:table-cell>
          <table:table-cell table:formula="of:=TEXT([$'Table 5 - Testing'.A195];&quot;DDD&quot;)" office:value-type="string" office:string-value="Mon" calcext:value-type="string">
            <text:p>Mon</text:p>
          </table:table-cell>
          <table:table-cell table:formula="of:=MOD([.A194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200908" calcext:value-type="float">
            <text:p>20200908</text:p>
          </table:table-cell>
          <table:table-cell office:value-type="float" office:value="103" calcext:value-type="float">
            <text:p>103</text:p>
          </table:table-cell>
          <table:table-cell office:value-type="float" office:value="22090" calcext:value-type="float">
            <text:p>22090</text:p>
          </table:table-cell>
          <table:table-cell office:value-type="float" office:value="2499" calcext:value-type="float">
            <text:p>2499</text:p>
          </table:table-cell>
          <table:table-cell table:formula="of:=[.C195]-[$'Table 5 - Testing'.E196]" office:value-type="float" office:value="-73" calcext:value-type="float">
            <text:p>-73</text:p>
          </table:table-cell>
          <table:table-cell table:formula="of:=[.D195]-[$'Table 5 - Testing'.C196]" office:value-type="float" office:value="371" calcext:value-type="float">
            <text:p>371</text:p>
          </table:table-cell>
          <table:table-cell table:formula="of:=SUM([.F$2:.F195])-[.G195]" office:value-type="float" office:value="2246" calcext:value-type="float">
            <text:p>2246</text:p>
          </table:table-cell>
          <table:table-cell table:formula="of:=SUM([.C189:.C195])" office:value-type="float" office:value="1125" calcext:value-type="float">
            <text:p>1125</text:p>
          </table:table-cell>
          <table:table-cell table:formula="of:=[$'Table 5 - Testing'.C196]-[$'Table 5 - Testing'.C189]" office:value-type="float" office:value="1087" calcext:value-type="float">
            <text:p>1087</text:p>
          </table:table-cell>
          <table:table-cell table:formula="of:=[$'Table 5 - Testing'.D196]-[$'Table 5 - Testing'.D189]" office:value-type="float" office:value="67209" calcext:value-type="float">
            <text:p>67209</text:p>
          </table:table-cell>
          <table:table-cell table:formula="of:=TEXT([$'Table 5 - Testing'.A196];&quot;DDD&quot;)" office:value-type="string" office:string-value="Tue" calcext:value-type="string">
            <text:p>Tue</text:p>
          </table:table-cell>
          <table:table-cell table:formula="of:=MOD([.A195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200909" calcext:value-type="float">
            <text:p>20200909</text:p>
          </table:table-cell>
          <table:table-cell office:value-type="float" office:value="223" calcext:value-type="float">
            <text:p>223</text:p>
          </table:table-cell>
          <table:table-cell office:value-type="float" office:value="22313" calcext:value-type="float">
            <text:p>22313</text:p>
          </table:table-cell>
          <table:table-cell office:value-type="float" office:value="2499" calcext:value-type="float">
            <text:p>2499</text:p>
          </table:table-cell>
          <table:table-cell table:formula="of:=[.C196]-[$'Table 5 - Testing'.E197]" office:value-type="float" office:value="64" calcext:value-type="float">
            <text:p>64</text:p>
          </table:table-cell>
          <table:table-cell table:formula="of:=[.D196]-[$'Table 5 - Testing'.C197]" office:value-type="float" office:value="435" calcext:value-type="float">
            <text:p>435</text:p>
          </table:table-cell>
          <table:table-cell table:formula="of:=SUM([.F$2:.F196])-[.G196]" office:value-type="float" office:value="2246" calcext:value-type="float">
            <text:p>2246</text:p>
          </table:table-cell>
          <table:table-cell table:formula="of:=SUM([.C190:.C196])" office:value-type="float" office:value="1156" calcext:value-type="float">
            <text:p>1156</text:p>
          </table:table-cell>
          <table:table-cell table:formula="of:=[$'Table 5 - Testing'.C197]-[$'Table 5 - Testing'.C190]" office:value-type="float" office:value="1090" calcext:value-type="float">
            <text:p>1090</text:p>
          </table:table-cell>
          <table:table-cell table:formula="of:=[$'Table 5 - Testing'.D197]-[$'Table 5 - Testing'.D190]" office:value-type="float" office:value="59585" calcext:value-type="float">
            <text:p>59585</text:p>
          </table:table-cell>
          <table:table-cell table:formula="of:=TEXT([$'Table 5 - Testing'.A197];&quot;DDD&quot;)" office:value-type="string" office:string-value="Wed" calcext:value-type="string">
            <text:p>Wed</text:p>
          </table:table-cell>
          <table:table-cell table:formula="of:=MOD([.A196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200910" calcext:value-type="float">
            <text:p>20200910</text:p>
          </table:table-cell>
          <table:table-cell office:value-type="float" office:value="231" calcext:value-type="float">
            <text:p>231</text:p>
          </table:table-cell>
          <table:table-cell office:value-type="float" office:value="22544" calcext:value-type="float">
            <text:p>22544</text:p>
          </table:table-cell>
          <table:table-cell office:value-type="float" office:value="2499" calcext:value-type="float">
            <text:p>2499</text:p>
          </table:table-cell>
          <table:table-cell table:formula="of:=[.C197]-[$'Table 5 - Testing'.E198]" office:value-type="float" office:value="70" calcext:value-type="float">
            <text:p>70</text:p>
          </table:table-cell>
          <table:table-cell table:formula="of:=[.D197]-[$'Table 5 - Testing'.C198]" office:value-type="float" office:value="505" calcext:value-type="float">
            <text:p>505</text:p>
          </table:table-cell>
          <table:table-cell table:formula="of:=SUM([.F$2:.F197])-[.G197]" office:value-type="float" office:value="2246" calcext:value-type="float">
            <text:p>2246</text:p>
          </table:table-cell>
          <table:table-cell table:formula="of:=SUM([.C191:.C197])" office:value-type="float" office:value="1185" calcext:value-type="float">
            <text:p>1185</text:p>
          </table:table-cell>
          <table:table-cell table:formula="of:=[$'Table 5 - Testing'.C198]-[$'Table 5 - Testing'.C191]" office:value-type="float" office:value="1150" calcext:value-type="float">
            <text:p>1150</text:p>
          </table:table-cell>
          <table:table-cell table:formula="of:=[$'Table 5 - Testing'.D198]-[$'Table 5 - Testing'.D191]" office:value-type="float" office:value="59338" calcext:value-type="float">
            <text:p>59338</text:p>
          </table:table-cell>
          <table:table-cell table:formula="of:=TEXT([$'Table 5 - Testing'.A198];&quot;DDD&quot;)" office:value-type="string" office:string-value="Thu" calcext:value-type="string">
            <text:p>Thu</text:p>
          </table:table-cell>
          <table:table-cell table:formula="of:=MOD([.A197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200911" calcext:value-type="float">
            <text:p>20200911</text:p>
          </table:table-cell>
          <table:table-cell office:value-type="float" office:value="216" calcext:value-type="float">
            <text:p>216</text:p>
          </table:table-cell>
          <table:table-cell office:value-type="float" office:value="22760" calcext:value-type="float">
            <text:p>22760</text:p>
          </table:table-cell>
          <table:table-cell office:value-type="float" office:value="2499" calcext:value-type="float">
            <text:p>2499</text:p>
          </table:table-cell>
          <table:table-cell table:formula="of:=[.C198]-[$'Table 5 - Testing'.E199]" office:value-type="float" office:value="41" calcext:value-type="float">
            <text:p>41</text:p>
          </table:table-cell>
          <table:table-cell table:formula="of:=[.D198]-[$'Table 5 - Testing'.C199]" office:value-type="float" office:value="546" calcext:value-type="float">
            <text:p>546</text:p>
          </table:table-cell>
          <table:table-cell table:formula="of:=SUM([.F$2:.F198])-[.G198]" office:value-type="float" office:value="2246" calcext:value-type="float">
            <text:p>2246</text:p>
          </table:table-cell>
          <table:table-cell table:formula="of:=SUM([.C192:.C198])" office:value-type="float" office:value="1231" calcext:value-type="float">
            <text:p>1231</text:p>
          </table:table-cell>
          <table:table-cell table:formula="of:=[$'Table 5 - Testing'.C199]-[$'Table 5 - Testing'.C192]" office:value-type="float" office:value="1166" calcext:value-type="float">
            <text:p>1166</text:p>
          </table:table-cell>
          <table:table-cell table:formula="of:=[$'Table 5 - Testing'.D199]-[$'Table 5 - Testing'.D192]" office:value-type="float" office:value="55600" calcext:value-type="float">
            <text:p>55600</text:p>
          </table:table-cell>
          <table:table-cell table:formula="of:=TEXT([$'Table 5 - Testing'.A199];&quot;DDD&quot;)" office:value-type="string" office:string-value="Fri" calcext:value-type="string">
            <text:p>Fri</text:p>
          </table:table-cell>
          <table:table-cell table:formula="of:=MOD([.A198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200912" calcext:value-type="float">
            <text:p>20200912</text:p>
          </table:table-cell>
          <table:table-cell office:value-type="float" office:value="214" calcext:value-type="float">
            <text:p>214</text:p>
          </table:table-cell>
          <table:table-cell office:value-type="float" office:value="22974" calcext:value-type="float">
            <text:p>22974</text:p>
          </table:table-cell>
          <table:table-cell office:value-type="float" office:value="2499" calcext:value-type="float">
            <text:p>2499</text:p>
          </table:table-cell>
          <table:table-cell table:formula="of:=[.C199]-[$'Table 5 - Testing'.E200]" office:value-type="float" office:value="-7" calcext:value-type="float">
            <text:p>-7</text:p>
          </table:table-cell>
          <table:table-cell table:formula="of:=[.D199]-[$'Table 5 - Testing'.C200]" office:value-type="float" office:value="539" calcext:value-type="float">
            <text:p>539</text:p>
          </table:table-cell>
          <table:table-cell table:formula="of:=SUM([.F$2:.F199])-[.G199]" office:value-type="float" office:value="2246" calcext:value-type="float">
            <text:p>2246</text:p>
          </table:table-cell>
          <table:table-cell table:formula="of:=SUM([.C193:.C199])" office:value-type="float" office:value="1308" calcext:value-type="float">
            <text:p>1308</text:p>
          </table:table-cell>
          <table:table-cell table:formula="of:=[$'Table 5 - Testing'.C200]-[$'Table 5 - Testing'.C193]" office:value-type="float" office:value="1246" calcext:value-type="float">
            <text:p>1246</text:p>
          </table:table-cell>
          <table:table-cell table:formula="of:=[$'Table 5 - Testing'.D200]-[$'Table 5 - Testing'.D193]" office:value-type="float" office:value="54359" calcext:value-type="float">
            <text:p>54359</text:p>
          </table:table-cell>
          <table:table-cell table:formula="of:=TEXT([$'Table 5 - Testing'.A200];&quot;DDD&quot;)" office:value-type="string" office:string-value="Sat" calcext:value-type="string">
            <text:p>Sat</text:p>
          </table:table-cell>
          <table:table-cell table:formula="of:=MOD([.A199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00913" calcext:value-type="float">
            <text:p>20200913</text:p>
          </table:table-cell>
          <table:table-cell office:value-type="float" office:value="178" calcext:value-type="float">
            <text:p>178</text:p>
          </table:table-cell>
          <table:table-cell office:value-type="float" office:value="23152" calcext:value-type="float">
            <text:p>23152</text:p>
          </table:table-cell>
          <table:table-cell office:value-type="float" office:value="2500" calcext:value-type="float">
            <text:p>2500</text:p>
          </table:table-cell>
          <table:table-cell table:formula="of:=[.C200]-[$'Table 5 - Testing'.E201]" office:value-type="float" office:value="-66" calcext:value-type="float">
            <text:p>-66</text:p>
          </table:table-cell>
          <table:table-cell table:formula="of:=[.D200]-[$'Table 5 - Testing'.C201]" office:value-type="float" office:value="473" calcext:value-type="float">
            <text:p>473</text:p>
          </table:table-cell>
          <table:table-cell table:formula="of:=SUM([.F$2:.F200])-[.G200]" office:value-type="float" office:value="2246" calcext:value-type="float">
            <text:p>2246</text:p>
          </table:table-cell>
          <table:table-cell table:formula="of:=SUM([.C194:.C200])" office:value-type="float" office:value="1332" calcext:value-type="float">
            <text:p>1332</text:p>
          </table:table-cell>
          <table:table-cell table:formula="of:=[$'Table 5 - Testing'.C201]-[$'Table 5 - Testing'.C194]" office:value-type="float" office:value="1282" calcext:value-type="float">
            <text:p>1282</text:p>
          </table:table-cell>
          <table:table-cell table:formula="of:=[$'Table 5 - Testing'.D201]-[$'Table 5 - Testing'.D194]" office:value-type="float" office:value="51651" calcext:value-type="float">
            <text:p>51651</text:p>
          </table:table-cell>
          <table:table-cell table:formula="of:=TEXT([$'Table 5 - Testing'.A201];&quot;DDD&quot;)" office:value-type="string" office:string-value="Sun" calcext:value-type="string">
            <text:p>Sun</text:p>
          </table:table-cell>
          <table:table-cell table:formula="of:=MOD([.A200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00914" calcext:value-type="float">
            <text:p>20200914</text:p>
          </table:table-cell>
          <table:table-cell office:value-type="float" office:value="186" calcext:value-type="float">
            <text:p>186</text:p>
          </table:table-cell>
          <table:table-cell office:value-type="float" office:value="23338" calcext:value-type="float">
            <text:p>23338</text:p>
          </table:table-cell>
          <table:table-cell office:value-type="float" office:value="2503" calcext:value-type="float">
            <text:p>2503</text:p>
          </table:table-cell>
          <table:table-cell table:formula="of:=[.C201]-[$'Table 5 - Testing'.E202]" office:value-type="float" office:value="116" calcext:value-type="float">
            <text:p>116</text:p>
          </table:table-cell>
          <table:table-cell table:formula="of:=[.D201]-[$'Table 5 - Testing'.C202]" office:value-type="float" office:value="589" calcext:value-type="float">
            <text:p>589</text:p>
          </table:table-cell>
          <table:table-cell table:formula="of:=SUM([.F$2:.F201])-[.G201]" office:value-type="float" office:value="2246" calcext:value-type="float">
            <text:p>2246</text:p>
          </table:table-cell>
          <table:table-cell table:formula="of:=SUM([.C195:.C201])" office:value-type="float" office:value="1351" calcext:value-type="float">
            <text:p>1351</text:p>
          </table:table-cell>
          <table:table-cell table:formula="of:=[$'Table 5 - Testing'.C202]-[$'Table 5 - Testing'.C195]" office:value-type="float" office:value="1206" calcext:value-type="float">
            <text:p>1206</text:p>
          </table:table-cell>
          <table:table-cell table:formula="of:=[$'Table 5 - Testing'.D202]-[$'Table 5 - Testing'.D195]" office:value-type="float" office:value="48165" calcext:value-type="float">
            <text:p>48165</text:p>
          </table:table-cell>
          <table:table-cell table:formula="of:=TEXT([$'Table 5 - Testing'.A202];&quot;DDD&quot;)" office:value-type="string" office:string-value="Mon" calcext:value-type="string">
            <text:p>Mon</text:p>
          </table:table-cell>
          <table:table-cell table:formula="of:=MOD([.A201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00915" calcext:value-type="float">
            <text:p>20200915</text:p>
          </table:table-cell>
          <table:table-cell office:value-type="float" office:value="238" calcext:value-type="float">
            <text:p>238</text:p>
          </table:table-cell>
          <table:table-cell office:value-type="float" office:value="23576" calcext:value-type="float">
            <text:p>23576</text:p>
          </table:table-cell>
          <table:table-cell office:value-type="float" office:value="2503" calcext:value-type="float">
            <text:p>2503</text:p>
          </table:table-cell>
          <table:table-cell table:formula="of:=[.C202]-[$'Table 5 - Testing'.E203]" office:value-type="float" office:value="-29" calcext:value-type="float">
            <text:p>-29</text:p>
          </table:table-cell>
          <table:table-cell table:formula="of:=[.D202]-[$'Table 5 - Testing'.C203]" office:value-type="float" office:value="560" calcext:value-type="float">
            <text:p>560</text:p>
          </table:table-cell>
          <table:table-cell table:formula="of:=SUM([.F$2:.F202])-[.G202]" office:value-type="float" office:value="2246" calcext:value-type="float">
            <text:p>2246</text:p>
          </table:table-cell>
          <table:table-cell table:formula="of:=SUM([.C196:.C202])" office:value-type="float" office:value="1486" calcext:value-type="float">
            <text:p>1486</text:p>
          </table:table-cell>
          <table:table-cell table:formula="of:=[$'Table 5 - Testing'.C203]-[$'Table 5 - Testing'.C196]" office:value-type="float" office:value="1297" calcext:value-type="float">
            <text:p>1297</text:p>
          </table:table-cell>
          <table:table-cell table:formula="of:=[$'Table 5 - Testing'.D203]-[$'Table 5 - Testing'.D196]" office:value-type="float" office:value="47855" calcext:value-type="float">
            <text:p>47855</text:p>
          </table:table-cell>
          <table:table-cell table:formula="of:=TEXT([$'Table 5 - Testing'.A203];&quot;DDD&quot;)" office:value-type="string" office:string-value="Tue" calcext:value-type="string">
            <text:p>Tue</text:p>
          </table:table-cell>
          <table:table-cell table:formula="of:=MOD([.A202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916" calcext:value-type="float">
            <text:p>20200916</text:p>
          </table:table-cell>
          <table:table-cell office:value-type="float" office:value="280" calcext:value-type="float">
            <text:p>280</text:p>
          </table:table-cell>
          <table:table-cell office:value-type="float" office:value="23856" calcext:value-type="float">
            <text:p>23856</text:p>
          </table:table-cell>
          <table:table-cell office:value-type="float" office:value="2503" calcext:value-type="float">
            <text:p>2503</text:p>
          </table:table-cell>
          <table:table-cell table:formula="of:=[.C203]-[$'Table 5 - Testing'.E204]" office:value-type="float" office:value="13" calcext:value-type="float">
            <text:p>13</text:p>
          </table:table-cell>
          <table:table-cell table:formula="of:=[.D203]-[$'Table 5 - Testing'.C204]" office:value-type="float" office:value="573" calcext:value-type="float">
            <text:p>573</text:p>
          </table:table-cell>
          <table:table-cell table:formula="of:=SUM([.F$2:.F203])-[.G203]" office:value-type="float" office:value="2246" calcext:value-type="float">
            <text:p>2246</text:p>
          </table:table-cell>
          <table:table-cell table:formula="of:=SUM([.C197:.C203])" office:value-type="float" office:value="1543" calcext:value-type="float">
            <text:p>1543</text:p>
          </table:table-cell>
          <table:table-cell table:formula="of:=[$'Table 5 - Testing'.C204]-[$'Table 5 - Testing'.C197]" office:value-type="float" office:value="1405" calcext:value-type="float">
            <text:p>1405</text:p>
          </table:table-cell>
          <table:table-cell table:formula="of:=[$'Table 5 - Testing'.D204]-[$'Table 5 - Testing'.D197]" office:value-type="float" office:value="46947" calcext:value-type="float">
            <text:p>46947</text:p>
          </table:table-cell>
          <table:table-cell table:formula="of:=TEXT([$'Table 5 - Testing'.A204];&quot;DDD&quot;)" office:value-type="string" office:string-value="Wed" calcext:value-type="string">
            <text:p>Wed</text:p>
          </table:table-cell>
          <table:table-cell table:formula="of:=MOD([.A203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00917" calcext:value-type="float">
            <text:p>20200917</text:p>
          </table:table-cell>
          <table:table-cell office:value-type="float" office:value="265" calcext:value-type="float">
            <text:p>265</text:p>
          </table:table-cell>
          <table:table-cell office:value-type="float" office:value="24121" calcext:value-type="float">
            <text:p>24121</text:p>
          </table:table-cell>
          <table:table-cell office:value-type="float" office:value="2504" calcext:value-type="float">
            <text:p>2504</text:p>
          </table:table-cell>
          <table:table-cell table:formula="of:=[.C204]-[$'Table 5 - Testing'.E205]" office:value-type="float" office:value="-25" calcext:value-type="float">
            <text:p>-25</text:p>
          </table:table-cell>
          <table:table-cell table:formula="of:=[.D204]-[$'Table 5 - Testing'.C205]" office:value-type="float" office:value="548" calcext:value-type="float">
            <text:p>548</text:p>
          </table:table-cell>
          <table:table-cell table:formula="of:=SUM([.F$2:.F204])-[.G204]" office:value-type="float" office:value="2246" calcext:value-type="float">
            <text:p>2246</text:p>
          </table:table-cell>
          <table:table-cell table:formula="of:=SUM([.C198:.C204])" office:value-type="float" office:value="1577" calcext:value-type="float">
            <text:p>1577</text:p>
          </table:table-cell>
          <table:table-cell table:formula="of:=[$'Table 5 - Testing'.C205]-[$'Table 5 - Testing'.C198]" office:value-type="float" office:value="1534" calcext:value-type="float">
            <text:p>1534</text:p>
          </table:table-cell>
          <table:table-cell table:formula="of:=[$'Table 5 - Testing'.D205]-[$'Table 5 - Testing'.D198]" office:value-type="float" office:value="45549" calcext:value-type="float">
            <text:p>45549</text:p>
          </table:table-cell>
          <table:table-cell table:formula="of:=TEXT([$'Table 5 - Testing'.A205];&quot;DDD&quot;)" office:value-type="string" office:string-value="Thu" calcext:value-type="string">
            <text:p>Thu</text:p>
          </table:table-cell>
          <table:table-cell table:formula="of:=MOD([.A204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00918" calcext:value-type="float">
            <text:p>20200918</text:p>
          </table:table-cell>
          <table:table-cell office:value-type="float" office:value="270" calcext:value-type="float">
            <text:p>270</text:p>
          </table:table-cell>
          <table:table-cell office:value-type="float" office:value="24391" calcext:value-type="float">
            <text:p>24391</text:p>
          </table:table-cell>
          <table:table-cell office:value-type="float" office:value="2505" calcext:value-type="float">
            <text:p>2505</text:p>
          </table:table-cell>
          <table:table-cell table:formula="of:=[.C205]-[$'Table 5 - Testing'.E206]" office:value-type="float" office:value="67" calcext:value-type="float">
            <text:p>67</text:p>
          </table:table-cell>
          <table:table-cell table:formula="of:=[.D205]-[$'Table 5 - Testing'.C206]" office:value-type="float" office:value="615" calcext:value-type="float">
            <text:p>615</text:p>
          </table:table-cell>
          <table:table-cell table:formula="of:=SUM([.F$2:.F205])-[.G205]" office:value-type="float" office:value="2246" calcext:value-type="float">
            <text:p>2246</text:p>
          </table:table-cell>
          <table:table-cell table:formula="of:=SUM([.C199:.C205])" office:value-type="float" office:value="1631" calcext:value-type="float">
            <text:p>1631</text:p>
          </table:table-cell>
          <table:table-cell table:formula="of:=[$'Table 5 - Testing'.C206]-[$'Table 5 - Testing'.C199]" office:value-type="float" office:value="1562" calcext:value-type="float">
            <text:p>1562</text:p>
          </table:table-cell>
          <table:table-cell table:formula="of:=[$'Table 5 - Testing'.D206]-[$'Table 5 - Testing'.D199]" office:value-type="float" office:value="43731" calcext:value-type="float">
            <text:p>43731</text:p>
          </table:table-cell>
          <table:table-cell table:formula="of:=TEXT([$'Table 5 - Testing'.A206];&quot;DDD&quot;)" office:value-type="string" office:string-value="Fri" calcext:value-type="string">
            <text:p>Fri</text:p>
          </table:table-cell>
          <table:table-cell table:formula="of:=MOD([.A205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00919" calcext:value-type="float">
            <text:p>20200919</text:p>
          </table:table-cell>
          <table:table-cell office:value-type="float" office:value="236" calcext:value-type="float">
            <text:p>236</text:p>
          </table:table-cell>
          <table:table-cell office:value-type="float" office:value="24627" calcext:value-type="float">
            <text:p>24627</text:p>
          </table:table-cell>
          <table:table-cell office:value-type="float" office:value="2505" calcext:value-type="float">
            <text:p>2505</text:p>
          </table:table-cell>
          <table:table-cell table:formula="of:=[.C206]-[$'Table 5 - Testing'.E207]" office:value-type="float" office:value="-114" calcext:value-type="float">
            <text:p>-114</text:p>
          </table:table-cell>
          <table:table-cell table:formula="of:=[.D206]-[$'Table 5 - Testing'.C207]" office:value-type="float" office:value="501" calcext:value-type="float">
            <text:p>501</text:p>
          </table:table-cell>
          <table:table-cell table:formula="of:=SUM([.F$2:.F206])-[.G206]" office:value-type="float" office:value="2246" calcext:value-type="float">
            <text:p>2246</text:p>
          </table:table-cell>
          <table:table-cell table:formula="of:=SUM([.C200:.C206])" office:value-type="float" office:value="1653" calcext:value-type="float">
            <text:p>1653</text:p>
          </table:table-cell>
          <table:table-cell table:formula="of:=[$'Table 5 - Testing'.C207]-[$'Table 5 - Testing'.C200]" office:value-type="float" office:value="1691" calcext:value-type="float">
            <text:p>1691</text:p>
          </table:table-cell>
          <table:table-cell table:formula="of:=[$'Table 5 - Testing'.D207]-[$'Table 5 - Testing'.D200]" office:value-type="float" office:value="42477" calcext:value-type="float">
            <text:p>42477</text:p>
          </table:table-cell>
          <table:table-cell table:formula="of:=TEXT([$'Table 5 - Testing'.A207];&quot;DDD&quot;)" office:value-type="string" office:string-value="Sat" calcext:value-type="string">
            <text:p>Sat</text:p>
          </table:table-cell>
          <table:table-cell table:formula="of:=MOD([.A206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00920" calcext:value-type="float">
            <text:p>20200920</text:p>
          </table:table-cell>
          <table:table-cell office:value-type="float" office:value="320" calcext:value-type="float">
            <text:p>320</text:p>
          </table:table-cell>
          <table:table-cell office:value-type="float" office:value="24947" calcext:value-type="float">
            <text:p>24947</text:p>
          </table:table-cell>
          <table:table-cell office:value-type="float" office:value="2508" calcext:value-type="float">
            <text:p>2508</text:p>
          </table:table-cell>
          <table:table-cell table:formula="of:=[.C207]-[$'Table 5 - Testing'.E208]" office:value-type="float" office:value="75" calcext:value-type="float">
            <text:p>75</text:p>
          </table:table-cell>
          <table:table-cell table:formula="of:=[.D207]-[$'Table 5 - Testing'.C208]" office:value-type="float" office:value="576" calcext:value-type="float">
            <text:p>576</text:p>
          </table:table-cell>
          <table:table-cell table:formula="of:=SUM([.F$2:.F207])-[.G207]" office:value-type="float" office:value="2246" calcext:value-type="float">
            <text:p>2246</text:p>
          </table:table-cell>
          <table:table-cell table:formula="of:=SUM([.C201:.C207])" office:value-type="float" office:value="1795" calcext:value-type="float">
            <text:p>1795</text:p>
          </table:table-cell>
          <table:table-cell table:formula="of:=[$'Table 5 - Testing'.C208]-[$'Table 5 - Testing'.C201]" office:value-type="float" office:value="1692" calcext:value-type="float">
            <text:p>1692</text:p>
          </table:table-cell>
          <table:table-cell table:formula="of:=[$'Table 5 - Testing'.D208]-[$'Table 5 - Testing'.D201]" office:value-type="float" office:value="40452" calcext:value-type="float">
            <text:p>40452</text:p>
          </table:table-cell>
          <table:table-cell table:formula="of:=TEXT([$'Table 5 - Testing'.A208];&quot;DDD&quot;)" office:value-type="string" office:string-value="Sun" calcext:value-type="string">
            <text:p>Sun</text:p>
          </table:table-cell>
          <table:table-cell table:formula="of:=MOD([.A207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200921" calcext:value-type="float">
            <text:p>20200921</text:p>
          </table:table-cell>
          <table:table-cell office:value-type="float" office:value="454" calcext:value-type="float">
            <text:p>454</text:p>
          </table:table-cell>
          <table:table-cell office:value-type="float" office:value="25401" calcext:value-type="float">
            <text:p>25401</text:p>
          </table:table-cell>
          <table:table-cell office:value-type="float" office:value="2510" calcext:value-type="float">
            <text:p>2510</text:p>
          </table:table-cell>
          <table:table-cell table:formula="of:=[.C208]-[$'Table 5 - Testing'.E209]" office:value-type="float" office:value="199" calcext:value-type="float">
            <text:p>199</text:p>
          </table:table-cell>
          <table:table-cell table:formula="of:=[.D208]-[$'Table 5 - Testing'.C209]" office:value-type="float" office:value="775" calcext:value-type="float">
            <text:p>775</text:p>
          </table:table-cell>
          <table:table-cell table:formula="of:=SUM([.F$2:.F208])-[.G208]" office:value-type="float" office:value="2246" calcext:value-type="float">
            <text:p>2246</text:p>
          </table:table-cell>
          <table:table-cell table:formula="of:=SUM([.C202:.C208])" office:value-type="float" office:value="2063" calcext:value-type="float">
            <text:p>2063</text:p>
          </table:table-cell>
          <table:table-cell table:formula="of:=[$'Table 5 - Testing'.C209]-[$'Table 5 - Testing'.C202]" office:value-type="float" office:value="1877" calcext:value-type="float">
            <text:p>1877</text:p>
          </table:table-cell>
          <table:table-cell table:formula="of:=[$'Table 5 - Testing'.D209]-[$'Table 5 - Testing'.D202]" office:value-type="float" office:value="41850" calcext:value-type="float">
            <text:p>41850</text:p>
          </table:table-cell>
          <table:table-cell table:formula="of:=TEXT([$'Table 5 - Testing'.A209];&quot;DDD&quot;)" office:value-type="string" office:string-value="Mon" calcext:value-type="string">
            <text:p>Mon</text:p>
          </table:table-cell>
          <table:table-cell table:formula="of:=MOD([.A208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200922" calcext:value-type="float">
            <text:p>20200922</text:p>
          </table:table-cell>
          <table:table-cell office:value-type="float" office:value="497" calcext:value-type="float">
            <text:p>497</text:p>
          </table:table-cell>
          <table:table-cell office:value-type="float" office:value="25898" calcext:value-type="float">
            <text:p>25898</text:p>
          </table:table-cell>
          <table:table-cell office:value-type="float" office:value="2512" calcext:value-type="float">
            <text:p>2512</text:p>
          </table:table-cell>
          <table:table-cell table:formula="of:=[.C209]-[$'Table 5 - Testing'.E210]" office:value-type="float" office:value="114" calcext:value-type="float">
            <text:p>114</text:p>
          </table:table-cell>
          <table:table-cell table:formula="of:=[.D209]-[$'Table 5 - Testing'.C210]" office:value-type="float" office:value="889" calcext:value-type="float">
            <text:p>889</text:p>
          </table:table-cell>
          <table:table-cell table:formula="of:=SUM([.F$2:.F209])-[.G209]" office:value-type="float" office:value="2246" calcext:value-type="float">
            <text:p>2246</text:p>
          </table:table-cell>
          <table:table-cell table:formula="of:=SUM([.C203:.C209])" office:value-type="float" office:value="2322" calcext:value-type="float">
            <text:p>2322</text:p>
          </table:table-cell>
          <table:table-cell table:formula="of:=[$'Table 5 - Testing'.C210]-[$'Table 5 - Testing'.C203]" office:value-type="float" office:value="1993" calcext:value-type="float">
            <text:p>1993</text:p>
          </table:table-cell>
          <table:table-cell table:formula="of:=[$'Table 5 - Testing'.D210]-[$'Table 5 - Testing'.D203]" office:value-type="float" office:value="39462" calcext:value-type="float">
            <text:p>39462</text:p>
          </table:table-cell>
          <table:table-cell table:formula="of:=TEXT([$'Table 5 - Testing'.A210];&quot;DDD&quot;)" office:value-type="string" office:string-value="Tue" calcext:value-type="string">
            <text:p>Tue</text:p>
          </table:table-cell>
          <table:table-cell table:formula="of:=MOD([.A209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200923" calcext:value-type="float">
            <text:p>20200923</text:p>
          </table:table-cell>
          <table:table-cell office:value-type="float" office:value="572" calcext:value-type="float">
            <text:p>572</text:p>
          </table:table-cell>
          <table:table-cell office:value-type="float" office:value="26470" calcext:value-type="float">
            <text:p>26470</text:p>
          </table:table-cell>
          <table:table-cell office:value-type="float" office:value="2513" calcext:value-type="float">
            <text:p>2513</text:p>
          </table:table-cell>
          <table:table-cell table:formula="of:=[.C210]-[$'Table 5 - Testing'.E211]" office:value-type="float" office:value="86" calcext:value-type="float">
            <text:p>86</text:p>
          </table:table-cell>
          <table:table-cell table:formula="of:=[.D210]-[$'Table 5 - Testing'.C211]" office:value-type="float" office:value="975" calcext:value-type="float">
            <text:p>975</text:p>
          </table:table-cell>
          <table:table-cell table:formula="of:=SUM([.F$2:.F210])-[.G210]" office:value-type="float" office:value="2246" calcext:value-type="float">
            <text:p>2246</text:p>
          </table:table-cell>
          <table:table-cell table:formula="of:=SUM([.C204:.C210])" office:value-type="float" office:value="2614" calcext:value-type="float">
            <text:p>2614</text:p>
          </table:table-cell>
          <table:table-cell table:formula="of:=[$'Table 5 - Testing'.C211]-[$'Table 5 - Testing'.C204]" office:value-type="float" office:value="2212" calcext:value-type="float">
            <text:p>2212</text:p>
          </table:table-cell>
          <table:table-cell table:formula="of:=[$'Table 5 - Testing'.D211]-[$'Table 5 - Testing'.D204]" office:value-type="float" office:value="38346" calcext:value-type="float">
            <text:p>38346</text:p>
          </table:table-cell>
          <table:table-cell table:formula="of:=TEXT([$'Table 5 - Testing'.A211];&quot;DDD&quot;)" office:value-type="string" office:string-value="Wed" calcext:value-type="string">
            <text:p>Wed</text:p>
          </table:table-cell>
          <table:table-cell table:formula="of:=MOD([.A210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00924" calcext:value-type="float">
            <text:p>20200924</text:p>
          </table:table-cell>
          <table:table-cell office:value-type="float" office:value="716" calcext:value-type="float">
            <text:p>716</text:p>
          </table:table-cell>
          <table:table-cell office:value-type="float" office:value="27186" calcext:value-type="float">
            <text:p>27186</text:p>
          </table:table-cell>
          <table:table-cell office:value-type="float" office:value="2515" calcext:value-type="float">
            <text:p>2515</text:p>
          </table:table-cell>
          <table:table-cell table:formula="of:=[.C211]-[$'Table 5 - Testing'.E212]" office:value-type="float" office:value="251" calcext:value-type="float">
            <text:p>251</text:p>
          </table:table-cell>
          <table:table-cell table:formula="of:=[.D211]-[$'Table 5 - Testing'.C212]" office:value-type="float" office:value="1226" calcext:value-type="float">
            <text:p>1226</text:p>
          </table:table-cell>
          <table:table-cell table:formula="of:=SUM([.F$2:.F211])-[.G211]" office:value-type="float" office:value="2246" calcext:value-type="float">
            <text:p>2246</text:p>
          </table:table-cell>
          <table:table-cell table:formula="of:=SUM([.C205:.C211])" office:value-type="float" office:value="3065" calcext:value-type="float">
            <text:p>3065</text:p>
          </table:table-cell>
          <table:table-cell table:formula="of:=[$'Table 5 - Testing'.C212]-[$'Table 5 - Testing'.C205]" office:value-type="float" office:value="2387" calcext:value-type="float">
            <text:p>2387</text:p>
          </table:table-cell>
          <table:table-cell table:formula="of:=[$'Table 5 - Testing'.D212]-[$'Table 5 - Testing'.D205]" office:value-type="float" office:value="36971" calcext:value-type="float">
            <text:p>36971</text:p>
          </table:table-cell>
          <table:table-cell table:formula="of:=TEXT([$'Table 5 - Testing'.A212];&quot;DDD&quot;)" office:value-type="string" office:string-value="Thu" calcext:value-type="string">
            <text:p>Thu</text:p>
          </table:table-cell>
          <table:table-cell table:formula="of:=MOD([.A211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200925" calcext:value-type="float">
            <text:p>20200925</text:p>
          </table:table-cell>
          <table:table-cell office:value-type="float" office:value="576" calcext:value-type="float">
            <text:p>576</text:p>
          </table:table-cell>
          <table:table-cell office:value-type="float" office:value="27762" calcext:value-type="float">
            <text:p>27762</text:p>
          </table:table-cell>
          <table:table-cell office:value-type="float" office:value="2516" calcext:value-type="float">
            <text:p>2516</text:p>
          </table:table-cell>
          <table:table-cell table:formula="of:=[.C212]-[$'Table 5 - Testing'.E213]" office:value-type="float" office:value="18" calcext:value-type="float">
            <text:p>18</text:p>
          </table:table-cell>
          <table:table-cell table:formula="of:=[.D212]-[$'Table 5 - Testing'.C213]" office:value-type="float" office:value="1244" calcext:value-type="float">
            <text:p>1244</text:p>
          </table:table-cell>
          <table:table-cell table:formula="of:=SUM([.F$2:.F212])-[.G212]" office:value-type="float" office:value="2246" calcext:value-type="float">
            <text:p>2246</text:p>
          </table:table-cell>
          <table:table-cell table:formula="of:=SUM([.C206:.C212])" office:value-type="float" office:value="3371" calcext:value-type="float">
            <text:p>3371</text:p>
          </table:table-cell>
          <table:table-cell table:formula="of:=[$'Table 5 - Testing'.C213]-[$'Table 5 - Testing'.C206]" office:value-type="float" office:value="2742" calcext:value-type="float">
            <text:p>2742</text:p>
          </table:table-cell>
          <table:table-cell table:formula="of:=[$'Table 5 - Testing'.D213]-[$'Table 5 - Testing'.D206]" office:value-type="float" office:value="38208" calcext:value-type="float">
            <text:p>38208</text:p>
          </table:table-cell>
          <table:table-cell table:formula="of:=TEXT([$'Table 5 - Testing'.A213];&quot;DDD&quot;)" office:value-type="string" office:string-value="Fri" calcext:value-type="string">
            <text:p>Fri</text:p>
          </table:table-cell>
          <table:table-cell table:formula="of:=MOD([.A212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200926" calcext:value-type="float">
            <text:p>20200926</text:p>
          </table:table-cell>
          <table:table-cell office:value-type="float" office:value="437" calcext:value-type="float">
            <text:p>437</text:p>
          </table:table-cell>
          <table:table-cell office:value-type="float" office:value="28199" calcext:value-type="float">
            <text:p>28199</text:p>
          </table:table-cell>
          <table:table-cell office:value-type="float" office:value="2518" calcext:value-type="float">
            <text:p>2518</text:p>
          </table:table-cell>
          <table:table-cell table:formula="of:=[.C213]-[$'Table 5 - Testing'.E214]" office:value-type="float" office:value="-277" calcext:value-type="float">
            <text:p>-277</text:p>
          </table:table-cell>
          <table:table-cell table:formula="of:=[.D213]-[$'Table 5 - Testing'.C214]" office:value-type="float" office:value="967" calcext:value-type="float">
            <text:p>967</text:p>
          </table:table-cell>
          <table:table-cell table:formula="of:=SUM([.F$2:.F213])-[.G213]" office:value-type="float" office:value="2246" calcext:value-type="float">
            <text:p>2246</text:p>
          </table:table-cell>
          <table:table-cell table:formula="of:=SUM([.C207:.C213])" office:value-type="float" office:value="3572" calcext:value-type="float">
            <text:p>3572</text:p>
          </table:table-cell>
          <table:table-cell table:formula="of:=[$'Table 5 - Testing'.C214]-[$'Table 5 - Testing'.C207]" office:value-type="float" office:value="3106" calcext:value-type="float">
            <text:p>3106</text:p>
          </table:table-cell>
          <table:table-cell table:formula="of:=[$'Table 5 - Testing'.D214]-[$'Table 5 - Testing'.D207]" office:value-type="float" office:value="37796" calcext:value-type="float">
            <text:p>37796</text:p>
          </table:table-cell>
          <table:table-cell table:formula="of:=TEXT([$'Table 5 - Testing'.A214];&quot;DDD&quot;)" office:value-type="string" office:string-value="Sat" calcext:value-type="string">
            <text:p>Sat</text:p>
          </table:table-cell>
          <table:table-cell table:formula="of:=MOD([.A213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200927" calcext:value-type="float">
            <text:p>20200927</text:p>
          </table:table-cell>
          <table:table-cell office:value-type="float" office:value="359" calcext:value-type="float">
            <text:p>359</text:p>
          </table:table-cell>
          <table:table-cell office:value-type="float" office:value="28558" calcext:value-type="float">
            <text:p>28558</text:p>
          </table:table-cell>
          <table:table-cell office:value-type="float" office:value="2520" calcext:value-type="float">
            <text:p>2520</text:p>
          </table:table-cell>
          <table:table-cell table:formula="of:=[.C214]-[$'Table 5 - Testing'.E215]" office:value-type="float" office:value="15" calcext:value-type="float">
            <text:p>15</text:p>
          </table:table-cell>
          <table:table-cell table:formula="of:=[.D214]-[$'Table 5 - Testing'.C215]" office:value-type="float" office:value="982" calcext:value-type="float">
            <text:p>982</text:p>
          </table:table-cell>
          <table:table-cell table:formula="of:=SUM([.F$2:.F214])-[.G214]" office:value-type="float" office:value="2246" calcext:value-type="float">
            <text:p>2246</text:p>
          </table:table-cell>
          <table:table-cell table:formula="of:=SUM([.C208:.C214])" office:value-type="float" office:value="3611" calcext:value-type="float">
            <text:p>3611</text:p>
          </table:table-cell>
          <table:table-cell table:formula="of:=[$'Table 5 - Testing'.C215]-[$'Table 5 - Testing'.C208]" office:value-type="float" office:value="3205" calcext:value-type="float">
            <text:p>3205</text:p>
          </table:table-cell>
          <table:table-cell table:formula="of:=[$'Table 5 - Testing'.D215]-[$'Table 5 - Testing'.D208]" office:value-type="float" office:value="37064" calcext:value-type="float">
            <text:p>37064</text:p>
          </table:table-cell>
          <table:table-cell table:formula="of:=TEXT([$'Table 5 - Testing'.A215];&quot;DDD&quot;)" office:value-type="string" office:string-value="Sun" calcext:value-type="string">
            <text:p>Sun</text:p>
          </table:table-cell>
          <table:table-cell table:formula="of:=MOD([.A214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200928" calcext:value-type="float">
            <text:p>20200928</text:p>
          </table:table-cell>
          <table:table-cell office:value-type="float" office:value="625" calcext:value-type="float">
            <text:p>625</text:p>
          </table:table-cell>
          <table:table-cell office:value-type="float" office:value="29183" calcext:value-type="float">
            <text:p>29183</text:p>
          </table:table-cell>
          <table:table-cell office:value-type="float" office:value="2523" calcext:value-type="float">
            <text:p>2523</text:p>
          </table:table-cell>
          <table:table-cell table:formula="of:=[.C215]-[$'Table 5 - Testing'.E216]" office:value-type="float" office:value="403" calcext:value-type="float">
            <text:p>403</text:p>
          </table:table-cell>
          <table:table-cell table:formula="of:=[.D215]-[$'Table 5 - Testing'.C216]" office:value-type="float" office:value="1385" calcext:value-type="float">
            <text:p>1385</text:p>
          </table:table-cell>
          <table:table-cell table:formula="of:=SUM([.F$2:.F215])-[.G215]" office:value-type="float" office:value="2246" calcext:value-type="float">
            <text:p>2246</text:p>
          </table:table-cell>
          <table:table-cell table:formula="of:=SUM([.C209:.C215])" office:value-type="float" office:value="3782" calcext:value-type="float">
            <text:p>3782</text:p>
          </table:table-cell>
          <table:table-cell table:formula="of:=[$'Table 5 - Testing'.C216]-[$'Table 5 - Testing'.C209]" office:value-type="float" office:value="3172" calcext:value-type="float">
            <text:p>3172</text:p>
          </table:table-cell>
          <table:table-cell table:formula="of:=[$'Table 5 - Testing'.D216]-[$'Table 5 - Testing'.D209]" office:value-type="float" office:value="36259" calcext:value-type="float">
            <text:p>36259</text:p>
          </table:table-cell>
          <table:table-cell table:formula="of:=TEXT([$'Table 5 - Testing'.A216];&quot;DDD&quot;)" office:value-type="string" office:string-value="Mon" calcext:value-type="string">
            <text:p>Mon</text:p>
          </table:table-cell>
          <table:table-cell table:formula="of:=MOD([.A215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200929" calcext:value-type="float">
            <text:p>20200929</text:p>
          </table:table-cell>
          <table:table-cell office:value-type="float" office:value="661" calcext:value-type="float">
            <text:p>661</text:p>
          </table:table-cell>
          <table:table-cell office:value-type="float" office:value="29844" calcext:value-type="float">
            <text:p>29844</text:p>
          </table:table-cell>
          <table:table-cell office:value-type="float" office:value="2524" calcext:value-type="float">
            <text:p>2524</text:p>
          </table:table-cell>
          <table:table-cell table:formula="of:=[.C216]-[$'Table 5 - Testing'.E217]" office:value-type="float" office:value="-145" calcext:value-type="float">
            <text:p>-145</text:p>
          </table:table-cell>
          <table:table-cell table:formula="of:=[.D216]-[$'Table 5 - Testing'.C217]" office:value-type="float" office:value="1240" calcext:value-type="float">
            <text:p>1240</text:p>
          </table:table-cell>
          <table:table-cell table:formula="of:=SUM([.F$2:.F216])-[.G216]" office:value-type="float" office:value="2246" calcext:value-type="float">
            <text:p>2246</text:p>
          </table:table-cell>
          <table:table-cell table:formula="of:=SUM([.C210:.C216])" office:value-type="float" office:value="3946" calcext:value-type="float">
            <text:p>3946</text:p>
          </table:table-cell>
          <table:table-cell table:formula="of:=[$'Table 5 - Testing'.C217]-[$'Table 5 - Testing'.C210]" office:value-type="float" office:value="3595" calcext:value-type="float">
            <text:p>3595</text:p>
          </table:table-cell>
          <table:table-cell table:formula="of:=[$'Table 5 - Testing'.D217]-[$'Table 5 - Testing'.D210]" office:value-type="float" office:value="38229" calcext:value-type="float">
            <text:p>38229</text:p>
          </table:table-cell>
          <table:table-cell table:formula="of:=TEXT([$'Table 5 - Testing'.A217];&quot;DDD&quot;)" office:value-type="string" office:string-value="Tue" calcext:value-type="string">
            <text:p>Tue</text:p>
          </table:table-cell>
          <table:table-cell table:formula="of:=MOD([.A216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200930" calcext:value-type="float">
            <text:p>20200930</text:p>
          </table:table-cell>
          <table:table-cell office:value-type="float" office:value="793" calcext:value-type="float">
            <text:p>793</text:p>
          </table:table-cell>
          <table:table-cell office:value-type="float" office:value="30637" calcext:value-type="float">
            <text:p>30637</text:p>
          </table:table-cell>
          <table:table-cell office:value-type="float" office:value="2528" calcext:value-type="float">
            <text:p>2528</text:p>
          </table:table-cell>
          <table:table-cell table:formula="of:=[.C217]-[$'Table 5 - Testing'.E218]" office:value-type="float" office:value="153" calcext:value-type="float">
            <text:p>153</text:p>
          </table:table-cell>
          <table:table-cell table:formula="of:=[.D217]-[$'Table 5 - Testing'.C218]" office:value-type="float" office:value="1393" calcext:value-type="float">
            <text:p>1393</text:p>
          </table:table-cell>
          <table:table-cell table:formula="of:=SUM([.F$2:.F217])-[.G217]" office:value-type="float" office:value="2246" calcext:value-type="float">
            <text:p>2246</text:p>
          </table:table-cell>
          <table:table-cell table:formula="of:=SUM([.C211:.C217])" office:value-type="float" office:value="4167" calcext:value-type="float">
            <text:p>4167</text:p>
          </table:table-cell>
          <table:table-cell table:formula="of:=[$'Table 5 - Testing'.C218]-[$'Table 5 - Testing'.C211]" office:value-type="float" office:value="3749" calcext:value-type="float">
            <text:p>3749</text:p>
          </table:table-cell>
          <table:table-cell table:formula="of:=[$'Table 5 - Testing'.D218]-[$'Table 5 - Testing'.D211]" office:value-type="float" office:value="38226" calcext:value-type="float">
            <text:p>38226</text:p>
          </table:table-cell>
          <table:table-cell table:formula="of:=TEXT([$'Table 5 - Testing'.A218];&quot;DDD&quot;)" office:value-type="string" office:string-value="Wed" calcext:value-type="string">
            <text:p>Wed</text:p>
          </table:table-cell>
          <table:table-cell table:formula="of:=MOD([.A217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201001" calcext:value-type="float">
            <text:p>20201001</text:p>
          </table:table-cell>
          <table:table-cell office:value-type="float" office:value="777" calcext:value-type="float">
            <text:p>777</text:p>
          </table:table-cell>
          <table:table-cell office:value-type="float" office:value="31414" calcext:value-type="float">
            <text:p>31414</text:p>
          </table:table-cell>
          <table:table-cell office:value-type="float" office:value="2532" calcext:value-type="float">
            <text:p>2532</text:p>
          </table:table-cell>
          <table:table-cell table:formula="of:=[.C218]-[$'Table 5 - Testing'.E219]" office:value-type="float" office:value="109" calcext:value-type="float">
            <text:p>109</text:p>
          </table:table-cell>
          <table:table-cell table:formula="of:=[.D218]-[$'Table 5 - Testing'.C219]" office:value-type="float" office:value="1502" calcext:value-type="float">
            <text:p>1502</text:p>
          </table:table-cell>
          <table:table-cell table:formula="of:=SUM([.F$2:.F218])-[.G218]" office:value-type="float" office:value="2246" calcext:value-type="float">
            <text:p>2246</text:p>
          </table:table-cell>
          <table:table-cell table:formula="of:=SUM([.C212:.C218])" office:value-type="float" office:value="4228" calcext:value-type="float">
            <text:p>4228</text:p>
          </table:table-cell>
          <table:table-cell table:formula="of:=[$'Table 5 - Testing'.C219]-[$'Table 5 - Testing'.C212]" office:value-type="float" office:value="3952" calcext:value-type="float">
            <text:p>3952</text:p>
          </table:table-cell>
          <table:table-cell table:formula="of:=[$'Table 5 - Testing'.D219]-[$'Table 5 - Testing'.D212]" office:value-type="float" office:value="38498" calcext:value-type="float">
            <text:p>38498</text:p>
          </table:table-cell>
          <table:table-cell table:formula="of:=TEXT([$'Table 5 - Testing'.A219];&quot;DDD&quot;)" office:value-type="string" office:string-value="Thu" calcext:value-type="string">
            <text:p>Thu</text:p>
          </table:table-cell>
          <table:table-cell table:formula="of:=MOD([.A218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201002" calcext:value-type="float">
            <text:p>20201002</text:p>
          </table:table-cell>
          <table:table-cell office:value-type="float" office:value="818" calcext:value-type="float">
            <text:p>818</text:p>
          </table:table-cell>
          <table:table-cell office:value-type="float" office:value="32232" calcext:value-type="float">
            <text:p>32232</text:p>
          </table:table-cell>
          <table:table-cell office:value-type="float" office:value="2533" calcext:value-type="float">
            <text:p>2533</text:p>
          </table:table-cell>
          <table:table-cell table:formula="of:=[.C219]-[$'Table 5 - Testing'.E220]" office:value-type="float" office:value="43" calcext:value-type="float">
            <text:p>43</text:p>
          </table:table-cell>
          <table:table-cell table:formula="of:=[.D219]-[$'Table 5 - Testing'.C220]" office:value-type="float" office:value="1545" calcext:value-type="float">
            <text:p>1545</text:p>
          </table:table-cell>
          <table:table-cell table:formula="of:=SUM([.F$2:.F219])-[.G219]" office:value-type="float" office:value="2246" calcext:value-type="float">
            <text:p>2246</text:p>
          </table:table-cell>
          <table:table-cell table:formula="of:=SUM([.C213:.C219])" office:value-type="float" office:value="4470" calcext:value-type="float">
            <text:p>4470</text:p>
          </table:table-cell>
          <table:table-cell table:formula="of:=[$'Table 5 - Testing'.C220]-[$'Table 5 - Testing'.C213]" office:value-type="float" office:value="4169" calcext:value-type="float">
            <text:p>4169</text:p>
          </table:table-cell>
          <table:table-cell table:formula="of:=[$'Table 5 - Testing'.D220]-[$'Table 5 - Testing'.D213]" office:value-type="float" office:value="38772" calcext:value-type="float">
            <text:p>38772</text:p>
          </table:table-cell>
          <table:table-cell table:formula="of:=TEXT([$'Table 5 - Testing'.A220];&quot;DDD&quot;)" office:value-type="string" office:string-value="Fri" calcext:value-type="string">
            <text:p>Fri</text:p>
          </table:table-cell>
          <table:table-cell table:formula="of:=MOD([.A219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201003" calcext:value-type="float">
            <text:p>20201003</text:p>
          </table:table-cell>
          <table:table-cell office:value-type="float" office:value="702" calcext:value-type="float">
            <text:p>702</text:p>
          </table:table-cell>
          <table:table-cell office:value-type="float" office:value="32934" calcext:value-type="float">
            <text:p>32934</text:p>
          </table:table-cell>
          <table:table-cell office:value-type="float" office:value="2535" calcext:value-type="float">
            <text:p>2535</text:p>
          </table:table-cell>
          <table:table-cell table:formula="of:=[.C220]-[$'Table 5 - Testing'.E221]" office:value-type="float" office:value="-62" calcext:value-type="float">
            <text:p>-62</text:p>
          </table:table-cell>
          <table:table-cell table:formula="of:=[.D220]-[$'Table 5 - Testing'.C221]" office:value-type="float" office:value="1483" calcext:value-type="float">
            <text:p>1483</text:p>
          </table:table-cell>
          <table:table-cell table:formula="of:=SUM([.F$2:.F220])-[.G220]" office:value-type="float" office:value="2246" calcext:value-type="float">
            <text:p>2246</text:p>
          </table:table-cell>
          <table:table-cell table:formula="of:=SUM([.C214:.C220])" office:value-type="float" office:value="4735" calcext:value-type="float">
            <text:p>4735</text:p>
          </table:table-cell>
          <table:table-cell table:formula="of:=[$'Table 5 - Testing'.C221]-[$'Table 5 - Testing'.C214]" office:value-type="float" office:value="4219" calcext:value-type="float">
            <text:p>4219</text:p>
          </table:table-cell>
          <table:table-cell table:formula="of:=[$'Table 5 - Testing'.D221]-[$'Table 5 - Testing'.D214]" office:value-type="float" office:value="38879" calcext:value-type="float">
            <text:p>38879</text:p>
          </table:table-cell>
          <table:table-cell table:formula="of:=TEXT([$'Table 5 - Testing'.A221];&quot;DDD&quot;)" office:value-type="string" office:string-value="Sat" calcext:value-type="string">
            <text:p>Sat</text:p>
          </table:table-cell>
          <table:table-cell table:formula="of:=MOD([.A220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201004" calcext:value-type="float">
            <text:p>20201004</text:p>
          </table:table-cell>
          <table:table-cell office:value-type="float" office:value="744" calcext:value-type="float">
            <text:p>744</text:p>
          </table:table-cell>
          <table:table-cell office:value-type="float" office:value="33678" calcext:value-type="float">
            <text:p>33678</text:p>
          </table:table-cell>
          <table:table-cell office:value-type="float" office:value="2538" calcext:value-type="float">
            <text:p>2538</text:p>
          </table:table-cell>
          <table:table-cell table:formula="of:=[.C221]-[$'Table 5 - Testing'.E222]" office:value-type="float" office:value="-14" calcext:value-type="float">
            <text:p>-14</text:p>
          </table:table-cell>
          <table:table-cell table:formula="of:=[.D221]-[$'Table 5 - Testing'.C222]" office:value-type="float" office:value="1469" calcext:value-type="float">
            <text:p>1469</text:p>
          </table:table-cell>
          <table:table-cell table:formula="of:=SUM([.F$2:.F221])-[.G221]" office:value-type="float" office:value="2246" calcext:value-type="float">
            <text:p>2246</text:p>
          </table:table-cell>
          <table:table-cell table:formula="of:=SUM([.C215:.C221])" office:value-type="float" office:value="5120" calcext:value-type="float">
            <text:p>5120</text:p>
          </table:table-cell>
          <table:table-cell table:formula="of:=[$'Table 5 - Testing'.C222]-[$'Table 5 - Testing'.C215]" office:value-type="float" office:value="4633" calcext:value-type="float">
            <text:p>4633</text:p>
          </table:table-cell>
          <table:table-cell table:formula="of:=[$'Table 5 - Testing'.D222]-[$'Table 5 - Testing'.D215]" office:value-type="float" office:value="40799" calcext:value-type="float">
            <text:p>40799</text:p>
          </table:table-cell>
          <table:table-cell table:formula="of:=TEXT([$'Table 5 - Testing'.A222];&quot;DDD&quot;)" office:value-type="string" office:string-value="Sun" calcext:value-type="string">
            <text:p>Sun</text:p>
          </table:table-cell>
          <table:table-cell table:formula="of:=MOD([.A221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201005" calcext:value-type="float">
            <text:p>20201005</text:p>
          </table:table-cell>
          <table:table-cell office:value-type="float" office:value="1099" calcext:value-type="float">
            <text:p>1099</text:p>
          </table:table-cell>
          <table:table-cell office:value-type="float" office:value="34777" calcext:value-type="float">
            <text:p>34777</text:p>
          </table:table-cell>
          <table:table-cell office:value-type="float" office:value="2538" calcext:value-type="float">
            <text:p>2538</text:p>
          </table:table-cell>
          <table:table-cell table:formula="of:=[.C222]-[$'Table 5 - Testing'.E223]" office:value-type="float" office:value="402" calcext:value-type="float">
            <text:p>402</text:p>
          </table:table-cell>
          <table:table-cell table:formula="of:=[.D222]-[$'Table 5 - Testing'.C223]" office:value-type="float" office:value="1871" calcext:value-type="float">
            <text:p>1871</text:p>
          </table:table-cell>
          <table:table-cell table:formula="of:=SUM([.F$2:.F222])-[.G222]" office:value-type="float" office:value="2246" calcext:value-type="float">
            <text:p>2246</text:p>
          </table:table-cell>
          <table:table-cell table:formula="of:=SUM([.C216:.C222])" office:value-type="float" office:value="5594" calcext:value-type="float">
            <text:p>5594</text:p>
          </table:table-cell>
          <table:table-cell table:formula="of:=[$'Table 5 - Testing'.C223]-[$'Table 5 - Testing'.C216]" office:value-type="float" office:value="5108" calcext:value-type="float">
            <text:p>5108</text:p>
          </table:table-cell>
          <table:table-cell table:formula="of:=[$'Table 5 - Testing'.D223]-[$'Table 5 - Testing'.D216]" office:value-type="float" office:value="43044" calcext:value-type="float">
            <text:p>43044</text:p>
          </table:table-cell>
          <table:table-cell table:formula="of:=TEXT([$'Table 5 - Testing'.A223];&quot;DDD&quot;)" office:value-type="string" office:string-value="Mon" calcext:value-type="string">
            <text:p>Mon</text:p>
          </table:table-cell>
          <table:table-cell table:formula="of:=MOD([.A222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201006" calcext:value-type="float">
            <text:p>20201006</text:p>
          </table:table-cell>
          <table:table-cell office:value-type="float" office:value="1192" calcext:value-type="float">
            <text:p>1192</text:p>
          </table:table-cell>
          <table:table-cell office:value-type="float" office:value="35969" calcext:value-type="float">
            <text:p>35969</text:p>
          </table:table-cell>
          <table:table-cell office:value-type="float" office:value="2541" calcext:value-type="float">
            <text:p>2541</text:p>
          </table:table-cell>
          <table:table-cell table:formula="of:=[.C223]-[$'Table 5 - Testing'.E224]" office:value-type="float" office:value="392" calcext:value-type="float">
            <text:p>392</text:p>
          </table:table-cell>
          <table:table-cell table:formula="of:=[.D223]-[$'Table 5 - Testing'.C224]" office:value-type="float" office:value="2263" calcext:value-type="float">
            <text:p>2263</text:p>
          </table:table-cell>
          <table:table-cell table:formula="of:=SUM([.F$2:.F223])-[.G223]" office:value-type="float" office:value="2246" calcext:value-type="float">
            <text:p>2246</text:p>
          </table:table-cell>
          <table:table-cell table:formula="of:=SUM([.C217:.C223])" office:value-type="float" office:value="6125" calcext:value-type="float">
            <text:p>6125</text:p>
          </table:table-cell>
          <table:table-cell table:formula="of:=[$'Table 5 - Testing'.C224]-[$'Table 5 - Testing'.C217]" office:value-type="float" office:value="5102" calcext:value-type="float">
            <text:p>5102</text:p>
          </table:table-cell>
          <table:table-cell table:formula="of:=[$'Table 5 - Testing'.D224]-[$'Table 5 - Testing'.D217]" office:value-type="float" office:value="42133" calcext:value-type="float">
            <text:p>42133</text:p>
          </table:table-cell>
          <table:table-cell table:formula="of:=TEXT([$'Table 5 - Testing'.A224];&quot;DDD&quot;)" office:value-type="string" office:string-value="Tue" calcext:value-type="string">
            <text:p>Tue</text:p>
          </table:table-cell>
          <table:table-cell table:formula="of:=MOD([.A223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201007" calcext:value-type="float">
            <text:p>20201007</text:p>
          </table:table-cell>
          <table:table-cell office:value-type="float" office:value="1250" calcext:value-type="float">
            <text:p>1250</text:p>
          </table:table-cell>
          <table:table-cell office:value-type="float" office:value="37219" calcext:value-type="float">
            <text:p>37219</text:p>
          </table:table-cell>
          <table:table-cell office:value-type="float" office:value="2549" calcext:value-type="float">
            <text:p>2549</text:p>
          </table:table-cell>
          <table:table-cell table:formula="of:=[.C224]-[$'Table 5 - Testing'.E225]" office:value-type="float" office:value="196" calcext:value-type="float">
            <text:p>196</text:p>
          </table:table-cell>
          <table:table-cell table:formula="of:=[.D224]-[$'Table 5 - Testing'.C225]" office:value-type="float" office:value="2459" calcext:value-type="float">
            <text:p>2459</text:p>
          </table:table-cell>
          <table:table-cell table:formula="of:=SUM([.F$2:.F224])-[.G224]" office:value-type="float" office:value="2246" calcext:value-type="float">
            <text:p>2246</text:p>
          </table:table-cell>
          <table:table-cell table:formula="of:=SUM([.C218:.C224])" office:value-type="float" office:value="6582" calcext:value-type="float">
            <text:p>6582</text:p>
          </table:table-cell>
          <table:table-cell table:formula="of:=[$'Table 5 - Testing'.C225]-[$'Table 5 - Testing'.C218]" office:value-type="float" office:value="5516" calcext:value-type="float">
            <text:p>5516</text:p>
          </table:table-cell>
          <table:table-cell table:formula="of:=[$'Table 5 - Testing'.D225]-[$'Table 5 - Testing'.D218]" office:value-type="float" office:value="44027" calcext:value-type="float">
            <text:p>44027</text:p>
          </table:table-cell>
          <table:table-cell table:formula="of:=TEXT([$'Table 5 - Testing'.A225];&quot;DDD&quot;)" office:value-type="string" office:string-value="Wed" calcext:value-type="string">
            <text:p>Wed</text:p>
          </table:table-cell>
          <table:table-cell table:formula="of:=MOD([.A224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201008" calcext:value-type="float">
            <text:p>20201008</text:p>
          </table:table-cell>
          <table:table-cell office:value-type="float" office:value="1171" calcext:value-type="float">
            <text:p>1171</text:p>
          </table:table-cell>
          <table:table-cell office:value-type="float" office:value="38390" calcext:value-type="float">
            <text:p>38390</text:p>
          </table:table-cell>
          <table:table-cell office:value-type="float" office:value="2560" calcext:value-type="float">
            <text:p>2560</text:p>
          </table:table-cell>
          <table:table-cell table:formula="of:=[.C225]-[$'Table 5 - Testing'.E226]" office:value-type="float" office:value="144" calcext:value-type="float">
            <text:p>144</text:p>
          </table:table-cell>
          <table:table-cell table:formula="of:=[.D225]-[$'Table 5 - Testing'.C226]" office:value-type="float" office:value="2603" calcext:value-type="float">
            <text:p>2603</text:p>
          </table:table-cell>
          <table:table-cell table:formula="of:=SUM([.F$2:.F225])-[.G225]" office:value-type="float" office:value="2246" calcext:value-type="float">
            <text:p>2246</text:p>
          </table:table-cell>
          <table:table-cell table:formula="of:=SUM([.C219:.C225])" office:value-type="float" office:value="6976" calcext:value-type="float">
            <text:p>6976</text:p>
          </table:table-cell>
          <table:table-cell table:formula="of:=[$'Table 5 - Testing'.C226]-[$'Table 5 - Testing'.C219]" office:value-type="float" office:value="5875" calcext:value-type="float">
            <text:p>5875</text:p>
          </table:table-cell>
          <table:table-cell table:formula="of:=[$'Table 5 - Testing'.D226]-[$'Table 5 - Testing'.D219]" office:value-type="float" office:value="45445" calcext:value-type="float">
            <text:p>45445</text:p>
          </table:table-cell>
          <table:table-cell table:formula="of:=TEXT([$'Table 5 - Testing'.A226];&quot;DDD&quot;)" office:value-type="string" office:string-value="Thu" calcext:value-type="string">
            <text:p>Thu</text:p>
          </table:table-cell>
          <table:table-cell table:formula="of:=MOD([.A225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01009" calcext:value-type="float">
            <text:p>20201009</text:p>
          </table:table-cell>
          <table:table-cell office:value-type="float" office:value="1096" calcext:value-type="float">
            <text:p>1096</text:p>
          </table:table-cell>
          <table:table-cell office:value-type="float" office:value="39486" calcext:value-type="float">
            <text:p>39486</text:p>
          </table:table-cell>
          <table:table-cell office:value-type="float" office:value="2566" calcext:value-type="float">
            <text:p>2566</text:p>
          </table:table-cell>
          <table:table-cell table:formula="of:=[.C226]-[$'Table 5 - Testing'.E227]" office:value-type="float" office:value="-150" calcext:value-type="float">
            <text:p>-150</text:p>
          </table:table-cell>
          <table:table-cell table:formula="of:=[.D226]-[$'Table 5 - Testing'.C227]" office:value-type="float" office:value="2453" calcext:value-type="float">
            <text:p>2453</text:p>
          </table:table-cell>
          <table:table-cell table:formula="of:=SUM([.F$2:.F226])-[.G226]" office:value-type="float" office:value="2246" calcext:value-type="float">
            <text:p>2246</text:p>
          </table:table-cell>
          <table:table-cell table:formula="of:=SUM([.C220:.C226])" office:value-type="float" office:value="7254" calcext:value-type="float">
            <text:p>7254</text:p>
          </table:table-cell>
          <table:table-cell table:formula="of:=[$'Table 5 - Testing'.C227]-[$'Table 5 - Testing'.C220]" office:value-type="float" office:value="6346" calcext:value-type="float">
            <text:p>6346</text:p>
          </table:table-cell>
          <table:table-cell table:formula="of:=[$'Table 5 - Testing'.D227]-[$'Table 5 - Testing'.D220]" office:value-type="float" office:value="47009" calcext:value-type="float">
            <text:p>47009</text:p>
          </table:table-cell>
          <table:table-cell table:formula="of:=TEXT([$'Table 5 - Testing'.A227];&quot;DDD&quot;)" office:value-type="string" office:string-value="Fri" calcext:value-type="string">
            <text:p>Fri</text:p>
          </table:table-cell>
          <table:table-cell table:formula="of:=MOD([.A226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201010" calcext:value-type="float">
            <text:p>20201010</text:p>
          </table:table-cell>
          <table:table-cell office:value-type="float" office:value="942" calcext:value-type="float">
            <text:p>942</text:p>
          </table:table-cell>
          <table:table-cell office:value-type="float" office:value="40428" calcext:value-type="float">
            <text:p>40428</text:p>
          </table:table-cell>
          <table:table-cell office:value-type="float" office:value="2576" calcext:value-type="float">
            <text:p>2576</text:p>
          </table:table-cell>
          <table:table-cell table:formula="of:=[.C227]-[$'Table 5 - Testing'.E228]" office:value-type="float" office:value="-67" calcext:value-type="float">
            <text:p>-67</text:p>
          </table:table-cell>
          <table:table-cell table:formula="of:=[.D227]-[$'Table 5 - Testing'.C228]" office:value-type="float" office:value="2386" calcext:value-type="float">
            <text:p>2386</text:p>
          </table:table-cell>
          <table:table-cell table:formula="of:=SUM([.F$2:.F227])-[.G227]" office:value-type="float" office:value="2246" calcext:value-type="float">
            <text:p>2246</text:p>
          </table:table-cell>
          <table:table-cell table:formula="of:=SUM([.C221:.C227])" office:value-type="float" office:value="7494" calcext:value-type="float">
            <text:p>7494</text:p>
          </table:table-cell>
          <table:table-cell table:formula="of:=[$'Table 5 - Testing'.C228]-[$'Table 5 - Testing'.C221]" office:value-type="float" office:value="6591" calcext:value-type="float">
            <text:p>6591</text:p>
          </table:table-cell>
          <table:table-cell table:formula="of:=[$'Table 5 - Testing'.D228]-[$'Table 5 - Testing'.D221]" office:value-type="float" office:value="47820" calcext:value-type="float">
            <text:p>47820</text:p>
          </table:table-cell>
          <table:table-cell table:formula="of:=TEXT([$'Table 5 - Testing'.A228];&quot;DDD&quot;)" office:value-type="string" office:string-value="Sat" calcext:value-type="string">
            <text:p>Sat</text:p>
          </table:table-cell>
          <table:table-cell table:formula="of:=MOD([.A227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201011" calcext:value-type="float">
            <text:p>20201011</text:p>
          </table:table-cell>
          <table:table-cell office:value-type="float" office:value="959" calcext:value-type="float">
            <text:p>959</text:p>
          </table:table-cell>
          <table:table-cell office:value-type="float" office:value="41387" calcext:value-type="float">
            <text:p>41387</text:p>
          </table:table-cell>
          <table:table-cell office:value-type="float" office:value="2585" calcext:value-type="float">
            <text:p>2585</text:p>
          </table:table-cell>
          <table:table-cell table:formula="of:=[.C228]-[$'Table 5 - Testing'.E229]" office:value-type="float" office:value="3" calcext:value-type="float">
            <text:p>3</text:p>
          </table:table-cell>
          <table:table-cell table:formula="of:=[.D228]-[$'Table 5 - Testing'.C229]" office:value-type="float" office:value="2389" calcext:value-type="float">
            <text:p>2389</text:p>
          </table:table-cell>
          <table:table-cell table:formula="of:=SUM([.F$2:.F228])-[.G228]" office:value-type="float" office:value="2246" calcext:value-type="float">
            <text:p>2246</text:p>
          </table:table-cell>
          <table:table-cell table:formula="of:=SUM([.C222:.C228])" office:value-type="float" office:value="7709" calcext:value-type="float">
            <text:p>7709</text:p>
          </table:table-cell>
          <table:table-cell table:formula="of:=[$'Table 5 - Testing'.C229]-[$'Table 5 - Testing'.C222]" office:value-type="float" office:value="6789" calcext:value-type="float">
            <text:p>6789</text:p>
          </table:table-cell>
          <table:table-cell table:formula="of:=[$'Table 5 - Testing'.D229]-[$'Table 5 - Testing'.D222]" office:value-type="float" office:value="48531" calcext:value-type="float">
            <text:p>48531</text:p>
          </table:table-cell>
          <table:table-cell table:formula="of:=TEXT([$'Table 5 - Testing'.A229];&quot;DDD&quot;)" office:value-type="string" office:string-value="Sun" calcext:value-type="string">
            <text:p>Sun</text:p>
          </table:table-cell>
          <table:table-cell table:formula="of:=MOD([.A228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201012" calcext:value-type="float">
            <text:p>20201012</text:p>
          </table:table-cell>
          <table:table-cell office:value-type="float" office:value="1361" calcext:value-type="float">
            <text:p>1361</text:p>
          </table:table-cell>
          <table:table-cell office:value-type="float" office:value="42748" calcext:value-type="float">
            <text:p>42748</text:p>
          </table:table-cell>
          <table:table-cell office:value-type="float" office:value="2591" calcext:value-type="float">
            <text:p>2591</text:p>
          </table:table-cell>
          <table:table-cell table:formula="of:=[.C229]-[$'Table 5 - Testing'.E230]" office:value-type="float" office:value="400" calcext:value-type="float">
            <text:p>400</text:p>
          </table:table-cell>
          <table:table-cell table:formula="of:=[.D229]-[$'Table 5 - Testing'.C230]" office:value-type="float" office:value="2789" calcext:value-type="float">
            <text:p>2789</text:p>
          </table:table-cell>
          <table:table-cell table:formula="of:=SUM([.F$2:.F229])-[.G229]" office:value-type="float" office:value="2246" calcext:value-type="float">
            <text:p>2246</text:p>
          </table:table-cell>
          <table:table-cell table:formula="of:=SUM([.C223:.C229])" office:value-type="float" office:value="7971" calcext:value-type="float">
            <text:p>7971</text:p>
          </table:table-cell>
          <table:table-cell table:formula="of:=[$'Table 5 - Testing'.C230]-[$'Table 5 - Testing'.C223]" office:value-type="float" office:value="7053" calcext:value-type="float">
            <text:p>7053</text:p>
          </table:table-cell>
          <table:table-cell table:formula="of:=[$'Table 5 - Testing'.D230]-[$'Table 5 - Testing'.D223]" office:value-type="float" office:value="48679" calcext:value-type="float">
            <text:p>48679</text:p>
          </table:table-cell>
          <table:table-cell table:formula="of:=TEXT([$'Table 5 - Testing'.A230];&quot;DDD&quot;)" office:value-type="string" office:string-value="Mon" calcext:value-type="string">
            <text:p>Mon</text:p>
          </table:table-cell>
          <table:table-cell table:formula="of:=MOD([.A229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201013" calcext:value-type="float">
            <text:p>20201013</text:p>
          </table:table-cell>
          <table:table-cell office:value-type="float" office:value="1423" calcext:value-type="float">
            <text:p>1423</text:p>
          </table:table-cell>
          <table:table-cell office:value-type="float" office:value="44171" calcext:value-type="float">
            <text:p>44171</text:p>
          </table:table-cell>
          <table:table-cell office:value-type="float" office:value="2602" calcext:value-type="float">
            <text:p>2602</text:p>
          </table:table-cell>
          <table:table-cell table:formula="of:=[.C230]-[$'Table 5 - Testing'.E231]" office:value-type="float" office:value="126" calcext:value-type="float">
            <text:p>126</text:p>
          </table:table-cell>
          <table:table-cell table:formula="of:=[.D230]-[$'Table 5 - Testing'.C231]" office:value-type="float" office:value="2915" calcext:value-type="float">
            <text:p>2915</text:p>
          </table:table-cell>
          <table:table-cell table:formula="of:=SUM([.F$2:.F230])-[.G230]" office:value-type="float" office:value="2246" calcext:value-type="float">
            <text:p>2246</text:p>
          </table:table-cell>
          <table:table-cell table:formula="of:=SUM([.C224:.C230])" office:value-type="float" office:value="8202" calcext:value-type="float">
            <text:p>8202</text:p>
          </table:table-cell>
          <table:table-cell table:formula="of:=[$'Table 5 - Testing'.C231]-[$'Table 5 - Testing'.C224]" office:value-type="float" office:value="7550" calcext:value-type="float">
            <text:p>7550</text:p>
          </table:table-cell>
          <table:table-cell table:formula="of:=[$'Table 5 - Testing'.D231]-[$'Table 5 - Testing'.D224]" office:value-type="float" office:value="50131" calcext:value-type="float">
            <text:p>50131</text:p>
          </table:table-cell>
          <table:table-cell table:formula="of:=TEXT([$'Table 5 - Testing'.A231];&quot;DDD&quot;)" office:value-type="string" office:string-value="Tue" calcext:value-type="string">
            <text:p>Tue</text:p>
          </table:table-cell>
          <table:table-cell table:formula="of:=MOD([.A230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201014" calcext:value-type="float">
            <text:p>20201014</text:p>
          </table:table-cell>
          <table:table-cell office:value-type="float" office:value="1290" calcext:value-type="float">
            <text:p>1290</text:p>
          </table:table-cell>
          <table:table-cell office:value-type="float" office:value="45461" calcext:value-type="float">
            <text:p>45461</text:p>
          </table:table-cell>
          <table:table-cell office:value-type="float" office:value="2608" calcext:value-type="float">
            <text:p>2608</text:p>
          </table:table-cell>
          <table:table-cell table:formula="of:=[.C231]-[$'Table 5 - Testing'.E232]" office:value-type="float" office:value="-139" calcext:value-type="float">
            <text:p>-139</text:p>
          </table:table-cell>
          <table:table-cell table:formula="of:=[.D231]-[$'Table 5 - Testing'.C232]" office:value-type="float" office:value="2776" calcext:value-type="float">
            <text:p>2776</text:p>
          </table:table-cell>
          <table:table-cell table:formula="of:=SUM([.F$2:.F231])-[.G231]" office:value-type="float" office:value="2246" calcext:value-type="float">
            <text:p>2246</text:p>
          </table:table-cell>
          <table:table-cell table:formula="of:=SUM([.C225:.C231])" office:value-type="float" office:value="8242" calcext:value-type="float">
            <text:p>8242</text:p>
          </table:table-cell>
          <table:table-cell table:formula="of:=[$'Table 5 - Testing'.C232]-[$'Table 5 - Testing'.C225]" office:value-type="float" office:value="7925" calcext:value-type="float">
            <text:p>7925</text:p>
          </table:table-cell>
          <table:table-cell table:formula="of:=[$'Table 5 - Testing'.D232]-[$'Table 5 - Testing'.D225]" office:value-type="float" office:value="50699" calcext:value-type="float">
            <text:p>50699</text:p>
          </table:table-cell>
          <table:table-cell table:formula="of:=TEXT([$'Table 5 - Testing'.A232];&quot;DDD&quot;)" office:value-type="string" office:string-value="Wed" calcext:value-type="string">
            <text:p>Wed</text:p>
          </table:table-cell>
          <table:table-cell table:formula="of:=MOD([.A231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201015" calcext:value-type="float">
            <text:p>20201015</text:p>
          </table:table-cell>
          <table:table-cell office:value-type="float" office:value="1293" calcext:value-type="float">
            <text:p>1293</text:p>
          </table:table-cell>
          <table:table-cell office:value-type="float" office:value="46754" calcext:value-type="float">
            <text:p>46754</text:p>
          </table:table-cell>
          <table:table-cell office:value-type="float" office:value="2624" calcext:value-type="float">
            <text:p>2624</text:p>
          </table:table-cell>
          <table:table-cell table:formula="of:=[.C232]-[$'Table 5 - Testing'.E233]" office:value-type="float" office:value="-58" calcext:value-type="float">
            <text:p>-58</text:p>
          </table:table-cell>
          <table:table-cell table:formula="of:=[.D232]-[$'Table 5 - Testing'.C233]" office:value-type="float" office:value="2718" calcext:value-type="float">
            <text:p>2718</text:p>
          </table:table-cell>
          <table:table-cell table:formula="of:=SUM([.F$2:.F232])-[.G232]" office:value-type="float" office:value="2246" calcext:value-type="float">
            <text:p>2246</text:p>
          </table:table-cell>
          <table:table-cell table:formula="of:=SUM([.C226:.C232])" office:value-type="float" office:value="8364" calcext:value-type="float">
            <text:p>8364</text:p>
          </table:table-cell>
          <table:table-cell table:formula="of:=[$'Table 5 - Testing'.C233]-[$'Table 5 - Testing'.C226]" office:value-type="float" office:value="8249" calcext:value-type="float">
            <text:p>8249</text:p>
          </table:table-cell>
          <table:table-cell table:formula="of:=[$'Table 5 - Testing'.D233]-[$'Table 5 - Testing'.D226]" office:value-type="float" office:value="50752" calcext:value-type="float">
            <text:p>50752</text:p>
          </table:table-cell>
          <table:table-cell table:formula="of:=TEXT([$'Table 5 - Testing'.A233];&quot;DDD&quot;)" office:value-type="string" office:string-value="Thu" calcext:value-type="string">
            <text:p>Thu</text:p>
          </table:table-cell>
          <table:table-cell table:formula="of:=MOD([.A232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01016" calcext:value-type="float">
            <text:p>20201016</text:p>
          </table:table-cell>
          <table:table-cell office:value-type="float" office:value="1251" calcext:value-type="float">
            <text:p>1251</text:p>
          </table:table-cell>
          <table:table-cell office:value-type="float" office:value="48005" calcext:value-type="float">
            <text:p>48005</text:p>
          </table:table-cell>
          <table:table-cell office:value-type="float" office:value="2640" calcext:value-type="float">
            <text:p>2640</text:p>
          </table:table-cell>
          <table:table-cell table:formula="of:=[.C233]-[$'Table 5 - Testing'.E234]" office:value-type="float" office:value="55" calcext:value-type="float">
            <text:p>55</text:p>
          </table:table-cell>
          <table:table-cell table:formula="of:=[.D233]-[$'Table 5 - Testing'.C234]" office:value-type="float" office:value="2773" calcext:value-type="float">
            <text:p>2773</text:p>
          </table:table-cell>
          <table:table-cell table:formula="of:=SUM([.F$2:.F233])-[.G233]" office:value-type="float" office:value="2246" calcext:value-type="float">
            <text:p>2246</text:p>
          </table:table-cell>
          <table:table-cell table:formula="of:=SUM([.C227:.C233])" office:value-type="float" office:value="8519" calcext:value-type="float">
            <text:p>8519</text:p>
          </table:table-cell>
          <table:table-cell table:formula="of:=[$'Table 5 - Testing'.C234]-[$'Table 5 - Testing'.C227]" office:value-type="float" office:value="8199" calcext:value-type="float">
            <text:p>8199</text:p>
          </table:table-cell>
          <table:table-cell table:formula="of:=[$'Table 5 - Testing'.D234]-[$'Table 5 - Testing'.D227]" office:value-type="float" office:value="50097" calcext:value-type="float">
            <text:p>50097</text:p>
          </table:table-cell>
          <table:table-cell table:formula="of:=TEXT([$'Table 5 - Testing'.A234];&quot;DDD&quot;)" office:value-type="string" office:string-value="Fri" calcext:value-type="string">
            <text:p>Fri</text:p>
          </table:table-cell>
          <table:table-cell table:formula="of:=MOD([.A233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201017" calcext:value-type="float">
            <text:p>20201017</text:p>
          </table:table-cell>
          <table:table-cell office:value-type="float" office:value="862" calcext:value-type="float">
            <text:p>862</text:p>
          </table:table-cell>
          <table:table-cell office:value-type="float" office:value="48867" calcext:value-type="float">
            <text:p>48867</text:p>
          </table:table-cell>
          <table:table-cell office:value-type="float" office:value="2649" calcext:value-type="float">
            <text:p>2649</text:p>
          </table:table-cell>
          <table:table-cell table:formula="of:=[.C234]-[$'Table 5 - Testing'.E235]" office:value-type="float" office:value="-305" calcext:value-type="float">
            <text:p>-305</text:p>
          </table:table-cell>
          <table:table-cell table:formula="of:=[.D234]-[$'Table 5 - Testing'.C235]" office:value-type="float" office:value="2468" calcext:value-type="float">
            <text:p>2468</text:p>
          </table:table-cell>
          <table:table-cell table:formula="of:=SUM([.F$2:.F234])-[.G234]" office:value-type="float" office:value="2246" calcext:value-type="float">
            <text:p>2246</text:p>
          </table:table-cell>
          <table:table-cell table:formula="of:=SUM([.C228:.C234])" office:value-type="float" office:value="8439" calcext:value-type="float">
            <text:p>8439</text:p>
          </table:table-cell>
          <table:table-cell table:formula="of:=[$'Table 5 - Testing'.C235]-[$'Table 5 - Testing'.C228]" office:value-type="float" office:value="8357" calcext:value-type="float">
            <text:p>8357</text:p>
          </table:table-cell>
          <table:table-cell table:formula="of:=[$'Table 5 - Testing'.D235]-[$'Table 5 - Testing'.D228]" office:value-type="float" office:value="49592" calcext:value-type="float">
            <text:p>49592</text:p>
          </table:table-cell>
          <table:table-cell table:formula="of:=TEXT([$'Table 5 - Testing'.A235];&quot;DDD&quot;)" office:value-type="string" office:string-value="Sat" calcext:value-type="string">
            <text:p>Sat</text:p>
          </table:table-cell>
          <table:table-cell table:formula="of:=MOD([.A234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201018" calcext:value-type="float">
            <text:p>20201018</text:p>
          </table:table-cell>
          <table:table-cell office:value-type="float" office:value="828" calcext:value-type="float">
            <text:p>828</text:p>
          </table:table-cell>
          <table:table-cell office:value-type="float" office:value="49695" calcext:value-type="float">
            <text:p>49695</text:p>
          </table:table-cell>
          <table:table-cell office:value-type="float" office:value="2670" calcext:value-type="float">
            <text:p>2670</text:p>
          </table:table-cell>
          <table:table-cell table:formula="of:=[.C235]-[$'Table 5 - Testing'.E236]" office:value-type="float" office:value="512" calcext:value-type="float">
            <text:p>512</text:p>
          </table:table-cell>
          <table:table-cell table:formula="of:=[.D235]-[$'Table 5 - Testing'.C236]" office:value-type="float" office:value="2980" calcext:value-type="float">
            <text:p>2980</text:p>
          </table:table-cell>
          <table:table-cell table:formula="of:=SUM([.F$2:.F235])-[.G235]" office:value-type="float" office:value="2246" calcext:value-type="float">
            <text:p>2246</text:p>
          </table:table-cell>
          <table:table-cell table:formula="of:=SUM([.C229:.C235])" office:value-type="float" office:value="8308" calcext:value-type="float">
            <text:p>8308</text:p>
          </table:table-cell>
          <table:table-cell table:formula="of:=[$'Table 5 - Testing'.C236]-[$'Table 5 - Testing'.C229]" office:value-type="float" office:value="7717" calcext:value-type="float">
            <text:p>7717</text:p>
          </table:table-cell>
          <table:table-cell table:formula="of:=[$'Table 5 - Testing'.D236]-[$'Table 5 - Testing'.D229]" office:value-type="float" office:value="46003" calcext:value-type="float">
            <text:p>46003</text:p>
          </table:table-cell>
          <table:table-cell table:formula="of:=TEXT([$'Table 5 - Testing'.A236];&quot;DDD&quot;)" office:value-type="string" office:string-value="Sun" calcext:value-type="string">
            <text:p>Sun</text:p>
          </table:table-cell>
          <table:table-cell table:formula="of:=MOD([.A235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201019" calcext:value-type="float">
            <text:p>20201019</text:p>
          </table:table-cell>
          <table:table-cell office:value-type="float" office:value="1355" calcext:value-type="float">
            <text:p>1355</text:p>
          </table:table-cell>
          <table:table-cell office:value-type="float" office:value="51050" calcext:value-type="float">
            <text:p>51050</text:p>
          </table:table-cell>
          <table:table-cell office:value-type="float" office:value="2685" calcext:value-type="float">
            <text:p>2685</text:p>
          </table:table-cell>
          <table:table-cell table:formula="of:=[.C236]-[$'Table 5 - Testing'.E237]" office:value-type="float" office:value="362" calcext:value-type="float">
            <text:p>362</text:p>
          </table:table-cell>
          <table:table-cell table:formula="of:=[.D236]-[$'Table 5 - Testing'.C237]" office:value-type="float" office:value="3342" calcext:value-type="float">
            <text:p>3342</text:p>
          </table:table-cell>
          <table:table-cell table:formula="of:=SUM([.F$2:.F236])-[.G236]" office:value-type="float" office:value="2246" calcext:value-type="float">
            <text:p>2246</text:p>
          </table:table-cell>
          <table:table-cell table:formula="of:=SUM([.C230:.C236])" office:value-type="float" office:value="8302" calcext:value-type="float">
            <text:p>8302</text:p>
          </table:table-cell>
          <table:table-cell table:formula="of:=[$'Table 5 - Testing'.C237]-[$'Table 5 - Testing'.C230]" office:value-type="float" office:value="7749" calcext:value-type="float">
            <text:p>7749</text:p>
          </table:table-cell>
          <table:table-cell table:formula="of:=[$'Table 5 - Testing'.D237]-[$'Table 5 - Testing'.D230]" office:value-type="float" office:value="46209" calcext:value-type="float">
            <text:p>46209</text:p>
          </table:table-cell>
          <table:table-cell table:formula="of:=TEXT([$'Table 5 - Testing'.A237];&quot;DDD&quot;)" office:value-type="string" office:string-value="Mon" calcext:value-type="string">
            <text:p>Mon</text:p>
          </table:table-cell>
          <table:table-cell table:formula="of:=MOD([.A236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201020" calcext:value-type="float">
            <text:p>20201020</text:p>
          </table:table-cell>
          <table:table-cell office:value-type="float" office:value="1685" calcext:value-type="float">
            <text:p>1685</text:p>
          </table:table-cell>
          <table:table-cell office:value-type="float" office:value="52735" calcext:value-type="float">
            <text:p>52735</text:p>
          </table:table-cell>
          <table:table-cell office:value-type="float" office:value="2701" calcext:value-type="float">
            <text:p>2701</text:p>
          </table:table-cell>
          <table:table-cell table:formula="of:=[.C237]-[$'Table 5 - Testing'.E238]" office:value-type="float" office:value="229" calcext:value-type="float">
            <text:p>229</text:p>
          </table:table-cell>
          <table:table-cell table:formula="of:=[.D237]-[$'Table 5 - Testing'.C238]" office:value-type="float" office:value="3571" calcext:value-type="float">
            <text:p>3571</text:p>
          </table:table-cell>
          <table:table-cell table:formula="of:=SUM([.F$2:.F237])-[.G237]" office:value-type="float" office:value="2246" calcext:value-type="float">
            <text:p>2246</text:p>
          </table:table-cell>
          <table:table-cell table:formula="of:=SUM([.C231:.C237])" office:value-type="float" office:value="8564" calcext:value-type="float">
            <text:p>8564</text:p>
          </table:table-cell>
          <table:table-cell table:formula="of:=[$'Table 5 - Testing'.C238]-[$'Table 5 - Testing'.C231]" office:value-type="float" office:value="7908" calcext:value-type="float">
            <text:p>7908</text:p>
          </table:table-cell>
          <table:table-cell table:formula="of:=[$'Table 5 - Testing'.D238]-[$'Table 5 - Testing'.D231]" office:value-type="float" office:value="45975" calcext:value-type="float">
            <text:p>45975</text:p>
          </table:table-cell>
          <table:table-cell table:formula="of:=TEXT([$'Table 5 - Testing'.A238];&quot;DDD&quot;)" office:value-type="string" office:string-value="Tue" calcext:value-type="string">
            <text:p>Tue</text:p>
          </table:table-cell>
          <table:table-cell table:formula="of:=MOD([.A237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201021" calcext:value-type="float">
            <text:p>20201021</text:p>
          </table:table-cell>
          <table:table-cell office:value-type="float" office:value="1580" calcext:value-type="float">
            <text:p>1580</text:p>
          </table:table-cell>
          <table:table-cell office:value-type="float" office:value="54315" calcext:value-type="float">
            <text:p>54315</text:p>
          </table:table-cell>
          <table:table-cell office:value-type="float" office:value="2712" calcext:value-type="float">
            <text:p>2712</text:p>
          </table:table-cell>
          <table:table-cell table:formula="of:=[.C238]-[$'Table 5 - Testing'.E239]" office:value-type="float" office:value="-159" calcext:value-type="float">
            <text:p>-159</text:p>
          </table:table-cell>
          <table:table-cell table:formula="of:=[.D238]-[$'Table 5 - Testing'.C239]" office:value-type="float" office:value="3412" calcext:value-type="float">
            <text:p>3412</text:p>
          </table:table-cell>
          <table:table-cell table:formula="of:=SUM([.F$2:.F238])-[.G238]" office:value-type="float" office:value="2246" calcext:value-type="float">
            <text:p>2246</text:p>
          </table:table-cell>
          <table:table-cell table:formula="of:=SUM([.C232:.C238])" office:value-type="float" office:value="8854" calcext:value-type="float">
            <text:p>8854</text:p>
          </table:table-cell>
          <table:table-cell table:formula="of:=[$'Table 5 - Testing'.C239]-[$'Table 5 - Testing'.C232]" office:value-type="float" office:value="8218" calcext:value-type="float">
            <text:p>8218</text:p>
          </table:table-cell>
          <table:table-cell table:formula="of:=[$'Table 5 - Testing'.D239]-[$'Table 5 - Testing'.D232]" office:value-type="float" office:value="46065" calcext:value-type="float">
            <text:p>46065</text:p>
          </table:table-cell>
          <table:table-cell table:formula="of:=TEXT([$'Table 5 - Testing'.A239];&quot;DDD&quot;)" office:value-type="string" office:string-value="Wed" calcext:value-type="string">
            <text:p>Wed</text:p>
          </table:table-cell>
          <table:table-cell table:formula="of:=MOD([.A238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201022" calcext:value-type="float">
            <text:p>20201022</text:p>
          </table:table-cell>
          <table:table-cell office:value-type="float" office:value="1503" calcext:value-type="float">
            <text:p>1503</text:p>
          </table:table-cell>
          <table:table-cell office:value-type="float" office:value="55818" calcext:value-type="float">
            <text:p>55818</text:p>
          </table:table-cell>
          <table:table-cell office:value-type="float" office:value="2729" calcext:value-type="float">
            <text:p>2729</text:p>
          </table:table-cell>
          <table:table-cell table:formula="of:=[.C239]-[$'Table 5 - Testing'.E240]" office:value-type="float" office:value="-209" calcext:value-type="float">
            <text:p>-209</text:p>
          </table:table-cell>
          <table:table-cell table:formula="of:=[.D239]-[$'Table 5 - Testing'.C240]" office:value-type="float" office:value="3203" calcext:value-type="float">
            <text:p>3203</text:p>
          </table:table-cell>
          <table:table-cell table:formula="of:=SUM([.F$2:.F239])-[.G239]" office:value-type="float" office:value="2246" calcext:value-type="float">
            <text:p>2246</text:p>
          </table:table-cell>
          <table:table-cell table:formula="of:=SUM([.C233:.C239])" office:value-type="float" office:value="9064" calcext:value-type="float">
            <text:p>9064</text:p>
          </table:table-cell>
          <table:table-cell table:formula="of:=[$'Table 5 - Testing'.C240]-[$'Table 5 - Testing'.C233]" office:value-type="float" office:value="8579" calcext:value-type="float">
            <text:p>8579</text:p>
          </table:table-cell>
          <table:table-cell table:formula="of:=[$'Table 5 - Testing'.D240]-[$'Table 5 - Testing'.D233]" office:value-type="float" office:value="47048" calcext:value-type="float">
            <text:p>47048</text:p>
          </table:table-cell>
          <table:table-cell table:formula="of:=TEXT([$'Table 5 - Testing'.A240];&quot;DDD&quot;)" office:value-type="string" office:string-value="Thu" calcext:value-type="string">
            <text:p>Thu</text:p>
          </table:table-cell>
          <table:table-cell table:formula="of:=MOD([.A239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201023" calcext:value-type="float">
            <text:p>20201023</text:p>
          </table:table-cell>
          <table:table-cell office:value-type="float" office:value="1287" calcext:value-type="float">
            <text:p>1287</text:p>
          </table:table-cell>
          <table:table-cell office:value-type="float" office:value="57105" calcext:value-type="float">
            <text:p>57105</text:p>
          </table:table-cell>
          <table:table-cell office:value-type="float" office:value="2746" calcext:value-type="float">
            <text:p>2746</text:p>
          </table:table-cell>
          <table:table-cell table:formula="of:=[.C240]-[$'Table 5 - Testing'.E241]" office:value-type="float" office:value="-114" calcext:value-type="float">
            <text:p>-114</text:p>
          </table:table-cell>
          <table:table-cell table:formula="of:=[.D240]-[$'Table 5 - Testing'.C241]" office:value-type="float" office:value="3089" calcext:value-type="float">
            <text:p>3089</text:p>
          </table:table-cell>
          <table:table-cell table:formula="of:=SUM([.F$2:.F240])-[.G240]" office:value-type="float" office:value="2246" calcext:value-type="float">
            <text:p>2246</text:p>
          </table:table-cell>
          <table:table-cell table:formula="of:=SUM([.C234:.C240])" office:value-type="float" office:value="9100" calcext:value-type="float">
            <text:p>9100</text:p>
          </table:table-cell>
          <table:table-cell table:formula="of:=[$'Table 5 - Testing'.C241]-[$'Table 5 - Testing'.C234]" office:value-type="float" office:value="8784" calcext:value-type="float">
            <text:p>8784</text:p>
          </table:table-cell>
          <table:table-cell table:formula="of:=[$'Table 5 - Testing'.D241]-[$'Table 5 - Testing'.D234]" office:value-type="float" office:value="46788" calcext:value-type="float">
            <text:p>46788</text:p>
          </table:table-cell>
          <table:table-cell table:formula="of:=TEXT([$'Table 5 - Testing'.A241];&quot;DDD&quot;)" office:value-type="string" office:string-value="Fri" calcext:value-type="string">
            <text:p>Fri</text:p>
          </table:table-cell>
          <table:table-cell table:formula="of:=MOD([.A240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201024" calcext:value-type="float">
            <text:p>20201024</text:p>
          </table:table-cell>
          <table:table-cell office:value-type="float" office:value="954" calcext:value-type="float">
            <text:p>954</text:p>
          </table:table-cell>
          <table:table-cell office:value-type="float" office:value="58059" calcext:value-type="float">
            <text:p>58059</text:p>
          </table:table-cell>
          <table:table-cell office:value-type="float" office:value="2765" calcext:value-type="float">
            <text:p>2765</text:p>
          </table:table-cell>
          <table:table-cell table:formula="of:=[.C241]-[$'Table 5 - Testing'.E242]" office:value-type="float" office:value="-479" calcext:value-type="float">
            <text:p>-479</text:p>
          </table:table-cell>
          <table:table-cell table:formula="of:=[.D241]-[$'Table 5 - Testing'.C242]" office:value-type="float" office:value="2610" calcext:value-type="float">
            <text:p>2610</text:p>
          </table:table-cell>
          <table:table-cell table:formula="of:=SUM([.F$2:.F241])-[.G241]" office:value-type="float" office:value="2246" calcext:value-type="float">
            <text:p>2246</text:p>
          </table:table-cell>
          <table:table-cell table:formula="of:=SUM([.C235:.C241])" office:value-type="float" office:value="9192" calcext:value-type="float">
            <text:p>9192</text:p>
          </table:table-cell>
          <table:table-cell table:formula="of:=[$'Table 5 - Testing'.C242]-[$'Table 5 - Testing'.C235]" office:value-type="float" office:value="9050" calcext:value-type="float">
            <text:p>9050</text:p>
          </table:table-cell>
          <table:table-cell table:formula="of:=[$'Table 5 - Testing'.D242]-[$'Table 5 - Testing'.D235]" office:value-type="float" office:value="47656" calcext:value-type="float">
            <text:p>47656</text:p>
          </table:table-cell>
          <table:table-cell table:formula="of:=TEXT([$'Table 5 - Testing'.A242];&quot;DDD&quot;)" office:value-type="string" office:string-value="Sat" calcext:value-type="string">
            <text:p>Sat</text:p>
          </table:table-cell>
          <table:table-cell table:formula="of:=MOD([.A241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201025" calcext:value-type="float">
            <text:p>20201025</text:p>
          </table:table-cell>
          <table:table-cell office:value-type="float" office:value="939" calcext:value-type="float">
            <text:p>939</text:p>
          </table:table-cell>
          <table:table-cell office:value-type="float" office:value="58998" calcext:value-type="float">
            <text:p>58998</text:p>
          </table:table-cell>
          <table:table-cell office:value-type="float" office:value="2786" calcext:value-type="float">
            <text:p>2786</text:p>
          </table:table-cell>
          <table:table-cell table:formula="of:=[.C242]-[$'Table 5 - Testing'.E243]" office:value-type="float" office:value="-364" calcext:value-type="float">
            <text:p>-364</text:p>
          </table:table-cell>
          <table:table-cell table:formula="of:=[.D242]-[$'Table 5 - Testing'.C243]" office:value-type="float" office:value="2246" calcext:value-type="float">
            <text:p>2246</text:p>
          </table:table-cell>
          <table:table-cell table:formula="of:=SUM([.F$2:.F242])-[.G242]" office:value-type="float" office:value="2246" calcext:value-type="float">
            <text:p>2246</text:p>
          </table:table-cell>
          <table:table-cell table:formula="of:=SUM([.C236:.C242])" office:value-type="float" office:value="9303" calcext:value-type="float">
            <text:p>9303</text:p>
          </table:table-cell>
          <table:table-cell table:formula="of:=[$'Table 5 - Testing'.C243]-[$'Table 5 - Testing'.C236]" office:value-type="float" office:value="10037" calcext:value-type="float">
            <text:p>10037</text:p>
          </table:table-cell>
          <table:table-cell table:formula="of:=[$'Table 5 - Testing'.D243]-[$'Table 5 - Testing'.D236]" office:value-type="float" office:value="51691" calcext:value-type="float">
            <text:p>51691</text:p>
          </table:table-cell>
          <table:table-cell table:formula="of:=TEXT([$'Table 5 - Testing'.A243];&quot;DDD&quot;)" office:value-type="string" office:string-value="Sun" calcext:value-type="string">
            <text:p>Sun</text:p>
          </table:table-cell>
          <table:table-cell table:formula="of:=MOD([.A242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201026" calcext:value-type="float">
            <text:p>20201026</text:p>
          </table:table-cell>
          <table:table-cell office:value-type="float" office:value="1345" calcext:value-type="float">
            <text:p>1345</text:p>
          </table:table-cell>
          <table:table-cell office:value-type="float" office:value="60343" calcext:value-type="float">
            <text:p>60343</text:p>
          </table:table-cell>
          <table:table-cell office:value-type="float" office:value="2815" calcext:value-type="float">
            <text:p>2815</text:p>
          </table:table-cell>
          <table:table-cell table:formula="of:=[.C243]-[$'Table 5 - Testing'.E244]" office:value-type="float" office:value="223" calcext:value-type="float">
            <text:p>223</text:p>
          </table:table-cell>
          <table:table-cell table:formula="of:=[.D243]-[$'Table 5 - Testing'.C244]" office:value-type="float" office:value="2469" calcext:value-type="float">
            <text:p>2469</text:p>
          </table:table-cell>
          <table:table-cell table:formula="of:=SUM([.F$2:.F243])-[.G243]" office:value-type="float" office:value="2246" calcext:value-type="float">
            <text:p>2246</text:p>
          </table:table-cell>
          <table:table-cell table:formula="of:=SUM([.C237:.C243])" office:value-type="float" office:value="9293" calcext:value-type="float">
            <text:p>9293</text:p>
          </table:table-cell>
          <table:table-cell table:formula="of:=[$'Table 5 - Testing'.C244]-[$'Table 5 - Testing'.C237]" office:value-type="float" office:value="10166" calcext:value-type="float">
            <text:p>10166</text:p>
          </table:table-cell>
          <table:table-cell table:formula="of:=[$'Table 5 - Testing'.D244]-[$'Table 5 - Testing'.D237]" office:value-type="float" office:value="51997" calcext:value-type="float">
            <text:p>51997</text:p>
          </table:table-cell>
          <table:table-cell table:formula="of:=TEXT([$'Table 5 - Testing'.A244];&quot;DDD&quot;)" office:value-type="string" office:string-value="Mon" calcext:value-type="string">
            <text:p>Mon</text:p>
          </table:table-cell>
          <table:table-cell table:formula="of:=MOD([.A243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201027" calcext:value-type="float">
            <text:p>20201027</text:p>
          </table:table-cell>
          <table:table-cell office:value-type="float" office:value="1308" calcext:value-type="float">
            <text:p>1308</text:p>
          </table:table-cell>
          <table:table-cell office:value-type="float" office:value="61651" calcext:value-type="float">
            <text:p>61651</text:p>
          </table:table-cell>
          <table:table-cell office:value-type="float" office:value="2830" calcext:value-type="float">
            <text:p>2830</text:p>
          </table:table-cell>
          <table:table-cell table:formula="of:=[.C244]-[$'Table 5 - Testing'.E245]" office:value-type="float" office:value="-19" calcext:value-type="float">
            <text:p>-19</text:p>
          </table:table-cell>
          <table:table-cell table:formula="of:=[.D244]-[$'Table 5 - Testing'.C245]" office:value-type="float" office:value="2450" calcext:value-type="float">
            <text:p>2450</text:p>
          </table:table-cell>
          <table:table-cell table:formula="of:=SUM([.F$2:.F244])-[.G244]" office:value-type="float" office:value="2246" calcext:value-type="float">
            <text:p>2246</text:p>
          </table:table-cell>
          <table:table-cell table:formula="of:=SUM([.C238:.C244])" office:value-type="float" office:value="8916" calcext:value-type="float">
            <text:p>8916</text:p>
          </table:table-cell>
          <table:table-cell table:formula="of:=[$'Table 5 - Testing'.C245]-[$'Table 5 - Testing'.C238]" office:value-type="float" office:value="10037" calcext:value-type="float">
            <text:p>10037</text:p>
          </table:table-cell>
          <table:table-cell table:formula="of:=[$'Table 5 - Testing'.D245]-[$'Table 5 - Testing'.D238]" office:value-type="float" office:value="51674" calcext:value-type="float">
            <text:p>51674</text:p>
          </table:table-cell>
          <table:table-cell table:formula="of:=TEXT([$'Table 5 - Testing'.A245];&quot;DDD&quot;)" office:value-type="string" office:string-value="Tue" calcext:value-type="string">
            <text:p>Tue</text:p>
          </table:table-cell>
          <table:table-cell table:formula="of:=MOD([.A244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201028" calcext:value-type="float">
            <text:p>20201028</text:p>
          </table:table-cell>
          <table:table-cell office:value-type="float" office:value="1268" calcext:value-type="float">
            <text:p>1268</text:p>
          </table:table-cell>
          <table:table-cell office:value-type="float" office:value="62919" calcext:value-type="float">
            <text:p>62919</text:p>
          </table:table-cell>
          <table:table-cell office:value-type="float" office:value="2854" calcext:value-type="float">
            <text:p>2854</text:p>
          </table:table-cell>
          <table:table-cell table:formula="of:=[.C245]-[$'Table 5 - Testing'.E246]" office:value-type="float" office:value="66" calcext:value-type="float">
            <text:p>66</text:p>
          </table:table-cell>
          <table:table-cell table:formula="of:=[.D245]-[$'Table 5 - Testing'.C246]" office:value-type="float" office:value="2516" calcext:value-type="float">
            <text:p>2516</text:p>
          </table:table-cell>
          <table:table-cell table:formula="of:=SUM([.F$2:.F245])-[.G245]" office:value-type="float" office:value="2246" calcext:value-type="float">
            <text:p>2246</text:p>
          </table:table-cell>
          <table:table-cell table:formula="of:=SUM([.C239:.C245])" office:value-type="float" office:value="8604" calcext:value-type="float">
            <text:p>8604</text:p>
          </table:table-cell>
          <table:table-cell table:formula="of:=[$'Table 5 - Testing'.C246]-[$'Table 5 - Testing'.C239]" office:value-type="float" office:value="9500" calcext:value-type="float">
            <text:p>9500</text:p>
          </table:table-cell>
          <table:table-cell table:formula="of:=[$'Table 5 - Testing'.D246]-[$'Table 5 - Testing'.D239]" office:value-type="float" office:value="50419" calcext:value-type="float">
            <text:p>50419</text:p>
          </table:table-cell>
          <table:table-cell table:formula="of:=TEXT([$'Table 5 - Testing'.A246];&quot;DDD&quot;)" office:value-type="string" office:string-value="Wed" calcext:value-type="string">
            <text:p>Wed</text:p>
          </table:table-cell>
          <table:table-cell table:formula="of:=MOD([.A245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201029" calcext:value-type="float">
            <text:p>20201029</text:p>
          </table:table-cell>
          <table:table-cell office:value-type="float" office:value="1100" calcext:value-type="float">
            <text:p>1100</text:p>
          </table:table-cell>
          <table:table-cell office:value-type="float" office:value="64019" calcext:value-type="float">
            <text:p>64019</text:p>
          </table:table-cell>
          <table:table-cell office:value-type="float" office:value="2880" calcext:value-type="float">
            <text:p>2880</text:p>
          </table:table-cell>
          <table:table-cell table:formula="of:=[.C246]-[$'Table 5 - Testing'.E247]" office:value-type="float" office:value="-28" calcext:value-type="float">
            <text:p>-28</text:p>
          </table:table-cell>
          <table:table-cell table:formula="of:=[.D246]-[$'Table 5 - Testing'.C247]" office:value-type="float" office:value="2488" calcext:value-type="float">
            <text:p>2488</text:p>
          </table:table-cell>
          <table:table-cell table:formula="of:=SUM([.F$2:.F246])-[.G246]" office:value-type="float" office:value="2246" calcext:value-type="float">
            <text:p>2246</text:p>
          </table:table-cell>
          <table:table-cell table:formula="of:=SUM([.C240:.C246])" office:value-type="float" office:value="8201" calcext:value-type="float">
            <text:p>8201</text:p>
          </table:table-cell>
          <table:table-cell table:formula="of:=[$'Table 5 - Testing'.C247]-[$'Table 5 - Testing'.C240]" office:value-type="float" office:value="8916" calcext:value-type="float">
            <text:p>8916</text:p>
          </table:table-cell>
          <table:table-cell table:formula="of:=[$'Table 5 - Testing'.D247]-[$'Table 5 - Testing'.D240]" office:value-type="float" office:value="48250" calcext:value-type="float">
            <text:p>48250</text:p>
          </table:table-cell>
          <table:table-cell table:formula="of:=TEXT([$'Table 5 - Testing'.A247];&quot;DDD&quot;)" office:value-type="string" office:string-value="Thu" calcext:value-type="string">
            <text:p>Thu</text:p>
          </table:table-cell>
          <table:table-cell table:formula="of:=MOD([.A246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201030" calcext:value-type="float">
            <text:p>20201030</text:p>
          </table:table-cell>
          <table:table-cell office:value-type="float" office:value="1105" calcext:value-type="float">
            <text:p>1105</text:p>
          </table:table-cell>
          <table:table-cell office:value-type="float" office:value="65124" calcext:value-type="float">
            <text:p>65124</text:p>
          </table:table-cell>
          <table:table-cell office:value-type="float" office:value="2915" calcext:value-type="float">
            <text:p>2915</text:p>
          </table:table-cell>
          <table:table-cell table:formula="of:=[.C247]-[$'Table 5 - Testing'.E248]" office:value-type="float" office:value="-176" calcext:value-type="float">
            <text:p>-176</text:p>
          </table:table-cell>
          <table:table-cell table:formula="of:=[.D247]-[$'Table 5 - Testing'.C248]" office:value-type="float" office:value="2312" calcext:value-type="float">
            <text:p>2312</text:p>
          </table:table-cell>
          <table:table-cell table:formula="of:=SUM([.F$2:.F247])-[.G247]" office:value-type="float" office:value="2246" calcext:value-type="float">
            <text:p>2246</text:p>
          </table:table-cell>
          <table:table-cell table:formula="of:=SUM([.C241:.C247])" office:value-type="float" office:value="8019" calcext:value-type="float">
            <text:p>8019</text:p>
          </table:table-cell>
          <table:table-cell table:formula="of:=[$'Table 5 - Testing'.C248]-[$'Table 5 - Testing'.C241]" office:value-type="float" office:value="8796" calcext:value-type="float">
            <text:p>8796</text:p>
          </table:table-cell>
          <table:table-cell table:formula="of:=[$'Table 5 - Testing'.D248]-[$'Table 5 - Testing'.D241]" office:value-type="float" office:value="48085" calcext:value-type="float">
            <text:p>48085</text:p>
          </table:table-cell>
          <table:table-cell table:formula="of:=TEXT([$'Table 5 - Testing'.A248];&quot;DDD&quot;)" office:value-type="string" office:string-value="Fri" calcext:value-type="string">
            <text:p>Fri</text:p>
          </table:table-cell>
          <table:table-cell table:formula="of:=MOD([.A247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201031" calcext:value-type="float">
            <text:p>20201031</text:p>
          </table:table-cell>
          <table:table-cell office:value-type="float" office:value="745" calcext:value-type="float">
            <text:p>745</text:p>
          </table:table-cell>
          <table:table-cell office:value-type="float" office:value="65869" calcext:value-type="float">
            <text:p>65869</text:p>
          </table:table-cell>
          <table:table-cell office:value-type="float" office:value="2939" calcext:value-type="float">
            <text:p>2939</text:p>
          </table:table-cell>
          <table:table-cell table:formula="of:=[.C248]-[$'Table 5 - Testing'.E249]" office:value-type="float" office:value="-356" calcext:value-type="float">
            <text:p>-356</text:p>
          </table:table-cell>
          <table:table-cell table:formula="of:=[.D248]-[$'Table 5 - Testing'.C249]" office:value-type="float" office:value="1956" calcext:value-type="float">
            <text:p>1956</text:p>
          </table:table-cell>
          <table:table-cell table:formula="of:=SUM([.F$2:.F248])-[.G248]" office:value-type="float" office:value="2246" calcext:value-type="float">
            <text:p>2246</text:p>
          </table:table-cell>
          <table:table-cell table:formula="of:=SUM([.C242:.C248])" office:value-type="float" office:value="7810" calcext:value-type="float">
            <text:p>7810</text:p>
          </table:table-cell>
          <table:table-cell table:formula="of:=[$'Table 5 - Testing'.C249]-[$'Table 5 - Testing'.C242]" office:value-type="float" office:value="8464" calcext:value-type="float">
            <text:p>8464</text:p>
          </table:table-cell>
          <table:table-cell table:formula="of:=[$'Table 5 - Testing'.D249]-[$'Table 5 - Testing'.D242]" office:value-type="float" office:value="46792" calcext:value-type="float">
            <text:p>46792</text:p>
          </table:table-cell>
          <table:table-cell table:formula="of:=TEXT([$'Table 5 - Testing'.A249];&quot;DDD&quot;)" office:value-type="string" office:string-value="Sat" calcext:value-type="string">
            <text:p>Sat</text:p>
          </table:table-cell>
          <table:table-cell table:formula="of:=MOD([.A248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201101" calcext:value-type="float">
            <text:p>20201101</text:p>
          </table:table-cell>
          <table:table-cell office:value-type="float" office:value="974" calcext:value-type="float">
            <text:p>974</text:p>
          </table:table-cell>
          <table:table-cell office:value-type="float" office:value="66843" calcext:value-type="float">
            <text:p>66843</text:p>
          </table:table-cell>
          <table:table-cell office:value-type="float" office:value="2973" calcext:value-type="float">
            <text:p>2973</text:p>
          </table:table-cell>
          <table:table-cell table:formula="of:=[.C249]-[$'Table 5 - Testing'.E250]" office:value-type="float" office:value="-174" calcext:value-type="float">
            <text:p>-174</text:p>
          </table:table-cell>
          <table:table-cell table:formula="of:=[.D249]-[$'Table 5 - Testing'.C250]" office:value-type="float" office:value="1782" calcext:value-type="float">
            <text:p>1782</text:p>
          </table:table-cell>
          <table:table-cell table:formula="of:=SUM([.F$2:.F249])-[.G249]" office:value-type="float" office:value="2246" calcext:value-type="float">
            <text:p>2246</text:p>
          </table:table-cell>
          <table:table-cell table:formula="of:=SUM([.C243:.C249])" office:value-type="float" office:value="7845" calcext:value-type="float">
            <text:p>7845</text:p>
          </table:table-cell>
          <table:table-cell table:formula="of:=[$'Table 5 - Testing'.C250]-[$'Table 5 - Testing'.C243]" office:value-type="float" office:value="8309" calcext:value-type="float">
            <text:p>8309</text:p>
          </table:table-cell>
          <table:table-cell table:formula="of:=[$'Table 5 - Testing'.D250]-[$'Table 5 - Testing'.D243]" office:value-type="float" office:value="46013" calcext:value-type="float">
            <text:p>46013</text:p>
          </table:table-cell>
          <table:table-cell table:formula="of:=TEXT([$'Table 5 - Testing'.A250];&quot;DDD&quot;)" office:value-type="string" office:string-value="Sun" calcext:value-type="string">
            <text:p>Sun</text:p>
          </table:table-cell>
          <table:table-cell table:formula="of:=MOD([.A249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201102" calcext:value-type="float">
            <text:p>20201102</text:p>
          </table:table-cell>
          <table:table-cell office:value-type="float" office:value="1477" calcext:value-type="float">
            <text:p>1477</text:p>
          </table:table-cell>
          <table:table-cell office:value-type="float" office:value="68320" calcext:value-type="float">
            <text:p>68320</text:p>
          </table:table-cell>
          <table:table-cell office:value-type="float" office:value="3000" calcext:value-type="float">
            <text:p>3000</text:p>
          </table:table-cell>
          <table:table-cell table:formula="of:=[.C250]-[$'Table 5 - Testing'.E251]" office:value-type="float" office:value="526" calcext:value-type="float">
            <text:p>526</text:p>
          </table:table-cell>
          <table:table-cell table:formula="of:=[.D250]-[$'Table 5 - Testing'.C251]" office:value-type="float" office:value="2308" calcext:value-type="float">
            <text:p>2308</text:p>
          </table:table-cell>
          <table:table-cell table:formula="of:=SUM([.F$2:.F250])-[.G250]" office:value-type="float" office:value="2246" calcext:value-type="float">
            <text:p>2246</text:p>
          </table:table-cell>
          <table:table-cell table:formula="of:=SUM([.C244:.C250])" office:value-type="float" office:value="7977" calcext:value-type="float">
            <text:p>7977</text:p>
          </table:table-cell>
          <table:table-cell table:formula="of:=[$'Table 5 - Testing'.C251]-[$'Table 5 - Testing'.C244]" office:value-type="float" office:value="8138" calcext:value-type="float">
            <text:p>8138</text:p>
          </table:table-cell>
          <table:table-cell table:formula="of:=[$'Table 5 - Testing'.D251]-[$'Table 5 - Testing'.D244]" office:value-type="float" office:value="44724" calcext:value-type="float">
            <text:p>44724</text:p>
          </table:table-cell>
          <table:table-cell table:formula="of:=TEXT([$'Table 5 - Testing'.A251];&quot;DDD&quot;)" office:value-type="string" office:string-value="Mon" calcext:value-type="string">
            <text:p>Mon</text:p>
          </table:table-cell>
          <table:table-cell table:formula="of:=MOD([.A250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201103" calcext:value-type="float">
            <text:p>20201103</text:p>
          </table:table-cell>
          <table:table-cell office:value-type="float" office:value="1392" calcext:value-type="float">
            <text:p>1392</text:p>
          </table:table-cell>
          <table:table-cell office:value-type="float" office:value="69712" calcext:value-type="float">
            <text:p>69712</text:p>
          </table:table-cell>
          <table:table-cell office:value-type="float" office:value="3033" calcext:value-type="float">
            <text:p>3033</text:p>
          </table:table-cell>
          <table:table-cell table:formula="of:=[.C251]-[$'Table 5 - Testing'.E252]" office:value-type="float" office:value="393" calcext:value-type="float">
            <text:p>393</text:p>
          </table:table-cell>
          <table:table-cell table:formula="of:=[.D251]-[$'Table 5 - Testing'.C252]" office:value-type="float" office:value="2701" calcext:value-type="float">
            <text:p>2701</text:p>
          </table:table-cell>
          <table:table-cell table:formula="of:=SUM([.F$2:.F251])-[.G251]" office:value-type="float" office:value="2246" calcext:value-type="float">
            <text:p>2246</text:p>
          </table:table-cell>
          <table:table-cell table:formula="of:=SUM([.C245:.C251])" office:value-type="float" office:value="8061" calcext:value-type="float">
            <text:p>8061</text:p>
          </table:table-cell>
          <table:table-cell table:formula="of:=[$'Table 5 - Testing'.C252]-[$'Table 5 - Testing'.C245]" office:value-type="float" office:value="7810" calcext:value-type="float">
            <text:p>7810</text:p>
          </table:table-cell>
          <table:table-cell table:formula="of:=[$'Table 5 - Testing'.D252]-[$'Table 5 - Testing'.D245]" office:value-type="float" office:value="42850" calcext:value-type="float">
            <text:p>42850</text:p>
          </table:table-cell>
          <table:table-cell table:formula="of:=TEXT([$'Table 5 - Testing'.A252];&quot;DDD&quot;)" office:value-type="string" office:string-value="Tue" calcext:value-type="string">
            <text:p>Tue</text:p>
          </table:table-cell>
          <table:table-cell table:formula="of:=MOD([.A251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201104" calcext:value-type="float">
            <text:p>20201104</text:p>
          </table:table-cell>
          <table:table-cell office:value-type="float" office:value="1303" calcext:value-type="float">
            <text:p>1303</text:p>
          </table:table-cell>
          <table:table-cell office:value-type="float" office:value="71015" calcext:value-type="float">
            <text:p>71015</text:p>
          </table:table-cell>
          <table:table-cell office:value-type="float" office:value="3052" calcext:value-type="float">
            <text:p>3052</text:p>
          </table:table-cell>
          <table:table-cell table:formula="of:=[.C252]-[$'Table 5 - Testing'.E253]" office:value-type="float" office:value="-130" calcext:value-type="float">
            <text:p>-130</text:p>
          </table:table-cell>
          <table:table-cell table:formula="of:=[.D252]-[$'Table 5 - Testing'.C253]" office:value-type="float" office:value="2571" calcext:value-type="float">
            <text:p>2571</text:p>
          </table:table-cell>
          <table:table-cell table:formula="of:=SUM([.F$2:.F252])-[.G252]" office:value-type="float" office:value="2246" calcext:value-type="float">
            <text:p>2246</text:p>
          </table:table-cell>
          <table:table-cell table:formula="of:=SUM([.C246:.C252])" office:value-type="float" office:value="8096" calcext:value-type="float">
            <text:p>8096</text:p>
          </table:table-cell>
          <table:table-cell table:formula="of:=[$'Table 5 - Testing'.C253]-[$'Table 5 - Testing'.C246]" office:value-type="float" office:value="8041" calcext:value-type="float">
            <text:p>8041</text:p>
          </table:table-cell>
          <table:table-cell table:formula="of:=[$'Table 5 - Testing'.D253]-[$'Table 5 - Testing'.D246]" office:value-type="float" office:value="43338" calcext:value-type="float">
            <text:p>43338</text:p>
          </table:table-cell>
          <table:table-cell table:formula="of:=TEXT([$'Table 5 - Testing'.A253];&quot;DDD&quot;)" office:value-type="string" office:string-value="Wed" calcext:value-type="string">
            <text:p>Wed</text:p>
          </table:table-cell>
          <table:table-cell table:formula="of:=MOD([.A252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201105" calcext:value-type="float">
            <text:p>20201105</text:p>
          </table:table-cell>
          <table:table-cell office:value-type="float" office:value="1294" calcext:value-type="float">
            <text:p>1294</text:p>
          </table:table-cell>
          <table:table-cell office:value-type="float" office:value="72309" calcext:value-type="float">
            <text:p>72309</text:p>
          </table:table-cell>
          <table:table-cell office:value-type="float" office:value="3089" calcext:value-type="float">
            <text:p>3089</text:p>
          </table:table-cell>
          <table:table-cell table:formula="of:=[.C253]-[$'Table 5 - Testing'.E254]" office:value-type="float" office:value="78" calcext:value-type="float">
            <text:p>78</text:p>
          </table:table-cell>
          <table:table-cell table:formula="of:=[.D253]-[$'Table 5 - Testing'.C254]" office:value-type="float" office:value="2649" calcext:value-type="float">
            <text:p>2649</text:p>
          </table:table-cell>
          <table:table-cell table:formula="of:=SUM([.F$2:.F253])-[.G253]" office:value-type="float" office:value="2246" calcext:value-type="float">
            <text:p>2246</text:p>
          </table:table-cell>
          <table:table-cell table:formula="of:=SUM([.C247:.C253])" office:value-type="float" office:value="8290" calcext:value-type="float">
            <text:p>8290</text:p>
          </table:table-cell>
          <table:table-cell table:formula="of:=[$'Table 5 - Testing'.C254]-[$'Table 5 - Testing'.C247]" office:value-type="float" office:value="8129" calcext:value-type="float">
            <text:p>8129</text:p>
          </table:table-cell>
          <table:table-cell table:formula="of:=[$'Table 5 - Testing'.D254]-[$'Table 5 - Testing'.D247]" office:value-type="float" office:value="43936" calcext:value-type="float">
            <text:p>43936</text:p>
          </table:table-cell>
          <table:table-cell table:formula="of:=TEXT([$'Table 5 - Testing'.A254];&quot;DDD&quot;)" office:value-type="string" office:string-value="Thu" calcext:value-type="string">
            <text:p>Thu</text:p>
          </table:table-cell>
          <table:table-cell table:formula="of:=MOD([.A253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201106" calcext:value-type="float">
            <text:p>20201106</text:p>
          </table:table-cell>
          <table:table-cell office:value-type="float" office:value="1139" calcext:value-type="float">
            <text:p>1139</text:p>
          </table:table-cell>
          <table:table-cell office:value-type="float" office:value="73448" calcext:value-type="float">
            <text:p>73448</text:p>
          </table:table-cell>
          <table:table-cell office:value-type="float" office:value="3114" calcext:value-type="float">
            <text:p>3114</text:p>
          </table:table-cell>
          <table:table-cell table:formula="of:=[.C254]-[$'Table 5 - Testing'.E255]" office:value-type="float" office:value="67" calcext:value-type="float">
            <text:p>67</text:p>
          </table:table-cell>
          <table:table-cell table:formula="of:=[.D254]-[$'Table 5 - Testing'.C255]" office:value-type="float" office:value="2716" calcext:value-type="float">
            <text:p>2716</text:p>
          </table:table-cell>
          <table:table-cell table:formula="of:=SUM([.F$2:.F254])-[.G254]" office:value-type="float" office:value="2246" calcext:value-type="float">
            <text:p>2246</text:p>
          </table:table-cell>
          <table:table-cell table:formula="of:=SUM([.C248:.C254])" office:value-type="float" office:value="8324" calcext:value-type="float">
            <text:p>8324</text:p>
          </table:table-cell>
          <table:table-cell table:formula="of:=[$'Table 5 - Testing'.C255]-[$'Table 5 - Testing'.C248]" office:value-type="float" office:value="7920" calcext:value-type="float">
            <text:p>7920</text:p>
          </table:table-cell>
          <table:table-cell table:formula="of:=[$'Table 5 - Testing'.D255]-[$'Table 5 - Testing'.D248]" office:value-type="float" office:value="43545" calcext:value-type="float">
            <text:p>43545</text:p>
          </table:table-cell>
          <table:table-cell table:formula="of:=TEXT([$'Table 5 - Testing'.A255];&quot;DDD&quot;)" office:value-type="string" office:string-value="Fri" calcext:value-type="string">
            <text:p>Fri</text:p>
          </table:table-cell>
          <table:table-cell table:formula="of:=MOD([.A254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201107" calcext:value-type="float">
            <text:p>20201107</text:p>
          </table:table-cell>
          <table:table-cell office:value-type="float" office:value="844" calcext:value-type="float">
            <text:p>844</text:p>
          </table:table-cell>
          <table:table-cell office:value-type="float" office:value="74292" calcext:value-type="float">
            <text:p>74292</text:p>
          </table:table-cell>
          <table:table-cell office:value-type="float" office:value="3148" calcext:value-type="float">
            <text:p>3148</text:p>
          </table:table-cell>
          <table:table-cell table:formula="of:=[.C255]-[$'Table 5 - Testing'.E256]" office:value-type="float" office:value="-752" calcext:value-type="float">
            <text:p>-752</text:p>
          </table:table-cell>
          <table:table-cell table:formula="of:=[.D255]-[$'Table 5 - Testing'.C256]" office:value-type="float" office:value="1964" calcext:value-type="float">
            <text:p>1964</text:p>
          </table:table-cell>
          <table:table-cell table:formula="of:=SUM([.F$2:.F255])-[.G255]" office:value-type="float" office:value="2246" calcext:value-type="float">
            <text:p>2246</text:p>
          </table:table-cell>
          <table:table-cell table:formula="of:=SUM([.C249:.C255])" office:value-type="float" office:value="8423" calcext:value-type="float">
            <text:p>8423</text:p>
          </table:table-cell>
          <table:table-cell table:formula="of:=[$'Table 5 - Testing'.C256]-[$'Table 5 - Testing'.C249]" office:value-type="float" office:value="8415" calcext:value-type="float">
            <text:p>8415</text:p>
          </table:table-cell>
          <table:table-cell table:formula="of:=[$'Table 5 - Testing'.D256]-[$'Table 5 - Testing'.D249]" office:value-type="float" office:value="46492" calcext:value-type="float">
            <text:p>46492</text:p>
          </table:table-cell>
          <table:table-cell table:formula="of:=TEXT([$'Table 5 - Testing'.A256];&quot;DDD&quot;)" office:value-type="string" office:string-value="Sat" calcext:value-type="string">
            <text:p>Sat</text:p>
          </table:table-cell>
          <table:table-cell table:formula="of:=MOD([.A255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201108" calcext:value-type="float">
            <text:p>20201108</text:p>
          </table:table-cell>
          <table:table-cell office:value-type="float" office:value="878" calcext:value-type="float">
            <text:p>878</text:p>
          </table:table-cell>
          <table:table-cell office:value-type="float" office:value="75170" calcext:value-type="float">
            <text:p>75170</text:p>
          </table:table-cell>
          <table:table-cell office:value-type="float" office:value="3182" calcext:value-type="float">
            <text:p>3182</text:p>
          </table:table-cell>
          <table:table-cell table:formula="of:=[.C256]-[$'Table 5 - Testing'.E257]" office:value-type="float" office:value="-237" calcext:value-type="float">
            <text:p>-237</text:p>
          </table:table-cell>
          <table:table-cell table:formula="of:=[.D256]-[$'Table 5 - Testing'.C257]" office:value-type="float" office:value="1727" calcext:value-type="float">
            <text:p>1727</text:p>
          </table:table-cell>
          <table:table-cell table:formula="of:=SUM([.F$2:.F256])-[.G256]" office:value-type="float" office:value="2246" calcext:value-type="float">
            <text:p>2246</text:p>
          </table:table-cell>
          <table:table-cell table:formula="of:=SUM([.C250:.C256])" office:value-type="float" office:value="8327" calcext:value-type="float">
            <text:p>8327</text:p>
          </table:table-cell>
          <table:table-cell table:formula="of:=[$'Table 5 - Testing'.C257]-[$'Table 5 - Testing'.C250]" office:value-type="float" office:value="8382" calcext:value-type="float">
            <text:p>8382</text:p>
          </table:table-cell>
          <table:table-cell table:formula="of:=[$'Table 5 - Testing'.D257]-[$'Table 5 - Testing'.D250]" office:value-type="float" office:value="46995" calcext:value-type="float">
            <text:p>46995</text:p>
          </table:table-cell>
          <table:table-cell table:formula="of:=TEXT([$'Table 5 - Testing'.A257];&quot;DDD&quot;)" office:value-type="string" office:string-value="Sun" calcext:value-type="string">
            <text:p>Sun</text:p>
          </table:table-cell>
          <table:table-cell table:formula="of:=MOD([.A256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201109" calcext:value-type="float">
            <text:p>20201109</text:p>
          </table:table-cell>
          <table:table-cell office:value-type="float" office:value="1295" calcext:value-type="float">
            <text:p>1295</text:p>
          </table:table-cell>
          <table:table-cell office:value-type="float" office:value="76465" calcext:value-type="float">
            <text:p>76465</text:p>
          </table:table-cell>
          <table:table-cell office:value-type="float" office:value="3219" calcext:value-type="float">
            <text:p>3219</text:p>
          </table:table-cell>
          <table:table-cell table:formula="of:=[.C257]-[$'Table 5 - Testing'.E258]" office:value-type="float" office:value="383" calcext:value-type="float">
            <text:p>383</text:p>
          </table:table-cell>
          <table:table-cell table:formula="of:=[.D257]-[$'Table 5 - Testing'.C258]" office:value-type="float" office:value="2110" calcext:value-type="float">
            <text:p>2110</text:p>
          </table:table-cell>
          <table:table-cell table:formula="of:=SUM([.F$2:.F257])-[.G257]" office:value-type="float" office:value="2246" calcext:value-type="float">
            <text:p>2246</text:p>
          </table:table-cell>
          <table:table-cell table:formula="of:=SUM([.C251:.C257])" office:value-type="float" office:value="8145" calcext:value-type="float">
            <text:p>8145</text:p>
          </table:table-cell>
          <table:table-cell table:formula="of:=[$'Table 5 - Testing'.C258]-[$'Table 5 - Testing'.C251]" office:value-type="float" office:value="8343" calcext:value-type="float">
            <text:p>8343</text:p>
          </table:table-cell>
          <table:table-cell table:formula="of:=[$'Table 5 - Testing'.D258]-[$'Table 5 - Testing'.D251]" office:value-type="float" office:value="47111" calcext:value-type="float">
            <text:p>47111</text:p>
          </table:table-cell>
          <table:table-cell table:formula="of:=TEXT([$'Table 5 - Testing'.A258];&quot;DDD&quot;)" office:value-type="string" office:string-value="Mon" calcext:value-type="string">
            <text:p>Mon</text:p>
          </table:table-cell>
          <table:table-cell table:formula="of:=MOD([.A257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201110" calcext:value-type="float">
            <text:p>20201110</text:p>
          </table:table-cell>
          <table:table-cell office:value-type="float" office:value="1289" calcext:value-type="float">
            <text:p>1289</text:p>
          </table:table-cell>
          <table:table-cell office:value-type="float" office:value="77754" calcext:value-type="float">
            <text:p>77754</text:p>
          </table:table-cell>
          <table:table-cell office:value-type="float" office:value="3252" calcext:value-type="float">
            <text:p>3252</text:p>
          </table:table-cell>
          <table:table-cell table:formula="of:=[.C258]-[$'Table 5 - Testing'.E259]" office:value-type="float" office:value="457" calcext:value-type="float">
            <text:p>457</text:p>
          </table:table-cell>
          <table:table-cell table:formula="of:=[.D258]-[$'Table 5 - Testing'.C259]" office:value-type="float" office:value="2567" calcext:value-type="float">
            <text:p>2567</text:p>
          </table:table-cell>
          <table:table-cell table:formula="of:=SUM([.F$2:.F258])-[.G258]" office:value-type="float" office:value="2246" calcext:value-type="float">
            <text:p>2246</text:p>
          </table:table-cell>
          <table:table-cell table:formula="of:=SUM([.C252:.C258])" office:value-type="float" office:value="8042" calcext:value-type="float">
            <text:p>8042</text:p>
          </table:table-cell>
          <table:table-cell table:formula="of:=[$'Table 5 - Testing'.C259]-[$'Table 5 - Testing'.C252]" office:value-type="float" office:value="8176" calcext:value-type="float">
            <text:p>8176</text:p>
          </table:table-cell>
          <table:table-cell table:formula="of:=[$'Table 5 - Testing'.D259]-[$'Table 5 - Testing'.D252]" office:value-type="float" office:value="46308" calcext:value-type="float">
            <text:p>46308</text:p>
          </table:table-cell>
          <table:table-cell table:formula="of:=TEXT([$'Table 5 - Testing'.A259];&quot;DDD&quot;)" office:value-type="string" office:string-value="Tue" calcext:value-type="string">
            <text:p>Tue</text:p>
          </table:table-cell>
          <table:table-cell table:formula="of:=MOD([.A258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201111" calcext:value-type="float">
            <text:p>20201111</text:p>
          </table:table-cell>
          <table:table-cell office:value-type="float" office:value="1251" calcext:value-type="float">
            <text:p>1251</text:p>
          </table:table-cell>
          <table:table-cell office:value-type="float" office:value="79005" calcext:value-type="float">
            <text:p>79005</text:p>
          </table:table-cell>
          <table:table-cell office:value-type="float" office:value="3285" calcext:value-type="float">
            <text:p>3285</text:p>
          </table:table-cell>
          <table:table-cell table:formula="of:=[.C259]-[$'Table 5 - Testing'.E260]" office:value-type="float" office:value="-10" calcext:value-type="float">
            <text:p>-10</text:p>
          </table:table-cell>
          <table:table-cell table:formula="of:=[.D259]-[$'Table 5 - Testing'.C260]" office:value-type="float" office:value="2557" calcext:value-type="float">
            <text:p>2557</text:p>
          </table:table-cell>
          <table:table-cell table:formula="of:=SUM([.F$2:.F259])-[.G259]" office:value-type="float" office:value="2246" calcext:value-type="float">
            <text:p>2246</text:p>
          </table:table-cell>
          <table:table-cell table:formula="of:=SUM([.C253:.C259])" office:value-type="float" office:value="7990" calcext:value-type="float">
            <text:p>7990</text:p>
          </table:table-cell>
          <table:table-cell table:formula="of:=[$'Table 5 - Testing'.C260]-[$'Table 5 - Testing'.C253]" office:value-type="float" office:value="8004" calcext:value-type="float">
            <text:p>8004</text:p>
          </table:table-cell>
          <table:table-cell table:formula="of:=[$'Table 5 - Testing'.D260]-[$'Table 5 - Testing'.D253]" office:value-type="float" office:value="46422" calcext:value-type="float">
            <text:p>46422</text:p>
          </table:table-cell>
          <table:table-cell table:formula="of:=TEXT([$'Table 5 - Testing'.A260];&quot;DDD&quot;)" office:value-type="string" office:string-value="Wed" calcext:value-type="string">
            <text:p>Wed</text:p>
          </table:table-cell>
          <table:table-cell table:formula="of:=MOD([.A259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201112" calcext:value-type="float">
            <text:p>20201112</text:p>
          </table:table-cell>
          <table:table-cell office:value-type="float" office:value="1188" calcext:value-type="float">
            <text:p>1188</text:p>
          </table:table-cell>
          <table:table-cell office:value-type="float" office:value="80193" calcext:value-type="float">
            <text:p>80193</text:p>
          </table:table-cell>
          <table:table-cell office:value-type="float" office:value="3310" calcext:value-type="float">
            <text:p>3310</text:p>
          </table:table-cell>
          <table:table-cell table:formula="of:=[.C260]-[$'Table 5 - Testing'.E261]" office:value-type="float" office:value="-24" calcext:value-type="float">
            <text:p>-24</text:p>
          </table:table-cell>
          <table:table-cell table:formula="of:=[.D260]-[$'Table 5 - Testing'.C261]" office:value-type="float" office:value="2533" calcext:value-type="float">
            <text:p>2533</text:p>
          </table:table-cell>
          <table:table-cell table:formula="of:=SUM([.F$2:.F260])-[.G260]" office:value-type="float" office:value="2246" calcext:value-type="float">
            <text:p>2246</text:p>
          </table:table-cell>
          <table:table-cell table:formula="of:=SUM([.C254:.C260])" office:value-type="float" office:value="7884" calcext:value-type="float">
            <text:p>7884</text:p>
          </table:table-cell>
          <table:table-cell table:formula="of:=[$'Table 5 - Testing'.C261]-[$'Table 5 - Testing'.C254]" office:value-type="float" office:value="8000" calcext:value-type="float">
            <text:p>8000</text:p>
          </table:table-cell>
          <table:table-cell table:formula="of:=[$'Table 5 - Testing'.D261]-[$'Table 5 - Testing'.D254]" office:value-type="float" office:value="46408" calcext:value-type="float">
            <text:p>46408</text:p>
          </table:table-cell>
          <table:table-cell table:formula="of:=TEXT([$'Table 5 - Testing'.A261];&quot;DDD&quot;)" office:value-type="string" office:string-value="Thu" calcext:value-type="string">
            <text:p>Thu</text:p>
          </table:table-cell>
          <table:table-cell table:formula="of:=MOD([.A260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201113" calcext:value-type="float">
            <text:p>20201113</text:p>
          </table:table-cell>
          <table:table-cell office:value-type="float" office:value="1046" calcext:value-type="float">
            <text:p>1046</text:p>
          </table:table-cell>
          <table:table-cell office:value-type="float" office:value="81239" calcext:value-type="float">
            <text:p>81239</text:p>
          </table:table-cell>
          <table:table-cell office:value-type="float" office:value="3332" calcext:value-type="float">
            <text:p>3332</text:p>
          </table:table-cell>
          <table:table-cell table:formula="of:=[.C261]-[$'Table 5 - Testing'.E262]" office:value-type="float" office:value="-311" calcext:value-type="float">
            <text:p>-311</text:p>
          </table:table-cell>
          <table:table-cell table:formula="of:=[.D261]-[$'Table 5 - Testing'.C262]" office:value-type="float" office:value="2222" calcext:value-type="float">
            <text:p>2222</text:p>
          </table:table-cell>
          <table:table-cell table:formula="of:=SUM([.F$2:.F261])-[.G261]" office:value-type="float" office:value="2246" calcext:value-type="float">
            <text:p>2246</text:p>
          </table:table-cell>
          <table:table-cell table:formula="of:=SUM([.C255:.C261])" office:value-type="float" office:value="7791" calcext:value-type="float">
            <text:p>7791</text:p>
          </table:table-cell>
          <table:table-cell table:formula="of:=[$'Table 5 - Testing'.C262]-[$'Table 5 - Testing'.C255]" office:value-type="float" office:value="8285" calcext:value-type="float">
            <text:p>8285</text:p>
          </table:table-cell>
          <table:table-cell table:formula="of:=[$'Table 5 - Testing'.D262]-[$'Table 5 - Testing'.D255]" office:value-type="float" office:value="47818" calcext:value-type="float">
            <text:p>47818</text:p>
          </table:table-cell>
          <table:table-cell table:formula="of:=TEXT([$'Table 5 - Testing'.A262];&quot;DDD&quot;)" office:value-type="string" office:string-value="Fri" calcext:value-type="string">
            <text:p>Fri</text:p>
          </table:table-cell>
          <table:table-cell table:formula="of:=MOD([.A261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201114" calcext:value-type="float">
            <text:p>20201114</text:p>
          </table:table-cell>
          <table:table-cell office:value-type="float" office:value="905" calcext:value-type="float">
            <text:p>905</text:p>
          </table:table-cell>
          <table:table-cell office:value-type="float" office:value="82144" calcext:value-type="float">
            <text:p>82144</text:p>
          </table:table-cell>
          <table:table-cell office:value-type="float" office:value="3350" calcext:value-type="float">
            <text:p>3350</text:p>
          </table:table-cell>
          <table:table-cell table:formula="of:=[.C262]-[$'Table 5 - Testing'.E263]" office:value-type="float" office:value="-213" calcext:value-type="float">
            <text:p>-213</text:p>
          </table:table-cell>
          <table:table-cell table:formula="of:=[.D262]-[$'Table 5 - Testing'.C263]" office:value-type="float" office:value="2009" calcext:value-type="float">
            <text:p>2009</text:p>
          </table:table-cell>
          <table:table-cell table:formula="of:=SUM([.F$2:.F262])-[.G262]" office:value-type="float" office:value="2246" calcext:value-type="float">
            <text:p>2246</text:p>
          </table:table-cell>
          <table:table-cell table:formula="of:=SUM([.C256:.C262])" office:value-type="float" office:value="7852" calcext:value-type="float">
            <text:p>7852</text:p>
          </table:table-cell>
          <table:table-cell table:formula="of:=[$'Table 5 - Testing'.C263]-[$'Table 5 - Testing'.C256]" office:value-type="float" office:value="7807" calcext:value-type="float">
            <text:p>7807</text:p>
          </table:table-cell>
          <table:table-cell table:formula="of:=[$'Table 5 - Testing'.D263]-[$'Table 5 - Testing'.D256]" office:value-type="float" office:value="45391" calcext:value-type="float">
            <text:p>45391</text:p>
          </table:table-cell>
          <table:table-cell table:formula="of:=TEXT([$'Table 5 - Testing'.A263];&quot;DDD&quot;)" office:value-type="string" office:string-value="Sat" calcext:value-type="string">
            <text:p>Sat</text:p>
          </table:table-cell>
          <table:table-cell table:formula="of:=MOD([.A262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201115" calcext:value-type="float">
            <text:p>20201115</text:p>
          </table:table-cell>
          <table:table-cell office:value-type="float" office:value="804" calcext:value-type="float">
            <text:p>804</text:p>
          </table:table-cell>
          <table:table-cell office:value-type="float" office:value="82948" calcext:value-type="float">
            <text:p>82948</text:p>
          </table:table-cell>
          <table:table-cell office:value-type="float" office:value="3366" calcext:value-type="float">
            <text:p>3366</text:p>
          </table:table-cell>
          <table:table-cell table:formula="of:=[.C263]-[$'Table 5 - Testing'.E264]" office:value-type="float" office:value="-355" calcext:value-type="float">
            <text:p>-355</text:p>
          </table:table-cell>
          <table:table-cell table:formula="of:=[.D263]-[$'Table 5 - Testing'.C264]" office:value-type="float" office:value="1654" calcext:value-type="float">
            <text:p>1654</text:p>
          </table:table-cell>
          <table:table-cell table:formula="of:=SUM([.F$2:.F263])-[.G263]" office:value-type="float" office:value="2246" calcext:value-type="float">
            <text:p>2246</text:p>
          </table:table-cell>
          <table:table-cell table:formula="of:=SUM([.C257:.C263])" office:value-type="float" office:value="7778" calcext:value-type="float">
            <text:p>7778</text:p>
          </table:table-cell>
          <table:table-cell table:formula="of:=[$'Table 5 - Testing'.C264]-[$'Table 5 - Testing'.C257]" office:value-type="float" office:value="7851" calcext:value-type="float">
            <text:p>7851</text:p>
          </table:table-cell>
          <table:table-cell table:formula="of:=[$'Table 5 - Testing'.D264]-[$'Table 5 - Testing'.D257]" office:value-type="float" office:value="45801" calcext:value-type="float">
            <text:p>45801</text:p>
          </table:table-cell>
          <table:table-cell table:formula="of:=TEXT([$'Table 5 - Testing'.A264];&quot;DDD&quot;)" office:value-type="string" office:string-value="Sun" calcext:value-type="string">
            <text:p>Sun</text:p>
          </table:table-cell>
          <table:table-cell table:formula="of:=MOD([.A263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201116" calcext:value-type="float">
            <text:p>20201116</text:p>
          </table:table-cell>
          <table:table-cell office:value-type="float" office:value="1177" calcext:value-type="float">
            <text:p>1177</text:p>
          </table:table-cell>
          <table:table-cell office:value-type="float" office:value="84125" calcext:value-type="float">
            <text:p>84125</text:p>
          </table:table-cell>
          <table:table-cell office:value-type="float" office:value="3376" calcext:value-type="float">
            <text:p>3376</text:p>
          </table:table-cell>
          <table:table-cell table:formula="of:=[.C264]-[$'Table 5 - Testing'.E265]" office:value-type="float" office:value="460" calcext:value-type="float">
            <text:p>460</text:p>
          </table:table-cell>
          <table:table-cell table:formula="of:=[.D264]-[$'Table 5 - Testing'.C265]" office:value-type="float" office:value="2114" calcext:value-type="float">
            <text:p>2114</text:p>
          </table:table-cell>
          <table:table-cell table:formula="of:=SUM([.F$2:.F264])-[.G264]" office:value-type="float" office:value="2246" calcext:value-type="float">
            <text:p>2246</text:p>
          </table:table-cell>
          <table:table-cell table:formula="of:=SUM([.C258:.C264])" office:value-type="float" office:value="7660" calcext:value-type="float">
            <text:p>7660</text:p>
          </table:table-cell>
          <table:table-cell table:formula="of:=[$'Table 5 - Testing'.C265]-[$'Table 5 - Testing'.C258]" office:value-type="float" office:value="7656" calcext:value-type="float">
            <text:p>7656</text:p>
          </table:table-cell>
          <table:table-cell table:formula="of:=[$'Table 5 - Testing'.D265]-[$'Table 5 - Testing'.D258]" office:value-type="float" office:value="45686" calcext:value-type="float">
            <text:p>45686</text:p>
          </table:table-cell>
          <table:table-cell table:formula="of:=TEXT([$'Table 5 - Testing'.A265];&quot;DDD&quot;)" office:value-type="string" office:string-value="Mon" calcext:value-type="string">
            <text:p>Mon</text:p>
          </table:table-cell>
          <table:table-cell table:formula="of:=MOD([.A264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201117" calcext:value-type="float">
            <text:p>20201117</text:p>
          </table:table-cell>
          <table:table-cell office:value-type="float" office:value="396" calcext:value-type="float">
            <text:p>396</text:p>
          </table:table-cell>
          <table:table-cell office:value-type="float" office:value="84521" calcext:value-type="float">
            <text:p>84521</text:p>
          </table:table-cell>
          <table:table-cell office:value-type="float" office:value="3377" calcext:value-type="float">
            <text:p>3377</text:p>
          </table:table-cell>
          <table:table-cell table:number-columns-repeated="3"/>
          <table:table-cell table:formula="of:=SUM([.C259:.C265])" office:value-type="float" office:value="6767" calcext:value-type="float">
            <text:p>6767</text:p>
          </table:table-cell>
          <table:table-cell table:number-columns-repeated="2"/>
          <table:table-cell office:value-type="string" calcext:value-type="string">
            <text:p>Tue</text:p>
          </table:table-cell>
          <table:table-cell table:formula="of:=MOD([.A265]-4;7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31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SV specimen_covid_cases" table:style-name="ta1">
        <table:table-column table:style-name="co26" table:default-cell-style-name="ce187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Default" table:formula="of:=[$'CSV new_covid_cases'.A1]" office:value-type="string" office:string-value="Date" calcext:value-type="string">
            <text:p>Date</text:p>
          </table:table-cell>
          <table:table-cell office:value-type="string" calcext:value-type="string">
            <text:p>Specimen date</text:p>
          </table:table-cell>
          <table:table-cell office:value-type="string" calcext:value-type="string">
            <text:p>Reporting date</text:p>
          </table:table-cell>
        </table:table-row>
        <table:table-row table:style-name="ro1">
          <table:table-cell table:formula="of:=[$'CSV new_covid_cases'.A2]" office:value-type="date" office:date-value="2020-03-01" calcext:value-type="date">
            <text:p>01-Mar-20</text:p>
          </table:table-cell>
          <table:table-cell table:formula="of:=[$'PHS specimen date'.C4]" office:value-type="float" office:value="2" calcext:value-type="float">
            <text:p>2</text:p>
          </table:table-cell>
          <table:table-cell table:formula="of:=[$'CSV new_covid_cases'.B2]" office:value-type="float" office:value="0" calcext:value-type="float">
            <text:p>0</text:p>
          </table:table-cell>
        </table:table-row>
        <table:table-row table:style-name="ro1">
          <table:table-cell table:formula="of:=[$'CSV new_covid_cases'.A3]" office:value-type="date" office:date-value="2020-03-02" calcext:value-type="date">
            <text:p>02-Mar-20</text:p>
          </table:table-cell>
          <table:table-cell table:formula="of:=[$'PHS specimen date'.C5]" office:value-type="float" office:value="1" calcext:value-type="float">
            <text:p>1</text:p>
          </table:table-cell>
          <table:table-cell table:formula="of:=[$'CSV new_covid_cases'.B3]" office:value-type="float" office:value="1" calcext:value-type="float">
            <text:p>1</text:p>
          </table:table-cell>
        </table:table-row>
        <table:table-row table:style-name="ro1">
          <table:table-cell table:formula="of:=[$'CSV new_covid_cases'.A4]" office:value-type="date" office:date-value="2020-03-03" calcext:value-type="date">
            <text:p>03-Mar-20</text:p>
          </table:table-cell>
          <table:table-cell table:formula="of:=[$'PHS specimen date'.C6]" office:value-type="float" office:value="3" calcext:value-type="float">
            <text:p>3</text:p>
          </table:table-cell>
          <table:table-cell table:formula="of:=[$'CSV new_covid_cases'.B4]" office:value-type="float" office:value="0" calcext:value-type="float">
            <text:p>0</text:p>
          </table:table-cell>
        </table:table-row>
        <table:table-row table:style-name="ro1">
          <table:table-cell table:formula="of:=[$'CSV new_covid_cases'.A5]" office:value-type="date" office:date-value="2020-03-04" calcext:value-type="date">
            <text:p>04-Mar-20</text:p>
          </table:table-cell>
          <table:table-cell table:formula="of:=[$'PHS specimen date'.C7]" office:value-type="float" office:value="6" calcext:value-type="float">
            <text:p>6</text:p>
          </table:table-cell>
          <table:table-cell table:formula="of:=[$'CSV new_covid_cases'.B5]" office:value-type="float" office:value="2" calcext:value-type="float">
            <text:p>2</text:p>
          </table:table-cell>
        </table:table-row>
        <table:table-row table:style-name="ro1">
          <table:table-cell table:formula="of:=[$'CSV new_covid_cases'.A6]" office:value-type="date" office:date-value="2020-03-05" calcext:value-type="date">
            <text:p>05-Mar-20</text:p>
          </table:table-cell>
          <table:table-cell table:formula="of:=[$'PHS specimen date'.C8]" office:value-type="float" office:value="2" calcext:value-type="float">
            <text:p>2</text:p>
          </table:table-cell>
          <table:table-cell table:formula="of:=[$'CSV new_covid_cases'.B6]" office:value-type="float" office:value="3" calcext:value-type="float">
            <text:p>3</text:p>
          </table:table-cell>
        </table:table-row>
        <table:table-row table:style-name="ro1">
          <table:table-cell table:formula="of:=[$'CSV new_covid_cases'.A7]" office:value-type="date" office:date-value="2020-03-06" calcext:value-type="date">
            <text:p>06-Mar-20</text:p>
          </table:table-cell>
          <table:table-cell table:formula="of:=[$'PHS specimen date'.C9]" office:value-type="float" office:value="6" calcext:value-type="float">
            <text:p>6</text:p>
          </table:table-cell>
          <table:table-cell table:formula="of:=[$'CSV new_covid_cases'.B7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8]" office:value-type="date" office:date-value="2020-03-07" calcext:value-type="date">
            <text:p>07-Mar-20</text:p>
          </table:table-cell>
          <table:table-cell table:formula="of:=[$'PHS specimen date'.C10]" office:value-type="float" office:value="6" calcext:value-type="float">
            <text:p>6</text:p>
          </table:table-cell>
          <table:table-cell table:formula="of:=[$'CSV new_covid_cases'.B8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9]" office:value-type="date" office:date-value="2020-03-08" calcext:value-type="date">
            <text:p>08-Mar-20</text:p>
          </table:table-cell>
          <table:table-cell table:formula="of:=[$'PHS specimen date'.C11]" office:value-type="float" office:value="3" calcext:value-type="float">
            <text:p>3</text:p>
          </table:table-cell>
          <table:table-cell table:formula="of:=[$'CSV new_covid_cases'.B9]" office:value-type="float" office:value="2" calcext:value-type="float">
            <text:p>2</text:p>
          </table:table-cell>
        </table:table-row>
        <table:table-row table:style-name="ro1">
          <table:table-cell table:formula="of:=[$'CSV new_covid_cases'.A10]" office:value-type="date" office:date-value="2020-03-09" calcext:value-type="date">
            <text:p>09-Mar-20</text:p>
          </table:table-cell>
          <table:table-cell table:formula="of:=[$'PHS specimen date'.C12]" office:value-type="float" office:value="16" calcext:value-type="float">
            <text:p>16</text:p>
          </table:table-cell>
          <table:table-cell table:formula="of:=[$'CSV new_covid_cases'.B10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1]" office:value-type="date" office:date-value="2020-03-10" calcext:value-type="date">
            <text:p>10-Mar-20</text:p>
          </table:table-cell>
          <table:table-cell table:formula="of:=[$'PHS specimen date'.C13]" office:value-type="float" office:value="21" calcext:value-type="float">
            <text:p>21</text:p>
          </table:table-cell>
          <table:table-cell table:formula="of:=[$'CSV new_covid_cases'.B11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2]" office:value-type="date" office:date-value="2020-03-11" calcext:value-type="date">
            <text:p>11-Mar-20</text:p>
          </table:table-cell>
          <table:table-cell table:formula="of:=[$'PHS specimen date'.C14]" office:value-type="float" office:value="26" calcext:value-type="float">
            <text:p>26</text:p>
          </table:table-cell>
          <table:table-cell table:formula="of:=[$'CSV new_covid_cases'.B12]" office:value-type="float" office:value="9" calcext:value-type="float">
            <text:p>9</text:p>
          </table:table-cell>
        </table:table-row>
        <table:table-row table:style-name="ro1">
          <table:table-cell table:formula="of:=[$'CSV new_covid_cases'.A13]" office:value-type="date" office:date-value="2020-03-12" calcext:value-type="date">
            <text:p>12-Mar-20</text:p>
          </table:table-cell>
          <table:table-cell table:formula="of:=[$'PHS specimen date'.C15]" office:value-type="float" office:value="38" calcext:value-type="float">
            <text:p>38</text:p>
          </table:table-cell>
          <table:table-cell table:formula="of:=[$'CSV new_covid_cases'.B13]" office:value-type="float" office:value="24" calcext:value-type="float">
            <text:p>24</text:p>
          </table:table-cell>
        </table:table-row>
        <table:table-row table:style-name="ro1">
          <table:table-cell table:formula="of:=[$'CSV new_covid_cases'.A14]" office:value-type="date" office:date-value="2020-03-13" calcext:value-type="date">
            <text:p>13-Mar-20</text:p>
          </table:table-cell>
          <table:table-cell table:formula="of:=[$'PHS specimen date'.C16]" office:value-type="float" office:value="48" calcext:value-type="float">
            <text:p>48</text:p>
          </table:table-cell>
          <table:table-cell table:formula="of:=[$'CSV new_covid_cases'.B14]" office:value-type="float" office:value="25" calcext:value-type="float">
            <text:p>25</text:p>
          </table:table-cell>
        </table:table-row>
        <table:table-row table:style-name="ro1">
          <table:table-cell table:formula="of:=[$'CSV new_covid_cases'.A15]" office:value-type="date" office:date-value="2020-03-14" calcext:value-type="date">
            <text:p>14-Mar-20</text:p>
          </table:table-cell>
          <table:table-cell table:formula="of:=[$'PHS specimen date'.C17]" office:value-type="float" office:value="19" calcext:value-type="float">
            <text:p>19</text:p>
          </table:table-cell>
          <table:table-cell table:formula="of:=[$'CSV new_covid_cases'.B15]" office:value-type="float" office:value="36" calcext:value-type="float">
            <text:p>36</text:p>
          </table:table-cell>
        </table:table-row>
        <table:table-row table:style-name="ro1">
          <table:table-cell table:formula="of:=[$'CSV new_covid_cases'.A16]" office:value-type="date" office:date-value="2020-03-15" calcext:value-type="date">
            <text:p>15-Mar-20</text:p>
          </table:table-cell>
          <table:table-cell table:formula="of:=[$'PHS specimen date'.C18]" office:value-type="float" office:value="12" calcext:value-type="float">
            <text:p>12</text:p>
          </table:table-cell>
          <table:table-cell table:formula="of:=[$'CSV new_covid_cases'.B16]" office:value-type="float" office:value="32" calcext:value-type="float">
            <text:p>32</text:p>
          </table:table-cell>
        </table:table-row>
        <table:table-row table:style-name="ro1">
          <table:table-cell table:formula="of:=[$'CSV new_covid_cases'.A17]" office:value-type="date" office:date-value="2020-03-16" calcext:value-type="date">
            <text:p>16-Mar-20</text:p>
          </table:table-cell>
          <table:table-cell table:formula="of:=[$'PHS specimen date'.C19]" office:value-type="float" office:value="21" calcext:value-type="float">
            <text:p>21</text:p>
          </table:table-cell>
          <table:table-cell table:formula="of:=[$'CSV new_covid_cases'.B17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8]" office:value-type="date" office:date-value="2020-03-17" calcext:value-type="date">
            <text:p>17-Mar-20</text:p>
          </table:table-cell>
          <table:table-cell table:formula="of:=[$'PHS specimen date'.C20]" office:value-type="float" office:value="43" calcext:value-type="float">
            <text:p>43</text:p>
          </table:table-cell>
          <table:table-cell table:formula="of:=[$'CSV new_covid_cases'.B18]" office:value-type="float" office:value="24" calcext:value-type="float">
            <text:p>24</text:p>
          </table:table-cell>
        </table:table-row>
        <table:table-row table:style-name="ro1">
          <table:table-cell table:formula="of:=[$'CSV new_covid_cases'.A19]" office:value-type="date" office:date-value="2020-03-18" calcext:value-type="date">
            <text:p>18-Mar-20</text:p>
          </table:table-cell>
          <table:table-cell table:formula="of:=[$'PHS specimen date'.C21]" office:value-type="float" office:value="41" calcext:value-type="float">
            <text:p>41</text:p>
          </table:table-cell>
          <table:table-cell table:formula="of:=[$'CSV new_covid_cases'.B19]" office:value-type="float" office:value="32" calcext:value-type="float">
            <text:p>32</text:p>
          </table:table-cell>
        </table:table-row>
        <table:table-row table:style-name="ro1">
          <table:table-cell table:formula="of:=[$'CSV new_covid_cases'.A20]" office:value-type="date" office:date-value="2020-03-19" calcext:value-type="date">
            <text:p>19-Mar-20</text:p>
          </table:table-cell>
          <table:table-cell table:formula="of:=[$'PHS specimen date'.C22]" office:value-type="float" office:value="49" calcext:value-type="float">
            <text:p>49</text:p>
          </table:table-cell>
          <table:table-cell table:formula="of:=[$'CSV new_covid_cases'.B20]" office:value-type="float" office:value="39" calcext:value-type="float">
            <text:p>39</text:p>
          </table:table-cell>
        </table:table-row>
        <table:table-row table:style-name="ro1">
          <table:table-cell table:formula="of:=[$'CSV new_covid_cases'.A21]" office:value-type="date" office:date-value="2020-03-20" calcext:value-type="date">
            <text:p>20-Mar-20</text:p>
          </table:table-cell>
          <table:table-cell table:formula="of:=[$'PHS specimen date'.C23]" office:value-type="float" office:value="83" calcext:value-type="float">
            <text:p>83</text:p>
          </table:table-cell>
          <table:table-cell table:formula="of:=[$'CSV new_covid_cases'.B21]" office:value-type="float" office:value="56" calcext:value-type="float">
            <text:p>56</text:p>
          </table:table-cell>
        </table:table-row>
        <table:table-row table:style-name="ro1">
          <table:table-cell table:formula="of:=[$'CSV new_covid_cases'.A22]" office:value-type="date" office:date-value="2020-03-21" calcext:value-type="date">
            <text:p>21-Mar-20</text:p>
          </table:table-cell>
          <table:table-cell table:formula="of:=[$'PHS specimen date'.C24]" office:value-type="float" office:value="66" calcext:value-type="float">
            <text:p>66</text:p>
          </table:table-cell>
          <table:table-cell table:formula="of:=[$'CSV new_covid_cases'.B22]" office:value-type="float" office:value="51" calcext:value-type="float">
            <text:p>51</text:p>
          </table:table-cell>
        </table:table-row>
        <table:table-row table:style-name="ro1">
          <table:table-cell table:formula="of:=[$'CSV new_covid_cases'.A23]" office:value-type="date" office:date-value="2020-03-22" calcext:value-type="date">
            <text:p>22-Mar-20</text:p>
          </table:table-cell>
          <table:table-cell table:formula="of:=[$'PHS specimen date'.C25]" office:value-type="float" office:value="75" calcext:value-type="float">
            <text:p>75</text:p>
          </table:table-cell>
          <table:table-cell table:formula="of:=[$'CSV new_covid_cases'.B23]" office:value-type="float" office:value="43" calcext:value-type="float">
            <text:p>43</text:p>
          </table:table-cell>
        </table:table-row>
        <table:table-row table:style-name="ro1">
          <table:table-cell table:formula="of:=[$'CSV new_covid_cases'.A24]" office:value-type="date" office:date-value="2020-03-23" calcext:value-type="date">
            <text:p>23-Mar-20</text:p>
          </table:table-cell>
          <table:table-cell table:formula="of:=[$'PHS specimen date'.C26]" office:value-type="float" office:value="138" calcext:value-type="float">
            <text:p>138</text:p>
          </table:table-cell>
          <table:table-cell table:formula="of:=[$'CSV new_covid_cases'.B24]" office:value-type="float" office:value="83" calcext:value-type="float">
            <text:p>83</text:p>
          </table:table-cell>
        </table:table-row>
        <table:table-row table:style-name="ro1">
          <table:table-cell table:formula="of:=[$'CSV new_covid_cases'.A25]" office:value-type="date" office:date-value="2020-03-24" calcext:value-type="date">
            <text:p>24-Mar-20</text:p>
          </table:table-cell>
          <table:table-cell table:formula="of:=[$'PHS specimen date'.C27]" office:value-type="float" office:value="167" calcext:value-type="float">
            <text:p>167</text:p>
          </table:table-cell>
          <table:table-cell table:formula="of:=[$'CSV new_covid_cases'.B25]" office:value-type="float" office:value="85" calcext:value-type="float">
            <text:p>85</text:p>
          </table:table-cell>
        </table:table-row>
        <table:table-row table:style-name="ro1">
          <table:table-cell table:formula="of:=[$'CSV new_covid_cases'.A26]" office:value-type="date" office:date-value="2020-03-25" calcext:value-type="date">
            <text:p>25-Mar-20</text:p>
          </table:table-cell>
          <table:table-cell table:formula="of:=[$'PHS specimen date'.C28]" office:value-type="float" office:value="187" calcext:value-type="float">
            <text:p>187</text:p>
          </table:table-cell>
          <table:table-cell table:formula="of:=[$'CSV new_covid_cases'.B26]" office:value-type="float" office:value="135" calcext:value-type="float">
            <text:p>135</text:p>
          </table:table-cell>
        </table:table-row>
        <table:table-row table:style-name="ro1">
          <table:table-cell table:formula="of:=[$'CSV new_covid_cases'.A27]" office:value-type="date" office:date-value="2020-03-26" calcext:value-type="date">
            <text:p>26-Mar-20</text:p>
          </table:table-cell>
          <table:table-cell table:formula="of:=[$'PHS specimen date'.C29]" office:value-type="float" office:value="223" calcext:value-type="float">
            <text:p>223</text:p>
          </table:table-cell>
          <table:table-cell table:formula="of:=[$'CSV new_covid_cases'.B27]" office:value-type="float" office:value="175" calcext:value-type="float">
            <text:p>175</text:p>
          </table:table-cell>
        </table:table-row>
        <table:table-row table:style-name="ro1">
          <table:table-cell table:formula="of:=[$'CSV new_covid_cases'.A28]" office:value-type="date" office:date-value="2020-03-27" calcext:value-type="date">
            <text:p>27-Mar-20</text:p>
          </table:table-cell>
          <table:table-cell table:formula="of:=[$'PHS specimen date'.C30]" office:value-type="float" office:value="274" calcext:value-type="float">
            <text:p>274</text:p>
          </table:table-cell>
          <table:table-cell table:formula="of:=[$'CSV new_covid_cases'.B28]" office:value-type="float" office:value="165" calcext:value-type="float">
            <text:p>165</text:p>
          </table:table-cell>
        </table:table-row>
        <table:table-row table:style-name="ro1">
          <table:table-cell table:formula="of:=[$'CSV new_covid_cases'.A29]" office:value-type="date" office:date-value="2020-03-28" calcext:value-type="date">
            <text:p>28-Mar-20</text:p>
          </table:table-cell>
          <table:table-cell table:formula="of:=[$'PHS specimen date'.C31]" office:value-type="float" office:value="205" calcext:value-type="float">
            <text:p>205</text:p>
          </table:table-cell>
          <table:table-cell table:formula="of:=[$'CSV new_covid_cases'.B29]" office:value-type="float" office:value="186" calcext:value-type="float">
            <text:p>186</text:p>
          </table:table-cell>
        </table:table-row>
        <table:table-row table:style-name="ro1">
          <table:table-cell table:formula="of:=[$'CSV new_covid_cases'.A30]" office:value-type="date" office:date-value="2020-03-29" calcext:value-type="date">
            <text:p>29-Mar-20</text:p>
          </table:table-cell>
          <table:table-cell table:formula="of:=[$'PHS specimen date'.C32]" office:value-type="float" office:value="197" calcext:value-type="float">
            <text:p>197</text:p>
          </table:table-cell>
          <table:table-cell table:formula="of:=[$'CSV new_covid_cases'.B30]" office:value-type="float" office:value="139" calcext:value-type="float">
            <text:p>139</text:p>
          </table:table-cell>
        </table:table-row>
        <table:table-row table:style-name="ro1">
          <table:table-cell table:formula="of:=[$'CSV new_covid_cases'.A31]" office:value-type="date" office:date-value="2020-03-30" calcext:value-type="date">
            <text:p>30-Mar-20</text:p>
          </table:table-cell>
          <table:table-cell table:formula="of:=[$'PHS specimen date'.C33]" office:value-type="float" office:value="321" calcext:value-type="float">
            <text:p>321</text:p>
          </table:table-cell>
          <table:table-cell table:formula="of:=[$'CSV new_covid_cases'.B31]" office:value-type="float" office:value="179" calcext:value-type="float">
            <text:p>179</text:p>
          </table:table-cell>
        </table:table-row>
        <table:table-row table:style-name="ro1">
          <table:table-cell table:formula="of:=[$'CSV new_covid_cases'.A32]" office:value-type="date" office:date-value="2020-03-31" calcext:value-type="date">
            <text:p>31-Mar-20</text:p>
          </table:table-cell>
          <table:table-cell table:formula="of:=[$'PHS specimen date'.C34]" office:value-type="float" office:value="340" calcext:value-type="float">
            <text:p>340</text:p>
          </table:table-cell>
          <table:table-cell table:formula="of:=[$'CSV new_covid_cases'.B32]" office:value-type="float" office:value="430" calcext:value-type="float">
            <text:p>430</text:p>
          </table:table-cell>
        </table:table-row>
        <table:table-row table:style-name="ro1">
          <table:table-cell table:formula="of:=[$'CSV new_covid_cases'.A33]" office:value-type="date" office:date-value="2020-04-01" calcext:value-type="date">
            <text:p>01-Apr-20</text:p>
          </table:table-cell>
          <table:table-cell table:formula="of:=[$'PHS specimen date'.C35]" office:value-type="float" office:value="384" calcext:value-type="float">
            <text:p>384</text:p>
          </table:table-cell>
          <table:table-cell table:formula="of:=[$'CSV new_covid_cases'.B33]" office:value-type="float" office:value="317" calcext:value-type="float">
            <text:p>317</text:p>
          </table:table-cell>
        </table:table-row>
        <table:table-row table:style-name="ro1">
          <table:table-cell table:formula="of:=[$'CSV new_covid_cases'.A34]" office:value-type="date" office:date-value="2020-04-02" calcext:value-type="date">
            <text:p>02-Apr-20</text:p>
          </table:table-cell>
          <table:table-cell table:formula="of:=[$'PHS specimen date'.C36]" office:value-type="float" office:value="355" calcext:value-type="float">
            <text:p>355</text:p>
          </table:table-cell>
          <table:table-cell table:formula="of:=[$'CSV new_covid_cases'.B34]" office:value-type="float" office:value="292" calcext:value-type="float">
            <text:p>292</text:p>
          </table:table-cell>
        </table:table-row>
        <table:table-row table:style-name="ro1">
          <table:table-cell table:formula="of:=[$'CSV new_covid_cases'.A35]" office:value-type="date" office:date-value="2020-04-03" calcext:value-type="date">
            <text:p>03-Apr-20</text:p>
          </table:table-cell>
          <table:table-cell table:formula="of:=[$'PHS specimen date'.C37]" office:value-type="float" office:value="379" calcext:value-type="float">
            <text:p>379</text:p>
          </table:table-cell>
          <table:table-cell table:formula="of:=[$'CSV new_covid_cases'.B35]" office:value-type="float" office:value="399" calcext:value-type="float">
            <text:p>399</text:p>
          </table:table-cell>
        </table:table-row>
        <table:table-row table:style-name="ro1">
          <table:table-cell table:formula="of:=[$'CSV new_covid_cases'.A36]" office:value-type="date" office:date-value="2020-04-04" calcext:value-type="date">
            <text:p>04-Apr-20</text:p>
          </table:table-cell>
          <table:table-cell table:formula="of:=[$'PHS specimen date'.C38]" office:value-type="float" office:value="259" calcext:value-type="float">
            <text:p>259</text:p>
          </table:table-cell>
          <table:table-cell table:formula="of:=[$'CSV new_covid_cases'.B36]" office:value-type="float" office:value="344" calcext:value-type="float">
            <text:p>344</text:p>
          </table:table-cell>
        </table:table-row>
        <table:table-row table:style-name="ro1">
          <table:table-cell table:formula="of:=[$'CSV new_covid_cases'.A37]" office:value-type="date" office:date-value="2020-04-05" calcext:value-type="date">
            <text:p>05-Apr-20</text:p>
          </table:table-cell>
          <table:table-cell table:formula="of:=[$'PHS specimen date'.C39]" office:value-type="float" office:value="225" calcext:value-type="float">
            <text:p>225</text:p>
          </table:table-cell>
          <table:table-cell table:formula="of:=[$'CSV new_covid_cases'.B37]" office:value-type="float" office:value="361" calcext:value-type="float">
            <text:p>361</text:p>
          </table:table-cell>
        </table:table-row>
        <table:table-row table:style-name="ro1">
          <table:table-cell table:formula="of:=[$'CSV new_covid_cases'.A38]" office:value-type="date" office:date-value="2020-04-06" calcext:value-type="date">
            <text:p>06-Apr-20</text:p>
          </table:table-cell>
          <table:table-cell table:formula="of:=[$'PHS specimen date'.C40]" office:value-type="float" office:value="404" calcext:value-type="float">
            <text:p>404</text:p>
          </table:table-cell>
          <table:table-cell table:formula="of:=[$'CSV new_covid_cases'.B38]" office:value-type="float" office:value="255" calcext:value-type="float">
            <text:p>255</text:p>
          </table:table-cell>
        </table:table-row>
        <table:table-row table:style-name="ro1">
          <table:table-cell table:formula="of:=[$'CSV new_covid_cases'.A39]" office:value-type="date" office:date-value="2020-04-07" calcext:value-type="date">
            <text:p>07-Apr-20</text:p>
          </table:table-cell>
          <table:table-cell table:formula="of:=[$'PHS specimen date'.C41]" office:value-type="float" office:value="351" calcext:value-type="float">
            <text:p>351</text:p>
          </table:table-cell>
          <table:table-cell table:formula="of:=[$'CSV new_covid_cases'.B39]" office:value-type="float" office:value="268" calcext:value-type="float">
            <text:p>268</text:p>
          </table:table-cell>
        </table:table-row>
        <table:table-row table:style-name="ro1">
          <table:table-cell table:formula="of:=[$'CSV new_covid_cases'.A40]" office:value-type="date" office:date-value="2020-04-08" calcext:value-type="date">
            <text:p>08-Apr-20</text:p>
          </table:table-cell>
          <table:table-cell table:formula="of:=[$'PHS specimen date'.C42]" office:value-type="float" office:value="343" calcext:value-type="float">
            <text:p>343</text:p>
          </table:table-cell>
          <table:table-cell table:formula="of:=[$'CSV new_covid_cases'.B40]" office:value-type="float" office:value="336" calcext:value-type="float">
            <text:p>336</text:p>
          </table:table-cell>
        </table:table-row>
        <table:table-row table:style-name="ro1">
          <table:table-cell table:formula="of:=[$'CSV new_covid_cases'.A41]" office:value-type="date" office:date-value="2020-04-09" calcext:value-type="date">
            <text:p>09-Apr-20</text:p>
          </table:table-cell>
          <table:table-cell table:formula="of:=[$'PHS specimen date'.C43]" office:value-type="float" office:value="304" calcext:value-type="float">
            <text:p>304</text:p>
          </table:table-cell>
          <table:table-cell table:formula="of:=[$'CSV new_covid_cases'.B41]" office:value-type="float" office:value="392" calcext:value-type="float">
            <text:p>392</text:p>
          </table:table-cell>
        </table:table-row>
        <table:table-row table:style-name="ro1">
          <table:table-cell table:formula="of:=[$'CSV new_covid_cases'.A42]" office:value-type="date" office:date-value="2020-04-10" calcext:value-type="date">
            <text:p>10-Apr-20</text:p>
          </table:table-cell>
          <table:table-cell table:formula="of:=[$'PHS specimen date'.C44]" office:value-type="float" office:value="329" calcext:value-type="float">
            <text:p>329</text:p>
          </table:table-cell>
          <table:table-cell table:formula="of:=[$'CSV new_covid_cases'.B42]" office:value-type="float" office:value="318" calcext:value-type="float">
            <text:p>318</text:p>
          </table:table-cell>
        </table:table-row>
        <table:table-row table:style-name="ro1">
          <table:table-cell table:formula="of:=[$'CSV new_covid_cases'.A43]" office:value-type="date" office:date-value="2020-04-11" calcext:value-type="date">
            <text:p>11-Apr-20</text:p>
          </table:table-cell>
          <table:table-cell table:formula="of:=[$'PHS specimen date'.C45]" office:value-type="float" office:value="185" calcext:value-type="float">
            <text:p>185</text:p>
          </table:table-cell>
          <table:table-cell table:formula="of:=[$'CSV new_covid_cases'.B43]" office:value-type="float" office:value="315" calcext:value-type="float">
            <text:p>315</text:p>
          </table:table-cell>
        </table:table-row>
        <table:table-row table:style-name="ro1">
          <table:table-cell table:formula="of:=[$'CSV new_covid_cases'.A44]" office:value-type="date" office:date-value="2020-04-12" calcext:value-type="date">
            <text:p>12-Apr-20</text:p>
          </table:table-cell>
          <table:table-cell table:formula="of:=[$'PHS specimen date'.C46]" office:value-type="float" office:value="220" calcext:value-type="float">
            <text:p>220</text:p>
          </table:table-cell>
          <table:table-cell table:formula="of:=[$'CSV new_covid_cases'.B44]" office:value-type="float" office:value="322" calcext:value-type="float">
            <text:p>322</text:p>
          </table:table-cell>
        </table:table-row>
        <table:table-row table:style-name="ro1">
          <table:table-cell table:formula="of:=[$'CSV new_covid_cases'.A45]" office:value-type="date" office:date-value="2020-04-13" calcext:value-type="date">
            <text:p>13-Apr-20</text:p>
          </table:table-cell>
          <table:table-cell table:formula="of:=[$'PHS specimen date'.C47]" office:value-type="float" office:value="359" calcext:value-type="float">
            <text:p>359</text:p>
          </table:table-cell>
          <table:table-cell table:formula="of:=[$'CSV new_covid_cases'.B45]" office:value-type="float" office:value="155" calcext:value-type="float">
            <text:p>155</text:p>
          </table:table-cell>
        </table:table-row>
        <table:table-row table:style-name="ro1">
          <table:table-cell table:formula="of:=[$'CSV new_covid_cases'.A46]" office:value-type="date" office:date-value="2020-04-14" calcext:value-type="date">
            <text:p>14-Apr-20</text:p>
          </table:table-cell>
          <table:table-cell table:formula="of:=[$'PHS specimen date'.C48]" office:value-type="float" office:value="346" calcext:value-type="float">
            <text:p>346</text:p>
          </table:table-cell>
          <table:table-cell table:formula="of:=[$'CSV new_covid_cases'.B46]" office:value-type="float" office:value="291" calcext:value-type="float">
            <text:p>291</text:p>
          </table:table-cell>
        </table:table-row>
        <table:table-row table:style-name="ro1">
          <table:table-cell table:formula="of:=[$'CSV new_covid_cases'.A47]" office:value-type="date" office:date-value="2020-04-15" calcext:value-type="date">
            <text:p>15-Apr-20</text:p>
          </table:table-cell>
          <table:table-cell table:formula="of:=[$'PHS specimen date'.C49]" office:value-type="float" office:value="331" calcext:value-type="float">
            <text:p>331</text:p>
          </table:table-cell>
          <table:table-cell table:formula="of:=[$'CSV new_covid_cases'.B47]" office:value-type="float" office:value="390" calcext:value-type="float">
            <text:p>390</text:p>
          </table:table-cell>
        </table:table-row>
        <table:table-row table:style-name="ro1">
          <table:table-cell table:formula="of:=[$'CSV new_covid_cases'.A48]" office:value-type="date" office:date-value="2020-04-16" calcext:value-type="date">
            <text:p>16-Apr-20</text:p>
          </table:table-cell>
          <table:table-cell table:formula="of:=[$'PHS specimen date'.C50]" office:value-type="float" office:value="427" calcext:value-type="float">
            <text:p>427</text:p>
          </table:table-cell>
          <table:table-cell table:formula="of:=[$'CSV new_covid_cases'.B48]" office:value-type="float" office:value="354" calcext:value-type="float">
            <text:p>354</text:p>
          </table:table-cell>
        </table:table-row>
        <table:table-row table:style-name="ro1">
          <table:table-cell table:formula="of:=[$'CSV new_covid_cases'.A49]" office:value-type="date" office:date-value="2020-04-17" calcext:value-type="date">
            <text:p>17-Apr-20</text:p>
          </table:table-cell>
          <table:table-cell table:formula="of:=[$'PHS specimen date'.C51]" office:value-type="float" office:value="394" calcext:value-type="float">
            <text:p>394</text:p>
          </table:table-cell>
          <table:table-cell table:formula="of:=[$'CSV new_covid_cases'.B49]" office:value-type="float" office:value="307" calcext:value-type="float">
            <text:p>307</text:p>
          </table:table-cell>
        </table:table-row>
        <table:table-row table:style-name="ro1">
          <table:table-cell table:formula="of:=[$'CSV new_covid_cases'.A50]" office:value-type="date" office:date-value="2020-04-18" calcext:value-type="date">
            <text:p>18-Apr-20</text:p>
          </table:table-cell>
          <table:table-cell table:formula="of:=[$'PHS specimen date'.C52]" office:value-type="float" office:value="264" calcext:value-type="float">
            <text:p>264</text:p>
          </table:table-cell>
          <table:table-cell table:formula="of:=[$'CSV new_covid_cases'.B50]" office:value-type="float" office:value="411" calcext:value-type="float">
            <text:p>411</text:p>
          </table:table-cell>
        </table:table-row>
        <table:table-row table:style-name="ro1">
          <table:table-cell table:formula="of:=[$'CSV new_covid_cases'.A51]" office:value-type="date" office:date-value="2020-04-19" calcext:value-type="date">
            <text:p>19-Apr-20</text:p>
          </table:table-cell>
          <table:table-cell table:formula="of:=[$'PHS specimen date'.C53]" office:value-type="float" office:value="159" calcext:value-type="float">
            <text:p>159</text:p>
          </table:table-cell>
          <table:table-cell table:formula="of:=[$'CSV new_covid_cases'.B51]" office:value-type="float" office:value="367" calcext:value-type="float">
            <text:p>367</text:p>
          </table:table-cell>
        </table:table-row>
        <table:table-row table:style-name="ro1">
          <table:table-cell table:formula="of:=[$'CSV new_covid_cases'.A52]" office:value-type="date" office:date-value="2020-04-20" calcext:value-type="date">
            <text:p>20-Apr-20</text:p>
          </table:table-cell>
          <table:table-cell table:formula="of:=[$'PHS specimen date'.C54]" office:value-type="float" office:value="776" calcext:value-type="float">
            <text:p>776</text:p>
          </table:table-cell>
          <table:table-cell table:formula="of:=[$'CSV new_covid_cases'.B52]" office:value-type="float" office:value="263" calcext:value-type="float">
            <text:p>263</text:p>
          </table:table-cell>
        </table:table-row>
        <table:table-row table:style-name="ro1">
          <table:table-cell table:formula="of:=[$'CSV new_covid_cases'.A53]" office:value-type="date" office:date-value="2020-04-21" calcext:value-type="date">
            <text:p>21-Apr-20</text:p>
          </table:table-cell>
          <table:table-cell table:formula="of:=[$'PHS specimen date'.C55]" office:value-type="float" office:value="399" calcext:value-type="float">
            <text:p>399</text:p>
          </table:table-cell>
          <table:table-cell table:formula="of:=[$'CSV new_covid_cases'.B53]" office:value-type="float" office:value="222" calcext:value-type="float">
            <text:p>222</text:p>
          </table:table-cell>
        </table:table-row>
        <table:table-row table:style-name="ro1">
          <table:table-cell table:formula="of:=[$'CSV new_covid_cases'.A54]" office:value-type="date" office:date-value="2020-04-22" calcext:value-type="date">
            <text:p>22-Apr-20</text:p>
          </table:table-cell>
          <table:table-cell table:formula="of:=[$'PHS specimen date'.C56]" office:value-type="float" office:value="340" calcext:value-type="float">
            <text:p>340</text:p>
          </table:table-cell>
          <table:table-cell table:formula="of:=[$'CSV new_covid_cases'.B54]" office:value-type="float" office:value="366" calcext:value-type="float">
            <text:p>366</text:p>
          </table:table-cell>
        </table:table-row>
        <table:table-row table:style-name="ro1">
          <table:table-cell table:formula="of:=[$'CSV new_covid_cases'.A55]" office:value-type="date" office:date-value="2020-04-23" calcext:value-type="date">
            <text:p>23-Apr-20</text:p>
          </table:table-cell>
          <table:table-cell table:formula="of:=[$'PHS specimen date'.C57]" office:value-type="float" office:value="314" calcext:value-type="float">
            <text:p>314</text:p>
          </table:table-cell>
          <table:table-cell table:formula="of:=[$'CSV new_covid_cases'.B55]" office:value-type="float" office:value="371" calcext:value-type="float">
            <text:p>371</text:p>
          </table:table-cell>
        </table:table-row>
        <table:table-row table:style-name="ro1">
          <table:table-cell table:formula="of:=[$'CSV new_covid_cases'.A56]" office:value-type="date" office:date-value="2020-04-24" calcext:value-type="date">
            <text:p>24-Apr-20</text:p>
          </table:table-cell>
          <table:table-cell table:formula="of:=[$'PHS specimen date'.C58]" office:value-type="float" office:value="305" calcext:value-type="float">
            <text:p>305</text:p>
          </table:table-cell>
          <table:table-cell table:formula="of:=[$'CSV new_covid_cases'.B56]" office:value-type="float" office:value="288" calcext:value-type="float">
            <text:p>288</text:p>
          </table:table-cell>
        </table:table-row>
        <table:table-row table:style-name="ro1">
          <table:table-cell table:formula="of:=[$'CSV new_covid_cases'.A57]" office:value-type="date" office:date-value="2020-04-25" calcext:value-type="date">
            <text:p>25-Apr-20</text:p>
          </table:table-cell>
          <table:table-cell table:formula="of:=[$'PHS specimen date'.C59]" office:value-type="float" office:value="184" calcext:value-type="float">
            <text:p>184</text:p>
          </table:table-cell>
          <table:table-cell table:formula="of:=[$'CSV new_covid_cases'.B57]" office:value-type="float" office:value="354" calcext:value-type="float">
            <text:p>354</text:p>
          </table:table-cell>
        </table:table-row>
        <table:table-row table:style-name="ro1">
          <table:table-cell table:formula="of:=[$'CSV new_covid_cases'.A58]" office:value-type="date" office:date-value="2020-04-26" calcext:value-type="date">
            <text:p>26-Apr-20</text:p>
          </table:table-cell>
          <table:table-cell table:formula="of:=[$'PHS specimen date'.C60]" office:value-type="float" office:value="172" calcext:value-type="float">
            <text:p>172</text:p>
          </table:table-cell>
          <table:table-cell table:formula="of:=[$'CSV new_covid_cases'.B58]" office:value-type="float" office:value="273" calcext:value-type="float">
            <text:p>273</text:p>
          </table:table-cell>
        </table:table-row>
        <table:table-row table:style-name="ro1">
          <table:table-cell table:formula="of:=[$'CSV new_covid_cases'.A59]" office:value-type="date" office:date-value="2020-04-27" calcext:value-type="date">
            <text:p>27-Apr-20</text:p>
          </table:table-cell>
          <table:table-cell table:formula="of:=[$'PHS specimen date'.C61]" office:value-type="float" office:value="430" calcext:value-type="float">
            <text:p>430</text:p>
          </table:table-cell>
          <table:table-cell table:formula="of:=[$'CSV new_covid_cases'.B59]" office:value-type="float" office:value="197" calcext:value-type="float">
            <text:p>197</text:p>
          </table:table-cell>
        </table:table-row>
        <table:table-row table:style-name="ro1">
          <table:table-cell table:formula="of:=[$'CSV new_covid_cases'.A60]" office:value-type="date" office:date-value="2020-04-28" calcext:value-type="date">
            <text:p>28-Apr-20</text:p>
          </table:table-cell>
          <table:table-cell table:formula="of:=[$'PHS specimen date'.C62]" office:value-type="float" office:value="380" calcext:value-type="float">
            <text:p>380</text:p>
          </table:table-cell>
          <table:table-cell table:formula="of:=[$'CSV new_covid_cases'.B60]" office:value-type="float" office:value="200" calcext:value-type="float">
            <text:p>200</text:p>
          </table:table-cell>
        </table:table-row>
        <table:table-row table:style-name="ro1">
          <table:table-cell table:formula="of:=[$'CSV new_covid_cases'.A61]" office:value-type="date" office:date-value="2020-04-29" calcext:value-type="date">
            <text:p>29-Apr-20</text:p>
          </table:table-cell>
          <table:table-cell table:formula="of:=[$'PHS specimen date'.C63]" office:value-type="float" office:value="430" calcext:value-type="float">
            <text:p>430</text:p>
          </table:table-cell>
          <table:table-cell table:formula="of:=[$'CSV new_covid_cases'.B61]" office:value-type="float" office:value="313" calcext:value-type="float">
            <text:p>313</text:p>
          </table:table-cell>
        </table:table-row>
        <table:table-row table:style-name="ro1">
          <table:table-cell table:formula="of:=[$'CSV new_covid_cases'.A62]" office:value-type="date" office:date-value="2020-04-30" calcext:value-type="date">
            <text:p>30-Apr-20</text:p>
          </table:table-cell>
          <table:table-cell table:formula="of:=[$'PHS specimen date'.C64]" office:value-type="float" office:value="335" calcext:value-type="float">
            <text:p>335</text:p>
          </table:table-cell>
          <table:table-cell table:formula="of:=[$'CSV new_covid_cases'.B62]" office:value-type="float" office:value="319" calcext:value-type="float">
            <text:p>319</text:p>
          </table:table-cell>
        </table:table-row>
        <table:table-row table:style-name="ro1">
          <table:table-cell table:formula="of:=[$'CSV new_covid_cases'.A63]" office:value-type="date" office:date-value="2020-05-01" calcext:value-type="date">
            <text:p>01-May-20</text:p>
          </table:table-cell>
          <table:table-cell table:formula="of:=[$'PHS specimen date'.C65]" office:value-type="float" office:value="368" calcext:value-type="float">
            <text:p>368</text:p>
          </table:table-cell>
          <table:table-cell table:formula="of:=[$'CSV new_covid_cases'.B63]" office:value-type="float" office:value="301" calcext:value-type="float">
            <text:p>301</text:p>
          </table:table-cell>
        </table:table-row>
        <table:table-row table:style-name="ro1">
          <table:table-cell table:formula="of:=[$'CSV new_covid_cases'.A64]" office:value-type="date" office:date-value="2020-05-02" calcext:value-type="date">
            <text:p>02-May-20</text:p>
          </table:table-cell>
          <table:table-cell table:formula="of:=[$'PHS specimen date'.C66]" office:value-type="float" office:value="217" calcext:value-type="float">
            <text:p>217</text:p>
          </table:table-cell>
          <table:table-cell table:formula="of:=[$'CSV new_covid_cases'.B64]" office:value-type="float" office:value="273" calcext:value-type="float">
            <text:p>273</text:p>
          </table:table-cell>
        </table:table-row>
        <table:table-row table:style-name="ro1">
          <table:table-cell table:formula="of:=[$'CSV new_covid_cases'.A65]" office:value-type="date" office:date-value="2020-05-03" calcext:value-type="date">
            <text:p>03-May-20</text:p>
          </table:table-cell>
          <table:table-cell table:formula="of:=[$'PHS specimen date'.C67]" office:value-type="float" office:value="189" calcext:value-type="float">
            <text:p>189</text:p>
          </table:table-cell>
          <table:table-cell table:formula="of:=[$'CSV new_covid_cases'.B65]" office:value-type="float" office:value="170" calcext:value-type="float">
            <text:p>170</text:p>
          </table:table-cell>
        </table:table-row>
        <table:table-row table:style-name="ro1">
          <table:table-cell table:formula="of:=[$'CSV new_covid_cases'.A66]" office:value-type="date" office:date-value="2020-05-04" calcext:value-type="date">
            <text:p>04-May-20</text:p>
          </table:table-cell>
          <table:table-cell table:formula="of:=[$'PHS specimen date'.C68]" office:value-type="float" office:value="330" calcext:value-type="float">
            <text:p>330</text:p>
          </table:table-cell>
          <table:table-cell table:formula="of:=[$'CSV new_covid_cases'.B66]" office:value-type="float" office:value="169" calcext:value-type="float">
            <text:p>169</text:p>
          </table:table-cell>
        </table:table-row>
        <table:table-row table:style-name="ro1">
          <table:table-cell table:formula="of:=[$'CSV new_covid_cases'.A67]" office:value-type="date" office:date-value="2020-05-05" calcext:value-type="date">
            <text:p>05-May-20</text:p>
          </table:table-cell>
          <table:table-cell table:formula="of:=[$'PHS specimen date'.C69]" office:value-type="float" office:value="289" calcext:value-type="float">
            <text:p>289</text:p>
          </table:table-cell>
          <table:table-cell table:formula="of:=[$'CSV new_covid_cases'.B67]" office:value-type="float" office:value="171" calcext:value-type="float">
            <text:p>171</text:p>
          </table:table-cell>
        </table:table-row>
        <table:table-row table:style-name="ro1">
          <table:table-cell table:formula="of:=[$'CSV new_covid_cases'.A68]" office:value-type="date" office:date-value="2020-05-06" calcext:value-type="date">
            <text:p>06-May-20</text:p>
          </table:table-cell>
          <table:table-cell table:formula="of:=[$'PHS specimen date'.C70]" office:value-type="float" office:value="306" calcext:value-type="float">
            <text:p>306</text:p>
          </table:table-cell>
          <table:table-cell table:formula="of:=[$'CSV new_covid_cases'.B68]" office:value-type="float" office:value="272" calcext:value-type="float">
            <text:p>272</text:p>
          </table:table-cell>
        </table:table-row>
        <table:table-row table:style-name="ro1">
          <table:table-cell table:formula="of:=[$'CSV new_covid_cases'.A69]" office:value-type="date" office:date-value="2020-05-07" calcext:value-type="date">
            <text:p>07-May-20</text:p>
          </table:table-cell>
          <table:table-cell table:formula="of:=[$'PHS specimen date'.C71]" office:value-type="float" office:value="290" calcext:value-type="float">
            <text:p>290</text:p>
          </table:table-cell>
          <table:table-cell table:formula="of:=[$'CSV new_covid_cases'.B69]" office:value-type="float" office:value="215" calcext:value-type="float">
            <text:p>215</text:p>
          </table:table-cell>
        </table:table-row>
        <table:table-row table:style-name="ro1">
          <table:table-cell table:formula="of:=[$'CSV new_covid_cases'.A70]" office:value-type="date" office:date-value="2020-05-08" calcext:value-type="date">
            <text:p>08-May-20</text:p>
          </table:table-cell>
          <table:table-cell table:formula="of:=[$'PHS specimen date'.C72]" office:value-type="float" office:value="254" calcext:value-type="float">
            <text:p>254</text:p>
          </table:table-cell>
          <table:table-cell table:formula="of:=[$'CSV new_covid_cases'.B70]" office:value-type="float" office:value="225" calcext:value-type="float">
            <text:p>225</text:p>
          </table:table-cell>
        </table:table-row>
        <table:table-row table:style-name="ro1">
          <table:table-cell table:formula="of:=[$'CSV new_covid_cases'.A71]" office:value-type="date" office:date-value="2020-05-09" calcext:value-type="date">
            <text:p>09-May-20</text:p>
          </table:table-cell>
          <table:table-cell table:formula="of:=[$'PHS specimen date'.C73]" office:value-type="float" office:value="177" calcext:value-type="float">
            <text:p>177</text:p>
          </table:table-cell>
          <table:table-cell table:formula="of:=[$'CSV new_covid_cases'.B71]" office:value-type="float" office:value="156" calcext:value-type="float">
            <text:p>156</text:p>
          </table:table-cell>
        </table:table-row>
        <table:table-row table:style-name="ro1">
          <table:table-cell table:formula="of:=[$'CSV new_covid_cases'.A72]" office:value-type="date" office:date-value="2020-05-10" calcext:value-type="date">
            <text:p>10-May-20</text:p>
          </table:table-cell>
          <table:table-cell table:formula="of:=[$'PHS specimen date'.C74]" office:value-type="float" office:value="150" calcext:value-type="float">
            <text:p>150</text:p>
          </table:table-cell>
          <table:table-cell table:formula="of:=[$'CSV new_covid_cases'.B72]" office:value-type="float" office:value="181" calcext:value-type="float">
            <text:p>181</text:p>
          </table:table-cell>
        </table:table-row>
        <table:table-row table:style-name="ro1">
          <table:table-cell table:formula="of:=[$'CSV new_covid_cases'.A73]" office:value-type="date" office:date-value="2020-05-11" calcext:value-type="date">
            <text:p>11-May-20</text:p>
          </table:table-cell>
          <table:table-cell table:formula="of:=[$'PHS specimen date'.C75]" office:value-type="float" office:value="261" calcext:value-type="float">
            <text:p>261</text:p>
          </table:table-cell>
          <table:table-cell table:formula="of:=[$'CSV new_covid_cases'.B73]" office:value-type="float" office:value="141" calcext:value-type="float">
            <text:p>141</text:p>
          </table:table-cell>
        </table:table-row>
        <table:table-row table:style-name="ro1">
          <table:table-cell table:formula="of:=[$'CSV new_covid_cases'.A74]" office:value-type="date" office:date-value="2020-05-12" calcext:value-type="date">
            <text:p>12-May-20</text:p>
          </table:table-cell>
          <table:table-cell table:formula="of:=[$'PHS specimen date'.C76]" office:value-type="float" office:value="231" calcext:value-type="float">
            <text:p>231</text:p>
          </table:table-cell>
          <table:table-cell table:formula="of:=[$'CSV new_covid_cases'.B74]" office:value-type="float" office:value="136" calcext:value-type="float">
            <text:p>136</text:p>
          </table:table-cell>
        </table:table-row>
        <table:table-row table:style-name="ro1">
          <table:table-cell table:formula="of:=[$'CSV new_covid_cases'.A75]" office:value-type="date" office:date-value="2020-05-13" calcext:value-type="date">
            <text:p>13-May-20</text:p>
          </table:table-cell>
          <table:table-cell table:formula="of:=[$'PHS specimen date'.C77]" office:value-type="float" office:value="198" calcext:value-type="float">
            <text:p>198</text:p>
          </table:table-cell>
          <table:table-cell table:formula="of:=[$'CSV new_covid_cases'.B75]" office:value-type="float" office:value="166" calcext:value-type="float">
            <text:p>166</text:p>
          </table:table-cell>
        </table:table-row>
        <table:table-row table:style-name="ro1">
          <table:table-cell table:formula="of:=[$'CSV new_covid_cases'.A76]" office:value-type="date" office:date-value="2020-05-14" calcext:value-type="date">
            <text:p>14-May-20</text:p>
          </table:table-cell>
          <table:table-cell table:formula="of:=[$'PHS specimen date'.C78]" office:value-type="float" office:value="212" calcext:value-type="float">
            <text:p>212</text:p>
          </table:table-cell>
          <table:table-cell table:formula="of:=[$'CSV new_covid_cases'.B76]" office:value-type="float" office:value="188" calcext:value-type="float">
            <text:p>188</text:p>
          </table:table-cell>
        </table:table-row>
        <table:table-row table:style-name="ro1">
          <table:table-cell table:formula="of:=[$'CSV new_covid_cases'.A77]" office:value-type="date" office:date-value="2020-05-15" calcext:value-type="date">
            <text:p>15-May-20</text:p>
          </table:table-cell>
          <table:table-cell table:formula="of:=[$'PHS specimen date'.C79]" office:value-type="float" office:value="152" calcext:value-type="float">
            <text:p>152</text:p>
          </table:table-cell>
          <table:table-cell table:formula="of:=[$'CSV new_covid_cases'.B77]" office:value-type="float" office:value="143" calcext:value-type="float">
            <text:p>143</text:p>
          </table:table-cell>
        </table:table-row>
        <table:table-row table:style-name="ro1">
          <table:table-cell table:formula="of:=[$'CSV new_covid_cases'.A78]" office:value-type="date" office:date-value="2020-05-16" calcext:value-type="date">
            <text:p>16-May-20</text:p>
          </table:table-cell>
          <table:table-cell table:formula="of:=[$'PHS specimen date'.C80]" office:value-type="float" office:value="103" calcext:value-type="float">
            <text:p>103</text:p>
          </table:table-cell>
          <table:table-cell table:formula="of:=[$'CSV new_covid_cases'.B78]" office:value-type="float" office:value="187" calcext:value-type="float">
            <text:p>187</text:p>
          </table:table-cell>
        </table:table-row>
        <table:table-row table:style-name="ro1">
          <table:table-cell table:formula="of:=[$'CSV new_covid_cases'.A79]" office:value-type="date" office:date-value="2020-05-17" calcext:value-type="date">
            <text:p>17-May-20</text:p>
          </table:table-cell>
          <table:table-cell table:formula="of:=[$'PHS specimen date'.C81]" office:value-type="float" office:value="92" calcext:value-type="float">
            <text:p>92</text:p>
          </table:table-cell>
          <table:table-cell table:formula="of:=[$'CSV new_covid_cases'.B79]" office:value-type="float" office:value="90" calcext:value-type="float">
            <text:p>90</text:p>
          </table:table-cell>
        </table:table-row>
        <table:table-row table:style-name="ro1">
          <table:table-cell table:formula="of:=[$'CSV new_covid_cases'.A80]" office:value-type="date" office:date-value="2020-05-18" calcext:value-type="date">
            <text:p>18-May-20</text:p>
          </table:table-cell>
          <table:table-cell table:formula="of:=[$'PHS specimen date'.C82]" office:value-type="float" office:value="140" calcext:value-type="float">
            <text:p>140</text:p>
          </table:table-cell>
          <table:table-cell table:formula="of:=[$'CSV new_covid_cases'.B80]" office:value-type="float" office:value="57" calcext:value-type="float">
            <text:p>57</text:p>
          </table:table-cell>
        </table:table-row>
        <table:table-row table:style-name="ro1">
          <table:table-cell table:formula="of:=[$'CSV new_covid_cases'.A81]" office:value-type="date" office:date-value="2020-05-19" calcext:value-type="date">
            <text:p>19-May-20</text:p>
          </table:table-cell>
          <table:table-cell table:formula="of:=[$'PHS specimen date'.C83]" office:value-type="float" office:value="182" calcext:value-type="float">
            <text:p>182</text:p>
          </table:table-cell>
          <table:table-cell table:formula="of:=[$'CSV new_covid_cases'.B81]" office:value-type="float" office:value="61" calcext:value-type="float">
            <text:p>61</text:p>
          </table:table-cell>
        </table:table-row>
        <table:table-row table:style-name="ro1">
          <table:table-cell table:formula="of:=[$'CSV new_covid_cases'.A82]" office:value-type="date" office:date-value="2020-05-20" calcext:value-type="date">
            <text:p>20-May-20</text:p>
          </table:table-cell>
          <table:table-cell table:formula="of:=[$'PHS specimen date'.C84]" office:value-type="float" office:value="121" calcext:value-type="float">
            <text:p>121</text:p>
          </table:table-cell>
          <table:table-cell table:formula="of:=[$'CSV new_covid_cases'.B82]" office:value-type="float" office:value="96" calcext:value-type="float">
            <text:p>96</text:p>
          </table:table-cell>
        </table:table-row>
        <table:table-row table:style-name="ro1">
          <table:table-cell table:formula="of:=[$'CSV new_covid_cases'.A83]" office:value-type="date" office:date-value="2020-05-21" calcext:value-type="date">
            <text:p>21-May-20</text:p>
          </table:table-cell>
          <table:table-cell table:formula="of:=[$'PHS specimen date'.C85]" office:value-type="float" office:value="111" calcext:value-type="float">
            <text:p>111</text:p>
          </table:table-cell>
          <table:table-cell table:formula="of:=[$'CSV new_covid_cases'.B83]" office:value-type="float" office:value="105" calcext:value-type="float">
            <text:p>105</text:p>
          </table:table-cell>
        </table:table-row>
        <table:table-row table:style-name="ro1">
          <table:table-cell table:formula="of:=[$'CSV new_covid_cases'.A84]" office:value-type="date" office:date-value="2020-05-22" calcext:value-type="date">
            <text:p>22-May-20</text:p>
          </table:table-cell>
          <table:table-cell table:formula="of:=[$'PHS specimen date'.C86]" office:value-type="float" office:value="92" calcext:value-type="float">
            <text:p>92</text:p>
          </table:table-cell>
          <table:table-cell table:formula="of:=[$'CSV new_covid_cases'.B84]" office:value-type="float" office:value="113" calcext:value-type="float">
            <text:p>113</text:p>
          </table:table-cell>
        </table:table-row>
        <table:table-row table:style-name="ro1">
          <table:table-cell table:formula="of:=[$'CSV new_covid_cases'.A85]" office:value-type="date" office:date-value="2020-05-23" calcext:value-type="date">
            <text:p>23-May-20</text:p>
          </table:table-cell>
          <table:table-cell table:formula="of:=[$'PHS specimen date'.C87]" office:value-type="float" office:value="50" calcext:value-type="float">
            <text:p>50</text:p>
          </table:table-cell>
          <table:table-cell table:formula="of:=[$'CSV new_covid_cases'.B85]" office:value-type="float" office:value="72" calcext:value-type="float">
            <text:p>72</text:p>
          </table:table-cell>
        </table:table-row>
        <table:table-row table:style-name="ro1">
          <table:table-cell table:formula="of:=[$'CSV new_covid_cases'.A86]" office:value-type="date" office:date-value="2020-05-24" calcext:value-type="date">
            <text:p>24-May-20</text:p>
          </table:table-cell>
          <table:table-cell table:formula="of:=[$'PHS specimen date'.C88]" office:value-type="float" office:value="54" calcext:value-type="float">
            <text:p>54</text:p>
          </table:table-cell>
          <table:table-cell table:formula="of:=[$'CSV new_covid_cases'.B86]" office:value-type="float" office:value="60" calcext:value-type="float">
            <text:p>60</text:p>
          </table:table-cell>
        </table:table-row>
        <table:table-row table:style-name="ro1">
          <table:table-cell table:formula="of:=[$'CSV new_covid_cases'.A87]" office:value-type="date" office:date-value="2020-05-25" calcext:value-type="date">
            <text:p>25-May-20</text:p>
          </table:table-cell>
          <table:table-cell table:formula="of:=[$'PHS specimen date'.C89]" office:value-type="float" office:value="97" calcext:value-type="float">
            <text:p>97</text:p>
          </table:table-cell>
          <table:table-cell table:formula="of:=[$'CSV new_covid_cases'.B87]" office:value-type="float" office:value="55" calcext:value-type="float">
            <text:p>55</text:p>
          </table:table-cell>
        </table:table-row>
        <table:table-row table:style-name="ro1">
          <table:table-cell table:formula="of:=[$'CSV new_covid_cases'.A88]" office:value-type="date" office:date-value="2020-05-26" calcext:value-type="date">
            <text:p>26-May-20</text:p>
          </table:table-cell>
          <table:table-cell table:formula="of:=[$'PHS specimen date'.C90]" office:value-type="float" office:value="77" calcext:value-type="float">
            <text:p>77</text:p>
          </table:table-cell>
          <table:table-cell table:formula="of:=[$'CSV new_covid_cases'.B88]" office:value-type="float" office:value="29" calcext:value-type="float">
            <text:p>29</text:p>
          </table:table-cell>
        </table:table-row>
        <table:table-row table:style-name="ro1">
          <table:table-cell table:formula="of:=[$'CSV new_covid_cases'.A89]" office:value-type="date" office:date-value="2020-05-27" calcext:value-type="date">
            <text:p>27-May-20</text:p>
          </table:table-cell>
          <table:table-cell table:formula="of:=[$'PHS specimen date'.C91]" office:value-type="float" office:value="66" calcext:value-type="float">
            <text:p>66</text:p>
          </table:table-cell>
          <table:table-cell table:formula="of:=[$'CSV new_covid_cases'.B89]" office:value-type="float" office:value="55" calcext:value-type="float">
            <text:p>55</text:p>
          </table:table-cell>
        </table:table-row>
        <table:table-row table:style-name="ro1">
          <table:table-cell table:formula="of:=[$'CSV new_covid_cases'.A90]" office:value-type="date" office:date-value="2020-05-28" calcext:value-type="date">
            <text:p>28-May-20</text:p>
          </table:table-cell>
          <table:table-cell table:formula="of:=[$'PHS specimen date'.C92]" office:value-type="float" office:value="55" calcext:value-type="float">
            <text:p>55</text:p>
          </table:table-cell>
          <table:table-cell table:formula="of:=[$'CSV new_covid_cases'.B90]" office:value-type="float" office:value="48" calcext:value-type="float">
            <text:p>48</text:p>
          </table:table-cell>
        </table:table-row>
        <table:table-row table:style-name="ro1">
          <table:table-cell table:formula="of:=[$'CSV new_covid_cases'.A91]" office:value-type="date" office:date-value="2020-05-29" calcext:value-type="date">
            <text:p>29-May-20</text:p>
          </table:table-cell>
          <table:table-cell table:formula="of:=[$'PHS specimen date'.C93]" office:value-type="float" office:value="29" calcext:value-type="float">
            <text:p>29</text:p>
          </table:table-cell>
          <table:table-cell table:formula="of:=[$'CSV new_covid_cases'.B91]" office:value-type="float" office:value="39" calcext:value-type="float">
            <text:p>39</text:p>
          </table:table-cell>
        </table:table-row>
        <table:table-row table:style-name="ro1">
          <table:table-cell table:formula="of:=[$'CSV new_covid_cases'.A92]" office:value-type="date" office:date-value="2020-05-30" calcext:value-type="date">
            <text:p>30-May-20</text:p>
          </table:table-cell>
          <table:table-cell table:formula="of:=[$'PHS specimen date'.C94]" office:value-type="float" office:value="40" calcext:value-type="float">
            <text:p>40</text:p>
          </table:table-cell>
          <table:table-cell table:formula="of:=[$'CSV new_covid_cases'.B92]" office:value-type="float" office:value="55" calcext:value-type="float">
            <text:p>55</text:p>
          </table:table-cell>
        </table:table-row>
        <table:table-row table:style-name="ro1">
          <table:table-cell table:formula="of:=[$'CSV new_covid_cases'.A93]" office:value-type="date" office:date-value="2020-05-31" calcext:value-type="date">
            <text:p>31-May-20</text:p>
          </table:table-cell>
          <table:table-cell table:formula="of:=[$'PHS specimen date'.C95]" office:value-type="float" office:value="23" calcext:value-type="float">
            <text:p>23</text:p>
          </table:table-cell>
          <table:table-cell table:formula="of:=[$'CSV new_covid_cases'.B93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94]" office:value-type="date" office:date-value="2020-06-01" calcext:value-type="date">
            <text:p>01-Jun-20</text:p>
          </table:table-cell>
          <table:table-cell table:formula="of:=[$'PHS specimen date'.C96]" office:value-type="float" office:value="38" calcext:value-type="float">
            <text:p>38</text:p>
          </table:table-cell>
          <table:table-cell table:formula="of:=[$'CSV new_covid_cases'.B94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95]" office:value-type="date" office:date-value="2020-06-02" calcext:value-type="date">
            <text:p>02-Jun-20</text:p>
          </table:table-cell>
          <table:table-cell table:formula="of:=[$'PHS specimen date'.C97]" office:value-type="float" office:value="45" calcext:value-type="float">
            <text:p>45</text:p>
          </table:table-cell>
          <table:table-cell table:formula="of:=[$'CSV new_covid_cases'.B95]" office:value-type="float" office:value="53" calcext:value-type="float">
            <text:p>53</text:p>
          </table:table-cell>
        </table:table-row>
        <table:table-row table:style-name="ro1">
          <table:table-cell table:formula="of:=[$'CSV new_covid_cases'.A96]" office:value-type="date" office:date-value="2020-06-03" calcext:value-type="date">
            <text:p>03-Jun-20</text:p>
          </table:table-cell>
          <table:table-cell table:formula="of:=[$'PHS specimen date'.C98]" office:value-type="float" office:value="35" calcext:value-type="float">
            <text:p>35</text:p>
          </table:table-cell>
          <table:table-cell table:formula="of:=[$'CSV new_covid_cases'.B96]" office:value-type="float" office:value="33" calcext:value-type="float">
            <text:p>33</text:p>
          </table:table-cell>
        </table:table-row>
        <table:table-row table:style-name="ro1">
          <table:table-cell table:formula="of:=[$'CSV new_covid_cases'.A97]" office:value-type="date" office:date-value="2020-06-04" calcext:value-type="date">
            <text:p>04-Jun-20</text:p>
          </table:table-cell>
          <table:table-cell table:formula="of:=[$'PHS specimen date'.C99]" office:value-type="float" office:value="35" calcext:value-type="float">
            <text:p>35</text:p>
          </table:table-cell>
          <table:table-cell table:formula="of:=[$'CSV new_covid_cases'.B97]" office:value-type="float" office:value="49" calcext:value-type="float">
            <text:p>49</text:p>
          </table:table-cell>
        </table:table-row>
        <table:table-row table:style-name="ro1">
          <table:table-cell table:formula="of:=[$'CSV new_covid_cases'.A98]" office:value-type="date" office:date-value="2020-06-05" calcext:value-type="date">
            <text:p>05-Jun-20</text:p>
          </table:table-cell>
          <table:table-cell table:formula="of:=[$'PHS specimen date'.C100]" office:value-type="float" office:value="24" calcext:value-type="float">
            <text:p>24</text:p>
          </table:table-cell>
          <table:table-cell table:formula="of:=[$'CSV new_covid_cases'.B98]" office:value-type="float" office:value="29" calcext:value-type="float">
            <text:p>29</text:p>
          </table:table-cell>
        </table:table-row>
        <table:table-row table:style-name="ro1">
          <table:table-cell table:formula="of:=[$'CSV new_covid_cases'.A99]" office:value-type="date" office:date-value="2020-06-06" calcext:value-type="date">
            <text:p>06-Jun-20</text:p>
          </table:table-cell>
          <table:table-cell table:formula="of:=[$'PHS specimen date'.C101]" office:value-type="float" office:value="22" calcext:value-type="float">
            <text:p>22</text:p>
          </table:table-cell>
          <table:table-cell table:formula="of:=[$'CSV new_covid_cases'.B99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00]" office:value-type="date" office:date-value="2020-06-07" calcext:value-type="date">
            <text:p>07-Jun-20</text:p>
          </table:table-cell>
          <table:table-cell table:formula="of:=[$'PHS specimen date'.C102]" office:value-type="float" office:value="17" calcext:value-type="float">
            <text:p>17</text:p>
          </table:table-cell>
          <table:table-cell table:formula="of:=[$'CSV new_covid_cases'.B100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01]" office:value-type="date" office:date-value="2020-06-08" calcext:value-type="date">
            <text:p>08-Jun-20</text:p>
          </table:table-cell>
          <table:table-cell table:formula="of:=[$'PHS specimen date'.C103]" office:value-type="float" office:value="18" calcext:value-type="float">
            <text:p>18</text:p>
          </table:table-cell>
          <table:table-cell table:formula="of:=[$'CSV new_covid_cases'.B101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02]" office:value-type="date" office:date-value="2020-06-09" calcext:value-type="date">
            <text:p>09-Jun-20</text:p>
          </table:table-cell>
          <table:table-cell table:formula="of:=[$'PHS specimen date'.C104]" office:value-type="float" office:value="27" calcext:value-type="float">
            <text:p>27</text:p>
          </table:table-cell>
          <table:table-cell table:formula="of:=[$'CSV new_covid_cases'.B102]" office:value-type="float" office:value="14" calcext:value-type="float">
            <text:p>14</text:p>
          </table:table-cell>
        </table:table-row>
        <table:table-row table:style-name="ro1">
          <table:table-cell table:formula="of:=[$'CSV new_covid_cases'.A103]" office:value-type="date" office:date-value="2020-06-10" calcext:value-type="date">
            <text:p>10-Jun-20</text:p>
          </table:table-cell>
          <table:table-cell table:formula="of:=[$'PHS specimen date'.C105]" office:value-type="float" office:value="29" calcext:value-type="float">
            <text:p>29</text:p>
          </table:table-cell>
          <table:table-cell table:formula="of:=[$'CSV new_covid_cases'.B103]" office:value-type="float" office:value="12" calcext:value-type="float">
            <text:p>12</text:p>
          </table:table-cell>
        </table:table-row>
        <table:table-row table:style-name="ro1">
          <table:table-cell table:formula="of:=[$'CSV new_covid_cases'.A104]" office:value-type="date" office:date-value="2020-06-11" calcext:value-type="date">
            <text:p>11-Jun-20</text:p>
          </table:table-cell>
          <table:table-cell table:formula="of:=[$'PHS specimen date'.C106]" office:value-type="float" office:value="21" calcext:value-type="float">
            <text:p>21</text:p>
          </table:table-cell>
          <table:table-cell table:formula="of:=[$'CSV new_covid_cases'.B104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05]" office:value-type="date" office:date-value="2020-06-12" calcext:value-type="date">
            <text:p>12-Jun-20</text:p>
          </table:table-cell>
          <table:table-cell table:formula="of:=[$'PHS specimen date'.C107]" office:value-type="float" office:value="30" calcext:value-type="float">
            <text:p>30</text:p>
          </table:table-cell>
          <table:table-cell table:formula="of:=[$'CSV new_covid_cases'.B105]" office:value-type="float" office:value="27" calcext:value-type="float">
            <text:p>27</text:p>
          </table:table-cell>
        </table:table-row>
        <table:table-row table:style-name="ro1">
          <table:table-cell table:formula="of:=[$'CSV new_covid_cases'.A106]" office:value-type="date" office:date-value="2020-06-13" calcext:value-type="date">
            <text:p>13-Jun-20</text:p>
          </table:table-cell>
          <table:table-cell table:formula="of:=[$'PHS specimen date'.C108]" office:value-type="float" office:value="23" calcext:value-type="float">
            <text:p>23</text:p>
          </table:table-cell>
          <table:table-cell table:formula="of:=[$'CSV new_covid_cases'.B106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07]" office:value-type="date" office:date-value="2020-06-14" calcext:value-type="date">
            <text:p>14-Jun-20</text:p>
          </table:table-cell>
          <table:table-cell table:formula="of:=[$'PHS specimen date'.C109]" office:value-type="float" office:value="13" calcext:value-type="float">
            <text:p>13</text:p>
          </table:table-cell>
          <table:table-cell table:formula="of:=[$'CSV new_covid_cases'.B107]" office:value-type="float" office:value="25" calcext:value-type="float">
            <text:p>25</text:p>
          </table:table-cell>
        </table:table-row>
        <table:table-row table:style-name="ro1">
          <table:table-cell table:formula="of:=[$'CSV new_covid_cases'.A108]" office:value-type="date" office:date-value="2020-06-15" calcext:value-type="date">
            <text:p>15-Jun-20</text:p>
          </table:table-cell>
          <table:table-cell table:formula="of:=[$'PHS specimen date'.C110]" office:value-type="float" office:value="21" calcext:value-type="float">
            <text:p>21</text:p>
          </table:table-cell>
          <table:table-cell table:formula="of:=[$'CSV new_covid_cases'.B108]" office:value-type="float" office:value="2275" calcext:value-type="float">
            <text:p>2275</text:p>
          </table:table-cell>
        </table:table-row>
        <table:table-row table:style-name="ro1">
          <table:table-cell table:formula="of:=[$'CSV new_covid_cases'.A109]" office:value-type="date" office:date-value="2020-06-16" calcext:value-type="date">
            <text:p>16-Jun-20</text:p>
          </table:table-cell>
          <table:table-cell table:formula="of:=[$'PHS specimen date'.C111]" office:value-type="float" office:value="17" calcext:value-type="float">
            <text:p>17</text:p>
          </table:table-cell>
          <table:table-cell table:formula="of:=[$'CSV new_covid_cases'.B109]" office:value-type="float" office:value="15" calcext:value-type="float">
            <text:p>15</text:p>
          </table:table-cell>
        </table:table-row>
        <table:table-row table:style-name="ro1">
          <table:table-cell table:formula="of:=[$'CSV new_covid_cases'.A110]" office:value-type="date" office:date-value="2020-06-17" calcext:value-type="date">
            <text:p>17-Jun-20</text:p>
          </table:table-cell>
          <table:table-cell table:formula="of:=[$'PHS specimen date'.C112]" office:value-type="float" office:value="33" calcext:value-type="float">
            <text:p>33</text:p>
          </table:table-cell>
          <table:table-cell table:formula="of:=[$'CSV new_covid_cases'.B110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11]" office:value-type="date" office:date-value="2020-06-18" calcext:value-type="date">
            <text:p>18-Jun-20</text:p>
          </table:table-cell>
          <table:table-cell table:formula="of:=[$'PHS specimen date'.C113]" office:value-type="float" office:value="14" calcext:value-type="float">
            <text:p>14</text:p>
          </table:table-cell>
          <table:table-cell table:formula="of:=[$'CSV new_covid_cases'.B111]" office:value-type="float" office:value="11" calcext:value-type="float">
            <text:p>11</text:p>
          </table:table-cell>
        </table:table-row>
        <table:table-row table:style-name="ro1">
          <table:table-cell table:formula="of:=[$'CSV new_covid_cases'.A112]" office:value-type="date" office:date-value="2020-06-19" calcext:value-type="date">
            <text:p>19-Jun-20</text:p>
          </table:table-cell>
          <table:table-cell table:formula="of:=[$'PHS specimen date'.C114]" office:value-type="float" office:value="23" calcext:value-type="float">
            <text:p>23</text:p>
          </table:table-cell>
          <table:table-cell table:formula="of:=[$'CSV new_covid_cases'.B112]" office:value-type="float" office:value="27" calcext:value-type="float">
            <text:p>27</text:p>
          </table:table-cell>
        </table:table-row>
        <table:table-row table:style-name="ro1">
          <table:table-cell table:formula="of:=[$'CSV new_covid_cases'.A113]" office:value-type="date" office:date-value="2020-06-20" calcext:value-type="date">
            <text:p>20-Jun-20</text:p>
          </table:table-cell>
          <table:table-cell table:formula="of:=[$'PHS specimen date'.C115]" office:value-type="float" office:value="6" calcext:value-type="float">
            <text:p>6</text:p>
          </table:table-cell>
          <table:table-cell table:formula="of:=[$'CSV new_covid_cases'.B113]" office:value-type="float" office:value="26" calcext:value-type="float">
            <text:p>26</text:p>
          </table:table-cell>
        </table:table-row>
        <table:table-row table:style-name="ro1">
          <table:table-cell table:formula="of:=[$'CSV new_covid_cases'.A114]" office:value-type="date" office:date-value="2020-06-21" calcext:value-type="date">
            <text:p>21-Jun-20</text:p>
          </table:table-cell>
          <table:table-cell table:formula="of:=[$'PHS specimen date'.C116]" office:value-type="float" office:value="9" calcext:value-type="float">
            <text:p>9</text:p>
          </table:table-cell>
          <table:table-cell table:formula="of:=[$'CSV new_covid_cases'.B114]" office:value-type="float" office:value="26" calcext:value-type="float">
            <text:p>26</text:p>
          </table:table-cell>
        </table:table-row>
        <table:table-row table:style-name="ro1">
          <table:table-cell table:formula="of:=[$'CSV new_covid_cases'.A115]" office:value-type="date" office:date-value="2020-06-22" calcext:value-type="date">
            <text:p>22-Jun-20</text:p>
          </table:table-cell>
          <table:table-cell table:formula="of:=[$'PHS specimen date'.C117]" office:value-type="float" office:value="11" calcext:value-type="float">
            <text:p>11</text:p>
          </table:table-cell>
          <table:table-cell table:formula="of:=[$'CSV new_covid_cases'.B115]" office:value-type="float" office:value="14" calcext:value-type="float">
            <text:p>14</text:p>
          </table:table-cell>
        </table:table-row>
        <table:table-row table:style-name="ro1">
          <table:table-cell table:formula="of:=[$'CSV new_covid_cases'.A116]" office:value-type="date" office:date-value="2020-06-23" calcext:value-type="date">
            <text:p>23-Jun-20</text:p>
          </table:table-cell>
          <table:table-cell table:formula="of:=[$'PHS specimen date'.C118]" office:value-type="float" office:value="20" calcext:value-type="float">
            <text:p>20</text:p>
          </table:table-cell>
          <table:table-cell table:formula="of:=[$'CSV new_covid_cases'.B116]" office:value-type="float" office:value="12" calcext:value-type="float">
            <text:p>12</text:p>
          </table:table-cell>
        </table:table-row>
        <table:table-row table:style-name="ro1">
          <table:table-cell table:formula="of:=[$'CSV new_covid_cases'.A117]" office:value-type="date" office:date-value="2020-06-24" calcext:value-type="date">
            <text:p>24-Jun-20</text:p>
          </table:table-cell>
          <table:table-cell table:formula="of:=[$'PHS specimen date'.C119]" office:value-type="float" office:value="8" calcext:value-type="float">
            <text:p>8</text:p>
          </table:table-cell>
          <table:table-cell table:formula="of:=[$'CSV new_covid_cases'.B117]" office:value-type="float" office:value="9" calcext:value-type="float">
            <text:p>9</text:p>
          </table:table-cell>
        </table:table-row>
        <table:table-row table:style-name="ro1">
          <table:table-cell table:formula="of:=[$'CSV new_covid_cases'.A118]" office:value-type="date" office:date-value="2020-06-25" calcext:value-type="date">
            <text:p>25-Jun-20</text:p>
          </table:table-cell>
          <table:table-cell table:formula="of:=[$'PHS specimen date'.C120]" office:value-type="float" office:value="19" calcext:value-type="float">
            <text:p>19</text:p>
          </table:table-cell>
          <table:table-cell table:formula="of:=[$'CSV new_covid_cases'.B118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19]" office:value-type="date" office:date-value="2020-06-26" calcext:value-type="date">
            <text:p>26-Jun-20</text:p>
          </table:table-cell>
          <table:table-cell table:formula="of:=[$'PHS specimen date'.C121]" office:value-type="float" office:value="6" calcext:value-type="float">
            <text:p>6</text:p>
          </table:table-cell>
          <table:table-cell table:formula="of:=[$'CSV new_covid_cases'.B119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20]" office:value-type="date" office:date-value="2020-06-27" calcext:value-type="date">
            <text:p>27-Jun-20</text:p>
          </table:table-cell>
          <table:table-cell table:formula="of:=[$'PHS specimen date'.C122]" office:value-type="float" office:value="4" calcext:value-type="float">
            <text:p>4</text:p>
          </table:table-cell>
          <table:table-cell table:formula="of:=[$'CSV new_covid_cases'.B120]" office:value-type="float" office:value="15" calcext:value-type="float">
            <text:p>15</text:p>
          </table:table-cell>
        </table:table-row>
        <table:table-row table:style-name="ro1">
          <table:table-cell table:formula="of:=[$'CSV new_covid_cases'.A121]" office:value-type="date" office:date-value="2020-06-28" calcext:value-type="date">
            <text:p>28-Jun-20</text:p>
          </table:table-cell>
          <table:table-cell table:formula="of:=[$'PHS specimen date'.C123]" office:value-type="float" office:value="3" calcext:value-type="float">
            <text:p>3</text:p>
          </table:table-cell>
          <table:table-cell table:formula="of:=[$'CSV new_covid_cases'.B121]" office:value-type="float" office:value="8" calcext:value-type="float">
            <text:p>8</text:p>
          </table:table-cell>
        </table:table-row>
        <table:table-row table:style-name="ro1">
          <table:table-cell table:formula="of:=[$'CSV new_covid_cases'.A122]" office:value-type="date" office:date-value="2020-06-29" calcext:value-type="date">
            <text:p>29-Jun-20</text:p>
          </table:table-cell>
          <table:table-cell table:formula="of:=[$'PHS specimen date'.C124]" office:value-type="float" office:value="14" calcext:value-type="float">
            <text:p>14</text:p>
          </table:table-cell>
          <table:table-cell table:formula="of:=[$'CSV new_covid_cases'.B122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23]" office:value-type="date" office:date-value="2020-06-30" calcext:value-type="date">
            <text:p>30-Jun-20</text:p>
          </table:table-cell>
          <table:table-cell table:formula="of:=[$'PHS specimen date'.C125]" office:value-type="float" office:value="8" calcext:value-type="float">
            <text:p>8</text:p>
          </table:table-cell>
          <table:table-cell table:formula="of:=[$'CSV new_covid_cases'.B123]" office:value-type="float" office:value="10" calcext:value-type="float">
            <text:p>10</text:p>
          </table:table-cell>
        </table:table-row>
        <table:table-row table:style-name="ro1">
          <table:table-cell table:formula="of:=[$'CSV new_covid_cases'.A124]" office:value-type="date" office:date-value="2020-07-01" calcext:value-type="date">
            <text:p>01-Jul-20</text:p>
          </table:table-cell>
          <table:table-cell table:formula="of:=[$'PHS specimen date'.C126]" office:value-type="float" office:value="11" calcext:value-type="float">
            <text:p>11</text:p>
          </table:table-cell>
          <table:table-cell table:formula="of:=[$'CSV new_covid_cases'.B124]" office:value-type="float" office:value="8" calcext:value-type="float">
            <text:p>8</text:p>
          </table:table-cell>
        </table:table-row>
        <table:table-row table:style-name="ro1">
          <table:table-cell table:formula="of:=[$'CSV new_covid_cases'.A125]" office:value-type="date" office:date-value="2020-07-02" calcext:value-type="date">
            <text:p>02-Jul-20</text:p>
          </table:table-cell>
          <table:table-cell table:formula="of:=[$'PHS specimen date'.C127]" office:value-type="float" office:value="13" calcext:value-type="float">
            <text:p>13</text:p>
          </table:table-cell>
          <table:table-cell table:formula="of:=[$'CSV new_covid_cases'.B125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26]" office:value-type="date" office:date-value="2020-07-03" calcext:value-type="date">
            <text:p>03-Jul-20</text:p>
          </table:table-cell>
          <table:table-cell table:formula="of:=[$'PHS specimen date'.C128]" office:value-type="float" office:value="6" calcext:value-type="float">
            <text:p>6</text:p>
          </table:table-cell>
          <table:table-cell table:formula="of:=[$'CSV new_covid_cases'.B126]" office:value-type="float" office:value="12" calcext:value-type="float">
            <text:p>12</text:p>
          </table:table-cell>
        </table:table-row>
        <table:table-row table:style-name="ro1">
          <table:table-cell table:formula="of:=[$'CSV new_covid_cases'.A127]" office:value-type="date" office:date-value="2020-07-04" calcext:value-type="date">
            <text:p>04-Jul-20</text:p>
          </table:table-cell>
          <table:table-cell table:formula="of:=[$'PHS specimen date'.C129]" office:value-type="float" office:value="5" calcext:value-type="float">
            <text:p>5</text:p>
          </table:table-cell>
          <table:table-cell table:formula="of:=[$'CSV new_covid_cases'.B127]" office:value-type="float" office:value="11" calcext:value-type="float">
            <text:p>11</text:p>
          </table:table-cell>
        </table:table-row>
        <table:table-row table:style-name="ro1">
          <table:table-cell table:formula="of:=[$'CSV new_covid_cases'.A128]" office:value-type="date" office:date-value="2020-07-05" calcext:value-type="date">
            <text:p>05-Jul-20</text:p>
          </table:table-cell>
          <table:table-cell table:formula="of:=[$'PHS specimen date'.C130]" office:value-type="float" office:value="2" calcext:value-type="float">
            <text:p>2</text:p>
          </table:table-cell>
          <table:table-cell table:formula="of:=[$'CSV new_covid_cases'.B128]" office:value-type="float" office:value="9" calcext:value-type="float">
            <text:p>9</text:p>
          </table:table-cell>
        </table:table-row>
        <table:table-row table:style-name="ro1">
          <table:table-cell table:formula="of:=[$'CSV new_covid_cases'.A129]" office:value-type="date" office:date-value="2020-07-06" calcext:value-type="date">
            <text:p>06-Jul-20</text:p>
          </table:table-cell>
          <table:table-cell table:formula="of:=[$'PHS specimen date'.C131]" office:value-type="float" office:value="8" calcext:value-type="float">
            <text:p>8</text:p>
          </table:table-cell>
          <table:table-cell table:formula="of:=[$'CSV new_covid_cases'.B129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30]" office:value-type="date" office:date-value="2020-07-07" calcext:value-type="date">
            <text:p>07-Jul-20</text:p>
          </table:table-cell>
          <table:table-cell table:formula="of:=[$'PHS specimen date'.C132]" office:value-type="float" office:value="11" calcext:value-type="float">
            <text:p>11</text:p>
          </table:table-cell>
          <table:table-cell table:formula="of:=[$'CSV new_covid_cases'.B130]" office:value-type="float" office:value="2" calcext:value-type="float">
            <text:p>2</text:p>
          </table:table-cell>
        </table:table-row>
        <table:table-row table:style-name="ro1">
          <table:table-cell table:formula="of:=[$'CSV new_covid_cases'.A131]" office:value-type="date" office:date-value="2020-07-08" calcext:value-type="date">
            <text:p>08-Jul-20</text:p>
          </table:table-cell>
          <table:table-cell table:formula="of:=[$'PHS specimen date'.C133]" office:value-type="float" office:value="10" calcext:value-type="float">
            <text:p>10</text:p>
          </table:table-cell>
          <table:table-cell table:formula="of:=[$'CSV new_covid_cases'.B131]" office:value-type="float" office:value="7" calcext:value-type="float">
            <text:p>7</text:p>
          </table:table-cell>
        </table:table-row>
        <table:table-row table:style-name="ro1">
          <table:table-cell table:formula="of:=[$'CSV new_covid_cases'.A132]" office:value-type="date" office:date-value="2020-07-09" calcext:value-type="date">
            <text:p>09-Jul-20</text:p>
          </table:table-cell>
          <table:table-cell table:formula="of:=[$'PHS specimen date'.C134]" office:value-type="float" office:value="8" calcext:value-type="float">
            <text:p>8</text:p>
          </table:table-cell>
          <table:table-cell table:formula="of:=[$'CSV new_covid_cases'.B132]" office:value-type="float" office:value="6" calcext:value-type="float">
            <text:p>6</text:p>
          </table:table-cell>
        </table:table-row>
        <table:table-row table:style-name="ro1">
          <table:table-cell table:formula="of:=[$'CSV new_covid_cases'.A133]" office:value-type="date" office:date-value="2020-07-10" calcext:value-type="date">
            <text:p>10-Jul-20</text:p>
          </table:table-cell>
          <table:table-cell table:formula="of:=[$'PHS specimen date'.C135]" office:value-type="float" office:value="12" calcext:value-type="float">
            <text:p>12</text:p>
          </table:table-cell>
          <table:table-cell table:formula="of:=[$'CSV new_covid_cases'.B133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34]" office:value-type="date" office:date-value="2020-07-11" calcext:value-type="date">
            <text:p>11-Jul-20</text:p>
          </table:table-cell>
          <table:table-cell table:formula="of:=[$'PHS specimen date'.C136]" office:value-type="float" office:value="9" calcext:value-type="float">
            <text:p>9</text:p>
          </table:table-cell>
          <table:table-cell table:formula="of:=[$'CSV new_covid_cases'.B134]" office:value-type="float" office:value="7" calcext:value-type="float">
            <text:p>7</text:p>
          </table:table-cell>
        </table:table-row>
        <table:table-row table:style-name="ro1">
          <table:table-cell table:formula="of:=[$'CSV new_covid_cases'.A135]" office:value-type="date" office:date-value="2020-07-12" calcext:value-type="date">
            <text:p>12-Jul-20</text:p>
          </table:table-cell>
          <table:table-cell table:formula="of:=[$'PHS specimen date'.C137]" office:value-type="float" office:value="2" calcext:value-type="float">
            <text:p>2</text:p>
          </table:table-cell>
          <table:table-cell table:formula="of:=[$'CSV new_covid_cases'.B135]" office:value-type="float" office:value="19" calcext:value-type="float">
            <text:p>19</text:p>
          </table:table-cell>
        </table:table-row>
        <table:table-row table:style-name="ro1">
          <table:table-cell table:formula="of:=[$'CSV new_covid_cases'.A136]" office:value-type="date" office:date-value="2020-07-13" calcext:value-type="date">
            <text:p>13-Jul-20</text:p>
          </table:table-cell>
          <table:table-cell table:formula="of:=[$'PHS specimen date'.C138]" office:value-type="float" office:value="17" calcext:value-type="float">
            <text:p>17</text:p>
          </table:table-cell>
          <table:table-cell table:formula="of:=[$'CSV new_covid_cases'.B136]" office:value-type="float" office:value="6" calcext:value-type="float">
            <text:p>6</text:p>
          </table:table-cell>
        </table:table-row>
        <table:table-row table:style-name="ro1">
          <table:table-cell table:formula="of:=[$'CSV new_covid_cases'.A137]" office:value-type="date" office:date-value="2020-07-14" calcext:value-type="date">
            <text:p>14-Jul-20</text:p>
          </table:table-cell>
          <table:table-cell table:formula="of:=[$'PHS specimen date'.C139]" office:value-type="float" office:value="10" calcext:value-type="float">
            <text:p>10</text:p>
          </table:table-cell>
          <table:table-cell table:formula="of:=[$'CSV new_covid_cases'.B137]" office:value-type="float" office:value="3" calcext:value-type="float">
            <text:p>3</text:p>
          </table:table-cell>
        </table:table-row>
        <table:table-row table:style-name="ro1">
          <table:table-cell table:formula="of:=[$'CSV new_covid_cases'.A138]" office:value-type="date" office:date-value="2020-07-15" calcext:value-type="date">
            <text:p>15-Jul-20</text:p>
          </table:table-cell>
          <table:table-cell table:formula="of:=[$'PHS specimen date'.C140]" office:value-type="float" office:value="16" calcext:value-type="float">
            <text:p>16</text:p>
          </table:table-cell>
          <table:table-cell table:formula="of:=[$'CSV new_covid_cases'.B138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39]" office:value-type="date" office:date-value="2020-07-16" calcext:value-type="date">
            <text:p>16-Jul-20</text:p>
          </table:table-cell>
          <table:table-cell table:formula="of:=[$'PHS specimen date'.C141]" office:value-type="float" office:value="21" calcext:value-type="float">
            <text:p>21</text:p>
          </table:table-cell>
          <table:table-cell table:formula="of:=[$'CSV new_covid_cases'.B139]" office:value-type="float" office:value="11" calcext:value-type="float">
            <text:p>11</text:p>
          </table:table-cell>
        </table:table-row>
        <table:table-row table:style-name="ro1">
          <table:table-cell table:formula="of:=[$'CSV new_covid_cases'.A140]" office:value-type="date" office:date-value="2020-07-17" calcext:value-type="date">
            <text:p>17-Jul-20</text:p>
          </table:table-cell>
          <table:table-cell table:formula="of:=[$'PHS specimen date'.C142]" office:value-type="float" office:value="8" calcext:value-type="float">
            <text:p>8</text:p>
          </table:table-cell>
          <table:table-cell table:formula="of:=[$'CSV new_covid_cases'.B140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41]" office:value-type="date" office:date-value="2020-07-18" calcext:value-type="date">
            <text:p>18-Jul-20</text:p>
          </table:table-cell>
          <table:table-cell table:formula="of:=[$'PHS specimen date'.C143]" office:value-type="float" office:value="13" calcext:value-type="float">
            <text:p>13</text:p>
          </table:table-cell>
          <table:table-cell table:formula="of:=[$'CSV new_covid_cases'.B141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42]" office:value-type="date" office:date-value="2020-07-19" calcext:value-type="date">
            <text:p>19-Jul-20</text:p>
          </table:table-cell>
          <table:table-cell table:formula="of:=[$'PHS specimen date'.C144]" office:value-type="float" office:value="17" calcext:value-type="float">
            <text:p>17</text:p>
          </table:table-cell>
          <table:table-cell table:formula="of:=[$'CSV new_covid_cases'.B142]" office:value-type="float" office:value="23" calcext:value-type="float">
            <text:p>23</text:p>
          </table:table-cell>
        </table:table-row>
        <table:table-row table:style-name="ro1">
          <table:table-cell table:formula="of:=[$'CSV new_covid_cases'.A143]" office:value-type="date" office:date-value="2020-07-20" calcext:value-type="date">
            <text:p>20-Jul-20</text:p>
          </table:table-cell>
          <table:table-cell table:formula="of:=[$'PHS specimen date'.C145]" office:value-type="float" office:value="13" calcext:value-type="float">
            <text:p>13</text:p>
          </table:table-cell>
          <table:table-cell table:formula="of:=[$'CSV new_covid_cases'.B143]" office:value-type="float" office:value="7" calcext:value-type="float">
            <text:p>7</text:p>
          </table:table-cell>
        </table:table-row>
        <table:table-row table:style-name="ro1">
          <table:table-cell table:formula="of:=[$'CSV new_covid_cases'.A144]" office:value-type="date" office:date-value="2020-07-21" calcext:value-type="date">
            <text:p>21-Jul-20</text:p>
          </table:table-cell>
          <table:table-cell table:formula="of:=[$'PHS specimen date'.C146]" office:value-type="float" office:value="19" calcext:value-type="float">
            <text:p>19</text:p>
          </table:table-cell>
          <table:table-cell table:formula="of:=[$'CSV new_covid_cases'.B144]" office:value-type="float" office:value="22" calcext:value-type="float">
            <text:p>22</text:p>
          </table:table-cell>
        </table:table-row>
        <table:table-row table:style-name="ro1">
          <table:table-cell table:formula="of:=[$'CSV new_covid_cases'.A145]" office:value-type="date" office:date-value="2020-07-22" calcext:value-type="date">
            <text:p>22-Jul-20</text:p>
          </table:table-cell>
          <table:table-cell table:formula="of:=[$'PHS specimen date'.C147]" office:value-type="float" office:value="16" calcext:value-type="float">
            <text:p>16</text:p>
          </table:table-cell>
          <table:table-cell table:formula="of:=[$'CSV new_covid_cases'.B145]" office:value-type="float" office:value="10" calcext:value-type="float">
            <text:p>10</text:p>
          </table:table-cell>
        </table:table-row>
        <table:table-row table:style-name="ro1">
          <table:table-cell table:formula="of:=[$'CSV new_covid_cases'.A146]" office:value-type="date" office:date-value="2020-07-23" calcext:value-type="date">
            <text:p>23-Jul-20</text:p>
          </table:table-cell>
          <table:table-cell table:formula="of:=[$'PHS specimen date'.C148]" office:value-type="float" office:value="23" calcext:value-type="float">
            <text:p>23</text:p>
          </table:table-cell>
          <table:table-cell table:formula="of:=[$'CSV new_covid_cases'.B146]" office:value-type="float" office:value="16" calcext:value-type="float">
            <text:p>16</text:p>
          </table:table-cell>
        </table:table-row>
        <table:table-row table:style-name="ro1">
          <table:table-cell table:formula="of:=[$'CSV new_covid_cases'.A147]" office:value-type="date" office:date-value="2020-07-24" calcext:value-type="date">
            <text:p>24-Jul-20</text:p>
          </table:table-cell>
          <table:table-cell table:formula="of:=[$'PHS specimen date'.C149]" office:value-type="float" office:value="11" calcext:value-type="float">
            <text:p>11</text:p>
          </table:table-cell>
          <table:table-cell table:formula="of:=[$'CSV new_covid_cases'.B147]" office:value-type="float" office:value="20" calcext:value-type="float">
            <text:p>20</text:p>
          </table:table-cell>
        </table:table-row>
        <table:table-row table:style-name="ro1">
          <table:table-cell table:formula="of:=[$'CSV new_covid_cases'.A148]" office:value-type="date" office:date-value="2020-07-25" calcext:value-type="date">
            <text:p>25-Jul-20</text:p>
          </table:table-cell>
          <table:table-cell table:formula="of:=[$'PHS specimen date'.C150]" office:value-type="float" office:value="3" calcext:value-type="float">
            <text:p>3</text:p>
          </table:table-cell>
          <table:table-cell table:formula="of:=[$'CSV new_covid_cases'.B148]" office:value-type="float" office:value="27" calcext:value-type="float">
            <text:p>27</text:p>
          </table:table-cell>
        </table:table-row>
        <table:table-row table:style-name="ro1">
          <table:table-cell table:formula="of:=[$'CSV new_covid_cases'.A149]" office:value-type="date" office:date-value="2020-07-26" calcext:value-type="date">
            <text:p>26-Jul-20</text:p>
          </table:table-cell>
          <table:table-cell table:formula="of:=[$'PHS specimen date'.C151]" office:value-type="float" office:value="7" calcext:value-type="float">
            <text:p>7</text:p>
          </table:table-cell>
          <table:table-cell table:formula="of:=[$'CSV new_covid_cases'.B149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50]" office:value-type="date" office:date-value="2020-07-27" calcext:value-type="date">
            <text:p>27-Jul-20</text:p>
          </table:table-cell>
          <table:table-cell table:formula="of:=[$'PHS specimen date'.C152]" office:value-type="float" office:value="13" calcext:value-type="float">
            <text:p>13</text:p>
          </table:table-cell>
          <table:table-cell table:formula="of:=[$'CSV new_covid_cases'.B150]" office:value-type="float" office:value="3" calcext:value-type="float">
            <text:p>3</text:p>
          </table:table-cell>
        </table:table-row>
        <table:table-row table:style-name="ro1">
          <table:table-cell table:formula="of:=[$'CSV new_covid_cases'.A151]" office:value-type="date" office:date-value="2020-07-28" calcext:value-type="date">
            <text:p>28-Jul-20</text:p>
          </table:table-cell>
          <table:table-cell table:formula="of:=[$'PHS specimen date'.C153]" office:value-type="float" office:value="22" calcext:value-type="float">
            <text:p>22</text:p>
          </table:table-cell>
          <table:table-cell table:formula="of:=[$'CSV new_covid_cases'.B151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52]" office:value-type="date" office:date-value="2020-07-29" calcext:value-type="date">
            <text:p>29-Jul-20</text:p>
          </table:table-cell>
          <table:table-cell table:formula="of:=[$'PHS specimen date'.C154]" office:value-type="float" office:value="28" calcext:value-type="float">
            <text:p>28</text:p>
          </table:table-cell>
          <table:table-cell table:formula="of:=[$'CSV new_covid_cases'.B152]" office:value-type="float" office:value="22" calcext:value-type="float">
            <text:p>22</text:p>
          </table:table-cell>
        </table:table-row>
        <table:table-row table:style-name="ro1">
          <table:table-cell table:formula="of:=[$'CSV new_covid_cases'.A153]" office:value-type="date" office:date-value="2020-07-30" calcext:value-type="date">
            <text:p>30-Jul-20</text:p>
          </table:table-cell>
          <table:table-cell table:formula="of:=[$'PHS specimen date'.C155]" office:value-type="float" office:value="27" calcext:value-type="float">
            <text:p>27</text:p>
          </table:table-cell>
          <table:table-cell table:formula="of:=[$'CSV new_covid_cases'.B153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54]" office:value-type="date" office:date-value="2020-07-31" calcext:value-type="date">
            <text:p>31-Jul-20</text:p>
          </table:table-cell>
          <table:table-cell table:formula="of:=[$'PHS specimen date'.C156]" office:value-type="float" office:value="21" calcext:value-type="float">
            <text:p>21</text:p>
          </table:table-cell>
          <table:table-cell table:formula="of:=[$'CSV new_covid_cases'.B154]" office:value-type="float" office:value="30" calcext:value-type="float">
            <text:p>30</text:p>
          </table:table-cell>
        </table:table-row>
        <table:table-row table:style-name="ro1">
          <table:table-cell table:formula="of:=[$'CSV new_covid_cases'.A155]" office:value-type="date" office:date-value="2020-08-01" calcext:value-type="date">
            <text:p>01-Aug-20</text:p>
          </table:table-cell>
          <table:table-cell table:formula="of:=[$'PHS specimen date'.C157]" office:value-type="float" office:value="23" calcext:value-type="float">
            <text:p>23</text:p>
          </table:table-cell>
          <table:table-cell table:formula="of:=[$'CSV new_covid_cases'.B155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56]" office:value-type="date" office:date-value="2020-08-02" calcext:value-type="date">
            <text:p>02-Aug-20</text:p>
          </table:table-cell>
          <table:table-cell table:formula="of:=[$'PHS specimen date'.C158]" office:value-type="float" office:value="19" calcext:value-type="float">
            <text:p>19</text:p>
          </table:table-cell>
          <table:table-cell table:formula="of:=[$'CSV new_covid_cases'.B156]" office:value-type="float" office:value="31" calcext:value-type="float">
            <text:p>31</text:p>
          </table:table-cell>
        </table:table-row>
        <table:table-row table:style-name="ro1">
          <table:table-cell table:formula="of:=[$'CSV new_covid_cases'.A157]" office:value-type="date" office:date-value="2020-08-03" calcext:value-type="date">
            <text:p>03-Aug-20</text:p>
          </table:table-cell>
          <table:table-cell table:formula="of:=[$'PHS specimen date'.C159]" office:value-type="float" office:value="62" calcext:value-type="float">
            <text:p>62</text:p>
          </table:table-cell>
          <table:table-cell table:formula="of:=[$'CSV new_covid_cases'.B157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58]" office:value-type="date" office:date-value="2020-08-04" calcext:value-type="date">
            <text:p>04-Aug-20</text:p>
          </table:table-cell>
          <table:table-cell table:formula="of:=[$'PHS specimen date'.C160]" office:value-type="float" office:value="58" calcext:value-type="float">
            <text:p>58</text:p>
          </table:table-cell>
          <table:table-cell table:formula="of:=[$'CSV new_covid_cases'.B158]" office:value-type="float" office:value="23" calcext:value-type="float">
            <text:p>23</text:p>
          </table:table-cell>
        </table:table-row>
        <table:table-row table:style-name="ro1">
          <table:table-cell table:formula="of:=[$'CSV new_covid_cases'.A159]" office:value-type="date" office:date-value="2020-08-05" calcext:value-type="date">
            <text:p>05-Aug-20</text:p>
          </table:table-cell>
          <table:table-cell table:formula="of:=[$'PHS specimen date'.C161]" office:value-type="float" office:value="67" calcext:value-type="float">
            <text:p>67</text:p>
          </table:table-cell>
          <table:table-cell table:formula="of:=[$'CSV new_covid_cases'.B159]" office:value-type="float" office:value="64" calcext:value-type="float">
            <text:p>64</text:p>
          </table:table-cell>
        </table:table-row>
        <table:table-row table:style-name="ro1">
          <table:table-cell table:formula="of:=[$'CSV new_covid_cases'.A160]" office:value-type="date" office:date-value="2020-08-06" calcext:value-type="date">
            <text:p>06-Aug-20</text:p>
          </table:table-cell>
          <table:table-cell table:formula="of:=[$'PHS specimen date'.C162]" office:value-type="float" office:value="65" calcext:value-type="float">
            <text:p>65</text:p>
          </table:table-cell>
          <table:table-cell table:formula="of:=[$'CSV new_covid_cases'.B160]" office:value-type="float" office:value="66" calcext:value-type="float">
            <text:p>66</text:p>
          </table:table-cell>
        </table:table-row>
        <table:table-row table:style-name="ro1">
          <table:table-cell table:formula="of:=[$'CSV new_covid_cases'.A161]" office:value-type="date" office:date-value="2020-08-07" calcext:value-type="date">
            <text:p>07-Aug-20</text:p>
          </table:table-cell>
          <table:table-cell table:formula="of:=[$'PHS specimen date'.C163]" office:value-type="float" office:value="46" calcext:value-type="float">
            <text:p>46</text:p>
          </table:table-cell>
          <table:table-cell table:formula="of:=[$'CSV new_covid_cases'.B161]" office:value-type="float" office:value="43" calcext:value-type="float">
            <text:p>43</text:p>
          </table:table-cell>
        </table:table-row>
        <table:table-row table:style-name="ro1">
          <table:table-cell table:formula="of:=[$'CSV new_covid_cases'.A162]" office:value-type="date" office:date-value="2020-08-08" calcext:value-type="date">
            <text:p>08-Aug-20</text:p>
          </table:table-cell>
          <table:table-cell table:formula="of:=[$'PHS specimen date'.C164]" office:value-type="float" office:value="27" calcext:value-type="float">
            <text:p>27</text:p>
          </table:table-cell>
          <table:table-cell table:formula="of:=[$'CSV new_covid_cases'.B162]" office:value-type="float" office:value="60" calcext:value-type="float">
            <text:p>60</text:p>
          </table:table-cell>
        </table:table-row>
        <table:table-row table:style-name="ro1">
          <table:table-cell table:formula="of:=[$'CSV new_covid_cases'.A163]" office:value-type="date" office:date-value="2020-08-09" calcext:value-type="date">
            <text:p>09-Aug-20</text:p>
          </table:table-cell>
          <table:table-cell table:formula="of:=[$'PHS specimen date'.C165]" office:value-type="float" office:value="26" calcext:value-type="float">
            <text:p>26</text:p>
          </table:table-cell>
          <table:table-cell table:formula="of:=[$'CSV new_covid_cases'.B163]" office:value-type="float" office:value="48" calcext:value-type="float">
            <text:p>48</text:p>
          </table:table-cell>
        </table:table-row>
        <table:table-row table:style-name="ro1">
          <table:table-cell table:formula="of:=[$'CSV new_covid_cases'.A164]" office:value-type="date" office:date-value="2020-08-10" calcext:value-type="date">
            <text:p>10-Aug-20</text:p>
          </table:table-cell>
          <table:table-cell table:formula="of:=[$'PHS specimen date'.C166]" office:value-type="float" office:value="59" calcext:value-type="float">
            <text:p>59</text:p>
          </table:table-cell>
          <table:table-cell table:formula="of:=[$'CSV new_covid_cases'.B164]" office:value-type="float" office:value="29" calcext:value-type="float">
            <text:p>29</text:p>
          </table:table-cell>
        </table:table-row>
        <table:table-row table:style-name="ro1">
          <table:table-cell table:formula="of:=[$'CSV new_covid_cases'.A165]" office:value-type="date" office:date-value="2020-08-11" calcext:value-type="date">
            <text:p>11-Aug-20</text:p>
          </table:table-cell>
          <table:table-cell table:formula="of:=[$'PHS specimen date'.C167]" office:value-type="float" office:value="63" calcext:value-type="float">
            <text:p>63</text:p>
          </table:table-cell>
          <table:table-cell table:formula="of:=[$'CSV new_covid_cases'.B165]" office:value-type="float" office:value="52" calcext:value-type="float">
            <text:p>52</text:p>
          </table:table-cell>
        </table:table-row>
        <table:table-row table:style-name="ro1">
          <table:table-cell table:formula="of:=[$'CSV new_covid_cases'.A166]" office:value-type="date" office:date-value="2020-08-12" calcext:value-type="date">
            <text:p>12-Aug-20</text:p>
          </table:table-cell>
          <table:table-cell table:formula="of:=[$'PHS specimen date'.C168]" office:value-type="float" office:value="49" calcext:value-type="float">
            <text:p>49</text:p>
          </table:table-cell>
          <table:table-cell table:formula="of:=[$'CSV new_covid_cases'.B166]" office:value-type="float" office:value="47" calcext:value-type="float">
            <text:p>47</text:p>
          </table:table-cell>
        </table:table-row>
        <table:table-row table:style-name="ro1">
          <table:table-cell table:formula="of:=[$'CSV new_covid_cases'.A167]" office:value-type="date" office:date-value="2020-08-13" calcext:value-type="date">
            <text:p>13-Aug-20</text:p>
          </table:table-cell>
          <table:table-cell table:formula="of:=[$'PHS specimen date'.C169]" office:value-type="float" office:value="59" calcext:value-type="float">
            <text:p>59</text:p>
          </table:table-cell>
          <table:table-cell table:formula="of:=[$'CSV new_covid_cases'.B167]" office:value-type="float" office:value="47" calcext:value-type="float">
            <text:p>47</text:p>
          </table:table-cell>
        </table:table-row>
        <table:table-row table:style-name="ro1">
          <table:table-cell table:formula="of:=[$'CSV new_covid_cases'.A168]" office:value-type="date" office:date-value="2020-08-14" calcext:value-type="date">
            <text:p>14-Aug-20</text:p>
          </table:table-cell>
          <table:table-cell table:formula="of:=[$'PHS specimen date'.C170]" office:value-type="float" office:value="50" calcext:value-type="float">
            <text:p>50</text:p>
          </table:table-cell>
          <table:table-cell table:formula="of:=[$'CSV new_covid_cases'.B168]" office:value-type="float" office:value="65" calcext:value-type="float">
            <text:p>65</text:p>
          </table:table-cell>
        </table:table-row>
        <table:table-row table:style-name="ro1">
          <table:table-cell table:formula="of:=[$'CSV new_covid_cases'.A169]" office:value-type="date" office:date-value="2020-08-15" calcext:value-type="date">
            <text:p>15-Aug-20</text:p>
          </table:table-cell>
          <table:table-cell table:formula="of:=[$'PHS specimen date'.C171]" office:value-type="float" office:value="20" calcext:value-type="float">
            <text:p>20</text:p>
          </table:table-cell>
          <table:table-cell table:formula="of:=[$'CSV new_covid_cases'.B169]" office:value-type="float" office:value="51" calcext:value-type="float">
            <text:p>51</text:p>
          </table:table-cell>
        </table:table-row>
        <table:table-row table:style-name="ro1">
          <table:table-cell table:formula="of:=[$'CSV new_covid_cases'.A170]" office:value-type="date" office:date-value="2020-08-16" calcext:value-type="date">
            <text:p>16-Aug-20</text:p>
          </table:table-cell>
          <table:table-cell table:formula="of:=[$'PHS specimen date'.C172]" office:value-type="float" office:value="33" calcext:value-type="float">
            <text:p>33</text:p>
          </table:table-cell>
          <table:table-cell table:formula="of:=[$'CSV new_covid_cases'.B170]" office:value-type="float" office:value="43" calcext:value-type="float">
            <text:p>43</text:p>
          </table:table-cell>
        </table:table-row>
        <table:table-row table:style-name="ro1">
          <table:table-cell table:formula="of:=[$'CSV new_covid_cases'.A171]" office:value-type="date" office:date-value="2020-08-17" calcext:value-type="date">
            <text:p>17-Aug-20</text:p>
          </table:table-cell>
          <table:table-cell table:formula="of:=[$'PHS specimen date'.C173]" office:value-type="float" office:value="75" calcext:value-type="float">
            <text:p>75</text:p>
          </table:table-cell>
          <table:table-cell table:formula="of:=[$'CSV new_covid_cases'.B171]" office:value-type="float" office:value="26" calcext:value-type="float">
            <text:p>26</text:p>
          </table:table-cell>
        </table:table-row>
        <table:table-row table:style-name="ro1">
          <table:table-cell table:formula="of:=[$'CSV new_covid_cases'.A172]" office:value-type="date" office:date-value="2020-08-18" calcext:value-type="date">
            <text:p>18-Aug-20</text:p>
          </table:table-cell>
          <table:table-cell table:formula="of:=[$'PHS specimen date'.C174]" office:value-type="float" office:value="78" calcext:value-type="float">
            <text:p>78</text:p>
          </table:table-cell>
          <table:table-cell table:formula="of:=[$'CSV new_covid_cases'.B172]" office:value-type="float" office:value="49" calcext:value-type="float">
            <text:p>49</text:p>
          </table:table-cell>
        </table:table-row>
        <table:table-row table:style-name="ro1">
          <table:table-cell table:formula="of:=[$'CSV new_covid_cases'.A173]" office:value-type="date" office:date-value="2020-08-19" calcext:value-type="date">
            <text:p>19-Aug-20</text:p>
          </table:table-cell>
          <table:table-cell table:formula="of:=[$'PHS specimen date'.C175]" office:value-type="float" office:value="93" calcext:value-type="float">
            <text:p>93</text:p>
          </table:table-cell>
          <table:table-cell table:formula="of:=[$'CSV new_covid_cases'.B173]" office:value-type="float" office:value="50" calcext:value-type="float">
            <text:p>50</text:p>
          </table:table-cell>
        </table:table-row>
        <table:table-row table:style-name="ro1">
          <table:table-cell table:formula="of:=[$'CSV new_covid_cases'.A174]" office:value-type="date" office:date-value="2020-08-20" calcext:value-type="date">
            <text:p>20-Aug-20</text:p>
          </table:table-cell>
          <table:table-cell table:formula="of:=[$'PHS specimen date'.C176]" office:value-type="float" office:value="141" calcext:value-type="float">
            <text:p>141</text:p>
          </table:table-cell>
          <table:table-cell table:formula="of:=[$'CSV new_covid_cases'.B174]" office:value-type="float" office:value="77" calcext:value-type="float">
            <text:p>77</text:p>
          </table:table-cell>
        </table:table-row>
        <table:table-row table:style-name="ro1">
          <table:table-cell table:formula="of:=[$'CSV new_covid_cases'.A175]" office:value-type="date" office:date-value="2020-08-21" calcext:value-type="date">
            <text:p>21-Aug-20</text:p>
          </table:table-cell>
          <table:table-cell table:formula="of:=[$'PHS specimen date'.C177]" office:value-type="float" office:value="91" calcext:value-type="float">
            <text:p>91</text:p>
          </table:table-cell>
          <table:table-cell table:formula="of:=[$'CSV new_covid_cases'.B175]" office:value-type="float" office:value="71" calcext:value-type="float">
            <text:p>71</text:p>
          </table:table-cell>
        </table:table-row>
        <table:table-row table:style-name="ro1">
          <table:table-cell table:formula="of:=[$'CSV new_covid_cases'.A176]" office:value-type="date" office:date-value="2020-08-22" calcext:value-type="date">
            <text:p>22-Aug-20</text:p>
          </table:table-cell>
          <table:table-cell table:formula="of:=[$'PHS specimen date'.C178]" office:value-type="float" office:value="51" calcext:value-type="float">
            <text:p>51</text:p>
          </table:table-cell>
          <table:table-cell table:formula="of:=[$'CSV new_covid_cases'.B176]" office:value-type="float" office:value="123" calcext:value-type="float">
            <text:p>123</text:p>
          </table:table-cell>
        </table:table-row>
        <table:table-row table:style-name="ro1">
          <table:table-cell table:formula="of:=[$'CSV new_covid_cases'.A177]" office:value-type="date" office:date-value="2020-08-23" calcext:value-type="date">
            <text:p>23-Aug-20</text:p>
          </table:table-cell>
          <table:table-cell table:formula="of:=[$'PHS specimen date'.C179]" office:value-type="float" office:value="67" calcext:value-type="float">
            <text:p>67</text:p>
          </table:table-cell>
          <table:table-cell table:formula="of:=[$'CSV new_covid_cases'.B177]" office:value-type="float" office:value="83" calcext:value-type="float">
            <text:p>83</text:p>
          </table:table-cell>
        </table:table-row>
        <table:table-row table:style-name="ro1">
          <table:table-cell table:formula="of:=[$'CSV new_covid_cases'.A178]" office:value-type="date" office:date-value="2020-08-24" calcext:value-type="date">
            <text:p>24-Aug-20</text:p>
          </table:table-cell>
          <table:table-cell table:formula="of:=[$'PHS specimen date'.C180]" office:value-type="float" office:value="59" calcext:value-type="float">
            <text:p>59</text:p>
          </table:table-cell>
          <table:table-cell table:formula="of:=[$'CSV new_covid_cases'.B178]" office:value-type="float" office:value="66" calcext:value-type="float">
            <text:p>66</text:p>
          </table:table-cell>
        </table:table-row>
        <table:table-row table:style-name="ro1">
          <table:table-cell table:formula="of:=[$'CSV new_covid_cases'.A179]" office:value-type="date" office:date-value="2020-08-25" calcext:value-type="date">
            <text:p>25-Aug-20</text:p>
          </table:table-cell>
          <table:table-cell table:formula="of:=[$'PHS specimen date'.C181]" office:value-type="float" office:value="72" calcext:value-type="float">
            <text:p>72</text:p>
          </table:table-cell>
          <table:table-cell table:formula="of:=[$'CSV new_covid_cases'.B179]" office:value-type="float" office:value="44" calcext:value-type="float">
            <text:p>44</text:p>
          </table:table-cell>
        </table:table-row>
        <table:table-row table:style-name="ro1">
          <table:table-cell table:formula="of:=[$'CSV new_covid_cases'.A180]" office:value-type="date" office:date-value="2020-08-26" calcext:value-type="date">
            <text:p>26-Aug-20</text:p>
          </table:table-cell>
          <table:table-cell table:formula="of:=[$'PHS specimen date'.C182]" office:value-type="float" office:value="98" calcext:value-type="float">
            <text:p>98</text:p>
          </table:table-cell>
          <table:table-cell table:formula="of:=[$'CSV new_covid_cases'.B180]" office:value-type="float" office:value="67" calcext:value-type="float">
            <text:p>67</text:p>
          </table:table-cell>
        </table:table-row>
        <table:table-row table:style-name="ro1">
          <table:table-cell table:formula="of:=[$'CSV new_covid_cases'.A181]" office:value-type="date" office:date-value="2020-08-27" calcext:value-type="date">
            <text:p>27-Aug-20</text:p>
          </table:table-cell>
          <table:table-cell table:formula="of:=[$'PHS specimen date'.C183]" office:value-type="float" office:value="97" calcext:value-type="float">
            <text:p>97</text:p>
          </table:table-cell>
          <table:table-cell table:formula="of:=[$'CSV new_covid_cases'.B181]" office:value-type="float" office:value="68" calcext:value-type="float">
            <text:p>68</text:p>
          </table:table-cell>
        </table:table-row>
        <table:table-row table:style-name="ro1">
          <table:table-cell table:formula="of:=[$'CSV new_covid_cases'.A182]" office:value-type="date" office:date-value="2020-08-28" calcext:value-type="date">
            <text:p>28-Aug-20</text:p>
          </table:table-cell>
          <table:table-cell table:formula="of:=[$'PHS specimen date'.C184]" office:value-type="float" office:value="105" calcext:value-type="float">
            <text:p>105</text:p>
          </table:table-cell>
          <table:table-cell table:formula="of:=[$'CSV new_covid_cases'.B182]" office:value-type="float" office:value="51" calcext:value-type="float">
            <text:p>51</text:p>
          </table:table-cell>
        </table:table-row>
        <table:table-row table:style-name="ro1">
          <table:table-cell table:formula="of:=[$'CSV new_covid_cases'.A183]" office:value-type="date" office:date-value="2020-08-29" calcext:value-type="date">
            <text:p>29-Aug-20</text:p>
          </table:table-cell>
          <table:table-cell table:formula="of:=[$'PHS specimen date'.C185]" office:value-type="float" office:value="94" calcext:value-type="float">
            <text:p>94</text:p>
          </table:table-cell>
          <table:table-cell table:formula="of:=[$'CSV new_covid_cases'.B183]" office:value-type="float" office:value="88" calcext:value-type="float">
            <text:p>88</text:p>
          </table:table-cell>
        </table:table-row>
        <table:table-row table:style-name="ro1">
          <table:table-cell table:formula="of:=[$'CSV new_covid_cases'.A184]" office:value-type="date" office:date-value="2020-08-30" calcext:value-type="date">
            <text:p>30-Aug-20</text:p>
          </table:table-cell>
          <table:table-cell table:formula="of:=[$'PHS specimen date'.C186]" office:value-type="float" office:value="102" calcext:value-type="float">
            <text:p>102</text:p>
          </table:table-cell>
          <table:table-cell table:formula="of:=[$'CSV new_covid_cases'.B184]" office:value-type="float" office:value="123" calcext:value-type="float">
            <text:p>123</text:p>
          </table:table-cell>
        </table:table-row>
        <table:table-row table:style-name="ro1">
          <table:table-cell table:formula="of:=[$'CSV new_covid_cases'.A185]" office:value-type="date" office:date-value="2020-08-31" calcext:value-type="date">
            <text:p>31-Aug-20</text:p>
          </table:table-cell>
          <table:table-cell table:formula="of:=[$'PHS specimen date'.C187]" office:value-type="float" office:value="143" calcext:value-type="float">
            <text:p>143</text:p>
          </table:table-cell>
          <table:table-cell table:formula="of:=[$'CSV new_covid_cases'.B185]" office:value-type="float" office:value="160" calcext:value-type="float">
            <text:p>160</text:p>
          </table:table-cell>
        </table:table-row>
        <table:table-row table:style-name="ro1">
          <table:table-cell table:formula="of:=[$'CSV new_covid_cases'.A186]" office:value-type="date" office:date-value="2020-09-01" calcext:value-type="date">
            <text:p>01-Sep-20</text:p>
          </table:table-cell>
          <table:table-cell table:formula="of:=[$'PHS specimen date'.C188]" office:value-type="float" office:value="199" calcext:value-type="float">
            <text:p>199</text:p>
          </table:table-cell>
          <table:table-cell table:formula="of:=[$'CSV new_covid_cases'.B186]" office:value-type="float" office:value="154" calcext:value-type="float">
            <text:p>154</text:p>
          </table:table-cell>
        </table:table-row>
        <table:table-row table:style-name="ro1">
          <table:table-cell table:formula="of:=[$'CSV new_covid_cases'.A187]" office:value-type="date" office:date-value="2020-09-02" calcext:value-type="date">
            <text:p>02-Sep-20</text:p>
          </table:table-cell>
          <table:table-cell table:formula="of:=[$'PHS specimen date'.C189]" office:value-type="float" office:value="192" calcext:value-type="float">
            <text:p>192</text:p>
          </table:table-cell>
          <table:table-cell table:formula="of:=[$'CSV new_covid_cases'.B187]" office:value-type="float" office:value="156" calcext:value-type="float">
            <text:p>156</text:p>
          </table:table-cell>
        </table:table-row>
        <table:table-row table:style-name="ro1">
          <table:table-cell table:formula="of:=[$'CSV new_covid_cases'.A188]" office:value-type="date" office:date-value="2020-09-03" calcext:value-type="date">
            <text:p>03-Sep-20</text:p>
          </table:table-cell>
          <table:table-cell table:formula="of:=[$'PHS specimen date'.C190]" office:value-type="float" office:value="202" calcext:value-type="float">
            <text:p>202</text:p>
          </table:table-cell>
          <table:table-cell table:formula="of:=[$'CSV new_covid_cases'.B188]" office:value-type="float" office:value="101" calcext:value-type="float">
            <text:p>101</text:p>
          </table:table-cell>
        </table:table-row>
        <table:table-row table:style-name="ro1">
          <table:table-cell table:formula="of:=[$'CSV new_covid_cases'.A189]" office:value-type="date" office:date-value="2020-09-04" calcext:value-type="date">
            <text:p>04-Sep-20</text:p>
          </table:table-cell>
          <table:table-cell table:formula="of:=[$'PHS specimen date'.C191]" office:value-type="float" office:value="170" calcext:value-type="float">
            <text:p>170</text:p>
          </table:table-cell>
          <table:table-cell table:formula="of:=[$'CSV new_covid_cases'.B189]" office:value-type="float" office:value="159" calcext:value-type="float">
            <text:p>159</text:p>
          </table:table-cell>
        </table:table-row>
        <table:table-row table:style-name="ro1">
          <table:table-cell table:formula="of:=[$'CSV new_covid_cases'.A190]" office:value-type="date" office:date-value="2020-09-05" calcext:value-type="date">
            <text:p>05-Sep-20</text:p>
          </table:table-cell>
          <table:table-cell table:formula="of:=[$'PHS specimen date'.C192]" office:value-type="float" office:value="137" calcext:value-type="float">
            <text:p>137</text:p>
          </table:table-cell>
          <table:table-cell table:formula="of:=[$'CSV new_covid_cases'.B190]" office:value-type="float" office:value="141" calcext:value-type="float">
            <text:p>141</text:p>
          </table:table-cell>
        </table:table-row>
        <table:table-row table:style-name="ro1">
          <table:table-cell table:formula="of:=[$'CSV new_covid_cases'.A191]" office:value-type="date" office:date-value="2020-09-06" calcext:value-type="date">
            <text:p>06-Sep-20</text:p>
          </table:table-cell>
          <table:table-cell table:formula="of:=[$'PHS specimen date'.C193]" office:value-type="float" office:value="154" calcext:value-type="float">
            <text:p>154</text:p>
          </table:table-cell>
          <table:table-cell table:formula="of:=[$'CSV new_covid_cases'.B191]" office:value-type="float" office:value="208" calcext:value-type="float">
            <text:p>208</text:p>
          </table:table-cell>
        </table:table-row>
        <table:table-row table:style-name="ro1">
          <table:table-cell table:formula="of:=[$'CSV new_covid_cases'.A192]" office:value-type="date" office:date-value="2020-09-07" calcext:value-type="date">
            <text:p>07-Sep-20</text:p>
          </table:table-cell>
          <table:table-cell table:formula="of:=[$'PHS specimen date'.C194]" office:value-type="float" office:value="167" calcext:value-type="float">
            <text:p>167</text:p>
          </table:table-cell>
          <table:table-cell table:formula="of:=[$'CSV new_covid_cases'.B192]" office:value-type="float" office:value="146" calcext:value-type="float">
            <text:p>146</text:p>
          </table:table-cell>
        </table:table-row>
        <table:table-row table:style-name="ro1">
          <table:table-cell table:formula="of:=[$'CSV new_covid_cases'.A193]" office:value-type="date" office:date-value="2020-09-08" calcext:value-type="date">
            <text:p>08-Sep-20</text:p>
          </table:table-cell>
          <table:table-cell table:formula="of:=[$'PHS specimen date'.C195]" office:value-type="float" office:value="103" calcext:value-type="float">
            <text:p>103</text:p>
          </table:table-cell>
          <table:table-cell table:formula="of:=[$'CSV new_covid_cases'.B193]" office:value-type="float" office:value="176" calcext:value-type="float">
            <text:p>176</text:p>
          </table:table-cell>
        </table:table-row>
        <table:table-row table:style-name="ro1">
          <table:table-cell table:formula="of:=[$'CSV new_covid_cases'.A194]" office:value-type="date" office:date-value="2020-09-09" calcext:value-type="date">
            <text:p>09-Sep-20</text:p>
          </table:table-cell>
          <table:table-cell table:formula="of:=[$'PHS specimen date'.C196]" office:value-type="float" office:value="223" calcext:value-type="float">
            <text:p>223</text:p>
          </table:table-cell>
          <table:table-cell table:formula="of:=[$'CSV new_covid_cases'.B194]" office:value-type="float" office:value="159" calcext:value-type="float">
            <text:p>159</text:p>
          </table:table-cell>
        </table:table-row>
        <table:table-row table:style-name="ro1">
          <table:table-cell table:formula="of:=[$'CSV new_covid_cases'.A195]" office:value-type="date" office:date-value="2020-09-10" calcext:value-type="date">
            <text:p>10-Sep-20</text:p>
          </table:table-cell>
          <table:table-cell table:formula="of:=[$'PHS specimen date'.C197]" office:value-type="float" office:value="231" calcext:value-type="float">
            <text:p>231</text:p>
          </table:table-cell>
          <table:table-cell table:formula="of:=[$'CSV new_covid_cases'.B195]" office:value-type="float" office:value="161" calcext:value-type="float">
            <text:p>161</text:p>
          </table:table-cell>
        </table:table-row>
        <table:table-row table:style-name="ro1">
          <table:table-cell table:formula="of:=[$'CSV new_covid_cases'.A196]" office:value-type="date" office:date-value="2020-09-11" calcext:value-type="date">
            <text:p>11-Sep-20</text:p>
          </table:table-cell>
          <table:table-cell table:formula="of:=[$'PHS specimen date'.C198]" office:value-type="float" office:value="216" calcext:value-type="float">
            <text:p>216</text:p>
          </table:table-cell>
          <table:table-cell table:formula="of:=[$'CSV new_covid_cases'.B196]" office:value-type="float" office:value="175" calcext:value-type="float">
            <text:p>175</text:p>
          </table:table-cell>
        </table:table-row>
        <table:table-row table:style-name="ro1">
          <table:table-cell table:formula="of:=[$'CSV new_covid_cases'.A197]" office:value-type="date" office:date-value="2020-09-12" calcext:value-type="date">
            <text:p>12-Sep-20</text:p>
          </table:table-cell>
          <table:table-cell table:formula="of:=[$'PHS specimen date'.C199]" office:value-type="float" office:value="214" calcext:value-type="float">
            <text:p>214</text:p>
          </table:table-cell>
          <table:table-cell table:formula="of:=[$'CSV new_covid_cases'.B197]" office:value-type="float" office:value="221" calcext:value-type="float">
            <text:p>221</text:p>
          </table:table-cell>
        </table:table-row>
        <table:table-row table:style-name="ro1">
          <table:table-cell table:formula="of:=[$'CSV new_covid_cases'.A198]" office:value-type="date" office:date-value="2020-09-13" calcext:value-type="date">
            <text:p>13-Sep-20</text:p>
          </table:table-cell>
          <table:table-cell table:formula="of:=[$'PHS specimen date'.C200]" office:value-type="float" office:value="178" calcext:value-type="float">
            <text:p>178</text:p>
          </table:table-cell>
          <table:table-cell table:formula="of:=[$'CSV new_covid_cases'.B198]" office:value-type="float" office:value="244" calcext:value-type="float">
            <text:p>244</text:p>
          </table:table-cell>
        </table:table-row>
        <table:table-row table:style-name="ro1">
          <table:table-cell table:formula="of:=[$'CSV new_covid_cases'.A199]" office:value-type="date" office:date-value="2020-09-14" calcext:value-type="date">
            <text:p>14-Sep-20</text:p>
          </table:table-cell>
          <table:table-cell table:formula="of:=[$'PHS specimen date'.C201]" office:value-type="float" office:value="186" calcext:value-type="float">
            <text:p>186</text:p>
          </table:table-cell>
          <table:table-cell table:formula="of:=[$'CSV new_covid_cases'.B199]" office:value-type="float" office:value="70" calcext:value-type="float">
            <text:p>70</text:p>
          </table:table-cell>
        </table:table-row>
        <table:table-row table:style-name="ro1">
          <table:table-cell table:formula="of:=[$'CSV new_covid_cases'.A200]" office:value-type="date" office:date-value="2020-09-15" calcext:value-type="date">
            <text:p>15-Sep-20</text:p>
          </table:table-cell>
          <table:table-cell table:formula="of:=[$'PHS specimen date'.C202]" office:value-type="float" office:value="238" calcext:value-type="float">
            <text:p>238</text:p>
          </table:table-cell>
          <table:table-cell table:formula="of:=[$'CSV new_covid_cases'.B200]" office:value-type="float" office:value="267" calcext:value-type="float">
            <text:p>267</text:p>
          </table:table-cell>
        </table:table-row>
        <table:table-row table:style-name="ro1">
          <table:table-cell table:formula="of:=[$'CSV new_covid_cases'.A201]" office:value-type="date" office:date-value="2020-09-16" calcext:value-type="date">
            <text:p>16-Sep-20</text:p>
          </table:table-cell>
          <table:table-cell table:formula="of:=[$'PHS specimen date'.C203]" office:value-type="float" office:value="280" calcext:value-type="float">
            <text:p>280</text:p>
          </table:table-cell>
          <table:table-cell table:formula="of:=[$'CSV new_covid_cases'.B201]" office:value-type="float" office:value="267" calcext:value-type="float">
            <text:p>267</text:p>
          </table:table-cell>
        </table:table-row>
        <table:table-row table:style-name="ro1">
          <table:table-cell table:formula="of:=[$'CSV new_covid_cases'.A202]" office:value-type="date" office:date-value="2020-09-17" calcext:value-type="date">
            <text:p>17-Sep-20</text:p>
          </table:table-cell>
          <table:table-cell table:formula="of:=[$'PHS specimen date'.C204]" office:value-type="float" office:value="265" calcext:value-type="float">
            <text:p>265</text:p>
          </table:table-cell>
          <table:table-cell table:formula="of:=[$'CSV new_covid_cases'.B202]" office:value-type="float" office:value="290" calcext:value-type="float">
            <text:p>290</text:p>
          </table:table-cell>
        </table:table-row>
        <table:table-row table:style-name="ro1">
          <table:table-cell table:formula="of:=[$'CSV new_covid_cases'.A203]" office:value-type="date" office:date-value="2020-09-18" calcext:value-type="date">
            <text:p>18-Sep-20</text:p>
          </table:table-cell>
          <table:table-cell table:formula="of:=[$'PHS specimen date'.C205]" office:value-type="float" office:value="270" calcext:value-type="float">
            <text:p>270</text:p>
          </table:table-cell>
          <table:table-cell table:formula="of:=[$'CSV new_covid_cases'.B203]" office:value-type="float" office:value="203" calcext:value-type="float">
            <text:p>203</text:p>
          </table:table-cell>
        </table:table-row>
        <table:table-row table:style-name="ro1">
          <table:table-cell table:formula="of:=[$'CSV new_covid_cases'.A204]" office:value-type="date" office:date-value="2020-09-19" calcext:value-type="date">
            <text:p>19-Sep-20</text:p>
          </table:table-cell>
          <table:table-cell table:formula="of:=[$'PHS specimen date'.C206]" office:value-type="float" office:value="236" calcext:value-type="float">
            <text:p>236</text:p>
          </table:table-cell>
          <table:table-cell table:formula="of:=[$'CSV new_covid_cases'.B204]" office:value-type="float" office:value="350" calcext:value-type="float">
            <text:p>350</text:p>
          </table:table-cell>
        </table:table-row>
        <table:table-row table:style-name="ro1">
          <table:table-cell table:formula="of:=[$'CSV new_covid_cases'.A205]" office:value-type="date" office:date-value="2020-09-20" calcext:value-type="date">
            <text:p>20-Sep-20</text:p>
          </table:table-cell>
          <table:table-cell table:formula="of:=[$'PHS specimen date'.C207]" office:value-type="float" office:value="320" calcext:value-type="float">
            <text:p>320</text:p>
          </table:table-cell>
          <table:table-cell table:formula="of:=[$'CSV new_covid_cases'.B205]" office:value-type="float" office:value="245" calcext:value-type="float">
            <text:p>245</text:p>
          </table:table-cell>
        </table:table-row>
        <table:table-row table:style-name="ro1">
          <table:table-cell table:formula="of:=[$'CSV new_covid_cases'.A206]" office:value-type="date" office:date-value="2020-09-21" calcext:value-type="date">
            <text:p>21-Sep-20</text:p>
          </table:table-cell>
          <table:table-cell table:formula="of:=[$'PHS specimen date'.C208]" office:value-type="float" office:value="454" calcext:value-type="float">
            <text:p>454</text:p>
          </table:table-cell>
          <table:table-cell table:formula="of:=[$'CSV new_covid_cases'.B206]" office:value-type="float" office:value="255" calcext:value-type="float">
            <text:p>255</text:p>
          </table:table-cell>
        </table:table-row>
        <table:table-row table:style-name="ro1">
          <table:table-cell table:formula="of:=[$'CSV new_covid_cases'.A207]" office:value-type="date" office:date-value="2020-09-22" calcext:value-type="date">
            <text:p>22-Sep-20</text:p>
          </table:table-cell>
          <table:table-cell table:formula="of:=[$'PHS specimen date'.C209]" office:value-type="float" office:value="497" calcext:value-type="float">
            <text:p>497</text:p>
          </table:table-cell>
          <table:table-cell table:formula="of:=[$'CSV new_covid_cases'.B207]" office:value-type="float" office:value="383" calcext:value-type="float">
            <text:p>383</text:p>
          </table:table-cell>
        </table:table-row>
        <table:table-row table:style-name="ro1">
          <table:table-cell table:formula="of:=[$'CSV new_covid_cases'.A208]" office:value-type="date" office:date-value="2020-09-23" calcext:value-type="date">
            <text:p>23-Sep-20</text:p>
          </table:table-cell>
          <table:table-cell table:formula="of:=[$'PHS specimen date'.C210]" office:value-type="float" office:value="572" calcext:value-type="float">
            <text:p>572</text:p>
          </table:table-cell>
          <table:table-cell table:formula="of:=[$'CSV new_covid_cases'.B208]" office:value-type="float" office:value="486" calcext:value-type="float">
            <text:p>486</text:p>
          </table:table-cell>
        </table:table-row>
        <table:table-row table:style-name="ro1">
          <table:table-cell table:formula="of:=[$'CSV new_covid_cases'.A209]" office:value-type="date" office:date-value="2020-09-24" calcext:value-type="date">
            <text:p>24-Sep-20</text:p>
          </table:table-cell>
          <table:table-cell table:formula="of:=[$'PHS specimen date'.C211]" office:value-type="float" office:value="716" calcext:value-type="float">
            <text:p>716</text:p>
          </table:table-cell>
          <table:table-cell table:formula="of:=[$'CSV new_covid_cases'.B209]" office:value-type="float" office:value="465" calcext:value-type="float">
            <text:p>465</text:p>
          </table:table-cell>
        </table:table-row>
        <table:table-row table:style-name="ro1">
          <table:table-cell table:formula="of:=[$'CSV new_covid_cases'.A210]" office:value-type="date" office:date-value="2020-09-25" calcext:value-type="date">
            <text:p>25-Sep-20</text:p>
          </table:table-cell>
          <table:table-cell table:formula="of:=[$'PHS specimen date'.C212]" office:value-type="float" office:value="576" calcext:value-type="float">
            <text:p>576</text:p>
          </table:table-cell>
          <table:table-cell table:formula="of:=[$'CSV new_covid_cases'.B210]" office:value-type="float" office:value="558" calcext:value-type="float">
            <text:p>558</text:p>
          </table:table-cell>
        </table:table-row>
        <table:table-row table:style-name="ro1">
          <table:table-cell table:formula="of:=[$'CSV new_covid_cases'.A211]" office:value-type="date" office:date-value="2020-09-26" calcext:value-type="date">
            <text:p>26-Sep-20</text:p>
          </table:table-cell>
          <table:table-cell table:formula="of:=[$'PHS specimen date'.C213]" office:value-type="float" office:value="437" calcext:value-type="float">
            <text:p>437</text:p>
          </table:table-cell>
          <table:table-cell table:formula="of:=[$'CSV new_covid_cases'.B211]" office:value-type="float" office:value="714" calcext:value-type="float">
            <text:p>714</text:p>
          </table:table-cell>
        </table:table-row>
        <table:table-row table:style-name="ro1">
          <table:table-cell table:formula="of:=[$'CSV new_covid_cases'.A212]" office:value-type="date" office:date-value="2020-09-27" calcext:value-type="date">
            <text:p>27-Sep-20</text:p>
          </table:table-cell>
          <table:table-cell table:formula="of:=[$'PHS specimen date'.C214]" office:value-type="float" office:value="359" calcext:value-type="float">
            <text:p>359</text:p>
          </table:table-cell>
          <table:table-cell table:formula="of:=[$'CSV new_covid_cases'.B212]" office:value-type="float" office:value="344" calcext:value-type="float">
            <text:p>344</text:p>
          </table:table-cell>
        </table:table-row>
        <table:table-row table:style-name="ro1">
          <table:table-cell table:formula="of:=[$'CSV new_covid_cases'.A213]" office:value-type="date" office:date-value="2020-09-28" calcext:value-type="date">
            <text:p>28-Sep-20</text:p>
          </table:table-cell>
          <table:table-cell table:formula="of:=[$'PHS specimen date'.C215]" office:value-type="float" office:value="625" calcext:value-type="float">
            <text:p>625</text:p>
          </table:table-cell>
          <table:table-cell table:formula="of:=[$'CSV new_covid_cases'.B213]" office:value-type="float" office:value="222" calcext:value-type="float">
            <text:p>222</text:p>
          </table:table-cell>
        </table:table-row>
        <table:table-row table:style-name="ro1">
          <table:table-cell table:formula="of:=[$'CSV new_covid_cases'.A214]" office:value-type="date" office:date-value="2020-09-29" calcext:value-type="date">
            <text:p>29-Sep-20</text:p>
          </table:table-cell>
          <table:table-cell table:formula="of:=[$'PHS specimen date'.C216]" office:value-type="float" office:value="661" calcext:value-type="float">
            <text:p>661</text:p>
          </table:table-cell>
          <table:table-cell table:formula="of:=[$'CSV new_covid_cases'.B214]" office:value-type="float" office:value="806" calcext:value-type="float">
            <text:p>806</text:p>
          </table:table-cell>
        </table:table-row>
        <table:table-row table:style-name="ro1">
          <table:table-cell table:formula="of:=[$'CSV new_covid_cases'.A215]" office:value-type="date" office:date-value="2020-09-30" calcext:value-type="date">
            <text:p>30-Sep-20</text:p>
          </table:table-cell>
          <table:table-cell table:formula="of:=[$'PHS specimen date'.C217]" office:value-type="float" office:value="793" calcext:value-type="float">
            <text:p>793</text:p>
          </table:table-cell>
          <table:table-cell table:formula="of:=[$'CSV new_covid_cases'.B215]" office:value-type="float" office:value="640" calcext:value-type="float">
            <text:p>640</text:p>
          </table:table-cell>
        </table:table-row>
        <table:table-row table:style-name="ro1">
          <table:table-cell table:formula="of:=[$'CSV new_covid_cases'.A216]" office:value-type="date" office:date-value="2020-10-01" calcext:value-type="date">
            <text:p>01-Oct-20</text:p>
          </table:table-cell>
          <table:table-cell table:formula="of:=[$'PHS specimen date'.C218]" office:value-type="float" office:value="777" calcext:value-type="float">
            <text:p>777</text:p>
          </table:table-cell>
          <table:table-cell table:formula="of:=[$'CSV new_covid_cases'.B216]" office:value-type="float" office:value="668" calcext:value-type="float">
            <text:p>668</text:p>
          </table:table-cell>
        </table:table-row>
        <table:table-row table:style-name="ro1">
          <table:table-cell table:formula="of:=[$'CSV new_covid_cases'.A217]" office:value-type="date" office:date-value="2020-10-02" calcext:value-type="date">
            <text:p>02-Oct-20</text:p>
          </table:table-cell>
          <table:table-cell table:formula="of:=[$'PHS specimen date'.C219]" office:value-type="float" office:value="818" calcext:value-type="float">
            <text:p>818</text:p>
          </table:table-cell>
          <table:table-cell table:formula="of:=[$'CSV new_covid_cases'.B217]" office:value-type="float" office:value="775" calcext:value-type="float">
            <text:p>775</text:p>
          </table:table-cell>
        </table:table-row>
        <table:table-row table:style-name="ro1">
          <table:table-cell table:formula="of:=[$'CSV new_covid_cases'.A218]" office:value-type="date" office:date-value="2020-10-03" calcext:value-type="date">
            <text:p>03-Oct-20</text:p>
          </table:table-cell>
          <table:table-cell table:formula="of:=[$'PHS specimen date'.C220]" office:value-type="float" office:value="702" calcext:value-type="float">
            <text:p>702</text:p>
          </table:table-cell>
          <table:table-cell table:formula="of:=[$'CSV new_covid_cases'.B218]" office:value-type="float" office:value="764" calcext:value-type="float">
            <text:p>764</text:p>
          </table:table-cell>
        </table:table-row>
        <table:table-row table:style-name="ro1">
          <table:table-cell table:formula="of:=[$'CSV new_covid_cases'.A219]" office:value-type="date" office:date-value="2020-10-04" calcext:value-type="date">
            <text:p>04-Oct-20</text:p>
          </table:table-cell>
          <table:table-cell table:formula="of:=[$'PHS specimen date'.C221]" office:value-type="float" office:value="744" calcext:value-type="float">
            <text:p>744</text:p>
          </table:table-cell>
          <table:table-cell table:formula="of:=[$'CSV new_covid_cases'.B219]" office:value-type="float" office:value="758" calcext:value-type="float">
            <text:p>758</text:p>
          </table:table-cell>
        </table:table-row>
        <table:table-row table:style-name="ro1">
          <table:table-cell table:formula="of:=[$'CSV new_covid_cases'.A220]" office:value-type="date" office:date-value="2020-10-05" calcext:value-type="date">
            <text:p>05-Oct-20</text:p>
          </table:table-cell>
          <table:table-cell table:formula="of:=[$'PHS specimen date'.C222]" office:value-type="float" office:value="1099" calcext:value-type="float">
            <text:p>1099</text:p>
          </table:table-cell>
          <table:table-cell table:formula="of:=[$'CSV new_covid_cases'.B220]" office:value-type="float" office:value="697" calcext:value-type="float">
            <text:p>697</text:p>
          </table:table-cell>
        </table:table-row>
        <table:table-row table:style-name="ro1">
          <table:table-cell table:formula="of:=[$'CSV new_covid_cases'.A221]" office:value-type="date" office:date-value="2020-10-06" calcext:value-type="date">
            <text:p>06-Oct-20</text:p>
          </table:table-cell>
          <table:table-cell table:formula="of:=[$'PHS specimen date'.C223]" office:value-type="float" office:value="1192" calcext:value-type="float">
            <text:p>1192</text:p>
          </table:table-cell>
          <table:table-cell table:formula="of:=[$'CSV new_covid_cases'.B221]" office:value-type="float" office:value="800" calcext:value-type="float">
            <text:p>800</text:p>
          </table:table-cell>
        </table:table-row>
        <table:table-row table:style-name="ro1">
          <table:table-cell table:formula="of:=[$'CSV new_covid_cases'.A222]" office:value-type="date" office:date-value="2020-10-07" calcext:value-type="date">
            <text:p>07-Oct-20</text:p>
          </table:table-cell>
          <table:table-cell table:formula="of:=[$'PHS specimen date'.C224]" office:value-type="float" office:value="1250" calcext:value-type="float">
            <text:p>1250</text:p>
          </table:table-cell>
          <table:table-cell table:formula="of:=[$'CSV new_covid_cases'.B222]" office:value-type="float" office:value="1054" calcext:value-type="float">
            <text:p>1054</text:p>
          </table:table-cell>
        </table:table-row>
        <table:table-row table:style-name="ro1">
          <table:table-cell table:formula="of:=[$'CSV new_covid_cases'.A223]" office:value-type="date" office:date-value="2020-10-08" calcext:value-type="date">
            <text:p>08-Oct-20</text:p>
          </table:table-cell>
          <table:table-cell table:formula="of:=[$'PHS specimen date'.C225]" office:value-type="float" office:value="1171" calcext:value-type="float">
            <text:p>1171</text:p>
          </table:table-cell>
          <table:table-cell table:formula="of:=[$'CSV new_covid_cases'.B223]" office:value-type="float" office:value="1027" calcext:value-type="float">
            <text:p>1027</text:p>
          </table:table-cell>
        </table:table-row>
        <table:table-row table:style-name="ro1">
          <table:table-cell table:formula="of:=[$'CSV new_covid_cases'.A224]" office:value-type="date" office:date-value="2020-10-09" calcext:value-type="date">
            <text:p>09-Oct-20</text:p>
          </table:table-cell>
          <table:table-cell table:formula="of:=[$'PHS specimen date'.C226]" office:value-type="float" office:value="1096" calcext:value-type="float">
            <text:p>1096</text:p>
          </table:table-cell>
          <table:table-cell table:formula="of:=[$'CSV new_covid_cases'.B224]" office:value-type="float" office:value="1246" calcext:value-type="float">
            <text:p>1246</text:p>
          </table:table-cell>
        </table:table-row>
        <table:table-row table:style-name="ro1">
          <table:table-cell table:formula="of:=[$'CSV new_covid_cases'.A225]" office:value-type="date" office:date-value="2020-10-10" calcext:value-type="date">
            <text:p>10-Oct-20</text:p>
          </table:table-cell>
          <table:table-cell table:formula="of:=[$'PHS specimen date'.C227]" office:value-type="float" office:value="942" calcext:value-type="float">
            <text:p>942</text:p>
          </table:table-cell>
          <table:table-cell table:formula="of:=[$'CSV new_covid_cases'.B225]" office:value-type="float" office:value="1009" calcext:value-type="float">
            <text:p>1009</text:p>
          </table:table-cell>
        </table:table-row>
        <table:table-row table:style-name="ro1">
          <table:table-cell table:formula="of:=[$'CSV new_covid_cases'.A226]" office:value-type="date" office:date-value="2020-10-11" calcext:value-type="date">
            <text:p>11-Oct-20</text:p>
          </table:table-cell>
          <table:table-cell table:formula="of:=[$'PHS specimen date'.C228]" office:value-type="float" office:value="959" calcext:value-type="float">
            <text:p>959</text:p>
          </table:table-cell>
          <table:table-cell table:formula="of:=[$'CSV new_covid_cases'.B226]" office:value-type="float" office:value="956" calcext:value-type="float">
            <text:p>956</text:p>
          </table:table-cell>
        </table:table-row>
        <table:table-row table:style-name="ro1">
          <table:table-cell table:formula="of:=[$'CSV new_covid_cases'.A227]" office:value-type="date" office:date-value="2020-10-12" calcext:value-type="date">
            <text:p>12-Oct-20</text:p>
          </table:table-cell>
          <table:table-cell table:formula="of:=[$'PHS specimen date'.C229]" office:value-type="float" office:value="1361" calcext:value-type="float">
            <text:p>1361</text:p>
          </table:table-cell>
          <table:table-cell table:formula="of:=[$'CSV new_covid_cases'.B227]" office:value-type="float" office:value="961" calcext:value-type="float">
            <text:p>961</text:p>
          </table:table-cell>
        </table:table-row>
        <table:table-row table:style-name="ro1">
          <table:table-cell table:formula="of:=[$'CSV new_covid_cases'.A228]" office:value-type="date" office:date-value="2020-10-13" calcext:value-type="date">
            <text:p>13-Oct-20</text:p>
          </table:table-cell>
          <table:table-cell table:formula="of:=[$'PHS specimen date'.C230]" office:value-type="float" office:value="1423" calcext:value-type="float">
            <text:p>1423</text:p>
          </table:table-cell>
          <table:table-cell table:formula="of:=[$'CSV new_covid_cases'.B228]" office:value-type="float" office:value="1297" calcext:value-type="float">
            <text:p>1297</text:p>
          </table:table-cell>
        </table:table-row>
        <table:table-row table:style-name="ro1">
          <table:table-cell table:formula="of:=[$'CSV new_covid_cases'.A229]" office:value-type="date" office:date-value="2020-10-14" calcext:value-type="date">
            <text:p>14-Oct-20</text:p>
          </table:table-cell>
          <table:table-cell table:formula="of:=[$'PHS specimen date'.C231]" office:value-type="float" office:value="1290" calcext:value-type="float">
            <text:p>1290</text:p>
          </table:table-cell>
          <table:table-cell table:formula="of:=[$'CSV new_covid_cases'.B229]" office:value-type="float" office:value="1429" calcext:value-type="float">
            <text:p>1429</text:p>
          </table:table-cell>
        </table:table-row>
        <table:table-row table:style-name="ro1">
          <table:table-cell table:formula="of:=[$'CSV new_covid_cases'.A230]" office:value-type="date" office:date-value="2020-10-15" calcext:value-type="date">
            <text:p>15-Oct-20</text:p>
          </table:table-cell>
          <table:table-cell table:formula="of:=[$'PHS specimen date'.C232]" office:value-type="float" office:value="1293" calcext:value-type="float">
            <text:p>1293</text:p>
          </table:table-cell>
          <table:table-cell table:formula="of:=[$'CSV new_covid_cases'.B230]" office:value-type="float" office:value="1351" calcext:value-type="float">
            <text:p>1351</text:p>
          </table:table-cell>
        </table:table-row>
        <table:table-row table:style-name="ro1">
          <table:table-cell table:formula="of:=[$'CSV new_covid_cases'.A231]" office:value-type="date" office:date-value="2020-10-16" calcext:value-type="date">
            <text:p>16-Oct-20</text:p>
          </table:table-cell>
          <table:table-cell table:formula="of:=[$'PHS specimen date'.C233]" office:value-type="float" office:value="1251" calcext:value-type="float">
            <text:p>1251</text:p>
          </table:table-cell>
          <table:table-cell table:formula="of:=[$'CSV new_covid_cases'.B231]" office:value-type="float" office:value="1196" calcext:value-type="float">
            <text:p>1196</text:p>
          </table:table-cell>
        </table:table-row>
        <table:table-row table:style-name="ro1">
          <table:table-cell table:formula="of:=[$'CSV new_covid_cases'.A232]" office:value-type="date" office:date-value="2020-10-17" calcext:value-type="date">
            <text:p>17-Oct-20</text:p>
          </table:table-cell>
          <table:table-cell table:formula="of:=[$'PHS specimen date'.C234]" office:value-type="float" office:value="862" calcext:value-type="float">
            <text:p>862</text:p>
          </table:table-cell>
          <table:table-cell table:formula="of:=[$'CSV new_covid_cases'.B232]" office:value-type="float" office:value="1167" calcext:value-type="float">
            <text:p>1167</text:p>
          </table:table-cell>
        </table:table-row>
        <table:table-row table:style-name="ro1">
          <table:table-cell table:formula="of:=[$'CSV new_covid_cases'.A233]" office:value-type="date" office:date-value="2020-10-18" calcext:value-type="date">
            <text:p>18-Oct-20</text:p>
          </table:table-cell>
          <table:table-cell table:formula="of:=[$'PHS specimen date'.C235]" office:value-type="float" office:value="828" calcext:value-type="float">
            <text:p>828</text:p>
          </table:table-cell>
          <table:table-cell table:formula="of:=[$'CSV new_covid_cases'.B233]" office:value-type="float" office:value="316" calcext:value-type="float">
            <text:p>316</text:p>
          </table:table-cell>
        </table:table-row>
        <table:table-row table:style-name="ro1">
          <table:table-cell table:formula="of:=[$'CSV new_covid_cases'.A234]" office:value-type="date" office:date-value="2020-10-19" calcext:value-type="date">
            <text:p>19-Oct-20</text:p>
          </table:table-cell>
          <table:table-cell table:formula="of:=[$'PHS specimen date'.C236]" office:value-type="float" office:value="1355" calcext:value-type="float">
            <text:p>1355</text:p>
          </table:table-cell>
          <table:table-cell table:formula="of:=[$'CSV new_covid_cases'.B234]" office:value-type="float" office:value="993" calcext:value-type="float">
            <text:p>993</text:p>
          </table:table-cell>
        </table:table-row>
        <table:table-row table:style-name="ro1">
          <table:table-cell table:formula="of:=[$'CSV new_covid_cases'.A235]" office:value-type="date" office:date-value="2020-10-20" calcext:value-type="date">
            <text:p>20-Oct-20</text:p>
          </table:table-cell>
          <table:table-cell table:formula="of:=[$'PHS specimen date'.C237]" office:value-type="float" office:value="1685" calcext:value-type="float">
            <text:p>1685</text:p>
          </table:table-cell>
          <table:table-cell table:formula="of:=[$'CSV new_covid_cases'.B235]" office:value-type="float" office:value="1456" calcext:value-type="float">
            <text:p>1456</text:p>
          </table:table-cell>
        </table:table-row>
        <table:table-row table:style-name="ro1">
          <table:table-cell table:formula="of:=[$'CSV new_covid_cases'.A236]" office:value-type="date" office:date-value="2020-10-21" calcext:value-type="date">
            <text:p>21-Oct-20</text:p>
          </table:table-cell>
          <table:table-cell table:formula="of:=[$'PHS specimen date'.C238]" office:value-type="float" office:value="1580" calcext:value-type="float">
            <text:p>1580</text:p>
          </table:table-cell>
          <table:table-cell table:formula="of:=[$'CSV new_covid_cases'.B236]" office:value-type="float" office:value="1739" calcext:value-type="float">
            <text:p>1739</text:p>
          </table:table-cell>
        </table:table-row>
        <table:table-row table:style-name="ro1">
          <table:table-cell table:formula="of:=[$'CSV new_covid_cases'.A237]" office:value-type="date" office:date-value="2020-10-22" calcext:value-type="date">
            <text:p>22-Oct-20</text:p>
          </table:table-cell>
          <table:table-cell table:formula="of:=[$'PHS specimen date'.C239]" office:value-type="float" office:value="1503" calcext:value-type="float">
            <text:p>1503</text:p>
          </table:table-cell>
          <table:table-cell table:formula="of:=[$'CSV new_covid_cases'.B237]" office:value-type="float" office:value="1712" calcext:value-type="float">
            <text:p>1712</text:p>
          </table:table-cell>
        </table:table-row>
        <table:table-row table:style-name="ro1">
          <table:table-cell table:formula="of:=[$'CSV new_covid_cases'.A238]" office:value-type="date" office:date-value="2020-10-23" calcext:value-type="date">
            <text:p>23-Oct-20</text:p>
          </table:table-cell>
          <table:table-cell table:formula="of:=[$'PHS specimen date'.C240]" office:value-type="float" office:value="1287" calcext:value-type="float">
            <text:p>1287</text:p>
          </table:table-cell>
          <table:table-cell table:formula="of:=[$'CSV new_covid_cases'.B238]" office:value-type="float" office:value="1401" calcext:value-type="float">
            <text:p>1401</text:p>
          </table:table-cell>
        </table:table-row>
        <table:table-row table:style-name="ro1">
          <table:table-cell table:formula="of:=[$'CSV new_covid_cases'.A239]" office:value-type="date" office:date-value="2020-10-24" calcext:value-type="date">
            <text:p>24-Oct-20</text:p>
          </table:table-cell>
          <table:table-cell table:formula="of:=[$'PHS specimen date'.C241]" office:value-type="float" office:value="954" calcext:value-type="float">
            <text:p>954</text:p>
          </table:table-cell>
          <table:table-cell table:formula="of:=[$'CSV new_covid_cases'.B239]" office:value-type="float" office:value="1433" calcext:value-type="float">
            <text:p>1433</text:p>
          </table:table-cell>
        </table:table-row>
        <table:table-row table:style-name="ro1">
          <table:table-cell table:formula="of:=[$'CSV new_covid_cases'.A240]" office:value-type="date" office:date-value="2020-10-25" calcext:value-type="date">
            <text:p>25-Oct-20</text:p>
          </table:table-cell>
          <table:table-cell table:formula="of:=[$'PHS specimen date'.C242]" office:value-type="float" office:value="939" calcext:value-type="float">
            <text:p>939</text:p>
          </table:table-cell>
          <table:table-cell table:formula="of:=[$'CSV new_covid_cases'.B240]" office:value-type="float" office:value="1303" calcext:value-type="float">
            <text:p>1303</text:p>
          </table:table-cell>
        </table:table-row>
        <table:table-row table:style-name="ro1">
          <table:table-cell table:formula="of:=[$'CSV new_covid_cases'.A241]" office:value-type="date" office:date-value="2020-10-26" calcext:value-type="date">
            <text:p>26-Oct-20</text:p>
          </table:table-cell>
          <table:table-cell table:formula="of:=[$'PHS specimen date'.C243]" office:value-type="float" office:value="1345" calcext:value-type="float">
            <text:p>1345</text:p>
          </table:table-cell>
          <table:table-cell table:formula="of:=[$'CSV new_covid_cases'.B241]" office:value-type="float" office:value="1122" calcext:value-type="float">
            <text:p>1122</text:p>
          </table:table-cell>
        </table:table-row>
        <table:table-row table:style-name="ro1">
          <table:table-cell table:formula="of:=[$'CSV new_covid_cases'.A242]" office:value-type="date" office:date-value="2020-10-27" calcext:value-type="date">
            <text:p>27-Oct-20</text:p>
          </table:table-cell>
          <table:table-cell table:formula="of:=[$'PHS specimen date'.C244]" office:value-type="float" office:value="1308" calcext:value-type="float">
            <text:p>1308</text:p>
          </table:table-cell>
          <table:table-cell table:formula="of:=[$'CSV new_covid_cases'.B242]" office:value-type="float" office:value="1327" calcext:value-type="float">
            <text:p>1327</text:p>
          </table:table-cell>
        </table:table-row>
        <table:table-row table:style-name="ro1">
          <table:table-cell table:formula="of:=[$'CSV new_covid_cases'.A243]" office:value-type="date" office:date-value="2020-10-28" calcext:value-type="date">
            <text:p>28-Oct-20</text:p>
          </table:table-cell>
          <table:table-cell table:formula="of:=[$'PHS specimen date'.C245]" office:value-type="float" office:value="1268" calcext:value-type="float">
            <text:p>1268</text:p>
          </table:table-cell>
          <table:table-cell table:formula="of:=[$'CSV new_covid_cases'.B243]" office:value-type="float" office:value="1202" calcext:value-type="float">
            <text:p>1202</text:p>
          </table:table-cell>
        </table:table-row>
        <table:table-row table:style-name="ro1">
          <table:table-cell table:formula="of:=[$'CSV new_covid_cases'.A244]" office:value-type="date" office:date-value="2020-10-29" calcext:value-type="date">
            <text:p>29-Oct-20</text:p>
          </table:table-cell>
          <table:table-cell table:formula="of:=[$'PHS specimen date'.C246]" office:value-type="float" office:value="1100" calcext:value-type="float">
            <text:p>1100</text:p>
          </table:table-cell>
          <table:table-cell table:formula="of:=[$'CSV new_covid_cases'.B244]" office:value-type="float" office:value="1128" calcext:value-type="float">
            <text:p>1128</text:p>
          </table:table-cell>
        </table:table-row>
        <table:table-row table:style-name="ro1">
          <table:table-cell table:formula="of:=[$'CSV new_covid_cases'.A245]" office:value-type="date" office:date-value="2020-10-30" calcext:value-type="date">
            <text:p>30-Oct-20</text:p>
          </table:table-cell>
          <table:table-cell table:formula="of:=[$'PHS specimen date'.C247]" office:value-type="float" office:value="1105" calcext:value-type="float">
            <text:p>1105</text:p>
          </table:table-cell>
          <table:table-cell table:formula="of:=[$'CSV new_covid_cases'.B245]" office:value-type="float" office:value="1281" calcext:value-type="float">
            <text:p>1281</text:p>
          </table:table-cell>
        </table:table-row>
        <table:table-row table:style-name="ro1">
          <table:table-cell table:formula="of:=[$'CSV new_covid_cases'.A246]" office:value-type="date" office:date-value="2020-10-31" calcext:value-type="date">
            <text:p>31-Oct-20</text:p>
          </table:table-cell>
          <table:table-cell table:formula="of:=[$'PHS specimen date'.C248]" office:value-type="float" office:value="745" calcext:value-type="float">
            <text:p>745</text:p>
          </table:table-cell>
          <table:table-cell table:formula="of:=[$'CSV new_covid_cases'.B246]" office:value-type="float" office:value="1101" calcext:value-type="float">
            <text:p>1101</text:p>
          </table:table-cell>
        </table:table-row>
        <table:table-row table:style-name="ro1">
          <table:table-cell table:formula="of:=[$'CSV new_covid_cases'.A247]" office:value-type="date" office:date-value="2020-11-01" calcext:value-type="date">
            <text:p>01-Nov-20</text:p>
          </table:table-cell>
          <table:table-cell table:formula="of:=[$'PHS specimen date'.C249]" office:value-type="float" office:value="974" calcext:value-type="float">
            <text:p>974</text:p>
          </table:table-cell>
          <table:table-cell table:formula="of:=[$'CSV new_covid_cases'.B247]" office:value-type="float" office:value="1148" calcext:value-type="float">
            <text:p>1148</text:p>
          </table:table-cell>
        </table:table-row>
        <table:table-row table:style-name="ro1">
          <table:table-cell table:formula="of:=[$'CSV new_covid_cases'.A248]" office:value-type="date" office:date-value="2020-11-02" calcext:value-type="date">
            <text:p>02-Nov-20</text:p>
          </table:table-cell>
          <table:table-cell table:formula="of:=[$'PHS specimen date'.C250]" office:value-type="float" office:value="1477" calcext:value-type="float">
            <text:p>1477</text:p>
          </table:table-cell>
          <table:table-cell table:formula="of:=[$'CSV new_covid_cases'.B248]" office:value-type="float" office:value="951" calcext:value-type="float">
            <text:p>951</text:p>
          </table:table-cell>
        </table:table-row>
        <table:table-row table:style-name="ro1">
          <table:table-cell table:formula="of:=[$'CSV new_covid_cases'.A249]" office:value-type="date" office:date-value="2020-11-03" calcext:value-type="date">
            <text:p>03-Nov-20</text:p>
          </table:table-cell>
          <table:table-cell table:formula="of:=[$'PHS specimen date'.C251]" office:value-type="float" office:value="1392" calcext:value-type="float">
            <text:p>1392</text:p>
          </table:table-cell>
          <table:table-cell table:formula="of:=[$'CSV new_covid_cases'.B249]" office:value-type="float" office:value="999" calcext:value-type="float">
            <text:p>999</text:p>
          </table:table-cell>
        </table:table-row>
        <table:table-row table:style-name="ro1">
          <table:table-cell table:formula="of:=[$'CSV new_covid_cases'.A250]" office:value-type="date" office:date-value="2020-11-04" calcext:value-type="date">
            <text:p>04-Nov-20</text:p>
          </table:table-cell>
          <table:table-cell table:formula="of:=[$'PHS specimen date'.C252]" office:value-type="float" office:value="1303" calcext:value-type="float">
            <text:p>1303</text:p>
          </table:table-cell>
          <table:table-cell table:formula="of:=[$'CSV new_covid_cases'.B250]" office:value-type="float" office:value="1433" calcext:value-type="float">
            <text:p>1433</text:p>
          </table:table-cell>
        </table:table-row>
        <table:table-row table:style-name="ro1">
          <table:table-cell table:formula="of:=[$'CSV new_covid_cases'.A251]" office:value-type="date" office:date-value="2020-11-05" calcext:value-type="date">
            <text:p>05-Nov-20</text:p>
          </table:table-cell>
          <table:table-cell table:formula="of:=[$'PHS specimen date'.C253]" office:value-type="float" office:value="1294" calcext:value-type="float">
            <text:p>1294</text:p>
          </table:table-cell>
          <table:table-cell table:formula="of:=[$'CSV new_covid_cases'.B251]" office:value-type="float" office:value="1216" calcext:value-type="float">
            <text:p>1216</text:p>
          </table:table-cell>
        </table:table-row>
        <table:table-row table:style-name="ro1">
          <table:table-cell table:formula="of:=[$'CSV new_covid_cases'.A252]" office:value-type="date" office:date-value="2020-11-06" calcext:value-type="date">
            <text:p>06-Nov-20</text:p>
          </table:table-cell>
          <table:table-cell table:formula="of:=[$'PHS specimen date'.C254]" office:value-type="float" office:value="1139" calcext:value-type="float">
            <text:p>1139</text:p>
          </table:table-cell>
          <table:table-cell table:formula="of:=[$'CSV new_covid_cases'.B252]" office:value-type="float" office:value="1072" calcext:value-type="float">
            <text:p>1072</text:p>
          </table:table-cell>
        </table:table-row>
        <table:table-row table:style-name="ro1">
          <table:table-cell table:formula="of:=[$'CSV new_covid_cases'.A253]" office:value-type="date" office:date-value="2020-11-07" calcext:value-type="date">
            <text:p>07-Nov-20</text:p>
          </table:table-cell>
          <table:table-cell table:formula="of:=[$'PHS specimen date'.C255]" office:value-type="float" office:value="844" calcext:value-type="float">
            <text:p>844</text:p>
          </table:table-cell>
          <table:table-cell table:formula="of:=[$'CSV new_covid_cases'.B253]" office:value-type="float" office:value="1596" calcext:value-type="float">
            <text:p>1596</text:p>
          </table:table-cell>
        </table:table-row>
        <table:table-row table:style-name="ro1">
          <table:table-cell table:formula="of:=[$'CSV new_covid_cases'.A254]" office:value-type="date" office:date-value="2020-11-08" calcext:value-type="date">
            <text:p>08-Nov-20</text:p>
          </table:table-cell>
          <table:table-cell table:formula="of:=[$'PHS specimen date'.C256]" office:value-type="float" office:value="878" calcext:value-type="float">
            <text:p>878</text:p>
          </table:table-cell>
          <table:table-cell table:formula="of:=[$'CSV new_covid_cases'.B254]" office:value-type="float" office:value="1115" calcext:value-type="float">
            <text:p>1115</text:p>
          </table:table-cell>
        </table:table-row>
        <table:table-row table:style-name="ro1">
          <table:table-cell table:formula="of:=[$'CSV new_covid_cases'.A255]" office:value-type="date" office:date-value="2020-11-09" calcext:value-type="date">
            <text:p>09-Nov-20</text:p>
          </table:table-cell>
          <table:table-cell table:formula="of:=[$'PHS specimen date'.C257]" office:value-type="float" office:value="1295" calcext:value-type="float">
            <text:p>1295</text:p>
          </table:table-cell>
          <table:table-cell table:formula="of:=[$'CSV new_covid_cases'.B255]" office:value-type="float" office:value="912" calcext:value-type="float">
            <text:p>912</text:p>
          </table:table-cell>
        </table:table-row>
        <table:table-row table:style-name="ro1">
          <table:table-cell table:formula="of:=[$'CSV new_covid_cases'.A256]" office:value-type="date" office:date-value="2020-11-10" calcext:value-type="date">
            <text:p>10-Nov-20</text:p>
          </table:table-cell>
          <table:table-cell table:formula="of:=[$'PHS specimen date'.C258]" office:value-type="float" office:value="1289" calcext:value-type="float">
            <text:p>1289</text:p>
          </table:table-cell>
          <table:table-cell table:formula="of:=[$'CSV new_covid_cases'.B256]" office:value-type="float" office:value="832" calcext:value-type="float">
            <text:p>832</text:p>
          </table:table-cell>
        </table:table-row>
        <table:table-row table:style-name="ro1">
          <table:table-cell table:formula="of:=[$'CSV new_covid_cases'.A257]" office:value-type="date" office:date-value="2020-11-11" calcext:value-type="date">
            <text:p>11-Nov-20</text:p>
          </table:table-cell>
          <table:table-cell table:formula="of:=[$'PHS specimen date'.C259]" office:value-type="float" office:value="1251" calcext:value-type="float">
            <text:p>1251</text:p>
          </table:table-cell>
          <table:table-cell table:formula="of:=[$'CSV new_covid_cases'.B257]" office:value-type="float" office:value="1261" calcext:value-type="float">
            <text:p>1261</text:p>
          </table:table-cell>
        </table:table-row>
        <table:table-row table:style-name="ro1">
          <table:table-cell table:formula="of:=[$'CSV new_covid_cases'.A258]" office:value-type="date" office:date-value="2020-11-12" calcext:value-type="date">
            <text:p>12-Nov-20</text:p>
          </table:table-cell>
          <table:table-cell table:formula="of:=[$'PHS specimen date'.C260]" office:value-type="float" office:value="1188" calcext:value-type="float">
            <text:p>1188</text:p>
          </table:table-cell>
          <table:table-cell table:formula="of:=[$'CSV new_covid_cases'.B258]" office:value-type="float" office:value="1212" calcext:value-type="float">
            <text:p>1212</text:p>
          </table:table-cell>
        </table:table-row>
        <table:table-row table:style-name="ro1">
          <table:table-cell table:formula="of:=[$'CSV new_covid_cases'.A259]" office:value-type="date" office:date-value="2020-11-13" calcext:value-type="date">
            <text:p>13-Nov-20</text:p>
          </table:table-cell>
          <table:table-cell table:formula="of:=[$'PHS specimen date'.C261]" office:value-type="float" office:value="1046" calcext:value-type="float">
            <text:p>1046</text:p>
          </table:table-cell>
          <table:table-cell table:formula="of:=[$'CSV new_covid_cases'.B259]" office:value-type="float" office:value="1357" calcext:value-type="float">
            <text:p>1357</text:p>
          </table:table-cell>
        </table:table-row>
        <table:table-row table:style-name="ro1">
          <table:table-cell table:formula="of:=[$'CSV new_covid_cases'.A260]" office:value-type="date" office:date-value="2020-11-14" calcext:value-type="date">
            <text:p>14-Nov-20</text:p>
          </table:table-cell>
          <table:table-cell table:formula="of:=[$'PHS specimen date'.C262]" office:value-type="float" office:value="905" calcext:value-type="float">
            <text:p>905</text:p>
          </table:table-cell>
          <table:table-cell table:formula="of:=[$'CSV new_covid_cases'.B260]" office:value-type="float" office:value="1118" calcext:value-type="float">
            <text:p>1118</text:p>
          </table:table-cell>
        </table:table-row>
        <table:table-row table:style-name="ro1">
          <table:table-cell table:formula="of:=[$'CSV new_covid_cases'.A261]" office:value-type="date" office:date-value="2020-11-15" calcext:value-type="date">
            <text:p>15-Nov-20</text:p>
          </table:table-cell>
          <table:table-cell table:formula="of:=[$'PHS specimen date'.C263]" office:value-type="float" office:value="804" calcext:value-type="float">
            <text:p>804</text:p>
          </table:table-cell>
          <table:table-cell table:formula="of:=[$'CSV new_covid_cases'.B261]" office:value-type="float" office:value="1159" calcext:value-type="float">
            <text:p>1159</text:p>
          </table:table-cell>
        </table:table-row>
        <table:table-row table:style-name="ro1">
          <table:table-cell table:formula="of:=[$'CSV new_covid_cases'.A262]" office:value-type="date" office:date-value="2020-11-16" calcext:value-type="date">
            <text:p>16-Nov-20</text:p>
          </table:table-cell>
          <table:table-cell table:formula="of:=[$'PHS specimen date'.C264]" office:value-type="float" office:value="1177" calcext:value-type="float">
            <text:p>1177</text:p>
          </table:table-cell>
          <table:table-cell table:formula="of:=[$'CSV new_covid_cases'.B262]" office:value-type="float" office:value="717" calcext:value-type="float">
            <text:p>717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XAXISTITLE</text:p>
          </table:table-cell>
          <table:table-cell table:formula="of:=[.A1]" office:value-type="string" office:string-value="Date" calcext:value-type="string">
            <text:p>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formula="of:=[$'CSV new_covid_cases'.B266]" office:value-type="string" office:string-value="Number of people testing positive" calcext:value-type="string">
            <text:p>Number of people testing positive</text:p>
          </table:table-cell>
          <table:table-cell/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LEGENDY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  <table:table-cell/>
        </table:table-row>
      </table:table>
      <table:table table:name="CSV weekly_covid_cases" table:style-name="ta1">
        <table:table-column table:style-name="co29" table:default-cell-style-name="ce97"/>
        <table:table-column table:style-name="co30" table:default-cell-style-name="Default"/>
        <table:table-column table:style-name="co1" table:default-cell-style-name="Default"/>
        <table:table-row table:style-name="ro6">
          <table:table-cell office:value-type="string" calcext:value-type="string">
            <text:p>Date of middle of summed over week</text:p>
          </table:table-cell>
          <table:table-cell table:style-name="ce97" office:value-type="string" calcext:value-type="string">
            <text:p>People tested positive</text:p>
          </table:table-cell>
          <table:table-cell office:value-type="string" calcext:value-type="string">
            <text:p>People tested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3-04" calcext:value-type="date">
            <text:p>04-Mar-20</text:p>
          </table:table-cell>
          <table:table-cell table:formula="of:=INDEX([$'PHS specimen date'.J$10:$'PHS specimen date'.J$265];7*(ROW()-2)+1)" office:value-type="float" office:value="16" calcext:value-type="float">
            <text:p>16</text:p>
          </table:table-cell>
          <table:table-cell table:formula="of:=INDEX([$'PHS specimen date'.K$10:$'PHS specimen date'.K$265];7*(ROW()-2)+1)" office:value-type="float" office:value="1680" calcext:value-type="float">
            <text:p>1680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3-11" calcext:value-type="date">
            <text:p>11-Mar-20</text:p>
          </table:table-cell>
          <table:table-cell table:formula="of:=INDEX([$'PHS specimen date'.J$10:$'PHS specimen date'.J$265];7*(ROW()-2)+1)" office:value-type="float" office:value="105" calcext:value-type="float">
            <text:p>105</text:p>
          </table:table-cell>
          <table:table-cell table:formula="of:=INDEX([$'PHS specimen date'.K$10:$'PHS specimen date'.K$265];7*(ROW()-2)+1)" office:value-type="float" office:value="2035" calcext:value-type="float">
            <text:p>2035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3-18" calcext:value-type="date">
            <text:p>18-Mar-20</text:p>
          </table:table-cell>
          <table:table-cell table:formula="of:=INDEX([$'PHS specimen date'.J$10:$'PHS specimen date'.J$265];7*(ROW()-2)+1)" office:value-type="float" office:value="252" calcext:value-type="float">
            <text:p>252</text:p>
          </table:table-cell>
          <table:table-cell table:formula="of:=INDEX([$'PHS specimen date'.K$10:$'PHS specimen date'.K$265];7*(ROW()-2)+1)" office:value-type="float" office:value="4544" calcext:value-type="float">
            <text:p>4544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3-25" calcext:value-type="date">
            <text:p>25-Mar-20</text:p>
          </table:table-cell>
          <table:table-cell table:formula="of:=INDEX([$'PHS specimen date'.J$10:$'PHS specimen date'.J$265];7*(ROW()-2)+1)" office:value-type="float" office:value="872" calcext:value-type="float">
            <text:p>872</text:p>
          </table:table-cell>
          <table:table-cell table:formula="of:=INDEX([$'PHS specimen date'.K$10:$'PHS specimen date'.K$265];7*(ROW()-2)+1)" office:value-type="float" office:value="4874" calcext:value-type="float">
            <text:p>4874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4-01" calcext:value-type="date">
            <text:p>01-Apr-20</text:p>
          </table:table-cell>
          <table:table-cell table:formula="of:=INDEX([$'PHS specimen date'.J$10:$'PHS specimen date'.J$265];7*(ROW()-2)+1)" office:value-type="float" office:value="2100" calcext:value-type="float">
            <text:p>2100</text:p>
          </table:table-cell>
          <table:table-cell table:formula="of:=INDEX([$'PHS specimen date'.K$10:$'PHS specimen date'.K$265];7*(ROW()-2)+1)" office:value-type="float" office:value="7665" calcext:value-type="float">
            <text:p>7665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4-08" calcext:value-type="date">
            <text:p>08-Apr-20</text:p>
          </table:table-cell>
          <table:table-cell table:formula="of:=INDEX([$'PHS specimen date'.J$10:$'PHS specimen date'.J$265];7*(ROW()-2)+1)" office:value-type="float" office:value="2245" calcext:value-type="float">
            <text:p>2245</text:p>
          </table:table-cell>
          <table:table-cell table:formula="of:=INDEX([$'PHS specimen date'.K$10:$'PHS specimen date'.K$265];7*(ROW()-2)+1)" office:value-type="float" office:value="9105" calcext:value-type="float">
            <text:p>9105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4-15" calcext:value-type="date">
            <text:p>15-Apr-20</text:p>
          </table:table-cell>
          <table:table-cell table:formula="of:=INDEX([$'PHS specimen date'.J$10:$'PHS specimen date'.J$265];7*(ROW()-2)+1)" office:value-type="float" office:value="2230" calcext:value-type="float">
            <text:p>2230</text:p>
          </table:table-cell>
          <table:table-cell table:formula="of:=INDEX([$'PHS specimen date'.K$10:$'PHS specimen date'.K$265];7*(ROW()-2)+1)" office:value-type="float" office:value="8330" calcext:value-type="float">
            <text:p>8330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4-22" calcext:value-type="date">
            <text:p>22-Apr-20</text:p>
          </table:table-cell>
          <table:table-cell table:formula="of:=INDEX([$'PHS specimen date'.J$10:$'PHS specimen date'.J$265];7*(ROW()-2)+1)" office:value-type="float" office:value="2231" calcext:value-type="float">
            <text:p>2231</text:p>
          </table:table-cell>
          <table:table-cell table:formula="of:=INDEX([$'PHS specimen date'.K$10:$'PHS specimen date'.K$265];7*(ROW()-2)+1)" office:value-type="float" office:value="9516" calcext:value-type="float">
            <text:p>9516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4-29" calcext:value-type="date">
            <text:p>29-Apr-20</text:p>
          </table:table-cell>
          <table:table-cell table:formula="of:=INDEX([$'PHS specimen date'.J$10:$'PHS specimen date'.J$265];7*(ROW()-2)+1)" office:value-type="float" office:value="1876" calcext:value-type="float">
            <text:p>1876</text:p>
          </table:table-cell>
          <table:table-cell table:formula="of:=INDEX([$'PHS specimen date'.K$10:$'PHS specimen date'.K$265];7*(ROW()-2)+1)" office:value-type="float" office:value="11084" calcext:value-type="float">
            <text:p>11084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5-06" calcext:value-type="date">
            <text:p>06-May-20</text:p>
          </table:table-cell>
          <table:table-cell table:formula="of:=INDEX([$'PHS specimen date'.J$10:$'PHS specimen date'.J$265];7*(ROW()-2)+1)" office:value-type="float" office:value="1378" calcext:value-type="float">
            <text:p>1378</text:p>
          </table:table-cell>
          <table:table-cell table:formula="of:=INDEX([$'PHS specimen date'.K$10:$'PHS specimen date'.K$265];7*(ROW()-2)+1)" office:value-type="float" office:value="12259" calcext:value-type="float">
            <text:p>12259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5-13" calcext:value-type="date">
            <text:p>13-May-20</text:p>
          </table:table-cell>
          <table:table-cell table:formula="of:=INDEX([$'PHS specimen date'.J$10:$'PHS specimen date'.J$265];7*(ROW()-2)+1)" office:value-type="float" office:value="1142" calcext:value-type="float">
            <text:p>1142</text:p>
          </table:table-cell>
          <table:table-cell table:formula="of:=INDEX([$'PHS specimen date'.K$10:$'PHS specimen date'.K$265];7*(ROW()-2)+1)" office:value-type="float" office:value="14512" calcext:value-type="float">
            <text:p>14512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5-20" calcext:value-type="date">
            <text:p>20-May-20</text:p>
          </table:table-cell>
          <table:table-cell table:formula="of:=INDEX([$'PHS specimen date'.J$10:$'PHS specimen date'.J$265];7*(ROW()-2)+1)" office:value-type="float" office:value="594" calcext:value-type="float">
            <text:p>594</text:p>
          </table:table-cell>
          <table:table-cell table:formula="of:=INDEX([$'PHS specimen date'.K$10:$'PHS specimen date'.K$265];7*(ROW()-2)+1)" office:value-type="float" office:value="14328" calcext:value-type="float">
            <text:p>14328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5-27" calcext:value-type="date">
            <text:p>27-May-20</text:p>
          </table:table-cell>
          <table:table-cell table:formula="of:=INDEX([$'PHS specimen date'.J$10:$'PHS specimen date'.J$265];7*(ROW()-2)+1)" office:value-type="float" office:value="341" calcext:value-type="float">
            <text:p>341</text:p>
          </table:table-cell>
          <table:table-cell table:formula="of:=INDEX([$'PHS specimen date'.K$10:$'PHS specimen date'.K$265];7*(ROW()-2)+1)" office:value-type="float" office:value="13052" calcext:value-type="float">
            <text:p>13052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6-03" calcext:value-type="date">
            <text:p>03-Jun-20</text:p>
          </table:table-cell>
          <table:table-cell table:formula="of:=INDEX([$'PHS specimen date'.J$10:$'PHS specimen date'.J$265];7*(ROW()-2)+1)" office:value-type="float" office:value="221" calcext:value-type="float">
            <text:p>221</text:p>
          </table:table-cell>
          <table:table-cell table:formula="of:=INDEX([$'PHS specimen date'.K$10:$'PHS specimen date'.K$265];7*(ROW()-2)+1)" office:value-type="float" office:value="11559" calcext:value-type="float">
            <text:p>11559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6-10" calcext:value-type="date">
            <text:p>10-Jun-20</text:p>
          </table:table-cell>
          <table:table-cell table:formula="of:=INDEX([$'PHS specimen date'.J$10:$'PHS specimen date'.J$265];7*(ROW()-2)+1)" office:value-type="float" office:value="127" calcext:value-type="float">
            <text:p>127</text:p>
          </table:table-cell>
          <table:table-cell table:formula="of:=INDEX([$'PHS specimen date'.K$10:$'PHS specimen date'.K$265];7*(ROW()-2)+1)" office:value-type="float" office:value="11603" calcext:value-type="float">
            <text:p>11603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6-17" calcext:value-type="date">
            <text:p>17-Jun-20</text:p>
          </table:table-cell>
          <table:table-cell table:formula="of:=INDEX([$'PHS specimen date'.J$10:$'PHS specimen date'.J$265];7*(ROW()-2)+1)" office:value-type="float" office:value="2400" calcext:value-type="float">
            <text:p>2400</text:p>
          </table:table-cell>
          <table:table-cell table:formula="of:=INDEX([$'PHS specimen date'.K$10:$'PHS specimen date'.K$265];7*(ROW()-2)+1)" office:value-type="float" office:value="91937" calcext:value-type="float">
            <text:p>91937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6-24" calcext:value-type="date">
            <text:p>24-Jun-20</text:p>
          </table:table-cell>
          <table:table-cell table:formula="of:=INDEX([$'PHS specimen date'.J$10:$'PHS specimen date'.J$265];7*(ROW()-2)+1)" office:value-type="float" office:value="98" calcext:value-type="float">
            <text:p>98</text:p>
          </table:table-cell>
          <table:table-cell table:formula="of:=INDEX([$'PHS specimen date'.K$10:$'PHS specimen date'.K$265];7*(ROW()-2)+1)" office:value-type="float" office:value="23140" calcext:value-type="float">
            <text:p>23140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7-01" calcext:value-type="date">
            <text:p>01-Jul-20</text:p>
          </table:table-cell>
          <table:table-cell table:formula="of:=INDEX([$'PHS specimen date'.J$10:$'PHS specimen date'.J$265];7*(ROW()-2)+1)" office:value-type="float" office:value="59" calcext:value-type="float">
            <text:p>59</text:p>
          </table:table-cell>
          <table:table-cell table:formula="of:=INDEX([$'PHS specimen date'.K$10:$'PHS specimen date'.K$265];7*(ROW()-2)+1)" office:value-type="float" office:value="24528" calcext:value-type="float">
            <text:p>24528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7-08" calcext:value-type="date">
            <text:p>08-Jul-20</text:p>
          </table:table-cell>
          <table:table-cell table:formula="of:=INDEX([$'PHS specimen date'.J$10:$'PHS specimen date'.J$265];7*(ROW()-2)+1)" office:value-type="float" office:value="53" calcext:value-type="float">
            <text:p>53</text:p>
          </table:table-cell>
          <table:table-cell table:formula="of:=INDEX([$'PHS specimen date'.K$10:$'PHS specimen date'.K$265];7*(ROW()-2)+1)" office:value-type="float" office:value="21551" calcext:value-type="float">
            <text:p>21551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7-15" calcext:value-type="date">
            <text:p>15-Jul-20</text:p>
          </table:table-cell>
          <table:table-cell table:formula="of:=INDEX([$'PHS specimen date'.J$10:$'PHS specimen date'.J$265];7*(ROW()-2)+1)" office:value-type="float" office:value="82" calcext:value-type="float">
            <text:p>82</text:p>
          </table:table-cell>
          <table:table-cell table:formula="of:=INDEX([$'PHS specimen date'.K$10:$'PHS specimen date'.K$265];7*(ROW()-2)+1)" office:value-type="float" office:value="21059" calcext:value-type="float">
            <text:p>21059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7-22" calcext:value-type="date">
            <text:p>22-Jul-20</text:p>
          </table:table-cell>
          <table:table-cell table:formula="of:=INDEX([$'PHS specimen date'.J$10:$'PHS specimen date'.J$265];7*(ROW()-2)+1)" office:value-type="float" office:value="125" calcext:value-type="float">
            <text:p>125</text:p>
          </table:table-cell>
          <table:table-cell table:formula="of:=INDEX([$'PHS specimen date'.K$10:$'PHS specimen date'.K$265];7*(ROW()-2)+1)" office:value-type="float" office:value="23190" calcext:value-type="float">
            <text:p>23190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7-29" calcext:value-type="date">
            <text:p>29-Jul-20</text:p>
          </table:table-cell>
          <table:table-cell table:formula="of:=INDEX([$'PHS specimen date'.J$10:$'PHS specimen date'.J$265];7*(ROW()-2)+1)" office:value-type="float" office:value="98" calcext:value-type="float">
            <text:p>98</text:p>
          </table:table-cell>
          <table:table-cell table:formula="of:=INDEX([$'PHS specimen date'.K$10:$'PHS specimen date'.K$265];7*(ROW()-2)+1)" office:value-type="float" office:value="21688" calcext:value-type="float">
            <text:p>21688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8-05" calcext:value-type="date">
            <text:p>05-Aug-20</text:p>
          </table:table-cell>
          <table:table-cell table:formula="of:=INDEX([$'PHS specimen date'.J$10:$'PHS specimen date'.J$265];7*(ROW()-2)+1)" office:value-type="float" office:value="305" calcext:value-type="float">
            <text:p>305</text:p>
          </table:table-cell>
          <table:table-cell table:formula="of:=INDEX([$'PHS specimen date'.K$10:$'PHS specimen date'.K$265];7*(ROW()-2)+1)" office:value-type="float" office:value="27536" calcext:value-type="float">
            <text:p>27536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8-12" calcext:value-type="date">
            <text:p>12-Aug-20</text:p>
          </table:table-cell>
          <table:table-cell table:formula="of:=INDEX([$'PHS specimen date'.J$10:$'PHS specimen date'.J$265];7*(ROW()-2)+1)" office:value-type="float" office:value="339" calcext:value-type="float">
            <text:p>339</text:p>
          </table:table-cell>
          <table:table-cell table:formula="of:=INDEX([$'PHS specimen date'.K$10:$'PHS specimen date'.K$265];7*(ROW()-2)+1)" office:value-type="float" office:value="29547" calcext:value-type="float">
            <text:p>29547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8-19" calcext:value-type="date">
            <text:p>19-Aug-20</text:p>
          </table:table-cell>
          <table:table-cell table:formula="of:=INDEX([$'PHS specimen date'.J$10:$'PHS specimen date'.J$265];7*(ROW()-2)+1)" office:value-type="float" office:value="439" calcext:value-type="float">
            <text:p>439</text:p>
          </table:table-cell>
          <table:table-cell table:formula="of:=INDEX([$'PHS specimen date'.K$10:$'PHS specimen date'.K$265];7*(ROW()-2)+1)" office:value-type="float" office:value="40845" calcext:value-type="float">
            <text:p>40845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8-26" calcext:value-type="date">
            <text:p>26-Aug-20</text:p>
          </table:table-cell>
          <table:table-cell table:formula="of:=INDEX([$'PHS specimen date'.J$10:$'PHS specimen date'.J$265];7*(ROW()-2)+1)" office:value-type="float" office:value="467" calcext:value-type="float">
            <text:p>467</text:p>
          </table:table-cell>
          <table:table-cell table:formula="of:=INDEX([$'PHS specimen date'.K$10:$'PHS specimen date'.K$265];7*(ROW()-2)+1)" office:value-type="float" office:value="70968" calcext:value-type="float">
            <text:p>70968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9-02" calcext:value-type="date">
            <text:p>02-Sep-20</text:p>
          </table:table-cell>
          <table:table-cell table:formula="of:=INDEX([$'PHS specimen date'.J$10:$'PHS specimen date'.J$265];7*(ROW()-2)+1)" office:value-type="float" office:value="994" calcext:value-type="float">
            <text:p>994</text:p>
          </table:table-cell>
          <table:table-cell table:formula="of:=INDEX([$'PHS specimen date'.K$10:$'PHS specimen date'.K$265];7*(ROW()-2)+1)" office:value-type="float" office:value="89983" calcext:value-type="float">
            <text:p>89983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9-09" calcext:value-type="date">
            <text:p>09-Sep-20</text:p>
          </table:table-cell>
          <table:table-cell table:formula="of:=INDEX([$'PHS specimen date'.J$10:$'PHS specimen date'.J$265];7*(ROW()-2)+1)" office:value-type="float" office:value="1246" calcext:value-type="float">
            <text:p>1246</text:p>
          </table:table-cell>
          <table:table-cell table:formula="of:=INDEX([$'PHS specimen date'.K$10:$'PHS specimen date'.K$265];7*(ROW()-2)+1)" office:value-type="float" office:value="54359" calcext:value-type="float">
            <text:p>54359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9-16" calcext:value-type="date">
            <text:p>16-Sep-20</text:p>
          </table:table-cell>
          <table:table-cell table:formula="of:=INDEX([$'PHS specimen date'.J$10:$'PHS specimen date'.J$265];7*(ROW()-2)+1)" office:value-type="float" office:value="1691" calcext:value-type="float">
            <text:p>1691</text:p>
          </table:table-cell>
          <table:table-cell table:formula="of:=INDEX([$'PHS specimen date'.K$10:$'PHS specimen date'.K$265];7*(ROW()-2)+1)" office:value-type="float" office:value="42477" calcext:value-type="float">
            <text:p>42477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9-23" calcext:value-type="date">
            <text:p>23-Sep-20</text:p>
          </table:table-cell>
          <table:table-cell table:formula="of:=INDEX([$'PHS specimen date'.J$10:$'PHS specimen date'.J$265];7*(ROW()-2)+1)" office:value-type="float" office:value="3106" calcext:value-type="float">
            <text:p>3106</text:p>
          </table:table-cell>
          <table:table-cell table:formula="of:=INDEX([$'PHS specimen date'.K$10:$'PHS specimen date'.K$265];7*(ROW()-2)+1)" office:value-type="float" office:value="37796" calcext:value-type="float">
            <text:p>37796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09-30" calcext:value-type="date">
            <text:p>30-Sep-20</text:p>
          </table:table-cell>
          <table:table-cell table:formula="of:=INDEX([$'PHS specimen date'.J$10:$'PHS specimen date'.J$265];7*(ROW()-2)+1)" office:value-type="float" office:value="4219" calcext:value-type="float">
            <text:p>4219</text:p>
          </table:table-cell>
          <table:table-cell table:formula="of:=INDEX([$'PHS specimen date'.K$10:$'PHS specimen date'.K$265];7*(ROW()-2)+1)" office:value-type="float" office:value="38879" calcext:value-type="float">
            <text:p>38879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10-07" calcext:value-type="date">
            <text:p>07-Oct-20</text:p>
          </table:table-cell>
          <table:table-cell table:formula="of:=INDEX([$'PHS specimen date'.J$10:$'PHS specimen date'.J$265];7*(ROW()-2)+1)" office:value-type="float" office:value="6591" calcext:value-type="float">
            <text:p>6591</text:p>
          </table:table-cell>
          <table:table-cell table:formula="of:=INDEX([$'PHS specimen date'.K$10:$'PHS specimen date'.K$265];7*(ROW()-2)+1)" office:value-type="float" office:value="47820" calcext:value-type="float">
            <text:p>47820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10-14" calcext:value-type="date">
            <text:p>14-Oct-20</text:p>
          </table:table-cell>
          <table:table-cell table:formula="of:=INDEX([$'PHS specimen date'.J$10:$'PHS specimen date'.J$265];7*(ROW()-2)+1)" office:value-type="float" office:value="8357" calcext:value-type="float">
            <text:p>8357</text:p>
          </table:table-cell>
          <table:table-cell table:formula="of:=INDEX([$'PHS specimen date'.K$10:$'PHS specimen date'.K$265];7*(ROW()-2)+1)" office:value-type="float" office:value="49592" calcext:value-type="float">
            <text:p>49592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10-21" calcext:value-type="date">
            <text:p>21-Oct-20</text:p>
          </table:table-cell>
          <table:table-cell table:formula="of:=INDEX([$'PHS specimen date'.J$10:$'PHS specimen date'.J$265];7*(ROW()-2)+1)" office:value-type="float" office:value="9050" calcext:value-type="float">
            <text:p>9050</text:p>
          </table:table-cell>
          <table:table-cell table:formula="of:=INDEX([$'PHS specimen date'.K$10:$'PHS specimen date'.K$265];7*(ROW()-2)+1)" office:value-type="float" office:value="47656" calcext:value-type="float">
            <text:p>47656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10-28" calcext:value-type="date">
            <text:p>28-Oct-20</text:p>
          </table:table-cell>
          <table:table-cell table:formula="of:=INDEX([$'PHS specimen date'.J$10:$'PHS specimen date'.J$265];7*(ROW()-2)+1)" office:value-type="float" office:value="8464" calcext:value-type="float">
            <text:p>8464</text:p>
          </table:table-cell>
          <table:table-cell table:formula="of:=INDEX([$'PHS specimen date'.K$10:$'PHS specimen date'.K$265];7*(ROW()-2)+1)" office:value-type="float" office:value="46792" calcext:value-type="float">
            <text:p>46792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11-04" calcext:value-type="date">
            <text:p>04-Nov-20</text:p>
          </table:table-cell>
          <table:table-cell table:formula="of:=INDEX([$'PHS specimen date'.J$10:$'PHS specimen date'.J$265];7*(ROW()-2)+1)" office:value-type="float" office:value="8415" calcext:value-type="float">
            <text:p>8415</text:p>
          </table:table-cell>
          <table:table-cell table:formula="of:=INDEX([$'PHS specimen date'.K$10:$'PHS specimen date'.K$265];7*(ROW()-2)+1)" office:value-type="float" office:value="46492" calcext:value-type="float">
            <text:p>46492</text:p>
          </table:table-cell>
        </table:table-row>
        <table:table-row table:style-name="ro1">
          <table:table-cell table:style-name="ce193" table:formula="of:=INDEX([$'CSV new_covid_cases'.A$2:.A$262];4+7*(ROW()-2))" office:value-type="date" office:date-value="2020-11-11" calcext:value-type="date">
            <text:p>11-Nov-20</text:p>
          </table:table-cell>
          <table:table-cell table:formula="of:=INDEX([$'PHS specimen date'.J$10:$'PHS specimen date'.J$265];7*(ROW()-2)+1)" office:value-type="float" office:value="7807" calcext:value-type="float">
            <text:p>7807</text:p>
          </table:table-cell>
          <table:table-cell table:formula="of:=INDEX([$'PHS specimen date'.K$10:$'PHS specimen date'.K$265];7*(ROW()-2)+1)" office:value-type="float" office:value="45391" calcext:value-type="float">
            <text:p>45391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office:value-type="string" calcext:value-type="string">
            <text:p>Weekly total of people testing positive</text:p>
          </table:table-cell>
          <table:table-cell/>
        </table:table-row>
        <table:table-row table:style-name="ro1">
          <table:table-cell table:style-name="Default" office:value-type="string" calcext:value-type="string">
            <text:p>YAXISTITLE2</text:p>
          </table:table-cell>
          <table:table-cell office:value-type="string" calcext:value-type="string">
            <text:p>Weekly total of people tested</text:p>
          </table:table-cell>
          <table:table-cell/>
        </table:table-row>
        <table:table-row table:style-name="ro1">
          <table:table-cell table:style-name="Default" office:value-type="string" calcext:value-type="string">
            <text:p>USEYAXIS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 office:value-type="string" calcext:value-type="string">
            <text:p>RIGHTPADDING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checks</text:p>
          </table:table-cell>
          <table:table-cell table:formula="of:=SUM([.B2:.B38])-[$'Table 5 - Testing'.C263]" office:value-type="float" office:value="0" calcext:value-type="float">
            <text:p>0</text:p>
          </table:table-cell>
          <table:table-cell table:formula="of:=SUM([.C2:.C38])-[$'Table 5 - Testing'.D263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10485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SV positivity_weekly" table:style-name="ta1">
        <table:table-column table:style-name="co1" table:default-cell-style-name="ce193"/>
        <table:table-column table:style-name="co1" table:default-cell-style-name="ce194"/>
        <table:table-row table:style-name="ro7">
          <table:table-cell table:style-name="ce97" table:formula="of:=[$'CSV weekly_covid_cases'.A1]" office:value-type="string" office:string-value="Date of middle of summed over week" calcext:value-type="string">
            <text:p>Date of middle of summed over week</text:p>
          </table:table-cell>
          <table:table-cell table:style-name="ce97" table:formula="of:=[$'CSV weekly_covid_cases'.B1]" office:value-type="string" office:string-value="People tested positive" calcext:value-type="string">
            <text:p>People tested positive</text:p>
          </table:table-cell>
        </table:table-row>
        <table:table-row table:style-name="ro1">
          <table:table-cell table:formula="of:=[$'CSV weekly_covid_cases'.A2]" office:value-type="date" office:date-value="2020-03-04" calcext:value-type="date">
            <text:p>04-Mar-20</text:p>
          </table:table-cell>
          <table:table-cell table:formula="of:=[$'CSV weekly_covid_cases'.B2]/[$'CSV weekly_covid_cases'.C2]" office:value-type="percentage" office:value="0.00952380952380952" calcext:value-type="percentage">
            <text:p>0.95%</text:p>
          </table:table-cell>
        </table:table-row>
        <table:table-row table:style-name="ro1">
          <table:table-cell table:formula="of:=[$'CSV weekly_covid_cases'.A3]" office:value-type="date" office:date-value="2020-03-11" calcext:value-type="date">
            <text:p>11-Mar-20</text:p>
          </table:table-cell>
          <table:table-cell table:formula="of:=[$'CSV weekly_covid_cases'.B3]/[$'CSV weekly_covid_cases'.C3]" office:value-type="percentage" office:value="0.0515970515970516" calcext:value-type="percentage">
            <text:p>5.16%</text:p>
          </table:table-cell>
        </table:table-row>
        <table:table-row table:style-name="ro1">
          <table:table-cell table:formula="of:=[$'CSV weekly_covid_cases'.A4]" office:value-type="date" office:date-value="2020-03-18" calcext:value-type="date">
            <text:p>18-Mar-20</text:p>
          </table:table-cell>
          <table:table-cell table:formula="of:=[$'CSV weekly_covid_cases'.B4]/[$'CSV weekly_covid_cases'.C4]" office:value-type="percentage" office:value="0.0554577464788732" calcext:value-type="percentage">
            <text:p>5.55%</text:p>
          </table:table-cell>
        </table:table-row>
        <table:table-row table:style-name="ro1">
          <table:table-cell table:formula="of:=[$'CSV weekly_covid_cases'.A5]" office:value-type="date" office:date-value="2020-03-25" calcext:value-type="date">
            <text:p>25-Mar-20</text:p>
          </table:table-cell>
          <table:table-cell table:formula="of:=[$'CSV weekly_covid_cases'.B5]/[$'CSV weekly_covid_cases'.C5]" office:value-type="percentage" office:value="0.178908494050062" calcext:value-type="percentage">
            <text:p>17.89%</text:p>
          </table:table-cell>
        </table:table-row>
        <table:table-row table:style-name="ro1">
          <table:table-cell table:formula="of:=[$'CSV weekly_covid_cases'.A6]" office:value-type="date" office:date-value="2020-04-01" calcext:value-type="date">
            <text:p>01-Apr-20</text:p>
          </table:table-cell>
          <table:table-cell table:formula="of:=[$'CSV weekly_covid_cases'.B6]/[$'CSV weekly_covid_cases'.C6]" office:value-type="percentage" office:value="0.273972602739726" calcext:value-type="percentage">
            <text:p>27.40%</text:p>
          </table:table-cell>
        </table:table-row>
        <table:table-row table:style-name="ro1">
          <table:table-cell table:formula="of:=[$'CSV weekly_covid_cases'.A7]" office:value-type="date" office:date-value="2020-04-08" calcext:value-type="date">
            <text:p>08-Apr-20</text:p>
          </table:table-cell>
          <table:table-cell table:formula="of:=[$'CSV weekly_covid_cases'.B7]/[$'CSV weekly_covid_cases'.C7]" office:value-type="percentage" office:value="0.246567819879187" calcext:value-type="percentage">
            <text:p>24.66%</text:p>
          </table:table-cell>
        </table:table-row>
        <table:table-row table:style-name="ro1">
          <table:table-cell table:formula="of:=[$'CSV weekly_covid_cases'.A8]" office:value-type="date" office:date-value="2020-04-15" calcext:value-type="date">
            <text:p>15-Apr-20</text:p>
          </table:table-cell>
          <table:table-cell table:formula="of:=[$'CSV weekly_covid_cases'.B8]/[$'CSV weekly_covid_cases'.C8]" office:value-type="percentage" office:value="0.267707082833133" calcext:value-type="percentage">
            <text:p>26.77%</text:p>
          </table:table-cell>
        </table:table-row>
        <table:table-row table:style-name="ro1">
          <table:table-cell table:formula="of:=[$'CSV weekly_covid_cases'.A9]" office:value-type="date" office:date-value="2020-04-22" calcext:value-type="date">
            <text:p>22-Apr-20</text:p>
          </table:table-cell>
          <table:table-cell table:formula="of:=[$'CSV weekly_covid_cases'.B9]/[$'CSV weekly_covid_cases'.C9]" office:value-type="percentage" office:value="0.234447246742329" calcext:value-type="percentage">
            <text:p>23.44%</text:p>
          </table:table-cell>
        </table:table-row>
        <table:table-row table:style-name="ro1">
          <table:table-cell table:formula="of:=[$'CSV weekly_covid_cases'.A10]" office:value-type="date" office:date-value="2020-04-29" calcext:value-type="date">
            <text:p>29-Apr-20</text:p>
          </table:table-cell>
          <table:table-cell table:formula="of:=[$'CSV weekly_covid_cases'.B10]/[$'CSV weekly_covid_cases'.C10]" office:value-type="percentage" office:value="0.169252977264525" calcext:value-type="percentage">
            <text:p>16.93%</text:p>
          </table:table-cell>
        </table:table-row>
        <table:table-row table:style-name="ro1">
          <table:table-cell table:formula="of:=[$'CSV weekly_covid_cases'.A11]" office:value-type="date" office:date-value="2020-05-06" calcext:value-type="date">
            <text:p>06-May-20</text:p>
          </table:table-cell>
          <table:table-cell table:formula="of:=[$'CSV weekly_covid_cases'.B11]/[$'CSV weekly_covid_cases'.C11]" office:value-type="percentage" office:value="0.112407211028632" calcext:value-type="percentage">
            <text:p>11.24%</text:p>
          </table:table-cell>
        </table:table-row>
        <table:table-row table:style-name="ro1">
          <table:table-cell table:formula="of:=[$'CSV weekly_covid_cases'.A12]" office:value-type="date" office:date-value="2020-05-13" calcext:value-type="date">
            <text:p>13-May-20</text:p>
          </table:table-cell>
          <table:table-cell table:formula="of:=[$'CSV weekly_covid_cases'.B12]/[$'CSV weekly_covid_cases'.C12]" office:value-type="percentage" office:value="0.0786934950385888" calcext:value-type="percentage">
            <text:p>7.87%</text:p>
          </table:table-cell>
        </table:table-row>
        <table:table-row table:style-name="ro1">
          <table:table-cell table:formula="of:=[$'CSV weekly_covid_cases'.A13]" office:value-type="date" office:date-value="2020-05-20" calcext:value-type="date">
            <text:p>20-May-20</text:p>
          </table:table-cell>
          <table:table-cell table:formula="of:=[$'CSV weekly_covid_cases'.B13]/[$'CSV weekly_covid_cases'.C13]" office:value-type="percentage" office:value="0.0414572864321608" calcext:value-type="percentage">
            <text:p>4.15%</text:p>
          </table:table-cell>
        </table:table-row>
        <table:table-row table:style-name="ro1">
          <table:table-cell table:formula="of:=[$'CSV weekly_covid_cases'.A14]" office:value-type="date" office:date-value="2020-05-27" calcext:value-type="date">
            <text:p>27-May-20</text:p>
          </table:table-cell>
          <table:table-cell table:formula="of:=[$'CSV weekly_covid_cases'.B14]/[$'CSV weekly_covid_cases'.C14]" office:value-type="percentage" office:value="0.0261262641740729" calcext:value-type="percentage">
            <text:p>2.61%</text:p>
          </table:table-cell>
        </table:table-row>
        <table:table-row table:style-name="ro1">
          <table:table-cell table:formula="of:=[$'CSV weekly_covid_cases'.A15]" office:value-type="date" office:date-value="2020-06-03" calcext:value-type="date">
            <text:p>03-Jun-20</text:p>
          </table:table-cell>
          <table:table-cell table:formula="of:=[$'CSV weekly_covid_cases'.B15]/[$'CSV weekly_covid_cases'.C15]" office:value-type="percentage" office:value="0.0191193009775932" calcext:value-type="percentage">
            <text:p>1.91%</text:p>
          </table:table-cell>
        </table:table-row>
        <table:table-row table:style-name="ro1">
          <table:table-cell table:formula="of:=[$'CSV weekly_covid_cases'.A16]" office:value-type="date" office:date-value="2020-06-10" calcext:value-type="date">
            <text:p>10-Jun-20</text:p>
          </table:table-cell>
          <table:table-cell table:formula="of:=[$'CSV weekly_covid_cases'.B16]/[$'CSV weekly_covid_cases'.C16]" office:value-type="percentage" office:value="0.0109454451434974" calcext:value-type="percentage">
            <text:p>1.09%</text:p>
          </table:table-cell>
        </table:table-row>
        <table:table-row table:style-name="ro1">
          <table:table-cell table:formula="of:=[$'CSV weekly_covid_cases'.A17]" office:value-type="date" office:date-value="2020-06-17" calcext:value-type="date">
            <text:p>17-Jun-20</text:p>
          </table:table-cell>
          <table:table-cell table:formula="of:=[$'CSV weekly_covid_cases'.B17]/[$'CSV weekly_covid_cases'.C17]" office:value-type="percentage" office:value="0.0261048326571457" calcext:value-type="percentage">
            <text:p>2.61%</text:p>
          </table:table-cell>
        </table:table-row>
        <table:table-row table:style-name="ro1">
          <table:table-cell table:formula="of:=[$'CSV weekly_covid_cases'.A18]" office:value-type="date" office:date-value="2020-06-24" calcext:value-type="date">
            <text:p>24-Jun-20</text:p>
          </table:table-cell>
          <table:table-cell table:formula="of:=[$'CSV weekly_covid_cases'.B18]/[$'CSV weekly_covid_cases'.C18]" office:value-type="percentage" office:value="0.00423509075194469" calcext:value-type="percentage">
            <text:p>0.42%</text:p>
          </table:table-cell>
        </table:table-row>
        <table:table-row table:style-name="ro1">
          <table:table-cell table:formula="of:=[$'CSV weekly_covid_cases'.A19]" office:value-type="date" office:date-value="2020-07-01" calcext:value-type="date">
            <text:p>01-Jul-20</text:p>
          </table:table-cell>
          <table:table-cell table:formula="of:=[$'CSV weekly_covid_cases'.B19]/[$'CSV weekly_covid_cases'.C19]" office:value-type="percentage" office:value="0.00240541422048271" calcext:value-type="percentage">
            <text:p>0.24%</text:p>
          </table:table-cell>
        </table:table-row>
        <table:table-row table:style-name="ro1">
          <table:table-cell table:formula="of:=[$'CSV weekly_covid_cases'.A20]" office:value-type="date" office:date-value="2020-07-08" calcext:value-type="date">
            <text:p>08-Jul-20</text:p>
          </table:table-cell>
          <table:table-cell table:formula="of:=[$'CSV weekly_covid_cases'.B20]/[$'CSV weekly_covid_cases'.C20]" office:value-type="percentage" office:value="0.00245928263189643" calcext:value-type="percentage">
            <text:p>0.25%</text:p>
          </table:table-cell>
        </table:table-row>
        <table:table-row table:style-name="ro1">
          <table:table-cell table:formula="of:=[$'CSV weekly_covid_cases'.A21]" office:value-type="date" office:date-value="2020-07-15" calcext:value-type="date">
            <text:p>15-Jul-20</text:p>
          </table:table-cell>
          <table:table-cell table:formula="of:=[$'CSV weekly_covid_cases'.B21]/[$'CSV weekly_covid_cases'.C21]" office:value-type="percentage" office:value="0.00389382211880906" calcext:value-type="percentage">
            <text:p>0.39%</text:p>
          </table:table-cell>
        </table:table-row>
        <table:table-row table:style-name="ro1">
          <table:table-cell table:formula="of:=[$'CSV weekly_covid_cases'.A22]" office:value-type="date" office:date-value="2020-07-22" calcext:value-type="date">
            <text:p>22-Jul-20</text:p>
          </table:table-cell>
          <table:table-cell table:formula="of:=[$'CSV weekly_covid_cases'.B22]/[$'CSV weekly_covid_cases'.C22]" office:value-type="percentage" office:value="0.00539025442000863" calcext:value-type="percentage">
            <text:p>0.54%</text:p>
          </table:table-cell>
        </table:table-row>
        <table:table-row table:style-name="ro1">
          <table:table-cell table:formula="of:=[$'CSV weekly_covid_cases'.A23]" office:value-type="date" office:date-value="2020-07-29" calcext:value-type="date">
            <text:p>29-Jul-20</text:p>
          </table:table-cell>
          <table:table-cell table:formula="of:=[$'CSV weekly_covid_cases'.B23]/[$'CSV weekly_covid_cases'.C23]" office:value-type="percentage" office:value="0.00451862781261527" calcext:value-type="percentage">
            <text:p>0.45%</text:p>
          </table:table-cell>
        </table:table-row>
        <table:table-row table:style-name="ro1">
          <table:table-cell table:formula="of:=[$'CSV weekly_covid_cases'.A24]" office:value-type="date" office:date-value="2020-08-05" calcext:value-type="date">
            <text:p>05-Aug-20</text:p>
          </table:table-cell>
          <table:table-cell table:formula="of:=[$'CSV weekly_covid_cases'.B24]/[$'CSV weekly_covid_cases'.C24]" office:value-type="percentage" office:value="0.0110764090644974" calcext:value-type="percentage">
            <text:p>1.11%</text:p>
          </table:table-cell>
        </table:table-row>
        <table:table-row table:style-name="ro1">
          <table:table-cell table:formula="of:=[$'CSV weekly_covid_cases'.A25]" office:value-type="date" office:date-value="2020-08-12" calcext:value-type="date">
            <text:p>12-Aug-20</text:p>
          </table:table-cell>
          <table:table-cell table:formula="of:=[$'CSV weekly_covid_cases'.B25]/[$'CSV weekly_covid_cases'.C25]" office:value-type="percentage" office:value="0.0114732460148238" calcext:value-type="percentage">
            <text:p>1.15%</text:p>
          </table:table-cell>
        </table:table-row>
        <table:table-row table:style-name="ro1">
          <table:table-cell table:formula="of:=[$'CSV weekly_covid_cases'.A26]" office:value-type="date" office:date-value="2020-08-19" calcext:value-type="date">
            <text:p>19-Aug-20</text:p>
          </table:table-cell>
          <table:table-cell table:formula="of:=[$'CSV weekly_covid_cases'.B26]/[$'CSV weekly_covid_cases'.C26]" office:value-type="percentage" office:value="0.0107479495654303" calcext:value-type="percentage">
            <text:p>1.07%</text:p>
          </table:table-cell>
        </table:table-row>
        <table:table-row table:style-name="ro1">
          <table:table-cell table:formula="of:=[$'CSV weekly_covid_cases'.A27]" office:value-type="date" office:date-value="2020-08-26" calcext:value-type="date">
            <text:p>26-Aug-20</text:p>
          </table:table-cell>
          <table:table-cell table:formula="of:=[$'CSV weekly_covid_cases'.B27]/[$'CSV weekly_covid_cases'.C27]" office:value-type="percentage" office:value="0.00658043061661594" calcext:value-type="percentage">
            <text:p>0.66%</text:p>
          </table:table-cell>
        </table:table-row>
        <table:table-row table:style-name="ro1">
          <table:table-cell table:formula="of:=[$'CSV weekly_covid_cases'.A28]" office:value-type="date" office:date-value="2020-09-02" calcext:value-type="date">
            <text:p>02-Sep-20</text:p>
          </table:table-cell>
          <table:table-cell table:formula="of:=[$'CSV weekly_covid_cases'.B28]/[$'CSV weekly_covid_cases'.C28]" office:value-type="percentage" office:value="0.0110465310114133" calcext:value-type="percentage">
            <text:p>1.10%</text:p>
          </table:table-cell>
        </table:table-row>
        <table:table-row table:style-name="ro1">
          <table:table-cell table:formula="of:=[$'CSV weekly_covid_cases'.A29]" office:value-type="date" office:date-value="2020-09-09" calcext:value-type="date">
            <text:p>09-Sep-20</text:p>
          </table:table-cell>
          <table:table-cell table:formula="of:=[$'CSV weekly_covid_cases'.B29]/[$'CSV weekly_covid_cases'.C29]" office:value-type="percentage" office:value="0.0229216873010909" calcext:value-type="percentage">
            <text:p>2.29%</text:p>
          </table:table-cell>
        </table:table-row>
        <table:table-row table:style-name="ro1">
          <table:table-cell table:formula="of:=[$'CSV weekly_covid_cases'.A30]" office:value-type="date" office:date-value="2020-09-16" calcext:value-type="date">
            <text:p>16-Sep-20</text:p>
          </table:table-cell>
          <table:table-cell table:formula="of:=[$'CSV weekly_covid_cases'.B30]/[$'CSV weekly_covid_cases'.C30]" office:value-type="percentage" office:value="0.0398097794100337" calcext:value-type="percentage">
            <text:p>3.98%</text:p>
          </table:table-cell>
        </table:table-row>
        <table:table-row table:style-name="ro1">
          <table:table-cell table:formula="of:=[$'CSV weekly_covid_cases'.A31]" office:value-type="date" office:date-value="2020-09-23" calcext:value-type="date">
            <text:p>23-Sep-20</text:p>
          </table:table-cell>
          <table:table-cell table:formula="of:=[$'CSV weekly_covid_cases'.B31]/[$'CSV weekly_covid_cases'.C31]" office:value-type="percentage" office:value="0.0821780082548418" calcext:value-type="percentage">
            <text:p>8.22%</text:p>
          </table:table-cell>
        </table:table-row>
        <table:table-row table:style-name="ro1">
          <table:table-cell table:formula="of:=[$'CSV weekly_covid_cases'.A32]" office:value-type="date" office:date-value="2020-09-30" calcext:value-type="date">
            <text:p>30-Sep-20</text:p>
          </table:table-cell>
          <table:table-cell table:formula="of:=[$'CSV weekly_covid_cases'.B32]/[$'CSV weekly_covid_cases'.C32]" office:value-type="percentage" office:value="0.108516165539237" calcext:value-type="percentage">
            <text:p>10.85%</text:p>
          </table:table-cell>
        </table:table-row>
        <table:table-row table:style-name="ro1">
          <table:table-cell table:formula="of:=[$'CSV weekly_covid_cases'.A33]" office:value-type="date" office:date-value="2020-10-07" calcext:value-type="date">
            <text:p>07-Oct-20</text:p>
          </table:table-cell>
          <table:table-cell table:formula="of:=[$'CSV weekly_covid_cases'.B33]/[$'CSV weekly_covid_cases'.C33]" office:value-type="percentage" office:value="0.137829360100376" calcext:value-type="percentage">
            <text:p>13.78%</text:p>
          </table:table-cell>
        </table:table-row>
        <table:table-row table:style-name="ro1">
          <table:table-cell table:formula="of:=[$'CSV weekly_covid_cases'.A34]" office:value-type="date" office:date-value="2020-10-14" calcext:value-type="date">
            <text:p>14-Oct-20</text:p>
          </table:table-cell>
          <table:table-cell table:formula="of:=[$'CSV weekly_covid_cases'.B34]/[$'CSV weekly_covid_cases'.C34]" office:value-type="percentage" office:value="0.168515083077916" calcext:value-type="percentage">
            <text:p>16.85%</text:p>
          </table:table-cell>
        </table:table-row>
        <table:table-row table:style-name="ro1">
          <table:table-cell table:formula="of:=[$'CSV weekly_covid_cases'.A35]" office:value-type="date" office:date-value="2020-10-21" calcext:value-type="date">
            <text:p>21-Oct-20</text:p>
          </table:table-cell>
          <table:table-cell table:formula="of:=[$'CSV weekly_covid_cases'.B35]/[$'CSV weekly_covid_cases'.C35]" office:value-type="percentage" office:value="0.189902635554809" calcext:value-type="percentage">
            <text:p>18.99%</text:p>
          </table:table-cell>
        </table:table-row>
        <table:table-row table:style-name="ro1">
          <table:table-cell table:formula="of:=[$'CSV weekly_covid_cases'.A36]" office:value-type="date" office:date-value="2020-10-28" calcext:value-type="date">
            <text:p>28-Oct-20</text:p>
          </table:table-cell>
          <table:table-cell table:formula="of:=[$'CSV weekly_covid_cases'.B36]/[$'CSV weekly_covid_cases'.C36]" office:value-type="percentage" office:value="0.180885621473756" calcext:value-type="percentage">
            <text:p>18.09%</text:p>
          </table:table-cell>
        </table:table-row>
        <table:table-row table:style-name="ro1">
          <table:table-cell table:formula="of:=[$'CSV weekly_covid_cases'.A37]" office:value-type="date" office:date-value="2020-11-04" calcext:value-type="date">
            <text:p>04-Nov-20</text:p>
          </table:table-cell>
          <table:table-cell table:formula="of:=[$'CSV weekly_covid_cases'.B37]/[$'CSV weekly_covid_cases'.C37]" office:value-type="percentage" office:value="0.180998881528005" calcext:value-type="percentage">
            <text:p>18.10%</text:p>
          </table:table-cell>
        </table:table-row>
        <table:table-row table:style-name="ro1">
          <table:table-cell table:formula="of:=[$'CSV weekly_covid_cases'.A38]" office:value-type="date" office:date-value="2020-11-11" calcext:value-type="date">
            <text:p>11-Nov-20</text:p>
          </table:table-cell>
          <table:table-cell table:formula="of:=[$'CSV weekly_covid_cases'.B38]/[$'CSV weekly_covid_cases'.C38]" office:value-type="percentage" office:value="0.171994448238638" calcext:value-type="percentage">
            <text:p>17.20%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ercentage of people testing positive each week</text:p>
          </table:table-cell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 number:title="User-defined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>
      <number:day number:style="long"/>
      <number:text>/</number:text>
      <number:month number:style="long"/>
      <number:text>/</number:text>
      <number:year/>
    </number:date-style>
    <number:date-style style:name="N161P0" style:volatile="true">
      <number:day number:style="long"/>
      <number:text>/</number:text>
      <number:month number:style="long"/>
      <number:text>/</number:text>
      <number:year/>
    </number:date-style>
    <number:text-style style:name="N161">
      <number:text-content/>
      <style:map style:condition="value()&lt;=1.79769313486232E+308" style:apply-style-name="N161P0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loext:min-decimal-places="1" number:min-integer-digits="1"/>
      <number:text>%</number:text>
    </number:percentage-style>
    <number:number-style style:name="N166">
      <number:number number:decimal-places="3" loext:min-decimal-places="3" number:min-integer-digits="1" number:grouping="true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3" loext:min-decimal-places="3" number:min-integer-digits="1"/>
    </number:number-style>
    <number:number-style style:name="N175">
      <number:number number:decimal-places="1" loext:min-decimal-places="1" number:min-integer-digits="1"/>
    </number:number-style>
    <number:number-style style:name="N176">
      <number:number number:decimal-places="4" loext:min-decimal-places="4" number:min-integer-digits="1"/>
    </number:number-style>
    <number:number-style style:name="N177">
      <number:number number:decimal-places="0" loext:min-decimal-places="0" number:min-integer-digits="1">
        <number:embedded-text number:position="3"> </number:embedded-text>
      </number:number>
    </number:number-style>
    <number:number-style style:name="N180P0" style:volatile="true">
      <number:text>to </number:text>
      <number:number number:decimal-places="4" loext:min-decimal-places="4" number:min-integer-digits="1"/>
    </number:number-style>
    <number:number-style style:name="N180P1" style:volatile="true">
      <number:text>to -</number:text>
      <number:number number:decimal-places="4" loext:min-decimal-places="4" number:min-integer-digits="1"/>
    </number:number-style>
    <number:number-style style:name="N180">
      <number:text>to 0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number number:decimal-places="0" loext:min-decimal-places="0" number:min-integer-digits="1" number:grouping="true"/>
    </number:number-style>
    <number:number-style style:name="N182P1" style:volatile="true">
      <number:text>-</number:text>
      <number:number number:decimal-places="0" loext:min-decimal-places="0" number:min-integer-digits="1" number:grouping="true"/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&lt;0.0001</number:text>
    </number:number-style>
    <number:number-style style:name="N184">
      <number:number number:decimal-places="4" loext:min-decimal-places="4" number:min-integer-digits="1"/>
      <style:map style:condition="value()&lt;0.0001" style:apply-style-name="N184P0"/>
    </number:number-style>
    <number:number-style style:name="N187P0" style:volatile="true">
      <number:number number:decimal-places="1" loext:min-decimal-places="1" number:min-integer-digits="1" number:grouping="true" number:display-factor="1000000"/>
    </number:number-style>
    <number:number-style style:name="N187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87">
      <number:text>-</number:text>
      <style:map style:condition="value()&gt;0" style:apply-style-name="N187P0"/>
      <style:map style:condition="value()&lt;0" style:apply-style-name="N187P1"/>
    </number:number-style>
    <number:number-style style:name="N190P0" style:volatile="true">
      <number:number number:decimal-places="0" loext:min-decimal-places="0" number:min-integer-digits="1" number:grouping="true" number:display-factor="1000"/>
    </number:number-style>
    <number:number-style style:name="N190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90">
      <number:text>-</number:text>
      <style:map style:condition="value()&gt;0" style:apply-style-name="N190P0"/>
      <style:map style:condition="value()&lt;0" style:apply-style-name="N190P1"/>
    </number:number-style>
    <number:percentage-style style:name="N192P0" style:volatile="true">
      <number:number number:decimal-places="1" loext:min-decimal-places="1" number:min-integer-digits="1"/>
      <number:text>%</number:text>
    </number:percentage-style>
    <number:percentage-style style:name="N192P1" style:volatile="true">
      <number:text>-</number:text>
      <number:number number:decimal-places="1" loext:min-decimal-places="1" number:min-integer-digits="1"/>
      <number:text>%</number:text>
    </number:percentage-style>
    <number:number-style style:name="N192">
      <number:text>-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1" loext:min-decimal-places="1" number:min-integer-digits="1" number:grouping="true" number:display-factor="1000000"/>
    </number:number-style>
    <number:number-style style:name="N193">
      <number:text>-</number:text>
      <number:number number:decimal-places="1" loext:min-decimal-places="1" number:min-integer-digits="1" number:grouping="true" number:display-factor="1000000"/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 number:grouping="true" number:display-factor="1000"/>
    </number:number-style>
    <number:number-style style:name="N194">
      <number:text>-</number:text>
      <number:number number:decimal-places="0" loext:min-decimal-places="0" number:min-integer-digits="1" number:grouping="true" number:display-factor="1000"/>
      <style:map style:condition="value()&gt;=0" style:apply-style-name="N194P0"/>
    </number:number-style>
    <number:percentage-style style:name="N195P0" style:volatile="true">
      <number:number number:decimal-places="1" loext:min-decimal-places="1" number:min-integer-digits="1"/>
      <number:text>%</number:text>
    </number:percentage-style>
    <number:percentage-style style:name="N195">
      <number:text>-</number:text>
      <number:number number:decimal-places="1" loext:min-decimal-places="1" number:min-integer-digits="1"/>
      <number:text>%</number:text>
      <style:map style:condition="value()&gt;=0" style:apply-style-name="N195P0"/>
    </number:percentage-style>
    <number:number-style style:name="N198P0" style:volatile="true">
      <number:number number:decimal-places="1" loext:min-decimal-places="1" number:min-integer-digits="1" number:grouping="true"/>
      <number:text> </number:text>
    </number:number-style>
    <number:number-style style:name="N19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98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98P0"/>
      <style:map style:condition="value()&lt;0" style:apply-style-name="N198P1"/>
    </number:number-style>
    <number:currency-style style:name="N201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1P0"/>
      <style:map style:condition="value()&lt;0" style:apply-style-name="N201P1"/>
    </number:currency-style>
    <number:currency-style style:name="N204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4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4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4P0"/>
      <style:map style:condition="value()&lt;0" style:apply-style-name="N204P1"/>
    </number:currency-style>
    <number:number-style style:name="N205P0" style:volatile="true">
      <number:number number:decimal-places="2" loext:min-decimal-places="2" number:min-integer-digits="1" number:grouping="true"/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6">
      <number:text>£</number:text>
      <number:number number:decimal-places="0" loext:min-decimal-places="0" number:min-integer-digits="1" number:grouping="true"/>
    </number:number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09">
      <number:text>£</number:text>
      <number:number number:decimal-places="2" loext:min-decimal-places="2" number:min-integer-digits="1" number:grouping="true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2P0" style:volatile="true">
      <number:number number:decimal-places="0" loext:min-decimal-places="0" number:min-integer-digits="1" number:grouping="true"/>
    </number:number-style>
    <number:number-style style:name="N212">
      <number:text>-</number:text>
      <number:number number:decimal-places="0" loext:min-decimal-places="0" number:min-integer-digits="1" number:grouping="true"/>
      <style:map style:condition="value()&gt;=0" style:apply-style-name="N212P0"/>
    </number:number-style>
    <number:number-style style:name="N213P0" style:volatile="true">
      <number:number number:decimal-places="0" loext:min-decimal-places="0" number:min-integer-digits="1" number:grouping="true"/>
    </number:number-style>
    <number:number-style style:name="N2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13P0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">
      <number:text>-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2" style:volatile="true">
      <loext:text> £</loext:text>
      <loext:fill-character> </loext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">
      <number:text>-</number:text>
      <number:number number:decimal-places="0" loext:min-decimal-places="0" number:min-integer-digits="1" number:grouping="true"/>
      <number:text> </number:text>
      <style:map style:condition="value()&gt;=0" style:apply-style-name="N219P0"/>
    </number:number-style>
    <number:number-style style:name="N220">
      <number:text>+/-</number:text>
      <number:number number:decimal-places="1" loext:min-decimal-places="1" number:min-integer-digits="1"/>
      <number:text>%</number:text>
    </number:number-style>
    <number:number-style style:name="N221">
      <number:text>+/-</number:text>
      <number:number number:decimal-places="0" loext:min-decimal-places="0" number:min-integer-digits="1" number:grouping="true"/>
    </number:number-style>
    <number:number-style style:name="N222">
      <number:text>+/-</number:text>
      <number:number number:decimal-places="0" loext:min-decimal-places="0" number:min-integer-digits="1"/>
    </number:number-style>
    <number:percentage-style style:name="N223">
      <number:text>+/-</number:text>
      <number:number number:decimal-places="1" loext:min-decimal-places="1" number:min-integer-digits="1"/>
      <number:text>%</number:text>
    </number:percentage-style>
    <number:number-style style:name="N224">
      <number:number number:decimal-places="1" loext:min-decimal-places="1" number:min-integer-digits="1" number:grouping="true"/>
    </number:number-style>
    <number:number-style style:name="N225">
      <number:text>+£</number:text>
      <number:number number:decimal-places="0" loext:min-decimal-places="0" number:min-integer-digits="1" number:grouping="true"/>
    </number:number-style>
    <number:number-style style:name="N22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percentage-style style:name="N229">
      <number:number number:decimal-places="3" loext:min-decimal-places="3" number:min-integer-digits="1"/>
      <number:text>%</number:text>
    </number:percentage-style>
    <number:percentage-style style:name="N230">
      <number:number number:decimal-places="4" loext:min-decimal-places="4" number:min-integer-digits="1"/>
      <number:text>%</number:text>
    </number:percentage-style>
    <number:percentage-style style:name="N231">
      <number:number number:decimal-places="5" loext:min-decimal-places="5" number:min-integer-digits="1"/>
      <number:text>%</number:text>
    </number:percentage-style>
    <number:percentage-style style:name="N232">
      <number:number number:decimal-places="6" loext:min-decimal-places="6" number:min-integer-digits="1"/>
      <number:text>%</number:text>
    </number:percentage-style>
    <number:percentage-style style:name="N233">
      <number:number number:decimal-places="7" loext:min-decimal-places="7" number:min-integer-digits="1"/>
      <number:text>%</number:text>
    </number:percentage-style>
    <number:percentage-style style:name="N234">
      <number:number number:decimal-places="8" loext:min-decimal-places="8" number:min-integer-digits="1"/>
      <number:text>%</number:text>
    </number:percentage-style>
    <number:percentage-style style:name="N235">
      <number:number number:decimal-places="9" loext:min-decimal-places="9" number:min-integer-digits="1"/>
      <number:text>%</number:text>
    </number:percentage-style>
    <number:number-style style:name="N236">
      <number:text>£</number:text>
      <number:number number:decimal-places="1" loext:min-decimal-places="1" number:min-integer-digits="1" number:grouping="true"/>
    </number:number-style>
    <number:number-style style:name="N238P0" style:volatile="true">
      <number:text>Yes</number:text>
    </number:number-style>
    <number:number-style style:name="N238P1" style:volatile="true">
      <number:text>Yes</number:text>
    </number:number-style>
    <number:number-style style:name="N238">
      <number:text>No</number:text>
      <style:map style:condition="value()&gt;0" style:apply-style-name="N238P0"/>
      <style:map style:condition="value()&lt;0" style:apply-style-name="N238P1"/>
    </number:number-style>
    <number:number-style style:name="N240P0" style:volatile="true">
      <number:text>True</number:text>
    </number:number-style>
    <number:number-style style:name="N240P1" style:volatile="true">
      <number:text>True</number:text>
    </number:number-style>
    <number:number-style style:name="N240">
      <number:text>False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On</number:text>
    </number:number-style>
    <number:number-style style:name="N242P1" style:volatile="true">
      <number:text>On</number:text>
    </number:number-style>
    <number:number-style style:name="N242">
      <number:text>Off</number:text>
      <style:map style:condition="value()&gt;0" style:apply-style-name="N242P0"/>
      <style:map style:condition="value()&lt;0" style:apply-style-name="N242P1"/>
    </number:number-style>
    <number:currency-style style:name="N244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4P0"/>
    </number:currency-style>
    <number:number-style style:name="N245">
      <number:number number:decimal-places="0" loext:min-decimal-places="0" number:min-integer-digits="1"/>
      <number:text>p.p</number:text>
    </number:number-style>
    <number:number-style style:name="N246">
      <number:number number:decimal-places="1" loext:min-decimal-places="1" number:min-integer-digits="1"/>
      <number:text>p.p</number:text>
    </number:number-style>
    <number:number-style style:name="N247">
      <number:number number:decimal-places="0" loext:min-decimal-places="0" number:min-integer-digits="0"/>
      <number:text>p.p</number:text>
    </number:number-style>
    <number:number-style style:name="N248">
      <number:number number:decimal-places="1" loext:min-decimal-places="1" number:min-integer-digits="0"/>
      <number:text>p.p</number:text>
    </number:number-style>
    <number:number-style style:name="N249">
      <number:number number:decimal-places="2" loext:min-decimal-places="2" number:min-integer-digits="0"/>
      <number:text>p.p</number:text>
    </number:number-style>
    <number:number-style style:name="N250">
      <number:number number:decimal-places="3" loext:min-decimal-places="3" number:min-integer-digits="0"/>
      <number:text>p.p</number:text>
    </number:number-style>
    <number:number-style style:name="N252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52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52P0"/>
    </number:number-style>
    <number:number-style style:name="N253">
      <number:number number:decimal-places="4" loext:min-decimal-places="4" number:min-integer-digits="1" number:grouping="true"/>
    </number:number-style>
    <number:number-style style:name="N254">
      <number:number number:decimal-places="5" loext:min-decimal-places="5" number:min-integer-digits="1" number:grouping="true"/>
    </number:number-style>
    <number:number-style style:name="N255">
      <number:number number:decimal-places="6" loext:min-decimal-places="6" number:min-integer-digits="1" number:grouping="true"/>
    </number:number-style>
    <number:percentage-style style:name="N256">
      <number:number number:decimal-places="15" loext:min-decimal-places="15" number:min-integer-digits="1"/>
      <number:text>%</number:text>
    </number:percentage-style>
    <number:number-style style:name="N257P0" style:volatile="true">
      <number:number number:decimal-places="1" loext:min-decimal-places="1" number:min-integer-digits="1" number:grouping="true"/>
      <number:text> </number:text>
    </number:number-style>
    <number:number-style style:name="N257">
      <number:text>-</number:text>
      <number:number number:decimal-places="1" loext:min-decimal-places="1" number:min-integer-digits="1" number:grouping="true"/>
      <number:text> </number:text>
      <style:map style:condition="value()&gt;=0" style:apply-style-name="N257P0"/>
    </number:number-style>
    <number:number-style style:name="N258">
      <number:number number:decimal-places="11" loext:min-decimal-places="11" number:min-integer-digits="1"/>
    </number:number-style>
    <number:number-style style:name="N259">
      <number:number number:decimal-places="10" loext:min-decimal-places="10" number:min-integer-digits="1"/>
    </number:number-style>
    <number:number-style style:name="N260">
      <number:number number:decimal-places="9" loext:min-decimal-places="9" number:min-integer-digits="1"/>
    </number:number-style>
    <number:number-style style:name="N261">
      <number:number number:decimal-places="8" loext:min-decimal-places="8" number:min-integer-digits="1"/>
    </number:number-style>
    <number:number-style style:name="N262">
      <number:number number:decimal-places="7" loext:min-decimal-places="7" number:min-integer-digits="1"/>
    </number:number-style>
    <number:number-style style:name="N2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6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64P0"/>
    </number:number-style>
    <number:number-style style:name="N2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6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65P0"/>
    </number:number-style>
    <number:number-style style:name="N2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7P0"/>
    </number:number-style>
    <number:number-style style:name="N2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8P0"/>
    </number:number-style>
    <number:number-style style:name="N27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2P2" style:volatile="true">
      <loext:text> $</loext:text>
      <loext:fill-character> </loext:fill-character>
      <number:text>-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">
      <number:number number:decimal-places="1" loext:min-decimal-places="1" number:min-integer-digits="0"/>
    </number:number-style>
    <number:number-style style:name="N2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2" style:volatile="true">
      <loext:fill-character> </loext:fill-character>
      <number:text>-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1" loext:min-decimal-places="1" number:min-integer-digits="1" number:grouping="true"/>
      <number:text> </number:text>
    </number:number-style>
    <number:number-style style:name="N285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85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85P0"/>
      <style:map style:condition="value()&lt;0" style:apply-style-name="N285P1"/>
    </number:number-style>
    <number:number-style style:name="N28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P0" style:volatile="true">
      <number:number number:decimal-places="0" loext:min-decimal-places="0" number:min-integer-digits="1" number:grouping="true"/>
      <number:text> </number:text>
    </number:number-style>
    <number:number-style style:name="N28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7P0"/>
    </number:number-style>
    <number:number-style style:name="N288">
      <number:number number:decimal-places="12" loext:min-decimal-places="12" number:min-integer-digits="1"/>
    </number:number-style>
    <number:number-style style:name="N289">
      <number:number number:decimal-places="6" loext:min-decimal-places="6" number:min-integer-digits="1"/>
    </number:number-style>
    <number:number-style style:name="N290">
      <number:number number:decimal-places="5" loext:min-decimal-places="5" number:min-integer-digits="1"/>
    </number:number-style>
    <number:number-style style:name="N291">
      <number:number number:decimal-places="14" loext:min-decimal-places="14" number:min-integer-digits="1"/>
    </number:number-style>
    <number:number-style style:name="N292">
      <number:number number:decimal-places="13" loext:min-decimal-places="13" number:min-integer-digits="1"/>
    </number:number-style>
    <number:number-style style:name="N293P0" style:volatile="true">
      <number:number number:decimal-places="0" loext:min-decimal-places="0" number:min-integer-digits="1"/>
    </number:number-style>
    <number:number-style style:name="N293">
      <style:text-properties fo:color="#ff0000"/>
      <number:text>-</number:text>
      <number:number number:decimal-places="0" loext:min-decimal-places="0" number:min-integer-digits="1"/>
      <style:map style:condition="value()&gt;=0" style:apply-style-name="N293P0"/>
    </number:number-style>
    <number:date-style style:name="N294">
      <number:month number:textual="true"/>
      <number:text> </number:text>
      <number:day number:style="long"/>
      <number:text>, </number:text>
      <number:year number:style="long"/>
    </number:date-style>
    <number:date-style style:name="N295">
      <number:year number:style="long"/>
    </number:date-style>
    <number:number-style style:name="N297P0" style:volatile="true">
      <number:number number:decimal-places="0" loext:min-decimal-places="0" number:min-integer-digits="1"/>
      <number:text> </number:text>
    </number:number-style>
    <number:number-style style:name="N297">
      <number:text>-</number:text>
      <number:number number:decimal-places="0" loext:min-decimal-places="0" number:min-integer-digits="1"/>
      <number:text> </number:text>
      <style:map style:condition="value()&gt;=0" style:apply-style-name="N297P0"/>
    </number:number-style>
    <number:currency-style style:name="N29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9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99P0"/>
    </number:currency-style>
    <number:currency-style style:name="N301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01P0"/>
    </number:currency-style>
    <number:date-style style:name="N302">
      <number:month number:textual="true"/>
      <number:text>-</number:text>
      <number:year number:style="long"/>
    </number:date-style>
    <number:currency-style style:name="N304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304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304P0"/>
    </number:currency-style>
    <number:currency-style style:name="N30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0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06P0"/>
    </number:currency-style>
    <number:currency-style style:name="N308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308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308P0"/>
    </number:currency-style>
    <number:date-style style:name="N309" number:title="User-defined">
      <number:day number:style="long"/>
      <number:text>-</number:text>
      <number:month number:textual="true"/>
      <number:text>-</number:text>
      <number:year number:style="long"/>
    </number:date-style>
    <number:date-style style:name="N310">
      <number:day number:style="long"/>
      <number:text>-</number:text>
      <number:month number:textual="true"/>
      <number:text>-</number:text>
      <number:year/>
    </number:date-style>
    <number:date-style style:name="N311" number:title="User-defined">
      <number:day number:style="long"/>
      <number:text>-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£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en" number:country="GB">
      <loext:text> £</loext:text>
      <loext:fill-character> </loext:fill-character>
      <number:text>- </number:text>
    </number:number-style>
    <number:text-style style:name="N20125" number:language="en" number:country="GB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0:42:24.716336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1-17T09:59:11.144727645</meta:creation-date>
    <dc:date>2020-11-20T11:11:50.096180842</dc:date>
    <dc:creator>Andrew Conway</dc:creator>
    <meta:editing-duration>P1DT22H19M23S</meta:editing-duration>
    <meta:editing-cycles>40</meta:editing-cycles>
    <meta:generator>LibreOffice/6.4.5.2$Linux_X86_64 LibreOffice_project/40$Build-2</meta:generator>
    <meta:document-statistic meta:table-count="10" meta:cell-count="12993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CSV covid_growth'.A3:'CSV covid_growth'.B262 'CSV covid_growth'.B1:'CSV covid_growth'.B1" chart:data-source-has-labels="both" svg:x="0.32cm" svg:y="0.18cm" svg:width="15.36cm" svg:height="8.64cm">
          <chartooo:coordinate-region svg:x="1.603cm" svg:y="0.379cm" svg:width="13.858cm" svg:height="7.794cm"/>
          <chart:axis chart:dimension="x" chart:name="primary-x" chart:style-name="ch3" chartooo:axis-type="auto">
            <chartooo:date-scale/>
            <chart:categories table:cell-range-address="'CSV covid_growth'.A3:'CSV covid_growth'.A2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SV covid_growth'.B3:'CSV covid_growth'.B262" chart:label-cell-address="'CSV covid_growth'.B1:'CSV covid_growth'.B1" chart:class="chart:line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number of people with a positive test</text:p>
                <draw:g>
                  <svg:desc>'CSV covid_growth'.B1:'CSV covid_growth'.B1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'CSV covid_growth'.A3:'CSV covid_growth'.A262</svg:desc>
                </draw:g>
              </table:table-cell>
              <table:table-cell office:value-type="float" office:value="1">
                <text:p>1</text:p>
                <draw:g>
                  <svg:desc>'CSV covid_growth'.B3:'CSV covid_growth'.B262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7102">
                <text:p>710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7409">
                <text:p>740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9038">
                <text:p>90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9697">
                <text:p>969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0051">
                <text:p>1005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1034">
                <text:p>1103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1927">
                <text:p>1192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2097">
                <text:p>1209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2437">
                <text:p>1243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2709">
                <text:p>1270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2924">
                <text:p>1292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3149">
                <text:p>13149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3305">
                <text:p>1330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3486">
                <text:p>1348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3627">
                <text:p>1362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3929">
                <text:p>1392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4117">
                <text:p>1411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4537">
                <text:p>1453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655">
                <text:p>1465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4856">
                <text:p>1485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4969">
                <text:p>14969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5101">
                <text:p>1510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5156">
                <text:p>1515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5185">
                <text:p>1518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5240">
                <text:p>1524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5288">
                <text:p>1528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5327">
                <text:p>15327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5382">
                <text:p>1538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5418">
                <text:p>1541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5471">
                <text:p>1547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5504">
                <text:p>1550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5603">
                <text:p>1560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5621">
                <text:p>1562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5653">
                <text:p>1565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5665">
                <text:p>1566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5682">
                <text:p>1568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5709">
                <text:p>1570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5730">
                <text:p>1573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5755">
                <text:p>1575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8030">
                <text:p>1803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8045">
                <text:p>1804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8066">
                <text:p>1806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8077">
                <text:p>1807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8104">
                <text:p>1810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8130">
                <text:p>1813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8156">
                <text:p>1815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8170">
                <text:p>1817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8182">
                <text:p>181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8196">
                <text:p>1819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8241">
                <text:p>1824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8251">
                <text:p>1825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8259">
                <text:p>18259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8264">
                <text:p>1826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8276">
                <text:p>1827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8287">
                <text:p>1828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8296">
                <text:p>1829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8302">
                <text:p>1830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8309">
                <text:p>1830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59">
                <text:p>18359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365">
                <text:p>1836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8401">
                <text:p>1840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8422">
                <text:p>1842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8452">
                <text:p>1845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8474">
                <text:p>1847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8484">
                <text:p>1848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8520">
                <text:p>1852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8547">
                <text:p>1854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8551">
                <text:p>1855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8558">
                <text:p>1855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8580">
                <text:p>1858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8645">
                <text:p>1864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8890">
                <text:p>1889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8950">
                <text:p>1895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8998">
                <text:p>1899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9027">
                <text:p>1902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9079">
                <text:p>19079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9173">
                <text:p>1917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9238">
                <text:p>1923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9289">
                <text:p>1928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9332">
                <text:p>193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9407">
                <text:p>1940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9534">
                <text:p>1953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9877">
                <text:p>1987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9921">
                <text:p>1992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9988">
                <text:p>1998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0195">
                <text:p>2019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0478">
                <text:p>2047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0788">
                <text:p>2078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1719">
                <text:p>2171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2039">
                <text:p>2203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2214">
                <text:p>2221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2435">
                <text:p>2243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2679">
                <text:p>226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23016">
                <text:p>2301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3573">
                <text:p>2357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3776">
                <text:p>2377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4626">
                <text:p>2462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25009">
                <text:p>2500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25495">
                <text:p>2549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5960">
                <text:p>2596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7232">
                <text:p>2723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7576">
                <text:p>2757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7798">
                <text:p>2779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8604">
                <text:p>2860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9244">
                <text:p>2924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9912">
                <text:p>2991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30687">
                <text:p>3068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31451">
                <text:p>3145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2209">
                <text:p>3220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2906">
                <text:p>3290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3706">
                <text:p>3370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4760">
                <text:p>3476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5787">
                <text:p>3578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8042">
                <text:p>3804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8998">
                <text:p>3899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9959">
                <text:p>3995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1256">
                <text:p>4125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2685">
                <text:p>4268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036">
                <text:p>4403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5232">
                <text:p>4523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6399">
                <text:p>46399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6715">
                <text:p>4671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7708">
                <text:p>4770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9164">
                <text:p>4916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0903">
                <text:p>5090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2615">
                <text:p>5261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4016">
                <text:p>5401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5449">
                <text:p>5544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6752">
                <text:p>5675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7874">
                <text:p>5787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9201">
                <text:p>5920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0403">
                <text:p>6040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1531">
                <text:p>6153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2812">
                <text:p>6281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3913">
                <text:p>6391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5061">
                <text:p>6506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6012">
                <text:p>6601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7011">
                <text:p>6701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8444">
                <text:p>6844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70732">
                <text:p>7073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72328">
                <text:p>7232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73443">
                <text:p>7344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4355">
                <text:p>7435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5187">
                <text:p>7518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76448">
                <text:p>7644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7660">
                <text:p>77660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9017">
                <text:p>79017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80135">
                <text:p>8013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1294">
                <text:p>8129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2011">
                <text:p>82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66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6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18cm" svg:height="11.675cm" xlink:href=".." xlink:type="simple" chart:class="chart:line" chart:style-name="ch1">
        <chart:plot-area chart:style-name="ch2" table:cell-range-address="'CSV log_covid_growth'.A1:'CSV log_covid_growth'.B261" chart:data-source-has-labels="both" svg:x="0.406cm" svg:y="0.233cm" svg:width="19.506cm" svg:height="11.209cm">
          <chartooo:coordinate-region svg:x="1.504cm" svg:y="0.432cm" svg:width="18.408cm" svg:height="10.363cm"/>
          <chart:axis chart:dimension="x" chart:name="primary-x" chart:style-name="ch3" chartooo:axis-type="auto">
            <chartooo:date-scale/>
            <chart:categories table:cell-range-address="'CSV log_covid_growth'.A2:'CSV log_covid_growth'.A2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SV log_covid_growth'.B2:'CSV log_covid_growth'.B261" chart:label-cell-address="'CSV log_covid_growth'.B1:'CSV log_covid_growth'.B1" chart:class="chart:line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Cumulative number of people with a positive test</text:p>
                <draw:g>
                  <svg:desc>'CSV log_covid_growth'.B1:'CSV log_covid_growth'.B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'CSV log_covid_growth'.A2:'CSV log_covid_growth'.A261</svg:desc>
                </draw:g>
              </table:table-cell>
              <table:table-cell office:value-type="float" office:value="NaN">
                <text:p>NaN</text:p>
                <draw:g>
                  <svg:desc>'CSV log_covid_growth'.B2:'CSV log_covid_growth'.B261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23299611039215">
                <text:p>2.2329961103921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.35602585719312">
                <text:p>2.356025857193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.50785587169583">
                <text:p>2.507855871695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57170883180869">
                <text:p>2.571708831808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.61909333062674">
                <text:p>2.6190933306267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.69810054562339">
                <text:p>2.6981005456233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.7664128471124">
                <text:p>2.76641284711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.85672889038288">
                <text:p>2.8567288903828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95133751879592">
                <text:p>2.9513375187959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02489596010748">
                <text:p>3.0248959601074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.09516935143175">
                <text:p>3.0951693514317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14113609012074">
                <text:p>3.141136090120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19395897801919">
                <text:p>3.193958978019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.29950729870049">
                <text:p>3.2995072987004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.36361197989214">
                <text:p>3.363611979892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.41530729222557">
                <text:p>3.4153072922255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.47726599542485">
                <text:p>3.4772659954248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.52439612210384">
                <text:p>3.524396122103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.56890541498288">
                <text:p>3.5689054149828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.59780484240429">
                <text:p>3.5978048424042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.6262376851469">
                <text:p>3.626237685146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.65944078187032">
                <text:p>3.65944078187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.69521891890515">
                <text:p>3.6952189189051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.72222246396973">
                <text:p>3.7222224639697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.74741180788642">
                <text:p>3.7474118078864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.77173442538677">
                <text:p>3.7717344253867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.78297399494405">
                <text:p>3.78297399494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.80332052357875">
                <text:p>3.8033205235787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.82917507391709">
                <text:p>3.829175073917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.8513806679656">
                <text:p>3.851380667965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.86975959478241">
                <text:p>3.8697595947824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3.89320675305985">
                <text:p>3.89320675305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1312479038956">
                <text:p>3.9131247903895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.92685670894969">
                <text:p>3.926856708949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3.93811926919431">
                <text:p>3.938119269194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3.95607233699518">
                <text:p>3.95607233699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.97354346853249">
                <text:p>3.973543468532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.98663739561015">
                <text:p>3.986637395610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.00220927298802">
                <text:p>4.0022092729880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.01384799587183">
                <text:p>4.0138479958718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.02205702060117">
                <text:p>4.0220570206011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.03023529601225">
                <text:p>4.030235296012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.04273297962172">
                <text:p>4.04273297962172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.05511063785415">
                <text:p>4.0551106378541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.06647501375413">
                <text:p>4.0664750137541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.07653121925381">
                <text:p>4.0765312192538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.08267768064811">
                <text:p>4.0826776806481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.08870296035147">
                <text:p>4.0887029603514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.09471563432819">
                <text:p>4.0947156343281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.10411137969897">
                <text:p>4.1041113796989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.11139694934561">
                <text:p>4.1113969493456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.11889272537362">
                <text:p>4.118892725373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.12401487888741">
                <text:p>4.1240148788874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.12988315534062">
                <text:p>4.1298831553406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.13440025591898">
                <text:p>4.1344002559189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.13871310987601">
                <text:p>4.1387131098760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.14391993838584">
                <text:p>4.1439199383858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.1497424147134">
                <text:p>4.149742414713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.15411952551585">
                <text:p>4.1541195255158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.15977767278725">
                <text:p>4.1597776727872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.16247479043812">
                <text:p>4.1624747904381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.16417434191665">
                <text:p>4.1641743419166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.16598582277445">
                <text:p>4.1659858227744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.16882146300982">
                <text:p>4.1688214630098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.17190189073172">
                <text:p>4.171901890731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.1751927883866">
                <text:p>4.175192788386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.17727671125859">
                <text:p>4.17727671125859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.17900570756482">
                <text:p>4.1790057075648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.18058459660296">
                <text:p>4.1805845966029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.18141479625428">
                <text:p>4.1814147962542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.18298496700358">
                <text:p>4.182984967003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.18435067404696">
                <text:p>4.1843506740469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.18545715740193">
                <text:p>4.1854571574019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.18701280701895">
                <text:p>4.1870128070189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.18752072083646">
                <text:p>4.18752072083646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.18802804133508">
                <text:p>4.1880280413350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.18951838612638">
                <text:p>4.1895183861263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.19044375970669">
                <text:p>4.1904437597066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.19181417199834">
                <text:p>4.1918141719983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.19262320001295">
                <text:p>4.1926232000129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.19320810849449">
                <text:p>4.19320810849449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.19370883239535">
                <text:p>4.1937088323953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.19420897964668">
                <text:p>4.1942089796466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.19459758524251">
                <text:p>4.1945975852425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.19493039921772">
                <text:p>4.1949303992177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.19540144952022">
                <text:p>4.1954014495202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.19614853969913">
                <text:p>4.1961485396991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.19672872262329">
                <text:p>4.1967287226232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.19741840751002">
                <text:p>4.1974184075100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.2559957267224">
                <text:p>4.255995726722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.25635688639553">
                <text:p>4.2563568863955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.2568620058964">
                <text:p>4.256862005896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.25712635802259">
                <text:p>4.25712635802259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.25777454094667">
                <text:p>4.2577745409466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.25839780409551">
                <text:p>4.2583978040955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.25902017407081">
                <text:p>4.2590201740708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.25935492730803">
                <text:p>4.2593549273080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.25964165342886">
                <text:p>4.2596416534288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.25985657385978">
                <text:p>4.25985657385978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.25997592815792">
                <text:p>4.2599759281579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.26038148759261">
                <text:p>4.2603814875926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.26073901991041">
                <text:p>4.2607390199104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.26092958352993">
                <text:p>4.2609295835299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.26104864334423">
                <text:p>4.261048643344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.26128666509846">
                <text:p>4.2612866650984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.26147698862137">
                <text:p>4.2614769886213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.26159589848218">
                <text:p>4.2615958984821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.26188114938367">
                <text:p>4.2618811493836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.26214246489088">
                <text:p>4.2621424648908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.26235615159869">
                <text:p>4.26235615159869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.26245108973043">
                <text:p>4.2624510897304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.26249855101477">
                <text:p>4.26249855101477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.26266462467626">
                <text:p>4.2626646246762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.26280692300056">
                <text:p>4.2628069230005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.26323353843949">
                <text:p>4.2632335384394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.263399331334">
                <text:p>4.26339933133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.26384902183747">
                <text:p>4.2638490218374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.26399093268131">
                <text:p>4.2639909326813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.26406187071788">
                <text:p>4.2640618707178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.26418007503583">
                <text:p>4.2641800750358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.26444001134421">
                <text:p>4.2644400113442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.26484142532915">
                <text:p>4.2648414253291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.26533677796792">
                <text:p>4.2653367779679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.26587865956282">
                <text:p>4.2658786595628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.26604344593623">
                <text:p>4.2660434459362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.26656093928684">
                <text:p>4.2665609392868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.26679595984667">
                <text:p>4.2667959598466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.26717172840301">
                <text:p>4.2671717284030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.26764098234592">
                <text:p>4.2676409823459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.26827367196662">
                <text:p>4.2682736719666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.26836732542148">
                <text:p>4.2683673254214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.26843755226145">
                <text:p>4.2684375522614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.26853117038682">
                <text:p>4.2685311703868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.26904570965762">
                <text:p>4.2690457096576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.26944289107124">
                <text:p>4.2694428910712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.27014291456565">
                <text:p>4.2701429145656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.27056238769733">
                <text:p>4.2705623876973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.27128386525877">
                <text:p>4.2712838652587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.2717022383537">
                <text:p>4.271702238353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.27223624035003">
                <text:p>4.2722362403500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.2737187126862">
                <text:p>4.273718712686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.2752422305559">
                <text:p>4.275242230555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.27623195792183">
                <text:p>4.2762319579218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.27760921430409">
                <text:p>4.27760921430409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.27870788333798">
                <text:p>4.2787078833379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.27937031817911">
                <text:p>4.2793703181791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.28055560800627">
                <text:p>4.2805556080062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.2816241514402">
                <text:p>4.281624151440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.28269007226822">
                <text:p>4.2826900722682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.28415992039868">
                <text:p>4.2841599203986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.28530971309027">
                <text:p>4.2853097130902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.28627678646684">
                <text:p>4.286276786466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.28686048552237">
                <text:p>4.2868604855223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.28795840586015">
                <text:p>4.2879584058601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.28907587889822">
                <text:p>4.2890758788982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.29079118338276">
                <text:p>4.2907911833827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.29236684663623">
                <text:p>4.2923668466362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.29508305925166">
                <text:p>4.2950830592516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.29690639797776">
                <text:p>4.2969063979777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.29835083771916">
                <text:p>4.2983508377191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.29931113547228">
                <text:p>4.2993111354722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.30076934077055">
                <text:p>4.3007693407705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.30224432095016">
                <text:p>4.3022443209501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.30334727792458">
                <text:p>4.3033472779245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.30524385750601">
                <text:p>4.3052438575060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.30788095598825">
                <text:p>4.307880955988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.31128753866228">
                <text:p>4.3112875386622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.31454132912988">
                <text:p>4.3145413291298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.31781270815082">
                <text:p>4.3178127081508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.31991764989524">
                <text:p>4.3199176498952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.32321083507765">
                <text:p>4.3232108350776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.32611046097083">
                <text:p>4.3261104609708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.33035288667733">
                <text:p>4.330352886677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.33330618144683">
                <text:p>4.3333061814468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.33683982531461">
                <text:p>4.3368398253146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.34000761799667">
                <text:p>4.3400076179966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.34319188490141">
                <text:p>4.3431918849014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.34662676753156">
                <text:p>4.346626767531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.35092607386909">
                <text:p>4.3509260738690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.35562390101203">
                <text:p>4.3556239010120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.35696231070622">
                <text:p>4.3569623107062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.36202984888227">
                <text:p>4.3620298488822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.36703893815587">
                <text:p>4.3670389381558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.37241485620005">
                <text:p>4.3724148562000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.37613879208048">
                <text:p>4.3761387920804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.38248532348656">
                <text:p>4.3824853234865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.38687334968418">
                <text:p>4.3868733496841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.3913938751357">
                <text:p>4.391393875135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.39809632654999">
                <text:p>4.398096326549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.40645501630349">
                <text:p>4.4064550163034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.41430468812833">
                <text:p>4.4143046881283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.4235407662743">
                <text:p>4.423540766274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.43507953840449">
                <text:p>4.4350795384044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.44053127039989">
                <text:p>4.4405312703998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.4440135505868">
                <text:p>4.444013550586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.45642676936883">
                <text:p>4.4564267693688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.46603677523235">
                <text:p>4.4660367752323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.47584545214616">
                <text:p>4.47584545214616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.48695443332823">
                <text:p>4.4869544333282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.49763445860728">
                <text:p>4.4976344586072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.50797724139145">
                <text:p>4.5079772413914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.5172750933698">
                <text:p>4.517275093369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.52770721644854">
                <text:p>4.5277072164485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.54107976777663">
                <text:p>4.5410797677766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.55372529330327">
                <text:p>4.5537252933032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.56858889516237">
                <text:p>4.56858889516237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.58026334123412">
                <text:p>4.5802633412341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.59104233494352">
                <text:p>4.5910423349435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.60161461118768">
                <text:p>4.6016146111876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.61548711839866">
                <text:p>4.6154871183986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.63027528575769">
                <text:p>4.6302752857576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.64380786305123">
                <text:p>4.6438078630512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.65544579114544">
                <text:p>4.6554457911454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.66650862065915">
                <text:p>4.6665086206591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.66945635318367">
                <text:p>4.6694563531836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.67859121058177">
                <text:p>4.678591210581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.69164721000077">
                <text:p>4.69164721000077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.70674337850674">
                <text:p>4.7067433785067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.72110957473441">
                <text:p>4.7211095747344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.73252242060954">
                <text:p>4.7325224206095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.74389371823273">
                <text:p>4.743893718232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.75398117112787">
                <text:p>4.7539811711278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.76248349995285">
                <text:p>4.7624834999528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.7723290427164">
                <text:p>4.772329042716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.78105850900342">
                <text:p>4.7810585090034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.78909397328651">
                <text:p>4.7890939732865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.79804262201632">
                <text:p>4.7980426220163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.80558920329206">
                <text:p>4.80558920329206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.81332073418629">
                <text:p>4.8133207341862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.81962289099739">
                <text:p>4.8196228909973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.82614609892743">
                <text:p>4.8261460989274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.83533538262191">
                <text:p>4.8353353826219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.84298347012222">
                <text:p>4.8429834701222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.84961593825612">
                <text:p>4.8496159382561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.85930645623533">
                <text:p>4.8593064562353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.8659504086185">
                <text:p>4.865950408618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.87131017796083">
                <text:p>4.8713101779608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.87614275659796">
                <text:p>4.87614275659796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.88336612806978">
                <text:p>4.8833661280697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.89019738621003">
                <text:p>4.8901973862100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.8977205370111">
                <text:p>4.897720537011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.90382224126423">
                <text:p>4.9038222412642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.91005849315803">
                <text:p>4.91005849315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